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9.8pt"/>
    </style:style>
    <style:style style:name="co2" style:family="table-column">
      <style:table-column-properties fo:break-before="auto" style:column-width="122.6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6.56pt"/>
    </style:style>
    <style:style style:name="co5" style:family="table-column">
      <style:table-column-properties fo:break-before="auto" style:column-width="28.29pt"/>
    </style:style>
    <style:style style:name="co6" style:family="table-column">
      <style:table-column-properties fo:break-before="auto" style:column-width="40.31pt"/>
    </style:style>
    <style:style style:name="co7" style:family="table-column">
      <style:table-column-properties fo:break-before="auto" style:column-width="203.24pt"/>
    </style:style>
    <style:style style:name="co8" style:family="table-column">
      <style:table-column-properties fo:break-before="auto" style:column-width="428pt"/>
    </style:style>
    <style:style style:name="co9" style:family="table-column">
      <style:table-column-properties fo:break-before="auto" style:column-width="95.19pt"/>
    </style:style>
    <style:style style:name="co10" style:family="table-column">
      <style:table-column-properties fo:break-before="auto" style:column-width="65.14pt"/>
    </style:style>
    <style:style style:name="co11" style:family="table-column">
      <style:table-column-properties fo:break-before="auto" style:column-width="78.89pt"/>
    </style:style>
    <style:style style:name="co12" style:family="table-column">
      <style:table-column-properties fo:break-before="auto" style:column-width="101.2pt"/>
    </style:style>
    <style:style style:name="co13" style:family="table-column">
      <style:table-column-properties fo:break-before="auto" style:column-width="39.46pt"/>
    </style:style>
    <style:style style:name="co14" style:family="table-column">
      <style:table-column-properties fo:break-before="auto" style:column-width="36.85pt"/>
    </style:style>
    <style:style style:name="co15" style:family="table-column">
      <style:table-column-properties fo:break-before="auto" style:column-width="100.66pt"/>
    </style:style>
    <style:style style:name="co16" style:family="table-column">
      <style:table-column-properties fo:break-before="auto" style:column-width="32.06pt"/>
    </style:style>
    <style:style style:name="co17" style:family="table-column">
      <style:table-column-properties fo:break-before="auto" style:column-width="34.61pt"/>
    </style:style>
    <style:style style:name="co18" style:family="table-column">
      <style:table-column-properties fo:break-before="auto" style:column-width="44.9pt"/>
    </style:style>
    <style:style style:name="co19" style:family="table-column">
      <style:table-column-properties fo:break-before="auto" style:column-width="44.05pt"/>
    </style:style>
    <style:style style:name="co20" style:family="table-column">
      <style:table-column-properties fo:break-before="auto" style:column-width="140.66pt"/>
    </style:style>
    <style:style style:name="co21" style:family="table-column">
      <style:table-column-properties fo:break-before="auto" style:column-width="15.39pt"/>
    </style:style>
    <style:style style:name="co22" style:family="table-column">
      <style:table-column-properties fo:break-before="auto" style:column-width="20.89pt"/>
    </style:style>
    <style:style style:name="co23" style:family="table-column">
      <style:table-column-properties fo:break-before="auto" style:column-width="24.86pt"/>
    </style:style>
    <style:style style:name="co24" style:family="table-column">
      <style:table-column-properties fo:break-before="auto" style:column-width="50.91pt"/>
    </style:style>
    <style:style style:name="co25" style:family="table-column">
      <style:table-column-properties fo:break-before="auto" style:column-width="46.29pt"/>
    </style:style>
    <style:style style:name="co26" style:family="table-column">
      <style:table-column-properties fo:break-before="auto" style:column-width="17.29pt"/>
    </style:style>
    <style:style style:name="co27" style:family="table-column">
      <style:table-column-properties fo:break-before="auto" style:column-width="18.85pt"/>
    </style:style>
    <style:style style:name="co28" style:family="table-column">
      <style:table-column-properties fo:break-before="auto" style:column-width="83.2pt"/>
    </style:style>
    <style:style style:name="co29" style:family="table-column">
      <style:table-column-properties fo:break-before="auto" style:column-width="42.01pt"/>
    </style:style>
    <style:style style:name="co30" style:family="table-column">
      <style:table-column-properties fo:break-before="auto" style:column-width="44.59pt"/>
    </style:style>
    <style:style style:name="co31" style:family="table-column">
      <style:table-column-properties fo:break-before="auto" style:column-width="28.6pt"/>
    </style:style>
    <style:style style:name="co32" style:family="table-column">
      <style:table-column-properties fo:break-before="auto" style:column-width="24.35pt"/>
    </style:style>
    <style:style style:name="co33" style:family="table-column">
      <style:table-column-properties fo:break-before="auto" style:column-width="23.44pt"/>
    </style:style>
    <style:style style:name="co34" style:family="table-column">
      <style:table-column-properties fo:break-before="auto" style:column-width="22.59pt"/>
    </style:style>
    <style:style style:name="co35" style:family="table-column">
      <style:table-column-properties fo:break-before="auto" style:column-width="112.9pt"/>
    </style:style>
    <style:style style:name="co36" style:family="table-column">
      <style:table-column-properties fo:break-before="auto" style:column-width="87.45pt"/>
    </style:style>
    <style:style style:name="co37" style:family="table-column">
      <style:table-column-properties fo:break-before="auto" style:column-width="74.3pt"/>
    </style:style>
    <style:style style:name="co38" style:family="table-column">
      <style:table-column-properties fo:break-before="auto" style:column-width="111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0.74pt" fo:break-before="auto" style:use-optimal-row-height="false"/>
    </style:style>
    <style:style style:name="ro3" style:family="table-row">
      <style:table-row-properties style:row-height="90.2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pt"/>
      <style:text-properties style:text-overline-style="solid" style:text-overline-width="auto" style:text-overline-color="font-color"/>
    </style:style>
    <style:style style:name="ce105" style:family="table-cell" style:parent-style-name="Default"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ourier New" fo:font-weight="normal" style:font-weight-asian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ourier New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12" style:family="table-cell" style:parent-style-name="Default">
      <style:text-properties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5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Courier New"/>
    </style:style>
    <style:style style:name="ce116" style:family="table-cell" style:parent-style-name="Default" style:data-style-name="N100"/>
    <style:style style:name="ce117" style:family="table-cell" style:parent-style-name="Default">
      <style:text-properties fo:font-size="72pt" style:font-size-asian="72pt" style:font-size-complex="72pt"/>
    </style:style>
    <style:style style:name="ce118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11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0" style:family="table-cell" style:parent-style-name="Default">
      <style:table-cell-properties fo:border-bottom="none" fo:border-left="0.06pt solid #000000" fo:border-right="none" fo:border-top="0.06pt solid #000000"/>
    </style:style>
    <style:style style:name="ce121" style:family="table-cell" style:parent-style-name="Default">
      <style:table-cell-properties fo:border-bottom="0.06pt solid #000000" fo:border-left="0.06pt solid #000000" fo:border-right="none" fo:border-top="none"/>
    </style:style>
    <style:style style:name="ce122" style:family="table-cell" style:parent-style-name="Default">
      <style:table-cell-properties fo:border-bottom="0.06pt solid #000000" fo:background-color="#dc2300" fo:border-left="0.06pt solid #000000" fo:border-right="none" fo:border-top="0.06pt solid #000000"/>
    </style:style>
    <style:style style:name="ce123" style:family="table-cell" style:parent-style-name="Default">
      <style:table-cell-properties fo:border-bottom="none" fo:border-left="0.06pt solid #000000" fo:border-right="none" fo:border-top="none"/>
    </style:style>
    <style:style style:name="ce12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2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27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</style:style>
    <style:style style:name="ce128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2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30" style:family="table-cell" style:parent-style-name="Default" style:data-style-name="N121">
      <style:table-cell-properties fo:border-bottom="0.06pt solid #000000" fo:background-color="#dc2300" style:text-align-source="fix" style:repeat-content="false" fo:border-left="none" fo:border-right="none" fo:border-top="0.06pt solid #000000"/>
      <style:paragraph-properties fo:text-align="end" fo:margin-left="0pt"/>
    </style:style>
    <style:style style:name="ce1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3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13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pt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3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pt"/>
    </style:style>
    <style:style style:name="ce13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</style:style>
    <style:style style:name="ce138" style:family="table-cell" style:parent-style-name="Default">
      <style:table-cell-properties fo:border-bottom="0.06pt solid #000000" fo:border-left="none" fo:border-right="none" fo:border-top="0.06pt solid #000000"/>
    </style:style>
    <style:style style:name="ce139" style:family="table-cell" style:parent-style-name="Default">
      <style:table-cell-properties fo:border-bottom="none" fo:border-left="none" fo:border-right="none" fo:border-top="0.06pt solid #000000"/>
    </style:style>
    <style:style style:name="ce140" style:family="table-cell" style:parent-style-name="Default">
      <style:table-cell-properties fo:border-bottom="0.06pt solid #000000" fo:border-left="none" fo:border-right="none" fo:border-top="none"/>
    </style:style>
    <style:style style:name="ce141" style:family="table-cell" style:parent-style-name="Default">
      <style:table-cell-properties fo:border-bottom="0.06pt solid #000000" fo:background-color="#dc2300" fo:border-left="none" fo:border-right="none" fo:border-top="0.06pt solid #000000"/>
    </style:style>
    <style:style style:name="ce14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43" style:family="table-cell" style:parent-style-name="Default">
      <style:table-cell-properties fo:border-bottom="none" fo:border-left="none" fo:border-right="none" fo:border-top="0.06pt solid #000000"/>
      <style:text-properties style:font-name="Courier New"/>
    </style:style>
    <style:style style:name="ce144" style:family="table-cell" style:parent-style-name="Default">
      <style:table-cell-properties fo:border="none"/>
      <style:text-properties style:font-name="Courier New"/>
    </style:style>
    <style:style style:name="ce145" style:family="table-cell" style:parent-style-name="Default">
      <style:table-cell-properties fo:border-bottom="0.06pt solid #000000" fo:border-left="none" fo:border-right="none" fo:border-top="none"/>
      <style:text-properties style:font-name="Courier New"/>
    </style:style>
    <style:style style:name="ce146" style:family="table-cell" style:parent-style-name="Default">
      <style:table-cell-properties fo:border="none"/>
    </style:style>
    <style:style style:name="ce14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48" style:family="table-cell" style:parent-style-name="Default">
      <style:table-cell-properties fo:background-color="transparent"/>
    </style:style>
    <style:style style:name="ce14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50" style:family="table-cell" style:parent-style-name="Default">
      <style:table-cell-properties fo:background-color="#ff0000"/>
    </style:style>
    <style:style style:name="ce15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ourier New" fo:font-weight="bold" style:font-weight-asian="bold" style:font-weight-complex="bold"/>
    </style:style>
    <style:style style:name="ce15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Courier New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style:font-name="Courier New"/>
    </style:style>
    <style:style style:name="ce15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Courier New"/>
    </style:style>
    <style:style style:name="ce15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end" fo:margin-left="0pt"/>
      <style:text-properties style:font-name="Courier New"/>
    </style:style>
    <style:style style:name="ce156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Courier New"/>
    </style:style>
    <style:style style:name="ce15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pt"/>
      <style:text-properties style:font-name="Courier New"/>
    </style:style>
    <style:style style:name="ce158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Courier New"/>
    </style:style>
    <style:style style:name="ce1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pt"/>
      <style:text-properties style:font-name="Courier New"/>
    </style:style>
    <style:style style:name="ce160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pt"/>
      <style:text-properties style:font-name="Courier New"/>
    </style:style>
    <style:style style:name="ce161" style:family="table-cell" style:parent-style-name="Default">
      <style:table-cell-properties fo:background-color="#ff0000" style:text-align-source="fix" style:repeat-content="false"/>
      <style:paragraph-properties fo:text-align="end" fo:margin-left="0pt"/>
      <style:text-properties style:font-name="Courier New"/>
    </style:style>
    <style:style style:name="ce162" style:family="table-cell" style:parent-style-name="Default">
      <style:text-properties style:font-name="Courier New"/>
    </style:style>
    <style:style style:name="ce163" style:family="table-cell" style:parent-style-name="Default">
      <style:table-cell-properties fo:border-bottom="none" fo:border-left="0.99pt groove #000000" fo:border-right="none" fo:border-top="0.06pt solid #000000"/>
    </style:style>
    <style:style style:name="ce164" style:family="table-cell" style:parent-style-name="Default">
      <style:table-cell-properties fo:border-bottom="0.06pt solid #000000" fo:border-left="0.99pt groove #000000" fo:border-right="none" fo:border-top="none"/>
    </style:style>
    <style:style style:name="ce165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23dcdc" style:text-align-source="fix" style:repeat-content="false" style:rotation-angle="90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167" style:family="table-cell" style:parent-style-name="Default">
      <style:table-cell-properties fo:background-color="#23dcdc" style:rotation-angle="90"/>
      <style:text-properties fo:font-weight="bold" style:font-weight-asian="bold" style:font-weight-complex="bold"/>
    </style:style>
    <style:style style:name="ce168" style:family="table-cell" style:parent-style-name="Default">
      <style:table-cell-properties fo:background-color="#23dcdc" style:rotation-angle="0"/>
    </style:style>
    <style:style style:name="ce169" style:family="table-cell" style:parent-style-name="Default">
      <style:table-cell-properties fo:border-bottom="0.06pt solid #000000" fo:background-color="#23dcdc" fo:border-left="none" fo:border-right="none" fo:border-top="0.06pt solid #000000"/>
    </style:style>
    <style:style style:name="ce170" style:family="table-cell" style:parent-style-name="Default">
      <style:table-cell-properties fo:border-bottom="none" fo:background-color="#23dcdc" fo:border-left="none" fo:border-right="none" fo:border-top="0.06pt solid #000000"/>
    </style:style>
    <style:style style:name="ce171" style:family="table-cell" style:parent-style-name="Default">
      <style:table-cell-properties fo:border-bottom="0.06pt solid #000000" fo:background-color="#23dcdc" fo:border-left="none" fo:border-right="none" fo:border-top="none"/>
    </style:style>
    <style:style style:name="ce172" style:family="table-cell" style:parent-style-name="Default">
      <style:table-cell-properties fo:border-bottom="none" fo:background-color="#23dcdc" fo:border-left="none" fo:border-right="none" fo:border-top="0.06pt solid #000000"/>
      <style:text-properties style:font-name="Courier New"/>
    </style:style>
    <style:style style:name="ce173" style:family="table-cell" style:parent-style-name="Default">
      <style:table-cell-properties fo:background-color="#23dcdc"/>
      <style:text-properties style:font-name="Courier New"/>
    </style:style>
    <style:style style:name="ce174" style:family="table-cell" style:parent-style-name="Default">
      <style:table-cell-properties fo:border-bottom="0.06pt solid #000000" fo:background-color="#23dcdc" fo:border-left="none" fo:border-right="none" fo:border-top="none"/>
      <style:text-properties style:font-name="Courier New"/>
    </style:style>
    <style:style style:name="ce175" style:family="table-cell" style:parent-style-name="Default">
      <style:table-cell-properties fo:background-color="#23dcdc"/>
    </style:style>
    <style:style style:name="ce176" style:family="table-cell" style:parent-style-name="Default">
      <style:table-cell-properties style:rotation-angle="0"/>
    </style:style>
    <style:style style:name="ce177" style:family="table-cell" style:parent-style-name="Default">
      <style:table-cell-properties fo:background-color="#99ff66"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99ff66" style:rotation-angle="90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99ff66" style:text-align-source="fix" style:repeat-content="false" style:rotation-angle="0"/>
      <style:paragraph-properties fo:text-align="center" fo:margin-left="0pt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0.06pt solid #000000" fo:background-color="#d8f7d7" fo:border-left="none" fo:border-right="none" fo:border-top="0.06pt solid #000000"/>
    </style:style>
    <style:style style:name="ce181" style:family="table-cell" style:parent-style-name="Default">
      <style:table-cell-properties fo:border-bottom="none" fo:background-color="#d8f7d7" fo:border-left="none" fo:border-right="none" fo:border-top="0.06pt solid #000000"/>
    </style:style>
    <style:style style:name="ce182" style:family="table-cell" style:parent-style-name="Default">
      <style:table-cell-properties fo:border-bottom="0.06pt solid #000000" fo:background-color="#d8f7d7" fo:border-left="none" fo:border-right="none" fo:border-top="none"/>
    </style:style>
    <style:style style:name="ce183" style:family="table-cell" style:parent-style-name="Default">
      <style:table-cell-properties fo:border-bottom="none" fo:background-color="#d8f7d7" fo:border-left="none" fo:border-right="none" fo:border-top="0.06pt solid #000000"/>
      <style:text-properties style:font-name="Courier New"/>
    </style:style>
    <style:style style:name="ce184" style:family="table-cell" style:parent-style-name="Default">
      <style:table-cell-properties fo:background-color="#d8f7d7"/>
      <style:text-properties style:font-name="Courier New"/>
    </style:style>
    <style:style style:name="ce185" style:family="table-cell" style:parent-style-name="Default">
      <style:table-cell-properties fo:border-bottom="0.06pt solid #000000" fo:background-color="#d8f7d7" fo:border-left="none" fo:border-right="none" fo:border-top="none"/>
      <style:text-properties style:font-name="Courier New"/>
    </style:style>
    <style:style style:name="ce186" style:family="table-cell" style:parent-style-name="Default">
      <style:table-cell-properties fo:background-color="#d8f7d7"/>
    </style:style>
    <style:style style:name="ce187" style:family="table-cell" style:parent-style-name="Default">
      <style:table-cell-properties fo:background-color="#ff9999"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188" style:family="table-cell" style:parent-style-name="Default">
      <style:table-cell-properties fo:background-color="#ff9999" style:text-align-source="fix" style:repeat-content="false" style:rotation-angle="0"/>
      <style:paragraph-properties fo:text-align="center" fo:margin-left="0pt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fo:background-color="#fbdada" fo:border-left="none" fo:border-right="none" fo:border-top="0.06pt solid #000000"/>
    </style:style>
    <style:style style:name="ce190" style:family="table-cell" style:parent-style-name="Default">
      <style:table-cell-properties fo:border-bottom="none" fo:background-color="#fbdada" fo:border-left="none" fo:border-right="none" fo:border-top="0.06pt solid #000000"/>
    </style:style>
    <style:style style:name="ce191" style:family="table-cell" style:parent-style-name="Default">
      <style:table-cell-properties fo:border-bottom="0.06pt solid #000000" fo:background-color="#fbdada" fo:border-left="none" fo:border-right="none" fo:border-top="none"/>
    </style:style>
    <style:style style:name="ce192" style:family="table-cell" style:parent-style-name="Default">
      <style:table-cell-properties fo:border-bottom="none" fo:background-color="#fbdada" fo:border-left="none" fo:border-right="none" fo:border-top="0.06pt solid #000000"/>
      <style:text-properties style:font-name="Courier New"/>
    </style:style>
    <style:style style:name="ce193" style:family="table-cell" style:parent-style-name="Default">
      <style:table-cell-properties fo:background-color="#fbdada"/>
      <style:text-properties style:font-name="Courier New"/>
    </style:style>
    <style:style style:name="ce194" style:family="table-cell" style:parent-style-name="Default">
      <style:table-cell-properties fo:border-bottom="0.06pt solid #000000" fo:background-color="#fbdada" fo:border-left="none" fo:border-right="none" fo:border-top="none"/>
      <style:text-properties style:font-name="Courier New"/>
    </style:style>
    <style:style style:name="ce195" style:family="table-cell" style:parent-style-name="Default">
      <style:table-cell-properties fo:background-color="#fbdada"/>
    </style:style>
    <style:style style:name="ce196" style:family="table-cell" style:parent-style-name="Default">
      <style:table-cell-properties fo:background-color="#ff9999" style:rotation-angle="90"/>
      <style:text-properties fo:font-weight="bold" style:font-weight-asian="bold" style:font-weight-complex="bold"/>
    </style:style>
    <style:style style:name="ce197" style:family="table-cell" style:parent-style-name="Default">
      <style:table-cell-properties fo:border-bottom="none" fo:border-left="none" fo:border-right="none" style:rotation-angle="0" fo:border-top="0.06pt solid #000000"/>
    </style:style>
    <style:style style:name="ce19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9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pt"/>
    </style:style>
    <style:style style:name="ce20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</style:style>
    <style:style style:name="ce20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</style:style>
    <style:style style:name="ce20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219" style:family="table-cell" style:parent-style-name="Default">
      <style:table-cell-properties fo:border-bottom="none" fo:background-color="#ffaa95" fo:border-left="none" fo:border-right="none" fo:border-top="0.06pt solid #000000"/>
    </style:style>
    <style:style style:name="ce240" style:family="table-cell" style:parent-style-name="Default">
      <style:table-cell-properties fo:background-color="transparent" fo:border="none"/>
    </style:style>
    <style:style style:name="ce362" style:family="table-cell" style:parent-style-name="Default">
      <style:table-cell-properties fo:background-color="#23dcdc" fo:border="none"/>
    </style:style>
    <style:style style:name="ce218" style:family="table-cell" style:parent-style-name="Default">
      <style:table-cell-properties style:text-align-source="fix" style:repeat-content="false" fo:background-color="transparent" style:rotation-angle="90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03" style:family="table-cell" style:parent-style-name="Default">
      <style:table-cell-properties fo:background-color="transparent" style:rotation-angle="90"/>
      <style:text-properties fo:font-weight="bold" style:font-weight-asian="bold" style:font-weight-complex="bold"/>
    </style:style>
    <style:style style:name="ce215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Courier New"/>
    </style:style>
    <style:style style:name="ce216" style:family="table-cell" style:parent-style-name="Default">
      <style:table-cell-properties fo:background-color="transparent"/>
      <style:text-properties style:font-name="Courier New"/>
    </style:style>
    <style:style style:name="ce217" style:family="table-cell" style:parent-style-name="Default">
      <style:table-cell-properties fo:border-bottom="0.06pt solid #000000" fo:background-color="transparent" fo:border-left="none" fo:border-right="none" fo:border-top="none"/>
      <style:text-properties style:font-name="Courier New"/>
    </style:style>
    <style:style style:name="ce225" style:family="table-cell" style:parent-style-name="Default">
      <style:table-cell-properties fo:background-color="#dee6ef" style:rotation-angle="90"/>
      <style:text-properties fo:font-weight="bold" style:font-weight-asian="bold" style:font-weight-complex="bold"/>
    </style:style>
    <style:style style:name="ce226" style:family="table-cell" style:parent-style-name="Default">
      <style:table-cell-properties fo:background-color="#dee6ef"/>
    </style:style>
    <style:style style:name="ce228" style:family="table-cell" style:parent-style-name="Default">
      <style:table-cell-properties fo:border-bottom="0.06pt solid #000000" fo:background-color="#dee6ef" fo:border-left="none" fo:border-right="none" fo:border-top="0.06pt solid #000000"/>
    </style:style>
    <style:style style:name="ce229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230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231" style:family="table-cell" style:parent-style-name="Default">
      <style:table-cell-properties fo:background-color="#dee6ef" fo:border="none"/>
      <style:text-properties style:font-name="Courier New"/>
    </style:style>
    <style:style style:name="ce232" style:family="table-cell" style:parent-style-name="Default">
      <style:table-cell-properties fo:background-color="#dee6ef"/>
      <style:text-properties style:font-name="Courier New"/>
    </style:style>
    <style:style style:name="ce233" style:family="table-cell" style:parent-style-name="Default">
      <style:table-cell-properties fo:border-bottom="0.06pt solid #000000" fo:background-color="#dee6ef" fo:border-left="none" fo:border-right="none" fo:border-top="none"/>
      <style:text-properties style:font-name="Courier New"/>
    </style:style>
    <style:style style:name="ce234" style:family="table-cell" style:parent-style-name="Default">
      <style:table-cell-properties fo:border-bottom="none" fo:background-color="#dee6ef" fo:border-left="none" fo:border-right="none" fo:border-top="0.06pt solid #000000"/>
      <style:text-properties style:font-name="Courier New"/>
    </style:style>
    <style:style style:name="ce261" style:family="table-cell" style:parent-style-name="Default">
      <style:table-cell-properties fo:background-color="#dee6ef" fo:border="none"/>
    </style:style>
    <style:style style:name="ce235" style:family="table-cell" style:parent-style-name="Default">
      <style:table-cell-properties fo:background-color="#ffa6a6"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237" style:family="table-cell" style:parent-style-name="Default">
      <style:table-cell-properties fo:background-color="#ffa6a6" style:text-align-source="fix" style:repeat-content="false" style:rotation-angle="0"/>
      <style:paragraph-properties fo:text-align="center" fo:margin-left="0pt"/>
      <style:text-properties fo:font-weight="bold" style:font-weight-asian="bold" style:font-weight-complex="bold"/>
    </style:style>
    <style:style style:name="ce239" style:family="table-cell" style:parent-style-name="Default">
      <style:table-cell-properties fo:background-color="#ffa6a6"/>
    </style:style>
    <style:style style:name="ce238" style:family="table-cell" style:parent-style-name="Default">
      <style:table-cell-properties fo:background-color="#ffa6a6" style:rotation-angle="90"/>
      <style:text-properties fo:font-weight="bold" style:font-weight-asian="bold" style:font-weight-complex="bold"/>
    </style:style>
    <style:style style:name="ce241" style:family="table-cell" style:parent-style-name="Default">
      <style:table-cell-properties fo:border-bottom="0.06pt solid #000000" fo:background-color="#ffa6a6" fo:border-left="none" fo:border-right="none" fo:border-top="0.06pt solid #000000"/>
    </style:style>
    <style:style style:name="ce242" style:family="table-cell" style:parent-style-name="Default">
      <style:table-cell-properties fo:border-bottom="none" fo:background-color="#ffa6a6" fo:border-left="none" fo:border-right="none" fo:border-top="0.06pt solid #000000"/>
    </style:style>
    <style:style style:name="ce243" style:family="table-cell" style:parent-style-name="Default">
      <style:table-cell-properties fo:border-bottom="0.06pt solid #000000" fo:background-color="#ffa6a6" fo:border-left="none" fo:border-right="none" fo:border-top="none"/>
    </style:style>
    <style:style style:name="ce244" style:family="table-cell" style:parent-style-name="Default">
      <style:table-cell-properties fo:border-bottom="none" fo:background-color="#ffa6a6" fo:border-left="none" fo:border-right="none" fo:border-top="0.06pt solid #000000"/>
      <style:text-properties style:font-name="Courier New"/>
    </style:style>
    <style:style style:name="ce245" style:family="table-cell" style:parent-style-name="Default">
      <style:table-cell-properties fo:background-color="#ffa6a6"/>
      <style:text-properties style:font-name="Courier New"/>
    </style:style>
    <style:style style:name="ce246" style:family="table-cell" style:parent-style-name="Default">
      <style:table-cell-properties fo:border-bottom="0.06pt solid #000000" fo:background-color="#ffa6a6" fo:border-left="none" fo:border-right="none" fo:border-top="none"/>
      <style:text-properties style:font-name="Courier New"/>
    </style:style>
    <style:style style:name="ce281" style:family="table-cell" style:parent-style-name="Default">
      <style:table-cell-properties fo:background-color="#ffa6a6" fo:border="none"/>
    </style:style>
    <style:style style:name="ce247" style:family="table-cell" style:parent-style-name="Default">
      <style:table-cell-properties fo:background-color="#d8f7d7" style:text-align-source="fix" style:repeat-content="false" style:rotation-angle="0"/>
      <style:paragraph-properties fo:text-align="center" fo:margin-left="0pt"/>
      <style:text-properties fo:font-weight="bold" style:font-weight-asian="bold" style:font-weight-complex="bold"/>
    </style:style>
    <style:style style:name="ce283" style:family="table-cell" style:parent-style-name="Default">
      <style:table-cell-properties fo:background-color="#d8f7d7" fo:border="none"/>
    </style:style>
    <style:style style:name="ce248" style:family="table-cell" style:parent-style-name="Default">
      <style:table-cell-properties fo:background-color="#d8f7d7" fo:border="none"/>
      <style:text-properties style:font-name="Courier New"/>
    </style:style>
    <style:style style:name="ce249" style:family="table-cell" style:parent-style-name="Default">
      <style:table-cell-properties fo:background-color="#ffa6a6" fo:border="none"/>
      <style:text-properties style:font-name="Courier New"/>
    </style:style>
    <style:style style:name="ce250" style:family="table-cell" style:parent-style-name="Default">
      <style:table-cell-properties fo:background-color="#d8f7d7" style:rotation-angle="90"/>
      <style:text-properties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  <style:text-properties fo:font-weight="bold" style:font-weight-asian="bold" style:font-weight-complex="bold"/>
    </style:style>
    <style:style style:name="ce253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 fo:background-color="transparent" style:rotation-angle="0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207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/>
    </style:style>
    <style:style style:name="ce208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/>
    </style:style>
    <style:style style:name="ce209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/>
    </style:style>
    <style:style style:name="ce210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font-name="Courier New"/>
    </style:style>
    <style:style style:name="ce211" style:family="table-cell" style:parent-style-name="Default">
      <style:table-cell-properties fo:background-color="transparent"/>
      <style:text-properties style:use-window-font-color="true" style:font-name="Courier New"/>
    </style:style>
    <style:style style:name="ce212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font-name="Courier New"/>
    </style:style>
    <style:style style:name="ce213" style:family="table-cell" style:parent-style-name="Default">
      <style:table-cell-properties fo:background-color="transparent"/>
      <style:text-properties style:use-window-font-color="true"/>
    </style:style>
    <style:style style:name="ce298" style:family="table-cell" style:parent-style-name="Default">
      <style:table-cell-properties fo:background-color="transparent" fo:border="none"/>
      <style:text-properties style:use-window-font-color="true"/>
    </style:style>
    <style:style style:name="ce263" style:family="table-cell" style:parent-style-name="Default">
      <style:table-cell-properties fo:border-bottom="none" fo:background-color="#ffa6a6" fo:border-left="none" fo:border-right="none" style:rotation-angle="0" fo:border-top="0.06pt solid #000000"/>
    </style:style>
    <style:style style:name="ce264" style:family="table-cell" style:parent-style-name="Default">
      <style:table-cell-properties fo:background-color="#dee6ef" style:rotation-angle="90"/>
      <style:text-properties style:use-window-font-color="true" fo:font-weight="bold" style:font-weight-asian="bold" style:font-weight-complex="bold"/>
    </style:style>
    <style:style style:name="ce265" style:family="table-cell" style:parent-style-name="Default">
      <style:table-cell-properties fo:background-color="#dee6ef"/>
      <style:text-properties style:use-window-font-color="true"/>
    </style:style>
    <style:style style:name="ce266" style:family="table-cell" style:parent-style-name="Default">
      <style:table-cell-properties fo:border-bottom="0.06pt solid #000000" fo:background-color="#dee6ef" fo:border-left="none" fo:border-right="none" fo:border-top="0.06pt solid #000000"/>
      <style:text-properties style:use-window-font-color="true"/>
    </style:style>
    <style:style style:name="ce267" style:family="table-cell" style:parent-style-name="Default">
      <style:table-cell-properties fo:border-bottom="none" fo:background-color="#dee6ef" fo:border-left="none" fo:border-right="none" fo:border-top="0.06pt solid #000000"/>
      <style:text-properties style:use-window-font-color="true"/>
    </style:style>
    <style:style style:name="ce268" style:family="table-cell" style:parent-style-name="Default">
      <style:table-cell-properties fo:border-bottom="0.06pt solid #000000" fo:background-color="#dee6ef" fo:border-left="none" fo:border-right="none" fo:border-top="none"/>
      <style:text-properties style:use-window-font-color="true"/>
    </style:style>
    <style:style style:name="ce269" style:family="table-cell" style:parent-style-name="Default">
      <style:table-cell-properties fo:border-bottom="none" fo:background-color="#dee6ef" fo:border-left="none" fo:border-right="none" fo:border-top="0.06pt solid #000000"/>
      <style:text-properties style:use-window-font-color="true" style:font-name="Courier New"/>
    </style:style>
    <style:style style:name="ce270" style:family="table-cell" style:parent-style-name="Default">
      <style:table-cell-properties fo:background-color="#dee6ef"/>
      <style:text-properties style:use-window-font-color="true" style:font-name="Courier New"/>
    </style:style>
    <style:style style:name="ce271" style:family="table-cell" style:parent-style-name="Default">
      <style:table-cell-properties fo:border-bottom="0.06pt solid #000000" fo:background-color="#dee6ef" fo:border-left="none" fo:border-right="none" fo:border-top="none"/>
      <style:text-properties style:use-window-font-color="true" style:font-name="Courier New"/>
    </style:style>
    <style:style style:name="ce308" style:family="table-cell" style:parent-style-name="Default">
      <style:table-cell-properties fo:background-color="#dee6ef" fo:border="none"/>
      <style:text-properties style:use-window-font-color="true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a933"/>
    </style:style>
    <style:style style:name="ce318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/>
    </style:style>
    <style:style style:name="ce319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320" style:family="table-cell" style:parent-style-name="Default" style:data-style-name="N100">
      <style:table-cell-properties fo:background-color="#f6f9d4"/>
    </style:style>
    <style:style style:name="ce321" style:family="table-cell" style:parent-style-name="Default" style:data-style-name="N100">
      <style:table-cell-properties fo:background-color="#ffffd7"/>
    </style:style>
    <style:style style:name="ce322" style:family="table-cell" style:parent-style-name="Default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3"/>
        <table:table-column table:style-name="co3" table:default-cell-style-name="Default"/>
        <table:table-row table:style-name="ro1">
          <table:table-cell table:style-name="ce102" office:value-type="string" calcext:value-type="string">
            <text:p>Unit</text:p>
          </table:table-cell>
          <table:table-cell table:style-name="ce102" office:value-type="string" calcext:value-type="string">
            <text:p>Signal</text:p>
          </table:table-cell>
          <table:table-cell table:style-name="ce105" office:value-type="string" calcext:value-type="string">
            <text:p>Signal-name</text:p>
          </table:table-cell>
        </table:table-row>
        <table:table-row table:style-name="ro1">
          <table:table-cell office:value-type="string" calcext:value-type="string">
            <text:p>A Register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Read</text:p>
          </table:table-cell>
          <table:table-cell office:value-type="string" calcext:value-type="string">
            <text:p>A_RD</text:p>
          </table:table-cell>
        </table:table-row>
        <table:table-row table:style-name="ro1">
          <table:table-cell/>
          <table:table-cell office:value-type="string" calcext:value-type="string">
            <text:p>Write</text:p>
          </table:table-cell>
          <table:table-cell office:value-type="string" calcext:value-type="string">
            <text:p>A_RW</text:p>
          </table:table-cell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office:value-type="string" calcext:value-type="string">
            <text:p>CLK</text:p>
          </table:table-cell>
        </table:table-row>
        <table:table-row table:style-name="ro1">
          <table:table-cell/>
          <table:table-cell office:value-type="string" calcext:value-type="string">
            <text:p>Reset</text:p>
          </table:table-cell>
          <table:table-cell office:value-type="string" calcext:value-type="string">
            <text:p>RESET</text:p>
          </table:table-cell>
        </table:table-row>
        <table:table-row table:style-name="ro1">
          <table:table-cell office:value-type="string" calcext:value-type="string">
            <text:p>B Register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Read</text:p>
          </table:table-cell>
          <table:table-cell office:value-type="string" calcext:value-type="string">
            <text:p>B_RD</text:p>
          </table:table-cell>
        </table:table-row>
        <table:table-row table:style-name="ro1">
          <table:table-cell/>
          <table:table-cell office:value-type="string" calcext:value-type="string">
            <text:p>Write</text:p>
          </table:table-cell>
          <table:table-cell office:value-type="string" calcext:value-type="string">
            <text:p>B_WR</text:p>
          </table:table-cell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office:value-type="string" calcext:value-type="string">
            <text:p>CLK</text:p>
          </table:table-cell>
        </table:table-row>
        <table:table-row table:style-name="ro1">
          <table:table-cell/>
          <table:table-cell office:value-type="string" calcext:value-type="string">
            <text:p>Reset</text:p>
          </table:table-cell>
          <table:table-cell office:value-type="string" calcext:value-type="string">
            <text:p>RESET</text:p>
          </table:table-cell>
        </table:table-row>
        <table:table-row table:style-name="ro1">
          <table:table-cell office:value-type="string" calcext:value-type="string">
            <text:p>ALU</text:p>
          </table:table-cell>
          <table:table-cell table:style-name="Default" office:value-type="string" calcext:value-type="string">
            <text:p>needs command regist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U_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ALU_S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LU_S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LU_S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LU_S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==B</text:p>
          </table:table-cell>
          <table:table-cell office:value-type="string" calcext:value-type="string">
            <text:p>EQU_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`==B`</text:p>
          </table:table-cell>
          <table:table-cell office:value-type="string" calcext:value-type="string">
            <text:p>EQU_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LU_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rry IN</text:p>
          </table:table-cell>
          <table:table-cell office:value-type="string" calcext:value-type="string">
            <text:p>CARRY_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rry OUT</text:p>
          </table:table-cell>
          <table:table-cell office:value-type="string" calcext:value-type="string">
            <text:p>CARRY_WR</text:p>
          </table:table-cell>
        </table:table-row>
        <table:table-row table:style-name="ro1">
          <table:table-cell office:value-type="string" calcext:value-type="string">
            <text:p>Output Register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Write</text:p>
          </table:table-cell>
          <table:table-cell office:value-type="string" calcext:value-type="string">
            <text:p>O_WR</text:p>
          </table:table-cell>
        </table:table-row>
        <table:table-row table:style-name="ro1">
          <table:table-cell/>
          <table:table-cell office:value-type="string" calcext:value-type="string">
            <text:p>Type 1</text:p>
          </table:table-cell>
          <table:table-cell office:value-type="string" calcext:value-type="string">
            <text:p>OUT_SEL1</text:p>
          </table:table-cell>
        </table:table-row>
        <table:table-row table:style-name="ro1">
          <table:table-cell/>
          <table:table-cell office:value-type="string" calcext:value-type="string">
            <text:p>Type 2</text:p>
          </table:table-cell>
          <table:table-cell office:value-type="string" calcext:value-type="string">
            <text:p>OUT_SEL2</text:p>
          </table:table-cell>
        </table:table-row>
        <table:table-row table:style-name="ro1">
          <table:table-cell office:value-type="string" calcext:value-type="string">
            <text:p>Input Register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Read</text:p>
          </table:table-cell>
          <table:table-cell office:value-type="string" calcext:value-type="string">
            <text:p>IN_RD</text:p>
          </table:table-cell>
        </table:table-row>
        <table:table-row table:style-name="ro1">
          <table:table-cell office:value-type="string" calcext:value-type="string">
            <text:p>Memory Register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Read High</text:p>
          </table:table-cell>
          <table:table-cell office:value-type="string" calcext:value-type="string">
            <text:p>MR_H_RD</text:p>
          </table:table-cell>
        </table:table-row>
        <table:table-row table:style-name="ro1">
          <table:table-cell/>
          <table:table-cell office:value-type="string" calcext:value-type="string">
            <text:p>Read Low</text:p>
          </table:table-cell>
          <table:table-cell office:value-type="string" calcext:value-type="string">
            <text:p>MR_L_RD</text:p>
          </table:table-cell>
        </table:table-row>
        <table:table-row table:style-name="ro1">
          <table:table-cell/>
          <table:table-cell office:value-type="string" calcext:value-type="string">
            <text:p>Write High</text:p>
          </table:table-cell>
          <table:table-cell office:value-type="string" calcext:value-type="string">
            <text:p>MR_H_WR</text:p>
          </table:table-cell>
        </table:table-row>
        <table:table-row table:style-name="ro1">
          <table:table-cell/>
          <table:table-cell office:value-type="string" calcext:value-type="string">
            <text:p>Write Low</text:p>
          </table:table-cell>
          <table:table-cell office:value-type="string" calcext:value-type="string">
            <text:p>MR_L_WR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Write</text:p>
          </table:table-cell>
          <table:table-cell office:value-type="string" calcext:value-type="string">
            <text:p>MEM_WR</text:p>
          </table:table-cell>
        </table:table-row>
        <table:table-row table:style-name="ro1">
          <table:table-cell/>
          <table:table-cell office:value-type="string" calcext:value-type="string">
            <text:p>Read</text:p>
          </table:table-cell>
          <table:table-cell office:value-type="string" calcext:value-type="string">
            <text:p>MEM_RD</text:p>
          </table:table-cell>
        </table:table-row>
        <table:table-row table:style-name="ro1">
          <table:table-cell office:value-type="string" calcext:value-type="string">
            <text:p>Instruction Program Counter (IPC)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Write High</text:p>
          </table:table-cell>
          <table:table-cell office:value-type="string" calcext:value-type="string">
            <text:p>IPC_H_WR</text:p>
          </table:table-cell>
        </table:table-row>
        <table:table-row table:style-name="ro1">
          <table:table-cell/>
          <table:table-cell office:value-type="string" calcext:value-type="string">
            <text:p>Read High</text:p>
          </table:table-cell>
          <table:table-cell office:value-type="string" calcext:value-type="string">
            <text:p>IPC_H_RD</text:p>
          </table:table-cell>
        </table:table-row>
        <table:table-row table:style-name="ro1">
          <table:table-cell/>
          <table:table-cell office:value-type="string" calcext:value-type="string">
            <text:p>Write Low</text:p>
          </table:table-cell>
          <table:table-cell office:value-type="string" calcext:value-type="string">
            <text:p>IPC_L_WR</text:p>
          </table:table-cell>
        </table:table-row>
        <table:table-row table:style-name="ro1">
          <table:table-cell/>
          <table:table-cell office:value-type="string" calcext:value-type="string">
            <text:p>Read Low</text:p>
          </table:table-cell>
          <table:table-cell office:value-type="string" calcext:value-type="string">
            <text:p>IPC_L_RD</text:p>
          </table:table-cell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office:value-type="string" calcext:value-type="string">
            <text:p>IPC_CLK</text:p>
          </table:table-cell>
        </table:table-row>
        <table:table-row table:style-name="ro1">
          <table:table-cell/>
          <table:table-cell office:value-type="string" calcext:value-type="string">
            <text:p>Reset</text:p>
          </table:table-cell>
          <table:table-cell office:value-type="string" calcext:value-type="string">
            <text:p>RESET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variable R</text:p>
          </table:table-cell>
          <table:table-cell office:value-type="string" calcext:value-type="string">
            <text:p>CLK_R</text:p>
          </table:table-cell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office:value-type="string" calcext:value-type="string">
            <text:p>CLK_P</text:p>
          </table:table-cell>
        </table:table-row>
        <table:table-row table:style-name="ro1">
          <table:table-cell/>
          <table:table-cell office:value-type="string" calcext:value-type="string">
            <text:p>Select Line 1</text:p>
          </table:table-cell>
          <table:table-cell office:value-type="string" calcext:value-type="string">
            <text:p>CLK_SEL1</text:p>
          </table:table-cell>
        </table:table-row>
        <table:table-row table:style-name="ro1">
          <table:table-cell/>
          <table:table-cell office:value-type="string" calcext:value-type="string">
            <text:p>Select Line 2</text:p>
          </table:table-cell>
          <table:table-cell office:value-type="string" calcext:value-type="string">
            <text:p>CLK_SEL2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LK</text:p>
          </table:table-cell>
        </table:table-row>
        <table:table-row table:style-name="ro1">
          <table:table-cell/>
          <table:table-cell table:style-name="ce104" office:value-type="string" calcext:value-type="string">
            <text:p>CLK</text:p>
          </table:table-cell>
          <table:table-cell office:value-type="string" calcext:value-type="string">
            <text:p>CLK_INV</text:p>
          </table:table-cell>
        </table:table-row>
        <table:table-row table:style-name="ro1">
          <table:table-cell/>
          <table:table-cell office:value-type="string" calcext:value-type="string">
            <text:p>Halt</text:p>
          </table:table-cell>
          <table:table-cell office:value-type="string" calcext:value-type="string">
            <text:p>HALT</text:p>
          </table:table-cell>
        </table:table-row>
      </table:table>
      <table:table table:name="Commands 8080" table:style-name="ta1">
        <table:table-column table:style-name="co3" table:default-cell-style-name="Default"/>
        <table:table-column table:style-name="co3" table:default-cell-style-name="ce109"/>
        <table:table-column table:style-name="co4" table:default-cell-style-name="ce103"/>
        <table:table-column table:style-name="co5" table:default-cell-style-name="ce103"/>
        <table:table-column table:style-name="co3" table:default-cell-style-name="ce103"/>
        <table:table-column table:style-name="co6" table:number-columns-repeated="3" table:default-cell-style-name="ce114"/>
        <table:table-column table:style-name="co7" table:default-cell-style-name="Default"/>
        <table:table-column table:style-name="co3" table:number-columns-repeated="55" table:default-cell-style-name="Default"/>
        <table:table-row table:style-name="ro1">
          <table:table-cell table:style-name="ce102" office:value-type="string" calcext:value-type="string">
            <text:p>Command</text:p>
          </table:table-cell>
          <table:table-cell table:style-name="ce7" office:value-type="string" calcext:value-type="string">
            <text:p>Binary</text:p>
          </table:table-cell>
          <table:table-cell table:style-name="ce11" office:value-type="string" calcext:value-type="string" table:number-columns-spanned="2" table:number-rows-spanned="1">
            <text:p>data</text:p>
          </table:table-cell>
          <table:covered-table-cell table:style-name="ce102" office:value-type="string" calcext:value-type="string">
            <text:p>data</text:p>
          </table:covered-table-cell>
          <table:table-cell table:style-name="ce102" office:value-type="string" calcext:value-type="string">
            <text:p>flags</text:p>
          </table:table-cell>
          <table:table-cell table:style-name="ce102" office:value-type="string" calcext:value-type="string">
            <text:p>need</text:p>
          </table:table-cell>
          <table:table-cell table:style-name="ce102" office:value-type="string" calcext:value-type="string">
            <text:p>maybe</text:p>
          </table:table-cell>
          <table:table-cell table:style-name="ce102" office:value-type="string" calcext:value-type="string">
            <text:p>not</text:p>
          </table:table-cell>
          <table:table-cell table:style-name="ce102" office:value-type="string" calcext:value-type="string">
            <text:p>comment</text:p>
          </table:table-cell>
          <table:table-cell table:number-columns-repeated="55"/>
        </table:table-row>
        <table:table-row table:style-name="ro1">
          <table:table-cell table:style-name="ce106" office:value-type="string" calcext:value-type="string">
            <text:p>MOV D,S</text:p>
          </table:table-cell>
          <table:table-cell table:style-name="ce108" office:value-type="string" calcext:value-type="string">
            <text:p>01DDDSSS</text:p>
          </table:table-cell>
          <table:table-cell table:style-name="ce111"/>
          <table:table-cell table:style-name="ce112" table:number-columns-repeated="2"/>
          <table:table-cell table:style-name="ce113" office:value-type="string" calcext:value-type="string">
            <text:p>x</text:p>
          </table:table-cell>
          <table:table-cell table:style-name="ce113" table:number-columns-repeated="2"/>
          <table:table-cell table:style-name="ce106" office:value-type="string" calcext:value-type="string">
            <text:p>Move register to register</text:p>
          </table:table-cell>
          <table:table-cell table:style-name="ce112" table:number-columns-repeated="55"/>
        </table:table-row>
        <table:table-row table:style-name="ro1">
          <table:table-cell office:value-type="string" calcext:value-type="string">
            <text:p>MVI D,#</text:p>
          </table:table-cell>
          <table:table-cell office:value-type="string" calcext:value-type="string">
            <text:p>00DDD110</text:p>
          </table:table-cell>
          <table:table-cell office:value-type="string" calcext:value-type="string">
            <text:p><text:s/>db</text:p>
          </table:table-cell>
          <table:table-cell/>
          <table:table-cell office:value-type="string" calcext:value-type="string">
            <text:p><text:s text:c="4"/>-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ve immediate to register</text:p>
          </table:table-cell>
          <table:table-cell table:number-columns-repeated="4"/>
          <table:table-cell office:value-type="string" calcext:value-type="string">
            <text:p>Conventions in instruction source:</text:p>
          </table:table-cell>
          <table:table-cell table:number-columns-repeated="50"/>
        </table:table-row>
        <table:table-row table:style-name="ro1" table:visibility="filter">
          <table:table-cell office:value-type="string" calcext:value-type="string">
            <text:p>LXI RP,#</text:p>
          </table:table-cell>
          <table:table-cell office:value-type="string" calcext:value-type="string">
            <text:p>00RP0001</text:p>
          </table:table-cell>
          <table:table-cell office:value-type="string" calcext:value-type="string">
            <text:p><text:s/>lb</text:p>
          </table:table-cell>
          <table:table-cell office:value-type="string" calcext:value-type="string">
            <text:p><text:s/>hb</text:p>
          </table:table-cell>
          <table:table-cell office:value-type="string" calcext:value-type="string">
            <text:p><text:s text:c="4"/>-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Load register pair immediate</text:p>
          </table:table-cell>
          <table:table-cell table:number-columns-repeated="4"/>
          <table:table-cell office:value-type="string" calcext:value-type="string">
            <text:p><text:s text:c="4"/>D <text:s text:c="2"/>= Destination register (8 bit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DA a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<text:s/>lb</text:p>
          </table:table-cell>
          <table:table-cell office:value-type="string" calcext:value-type="string">
            <text:p><text:s/>hb</text:p>
          </table:table-cell>
          <table:table-cell office:value-type="string" calcext:value-type="string">
            <text:p><text:s text:c="4"/>-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oad A from memory</text:p>
          </table:table-cell>
          <table:table-cell table:number-columns-repeated="4"/>
          <table:table-cell office:value-type="string" calcext:value-type="string">
            <text:p><text:s text:c="4"/>S <text:s text:c="2"/>= Source register (8 bit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 a</text:p>
          </table:table-cell>
          <table:table-cell office:value-type="float" office:value="110010" calcext:value-type="float">
            <text:p>110010</text:p>
          </table:table-cell>
          <table:table-cell office:value-type="string" calcext:value-type="string">
            <text:p><text:s/>lb</text:p>
          </table:table-cell>
          <table:table-cell office:value-type="string" calcext:value-type="string">
            <text:p><text:s/>hb</text:p>
          </table:table-cell>
          <table:table-cell office:value-type="string" calcext:value-type="string">
            <text:p><text:s text:c="4"/>-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tore A to memory</text:p>
          </table:table-cell>
          <table:table-cell table:number-columns-repeated="4"/>
          <table:table-cell office:value-type="string" calcext:value-type="string">
            <text:p><text:s text:c="4"/>RP <text:s/>= Register pair (16 bit)</text:p>
          </table:table-cell>
          <table:table-cell table:number-columns-repeated="50"/>
        </table:table-row>
        <table:table-row table:style-name="ro1" table:visibility="filter">
          <table:table-cell office:value-type="string" calcext:value-type="string">
            <text:p>LHLD 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<text:s/>lb</text:p>
          </table:table-cell>
          <table:table-cell office:value-type="string" calcext:value-type="string">
            <text:p><text:s/>hb</text:p>
          </table:table-cell>
          <table:table-cell office:value-type="string" calcext:value-type="string">
            <text:p><text:s text:c="4"/>-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Load H:L from memory</text:p>
          </table:table-cell>
          <table:table-cell table:number-columns-repeated="4"/>
          <table:table-cell office:value-type="string" calcext:value-type="string">
            <text:p><text:s text:c="4"/># <text:s text:c="2"/>= 8 or 16 bit immediate operand</text:p>
          </table:table-cell>
          <table:table-cell table:number-columns-repeated="50"/>
        </table:table-row>
        <table:table-row table:style-name="ro1" table:visibility="filter">
          <table:table-cell office:value-type="string" calcext:value-type="string">
            <text:p>SHLD 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<text:s/>lb</text:p>
          </table:table-cell>
          <table:table-cell office:value-type="string" calcext:value-type="string">
            <text:p><text:s/>hb</text:p>
          </table:table-cell>
          <table:table-cell office:value-type="string" calcext:value-type="string">
            <text:p><text:s text:c="4"/>-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Store H:L to memory</text:p>
          </table:table-cell>
          <table:table-cell table:number-columns-repeated="4"/>
          <table:table-cell office:value-type="string" calcext:value-type="string">
            <text:p><text:s text:c="4"/>a <text:s text:c="2"/>= 16 bit Memory address</text:p>
          </table:table-cell>
          <table:table-cell table:number-columns-repeated="50"/>
        </table:table-row>
        <table:table-row table:style-name="ro1" table:visibility="filter">
          <table:table-cell office:value-type="string" calcext:value-type="string">
            <text:p>LDAX RP</text:p>
          </table:table-cell>
          <table:table-cell office:value-type="string" calcext:value-type="string">
            <text:p>00RP1010</text:p>
          </table:table-cell>
          <table:table-cell office:value-type="string" calcext:value-type="string">
            <text:p><text:s/>*1</text:p>
          </table:table-cell>
          <table:table-cell/>
          <table:table-cell office:value-type="string" calcext:value-type="string">
            <text:p><text:s text:c="4"/>-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Load indirect through BC or DE</text:p>
          </table:table-cell>
          <table:table-cell table:number-columns-repeated="4"/>
          <table:table-cell office:value-type="string" calcext:value-type="string">
            <text:p><text:s text:c="4"/>p <text:s text:c="2"/>= 8 bit port address</text:p>
          </table:table-cell>
          <table:table-cell table:number-columns-repeated="50"/>
        </table:table-row>
        <table:table-row table:style-name="ro1" table:visibility="filter">
          <table:table-cell office:value-type="string" calcext:value-type="string">
            <text:p>STAX RP</text:p>
          </table:table-cell>
          <table:table-cell office:value-type="string" calcext:value-type="string">
            <text:p>00RP0010</text:p>
          </table:table-cell>
          <table:table-cell office:value-type="string" calcext:value-type="string">
            <text:p><text:s/>*1</text:p>
          </table:table-cell>
          <table:table-cell/>
          <table:table-cell office:value-type="string" calcext:value-type="string">
            <text:p><text:s text:c="4"/>-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Store indirect through BC or DE</text:p>
          </table:table-cell>
          <table:table-cell table:number-columns-repeated="4"/>
          <table:table-cell office:value-type="string" calcext:value-type="string">
            <text:p><text:s text:c="4"/>ccc = Conditional</text:p>
          </table:table-cell>
          <table:table-cell table:number-columns-repeated="50"/>
        </table:table-row>
        <table:table-row table:style-name="ro1" table:visibility="filter">
          <table:table-cell office:value-type="string" calcext:value-type="string">
            <text:p>XCHG</text:p>
          </table:table-cell>
          <table:table-cell office:value-type="float" office:value="11101011" calcext:value-type="float">
            <text:p>11101011</text:p>
          </table:table-cell>
          <table:table-cell table:number-columns-repeated="2"/>
          <table:table-cell office:value-type="string" calcext:value-type="string">
            <text:p><text:s text:c="4"/>-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xchange DE and HL conten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DD S</text:p>
          </table:table-cell>
          <table:table-cell office:value-type="string" calcext:value-type="string">
            <text:p>10000SSS</text:p>
          </table:table-cell>
          <table:table-cell table:number-columns-repeated="2"/>
          <table:table-cell office:value-type="string" calcext:value-type="string">
            <text:p><text:s text:c="4"/>ZSPCA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dd register to A</text:p>
          </table:table-cell>
          <table:table-cell table:number-columns-repeated="4"/>
          <table:table-cell office:value-type="string" calcext:value-type="string">
            <text:p>Conventions in instruction encoding:</text:p>
          </table:table-cell>
          <table:table-cell table:number-columns-repeated="50"/>
        </table:table-row>
        <table:table-row table:style-name="ro1" table:visibility="filter">
          <table:table-cell office:value-type="string" calcext:value-type="string">
            <text:p>ADI #</text:p>
          </table:table-cell>
          <table:table-cell office:value-type="float" office:value="11000110" calcext:value-type="float">
            <text:p>11000110</text:p>
          </table:table-cell>
          <table:table-cell office:value-type="string" calcext:value-type="string">
            <text:p><text:s/>db</text:p>
          </table:table-cell>
          <table:table-cell/>
          <table:table-cell office:value-type="string" calcext:value-type="string">
            <text:p><text:s text:c="4"/>ZSCP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Add immediate to A</text:p>
          </table:table-cell>
          <table:table-cell table:number-columns-repeated="4"/>
          <table:table-cell office:value-type="string" calcext:value-type="string">
            <text:p><text:s text:c="4"/>db <text:s/>= Data byte (8 bit)</text:p>
          </table:table-cell>
          <table:table-cell table:number-columns-repeated="50"/>
        </table:table-row>
        <table:table-row table:style-name="ro1" table:visibility="filter">
          <table:table-cell office:value-type="string" calcext:value-type="string">
            <text:p>ADC S</text:p>
          </table:table-cell>
          <table:table-cell office:value-type="string" calcext:value-type="string">
            <text:p>10001SSS</text:p>
          </table:table-cell>
          <table:table-cell table:number-columns-repeated="2"/>
          <table:table-cell office:value-type="string" calcext:value-type="string">
            <text:p><text:s text:c="4"/>ZSCP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Add register to A with carry</text:p>
          </table:table-cell>
          <table:table-cell table:number-columns-repeated="4"/>
          <table:table-cell office:value-type="string" calcext:value-type="string">
            <text:p><text:s text:c="4"/>lb <text:s/>= Low byte of 16 bit value</text:p>
          </table:table-cell>
          <table:table-cell table:number-columns-repeated="50"/>
        </table:table-row>
        <table:table-row table:style-name="ro1" table:visibility="filter">
          <table:table-cell office:value-type="string" calcext:value-type="string">
            <text:p>ACI #</text:p>
          </table:table-cell>
          <table:table-cell office:value-type="float" office:value="11001110" calcext:value-type="float">
            <text:p>11001110</text:p>
          </table:table-cell>
          <table:table-cell office:value-type="string" calcext:value-type="string">
            <text:p><text:s/>db</text:p>
          </table:table-cell>
          <table:table-cell/>
          <table:table-cell office:value-type="string" calcext:value-type="string">
            <text:p><text:s text:c="4"/>ZSCP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Add immediate to A with carry</text:p>
          </table:table-cell>
          <table:table-cell table:number-columns-repeated="4"/>
          <table:table-cell office:value-type="string" calcext:value-type="string">
            <text:p><text:s text:c="4"/>hb <text:s/>= High byte of 16 bit valu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UB S</text:p>
          </table:table-cell>
          <table:table-cell office:value-type="string" calcext:value-type="string">
            <text:p>10010SSS</text:p>
          </table:table-cell>
          <table:table-cell table:number-columns-repeated="2"/>
          <table:table-cell office:value-type="string" calcext:value-type="string">
            <text:p><text:s text:c="4"/>ZSCPA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btract register from A</text:p>
          </table:table-cell>
          <table:table-cell table:number-columns-repeated="4"/>
          <table:table-cell office:value-type="string" calcext:value-type="string">
            <text:p><text:s text:c="4"/>pa <text:s/>= Port address (8 bit)</text:p>
          </table:table-cell>
          <table:table-cell table:number-columns-repeated="50"/>
        </table:table-row>
        <table:table-row table:style-name="ro1" table:visibility="filter">
          <table:table-cell office:value-type="string" calcext:value-type="string">
            <text:p>SUI #</text:p>
          </table:table-cell>
          <table:table-cell office:value-type="float" office:value="11010110" calcext:value-type="float">
            <text:p>11010110</text:p>
          </table:table-cell>
          <table:table-cell office:value-type="string" calcext:value-type="string">
            <text:p><text:s/>db</text:p>
          </table:table-cell>
          <table:table-cell/>
          <table:table-cell office:value-type="string" calcext:value-type="string">
            <text:p><text:s text:c="4"/>ZSCP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Subtract immediate from A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SBB S</text:p>
          </table:table-cell>
          <table:table-cell office:value-type="string" calcext:value-type="string">
            <text:p>10011SSS</text:p>
          </table:table-cell>
          <table:table-cell table:number-columns-repeated="2"/>
          <table:table-cell office:value-type="string" calcext:value-type="string">
            <text:p><text:s text:c="4"/>ZSCP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Subtract register from A with borrow</text:p>
          </table:table-cell>
          <table:table-cell table:number-columns-repeated="4"/>
          <table:table-cell office:value-type="string" calcext:value-type="string">
            <text:p>Dest and Source reg fields:</text:p>
          </table:table-cell>
          <table:table-cell table:number-columns-repeated="50"/>
        </table:table-row>
        <table:table-row table:style-name="ro1" table:visibility="filter">
          <table:table-cell office:value-type="string" calcext:value-type="string">
            <text:p>SBI #</text:p>
          </table:table-cell>
          <table:table-cell office:value-type="float" office:value="11011110" calcext:value-type="float">
            <text:p>11011110</text:p>
          </table:table-cell>
          <table:table-cell office:value-type="string" calcext:value-type="string">
            <text:p><text:s/>db</text:p>
          </table:table-cell>
          <table:table-cell/>
          <table:table-cell office:value-type="string" calcext:value-type="string">
            <text:p><text:s text:c="4"/>ZSCP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Subtract immediate from A with borrow</text:p>
          </table:table-cell>
          <table:table-cell table:number-columns-repeated="4"/>
          <table:table-cell office:value-type="string" calcext:value-type="string">
            <text:p><text:s text:c="4"/>111=A <text:s text:c="2"/>(Accumulator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INR D</text:p>
          </table:table-cell>
          <table:table-cell office:value-type="string" calcext:value-type="string">
            <text:p>00DDD100</text:p>
          </table:table-cell>
          <table:table-cell table:number-columns-repeated="2"/>
          <table:table-cell office:value-type="string" calcext:value-type="string">
            <text:p><text:s text:c="4"/>ZSPA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crement register</text:p>
          </table:table-cell>
          <table:table-cell table:number-columns-repeated="4"/>
          <table:table-cell office:value-type="string" calcext:value-type="string">
            <text:p><text:s text:c="4"/>000=B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DCR D</text:p>
          </table:table-cell>
          <table:table-cell office:value-type="string" calcext:value-type="string">
            <text:p>00DDD101</text:p>
          </table:table-cell>
          <table:table-cell table:number-columns-repeated="2"/>
          <table:table-cell office:value-type="string" calcext:value-type="string">
            <text:p><text:s text:c="4"/>ZSPA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ecrement register</text:p>
          </table:table-cell>
          <table:table-cell table:number-columns-repeated="4"/>
          <table:table-cell office:value-type="string" calcext:value-type="string">
            <text:p><text:s text:c="4"/>001=C</text:p>
          </table:table-cell>
          <table:table-cell table:number-columns-repeated="50"/>
        </table:table-row>
        <table:table-row table:style-name="ro1" table:visibility="filter">
          <table:table-cell office:value-type="string" calcext:value-type="string">
            <text:p>INX RP</text:p>
          </table:table-cell>
          <table:table-cell office:value-type="string" calcext:value-type="string">
            <text:p>00RP0011</text:p>
          </table:table-cell>
          <table:table-cell table:number-columns-repeated="2"/>
          <table:table-cell office:value-type="string" calcext:value-type="string">
            <text:p><text:s text:c="4"/>-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Increment register pair</text:p>
          </table:table-cell>
          <table:table-cell table:number-columns-repeated="4"/>
          <table:table-cell office:value-type="string" calcext:value-type="string">
            <text:p><text:s text:c="4"/>010=D</text:p>
          </table:table-cell>
          <table:table-cell table:number-columns-repeated="50"/>
        </table:table-row>
        <table:table-row table:style-name="ro1" table:visibility="filter">
          <table:table-cell office:value-type="string" calcext:value-type="string">
            <text:p>DCX RP</text:p>
          </table:table-cell>
          <table:table-cell office:value-type="string" calcext:value-type="string">
            <text:p>00RP1011</text:p>
          </table:table-cell>
          <table:table-cell table:number-columns-repeated="2"/>
          <table:table-cell office:value-type="string" calcext:value-type="string">
            <text:p><text:s text:c="4"/>-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crement register pair</text:p>
          </table:table-cell>
          <table:table-cell table:number-columns-repeated="4"/>
          <table:table-cell office:value-type="string" calcext:value-type="string">
            <text:p><text:s text:c="4"/>011=E</text:p>
          </table:table-cell>
          <table:table-cell table:number-columns-repeated="50"/>
        </table:table-row>
        <table:table-row table:style-name="ro1" table:visibility="filter">
          <table:table-cell office:value-type="string" calcext:value-type="string">
            <text:p>DAD RP</text:p>
          </table:table-cell>
          <table:table-cell office:value-type="string" calcext:value-type="string">
            <text:p>00RP1001</text:p>
          </table:table-cell>
          <table:table-cell table:number-columns-repeated="2"/>
          <table:table-cell office:value-type="string" calcext:value-type="string">
            <text:p><text:s text:c="4"/>C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Add register pair to HL (16 bit add)</text:p>
          </table:table-cell>
          <table:table-cell table:number-columns-repeated="4"/>
          <table:table-cell office:value-type="string" calcext:value-type="string">
            <text:p><text:s text:c="4"/>100=H</text:p>
          </table:table-cell>
          <table:table-cell table:number-columns-repeated="50"/>
        </table:table-row>
        <table:table-row table:style-name="ro1" table:visibility="filter">
          <table:table-cell office:value-type="string" calcext:value-type="string">
            <text:p>DAA</text:p>
          </table:table-cell>
          <table:table-cell office:value-type="float" office:value="100111" calcext:value-type="float">
            <text:p>100111</text:p>
          </table:table-cell>
          <table:table-cell table:number-columns-repeated="2"/>
          <table:table-cell office:value-type="string" calcext:value-type="string">
            <text:p><text:s text:c="4"/>ZSPC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cimal Adjust accumulator</text:p>
          </table:table-cell>
          <table:table-cell table:number-columns-repeated="4"/>
          <table:table-cell office:value-type="string" calcext:value-type="string">
            <text:p><text:s text:c="4"/>101=L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NA S</text:p>
          </table:table-cell>
          <table:table-cell office:value-type="string" calcext:value-type="string">
            <text:p>10100SSS</text:p>
          </table:table-cell>
          <table:table-cell table:number-columns-repeated="2"/>
          <table:table-cell office:value-type="string" calcext:value-type="string">
            <text:p><text:s text:c="4"/>ZSCPA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ND register with A</text:p>
          </table:table-cell>
          <table:table-cell table:number-columns-repeated="4"/>
          <table:table-cell office:value-type="string" calcext:value-type="string">
            <text:p><text:s text:c="4"/>110=M <text:s text:c="2"/>(Memory reference through address in H:L)</text:p>
          </table:table-cell>
          <table:table-cell table:number-columns-repeated="50"/>
        </table:table-row>
        <table:table-row table:style-name="ro1" table:visibility="filter">
          <table:table-cell office:value-type="string" calcext:value-type="string">
            <text:p>ANI #</text:p>
          </table:table-cell>
          <table:table-cell office:value-type="float" office:value="11100110" calcext:value-type="float">
            <text:p>11100110</text:p>
          </table:table-cell>
          <table:table-cell office:value-type="string" calcext:value-type="string">
            <text:p><text:s/>db</text:p>
          </table:table-cell>
          <table:table-cell/>
          <table:table-cell office:value-type="string" calcext:value-type="string">
            <text:p><text:s text:c="4"/>ZSPC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AND immediate with A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ORA S</text:p>
          </table:table-cell>
          <table:table-cell office:value-type="string" calcext:value-type="string">
            <text:p>10110SSS</text:p>
          </table:table-cell>
          <table:table-cell table:number-columns-repeated="2"/>
          <table:table-cell office:value-type="string" calcext:value-type="string">
            <text:p><text:s text:c="4"/>ZSPCA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R <text:s/>register with A</text:p>
          </table:table-cell>
          <table:table-cell table:number-columns-repeated="4"/>
          <table:table-cell office:value-type="string" calcext:value-type="string">
            <text:p>Register pair 'RP' fields:</text:p>
          </table:table-cell>
          <table:table-cell table:number-columns-repeated="50"/>
        </table:table-row>
        <table:table-row table:style-name="ro1" table:visibility="filter">
          <table:table-cell office:value-type="string" calcext:value-type="string">
            <text:p>ORI #</text:p>
          </table:table-cell>
          <table:table-cell office:value-type="float" office:value="11110110" calcext:value-type="float">
            <text:p>11110110</text:p>
          </table:table-cell>
          <table:table-cell table:number-columns-repeated="2"/>
          <table:table-cell office:value-type="string" calcext:value-type="string">
            <text:p><text:s text:c="4"/>ZSPC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R <text:s/>immediate with A</text:p>
          </table:table-cell>
          <table:table-cell table:number-columns-repeated="4"/>
          <table:table-cell office:value-type="string" calcext:value-type="string">
            <text:p><text:s text:c="4"/>00=BC <text:s text:c="2"/>(B:C as 16 bit register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XRA S</text:p>
          </table:table-cell>
          <table:table-cell office:value-type="string" calcext:value-type="string">
            <text:p>10101SSS</text:p>
          </table:table-cell>
          <table:table-cell table:number-columns-repeated="2"/>
          <table:table-cell office:value-type="string" calcext:value-type="string">
            <text:p><text:s text:c="4"/>ZSPCA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xclusiveOR register with A</text:p>
          </table:table-cell>
          <table:table-cell table:number-columns-repeated="4"/>
          <table:table-cell office:value-type="string" calcext:value-type="string">
            <text:p><text:s text:c="4"/>01=DE <text:s text:c="2"/>(D:E as 16 bit register)</text:p>
          </table:table-cell>
          <table:table-cell table:number-columns-repeated="50"/>
        </table:table-row>
        <table:table-row table:style-name="ro1" table:visibility="filter">
          <table:table-cell office:value-type="string" calcext:value-type="string">
            <text:p>XRI #</text:p>
          </table:table-cell>
          <table:table-cell office:value-type="float" office:value="11101110" calcext:value-type="float">
            <text:p>11101110</text:p>
          </table:table-cell>
          <table:table-cell office:value-type="string" calcext:value-type="string">
            <text:p><text:s/>db</text:p>
          </table:table-cell>
          <table:table-cell/>
          <table:table-cell office:value-type="string" calcext:value-type="string">
            <text:p><text:s text:c="4"/>ZSPC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xclusiveOR immediate with A</text:p>
          </table:table-cell>
          <table:table-cell table:number-columns-repeated="4"/>
          <table:table-cell office:value-type="string" calcext:value-type="string">
            <text:p><text:s text:c="4"/>10=HL <text:s text:c="2"/>(H:L as 16 bit register)</text:p>
          </table:table-cell>
          <table:table-cell table:number-columns-repeated="50"/>
        </table:table-row>
        <table:table-row table:style-name="ro1" table:visibility="filter">
          <table:table-cell office:value-type="string" calcext:value-type="string">
            <text:p>CMP S</text:p>
          </table:table-cell>
          <table:table-cell office:value-type="string" calcext:value-type="string">
            <text:p>10111SSS</text:p>
          </table:table-cell>
          <table:table-cell table:number-columns-repeated="2"/>
          <table:table-cell office:value-type="string" calcext:value-type="string">
            <text:p><text:s text:c="4"/>ZSPC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Compare register with A</text:p>
          </table:table-cell>
          <table:table-cell table:number-columns-repeated="4"/>
          <table:table-cell office:value-type="string" calcext:value-type="string">
            <text:p><text:s text:c="4"/>11=SP <text:s text:c="2"/>(Stack pointer, refers to PSW (FLAGS:A) for PUSH/POP)</text:p>
          </table:table-cell>
          <table:table-cell table:number-columns-repeated="50"/>
        </table:table-row>
        <table:table-row table:style-name="ro1" table:visibility="filter">
          <table:table-cell office:value-type="string" calcext:value-type="string">
            <text:p>CPI #</text:p>
          </table:table-cell>
          <table:table-cell office:value-type="float" office:value="11111110" calcext:value-type="float">
            <text:p>11111110</text:p>
          </table:table-cell>
          <table:table-cell table:number-columns-repeated="2"/>
          <table:table-cell office:value-type="string" calcext:value-type="string">
            <text:p><text:s text:c="4"/>ZSPCA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mpare immediate with A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LC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<text:s text:c="4"/>C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otate A left</text:p>
          </table:table-cell>
          <table:table-cell table:number-columns-repeated="4"/>
          <table:table-cell office:value-type="string" calcext:value-type="string">
            <text:p>Condition code 'CCC' fields: (FLAGS: S Z x A x P x C)</text:p>
          </table:table-cell>
          <table:table-cell table:number-columns-repeated="50"/>
        </table:table-row>
        <table:table-row table:style-name="ro1" table:visibility="filter">
          <table:table-cell office:value-type="string" calcext:value-type="string">
            <text:p>RRC</text:p>
          </table:table-cell>
          <table:table-cell office:value-type="float" office:value="1111" calcext:value-type="float">
            <text:p>1111</text:p>
          </table:table-cell>
          <table:table-cell table:number-columns-repeated="2"/>
          <table:table-cell office:value-type="string" calcext:value-type="string">
            <text:p><text:s text:c="4"/>C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Rotate A right</text:p>
          </table:table-cell>
          <table:table-cell table:number-columns-repeated="4"/>
          <table:table-cell office:value-type="string" calcext:value-type="string">
            <text:p><text:s text:c="4"/>000=NZ <text:s/>('Z'ero flag not set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AL</text:p>
          </table:table-cell>
          <table:table-cell office:value-type="float" office:value="10111" calcext:value-type="float">
            <text:p>10111</text:p>
          </table:table-cell>
          <table:table-cell table:number-columns-repeated="2"/>
          <table:table-cell office:value-type="string" calcext:value-type="string">
            <text:p><text:s text:c="4"/>C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Rotate A left through carry</text:p>
          </table:table-cell>
          <table:table-cell table:number-columns-repeated="4"/>
          <table:table-cell office:value-type="string" calcext:value-type="string">
            <text:p><text:s text:c="4"/>001=Z <text:s text:c="2"/>('Z'ero flag set)</text:p>
          </table:table-cell>
          <table:table-cell table:number-columns-repeated="50"/>
        </table:table-row>
        <table:table-row table:style-name="ro1" table:visibility="filter">
          <table:table-cell office:value-type="string" calcext:value-type="string">
            <text:p>RAR</text:p>
          </table:table-cell>
          <table:table-cell office:value-type="float" office:value="11111" calcext:value-type="float">
            <text:p>11111</text:p>
          </table:table-cell>
          <table:table-cell table:number-columns-repeated="2"/>
          <table:table-cell office:value-type="string" calcext:value-type="string">
            <text:p><text:s text:c="4"/>C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Rotate A right through carry</text:p>
          </table:table-cell>
          <table:table-cell table:number-columns-repeated="4"/>
          <table:table-cell office:value-type="string" calcext:value-type="string">
            <text:p><text:s text:c="4"/>010=NC <text:s/>('C'arry flag not set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MA</text:p>
          </table:table-cell>
          <table:table-cell office:value-type="float" office:value="101111" calcext:value-type="float">
            <text:p>101111</text:p>
          </table:table-cell>
          <table:table-cell table:number-columns-repeated="2"/>
          <table:table-cell office:value-type="string" calcext:value-type="string">
            <text:p><text:s text:c="4"/>-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ompliment A</text:p>
          </table:table-cell>
          <table:table-cell table:number-columns-repeated="4"/>
          <table:table-cell office:value-type="string" calcext:value-type="string">
            <text:p><text:s text:c="4"/>011=C <text:s text:c="2"/>('C'arry flag set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MC</text:p>
          </table:table-cell>
          <table:table-cell office:value-type="float" office:value="111111" calcext:value-type="float">
            <text:p>111111</text:p>
          </table:table-cell>
          <table:table-cell table:number-columns-repeated="2"/>
          <table:table-cell office:value-type="string" calcext:value-type="string">
            <text:p><text:s text:c="4"/>C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ompliment Carry flag</text:p>
          </table:table-cell>
          <table:table-cell table:number-columns-repeated="4"/>
          <table:table-cell office:value-type="string" calcext:value-type="string">
            <text:p><text:s text:c="4"/>100=PO <text:s/>('P'arity flag not set - ODD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C</text:p>
          </table:table-cell>
          <table:table-cell office:value-type="float" office:value="110111" calcext:value-type="float">
            <text:p>110111</text:p>
          </table:table-cell>
          <table:table-cell table:number-columns-repeated="2"/>
          <table:table-cell office:value-type="string" calcext:value-type="string">
            <text:p><text:s text:c="4"/>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et Carry flag</text:p>
          </table:table-cell>
          <table:table-cell table:number-columns-repeated="4"/>
          <table:table-cell office:value-type="string" calcext:value-type="string">
            <text:p><text:s text:c="4"/>101=PE <text:s/>('P'arity flag set - EVEN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JMP a</text:p>
          </table:table-cell>
          <table:table-cell office:value-type="float" office:value="11000011" calcext:value-type="float">
            <text:p>11000011</text:p>
          </table:table-cell>
          <table:table-cell office:value-type="string" calcext:value-type="string">
            <text:p><text:s/>lb</text:p>
          </table:table-cell>
          <table:table-cell office:value-type="string" calcext:value-type="string">
            <text:p><text:s/>hb</text:p>
          </table:table-cell>
          <table:table-cell office:value-type="string" calcext:value-type="string">
            <text:p><text:s text:c="4"/>-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nconditional jump</text:p>
          </table:table-cell>
          <table:table-cell table:number-columns-repeated="4"/>
          <table:table-cell office:value-type="string" calcext:value-type="string">
            <text:p><text:s text:c="4"/>110=P <text:s text:c="2"/>('S'ign flag not set - POSITIVE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Jccc a</text:p>
          </table:table-cell>
          <table:table-cell office:value-type="string" calcext:value-type="string">
            <text:p>11CCC010</text:p>
          </table:table-cell>
          <table:table-cell office:value-type="string" calcext:value-type="string">
            <text:p><text:s/>lb</text:p>
          </table:table-cell>
          <table:table-cell office:value-type="string" calcext:value-type="string">
            <text:p><text:s/>hb</text:p>
          </table:table-cell>
          <table:table-cell office:value-type="string" calcext:value-type="string">
            <text:p><text:s text:c="4"/>-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onditional jump</text:p>
          </table:table-cell>
          <table:table-cell table:number-columns-repeated="4"/>
          <table:table-cell office:value-type="string" calcext:value-type="string">
            <text:p><text:s text:c="4"/>111=M <text:s text:c="2"/>('S'ign flag set - MINUS)</text:p>
          </table:table-cell>
          <table:table-cell table:number-columns-repeated="50"/>
        </table:table-row>
        <table:table-row table:style-name="ro1" table:visibility="filter">
          <table:table-cell office:value-type="string" calcext:value-type="string">
            <text:p>CALL a</text:p>
          </table:table-cell>
          <table:table-cell office:value-type="float" office:value="11001101" calcext:value-type="float">
            <text:p>11001101</text:p>
          </table:table-cell>
          <table:table-cell office:value-type="string" calcext:value-type="string">
            <text:p><text:s/>lb</text:p>
          </table:table-cell>
          <table:table-cell office:value-type="string" calcext:value-type="string">
            <text:p><text:s/>hb</text:p>
          </table:table-cell>
          <table:table-cell office:value-type="string" calcext:value-type="string">
            <text:p><text:s text:c="4"/>-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Unconditional subroutine call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Cccc a</text:p>
          </table:table-cell>
          <table:table-cell office:value-type="string" calcext:value-type="string">
            <text:p>11CCC100</text:p>
          </table:table-cell>
          <table:table-cell office:value-type="string" calcext:value-type="string">
            <text:p><text:s/>lb</text:p>
          </table:table-cell>
          <table:table-cell office:value-type="string" calcext:value-type="string">
            <text:p><text:s/>hb</text:p>
          </table:table-cell>
          <table:table-cell office:value-type="string" calcext:value-type="string">
            <text:p><text:s text:c="4"/>-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Conditional subroutine call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RET</text:p>
          </table:table-cell>
          <table:table-cell office:value-type="float" office:value="11001001" calcext:value-type="float">
            <text:p>11001001</text:p>
          </table:table-cell>
          <table:table-cell table:number-columns-repeated="2"/>
          <table:table-cell office:value-type="string" calcext:value-type="string">
            <text:p><text:s text:c="4"/>-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Unconditional return from subroutine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Rccc</text:p>
          </table:table-cell>
          <table:table-cell office:value-type="string" calcext:value-type="string">
            <text:p>11CCC000</text:p>
          </table:table-cell>
          <table:table-cell table:number-columns-repeated="2"/>
          <table:table-cell office:value-type="string" calcext:value-type="string">
            <text:p><text:s text:c="4"/>-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Conditional return from subroutine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RST n</text:p>
          </table:table-cell>
          <table:table-cell office:value-type="string" calcext:value-type="string">
            <text:p>11NNN111</text:p>
          </table:table-cell>
          <table:table-cell table:number-columns-repeated="2"/>
          <table:table-cell office:value-type="string" calcext:value-type="string">
            <text:p><text:s text:c="4"/>-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Restart (Call n*8)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PCHL</text:p>
          </table:table-cell>
          <table:table-cell office:value-type="float" office:value="11101001" calcext:value-type="float">
            <text:p>11101001</text:p>
          </table:table-cell>
          <table:table-cell table:number-columns-repeated="2"/>
          <table:table-cell office:value-type="string" calcext:value-type="string">
            <text:p><text:s text:c="4"/>-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Jump to address in H:L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PUSH RP</text:p>
          </table:table-cell>
          <table:table-cell office:value-type="string" calcext:value-type="string">
            <text:p>11RP0101</text:p>
          </table:table-cell>
          <table:table-cell office:value-type="string" calcext:value-type="string">
            <text:p><text:s/>*2</text:p>
          </table:table-cell>
          <table:table-cell/>
          <table:table-cell office:value-type="string" calcext:value-type="string">
            <text:p><text:s text:c="4"/>-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Push register pair on the stack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POP RP</text:p>
          </table:table-cell>
          <table:table-cell office:value-type="string" calcext:value-type="string">
            <text:p>11RP0001</text:p>
          </table:table-cell>
          <table:table-cell office:value-type="string" calcext:value-type="string">
            <text:p><text:s/>*2</text:p>
          </table:table-cell>
          <table:table-cell/>
          <table:table-cell office:value-type="string" calcext:value-type="string">
            <text:p><text:s text:c="4"/>*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Pop <text:s/>register pair from the stack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XTHL</text:p>
          </table:table-cell>
          <table:table-cell office:value-type="float" office:value="11100011" calcext:value-type="float">
            <text:p>11100011</text:p>
          </table:table-cell>
          <table:table-cell table:number-columns-repeated="2"/>
          <table:table-cell office:value-type="string" calcext:value-type="string">
            <text:p><text:s text:c="4"/>-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Swap H:L with top word on stack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SPHL</text:p>
          </table:table-cell>
          <table:table-cell office:value-type="float" office:value="11111001" calcext:value-type="float">
            <text:p>11111001</text:p>
          </table:table-cell>
          <table:table-cell table:number-columns-repeated="2"/>
          <table:table-cell office:value-type="string" calcext:value-type="string">
            <text:p><text:s text:c="4"/>-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Set SP to content of H:L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 p</text:p>
          </table:table-cell>
          <table:table-cell office:value-type="float" office:value="11011011" calcext:value-type="float">
            <text:p>11011011</text:p>
          </table:table-cell>
          <table:table-cell office:value-type="string" calcext:value-type="string">
            <text:p><text:s/>pa</text:p>
          </table:table-cell>
          <table:table-cell/>
          <table:table-cell office:value-type="string" calcext:value-type="string">
            <text:p><text:s text:c="4"/>-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ead input port into A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OUT p</text:p>
          </table:table-cell>
          <table:table-cell office:value-type="float" office:value="11010011" calcext:value-type="float">
            <text:p>11010011</text:p>
          </table:table-cell>
          <table:table-cell office:value-type="string" calcext:value-type="string">
            <text:p><text:s/>pa</text:p>
          </table:table-cell>
          <table:table-cell/>
          <table:table-cell office:value-type="string" calcext:value-type="string">
            <text:p><text:s text:c="4"/>-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rite A to output port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EI</text:p>
          </table:table-cell>
          <table:table-cell office:value-type="float" office:value="11111011" calcext:value-type="float">
            <text:p>11111011</text:p>
          </table:table-cell>
          <table:table-cell table:number-columns-repeated="2"/>
          <table:table-cell office:value-type="string" calcext:value-type="string">
            <text:p><text:s text:c="4"/>-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able interrupts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DI</text:p>
          </table:table-cell>
          <table:table-cell office:value-type="float" office:value="11110011" calcext:value-type="float">
            <text:p>11110011</text:p>
          </table:table-cell>
          <table:table-cell table:number-columns-repeated="2"/>
          <table:table-cell office:value-type="string" calcext:value-type="string">
            <text:p><text:s text:c="4"/>-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isable interrupts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LT</text:p>
          </table:table-cell>
          <table:table-cell office:value-type="float" office:value="1110110" calcext:value-type="float">
            <text:p>1110110</text:p>
          </table:table-cell>
          <table:table-cell table:number-columns-repeated="2"/>
          <table:table-cell office:value-type="string" calcext:value-type="string">
            <text:p><text:s text:c="4"/>-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lt processor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4"/>-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o operation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*1 = Only RP=00(BC) and 01(DE) are allowed for LDAX/STAX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*2 = RP=11 refers to PSW for PUSH/POP (cannot push/pop SP)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 text:c="5"/>When PSW is POP'd, ALL flags are affected.</text:p>
          </table:table-cell>
          <table:table-cell table:number-columns-repeated="63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mmands compressed" table:style-name="ta1">
        <table:table-column table:style-name="co3" table:default-cell-style-name="Default"/>
        <table:table-column table:style-name="co3" table:default-cell-style-name="ce109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Binary</text:p>
          </table:table-cell>
          <table:table-cell table:number-columns-repeated="2" office:value-type="string" calcext:value-type="string">
            <text:p>data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</text:p>
          </table:table-cell>
          <table:table-cell table:style-name="ce115" office:value-type="string" calcext:value-type="string">
            <text:p>0000000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o ope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R A</text:p>
          </table:table-cell>
          <table:table-cell table:style-name="ce115" office:value-type="string" calcext:value-type="string">
            <text:p>00000100</text:p>
          </table:table-cell>
          <table:table-cell table:number-columns-repeated="2"/>
          <table:table-cell office:value-type="string" calcext:value-type="string">
            <text:p>ZSP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LU = A + C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R A</text:p>
          </table:table-cell>
          <table:table-cell table:style-name="ce115" office:value-type="string" calcext:value-type="string">
            <text:p>00000101</text:p>
          </table:table-cell>
          <table:table-cell table:number-columns-repeated="2"/>
          <table:table-cell office:value-type="string" calcext:value-type="string">
            <text:p>ZSP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LU = A -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C A</text:p>
          </table:table-cell>
          <table:table-cell table:style-name="ce115" office:value-type="string" calcext:value-type="string">
            <text:p>00000111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LU = A * 2 + C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A</text:p>
          </table:table-cell>
          <table:table-cell table:style-name="ce115" office:value-type="string" calcext:value-type="string">
            <text:p>00101111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mpliment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 a</text:p>
          </table:table-cell>
          <table:table-cell table:style-name="ce115" office:value-type="string" calcext:value-type="string">
            <text:p>0011001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<text:s text:c="2"/>hb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tore A to 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C</text:p>
          </table:table-cell>
          <table:table-cell table:style-name="ce115" office:value-type="string" calcext:value-type="string">
            <text:p>00110111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et Carry fl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A a</text:p>
          </table:table-cell>
          <table:table-cell table:style-name="ce115" office:value-type="string" calcext:value-type="string">
            <text:p>0011101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<text:s text:c="2"/>h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ad A from 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C</text:p>
          </table:table-cell>
          <table:table-cell table:style-name="ce115" office:value-type="string" calcext:value-type="string">
            <text:p>00111111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ompliment Carry fl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 D,#</text:p>
          </table:table-cell>
          <table:table-cell table:style-name="ce115" office:value-type="string" calcext:value-type="string">
            <text:p>00DDD110</text:p>
          </table:table-cell>
          <table:table-cell office:value-type="string" calcext:value-type="string">
            <text:p>db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Move immediate to register A/B//OUT- MVI to IPC_/IPC_H/MR_L/MR_H does not work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 D,S</text:p>
          </table:table-cell>
          <table:table-cell table:style-name="ce115" office:value-type="string" calcext:value-type="string">
            <text:p>01DDDSS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/B/IPC_/IPC_H/MR_L/MR_H/ALU/MEM to A/B/IPC_/IPC_H/MR_L/MR_H/OUT/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S</text:p>
          </table:table-cell>
          <table:table-cell table:style-name="ce115" office:value-type="string" calcext:value-type="string">
            <text:p>10000111</text:p>
          </table:table-cell>
          <table:table-cell table:number-columns-repeated="2"/>
          <table:table-cell office:value-type="string" calcext:value-type="string">
            <text:p>ZSPC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LU = A + B + C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 S</text:p>
          </table:table-cell>
          <table:table-cell table:style-name="ce115" office:value-type="string" calcext:value-type="string">
            <text:p>10010111</text:p>
          </table:table-cell>
          <table:table-cell table:number-columns-repeated="2"/>
          <table:table-cell office:value-type="string" calcext:value-type="string">
            <text:p>ZSCP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LU = A - B - C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 S</text:p>
          </table:table-cell>
          <table:table-cell table:style-name="ce115" office:value-type="string" calcext:value-type="string">
            <text:p>10100111</text:p>
          </table:table-cell>
          <table:table-cell table:number-columns-repeated="2"/>
          <table:table-cell office:value-type="string" calcext:value-type="string">
            <text:p>ZSCP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LU = A AND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A S</text:p>
          </table:table-cell>
          <table:table-cell table:style-name="ce115" office:value-type="string" calcext:value-type="string">
            <text:p>10101111</text:p>
          </table:table-cell>
          <table:table-cell table:number-columns-repeated="2"/>
          <table:table-cell office:value-type="string" calcext:value-type="string">
            <text:p>ZSPC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LU = A XOR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 S</text:p>
          </table:table-cell>
          <table:table-cell table:style-name="ce115" office:value-type="string" calcext:value-type="string">
            <text:p>10110111</text:p>
          </table:table-cell>
          <table:table-cell table:number-columns-repeated="2"/>
          <table:table-cell office:value-type="string" calcext:value-type="string">
            <text:p>ZSPC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LU = A OR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</text:p>
          </table:table-cell>
          <table:table-cell table:style-name="ce115" office:value-type="string" calcext:value-type="string">
            <text:p>1100001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<text:s/>h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ranch on Z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P a</text:p>
          </table:table-cell>
          <table:table-cell table:style-name="ce115" office:value-type="string" calcext:value-type="string">
            <text:p>11000011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<text:s/>h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nconditional j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Z</text:p>
          </table:table-cell>
          <table:table-cell table:style-name="ce115" office:value-type="string" calcext:value-type="string">
            <text:p>1100101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<text:s/>h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ranch on Non Z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</text:p>
          </table:table-cell>
          <table:table-cell table:style-name="ce115" office:value-type="string" calcext:value-type="string">
            <text:p>1101001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<text:s/>h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ranch on Carry 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 p</text:p>
          </table:table-cell>
          <table:table-cell table:style-name="ce115" office:value-type="string" calcext:value-type="string">
            <text:p>11010011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Write A to output port</text:p>
          </table:table-cell>
          <table:table-cell/>
          <table:table-cell table:style-name="ce116"/>
        </table:table-row>
        <table:table-row table:style-name="ro1">
          <table:table-cell office:value-type="string" calcext:value-type="string">
            <text:p>BNC</text:p>
          </table:table-cell>
          <table:table-cell table:style-name="ce115" office:value-type="string" calcext:value-type="string">
            <text:p>1101101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<text:s/>h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ranch on no Carry set</text:p>
          </table:table-cell>
          <table:table-cell/>
          <table:table-cell table:style-name="ce116"/>
        </table:table-row>
        <table:table-row table:style-name="ro1">
          <table:table-cell office:value-type="string" calcext:value-type="string">
            <text:p>IN p</text:p>
          </table:table-cell>
          <table:table-cell table:style-name="ce115" office:value-type="string" calcext:value-type="string">
            <text:p>11011011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Read input port into A</text:p>
          </table:table-cell>
          <table:table-cell/>
          <table:table-cell table:style-name="ce116"/>
        </table:table-row>
        <table:table-row table:style-name="ro1">
          <table:table-cell office:value-type="string" calcext:value-type="string">
            <text:p>BE</text:p>
          </table:table-cell>
          <table:table-cell table:style-name="ce115" office:value-type="string" calcext:value-type="string">
            <text:p>1110001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<text:s/>h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ranch on equal</text:p>
          </table:table-cell>
          <table:table-cell/>
          <table:table-cell table:style-name="ce116"/>
        </table:table-row>
        <table:table-row table:style-name="ro1">
          <table:table-cell office:value-type="string" calcext:value-type="string">
            <text:p>BNE</text:p>
          </table:table-cell>
          <table:table-cell table:style-name="ce115" office:value-type="string" calcext:value-type="string">
            <text:p>1110101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<text:s/>h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ranch on non equal</text:p>
          </table:table-cell>
          <table:table-cell/>
          <table:table-cell table:style-name="ce116"/>
        </table:table-row>
        <table:table-row table:style-name="ro1">
          <table:table-cell office:value-type="string" calcext:value-type="string">
            <text:p>HLT</text:p>
          </table:table-cell>
          <table:table-cell table:style-name="ce115" office:value-type="string" calcext:value-type="string">
            <text:p>1111111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lt processor</text:p>
          </table:table-cell>
          <table:table-cell/>
          <table:table-cell table:style-name="ce11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Clear Carry</text:p>
          </table:table-cell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CMP S</text:p>
          </table:table-cell>
          <table:table-cell office:value-type="string" calcext:value-type="string">
            <text:p>10111SSS</text:p>
          </table:table-cell>
          <table:table-cell table:number-columns-repeated="2"/>
          <table:table-cell office:value-type="string" calcext:value-type="string">
            <text:p>ZSPC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mpare register with A <text:s text:c="2"/>- not necessary</text:p>
          </table:table-cell>
          <table:table-cell table:number-columns-repeated="2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3" table:number-columns-repeated="11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46" table:default-cell-style-name="Default"/>
        <table:table-row table:style-name="ro1">
          <table:table-cell table:style-name="ce102"/>
          <table:table-cell table:style-name="ce11" office:value-type="string" calcext:value-type="string" table:number-columns-spanned="3" table:number-rows-spanned="1">
            <text:p>Move Low</text:p>
          </table:table-cell>
          <table:covered-table-cell table:style-name="ce11"/>
          <table:covered-table-cell table:style-name="ce102"/>
          <table:table-cell table:style-name="ce102"/>
          <table:table-cell table:style-name="ce11" office:value-type="string" calcext:value-type="string" table:number-columns-spanned="3" table:number-rows-spanned="1">
            <text:p>Move High</text:p>
          </table:table-cell>
          <table:covered-table-cell table:style-name="ce11"/>
          <table:covered-table-cell table:style-name="ce102"/>
          <table:table-cell table:style-name="ce102" table:number-columns-repeated="56"/>
        </table:table-row>
        <table:table-row table:style-name="ro1">
          <table:table-cell table:style-name="ce102"/>
          <table:table-cell table:style-name="ce102" office:value-type="string" calcext:value-type="string">
            <text:p>Source</text:p>
          </table:table-cell>
          <table:table-cell table:style-name="ce102"/>
          <table:table-cell table:style-name="ce102" office:value-type="string" calcext:value-type="string">
            <text:p>Target</text:p>
          </table:table-cell>
          <table:table-cell table:style-name="ce102"/>
          <table:table-cell table:style-name="ce102" office:value-type="string" calcext:value-type="string">
            <text:p>Source</text:p>
          </table:table-cell>
          <table:table-cell table:style-name="ce102"/>
          <table:table-cell table:style-name="ce102" office:value-type="string" calcext:value-type="string">
            <text:p>Target</text:p>
          </table:table-cell>
          <table:table-cell table:style-name="ce102" table:number-columns-repeated="2"/>
          <table:table-cell table:style-name="ce102" office:value-type="string" calcext:value-type="string">
            <text:p>ROM</text:p>
          </table:table-cell>
          <table:table-cell table:style-name="ce102" office:value-type="string" calcext:value-type="string">
            <text:p>Type0</text:p>
          </table:table-cell>
          <table:table-cell table:style-name="ce102" office:value-type="string" calcext:value-type="string">
            <text:p>Type1</text:p>
          </table:table-cell>
          <table:table-cell table:style-name="ce102" office:value-type="string" calcext:value-type="string">
            <text:p>Type2</text:p>
          </table:table-cell>
          <table:table-cell table:style-name="ce102" office:value-type="string" calcext:value-type="string">
            <text:p>Type 3</text:p>
          </table:table-cell>
          <table:table-cell table:style-name="ce102" table:number-columns-repeated="2"/>
          <table:table-cell table:style-name="ce102" office:value-type="string" calcext:value-type="string">
            <text:p>ROM Input Lines</text:p>
          </table:table-cell>
          <table:table-cell table:style-name="ce102" table:number-columns-repeated="2"/>
          <table:table-cell table:style-name="ce102" office:value-type="string" calcext:value-type="string">
            <text:p>Buttons</text:p>
          </table:table-cell>
          <table:table-cell table:style-name="ce102" table:number-columns-repeated="4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Type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mmand Bit 0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CLK_R</text:p>
          </table:table-cell>
          <table:table-cell/>
          <table:table-cell office:value-type="string" calcext:value-type="string">
            <text:p>'00.000.000’</text:p>
          </table:table-cell>
          <table:table-cell office:value-type="string" calcext:value-type="string">
            <text:p>NOP</text:p>
          </table:table-cell>
          <table:table-cell table:number-columns-repeated="4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U_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_W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Type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mmand Bit 1</text:p>
          </table:table-cell>
          <table:table-cell/>
          <table:table-cell office:value-type="string" calcext:value-type="string">
            <text:p>CLK_INV</text:p>
          </table:table-cell>
          <table:table-cell office:value-type="string" calcext:value-type="string">
            <text:p>CLK_P</text:p>
          </table:table-cell>
          <table:table-cell/>
          <table:table-cell office:value-type="string" calcext:value-type="string">
            <text:p>'11.111.111’</text:p>
          </table:table-cell>
          <table:table-cell office:value-type="string" calcext:value-type="string">
            <text:p>HALT</text:p>
          </table:table-cell>
          <table:table-cell table:number-columns-repeated="24"/>
          <table:table-cell table:formula="of:=[.A4]*8+[.K4]+SUMIF([.$N4:.$P4];&quot;&gt;0&quot;;[.$N$3:.$P$3]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PC_L_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PC_L_W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PC_H_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PC_H_WR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HALT</text:p>
          </table:table-cell>
          <table:table-cell table:number-columns-repeated="2" office:value-type="string" calcext:value-type="string">
            <text:p>SRC0</text:p>
          </table:table-cell>
          <table:table-cell office:value-type="string" calcext:value-type="string">
            <text:p>ALU_M</text:p>
          </table:table-cell>
          <table:table-cell table:number-columns-repeated="2"/>
          <table:table-cell office:value-type="string" calcext:value-type="string">
            <text:p>Command Bit 2</text:p>
          </table:table-cell>
          <table:table-cell table:number-columns-repeated="2"/>
          <table:table-cell office:value-type="string" calcext:value-type="string">
            <text:p>CLK_SEL1</text:p>
          </table:table-cell>
          <table:table-cell table:number-columns-repeated="27"/>
          <table:table-cell table:formula="of:=[.A5]*8+[.K5]+SUMIF([.$N5:.$P5];&quot;&gt;0&quot;;[.$N$3:.$P$3])"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R_L_R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R_L_W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R_H_R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R_H_WR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IPC_Enable</text:p>
          </table:table-cell>
          <table:table-cell table:number-columns-repeated="2" office:value-type="string" calcext:value-type="string">
            <text:p>SRC1</text:p>
          </table:table-cell>
          <table:table-cell office:value-type="string" calcext:value-type="string">
            <text:p>ALU_S3</text:p>
          </table:table-cell>
          <table:table-cell table:number-columns-repeated="2"/>
          <table:table-cell office:value-type="string" calcext:value-type="string">
            <text:p>Command Bit 3</text:p>
          </table:table-cell>
          <table:table-cell table:number-columns-repeated="2"/>
          <table:table-cell office:value-type="string" calcext:value-type="string">
            <text:p>CLK_SEL2</text:p>
          </table:table-cell>
          <table:table-cell table:number-columns-repeated="27"/>
          <table:table-cell table:formula="of:=[.A6]*8+[.K6]+SUMIF([.$N6:.$P6];&quot;&gt;0&quot;;[.$N$3:.$P$3])"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MR_L_R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MR_L_W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MR_H_R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MR_H_WR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END Instruction</text:p>
          </table:table-cell>
          <table:table-cell table:number-columns-repeated="2" office:value-type="string" calcext:value-type="string">
            <text:p>SRC2</text:p>
          </table:table-cell>
          <table:table-cell office:value-type="string" calcext:value-type="string">
            <text:p>ALU_S2</text:p>
          </table:table-cell>
          <table:table-cell table:number-columns-repeated="2"/>
          <table:table-cell office:value-type="string" calcext:value-type="string">
            <text:p>Command Bit 4</text:p>
          </table:table-cell>
          <table:table-cell table:number-columns-repeated="2"/>
          <table:table-cell office:value-type="string" calcext:value-type="string">
            <text:p>RESET</text:p>
          </table:table-cell>
          <table:table-cell table:number-columns-repeated="27"/>
          <table:table-cell table:formula="of:=[.A7]*8+[.K7]+SUMIF([.$N7:.$P7];&quot;&gt;0&quot;;[.$N$3:.$P$3])"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_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_WR</text:p>
          </table:table-cell>
          <table:table-cell table:formula="of:=[.E7]+[.E4]" office:value-type="float" office:value="160" calcext:value-type="float">
            <text:p>160</text:p>
          </table:table-cell>
          <table:table-cell office:value-type="string" calcext:value-type="string">
            <text:p>A_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_WR</text:p>
          </table:table-cell>
          <table:table-cell table:formula="of:=[.I7]+[.I4]"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CARRY SET</text:p>
          </table:table-cell>
          <table:table-cell table:number-columns-repeated="2" office:value-type="string" calcext:value-type="string">
            <text:p>TAR0</text:p>
          </table:table-cell>
          <table:table-cell office:value-type="string" calcext:value-type="string">
            <text:p>ALU_S1</text:p>
          </table:table-cell>
          <table:table-cell table:number-columns-repeated="2"/>
          <table:table-cell office:value-type="string" calcext:value-type="string">
            <text:p>Command Bit 5</text:p>
          </table:table-cell>
          <table:table-cell table:number-columns-repeated="2"/>
          <table:table-cell office:value-type="string" calcext:value-type="string">
            <text:p>OUT_SEL1</text:p>
          </table:table-cell>
          <table:table-cell table:number-columns-repeated="27"/>
          <table:table-cell table:formula="of:=[.A8]*8+[.K8]+SUMIF([.$N8:.$P8];&quot;&gt;0&quot;;[.$N$3:.$P$3])"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_R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_WR</text:p>
          </table:table-cell>
          <table:table-cell table:formula="of:=[.E7]+[.E5]" office:value-type="float" office:value="192" calcext:value-type="float">
            <text:p>192</text:p>
          </table:table-cell>
          <table:table-cell office:value-type="string" calcext:value-type="string">
            <text:p>B_R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_WR</text:p>
          </table:table-cell>
          <table:table-cell table:formula="of:=[.I7]+[.I5]"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CARRY CLEAR</text:p>
          </table:table-cell>
          <table:table-cell table:number-columns-repeated="2" office:value-type="string" calcext:value-type="string">
            <text:p>TAR1</text:p>
          </table:table-cell>
          <table:table-cell office:value-type="string" calcext:value-type="string">
            <text:p>ALU_S0</text:p>
          </table:table-cell>
          <table:table-cell table:number-columns-repeated="2"/>
          <table:table-cell office:value-type="string" calcext:value-type="string">
            <text:p>Command Bit 6</text:p>
          </table:table-cell>
          <table:table-cell table:number-columns-repeated="2"/>
          <table:table-cell office:value-type="string" calcext:value-type="string">
            <text:p>OUT_SEL2</text:p>
          </table:table-cell>
          <table:table-cell table:number-columns-repeated="27"/>
          <table:table-cell table:formula="of:=[.A9]*8+[.K9]+SUMIF([.$N9:.$P9];&quot;&gt;0&quot;;[.$N$3:.$P$3])" office:value-type="float" office:value="48" calcext:value-type="float">
            <text:p>48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M_R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EM_WR</text:p>
          </table:table-cell>
          <table:table-cell table:formula="of:=[.E7]+[.E5]+[.E4]" office:value-type="float" office:value="224" calcext:value-type="float">
            <text:p>224</text:p>
          </table:table-cell>
          <table:table-cell office:value-type="string" calcext:value-type="string">
            <text:p>MEM_R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EM_WR</text:p>
          </table:table-cell>
          <table:table-cell table:formula="of:=[.I7]+[.I5]+[.I4]" office:value-type="float" office:value="224" calcext:value-type="float">
            <text:p>224</text:p>
          </table:table-cell>
          <table:table-cell table:number-columns-repeated="3"/>
          <table:table-cell table:number-columns-repeated="2" office:value-type="string" calcext:value-type="string">
            <text:p>TAR2</text:p>
          </table:table-cell>
          <table:table-cell table:number-columns-repeated="3"/>
          <table:table-cell office:value-type="string" calcext:value-type="string">
            <text:p>Command Bit 7</text:p>
          </table:table-cell>
          <table:table-cell table:number-columns-repeated="2"/>
          <table:table-cell office:value-type="string" calcext:value-type="string">
            <text:p>IN_RD</text:p>
          </table:table-cell>
          <table:table-cell table:number-columns-repeated="27"/>
          <table:table-cell table:formula="of:=[.A10]*8+[.K10]+SUMIF([.$N10:.$P10];&quot;&gt;0&quot;;[.$N$3:.$P$3])" office:value-type="float" office:value="56" calcext:value-type="float">
            <text:p>56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  <table:table-cell office:value-type="string" calcext:value-type="string">
            <text:p>EQU_1 AND EQU_2</text:p>
          </table:table-cell>
          <table:table-cell table:number-columns-repeated="30"/>
          <table:table-cell table:formula="of:=[.A11]*8+[.K11]+SUMIF([.$N11:.$P11];&quot;&gt;0&quot;;[.$N$3:.$P$3])" office:value-type="float" office:value="64" calcext:value-type="float">
            <text:p>64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  <table:table-cell office:value-type="string" calcext:value-type="string">
            <text:p>CARRY_RD</text:p>
          </table:table-cell>
          <table:table-cell table:number-columns-repeated="30"/>
          <table:table-cell table:formula="of:=[.A12]*8+[.K12]+SUMIF([.$N12:.$P12];&quot;&gt;0&quot;;[.$N$3:.$P$3])" office:value-type="float" office:value="72" calcext:value-type="float">
            <text:p>72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"/>
          <table:table-cell office:value-type="string" calcext:value-type="string">
            <text:p>Zero?</text:p>
          </table:table-cell>
          <table:table-cell table:number-columns-repeated="30"/>
          <table:table-cell table:formula="of:=[.A13]*8+[.K13]+SUMIF([.$N13:.$P13];&quot;&gt;0&quot;;[.$N$3:.$P$3])" office:value-type="float" office:value="80" calcext:value-type="float">
            <text:p>80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  <table:table-cell office:value-type="string" calcext:value-type="string">
            <text:p>Counter Bit 0</text:p>
          </table:table-cell>
          <table:table-cell table:number-columns-repeated="30"/>
          <table:table-cell table:formula="of:=[.A14]*8+[.K14]+SUMIF([.$N14:.$P14];&quot;&gt;0&quot;;[.$N$3:.$P$3])" office:value-type="float" office:value="88" calcext:value-type="float">
            <text:p>88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  <table:table-cell office:value-type="string" calcext:value-type="string">
            <text:p>Counter Bit 0</text:p>
          </table:table-cell>
          <table:table-cell table:number-columns-repeated="30"/>
          <table:table-cell table:formula="of:=[.A15]*8+[.K15]+SUMIF([.$N15:.$P15];&quot;&gt;0&quot;;[.$N$3:.$P$3])" office:value-type="float" office:value="96" calcext:value-type="float">
            <text:p>96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6]*8+[.K16]+SUMIF([.$N16:.$P16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7]*8+[.K17]+SUMIF([.$N17:.$P17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8]*8+[.K18]+SUMIF([.$N18:.$P18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9]*8+[.K19]+SUMIF([.$N19:.$P19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20]*8+[.K20]+SUMIF([.$N20:.$P20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21]*8+[.K21]+SUMIF([.$N21:.$P21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22]*8+[.K22]+SUMIF([.$N22:.$P22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/>
          <table:table-cell table:style-name="ce117" office:value-type="string" calcext:value-type="string">
            <text:p>Fehlt: instruction Register</text:p>
          </table:table-cell>
          <table:table-cell table:style-name="ce117"/>
          <table:table-cell table:number-columns-repeated="45"/>
          <table:table-cell table:formula="of:=[.A23]*8+[.K23]+SUMIF([.$N23:.$P23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pecial case start of instruction</text:p>
          </table:table-cell>
          <table:table-cell table:number-columns-repeated="46"/>
          <table:table-cell table:formula="of:=[.A24]*8+[.K24]+SUMIF([.$N24:.$P24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PC_H_RD, MR_H_WR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formula="of:=DEC2BIN([.P25];4)" office:value-type="string" office:string-value="0000" calcext:value-type="string">
            <text:p>0000</text:p>
          </table:table-cell>
          <table:table-cell table:formula="of:=&quot;00&quot;&amp;[.Q25] &amp;&quot;00&quot;" office:value-type="string" office:string-value="00000000" calcext:value-type="string">
            <text:p>00000000</text:p>
          </table:table-cell>
          <table:table-cell table:formula="of:=BIN2DEC([.R25])" office:value-type="float" office:value="0" calcext:value-type="float">
            <text:p>0</text:p>
          </table:table-cell>
          <table:table-cell/>
          <table:table-cell table:formula="of:=[.Q25]&amp;&quot;0000&quot;" office:value-type="string" office:string-value="00000000" calcext:value-type="string">
            <text:p>00000000</text:p>
          </table:table-cell>
          <table:table-cell table:formula="of:=BIN2DEC([.U25])" office:value-type="float" office:value="0" calcext:value-type="float">
            <text:p>0</text:p>
          </table:table-cell>
          <table:table-cell table:number-columns-repeated="26"/>
          <table:table-cell table:formula="of:=[.A25]*8+[.K25]+SUMIF([.$N25:.$P25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PC_L_RD, MR_L_WR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formula="of:=DEC2BIN([.P26];4)" office:value-type="string" office:string-value="0001" calcext:value-type="string">
            <text:p>0001</text:p>
          </table:table-cell>
          <table:table-cell table:formula="of:=&quot;00&quot;&amp;[.Q26] &amp;&quot;00&quot;" office:value-type="string" office:string-value="00000100" calcext:value-type="string">
            <text:p>00000100</text:p>
          </table:table-cell>
          <table:table-cell table:formula="of:=BIN2DEC([.R26])" office:value-type="float" office:value="4" calcext:value-type="float">
            <text:p>4</text:p>
          </table:table-cell>
          <table:table-cell/>
          <table:table-cell table:formula="of:=[.Q26]&amp;&quot;0000&quot;" office:value-type="string" office:string-value="00010000" calcext:value-type="string">
            <text:p>00010000</text:p>
          </table:table-cell>
          <table:table-cell table:formula="of:=BIN2DEC([.U26])" office:value-type="float" office:value="16" calcext:value-type="float">
            <text:p>16</text:p>
          </table:table-cell>
          <table:table-cell table:number-columns-repeated="26"/>
          <table:table-cell table:formula="of:=[.A26]*8+[.K26]+SUMIF([.$N26:.$P26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PC_CLK</text:p>
          </table:table-cell>
          <table:table-cell/>
          <table:table-cell office:value-type="string" calcext:value-type="string">
            <text:p>&lt;= ROM??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formula="of:=DEC2BIN([.P27];4)" office:value-type="string" office:string-value="0010" calcext:value-type="string">
            <text:p>0010</text:p>
          </table:table-cell>
          <table:table-cell table:formula="of:=&quot;00&quot;&amp;[.Q27] &amp;&quot;00&quot;" office:value-type="string" office:string-value="00001000" calcext:value-type="string">
            <text:p>00001000</text:p>
          </table:table-cell>
          <table:table-cell table:formula="of:=BIN2DEC([.R27])" office:value-type="float" office:value="8" calcext:value-type="float">
            <text:p>8</text:p>
          </table:table-cell>
          <table:table-cell/>
          <table:table-cell table:formula="of:=[.Q27]&amp;&quot;0000&quot;" office:value-type="string" office:string-value="00100000" calcext:value-type="string">
            <text:p>00100000</text:p>
          </table:table-cell>
          <table:table-cell table:formula="of:=BIN2DEC([.U27])" office:value-type="float" office:value="32" calcext:value-type="float">
            <text:p>32</text:p>
          </table:table-cell>
          <table:table-cell table:number-columns-repeated="26"/>
          <table:table-cell table:formula="of:=[.A27]*8+[.K27]+SUMIF([.$N27:.$P27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table:formula="of:=DEC2BIN([.P28];4)" office:value-type="string" office:string-value="0011" calcext:value-type="string">
            <text:p>0011</text:p>
          </table:table-cell>
          <table:table-cell table:formula="of:=&quot;00&quot;&amp;[.Q28] &amp;&quot;00&quot;" office:value-type="string" office:string-value="00001100" calcext:value-type="string">
            <text:p>00001100</text:p>
          </table:table-cell>
          <table:table-cell table:formula="of:=BIN2DEC([.R28])" office:value-type="float" office:value="12" calcext:value-type="float">
            <text:p>12</text:p>
          </table:table-cell>
          <table:table-cell/>
          <table:table-cell table:formula="of:=[.Q28]&amp;&quot;0000&quot;" office:value-type="string" office:string-value="00110000" calcext:value-type="string">
            <text:p>00110000</text:p>
          </table:table-cell>
          <table:table-cell table:formula="of:=BIN2DEC([.U28])" office:value-type="float" office:value="48" calcext:value-type="float">
            <text:p>48</text:p>
          </table:table-cell>
          <table:table-cell table:number-columns-repeated="26"/>
          <table:table-cell table:formula="of:=[.A28]*8+[.K28]+SUMIF([.$N28:.$P28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table:formula="of:=DEC2BIN([.P29];4)" office:value-type="string" office:string-value="0100" calcext:value-type="string">
            <text:p>0100</text:p>
          </table:table-cell>
          <table:table-cell table:formula="of:=&quot;00&quot;&amp;[.Q29] &amp;&quot;00&quot;" office:value-type="string" office:string-value="00010000" calcext:value-type="string">
            <text:p>00010000</text:p>
          </table:table-cell>
          <table:table-cell table:formula="of:=BIN2DEC([.R29])" office:value-type="float" office:value="16" calcext:value-type="float">
            <text:p>16</text:p>
          </table:table-cell>
          <table:table-cell/>
          <table:table-cell table:formula="of:=[.Q29]&amp;&quot;0000&quot;" office:value-type="string" office:string-value="01000000" calcext:value-type="string">
            <text:p>01000000</text:p>
          </table:table-cell>
          <table:table-cell table:formula="of:=BIN2DEC([.U29])" office:value-type="float" office:value="64" calcext:value-type="float">
            <text:p>64</text:p>
          </table:table-cell>
          <table:table-cell table:number-columns-repeated="26"/>
          <table:table-cell table:formula="of:=[.A29]*8+[.K29]+SUMIF([.$N29:.$P29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pecial case – command = 11111111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formula="of:=DEC2BIN([.P30];4)" office:value-type="string" office:string-value="0101" calcext:value-type="string">
            <text:p>0101</text:p>
          </table:table-cell>
          <table:table-cell table:formula="of:=&quot;00&quot;&amp;[.Q30] &amp;&quot;00&quot;" office:value-type="string" office:string-value="00010100" calcext:value-type="string">
            <text:p>00010100</text:p>
          </table:table-cell>
          <table:table-cell table:formula="of:=BIN2DEC([.R30])" office:value-type="float" office:value="20" calcext:value-type="float">
            <text:p>20</text:p>
          </table:table-cell>
          <table:table-cell/>
          <table:table-cell table:formula="of:=[.Q30]&amp;&quot;0000&quot;" office:value-type="string" office:string-value="01010000" calcext:value-type="string">
            <text:p>01010000</text:p>
          </table:table-cell>
          <table:table-cell table:formula="of:=BIN2DEC([.U30])" office:value-type="float" office:value="80" calcext:value-type="float">
            <text:p>80</text:p>
          </table:table-cell>
          <table:table-cell table:number-columns-repeated="26"/>
          <table:table-cell table:formula="of:=[.A30]*8+[.K30]+SUMIF([.$N30:.$P30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HALT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formula="of:=DEC2BIN([.P31];4)" office:value-type="string" office:string-value="0110" calcext:value-type="string">
            <text:p>0110</text:p>
          </table:table-cell>
          <table:table-cell table:formula="of:=&quot;00&quot;&amp;[.Q31] &amp;&quot;00&quot;" office:value-type="string" office:string-value="00011000" calcext:value-type="string">
            <text:p>00011000</text:p>
          </table:table-cell>
          <table:table-cell table:formula="of:=BIN2DEC([.R31])" office:value-type="float" office:value="24" calcext:value-type="float">
            <text:p>24</text:p>
          </table:table-cell>
          <table:table-cell/>
          <table:table-cell table:formula="of:=[.Q31]&amp;&quot;0000&quot;" office:value-type="string" office:string-value="01100000" calcext:value-type="string">
            <text:p>01100000</text:p>
          </table:table-cell>
          <table:table-cell table:formula="of:=BIN2DEC([.U31])" office:value-type="float" office:value="96" calcext:value-type="float">
            <text:p>96</text:p>
          </table:table-cell>
          <table:table-cell table:number-columns-repeated="26"/>
          <table:table-cell table:formula="of:=[.A31]*8+[.K31]+SUMIF([.$N31:.$P31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table:formula="of:=DEC2BIN([.P32];4)" office:value-type="string" office:string-value="0111" calcext:value-type="string">
            <text:p>0111</text:p>
          </table:table-cell>
          <table:table-cell table:formula="of:=&quot;00&quot;&amp;[.Q32] &amp;&quot;00&quot;" office:value-type="string" office:string-value="00011100" calcext:value-type="string">
            <text:p>00011100</text:p>
          </table:table-cell>
          <table:table-cell table:formula="of:=BIN2DEC([.R32])" office:value-type="float" office:value="28" calcext:value-type="float">
            <text:p>28</text:p>
          </table:table-cell>
          <table:table-cell/>
          <table:table-cell table:formula="of:=[.Q32]&amp;&quot;0000&quot;" office:value-type="string" office:string-value="01110000" calcext:value-type="string">
            <text:p>01110000</text:p>
          </table:table-cell>
          <table:table-cell table:formula="of:=BIN2DEC([.U32])" office:value-type="float" office:value="112" calcext:value-type="float">
            <text:p>112</text:p>
          </table:table-cell>
          <table:table-cell table:number-columns-repeated="26"/>
          <table:table-cell table:formula="of:=[.A32]*8+[.K32]+SUMIF([.$N32:.$P32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33]*8+[.K33]+SUMIF([.$N33:.$P33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34]*8+[.K34]+SUMIF([.$N34:.$P34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5"/>
          <table:table-cell office:value-type="string" calcext:value-type="string">
            <text:p>None</text:p>
          </table:table-cell>
          <table:table-cell table:style-name="ce118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30"/>
          <table:table-cell table:formula="of:=[.A35]*8+[.K35]+SUMIF([.$N35:.$P35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5"/>
          <table:table-cell office:value-type="string" calcext:value-type="string">
            <text:p>Carry</text:p>
          </table:table-cell>
          <table:table-cell table:style-name="ce118" office:value-type="string" calcext:value-type="string">
            <text:p>01</text:p>
          </table:table-cell>
          <table:table-cell office:value-type="float" office:value="2048" calcext:value-type="float">
            <text:p>2048</text:p>
          </table:table-cell>
          <table:table-cell table:number-columns-repeated="30"/>
          <table:table-cell table:formula="of:=[.A36]*8+[.K36]+SUMIF([.$N36:.$P36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5"/>
          <table:table-cell office:value-type="string" calcext:value-type="string">
            <text:p>Zero</text:p>
          </table:table-cell>
          <table:table-cell table:style-name="ce118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30"/>
          <table:table-cell table:formula="of:=[.A37]*8+[.K37]+SUMIF([.$N37:.$P37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5"/>
          <table:table-cell office:value-type="string" calcext:value-type="string">
            <text:p>Equal</text:p>
          </table:table-cell>
          <table:table-cell table:style-name="ce118" office:value-type="float" office:value="11" calcext:value-type="float">
            <text:p>11</text:p>
          </table:table-cell>
          <table:table-cell office:value-type="float" office:value="6144" calcext:value-type="float">
            <text:p>6144</text:p>
          </table:table-cell>
          <table:table-cell table:number-columns-repeated="30"/>
          <table:table-cell table:formula="of:=[.A38]*8+[.K38]+SUMIF([.$N38:.$P38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39]*8+[.K39]+SUMIF([.$N39:.$P39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40]*8+[.K40]+SUMIF([.$N40:.$P40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41]*8+[.K41]+SUMIF([.$N41:.$P41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42]*8+[.K42]+SUMIF([.$N42:.$P42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43]*8+[.K43]+SUMIF([.$N43:.$P43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44]*8+[.K44]+SUMIF([.$N44:.$P44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45]*8+[.K45]+SUMIF([.$N45:.$P45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46]*8+[.K46]+SUMIF([.$N46:.$P46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47]*8+[.K47]+SUMIF([.$N47:.$P47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48]*8+[.K48]+SUMIF([.$N48:.$P48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49]*8+[.K49]+SUMIF([.$N49:.$P49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50]*8+[.K50]+SUMIF([.$N50:.$P50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51]*8+[.K51]+SUMIF([.$N51:.$P51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52]*8+[.K52]+SUMIF([.$N52:.$P52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53]*8+[.K53]+SUMIF([.$N53:.$P53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54]*8+[.K54]+SUMIF([.$N54:.$P54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55]*8+[.K55]+SUMIF([.$N55:.$P55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56]*8+[.K56]+SUMIF([.$N56:.$P56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57]*8+[.K57]+SUMIF([.$N57:.$P57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58]*8+[.K58]+SUMIF([.$N58:.$P58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59]*8+[.K59]+SUMIF([.$N59:.$P59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60]*8+[.K60]+SUMIF([.$N60:.$P60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61]*8+[.K61]+SUMIF([.$N61:.$P61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62]*8+[.K62]+SUMIF([.$N62:.$P62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63]*8+[.K63]+SUMIF([.$N63:.$P63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64]*8+[.K64]+SUMIF([.$N64:.$P64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65]*8+[.K65]+SUMIF([.$N65:.$P65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66]*8+[.K66]+SUMIF([.$N66:.$P66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67]*8+[.K67]+SUMIF([.$N67:.$P67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68]*8+[.K68]+SUMIF([.$N68:.$P68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69]*8+[.K69]+SUMIF([.$N69:.$P69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70]*8+[.K70]+SUMIF([.$N70:.$P70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71]*8+[.K71]+SUMIF([.$N71:.$P71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72]*8+[.K72]+SUMIF([.$N72:.$P72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73]*8+[.K73]+SUMIF([.$N73:.$P73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74]*8+[.K74]+SUMIF([.$N74:.$P74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75]*8+[.K75]+SUMIF([.$N75:.$P75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76]*8+[.K76]+SUMIF([.$N76:.$P76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77]*8+[.K77]+SUMIF([.$N77:.$P77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78]*8+[.K78]+SUMIF([.$N78:.$P78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79]*8+[.K79]+SUMIF([.$N79:.$P79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80]*8+[.K80]+SUMIF([.$N80:.$P80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81]*8+[.K81]+SUMIF([.$N81:.$P81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82]*8+[.K82]+SUMIF([.$N82:.$P82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83]*8+[.K83]+SUMIF([.$N83:.$P83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84]*8+[.K84]+SUMIF([.$N84:.$P84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85]*8+[.K85]+SUMIF([.$N85:.$P85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86]*8+[.K86]+SUMIF([.$N86:.$P86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87]*8+[.K87]+SUMIF([.$N87:.$P87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88]*8+[.K88]+SUMIF([.$N88:.$P88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89]*8+[.K89]+SUMIF([.$N89:.$P89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90]*8+[.K90]+SUMIF([.$N90:.$P90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91]*8+[.K91]+SUMIF([.$N91:.$P91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92]*8+[.K92]+SUMIF([.$N92:.$P92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93]*8+[.K93]+SUMIF([.$N93:.$P93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94]*8+[.K94]+SUMIF([.$N94:.$P94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95]*8+[.K95]+SUMIF([.$N95:.$P95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96]*8+[.K96]+SUMIF([.$N96:.$P96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97]*8+[.K97]+SUMIF([.$N97:.$P97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98]*8+[.K98]+SUMIF([.$N98:.$P98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99]*8+[.K99]+SUMIF([.$N99:.$P99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00]*8+[.K100]+SUMIF([.$N100:.$P100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01]*8+[.K101]+SUMIF([.$N101:.$P101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02]*8+[.K102]+SUMIF([.$N102:.$P102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03]*8+[.K103]+SUMIF([.$N103:.$P103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04]*8+[.K104]+SUMIF([.$N104:.$P104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05]*8+[.K105]+SUMIF([.$N105:.$P105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06]*8+[.K106]+SUMIF([.$N106:.$P106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07]*8+[.K107]+SUMIF([.$N107:.$P107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08]*8+[.K108]+SUMIF([.$N108:.$P108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09]*8+[.K109]+SUMIF([.$N109:.$P109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10]*8+[.K110]+SUMIF([.$N110:.$P110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11]*8+[.K111]+SUMIF([.$N111:.$P111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12]*8+[.K112]+SUMIF([.$N112:.$P112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13]*8+[.K113]+SUMIF([.$N113:.$P113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14]*8+[.K114]+SUMIF([.$N114:.$P114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15]*8+[.K115]+SUMIF([.$N115:.$P115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16]*8+[.K116]+SUMIF([.$N116:.$P116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17]*8+[.K117]+SUMIF([.$N117:.$P117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18]*8+[.K118]+SUMIF([.$N118:.$P118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19]*8+[.K119]+SUMIF([.$N119:.$P119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20]*8+[.K120]+SUMIF([.$N120:.$P120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21]*8+[.K121]+SUMIF([.$N121:.$P121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22]*8+[.K122]+SUMIF([.$N122:.$P122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23]*8+[.K123]+SUMIF([.$N123:.$P123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24]*8+[.K124]+SUMIF([.$N124:.$P124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25]*8+[.K125]+SUMIF([.$N125:.$P125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26]*8+[.K126]+SUMIF([.$N126:.$P126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27]*8+[.K127]+SUMIF([.$N127:.$P127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28]*8+[.K128]+SUMIF([.$N128:.$P128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29]*8+[.K129]+SUMIF([.$N129:.$P129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30]*8+[.K130]+SUMIF([.$N130:.$P130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31]*8+[.K131]+SUMIF([.$N131:.$P131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32]*8+[.K132]+SUMIF([.$N132:.$P132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33]*8+[.K133]+SUMIF([.$N133:.$P133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34]*8+[.K134]+SUMIF([.$N134:.$P134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35]*8+[.K135]+SUMIF([.$N135:.$P135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36]*8+[.K136]+SUMIF([.$N136:.$P136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37]*8+[.K137]+SUMIF([.$N137:.$P137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38]*8+[.K138]+SUMIF([.$N138:.$P138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39]*8+[.K139]+SUMIF([.$N139:.$P139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40]*8+[.K140]+SUMIF([.$N140:.$P140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41]*8+[.K141]+SUMIF([.$N141:.$P141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42]*8+[.K142]+SUMIF([.$N142:.$P142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43]*8+[.K143]+SUMIF([.$N143:.$P143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44]*8+[.K144]+SUMIF([.$N144:.$P144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45]*8+[.K145]+SUMIF([.$N145:.$P145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46]*8+[.K146]+SUMIF([.$N146:.$P146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47]*8+[.K147]+SUMIF([.$N147:.$P147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48]*8+[.K148]+SUMIF([.$N148:.$P148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49]*8+[.K149]+SUMIF([.$N149:.$P149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50]*8+[.K150]+SUMIF([.$N150:.$P150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51]*8+[.K151]+SUMIF([.$N151:.$P151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52]*8+[.K152]+SUMIF([.$N152:.$P152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53]*8+[.K153]+SUMIF([.$N153:.$P153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54]*8+[.K154]+SUMIF([.$N154:.$P154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55]*8+[.K155]+SUMIF([.$N155:.$P155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56]*8+[.K156]+SUMIF([.$N156:.$P156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57]*8+[.K157]+SUMIF([.$N157:.$P157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58]*8+[.K158]+SUMIF([.$N158:.$P158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59]*8+[.K159]+SUMIF([.$N159:.$P159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60]*8+[.K160]+SUMIF([.$N160:.$P160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61]*8+[.K161]+SUMIF([.$N161:.$P161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62]*8+[.K162]+SUMIF([.$N162:.$P162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63]*8+[.K163]+SUMIF([.$N163:.$P163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64]*8+[.K164]+SUMIF([.$N164:.$P164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65]*8+[.K165]+SUMIF([.$N165:.$P165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66]*8+[.K166]+SUMIF([.$N166:.$P166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67]*8+[.K167]+SUMIF([.$N167:.$P167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68]*8+[.K168]+SUMIF([.$N168:.$P168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69]*8+[.K169]+SUMIF([.$N169:.$P169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70]*8+[.K170]+SUMIF([.$N170:.$P170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71]*8+[.K171]+SUMIF([.$N171:.$P171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72]*8+[.K172]+SUMIF([.$N172:.$P172];&quot;&gt;0&quot;;[.$N$3:.$P$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8"/>
          <table:table-cell table:formula="of:=[.A173]*8+[.K173]+SUMIF([.$N173:.$P173];&quot;&gt;0&quot;;[.$N$3:.$P$3])" office:value-type="float" office:value="0" calcext:value-type="float">
            <text:p>0</text:p>
          </table:table-cell>
          <table:table-cell table:number-columns-repeated="15"/>
        </table:table-row>
      </table:table>
      <table:table table:name="Commands all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ce109"/>
        <table:table-column table:style-name="co16" table:default-cell-style-name="Default"/>
        <table:table-column table:style-name="co17" table:default-cell-style-name="Default"/>
        <table:table-column table:style-name="co18" table:visibility="collapse" table:default-cell-style-name="Default"/>
        <table:table-column table:style-name="co17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default-cell-style-name="Default"/>
        <table:table-column table:style-name="co17" table:visibility="collapse" table:number-columns-repeated="3" table:default-cell-style-name="Default"/>
        <table:table-column table:style-name="co22" table:number-columns-repeated="3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4" table:number-columns-repeated="2" table:default-cell-style-name="Default"/>
        <table:table-column table:style-name="co3" table:number-columns-repeated="14" table:default-cell-style-name="Default"/>
        <table:table-row table:style-name="ro3">
          <table:table-cell table:style-name="ce102" office:value-type="string" calcext:value-type="string">
            <text:p>dec</text:p>
          </table:table-cell>
          <table:table-cell table:style-name="ce102" office:value-type="string" calcext:value-type="string">
            <text:p>hex</text:p>
          </table:table-cell>
          <table:table-cell table:style-name="ce105" office:value-type="string" calcext:value-type="string">
            <text:p>Command</text:p>
          </table:table-cell>
          <table:table-cell table:style-name="ce105" office:value-type="string" calcext:value-type="string">
            <text:p>binary</text:p>
          </table:table-cell>
          <table:table-cell table:number-columns-repeated="2" table:style-name="ce105" office:value-type="string" calcext:value-type="string">
            <text:p>data</text:p>
          </table:table-cell>
          <table:table-cell table:style-name="ce105" office:value-type="string" calcext:value-type="string">
            <text:p>flags</text:p>
          </table:table-cell>
          <table:table-cell table:style-name="ce105" office:value-type="string" calcext:value-type="string">
            <text:p>need</text:p>
          </table:table-cell>
          <table:table-cell table:style-name="ce105" office:value-type="string" calcext:value-type="string">
            <text:p>maybe</text:p>
          </table:table-cell>
          <table:table-cell table:style-name="ce105" office:value-type="string" calcext:value-type="string">
            <text:p>comment</text:p>
          </table:table-cell>
          <table:table-cell table:style-name="ce165" office:value-type="string" calcext:value-type="string">
            <text:p>Step</text:p>
          </table:table-cell>
          <table:table-cell table:style-name="ce166" office:value-type="string" calcext:value-type="string">
            <text:p>Zero</text:p>
          </table:table-cell>
          <table:table-cell table:style-name="ce166" office:value-type="string" calcext:value-type="string">
            <text:p>Carry</text:p>
          </table:table-cell>
          <table:table-cell table:style-name="ce166" office:value-type="string" calcext:value-type="string">
            <text:p>Equal</text:p>
          </table:table-cell>
          <table:table-cell table:style-name="ce165" office:value-type="string" calcext:value-type="string">
            <text:p>Type 0</text:p>
          </table:table-cell>
          <table:table-cell table:style-name="ce165" office:value-type="string" calcext:value-type="string">
            <text:p>Type 1</text:p>
          </table:table-cell>
          <table:table-cell table:style-name="ce177" office:value-type="string" calcext:value-type="string">
            <text:p>A_RD</text:p>
          </table:table-cell>
          <table:table-cell table:style-name="ce177" office:value-type="string" calcext:value-type="string">
            <text:p>B_RD</text:p>
          </table:table-cell>
          <table:table-cell table:style-name="ce177" office:value-type="string" calcext:value-type="string">
            <text:p>MEM_RD</text:p>
          </table:table-cell>
          <table:table-cell table:style-name="ce177" office:value-type="string" calcext:value-type="string">
            <text:p>IPC_H_RD</text:p>
          </table:table-cell>
          <table:table-cell table:style-name="ce177" office:value-type="string" calcext:value-type="string">
            <text:p>IPC_L_RD</text:p>
          </table:table-cell>
          <table:table-cell table:style-name="ce177" office:value-type="string" calcext:value-type="string">
            <text:p>MREG_H_RD</text:p>
          </table:table-cell>
          <table:table-cell table:style-name="ce177" office:value-type="string" calcext:value-type="string">
            <text:p>MREG_L_RD</text:p>
          </table:table-cell>
          <table:table-cell table:style-name="ce177" office:value-type="string" calcext:value-type="string">
            <text:p>TR_H_RD</text:p>
          </table:table-cell>
          <table:table-cell table:style-name="ce177" office:value-type="string" calcext:value-type="string">
            <text:p>TR_L_RD</text:p>
          </table:table-cell>
          <table:table-cell table:style-name="ce177" office:value-type="string" calcext:value-type="string">
            <text:p>ALU_RD</text:p>
          </table:table-cell>
          <table:table-cell table:style-name="ce187" office:value-type="string" calcext:value-type="string">
            <text:p>A_WR</text:p>
          </table:table-cell>
          <table:table-cell table:style-name="ce187" office:value-type="string" calcext:value-type="string">
            <text:p>B_WR</text:p>
          </table:table-cell>
          <table:table-cell table:style-name="ce187" office:value-type="string" calcext:value-type="string">
            <text:p>MEM_WR</text:p>
          </table:table-cell>
          <table:table-cell table:style-name="ce187" office:value-type="string" calcext:value-type="string">
            <text:p>IPC_H_WR</text:p>
          </table:table-cell>
          <table:table-cell table:style-name="ce187" office:value-type="string" calcext:value-type="string">
            <text:p>IPC_L_WR</text:p>
          </table:table-cell>
          <table:table-cell table:style-name="ce187" office:value-type="string" calcext:value-type="string">
            <text:p>MREG_H_WR</text:p>
          </table:table-cell>
          <table:table-cell table:style-name="ce187" office:value-type="string" calcext:value-type="string">
            <text:p>MREG_L_WR</text:p>
          </table:table-cell>
          <table:table-cell table:style-name="ce187" office:value-type="string" calcext:value-type="string">
            <text:p>TR_H_WR</text:p>
          </table:table-cell>
          <table:table-cell table:style-name="ce187" office:value-type="string" calcext:value-type="string">
            <text:p>TR_L_WR</text:p>
          </table:table-cell>
          <table:table-cell table:style-name="ce187" office:value-type="string" calcext:value-type="string">
            <text:p>OUT_WR</text:p>
          </table:table-cell>
          <table:table-cell table:style-name="ce165" office:value-type="string" calcext:value-type="string">
            <text:p>ALU_M_WR</text:p>
          </table:table-cell>
          <table:table-cell table:style-name="ce165" office:value-type="string" calcext:value-type="string">
            <text:p>ALU_S3_WR</text:p>
          </table:table-cell>
          <table:table-cell table:style-name="ce165" office:value-type="string" calcext:value-type="string">
            <text:p>ALU_S2_WR</text:p>
          </table:table-cell>
          <table:table-cell table:style-name="ce165" office:value-type="string" calcext:value-type="string">
            <text:p>ALU_S1_WR</text:p>
          </table:table-cell>
          <table:table-cell table:style-name="ce165" office:value-type="string" calcext:value-type="string">
            <text:p>ALU_S0_WR</text:p>
          </table:table-cell>
          <table:table-cell table:style-name="ce165" office:value-type="string" calcext:value-type="string">
            <text:p>CARRY_SET</text:p>
          </table:table-cell>
          <table:table-cell table:style-name="ce165" office:value-type="string" calcext:value-type="string">
            <text:p>Carry_CLEAR</text:p>
          </table:table-cell>
          <table:table-cell table:style-name="ce165" office:value-type="string" calcext:value-type="string">
            <text:p>HALT_WR</text:p>
          </table:table-cell>
          <table:table-cell table:style-name="ce165" office:value-type="string" calcext:value-type="string">
            <text:p>END INSTRUCTION</text:p>
          </table:table-cell>
          <table:table-cell table:style-name="ce165" office:value-type="string" calcext:value-type="string">
            <text:p>IPC ENABLE</text:p>
          </table:table-cell>
          <table:table-cell table:style-name="ce105"/>
          <table:table-cell table:style-name="ce102" office:value-type="string" calcext:value-type="string">
            <text:p>sum</text:p>
          </table:table-cell>
          <table:table-cell table:style-name="ce198" office:value-type="string" calcext:value-type="string">
            <text:p>address DEC</text:p>
          </table:table-cell>
          <table:table-cell table:style-name="ce105" office:value-type="string" calcext:value-type="string">
            <text:p>address</text:p>
          </table:table-cell>
          <table:table-cell table:style-name="ce105" table:number-columns-repeated="14"/>
        </table:table-row>
        <table:table-row table:style-name="ro1">
          <table:table-cell table:style-name="ce105"/>
          <table:table-cell/>
          <table:table-cell table:style-name="ce105"/>
          <table:table-cell table:style-name="ce151"/>
          <table:table-cell table:style-name="ce105" table:number-columns-repeated="6"/>
          <table:table-cell table:style-name="ce165"/>
          <table:table-cell table:style-name="ce167" table:number-columns-repeated="3"/>
          <table:table-cell table:style-name="ce165" table:number-columns-repeated="2"/>
          <table:table-cell table:style-name="ce178" table:number-columns-repeated="3"/>
          <table:table-cell table:style-name="ce179" office:value-type="string" calcext:value-type="string">
            <text:p>H</text:p>
          </table:table-cell>
          <table:table-cell table:style-name="ce179" office:value-type="string" calcext:value-type="string">
            <text:p>L</text:p>
          </table:table-cell>
          <table:table-cell table:style-name="ce179" office:value-type="string" calcext:value-type="string">
            <text:p>H</text:p>
          </table:table-cell>
          <table:table-cell table:style-name="ce179" office:value-type="string" calcext:value-type="string">
            <text:p>L</text:p>
          </table:table-cell>
          <table:table-cell table:style-name="ce179" office:value-type="string" calcext:value-type="string">
            <text:p>H</text:p>
          </table:table-cell>
          <table:table-cell table:style-name="ce179" office:value-type="string" calcext:value-type="string">
            <text:p>L</text:p>
          </table:table-cell>
          <table:table-cell table:style-name="ce179"/>
          <table:table-cell table:style-name="ce188" table:number-columns-repeated="3"/>
          <table:table-cell table:style-name="ce188" office:value-type="string" calcext:value-type="string">
            <text:p>H</text:p>
          </table:table-cell>
          <table:table-cell table:style-name="ce188" office:value-type="string" calcext:value-type="string">
            <text:p>L</text:p>
          </table:table-cell>
          <table:table-cell table:style-name="ce188" office:value-type="string" calcext:value-type="string">
            <text:p>H</text:p>
          </table:table-cell>
          <table:table-cell table:style-name="ce188" office:value-type="string" calcext:value-type="string">
            <text:p>L</text:p>
          </table:table-cell>
          <table:table-cell table:style-name="ce188" office:value-type="string" calcext:value-type="string">
            <text:p>H</text:p>
          </table:table-cell>
          <table:table-cell table:style-name="ce188" office:value-type="string" calcext:value-type="string">
            <text:p>L</text:p>
          </table:table-cell>
          <table:table-cell table:style-name="ce196"/>
          <table:table-cell table:style-name="ce165" table:number-columns-repeated="10"/>
          <table:table-cell table:style-name="ce105"/>
          <table:table-cell table:style-name="ce102" table:number-columns-repeated="2"/>
          <table:table-cell table:style-name="ce105" table:number-columns-repeated="15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76" office:value-type="float" office:value="24" calcext:value-type="float">
            <text:p>24</text:p>
          </table:table-cell>
          <table:table-cell table:style-name="ce176" office:value-type="float" office:value="28" calcext:value-type="float">
            <text:p>28</text:p>
          </table:table-cell>
          <table:table-cell table:number-columns-repeated="2" table:style-name="ce176" office:value-type="float" office:value="8" calcext:value-type="float">
            <text:p>8</text:p>
          </table:table-cell>
          <table:table-cell table:number-columns-repeated="2" table:style-name="ce176" office:value-type="float" office:value="12" calcext:value-type="float">
            <text:p>12</text:p>
          </table:table-cell>
          <table:table-cell table:number-columns-repeated="2" table:style-name="ce176" office:value-type="float" office:value="16" calcext:value-type="float">
            <text:p>16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160" calcext:value-type="float">
            <text:p>160</text:p>
          </table:table-cell>
          <table:table-cell table:style-name="ce176" office:value-type="float" office:value="192" calcext:value-type="float">
            <text:p>192</text:p>
          </table:table-cell>
          <table:table-cell table:style-name="ce176" office:value-type="float" office:value="224" calcext:value-type="float">
            <text:p>224</text:p>
          </table:table-cell>
          <table:table-cell table:number-columns-repeated="2" table:style-name="ce176" office:value-type="float" office:value="64" calcext:value-type="float">
            <text:p>64</text:p>
          </table:table-cell>
          <table:table-cell table:number-columns-repeated="2" table:style-name="ce176" office:value-type="float" office:value="96" calcext:value-type="float">
            <text:p>96</text:p>
          </table:table-cell>
          <table:table-cell table:number-columns-repeated="2" table:style-name="ce176" office:value-type="float" office:value="128" calcext:value-type="float">
            <text:p>128</text:p>
          </table:table-cell>
          <table:table-cell table:style-name="ce176" office:value-type="float" office:value="32" calcext:value-type="float">
            <text:p>32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16" calcext:value-type="float">
            <text:p>16</text:p>
          </table:table-cell>
          <table:table-cell table:style-name="ce176" office:value-type="float" office:value="32" calcext:value-type="float">
            <text:p>32</text:p>
          </table:table-cell>
          <table:table-cell table:style-name="ce176" office:value-type="float" office:value="64" calcext:value-type="float">
            <text:p>64</text:p>
          </table:table-cell>
          <table:table-cell table:style-name="ce176" office:value-type="float" office:value="32" calcext:value-type="float">
            <text:p>32</text:p>
          </table:table-cell>
          <table:table-cell table:style-name="ce176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76"/>
          <table:table-cell table:number-columns-repeated="4"/>
          <table:table-cell office:value-type="string" calcext:value-type="string">
            <text:p>ALU_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_WR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table:style-name="ce127" table:formula="of:=DEC2HEX([.A4];2)" office:value-type="string" office:string-value="00" calcext:value-type="string">
            <text:p>00</text:p>
          </table:table-cell>
          <table:table-cell table:style-name="ce138" office:value-type="string" calcext:value-type="string">
            <text:p>NOP</text:p>
          </table:table-cell>
          <table:table-cell table:style-name="ce152" table:formula="of:=DEC2BIN([.A4];8)" office:value-type="string" office:string-value="00000000" calcext:value-type="string">
            <text:p>00000000</text:p>
          </table:table-cell>
          <table:table-cell table:style-name="ce138" table:number-columns-repeated="2"/>
          <table:table-cell table:style-name="ce138" office:value-type="string" calcext:value-type="string">
            <text:p>-</text:p>
          </table:table-cell>
          <table:table-cell table:style-name="ce138" office:value-type="string" calcext:value-type="string">
            <text:p>x</text:p>
          </table:table-cell>
          <table:table-cell table:style-name="ce138"/>
          <table:table-cell table:style-name="ce138" office:value-type="string" calcext:value-type="string">
            <text:p>No operation</text:p>
          </table:table-cell>
          <table:table-cell table:style-name="ce138" office:value-type="float" office:value="0" calcext:value-type="float">
            <text:p>0</text:p>
          </table:table-cell>
          <table:table-cell table:style-name="ce169" table:number-columns-repeated="3"/>
          <table:table-cell table:number-columns-repeated="2" table:style-name="ce138" office:value-type="float" office:value="0" calcext:value-type="float">
            <text:p>0</text:p>
          </table:table-cell>
          <table:table-cell table:style-name="ce138" table:number-columns-repeated="3"/>
          <table:table-cell table:style-name="ce180"/>
          <table:table-cell table:style-name="ce138"/>
          <table:table-cell table:style-name="ce180"/>
          <table:table-cell table:style-name="ce138"/>
          <table:table-cell table:style-name="ce180"/>
          <table:table-cell table:style-name="ce138" table:number-columns-repeated="5"/>
          <table:table-cell table:style-name="ce189"/>
          <table:table-cell table:style-name="ce138"/>
          <table:table-cell table:style-name="ce189"/>
          <table:table-cell table:style-name="ce138"/>
          <table:table-cell table:style-name="ce189"/>
          <table:table-cell table:style-name="ce138" table:number-columns-repeated="9"/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" calcext:value-type="float">
            <text:p>1</text:p>
          </table:table-cell>
          <table:table-cell table:style-name="ce138" table:number-columns-repeated="2"/>
          <table:table-cell table:style-name="ce138" table:formula="of:=SUMIF([.$O4:.$AT4];&quot;&gt;0&quot;;[.$O$3:.$AT$3])" office:value-type="float" office:value="8" calcext:value-type="float">
            <text:p>8</text:p>
          </table:table-cell>
          <table:table-cell table:style-name="ce138" table:formula="of:=[.A4]*8+[.K4]+SUMIF([.$L4:.$N4];&quot;&gt;0&quot;;[.$L$3:.$N$3])" office:value-type="float" office:value="0" calcext:value-type="float">
            <text:p>0</text:p>
          </table:table-cell>
          <table:table-cell table:style-name="ce199" table:formula="of:=DEC2HEX([.A4]*8+[.K4]+SUMIF([.$L4:.$N4];&quot;&gt;0&quot;;[.$L$3:.$N$3]);4)" office:value-type="string" office:string-value="0000" calcext:value-type="string">
            <text:p>0000</text:p>
          </table:table-cell>
          <table:table-cell/>
          <table:table-cell office:value-type="string" calcext:value-type="string">
            <text:p>IPC_L_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PC_L_WR</text:p>
          </table:table-cell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table:style-name="ce120" office:value-type="float" office:value="1" calcext:value-type="float">
            <text:p>1</text:p>
          </table:table-cell>
          <table:table-cell table:style-name="ce128" table:formula="of:=DEC2HEX([.A5];2)" office:value-type="string" office:string-value="01" calcext:value-type="string">
            <text:p>01</text:p>
          </table:table-cell>
          <table:table-cell table:style-name="ce139" office:value-type="string" calcext:value-type="string">
            <text:p>INR A</text:p>
          </table:table-cell>
          <table:table-cell table:style-name="ce153" table:formula="of:=DEC2BIN([.A5];8)" office:value-type="string" office:string-value="00000001" calcext:value-type="string">
            <text:p>00000001</text:p>
          </table:table-cell>
          <table:table-cell table:style-name="ce139"/>
          <table:table-cell table:style-name="ce163"/>
          <table:table-cell table:style-name="ce139" office:value-type="string" calcext:value-type="string">
            <text:p>ZSPA</text:p>
          </table:table-cell>
          <table:table-cell table:style-name="ce139"/>
          <table:table-cell table:style-name="ce139" office:value-type="string" calcext:value-type="string">
            <text:p>x</text:p>
          </table:table-cell>
          <table:table-cell table:style-name="ce139" office:value-type="string" calcext:value-type="string">
            <text:p>ALU = A + CARRY (1)</text:p>
          </table:table-cell>
          <table:table-cell table:style-name="ce139" office:value-type="float" office:value="0" calcext:value-type="float">
            <text:p>0</text:p>
          </table:table-cell>
          <table:table-cell table:style-name="ce170" table:number-columns-repeated="3"/>
          <table:table-cell table:number-columns-repeated="2" table:style-name="ce139" office:value-type="float" office:value="1" calcext:value-type="float">
            <text:p>1</text:p>
          </table:table-cell>
          <table:table-cell table:style-name="ce139" table:number-columns-repeated="3"/>
          <table:table-cell table:style-name="ce181"/>
          <table:table-cell table:style-name="ce139"/>
          <table:table-cell table:style-name="ce181"/>
          <table:table-cell table:style-name="ce139"/>
          <table:table-cell table:style-name="ce181"/>
          <table:table-cell table:style-name="ce139" table:number-columns-repeated="5"/>
          <table:table-cell table:style-name="ce190"/>
          <table:table-cell table:style-name="ce139"/>
          <table:table-cell table:style-name="ce190"/>
          <table:table-cell table:style-name="ce139"/>
          <table:table-cell table:style-name="ce190"/>
          <table:table-cell table:style-name="ce139" table:number-columns-repeated="2"/>
          <table:table-cell table:number-columns-repeated="5" table:style-name="ce139" office:value-type="float" office:value="0" calcext:value-type="float">
            <text:p>0</text:p>
          </table:table-cell>
          <table:table-cell table:style-name="ce139" table:number-columns-repeated="6"/>
          <table:table-cell table:style-name="ce139" table:formula="of:=SUMIF([.$O5:.$AT5];&quot;&gt;0&quot;;[.$O$3:.$AT$3])" office:value-type="float" office:value="3" calcext:value-type="float">
            <text:p>3</text:p>
          </table:table-cell>
          <table:table-cell table:style-name="ce139" table:formula="of:=[.A5]*8+[.K5]+SUMIF([.$L5:.$N5];&quot;&gt;0&quot;;[.$L$3:.$N$3])" office:value-type="float" office:value="8" calcext:value-type="float">
            <text:p>8</text:p>
          </table:table-cell>
          <table:table-cell table:style-name="ce200" table:formula="of:=DEC2HEX([.A5]*8+[.K5]+SUMIF([.$L5:.$N5];&quot;&gt;0&quot;;[.$L$3:.$N$3]);4)" office:value-type="string" office:string-value="0008" calcext:value-type="string">
            <text:p>0008</text:p>
          </table:table-cell>
          <table:table-cell/>
          <table:table-cell office:value-type="string" calcext:value-type="string">
            <text:p>MR_L_R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R_L_WR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table:style-name="ce121" office:value-type="float" office:value="1" calcext:value-type="float">
            <text:p>1</text:p>
          </table:table-cell>
          <table:table-cell table:style-name="ce129" table:formula="of:=DEC2HEX([.A6];2)" office:value-type="string" office:string-value="01" calcext:value-type="string">
            <text:p>01</text:p>
          </table:table-cell>
          <table:table-cell table:style-name="ce140"/>
          <table:table-cell table:style-name="ce154" table:formula="of:=DEC2BIN([.A6];8)" office:value-type="string" office:string-value="00000001" calcext:value-type="string">
            <text:p>00000001</text:p>
          </table:table-cell>
          <table:table-cell table:style-name="ce140"/>
          <table:table-cell table:style-name="ce164"/>
          <table:table-cell table:style-name="ce140" table:number-columns-repeated="4"/>
          <table:table-cell table:style-name="ce140" office:value-type="float" office:value="1" calcext:value-type="float">
            <text:p>1</text:p>
          </table:table-cell>
          <table:table-cell table:style-name="ce171" table:number-columns-repeated="3"/>
          <table:table-cell table:number-columns-repeated="2" table:style-name="ce140" office:value-type="float" office:value="0" calcext:value-type="float">
            <text:p>0</text:p>
          </table:table-cell>
          <table:table-cell table:style-name="ce140" table:number-columns-repeated="3"/>
          <table:table-cell table:style-name="ce182"/>
          <table:table-cell table:style-name="ce140"/>
          <table:table-cell table:style-name="ce182"/>
          <table:table-cell table:style-name="ce140"/>
          <table:table-cell table:style-name="ce182"/>
          <table:table-cell table:style-name="ce140" table:number-columns-repeated="5"/>
          <table:table-cell table:style-name="ce191"/>
          <table:table-cell table:style-name="ce140"/>
          <table:table-cell table:style-name="ce191"/>
          <table:table-cell table:style-name="ce140"/>
          <table:table-cell table:style-name="ce191"/>
          <table:table-cell table:style-name="ce140" table:number-columns-repeated="7"/>
          <table:table-cell table:style-name="ce140" office:value-type="float" office:value="1" calcext:value-type="float">
            <text:p>1</text:p>
          </table:table-cell>
          <table:table-cell table:style-name="ce140" table:number-columns-repeated="2"/>
          <table:table-cell table:style-name="ce140" office:value-type="float" office:value="1" calcext:value-type="float">
            <text:p>1</text:p>
          </table:table-cell>
          <table:table-cell table:style-name="ce140" table:number-columns-repeated="2"/>
          <table:table-cell table:style-name="ce140" table:formula="of:=SUMIF([.$O6:.$AT6];&quot;&gt;0&quot;;[.$O$3:.$AT$3])" office:value-type="float" office:value="40" calcext:value-type="float">
            <text:p>40</text:p>
          </table:table-cell>
          <table:table-cell table:style-name="ce140" table:formula="of:=[.A6]*8+[.K6]+SUMIF([.$L6:.$N6];&quot;&gt;0&quot;;[.$L$3:.$N$3])" office:value-type="float" office:value="9" calcext:value-type="float">
            <text:p>9</text:p>
          </table:table-cell>
          <table:table-cell table:style-name="ce201" table:formula="of:=DEC2HEX([.A6]*8+[.K6]+SUMIF([.$L6:.$N6];&quot;&gt;0&quot;;[.$L$3:.$N$3]);4)" office:value-type="string" office:string-value="0009" calcext:value-type="string">
            <text:p>0009</text:p>
          </table:table-cell>
          <table:table-cell/>
          <table:table-cell office:value-type="string" calcext:value-type="string">
            <text:p>TR_L_R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_L_WR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table:style-name="ce120" office:value-type="float" office:value="2" calcext:value-type="float">
            <text:p>2</text:p>
          </table:table-cell>
          <table:table-cell table:style-name="ce128" table:formula="of:=DEC2HEX([.A7];2)" office:value-type="string" office:string-value="02" calcext:value-type="string">
            <text:p>02</text:p>
          </table:table-cell>
          <table:table-cell table:style-name="ce139" office:value-type="string" calcext:value-type="string">
            <text:p>DCR A</text:p>
          </table:table-cell>
          <table:table-cell table:style-name="ce153" table:formula="of:=DEC2BIN([.A7];8)" office:value-type="string" office:string-value="00000010" calcext:value-type="string">
            <text:p>00000010</text:p>
          </table:table-cell>
          <table:table-cell table:style-name="ce139"/>
          <table:table-cell table:style-name="ce120"/>
          <table:table-cell table:style-name="ce139" office:value-type="string" calcext:value-type="string">
            <text:p>ZSPA</text:p>
          </table:table-cell>
          <table:table-cell table:style-name="ce139"/>
          <table:table-cell table:style-name="ce139" office:value-type="string" calcext:value-type="string">
            <text:p>x</text:p>
          </table:table-cell>
          <table:table-cell table:style-name="ce139" office:value-type="string" calcext:value-type="string">
            <text:p>ALU = A - 1</text:p>
          </table:table-cell>
          <table:table-cell table:style-name="ce139" office:value-type="float" office:value="0" calcext:value-type="float">
            <text:p>0</text:p>
          </table:table-cell>
          <table:table-cell table:style-name="ce170" table:number-columns-repeated="3"/>
          <table:table-cell table:number-columns-repeated="2" table:style-name="ce139" office:value-type="float" office:value="1" calcext:value-type="float">
            <text:p>1</text:p>
          </table:table-cell>
          <table:table-cell table:style-name="ce139" table:number-columns-repeated="3"/>
          <table:table-cell table:style-name="ce181"/>
          <table:table-cell table:style-name="ce139"/>
          <table:table-cell table:style-name="ce181"/>
          <table:table-cell table:style-name="ce139"/>
          <table:table-cell table:style-name="ce181"/>
          <table:table-cell table:style-name="ce139" table:number-columns-repeated="5"/>
          <table:table-cell table:style-name="ce190"/>
          <table:table-cell table:style-name="ce139"/>
          <table:table-cell table:style-name="ce190"/>
          <table:table-cell table:style-name="ce139"/>
          <table:table-cell table:style-name="ce190"/>
          <table:table-cell table:style-name="ce139" table:number-columns-repeated="2"/>
          <table:table-cell table:style-name="ce197" office:value-type="float" office:value="0" calcext:value-type="float">
            <text:p>0</text:p>
          </table:table-cell>
          <table:table-cell table:number-columns-repeated="4" table:style-name="ce197" office:value-type="float" office:value="1" calcext:value-type="float">
            <text:p>1</text:p>
          </table:table-cell>
          <table:table-cell table:style-name="ce197"/>
          <table:table-cell table:style-name="ce139" table:number-columns-repeated="5"/>
          <table:table-cell table:style-name="ce139" table:formula="of:=SUMIF([.$O7:.$AT7];&quot;&gt;0&quot;;[.$O$3:.$AT$3])" office:value-type="float" office:value="123" calcext:value-type="float">
            <text:p>123</text:p>
          </table:table-cell>
          <table:table-cell table:style-name="ce139" table:formula="of:=[.A7]*8+[.K7]+SUMIF([.$L7:.$N7];&quot;&gt;0&quot;;[.$L$3:.$N$3])" office:value-type="float" office:value="16" calcext:value-type="float">
            <text:p>16</text:p>
          </table:table-cell>
          <table:table-cell table:style-name="ce200" table:formula="of:=DEC2HEX([.A7]*8+[.K7]+SUMIF([.$L7:.$N7];&quot;&gt;0&quot;;[.$L$3:.$N$3]);4)" office:value-type="string" office:string-value="0010" calcext:value-type="string">
            <text:p>0010</text:p>
          </table:table-cell>
          <table:table-cell/>
          <table:table-cell office:value-type="string" calcext:value-type="string">
            <text:p>A_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_WR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style-name="ce121" office:value-type="float" office:value="2" calcext:value-type="float">
            <text:p>2</text:p>
          </table:table-cell>
          <table:table-cell table:style-name="ce129" table:formula="of:=DEC2HEX([.A8];2)" office:value-type="string" office:string-value="02" calcext:value-type="string">
            <text:p>02</text:p>
          </table:table-cell>
          <table:table-cell table:style-name="ce140"/>
          <table:table-cell table:style-name="ce154" table:formula="of:=DEC2BIN([.A8];8)" office:value-type="string" office:string-value="00000010" calcext:value-type="string">
            <text:p>00000010</text:p>
          </table:table-cell>
          <table:table-cell table:style-name="ce140"/>
          <table:table-cell table:style-name="ce121"/>
          <table:table-cell table:style-name="ce140" table:number-columns-repeated="4"/>
          <table:table-cell table:style-name="ce140" office:value-type="float" office:value="1" calcext:value-type="float">
            <text:p>1</text:p>
          </table:table-cell>
          <table:table-cell table:style-name="ce171" table:number-columns-repeated="3"/>
          <table:table-cell table:number-columns-repeated="2" table:style-name="ce140" office:value-type="float" office:value="0" calcext:value-type="float">
            <text:p>0</text:p>
          </table:table-cell>
          <table:table-cell table:style-name="ce140" table:number-columns-repeated="3"/>
          <table:table-cell table:style-name="ce182"/>
          <table:table-cell table:style-name="ce140"/>
          <table:table-cell table:style-name="ce182"/>
          <table:table-cell table:style-name="ce140"/>
          <table:table-cell table:style-name="ce182"/>
          <table:table-cell table:style-name="ce140" table:number-columns-repeated="5"/>
          <table:table-cell table:style-name="ce191"/>
          <table:table-cell table:style-name="ce140"/>
          <table:table-cell table:style-name="ce191"/>
          <table:table-cell table:style-name="ce140"/>
          <table:table-cell table:style-name="ce191"/>
          <table:table-cell table:style-name="ce140" table:number-columns-repeated="10"/>
          <table:table-cell table:style-name="ce140" office:value-type="float" office:value="1" calcext:value-type="float">
            <text:p>1</text:p>
          </table:table-cell>
          <table:table-cell table:style-name="ce140" table:number-columns-repeated="2"/>
          <table:table-cell table:style-name="ce140" table:formula="of:=SUMIF([.$O8:.$AT8];&quot;&gt;0&quot;;[.$O$3:.$AT$3])" office:value-type="float" office:value="8" calcext:value-type="float">
            <text:p>8</text:p>
          </table:table-cell>
          <table:table-cell table:style-name="ce140" table:formula="of:=[.A8]*8+[.K8]+SUMIF([.$L8:.$N8];&quot;&gt;0&quot;;[.$L$3:.$N$3])" office:value-type="float" office:value="17" calcext:value-type="float">
            <text:p>17</text:p>
          </table:table-cell>
          <table:table-cell table:style-name="ce201" table:formula="of:=DEC2HEX([.A8]*8+[.K8]+SUMIF([.$L8:.$N8];&quot;&gt;0&quot;;[.$L$3:.$N$3]);4)" office:value-type="string" office:string-value="0011" calcext:value-type="string">
            <text:p>0011</text:p>
          </table:table-cell>
          <table:table-cell/>
          <table:table-cell office:value-type="string" calcext:value-type="string">
            <text:p>B_R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_WR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table:style-name="ce120" office:value-type="float" office:value="3" calcext:value-type="float">
            <text:p>3</text:p>
          </table:table-cell>
          <table:table-cell table:style-name="ce128" table:formula="of:=DEC2HEX([.A9];2)" office:value-type="string" office:string-value="03" calcext:value-type="string">
            <text:p>03</text:p>
          </table:table-cell>
          <table:table-cell table:style-name="ce139" office:value-type="string" calcext:value-type="string">
            <text:p>RLC A</text:p>
          </table:table-cell>
          <table:table-cell table:style-name="ce153" table:formula="of:=DEC2BIN([.A9];8)" office:value-type="string" office:string-value="00000011" calcext:value-type="string">
            <text:p>00000011</text:p>
          </table:table-cell>
          <table:table-cell table:style-name="ce139"/>
          <table:table-cell table:style-name="ce120"/>
          <table:table-cell table:style-name="ce139" office:value-type="string" calcext:value-type="string">
            <text:p>C</text:p>
          </table:table-cell>
          <table:table-cell table:style-name="ce139"/>
          <table:table-cell table:style-name="ce139" office:value-type="string" calcext:value-type="string">
            <text:p>x</text:p>
          </table:table-cell>
          <table:table-cell table:style-name="ce139" office:value-type="string" calcext:value-type="string">
            <text:p>ALU = A * 2 + CARRY</text:p>
          </table:table-cell>
          <table:table-cell table:style-name="ce139" office:value-type="float" office:value="0" calcext:value-type="float">
            <text:p>0</text:p>
          </table:table-cell>
          <table:table-cell table:style-name="ce170" table:number-columns-repeated="3"/>
          <table:table-cell table:number-columns-repeated="2" table:style-name="ce139" office:value-type="float" office:value="1" calcext:value-type="float">
            <text:p>1</text:p>
          </table:table-cell>
          <table:table-cell table:style-name="ce139" table:number-columns-repeated="3"/>
          <table:table-cell table:style-name="ce181"/>
          <table:table-cell table:style-name="ce139"/>
          <table:table-cell table:style-name="ce181"/>
          <table:table-cell table:style-name="ce139"/>
          <table:table-cell table:style-name="ce181"/>
          <table:table-cell table:style-name="ce139" table:number-columns-repeated="5"/>
          <table:table-cell table:style-name="ce190"/>
          <table:table-cell table:style-name="ce139"/>
          <table:table-cell table:style-name="ce190"/>
          <table:table-cell table:style-name="ce139"/>
          <table:table-cell table:style-name="ce190"/>
          <table:table-cell table:style-name="ce139" table:number-columns-repeated="2"/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table:number-columns-repeated="6"/>
          <table:table-cell table:style-name="ce139" table:formula="of:=SUMIF([.$O9:.$AT9];&quot;&gt;0&quot;;[.$O$3:.$AT$3])" office:value-type="float" office:value="27" calcext:value-type="float">
            <text:p>27</text:p>
          </table:table-cell>
          <table:table-cell table:style-name="ce139" table:formula="of:=[.A9]*8+[.K9]+SUMIF([.$L9:.$N9];&quot;&gt;0&quot;;[.$L$3:.$N$3])" office:value-type="float" office:value="24" calcext:value-type="float">
            <text:p>24</text:p>
          </table:table-cell>
          <table:table-cell table:style-name="ce200" table:formula="of:=DEC2HEX([.A9]*8+[.K9]+SUMIF([.$L9:.$N9];&quot;&gt;0&quot;;[.$L$3:.$N$3]);4)" office:value-type="string" office:string-value="0018" calcext:value-type="string">
            <text:p>0018</text:p>
          </table:table-cell>
          <table:table-cell/>
          <table:table-cell office:value-type="string" calcext:value-type="string">
            <text:p>MEM_R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EM_WR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table:style-name="ce121" office:value-type="float" office:value="3" calcext:value-type="float">
            <text:p>3</text:p>
          </table:table-cell>
          <table:table-cell table:style-name="ce129" table:formula="of:=DEC2HEX([.A10];2)" office:value-type="string" office:string-value="03" calcext:value-type="string">
            <text:p>03</text:p>
          </table:table-cell>
          <table:table-cell table:style-name="ce140"/>
          <table:table-cell table:style-name="ce154" table:formula="of:=DEC2BIN([.A10];8)" office:value-type="string" office:string-value="00000011" calcext:value-type="string">
            <text:p>00000011</text:p>
          </table:table-cell>
          <table:table-cell table:style-name="ce140"/>
          <table:table-cell table:style-name="ce121"/>
          <table:table-cell table:style-name="ce140" table:number-columns-repeated="4"/>
          <table:table-cell table:style-name="ce140" office:value-type="float" office:value="1" calcext:value-type="float">
            <text:p>1</text:p>
          </table:table-cell>
          <table:table-cell table:style-name="ce171" table:number-columns-repeated="3"/>
          <table:table-cell table:number-columns-repeated="2" table:style-name="ce140" office:value-type="float" office:value="0" calcext:value-type="float">
            <text:p>0</text:p>
          </table:table-cell>
          <table:table-cell table:style-name="ce140" table:number-columns-repeated="3"/>
          <table:table-cell table:style-name="ce182"/>
          <table:table-cell table:style-name="ce140"/>
          <table:table-cell table:style-name="ce182"/>
          <table:table-cell table:style-name="ce140"/>
          <table:table-cell table:style-name="ce182"/>
          <table:table-cell table:style-name="ce140" table:number-columns-repeated="5"/>
          <table:table-cell table:style-name="ce191"/>
          <table:table-cell table:style-name="ce140"/>
          <table:table-cell table:style-name="ce191"/>
          <table:table-cell table:style-name="ce140"/>
          <table:table-cell table:style-name="ce191"/>
          <table:table-cell table:style-name="ce140" table:number-columns-repeated="10"/>
          <table:table-cell table:style-name="ce140" office:value-type="float" office:value="1" calcext:value-type="float">
            <text:p>1</text:p>
          </table:table-cell>
          <table:table-cell table:style-name="ce140" table:number-columns-repeated="2"/>
          <table:table-cell table:style-name="ce140" table:formula="of:=SUMIF([.$O10:.$AT10];&quot;&gt;0&quot;;[.$O$3:.$AT$3])" office:value-type="float" office:value="8" calcext:value-type="float">
            <text:p>8</text:p>
          </table:table-cell>
          <table:table-cell table:style-name="ce140" table:formula="of:=[.A10]*8+[.K10]+SUMIF([.$L10:.$N10];&quot;&gt;0&quot;;[.$L$3:.$N$3])" office:value-type="float" office:value="25" calcext:value-type="float">
            <text:p>25</text:p>
          </table:table-cell>
          <table:table-cell table:style-name="ce201" table:formula="of:=DEC2HEX([.A10]*8+[.K10]+SUMIF([.$L10:.$N10];&quot;&gt;0&quot;;[.$L$3:.$N$3]);4)" office:value-type="string" office:string-value="0019" calcext:value-type="string">
            <text:p>0019</text:p>
          </table:table-cell>
          <table:table-cell table:number-columns-repeated="14"/>
        </table:table-row>
        <table:table-row table:style-name="ro1">
          <table:table-cell table:style-name="ce120" office:value-type="float" office:value="4" calcext:value-type="float">
            <text:p>4</text:p>
          </table:table-cell>
          <table:table-cell table:style-name="ce128" table:formula="of:=DEC2HEX([.A11];2)" office:value-type="string" office:string-value="04" calcext:value-type="string">
            <text:p>04</text:p>
          </table:table-cell>
          <table:table-cell table:style-name="ce139" office:value-type="string" calcext:value-type="string">
            <text:p>CMA</text:p>
          </table:table-cell>
          <table:table-cell table:style-name="ce153" table:formula="of:=DEC2BIN([.A11];8)" office:value-type="string" office:string-value="00000100" calcext:value-type="string">
            <text:p>00000100</text:p>
          </table:table-cell>
          <table:table-cell table:style-name="ce139"/>
          <table:table-cell table:style-name="ce120"/>
          <table:table-cell table:style-name="ce139" office:value-type="string" calcext:value-type="string">
            <text:p>-</text:p>
          </table:table-cell>
          <table:table-cell table:style-name="ce139"/>
          <table:table-cell table:style-name="ce139" office:value-type="string" calcext:value-type="string">
            <text:p>x</text:p>
          </table:table-cell>
          <table:table-cell table:style-name="ce139" office:value-type="string" calcext:value-type="string">
            <text:p>ALU = Compliment A</text:p>
          </table:table-cell>
          <table:table-cell table:style-name="ce139" office:value-type="float" office:value="0" calcext:value-type="float">
            <text:p>0</text:p>
          </table:table-cell>
          <table:table-cell table:style-name="ce170" table:number-columns-repeated="3"/>
          <table:table-cell table:number-columns-repeated="2" table:style-name="ce139" office:value-type="float" office:value="1" calcext:value-type="float">
            <text:p>1</text:p>
          </table:table-cell>
          <table:table-cell table:style-name="ce139" table:number-columns-repeated="3"/>
          <table:table-cell table:style-name="ce181"/>
          <table:table-cell table:style-name="ce139"/>
          <table:table-cell table:style-name="ce181"/>
          <table:table-cell table:style-name="ce139"/>
          <table:table-cell table:style-name="ce181"/>
          <table:table-cell table:style-name="ce139" table:number-columns-repeated="5"/>
          <table:table-cell table:style-name="ce190"/>
          <table:table-cell table:style-name="ce139"/>
          <table:table-cell table:style-name="ce190"/>
          <table:table-cell table:style-name="ce139"/>
          <table:table-cell table:style-name="ce190"/>
          <table:table-cell table:style-name="ce139" table:number-columns-repeated="2"/>
          <table:table-cell table:style-name="ce139" office:value-type="float" office:value="1" calcext:value-type="float">
            <text:p>1</text:p>
          </table:table-cell>
          <table:table-cell table:number-columns-repeated="4" table:style-name="ce139" office:value-type="float" office:value="0" calcext:value-type="float">
            <text:p>0</text:p>
          </table:table-cell>
          <table:table-cell table:style-name="ce139" table:number-columns-repeated="6"/>
          <table:table-cell table:style-name="ce139" table:formula="of:=SUMIF([.$O11:.$AT11];&quot;&gt;0&quot;;[.$O$3:.$AT$3])" office:value-type="float" office:value="7" calcext:value-type="float">
            <text:p>7</text:p>
          </table:table-cell>
          <table:table-cell table:style-name="ce139" table:formula="of:=[.A11]*8+[.K11]+SUMIF([.$L11:.$N11];&quot;&gt;0&quot;;[.$L$3:.$N$3])" office:value-type="float" office:value="32" calcext:value-type="float">
            <text:p>32</text:p>
          </table:table-cell>
          <table:table-cell table:style-name="ce200" table:formula="of:=DEC2HEX([.A11]*8+[.K11]+SUMIF([.$L11:.$N11];&quot;&gt;0&quot;;[.$L$3:.$N$3]);4)" office:value-type="string" office:string-value="0020" calcext:value-type="string">
            <text:p>0020</text:p>
          </table:table-cell>
          <table:table-cell table:number-columns-repeated="14"/>
        </table:table-row>
        <table:table-row table:style-name="ro1">
          <table:table-cell table:style-name="ce121" office:value-type="float" office:value="4" calcext:value-type="float">
            <text:p>4</text:p>
          </table:table-cell>
          <table:table-cell table:style-name="ce129" table:formula="of:=DEC2HEX([.A12];2)" office:value-type="string" office:string-value="04" calcext:value-type="string">
            <text:p>04</text:p>
          </table:table-cell>
          <table:table-cell table:style-name="ce140"/>
          <table:table-cell table:style-name="ce154" table:formula="of:=DEC2BIN([.A12];8)" office:value-type="string" office:string-value="00000100" calcext:value-type="string">
            <text:p>00000100</text:p>
          </table:table-cell>
          <table:table-cell table:style-name="ce140"/>
          <table:table-cell table:style-name="ce121"/>
          <table:table-cell table:style-name="ce140" table:number-columns-repeated="4"/>
          <table:table-cell table:style-name="ce140" office:value-type="float" office:value="1" calcext:value-type="float">
            <text:p>1</text:p>
          </table:table-cell>
          <table:table-cell table:style-name="ce171" table:number-columns-repeated="3"/>
          <table:table-cell table:number-columns-repeated="2" table:style-name="ce140" office:value-type="float" office:value="0" calcext:value-type="float">
            <text:p>0</text:p>
          </table:table-cell>
          <table:table-cell table:style-name="ce140" table:number-columns-repeated="3"/>
          <table:table-cell table:style-name="ce182"/>
          <table:table-cell table:style-name="ce140"/>
          <table:table-cell table:style-name="ce182"/>
          <table:table-cell table:style-name="ce140"/>
          <table:table-cell table:style-name="ce182"/>
          <table:table-cell table:style-name="ce140" table:number-columns-repeated="5"/>
          <table:table-cell table:style-name="ce191"/>
          <table:table-cell table:style-name="ce140"/>
          <table:table-cell table:style-name="ce191"/>
          <table:table-cell table:style-name="ce140"/>
          <table:table-cell table:style-name="ce191"/>
          <table:table-cell table:style-name="ce140" table:number-columns-repeated="10"/>
          <table:table-cell table:style-name="ce140" office:value-type="float" office:value="1" calcext:value-type="float">
            <text:p>1</text:p>
          </table:table-cell>
          <table:table-cell table:style-name="ce140" table:number-columns-repeated="2"/>
          <table:table-cell table:style-name="ce140" table:formula="of:=SUMIF([.$O12:.$AT12];&quot;&gt;0&quot;;[.$O$3:.$AT$3])" office:value-type="float" office:value="8" calcext:value-type="float">
            <text:p>8</text:p>
          </table:table-cell>
          <table:table-cell table:style-name="ce140" table:formula="of:=[.A12]*8+[.K12]+SUMIF([.$L12:.$N12];&quot;&gt;0&quot;;[.$L$3:.$N$3])" office:value-type="float" office:value="33" calcext:value-type="float">
            <text:p>33</text:p>
          </table:table-cell>
          <table:table-cell table:style-name="ce201" table:formula="of:=DEC2HEX([.A12]*8+[.K12]+SUMIF([.$L12:.$N12];&quot;&gt;0&quot;;[.$L$3:.$N$3]);4)" office:value-type="string" office:string-value="0021" calcext:value-type="string">
            <text:p>0021</text:p>
          </table:table-cell>
          <table:table-cell/>
          <table:table-cell office:value-type="string" calcext:value-type="string">
            <text:p>IPC_H_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PC_H_WR</text:p>
          </table:table-cell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table:style-name="ce119" office:value-type="float" office:value="5" calcext:value-type="float">
            <text:p>5</text:p>
          </table:table-cell>
          <table:table-cell table:style-name="ce127" table:formula="of:=DEC2HEX([.A13];2)" office:value-type="string" office:string-value="05" calcext:value-type="string">
            <text:p>05</text:p>
          </table:table-cell>
          <table:table-cell table:style-name="ce138" office:value-type="string" calcext:value-type="string">
            <text:p>STC</text:p>
          </table:table-cell>
          <table:table-cell table:style-name="ce152" table:formula="of:=DEC2BIN([.A13];8)" office:value-type="string" office:string-value="00000101" calcext:value-type="string">
            <text:p>00000101</text:p>
          </table:table-cell>
          <table:table-cell table:style-name="ce138" table:number-columns-repeated="2"/>
          <table:table-cell table:style-name="ce138" office:value-type="string" calcext:value-type="string">
            <text:p>C</text:p>
          </table:table-cell>
          <table:table-cell table:style-name="ce138" office:value-type="string" calcext:value-type="string">
            <text:p>x</text:p>
          </table:table-cell>
          <table:table-cell table:style-name="ce138"/>
          <table:table-cell table:style-name="ce138" office:value-type="string" calcext:value-type="string">
            <text:p>Set Carry flag</text:p>
          </table:table-cell>
          <table:table-cell table:style-name="ce138" office:value-type="float" office:value="0" calcext:value-type="float">
            <text:p>0</text:p>
          </table:table-cell>
          <table:table-cell table:style-name="ce169" table:number-columns-repeated="3"/>
          <table:table-cell table:number-columns-repeated="2" table:style-name="ce138" office:value-type="float" office:value="0" calcext:value-type="float">
            <text:p>0</text:p>
          </table:table-cell>
          <table:table-cell table:style-name="ce138" table:number-columns-repeated="3"/>
          <table:table-cell table:style-name="ce180"/>
          <table:table-cell table:style-name="ce138"/>
          <table:table-cell table:style-name="ce180"/>
          <table:table-cell table:style-name="ce138"/>
          <table:table-cell table:style-name="ce180"/>
          <table:table-cell table:style-name="ce138" table:number-columns-repeated="5"/>
          <table:table-cell table:style-name="ce189"/>
          <table:table-cell table:style-name="ce138"/>
          <table:table-cell table:style-name="ce189"/>
          <table:table-cell table:style-name="ce138"/>
          <table:table-cell table:style-name="ce189"/>
          <table:table-cell table:style-name="ce138" table:number-columns-repeated="7"/>
          <table:table-cell table:style-name="ce138" office:value-type="float" office:value="1" calcext:value-type="float">
            <text:p>1</text:p>
          </table:table-cell>
          <table:table-cell table:style-name="ce138" table:number-columns-repeated="2"/>
          <table:table-cell table:style-name="ce138" office:value-type="float" office:value="1" calcext:value-type="float">
            <text:p>1</text:p>
          </table:table-cell>
          <table:table-cell table:style-name="ce138" table:number-columns-repeated="2"/>
          <table:table-cell table:style-name="ce138" table:formula="of:=SUMIF([.$O13:.$AT13];&quot;&gt;0&quot;;[.$O$3:.$AT$3])" office:value-type="float" office:value="40" calcext:value-type="float">
            <text:p>40</text:p>
          </table:table-cell>
          <table:table-cell table:style-name="ce138" table:formula="of:=[.A13]*8+[.K13]+SUMIF([.$L13:.$N13];&quot;&gt;0&quot;;[.$L$3:.$N$3])" office:value-type="float" office:value="40" calcext:value-type="float">
            <text:p>40</text:p>
          </table:table-cell>
          <table:table-cell table:style-name="ce199" table:formula="of:=DEC2HEX([.A13]*8+[.K13]+SUMIF([.$L13:.$N13];&quot;&gt;0&quot;;[.$L$3:.$N$3]);4)" office:value-type="string" office:string-value="0028" calcext:value-type="string">
            <text:p>0028</text:p>
          </table:table-cell>
          <table:table-cell/>
          <table:table-cell office:value-type="string" calcext:value-type="string">
            <text:p>MR_H_R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R_H_WR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table:style-name="ce122" office:value-type="float" office:value="6" calcext:value-type="float">
            <text:p>6</text:p>
          </table:table-cell>
          <table:table-cell table:style-name="ce130" table:formula="of:=DEC2HEX([.A14];2)" office:value-type="string" office:string-value="06" calcext:value-type="string">
            <text:p>06</text:p>
          </table:table-cell>
          <table:table-cell table:style-name="ce141" office:value-type="string" calcext:value-type="string">
            <text:p>CMC</text:p>
          </table:table-cell>
          <table:table-cell table:style-name="ce152" table:formula="of:=DEC2BIN([.A14];8)" office:value-type="string" office:string-value="00000110" calcext:value-type="string">
            <text:p>00000110</text:p>
          </table:table-cell>
          <table:table-cell table:style-name="ce138" table:number-columns-repeated="2"/>
          <table:table-cell table:style-name="ce138" office:value-type="string" calcext:value-type="string">
            <text:p>C</text:p>
          </table:table-cell>
          <table:table-cell table:style-name="ce138" table:number-columns-repeated="2"/>
          <table:table-cell table:style-name="ce138" office:value-type="string" calcext:value-type="string">
            <text:p>Compliment Carry flag</text:p>
          </table:table-cell>
          <table:table-cell table:style-name="ce138" office:value-type="float" office:value="0" calcext:value-type="float">
            <text:p>0</text:p>
          </table:table-cell>
          <table:table-cell table:style-name="ce169" table:number-columns-repeated="3"/>
          <table:table-cell table:number-columns-repeated="2" table:style-name="ce138" office:value-type="float" office:value="0" calcext:value-type="float">
            <text:p>0</text:p>
          </table:table-cell>
          <table:table-cell table:style-name="ce138" table:number-columns-repeated="3"/>
          <table:table-cell table:style-name="ce180"/>
          <table:table-cell table:style-name="ce138"/>
          <table:table-cell table:style-name="ce180"/>
          <table:table-cell table:style-name="ce138"/>
          <table:table-cell table:style-name="ce180"/>
          <table:table-cell table:style-name="ce138" table:number-columns-repeated="5"/>
          <table:table-cell table:style-name="ce189"/>
          <table:table-cell table:style-name="ce138"/>
          <table:table-cell table:style-name="ce189"/>
          <table:table-cell table:style-name="ce138"/>
          <table:table-cell table:style-name="ce189"/>
          <table:table-cell table:style-name="ce138" table:number-columns-repeated="8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38" office:value-type="float" office:value="1" calcext:value-type="float">
            <text:p>1</text:p>
          </table:table-cell>
          <table:table-cell table:style-name="ce138" table:number-columns-repeated="2"/>
          <table:table-cell table:style-name="ce138" table:formula="of:=SUMIF([.$O14:.$AT14];&quot;&gt;0&quot;;[.$O$3:.$AT$3])" office:value-type="float" office:value="72" calcext:value-type="float">
            <text:p>72</text:p>
          </table:table-cell>
          <table:table-cell table:style-name="ce138" table:formula="of:=[.A14]*8+[.K14]+SUMIF([.$L14:.$N14];&quot;&gt;0&quot;;[.$L$3:.$N$3])" office:value-type="float" office:value="48" calcext:value-type="float">
            <text:p>48</text:p>
          </table:table-cell>
          <table:table-cell table:style-name="ce199" table:formula="of:=DEC2HEX([.A14]*8+[.K14]+SUMIF([.$L14:.$N14];&quot;&gt;0&quot;;[.$L$3:.$N$3]);4)" office:value-type="string" office:string-value="0030" calcext:value-type="string">
            <text:p>0030</text:p>
          </table:table-cell>
          <table:table-cell/>
          <table:table-cell office:value-type="string" calcext:value-type="string">
            <text:p>A_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_WR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style-name="ce122" office:value-type="float" office:value="6" calcext:value-type="float">
            <text:p>6</text:p>
          </table:table-cell>
          <table:table-cell table:style-name="ce130" table:formula="of:=DEC2HEX([.A15];2)" office:value-type="string" office:string-value="06" calcext:value-type="string">
            <text:p>06</text:p>
          </table:table-cell>
          <table:table-cell table:style-name="ce141" office:value-type="string" calcext:value-type="string">
            <text:p>CMC</text:p>
          </table:table-cell>
          <table:table-cell table:style-name="ce152" table:formula="of:=DEC2BIN([.A15];8)" office:value-type="string" office:string-value="00000110" calcext:value-type="string">
            <text:p>00000110</text:p>
          </table:table-cell>
          <table:table-cell table:style-name="ce138" table:number-columns-repeated="2"/>
          <table:table-cell table:style-name="ce138" office:value-type="string" calcext:value-type="string">
            <text:p>C</text:p>
          </table:table-cell>
          <table:table-cell table:style-name="ce138" table:number-columns-repeated="2"/>
          <table:table-cell table:style-name="ce138" office:value-type="string" calcext:value-type="string">
            <text:p>Compliment Carry flag</text:p>
          </table:table-cell>
          <table:table-cell table:style-name="ce138" office:value-type="float" office:value="0" calcext:value-type="float">
            <text:p>0</text:p>
          </table:table-cell>
          <table:table-cell table:style-name="ce169" table:number-columns-repeated="3"/>
          <table:table-cell table:number-columns-repeated="2" table:style-name="ce138" office:value-type="float" office:value="0" calcext:value-type="float">
            <text:p>0</text:p>
          </table:table-cell>
          <table:table-cell table:style-name="ce138" table:number-columns-repeated="3"/>
          <table:table-cell table:style-name="ce180"/>
          <table:table-cell table:style-name="ce138"/>
          <table:table-cell table:style-name="ce180"/>
          <table:table-cell table:style-name="ce138"/>
          <table:table-cell table:style-name="ce180"/>
          <table:table-cell table:style-name="ce138" table:number-columns-repeated="5"/>
          <table:table-cell table:style-name="ce189"/>
          <table:table-cell table:style-name="ce138"/>
          <table:table-cell table:style-name="ce189"/>
          <table:table-cell table:style-name="ce138"/>
          <table:table-cell table:style-name="ce189"/>
          <table:table-cell table:style-name="ce138" table:number-columns-repeated="7"/>
          <table:table-cell table:style-name="ce138" office:value-type="float" office:value="1" calcext:value-type="float">
            <text:p>1</text:p>
          </table:table-cell>
          <table:table-cell table:style-name="ce138" table:number-columns-repeated="2"/>
          <table:table-cell table:style-name="ce138" office:value-type="float" office:value="1" calcext:value-type="float">
            <text:p>1</text:p>
          </table:table-cell>
          <table:table-cell table:style-name="ce138" table:number-columns-repeated="2"/>
          <table:table-cell table:style-name="ce138" table:formula="of:=SUMIF([.$O15:.$AT15];&quot;&gt;0&quot;;[.$O$3:.$AT$3])" office:value-type="float" office:value="40" calcext:value-type="float">
            <text:p>40</text:p>
          </table:table-cell>
          <table:table-cell table:style-name="ce138" table:formula="of:=[.A15]*8+[.K15]+SUMIF([.$L15:.$N15];&quot;&gt;0&quot;;[.$L$3:.$N$3])" office:value-type="float" office:value="48" calcext:value-type="float">
            <text:p>48</text:p>
          </table:table-cell>
          <table:table-cell table:style-name="ce199" table:formula="of:=DEC2HEX([.A15]*8+[.K15]+SUMIF([.$L15:.$N15];&quot;&gt;0&quot;;[.$L$3:.$N$3]);4)" office:value-type="string" office:string-value="0030" calcext:value-type="string">
            <text:p>0030</text:p>
          </table:table-cell>
          <table:table-cell table:number-columns-repeated="14"/>
        </table:table-row>
        <table:table-row table:style-name="ro1">
          <table:table-cell table:style-name="ce119" office:value-type="float" office:value="7" calcext:value-type="float">
            <text:p>7</text:p>
          </table:table-cell>
          <table:table-cell table:style-name="ce127" table:formula="of:=DEC2HEX([.A16];2)" office:value-type="string" office:string-value="07" calcext:value-type="string">
            <text:p>07</text:p>
          </table:table-cell>
          <table:table-cell table:style-name="ce142" office:value-type="string" calcext:value-type="string">
            <text:p>CLC</text:p>
          </table:table-cell>
          <table:table-cell table:style-name="ce155" table:formula="of:=DEC2BIN([.A16];8)" office:value-type="string" office:string-value="00000111" calcext:value-type="string">
            <text:p>00000111</text:p>
          </table:table-cell>
          <table:table-cell table:style-name="ce138" table:number-columns-repeated="5"/>
          <table:table-cell table:style-name="ce138" office:value-type="string" calcext:value-type="string">
            <text:p>Clear Carry</text:p>
          </table:table-cell>
          <table:table-cell table:style-name="ce138" office:value-type="float" office:value="0" calcext:value-type="float">
            <text:p>0</text:p>
          </table:table-cell>
          <table:table-cell table:style-name="ce169" table:number-columns-repeated="3"/>
          <table:table-cell table:number-columns-repeated="2" table:style-name="ce138" office:value-type="float" office:value="0" calcext:value-type="float">
            <text:p>0</text:p>
          </table:table-cell>
          <table:table-cell table:style-name="ce138" table:number-columns-repeated="3"/>
          <table:table-cell table:style-name="ce180"/>
          <table:table-cell table:style-name="ce138"/>
          <table:table-cell table:style-name="ce180"/>
          <table:table-cell table:style-name="ce138"/>
          <table:table-cell table:style-name="ce180"/>
          <table:table-cell table:style-name="ce138" table:number-columns-repeated="5"/>
          <table:table-cell table:style-name="ce189"/>
          <table:table-cell table:style-name="ce138"/>
          <table:table-cell table:style-name="ce189"/>
          <table:table-cell table:style-name="ce138"/>
          <table:table-cell table:style-name="ce189"/>
          <table:table-cell table:style-name="ce138" table:number-columns-repeated="8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38" office:value-type="float" office:value="1" calcext:value-type="float">
            <text:p>1</text:p>
          </table:table-cell>
          <table:table-cell table:style-name="ce138" table:number-columns-repeated="2"/>
          <table:table-cell table:style-name="ce138" table:formula="of:=SUMIF([.$O16:.$AT16];&quot;&gt;0&quot;;[.$O$3:.$AT$3])" office:value-type="float" office:value="72" calcext:value-type="float">
            <text:p>72</text:p>
          </table:table-cell>
          <table:table-cell table:style-name="ce138" table:formula="of:=[.A16]*8+[.K16]+SUMIF([.$L16:.$N16];&quot;&gt;0&quot;;[.$L$3:.$N$3])" office:value-type="float" office:value="56" calcext:value-type="float">
            <text:p>56</text:p>
          </table:table-cell>
          <table:table-cell table:style-name="ce199" table:formula="of:=DEC2HEX([.A16]*8+[.K16]+SUMIF([.$L16:.$N16];&quot;&gt;0&quot;;[.$L$3:.$N$3]);4)" office:value-type="string" office:string-value="0038" calcext:value-type="string">
            <text:p>0038</text:p>
          </table:table-cell>
          <table:table-cell/>
          <table:table-cell office:value-type="string" calcext:value-type="string">
            <text:p>MEM_R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EM_WR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table:style-name="ce120" office:value-type="float" office:value="8" calcext:value-type="float">
            <text:p>8</text:p>
          </table:table-cell>
          <table:table-cell table:style-name="ce128" table:formula="of:=DEC2HEX([.A17];2)" office:value-type="string" office:string-value="08" calcext:value-type="string">
            <text:p>08</text:p>
          </table:table-cell>
          <table:table-cell table:style-name="ce139" office:value-type="string" calcext:value-type="string">
            <text:p>ADD</text:p>
          </table:table-cell>
          <table:table-cell table:style-name="ce153" table:formula="of:=DEC2BIN([.A17];8)" office:value-type="string" office:string-value="00001000" calcext:value-type="string">
            <text:p>00001000</text:p>
          </table:table-cell>
          <table:table-cell table:style-name="ce139" table:number-columns-repeated="2"/>
          <table:table-cell table:style-name="ce139" office:value-type="string" calcext:value-type="string">
            <text:p>ZSPCA</text:p>
          </table:table-cell>
          <table:table-cell table:style-name="ce139"/>
          <table:table-cell table:style-name="ce139" office:value-type="string" calcext:value-type="string">
            <text:p>x</text:p>
          </table:table-cell>
          <table:table-cell table:style-name="ce139" office:value-type="string" calcext:value-type="string">
            <text:p>ALU = A + B + CARRY</text:p>
          </table:table-cell>
          <table:table-cell table:style-name="ce139" office:value-type="float" office:value="0" calcext:value-type="float">
            <text:p>0</text:p>
          </table:table-cell>
          <table:table-cell table:style-name="ce170" table:number-columns-repeated="3"/>
          <table:table-cell table:number-columns-repeated="2" table:style-name="ce139" office:value-type="float" office:value="1" calcext:value-type="float">
            <text:p>1</text:p>
          </table:table-cell>
          <table:table-cell table:style-name="ce139" table:number-columns-repeated="3"/>
          <table:table-cell table:style-name="ce181"/>
          <table:table-cell table:style-name="ce139"/>
          <table:table-cell table:style-name="ce181"/>
          <table:table-cell table:style-name="ce139"/>
          <table:table-cell table:style-name="ce181"/>
          <table:table-cell table:style-name="ce139" table:number-columns-repeated="5"/>
          <table:table-cell table:style-name="ce190"/>
          <table:table-cell table:style-name="ce139"/>
          <table:table-cell table:style-name="ce190"/>
          <table:table-cell table:style-name="ce139"/>
          <table:table-cell table:style-name="ce190"/>
          <table:table-cell table:style-name="ce139" table:number-columns-repeated="3"/>
          <table:table-cell table:style-name="ce139" office:value-type="float" office:value="1" calcext:value-type="float">
            <text:p>1</text:p>
          </table:table-cell>
          <table:table-cell table:style-name="ce139" table:number-columns-repeated="2"/>
          <table:table-cell table:style-name="ce139" office:value-type="float" office:value="1" calcext:value-type="float">
            <text:p>1</text:p>
          </table:table-cell>
          <table:table-cell table:style-name="ce139" table:number-columns-repeated="6"/>
          <table:table-cell table:style-name="ce139" table:formula="of:=SUMIF([.$O17:.$AT17];&quot;&gt;0&quot;;[.$O$3:.$AT$3])" office:value-type="float" office:value="75" calcext:value-type="float">
            <text:p>75</text:p>
          </table:table-cell>
          <table:table-cell table:style-name="ce139" table:formula="of:=[.A17]*8+[.K17]+SUMIF([.$L17:.$N17];&quot;&gt;0&quot;;[.$L$3:.$N$3])" office:value-type="float" office:value="64" calcext:value-type="float">
            <text:p>64</text:p>
          </table:table-cell>
          <table:table-cell table:style-name="ce200" table:formula="of:=DEC2HEX([.A17]*8+[.K17]+SUMIF([.$L17:.$N17];&quot;&gt;0&quot;;[.$L$3:.$N$3]);4)" office:value-type="string" office:string-value="0040" calcext:value-type="string">
            <text:p>0040</text:p>
          </table:table-cell>
          <table:table-cell table:number-columns-repeated="14"/>
        </table:table-row>
        <table:table-row table:style-name="ro1">
          <table:table-cell table:style-name="ce121" office:value-type="float" office:value="8" calcext:value-type="float">
            <text:p>8</text:p>
          </table:table-cell>
          <table:table-cell table:style-name="ce129" table:formula="of:=DEC2HEX([.A18];2)" office:value-type="string" office:string-value="08" calcext:value-type="string">
            <text:p>08</text:p>
          </table:table-cell>
          <table:table-cell table:style-name="ce140"/>
          <table:table-cell table:style-name="ce154" table:formula="of:=DEC2BIN([.A18];8)" office:value-type="string" office:string-value="00001000" calcext:value-type="string">
            <text:p>00001000</text:p>
          </table:table-cell>
          <table:table-cell table:style-name="ce140" table:number-columns-repeated="6"/>
          <table:table-cell table:style-name="ce140" office:value-type="float" office:value="1" calcext:value-type="float">
            <text:p>1</text:p>
          </table:table-cell>
          <table:table-cell table:style-name="ce171" table:number-columns-repeated="3"/>
          <table:table-cell table:number-columns-repeated="2" table:style-name="ce140" office:value-type="float" office:value="0" calcext:value-type="float">
            <text:p>0</text:p>
          </table:table-cell>
          <table:table-cell table:style-name="ce140" table:number-columns-repeated="3"/>
          <table:table-cell table:style-name="ce182"/>
          <table:table-cell table:style-name="ce140"/>
          <table:table-cell table:style-name="ce182"/>
          <table:table-cell table:style-name="ce140"/>
          <table:table-cell table:style-name="ce182"/>
          <table:table-cell table:style-name="ce140" table:number-columns-repeated="5"/>
          <table:table-cell table:style-name="ce191"/>
          <table:table-cell table:style-name="ce140"/>
          <table:table-cell table:style-name="ce191"/>
          <table:table-cell table:style-name="ce140"/>
          <table:table-cell table:style-name="ce191"/>
          <table:table-cell table:style-name="ce140" table:number-columns-repeated="10"/>
          <table:table-cell table:style-name="ce140" office:value-type="float" office:value="1" calcext:value-type="float">
            <text:p>1</text:p>
          </table:table-cell>
          <table:table-cell table:style-name="ce140" table:number-columns-repeated="2"/>
          <table:table-cell table:style-name="ce140" table:formula="of:=SUMIF([.$O18:.$AT18];&quot;&gt;0&quot;;[.$O$3:.$AT$3])" office:value-type="float" office:value="8" calcext:value-type="float">
            <text:p>8</text:p>
          </table:table-cell>
          <table:table-cell table:style-name="ce140" table:formula="of:=[.A18]*8+[.K18]+SUMIF([.$L18:.$N18];&quot;&gt;0&quot;;[.$L$3:.$N$3])" office:value-type="float" office:value="65" calcext:value-type="float">
            <text:p>65</text:p>
          </table:table-cell>
          <table:table-cell table:style-name="ce201" table:formula="of:=DEC2HEX([.A18]*8+[.K18]+SUMIF([.$L18:.$N18];&quot;&gt;0&quot;;[.$L$3:.$N$3]);4)" office:value-type="string" office:string-value="0041" calcext:value-type="string">
            <text:p>0041</text:p>
          </table:table-cell>
          <table:table-cell table:number-columns-repeated="14"/>
        </table:table-row>
        <table:table-row table:style-name="ro1">
          <table:table-cell table:style-name="ce120" office:value-type="float" office:value="9" calcext:value-type="float">
            <text:p>9</text:p>
          </table:table-cell>
          <table:table-cell table:style-name="ce128" table:formula="of:=DEC2HEX([.A19];2)" office:value-type="string" office:string-value="09" calcext:value-type="string">
            <text:p>09</text:p>
          </table:table-cell>
          <table:table-cell table:style-name="ce139" office:value-type="string" calcext:value-type="string">
            <text:p>SUB</text:p>
          </table:table-cell>
          <table:table-cell table:style-name="ce153" table:formula="of:=DEC2BIN([.A19];8)" office:value-type="string" office:string-value="00001001" calcext:value-type="string">
            <text:p>00001001</text:p>
          </table:table-cell>
          <table:table-cell table:style-name="ce139" table:number-columns-repeated="2"/>
          <table:table-cell table:style-name="ce139" office:value-type="string" calcext:value-type="string">
            <text:p>ZSCPA</text:p>
          </table:table-cell>
          <table:table-cell table:style-name="ce139"/>
          <table:table-cell table:style-name="ce139" office:value-type="string" calcext:value-type="string">
            <text:p>x</text:p>
          </table:table-cell>
          <table:table-cell table:style-name="ce139" office:value-type="string" calcext:value-type="string">
            <text:p>ALU = A - B (Carry set)</text:p>
          </table:table-cell>
          <table:table-cell table:style-name="ce139" office:value-type="float" office:value="0" calcext:value-type="float">
            <text:p>0</text:p>
          </table:table-cell>
          <table:table-cell table:style-name="ce170" table:number-columns-repeated="3"/>
          <table:table-cell table:number-columns-repeated="2" table:style-name="ce139" office:value-type="float" office:value="1" calcext:value-type="float">
            <text:p>1</text:p>
          </table:table-cell>
          <table:table-cell table:style-name="ce139" table:number-columns-repeated="3"/>
          <table:table-cell table:style-name="ce181"/>
          <table:table-cell table:style-name="ce139"/>
          <table:table-cell table:style-name="ce181"/>
          <table:table-cell table:style-name="ce139"/>
          <table:table-cell table:style-name="ce181"/>
          <table:table-cell table:style-name="ce139" table:number-columns-repeated="5"/>
          <table:table-cell table:style-name="ce190"/>
          <table:table-cell table:style-name="ce139"/>
          <table:table-cell table:style-name="ce190"/>
          <table:table-cell table:style-name="ce139"/>
          <table:table-cell table:style-name="ce190"/>
          <table:table-cell table:style-name="ce139" table:number-columns-repeated="4"/>
          <table:table-cell table:number-columns-repeated="2" table:style-name="ce139" office:value-type="float" office:value="1" calcext:value-type="float">
            <text:p>1</text:p>
          </table:table-cell>
          <table:table-cell table:style-name="ce139" table:number-columns-repeated="7"/>
          <table:table-cell table:style-name="ce139" table:formula="of:=SUMIF([.$O19:.$AT19];&quot;&gt;0&quot;;[.$O$3:.$AT$3])" office:value-type="float" office:value="51" calcext:value-type="float">
            <text:p>51</text:p>
          </table:table-cell>
          <table:table-cell table:style-name="ce139" table:formula="of:=[.A19]*8+[.K19]+SUMIF([.$L19:.$N19];&quot;&gt;0&quot;;[.$L$3:.$N$3])" office:value-type="float" office:value="72" calcext:value-type="float">
            <text:p>72</text:p>
          </table:table-cell>
          <table:table-cell table:style-name="ce200" table:formula="of:=DEC2HEX([.A19]*8+[.K19]+SUMIF([.$L19:.$N19];&quot;&gt;0&quot;;[.$L$3:.$N$3]);4)" office:value-type="string" office:string-value="0048" calcext:value-type="string">
            <text:p>0048</text:p>
          </table:table-cell>
          <table:table-cell table:number-columns-repeated="14"/>
        </table:table-row>
        <table:table-row table:style-name="ro1">
          <table:table-cell table:style-name="ce121" office:value-type="float" office:value="9" calcext:value-type="float">
            <text:p>9</text:p>
          </table:table-cell>
          <table:table-cell table:style-name="ce129" table:formula="of:=DEC2HEX([.A20];2)" office:value-type="string" office:string-value="09" calcext:value-type="string">
            <text:p>09</text:p>
          </table:table-cell>
          <table:table-cell table:style-name="ce140"/>
          <table:table-cell table:style-name="ce154" table:formula="of:=DEC2BIN([.A20];8)" office:value-type="string" office:string-value="00001001" calcext:value-type="string">
            <text:p>00001001</text:p>
          </table:table-cell>
          <table:table-cell table:style-name="ce140" table:number-columns-repeated="6"/>
          <table:table-cell table:style-name="ce140" office:value-type="float" office:value="1" calcext:value-type="float">
            <text:p>1</text:p>
          </table:table-cell>
          <table:table-cell table:style-name="ce171" table:number-columns-repeated="3"/>
          <table:table-cell table:number-columns-repeated="2" table:style-name="ce140" office:value-type="float" office:value="0" calcext:value-type="float">
            <text:p>0</text:p>
          </table:table-cell>
          <table:table-cell table:style-name="ce140" table:number-columns-repeated="3"/>
          <table:table-cell table:style-name="ce182"/>
          <table:table-cell table:style-name="ce140"/>
          <table:table-cell table:style-name="ce182"/>
          <table:table-cell table:style-name="ce140"/>
          <table:table-cell table:style-name="ce182"/>
          <table:table-cell table:style-name="ce140" table:number-columns-repeated="5"/>
          <table:table-cell table:style-name="ce191"/>
          <table:table-cell table:style-name="ce140"/>
          <table:table-cell table:style-name="ce191"/>
          <table:table-cell table:style-name="ce140"/>
          <table:table-cell table:style-name="ce191"/>
          <table:table-cell table:style-name="ce140" table:number-columns-repeated="7"/>
          <table:table-cell table:style-name="ce140" office:value-type="float" office:value="1" calcext:value-type="float">
            <text:p>1</text:p>
          </table:table-cell>
          <table:table-cell table:style-name="ce140" table:number-columns-repeated="2"/>
          <table:table-cell table:style-name="ce140" office:value-type="float" office:value="1" calcext:value-type="float">
            <text:p>1</text:p>
          </table:table-cell>
          <table:table-cell table:style-name="ce140" table:number-columns-repeated="2"/>
          <table:table-cell table:style-name="ce140" table:formula="of:=SUMIF([.$O20:.$AT20];&quot;&gt;0&quot;;[.$O$3:.$AT$3])" office:value-type="float" office:value="40" calcext:value-type="float">
            <text:p>40</text:p>
          </table:table-cell>
          <table:table-cell table:style-name="ce140" table:formula="of:=[.A20]*8+[.K20]+SUMIF([.$L20:.$N20];&quot;&gt;0&quot;;[.$L$3:.$N$3])" office:value-type="float" office:value="73" calcext:value-type="float">
            <text:p>73</text:p>
          </table:table-cell>
          <table:table-cell table:style-name="ce201" table:formula="of:=DEC2HEX([.A20]*8+[.K20]+SUMIF([.$L20:.$N20];&quot;&gt;0&quot;;[.$L$3:.$N$3]);4)" office:value-type="string" office:string-value="0049" calcext:value-type="string">
            <text:p>0049</text:p>
          </table:table-cell>
          <table:table-cell table:number-columns-repeated="14"/>
        </table:table-row>
        <table:table-row table:style-name="ro1">
          <table:table-cell table:style-name="ce120" office:value-type="float" office:value="10" calcext:value-type="float">
            <text:p>10</text:p>
          </table:table-cell>
          <table:table-cell table:style-name="ce128" table:formula="of:=DEC2HEX([.A21];2)" office:value-type="string" office:string-value="0A" calcext:value-type="string">
            <text:p>0A</text:p>
          </table:table-cell>
          <table:table-cell table:style-name="ce139" office:value-type="string" calcext:value-type="string">
            <text:p>ANA</text:p>
          </table:table-cell>
          <table:table-cell table:style-name="ce153" table:formula="of:=DEC2BIN([.A21];8)" office:value-type="string" office:string-value="00001010" calcext:value-type="string">
            <text:p>00001010</text:p>
          </table:table-cell>
          <table:table-cell table:style-name="ce139" table:number-columns-repeated="2"/>
          <table:table-cell table:style-name="ce139" office:value-type="string" calcext:value-type="string">
            <text:p>ZSCPA</text:p>
          </table:table-cell>
          <table:table-cell table:style-name="ce139"/>
          <table:table-cell table:style-name="ce139" office:value-type="string" calcext:value-type="string">
            <text:p>x</text:p>
          </table:table-cell>
          <table:table-cell table:style-name="ce139" office:value-type="string" calcext:value-type="string">
            <text:p>ALU = A AND B</text:p>
          </table:table-cell>
          <table:table-cell table:style-name="ce139" office:value-type="float" office:value="0" calcext:value-type="float">
            <text:p>0</text:p>
          </table:table-cell>
          <table:table-cell table:style-name="ce170" table:number-columns-repeated="3"/>
          <table:table-cell table:number-columns-repeated="2" table:style-name="ce139" office:value-type="float" office:value="1" calcext:value-type="float">
            <text:p>1</text:p>
          </table:table-cell>
          <table:table-cell table:style-name="ce139" table:number-columns-repeated="3"/>
          <table:table-cell table:style-name="ce181"/>
          <table:table-cell table:style-name="ce139"/>
          <table:table-cell table:style-name="ce181"/>
          <table:table-cell table:style-name="ce139"/>
          <table:table-cell table:style-name="ce181"/>
          <table:table-cell table:style-name="ce139" table:number-columns-repeated="5"/>
          <table:table-cell table:style-name="ce190"/>
          <table:table-cell table:style-name="ce139"/>
          <table:table-cell table:style-name="ce190"/>
          <table:table-cell table:style-name="ce139"/>
          <table:table-cell table:style-name="ce190"/>
          <table:table-cell table:style-name="ce139" table:number-columns-repeated="2"/>
          <table:table-cell table:number-columns-repeated="2" table:style-name="ce139" office:value-type="float" office:value="1" calcext:value-type="float">
            <text:p>1</text:p>
          </table:table-cell>
          <table:table-cell table:style-name="ce139"/>
          <table:table-cell table:number-columns-repeated="2" table:style-name="ce139" office:value-type="float" office:value="1" calcext:value-type="float">
            <text:p>1</text:p>
          </table:table-cell>
          <table:table-cell table:style-name="ce139" table:number-columns-repeated="6"/>
          <table:table-cell table:style-name="ce139" table:formula="of:=SUMIF([.$O21:.$AT21];&quot;&gt;0&quot;;[.$O$3:.$AT$3])" office:value-type="float" office:value="111" calcext:value-type="float">
            <text:p>111</text:p>
          </table:table-cell>
          <table:table-cell table:style-name="ce139" table:formula="of:=[.A21]*8+[.K21]+SUMIF([.$L21:.$N21];&quot;&gt;0&quot;;[.$L$3:.$N$3])" office:value-type="float" office:value="80" calcext:value-type="float">
            <text:p>80</text:p>
          </table:table-cell>
          <table:table-cell table:style-name="ce200" table:formula="of:=DEC2HEX([.A21]*8+[.K21]+SUMIF([.$L21:.$N21];&quot;&gt;0&quot;;[.$L$3:.$N$3]);4)" office:value-type="string" office:string-value="0050" calcext:value-type="string">
            <text:p>0050</text:p>
          </table:table-cell>
          <table:table-cell table:number-columns-repeated="14"/>
        </table:table-row>
        <table:table-row table:style-name="ro1">
          <table:table-cell table:style-name="ce121" office:value-type="float" office:value="10" calcext:value-type="float">
            <text:p>10</text:p>
          </table:table-cell>
          <table:table-cell table:style-name="ce129" table:formula="of:=DEC2HEX([.A22];2)" office:value-type="string" office:string-value="0A" calcext:value-type="string">
            <text:p>0A</text:p>
          </table:table-cell>
          <table:table-cell table:style-name="ce140"/>
          <table:table-cell table:style-name="ce154" table:formula="of:=DEC2BIN([.A22];8)" office:value-type="string" office:string-value="00001010" calcext:value-type="string">
            <text:p>00001010</text:p>
          </table:table-cell>
          <table:table-cell table:style-name="ce140" table:number-columns-repeated="6"/>
          <table:table-cell table:style-name="ce140" office:value-type="float" office:value="1" calcext:value-type="float">
            <text:p>1</text:p>
          </table:table-cell>
          <table:table-cell table:style-name="ce171" table:number-columns-repeated="3"/>
          <table:table-cell table:number-columns-repeated="2" table:style-name="ce140" office:value-type="float" office:value="0" calcext:value-type="float">
            <text:p>0</text:p>
          </table:table-cell>
          <table:table-cell table:style-name="ce140" table:number-columns-repeated="3"/>
          <table:table-cell table:style-name="ce182"/>
          <table:table-cell table:style-name="ce140"/>
          <table:table-cell table:style-name="ce182"/>
          <table:table-cell table:style-name="ce140"/>
          <table:table-cell table:style-name="ce182"/>
          <table:table-cell table:style-name="ce140" table:number-columns-repeated="5"/>
          <table:table-cell table:style-name="ce191"/>
          <table:table-cell table:style-name="ce140"/>
          <table:table-cell table:style-name="ce191"/>
          <table:table-cell table:style-name="ce140"/>
          <table:table-cell table:style-name="ce191"/>
          <table:table-cell table:style-name="ce140" table:number-columns-repeated="10"/>
          <table:table-cell table:style-name="ce140" office:value-type="float" office:value="1" calcext:value-type="float">
            <text:p>1</text:p>
          </table:table-cell>
          <table:table-cell table:style-name="ce140" table:number-columns-repeated="2"/>
          <table:table-cell table:style-name="ce140" table:formula="of:=SUMIF([.$O22:.$AT22];&quot;&gt;0&quot;;[.$O$3:.$AT$3])" office:value-type="float" office:value="8" calcext:value-type="float">
            <text:p>8</text:p>
          </table:table-cell>
          <table:table-cell table:style-name="ce140" table:formula="of:=[.A22]*8+[.K22]+SUMIF([.$L22:.$N22];&quot;&gt;0&quot;;[.$L$3:.$N$3])" office:value-type="float" office:value="81" calcext:value-type="float">
            <text:p>81</text:p>
          </table:table-cell>
          <table:table-cell table:style-name="ce201" table:formula="of:=DEC2HEX([.A22]*8+[.K22]+SUMIF([.$L22:.$N22];&quot;&gt;0&quot;;[.$L$3:.$N$3]);4)" office:value-type="string" office:string-value="0051" calcext:value-type="string">
            <text:p>0051</text:p>
          </table:table-cell>
          <table:table-cell table:number-columns-repeated="14"/>
        </table:table-row>
        <table:table-row table:style-name="ro2">
          <table:table-cell table:style-name="ce120" office:value-type="float" office:value="11" calcext:value-type="float">
            <text:p>11</text:p>
          </table:table-cell>
          <table:table-cell table:style-name="ce128" table:formula="of:=DEC2HEX([.A23];2)" office:value-type="string" office:string-value="0B" calcext:value-type="string">
            <text:p>0B</text:p>
          </table:table-cell>
          <table:table-cell table:style-name="ce139" office:value-type="string" calcext:value-type="string">
            <text:p>XRA</text:p>
          </table:table-cell>
          <table:table-cell table:style-name="ce153" table:formula="of:=DEC2BIN([.A23];8)" office:value-type="string" office:string-value="00001011" calcext:value-type="string">
            <text:p>00001011</text:p>
          </table:table-cell>
          <table:table-cell table:style-name="ce139" table:number-columns-repeated="2"/>
          <table:table-cell table:style-name="ce139" office:value-type="string" calcext:value-type="string">
            <text:p>ZSPCA</text:p>
          </table:table-cell>
          <table:table-cell table:style-name="ce139"/>
          <table:table-cell table:style-name="ce139" office:value-type="string" calcext:value-type="string">
            <text:p>x</text:p>
          </table:table-cell>
          <table:table-cell table:style-name="ce139" office:value-type="string" calcext:value-type="string">
            <text:p>ALU = A XOR B</text:p>
          </table:table-cell>
          <table:table-cell table:style-name="ce139" office:value-type="float" office:value="0" calcext:value-type="float">
            <text:p>0</text:p>
          </table:table-cell>
          <table:table-cell table:style-name="ce170" table:number-columns-repeated="3"/>
          <table:table-cell table:number-columns-repeated="2" table:style-name="ce139" office:value-type="float" office:value="1" calcext:value-type="float">
            <text:p>1</text:p>
          </table:table-cell>
          <table:table-cell table:style-name="ce139" table:number-columns-repeated="3"/>
          <table:table-cell table:style-name="ce181"/>
          <table:table-cell table:style-name="ce139"/>
          <table:table-cell table:style-name="ce181"/>
          <table:table-cell table:style-name="ce139"/>
          <table:table-cell table:style-name="ce181"/>
          <table:table-cell table:style-name="ce139" table:number-columns-repeated="5"/>
          <table:table-cell table:style-name="ce190"/>
          <table:table-cell table:style-name="ce139"/>
          <table:table-cell table:style-name="ce190"/>
          <table:table-cell table:style-name="ce139"/>
          <table:table-cell table:style-name="ce190"/>
          <table:table-cell table:style-name="ce139" table:number-columns-repeated="2"/>
          <table:table-cell table:style-name="ce139" office:value-type="float" office:value="1" calcext:value-type="float">
            <text:p>1</text:p>
          </table:table-cell>
          <table:table-cell table:style-name="ce139"/>
          <table:table-cell table:number-columns-repeated="2" table:style-name="ce139" office:value-type="float" office:value="1" calcext:value-type="float">
            <text:p>1</text:p>
          </table:table-cell>
          <table:table-cell table:style-name="ce139" table:number-columns-repeated="7"/>
          <table:table-cell table:style-name="ce146" table:formula="of:=SUMIF([.$O23:.$AT23];&quot;&gt;0&quot;;[.$O$3:.$AT$3])" office:value-type="float" office:value="55" calcext:value-type="float">
            <text:p>55</text:p>
          </table:table-cell>
          <table:table-cell table:style-name="ce146" table:formula="of:=[.A23]*8+[.K23]+SUMIF([.$L23:.$N23];&quot;&gt;0&quot;;[.$L$3:.$N$3])" office:value-type="float" office:value="88" calcext:value-type="float">
            <text:p>88</text:p>
          </table:table-cell>
          <table:table-cell table:style-name="ce103" table:formula="of:=DEC2HEX([.A23]*8+[.K23]+SUMIF([.$L23:.$N23];&quot;&gt;0&quot;;[.$L$3:.$N$3]);4)" office:value-type="string" office:string-value="0058" calcext:value-type="string">
            <text:p>0058</text:p>
          </table:table-cell>
          <table:table-cell table:number-columns-repeated="14"/>
        </table:table-row>
        <table:table-row table:style-name="ro1">
          <table:table-cell table:style-name="ce121" office:value-type="float" office:value="11" calcext:value-type="float">
            <text:p>11</text:p>
          </table:table-cell>
          <table:table-cell table:style-name="ce129" table:formula="of:=DEC2HEX([.A24];2)" office:value-type="string" office:string-value="0B" calcext:value-type="string">
            <text:p>0B</text:p>
          </table:table-cell>
          <table:table-cell table:style-name="ce140"/>
          <table:table-cell table:style-name="ce154" table:formula="of:=DEC2BIN([.A24];8)" office:value-type="string" office:string-value="00001011" calcext:value-type="string">
            <text:p>00001011</text:p>
          </table:table-cell>
          <table:table-cell table:style-name="ce140" table:number-columns-repeated="6"/>
          <table:table-cell table:style-name="ce140" office:value-type="float" office:value="1" calcext:value-type="float">
            <text:p>1</text:p>
          </table:table-cell>
          <table:table-cell table:style-name="ce171" table:number-columns-repeated="3"/>
          <table:table-cell table:number-columns-repeated="2" table:style-name="ce140" office:value-type="float" office:value="0" calcext:value-type="float">
            <text:p>0</text:p>
          </table:table-cell>
          <table:table-cell table:style-name="ce140" table:number-columns-repeated="3"/>
          <table:table-cell table:style-name="ce182"/>
          <table:table-cell table:style-name="ce140"/>
          <table:table-cell table:style-name="ce182"/>
          <table:table-cell table:style-name="ce140"/>
          <table:table-cell table:style-name="ce182"/>
          <table:table-cell table:style-name="ce140" table:number-columns-repeated="5"/>
          <table:table-cell table:style-name="ce191"/>
          <table:table-cell table:style-name="ce140"/>
          <table:table-cell table:style-name="ce191"/>
          <table:table-cell table:style-name="ce140"/>
          <table:table-cell table:style-name="ce191"/>
          <table:table-cell table:style-name="ce140" table:number-columns-repeated="10"/>
          <table:table-cell table:style-name="ce140" office:value-type="float" office:value="1" calcext:value-type="float">
            <text:p>1</text:p>
          </table:table-cell>
          <table:table-cell table:style-name="ce140" table:number-columns-repeated="2"/>
          <table:table-cell table:style-name="ce146" table:formula="of:=SUMIF([.$O24:.$AT24];&quot;&gt;0&quot;;[.$O$3:.$AT$3])" office:value-type="float" office:value="8" calcext:value-type="float">
            <text:p>8</text:p>
          </table:table-cell>
          <table:table-cell table:style-name="ce146" table:formula="of:=[.A24]*8+[.K24]+SUMIF([.$L24:.$N24];&quot;&gt;0&quot;;[.$L$3:.$N$3])" office:value-type="float" office:value="89" calcext:value-type="float">
            <text:p>89</text:p>
          </table:table-cell>
          <table:table-cell table:style-name="ce103" table:formula="of:=DEC2HEX([.A24]*8+[.K24]+SUMIF([.$L24:.$N24];&quot;&gt;0&quot;;[.$L$3:.$N$3]);4)" office:value-type="string" office:string-value="0059" calcext:value-type="string">
            <text:p>0059</text:p>
          </table:table-cell>
          <table:table-cell table:number-columns-repeated="14"/>
        </table:table-row>
        <table:table-row table:style-name="ro1">
          <table:table-cell table:style-name="ce120" office:value-type="float" office:value="12" calcext:value-type="float">
            <text:p>12</text:p>
          </table:table-cell>
          <table:table-cell table:style-name="ce128" table:formula="of:=DEC2HEX([.A25];2)" office:value-type="string" office:string-value="0C" calcext:value-type="string">
            <text:p>0C</text:p>
          </table:table-cell>
          <table:table-cell table:style-name="ce139" office:value-type="string" calcext:value-type="string">
            <text:p>ORA</text:p>
          </table:table-cell>
          <table:table-cell table:style-name="ce153" table:formula="of:=DEC2BIN([.A25];8)" office:value-type="string" office:string-value="00001100" calcext:value-type="string">
            <text:p>00001100</text:p>
          </table:table-cell>
          <table:table-cell table:style-name="ce139" table:number-columns-repeated="2"/>
          <table:table-cell table:style-name="ce139" office:value-type="string" calcext:value-type="string">
            <text:p>ZSPCA</text:p>
          </table:table-cell>
          <table:table-cell table:style-name="ce139"/>
          <table:table-cell table:style-name="ce139" office:value-type="string" calcext:value-type="string">
            <text:p>x</text:p>
          </table:table-cell>
          <table:table-cell table:style-name="ce139" office:value-type="string" calcext:value-type="string">
            <text:p>ALU = A OR B</text:p>
          </table:table-cell>
          <table:table-cell table:style-name="ce139" office:value-type="float" office:value="0" calcext:value-type="float">
            <text:p>0</text:p>
          </table:table-cell>
          <table:table-cell table:style-name="ce170" table:number-columns-repeated="3"/>
          <table:table-cell table:number-columns-repeated="2" table:style-name="ce139" office:value-type="float" office:value="1" calcext:value-type="float">
            <text:p>1</text:p>
          </table:table-cell>
          <table:table-cell table:style-name="ce139" table:number-columns-repeated="3"/>
          <table:table-cell table:style-name="ce181"/>
          <table:table-cell table:style-name="ce139"/>
          <table:table-cell table:style-name="ce181"/>
          <table:table-cell table:style-name="ce139"/>
          <table:table-cell table:style-name="ce181"/>
          <table:table-cell table:style-name="ce139" table:number-columns-repeated="5"/>
          <table:table-cell table:style-name="ce190"/>
          <table:table-cell table:style-name="ce139"/>
          <table:table-cell table:style-name="ce190"/>
          <table:table-cell table:style-name="ce139"/>
          <table:table-cell table:style-name="ce190"/>
          <table:table-cell table:style-name="ce139" table:number-columns-repeated="6"/>
          <table:table-cell table:style-name="ce139" office:value-type="float" office:value="1" calcext:value-type="float">
            <text:p>1</text:p>
          </table:table-cell>
          <table:table-cell table:style-name="ce139" table:number-columns-repeated="6"/>
          <table:table-cell table:style-name="ce139" table:formula="of:=SUMIF([.$O25:.$AT25];&quot;&gt;0&quot;;[.$O$3:.$AT$3])" office:value-type="float" office:value="67" calcext:value-type="float">
            <text:p>67</text:p>
          </table:table-cell>
          <table:table-cell table:style-name="ce139" table:formula="of:=[.A25]*8+[.K25]+SUMIF([.$L25:.$N25];&quot;&gt;0&quot;;[.$L$3:.$N$3])" office:value-type="float" office:value="96" calcext:value-type="float">
            <text:p>96</text:p>
          </table:table-cell>
          <table:table-cell table:style-name="ce200" table:formula="of:=DEC2HEX([.A25]*8+[.K25]+SUMIF([.$L25:.$N25];&quot;&gt;0&quot;;[.$L$3:.$N$3]);4)" office:value-type="string" office:string-value="0060" calcext:value-type="string">
            <text:p>0060</text:p>
          </table:table-cell>
          <table:table-cell table:number-columns-repeated="14"/>
        </table:table-row>
        <table:table-row table:style-name="ro1">
          <table:table-cell table:style-name="ce121" office:value-type="float" office:value="12" calcext:value-type="float">
            <text:p>12</text:p>
          </table:table-cell>
          <table:table-cell table:style-name="ce129" table:formula="of:=DEC2HEX([.A26];2)" office:value-type="string" office:string-value="0C" calcext:value-type="string">
            <text:p>0C</text:p>
          </table:table-cell>
          <table:table-cell table:style-name="ce140"/>
          <table:table-cell table:style-name="ce154" table:formula="of:=DEC2BIN([.A26];8)" office:value-type="string" office:string-value="00001100" calcext:value-type="string">
            <text:p>00001100</text:p>
          </table:table-cell>
          <table:table-cell table:style-name="ce140" table:number-columns-repeated="6"/>
          <table:table-cell table:style-name="ce140" office:value-type="float" office:value="1" calcext:value-type="float">
            <text:p>1</text:p>
          </table:table-cell>
          <table:table-cell table:style-name="ce171" table:number-columns-repeated="3"/>
          <table:table-cell table:number-columns-repeated="2" table:style-name="ce140" office:value-type="float" office:value="0" calcext:value-type="float">
            <text:p>0</text:p>
          </table:table-cell>
          <table:table-cell table:style-name="ce140" table:number-columns-repeated="3"/>
          <table:table-cell table:style-name="ce182"/>
          <table:table-cell table:style-name="ce140"/>
          <table:table-cell table:style-name="ce182"/>
          <table:table-cell table:style-name="ce140"/>
          <table:table-cell table:style-name="ce182"/>
          <table:table-cell table:style-name="ce140" table:number-columns-repeated="5"/>
          <table:table-cell table:style-name="ce191"/>
          <table:table-cell table:style-name="ce140"/>
          <table:table-cell table:style-name="ce191"/>
          <table:table-cell table:style-name="ce140"/>
          <table:table-cell table:style-name="ce191"/>
          <table:table-cell table:style-name="ce140" table:number-columns-repeated="10"/>
          <table:table-cell table:style-name="ce140" office:value-type="float" office:value="1" calcext:value-type="float">
            <text:p>1</text:p>
          </table:table-cell>
          <table:table-cell table:style-name="ce140" table:number-columns-repeated="2"/>
          <table:table-cell table:style-name="ce140" table:formula="of:=SUMIF([.$O26:.$AT26];&quot;&gt;0&quot;;[.$O$3:.$AT$3])" office:value-type="float" office:value="8" calcext:value-type="float">
            <text:p>8</text:p>
          </table:table-cell>
          <table:table-cell table:style-name="ce140" table:formula="of:=[.A26]*8+[.K26]+SUMIF([.$L26:.$N26];&quot;&gt;0&quot;;[.$L$3:.$N$3])" office:value-type="float" office:value="97" calcext:value-type="float">
            <text:p>97</text:p>
          </table:table-cell>
          <table:table-cell table:style-name="ce201" table:formula="of:=DEC2HEX([.A26]*8+[.K26]+SUMIF([.$L26:.$N26];&quot;&gt;0&quot;;[.$L$3:.$N$3]);4)" office:value-type="string" office:string-value="0061" calcext:value-type="string">
            <text:p>0061</text:p>
          </table:table-cell>
          <table:table-cell table:number-columns-repeated="14"/>
        </table:table-row>
        <table:table-row table:style-name="ro1">
          <table:table-cell table:style-name="ce120" office:value-type="float" office:value="33" calcext:value-type="float">
            <text:p>33</text:p>
          </table:table-cell>
          <table:table-cell table:style-name="ce131" table:formula="of:=DEC2HEX([.A27];2)" office:value-type="string" office:string-value="21" calcext:value-type="string">
            <text:p>21</text:p>
          </table:table-cell>
          <table:table-cell table:style-name="ce143" office:value-type="string" calcext:value-type="string">
            <text:p>STA a</text:p>
          </table:table-cell>
          <table:table-cell table:style-name="ce153" table:formula="of:=DEC2BIN([.A27];8)" office:value-type="string" office:string-value="00100001" calcext:value-type="string">
            <text:p>00100001</text:p>
          </table:table-cell>
          <table:table-cell table:style-name="ce143" office:value-type="string" calcext:value-type="string">
            <text:p>lb</text:p>
          </table:table-cell>
          <table:table-cell table:style-name="ce143" office:value-type="string" calcext:value-type="string">
            <text:p><text:s text:c="2"/>hb</text:p>
          </table:table-cell>
          <table:table-cell table:style-name="ce143" office:value-type="string" calcext:value-type="string">
            <text:p>-</text:p>
          </table:table-cell>
          <table:table-cell table:style-name="ce143" table:number-columns-repeated="2"/>
          <table:table-cell table:style-name="ce143" office:value-type="string" calcext:value-type="string">
            <text:p>Store A to memory</text:p>
          </table:table-cell>
          <table:table-cell table:style-name="ce143" office:value-type="float" office:value="0" calcext:value-type="float">
            <text:p>0</text:p>
          </table:table-cell>
          <table:table-cell table:style-name="ce172" table:number-columns-repeated="3"/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0" calcext:value-type="float">
            <text:p>0</text:p>
          </table:table-cell>
          <table:table-cell table:style-name="ce143" table:number-columns-repeated="3"/>
          <table:table-cell table:style-name="ce183"/>
          <table:table-cell table:style-name="ce143" office:value-type="float" office:value="1" calcext:value-type="float">
            <text:p>1</text:p>
          </table:table-cell>
          <table:table-cell table:style-name="ce183"/>
          <table:table-cell table:style-name="ce143"/>
          <table:table-cell table:style-name="ce183"/>
          <table:table-cell table:style-name="ce143" table:number-columns-repeated="5"/>
          <table:table-cell table:style-name="ce192"/>
          <table:table-cell table:style-name="ce143"/>
          <table:table-cell table:style-name="ce192"/>
          <table:table-cell table:style-name="ce143"/>
          <table:table-cell table:style-name="ce192"/>
          <table:table-cell table:style-name="ce143" office:value-type="float" office:value="1" calcext:value-type="float">
            <text:p>1</text:p>
          </table:table-cell>
          <table:table-cell table:style-name="ce143" table:number-columns-repeated="12"/>
          <table:table-cell table:style-name="ce143" table:formula="of:=SUMIF([.$O27:.$AT27];&quot;&gt;0&quot;;[.$O$3:.$AT$3])" office:value-type="float" office:value="137" calcext:value-type="float">
            <text:p>137</text:p>
          </table:table-cell>
          <table:table-cell table:style-name="ce143" table:formula="of:=[.A27]*8+[.K27]+SUMIF([.$L27:.$N27];&quot;&gt;0&quot;;[.$L$3:.$N$3])" office:value-type="float" office:value="264" calcext:value-type="float">
            <text:p>264</text:p>
          </table:table-cell>
          <table:table-cell table:style-name="ce200" table:formula="of:=DEC2HEX([.A27]*8+[.K27]+SUMIF([.$L27:.$N27];&quot;&gt;0&quot;;[.$L$3:.$N$3]);4)" office:value-type="string" office:string-value="0108" calcext:value-type="string">
            <text:p>0108</text:p>
          </table:table-cell>
          <table:table-cell table:number-columns-repeated="14"/>
        </table:table-row>
        <table:table-row table:style-name="ro1">
          <table:table-cell table:style-name="ce123" office:value-type="float" office:value="33" calcext:value-type="float">
            <text:p>33</text:p>
          </table:table-cell>
          <table:table-cell table:style-name="ce103" table:formula="of:=DEC2HEX([.A28];2)" office:value-type="string" office:string-value="21" calcext:value-type="string">
            <text:p>21</text:p>
          </table:table-cell>
          <table:table-cell table:style-name="ce144"/>
          <table:table-cell table:style-name="ce156" table:formula="of:=DEC2BIN([.A28];8)" office:value-type="string" office:string-value="00100001" calcext:value-type="string">
            <text:p>00100001</text:p>
          </table:table-cell>
          <table:table-cell table:style-name="ce162" table:number-columns-repeated="6"/>
          <table:table-cell table:style-name="ce162" office:value-type="float" office:value="1" calcext:value-type="float">
            <text:p>1</text:p>
          </table:table-cell>
          <table:table-cell table:style-name="ce173" table:number-columns-repeated="3"/>
          <table:table-cell table:number-columns-repeated="2" table:style-name="ce162" office:value-type="float" office:value="0" calcext:value-type="float">
            <text:p>0</text:p>
          </table:table-cell>
          <table:table-cell table:style-name="ce162" table:number-columns-repeated="3"/>
          <table:table-cell table:style-name="ce184"/>
          <table:table-cell table:style-name="ce162"/>
          <table:table-cell table:style-name="ce184"/>
          <table:table-cell table:style-name="ce162"/>
          <table:table-cell table:style-name="ce184"/>
          <table:table-cell table:style-name="ce162" table:number-columns-repeated="5"/>
          <table:table-cell table:style-name="ce193"/>
          <table:table-cell table:style-name="ce162"/>
          <table:table-cell table:style-name="ce193"/>
          <table:table-cell table:style-name="ce162"/>
          <table:table-cell table:style-name="ce193"/>
          <table:table-cell table:style-name="ce162" table:number-columns-repeated="11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44" table:formula="of:=SUMIF([.$O28:.$AT28];&quot;&gt;0&quot;;[.$O$3:.$AT$3])" office:value-type="float" office:value="16" calcext:value-type="float">
            <text:p>16</text:p>
          </table:table-cell>
          <table:table-cell table:style-name="ce144" table:formula="of:=[.A28]*8+[.K28]+SUMIF([.$L28:.$N28];&quot;&gt;0&quot;;[.$L$3:.$N$3])" office:value-type="float" office:value="265" calcext:value-type="float">
            <text:p>265</text:p>
          </table:table-cell>
          <table:table-cell table:style-name="ce202" table:formula="of:=DEC2HEX([.A28]*8+[.K28]+SUMIF([.$L28:.$N28];&quot;&gt;0&quot;;[.$L$3:.$N$3]);4)" office:value-type="string" office:string-value="0109" calcext:value-type="string">
            <text:p>0109</text:p>
          </table:table-cell>
          <table:table-cell table:number-columns-repeated="14"/>
        </table:table-row>
        <table:table-row table:style-name="ro1">
          <table:table-cell table:style-name="ce123" office:value-type="float" office:value="33" calcext:value-type="float">
            <text:p>33</text:p>
          </table:table-cell>
          <table:table-cell table:style-name="ce103" table:formula="of:=DEC2HEX([.A29];2)" office:value-type="string" office:string-value="21" calcext:value-type="string">
            <text:p>21</text:p>
          </table:table-cell>
          <table:table-cell table:style-name="ce144"/>
          <table:table-cell table:style-name="ce156" table:formula="of:=DEC2BIN([.A29];8)" office:value-type="string" office:string-value="00100001" calcext:value-type="string">
            <text:p>00100001</text:p>
          </table:table-cell>
          <table:table-cell table:style-name="ce162" table:number-columns-repeated="6"/>
          <table:table-cell table:style-name="ce162" office:value-type="float" office:value="2" calcext:value-type="float">
            <text:p>2</text:p>
          </table:table-cell>
          <table:table-cell table:style-name="ce173" table:number-columns-repeated="3"/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2" table:number-columns-repeated="3"/>
          <table:table-cell table:style-name="ce184" office:value-type="float" office:value="1" calcext:value-type="float">
            <text:p>1</text:p>
          </table:table-cell>
          <table:table-cell table:style-name="ce162"/>
          <table:table-cell table:style-name="ce184"/>
          <table:table-cell table:style-name="ce162"/>
          <table:table-cell table:style-name="ce184"/>
          <table:table-cell table:style-name="ce162" table:number-columns-repeated="5"/>
          <table:table-cell table:style-name="ce193"/>
          <table:table-cell table:style-name="ce162"/>
          <table:table-cell table:style-name="ce193" office:value-type="float" office:value="1" calcext:value-type="float">
            <text:p>1</text:p>
          </table:table-cell>
          <table:table-cell table:style-name="ce162"/>
          <table:table-cell table:style-name="ce193"/>
          <table:table-cell table:style-name="ce162" table:number-columns-repeated="13"/>
          <table:table-cell table:style-name="ce144" table:formula="of:=SUMIF([.$O29:.$AT29];&quot;&gt;0&quot;;[.$O$3:.$AT$3])" office:value-type="float" office:value="106" calcext:value-type="float">
            <text:p>106</text:p>
          </table:table-cell>
          <table:table-cell table:style-name="ce144" table:formula="of:=[.A29]*8+[.K29]+SUMIF([.$L29:.$N29];&quot;&gt;0&quot;;[.$L$3:.$N$3])" office:value-type="float" office:value="266" calcext:value-type="float">
            <text:p>266</text:p>
          </table:table-cell>
          <table:table-cell table:style-name="ce202" table:formula="of:=DEC2HEX([.A29]*8+[.K29]+SUMIF([.$L29:.$N29];&quot;&gt;0&quot;;[.$L$3:.$N$3]);4)" office:value-type="string" office:string-value="010A" calcext:value-type="string">
            <text:p>010A</text:p>
          </table:table-cell>
          <table:table-cell table:number-columns-repeated="14"/>
        </table:table-row>
        <table:table-row table:style-name="ro1">
          <table:table-cell table:style-name="ce123" office:value-type="float" office:value="33" calcext:value-type="float">
            <text:p>33</text:p>
          </table:table-cell>
          <table:table-cell table:style-name="ce103" table:formula="of:=DEC2HEX([.A30];2)" office:value-type="string" office:string-value="21" calcext:value-type="string">
            <text:p>21</text:p>
          </table:table-cell>
          <table:table-cell table:style-name="ce144"/>
          <table:table-cell table:style-name="ce156" table:formula="of:=DEC2BIN([.A30];8)" office:value-type="string" office:string-value="00100001" calcext:value-type="string">
            <text:p>00100001</text:p>
          </table:table-cell>
          <table:table-cell table:style-name="ce162" table:number-columns-repeated="6"/>
          <table:table-cell table:style-name="ce162" office:value-type="float" office:value="3" calcext:value-type="float">
            <text:p>3</text:p>
          </table:table-cell>
          <table:table-cell table:style-name="ce173" table:number-columns-repeated="3"/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0" calcext:value-type="float">
            <text:p>0</text:p>
          </table:table-cell>
          <table:table-cell table:style-name="ce162" table:number-columns-repeated="3"/>
          <table:table-cell table:style-name="ce184"/>
          <table:table-cell table:style-name="ce162"/>
          <table:table-cell table:style-name="ce184"/>
          <table:table-cell table:style-name="ce162"/>
          <table:table-cell table:style-name="ce18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93"/>
          <table:table-cell table:style-name="ce162"/>
          <table:table-cell table:style-name="ce193"/>
          <table:table-cell table:style-name="ce162" office:value-type="float" office:value="1" calcext:value-type="float">
            <text:p>1</text:p>
          </table:table-cell>
          <table:table-cell table:style-name="ce193"/>
          <table:table-cell table:style-name="ce162" table:number-columns-repeated="13"/>
          <table:table-cell table:style-name="ce144" table:formula="of:=SUMIF([.$O30:.$AT30];&quot;&gt;0&quot;;[.$O$3:.$AT$3])" office:value-type="float" office:value="113" calcext:value-type="float">
            <text:p>113</text:p>
          </table:table-cell>
          <table:table-cell table:style-name="ce144" table:formula="of:=[.A30]*8+[.K30]+SUMIF([.$L30:.$N30];&quot;&gt;0&quot;;[.$L$3:.$N$3])" office:value-type="float" office:value="267" calcext:value-type="float">
            <text:p>267</text:p>
          </table:table-cell>
          <table:table-cell table:style-name="ce202" table:formula="of:=DEC2HEX([.A30]*8+[.K30]+SUMIF([.$L30:.$N30];&quot;&gt;0&quot;;[.$L$3:.$N$3]);4)" office:value-type="string" office:string-value="010B" calcext:value-type="string">
            <text:p>010B</text:p>
          </table:table-cell>
          <table:table-cell/>
          <table:table-cell office:value-type="string" calcext:value-type="string">
            <text:p>Type0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Type 3</text:p>
          </table:table-cell>
          <table:table-cell table:number-columns-repeated="9"/>
        </table:table-row>
        <table:table-row table:style-name="ro1">
          <table:table-cell table:style-name="ce123" office:value-type="float" office:value="33" calcext:value-type="float">
            <text:p>33</text:p>
          </table:table-cell>
          <table:table-cell table:style-name="ce103" table:formula="of:=DEC2HEX([.A31];2)" office:value-type="string" office:string-value="21" calcext:value-type="string">
            <text:p>21</text:p>
          </table:table-cell>
          <table:table-cell table:style-name="ce144"/>
          <table:table-cell table:style-name="ce156" table:formula="of:=DEC2BIN([.A31];8)" office:value-type="string" office:string-value="00100001" calcext:value-type="string">
            <text:p>00100001</text:p>
          </table:table-cell>
          <table:table-cell table:style-name="ce162" table:number-columns-repeated="6"/>
          <table:table-cell table:style-name="ce162" office:value-type="float" office:value="4" calcext:value-type="float">
            <text:p>4</text:p>
          </table:table-cell>
          <table:table-cell table:style-name="ce173" table:number-columns-repeated="3"/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84"/>
          <table:table-cell table:style-name="ce162"/>
          <table:table-cell table:style-name="ce184"/>
          <table:table-cell table:style-name="ce162"/>
          <table:table-cell table:style-name="ce184"/>
          <table:table-cell table:style-name="ce162" table:number-columns-repeated="4"/>
          <table:table-cell table:style-name="ce162" office:value-type="float" office:value="1" calcext:value-type="float">
            <text:p>1</text:p>
          </table:table-cell>
          <table:table-cell table:style-name="ce193"/>
          <table:table-cell table:style-name="ce162"/>
          <table:table-cell table:style-name="ce193"/>
          <table:table-cell table:style-name="ce162"/>
          <table:table-cell table:style-name="ce193"/>
          <table:table-cell table:style-name="ce162" table:number-columns-repeated="13"/>
          <table:table-cell table:style-name="ce144" table:formula="of:=SUMIF([.$O31:.$AT31];&quot;&gt;0&quot;;[.$O$3:.$AT$3])" office:value-type="float" office:value="245" calcext:value-type="float">
            <text:p>245</text:p>
          </table:table-cell>
          <table:table-cell table:style-name="ce144" table:formula="of:=[.A31]*8+[.K31]+SUMIF([.$L31:.$N31];&quot;&gt;0&quot;;[.$L$3:.$N$3])" office:value-type="float" office:value="268" calcext:value-type="float">
            <text:p>268</text:p>
          </table:table-cell>
          <table:table-cell table:style-name="ce202" table:formula="of:=DEC2HEX([.A31]*8+[.K31]+SUMIF([.$L31:.$N31];&quot;&gt;0&quot;;[.$L$3:.$N$3]);4)" office:value-type="string" office:string-value="010C" calcext:value-type="string">
            <text:p>010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121" office:value-type="float" office:value="33" calcext:value-type="float">
            <text:p>33</text:p>
          </table:table-cell>
          <table:table-cell table:style-name="ce132" table:formula="of:=DEC2HEX([.A32];2)" office:value-type="string" office:string-value="21" calcext:value-type="string">
            <text:p>21</text:p>
          </table:table-cell>
          <table:table-cell table:style-name="ce145"/>
          <table:table-cell table:style-name="ce154" table:formula="of:=DEC2BIN([.A32];8)" office:value-type="string" office:string-value="00100001" calcext:value-type="string">
            <text:p>00100001</text:p>
          </table:table-cell>
          <table:table-cell table:style-name="ce145" table:number-columns-repeated="6"/>
          <table:table-cell table:style-name="ce145" office:value-type="float" office:value="5" calcext:value-type="float">
            <text:p>5</text:p>
          </table:table-cell>
          <table:table-cell table:style-name="ce174" table:number-columns-repeated="3"/>
          <table:table-cell table:number-columns-repeated="2" table:style-name="ce145" office:value-type="float" office:value="0" calcext:value-type="float">
            <text:p>0</text:p>
          </table:table-cell>
          <table:table-cell table:style-name="ce145" table:number-columns-repeated="3"/>
          <table:table-cell table:style-name="ce185"/>
          <table:table-cell table:style-name="ce145"/>
          <table:table-cell table:style-name="ce185"/>
          <table:table-cell table:style-name="ce145"/>
          <table:table-cell table:style-name="ce185"/>
          <table:table-cell table:style-name="ce145" table:number-columns-repeated="5"/>
          <table:table-cell table:style-name="ce194"/>
          <table:table-cell table:style-name="ce145"/>
          <table:table-cell table:style-name="ce194"/>
          <table:table-cell table:style-name="ce145"/>
          <table:table-cell table:style-name="ce194"/>
          <table:table-cell table:style-name="ce145" table:number-columns-repeated="10"/>
          <table:table-cell table:number-columns-repeated="2" table:style-name="ce145" office:value-type="float" office:value="1" calcext:value-type="float">
            <text:p>1</text:p>
          </table:table-cell>
          <table:table-cell table:style-name="ce145"/>
          <table:table-cell table:style-name="ce145" table:formula="of:=SUMIF([.$O32:.$AT32];&quot;&gt;0&quot;;[.$O$3:.$AT$3])" office:value-type="float" office:value="24" calcext:value-type="float">
            <text:p>24</text:p>
          </table:table-cell>
          <table:table-cell table:style-name="ce145" table:formula="of:=[.A32]*8+[.K32]+SUMIF([.$L32:.$N32];&quot;&gt;0&quot;;[.$L$3:.$N$3])" office:value-type="float" office:value="269" calcext:value-type="float">
            <text:p>269</text:p>
          </table:table-cell>
          <table:table-cell table:style-name="ce201" table:formula="of:=DEC2HEX([.A32]*8+[.K32]+SUMIF([.$L32:.$N32];&quot;&gt;0&quot;;[.$L$3:.$N$3]);4)" office:value-type="string" office:string-value="010D" calcext:value-type="string">
            <text:p>010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120" office:value-type="float" office:value="34" calcext:value-type="float">
            <text:p>34</text:p>
          </table:table-cell>
          <table:table-cell table:style-name="ce131" table:formula="of:=DEC2HEX([.A33];2)" office:value-type="string" office:string-value="22" calcext:value-type="string">
            <text:p>22</text:p>
          </table:table-cell>
          <table:table-cell table:style-name="ce139" office:value-type="string" calcext:value-type="string">
            <text:p>LDA a</text:p>
          </table:table-cell>
          <table:table-cell table:style-name="ce153" table:formula="of:=DEC2BIN([.A33];8)" office:value-type="string" office:string-value="00100010" calcext:value-type="string">
            <text:p>00100010</text:p>
          </table:table-cell>
          <table:table-cell table:style-name="ce139" office:value-type="string" calcext:value-type="string">
            <text:p>lb</text:p>
          </table:table-cell>
          <table:table-cell table:style-name="ce139" office:value-type="string" calcext:value-type="string">
            <text:p><text:s text:c="2"/>hb</text:p>
          </table:table-cell>
          <table:table-cell table:style-name="ce139" office:value-type="string" calcext:value-type="string">
            <text:p>-</text:p>
          </table:table-cell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Load A from memory</text:p>
          </table:table-cell>
          <table:table-cell table:style-name="ce139" office:value-type="float" office:value="0" calcext:value-type="float">
            <text:p>0</text:p>
          </table:table-cell>
          <table:table-cell table:style-name="ce172" table:number-columns-repeated="3"/>
          <table:table-cell table:style-name="ce139" office:value-type="float" office:value="1" calcext:value-type="float">
            <text:p>1</text:p>
          </table:table-cell>
          <table:table-cell table:style-name="ce143" office:value-type="float" office:value="0" calcext:value-type="float">
            <text:p>0</text:p>
          </table:table-cell>
          <table:table-cell table:style-name="ce143" table:number-columns-repeated="3"/>
          <table:table-cell table:style-name="ce183"/>
          <table:table-cell table:style-name="ce143" office:value-type="float" office:value="1" calcext:value-type="float">
            <text:p>1</text:p>
          </table:table-cell>
          <table:table-cell table:style-name="ce183"/>
          <table:table-cell table:style-name="ce143"/>
          <table:table-cell table:style-name="ce183"/>
          <table:table-cell table:style-name="ce143" table:number-columns-repeated="5"/>
          <table:table-cell table:style-name="ce192"/>
          <table:table-cell table:style-name="ce143"/>
          <table:table-cell table:style-name="ce192"/>
          <table:table-cell table:style-name="ce143"/>
          <table:table-cell table:style-name="ce192"/>
          <table:table-cell table:style-name="ce143" office:value-type="float" office:value="1" calcext:value-type="float">
            <text:p>1</text:p>
          </table:table-cell>
          <table:table-cell table:style-name="ce143" table:number-columns-repeated="11"/>
          <table:table-cell table:style-name="ce139"/>
          <table:table-cell table:style-name="ce139" table:formula="of:=SUMIF([.$O33:.$AT33];&quot;&gt;0&quot;;[.$O$3:.$AT$3])" office:value-type="float" office:value="137" calcext:value-type="float">
            <text:p>137</text:p>
          </table:table-cell>
          <table:table-cell table:style-name="ce139" table:formula="of:=[.A33]*8+[.K33]+SUMIF([.$L33:.$N33];&quot;&gt;0&quot;;[.$L$3:.$N$3])" office:value-type="float" office:value="272" calcext:value-type="float">
            <text:p>272</text:p>
          </table:table-cell>
          <table:table-cell table:style-name="ce200" table:formula="of:=DEC2HEX([.A33]*8+[.K33]+SUMIF([.$L33:.$N33];&quot;&gt;0&quot;;[.$L$3:.$N$3]);4)" office:value-type="string" office:string-value="0110" calcext:value-type="string">
            <text:p>0110</text:p>
          </table:table-cell>
          <table:table-cell/>
          <table:table-cell table:style-name="ce103" office:value-type="string" calcext:value-type="string">
            <text:p>Special</text:p>
          </table:table-cell>
          <table:table-cell table:style-name="ce103" office:value-type="string" calcext:value-type="string">
            <text:p>Low</text:p>
          </table:table-cell>
          <table:table-cell table:style-name="ce103" office:value-type="string" calcext:value-type="string">
            <text:p>High</text:p>
          </table:table-cell>
          <table:table-cell table:style-name="ce103" office:value-type="string" calcext:value-type="string">
            <text:p>ALU</text:p>
          </table:table-cell>
          <table:table-cell table:number-columns-repeated="9"/>
        </table:table-row>
        <table:table-row table:style-name="ro1">
          <table:table-cell table:style-name="ce123" office:value-type="float" office:value="34" calcext:value-type="float">
            <text:p>34</text:p>
          </table:table-cell>
          <table:table-cell table:style-name="ce103" table:formula="of:=DEC2HEX([.A34];2)" office:value-type="string" office:string-value="22" calcext:value-type="string">
            <text:p>22</text:p>
          </table:table-cell>
          <table:table-cell table:style-name="ce146"/>
          <table:table-cell table:style-name="ce156" table:formula="of:=DEC2BIN([.A34];8)" office:value-type="string" office:string-value="00100010" calcext:value-type="string">
            <text:p>001000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173" table:number-columns-repeated="3"/>
          <table:table-cell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162" table:number-columns-repeated="3"/>
          <table:table-cell table:style-name="ce184"/>
          <table:table-cell table:style-name="ce162"/>
          <table:table-cell table:style-name="ce184"/>
          <table:table-cell table:style-name="ce162"/>
          <table:table-cell table:style-name="ce184"/>
          <table:table-cell table:style-name="ce162" table:number-columns-repeated="5"/>
          <table:table-cell table:style-name="ce193"/>
          <table:table-cell table:style-name="ce162"/>
          <table:table-cell table:style-name="ce193"/>
          <table:table-cell table:style-name="ce162"/>
          <table:table-cell table:style-name="ce193"/>
          <table:table-cell table:style-name="ce162" table:number-columns-repeated="11"/>
          <table:table-cell table:style-name="ce162" office:value-type="float" office:value="1" calcext:value-type="float">
            <text:p>1</text:p>
          </table:table-cell>
          <table:table-cell/>
          <table:table-cell table:style-name="ce146" table:formula="of:=SUMIF([.$O34:.$AT34];&quot;&gt;0&quot;;[.$O$3:.$AT$3])" office:value-type="float" office:value="16" calcext:value-type="float">
            <text:p>16</text:p>
          </table:table-cell>
          <table:table-cell table:style-name="ce146" table:formula="of:=[.A34]*8+[.K34]+SUMIF([.$L34:.$N34];&quot;&gt;0&quot;;[.$L$3:.$N$3])" office:value-type="float" office:value="273" calcext:value-type="float">
            <text:p>273</text:p>
          </table:table-cell>
          <table:table-cell table:style-name="ce202" table:formula="of:=DEC2HEX([.A34]*8+[.K34]+SUMIF([.$L34:.$N34];&quot;&gt;0&quot;;[.$L$3:.$N$3]);4)" office:value-type="string" office:string-value="0111" calcext:value-type="string">
            <text:p>0111</text:p>
          </table:table-cell>
          <table:table-cell table:number-columns-repeated="14"/>
        </table:table-row>
        <table:table-row table:style-name="ro1">
          <table:table-cell table:style-name="ce123" office:value-type="float" office:value="34" calcext:value-type="float">
            <text:p>34</text:p>
          </table:table-cell>
          <table:table-cell table:style-name="ce103" table:formula="of:=DEC2HEX([.A35];2)" office:value-type="string" office:string-value="22" calcext:value-type="string">
            <text:p>22</text:p>
          </table:table-cell>
          <table:table-cell table:style-name="ce146"/>
          <table:table-cell table:style-name="ce156" table:formula="of:=DEC2BIN([.A35];8)" office:value-type="string" office:string-value="00100010" calcext:value-type="string">
            <text:p>0010001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ce173" table:number-columns-repeated="3"/>
          <table:table-cell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2" table:number-columns-repeated="3"/>
          <table:table-cell table:style-name="ce184" office:value-type="float" office:value="1" calcext:value-type="float">
            <text:p>1</text:p>
          </table:table-cell>
          <table:table-cell table:style-name="ce162"/>
          <table:table-cell table:style-name="ce184"/>
          <table:table-cell table:style-name="ce162"/>
          <table:table-cell table:style-name="ce184"/>
          <table:table-cell table:style-name="ce162" table:number-columns-repeated="5"/>
          <table:table-cell table:style-name="ce193"/>
          <table:table-cell table:style-name="ce162"/>
          <table:table-cell table:style-name="ce193" office:value-type="float" office:value="1" calcext:value-type="float">
            <text:p>1</text:p>
          </table:table-cell>
          <table:table-cell table:style-name="ce162"/>
          <table:table-cell table:style-name="ce193"/>
          <table:table-cell table:style-name="ce162" table:number-columns-repeated="12"/>
          <table:table-cell/>
          <table:table-cell table:style-name="ce146" table:formula="of:=SUMIF([.$O35:.$AT35];&quot;&gt;0&quot;;[.$O$3:.$AT$3])" office:value-type="float" office:value="106" calcext:value-type="float">
            <text:p>106</text:p>
          </table:table-cell>
          <table:table-cell table:style-name="ce146" table:formula="of:=[.A35]*8+[.K35]+SUMIF([.$L35:.$N35];&quot;&gt;0&quot;;[.$L$3:.$N$3])" office:value-type="float" office:value="274" calcext:value-type="float">
            <text:p>274</text:p>
          </table:table-cell>
          <table:table-cell table:style-name="ce202" table:formula="of:=DEC2HEX([.A35]*8+[.K35]+SUMIF([.$L35:.$N35];&quot;&gt;0&quot;;[.$L$3:.$N$3]);4)" office:value-type="string" office:string-value="0112" calcext:value-type="string">
            <text:p>0112</text:p>
          </table:table-cell>
          <table:table-cell table:number-columns-repeated="14"/>
        </table:table-row>
        <table:table-row table:style-name="ro1">
          <table:table-cell table:style-name="ce123" office:value-type="float" office:value="34" calcext:value-type="float">
            <text:p>34</text:p>
          </table:table-cell>
          <table:table-cell table:style-name="ce103" table:formula="of:=DEC2HEX([.A36];2)" office:value-type="string" office:string-value="22" calcext:value-type="string">
            <text:p>22</text:p>
          </table:table-cell>
          <table:table-cell table:style-name="ce146"/>
          <table:table-cell table:style-name="ce156" table:formula="of:=DEC2BIN([.A36];8)" office:value-type="string" office:string-value="00100010" calcext:value-type="string">
            <text:p>0010001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style-name="ce173" table:number-columns-repeated="3"/>
          <table:table-cell office:value-type="float" office:value="1" calcext:value-type="float">
            <text:p>1</text:p>
          </table:table-cell>
          <table:table-cell table:style-name="ce162" office:value-type="float" office:value="0" calcext:value-type="float">
            <text:p>0</text:p>
          </table:table-cell>
          <table:table-cell table:style-name="ce162" table:number-columns-repeated="3"/>
          <table:table-cell table:style-name="ce184"/>
          <table:table-cell table:style-name="ce162"/>
          <table:table-cell table:style-name="ce184"/>
          <table:table-cell table:style-name="ce162"/>
          <table:table-cell table:style-name="ce18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93"/>
          <table:table-cell table:style-name="ce162"/>
          <table:table-cell table:style-name="ce193"/>
          <table:table-cell table:style-name="ce162" office:value-type="float" office:value="1" calcext:value-type="float">
            <text:p>1</text:p>
          </table:table-cell>
          <table:table-cell table:style-name="ce193"/>
          <table:table-cell table:style-name="ce162" table:number-columns-repeated="12"/>
          <table:table-cell/>
          <table:table-cell table:style-name="ce146" table:formula="of:=SUMIF([.$O36:.$AT36];&quot;&gt;0&quot;;[.$O$3:.$AT$3])" office:value-type="float" office:value="113" calcext:value-type="float">
            <text:p>113</text:p>
          </table:table-cell>
          <table:table-cell table:style-name="ce146" table:formula="of:=[.A36]*8+[.K36]+SUMIF([.$L36:.$N36];&quot;&gt;0&quot;;[.$L$3:.$N$3])" office:value-type="float" office:value="275" calcext:value-type="float">
            <text:p>275</text:p>
          </table:table-cell>
          <table:table-cell table:style-name="ce202" table:formula="of:=DEC2HEX([.A36]*8+[.K36]+SUMIF([.$L36:.$N36];&quot;&gt;0&quot;;[.$L$3:.$N$3]);4)" office:value-type="string" office:string-value="0113" calcext:value-type="string">
            <text:p>0113</text:p>
          </table:table-cell>
          <table:table-cell table:number-columns-repeated="14"/>
        </table:table-row>
        <table:table-row table:style-name="ro1">
          <table:table-cell table:style-name="ce123" office:value-type="float" office:value="34" calcext:value-type="float">
            <text:p>34</text:p>
          </table:table-cell>
          <table:table-cell table:style-name="ce103" table:formula="of:=DEC2HEX([.A37];2)" office:value-type="string" office:string-value="22" calcext:value-type="string">
            <text:p>22</text:p>
          </table:table-cell>
          <table:table-cell table:style-name="ce146"/>
          <table:table-cell table:style-name="ce156" table:formula="of:=DEC2BIN([.A37];8)" office:value-type="string" office:string-value="00100010" calcext:value-type="string">
            <text:p>0010001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3"/>
          <table:table-cell table:style-name="ce146" table:formula="of:=SUMIF([.$O37:.$AT37];&quot;&gt;0&quot;;[.$O$3:.$AT$3])" office:value-type="float" office:value="189" calcext:value-type="float">
            <text:p>189</text:p>
          </table:table-cell>
          <table:table-cell table:style-name="ce146" table:formula="of:=[.A37]*8+[.K37]+SUMIF([.$L37:.$N37];&quot;&gt;0&quot;;[.$L$3:.$N$3])" office:value-type="float" office:value="276" calcext:value-type="float">
            <text:p>276</text:p>
          </table:table-cell>
          <table:table-cell table:style-name="ce202" table:formula="of:=DEC2HEX([.A37]*8+[.K37]+SUMIF([.$L37:.$N37];&quot;&gt;0&quot;;[.$L$3:.$N$3]);4)" office:value-type="string" office:string-value="0114" calcext:value-type="string">
            <text:p>0114</text:p>
          </table:table-cell>
          <table:table-cell table:number-columns-repeated="14"/>
        </table:table-row>
        <table:table-row table:style-name="ro1">
          <table:table-cell table:style-name="ce121" office:value-type="float" office:value="34" calcext:value-type="float">
            <text:p>34</text:p>
          </table:table-cell>
          <table:table-cell table:style-name="ce132" table:formula="of:=DEC2HEX([.A38];2)" office:value-type="string" office:string-value="22" calcext:value-type="string">
            <text:p>22</text:p>
          </table:table-cell>
          <table:table-cell table:style-name="ce140"/>
          <table:table-cell table:style-name="ce154" table:formula="of:=DEC2BIN([.A38];8)" office:value-type="string" office:string-value="00100010" calcext:value-type="string">
            <text:p>00100010</text:p>
          </table:table-cell>
          <table:table-cell table:style-name="ce140" table:number-columns-repeated="6"/>
          <table:table-cell table:style-name="ce140" office:value-type="float" office:value="5" calcext:value-type="float">
            <text:p>5</text:p>
          </table:table-cell>
          <table:table-cell table:style-name="ce171" table:number-columns-repeated="3"/>
          <table:table-cell table:number-columns-repeated="2" table:style-name="ce140" office:value-type="float" office:value="0" calcext:value-type="float">
            <text:p>0</text:p>
          </table:table-cell>
          <table:table-cell table:style-name="ce140" table:number-columns-repeated="3"/>
          <table:table-cell table:style-name="ce182"/>
          <table:table-cell table:style-name="ce140"/>
          <table:table-cell table:style-name="ce182"/>
          <table:table-cell table:style-name="ce140"/>
          <table:table-cell table:style-name="ce182"/>
          <table:table-cell table:style-name="ce140" table:number-columns-repeated="5"/>
          <table:table-cell table:style-name="ce191"/>
          <table:table-cell table:style-name="ce140"/>
          <table:table-cell table:style-name="ce191"/>
          <table:table-cell table:style-name="ce140"/>
          <table:table-cell table:style-name="ce191"/>
          <table:table-cell table:style-name="ce140" table:number-columns-repeated="10"/>
          <table:table-cell table:number-columns-repeated="2" table:style-name="ce140" office:value-type="float" office:value="1" calcext:value-type="float">
            <text:p>1</text:p>
          </table:table-cell>
          <table:table-cell table:style-name="ce140"/>
          <table:table-cell table:style-name="ce140" table:formula="of:=SUMIF([.$O38:.$AT38];&quot;&gt;0&quot;;[.$O$3:.$AT$3])" office:value-type="float" office:value="24" calcext:value-type="float">
            <text:p>24</text:p>
          </table:table-cell>
          <table:table-cell table:style-name="ce140" table:formula="of:=[.A38]*8+[.K38]+SUMIF([.$L38:.$N38];&quot;&gt;0&quot;;[.$L$3:.$N$3])" office:value-type="float" office:value="277" calcext:value-type="float">
            <text:p>277</text:p>
          </table:table-cell>
          <table:table-cell table:style-name="ce201" table:formula="of:=DEC2HEX([.A38]*8+[.K38]+SUMIF([.$L38:.$N38];&quot;&gt;0&quot;;[.$L$3:.$N$3]);4)" office:value-type="string" office:string-value="0115" calcext:value-type="string">
            <text:p>0115</text:p>
          </table:table-cell>
          <table:table-cell table:formula="of:=SUMIF([.Q38:.AT38];&quot;&gt;0&quot;;[.Q3:.AT3])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 table:style-name="ce120" office:value-type="float" office:value="35" calcext:value-type="float">
            <text:p>35</text:p>
          </table:table-cell>
          <table:table-cell table:style-name="ce131" table:formula="of:=DEC2HEX([.A39];2)" office:value-type="string" office:string-value="23" calcext:value-type="string">
            <text:p>23</text:p>
          </table:table-cell>
          <table:table-cell table:style-name="ce139" office:value-type="string" calcext:value-type="string">
            <text:p>MVI A</text:p>
          </table:table-cell>
          <table:table-cell table:style-name="ce153" table:formula="of:=DEC2BIN([.A39];8)" office:value-type="string" office:string-value="00100011" calcext:value-type="string">
            <text:p>00100011</text:p>
          </table:table-cell>
          <table:table-cell table:style-name="ce139" office:value-type="string" calcext:value-type="string">
            <text:p>db</text:p>
          </table:table-cell>
          <table:table-cell table:style-name="ce139"/>
          <table:table-cell table:style-name="ce139" office:value-type="string" calcext:value-type="string">
            <text:p>-</text:p>
          </table:table-cell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Load next byte into A</text:p>
          </table:table-cell>
          <table:table-cell table:style-name="ce139" office:value-type="float" office:value="0" calcext:value-type="float">
            <text:p>0</text:p>
          </table:table-cell>
          <table:table-cell table:style-name="ce170" table:number-columns-repeated="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table:number-columns-repeated="3"/>
          <table:table-cell table:style-name="ce181" office:value-type="float" office:value="1" calcext:value-type="float">
            <text:p>1</text:p>
          </table:table-cell>
          <table:table-cell table:style-name="ce139"/>
          <table:table-cell table:style-name="ce181"/>
          <table:table-cell table:style-name="ce139"/>
          <table:table-cell table:style-name="ce181"/>
          <table:table-cell table:style-name="ce139" table:number-columns-repeated="5"/>
          <table:table-cell table:style-name="ce190"/>
          <table:table-cell table:style-name="ce139"/>
          <table:table-cell table:style-name="ce190" office:value-type="float" office:value="1" calcext:value-type="float">
            <text:p>1</text:p>
          </table:table-cell>
          <table:table-cell table:style-name="ce139"/>
          <table:table-cell table:style-name="ce190"/>
          <table:table-cell table:style-name="ce139" table:number-columns-repeated="13"/>
          <table:table-cell table:style-name="ce139" table:formula="of:=SUMIF([.$O39:.$AT39];&quot;&gt;0&quot;;[.$O$3:.$AT$3])" office:value-type="float" office:value="106" calcext:value-type="float">
            <text:p>106</text:p>
          </table:table-cell>
          <table:table-cell table:style-name="ce139" table:formula="of:=[.A39]*8+[.K39]+SUMIF([.$L39:.$N39];&quot;&gt;0&quot;;[.$L$3:.$N$3])" office:value-type="float" office:value="280" calcext:value-type="float">
            <text:p>280</text:p>
          </table:table-cell>
          <table:table-cell table:style-name="ce200" table:formula="of:=DEC2HEX([.A39]*8+[.K39]+SUMIF([.$L39:.$N39];&quot;&gt;0&quot;;[.$L$3:.$N$3]);4)" office:value-type="string" office:string-value="0118" calcext:value-type="string">
            <text:p>0118</text:p>
          </table:table-cell>
          <table:table-cell table:number-columns-repeated="14"/>
        </table:table-row>
        <table:table-row table:style-name="ro1">
          <table:table-cell table:style-name="ce123" office:value-type="float" office:value="35" calcext:value-type="float">
            <text:p>35</text:p>
          </table:table-cell>
          <table:table-cell table:style-name="ce103" table:formula="of:=DEC2HEX([.A40];2)" office:value-type="string" office:string-value="23" calcext:value-type="string">
            <text:p>23</text:p>
          </table:table-cell>
          <table:table-cell table:style-name="ce146"/>
          <table:table-cell table:style-name="ce156" table:formula="of:=DEC2BIN([.A40];8)" office:value-type="string" office:string-value="00100011" calcext:value-type="string">
            <text:p>0010001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6"/>
          <table:table-cell office:value-type="float" office:value="1" calcext:value-type="float">
            <text:p>1</text:p>
          </table:table-cell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 office:value-type="float" office:value="1" calcext:value-type="float">
            <text:p>1</text:p>
          </table:table-cell>
          <table:table-cell table:style-name="ce195"/>
          <table:table-cell table:number-columns-repeated="13"/>
          <table:table-cell table:style-name="ce146" table:formula="of:=SUMIF([.$O40:.$AT40];&quot;&gt;0&quot;;[.$O$3:.$AT$3])" office:value-type="float" office:value="105" calcext:value-type="float">
            <text:p>105</text:p>
          </table:table-cell>
          <table:table-cell table:style-name="ce146" table:formula="of:=[.A40]*8+[.K40]+SUMIF([.$L40:.$N40];&quot;&gt;0&quot;;[.$L$3:.$N$3])" office:value-type="float" office:value="281" calcext:value-type="float">
            <text:p>281</text:p>
          </table:table-cell>
          <table:table-cell table:style-name="ce202" table:formula="of:=DEC2HEX([.A40]*8+[.K40]+SUMIF([.$L40:.$N40];&quot;&gt;0&quot;;[.$L$3:.$N$3]);4)" office:value-type="string" office:string-value="0119" calcext:value-type="string">
            <text:p>0119</text:p>
          </table:table-cell>
          <table:table-cell table:number-columns-repeated="14"/>
        </table:table-row>
        <table:table-row table:style-name="ro1">
          <table:table-cell table:style-name="ce123" office:value-type="float" office:value="35" calcext:value-type="float">
            <text:p>35</text:p>
          </table:table-cell>
          <table:table-cell table:style-name="ce103" table:formula="of:=DEC2HEX([.A41];2)" office:value-type="string" office:string-value="23" calcext:value-type="string">
            <text:p>23</text:p>
          </table:table-cell>
          <table:table-cell table:style-name="ce146"/>
          <table:table-cell table:style-name="ce156" table:formula="of:=DEC2BIN([.A41];8)" office:value-type="string" office:string-value="00100011" calcext:value-type="string">
            <text:p>0010001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3"/>
          <table:table-cell table:style-name="ce146" table:formula="of:=SUMIF([.$O41:.$AT41];&quot;&gt;0&quot;;[.$O$3:.$AT$3])" office:value-type="float" office:value="189" calcext:value-type="float">
            <text:p>189</text:p>
          </table:table-cell>
          <table:table-cell table:style-name="ce146" table:formula="of:=[.A41]*8+[.K41]+SUMIF([.$L41:.$N41];&quot;&gt;0&quot;;[.$L$3:.$N$3])" office:value-type="float" office:value="282" calcext:value-type="float">
            <text:p>282</text:p>
          </table:table-cell>
          <table:table-cell table:style-name="ce202" table:formula="of:=DEC2HEX([.A41]*8+[.K41]+SUMIF([.$L41:.$N41];&quot;&gt;0&quot;;[.$L$3:.$N$3]);4)" office:value-type="string" office:string-value="011A" calcext:value-type="string">
            <text:p>011A</text:p>
          </table:table-cell>
          <table:table-cell table:number-columns-repeated="14"/>
        </table:table-row>
        <table:table-row table:style-name="ro1">
          <table:table-cell table:style-name="ce121" office:value-type="float" office:value="35" calcext:value-type="float">
            <text:p>35</text:p>
          </table:table-cell>
          <table:table-cell table:style-name="ce132" table:formula="of:=DEC2HEX([.A42];2)" office:value-type="string" office:string-value="23" calcext:value-type="string">
            <text:p>23</text:p>
          </table:table-cell>
          <table:table-cell table:style-name="ce140"/>
          <table:table-cell table:style-name="ce154" table:formula="of:=DEC2BIN([.A42];8)" office:value-type="string" office:string-value="00100011" calcext:value-type="string">
            <text:p>00100011</text:p>
          </table:table-cell>
          <table:table-cell table:style-name="ce140" table:number-columns-repeated="6"/>
          <table:table-cell table:style-name="ce140" office:value-type="float" office:value="3" calcext:value-type="float">
            <text:p>3</text:p>
          </table:table-cell>
          <table:table-cell table:style-name="ce171" table:number-columns-repeated="3"/>
          <table:table-cell table:number-columns-repeated="2" table:style-name="ce140" office:value-type="float" office:value="0" calcext:value-type="float">
            <text:p>0</text:p>
          </table:table-cell>
          <table:table-cell table:style-name="ce140" table:number-columns-repeated="3"/>
          <table:table-cell table:style-name="ce182"/>
          <table:table-cell table:style-name="ce140"/>
          <table:table-cell table:style-name="ce182"/>
          <table:table-cell table:style-name="ce140"/>
          <table:table-cell table:style-name="ce182"/>
          <table:table-cell table:style-name="ce140" table:number-columns-repeated="5"/>
          <table:table-cell table:style-name="ce191"/>
          <table:table-cell table:style-name="ce140"/>
          <table:table-cell table:style-name="ce191"/>
          <table:table-cell table:style-name="ce140"/>
          <table:table-cell table:style-name="ce191"/>
          <table:table-cell table:style-name="ce140" table:number-columns-repeated="10"/>
          <table:table-cell table:number-columns-repeated="2" table:style-name="ce140" office:value-type="float" office:value="1" calcext:value-type="float">
            <text:p>1</text:p>
          </table:table-cell>
          <table:table-cell table:style-name="ce140"/>
          <table:table-cell table:style-name="ce140" table:formula="of:=SUMIF([.$O42:.$AT42];&quot;&gt;0&quot;;[.$O$3:.$AT$3])" office:value-type="float" office:value="24" calcext:value-type="float">
            <text:p>24</text:p>
          </table:table-cell>
          <table:table-cell table:style-name="ce140" table:formula="of:=[.A42]*8+[.K42]+SUMIF([.$L42:.$N42];&quot;&gt;0&quot;;[.$L$3:.$N$3])" office:value-type="float" office:value="283" calcext:value-type="float">
            <text:p>283</text:p>
          </table:table-cell>
          <table:table-cell table:style-name="ce201" table:formula="of:=DEC2HEX([.A42]*8+[.K42]+SUMIF([.$L42:.$N42];&quot;&gt;0&quot;;[.$L$3:.$N$3]);4)" office:value-type="string" office:string-value="011B" calcext:value-type="string">
            <text:p>011B</text:p>
          </table:table-cell>
          <table:table-cell table:number-columns-repeated="14"/>
        </table:table-row>
        <table:table-row table:style-name="ro1">
          <table:table-cell table:style-name="ce120" office:value-type="float" office:value="36" calcext:value-type="float">
            <text:p>36</text:p>
          </table:table-cell>
          <table:table-cell table:style-name="ce131" table:formula="of:=DEC2HEX([.A43];2)" office:value-type="string" office:string-value="24" calcext:value-type="string">
            <text:p>24</text:p>
          </table:table-cell>
          <table:table-cell table:style-name="ce139" office:value-type="string" calcext:value-type="string">
            <text:p>MVI B</text:p>
          </table:table-cell>
          <table:table-cell table:style-name="ce153" table:formula="of:=DEC2BIN([.A43];8)" office:value-type="string" office:string-value="00100100" calcext:value-type="string">
            <text:p>00100100</text:p>
          </table:table-cell>
          <table:table-cell table:style-name="ce139" office:value-type="string" calcext:value-type="string">
            <text:p>db</text:p>
          </table:table-cell>
          <table:table-cell table:style-name="ce139"/>
          <table:table-cell table:style-name="ce139" office:value-type="string" calcext:value-type="string">
            <text:p>-</text:p>
          </table:table-cell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Load next byte into B</text:p>
          </table:table-cell>
          <table:table-cell table:style-name="ce139" office:value-type="float" office:value="0" calcext:value-type="float">
            <text:p>0</text:p>
          </table:table-cell>
          <table:table-cell table:style-name="ce170" table:number-columns-repeated="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table:number-columns-repeated="3"/>
          <table:table-cell table:style-name="ce181" office:value-type="float" office:value="1" calcext:value-type="float">
            <text:p>1</text:p>
          </table:table-cell>
          <table:table-cell table:style-name="ce139"/>
          <table:table-cell table:style-name="ce181"/>
          <table:table-cell table:style-name="ce139"/>
          <table:table-cell table:style-name="ce181"/>
          <table:table-cell table:style-name="ce139" table:number-columns-repeated="5"/>
          <table:table-cell table:style-name="ce190"/>
          <table:table-cell table:style-name="ce139"/>
          <table:table-cell table:style-name="ce190" office:value-type="float" office:value="1" calcext:value-type="float">
            <text:p>1</text:p>
          </table:table-cell>
          <table:table-cell table:style-name="ce139"/>
          <table:table-cell table:style-name="ce190"/>
          <table:table-cell table:style-name="ce139" table:number-columns-repeated="13"/>
          <table:table-cell table:style-name="ce139" table:formula="of:=SUMIF([.$O43:.$AT43];&quot;&gt;0&quot;;[.$O$3:.$AT$3])" office:value-type="float" office:value="106" calcext:value-type="float">
            <text:p>106</text:p>
          </table:table-cell>
          <table:table-cell table:style-name="ce139" table:formula="of:=[.A43]*8+[.K43]+SUMIF([.$L43:.$N43];&quot;&gt;0&quot;;[.$L$3:.$N$3])" office:value-type="float" office:value="288" calcext:value-type="float">
            <text:p>288</text:p>
          </table:table-cell>
          <table:table-cell table:style-name="ce200" table:formula="of:=DEC2HEX([.A43]*8+[.K43]+SUMIF([.$L43:.$N43];&quot;&gt;0&quot;;[.$L$3:.$N$3]);4)" office:value-type="string" office:string-value="0120" calcext:value-type="string">
            <text:p>0120</text:p>
          </table:table-cell>
          <table:table-cell table:number-columns-repeated="14"/>
        </table:table-row>
        <table:table-row table:style-name="ro1">
          <table:table-cell table:style-name="ce123" office:value-type="float" office:value="36" calcext:value-type="float">
            <text:p>36</text:p>
          </table:table-cell>
          <table:table-cell table:style-name="ce103" table:formula="of:=DEC2HEX([.A44];2)" office:value-type="string" office:string-value="24" calcext:value-type="string">
            <text:p>24</text:p>
          </table:table-cell>
          <table:table-cell table:style-name="ce146"/>
          <table:table-cell table:style-name="ce156" table:formula="of:=DEC2BIN([.A44];8)" office:value-type="string" office:string-value="00100100" calcext:value-type="string">
            <text:p>001001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6"/>
          <table:table-cell office:value-type="float" office:value="1" calcext:value-type="float">
            <text:p>1</text:p>
          </table:table-cell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 office:value-type="float" office:value="1" calcext:value-type="float">
            <text:p>1</text:p>
          </table:table-cell>
          <table:table-cell table:style-name="ce195"/>
          <table:table-cell table:number-columns-repeated="13"/>
          <table:table-cell table:style-name="ce146" table:formula="of:=SUMIF([.$O44:.$AT44];&quot;&gt;0&quot;;[.$O$3:.$AT$3])" office:value-type="float" office:value="105" calcext:value-type="float">
            <text:p>105</text:p>
          </table:table-cell>
          <table:table-cell table:style-name="ce146" table:formula="of:=[.A44]*8+[.K44]+SUMIF([.$L44:.$N44];&quot;&gt;0&quot;;[.$L$3:.$N$3])" office:value-type="float" office:value="289" calcext:value-type="float">
            <text:p>289</text:p>
          </table:table-cell>
          <table:table-cell table:style-name="ce202" table:formula="of:=DEC2HEX([.A44]*8+[.K44]+SUMIF([.$L44:.$N44];&quot;&gt;0&quot;;[.$L$3:.$N$3]);4)" office:value-type="string" office:string-value="0121" calcext:value-type="string">
            <text:p>0121</text:p>
          </table:table-cell>
          <table:table-cell table:number-columns-repeated="14"/>
        </table:table-row>
        <table:table-row table:style-name="ro1">
          <table:table-cell table:style-name="ce123" office:value-type="float" office:value="36" calcext:value-type="float">
            <text:p>36</text:p>
          </table:table-cell>
          <table:table-cell table:style-name="ce103" table:formula="of:=DEC2HEX([.A45];2)" office:value-type="string" office:string-value="24" calcext:value-type="string">
            <text:p>24</text:p>
          </table:table-cell>
          <table:table-cell table:style-name="ce146"/>
          <table:table-cell table:style-name="ce156" table:formula="of:=DEC2BIN([.A45];8)" office:value-type="string" office:string-value="00100100" calcext:value-type="string">
            <text:p>0010010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3"/>
          <table:table-cell table:style-name="ce146" table:formula="of:=SUMIF([.$O45:.$AT45];&quot;&gt;0&quot;;[.$O$3:.$AT$3])" office:value-type="float" office:value="221" calcext:value-type="float">
            <text:p>221</text:p>
          </table:table-cell>
          <table:table-cell table:style-name="ce146" table:formula="of:=[.A45]*8+[.K45]+SUMIF([.$L45:.$N45];&quot;&gt;0&quot;;[.$L$3:.$N$3])" office:value-type="float" office:value="290" calcext:value-type="float">
            <text:p>290</text:p>
          </table:table-cell>
          <table:table-cell table:style-name="ce202" table:formula="of:=DEC2HEX([.A45]*8+[.K45]+SUMIF([.$L45:.$N45];&quot;&gt;0&quot;;[.$L$3:.$N$3]);4)" office:value-type="string" office:string-value="0122" calcext:value-type="string">
            <text:p>0122</text:p>
          </table:table-cell>
          <table:table-cell table:number-columns-repeated="14"/>
        </table:table-row>
        <table:table-row table:style-name="ro1">
          <table:table-cell table:style-name="ce121" office:value-type="float" office:value="36" calcext:value-type="float">
            <text:p>36</text:p>
          </table:table-cell>
          <table:table-cell table:style-name="ce132" table:formula="of:=DEC2HEX([.A46];2)" office:value-type="string" office:string-value="24" calcext:value-type="string">
            <text:p>24</text:p>
          </table:table-cell>
          <table:table-cell table:style-name="ce140"/>
          <table:table-cell table:style-name="ce154" table:formula="of:=DEC2BIN([.A46];8)" office:value-type="string" office:string-value="00100100" calcext:value-type="string">
            <text:p>00100100</text:p>
          </table:table-cell>
          <table:table-cell table:style-name="ce140" table:number-columns-repeated="6"/>
          <table:table-cell table:style-name="ce140" office:value-type="float" office:value="3" calcext:value-type="float">
            <text:p>3</text:p>
          </table:table-cell>
          <table:table-cell table:style-name="ce171" table:number-columns-repeated="3"/>
          <table:table-cell table:number-columns-repeated="2" table:style-name="ce140" office:value-type="float" office:value="0" calcext:value-type="float">
            <text:p>0</text:p>
          </table:table-cell>
          <table:table-cell table:style-name="ce140" table:number-columns-repeated="3"/>
          <table:table-cell table:style-name="ce182"/>
          <table:table-cell table:style-name="ce140"/>
          <table:table-cell table:style-name="ce182"/>
          <table:table-cell table:style-name="ce140"/>
          <table:table-cell table:style-name="ce182"/>
          <table:table-cell table:style-name="ce140" table:number-columns-repeated="5"/>
          <table:table-cell table:style-name="ce191"/>
          <table:table-cell table:style-name="ce140"/>
          <table:table-cell table:style-name="ce191"/>
          <table:table-cell table:style-name="ce140"/>
          <table:table-cell table:style-name="ce191"/>
          <table:table-cell table:style-name="ce140" table:number-columns-repeated="10"/>
          <table:table-cell table:number-columns-repeated="2" table:style-name="ce140" office:value-type="float" office:value="1" calcext:value-type="float">
            <text:p>1</text:p>
          </table:table-cell>
          <table:table-cell table:style-name="ce140"/>
          <table:table-cell table:style-name="ce140" table:formula="of:=SUMIF([.$O46:.$AT46];&quot;&gt;0&quot;;[.$O$3:.$AT$3])" office:value-type="float" office:value="24" calcext:value-type="float">
            <text:p>24</text:p>
          </table:table-cell>
          <table:table-cell table:style-name="ce140" table:formula="of:=[.A46]*8+[.K46]+SUMIF([.$L46:.$N46];&quot;&gt;0&quot;;[.$L$3:.$N$3])" office:value-type="float" office:value="291" calcext:value-type="float">
            <text:p>291</text:p>
          </table:table-cell>
          <table:table-cell table:style-name="ce201" table:formula="of:=DEC2HEX([.A46]*8+[.K46]+SUMIF([.$L46:.$N46];&quot;&gt;0&quot;;[.$L$3:.$N$3]);4)" office:value-type="string" office:string-value="0123" calcext:value-type="string">
            <text:p>0123</text:p>
          </table:table-cell>
          <table:table-cell table:number-columns-repeated="14"/>
        </table:table-row>
        <table:table-row table:style-name="ro1">
          <table:table-cell table:style-name="ce120" office:value-type="float" office:value="37" calcext:value-type="float">
            <text:p>37</text:p>
          </table:table-cell>
          <table:table-cell table:style-name="ce131" table:formula="of:=DEC2HEX([.A47];2)" office:value-type="string" office:string-value="25" calcext:value-type="string">
            <text:p>25</text:p>
          </table:table-cell>
          <table:table-cell table:style-name="ce139" office:value-type="string" calcext:value-type="string">
            <text:p>MVI TRH</text:p>
          </table:table-cell>
          <table:table-cell table:style-name="ce153" table:formula="of:=DEC2BIN([.A47];8)" office:value-type="string" office:string-value="00100101" calcext:value-type="string">
            <text:p>00100101</text:p>
          </table:table-cell>
          <table:table-cell table:style-name="ce139" office:value-type="string" calcext:value-type="string">
            <text:p>db</text:p>
          </table:table-cell>
          <table:table-cell table:style-name="ce139"/>
          <table:table-cell table:style-name="ce139" office:value-type="string" calcext:value-type="string">
            <text:p>-</text:p>
          </table:table-cell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Load next byte to TR high</text:p>
          </table:table-cell>
          <table:table-cell table:style-name="ce139" office:value-type="float" office:value="0" calcext:value-type="float">
            <text:p>0</text:p>
          </table:table-cell>
          <table:table-cell table:style-name="ce170" table:number-columns-repeated="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table:number-columns-repeated="3"/>
          <table:table-cell table:style-name="ce181" office:value-type="float" office:value="1" calcext:value-type="float">
            <text:p>1</text:p>
          </table:table-cell>
          <table:table-cell table:style-name="ce139"/>
          <table:table-cell table:style-name="ce181"/>
          <table:table-cell table:style-name="ce139"/>
          <table:table-cell table:style-name="ce181"/>
          <table:table-cell table:style-name="ce139" table:number-columns-repeated="5"/>
          <table:table-cell table:style-name="ce190"/>
          <table:table-cell table:style-name="ce139"/>
          <table:table-cell table:style-name="ce190" office:value-type="float" office:value="1" calcext:value-type="float">
            <text:p>1</text:p>
          </table:table-cell>
          <table:table-cell table:style-name="ce139"/>
          <table:table-cell table:style-name="ce190"/>
          <table:table-cell table:style-name="ce139" table:number-columns-repeated="13"/>
          <table:table-cell table:style-name="ce139" table:formula="of:=SUMIF([.$O47:.$AT47];&quot;&gt;0&quot;;[.$O$3:.$AT$3])" office:value-type="float" office:value="106" calcext:value-type="float">
            <text:p>106</text:p>
          </table:table-cell>
          <table:table-cell table:style-name="ce139" table:formula="of:=[.A47]*8+[.K47]+SUMIF([.$L47:.$N47];&quot;&gt;0&quot;;[.$L$3:.$N$3])" office:value-type="float" office:value="296" calcext:value-type="float">
            <text:p>296</text:p>
          </table:table-cell>
          <table:table-cell table:style-name="ce200" table:formula="of:=DEC2HEX([.A47]*8+[.K47]+SUMIF([.$L47:.$N47];&quot;&gt;0&quot;;[.$L$3:.$N$3]);4)" office:value-type="string" office:string-value="0128" calcext:value-type="string">
            <text:p>0128</text:p>
          </table:table-cell>
          <table:table-cell table:number-columns-repeated="14"/>
        </table:table-row>
        <table:table-row table:style-name="ro1">
          <table:table-cell table:style-name="ce123" office:value-type="float" office:value="37" calcext:value-type="float">
            <text:p>37</text:p>
          </table:table-cell>
          <table:table-cell table:style-name="ce103" table:formula="of:=DEC2HEX([.A48];2)" office:value-type="string" office:string-value="25" calcext:value-type="string">
            <text:p>25</text:p>
          </table:table-cell>
          <table:table-cell table:style-name="ce146"/>
          <table:table-cell table:style-name="ce156" table:formula="of:=DEC2BIN([.A48];8)" office:value-type="string" office:string-value="00100101" calcext:value-type="string">
            <text:p>001001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6"/>
          <table:table-cell office:value-type="float" office:value="1" calcext:value-type="float">
            <text:p>1</text:p>
          </table:table-cell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 office:value-type="float" office:value="1" calcext:value-type="float">
            <text:p>1</text:p>
          </table:table-cell>
          <table:table-cell table:style-name="ce195"/>
          <table:table-cell table:number-columns-repeated="13"/>
          <table:table-cell table:style-name="ce146" table:formula="of:=SUMIF([.$O48:.$AT48];&quot;&gt;0&quot;;[.$O$3:.$AT$3])" office:value-type="float" office:value="105" calcext:value-type="float">
            <text:p>105</text:p>
          </table:table-cell>
          <table:table-cell table:style-name="ce146" table:formula="of:=[.A48]*8+[.K48]+SUMIF([.$L48:.$N48];&quot;&gt;0&quot;;[.$L$3:.$N$3])" office:value-type="float" office:value="297" calcext:value-type="float">
            <text:p>297</text:p>
          </table:table-cell>
          <table:table-cell table:style-name="ce202" table:formula="of:=DEC2HEX([.A48]*8+[.K48]+SUMIF([.$L48:.$N48];&quot;&gt;0&quot;;[.$L$3:.$N$3]);4)" office:value-type="string" office:string-value="0129" calcext:value-type="string">
            <text:p>0129</text:p>
          </table:table-cell>
          <table:table-cell table:number-columns-repeated="14"/>
        </table:table-row>
        <table:table-row table:style-name="ro1">
          <table:table-cell table:style-name="ce123" office:value-type="float" office:value="37" calcext:value-type="float">
            <text:p>37</text:p>
          </table:table-cell>
          <table:table-cell table:style-name="ce103" table:formula="of:=DEC2HEX([.A49];2)" office:value-type="string" office:string-value="25" calcext:value-type="string">
            <text:p>25</text:p>
          </table:table-cell>
          <table:table-cell table:style-name="ce146"/>
          <table:table-cell table:style-name="ce156" table:formula="of:=DEC2BIN([.A49];8)" office:value-type="string" office:string-value="00100101" calcext:value-type="string">
            <text:p>0010010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ce175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/>
          <table:table-cell table:style-name="ce195" office:value-type="float" office:value="1" calcext:value-type="float">
            <text:p>1</text:p>
          </table:table-cell>
          <table:table-cell table:number-columns-repeated="13"/>
          <table:table-cell table:style-name="ce146" table:formula="of:=SUMIF([.$O49:.$AT49];&quot;&gt;0&quot;;[.$O$3:.$AT$3])" office:value-type="float" office:value="158" calcext:value-type="float">
            <text:p>158</text:p>
          </table:table-cell>
          <table:table-cell table:style-name="ce146" table:formula="of:=[.A49]*8+[.K49]+SUMIF([.$L49:.$N49];&quot;&gt;0&quot;;[.$L$3:.$N$3])" office:value-type="float" office:value="298" calcext:value-type="float">
            <text:p>298</text:p>
          </table:table-cell>
          <table:table-cell table:style-name="ce202" table:formula="of:=DEC2HEX([.A49]*8+[.K49]+SUMIF([.$L49:.$N49];&quot;&gt;0&quot;;[.$L$3:.$N$3]);4)" office:value-type="string" office:string-value="012A" calcext:value-type="string">
            <text:p>012A</text:p>
          </table:table-cell>
          <table:table-cell table:number-columns-repeated="14"/>
        </table:table-row>
        <table:table-row table:style-name="ro1">
          <table:table-cell table:style-name="ce121" office:value-type="float" office:value="37" calcext:value-type="float">
            <text:p>37</text:p>
          </table:table-cell>
          <table:table-cell table:style-name="ce132" table:formula="of:=DEC2HEX([.A50];2)" office:value-type="string" office:string-value="25" calcext:value-type="string">
            <text:p>25</text:p>
          </table:table-cell>
          <table:table-cell table:style-name="ce140"/>
          <table:table-cell table:style-name="ce154" table:formula="of:=DEC2BIN([.A50];8)" office:value-type="string" office:string-value="00100101" calcext:value-type="string">
            <text:p>00100101</text:p>
          </table:table-cell>
          <table:table-cell table:style-name="ce140" table:number-columns-repeated="6"/>
          <table:table-cell table:style-name="ce140" office:value-type="float" office:value="3" calcext:value-type="float">
            <text:p>3</text:p>
          </table:table-cell>
          <table:table-cell table:style-name="ce171" table:number-columns-repeated="3"/>
          <table:table-cell table:number-columns-repeated="2" table:style-name="ce140" office:value-type="float" office:value="0" calcext:value-type="float">
            <text:p>0</text:p>
          </table:table-cell>
          <table:table-cell table:style-name="ce140" table:number-columns-repeated="3"/>
          <table:table-cell table:style-name="ce182"/>
          <table:table-cell table:style-name="ce140"/>
          <table:table-cell table:style-name="ce182"/>
          <table:table-cell table:style-name="ce140"/>
          <table:table-cell table:style-name="ce182"/>
          <table:table-cell table:style-name="ce140" table:number-columns-repeated="5"/>
          <table:table-cell table:style-name="ce191"/>
          <table:table-cell table:style-name="ce140"/>
          <table:table-cell table:style-name="ce191"/>
          <table:table-cell table:style-name="ce140"/>
          <table:table-cell table:style-name="ce191"/>
          <table:table-cell table:style-name="ce140" table:number-columns-repeated="10"/>
          <table:table-cell table:number-columns-repeated="2" table:style-name="ce140" office:value-type="float" office:value="1" calcext:value-type="float">
            <text:p>1</text:p>
          </table:table-cell>
          <table:table-cell table:style-name="ce140"/>
          <table:table-cell table:style-name="ce140" table:formula="of:=SUMIF([.$O50:.$AT50];&quot;&gt;0&quot;;[.$O$3:.$AT$3])" office:value-type="float" office:value="24" calcext:value-type="float">
            <text:p>24</text:p>
          </table:table-cell>
          <table:table-cell table:style-name="ce140" table:formula="of:=[.A50]*8+[.K50]+SUMIF([.$L50:.$N50];&quot;&gt;0&quot;;[.$L$3:.$N$3])" office:value-type="float" office:value="299" calcext:value-type="float">
            <text:p>299</text:p>
          </table:table-cell>
          <table:table-cell table:style-name="ce201" table:formula="of:=DEC2HEX([.A50]*8+[.K50]+SUMIF([.$L50:.$N50];&quot;&gt;0&quot;;[.$L$3:.$N$3]);4)" office:value-type="string" office:string-value="012B" calcext:value-type="string">
            <text:p>012B</text:p>
          </table:table-cell>
          <table:table-cell table:number-columns-repeated="14"/>
        </table:table-row>
        <table:table-row table:style-name="ro1">
          <table:table-cell table:style-name="ce120" office:value-type="float" office:value="38" calcext:value-type="float">
            <text:p>38</text:p>
          </table:table-cell>
          <table:table-cell table:style-name="ce131" table:formula="of:=DEC2HEX([.A51];2)" office:value-type="string" office:string-value="26" calcext:value-type="string">
            <text:p>26</text:p>
          </table:table-cell>
          <table:table-cell table:style-name="ce139" office:value-type="string" calcext:value-type="string">
            <text:p>MVI TRL</text:p>
          </table:table-cell>
          <table:table-cell table:style-name="ce153" table:formula="of:=DEC2BIN([.A51];8)" office:value-type="string" office:string-value="00100110" calcext:value-type="string">
            <text:p>00100110</text:p>
          </table:table-cell>
          <table:table-cell table:style-name="ce139" office:value-type="string" calcext:value-type="string">
            <text:p>db</text:p>
          </table:table-cell>
          <table:table-cell table:style-name="ce139"/>
          <table:table-cell table:style-name="ce139" office:value-type="string" calcext:value-type="string">
            <text:p>-</text:p>
          </table:table-cell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Load next byte to TR low</text:p>
          </table:table-cell>
          <table:table-cell table:style-name="ce139" office:value-type="float" office:value="0" calcext:value-type="float">
            <text:p>0</text:p>
          </table:table-cell>
          <table:table-cell table:style-name="ce170" table:number-columns-repeated="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table:number-columns-repeated="3"/>
          <table:table-cell table:style-name="ce181" office:value-type="float" office:value="1" calcext:value-type="float">
            <text:p>1</text:p>
          </table:table-cell>
          <table:table-cell table:style-name="ce139"/>
          <table:table-cell table:style-name="ce181"/>
          <table:table-cell table:style-name="ce139"/>
          <table:table-cell table:style-name="ce181"/>
          <table:table-cell table:style-name="ce139" table:number-columns-repeated="5"/>
          <table:table-cell table:style-name="ce190"/>
          <table:table-cell table:style-name="ce139"/>
          <table:table-cell table:style-name="ce190" office:value-type="float" office:value="1" calcext:value-type="float">
            <text:p>1</text:p>
          </table:table-cell>
          <table:table-cell table:style-name="ce139"/>
          <table:table-cell table:style-name="ce190"/>
          <table:table-cell table:style-name="ce139" table:number-columns-repeated="13"/>
          <table:table-cell table:style-name="ce139" table:formula="of:=SUMIF([.$O51:.$AT51];&quot;&gt;0&quot;;[.$O$3:.$AT$3])" office:value-type="float" office:value="106" calcext:value-type="float">
            <text:p>106</text:p>
          </table:table-cell>
          <table:table-cell table:style-name="ce139" table:formula="of:=[.A51]*8+[.K51]+SUMIF([.$L51:.$N51];&quot;&gt;0&quot;;[.$L$3:.$N$3])" office:value-type="float" office:value="304" calcext:value-type="float">
            <text:p>304</text:p>
          </table:table-cell>
          <table:table-cell table:style-name="ce200" table:formula="of:=DEC2HEX([.A51]*8+[.K51]+SUMIF([.$L51:.$N51];&quot;&gt;0&quot;;[.$L$3:.$N$3]);4)" office:value-type="string" office:string-value="0130" calcext:value-type="string">
            <text:p>0130</text:p>
          </table:table-cell>
          <table:table-cell table:formula="of:=DEC2HEX([.AV51];2)" office:value-type="string" office:string-value="6A" calcext:value-type="string">
            <text:p>6A</text:p>
          </table:table-cell>
          <table:table-cell table:number-columns-repeated="13"/>
        </table:table-row>
        <table:table-row table:style-name="ro1">
          <table:table-cell table:style-name="ce123" office:value-type="float" office:value="38" calcext:value-type="float">
            <text:p>38</text:p>
          </table:table-cell>
          <table:table-cell table:style-name="ce103" table:formula="of:=DEC2HEX([.A52];2)" office:value-type="string" office:string-value="26" calcext:value-type="string">
            <text:p>26</text:p>
          </table:table-cell>
          <table:table-cell table:style-name="ce146"/>
          <table:table-cell table:style-name="ce156" table:formula="of:=DEC2BIN([.A52];8)" office:value-type="string" office:string-value="00100110" calcext:value-type="string">
            <text:p>001001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6"/>
          <table:table-cell office:value-type="float" office:value="1" calcext:value-type="float">
            <text:p>1</text:p>
          </table:table-cell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 office:value-type="float" office:value="1" calcext:value-type="float">
            <text:p>1</text:p>
          </table:table-cell>
          <table:table-cell table:style-name="ce195"/>
          <table:table-cell table:number-columns-repeated="13"/>
          <table:table-cell table:style-name="ce146" table:formula="of:=SUMIF([.$O52:.$AT52];&quot;&gt;0&quot;;[.$O$3:.$AT$3])" office:value-type="float" office:value="105" calcext:value-type="float">
            <text:p>105</text:p>
          </table:table-cell>
          <table:table-cell table:style-name="ce146" table:formula="of:=[.A52]*8+[.K52]+SUMIF([.$L52:.$N52];&quot;&gt;0&quot;;[.$L$3:.$N$3])" office:value-type="float" office:value="305" calcext:value-type="float">
            <text:p>305</text:p>
          </table:table-cell>
          <table:table-cell table:style-name="ce202" table:formula="of:=DEC2HEX([.A52]*8+[.K52]+SUMIF([.$L52:.$N52];&quot;&gt;0&quot;;[.$L$3:.$N$3]);4)" office:value-type="string" office:string-value="0131" calcext:value-type="string">
            <text:p>0131</text:p>
          </table:table-cell>
          <table:table-cell table:formula="of:=DEC2HEX([.AV52];2)" office:value-type="string" office:string-value="69" calcext:value-type="string">
            <text:p>69</text:p>
          </table:table-cell>
          <table:table-cell table:number-columns-repeated="13"/>
        </table:table-row>
        <table:table-row table:style-name="ro1">
          <table:table-cell table:style-name="ce123" office:value-type="float" office:value="38" calcext:value-type="float">
            <text:p>38</text:p>
          </table:table-cell>
          <table:table-cell table:style-name="ce103" table:formula="of:=DEC2HEX([.A53];2)" office:value-type="string" office:string-value="26" calcext:value-type="string">
            <text:p>26</text:p>
          </table:table-cell>
          <table:table-cell table:style-name="ce146"/>
          <table:table-cell table:style-name="ce156" table:formula="of:=DEC2BIN([.A53];8)" office:value-type="string" office:string-value="00100110" calcext:value-type="string">
            <text:p>0010011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/>
          <table:table-cell table:style-name="ce195"/>
          <table:table-cell office:value-type="float" office:value="1" calcext:value-type="float">
            <text:p>1</text:p>
          </table:table-cell>
          <table:table-cell table:number-columns-repeated="12"/>
          <table:table-cell table:style-name="ce146" table:formula="of:=SUMIF([.$O53:.$AT53];&quot;&gt;0&quot;;[.$O$3:.$AT$3])" office:value-type="float" office:value="157" calcext:value-type="float">
            <text:p>157</text:p>
          </table:table-cell>
          <table:table-cell table:style-name="ce146" table:formula="of:=[.A53]*8+[.K53]+SUMIF([.$L53:.$N53];&quot;&gt;0&quot;;[.$L$3:.$N$3])" office:value-type="float" office:value="306" calcext:value-type="float">
            <text:p>306</text:p>
          </table:table-cell>
          <table:table-cell table:style-name="ce202" table:formula="of:=DEC2HEX([.A53]*8+[.K53]+SUMIF([.$L53:.$N53];&quot;&gt;0&quot;;[.$L$3:.$N$3]);4)" office:value-type="string" office:string-value="0132" calcext:value-type="string">
            <text:p>0132</text:p>
          </table:table-cell>
          <table:table-cell table:formula="of:=DEC2HEX([.AV53];2)" office:value-type="string" office:string-value="9D" calcext:value-type="string">
            <text:p>9D</text:p>
          </table:table-cell>
          <table:table-cell table:number-columns-repeated="13"/>
        </table:table-row>
        <table:table-row table:style-name="ro1">
          <table:table-cell table:style-name="ce121" office:value-type="float" office:value="38" calcext:value-type="float">
            <text:p>38</text:p>
          </table:table-cell>
          <table:table-cell table:style-name="ce132" table:formula="of:=DEC2HEX([.A54];2)" office:value-type="string" office:string-value="26" calcext:value-type="string">
            <text:p>26</text:p>
          </table:table-cell>
          <table:table-cell table:style-name="ce140"/>
          <table:table-cell table:style-name="ce154" table:formula="of:=DEC2BIN([.A54];8)" office:value-type="string" office:string-value="00100110" calcext:value-type="string">
            <text:p>00100110</text:p>
          </table:table-cell>
          <table:table-cell table:style-name="ce140" table:number-columns-repeated="6"/>
          <table:table-cell table:style-name="ce140" office:value-type="float" office:value="3" calcext:value-type="float">
            <text:p>3</text:p>
          </table:table-cell>
          <table:table-cell table:style-name="ce171" table:number-columns-repeated="3"/>
          <table:table-cell table:number-columns-repeated="2" table:style-name="ce140" office:value-type="float" office:value="0" calcext:value-type="float">
            <text:p>0</text:p>
          </table:table-cell>
          <table:table-cell table:style-name="ce140" table:number-columns-repeated="3"/>
          <table:table-cell table:style-name="ce182"/>
          <table:table-cell table:style-name="ce140"/>
          <table:table-cell table:style-name="ce182"/>
          <table:table-cell table:style-name="ce140"/>
          <table:table-cell table:style-name="ce182"/>
          <table:table-cell table:style-name="ce140" table:number-columns-repeated="5"/>
          <table:table-cell table:style-name="ce191"/>
          <table:table-cell table:style-name="ce140"/>
          <table:table-cell table:style-name="ce191"/>
          <table:table-cell table:style-name="ce140"/>
          <table:table-cell table:style-name="ce191"/>
          <table:table-cell table:style-name="ce140" table:number-columns-repeated="10"/>
          <table:table-cell table:number-columns-repeated="2" table:style-name="ce140" office:value-type="float" office:value="1" calcext:value-type="float">
            <text:p>1</text:p>
          </table:table-cell>
          <table:table-cell table:style-name="ce140"/>
          <table:table-cell table:style-name="ce140" table:formula="of:=SUMIF([.$O54:.$AT54];&quot;&gt;0&quot;;[.$O$3:.$AT$3])" office:value-type="float" office:value="24" calcext:value-type="float">
            <text:p>24</text:p>
          </table:table-cell>
          <table:table-cell table:style-name="ce140" table:formula="of:=[.A54]*8+[.K54]+SUMIF([.$L54:.$N54];&quot;&gt;0&quot;;[.$L$3:.$N$3])" office:value-type="float" office:value="307" calcext:value-type="float">
            <text:p>307</text:p>
          </table:table-cell>
          <table:table-cell table:style-name="ce201" table:formula="of:=DEC2HEX([.A54]*8+[.K54]+SUMIF([.$L54:.$N54];&quot;&gt;0&quot;;[.$L$3:.$N$3]);4)" office:value-type="string" office:string-value="0133" calcext:value-type="string">
            <text:p>0133</text:p>
          </table:table-cell>
          <table:table-cell table:formula="of:=DEC2HEX([.AV54];2)" office:value-type="string" office:string-value="18" calcext:value-type="string">
            <text:p>18</text:p>
          </table:table-cell>
          <table:table-cell table:number-columns-repeated="13"/>
        </table:table-row>
        <table:table-row table:style-name="ro1">
          <table:table-cell table:style-name="ce120" office:value-type="float" office:value="39" calcext:value-type="float">
            <text:p>39</text:p>
          </table:table-cell>
          <table:table-cell table:style-name="ce131" table:formula="of:=DEC2HEX([.A55];2)" office:value-type="string" office:string-value="27" calcext:value-type="string">
            <text:p>27</text:p>
          </table:table-cell>
          <table:table-cell table:style-name="ce139" office:value-type="string" calcext:value-type="string">
            <text:p>MVI OUT</text:p>
          </table:table-cell>
          <table:table-cell table:style-name="ce153" table:formula="of:=DEC2BIN([.A55];8)" office:value-type="string" office:string-value="00100111" calcext:value-type="string">
            <text:p>00100111</text:p>
          </table:table-cell>
          <table:table-cell table:style-name="ce139" office:value-type="string" calcext:value-type="string">
            <text:p>db</text:p>
          </table:table-cell>
          <table:table-cell table:style-name="ce139"/>
          <table:table-cell table:style-name="ce139" office:value-type="string" calcext:value-type="string">
            <text:p>-</text:p>
          </table:table-cell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Load next byte to OUT</text:p>
          </table:table-cell>
          <table:table-cell table:style-name="ce139" office:value-type="float" office:value="0" calcext:value-type="float">
            <text:p>0</text:p>
          </table:table-cell>
          <table:table-cell table:style-name="ce170" table:number-columns-repeated="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table:number-columns-repeated="3"/>
          <table:table-cell table:style-name="ce181" office:value-type="float" office:value="1" calcext:value-type="float">
            <text:p>1</text:p>
          </table:table-cell>
          <table:table-cell table:style-name="ce139"/>
          <table:table-cell table:style-name="ce181"/>
          <table:table-cell table:style-name="ce139"/>
          <table:table-cell table:style-name="ce181"/>
          <table:table-cell table:style-name="ce139" table:number-columns-repeated="5"/>
          <table:table-cell table:style-name="ce190"/>
          <table:table-cell table:style-name="ce139"/>
          <table:table-cell table:style-name="ce190" office:value-type="float" office:value="1" calcext:value-type="float">
            <text:p>1</text:p>
          </table:table-cell>
          <table:table-cell table:style-name="ce139"/>
          <table:table-cell table:style-name="ce190"/>
          <table:table-cell table:style-name="ce139" table:number-columns-repeated="13"/>
          <table:table-cell table:style-name="ce139" table:formula="of:=SUMIF([.$O55:.$AT55];&quot;&gt;0&quot;;[.$O$3:.$AT$3])" office:value-type="float" office:value="106" calcext:value-type="float">
            <text:p>106</text:p>
          </table:table-cell>
          <table:table-cell table:style-name="ce139" table:formula="of:=[.A55]*8+[.K55]+SUMIF([.$L55:.$N55];&quot;&gt;0&quot;;[.$L$3:.$N$3])" office:value-type="float" office:value="312" calcext:value-type="float">
            <text:p>312</text:p>
          </table:table-cell>
          <table:table-cell table:style-name="ce200" table:formula="of:=DEC2HEX([.A55]*8+[.K55]+SUMIF([.$L55:.$N55];&quot;&gt;0&quot;;[.$L$3:.$N$3]);4)" office:value-type="string" office:string-value="0138" calcext:value-type="string">
            <text:p>0138</text:p>
          </table:table-cell>
          <table:table-cell table:number-columns-repeated="14"/>
        </table:table-row>
        <table:table-row table:style-name="ro1">
          <table:table-cell table:style-name="ce123" office:value-type="float" office:value="39" calcext:value-type="float">
            <text:p>39</text:p>
          </table:table-cell>
          <table:table-cell table:style-name="ce103" table:formula="of:=DEC2HEX([.A56];2)" office:value-type="string" office:string-value="27" calcext:value-type="string">
            <text:p>27</text:p>
          </table:table-cell>
          <table:table-cell table:style-name="ce146"/>
          <table:table-cell table:style-name="ce156" table:formula="of:=DEC2BIN([.A56];8)" office:value-type="string" office:string-value="00100111" calcext:value-type="string">
            <text:p>00100111</text:p>
          </table:table-cell>
          <table:table-cell table:style-name="ce146" table:number-columns-repeated="6"/>
          <table:table-cell office:value-type="float" office:value="1" calcext:value-type="float">
            <text:p>1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6"/>
          <table:table-cell office:value-type="float" office:value="1" calcext:value-type="float">
            <text:p>1</text:p>
          </table:table-cell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 office:value-type="float" office:value="1" calcext:value-type="float">
            <text:p>1</text:p>
          </table:table-cell>
          <table:table-cell table:style-name="ce195"/>
          <table:table-cell table:number-columns-repeated="13"/>
          <table:table-cell table:style-name="ce146" table:formula="of:=SUMIF([.$O56:.$AT56];&quot;&gt;0&quot;;[.$O$3:.$AT$3])" office:value-type="float" office:value="105" calcext:value-type="float">
            <text:p>105</text:p>
          </table:table-cell>
          <table:table-cell table:style-name="ce146" table:formula="of:=[.A56]*8+[.K56]+SUMIF([.$L56:.$N56];&quot;&gt;0&quot;;[.$L$3:.$N$3])" office:value-type="float" office:value="313" calcext:value-type="float">
            <text:p>313</text:p>
          </table:table-cell>
          <table:table-cell table:style-name="ce202" table:formula="of:=DEC2HEX([.A56]*8+[.K56]+SUMIF([.$L56:.$N56];&quot;&gt;0&quot;;[.$L$3:.$N$3]);4)" office:value-type="string" office:string-value="0139" calcext:value-type="string">
            <text:p>0139</text:p>
          </table:table-cell>
          <table:table-cell table:number-columns-repeated="14"/>
        </table:table-row>
        <table:table-row table:style-name="ro1">
          <table:table-cell table:style-name="ce123" office:value-type="float" office:value="39" calcext:value-type="float">
            <text:p>39</text:p>
          </table:table-cell>
          <table:table-cell table:style-name="ce103" table:formula="of:=DEC2HEX([.A57];2)" office:value-type="string" office:string-value="27" calcext:value-type="string">
            <text:p>27</text:p>
          </table:table-cell>
          <table:table-cell table:style-name="ce146"/>
          <table:table-cell table:style-name="ce156" table:formula="of:=DEC2BIN([.A57];8)" office:value-type="string" office:string-value="00100111" calcext:value-type="string">
            <text:p>0010011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/>
          <table:table-cell table:style-name="ce195"/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style-name="ce146" table:formula="of:=SUMIF([.$O57:.$AT57];&quot;&gt;0&quot;;[.$O$3:.$AT$3])" office:value-type="float" office:value="61" calcext:value-type="float">
            <text:p>61</text:p>
          </table:table-cell>
          <table:table-cell table:style-name="ce146" table:formula="of:=[.A57]*8+[.K57]+SUMIF([.$L57:.$N57];&quot;&gt;0&quot;;[.$L$3:.$N$3])" office:value-type="float" office:value="314" calcext:value-type="float">
            <text:p>314</text:p>
          </table:table-cell>
          <table:table-cell table:style-name="ce202" table:formula="of:=DEC2HEX([.A57]*8+[.K57]+SUMIF([.$L57:.$N57];&quot;&gt;0&quot;;[.$L$3:.$N$3]);4)" office:value-type="string" office:string-value="013A" calcext:value-type="string">
            <text:p>013A</text:p>
          </table:table-cell>
          <table:table-cell table:number-columns-repeated="14"/>
        </table:table-row>
        <table:table-row table:style-name="ro1">
          <table:table-cell table:style-name="ce121" office:value-type="float" office:value="39" calcext:value-type="float">
            <text:p>39</text:p>
          </table:table-cell>
          <table:table-cell table:style-name="ce132" table:formula="of:=DEC2HEX([.A58];2)" office:value-type="string" office:string-value="27" calcext:value-type="string">
            <text:p>27</text:p>
          </table:table-cell>
          <table:table-cell table:style-name="ce140"/>
          <table:table-cell table:style-name="ce154" table:formula="of:=DEC2BIN([.A58];8)" office:value-type="string" office:string-value="00100111" calcext:value-type="string">
            <text:p>00100111</text:p>
          </table:table-cell>
          <table:table-cell table:style-name="ce140" table:number-columns-repeated="6"/>
          <table:table-cell table:style-name="ce140" office:value-type="float" office:value="3" calcext:value-type="float">
            <text:p>3</text:p>
          </table:table-cell>
          <table:table-cell table:style-name="ce171" table:number-columns-repeated="3"/>
          <table:table-cell table:number-columns-repeated="2" table:style-name="ce140" office:value-type="float" office:value="0" calcext:value-type="float">
            <text:p>0</text:p>
          </table:table-cell>
          <table:table-cell table:style-name="ce140" table:number-columns-repeated="3"/>
          <table:table-cell table:style-name="ce182"/>
          <table:table-cell table:style-name="ce140"/>
          <table:table-cell table:style-name="ce182"/>
          <table:table-cell table:style-name="ce140"/>
          <table:table-cell table:style-name="ce182"/>
          <table:table-cell table:style-name="ce140" table:number-columns-repeated="5"/>
          <table:table-cell table:style-name="ce191"/>
          <table:table-cell table:style-name="ce140"/>
          <table:table-cell table:style-name="ce191"/>
          <table:table-cell table:style-name="ce140"/>
          <table:table-cell table:style-name="ce191"/>
          <table:table-cell table:style-name="ce140" table:number-columns-repeated="10"/>
          <table:table-cell table:number-columns-repeated="2" table:style-name="ce140" office:value-type="float" office:value="1" calcext:value-type="float">
            <text:p>1</text:p>
          </table:table-cell>
          <table:table-cell table:style-name="ce140"/>
          <table:table-cell table:style-name="ce140" table:formula="of:=SUMIF([.$O58:.$AT58];&quot;&gt;0&quot;;[.$O$3:.$AT$3])" office:value-type="float" office:value="24" calcext:value-type="float">
            <text:p>24</text:p>
          </table:table-cell>
          <table:table-cell table:style-name="ce140" table:formula="of:=[.A58]*8+[.K58]+SUMIF([.$L58:.$N58];&quot;&gt;0&quot;;[.$L$3:.$N$3])" office:value-type="float" office:value="315" calcext:value-type="float">
            <text:p>315</text:p>
          </table:table-cell>
          <table:table-cell table:style-name="ce201" table:formula="of:=DEC2HEX([.A58]*8+[.K58]+SUMIF([.$L58:.$N58];&quot;&gt;0&quot;;[.$L$3:.$N$3]);4)" office:value-type="string" office:string-value="013B" calcext:value-type="string">
            <text:p>013B</text:p>
          </table:table-cell>
          <table:table-cell table:number-columns-repeated="14"/>
        </table:table-row>
        <table:table-row table:style-name="ro1">
          <table:table-cell table:style-name="ce120" office:value-type="float" office:value="64" calcext:value-type="float">
            <text:p>64</text:p>
          </table:table-cell>
          <table:table-cell table:style-name="ce131" table:formula="of:=DEC2HEX([.A59];2)" office:value-type="string" office:string-value="40" calcext:value-type="string">
            <text:p>40</text:p>
          </table:table-cell>
          <table:table-cell table:style-name="ce147" office:value-type="string" calcext:value-type="string">
            <text:p>JMP a</text:p>
          </table:table-cell>
          <table:table-cell table:style-name="ce157" table:formula="of:=DEC2BIN([.A59];8)" office:value-type="string" office:string-value="01000000" calcext:value-type="string">
            <text:p>01000000</text:p>
          </table:table-cell>
          <table:table-cell table:style-name="ce139" office:value-type="string" calcext:value-type="string">
            <text:p>lb</text:p>
          </table:table-cell>
          <table:table-cell table:style-name="ce139" office:value-type="string" calcext:value-type="string">
            <text:p><text:s/>hb</text:p>
          </table:table-cell>
          <table:table-cell table:style-name="ce139" office:value-type="string" calcext:value-type="string">
            <text:p>-</text:p>
          </table:table-cell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Unconditional jump</text:p>
          </table:table-cell>
          <table:table-cell table:style-name="ce139" office:value-type="float" office:value="0" calcext:value-type="float">
            <text:p>0</text:p>
          </table:table-cell>
          <table:table-cell table:style-name="ce170" table:number-columns-repeated="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2"/>
          <table:table-cell table:style-name="ce139" office:value-type="float" office:value="1" calcext:value-type="float">
            <text:p>1</text:p>
          </table:table-cell>
          <table:table-cell table:style-name="ce181"/>
          <table:table-cell table:style-name="ce139"/>
          <table:table-cell table:style-name="ce181"/>
          <table:table-cell table:style-name="ce139"/>
          <table:table-cell table:style-name="ce181"/>
          <table:table-cell table:style-name="ce139" table:number-columns-repeated="5"/>
          <table:table-cell table:style-name="ce190"/>
          <table:table-cell table:style-name="ce139"/>
          <table:table-cell table:style-name="ce190"/>
          <table:table-cell table:style-name="ce139"/>
          <table:table-cell table:style-name="ce190"/>
          <table:table-cell table:style-name="ce139" office:value-type="float" office:value="1" calcext:value-type="float">
            <text:p>1</text:p>
          </table:table-cell>
          <table:table-cell table:style-name="ce139" table:number-columns-repeated="12"/>
          <table:table-cell table:style-name="ce139" table:formula="of:=SUMIF([.$O59:.$AT59];&quot;&gt;0&quot;;[.$O$3:.$AT$3])" office:value-type="float" office:value="157" calcext:value-type="float">
            <text:p>157</text:p>
          </table:table-cell>
          <table:table-cell table:style-name="ce139" table:formula="of:=[.A59]*8+[.K59]+SUMIF([.$L59:.$N59];&quot;&gt;0&quot;;[.$L$3:.$N$3])" office:value-type="float" office:value="512" calcext:value-type="float">
            <text:p>512</text:p>
          </table:table-cell>
          <table:table-cell table:style-name="ce200" table:formula="of:=DEC2HEX([.A59]*8+[.K59]+SUMIF([.$L59:.$N59];&quot;&gt;0&quot;;[.$L$3:.$N$3]);4)" office:value-type="string" office:string-value="0200" calcext:value-type="string">
            <text:p>0200</text:p>
          </table:table-cell>
          <table:table-cell table:formula="of:=DEC2HEX([.AV59];2)" office:value-type="string" office:string-value="9D" calcext:value-type="string">
            <text:p>9D</text:p>
          </table:table-cell>
          <table:table-cell table:number-columns-repeated="13"/>
        </table:table-row>
        <table:table-row table:style-name="ro1">
          <table:table-cell table:style-name="ce123" office:value-type="float" office:value="64" calcext:value-type="float">
            <text:p>64</text:p>
          </table:table-cell>
          <table:table-cell table:style-name="ce133" table:formula="of:=DEC2HEX([.A60];2)" office:value-type="string" office:string-value="40" calcext:value-type="string">
            <text:p>40</text:p>
          </table:table-cell>
          <table:table-cell table:style-name="ce148"/>
          <table:table-cell table:style-name="ce158" table:formula="of:=DEC2BIN([.A60];8)" office:value-type="string" office:string-value="01000000" calcext:value-type="string">
            <text:p>010000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175"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style-name="ce146" table:formula="of:=SUMIF([.$O60:.$AT60];&quot;&gt;0&quot;;[.$O$3:.$AT$3])" office:value-type="float" office:value="16" calcext:value-type="float">
            <text:p>16</text:p>
          </table:table-cell>
          <table:table-cell table:style-name="ce146" table:formula="of:=[.A60]*8+[.K60]+SUMIF([.$L60:.$N60];&quot;&gt;0&quot;;[.$L$3:.$N$3])" office:value-type="float" office:value="513" calcext:value-type="float">
            <text:p>513</text:p>
          </table:table-cell>
          <table:table-cell table:style-name="ce202" table:formula="of:=DEC2HEX([.A60]*8+[.K60]+SUMIF([.$L60:.$N60];&quot;&gt;0&quot;;[.$L$3:.$N$3]);4)" office:value-type="string" office:string-value="0201" calcext:value-type="string">
            <text:p>0201</text:p>
          </table:table-cell>
          <table:table-cell table:formula="of:=DEC2HEX([.AV60];2)" office:value-type="string" office:string-value="10" calcext:value-type="string">
            <text:p>10</text:p>
          </table:table-cell>
          <table:table-cell table:number-columns-repeated="13"/>
        </table:table-row>
        <table:table-row table:style-name="ro1">
          <table:table-cell table:style-name="ce123" office:value-type="float" office:value="64" calcext:value-type="float">
            <text:p>64</text:p>
          </table:table-cell>
          <table:table-cell table:style-name="ce133" table:formula="of:=DEC2HEX([.A61];2)" office:value-type="string" office:string-value="40" calcext:value-type="string">
            <text:p>40</text:p>
          </table:table-cell>
          <table:table-cell table:style-name="ce148"/>
          <table:table-cell table:style-name="ce158" table:formula="of:=DEC2BIN([.A61];8)" office:value-type="string" office:string-value="01000000" calcext:value-type="string">
            <text:p>0100000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ce175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 office:value-type="float" office:value="1" calcext:value-type="float">
            <text:p>1</text:p>
          </table:table-cell>
          <table:table-cell/>
          <table:table-cell table:style-name="ce195"/>
          <table:table-cell/>
          <table:table-cell table:style-name="ce195"/>
          <table:table-cell table:number-columns-repeated="13"/>
          <table:table-cell table:style-name="ce146" table:formula="of:=SUMIF([.$O61:.$AT61];&quot;&gt;0&quot;;[.$O$3:.$AT$3])" office:value-type="float" office:value="94" calcext:value-type="float">
            <text:p>94</text:p>
          </table:table-cell>
          <table:table-cell table:style-name="ce146" table:formula="of:=[.A61]*8+[.K61]+SUMIF([.$L61:.$N61];&quot;&gt;0&quot;;[.$L$3:.$N$3])" office:value-type="float" office:value="514" calcext:value-type="float">
            <text:p>514</text:p>
          </table:table-cell>
          <table:table-cell table:style-name="ce202" table:formula="of:=DEC2HEX([.A61]*8+[.K61]+SUMIF([.$L61:.$N61];&quot;&gt;0&quot;;[.$L$3:.$N$3]);4)" office:value-type="string" office:string-value="0202" calcext:value-type="string">
            <text:p>0202</text:p>
          </table:table-cell>
          <table:table-cell table:formula="of:=DEC2HEX([.AV61];2)" office:value-type="string" office:string-value="5E" calcext:value-type="string">
            <text:p>5E</text:p>
          </table:table-cell>
          <table:table-cell table:number-columns-repeated="13"/>
        </table:table-row>
        <table:table-row table:style-name="ro1">
          <table:table-cell table:style-name="ce123" office:value-type="float" office:value="64" calcext:value-type="float">
            <text:p>64</text:p>
          </table:table-cell>
          <table:table-cell table:style-name="ce133" table:formula="of:=DEC2HEX([.A62];2)" office:value-type="string" office:string-value="40" calcext:value-type="string">
            <text:p>40</text:p>
          </table:table-cell>
          <table:table-cell table:style-name="ce148"/>
          <table:table-cell table:style-name="ce158" table:formula="of:=DEC2BIN([.A62];8)" office:value-type="string" office:string-value="01000000" calcext:value-type="string">
            <text:p>0100000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6"/>
          <table:table-cell/>
          <table:table-cell table:style-name="ce186"/>
          <table:table-cell/>
          <table:table-cell table:style-name="ce186"/>
          <table:table-cell office:value-type="float" office:value="1" calcext:value-type="float">
            <text:p>1</text:p>
          </table:table-cell>
          <table:table-cell table:number-columns-repeated="4"/>
          <table:table-cell table:style-name="ce195"/>
          <table:table-cell office:value-type="float" office:value="1" calcext:value-type="float">
            <text:p>1</text:p>
          </table:table-cell>
          <table:table-cell table:style-name="ce195"/>
          <table:table-cell/>
          <table:table-cell table:style-name="ce195"/>
          <table:table-cell table:number-columns-repeated="13"/>
          <table:table-cell table:style-name="ce146" table:formula="of:=SUMIF([.$O62:.$AT62];&quot;&gt;0&quot;;[.$O$3:.$AT$3])" office:value-type="float" office:value="81" calcext:value-type="float">
            <text:p>81</text:p>
          </table:table-cell>
          <table:table-cell table:style-name="ce146" table:formula="of:=[.A62]*8+[.K62]+SUMIF([.$L62:.$N62];&quot;&gt;0&quot;;[.$L$3:.$N$3])" office:value-type="float" office:value="515" calcext:value-type="float">
            <text:p>515</text:p>
          </table:table-cell>
          <table:table-cell table:style-name="ce202" table:formula="of:=DEC2HEX([.A62]*8+[.K62]+SUMIF([.$L62:.$N62];&quot;&gt;0&quot;;[.$L$3:.$N$3]);4)" office:value-type="string" office:string-value="0203" calcext:value-type="string">
            <text:p>0203</text:p>
          </table:table-cell>
          <table:table-cell table:formula="of:=DEC2HEX([.AV62];2)" office:value-type="string" office:string-value="51" calcext:value-type="string">
            <text:p>51</text:p>
          </table:table-cell>
          <table:table-cell table:number-columns-repeated="13"/>
        </table:table-row>
        <table:table-row table:style-name="ro1">
          <table:table-cell table:style-name="ce121" office:value-type="float" office:value="64" calcext:value-type="float">
            <text:p>64</text:p>
          </table:table-cell>
          <table:table-cell table:style-name="ce132" table:formula="of:=DEC2HEX([.A63];2)" office:value-type="string" office:string-value="40" calcext:value-type="string">
            <text:p>40</text:p>
          </table:table-cell>
          <table:table-cell table:style-name="ce149"/>
          <table:table-cell table:style-name="ce159" table:formula="of:=DEC2BIN([.A63];8)" office:value-type="string" office:string-value="01000000" calcext:value-type="string">
            <text:p>01000000</text:p>
          </table:table-cell>
          <table:table-cell table:style-name="ce140" table:number-columns-repeated="6"/>
          <table:table-cell table:style-name="ce140" office:value-type="float" office:value="4" calcext:value-type="float">
            <text:p>4</text:p>
          </table:table-cell>
          <table:table-cell table:style-name="ce171" table:number-columns-repeated="3"/>
          <table:table-cell table:number-columns-repeated="2" table:style-name="ce140" office:value-type="float" office:value="0" calcext:value-type="float">
            <text:p>0</text:p>
          </table:table-cell>
          <table:table-cell table:style-name="ce140" table:number-columns-repeated="3"/>
          <table:table-cell table:style-name="ce182"/>
          <table:table-cell table:style-name="ce140"/>
          <table:table-cell table:style-name="ce182"/>
          <table:table-cell table:style-name="ce140"/>
          <table:table-cell table:style-name="ce182"/>
          <table:table-cell table:style-name="ce140" table:number-columns-repeated="5"/>
          <table:table-cell table:style-name="ce191"/>
          <table:table-cell table:style-name="ce140"/>
          <table:table-cell table:style-name="ce191"/>
          <table:table-cell table:style-name="ce140"/>
          <table:table-cell table:style-name="ce191"/>
          <table:table-cell table:style-name="ce140" table:number-columns-repeated="10"/>
          <table:table-cell table:number-columns-repeated="2" table:style-name="ce140" office:value-type="float" office:value="1" calcext:value-type="float">
            <text:p>1</text:p>
          </table:table-cell>
          <table:table-cell table:style-name="ce140"/>
          <table:table-cell table:style-name="ce140" table:formula="of:=SUMIF([.$O63:.$AT63];&quot;&gt;0&quot;;[.$O$3:.$AT$3])" office:value-type="float" office:value="24" calcext:value-type="float">
            <text:p>24</text:p>
          </table:table-cell>
          <table:table-cell table:style-name="ce140" table:formula="of:=[.A63]*8+[.K63]+SUMIF([.$L63:.$N63];&quot;&gt;0&quot;;[.$L$3:.$N$3])" office:value-type="float" office:value="516" calcext:value-type="float">
            <text:p>516</text:p>
          </table:table-cell>
          <table:table-cell table:style-name="ce201" table:formula="of:=DEC2HEX([.A63]*8+[.K63]+SUMIF([.$L63:.$N63];&quot;&gt;0&quot;;[.$L$3:.$N$3]);4)" office:value-type="string" office:string-value="0204" calcext:value-type="string">
            <text:p>0204</text:p>
          </table:table-cell>
          <table:table-cell table:formula="of:=DEC2HEX([.AV63];2)" office:value-type="string" office:string-value="18" calcext:value-type="string">
            <text:p>18</text:p>
          </table:table-cell>
          <table:table-cell table:number-columns-repeated="13"/>
        </table:table-row>
        <table:table-row table:style-name="ro1">
          <table:table-cell table:style-name="ce120" office:value-type="float" office:value="65" calcext:value-type="float">
            <text:p>65</text:p>
          </table:table-cell>
          <table:table-cell table:style-name="ce131" table:formula="of:=DEC2HEX([.A64];2)" office:value-type="string" office:string-value="41" calcext:value-type="string">
            <text:p>41</text:p>
          </table:table-cell>
          <table:table-cell table:style-name="ce147" office:value-type="string" calcext:value-type="string">
            <text:p>BZ</text:p>
          </table:table-cell>
          <table:table-cell table:style-name="ce157" table:formula="of:=DEC2BIN([.A64];8)" office:value-type="string" office:string-value="01000001" calcext:value-type="string">
            <text:p>01000001</text:p>
          </table:table-cell>
          <table:table-cell table:style-name="ce139" office:value-type="string" calcext:value-type="string">
            <text:p>lb</text:p>
          </table:table-cell>
          <table:table-cell table:style-name="ce139" office:value-type="string" calcext:value-type="string">
            <text:p><text:s/>hb</text:p>
          </table:table-cell>
          <table:table-cell table:style-name="ce139" office:value-type="string" calcext:value-type="string">
            <text:p>-</text:p>
          </table:table-cell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Branch on Zero</text:p>
          </table:table-cell>
          <table:table-cell table:style-name="ce139" office:value-type="float" office:value="0" calcext:value-type="float">
            <text:p>0</text:p>
          </table:table-cell>
          <table:table-cell table:style-name="ce170" table:number-columns-repeated="3"/>
          <table:table-cell table:number-columns-repeated="2"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81"/>
          <table:table-cell table:style-name="ce139"/>
          <table:table-cell table:style-name="ce181"/>
          <table:table-cell table:style-name="ce139"/>
          <table:table-cell table:style-name="ce181"/>
          <table:table-cell table:style-name="ce139" table:number-columns-repeated="5"/>
          <table:table-cell table:style-name="ce190"/>
          <table:table-cell table:style-name="ce139"/>
          <table:table-cell table:style-name="ce190"/>
          <table:table-cell table:style-name="ce139"/>
          <table:table-cell table:style-name="ce190"/>
          <table:table-cell table:style-name="ce139" table:number-columns-repeated="11"/>
          <table:table-cell table:style-name="ce139" office:value-type="float" office:value="1" calcext:value-type="float">
            <text:p>1</text:p>
          </table:table-cell>
          <table:table-cell table:style-name="ce139"/>
          <table:table-cell table:style-name="ce139" table:formula="of:=SUMIF([.$O64:.$AT64];&quot;&gt;0&quot;;[.$O$3:.$AT$3])" office:value-type="float" office:value="16" calcext:value-type="float">
            <text:p>16</text:p>
          </table:table-cell>
          <table:table-cell table:style-name="ce139" table:formula="of:=[.A64]*8+[.K64]+SUMIF([.$L64:.$N64];&quot;&gt;0&quot;;[.$L$3:.$N$3])" office:value-type="float" office:value="520" calcext:value-type="float">
            <text:p>520</text:p>
          </table:table-cell>
          <table:table-cell table:style-name="ce200" table:formula="of:=DEC2HEX([.A64]*8+[.K64]+SUMIF([.$L64:.$N64];&quot;&gt;0&quot;;[.$L$3:.$N$3]);4)" office:value-type="string" office:string-value="0208" calcext:value-type="string">
            <text:p>0208</text:p>
          </table:table-cell>
          <table:table-cell table:number-columns-repeated="14"/>
        </table:table-row>
        <table:table-row table:style-name="ro1">
          <table:table-cell table:style-name="ce123" office:value-type="float" office:value="65" calcext:value-type="float">
            <text:p>65</text:p>
          </table:table-cell>
          <table:table-cell table:style-name="ce103" table:formula="of:=DEC2HEX([.A65];2)" office:value-type="string" office:string-value="41" calcext:value-type="string">
            <text:p>41</text:p>
          </table:table-cell>
          <table:table-cell table:style-name="ce148"/>
          <table:table-cell table:style-name="ce158" table:formula="of:=DEC2BIN([.A65];8)" office:value-type="string" office:string-value="01000001" calcext:value-type="string">
            <text:p>010000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175"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style-name="ce146" table:formula="of:=SUMIF([.$O65:.$AT65];&quot;&gt;0&quot;;[.$O$3:.$AT$3])" office:value-type="float" office:value="24" calcext:value-type="float">
            <text:p>24</text:p>
          </table:table-cell>
          <table:table-cell table:style-name="ce146" table:formula="of:=[.A65]*8+[.K65]+SUMIF([.$L65:.$N65];&quot;&gt;0&quot;;[.$L$3:.$N$3])" office:value-type="float" office:value="521" calcext:value-type="float">
            <text:p>521</text:p>
          </table:table-cell>
          <table:table-cell table:style-name="ce202" table:formula="of:=DEC2HEX([.A65]*8+[.K65]+SUMIF([.$L65:.$N65];&quot;&gt;0&quot;;[.$L$3:.$N$3]);4)" office:value-type="string" office:string-value="0209" calcext:value-type="string">
            <text:p>0209</text:p>
          </table:table-cell>
          <table:table-cell table:number-columns-repeated="14"/>
        </table:table-row>
        <table:table-row table:style-name="ro1">
          <table:table-cell table:style-name="ce120" office:value-type="float" office:value="66" calcext:value-type="float">
            <text:p>66</text:p>
          </table:table-cell>
          <table:table-cell table:style-name="ce131" table:formula="of:=DEC2HEX([.A66];2)" office:value-type="string" office:string-value="42" calcext:value-type="string">
            <text:p>42</text:p>
          </table:table-cell>
          <table:table-cell table:style-name="ce147" office:value-type="string" calcext:value-type="string">
            <text:p>BC</text:p>
          </table:table-cell>
          <table:table-cell table:style-name="ce157" table:formula="of:=DEC2BIN([.A66];8)" office:value-type="string" office:string-value="01000010" calcext:value-type="string">
            <text:p>01000010</text:p>
          </table:table-cell>
          <table:table-cell table:style-name="ce139" office:value-type="string" calcext:value-type="string">
            <text:p>lb</text:p>
          </table:table-cell>
          <table:table-cell table:style-name="ce139" office:value-type="string" calcext:value-type="string">
            <text:p><text:s/>hb</text:p>
          </table:table-cell>
          <table:table-cell table:style-name="ce139" office:value-type="string" calcext:value-type="string">
            <text:p>-</text:p>
          </table:table-cell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Branch on Carry set</text:p>
          </table:table-cell>
          <table:table-cell table:style-name="ce139" office:value-type="float" office:value="0" calcext:value-type="float">
            <text:p>0</text:p>
          </table:table-cell>
          <table:table-cell table:style-name="ce170" table:number-columns-repeated="3"/>
          <table:table-cell table:number-columns-repeated="2"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81"/>
          <table:table-cell table:style-name="ce139"/>
          <table:table-cell table:style-name="ce181"/>
          <table:table-cell table:style-name="ce139"/>
          <table:table-cell table:style-name="ce181"/>
          <table:table-cell table:style-name="ce139" table:number-columns-repeated="5"/>
          <table:table-cell table:style-name="ce190"/>
          <table:table-cell table:style-name="ce139"/>
          <table:table-cell table:style-name="ce190"/>
          <table:table-cell table:style-name="ce139"/>
          <table:table-cell table:style-name="ce190"/>
          <table:table-cell table:style-name="ce139" table:number-columns-repeated="11"/>
          <table:table-cell table:style-name="ce139" office:value-type="float" office:value="1" calcext:value-type="float">
            <text:p>1</text:p>
          </table:table-cell>
          <table:table-cell table:style-name="ce139"/>
          <table:table-cell table:style-name="ce139" table:formula="of:=SUMIF([.$O66:.$AT66];&quot;&gt;0&quot;;[.$O$3:.$AT$3])" office:value-type="float" office:value="16" calcext:value-type="float">
            <text:p>16</text:p>
          </table:table-cell>
          <table:table-cell table:style-name="ce139" table:formula="of:=[.A66]*8+[.K66]+SUMIF([.$L66:.$N66];&quot;&gt;0&quot;;[.$L$3:.$N$3])" office:value-type="float" office:value="528" calcext:value-type="float">
            <text:p>528</text:p>
          </table:table-cell>
          <table:table-cell table:style-name="ce200" table:formula="of:=DEC2HEX([.A66]*8+[.K66]+SUMIF([.$L66:.$N66];&quot;&gt;0&quot;;[.$L$3:.$N$3]);4)" office:value-type="string" office:string-value="0210" calcext:value-type="string">
            <text:p>0210</text:p>
          </table:table-cell>
          <table:table-cell table:number-columns-repeated="14"/>
        </table:table-row>
        <table:table-row table:style-name="ro1">
          <table:table-cell table:style-name="ce123" office:value-type="float" office:value="66" calcext:value-type="float">
            <text:p>66</text:p>
          </table:table-cell>
          <table:table-cell table:style-name="ce103" table:formula="of:=DEC2HEX([.A67];2)" office:value-type="string" office:string-value="42" calcext:value-type="string">
            <text:p>42</text:p>
          </table:table-cell>
          <table:table-cell table:style-name="ce148"/>
          <table:table-cell table:style-name="ce158" table:formula="of:=DEC2BIN([.A67];8)" office:value-type="string" office:string-value="01000010" calcext:value-type="string">
            <text:p>010000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175"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style-name="ce146" table:formula="of:=SUMIF([.$O67:.$AT67];&quot;&gt;0&quot;;[.$O$3:.$AT$3])" office:value-type="float" office:value="24" calcext:value-type="float">
            <text:p>24</text:p>
          </table:table-cell>
          <table:table-cell table:style-name="ce146" table:formula="of:=[.A67]*8+[.K67]+SUMIF([.$L67:.$N67];&quot;&gt;0&quot;;[.$L$3:.$N$3])" office:value-type="float" office:value="529" calcext:value-type="float">
            <text:p>529</text:p>
          </table:table-cell>
          <table:table-cell table:style-name="ce202" table:formula="of:=DEC2HEX([.A67]*8+[.K67]+SUMIF([.$L67:.$N67];&quot;&gt;0&quot;;[.$L$3:.$N$3]);4)" office:value-type="string" office:string-value="0211" calcext:value-type="string">
            <text:p>0211</text:p>
          </table:table-cell>
          <table:table-cell table:number-columns-repeated="14"/>
        </table:table-row>
        <table:table-row table:style-name="ro1">
          <table:table-cell table:style-name="ce120" office:value-type="float" office:value="68" calcext:value-type="float">
            <text:p>68</text:p>
          </table:table-cell>
          <table:table-cell table:style-name="ce131" table:formula="of:=DEC2HEX([.A68];2)" office:value-type="string" office:string-value="44" calcext:value-type="string">
            <text:p>44</text:p>
          </table:table-cell>
          <table:table-cell table:style-name="ce147" office:value-type="string" calcext:value-type="string">
            <text:p>BE</text:p>
          </table:table-cell>
          <table:table-cell table:style-name="ce157" table:formula="of:=DEC2BIN([.A68];8)" office:value-type="string" office:string-value="01000100" calcext:value-type="string">
            <text:p>01000100</text:p>
          </table:table-cell>
          <table:table-cell table:style-name="ce139" office:value-type="string" calcext:value-type="string">
            <text:p>lb</text:p>
          </table:table-cell>
          <table:table-cell table:style-name="ce139" office:value-type="string" calcext:value-type="string">
            <text:p><text:s/>hb</text:p>
          </table:table-cell>
          <table:table-cell table:style-name="ce139" office:value-type="string" calcext:value-type="string">
            <text:p>-</text:p>
          </table:table-cell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Branch on equal</text:p>
          </table:table-cell>
          <table:table-cell table:style-name="ce139" office:value-type="float" office:value="0" calcext:value-type="float">
            <text:p>0</text:p>
          </table:table-cell>
          <table:table-cell table:style-name="ce170" table:number-columns-repeated="3"/>
          <table:table-cell table:number-columns-repeated="2"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81"/>
          <table:table-cell table:style-name="ce139"/>
          <table:table-cell table:style-name="ce181"/>
          <table:table-cell table:style-name="ce139"/>
          <table:table-cell table:style-name="ce181"/>
          <table:table-cell table:style-name="ce139" table:number-columns-repeated="5"/>
          <table:table-cell table:style-name="ce190"/>
          <table:table-cell table:style-name="ce139"/>
          <table:table-cell table:style-name="ce190"/>
          <table:table-cell table:style-name="ce139"/>
          <table:table-cell table:style-name="ce190"/>
          <table:table-cell table:style-name="ce139" table:number-columns-repeated="11"/>
          <table:table-cell table:style-name="ce139" office:value-type="float" office:value="1" calcext:value-type="float">
            <text:p>1</text:p>
          </table:table-cell>
          <table:table-cell table:style-name="ce139"/>
          <table:table-cell table:style-name="ce139" table:formula="of:=SUMIF([.$O68:.$AT68];&quot;&gt;0&quot;;[.$O$3:.$AT$3])" office:value-type="float" office:value="16" calcext:value-type="float">
            <text:p>16</text:p>
          </table:table-cell>
          <table:table-cell table:style-name="ce139" table:formula="of:=[.A68]*8+[.K68]+SUMIF([.$L68:.$N68];&quot;&gt;0&quot;;[.$L$3:.$N$3])" office:value-type="float" office:value="544" calcext:value-type="float">
            <text:p>544</text:p>
          </table:table-cell>
          <table:table-cell table:style-name="ce200" table:formula="of:=DEC2HEX([.A68]*8+[.K68]+SUMIF([.$L68:.$N68];&quot;&gt;0&quot;;[.$L$3:.$N$3]);4)" office:value-type="string" office:string-value="0220" calcext:value-type="string">
            <text:p>0220</text:p>
          </table:table-cell>
          <table:table-cell table:number-columns-repeated="14"/>
        </table:table-row>
        <table:table-row table:style-name="ro1">
          <table:table-cell table:style-name="ce123" office:value-type="float" office:value="68" calcext:value-type="float">
            <text:p>68</text:p>
          </table:table-cell>
          <table:table-cell table:style-name="ce103" table:formula="of:=DEC2HEX([.A69];2)" office:value-type="string" office:string-value="44" calcext:value-type="string">
            <text:p>44</text:p>
          </table:table-cell>
          <table:table-cell table:style-name="ce148"/>
          <table:table-cell table:style-name="ce158" table:formula="of:=DEC2BIN([.A69];8)" office:value-type="string" office:string-value="01000100" calcext:value-type="string">
            <text:p>010001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175"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style-name="ce146" table:formula="of:=SUMIF([.$O69:.$AT69];&quot;&gt;0&quot;;[.$O$3:.$AT$3])" office:value-type="float" office:value="24" calcext:value-type="float">
            <text:p>24</text:p>
          </table:table-cell>
          <table:table-cell table:style-name="ce146" table:formula="of:=[.A69]*8+[.K69]+SUMIF([.$L69:.$N69];&quot;&gt;0&quot;;[.$L$3:.$N$3])" office:value-type="float" office:value="545" calcext:value-type="float">
            <text:p>545</text:p>
          </table:table-cell>
          <table:table-cell table:style-name="ce202" table:formula="of:=DEC2HEX([.A69]*8+[.K69]+SUMIF([.$L69:.$N69];&quot;&gt;0&quot;;[.$L$3:.$N$3]);4)" office:value-type="string" office:string-value="0221" calcext:value-type="string">
            <text:p>0221</text:p>
          </table:table-cell>
          <table:table-cell table:number-columns-repeated="14"/>
        </table:table-row>
        <table:table-row table:style-name="ro1">
          <table:table-cell table:style-name="ce120" office:value-type="float" office:value="81" calcext:value-type="float">
            <text:p>81</text:p>
          </table:table-cell>
          <table:table-cell table:style-name="ce131" table:formula="of:=DEC2HEX([.A70];2)" office:value-type="string" office:string-value="51" calcext:value-type="string">
            <text:p>51</text:p>
          </table:table-cell>
          <table:table-cell table:style-name="ce147" office:value-type="string" calcext:value-type="string">
            <text:p>BNZ</text:p>
          </table:table-cell>
          <table:table-cell table:style-name="ce157" table:formula="of:=DEC2BIN([.A70];8)" office:value-type="string" office:string-value="01010001" calcext:value-type="string">
            <text:p>01010001</text:p>
          </table:table-cell>
          <table:table-cell table:style-name="ce139" office:value-type="string" calcext:value-type="string">
            <text:p>lb</text:p>
          </table:table-cell>
          <table:table-cell table:style-name="ce139" office:value-type="string" calcext:value-type="string">
            <text:p><text:s/>hb</text:p>
          </table:table-cell>
          <table:table-cell table:style-name="ce139" office:value-type="string" calcext:value-type="string">
            <text:p>-</text:p>
          </table:table-cell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Branch on Non Zero</text:p>
          </table:table-cell>
          <table:table-cell table:style-name="ce139" office:value-type="float" office:value="0" calcext:value-type="float">
            <text:p>0</text:p>
          </table:table-cell>
          <table:table-cell table:style-name="ce170" table:number-columns-repeated="3"/>
          <table:table-cell table:number-columns-repeated="2"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81"/>
          <table:table-cell table:style-name="ce139"/>
          <table:table-cell table:style-name="ce181"/>
          <table:table-cell table:style-name="ce139"/>
          <table:table-cell table:style-name="ce181"/>
          <table:table-cell table:style-name="ce139" table:number-columns-repeated="5"/>
          <table:table-cell table:style-name="ce190"/>
          <table:table-cell table:style-name="ce139"/>
          <table:table-cell table:style-name="ce190"/>
          <table:table-cell table:style-name="ce139"/>
          <table:table-cell table:style-name="ce190"/>
          <table:table-cell table:style-name="ce139" table:number-columns-repeated="11"/>
          <table:table-cell table:style-name="ce139" office:value-type="float" office:value="1" calcext:value-type="float">
            <text:p>1</text:p>
          </table:table-cell>
          <table:table-cell table:style-name="ce139"/>
          <table:table-cell table:style-name="ce139" table:formula="of:=SUMIF([.$O70:.$AT70];&quot;&gt;0&quot;;[.$O$3:.$AT$3])" office:value-type="float" office:value="16" calcext:value-type="float">
            <text:p>16</text:p>
          </table:table-cell>
          <table:table-cell table:style-name="ce139" table:formula="of:=[.A70]*8+[.K70]+SUMIF([.$L70:.$N70];&quot;&gt;0&quot;;[.$L$3:.$N$3])" office:value-type="float" office:value="648" calcext:value-type="float">
            <text:p>648</text:p>
          </table:table-cell>
          <table:table-cell table:style-name="ce200" table:formula="of:=DEC2HEX([.A70]*8+[.K70]+SUMIF([.$L70:.$N70];&quot;&gt;0&quot;;[.$L$3:.$N$3]);4)" office:value-type="string" office:string-value="0288" calcext:value-type="string">
            <text:p>0288</text:p>
          </table:table-cell>
          <table:table-cell table:number-columns-repeated="14"/>
        </table:table-row>
        <table:table-row table:style-name="ro1">
          <table:table-cell table:style-name="ce123" office:value-type="float" office:value="81" calcext:value-type="float">
            <text:p>81</text:p>
          </table:table-cell>
          <table:table-cell table:style-name="ce103" table:formula="of:=DEC2HEX([.A71];2)" office:value-type="string" office:string-value="51" calcext:value-type="string">
            <text:p>51</text:p>
          </table:table-cell>
          <table:table-cell table:style-name="ce148"/>
          <table:table-cell table:style-name="ce158" table:formula="of:=DEC2BIN([.A71];8)" office:value-type="string" office:string-value="01010001" calcext:value-type="string">
            <text:p>010100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175"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style-name="ce146" table:formula="of:=SUMIF([.$O71:.$AT71];&quot;&gt;0&quot;;[.$O$3:.$AT$3])" office:value-type="float" office:value="24" calcext:value-type="float">
            <text:p>24</text:p>
          </table:table-cell>
          <table:table-cell table:style-name="ce146" table:formula="of:=[.A71]*8+[.K71]+SUMIF([.$L71:.$N71];&quot;&gt;0&quot;;[.$L$3:.$N$3])" office:value-type="float" office:value="649" calcext:value-type="float">
            <text:p>649</text:p>
          </table:table-cell>
          <table:table-cell table:style-name="ce202" table:formula="of:=DEC2HEX([.A71]*8+[.K71]+SUMIF([.$L71:.$N71];&quot;&gt;0&quot;;[.$L$3:.$N$3]);4)" office:value-type="string" office:string-value="0289" calcext:value-type="string">
            <text:p>0289</text:p>
          </table:table-cell>
          <table:table-cell table:number-columns-repeated="14"/>
        </table:table-row>
        <table:table-row table:style-name="ro1">
          <table:table-cell table:style-name="ce120" office:value-type="float" office:value="82" calcext:value-type="float">
            <text:p>82</text:p>
          </table:table-cell>
          <table:table-cell table:style-name="ce131" table:formula="of:=DEC2HEX([.A72];2)" office:value-type="string" office:string-value="52" calcext:value-type="string">
            <text:p>52</text:p>
          </table:table-cell>
          <table:table-cell table:style-name="ce147" office:value-type="string" calcext:value-type="string">
            <text:p>BNC</text:p>
          </table:table-cell>
          <table:table-cell table:style-name="ce157" table:formula="of:=DEC2BIN([.A72];8)" office:value-type="string" office:string-value="01010010" calcext:value-type="string">
            <text:p>01010010</text:p>
          </table:table-cell>
          <table:table-cell table:style-name="ce139" office:value-type="string" calcext:value-type="string">
            <text:p>lb</text:p>
          </table:table-cell>
          <table:table-cell table:style-name="ce139" office:value-type="string" calcext:value-type="string">
            <text:p><text:s/>hb</text:p>
          </table:table-cell>
          <table:table-cell table:style-name="ce139" office:value-type="string" calcext:value-type="string">
            <text:p>-</text:p>
          </table:table-cell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Branch on no Carry set</text:p>
          </table:table-cell>
          <table:table-cell table:style-name="ce139" office:value-type="float" office:value="0" calcext:value-type="float">
            <text:p>0</text:p>
          </table:table-cell>
          <table:table-cell table:style-name="ce170" table:number-columns-repeated="3"/>
          <table:table-cell table:number-columns-repeated="2"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81"/>
          <table:table-cell table:style-name="ce139"/>
          <table:table-cell table:style-name="ce181"/>
          <table:table-cell table:style-name="ce139"/>
          <table:table-cell table:style-name="ce181"/>
          <table:table-cell table:style-name="ce139" table:number-columns-repeated="5"/>
          <table:table-cell table:style-name="ce190"/>
          <table:table-cell table:style-name="ce139"/>
          <table:table-cell table:style-name="ce190"/>
          <table:table-cell table:style-name="ce139"/>
          <table:table-cell table:style-name="ce190"/>
          <table:table-cell table:style-name="ce139" table:number-columns-repeated="11"/>
          <table:table-cell table:style-name="ce139" office:value-type="float" office:value="1" calcext:value-type="float">
            <text:p>1</text:p>
          </table:table-cell>
          <table:table-cell table:style-name="ce139"/>
          <table:table-cell table:style-name="ce139" table:formula="of:=SUMIF([.$O72:.$AT72];&quot;&gt;0&quot;;[.$O$3:.$AT$3])" office:value-type="float" office:value="16" calcext:value-type="float">
            <text:p>16</text:p>
          </table:table-cell>
          <table:table-cell table:style-name="ce139" table:formula="of:=[.A72]*8+[.K72]+SUMIF([.$L72:.$N72];&quot;&gt;0&quot;;[.$L$3:.$N$3])" office:value-type="float" office:value="656" calcext:value-type="float">
            <text:p>656</text:p>
          </table:table-cell>
          <table:table-cell table:style-name="ce200" table:formula="of:=DEC2HEX([.A72]*8+[.K72]+SUMIF([.$L72:.$N72];&quot;&gt;0&quot;;[.$L$3:.$N$3]);4)" office:value-type="string" office:string-value="0290" calcext:value-type="string">
            <text:p>0290</text:p>
          </table:table-cell>
          <table:table-cell table:number-columns-repeated="14"/>
        </table:table-row>
        <table:table-row table:style-name="ro1">
          <table:table-cell table:style-name="ce123" office:value-type="float" office:value="82" calcext:value-type="float">
            <text:p>82</text:p>
          </table:table-cell>
          <table:table-cell table:style-name="ce103" table:formula="of:=DEC2HEX([.A73];2)" office:value-type="string" office:string-value="52" calcext:value-type="string">
            <text:p>52</text:p>
          </table:table-cell>
          <table:table-cell table:style-name="ce148"/>
          <table:table-cell table:style-name="ce158" table:formula="of:=DEC2BIN([.A73];8)" office:value-type="string" office:string-value="01010010" calcext:value-type="string">
            <text:p>010100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175"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style-name="ce146" table:formula="of:=SUMIF([.$O73:.$AT73];&quot;&gt;0&quot;;[.$O$3:.$AT$3])" office:value-type="float" office:value="24" calcext:value-type="float">
            <text:p>24</text:p>
          </table:table-cell>
          <table:table-cell table:style-name="ce146" table:formula="of:=[.A73]*8+[.K73]+SUMIF([.$L73:.$N73];&quot;&gt;0&quot;;[.$L$3:.$N$3])" office:value-type="float" office:value="657" calcext:value-type="float">
            <text:p>657</text:p>
          </table:table-cell>
          <table:table-cell table:style-name="ce202" table:formula="of:=DEC2HEX([.A73]*8+[.K73]+SUMIF([.$L73:.$N73];&quot;&gt;0&quot;;[.$L$3:.$N$3]);4)" office:value-type="string" office:string-value="0291" calcext:value-type="string">
            <text:p>0291</text:p>
          </table:table-cell>
          <table:table-cell table:number-columns-repeated="14"/>
        </table:table-row>
        <table:table-row table:style-name="ro1">
          <table:table-cell table:style-name="ce120" office:value-type="float" office:value="84" calcext:value-type="float">
            <text:p>84</text:p>
          </table:table-cell>
          <table:table-cell table:style-name="ce131" table:formula="of:=DEC2HEX([.A74];2)" office:value-type="string" office:string-value="54" calcext:value-type="string">
            <text:p>54</text:p>
          </table:table-cell>
          <table:table-cell table:style-name="ce147" office:value-type="string" calcext:value-type="string">
            <text:p>BNE</text:p>
          </table:table-cell>
          <table:table-cell table:style-name="ce157" table:formula="of:=DEC2BIN([.A74];8)" office:value-type="string" office:string-value="01010100" calcext:value-type="string">
            <text:p>01010100</text:p>
          </table:table-cell>
          <table:table-cell table:style-name="ce139" office:value-type="string" calcext:value-type="string">
            <text:p>lb</text:p>
          </table:table-cell>
          <table:table-cell table:style-name="ce139" office:value-type="string" calcext:value-type="string">
            <text:p><text:s/>hb</text:p>
          </table:table-cell>
          <table:table-cell table:style-name="ce139" office:value-type="string" calcext:value-type="string">
            <text:p>-</text:p>
          </table:table-cell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Branch on non equal</text:p>
          </table:table-cell>
          <table:table-cell table:style-name="ce139" office:value-type="float" office:value="0" calcext:value-type="float">
            <text:p>0</text:p>
          </table:table-cell>
          <table:table-cell table:style-name="ce170" table:number-columns-repeated="3"/>
          <table:table-cell table:number-columns-repeated="2"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81"/>
          <table:table-cell table:style-name="ce139"/>
          <table:table-cell table:style-name="ce181"/>
          <table:table-cell table:style-name="ce139"/>
          <table:table-cell table:style-name="ce181"/>
          <table:table-cell table:style-name="ce139" table:number-columns-repeated="5"/>
          <table:table-cell table:style-name="ce190"/>
          <table:table-cell table:style-name="ce139"/>
          <table:table-cell table:style-name="ce190"/>
          <table:table-cell table:style-name="ce139"/>
          <table:table-cell table:style-name="ce190"/>
          <table:table-cell table:style-name="ce139" table:number-columns-repeated="11"/>
          <table:table-cell table:style-name="ce139" office:value-type="float" office:value="1" calcext:value-type="float">
            <text:p>1</text:p>
          </table:table-cell>
          <table:table-cell table:style-name="ce139"/>
          <table:table-cell table:style-name="ce139" table:formula="of:=SUMIF([.$O74:.$AT74];&quot;&gt;0&quot;;[.$O$3:.$AT$3])" office:value-type="float" office:value="16" calcext:value-type="float">
            <text:p>16</text:p>
          </table:table-cell>
          <table:table-cell table:style-name="ce139" table:formula="of:=[.A74]*8+[.K74]+SUMIF([.$L74:.$N74];&quot;&gt;0&quot;;[.$L$3:.$N$3])" office:value-type="float" office:value="672" calcext:value-type="float">
            <text:p>672</text:p>
          </table:table-cell>
          <table:table-cell table:style-name="ce200" table:formula="of:=DEC2HEX([.A74]*8+[.K74]+SUMIF([.$L74:.$N74];&quot;&gt;0&quot;;[.$L$3:.$N$3]);4)" office:value-type="string" office:string-value="02A0" calcext:value-type="string">
            <text:p>02A0</text:p>
          </table:table-cell>
          <table:table-cell table:number-columns-repeated="14"/>
        </table:table-row>
        <table:table-row table:style-name="ro1">
          <table:table-cell table:style-name="ce123" office:value-type="float" office:value="84" calcext:value-type="float">
            <text:p>84</text:p>
          </table:table-cell>
          <table:table-cell table:style-name="ce133" table:formula="of:=DEC2HEX([.A75];2)" office:value-type="string" office:string-value="54" calcext:value-type="string">
            <text:p>54</text:p>
          </table:table-cell>
          <table:table-cell table:style-name="ce148"/>
          <table:table-cell table:style-name="ce158" table:formula="of:=DEC2BIN([.A75];8)" office:value-type="string" office:string-value="01010100" calcext:value-type="string">
            <text:p>010101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175"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style-name="ce146" table:formula="of:=SUMIF([.$O75:.$AT75];&quot;&gt;0&quot;;[.$O$3:.$AT$3])" office:value-type="float" office:value="24" calcext:value-type="float">
            <text:p>24</text:p>
          </table:table-cell>
          <table:table-cell table:style-name="ce146" table:formula="of:=[.A75]*8+[.K75]+SUMIF([.$L75:.$N75];&quot;&gt;0&quot;;[.$L$3:.$N$3])" office:value-type="float" office:value="673" calcext:value-type="float">
            <text:p>673</text:p>
          </table:table-cell>
          <table:table-cell table:style-name="ce202" table:formula="of:=DEC2HEX([.A75]*8+[.K75]+SUMIF([.$L75:.$N75];&quot;&gt;0&quot;;[.$L$3:.$N$3]);4)" office:value-type="string" office:string-value="02A1" calcext:value-type="string">
            <text:p>02A1</text:p>
          </table:table-cell>
          <table:table-cell table:number-columns-repeated="14"/>
        </table:table-row>
        <table:table-row table:style-name="ro1">
          <table:table-cell table:style-name="ce120" office:value-type="float" office:value="96" calcext:value-type="float">
            <text:p>96</text:p>
          </table:table-cell>
          <table:table-cell table:style-name="ce131" table:formula="of:=DEC2HEX([.A76];2)" office:value-type="string" office:string-value="60" calcext:value-type="string">
            <text:p>60</text:p>
          </table:table-cell>
          <table:table-cell table:style-name="ce147" office:value-type="string" calcext:value-type="string">
            <text:p>MOV MR,IPC</text:p>
          </table:table-cell>
          <table:table-cell table:style-name="ce157" table:formula="of:=DEC2BIN([.A76];8)" office:value-type="string" office:string-value="01100000" calcext:value-type="string">
            <text:p>01100000</text:p>
          </table:table-cell>
          <table:table-cell table:style-name="ce139" table:number-columns-repeated="3"/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Move IPC to MR</text:p>
          </table:table-cell>
          <table:table-cell table:style-name="ce139" office:value-type="float" office:value="0" calcext:value-type="float">
            <text:p>0</text:p>
          </table:table-cell>
          <table:table-cell table:style-name="ce170" table:number-columns-repeated="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81" office:value-type="float" office:value="1" calcext:value-type="float">
            <text:p>1</text:p>
          </table:table-cell>
          <table:table-cell table:style-name="ce139"/>
          <table:table-cell table:style-name="ce181"/>
          <table:table-cell table:style-name="ce139"/>
          <table:table-cell table:style-name="ce181"/>
          <table:table-cell table:style-name="ce139" table:number-columns-repeated="5"/>
          <table:table-cell table:style-name="ce190"/>
          <table:table-cell table:style-name="ce139"/>
          <table:table-cell table:style-name="ce190" office:value-type="float" office:value="1" calcext:value-type="float">
            <text:p>1</text:p>
          </table:table-cell>
          <table:table-cell table:style-name="ce139"/>
          <table:table-cell table:style-name="ce190"/>
          <table:table-cell table:style-name="ce139" table:number-columns-repeated="13"/>
          <table:table-cell table:style-name="ce139" table:formula="of:=SUMIF([.$O76:.$AT76];&quot;&gt;0&quot;;[.$O$3:.$AT$3])" office:value-type="float" office:value="105" calcext:value-type="float">
            <text:p>105</text:p>
          </table:table-cell>
          <table:table-cell table:style-name="ce139" table:formula="of:=[.A76]*8+[.K76]+SUMIF([.$L76:.$N76];&quot;&gt;0&quot;;[.$L$3:.$N$3])" office:value-type="float" office:value="768" calcext:value-type="float">
            <text:p>768</text:p>
          </table:table-cell>
          <table:table-cell table:style-name="ce200" table:formula="of:=DEC2HEX([.A76]*8+[.K76]+SUMIF([.$L76:.$N76];&quot;&gt;0&quot;;[.$L$3:.$N$3]);4)" office:value-type="string" office:string-value="0300" calcext:value-type="string">
            <text:p>0300</text:p>
          </table:table-cell>
          <table:table-cell table:number-columns-repeated="14"/>
        </table:table-row>
        <table:table-row table:style-name="ro1">
          <table:table-cell table:style-name="ce123" office:value-type="float" office:value="96" calcext:value-type="float">
            <text:p>96</text:p>
          </table:table-cell>
          <table:table-cell table:style-name="ce103" table:formula="of:=DEC2HEX([.A77];2)" office:value-type="string" office:string-value="60" calcext:value-type="string">
            <text:p>60</text:p>
          </table:table-cell>
          <table:table-cell table:style-name="ce148"/>
          <table:table-cell table:style-name="ce160" table:formula="of:=DEC2BIN([.A77];8)" office:value-type="string" office:string-value="01100000" calcext:value-type="string">
            <text:p>011000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175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86"/>
          <table:table-cell office:value-type="float" office:value="1" calcext:value-type="float">
            <text:p>1</text:p>
          </table:table-cell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 office:value-type="float" office:value="1" calcext:value-type="float">
            <text:p>1</text:p>
          </table:table-cell>
          <table:table-cell table:style-name="ce195"/>
          <table:table-cell table:number-columns-repeated="13"/>
          <table:table-cell table:style-name="ce146" table:formula="of:=SUMIF([.$O77:.$AT77];&quot;&gt;0&quot;;[.$O$3:.$AT$3])" office:value-type="float" office:value="106" calcext:value-type="float">
            <text:p>106</text:p>
          </table:table-cell>
          <table:table-cell table:style-name="ce146" table:formula="of:=[.A77]*8+[.K77]+SUMIF([.$L77:.$N77];&quot;&gt;0&quot;;[.$L$3:.$N$3])" office:value-type="float" office:value="769" calcext:value-type="float">
            <text:p>769</text:p>
          </table:table-cell>
          <table:table-cell table:style-name="ce202" table:formula="of:=DEC2HEX([.A77]*8+[.K77]+SUMIF([.$L77:.$N77];&quot;&gt;0&quot;;[.$L$3:.$N$3]);4)" office:value-type="string" office:string-value="0301" calcext:value-type="string">
            <text:p>0301</text:p>
          </table:table-cell>
          <table:table-cell table:number-columns-repeated="14"/>
        </table:table-row>
        <table:table-row table:style-name="ro1">
          <table:table-cell table:style-name="ce121" office:value-type="float" office:value="96" calcext:value-type="float">
            <text:p>96</text:p>
          </table:table-cell>
          <table:table-cell table:style-name="ce132" table:formula="of:=DEC2HEX([.A78];2)" office:value-type="string" office:string-value="60" calcext:value-type="string">
            <text:p>60</text:p>
          </table:table-cell>
          <table:table-cell table:style-name="ce149"/>
          <table:table-cell table:style-name="ce159" table:formula="of:=DEC2BIN([.A78];8)" office:value-type="string" office:string-value="01100000" calcext:value-type="string">
            <text:p>01100000</text:p>
          </table:table-cell>
          <table:table-cell table:style-name="ce140" table:number-columns-repeated="6"/>
          <table:table-cell table:style-name="ce140" office:value-type="float" office:value="2" calcext:value-type="float">
            <text:p>2</text:p>
          </table:table-cell>
          <table:table-cell table:style-name="ce171" table:number-columns-repeated="3"/>
          <table:table-cell table:number-columns-repeated="2" table:style-name="ce140" office:value-type="float" office:value="0" calcext:value-type="float">
            <text:p>0</text:p>
          </table:table-cell>
          <table:table-cell table:style-name="ce140" table:number-columns-repeated="3"/>
          <table:table-cell table:style-name="ce182"/>
          <table:table-cell table:style-name="ce140"/>
          <table:table-cell table:style-name="ce182"/>
          <table:table-cell table:style-name="ce140"/>
          <table:table-cell table:style-name="ce182"/>
          <table:table-cell table:style-name="ce140" table:number-columns-repeated="5"/>
          <table:table-cell table:style-name="ce191"/>
          <table:table-cell table:style-name="ce140"/>
          <table:table-cell table:style-name="ce191"/>
          <table:table-cell table:style-name="ce140"/>
          <table:table-cell table:style-name="ce191"/>
          <table:table-cell table:style-name="ce140" table:number-columns-repeated="10"/>
          <table:table-cell table:style-name="ce140" office:value-type="float" office:value="1" calcext:value-type="float">
            <text:p>1</text:p>
          </table:table-cell>
          <table:table-cell table:style-name="ce140" table:number-columns-repeated="2"/>
          <table:table-cell table:style-name="ce140" table:formula="of:=SUMIF([.$O78:.$AT78];&quot;&gt;0&quot;;[.$O$3:.$AT$3])" office:value-type="float" office:value="8" calcext:value-type="float">
            <text:p>8</text:p>
          </table:table-cell>
          <table:table-cell table:style-name="ce140" table:formula="of:=[.A78]*8+[.K78]+SUMIF([.$L78:.$N78];&quot;&gt;0&quot;;[.$L$3:.$N$3])" office:value-type="float" office:value="770" calcext:value-type="float">
            <text:p>770</text:p>
          </table:table-cell>
          <table:table-cell table:style-name="ce201" table:formula="of:=DEC2HEX([.A78]*8+[.K78]+SUMIF([.$L78:.$N78];&quot;&gt;0&quot;;[.$L$3:.$N$3]);4)" office:value-type="string" office:string-value="0302" calcext:value-type="string">
            <text:p>0302</text:p>
          </table:table-cell>
          <table:table-cell table:number-columns-repeated="14"/>
        </table:table-row>
        <table:table-row table:style-name="ro1">
          <table:table-cell table:style-name="ce124" office:value-type="float" office:value="97" calcext:value-type="float">
            <text:p>97</text:p>
          </table:table-cell>
          <table:table-cell table:style-name="ce134" table:formula="of:=DEC2HEX([.A79];2)" office:value-type="string" office:string-value="61" calcext:value-type="string">
            <text:p>61</text:p>
          </table:table-cell>
          <table:table-cell table:style-name="ce147" office:value-type="string" calcext:value-type="string">
            <text:p>MOV TR,IPC</text:p>
          </table:table-cell>
          <table:table-cell table:style-name="ce157" table:formula="of:=DEC2BIN([.A79];8)" office:value-type="string" office:string-value="01100001" calcext:value-type="string">
            <text:p>01100001</text:p>
          </table:table-cell>
          <table:table-cell table:style-name="ce139" table:number-columns-repeated="3"/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Move IPC to TR</text:p>
          </table:table-cell>
          <table:table-cell table:style-name="ce139" office:value-type="float" office:value="0" calcext:value-type="float">
            <text:p>0</text:p>
          </table:table-cell>
          <table:table-cell table:style-name="ce170" table:number-columns-repeated="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81" office:value-type="float" office:value="1" calcext:value-type="float">
            <text:p>1</text:p>
          </table:table-cell>
          <table:table-cell table:style-name="ce139"/>
          <table:table-cell table:style-name="ce181"/>
          <table:table-cell table:style-name="ce139"/>
          <table:table-cell table:style-name="ce181"/>
          <table:table-cell table:style-name="ce139" table:number-columns-repeated="5"/>
          <table:table-cell table:style-name="ce190"/>
          <table:table-cell table:style-name="ce139"/>
          <table:table-cell table:style-name="ce190"/>
          <table:table-cell table:style-name="ce139"/>
          <table:table-cell table:style-name="ce190" office:value-type="float" office:value="1" calcext:value-type="float">
            <text:p>1</text:p>
          </table:table-cell>
          <table:table-cell table:style-name="ce139" table:number-columns-repeated="13"/>
          <table:table-cell table:style-name="ce139" table:formula="of:=SUMIF([.$O79:.$AT79];&quot;&gt;0&quot;;[.$O$3:.$AT$3])" office:value-type="float" office:value="137" calcext:value-type="float">
            <text:p>137</text:p>
          </table:table-cell>
          <table:table-cell table:style-name="ce139" table:formula="of:=[.A79]*8+[.K79]+SUMIF([.$L79:.$N79];&quot;&gt;0&quot;;[.$L$3:.$N$3])" office:value-type="float" office:value="776" calcext:value-type="float">
            <text:p>776</text:p>
          </table:table-cell>
          <table:table-cell table:style-name="ce200" table:formula="of:=DEC2HEX([.A79]*8+[.K79]+SUMIF([.$L79:.$N79];&quot;&gt;0&quot;;[.$L$3:.$N$3]);4)" office:value-type="string" office:string-value="0308" calcext:value-type="string">
            <text:p>0308</text:p>
          </table:table-cell>
          <table:table-cell table:number-columns-repeated="14"/>
        </table:table-row>
        <table:table-row table:style-name="ro1">
          <table:table-cell table:style-name="ce125" office:value-type="float" office:value="97" calcext:value-type="float">
            <text:p>97</text:p>
          </table:table-cell>
          <table:table-cell table:style-name="ce135" table:formula="of:=DEC2HEX([.A80];2)" office:value-type="string" office:string-value="61" calcext:value-type="string">
            <text:p>61</text:p>
          </table:table-cell>
          <table:table-cell table:style-name="ce148"/>
          <table:table-cell table:style-name="ce160" table:formula="of:=DEC2BIN([.A80];8)" office:value-type="string" office:string-value="01100001" calcext:value-type="string">
            <text:p>011000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175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86"/>
          <table:table-cell office:value-type="float" office:value="1" calcext:value-type="float">
            <text:p>1</text:p>
          </table:table-cell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/>
          <table:table-cell table:style-name="ce195"/>
          <table:table-cell office:value-type="float" office:value="1" calcext:value-type="float">
            <text:p>1</text:p>
          </table:table-cell>
          <table:table-cell table:number-columns-repeated="12"/>
          <table:table-cell table:style-name="ce146" table:formula="of:=SUMIF([.$O80:.$AT80];&quot;&gt;0&quot;;[.$O$3:.$AT$3])" office:value-type="float" office:value="138" calcext:value-type="float">
            <text:p>138</text:p>
          </table:table-cell>
          <table:table-cell table:style-name="ce146" table:formula="of:=[.A80]*8+[.K80]+SUMIF([.$L80:.$N80];&quot;&gt;0&quot;;[.$L$3:.$N$3])" office:value-type="float" office:value="777" calcext:value-type="float">
            <text:p>777</text:p>
          </table:table-cell>
          <table:table-cell table:style-name="ce202" table:formula="of:=DEC2HEX([.A80]*8+[.K80]+SUMIF([.$L80:.$N80];&quot;&gt;0&quot;;[.$L$3:.$N$3]);4)" office:value-type="string" office:string-value="0309" calcext:value-type="string">
            <text:p>0309</text:p>
          </table:table-cell>
          <table:table-cell table:number-columns-repeated="14"/>
        </table:table-row>
        <table:table-row table:style-name="ro1">
          <table:table-cell table:style-name="ce126" office:value-type="float" office:value="97" calcext:value-type="float">
            <text:p>97</text:p>
          </table:table-cell>
          <table:table-cell table:style-name="ce136" table:formula="of:=DEC2HEX([.A81];2)" office:value-type="string" office:string-value="61" calcext:value-type="string">
            <text:p>61</text:p>
          </table:table-cell>
          <table:table-cell table:style-name="ce149"/>
          <table:table-cell table:style-name="ce159" table:formula="of:=DEC2BIN([.A81];8)" office:value-type="string" office:string-value="01100001" calcext:value-type="string">
            <text:p>01100001</text:p>
          </table:table-cell>
          <table:table-cell table:style-name="ce140" table:number-columns-repeated="6"/>
          <table:table-cell table:style-name="ce140" office:value-type="float" office:value="2" calcext:value-type="float">
            <text:p>2</text:p>
          </table:table-cell>
          <table:table-cell table:style-name="ce171" table:number-columns-repeated="3"/>
          <table:table-cell table:number-columns-repeated="2" table:style-name="ce140" office:value-type="float" office:value="0" calcext:value-type="float">
            <text:p>0</text:p>
          </table:table-cell>
          <table:table-cell table:style-name="ce140" table:number-columns-repeated="3"/>
          <table:table-cell table:style-name="ce182"/>
          <table:table-cell table:style-name="ce140"/>
          <table:table-cell table:style-name="ce182"/>
          <table:table-cell table:style-name="ce140"/>
          <table:table-cell table:style-name="ce182"/>
          <table:table-cell table:style-name="ce140" table:number-columns-repeated="5"/>
          <table:table-cell table:style-name="ce191"/>
          <table:table-cell table:style-name="ce140"/>
          <table:table-cell table:style-name="ce191"/>
          <table:table-cell table:style-name="ce140"/>
          <table:table-cell table:style-name="ce191"/>
          <table:table-cell table:style-name="ce140" table:number-columns-repeated="10"/>
          <table:table-cell table:style-name="ce140" office:value-type="float" office:value="1" calcext:value-type="float">
            <text:p>1</text:p>
          </table:table-cell>
          <table:table-cell table:style-name="ce140" table:number-columns-repeated="2"/>
          <table:table-cell table:style-name="ce140" table:formula="of:=SUMIF([.$O81:.$AT81];&quot;&gt;0&quot;;[.$O$3:.$AT$3])" office:value-type="float" office:value="8" calcext:value-type="float">
            <text:p>8</text:p>
          </table:table-cell>
          <table:table-cell table:style-name="ce140" table:formula="of:=[.A81]*8+[.K81]+SUMIF([.$L81:.$N81];&quot;&gt;0&quot;;[.$L$3:.$N$3])" office:value-type="float" office:value="778" calcext:value-type="float">
            <text:p>778</text:p>
          </table:table-cell>
          <table:table-cell table:style-name="ce201" table:formula="of:=DEC2HEX([.A81]*8+[.K81]+SUMIF([.$L81:.$N81];&quot;&gt;0&quot;;[.$L$3:.$N$3]);4)" office:value-type="string" office:string-value="030A" calcext:value-type="string">
            <text:p>030A</text:p>
          </table:table-cell>
          <table:table-cell table:number-columns-repeated="14"/>
        </table:table-row>
        <table:table-row table:style-name="ro1">
          <table:table-cell table:style-name="ce124" office:value-type="float" office:value="98" calcext:value-type="float">
            <text:p>98</text:p>
          </table:table-cell>
          <table:table-cell table:style-name="ce134" table:formula="of:=DEC2HEX([.A82];2)" office:value-type="string" office:string-value="62" calcext:value-type="string">
            <text:p>62</text:p>
          </table:table-cell>
          <table:table-cell table:style-name="ce147" office:value-type="string" calcext:value-type="string">
            <text:p>MOV IPC,MR</text:p>
          </table:table-cell>
          <table:table-cell table:style-name="ce157" table:formula="of:=DEC2BIN([.A82];8)" office:value-type="string" office:string-value="01100010" calcext:value-type="string">
            <text:p>01100010</text:p>
          </table:table-cell>
          <table:table-cell table:style-name="ce139" table:number-columns-repeated="3"/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Move MR to IPC</text:p>
          </table:table-cell>
          <table:table-cell table:style-name="ce139" office:value-type="float" office:value="0" calcext:value-type="float">
            <text:p>0</text:p>
          </table:table-cell>
          <table:table-cell table:style-name="ce170" table:number-columns-repeated="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81"/>
          <table:table-cell table:style-name="ce139"/>
          <table:table-cell table:style-name="ce181" office:value-type="float" office:value="1" calcext:value-type="float">
            <text:p>1</text:p>
          </table:table-cell>
          <table:table-cell table:style-name="ce139"/>
          <table:table-cell table:style-name="ce181"/>
          <table:table-cell table:style-name="ce139" table:number-columns-repeated="5"/>
          <table:table-cell table:style-name="ce190" office:value-type="float" office:value="1" calcext:value-type="float">
            <text:p>1</text:p>
          </table:table-cell>
          <table:table-cell table:style-name="ce139"/>
          <table:table-cell table:style-name="ce190"/>
          <table:table-cell table:style-name="ce139"/>
          <table:table-cell table:style-name="ce190"/>
          <table:table-cell table:style-name="ce139" table:number-columns-repeated="13"/>
          <table:table-cell table:style-name="ce139" table:formula="of:=SUMIF([.$O82:.$AT82];&quot;&gt;0&quot;;[.$O$3:.$AT$3])" office:value-type="float" office:value="77" calcext:value-type="float">
            <text:p>77</text:p>
          </table:table-cell>
          <table:table-cell table:style-name="ce139" table:formula="of:=[.A82]*8+[.K82]+SUMIF([.$L82:.$N82];&quot;&gt;0&quot;;[.$L$3:.$N$3])" office:value-type="float" office:value="784" calcext:value-type="float">
            <text:p>784</text:p>
          </table:table-cell>
          <table:table-cell table:style-name="ce200" table:formula="of:=DEC2HEX([.A82]*8+[.K82]+SUMIF([.$L82:.$N82];&quot;&gt;0&quot;;[.$L$3:.$N$3]);4)" office:value-type="string" office:string-value="0310" calcext:value-type="string">
            <text:p>0310</text:p>
          </table:table-cell>
          <table:table-cell table:number-columns-repeated="14"/>
        </table:table-row>
        <table:table-row table:style-name="ro1">
          <table:table-cell table:style-name="ce125" office:value-type="float" office:value="98" calcext:value-type="float">
            <text:p>98</text:p>
          </table:table-cell>
          <table:table-cell table:style-name="ce135" table:formula="of:=DEC2HEX([.A83];2)" office:value-type="string" office:string-value="62" calcext:value-type="string">
            <text:p>62</text:p>
          </table:table-cell>
          <table:table-cell table:style-name="ce148"/>
          <table:table-cell table:style-name="ce160" table:formula="of:=DEC2BIN([.A83];8)" office:value-type="string" office:string-value="01100010" calcext:value-type="string">
            <text:p>011000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175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86"/>
          <table:table-cell/>
          <table:table-cell table:style-name="ce186"/>
          <table:table-cell office:value-type="float" office:value="1" calcext:value-type="float">
            <text:p>1</text:p>
          </table:table-cell>
          <table:table-cell table:style-name="ce186"/>
          <table:table-cell table:number-columns-repeated="5"/>
          <table:table-cell table:style-name="ce195"/>
          <table:table-cell office:value-type="float" office:value="1" calcext:value-type="float">
            <text:p>1</text:p>
          </table:table-cell>
          <table:table-cell table:style-name="ce195"/>
          <table:table-cell/>
          <table:table-cell table:style-name="ce195"/>
          <table:table-cell table:number-columns-repeated="13"/>
          <table:table-cell table:style-name="ce146" table:formula="of:=SUMIF([.$O83:.$AT83];&quot;&gt;0&quot;;[.$O$3:.$AT$3])" office:value-type="float" office:value="78" calcext:value-type="float">
            <text:p>78</text:p>
          </table:table-cell>
          <table:table-cell table:style-name="ce146" table:formula="of:=[.A83]*8+[.K83]+SUMIF([.$L83:.$N83];&quot;&gt;0&quot;;[.$L$3:.$N$3])" office:value-type="float" office:value="785" calcext:value-type="float">
            <text:p>785</text:p>
          </table:table-cell>
          <table:table-cell table:style-name="ce202" table:formula="of:=DEC2HEX([.A83]*8+[.K83]+SUMIF([.$L83:.$N83];&quot;&gt;0&quot;;[.$L$3:.$N$3]);4)" office:value-type="string" office:string-value="0311" calcext:value-type="string">
            <text:p>0311</text:p>
          </table:table-cell>
          <table:table-cell table:number-columns-repeated="14"/>
        </table:table-row>
        <table:table-row table:style-name="ro1">
          <table:table-cell table:style-name="ce126" office:value-type="float" office:value="98" calcext:value-type="float">
            <text:p>98</text:p>
          </table:table-cell>
          <table:table-cell table:style-name="ce136" table:formula="of:=DEC2HEX([.A84];2)" office:value-type="string" office:string-value="62" calcext:value-type="string">
            <text:p>62</text:p>
          </table:table-cell>
          <table:table-cell table:style-name="ce149"/>
          <table:table-cell table:style-name="ce159" table:formula="of:=DEC2BIN([.A84];8)" office:value-type="string" office:string-value="01100010" calcext:value-type="string">
            <text:p>01100010</text:p>
          </table:table-cell>
          <table:table-cell table:style-name="ce140" table:number-columns-repeated="6"/>
          <table:table-cell table:style-name="ce140" office:value-type="float" office:value="2" calcext:value-type="float">
            <text:p>2</text:p>
          </table:table-cell>
          <table:table-cell table:style-name="ce171" table:number-columns-repeated="3"/>
          <table:table-cell table:number-columns-repeated="2" table:style-name="ce140" office:value-type="float" office:value="0" calcext:value-type="float">
            <text:p>0</text:p>
          </table:table-cell>
          <table:table-cell table:style-name="ce140" table:number-columns-repeated="3"/>
          <table:table-cell table:style-name="ce182"/>
          <table:table-cell table:style-name="ce140"/>
          <table:table-cell table:style-name="ce182"/>
          <table:table-cell table:style-name="ce140"/>
          <table:table-cell table:style-name="ce182"/>
          <table:table-cell table:style-name="ce140" table:number-columns-repeated="5"/>
          <table:table-cell table:style-name="ce191"/>
          <table:table-cell table:style-name="ce140"/>
          <table:table-cell table:style-name="ce191"/>
          <table:table-cell table:style-name="ce140"/>
          <table:table-cell table:style-name="ce191"/>
          <table:table-cell table:style-name="ce140" table:number-columns-repeated="10"/>
          <table:table-cell table:style-name="ce140" office:value-type="float" office:value="1" calcext:value-type="float">
            <text:p>1</text:p>
          </table:table-cell>
          <table:table-cell table:style-name="ce140" table:number-columns-repeated="2"/>
          <table:table-cell table:style-name="ce140" table:formula="of:=SUMIF([.$O84:.$AT84];&quot;&gt;0&quot;;[.$O$3:.$AT$3])" office:value-type="float" office:value="8" calcext:value-type="float">
            <text:p>8</text:p>
          </table:table-cell>
          <table:table-cell table:style-name="ce140" table:formula="of:=[.A84]*8+[.K84]+SUMIF([.$L84:.$N84];&quot;&gt;0&quot;;[.$L$3:.$N$3])" office:value-type="float" office:value="786" calcext:value-type="float">
            <text:p>786</text:p>
          </table:table-cell>
          <table:table-cell table:style-name="ce201" table:formula="of:=DEC2HEX([.A84]*8+[.K84]+SUMIF([.$L84:.$N84];&quot;&gt;0&quot;;[.$L$3:.$N$3]);4)" office:value-type="string" office:string-value="0312" calcext:value-type="string">
            <text:p>0312</text:p>
          </table:table-cell>
          <table:table-cell table:number-columns-repeated="14"/>
        </table:table-row>
        <table:table-row table:style-name="ro1">
          <table:table-cell table:style-name="ce124" office:value-type="float" office:value="99" calcext:value-type="float">
            <text:p>99</text:p>
          </table:table-cell>
          <table:table-cell table:style-name="ce134" table:formula="of:=DEC2HEX([.A85];2)" office:value-type="string" office:string-value="63" calcext:value-type="string">
            <text:p>63</text:p>
          </table:table-cell>
          <table:table-cell table:style-name="ce147" office:value-type="string" calcext:value-type="string">
            <text:p>MOV TR,MR</text:p>
          </table:table-cell>
          <table:table-cell table:style-name="ce157" table:formula="of:=DEC2BIN([.A85];8)" office:value-type="string" office:string-value="01100011" calcext:value-type="string">
            <text:p>01100011</text:p>
          </table:table-cell>
          <table:table-cell table:style-name="ce139" table:number-columns-repeated="3"/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Move MR to TR</text:p>
          </table:table-cell>
          <table:table-cell table:style-name="ce139" office:value-type="float" office:value="0" calcext:value-type="float">
            <text:p>0</text:p>
          </table:table-cell>
          <table:table-cell table:style-name="ce170" table:number-columns-repeated="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81"/>
          <table:table-cell table:style-name="ce139"/>
          <table:table-cell table:style-name="ce181" office:value-type="float" office:value="1" calcext:value-type="float">
            <text:p>1</text:p>
          </table:table-cell>
          <table:table-cell table:style-name="ce139"/>
          <table:table-cell table:style-name="ce181"/>
          <table:table-cell table:style-name="ce139" table:number-columns-repeated="5"/>
          <table:table-cell table:style-name="ce190"/>
          <table:table-cell table:style-name="ce139"/>
          <table:table-cell table:style-name="ce190"/>
          <table:table-cell table:style-name="ce139"/>
          <table:table-cell table:style-name="ce190" office:value-type="float" office:value="1" calcext:value-type="float">
            <text:p>1</text:p>
          </table:table-cell>
          <table:table-cell table:style-name="ce139" table:number-columns-repeated="13"/>
          <table:table-cell table:style-name="ce139" table:formula="of:=SUMIF([.$O85:.$AT85];&quot;&gt;0&quot;;[.$O$3:.$AT$3])" office:value-type="float" office:value="141" calcext:value-type="float">
            <text:p>141</text:p>
          </table:table-cell>
          <table:table-cell table:style-name="ce139" table:formula="of:=[.A85]*8+[.K85]+SUMIF([.$L85:.$N85];&quot;&gt;0&quot;;[.$L$3:.$N$3])" office:value-type="float" office:value="792" calcext:value-type="float">
            <text:p>792</text:p>
          </table:table-cell>
          <table:table-cell table:style-name="ce200" table:formula="of:=DEC2HEX([.A85]*8+[.K85]+SUMIF([.$L85:.$N85];&quot;&gt;0&quot;;[.$L$3:.$N$3]);4)" office:value-type="string" office:string-value="0318" calcext:value-type="string">
            <text:p>0318</text:p>
          </table:table-cell>
          <table:table-cell table:number-columns-repeated="14"/>
        </table:table-row>
        <table:table-row table:style-name="ro1">
          <table:table-cell table:style-name="ce125" office:value-type="float" office:value="99" calcext:value-type="float">
            <text:p>99</text:p>
          </table:table-cell>
          <table:table-cell table:style-name="ce135" table:formula="of:=DEC2HEX([.A86];2)" office:value-type="string" office:string-value="63" calcext:value-type="string">
            <text:p>63</text:p>
          </table:table-cell>
          <table:table-cell table:style-name="ce148"/>
          <table:table-cell table:style-name="ce160" table:formula="of:=DEC2BIN([.A86];8)" office:value-type="string" office:string-value="01100011" calcext:value-type="string">
            <text:p>0110001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175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86"/>
          <table:table-cell/>
          <table:table-cell table:style-name="ce186"/>
          <table:table-cell office:value-type="float" office:value="1" calcext:value-type="float">
            <text:p>1</text:p>
          </table:table-cell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/>
          <table:table-cell table:style-name="ce195"/>
          <table:table-cell office:value-type="float" office:value="1" calcext:value-type="float">
            <text:p>1</text:p>
          </table:table-cell>
          <table:table-cell table:number-columns-repeated="12"/>
          <table:table-cell table:style-name="ce146" table:formula="of:=SUMIF([.$O86:.$AT86];&quot;&gt;0&quot;;[.$O$3:.$AT$3])" office:value-type="float" office:value="142" calcext:value-type="float">
            <text:p>142</text:p>
          </table:table-cell>
          <table:table-cell table:style-name="ce146" table:formula="of:=[.A86]*8+[.K86]+SUMIF([.$L86:.$N86];&quot;&gt;0&quot;;[.$L$3:.$N$3])" office:value-type="float" office:value="793" calcext:value-type="float">
            <text:p>793</text:p>
          </table:table-cell>
          <table:table-cell table:style-name="ce202" table:formula="of:=DEC2HEX([.A86]*8+[.K86]+SUMIF([.$L86:.$N86];&quot;&gt;0&quot;;[.$L$3:.$N$3]);4)" office:value-type="string" office:string-value="0319" calcext:value-type="string">
            <text:p>0319</text:p>
          </table:table-cell>
          <table:table-cell table:number-columns-repeated="14"/>
        </table:table-row>
        <table:table-row table:style-name="ro1">
          <table:table-cell table:style-name="ce126" office:value-type="float" office:value="99" calcext:value-type="float">
            <text:p>99</text:p>
          </table:table-cell>
          <table:table-cell table:style-name="ce136" table:formula="of:=DEC2HEX([.A87];2)" office:value-type="string" office:string-value="63" calcext:value-type="string">
            <text:p>63</text:p>
          </table:table-cell>
          <table:table-cell table:style-name="ce149"/>
          <table:table-cell table:style-name="ce159" table:formula="of:=DEC2BIN([.A87];8)" office:value-type="string" office:string-value="01100011" calcext:value-type="string">
            <text:p>01100011</text:p>
          </table:table-cell>
          <table:table-cell table:style-name="ce140" table:number-columns-repeated="6"/>
          <table:table-cell table:style-name="ce140" office:value-type="float" office:value="2" calcext:value-type="float">
            <text:p>2</text:p>
          </table:table-cell>
          <table:table-cell table:style-name="ce171" table:number-columns-repeated="3"/>
          <table:table-cell table:number-columns-repeated="2" table:style-name="ce140" office:value-type="float" office:value="0" calcext:value-type="float">
            <text:p>0</text:p>
          </table:table-cell>
          <table:table-cell table:style-name="ce140" table:number-columns-repeated="3"/>
          <table:table-cell table:style-name="ce182"/>
          <table:table-cell table:style-name="ce140"/>
          <table:table-cell table:style-name="ce182"/>
          <table:table-cell table:style-name="ce140"/>
          <table:table-cell table:style-name="ce182"/>
          <table:table-cell table:style-name="ce140" table:number-columns-repeated="5"/>
          <table:table-cell table:style-name="ce191"/>
          <table:table-cell table:style-name="ce140"/>
          <table:table-cell table:style-name="ce191"/>
          <table:table-cell table:style-name="ce140"/>
          <table:table-cell table:style-name="ce191"/>
          <table:table-cell table:style-name="ce140" table:number-columns-repeated="10"/>
          <table:table-cell table:style-name="ce140" office:value-type="float" office:value="1" calcext:value-type="float">
            <text:p>1</text:p>
          </table:table-cell>
          <table:table-cell table:style-name="ce140" table:number-columns-repeated="2"/>
          <table:table-cell table:style-name="ce140" table:formula="of:=SUMIF([.$O87:.$AT87];&quot;&gt;0&quot;;[.$O$3:.$AT$3])" office:value-type="float" office:value="8" calcext:value-type="float">
            <text:p>8</text:p>
          </table:table-cell>
          <table:table-cell table:style-name="ce140" table:formula="of:=[.A87]*8+[.K87]+SUMIF([.$L87:.$N87];&quot;&gt;0&quot;;[.$L$3:.$N$3])" office:value-type="float" office:value="794" calcext:value-type="float">
            <text:p>794</text:p>
          </table:table-cell>
          <table:table-cell table:style-name="ce201" table:formula="of:=DEC2HEX([.A87]*8+[.K87]+SUMIF([.$L87:.$N87];&quot;&gt;0&quot;;[.$L$3:.$N$3]);4)" office:value-type="string" office:string-value="031A" calcext:value-type="string">
            <text:p>031A</text:p>
          </table:table-cell>
          <table:table-cell table:number-columns-repeated="14"/>
        </table:table-row>
        <table:table-row table:style-name="ro1">
          <table:table-cell table:style-name="ce124" office:value-type="float" office:value="100" calcext:value-type="float">
            <text:p>100</text:p>
          </table:table-cell>
          <table:table-cell table:style-name="ce134" table:formula="of:=DEC2HEX([.A88];2)" office:value-type="string" office:string-value="64" calcext:value-type="string">
            <text:p>64</text:p>
          </table:table-cell>
          <table:table-cell table:style-name="ce147" office:value-type="string" calcext:value-type="string">
            <text:p>MOV IPC,TR</text:p>
          </table:table-cell>
          <table:table-cell table:style-name="ce157" table:formula="of:=DEC2BIN([.A88];8)" office:value-type="string" office:string-value="01100100" calcext:value-type="string">
            <text:p>01100100</text:p>
          </table:table-cell>
          <table:table-cell table:style-name="ce139" table:number-columns-repeated="3"/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Move TR to IPC</text:p>
          </table:table-cell>
          <table:table-cell table:style-name="ce139" office:value-type="float" office:value="0" calcext:value-type="float">
            <text:p>0</text:p>
          </table:table-cell>
          <table:table-cell table:style-name="ce170" table:number-columns-repeated="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81"/>
          <table:table-cell table:style-name="ce139"/>
          <table:table-cell table:style-name="ce181"/>
          <table:table-cell table:style-name="ce139"/>
          <table:table-cell table:style-name="ce181" office:value-type="float" office:value="1" calcext:value-type="float">
            <text:p>1</text:p>
          </table:table-cell>
          <table:table-cell table:style-name="ce139" table:number-columns-repeated="5"/>
          <table:table-cell table:style-name="ce190" office:value-type="float" office:value="1" calcext:value-type="float">
            <text:p>1</text:p>
          </table:table-cell>
          <table:table-cell table:style-name="ce139"/>
          <table:table-cell table:style-name="ce190"/>
          <table:table-cell table:style-name="ce139"/>
          <table:table-cell table:style-name="ce190"/>
          <table:table-cell table:style-name="ce139" table:number-columns-repeated="13"/>
          <table:table-cell table:style-name="ce139" table:formula="of:=SUMIF([.$O88:.$AT88];&quot;&gt;0&quot;;[.$O$3:.$AT$3])" office:value-type="float" office:value="81" calcext:value-type="float">
            <text:p>81</text:p>
          </table:table-cell>
          <table:table-cell table:style-name="ce139" table:formula="of:=[.A88]*8+[.K88]+SUMIF([.$L88:.$N88];&quot;&gt;0&quot;;[.$L$3:.$N$3])" office:value-type="float" office:value="800" calcext:value-type="float">
            <text:p>800</text:p>
          </table:table-cell>
          <table:table-cell table:style-name="ce200" table:formula="of:=DEC2HEX([.A88]*8+[.K88]+SUMIF([.$L88:.$N88];&quot;&gt;0&quot;;[.$L$3:.$N$3]);4)" office:value-type="string" office:string-value="0320" calcext:value-type="string">
            <text:p>0320</text:p>
          </table:table-cell>
          <table:table-cell table:number-columns-repeated="14"/>
        </table:table-row>
        <table:table-row table:style-name="ro1">
          <table:table-cell table:style-name="ce125" office:value-type="float" office:value="100" calcext:value-type="float">
            <text:p>100</text:p>
          </table:table-cell>
          <table:table-cell table:style-name="ce135" table:formula="of:=DEC2HEX([.A89];2)" office:value-type="string" office:string-value="64" calcext:value-type="string">
            <text:p>64</text:p>
          </table:table-cell>
          <table:table-cell table:style-name="ce148"/>
          <table:table-cell table:style-name="ce160" table:formula="of:=DEC2BIN([.A89];8)" office:value-type="string" office:string-value="01100100" calcext:value-type="string">
            <text:p>011001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175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86"/>
          <table:table-cell/>
          <table:table-cell table:style-name="ce186"/>
          <table:table-cell/>
          <table:table-cell table:style-name="ce186"/>
          <table:table-cell office:value-type="float" office:value="1" calcext:value-type="float">
            <text:p>1</text:p>
          </table:table-cell>
          <table:table-cell table:number-columns-repeated="4"/>
          <table:table-cell table:style-name="ce195"/>
          <table:table-cell office:value-type="float" office:value="1" calcext:value-type="float">
            <text:p>1</text:p>
          </table:table-cell>
          <table:table-cell table:style-name="ce195"/>
          <table:table-cell/>
          <table:table-cell table:style-name="ce195"/>
          <table:table-cell table:number-columns-repeated="13"/>
          <table:table-cell table:style-name="ce146" table:formula="of:=SUMIF([.$O89:.$AT89];&quot;&gt;0&quot;;[.$O$3:.$AT$3])" office:value-type="float" office:value="82" calcext:value-type="float">
            <text:p>82</text:p>
          </table:table-cell>
          <table:table-cell table:style-name="ce146" table:formula="of:=[.A89]*8+[.K89]+SUMIF([.$L89:.$N89];&quot;&gt;0&quot;;[.$L$3:.$N$3])" office:value-type="float" office:value="801" calcext:value-type="float">
            <text:p>801</text:p>
          </table:table-cell>
          <table:table-cell table:style-name="ce202" table:formula="of:=DEC2HEX([.A89]*8+[.K89]+SUMIF([.$L89:.$N89];&quot;&gt;0&quot;;[.$L$3:.$N$3]);4)" office:value-type="string" office:string-value="0321" calcext:value-type="string">
            <text:p>0321</text:p>
          </table:table-cell>
          <table:table-cell table:number-columns-repeated="14"/>
        </table:table-row>
        <table:table-row table:style-name="ro1">
          <table:table-cell table:style-name="ce126" office:value-type="float" office:value="100" calcext:value-type="float">
            <text:p>100</text:p>
          </table:table-cell>
          <table:table-cell table:style-name="ce136" table:formula="of:=DEC2HEX([.A90];2)" office:value-type="string" office:string-value="64" calcext:value-type="string">
            <text:p>64</text:p>
          </table:table-cell>
          <table:table-cell table:style-name="ce149"/>
          <table:table-cell table:style-name="ce159" table:formula="of:=DEC2BIN([.A90];8)" office:value-type="string" office:string-value="01100100" calcext:value-type="string">
            <text:p>01100100</text:p>
          </table:table-cell>
          <table:table-cell table:style-name="ce140" table:number-columns-repeated="6"/>
          <table:table-cell table:style-name="ce140" office:value-type="float" office:value="2" calcext:value-type="float">
            <text:p>2</text:p>
          </table:table-cell>
          <table:table-cell table:style-name="ce171" table:number-columns-repeated="3"/>
          <table:table-cell table:number-columns-repeated="2" table:style-name="ce140" office:value-type="float" office:value="0" calcext:value-type="float">
            <text:p>0</text:p>
          </table:table-cell>
          <table:table-cell table:style-name="ce140" table:number-columns-repeated="3"/>
          <table:table-cell table:style-name="ce182"/>
          <table:table-cell table:style-name="ce140"/>
          <table:table-cell table:style-name="ce182"/>
          <table:table-cell table:style-name="ce140"/>
          <table:table-cell table:style-name="ce182"/>
          <table:table-cell table:style-name="ce140" table:number-columns-repeated="5"/>
          <table:table-cell table:style-name="ce191"/>
          <table:table-cell table:style-name="ce140"/>
          <table:table-cell table:style-name="ce191"/>
          <table:table-cell table:style-name="ce140"/>
          <table:table-cell table:style-name="ce191"/>
          <table:table-cell table:style-name="ce140" table:number-columns-repeated="10"/>
          <table:table-cell table:style-name="ce140" office:value-type="float" office:value="1" calcext:value-type="float">
            <text:p>1</text:p>
          </table:table-cell>
          <table:table-cell table:style-name="ce140" table:number-columns-repeated="2"/>
          <table:table-cell table:style-name="ce140" table:formula="of:=SUMIF([.$O90:.$AT90];&quot;&gt;0&quot;;[.$O$3:.$AT$3])" office:value-type="float" office:value="8" calcext:value-type="float">
            <text:p>8</text:p>
          </table:table-cell>
          <table:table-cell table:style-name="ce140" table:formula="of:=[.A90]*8+[.K90]+SUMIF([.$L90:.$N90];&quot;&gt;0&quot;;[.$L$3:.$N$3])" office:value-type="float" office:value="802" calcext:value-type="float">
            <text:p>802</text:p>
          </table:table-cell>
          <table:table-cell table:style-name="ce201" table:formula="of:=DEC2HEX([.A90]*8+[.K90]+SUMIF([.$L90:.$N90];&quot;&gt;0&quot;;[.$L$3:.$N$3]);4)" office:value-type="string" office:string-value="0322" calcext:value-type="string">
            <text:p>0322</text:p>
          </table:table-cell>
          <table:table-cell table:number-columns-repeated="14"/>
        </table:table-row>
        <table:table-row table:style-name="ro1">
          <table:table-cell table:style-name="ce124" office:value-type="float" office:value="101" calcext:value-type="float">
            <text:p>101</text:p>
          </table:table-cell>
          <table:table-cell table:style-name="ce134" table:formula="of:=DEC2HEX([.A91];2)" office:value-type="string" office:string-value="65" calcext:value-type="string">
            <text:p>65</text:p>
          </table:table-cell>
          <table:table-cell table:style-name="ce147" office:value-type="string" calcext:value-type="string">
            <text:p>MOV MR,TR</text:p>
          </table:table-cell>
          <table:table-cell table:style-name="ce157" table:formula="of:=DEC2BIN([.A91];8)" office:value-type="string" office:string-value="01100101" calcext:value-type="string">
            <text:p>01100101</text:p>
          </table:table-cell>
          <table:table-cell table:style-name="ce139" table:number-columns-repeated="3"/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Move TR to MR</text:p>
          </table:table-cell>
          <table:table-cell table:style-name="ce139" office:value-type="float" office:value="0" calcext:value-type="float">
            <text:p>0</text:p>
          </table:table-cell>
          <table:table-cell table:style-name="ce170" table:number-columns-repeated="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81"/>
          <table:table-cell table:style-name="ce139"/>
          <table:table-cell table:style-name="ce181"/>
          <table:table-cell table:style-name="ce139"/>
          <table:table-cell table:style-name="ce181" office:value-type="float" office:value="1" calcext:value-type="float">
            <text:p>1</text:p>
          </table:table-cell>
          <table:table-cell table:style-name="ce139" table:number-columns-repeated="5"/>
          <table:table-cell table:style-name="ce190"/>
          <table:table-cell table:style-name="ce139"/>
          <table:table-cell table:style-name="ce190" office:value-type="float" office:value="1" calcext:value-type="float">
            <text:p>1</text:p>
          </table:table-cell>
          <table:table-cell table:style-name="ce139"/>
          <table:table-cell table:style-name="ce190"/>
          <table:table-cell table:style-name="ce139" table:number-columns-repeated="13"/>
          <table:table-cell table:style-name="ce139" table:formula="of:=SUMIF([.$O91:.$AT91];&quot;&gt;0&quot;;[.$O$3:.$AT$3])" office:value-type="float" office:value="113" calcext:value-type="float">
            <text:p>113</text:p>
          </table:table-cell>
          <table:table-cell table:style-name="ce139" table:formula="of:=[.A91]*8+[.K91]+SUMIF([.$L91:.$N91];&quot;&gt;0&quot;;[.$L$3:.$N$3])" office:value-type="float" office:value="808" calcext:value-type="float">
            <text:p>808</text:p>
          </table:table-cell>
          <table:table-cell table:style-name="ce200" table:formula="of:=DEC2HEX([.A91]*8+[.K91]+SUMIF([.$L91:.$N91];&quot;&gt;0&quot;;[.$L$3:.$N$3]);4)" office:value-type="string" office:string-value="0328" calcext:value-type="string">
            <text:p>0328</text:p>
          </table:table-cell>
          <table:table-cell table:number-columns-repeated="14"/>
        </table:table-row>
        <table:table-row table:style-name="ro1">
          <table:table-cell table:style-name="ce125" office:value-type="float" office:value="101" calcext:value-type="float">
            <text:p>101</text:p>
          </table:table-cell>
          <table:table-cell table:style-name="ce135" table:formula="of:=DEC2HEX([.A92];2)" office:value-type="string" office:string-value="65" calcext:value-type="string">
            <text:p>65</text:p>
          </table:table-cell>
          <table:table-cell table:style-name="ce148"/>
          <table:table-cell table:style-name="ce160" table:formula="of:=DEC2BIN([.A92];8)" office:value-type="string" office:string-value="01100101" calcext:value-type="string">
            <text:p>011001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175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86"/>
          <table:table-cell/>
          <table:table-cell table:style-name="ce186"/>
          <table:table-cell/>
          <table:table-cell table:style-name="ce186"/>
          <table:table-cell office:value-type="float" office:value="1" calcext:value-type="float">
            <text:p>1</text:p>
          </table:table-cell>
          <table:table-cell table:number-columns-repeated="4"/>
          <table:table-cell table:style-name="ce195"/>
          <table:table-cell/>
          <table:table-cell table:style-name="ce195"/>
          <table:table-cell office:value-type="float" office:value="1" calcext:value-type="float">
            <text:p>1</text:p>
          </table:table-cell>
          <table:table-cell table:style-name="ce195"/>
          <table:table-cell table:number-columns-repeated="13"/>
          <table:table-cell table:style-name="ce146" table:formula="of:=SUMIF([.$O92:.$AT92];&quot;&gt;0&quot;;[.$O$3:.$AT$3])" office:value-type="float" office:value="114" calcext:value-type="float">
            <text:p>114</text:p>
          </table:table-cell>
          <table:table-cell table:style-name="ce146" table:formula="of:=[.A92]*8+[.K92]+SUMIF([.$L92:.$N92];&quot;&gt;0&quot;;[.$L$3:.$N$3])" office:value-type="float" office:value="809" calcext:value-type="float">
            <text:p>809</text:p>
          </table:table-cell>
          <table:table-cell table:style-name="ce202" table:formula="of:=DEC2HEX([.A92]*8+[.K92]+SUMIF([.$L92:.$N92];&quot;&gt;0&quot;;[.$L$3:.$N$3]);4)" office:value-type="string" office:string-value="0329" calcext:value-type="string">
            <text:p>0329</text:p>
          </table:table-cell>
          <table:table-cell table:number-columns-repeated="14"/>
        </table:table-row>
        <table:table-row table:style-name="ro1">
          <table:table-cell table:style-name="ce126" office:value-type="float" office:value="101" calcext:value-type="float">
            <text:p>101</text:p>
          </table:table-cell>
          <table:table-cell table:style-name="ce136" table:formula="of:=DEC2HEX([.A93];2)" office:value-type="string" office:string-value="65" calcext:value-type="string">
            <text:p>65</text:p>
          </table:table-cell>
          <table:table-cell table:style-name="ce149"/>
          <table:table-cell table:style-name="ce159" table:formula="of:=DEC2BIN([.A93];8)" office:value-type="string" office:string-value="01100101" calcext:value-type="string">
            <text:p>01100101</text:p>
          </table:table-cell>
          <table:table-cell table:style-name="ce140" table:number-columns-repeated="6"/>
          <table:table-cell table:style-name="ce140" office:value-type="float" office:value="2" calcext:value-type="float">
            <text:p>2</text:p>
          </table:table-cell>
          <table:table-cell table:style-name="ce171" table:number-columns-repeated="3"/>
          <table:table-cell table:number-columns-repeated="2" table:style-name="ce140" office:value-type="float" office:value="0" calcext:value-type="float">
            <text:p>0</text:p>
          </table:table-cell>
          <table:table-cell table:style-name="ce140" table:number-columns-repeated="3"/>
          <table:table-cell table:style-name="ce182"/>
          <table:table-cell table:style-name="ce140"/>
          <table:table-cell table:style-name="ce182"/>
          <table:table-cell table:style-name="ce140"/>
          <table:table-cell table:style-name="ce182"/>
          <table:table-cell table:style-name="ce140" table:number-columns-repeated="5"/>
          <table:table-cell table:style-name="ce191"/>
          <table:table-cell table:style-name="ce140"/>
          <table:table-cell table:style-name="ce191"/>
          <table:table-cell table:style-name="ce140"/>
          <table:table-cell table:style-name="ce191"/>
          <table:table-cell table:style-name="ce140" table:number-columns-repeated="10"/>
          <table:table-cell table:style-name="ce140" office:value-type="float" office:value="1" calcext:value-type="float">
            <text:p>1</text:p>
          </table:table-cell>
          <table:table-cell table:style-name="ce140" table:number-columns-repeated="2"/>
          <table:table-cell table:style-name="ce140" table:formula="of:=SUMIF([.$O93:.$AT93];&quot;&gt;0&quot;;[.$O$3:.$AT$3])" office:value-type="float" office:value="8" calcext:value-type="float">
            <text:p>8</text:p>
          </table:table-cell>
          <table:table-cell table:style-name="ce140" table:formula="of:=[.A93]*8+[.K93]+SUMIF([.$L93:.$N93];&quot;&gt;0&quot;;[.$L$3:.$N$3])" office:value-type="float" office:value="810" calcext:value-type="float">
            <text:p>810</text:p>
          </table:table-cell>
          <table:table-cell table:style-name="ce201" table:formula="of:=DEC2HEX([.A93]*8+[.K93]+SUMIF([.$L93:.$N93];&quot;&gt;0&quot;;[.$L$3:.$N$3]);4)" office:value-type="string" office:string-value="032A" calcext:value-type="string">
            <text:p>032A</text:p>
          </table:table-cell>
          <table:table-cell table:number-columns-repeated="14"/>
        </table:table-row>
        <table:table-row table:style-name="ro1">
          <table:table-cell table:style-name="ce120" office:value-type="float" office:value="192" calcext:value-type="float">
            <text:p>192</text:p>
          </table:table-cell>
          <table:table-cell table:style-name="ce131" table:formula="of:=DEC2HEX([.A94];2)" office:value-type="string" office:string-value="C0" calcext:value-type="string">
            <text:p>C0</text:p>
          </table:table-cell>
          <table:table-cell table:style-name="ce139" office:value-type="string" calcext:value-type="string">
            <text:p>MOV B,A</text:p>
          </table:table-cell>
          <table:table-cell table:style-name="ce153" table:formula="of:=DEC2BIN([.A94];8)" office:value-type="string" office:string-value="11000000" calcext:value-type="string">
            <text:p>11000000</text:p>
          </table:table-cell>
          <table:table-cell table:style-name="ce139" table:number-columns-repeated="3"/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Move A to B</text:p>
          </table:table-cell>
          <table:table-cell table:style-name="ce139" office:value-type="float" office:value="0" calcext:value-type="float">
            <text:p>0</text:p>
          </table:table-cell>
          <table:table-cell table:style-name="ce170" table:number-columns-repeated="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table:number-columns-repeated="2"/>
          <table:table-cell table:style-name="ce181"/>
          <table:table-cell table:style-name="ce139"/>
          <table:table-cell table:style-name="ce181"/>
          <table:table-cell table:style-name="ce139"/>
          <table:table-cell table:style-name="ce181"/>
          <table:table-cell table:style-name="ce139" table:number-columns-repeated="3"/>
          <table:table-cell table:style-name="ce139" office:value-type="float" office:value="1" calcext:value-type="float">
            <text:p>1</text:p>
          </table:table-cell>
          <table:table-cell table:style-name="ce139"/>
          <table:table-cell table:style-name="ce190"/>
          <table:table-cell table:style-name="ce139"/>
          <table:table-cell table:style-name="ce190"/>
          <table:table-cell table:style-name="ce139"/>
          <table:table-cell table:style-name="ce190"/>
          <table:table-cell table:style-name="ce139" table:number-columns-repeated="13"/>
          <table:table-cell table:style-name="ce139" table:formula="of:=SUMIF([.$O94:.$AT94];&quot;&gt;0&quot;;[.$O$3:.$AT$3])" office:value-type="float" office:value="213" calcext:value-type="float">
            <text:p>213</text:p>
          </table:table-cell>
          <table:table-cell table:style-name="ce139" table:formula="of:=[.A94]*8+[.K94]+SUMIF([.$L94:.$N94];&quot;&gt;0&quot;;[.$L$3:.$N$3])" office:value-type="float" office:value="1536" calcext:value-type="float">
            <text:p>1536</text:p>
          </table:table-cell>
          <table:table-cell table:style-name="ce200" table:formula="of:=DEC2HEX([.A94]*8+[.K94]+SUMIF([.$L94:.$N94];&quot;&gt;0&quot;;[.$L$3:.$N$3]);4)" office:value-type="string" office:string-value="0600" calcext:value-type="string">
            <text:p>0600</text:p>
          </table:table-cell>
          <table:table-cell table:number-columns-repeated="14"/>
        </table:table-row>
        <table:table-row table:style-name="ro1">
          <table:table-cell table:style-name="ce123" office:value-type="float" office:value="193" calcext:value-type="float">
            <text:p>193</text:p>
          </table:table-cell>
          <table:table-cell table:style-name="ce103" table:formula="of:=DEC2HEX([.A95];2)" office:value-type="string" office:string-value="C1" calcext:value-type="string">
            <text:p>C1</text:p>
          </table:table-cell>
          <table:table-cell table:style-name="ce148" office:value-type="string" calcext:value-type="string">
            <text:p>MOV MEM,A</text:p>
          </table:table-cell>
          <table:table-cell table:style-name="ce158" table:formula="of:=DEC2BIN([.A95];8)" office:value-type="string" office:string-value="11000001" calcext:value-type="string">
            <text:p>110000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 to MEM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4"/>
          <table:table-cell office:value-type="float" office:value="1" calcext:value-type="float">
            <text:p>1</text:p>
          </table:table-cell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3"/>
          <table:table-cell table:formula="of:=SUMIF([.$O95:.$AT95];&quot;&gt;0&quot;;[.$O$3:.$AT$3])" office:value-type="float" office:value="245" calcext:value-type="float">
            <text:p>245</text:p>
          </table:table-cell>
          <table:table-cell table:formula="of:=[.A95]*8+[.K95]+SUMIF([.$L95:.$N95];&quot;&gt;0&quot;;[.$L$3:.$N$3])" office:value-type="float" office:value="1544" calcext:value-type="float">
            <text:p>1544</text:p>
          </table:table-cell>
          <table:table-cell table:style-name="ce202" table:formula="of:=DEC2HEX([.A95]*8+[.K95]+SUMIF([.$L95:.$N95];&quot;&gt;0&quot;;[.$L$3:.$N$3]);4)" office:value-type="string" office:string-value="0608" calcext:value-type="string">
            <text:p>0608</text:p>
          </table:table-cell>
          <table:table-cell table:number-columns-repeated="14"/>
        </table:table-row>
        <table:table-row table:style-name="ro1">
          <table:table-cell table:style-name="ce123" office:value-type="float" office:value="194" calcext:value-type="float">
            <text:p>194</text:p>
          </table:table-cell>
          <table:table-cell table:style-name="ce103" table:formula="of:=DEC2HEX([.A96];2)" office:value-type="string" office:string-value="C2" calcext:value-type="string">
            <text:p>C2</text:p>
          </table:table-cell>
          <table:table-cell table:style-name="ce148" office:value-type="string" calcext:value-type="string">
            <text:p>MOV IPClow,A</text:p>
          </table:table-cell>
          <table:table-cell table:style-name="ce158" table:formula="of:=DEC2BIN([.A96];8)" office:value-type="string" office:string-value="11000010" calcext:value-type="string">
            <text:p>1100001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 to IPClow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 office:value-type="float" office:value="1" calcext:value-type="float">
            <text:p>1</text:p>
          </table:table-cell>
          <table:table-cell table:style-name="ce195"/>
          <table:table-cell/>
          <table:table-cell table:style-name="ce195"/>
          <table:table-cell table:number-columns-repeated="13"/>
          <table:table-cell table:formula="of:=SUMIF([.$O96:.$AT96];&quot;&gt;0&quot;;[.$O$3:.$AT$3])" office:value-type="float" office:value="85" calcext:value-type="float">
            <text:p>85</text:p>
          </table:table-cell>
          <table:table-cell table:formula="of:=[.A96]*8+[.K96]+SUMIF([.$L96:.$N96];&quot;&gt;0&quot;;[.$L$3:.$N$3])" office:value-type="float" office:value="1552" calcext:value-type="float">
            <text:p>1552</text:p>
          </table:table-cell>
          <table:table-cell table:style-name="ce202" table:formula="of:=DEC2HEX([.A96]*8+[.K96]+SUMIF([.$L96:.$N96];&quot;&gt;0&quot;;[.$L$3:.$N$3]);4)" office:value-type="string" office:string-value="0610" calcext:value-type="string">
            <text:p>0610</text:p>
          </table:table-cell>
          <table:table-cell table:number-columns-repeated="14"/>
        </table:table-row>
        <table:table-row table:style-name="ro1">
          <table:table-cell table:style-name="ce123" office:value-type="float" office:value="195" calcext:value-type="float">
            <text:p>195</text:p>
          </table:table-cell>
          <table:table-cell table:style-name="ce103" table:formula="of:=DEC2HEX([.A97];2)" office:value-type="string" office:string-value="C3" calcext:value-type="string">
            <text:p>C3</text:p>
          </table:table-cell>
          <table:table-cell table:style-name="ce148" office:value-type="string" calcext:value-type="string">
            <text:p>MOV IPChigh,A</text:p>
          </table:table-cell>
          <table:table-cell table:style-name="ce158" table:formula="of:=DEC2BIN([.A97];8)" office:value-type="string" office:string-value="11000011" calcext:value-type="string">
            <text:p>1100001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 to IPChigh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 office:value-type="float" office:value="1" calcext:value-type="float">
            <text:p>1</text:p>
          </table:table-cell>
          <table:table-cell/>
          <table:table-cell table:style-name="ce195"/>
          <table:table-cell/>
          <table:table-cell table:style-name="ce195"/>
          <table:table-cell table:number-columns-repeated="13"/>
          <table:table-cell table:formula="of:=SUMIF([.$O97:.$AT97];&quot;&gt;0&quot;;[.$O$3:.$AT$3])" office:value-type="float" office:value="86" calcext:value-type="float">
            <text:p>86</text:p>
          </table:table-cell>
          <table:table-cell table:formula="of:=[.A97]*8+[.K97]+SUMIF([.$L97:.$N97];&quot;&gt;0&quot;;[.$L$3:.$N$3])" office:value-type="float" office:value="1560" calcext:value-type="float">
            <text:p>1560</text:p>
          </table:table-cell>
          <table:table-cell table:style-name="ce202" table:formula="of:=DEC2HEX([.A97]*8+[.K97]+SUMIF([.$L97:.$N97];&quot;&gt;0&quot;;[.$L$3:.$N$3]);4)" office:value-type="string" office:string-value="0618" calcext:value-type="string">
            <text:p>0618</text:p>
          </table:table-cell>
          <table:table-cell table:number-columns-repeated="14"/>
        </table:table-row>
        <table:table-row table:style-name="ro1">
          <table:table-cell table:style-name="ce123" office:value-type="float" office:value="196" calcext:value-type="float">
            <text:p>196</text:p>
          </table:table-cell>
          <table:table-cell table:style-name="ce103" table:formula="of:=DEC2HEX([.A98];2)" office:value-type="string" office:string-value="C4" calcext:value-type="string">
            <text:p>C4</text:p>
          </table:table-cell>
          <table:table-cell table:style-name="ce148" office:value-type="string" calcext:value-type="string">
            <text:p>MOV MRlow,A</text:p>
          </table:table-cell>
          <table:table-cell table:style-name="ce158" table:formula="of:=DEC2BIN([.A98];8)" office:value-type="string" office:string-value="11000100" calcext:value-type="string">
            <text:p>110001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 to MRlow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 office:value-type="float" office:value="1" calcext:value-type="float">
            <text:p>1</text:p>
          </table:table-cell>
          <table:table-cell table:style-name="ce195"/>
          <table:table-cell table:number-columns-repeated="13"/>
          <table:table-cell table:formula="of:=SUMIF([.$O98:.$AT98];&quot;&gt;0&quot;;[.$O$3:.$AT$3])" office:value-type="float" office:value="117" calcext:value-type="float">
            <text:p>117</text:p>
          </table:table-cell>
          <table:table-cell table:formula="of:=[.A98]*8+[.K98]+SUMIF([.$L98:.$N98];&quot;&gt;0&quot;;[.$L$3:.$N$3])" office:value-type="float" office:value="1568" calcext:value-type="float">
            <text:p>1568</text:p>
          </table:table-cell>
          <table:table-cell table:style-name="ce202" table:formula="of:=DEC2HEX([.A98]*8+[.K98]+SUMIF([.$L98:.$N98];&quot;&gt;0&quot;;[.$L$3:.$N$3]);4)" office:value-type="string" office:string-value="0620" calcext:value-type="string">
            <text:p>0620</text:p>
          </table:table-cell>
          <table:table-cell table:number-columns-repeated="14"/>
        </table:table-row>
        <table:table-row table:style-name="ro1">
          <table:table-cell table:style-name="ce123" office:value-type="float" office:value="197" calcext:value-type="float">
            <text:p>197</text:p>
          </table:table-cell>
          <table:table-cell table:style-name="ce103" table:formula="of:=DEC2HEX([.A99];2)" office:value-type="string" office:string-value="C5" calcext:value-type="string">
            <text:p>C5</text:p>
          </table:table-cell>
          <table:table-cell table:style-name="ce148" office:value-type="string" calcext:value-type="string">
            <text:p>MOV MRhigh,A</text:p>
          </table:table-cell>
          <table:table-cell table:style-name="ce158" table:formula="of:=DEC2BIN([.A99];8)" office:value-type="string" office:string-value="11000101" calcext:value-type="string">
            <text:p>110001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 to Mrhigh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 office:value-type="float" office:value="1" calcext:value-type="float">
            <text:p>1</text:p>
          </table:table-cell>
          <table:table-cell/>
          <table:table-cell table:style-name="ce195"/>
          <table:table-cell table:number-columns-repeated="13"/>
          <table:table-cell table:formula="of:=SUMIF([.$O99:.$AT99];&quot;&gt;0&quot;;[.$O$3:.$AT$3])" office:value-type="float" office:value="118" calcext:value-type="float">
            <text:p>118</text:p>
          </table:table-cell>
          <table:table-cell table:formula="of:=[.A99]*8+[.K99]+SUMIF([.$L99:.$N99];&quot;&gt;0&quot;;[.$L$3:.$N$3])" office:value-type="float" office:value="1576" calcext:value-type="float">
            <text:p>1576</text:p>
          </table:table-cell>
          <table:table-cell table:style-name="ce202" table:formula="of:=DEC2HEX([.A99]*8+[.K99]+SUMIF([.$L99:.$N99];&quot;&gt;0&quot;;[.$L$3:.$N$3]);4)" office:value-type="string" office:string-value="0628" calcext:value-type="string">
            <text:p>0628</text:p>
          </table:table-cell>
          <table:table-cell table:number-columns-repeated="14"/>
        </table:table-row>
        <table:table-row table:style-name="ro1">
          <table:table-cell table:style-name="ce123" office:value-type="float" office:value="198" calcext:value-type="float">
            <text:p>198</text:p>
          </table:table-cell>
          <table:table-cell table:style-name="ce103" table:formula="of:=DEC2HEX([.A100];2)" office:value-type="string" office:string-value="C6" calcext:value-type="string">
            <text:p>C6</text:p>
          </table:table-cell>
          <table:table-cell table:style-name="ce148" office:value-type="string" calcext:value-type="string">
            <text:p>MOV TRlow,A </text:p>
          </table:table-cell>
          <table:table-cell table:style-name="ce158" table:formula="of:=DEC2BIN([.A100];8)" office:value-type="string" office:string-value="11000110" calcext:value-type="string">
            <text:p>1100011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 to TRlow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/>
          <table:table-cell table:style-name="ce195"/>
          <table:table-cell office:value-type="float" office:value="1" calcext:value-type="float">
            <text:p>1</text:p>
          </table:table-cell>
          <table:table-cell table:number-columns-repeated="12"/>
          <table:table-cell table:formula="of:=SUMIF([.$O100:.$AT100];&quot;&gt;0&quot;;[.$O$3:.$AT$3])" office:value-type="float" office:value="149" calcext:value-type="float">
            <text:p>149</text:p>
          </table:table-cell>
          <table:table-cell table:formula="of:=[.A100]*8+[.K100]+SUMIF([.$L100:.$N100];&quot;&gt;0&quot;;[.$L$3:.$N$3])" office:value-type="float" office:value="1584" calcext:value-type="float">
            <text:p>1584</text:p>
          </table:table-cell>
          <table:table-cell table:style-name="ce202" table:formula="of:=DEC2HEX([.A100]*8+[.K100]+SUMIF([.$L100:.$N100];&quot;&gt;0&quot;;[.$L$3:.$N$3]);4)" office:value-type="string" office:string-value="0630" calcext:value-type="string">
            <text:p>0630</text:p>
          </table:table-cell>
          <table:table-cell table:number-columns-repeated="14"/>
        </table:table-row>
        <table:table-row table:style-name="ro1">
          <table:table-cell table:style-name="ce123" office:value-type="float" office:value="199" calcext:value-type="float">
            <text:p>199</text:p>
          </table:table-cell>
          <table:table-cell table:style-name="ce103" table:formula="of:=DEC2HEX([.A101];2)" office:value-type="string" office:string-value="C7" calcext:value-type="string">
            <text:p>C7</text:p>
          </table:table-cell>
          <table:table-cell table:style-name="ce148" office:value-type="string" calcext:value-type="string">
            <text:p>MOV TRhigh,A </text:p>
          </table:table-cell>
          <table:table-cell table:style-name="ce158" table:formula="of:=DEC2BIN([.A101];8)" office:value-type="string" office:string-value="11000111" calcext:value-type="string">
            <text:p>1100011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 to TRhigh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/>
          <table:table-cell table:style-name="ce195" office:value-type="float" office:value="1" calcext:value-type="float">
            <text:p>1</text:p>
          </table:table-cell>
          <table:table-cell table:number-columns-repeated="13"/>
          <table:table-cell table:formula="of:=SUMIF([.$O101:.$AT101];&quot;&gt;0&quot;;[.$O$3:.$AT$3])" office:value-type="float" office:value="150" calcext:value-type="float">
            <text:p>150</text:p>
          </table:table-cell>
          <table:table-cell table:formula="of:=[.A101]*8+[.K101]+SUMIF([.$L101:.$N101];&quot;&gt;0&quot;;[.$L$3:.$N$3])" office:value-type="float" office:value="1592" calcext:value-type="float">
            <text:p>1592</text:p>
          </table:table-cell>
          <table:table-cell table:style-name="ce202" table:formula="of:=DEC2HEX([.A101]*8+[.K101]+SUMIF([.$L101:.$N101];&quot;&gt;0&quot;;[.$L$3:.$N$3]);4)" office:value-type="string" office:string-value="0638" calcext:value-type="string">
            <text:p>0638</text:p>
          </table:table-cell>
          <table:table-cell table:number-columns-repeated="14"/>
        </table:table-row>
        <table:table-row table:style-name="ro1">
          <table:table-cell table:style-name="ce123" office:value-type="float" office:value="200" calcext:value-type="float">
            <text:p>200</text:p>
          </table:table-cell>
          <table:table-cell table:style-name="ce103" table:formula="of:=DEC2HEX([.A102];2)" office:value-type="string" office:string-value="C8" calcext:value-type="string">
            <text:p>C8</text:p>
          </table:table-cell>
          <table:table-cell table:style-name="ce148" office:value-type="string" calcext:value-type="string">
            <text:p>MOV OUT,A</text:p>
          </table:table-cell>
          <table:table-cell table:style-name="ce158" table:formula="of:=DEC2BIN([.A102];8)" office:value-type="string" office:string-value="11001000" calcext:value-type="string">
            <text:p>110010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 to OUT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/>
          <table:table-cell table:style-name="ce195"/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formula="of:=SUMIF([.$O102:.$AT102];&quot;&gt;0&quot;;[.$O$3:.$AT$3])" office:value-type="float" office:value="53" calcext:value-type="float">
            <text:p>53</text:p>
          </table:table-cell>
          <table:table-cell table:formula="of:=[.A102]*8+[.K102]+SUMIF([.$L102:.$N102];&quot;&gt;0&quot;;[.$L$3:.$N$3])" office:value-type="float" office:value="1600" calcext:value-type="float">
            <text:p>1600</text:p>
          </table:table-cell>
          <table:table-cell table:style-name="ce202" table:formula="of:=DEC2HEX([.A102]*8+[.K102]+SUMIF([.$L102:.$N102];&quot;&gt;0&quot;;[.$L$3:.$N$3]);4)" office:value-type="string" office:string-value="0640" calcext:value-type="string">
            <text:p>0640</text:p>
          </table:table-cell>
          <table:table-cell table:number-columns-repeated="14"/>
        </table:table-row>
        <table:table-row table:style-name="ro1">
          <table:table-cell table:style-name="ce123" office:value-type="float" office:value="201" calcext:value-type="float">
            <text:p>201</text:p>
          </table:table-cell>
          <table:table-cell table:style-name="ce103" table:formula="of:=DEC2HEX([.A103];2)" office:value-type="string" office:string-value="C9" calcext:value-type="string">
            <text:p>C9</text:p>
          </table:table-cell>
          <table:table-cell table:style-name="ce148" office:value-type="string" calcext:value-type="string">
            <text:p>MOV A,B</text:p>
          </table:table-cell>
          <table:table-cell table:style-name="ce158" table:formula="of:=DEC2BIN([.A103];8)" office:value-type="string" office:string-value="11001001" calcext:value-type="string">
            <text:p>110010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B to A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3"/>
          <table:table-cell table:formula="of:=SUMIF([.$O103:.$AT103];&quot;&gt;0&quot;;[.$O$3:.$AT$3])" office:value-type="float" office:value="185" calcext:value-type="float">
            <text:p>185</text:p>
          </table:table-cell>
          <table:table-cell table:formula="of:=[.A103]*8+[.K103]+SUMIF([.$L103:.$N103];&quot;&gt;0&quot;;[.$L$3:.$N$3])" office:value-type="float" office:value="1608" calcext:value-type="float">
            <text:p>1608</text:p>
          </table:table-cell>
          <table:table-cell table:style-name="ce202" table:formula="of:=DEC2HEX([.A103]*8+[.K103]+SUMIF([.$L103:.$N103];&quot;&gt;0&quot;;[.$L$3:.$N$3]);4)" office:value-type="string" office:string-value="0648" calcext:value-type="string">
            <text:p>0648</text:p>
          </table:table-cell>
          <table:table-cell table:number-columns-repeated="14"/>
        </table:table-row>
        <table:table-row table:style-name="ro1">
          <table:table-cell table:style-name="ce123" office:value-type="float" office:value="202" calcext:value-type="float">
            <text:p>202</text:p>
          </table:table-cell>
          <table:table-cell table:style-name="ce103" table:formula="of:=DEC2HEX([.A104];2)" office:value-type="string" office:string-value="CA" calcext:value-type="string">
            <text:p>CA</text:p>
          </table:table-cell>
          <table:table-cell table:style-name="ce148" office:value-type="string" calcext:value-type="string">
            <text:p>MOV MEM,B</text:p>
          </table:table-cell>
          <table:table-cell table:style-name="ce158" table:formula="of:=DEC2BIN([.A104];8)" office:value-type="string" office:string-value="11001010" calcext:value-type="string">
            <text:p>1100101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B to MEM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4"/>
          <table:table-cell office:value-type="float" office:value="1" calcext:value-type="float">
            <text:p>1</text:p>
          </table:table-cell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3"/>
          <table:table-cell table:formula="of:=SUMIF([.$O104:.$AT104];&quot;&gt;0&quot;;[.$O$3:.$AT$3])" office:value-type="float" office:value="249" calcext:value-type="float">
            <text:p>249</text:p>
          </table:table-cell>
          <table:table-cell table:formula="of:=[.A104]*8+[.K104]+SUMIF([.$L104:.$N104];&quot;&gt;0&quot;;[.$L$3:.$N$3])" office:value-type="float" office:value="1616" calcext:value-type="float">
            <text:p>1616</text:p>
          </table:table-cell>
          <table:table-cell table:style-name="ce202" table:formula="of:=DEC2HEX([.A104]*8+[.K104]+SUMIF([.$L104:.$N104];&quot;&gt;0&quot;;[.$L$3:.$N$3]);4)" office:value-type="string" office:string-value="0650" calcext:value-type="string">
            <text:p>0650</text:p>
          </table:table-cell>
          <table:table-cell table:number-columns-repeated="14"/>
        </table:table-row>
        <table:table-row table:style-name="ro1">
          <table:table-cell table:style-name="ce123" office:value-type="float" office:value="203" calcext:value-type="float">
            <text:p>203</text:p>
          </table:table-cell>
          <table:table-cell table:style-name="ce103" table:formula="of:=DEC2HEX([.A105];2)" office:value-type="string" office:string-value="CB" calcext:value-type="string">
            <text:p>CB</text:p>
          </table:table-cell>
          <table:table-cell table:style-name="ce148" office:value-type="string" calcext:value-type="string">
            <text:p>MOV IPClow,B</text:p>
          </table:table-cell>
          <table:table-cell table:style-name="ce158" table:formula="of:=DEC2BIN([.A105];8)" office:value-type="string" office:string-value="11001011" calcext:value-type="string">
            <text:p>1100101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B to IPClow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 office:value-type="float" office:value="1" calcext:value-type="float">
            <text:p>1</text:p>
          </table:table-cell>
          <table:table-cell table:style-name="ce195"/>
          <table:table-cell/>
          <table:table-cell table:style-name="ce195"/>
          <table:table-cell table:number-columns-repeated="13"/>
          <table:table-cell table:formula="of:=SUMIF([.$O105:.$AT105];&quot;&gt;0&quot;;[.$O$3:.$AT$3])" office:value-type="float" office:value="89" calcext:value-type="float">
            <text:p>89</text:p>
          </table:table-cell>
          <table:table-cell table:formula="of:=[.A105]*8+[.K105]+SUMIF([.$L105:.$N105];&quot;&gt;0&quot;;[.$L$3:.$N$3])" office:value-type="float" office:value="1624" calcext:value-type="float">
            <text:p>1624</text:p>
          </table:table-cell>
          <table:table-cell table:style-name="ce202" table:formula="of:=DEC2HEX([.A105]*8+[.K105]+SUMIF([.$L105:.$N105];&quot;&gt;0&quot;;[.$L$3:.$N$3]);4)" office:value-type="string" office:string-value="0658" calcext:value-type="string">
            <text:p>0658</text:p>
          </table:table-cell>
          <table:table-cell table:number-columns-repeated="14"/>
        </table:table-row>
        <table:table-row table:style-name="ro1">
          <table:table-cell table:style-name="ce123" office:value-type="float" office:value="204" calcext:value-type="float">
            <text:p>204</text:p>
          </table:table-cell>
          <table:table-cell table:style-name="ce103" table:formula="of:=DEC2HEX([.A106];2)" office:value-type="string" office:string-value="CC" calcext:value-type="string">
            <text:p>CC</text:p>
          </table:table-cell>
          <table:table-cell table:style-name="ce148" office:value-type="string" calcext:value-type="string">
            <text:p>MOV IPChigh,B</text:p>
          </table:table-cell>
          <table:table-cell table:style-name="ce158" table:formula="of:=DEC2BIN([.A106];8)" office:value-type="string" office:string-value="11001100" calcext:value-type="string">
            <text:p>110011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B to IPChigh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 office:value-type="float" office:value="1" calcext:value-type="float">
            <text:p>1</text:p>
          </table:table-cell>
          <table:table-cell/>
          <table:table-cell table:style-name="ce195"/>
          <table:table-cell/>
          <table:table-cell table:style-name="ce195"/>
          <table:table-cell table:number-columns-repeated="13"/>
          <table:table-cell table:formula="of:=SUMIF([.$O106:.$AT106];&quot;&gt;0&quot;;[.$O$3:.$AT$3])" office:value-type="float" office:value="90" calcext:value-type="float">
            <text:p>90</text:p>
          </table:table-cell>
          <table:table-cell table:formula="of:=[.A106]*8+[.K106]+SUMIF([.$L106:.$N106];&quot;&gt;0&quot;;[.$L$3:.$N$3])" office:value-type="float" office:value="1632" calcext:value-type="float">
            <text:p>1632</text:p>
          </table:table-cell>
          <table:table-cell table:style-name="ce202" table:formula="of:=DEC2HEX([.A106]*8+[.K106]+SUMIF([.$L106:.$N106];&quot;&gt;0&quot;;[.$L$3:.$N$3]);4)" office:value-type="string" office:string-value="0660" calcext:value-type="string">
            <text:p>0660</text:p>
          </table:table-cell>
          <table:table-cell table:number-columns-repeated="14"/>
        </table:table-row>
        <table:table-row table:style-name="ro1">
          <table:table-cell table:style-name="ce123" office:value-type="float" office:value="205" calcext:value-type="float">
            <text:p>205</text:p>
          </table:table-cell>
          <table:table-cell table:style-name="ce103" table:formula="of:=DEC2HEX([.A107];2)" office:value-type="string" office:string-value="CD" calcext:value-type="string">
            <text:p>CD</text:p>
          </table:table-cell>
          <table:table-cell table:style-name="ce148" office:value-type="string" calcext:value-type="string">
            <text:p>MOV MRlow,B</text:p>
          </table:table-cell>
          <table:table-cell table:style-name="ce158" table:formula="of:=DEC2BIN([.A107];8)" office:value-type="string" office:string-value="11001101" calcext:value-type="string">
            <text:p>110011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B to MRlow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 office:value-type="float" office:value="1" calcext:value-type="float">
            <text:p>1</text:p>
          </table:table-cell>
          <table:table-cell table:style-name="ce195"/>
          <table:table-cell table:number-columns-repeated="13"/>
          <table:table-cell table:formula="of:=SUMIF([.$O107:.$AT107];&quot;&gt;0&quot;;[.$O$3:.$AT$3])" office:value-type="float" office:value="121" calcext:value-type="float">
            <text:p>121</text:p>
          </table:table-cell>
          <table:table-cell table:formula="of:=[.A107]*8+[.K107]+SUMIF([.$L107:.$N107];&quot;&gt;0&quot;;[.$L$3:.$N$3])" office:value-type="float" office:value="1640" calcext:value-type="float">
            <text:p>1640</text:p>
          </table:table-cell>
          <table:table-cell table:style-name="ce202" table:formula="of:=DEC2HEX([.A107]*8+[.K107]+SUMIF([.$L107:.$N107];&quot;&gt;0&quot;;[.$L$3:.$N$3]);4)" office:value-type="string" office:string-value="0668" calcext:value-type="string">
            <text:p>0668</text:p>
          </table:table-cell>
          <table:table-cell table:number-columns-repeated="14"/>
        </table:table-row>
        <table:table-row table:style-name="ro1">
          <table:table-cell table:style-name="ce123" office:value-type="float" office:value="206" calcext:value-type="float">
            <text:p>206</text:p>
          </table:table-cell>
          <table:table-cell table:style-name="ce103" table:formula="of:=DEC2HEX([.A108];2)" office:value-type="string" office:string-value="CE" calcext:value-type="string">
            <text:p>CE</text:p>
          </table:table-cell>
          <table:table-cell table:style-name="ce148" office:value-type="string" calcext:value-type="string">
            <text:p>MOV MRhigh,B</text:p>
          </table:table-cell>
          <table:table-cell table:style-name="ce158" table:formula="of:=DEC2BIN([.A108];8)" office:value-type="string" office:string-value="11001110" calcext:value-type="string">
            <text:p>1100111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B to MRhigh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 office:value-type="float" office:value="1" calcext:value-type="float">
            <text:p>1</text:p>
          </table:table-cell>
          <table:table-cell/>
          <table:table-cell table:style-name="ce195"/>
          <table:table-cell table:number-columns-repeated="13"/>
          <table:table-cell table:formula="of:=SUMIF([.$O108:.$AT108];&quot;&gt;0&quot;;[.$O$3:.$AT$3])" office:value-type="float" office:value="122" calcext:value-type="float">
            <text:p>122</text:p>
          </table:table-cell>
          <table:table-cell table:formula="of:=[.A108]*8+[.K108]+SUMIF([.$L108:.$N108];&quot;&gt;0&quot;;[.$L$3:.$N$3])" office:value-type="float" office:value="1648" calcext:value-type="float">
            <text:p>1648</text:p>
          </table:table-cell>
          <table:table-cell table:style-name="ce202" table:formula="of:=DEC2HEX([.A108]*8+[.K108]+SUMIF([.$L108:.$N108];&quot;&gt;0&quot;;[.$L$3:.$N$3]);4)" office:value-type="string" office:string-value="0670" calcext:value-type="string">
            <text:p>0670</text:p>
          </table:table-cell>
          <table:table-cell table:number-columns-repeated="14"/>
        </table:table-row>
        <table:table-row table:style-name="ro1">
          <table:table-cell table:style-name="ce123" office:value-type="float" office:value="207" calcext:value-type="float">
            <text:p>207</text:p>
          </table:table-cell>
          <table:table-cell table:style-name="ce103" table:formula="of:=DEC2HEX([.A109];2)" office:value-type="string" office:string-value="CF" calcext:value-type="string">
            <text:p>CF</text:p>
          </table:table-cell>
          <table:table-cell table:style-name="ce148" office:value-type="string" calcext:value-type="string">
            <text:p>MOV TRlow,B</text:p>
          </table:table-cell>
          <table:table-cell table:style-name="ce158" table:formula="of:=DEC2BIN([.A109];8)" office:value-type="string" office:string-value="11001111" calcext:value-type="string">
            <text:p>1100111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B to TRlow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/>
          <table:table-cell table:style-name="ce195"/>
          <table:table-cell office:value-type="float" office:value="1" calcext:value-type="float">
            <text:p>1</text:p>
          </table:table-cell>
          <table:table-cell table:number-columns-repeated="12"/>
          <table:table-cell table:formula="of:=SUMIF([.$O109:.$AT109];&quot;&gt;0&quot;;[.$O$3:.$AT$3])" office:value-type="float" office:value="153" calcext:value-type="float">
            <text:p>153</text:p>
          </table:table-cell>
          <table:table-cell table:formula="of:=[.A109]*8+[.K109]+SUMIF([.$L109:.$N109];&quot;&gt;0&quot;;[.$L$3:.$N$3])" office:value-type="float" office:value="1656" calcext:value-type="float">
            <text:p>1656</text:p>
          </table:table-cell>
          <table:table-cell table:style-name="ce202" table:formula="of:=DEC2HEX([.A109]*8+[.K109]+SUMIF([.$L109:.$N109];&quot;&gt;0&quot;;[.$L$3:.$N$3]);4)" office:value-type="string" office:string-value="0678" calcext:value-type="string">
            <text:p>0678</text:p>
          </table:table-cell>
          <table:table-cell table:number-columns-repeated="14"/>
        </table:table-row>
        <table:table-row table:style-name="ro1">
          <table:table-cell table:style-name="ce123" office:value-type="float" office:value="208" calcext:value-type="float">
            <text:p>208</text:p>
          </table:table-cell>
          <table:table-cell table:style-name="ce103" table:formula="of:=DEC2HEX([.A110];2)" office:value-type="string" office:string-value="D0" calcext:value-type="string">
            <text:p>D0</text:p>
          </table:table-cell>
          <table:table-cell table:style-name="ce148" office:value-type="string" calcext:value-type="string">
            <text:p>MOV TRhigh,B</text:p>
          </table:table-cell>
          <table:table-cell table:style-name="ce158" table:formula="of:=DEC2BIN([.A110];8)" office:value-type="string" office:string-value="11010000" calcext:value-type="string">
            <text:p>110100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B to TRhigh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/>
          <table:table-cell table:style-name="ce195" office:value-type="float" office:value="1" calcext:value-type="float">
            <text:p>1</text:p>
          </table:table-cell>
          <table:table-cell table:number-columns-repeated="13"/>
          <table:table-cell table:formula="of:=SUMIF([.$O110:.$AT110];&quot;&gt;0&quot;;[.$O$3:.$AT$3])" office:value-type="float" office:value="154" calcext:value-type="float">
            <text:p>154</text:p>
          </table:table-cell>
          <table:table-cell table:formula="of:=[.A110]*8+[.K110]+SUMIF([.$L110:.$N110];&quot;&gt;0&quot;;[.$L$3:.$N$3])" office:value-type="float" office:value="1664" calcext:value-type="float">
            <text:p>1664</text:p>
          </table:table-cell>
          <table:table-cell table:style-name="ce202" table:formula="of:=DEC2HEX([.A110]*8+[.K110]+SUMIF([.$L110:.$N110];&quot;&gt;0&quot;;[.$L$3:.$N$3]);4)" office:value-type="string" office:string-value="0680" calcext:value-type="string">
            <text:p>0680</text:p>
          </table:table-cell>
          <table:table-cell table:number-columns-repeated="14"/>
        </table:table-row>
        <table:table-row table:style-name="ro1">
          <table:table-cell table:style-name="ce123" office:value-type="float" office:value="209" calcext:value-type="float">
            <text:p>209</text:p>
          </table:table-cell>
          <table:table-cell table:style-name="ce103" table:formula="of:=DEC2HEX([.A111];2)" office:value-type="string" office:string-value="D1" calcext:value-type="string">
            <text:p>D1</text:p>
          </table:table-cell>
          <table:table-cell table:style-name="ce148" office:value-type="string" calcext:value-type="string">
            <text:p>MOV OUT,B</text:p>
          </table:table-cell>
          <table:table-cell table:style-name="ce158" table:formula="of:=DEC2BIN([.A111];8)" office:value-type="string" office:string-value="11010001" calcext:value-type="string">
            <text:p>110100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B to OUT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/>
          <table:table-cell table:style-name="ce195"/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formula="of:=SUMIF([.$O111:.$AT111];&quot;&gt;0&quot;;[.$O$3:.$AT$3])" office:value-type="float" office:value="57" calcext:value-type="float">
            <text:p>57</text:p>
          </table:table-cell>
          <table:table-cell table:formula="of:=[.A111]*8+[.K111]+SUMIF([.$L111:.$N111];&quot;&gt;0&quot;;[.$L$3:.$N$3])" office:value-type="float" office:value="1672" calcext:value-type="float">
            <text:p>1672</text:p>
          </table:table-cell>
          <table:table-cell table:style-name="ce202" table:formula="of:=DEC2HEX([.A111]*8+[.K111]+SUMIF([.$L111:.$N111];&quot;&gt;0&quot;;[.$L$3:.$N$3]);4)" office:value-type="string" office:string-value="0688" calcext:value-type="string">
            <text:p>0688</text:p>
          </table:table-cell>
          <table:table-cell table:number-columns-repeated="14"/>
        </table:table-row>
        <table:table-row table:style-name="ro1">
          <table:table-cell table:style-name="ce123" office:value-type="float" office:value="210" calcext:value-type="float">
            <text:p>210</text:p>
          </table:table-cell>
          <table:table-cell table:style-name="ce103" table:formula="of:=DEC2HEX([.A112];2)" office:value-type="string" office:string-value="D2" calcext:value-type="string">
            <text:p>D2</text:p>
          </table:table-cell>
          <table:table-cell table:style-name="ce148" office:value-type="string" calcext:value-type="string">
            <text:p>MOV A,MEM</text:p>
          </table:table-cell>
          <table:table-cell table:style-name="ce158" table:formula="of:=DEC2BIN([.A112];8)" office:value-type="string" office:string-value="11010010" calcext:value-type="string">
            <text:p>1101001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EM to A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3"/>
          <table:table-cell table:formula="of:=SUMIF([.$O112:.$AT112];&quot;&gt;0&quot;;[.$O$3:.$AT$3])" office:value-type="float" office:value="189" calcext:value-type="float">
            <text:p>189</text:p>
          </table:table-cell>
          <table:table-cell table:formula="of:=[.A112]*8+[.K112]+SUMIF([.$L112:.$N112];&quot;&gt;0&quot;;[.$L$3:.$N$3])" office:value-type="float" office:value="1680" calcext:value-type="float">
            <text:p>1680</text:p>
          </table:table-cell>
          <table:table-cell table:style-name="ce202" table:formula="of:=DEC2HEX([.A112]*8+[.K112]+SUMIF([.$L112:.$N112];&quot;&gt;0&quot;;[.$L$3:.$N$3]);4)" office:value-type="string" office:string-value="0690" calcext:value-type="string">
            <text:p>0690</text:p>
          </table:table-cell>
          <table:table-cell table:number-columns-repeated="14"/>
        </table:table-row>
        <table:table-row table:style-name="ro1">
          <table:table-cell table:style-name="ce123" office:value-type="float" office:value="211" calcext:value-type="float">
            <text:p>211</text:p>
          </table:table-cell>
          <table:table-cell table:style-name="ce103" table:formula="of:=DEC2HEX([.A113];2)" office:value-type="string" office:string-value="D3" calcext:value-type="string">
            <text:p>D3</text:p>
          </table:table-cell>
          <table:table-cell table:style-name="ce148" office:value-type="string" calcext:value-type="string">
            <text:p>MOV B,MEM</text:p>
          </table:table-cell>
          <table:table-cell table:style-name="ce158" table:formula="of:=DEC2BIN([.A113];8)" office:value-type="string" office:string-value="11010011" calcext:value-type="string">
            <text:p>1101001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EM to B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3"/>
          <table:table-cell table:formula="of:=SUMIF([.$O113:.$AT113];&quot;&gt;0&quot;;[.$O$3:.$AT$3])" office:value-type="float" office:value="221" calcext:value-type="float">
            <text:p>221</text:p>
          </table:table-cell>
          <table:table-cell table:formula="of:=[.A113]*8+[.K113]+SUMIF([.$L113:.$N113];&quot;&gt;0&quot;;[.$L$3:.$N$3])" office:value-type="float" office:value="1688" calcext:value-type="float">
            <text:p>1688</text:p>
          </table:table-cell>
          <table:table-cell table:style-name="ce202" table:formula="of:=DEC2HEX([.A113]*8+[.K113]+SUMIF([.$L113:.$N113];&quot;&gt;0&quot;;[.$L$3:.$N$3]);4)" office:value-type="string" office:string-value="0698" calcext:value-type="string">
            <text:p>0698</text:p>
          </table:table-cell>
          <table:table-cell table:number-columns-repeated="14"/>
        </table:table-row>
        <table:table-row table:style-name="ro1">
          <table:table-cell table:style-name="ce123" office:value-type="float" office:value="212" calcext:value-type="float">
            <text:p>212</text:p>
          </table:table-cell>
          <table:table-cell table:style-name="ce103" table:formula="of:=DEC2HEX([.A114];2)" office:value-type="string" office:string-value="D4" calcext:value-type="string">
            <text:p>D4</text:p>
          </table:table-cell>
          <table:table-cell table:style-name="ce148" office:value-type="string" calcext:value-type="string">
            <text:p>MOV IPClow,MEM</text:p>
          </table:table-cell>
          <table:table-cell table:style-name="ce158" table:formula="of:=DEC2BIN([.A114];8)" office:value-type="string" office:string-value="11010100" calcext:value-type="string">
            <text:p>110101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EM to IPClow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 office:value-type="float" office:value="1" calcext:value-type="float">
            <text:p>1</text:p>
          </table:table-cell>
          <table:table-cell table:style-name="ce195"/>
          <table:table-cell/>
          <table:table-cell table:style-name="ce195"/>
          <table:table-cell table:number-columns-repeated="13"/>
          <table:table-cell table:formula="of:=SUMIF([.$O114:.$AT114];&quot;&gt;0&quot;;[.$O$3:.$AT$3])" office:value-type="float" office:value="93" calcext:value-type="float">
            <text:p>93</text:p>
          </table:table-cell>
          <table:table-cell table:formula="of:=[.A114]*8+[.K114]+SUMIF([.$L114:.$N114];&quot;&gt;0&quot;;[.$L$3:.$N$3])" office:value-type="float" office:value="1696" calcext:value-type="float">
            <text:p>1696</text:p>
          </table:table-cell>
          <table:table-cell table:style-name="ce202" table:formula="of:=DEC2HEX([.A114]*8+[.K114]+SUMIF([.$L114:.$N114];&quot;&gt;0&quot;;[.$L$3:.$N$3]);4)" office:value-type="string" office:string-value="06A0" calcext:value-type="string">
            <text:p>06A0</text:p>
          </table:table-cell>
          <table:table-cell table:number-columns-repeated="14"/>
        </table:table-row>
        <table:table-row table:style-name="ro1">
          <table:table-cell table:style-name="ce123" office:value-type="float" office:value="213" calcext:value-type="float">
            <text:p>213</text:p>
          </table:table-cell>
          <table:table-cell table:style-name="ce103" table:formula="of:=DEC2HEX([.A115];2)" office:value-type="string" office:string-value="D5" calcext:value-type="string">
            <text:p>D5</text:p>
          </table:table-cell>
          <table:table-cell table:style-name="ce148" office:value-type="string" calcext:value-type="string">
            <text:p>MOV IPChigh,MEM</text:p>
          </table:table-cell>
          <table:table-cell table:style-name="ce158" table:formula="of:=DEC2BIN([.A115];8)" office:value-type="string" office:string-value="11010101" calcext:value-type="string">
            <text:p>110101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EM to IPChigh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 office:value-type="float" office:value="1" calcext:value-type="float">
            <text:p>1</text:p>
          </table:table-cell>
          <table:table-cell/>
          <table:table-cell table:style-name="ce195"/>
          <table:table-cell/>
          <table:table-cell table:style-name="ce195"/>
          <table:table-cell table:number-columns-repeated="13"/>
          <table:table-cell table:formula="of:=SUMIF([.$O115:.$AT115];&quot;&gt;0&quot;;[.$O$3:.$AT$3])" office:value-type="float" office:value="94" calcext:value-type="float">
            <text:p>94</text:p>
          </table:table-cell>
          <table:table-cell table:formula="of:=[.A115]*8+[.K115]+SUMIF([.$L115:.$N115];&quot;&gt;0&quot;;[.$L$3:.$N$3])" office:value-type="float" office:value="1704" calcext:value-type="float">
            <text:p>1704</text:p>
          </table:table-cell>
          <table:table-cell table:style-name="ce202" table:formula="of:=DEC2HEX([.A115]*8+[.K115]+SUMIF([.$L115:.$N115];&quot;&gt;0&quot;;[.$L$3:.$N$3]);4)" office:value-type="string" office:string-value="06A8" calcext:value-type="string">
            <text:p>06A8</text:p>
          </table:table-cell>
          <table:table-cell table:number-columns-repeated="14"/>
        </table:table-row>
        <table:table-row table:style-name="ro1">
          <table:table-cell table:style-name="ce123" office:value-type="float" office:value="214" calcext:value-type="float">
            <text:p>214</text:p>
          </table:table-cell>
          <table:table-cell table:style-name="ce103" table:formula="of:=DEC2HEX([.A116];2)" office:value-type="string" office:string-value="D6" calcext:value-type="string">
            <text:p>D6</text:p>
          </table:table-cell>
          <table:table-cell table:style-name="ce148" office:value-type="string" calcext:value-type="string">
            <text:p>MOV MRlow,MEM</text:p>
          </table:table-cell>
          <table:table-cell table:style-name="ce158" table:formula="of:=DEC2BIN([.A116];8)" office:value-type="string" office:string-value="11010110" calcext:value-type="string">
            <text:p>1101011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EM to MRlow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 office:value-type="float" office:value="1" calcext:value-type="float">
            <text:p>1</text:p>
          </table:table-cell>
          <table:table-cell table:style-name="ce195"/>
          <table:table-cell table:number-columns-repeated="13"/>
          <table:table-cell table:formula="of:=SUMIF([.$O116:.$AT116];&quot;&gt;0&quot;;[.$O$3:.$AT$3])" office:value-type="float" office:value="125" calcext:value-type="float">
            <text:p>125</text:p>
          </table:table-cell>
          <table:table-cell table:formula="of:=[.A116]*8+[.K116]+SUMIF([.$L116:.$N116];&quot;&gt;0&quot;;[.$L$3:.$N$3])" office:value-type="float" office:value="1712" calcext:value-type="float">
            <text:p>1712</text:p>
          </table:table-cell>
          <table:table-cell table:style-name="ce202" table:formula="of:=DEC2HEX([.A116]*8+[.K116]+SUMIF([.$L116:.$N116];&quot;&gt;0&quot;;[.$L$3:.$N$3]);4)" office:value-type="string" office:string-value="06B0" calcext:value-type="string">
            <text:p>06B0</text:p>
          </table:table-cell>
          <table:table-cell table:number-columns-repeated="14"/>
        </table:table-row>
        <table:table-row table:style-name="ro1">
          <table:table-cell table:style-name="ce123" office:value-type="float" office:value="215" calcext:value-type="float">
            <text:p>215</text:p>
          </table:table-cell>
          <table:table-cell table:style-name="ce103" table:formula="of:=DEC2HEX([.A117];2)" office:value-type="string" office:string-value="D7" calcext:value-type="string">
            <text:p>D7</text:p>
          </table:table-cell>
          <table:table-cell table:style-name="ce148" office:value-type="string" calcext:value-type="string">
            <text:p>MOV MRhigh,MEM</text:p>
          </table:table-cell>
          <table:table-cell table:style-name="ce158" table:formula="of:=DEC2BIN([.A117];8)" office:value-type="string" office:string-value="11010111" calcext:value-type="string">
            <text:p>1101011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EM to MRhigh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 office:value-type="float" office:value="1" calcext:value-type="float">
            <text:p>1</text:p>
          </table:table-cell>
          <table:table-cell/>
          <table:table-cell table:style-name="ce195"/>
          <table:table-cell table:number-columns-repeated="13"/>
          <table:table-cell table:formula="of:=SUMIF([.$O117:.$AT117];&quot;&gt;0&quot;;[.$O$3:.$AT$3])" office:value-type="float" office:value="126" calcext:value-type="float">
            <text:p>126</text:p>
          </table:table-cell>
          <table:table-cell table:formula="of:=[.A117]*8+[.K117]+SUMIF([.$L117:.$N117];&quot;&gt;0&quot;;[.$L$3:.$N$3])" office:value-type="float" office:value="1720" calcext:value-type="float">
            <text:p>1720</text:p>
          </table:table-cell>
          <table:table-cell table:style-name="ce202" table:formula="of:=DEC2HEX([.A117]*8+[.K117]+SUMIF([.$L117:.$N117];&quot;&gt;0&quot;;[.$L$3:.$N$3]);4)" office:value-type="string" office:string-value="06B8" calcext:value-type="string">
            <text:p>06B8</text:p>
          </table:table-cell>
          <table:table-cell table:number-columns-repeated="14"/>
        </table:table-row>
        <table:table-row table:style-name="ro1">
          <table:table-cell table:style-name="ce123" office:value-type="float" office:value="216" calcext:value-type="float">
            <text:p>216</text:p>
          </table:table-cell>
          <table:table-cell table:style-name="ce103" table:formula="of:=DEC2HEX([.A118];2)" office:value-type="string" office:string-value="D8" calcext:value-type="string">
            <text:p>D8</text:p>
          </table:table-cell>
          <table:table-cell table:style-name="ce148" office:value-type="string" calcext:value-type="string">
            <text:p>MOV TRlow,MEM</text:p>
          </table:table-cell>
          <table:table-cell table:style-name="ce158" table:formula="of:=DEC2BIN([.A118];8)" office:value-type="string" office:string-value="11011000" calcext:value-type="string">
            <text:p>110110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EM to TRlow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/>
          <table:table-cell table:style-name="ce195"/>
          <table:table-cell office:value-type="float" office:value="1" calcext:value-type="float">
            <text:p>1</text:p>
          </table:table-cell>
          <table:table-cell table:number-columns-repeated="12"/>
          <table:table-cell table:formula="of:=SUMIF([.$O118:.$AT118];&quot;&gt;0&quot;;[.$O$3:.$AT$3])" office:value-type="float" office:value="157" calcext:value-type="float">
            <text:p>157</text:p>
          </table:table-cell>
          <table:table-cell table:formula="of:=[.A118]*8+[.K118]+SUMIF([.$L118:.$N118];&quot;&gt;0&quot;;[.$L$3:.$N$3])" office:value-type="float" office:value="1728" calcext:value-type="float">
            <text:p>1728</text:p>
          </table:table-cell>
          <table:table-cell table:style-name="ce202" table:formula="of:=DEC2HEX([.A118]*8+[.K118]+SUMIF([.$L118:.$N118];&quot;&gt;0&quot;;[.$L$3:.$N$3]);4)" office:value-type="string" office:string-value="06C0" calcext:value-type="string">
            <text:p>06C0</text:p>
          </table:table-cell>
          <table:table-cell table:number-columns-repeated="14"/>
        </table:table-row>
        <table:table-row table:style-name="ro1">
          <table:table-cell table:style-name="ce123" office:value-type="float" office:value="217" calcext:value-type="float">
            <text:p>217</text:p>
          </table:table-cell>
          <table:table-cell table:style-name="ce103" table:formula="of:=DEC2HEX([.A119];2)" office:value-type="string" office:string-value="D9" calcext:value-type="string">
            <text:p>D9</text:p>
          </table:table-cell>
          <table:table-cell table:style-name="ce148" office:value-type="string" calcext:value-type="string">
            <text:p>MOV TRhigh,MEM</text:p>
          </table:table-cell>
          <table:table-cell table:style-name="ce158" table:formula="of:=DEC2BIN([.A119];8)" office:value-type="string" office:string-value="11011001" calcext:value-type="string">
            <text:p>110110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EM to TRhigh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/>
          <table:table-cell table:style-name="ce195" office:value-type="float" office:value="1" calcext:value-type="float">
            <text:p>1</text:p>
          </table:table-cell>
          <table:table-cell table:number-columns-repeated="13"/>
          <table:table-cell table:formula="of:=SUMIF([.$O119:.$AT119];&quot;&gt;0&quot;;[.$O$3:.$AT$3])" office:value-type="float" office:value="158" calcext:value-type="float">
            <text:p>158</text:p>
          </table:table-cell>
          <table:table-cell table:formula="of:=[.A119]*8+[.K119]+SUMIF([.$L119:.$N119];&quot;&gt;0&quot;;[.$L$3:.$N$3])" office:value-type="float" office:value="1736" calcext:value-type="float">
            <text:p>1736</text:p>
          </table:table-cell>
          <table:table-cell table:style-name="ce202" table:formula="of:=DEC2HEX([.A119]*8+[.K119]+SUMIF([.$L119:.$N119];&quot;&gt;0&quot;;[.$L$3:.$N$3]);4)" office:value-type="string" office:string-value="06C8" calcext:value-type="string">
            <text:p>06C8</text:p>
          </table:table-cell>
          <table:table-cell table:number-columns-repeated="14"/>
        </table:table-row>
        <table:table-row table:style-name="ro1">
          <table:table-cell table:style-name="ce123" office:value-type="float" office:value="218" calcext:value-type="float">
            <text:p>218</text:p>
          </table:table-cell>
          <table:table-cell table:style-name="ce103" table:formula="of:=DEC2HEX([.A120];2)" office:value-type="string" office:string-value="DA" calcext:value-type="string">
            <text:p>DA</text:p>
          </table:table-cell>
          <table:table-cell table:style-name="ce148" office:value-type="string" calcext:value-type="string">
            <text:p>MOV OUT,MEM</text:p>
          </table:table-cell>
          <table:table-cell table:style-name="ce158" table:formula="of:=DEC2BIN([.A120];8)" office:value-type="string" office:string-value="11011010" calcext:value-type="string">
            <text:p>1101101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EM to OUT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/>
          <table:table-cell table:style-name="ce195"/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formula="of:=SUMIF([.$O120:.$AT120];&quot;&gt;0&quot;;[.$O$3:.$AT$3])" office:value-type="float" office:value="61" calcext:value-type="float">
            <text:p>61</text:p>
          </table:table-cell>
          <table:table-cell table:formula="of:=[.A120]*8+[.K120]+SUMIF([.$L120:.$N120];&quot;&gt;0&quot;;[.$L$3:.$N$3])" office:value-type="float" office:value="1744" calcext:value-type="float">
            <text:p>1744</text:p>
          </table:table-cell>
          <table:table-cell table:style-name="ce202" table:formula="of:=DEC2HEX([.A120]*8+[.K120]+SUMIF([.$L120:.$N120];&quot;&gt;0&quot;;[.$L$3:.$N$3]);4)" office:value-type="string" office:string-value="06D0" calcext:value-type="string">
            <text:p>06D0</text:p>
          </table:table-cell>
          <table:table-cell table:number-columns-repeated="14"/>
        </table:table-row>
        <table:table-row table:style-name="ro1">
          <table:table-cell table:style-name="ce123" office:value-type="float" office:value="219" calcext:value-type="float">
            <text:p>219</text:p>
          </table:table-cell>
          <table:table-cell table:style-name="ce103" table:formula="of:=DEC2HEX([.A121];2)" office:value-type="string" office:string-value="DB" calcext:value-type="string">
            <text:p>DB</text:p>
          </table:table-cell>
          <table:table-cell table:style-name="ce148" office:value-type="string" calcext:value-type="string">
            <text:p>MOV A,IPClow</text:p>
          </table:table-cell>
          <table:table-cell table:style-name="ce158" table:formula="of:=DEC2BIN([.A121];8)" office:value-type="string" office:string-value="11011011" calcext:value-type="string">
            <text:p>1101101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IPClow to A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6"/>
          <table:table-cell office:value-type="float" office:value="1" calcext:value-type="float">
            <text:p>1</text:p>
          </table:table-cell>
          <table:table-cell table:style-name="ce186"/>
          <table:table-cell/>
          <table:table-cell table:style-name="ce18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3"/>
          <table:table-cell table:formula="of:=SUMIF([.$O121:.$AT121];&quot;&gt;0&quot;;[.$O$3:.$AT$3])" office:value-type="float" office:value="169" calcext:value-type="float">
            <text:p>169</text:p>
          </table:table-cell>
          <table:table-cell table:formula="of:=[.A121]*8+[.K121]+SUMIF([.$L121:.$N121];&quot;&gt;0&quot;;[.$L$3:.$N$3])" office:value-type="float" office:value="1752" calcext:value-type="float">
            <text:p>1752</text:p>
          </table:table-cell>
          <table:table-cell table:style-name="ce202" table:formula="of:=DEC2HEX([.A121]*8+[.K121]+SUMIF([.$L121:.$N121];&quot;&gt;0&quot;;[.$L$3:.$N$3]);4)" office:value-type="string" office:string-value="06D8" calcext:value-type="string">
            <text:p>06D8</text:p>
          </table:table-cell>
          <table:table-cell table:number-columns-repeated="14"/>
        </table:table-row>
        <table:table-row table:style-name="ro1">
          <table:table-cell table:style-name="ce123" office:value-type="float" office:value="220" calcext:value-type="float">
            <text:p>220</text:p>
          </table:table-cell>
          <table:table-cell table:style-name="ce103" table:formula="of:=DEC2HEX([.A122];2)" office:value-type="string" office:string-value="DC" calcext:value-type="string">
            <text:p>DC</text:p>
          </table:table-cell>
          <table:table-cell table:style-name="ce148" office:value-type="string" calcext:value-type="string">
            <text:p>MOV A,IPChigh</text:p>
          </table:table-cell>
          <table:table-cell table:style-name="ce158" table:formula="of:=DEC2BIN([.A122];8)" office:value-type="string" office:string-value="11011100" calcext:value-type="string">
            <text:p>110111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IPChigh to A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86" office:value-type="float" office:value="1" calcext:value-type="float">
            <text:p>1</text:p>
          </table:table-cell>
          <table:table-cell/>
          <table:table-cell table:style-name="ce186"/>
          <table:table-cell/>
          <table:table-cell table:style-name="ce18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3"/>
          <table:table-cell table:formula="of:=SUMIF([.$O122:.$AT122];&quot;&gt;0&quot;;[.$O$3:.$AT$3])" office:value-type="float" office:value="170" calcext:value-type="float">
            <text:p>170</text:p>
          </table:table-cell>
          <table:table-cell table:formula="of:=[.A122]*8+[.K122]+SUMIF([.$L122:.$N122];&quot;&gt;0&quot;;[.$L$3:.$N$3])" office:value-type="float" office:value="1760" calcext:value-type="float">
            <text:p>1760</text:p>
          </table:table-cell>
          <table:table-cell table:style-name="ce202" table:formula="of:=DEC2HEX([.A122]*8+[.K122]+SUMIF([.$L122:.$N122];&quot;&gt;0&quot;;[.$L$3:.$N$3]);4)" office:value-type="string" office:string-value="06E0" calcext:value-type="string">
            <text:p>06E0</text:p>
          </table:table-cell>
          <table:table-cell table:number-columns-repeated="14"/>
        </table:table-row>
        <table:table-row table:style-name="ro1">
          <table:table-cell table:style-name="ce123" office:value-type="float" office:value="221" calcext:value-type="float">
            <text:p>221</text:p>
          </table:table-cell>
          <table:table-cell table:style-name="ce103" table:formula="of:=DEC2HEX([.A123];2)" office:value-type="string" office:string-value="DD" calcext:value-type="string">
            <text:p>DD</text:p>
          </table:table-cell>
          <table:table-cell table:style-name="ce148" office:value-type="string" calcext:value-type="string">
            <text:p>MOV B,IPClow</text:p>
          </table:table-cell>
          <table:table-cell table:style-name="ce158" table:formula="of:=DEC2BIN([.A123];8)" office:value-type="string" office:string-value="11011101" calcext:value-type="string">
            <text:p>110111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IPClow to B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6"/>
          <table:table-cell office:value-type="float" office:value="1" calcext:value-type="float">
            <text:p>1</text:p>
          </table:table-cell>
          <table:table-cell table:style-name="ce186"/>
          <table:table-cell/>
          <table:table-cell table:style-name="ce186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3"/>
          <table:table-cell table:formula="of:=SUMIF([.$O123:.$AT123];&quot;&gt;0&quot;;[.$O$3:.$AT$3])" office:value-type="float" office:value="201" calcext:value-type="float">
            <text:p>201</text:p>
          </table:table-cell>
          <table:table-cell table:formula="of:=[.A123]*8+[.K123]+SUMIF([.$L123:.$N123];&quot;&gt;0&quot;;[.$L$3:.$N$3])" office:value-type="float" office:value="1768" calcext:value-type="float">
            <text:p>1768</text:p>
          </table:table-cell>
          <table:table-cell table:style-name="ce202" table:formula="of:=DEC2HEX([.A123]*8+[.K123]+SUMIF([.$L123:.$N123];&quot;&gt;0&quot;;[.$L$3:.$N$3]);4)" office:value-type="string" office:string-value="06E8" calcext:value-type="string">
            <text:p>06E8</text:p>
          </table:table-cell>
          <table:table-cell table:number-columns-repeated="14"/>
        </table:table-row>
        <table:table-row table:style-name="ro1">
          <table:table-cell table:style-name="ce123" office:value-type="float" office:value="222" calcext:value-type="float">
            <text:p>222</text:p>
          </table:table-cell>
          <table:table-cell table:style-name="ce103" table:formula="of:=DEC2HEX([.A124];2)" office:value-type="string" office:string-value="DE" calcext:value-type="string">
            <text:p>DE</text:p>
          </table:table-cell>
          <table:table-cell table:style-name="ce148" office:value-type="string" calcext:value-type="string">
            <text:p>MOV B,IPChigh</text:p>
          </table:table-cell>
          <table:table-cell table:style-name="ce158" table:formula="of:=DEC2BIN([.A124];8)" office:value-type="string" office:string-value="11011110" calcext:value-type="string">
            <text:p>1101111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IPChigh to B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86" office:value-type="float" office:value="1" calcext:value-type="float">
            <text:p>1</text:p>
          </table:table-cell>
          <table:table-cell/>
          <table:table-cell table:style-name="ce186"/>
          <table:table-cell/>
          <table:table-cell table:style-name="ce186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3"/>
          <table:table-cell table:formula="of:=SUMIF([.$O124:.$AT124];&quot;&gt;0&quot;;[.$O$3:.$AT$3])" office:value-type="float" office:value="202" calcext:value-type="float">
            <text:p>202</text:p>
          </table:table-cell>
          <table:table-cell table:formula="of:=[.A124]*8+[.K124]+SUMIF([.$L124:.$N124];&quot;&gt;0&quot;;[.$L$3:.$N$3])" office:value-type="float" office:value="1776" calcext:value-type="float">
            <text:p>1776</text:p>
          </table:table-cell>
          <table:table-cell table:style-name="ce202" table:formula="of:=DEC2HEX([.A124]*8+[.K124]+SUMIF([.$L124:.$N124];&quot;&gt;0&quot;;[.$L$3:.$N$3]);4)" office:value-type="string" office:string-value="06F0" calcext:value-type="string">
            <text:p>06F0</text:p>
          </table:table-cell>
          <table:table-cell table:number-columns-repeated="14"/>
        </table:table-row>
        <table:table-row table:style-name="ro1">
          <table:table-cell table:style-name="ce123" office:value-type="float" office:value="223" calcext:value-type="float">
            <text:p>223</text:p>
          </table:table-cell>
          <table:table-cell table:style-name="ce103" table:formula="of:=DEC2HEX([.A125];2)" office:value-type="string" office:string-value="DF" calcext:value-type="string">
            <text:p>DF</text:p>
          </table:table-cell>
          <table:table-cell table:style-name="ce148" office:value-type="string" calcext:value-type="string">
            <text:p>MOV MEM,IPClow</text:p>
          </table:table-cell>
          <table:table-cell table:style-name="ce158" table:formula="of:=DEC2BIN([.A125];8)" office:value-type="string" office:string-value="11011111" calcext:value-type="string">
            <text:p>1101111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IPClow to MEM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6"/>
          <table:table-cell office:value-type="float" office:value="1" calcext:value-type="float">
            <text:p>1</text:p>
          </table:table-cell>
          <table:table-cell table:style-name="ce186"/>
          <table:table-cell/>
          <table:table-cell table:style-name="ce186"/>
          <table:table-cell table:number-columns-repeated="4"/>
          <table:table-cell office:value-type="float" office:value="1" calcext:value-type="float">
            <text:p>1</text:p>
          </table:table-cell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3"/>
          <table:table-cell table:formula="of:=SUMIF([.$O125:.$AT125];&quot;&gt;0&quot;;[.$O$3:.$AT$3])" office:value-type="float" office:value="233" calcext:value-type="float">
            <text:p>233</text:p>
          </table:table-cell>
          <table:table-cell table:formula="of:=[.A125]*8+[.K125]+SUMIF([.$L125:.$N125];&quot;&gt;0&quot;;[.$L$3:.$N$3])" office:value-type="float" office:value="1784" calcext:value-type="float">
            <text:p>1784</text:p>
          </table:table-cell>
          <table:table-cell table:style-name="ce202" table:formula="of:=DEC2HEX([.A125]*8+[.K125]+SUMIF([.$L125:.$N125];&quot;&gt;0&quot;;[.$L$3:.$N$3]);4)" office:value-type="string" office:string-value="06F8" calcext:value-type="string">
            <text:p>06F8</text:p>
          </table:table-cell>
          <table:table-cell table:number-columns-repeated="14"/>
        </table:table-row>
        <table:table-row table:style-name="ro1">
          <table:table-cell table:style-name="ce123" office:value-type="float" office:value="224" calcext:value-type="float">
            <text:p>224</text:p>
          </table:table-cell>
          <table:table-cell table:style-name="ce103" table:formula="of:=DEC2HEX([.A126];2)" office:value-type="string" office:string-value="E0" calcext:value-type="string">
            <text:p>E0</text:p>
          </table:table-cell>
          <table:table-cell table:style-name="ce148" office:value-type="string" calcext:value-type="string">
            <text:p>MOV MEM,IPChigh</text:p>
          </table:table-cell>
          <table:table-cell table:style-name="ce158" table:formula="of:=DEC2BIN([.A126];8)" office:value-type="string" office:string-value="11100000" calcext:value-type="string">
            <text:p>111000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IPChigh to MEM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86" office:value-type="float" office:value="1" calcext:value-type="float">
            <text:p>1</text:p>
          </table:table-cell>
          <table:table-cell/>
          <table:table-cell table:style-name="ce186"/>
          <table:table-cell/>
          <table:table-cell table:style-name="ce186"/>
          <table:table-cell table:number-columns-repeated="4"/>
          <table:table-cell office:value-type="float" office:value="1" calcext:value-type="float">
            <text:p>1</text:p>
          </table:table-cell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3"/>
          <table:table-cell table:formula="of:=SUMIF([.$O126:.$AT126];&quot;&gt;0&quot;;[.$O$3:.$AT$3])" office:value-type="float" office:value="234" calcext:value-type="float">
            <text:p>234</text:p>
          </table:table-cell>
          <table:table-cell table:formula="of:=[.A126]*8+[.K126]+SUMIF([.$L126:.$N126];&quot;&gt;0&quot;;[.$L$3:.$N$3])" office:value-type="float" office:value="1792" calcext:value-type="float">
            <text:p>1792</text:p>
          </table:table-cell>
          <table:table-cell table:style-name="ce202" table:formula="of:=DEC2HEX([.A126]*8+[.K126]+SUMIF([.$L126:.$N126];&quot;&gt;0&quot;;[.$L$3:.$N$3]);4)" office:value-type="string" office:string-value="0700" calcext:value-type="string">
            <text:p>0700</text:p>
          </table:table-cell>
          <table:table-cell table:number-columns-repeated="14"/>
        </table:table-row>
        <table:table-row table:style-name="ro1">
          <table:table-cell table:style-name="ce123" office:value-type="float" office:value="225" calcext:value-type="float">
            <text:p>225</text:p>
          </table:table-cell>
          <table:table-cell table:style-name="ce103" table:formula="of:=DEC2HEX([.A127];2)" office:value-type="string" office:string-value="E1" calcext:value-type="string">
            <text:p>E1</text:p>
          </table:table-cell>
          <table:table-cell table:style-name="ce148" office:value-type="string" calcext:value-type="string">
            <text:p>MOV A,MRlow</text:p>
          </table:table-cell>
          <table:table-cell table:style-name="ce158" table:formula="of:=DEC2BIN([.A127];8)" office:value-type="string" office:string-value="11100001" calcext:value-type="string">
            <text:p>111000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Rlow to A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6"/>
          <table:table-cell/>
          <table:table-cell table:style-name="ce186"/>
          <table:table-cell office:value-type="float" office:value="1" calcext:value-type="float">
            <text:p>1</text:p>
          </table:table-cell>
          <table:table-cell table:style-name="ce18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3"/>
          <table:table-cell table:formula="of:=SUMIF([.$O127:.$AT127];&quot;&gt;0&quot;;[.$O$3:.$AT$3])" office:value-type="float" office:value="173" calcext:value-type="float">
            <text:p>173</text:p>
          </table:table-cell>
          <table:table-cell table:formula="of:=[.A127]*8+[.K127]+SUMIF([.$L127:.$N127];&quot;&gt;0&quot;;[.$L$3:.$N$3])" office:value-type="float" office:value="1800" calcext:value-type="float">
            <text:p>1800</text:p>
          </table:table-cell>
          <table:table-cell table:style-name="ce202" table:formula="of:=DEC2HEX([.A127]*8+[.K127]+SUMIF([.$L127:.$N127];&quot;&gt;0&quot;;[.$L$3:.$N$3]);4)" office:value-type="string" office:string-value="0708" calcext:value-type="string">
            <text:p>0708</text:p>
          </table:table-cell>
          <table:table-cell table:number-columns-repeated="14"/>
        </table:table-row>
        <table:table-row table:style-name="ro1">
          <table:table-cell table:style-name="ce123" office:value-type="float" office:value="226" calcext:value-type="float">
            <text:p>226</text:p>
          </table:table-cell>
          <table:table-cell table:style-name="ce103" table:formula="of:=DEC2HEX([.A128];2)" office:value-type="string" office:string-value="E2" calcext:value-type="string">
            <text:p>E2</text:p>
          </table:table-cell>
          <table:table-cell table:style-name="ce148" office:value-type="string" calcext:value-type="string">
            <text:p>MOV A,MRhigh</text:p>
          </table:table-cell>
          <table:table-cell table:style-name="ce158" table:formula="of:=DEC2BIN([.A128];8)" office:value-type="string" office:string-value="11100010" calcext:value-type="string">
            <text:p>1110001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Rhigh to A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86"/>
          <table:table-cell/>
          <table:table-cell table:style-name="ce186" office:value-type="float" office:value="1" calcext:value-type="float">
            <text:p>1</text:p>
          </table:table-cell>
          <table:table-cell/>
          <table:table-cell table:style-name="ce18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3"/>
          <table:table-cell table:formula="of:=SUMIF([.$O128:.$AT128];&quot;&gt;0&quot;;[.$O$3:.$AT$3])" office:value-type="float" office:value="174" calcext:value-type="float">
            <text:p>174</text:p>
          </table:table-cell>
          <table:table-cell table:formula="of:=[.A128]*8+[.K128]+SUMIF([.$L128:.$N128];&quot;&gt;0&quot;;[.$L$3:.$N$3])" office:value-type="float" office:value="1808" calcext:value-type="float">
            <text:p>1808</text:p>
          </table:table-cell>
          <table:table-cell table:style-name="ce202" table:formula="of:=DEC2HEX([.A128]*8+[.K128]+SUMIF([.$L128:.$N128];&quot;&gt;0&quot;;[.$L$3:.$N$3]);4)" office:value-type="string" office:string-value="0710" calcext:value-type="string">
            <text:p>0710</text:p>
          </table:table-cell>
          <table:table-cell table:number-columns-repeated="14"/>
        </table:table-row>
        <table:table-row table:style-name="ro1">
          <table:table-cell table:style-name="ce123" office:value-type="float" office:value="227" calcext:value-type="float">
            <text:p>227</text:p>
          </table:table-cell>
          <table:table-cell table:style-name="ce103" table:formula="of:=DEC2HEX([.A129];2)" office:value-type="string" office:string-value="E3" calcext:value-type="string">
            <text:p>E3</text:p>
          </table:table-cell>
          <table:table-cell table:style-name="ce148" office:value-type="string" calcext:value-type="string">
            <text:p>MOV B,MRlow</text:p>
          </table:table-cell>
          <table:table-cell table:style-name="ce158" table:formula="of:=DEC2BIN([.A129];8)" office:value-type="string" office:string-value="11100011" calcext:value-type="string">
            <text:p>1110001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Rlow to B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6"/>
          <table:table-cell/>
          <table:table-cell table:style-name="ce186"/>
          <table:table-cell office:value-type="float" office:value="1" calcext:value-type="float">
            <text:p>1</text:p>
          </table:table-cell>
          <table:table-cell table:style-name="ce186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3"/>
          <table:table-cell table:formula="of:=SUMIF([.$O129:.$AT129];&quot;&gt;0&quot;;[.$O$3:.$AT$3])" office:value-type="float" office:value="205" calcext:value-type="float">
            <text:p>205</text:p>
          </table:table-cell>
          <table:table-cell table:formula="of:=[.A129]*8+[.K129]+SUMIF([.$L129:.$N129];&quot;&gt;0&quot;;[.$L$3:.$N$3])" office:value-type="float" office:value="1816" calcext:value-type="float">
            <text:p>1816</text:p>
          </table:table-cell>
          <table:table-cell table:style-name="ce202" table:formula="of:=DEC2HEX([.A129]*8+[.K129]+SUMIF([.$L129:.$N129];&quot;&gt;0&quot;;[.$L$3:.$N$3]);4)" office:value-type="string" office:string-value="0718" calcext:value-type="string">
            <text:p>0718</text:p>
          </table:table-cell>
          <table:table-cell table:number-columns-repeated="14"/>
        </table:table-row>
        <table:table-row table:style-name="ro1">
          <table:table-cell table:style-name="ce123" office:value-type="float" office:value="228" calcext:value-type="float">
            <text:p>228</text:p>
          </table:table-cell>
          <table:table-cell table:style-name="ce103" table:formula="of:=DEC2HEX([.A130];2)" office:value-type="string" office:string-value="E4" calcext:value-type="string">
            <text:p>E4</text:p>
          </table:table-cell>
          <table:table-cell table:style-name="ce148" office:value-type="string" calcext:value-type="string">
            <text:p>MOV B,MRhigh</text:p>
          </table:table-cell>
          <table:table-cell table:style-name="ce158" table:formula="of:=DEC2BIN([.A130];8)" office:value-type="string" office:string-value="11100100" calcext:value-type="string">
            <text:p>111001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Rhigh to B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86"/>
          <table:table-cell/>
          <table:table-cell table:style-name="ce186" office:value-type="float" office:value="1" calcext:value-type="float">
            <text:p>1</text:p>
          </table:table-cell>
          <table:table-cell/>
          <table:table-cell table:style-name="ce186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3"/>
          <table:table-cell table:formula="of:=SUMIF([.$O130:.$AT130];&quot;&gt;0&quot;;[.$O$3:.$AT$3])" office:value-type="float" office:value="206" calcext:value-type="float">
            <text:p>206</text:p>
          </table:table-cell>
          <table:table-cell table:formula="of:=[.A130]*8+[.K130]+SUMIF([.$L130:.$N130];&quot;&gt;0&quot;;[.$L$3:.$N$3])" office:value-type="float" office:value="1824" calcext:value-type="float">
            <text:p>1824</text:p>
          </table:table-cell>
          <table:table-cell table:style-name="ce202" table:formula="of:=DEC2HEX([.A130]*8+[.K130]+SUMIF([.$L130:.$N130];&quot;&gt;0&quot;;[.$L$3:.$N$3]);4)" office:value-type="string" office:string-value="0720" calcext:value-type="string">
            <text:p>0720</text:p>
          </table:table-cell>
          <table:table-cell table:number-columns-repeated="14"/>
        </table:table-row>
        <table:table-row table:style-name="ro1">
          <table:table-cell table:style-name="ce123" office:value-type="float" office:value="229" calcext:value-type="float">
            <text:p>229</text:p>
          </table:table-cell>
          <table:table-cell table:style-name="ce103" table:formula="of:=DEC2HEX([.A131];2)" office:value-type="string" office:string-value="E5" calcext:value-type="string">
            <text:p>E5</text:p>
          </table:table-cell>
          <table:table-cell table:style-name="ce148" office:value-type="string" calcext:value-type="string">
            <text:p>MOV MEM,MRlow</text:p>
          </table:table-cell>
          <table:table-cell table:style-name="ce158" table:formula="of:=DEC2BIN([.A131];8)" office:value-type="string" office:string-value="11100101" calcext:value-type="string">
            <text:p>111001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Rlow to MEM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6"/>
          <table:table-cell/>
          <table:table-cell table:style-name="ce186"/>
          <table:table-cell office:value-type="float" office:value="1" calcext:value-type="float">
            <text:p>1</text:p>
          </table:table-cell>
          <table:table-cell table:style-name="ce186"/>
          <table:table-cell table:number-columns-repeated="4"/>
          <table:table-cell office:value-type="float" office:value="1" calcext:value-type="float">
            <text:p>1</text:p>
          </table:table-cell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3"/>
          <table:table-cell table:formula="of:=SUMIF([.$O131:.$AT131];&quot;&gt;0&quot;;[.$O$3:.$AT$3])" office:value-type="float" office:value="237" calcext:value-type="float">
            <text:p>237</text:p>
          </table:table-cell>
          <table:table-cell table:formula="of:=[.A131]*8+[.K131]+SUMIF([.$L131:.$N131];&quot;&gt;0&quot;;[.$L$3:.$N$3])" office:value-type="float" office:value="1832" calcext:value-type="float">
            <text:p>1832</text:p>
          </table:table-cell>
          <table:table-cell table:style-name="ce202" table:formula="of:=DEC2HEX([.A131]*8+[.K131]+SUMIF([.$L131:.$N131];&quot;&gt;0&quot;;[.$L$3:.$N$3]);4)" office:value-type="string" office:string-value="0728" calcext:value-type="string">
            <text:p>0728</text:p>
          </table:table-cell>
          <table:table-cell table:number-columns-repeated="14"/>
        </table:table-row>
        <table:table-row table:style-name="ro1">
          <table:table-cell table:style-name="ce123" office:value-type="float" office:value="230" calcext:value-type="float">
            <text:p>230</text:p>
          </table:table-cell>
          <table:table-cell table:style-name="ce103" table:formula="of:=DEC2HEX([.A132];2)" office:value-type="string" office:string-value="E6" calcext:value-type="string">
            <text:p>E6</text:p>
          </table:table-cell>
          <table:table-cell table:style-name="ce148" office:value-type="string" calcext:value-type="string">
            <text:p>MOV MEM,MRhigh</text:p>
          </table:table-cell>
          <table:table-cell table:style-name="ce158" table:formula="of:=DEC2BIN([.A132];8)" office:value-type="string" office:string-value="11100110" calcext:value-type="string">
            <text:p>1110011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Rhigh to MEM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86"/>
          <table:table-cell/>
          <table:table-cell table:style-name="ce186" office:value-type="float" office:value="1" calcext:value-type="float">
            <text:p>1</text:p>
          </table:table-cell>
          <table:table-cell/>
          <table:table-cell table:style-name="ce186"/>
          <table:table-cell table:number-columns-repeated="4"/>
          <table:table-cell office:value-type="float" office:value="1" calcext:value-type="float">
            <text:p>1</text:p>
          </table:table-cell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3"/>
          <table:table-cell table:formula="of:=SUMIF([.$O132:.$AT132];&quot;&gt;0&quot;;[.$O$3:.$AT$3])" office:value-type="float" office:value="238" calcext:value-type="float">
            <text:p>238</text:p>
          </table:table-cell>
          <table:table-cell table:formula="of:=[.A132]*8+[.K132]+SUMIF([.$L132:.$N132];&quot;&gt;0&quot;;[.$L$3:.$N$3])" office:value-type="float" office:value="1840" calcext:value-type="float">
            <text:p>1840</text:p>
          </table:table-cell>
          <table:table-cell table:style-name="ce202" table:formula="of:=DEC2HEX([.A132]*8+[.K132]+SUMIF([.$L132:.$N132];&quot;&gt;0&quot;;[.$L$3:.$N$3]);4)" office:value-type="string" office:string-value="0730" calcext:value-type="string">
            <text:p>0730</text:p>
          </table:table-cell>
          <table:table-cell table:number-columns-repeated="14"/>
        </table:table-row>
        <table:table-row table:style-name="ro1">
          <table:table-cell table:style-name="ce123" office:value-type="float" office:value="231" calcext:value-type="float">
            <text:p>231</text:p>
          </table:table-cell>
          <table:table-cell table:style-name="ce103" table:formula="of:=DEC2HEX([.A133];2)" office:value-type="string" office:string-value="E7" calcext:value-type="string">
            <text:p>E7</text:p>
          </table:table-cell>
          <table:table-cell table:style-name="ce148" office:value-type="string" calcext:value-type="string">
            <text:p>MOV A,TRlow</text:p>
          </table:table-cell>
          <table:table-cell table:style-name="ce158" table:formula="of:=DEC2BIN([.A133];8)" office:value-type="string" office:string-value="11100111" calcext:value-type="string">
            <text:p>1110011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TRlow to A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6"/>
          <table:table-cell/>
          <table:table-cell table:style-name="ce186"/>
          <table:table-cell/>
          <table:table-cell table:style-name="ce18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3"/>
          <table:table-cell table:formula="of:=SUMIF([.$O133:.$AT133];&quot;&gt;0&quot;;[.$O$3:.$AT$3])" office:value-type="float" office:value="177" calcext:value-type="float">
            <text:p>177</text:p>
          </table:table-cell>
          <table:table-cell table:formula="of:=[.A133]*8+[.K133]+SUMIF([.$L133:.$N133];&quot;&gt;0&quot;;[.$L$3:.$N$3])" office:value-type="float" office:value="1848" calcext:value-type="float">
            <text:p>1848</text:p>
          </table:table-cell>
          <table:table-cell table:style-name="ce202" table:formula="of:=DEC2HEX([.A133]*8+[.K133]+SUMIF([.$L133:.$N133];&quot;&gt;0&quot;;[.$L$3:.$N$3]);4)" office:value-type="string" office:string-value="0738" calcext:value-type="string">
            <text:p>0738</text:p>
          </table:table-cell>
          <table:table-cell table:number-columns-repeated="14"/>
        </table:table-row>
        <table:table-row table:style-name="ro1">
          <table:table-cell table:style-name="ce123" office:value-type="float" office:value="232" calcext:value-type="float">
            <text:p>232</text:p>
          </table:table-cell>
          <table:table-cell table:style-name="ce103" table:formula="of:=DEC2HEX([.A134];2)" office:value-type="string" office:string-value="E8" calcext:value-type="string">
            <text:p>E8</text:p>
          </table:table-cell>
          <table:table-cell table:style-name="ce148" office:value-type="string" calcext:value-type="string">
            <text:p>MOV A,TRhigh</text:p>
          </table:table-cell>
          <table:table-cell table:style-name="ce158" table:formula="of:=DEC2BIN([.A134];8)" office:value-type="string" office:string-value="11101000" calcext:value-type="string">
            <text:p>111010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TRhigh to A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86"/>
          <table:table-cell/>
          <table:table-cell table:style-name="ce186"/>
          <table:table-cell/>
          <table:table-cell table:style-name="ce18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3"/>
          <table:table-cell table:formula="of:=SUMIF([.$O134:.$AT134];&quot;&gt;0&quot;;[.$O$3:.$AT$3])" office:value-type="float" office:value="178" calcext:value-type="float">
            <text:p>178</text:p>
          </table:table-cell>
          <table:table-cell table:formula="of:=[.A134]*8+[.K134]+SUMIF([.$L134:.$N134];&quot;&gt;0&quot;;[.$L$3:.$N$3])" office:value-type="float" office:value="1856" calcext:value-type="float">
            <text:p>1856</text:p>
          </table:table-cell>
          <table:table-cell table:style-name="ce202" table:formula="of:=DEC2HEX([.A134]*8+[.K134]+SUMIF([.$L134:.$N134];&quot;&gt;0&quot;;[.$L$3:.$N$3]);4)" office:value-type="string" office:string-value="0740" calcext:value-type="string">
            <text:p>0740</text:p>
          </table:table-cell>
          <table:table-cell table:number-columns-repeated="14"/>
        </table:table-row>
        <table:table-row table:style-name="ro1">
          <table:table-cell table:style-name="ce123" office:value-type="float" office:value="233" calcext:value-type="float">
            <text:p>233</text:p>
          </table:table-cell>
          <table:table-cell table:style-name="ce103" table:formula="of:=DEC2HEX([.A135];2)" office:value-type="string" office:string-value="E9" calcext:value-type="string">
            <text:p>E9</text:p>
          </table:table-cell>
          <table:table-cell table:style-name="ce148" office:value-type="string" calcext:value-type="string">
            <text:p>MOV B,TRlow</text:p>
          </table:table-cell>
          <table:table-cell table:style-name="ce158" table:formula="of:=DEC2BIN([.A135];8)" office:value-type="string" office:string-value="11101001" calcext:value-type="string">
            <text:p>111010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TRlow to B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6"/>
          <table:table-cell/>
          <table:table-cell table:style-name="ce186"/>
          <table:table-cell/>
          <table:table-cell table:style-name="ce18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3"/>
          <table:table-cell table:formula="of:=SUMIF([.$O135:.$AT135];&quot;&gt;0&quot;;[.$O$3:.$AT$3])" office:value-type="float" office:value="209" calcext:value-type="float">
            <text:p>209</text:p>
          </table:table-cell>
          <table:table-cell table:formula="of:=[.A135]*8+[.K135]+SUMIF([.$L135:.$N135];&quot;&gt;0&quot;;[.$L$3:.$N$3])" office:value-type="float" office:value="1864" calcext:value-type="float">
            <text:p>1864</text:p>
          </table:table-cell>
          <table:table-cell table:style-name="ce202" table:formula="of:=DEC2HEX([.A135]*8+[.K135]+SUMIF([.$L135:.$N135];&quot;&gt;0&quot;;[.$L$3:.$N$3]);4)" office:value-type="string" office:string-value="0748" calcext:value-type="string">
            <text:p>0748</text:p>
          </table:table-cell>
          <table:table-cell table:number-columns-repeated="14"/>
        </table:table-row>
        <table:table-row table:style-name="ro1">
          <table:table-cell table:style-name="ce123" office:value-type="float" office:value="234" calcext:value-type="float">
            <text:p>234</text:p>
          </table:table-cell>
          <table:table-cell table:style-name="ce103" table:formula="of:=DEC2HEX([.A136];2)" office:value-type="string" office:string-value="EA" calcext:value-type="string">
            <text:p>EA</text:p>
          </table:table-cell>
          <table:table-cell table:style-name="ce148" office:value-type="string" calcext:value-type="string">
            <text:p>MOV B,TRhigh</text:p>
          </table:table-cell>
          <table:table-cell table:style-name="ce158" table:formula="of:=DEC2BIN([.A136];8)" office:value-type="string" office:string-value="11101010" calcext:value-type="string">
            <text:p>1110101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TRhigh to B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86"/>
          <table:table-cell/>
          <table:table-cell table:style-name="ce186"/>
          <table:table-cell/>
          <table:table-cell table:style-name="ce186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3"/>
          <table:table-cell table:formula="of:=SUMIF([.$O136:.$AT136];&quot;&gt;0&quot;;[.$O$3:.$AT$3])" office:value-type="float" office:value="210" calcext:value-type="float">
            <text:p>210</text:p>
          </table:table-cell>
          <table:table-cell table:formula="of:=[.A136]*8+[.K136]+SUMIF([.$L136:.$N136];&quot;&gt;0&quot;;[.$L$3:.$N$3])" office:value-type="float" office:value="1872" calcext:value-type="float">
            <text:p>1872</text:p>
          </table:table-cell>
          <table:table-cell table:style-name="ce202" table:formula="of:=DEC2HEX([.A136]*8+[.K136]+SUMIF([.$L136:.$N136];&quot;&gt;0&quot;;[.$L$3:.$N$3]);4)" office:value-type="string" office:string-value="0750" calcext:value-type="string">
            <text:p>0750</text:p>
          </table:table-cell>
          <table:table-cell table:number-columns-repeated="14"/>
        </table:table-row>
        <table:table-row table:style-name="ro1">
          <table:table-cell table:style-name="ce123" office:value-type="float" office:value="235" calcext:value-type="float">
            <text:p>235</text:p>
          </table:table-cell>
          <table:table-cell table:style-name="ce103" table:formula="of:=DEC2HEX([.A137];2)" office:value-type="string" office:string-value="EB" calcext:value-type="string">
            <text:p>EB</text:p>
          </table:table-cell>
          <table:table-cell table:style-name="ce148" office:value-type="string" calcext:value-type="string">
            <text:p>MOV MEM,TRlow</text:p>
          </table:table-cell>
          <table:table-cell table:style-name="ce158" table:formula="of:=DEC2BIN([.A137];8)" office:value-type="string" office:string-value="11101011" calcext:value-type="string">
            <text:p>1110101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TRlow to MEM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6"/>
          <table:table-cell/>
          <table:table-cell table:style-name="ce186"/>
          <table:table-cell/>
          <table:table-cell table:style-name="ce18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3"/>
          <table:table-cell table:formula="of:=SUMIF([.$O137:.$AT137];&quot;&gt;0&quot;;[.$O$3:.$AT$3])" office:value-type="float" office:value="241" calcext:value-type="float">
            <text:p>241</text:p>
          </table:table-cell>
          <table:table-cell table:formula="of:=[.A137]*8+[.K137]+SUMIF([.$L137:.$N137];&quot;&gt;0&quot;;[.$L$3:.$N$3])" office:value-type="float" office:value="1880" calcext:value-type="float">
            <text:p>1880</text:p>
          </table:table-cell>
          <table:table-cell table:style-name="ce202" table:formula="of:=DEC2HEX([.A137]*8+[.K137]+SUMIF([.$L137:.$N137];&quot;&gt;0&quot;;[.$L$3:.$N$3]);4)" office:value-type="string" office:string-value="0758" calcext:value-type="string">
            <text:p>0758</text:p>
          </table:table-cell>
          <table:table-cell table:number-columns-repeated="14"/>
        </table:table-row>
        <table:table-row table:style-name="ro1">
          <table:table-cell table:style-name="ce123" office:value-type="float" office:value="236" calcext:value-type="float">
            <text:p>236</text:p>
          </table:table-cell>
          <table:table-cell table:style-name="ce103" table:formula="of:=DEC2HEX([.A138];2)" office:value-type="string" office:string-value="EC" calcext:value-type="string">
            <text:p>EC</text:p>
          </table:table-cell>
          <table:table-cell table:style-name="ce148" office:value-type="string" calcext:value-type="string">
            <text:p>MOV MEM,TRhigh</text:p>
          </table:table-cell>
          <table:table-cell table:style-name="ce158" table:formula="of:=DEC2BIN([.A138];8)" office:value-type="string" office:string-value="11101100" calcext:value-type="string">
            <text:p>111011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TRhigh to MEM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86"/>
          <table:table-cell/>
          <table:table-cell table:style-name="ce186"/>
          <table:table-cell/>
          <table:table-cell table:style-name="ce186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3"/>
          <table:table-cell table:formula="of:=SUMIF([.$O138:.$AT138];&quot;&gt;0&quot;;[.$O$3:.$AT$3])" office:value-type="float" office:value="242" calcext:value-type="float">
            <text:p>242</text:p>
          </table:table-cell>
          <table:table-cell table:formula="of:=[.A138]*8+[.K138]+SUMIF([.$L138:.$N138];&quot;&gt;0&quot;;[.$L$3:.$N$3])" office:value-type="float" office:value="1888" calcext:value-type="float">
            <text:p>1888</text:p>
          </table:table-cell>
          <table:table-cell table:style-name="ce202" table:formula="of:=DEC2HEX([.A138]*8+[.K138]+SUMIF([.$L138:.$N138];&quot;&gt;0&quot;;[.$L$3:.$N$3]);4)" office:value-type="string" office:string-value="0760" calcext:value-type="string">
            <text:p>0760</text:p>
          </table:table-cell>
          <table:table-cell table:number-columns-repeated="14"/>
        </table:table-row>
        <table:table-row table:style-name="ro1">
          <table:table-cell table:style-name="ce123" office:value-type="float" office:value="237" calcext:value-type="float">
            <text:p>237</text:p>
          </table:table-cell>
          <table:table-cell table:style-name="ce103" table:formula="of:=DEC2HEX([.A139];2)" office:value-type="string" office:string-value="ED" calcext:value-type="string">
            <text:p>ED</text:p>
          </table:table-cell>
          <table:table-cell table:style-name="ce148" office:value-type="string" calcext:value-type="string">
            <text:p>MOV A,ALU</text:p>
          </table:table-cell>
          <table:table-cell table:style-name="ce158" table:formula="of:=DEC2BIN([.A139];8)" office:value-type="string" office:string-value="11101101" calcext:value-type="string">
            <text:p>111011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LU to A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6"/>
          <table:table-cell/>
          <table:table-cell table:style-name="ce186"/>
          <table:table-cell/>
          <table:table-cell table:style-name="ce186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3"/>
          <table:table-cell table:formula="of:=SUMIF([.$O139:.$AT139];&quot;&gt;0&quot;;[.$O$3:.$AT$3])" office:value-type="float" office:value="165" calcext:value-type="float">
            <text:p>165</text:p>
          </table:table-cell>
          <table:table-cell table:formula="of:=[.A139]*8+[.K139]+SUMIF([.$L139:.$N139];&quot;&gt;0&quot;;[.$L$3:.$N$3])" office:value-type="float" office:value="1896" calcext:value-type="float">
            <text:p>1896</text:p>
          </table:table-cell>
          <table:table-cell table:style-name="ce202" table:formula="of:=DEC2HEX([.A139]*8+[.K139]+SUMIF([.$L139:.$N139];&quot;&gt;0&quot;;[.$L$3:.$N$3]);4)" office:value-type="string" office:string-value="0768" calcext:value-type="string">
            <text:p>0768</text:p>
          </table:table-cell>
          <table:table-cell table:number-columns-repeated="14"/>
        </table:table-row>
        <table:table-row table:style-name="ro1">
          <table:table-cell table:style-name="ce123" office:value-type="float" office:value="238" calcext:value-type="float">
            <text:p>238</text:p>
          </table:table-cell>
          <table:table-cell table:style-name="ce103" table:formula="of:=DEC2HEX([.A140];2)" office:value-type="string" office:string-value="EE" calcext:value-type="string">
            <text:p>EE</text:p>
          </table:table-cell>
          <table:table-cell table:style-name="ce148" office:value-type="string" calcext:value-type="string">
            <text:p>MOV B,ALU</text:p>
          </table:table-cell>
          <table:table-cell table:style-name="ce158" table:formula="of:=DEC2BIN([.A140];8)" office:value-type="string" office:string-value="11101110" calcext:value-type="string">
            <text:p>1110111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LU to B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6"/>
          <table:table-cell/>
          <table:table-cell table:style-name="ce186"/>
          <table:table-cell/>
          <table:table-cell table:style-name="ce186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3"/>
          <table:table-cell table:formula="of:=SUMIF([.$O140:.$AT140];&quot;&gt;0&quot;;[.$O$3:.$AT$3])" office:value-type="float" office:value="197" calcext:value-type="float">
            <text:p>197</text:p>
          </table:table-cell>
          <table:table-cell table:formula="of:=[.A140]*8+[.K140]+SUMIF([.$L140:.$N140];&quot;&gt;0&quot;;[.$L$3:.$N$3])" office:value-type="float" office:value="1904" calcext:value-type="float">
            <text:p>1904</text:p>
          </table:table-cell>
          <table:table-cell table:style-name="ce202" table:formula="of:=DEC2HEX([.A140]*8+[.K140]+SUMIF([.$L140:.$N140];&quot;&gt;0&quot;;[.$L$3:.$N$3]);4)" office:value-type="string" office:string-value="0770" calcext:value-type="string">
            <text:p>0770</text:p>
          </table:table-cell>
          <table:table-cell table:number-columns-repeated="14"/>
        </table:table-row>
        <table:table-row table:style-name="ro1">
          <table:table-cell table:style-name="ce123" office:value-type="float" office:value="239" calcext:value-type="float">
            <text:p>239</text:p>
          </table:table-cell>
          <table:table-cell table:style-name="ce103" table:formula="of:=DEC2HEX([.A141];2)" office:value-type="string" office:string-value="EF" calcext:value-type="string">
            <text:p>EF</text:p>
          </table:table-cell>
          <table:table-cell table:style-name="ce148" office:value-type="string" calcext:value-type="string">
            <text:p>MOV MEM,ALU</text:p>
          </table:table-cell>
          <table:table-cell table:style-name="ce158" table:formula="of:=DEC2BIN([.A141];8)" office:value-type="string" office:string-value="11101111" calcext:value-type="string">
            <text:p>1110111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LU to MEM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6"/>
          <table:table-cell/>
          <table:table-cell table:style-name="ce186"/>
          <table:table-cell/>
          <table:table-cell table:style-name="ce186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13"/>
          <table:table-cell table:formula="of:=SUMIF([.$O141:.$AT141];&quot;&gt;0&quot;;[.$O$3:.$AT$3])" office:value-type="float" office:value="229" calcext:value-type="float">
            <text:p>229</text:p>
          </table:table-cell>
          <table:table-cell table:formula="of:=[.A141]*8+[.K141]+SUMIF([.$L141:.$N141];&quot;&gt;0&quot;;[.$L$3:.$N$3])" office:value-type="float" office:value="1912" calcext:value-type="float">
            <text:p>1912</text:p>
          </table:table-cell>
          <table:table-cell table:style-name="ce202" table:formula="of:=DEC2HEX([.A141]*8+[.K141]+SUMIF([.$L141:.$N141];&quot;&gt;0&quot;;[.$L$3:.$N$3]);4)" office:value-type="string" office:string-value="0778" calcext:value-type="string">
            <text:p>0778</text:p>
          </table:table-cell>
          <table:table-cell table:number-columns-repeated="14"/>
        </table:table-row>
        <table:table-row table:style-name="ro1">
          <table:table-cell table:style-name="ce123" office:value-type="float" office:value="240" calcext:value-type="float">
            <text:p>240</text:p>
          </table:table-cell>
          <table:table-cell table:style-name="ce103" table:formula="of:=DEC2HEX([.A142];2)" office:value-type="string" office:string-value="F0" calcext:value-type="string">
            <text:p>F0</text:p>
          </table:table-cell>
          <table:table-cell table:style-name="ce148" office:value-type="string" calcext:value-type="string">
            <text:p>MOV IPClow,ALU</text:p>
          </table:table-cell>
          <table:table-cell table:style-name="ce158" table:formula="of:=DEC2BIN([.A142];8)" office:value-type="string" office:string-value="11110000" calcext:value-type="string">
            <text:p>111100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LU to IPClow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6"/>
          <table:table-cell/>
          <table:table-cell table:style-name="ce186"/>
          <table:table-cell/>
          <table:table-cell table:style-name="ce186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95"/>
          <table:table-cell office:value-type="float" office:value="1" calcext:value-type="float">
            <text:p>1</text:p>
          </table:table-cell>
          <table:table-cell table:style-name="ce195"/>
          <table:table-cell/>
          <table:table-cell table:style-name="ce195"/>
          <table:table-cell table:number-columns-repeated="13"/>
          <table:table-cell table:formula="of:=SUMIF([.$O142:.$AT142];&quot;&gt;0&quot;;[.$O$3:.$AT$3])" office:value-type="float" office:value="69" calcext:value-type="float">
            <text:p>69</text:p>
          </table:table-cell>
          <table:table-cell table:formula="of:=[.A142]*8+[.K142]+SUMIF([.$L142:.$N142];&quot;&gt;0&quot;;[.$L$3:.$N$3])" office:value-type="float" office:value="1920" calcext:value-type="float">
            <text:p>1920</text:p>
          </table:table-cell>
          <table:table-cell table:style-name="ce202" table:formula="of:=DEC2HEX([.A142]*8+[.K142]+SUMIF([.$L142:.$N142];&quot;&gt;0&quot;;[.$L$3:.$N$3]);4)" office:value-type="string" office:string-value="0780" calcext:value-type="string">
            <text:p>0780</text:p>
          </table:table-cell>
          <table:table-cell table:number-columns-repeated="14"/>
        </table:table-row>
        <table:table-row table:style-name="ro1">
          <table:table-cell table:style-name="ce123" office:value-type="float" office:value="241" calcext:value-type="float">
            <text:p>241</text:p>
          </table:table-cell>
          <table:table-cell table:style-name="ce103" table:formula="of:=DEC2HEX([.A143];2)" office:value-type="string" office:string-value="F1" calcext:value-type="string">
            <text:p>F1</text:p>
          </table:table-cell>
          <table:table-cell table:style-name="ce148" office:value-type="string" calcext:value-type="string">
            <text:p>MOV IPChigh,ALU</text:p>
          </table:table-cell>
          <table:table-cell table:style-name="ce158" table:formula="of:=DEC2BIN([.A143];8)" office:value-type="string" office:string-value="11110001" calcext:value-type="string">
            <text:p>111100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LU to IPChigh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86"/>
          <table:table-cell/>
          <table:table-cell table:style-name="ce186"/>
          <table:table-cell/>
          <table:table-cell table:style-name="ce186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95" office:value-type="float" office:value="1" calcext:value-type="float">
            <text:p>1</text:p>
          </table:table-cell>
          <table:table-cell/>
          <table:table-cell table:style-name="ce195"/>
          <table:table-cell/>
          <table:table-cell table:style-name="ce195"/>
          <table:table-cell table:number-columns-repeated="13"/>
          <table:table-cell table:formula="of:=SUMIF([.$O143:.$AT143];&quot;&gt;0&quot;;[.$O$3:.$AT$3])" office:value-type="float" office:value="70" calcext:value-type="float">
            <text:p>70</text:p>
          </table:table-cell>
          <table:table-cell table:formula="of:=[.A143]*8+[.K143]+SUMIF([.$L143:.$N143];&quot;&gt;0&quot;;[.$L$3:.$N$3])" office:value-type="float" office:value="1928" calcext:value-type="float">
            <text:p>1928</text:p>
          </table:table-cell>
          <table:table-cell table:style-name="ce202" table:formula="of:=DEC2HEX([.A143]*8+[.K143]+SUMIF([.$L143:.$N143];&quot;&gt;0&quot;;[.$L$3:.$N$3]);4)" office:value-type="string" office:string-value="0788" calcext:value-type="string">
            <text:p>0788</text:p>
          </table:table-cell>
          <table:table-cell table:number-columns-repeated="14"/>
        </table:table-row>
        <table:table-row table:style-name="ro1">
          <table:table-cell table:style-name="ce123" office:value-type="float" office:value="242" calcext:value-type="float">
            <text:p>242</text:p>
          </table:table-cell>
          <table:table-cell table:style-name="ce103" table:formula="of:=DEC2HEX([.A144];2)" office:value-type="string" office:string-value="F2" calcext:value-type="string">
            <text:p>F2</text:p>
          </table:table-cell>
          <table:table-cell table:style-name="ce148" office:value-type="string" calcext:value-type="string">
            <text:p>MOV MRlow,ALU</text:p>
          </table:table-cell>
          <table:table-cell table:style-name="ce158" table:formula="of:=DEC2BIN([.A144];8)" office:value-type="string" office:string-value="11110010" calcext:value-type="string">
            <text:p>1111001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LU to MRlow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6"/>
          <table:table-cell/>
          <table:table-cell table:style-name="ce186"/>
          <table:table-cell/>
          <table:table-cell table:style-name="ce186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95"/>
          <table:table-cell/>
          <table:table-cell table:style-name="ce195"/>
          <table:table-cell office:value-type="float" office:value="1" calcext:value-type="float">
            <text:p>1</text:p>
          </table:table-cell>
          <table:table-cell table:style-name="ce195"/>
          <table:table-cell table:number-columns-repeated="13"/>
          <table:table-cell table:formula="of:=SUMIF([.$O144:.$AT144];&quot;&gt;0&quot;;[.$O$3:.$AT$3])" office:value-type="float" office:value="101" calcext:value-type="float">
            <text:p>101</text:p>
          </table:table-cell>
          <table:table-cell table:formula="of:=[.A144]*8+[.K144]+SUMIF([.$L144:.$N144];&quot;&gt;0&quot;;[.$L$3:.$N$3])" office:value-type="float" office:value="1936" calcext:value-type="float">
            <text:p>1936</text:p>
          </table:table-cell>
          <table:table-cell table:style-name="ce202" table:formula="of:=DEC2HEX([.A144]*8+[.K144]+SUMIF([.$L144:.$N144];&quot;&gt;0&quot;;[.$L$3:.$N$3]);4)" office:value-type="string" office:string-value="0790" calcext:value-type="string">
            <text:p>0790</text:p>
          </table:table-cell>
          <table:table-cell table:number-columns-repeated="14"/>
        </table:table-row>
        <table:table-row table:style-name="ro1">
          <table:table-cell table:style-name="ce123" office:value-type="float" office:value="243" calcext:value-type="float">
            <text:p>243</text:p>
          </table:table-cell>
          <table:table-cell table:style-name="ce103" table:formula="of:=DEC2HEX([.A145];2)" office:value-type="string" office:string-value="F3" calcext:value-type="string">
            <text:p>F3</text:p>
          </table:table-cell>
          <table:table-cell table:style-name="ce148" office:value-type="string" calcext:value-type="string">
            <text:p>MOV MRhigh,ALU</text:p>
          </table:table-cell>
          <table:table-cell table:style-name="ce158" table:formula="of:=DEC2BIN([.A145];8)" office:value-type="string" office:string-value="11110011" calcext:value-type="string">
            <text:p>1111001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LU to MRhigh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86"/>
          <table:table-cell/>
          <table:table-cell table:style-name="ce186"/>
          <table:table-cell/>
          <table:table-cell table:style-name="ce186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95"/>
          <table:table-cell/>
          <table:table-cell table:style-name="ce195" office:value-type="float" office:value="1" calcext:value-type="float">
            <text:p>1</text:p>
          </table:table-cell>
          <table:table-cell/>
          <table:table-cell table:style-name="ce195"/>
          <table:table-cell table:number-columns-repeated="13"/>
          <table:table-cell table:formula="of:=SUMIF([.$O145:.$AT145];&quot;&gt;0&quot;;[.$O$3:.$AT$3])" office:value-type="float" office:value="102" calcext:value-type="float">
            <text:p>102</text:p>
          </table:table-cell>
          <table:table-cell table:formula="of:=[.A145]*8+[.K145]+SUMIF([.$L145:.$N145];&quot;&gt;0&quot;;[.$L$3:.$N$3])" office:value-type="float" office:value="1944" calcext:value-type="float">
            <text:p>1944</text:p>
          </table:table-cell>
          <table:table-cell table:style-name="ce202" table:formula="of:=DEC2HEX([.A145]*8+[.K145]+SUMIF([.$L145:.$N145];&quot;&gt;0&quot;;[.$L$3:.$N$3]);4)" office:value-type="string" office:string-value="0798" calcext:value-type="string">
            <text:p>0798</text:p>
          </table:table-cell>
          <table:table-cell table:number-columns-repeated="14"/>
        </table:table-row>
        <table:table-row table:style-name="ro1">
          <table:table-cell table:style-name="ce123" office:value-type="float" office:value="244" calcext:value-type="float">
            <text:p>244</text:p>
          </table:table-cell>
          <table:table-cell table:style-name="ce103" table:formula="of:=DEC2HEX([.A146];2)" office:value-type="string" office:string-value="F4" calcext:value-type="string">
            <text:p>F4</text:p>
          </table:table-cell>
          <table:table-cell table:style-name="ce148" office:value-type="string" calcext:value-type="string">
            <text:p>MOV TRlow,ALU</text:p>
          </table:table-cell>
          <table:table-cell table:style-name="ce158" table:formula="of:=DEC2BIN([.A146];8)" office:value-type="string" office:string-value="11110100" calcext:value-type="string">
            <text:p>111101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LU to TRlow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6"/>
          <table:table-cell/>
          <table:table-cell table:style-name="ce186"/>
          <table:table-cell/>
          <table:table-cell table:style-name="ce186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95"/>
          <table:table-cell/>
          <table:table-cell table:style-name="ce195"/>
          <table:table-cell/>
          <table:table-cell table:style-name="ce195"/>
          <table:table-cell office:value-type="float" office:value="1" calcext:value-type="float">
            <text:p>1</text:p>
          </table:table-cell>
          <table:table-cell table:number-columns-repeated="12"/>
          <table:table-cell table:formula="of:=SUMIF([.$O146:.$AT146];&quot;&gt;0&quot;;[.$O$3:.$AT$3])" office:value-type="float" office:value="133" calcext:value-type="float">
            <text:p>133</text:p>
          </table:table-cell>
          <table:table-cell table:formula="of:=[.A146]*8+[.K146]+SUMIF([.$L146:.$N146];&quot;&gt;0&quot;;[.$L$3:.$N$3])" office:value-type="float" office:value="1952" calcext:value-type="float">
            <text:p>1952</text:p>
          </table:table-cell>
          <table:table-cell table:style-name="ce202" table:formula="of:=DEC2HEX([.A146]*8+[.K146]+SUMIF([.$L146:.$N146];&quot;&gt;0&quot;;[.$L$3:.$N$3]);4)" office:value-type="string" office:string-value="07A0" calcext:value-type="string">
            <text:p>07A0</text:p>
          </table:table-cell>
          <table:table-cell table:number-columns-repeated="14"/>
        </table:table-row>
        <table:table-row table:style-name="ro1">
          <table:table-cell table:style-name="ce123" office:value-type="float" office:value="245" calcext:value-type="float">
            <text:p>245</text:p>
          </table:table-cell>
          <table:table-cell table:style-name="ce103" table:formula="of:=DEC2HEX([.A147];2)" office:value-type="string" office:string-value="F5" calcext:value-type="string">
            <text:p>F5</text:p>
          </table:table-cell>
          <table:table-cell table:style-name="ce148" office:value-type="string" calcext:value-type="string">
            <text:p>MOV TRhigh,ALU</text:p>
          </table:table-cell>
          <table:table-cell table:style-name="ce158" table:formula="of:=DEC2BIN([.A147];8)" office:value-type="string" office:string-value="11110101" calcext:value-type="string">
            <text:p>111101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LU to TRhigh</text:p>
          </table:table-cell>
          <table:table-cell office:value-type="float" office:value="0" calcext:value-type="float">
            <text:p>0</text:p>
          </table:table-cell>
          <table:table-cell table:style-name="ce175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86"/>
          <table:table-cell/>
          <table:table-cell table:style-name="ce186"/>
          <table:table-cell/>
          <table:table-cell table:style-name="ce186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95"/>
          <table:table-cell/>
          <table:table-cell table:style-name="ce195"/>
          <table:table-cell/>
          <table:table-cell table:style-name="ce195" office:value-type="float" office:value="1" calcext:value-type="float">
            <text:p>1</text:p>
          </table:table-cell>
          <table:table-cell table:number-columns-repeated="13"/>
          <table:table-cell table:formula="of:=SUMIF([.$O147:.$AT147];&quot;&gt;0&quot;;[.$O$3:.$AT$3])" office:value-type="float" office:value="134" calcext:value-type="float">
            <text:p>134</text:p>
          </table:table-cell>
          <table:table-cell table:formula="of:=[.A147]*8+[.K147]+SUMIF([.$L147:.$N147];&quot;&gt;0&quot;;[.$L$3:.$N$3])" office:value-type="float" office:value="1960" calcext:value-type="float">
            <text:p>1960</text:p>
          </table:table-cell>
          <table:table-cell table:style-name="ce202" table:formula="of:=DEC2HEX([.A147]*8+[.K147]+SUMIF([.$L147:.$N147];&quot;&gt;0&quot;;[.$L$3:.$N$3]);4)" office:value-type="string" office:string-value="07A8" calcext:value-type="string">
            <text:p>07A8</text:p>
          </table:table-cell>
          <table:table-cell table:number-columns-repeated="14"/>
        </table:table-row>
        <table:table-row table:style-name="ro1">
          <table:table-cell table:style-name="ce121" office:value-type="float" office:value="246" calcext:value-type="float">
            <text:p>246</text:p>
          </table:table-cell>
          <table:table-cell table:style-name="ce132" table:formula="of:=DEC2HEX([.A148];2)" office:value-type="string" office:string-value="F6" calcext:value-type="string">
            <text:p>F6</text:p>
          </table:table-cell>
          <table:table-cell table:style-name="ce149" office:value-type="string" calcext:value-type="string">
            <text:p>MOV OUT,ALU</text:p>
          </table:table-cell>
          <table:table-cell table:style-name="ce159" table:formula="of:=DEC2BIN([.A148];8)" office:value-type="string" office:string-value="11110110" calcext:value-type="string">
            <text:p>11110110</text:p>
          </table:table-cell>
          <table:table-cell table:style-name="ce140" table:number-columns-repeated="3"/>
          <table:table-cell table:style-name="ce140" office:value-type="string" calcext:value-type="string">
            <text:p>x</text:p>
          </table:table-cell>
          <table:table-cell table:style-name="ce140"/>
          <table:table-cell table:style-name="ce140" office:value-type="string" calcext:value-type="string">
            <text:p>Move ALU to OUT</text:p>
          </table:table-cell>
          <table:table-cell table:style-name="ce140" office:value-type="float" office:value="0" calcext:value-type="float">
            <text:p>0</text:p>
          </table:table-cell>
          <table:table-cell table:style-name="ce171" table:number-columns-repeated="3"/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140" table:number-columns-repeated="3"/>
          <table:table-cell table:style-name="ce182"/>
          <table:table-cell table:style-name="ce140"/>
          <table:table-cell table:style-name="ce182"/>
          <table:table-cell table:style-name="ce140"/>
          <table:table-cell table:style-name="ce182"/>
          <table:table-cell table:style-name="ce140"/>
          <table:table-cell table:style-name="ce140" office:value-type="float" office:value="1" calcext:value-type="float">
            <text:p>1</text:p>
          </table:table-cell>
          <table:table-cell table:style-name="ce140" table:number-columns-repeated="3"/>
          <table:table-cell table:style-name="ce191"/>
          <table:table-cell table:style-name="ce140"/>
          <table:table-cell table:style-name="ce191"/>
          <table:table-cell table:style-name="ce140"/>
          <table:table-cell table:style-name="ce191"/>
          <table:table-cell table:style-name="ce140"/>
          <table:table-cell table:style-name="ce140" office:value-type="float" office:value="1" calcext:value-type="float">
            <text:p>1</text:p>
          </table:table-cell>
          <table:table-cell table:style-name="ce140" table:number-columns-repeated="11"/>
          <table:table-cell table:style-name="ce140" table:formula="of:=SUMIF([.$O148:.$AT148];&quot;&gt;0&quot;;[.$O$3:.$AT$3])" office:value-type="float" office:value="37" calcext:value-type="float">
            <text:p>37</text:p>
          </table:table-cell>
          <table:table-cell table:style-name="ce140" table:formula="of:=[.A148]*8+[.K148]+SUMIF([.$L148:.$N148];&quot;&gt;0&quot;;[.$L$3:.$N$3])" office:value-type="float" office:value="1968" calcext:value-type="float">
            <text:p>1968</text:p>
          </table:table-cell>
          <table:table-cell table:style-name="ce201" table:formula="of:=DEC2HEX([.A148]*8+[.K148]+SUMIF([.$L148:.$N148];&quot;&gt;0&quot;;[.$L$3:.$N$3]);4)" office:value-type="string" office:string-value="07B0" calcext:value-type="string">
            <text:p>07B0</text:p>
          </table:table-cell>
          <table:table-cell table:number-columns-repeated="14"/>
        </table:table-row>
        <table:table-row table:style-name="ro1">
          <table:table-cell table:style-name="ce119" office:value-type="float" office:value="255" calcext:value-type="float">
            <text:p>255</text:p>
          </table:table-cell>
          <table:table-cell table:style-name="ce137" table:formula="of:=DEC2HEX([.A149];2)" office:value-type="string" office:string-value="FF" calcext:value-type="string">
            <text:p>FF</text:p>
          </table:table-cell>
          <table:table-cell table:style-name="ce138" office:value-type="string" calcext:value-type="string">
            <text:p>HLT</text:p>
          </table:table-cell>
          <table:table-cell table:style-name="ce152" table:formula="of:=DEC2BIN([.A149];8)" office:value-type="string" office:string-value="11111111" calcext:value-type="string">
            <text:p>11111111</text:p>
          </table:table-cell>
          <table:table-cell table:style-name="ce138" table:number-columns-repeated="2"/>
          <table:table-cell table:style-name="ce138" office:value-type="string" calcext:value-type="string">
            <text:p>-</text:p>
          </table:table-cell>
          <table:table-cell table:style-name="ce138" office:value-type="string" calcext:value-type="string">
            <text:p>x</text:p>
          </table:table-cell>
          <table:table-cell table:style-name="ce138"/>
          <table:table-cell table:style-name="ce138" office:value-type="string" calcext:value-type="string">
            <text:p>Halt processor</text:p>
          </table:table-cell>
          <table:table-cell table:style-name="ce138" office:value-type="float" office:value="0" calcext:value-type="float">
            <text:p>0</text:p>
          </table:table-cell>
          <table:table-cell table:style-name="ce169" table:number-columns-repeated="3"/>
          <table:table-cell table:number-columns-repeated="2" table:style-name="ce138" office:value-type="float" office:value="0" calcext:value-type="float">
            <text:p>0</text:p>
          </table:table-cell>
          <table:table-cell table:style-name="ce138" table:number-columns-repeated="3"/>
          <table:table-cell table:style-name="ce180"/>
          <table:table-cell table:style-name="ce138"/>
          <table:table-cell table:style-name="ce180"/>
          <table:table-cell table:style-name="ce138"/>
          <table:table-cell table:style-name="ce180"/>
          <table:table-cell table:style-name="ce138" table:number-columns-repeated="5"/>
          <table:table-cell table:style-name="ce189"/>
          <table:table-cell table:style-name="ce138"/>
          <table:table-cell table:style-name="ce189"/>
          <table:table-cell table:style-name="ce138"/>
          <table:table-cell table:style-name="ce189"/>
          <table:table-cell table:style-name="ce138" table:number-columns-repeated="9"/>
          <table:table-cell table:style-name="ce138" office:value-type="float" office:value="1" calcext:value-type="float">
            <text:p>1</text:p>
          </table:table-cell>
          <table:table-cell table:style-name="ce138" table:number-columns-repeated="3"/>
          <table:table-cell table:style-name="ce138" table:formula="of:=SUMIF([.$O149:.$AT149];&quot;&gt;0&quot;;[.$O$3:.$AT$3])" office:value-type="float" office:value="4" calcext:value-type="float">
            <text:p>4</text:p>
          </table:table-cell>
          <table:table-cell table:style-name="ce138" table:formula="of:=[.A149]*8+[.K149]+SUMIF([.$L149:.$N149];&quot;&gt;0&quot;;[.$L$3:.$N$3])" office:value-type="float" office:value="2040" calcext:value-type="float">
            <text:p>2040</text:p>
          </table:table-cell>
          <table:table-cell table:style-name="ce199" table:formula="of:=DEC2HEX([.A149]*8+[.K149]+SUMIF([.$L149:.$N149];&quot;&gt;0&quot;;[.$L$3:.$N$3]);4)" office:value-type="string" office:string-value="07F8" calcext:value-type="string">
            <text:p>07F8</text:p>
          </table:table-cell>
          <table:table-cell table:number-columns-repeated="14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150" office:value-type="string" calcext:value-type="string">
            <text:p>MOV OUT,IPClow</text:p>
          </table:table-cell>
          <table:table-cell table:style-name="ce161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IPC to OUT</text:p>
          </table:table-cell>
          <table:table-cell table:number-columns-repeated="9"/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30"/>
        </table:table-row>
        <table:table-row table:style-name="ro1">
          <table:table-cell table:number-columns-repeated="2"/>
          <table:table-cell table:style-name="ce150" office:value-type="string" calcext:value-type="string">
            <text:p>MOV OUT,MRlow</text:p>
          </table:table-cell>
          <table:table-cell table:style-name="ce161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R to OUT</text:p>
          </table:table-cell>
          <table:table-cell table:number-columns-repeated="9"/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30"/>
        </table:table-row>
        <table:table-row table:style-name="ro1">
          <table:table-cell table:number-columns-repeated="2"/>
          <table:table-cell table:style-name="ce150" office:value-type="string" calcext:value-type="string">
            <text:p>MOV OUT,TR low</text:p>
          </table:table-cell>
          <table:table-cell table:style-name="ce161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TMR to OUT</text:p>
          </table:table-cell>
          <table:table-cell table:number-columns-repeated="9"/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OUT p</text:p>
          </table:table-cell>
          <table:table-cell/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Write A to output port</text:p>
          </table:table-cell>
          <table:table-cell table:number-columns-repeated="9"/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IN p</text:p>
          </table:table-cell>
          <table:table-cell/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Read input port into A</text:p>
          </table:table-cell>
          <table:table-cell table:number-columns-repeated="9"/>
          <table:table-cell table:style-name="ce186"/>
          <table:table-cell/>
          <table:table-cell table:style-name="ce186"/>
          <table:table-cell/>
          <table:table-cell table:style-name="ce186"/>
          <table:table-cell table:number-columns-repeated="5"/>
          <table:table-cell table:style-name="ce195"/>
          <table:table-cell/>
          <table:table-cell table:style-name="ce195"/>
          <table:table-cell/>
          <table:table-cell table:style-name="ce195"/>
          <table:table-cell table:number-columns-repeated="30"/>
        </table:table-row>
        <table:table-row table:style-name="ro1" table:number-rows-repeated="10484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OM" table:style-name="ta1">
        <table:table-column table:style-name="co3" table:number-columns-repeated="4" table:default-cell-style-name="ce103"/>
        <table:table-column table:style-name="co3" table:number-columns-repeated="3" table:default-cell-style-name="Default"/>
        <table:table-row table:style-name="ro4">
          <table:table-cell table:style-name="ce198" office:value-type="string" calcext:value-type="string">
            <text:p>address DEC</text:p>
          </table:table-cell>
          <table:table-cell table:style-name="ce198" office:value-type="string" calcext:value-type="string">
            <text:p>address HEX</text:p>
          </table:table-cell>
          <table:table-cell table:style-name="ce102" office:value-type="string" calcext:value-type="string">
            <text:p>sum</text:p>
          </table:table-cell>
          <table:table-cell table:style-name="ce105" office:value-type="string" calcext:value-type="string">
            <text:p>sum hex</text:p>
          </table:table-cell>
          <table:table-cell table:number-columns-repeated="3"/>
        </table:table-row>
        <table:table-row table:style-name="ro1">
          <table:table-cell table:formula="of:=[$'Commands all'.AW4]" office:value-type="float" office:value="0" calcext:value-type="float">
            <text:p>0</text:p>
          </table:table-cell>
          <table:table-cell table:formula="of:=[$'Commands all'.AX4]" office:value-type="string" office:string-value="0000" calcext:value-type="string">
            <text:p>0000</text:p>
          </table:table-cell>
          <table:table-cell table:formula="of:=[$'Commands all'.AV4]" office:value-type="float" office:value="8" calcext:value-type="float">
            <text:p>8</text:p>
          </table:table-cell>
          <table:table-cell table:formula="of:=DEC2HEX([.C2];2)" office:value-type="string" office:string-value="08" calcext:value-type="string">
            <text:p>08</text:p>
          </table:table-cell>
          <table:table-cell table:number-columns-repeated="2"/>
          <table:table-cell table:formula="of:=VLOOKUP(8;[.A2:.C170];3;0)" office:value-type="float" office:value="3" calcext:value-type="float">
            <text:p>3</text:p>
          </table:table-cell>
        </table:table-row>
        <table:table-row table:style-name="ro1">
          <table:table-cell table:formula="of:=[$'Commands all'.AW5]" office:value-type="float" office:value="8" calcext:value-type="float">
            <text:p>8</text:p>
          </table:table-cell>
          <table:table-cell table:formula="of:=[$'Commands all'.AX5]" office:value-type="string" office:string-value="0008" calcext:value-type="string">
            <text:p>0008</text:p>
          </table:table-cell>
          <table:table-cell table:formula="of:=[$'Commands all'.AV5]" office:value-type="float" office:value="3" calcext:value-type="float">
            <text:p>3</text:p>
          </table:table-cell>
          <table:table-cell table:formula="of:=DEC2HEX([.C3];2)" office:value-type="string" office:string-value="03" calcext:value-type="string">
            <text:p>03</text:p>
          </table:table-cell>
          <table:table-cell table:number-columns-repeated="3"/>
        </table:table-row>
        <table:table-row table:style-name="ro1">
          <table:table-cell table:formula="of:=[$'Commands all'.AW6]" office:value-type="float" office:value="9" calcext:value-type="float">
            <text:p>9</text:p>
          </table:table-cell>
          <table:table-cell table:formula="of:=[$'Commands all'.AX6]" office:value-type="string" office:string-value="0009" calcext:value-type="string">
            <text:p>0009</text:p>
          </table:table-cell>
          <table:table-cell table:formula="of:=[$'Commands all'.AV6]" office:value-type="float" office:value="40" calcext:value-type="float">
            <text:p>40</text:p>
          </table:table-cell>
          <table:table-cell table:formula="of:=DEC2HEX([.C4];2)" office:value-type="string" office:string-value="28" calcext:value-type="string">
            <text:p>28</text:p>
          </table:table-cell>
          <table:table-cell table:number-columns-repeated="3"/>
        </table:table-row>
        <table:table-row table:style-name="ro1">
          <table:table-cell table:formula="of:=[$'Commands all'.AW7]" office:value-type="float" office:value="16" calcext:value-type="float">
            <text:p>16</text:p>
          </table:table-cell>
          <table:table-cell table:formula="of:=[$'Commands all'.AX7]" office:value-type="string" office:string-value="0010" calcext:value-type="string">
            <text:p>0010</text:p>
          </table:table-cell>
          <table:table-cell table:formula="of:=[$'Commands all'.AV7]" office:value-type="float" office:value="123" calcext:value-type="float">
            <text:p>123</text:p>
          </table:table-cell>
          <table:table-cell table:formula="of:=DEC2HEX([.C5];2)" office:value-type="string" office:string-value="7B" calcext:value-type="string">
            <text:p>7B</text:p>
          </table:table-cell>
          <table:table-cell table:number-columns-repeated="3"/>
        </table:table-row>
        <table:table-row table:style-name="ro1">
          <table:table-cell table:formula="of:=[$'Commands all'.AW8]" office:value-type="float" office:value="17" calcext:value-type="float">
            <text:p>17</text:p>
          </table:table-cell>
          <table:table-cell table:formula="of:=[$'Commands all'.AX8]" office:value-type="string" office:string-value="0011" calcext:value-type="string">
            <text:p>0011</text:p>
          </table:table-cell>
          <table:table-cell table:formula="of:=[$'Commands all'.AV8]" office:value-type="float" office:value="8" calcext:value-type="float">
            <text:p>8</text:p>
          </table:table-cell>
          <table:table-cell table:formula="of:=DEC2HEX([.C6];2)" office:value-type="string" office:string-value="08" calcext:value-type="string">
            <text:p>08</text:p>
          </table:table-cell>
          <table:table-cell table:number-columns-repeated="3"/>
        </table:table-row>
        <table:table-row table:style-name="ro1">
          <table:table-cell table:formula="of:=[$'Commands all'.AW9]" office:value-type="float" office:value="24" calcext:value-type="float">
            <text:p>24</text:p>
          </table:table-cell>
          <table:table-cell table:formula="of:=[$'Commands all'.AX9]" office:value-type="string" office:string-value="0018" calcext:value-type="string">
            <text:p>0018</text:p>
          </table:table-cell>
          <table:table-cell table:formula="of:=[$'Commands all'.AV9]" office:value-type="float" office:value="27" calcext:value-type="float">
            <text:p>27</text:p>
          </table:table-cell>
          <table:table-cell table:formula="of:=DEC2HEX([.C7];2)" office:value-type="string" office:string-value="1B" calcext:value-type="string">
            <text:p>1B</text:p>
          </table:table-cell>
          <table:table-cell table:number-columns-repeated="3"/>
        </table:table-row>
        <table:table-row table:style-name="ro1">
          <table:table-cell table:formula="of:=[$'Commands all'.AW10]" office:value-type="float" office:value="25" calcext:value-type="float">
            <text:p>25</text:p>
          </table:table-cell>
          <table:table-cell table:formula="of:=[$'Commands all'.AX10]" office:value-type="string" office:string-value="0019" calcext:value-type="string">
            <text:p>0019</text:p>
          </table:table-cell>
          <table:table-cell table:formula="of:=[$'Commands all'.AV10]" office:value-type="float" office:value="8" calcext:value-type="float">
            <text:p>8</text:p>
          </table:table-cell>
          <table:table-cell table:formula="of:=DEC2HEX([.C8];2)" office:value-type="string" office:string-value="08" calcext:value-type="string">
            <text:p>08</text:p>
          </table:table-cell>
          <table:table-cell table:number-columns-repeated="3"/>
        </table:table-row>
        <table:table-row table:style-name="ro1">
          <table:table-cell table:formula="of:=[$'Commands all'.AW11]" office:value-type="float" office:value="32" calcext:value-type="float">
            <text:p>32</text:p>
          </table:table-cell>
          <table:table-cell table:formula="of:=[$'Commands all'.AX11]" office:value-type="string" office:string-value="0020" calcext:value-type="string">
            <text:p>0020</text:p>
          </table:table-cell>
          <table:table-cell table:formula="of:=[$'Commands all'.AV11]" office:value-type="float" office:value="7" calcext:value-type="float">
            <text:p>7</text:p>
          </table:table-cell>
          <table:table-cell table:formula="of:=DEC2HEX([.C9];2)" office:value-type="string" office:string-value="07" calcext:value-type="string">
            <text:p>07</text:p>
          </table:table-cell>
          <table:table-cell table:number-columns-repeated="3"/>
        </table:table-row>
        <table:table-row table:style-name="ro1">
          <table:table-cell table:formula="of:=[$'Commands all'.AW12]" office:value-type="float" office:value="33" calcext:value-type="float">
            <text:p>33</text:p>
          </table:table-cell>
          <table:table-cell table:formula="of:=[$'Commands all'.AX12]" office:value-type="string" office:string-value="0021" calcext:value-type="string">
            <text:p>0021</text:p>
          </table:table-cell>
          <table:table-cell table:formula="of:=[$'Commands all'.AV12]" office:value-type="float" office:value="8" calcext:value-type="float">
            <text:p>8</text:p>
          </table:table-cell>
          <table:table-cell table:formula="of:=DEC2HEX([.C10];2)" office:value-type="string" office:string-value="08" calcext:value-type="string">
            <text:p>08</text:p>
          </table:table-cell>
          <table:table-cell table:number-columns-repeated="3"/>
        </table:table-row>
        <table:table-row table:style-name="ro1">
          <table:table-cell table:formula="of:=[$'Commands all'.AW13]" office:value-type="float" office:value="40" calcext:value-type="float">
            <text:p>40</text:p>
          </table:table-cell>
          <table:table-cell table:formula="of:=[$'Commands all'.AX13]" office:value-type="string" office:string-value="0028" calcext:value-type="string">
            <text:p>0028</text:p>
          </table:table-cell>
          <table:table-cell table:formula="of:=[$'Commands all'.AV13]" office:value-type="float" office:value="40" calcext:value-type="float">
            <text:p>40</text:p>
          </table:table-cell>
          <table:table-cell table:formula="of:=DEC2HEX([.C11];2)" office:value-type="string" office:string-value="28" calcext:value-type="string">
            <text:p>28</text:p>
          </table:table-cell>
          <table:table-cell table:number-columns-repeated="3"/>
        </table:table-row>
        <table:table-row table:style-name="ro1">
          <table:table-cell table:formula="of:=[$'Commands all'.AW14]" office:value-type="float" office:value="48" calcext:value-type="float">
            <text:p>48</text:p>
          </table:table-cell>
          <table:table-cell table:formula="of:=[$'Commands all'.AX14]" office:value-type="string" office:string-value="0030" calcext:value-type="string">
            <text:p>0030</text:p>
          </table:table-cell>
          <table:table-cell table:formula="of:=[$'Commands all'.AV14]" office:value-type="float" office:value="72" calcext:value-type="float">
            <text:p>72</text:p>
          </table:table-cell>
          <table:table-cell table:formula="of:=DEC2HEX([.C12];2)" office:value-type="string" office:string-value="48" calcext:value-type="string">
            <text:p>48</text:p>
          </table:table-cell>
          <table:table-cell table:number-columns-repeated="3"/>
        </table:table-row>
        <table:table-row table:style-name="ro1">
          <table:table-cell table:formula="of:=[$'Commands all'.AW15]" office:value-type="float" office:value="48" calcext:value-type="float">
            <text:p>48</text:p>
          </table:table-cell>
          <table:table-cell table:formula="of:=[$'Commands all'.AX15]" office:value-type="string" office:string-value="0030" calcext:value-type="string">
            <text:p>0030</text:p>
          </table:table-cell>
          <table:table-cell table:formula="of:=[$'Commands all'.AV15]" office:value-type="float" office:value="40" calcext:value-type="float">
            <text:p>40</text:p>
          </table:table-cell>
          <table:table-cell table:formula="of:=DEC2HEX([.C13];2)" office:value-type="string" office:string-value="28" calcext:value-type="string">
            <text:p>28</text:p>
          </table:table-cell>
          <table:table-cell table:number-columns-repeated="3"/>
        </table:table-row>
        <table:table-row table:style-name="ro1">
          <table:table-cell table:formula="of:=[$'Commands all'.AW16]" office:value-type="float" office:value="56" calcext:value-type="float">
            <text:p>56</text:p>
          </table:table-cell>
          <table:table-cell table:formula="of:=[$'Commands all'.AX16]" office:value-type="string" office:string-value="0038" calcext:value-type="string">
            <text:p>0038</text:p>
          </table:table-cell>
          <table:table-cell table:formula="of:=[$'Commands all'.AV16]" office:value-type="float" office:value="72" calcext:value-type="float">
            <text:p>72</text:p>
          </table:table-cell>
          <table:table-cell table:formula="of:=DEC2HEX([.C14];2)" office:value-type="string" office:string-value="48" calcext:value-type="string">
            <text:p>48</text:p>
          </table:table-cell>
          <table:table-cell table:number-columns-repeated="3"/>
        </table:table-row>
        <table:table-row table:style-name="ro1">
          <table:table-cell table:formula="of:=[$'Commands all'.AW17]" office:value-type="float" office:value="64" calcext:value-type="float">
            <text:p>64</text:p>
          </table:table-cell>
          <table:table-cell table:formula="of:=[$'Commands all'.AX17]" office:value-type="string" office:string-value="0040" calcext:value-type="string">
            <text:p>0040</text:p>
          </table:table-cell>
          <table:table-cell table:formula="of:=[$'Commands all'.AV17]" office:value-type="float" office:value="75" calcext:value-type="float">
            <text:p>75</text:p>
          </table:table-cell>
          <table:table-cell table:formula="of:=DEC2HEX([.C15];2)" office:value-type="string" office:string-value="4B" calcext:value-type="string">
            <text:p>4B</text:p>
          </table:table-cell>
          <table:table-cell table:number-columns-repeated="3"/>
        </table:table-row>
        <table:table-row table:style-name="ro1">
          <table:table-cell table:formula="of:=[$'Commands all'.AW18]" office:value-type="float" office:value="65" calcext:value-type="float">
            <text:p>65</text:p>
          </table:table-cell>
          <table:table-cell table:formula="of:=[$'Commands all'.AX18]" office:value-type="string" office:string-value="0041" calcext:value-type="string">
            <text:p>0041</text:p>
          </table:table-cell>
          <table:table-cell table:formula="of:=[$'Commands all'.AV18]" office:value-type="float" office:value="8" calcext:value-type="float">
            <text:p>8</text:p>
          </table:table-cell>
          <table:table-cell table:formula="of:=DEC2HEX([.C16];2)" office:value-type="string" office:string-value="08" calcext:value-type="string">
            <text:p>08</text:p>
          </table:table-cell>
          <table:table-cell table:number-columns-repeated="3"/>
        </table:table-row>
        <table:table-row table:style-name="ro1">
          <table:table-cell table:formula="of:=[$'Commands all'.AW19]" office:value-type="float" office:value="72" calcext:value-type="float">
            <text:p>72</text:p>
          </table:table-cell>
          <table:table-cell table:formula="of:=[$'Commands all'.AX19]" office:value-type="string" office:string-value="0048" calcext:value-type="string">
            <text:p>0048</text:p>
          </table:table-cell>
          <table:table-cell table:formula="of:=[$'Commands all'.AV19]" office:value-type="float" office:value="51" calcext:value-type="float">
            <text:p>51</text:p>
          </table:table-cell>
          <table:table-cell table:formula="of:=DEC2HEX([.C17];2)" office:value-type="string" office:string-value="33" calcext:value-type="string">
            <text:p>33</text:p>
          </table:table-cell>
          <table:table-cell table:number-columns-repeated="3"/>
        </table:table-row>
        <table:table-row table:style-name="ro1">
          <table:table-cell table:formula="of:=[$'Commands all'.AW20]" office:value-type="float" office:value="73" calcext:value-type="float">
            <text:p>73</text:p>
          </table:table-cell>
          <table:table-cell table:formula="of:=[$'Commands all'.AX20]" office:value-type="string" office:string-value="0049" calcext:value-type="string">
            <text:p>0049</text:p>
          </table:table-cell>
          <table:table-cell table:formula="of:=[$'Commands all'.AV20]" office:value-type="float" office:value="40" calcext:value-type="float">
            <text:p>40</text:p>
          </table:table-cell>
          <table:table-cell table:formula="of:=DEC2HEX([.C18];2)" office:value-type="string" office:string-value="28" calcext:value-type="string">
            <text:p>28</text:p>
          </table:table-cell>
          <table:table-cell table:number-columns-repeated="3"/>
        </table:table-row>
        <table:table-row table:style-name="ro1">
          <table:table-cell table:formula="of:=[$'Commands all'.AW21]" office:value-type="float" office:value="80" calcext:value-type="float">
            <text:p>80</text:p>
          </table:table-cell>
          <table:table-cell table:formula="of:=[$'Commands all'.AX21]" office:value-type="string" office:string-value="0050" calcext:value-type="string">
            <text:p>0050</text:p>
          </table:table-cell>
          <table:table-cell table:formula="of:=[$'Commands all'.AV21]" office:value-type="float" office:value="111" calcext:value-type="float">
            <text:p>111</text:p>
          </table:table-cell>
          <table:table-cell table:formula="of:=DEC2HEX([.C19];2)" office:value-type="string" office:string-value="6F" calcext:value-type="string">
            <text:p>6F</text:p>
          </table:table-cell>
          <table:table-cell table:number-columns-repeated="3"/>
        </table:table-row>
        <table:table-row table:style-name="ro1">
          <table:table-cell table:formula="of:=[$'Commands all'.AW22]" office:value-type="float" office:value="81" calcext:value-type="float">
            <text:p>81</text:p>
          </table:table-cell>
          <table:table-cell table:formula="of:=[$'Commands all'.AX22]" office:value-type="string" office:string-value="0051" calcext:value-type="string">
            <text:p>0051</text:p>
          </table:table-cell>
          <table:table-cell table:formula="of:=[$'Commands all'.AV22]" office:value-type="float" office:value="8" calcext:value-type="float">
            <text:p>8</text:p>
          </table:table-cell>
          <table:table-cell table:formula="of:=DEC2HEX([.C20];2)" office:value-type="string" office:string-value="08" calcext:value-type="string">
            <text:p>08</text:p>
          </table:table-cell>
          <table:table-cell table:number-columns-repeated="3"/>
        </table:table-row>
        <table:table-row table:style-name="ro1">
          <table:table-cell table:formula="of:=[$'Commands all'.AW23]" office:value-type="float" office:value="88" calcext:value-type="float">
            <text:p>88</text:p>
          </table:table-cell>
          <table:table-cell table:formula="of:=[$'Commands all'.AX23]" office:value-type="string" office:string-value="0058" calcext:value-type="string">
            <text:p>0058</text:p>
          </table:table-cell>
          <table:table-cell table:formula="of:=[$'Commands all'.AV23]" office:value-type="float" office:value="55" calcext:value-type="float">
            <text:p>55</text:p>
          </table:table-cell>
          <table:table-cell table:formula="of:=DEC2HEX([.C21];2)" office:value-type="string" office:string-value="37" calcext:value-type="string">
            <text:p>37</text:p>
          </table:table-cell>
          <table:table-cell table:number-columns-repeated="3"/>
        </table:table-row>
        <table:table-row table:style-name="ro1">
          <table:table-cell table:formula="of:=[$'Commands all'.AW24]" office:value-type="float" office:value="89" calcext:value-type="float">
            <text:p>89</text:p>
          </table:table-cell>
          <table:table-cell table:formula="of:=[$'Commands all'.AX24]" office:value-type="string" office:string-value="0059" calcext:value-type="string">
            <text:p>0059</text:p>
          </table:table-cell>
          <table:table-cell table:formula="of:=[$'Commands all'.AV24]" office:value-type="float" office:value="8" calcext:value-type="float">
            <text:p>8</text:p>
          </table:table-cell>
          <table:table-cell table:formula="of:=DEC2HEX([.C22];2)" office:value-type="string" office:string-value="08" calcext:value-type="string">
            <text:p>08</text:p>
          </table:table-cell>
          <table:table-cell table:number-columns-repeated="3"/>
        </table:table-row>
        <table:table-row table:style-name="ro1">
          <table:table-cell table:formula="of:=[$'Commands all'.AW25]" office:value-type="float" office:value="96" calcext:value-type="float">
            <text:p>96</text:p>
          </table:table-cell>
          <table:table-cell table:formula="of:=[$'Commands all'.AX25]" office:value-type="string" office:string-value="0060" calcext:value-type="string">
            <text:p>0060</text:p>
          </table:table-cell>
          <table:table-cell table:formula="of:=[$'Commands all'.AV25]" office:value-type="float" office:value="67" calcext:value-type="float">
            <text:p>67</text:p>
          </table:table-cell>
          <table:table-cell table:formula="of:=DEC2HEX([.C23];2)" office:value-type="string" office:string-value="43" calcext:value-type="string">
            <text:p>43</text:p>
          </table:table-cell>
          <table:table-cell table:number-columns-repeated="3"/>
        </table:table-row>
        <table:table-row table:style-name="ro1">
          <table:table-cell table:formula="of:=[$'Commands all'.AW26]" office:value-type="float" office:value="97" calcext:value-type="float">
            <text:p>97</text:p>
          </table:table-cell>
          <table:table-cell table:formula="of:=[$'Commands all'.AX26]" office:value-type="string" office:string-value="0061" calcext:value-type="string">
            <text:p>0061</text:p>
          </table:table-cell>
          <table:table-cell table:formula="of:=[$'Commands all'.AV26]" office:value-type="float" office:value="8" calcext:value-type="float">
            <text:p>8</text:p>
          </table:table-cell>
          <table:table-cell table:formula="of:=DEC2HEX([.C24];2)" office:value-type="string" office:string-value="08" calcext:value-type="string">
            <text:p>08</text:p>
          </table:table-cell>
          <table:table-cell table:number-columns-repeated="3"/>
        </table:table-row>
        <table:table-row table:style-name="ro1">
          <table:table-cell table:formula="of:=[$'Commands all'.AW27]" office:value-type="float" office:value="264" calcext:value-type="float">
            <text:p>264</text:p>
          </table:table-cell>
          <table:table-cell table:formula="of:=[$'Commands all'.AX27]" office:value-type="string" office:string-value="0108" calcext:value-type="string">
            <text:p>0108</text:p>
          </table:table-cell>
          <table:table-cell table:formula="of:=[$'Commands all'.AV27]" office:value-type="float" office:value="137" calcext:value-type="float">
            <text:p>137</text:p>
          </table:table-cell>
          <table:table-cell table:formula="of:=DEC2HEX([.C25];2)" office:value-type="string" office:string-value="89" calcext:value-type="string">
            <text:p>89</text:p>
          </table:table-cell>
          <table:table-cell table:number-columns-repeated="3"/>
        </table:table-row>
        <table:table-row table:style-name="ro1">
          <table:table-cell table:formula="of:=[$'Commands all'.AW28]" office:value-type="float" office:value="265" calcext:value-type="float">
            <text:p>265</text:p>
          </table:table-cell>
          <table:table-cell table:formula="of:=[$'Commands all'.AX28]" office:value-type="string" office:string-value="0109" calcext:value-type="string">
            <text:p>0109</text:p>
          </table:table-cell>
          <table:table-cell table:formula="of:=[$'Commands all'.AV28]" office:value-type="float" office:value="16" calcext:value-type="float">
            <text:p>16</text:p>
          </table:table-cell>
          <table:table-cell table:formula="of:=DEC2HEX([.C26];2)" office:value-type="string" office:string-value="10" calcext:value-type="string">
            <text:p>10</text:p>
          </table:table-cell>
          <table:table-cell table:number-columns-repeated="3"/>
        </table:table-row>
        <table:table-row table:style-name="ro1">
          <table:table-cell table:formula="of:=[$'Commands all'.AW29]" office:value-type="float" office:value="266" calcext:value-type="float">
            <text:p>266</text:p>
          </table:table-cell>
          <table:table-cell table:formula="of:=[$'Commands all'.AX29]" office:value-type="string" office:string-value="010A" calcext:value-type="string">
            <text:p>010A</text:p>
          </table:table-cell>
          <table:table-cell table:formula="of:=[$'Commands all'.AV29]" office:value-type="float" office:value="106" calcext:value-type="float">
            <text:p>106</text:p>
          </table:table-cell>
          <table:table-cell table:formula="of:=DEC2HEX([.C27];2)" office:value-type="string" office:string-value="6A" calcext:value-type="string">
            <text:p>6A</text:p>
          </table:table-cell>
          <table:table-cell table:number-columns-repeated="3"/>
        </table:table-row>
        <table:table-row table:style-name="ro1">
          <table:table-cell table:formula="of:=[$'Commands all'.AW30]" office:value-type="float" office:value="267" calcext:value-type="float">
            <text:p>267</text:p>
          </table:table-cell>
          <table:table-cell table:formula="of:=[$'Commands all'.AX30]" office:value-type="string" office:string-value="010B" calcext:value-type="string">
            <text:p>010B</text:p>
          </table:table-cell>
          <table:table-cell table:formula="of:=[$'Commands all'.AV30]" office:value-type="float" office:value="113" calcext:value-type="float">
            <text:p>113</text:p>
          </table:table-cell>
          <table:table-cell table:formula="of:=DEC2HEX([.C28];2)" office:value-type="string" office:string-value="71" calcext:value-type="string">
            <text:p>71</text:p>
          </table:table-cell>
          <table:table-cell table:number-columns-repeated="3"/>
        </table:table-row>
        <table:table-row table:style-name="ro1">
          <table:table-cell table:formula="of:=[$'Commands all'.AW31]" office:value-type="float" office:value="268" calcext:value-type="float">
            <text:p>268</text:p>
          </table:table-cell>
          <table:table-cell table:formula="of:=[$'Commands all'.AX31]" office:value-type="string" office:string-value="010C" calcext:value-type="string">
            <text:p>010C</text:p>
          </table:table-cell>
          <table:table-cell table:formula="of:=[$'Commands all'.AV31]" office:value-type="float" office:value="245" calcext:value-type="float">
            <text:p>245</text:p>
          </table:table-cell>
          <table:table-cell table:formula="of:=DEC2HEX([.C29];2)" office:value-type="string" office:string-value="F5" calcext:value-type="string">
            <text:p>F5</text:p>
          </table:table-cell>
          <table:table-cell table:number-columns-repeated="3"/>
        </table:table-row>
        <table:table-row table:style-name="ro1">
          <table:table-cell table:formula="of:=[$'Commands all'.AW32]" office:value-type="float" office:value="269" calcext:value-type="float">
            <text:p>269</text:p>
          </table:table-cell>
          <table:table-cell table:formula="of:=[$'Commands all'.AX32]" office:value-type="string" office:string-value="010D" calcext:value-type="string">
            <text:p>010D</text:p>
          </table:table-cell>
          <table:table-cell table:formula="of:=[$'Commands all'.AV32]" office:value-type="float" office:value="24" calcext:value-type="float">
            <text:p>24</text:p>
          </table:table-cell>
          <table:table-cell table:formula="of:=DEC2HEX([.C30];2)" office:value-type="string" office:string-value="18" calcext:value-type="string">
            <text:p>18</text:p>
          </table:table-cell>
          <table:table-cell table:number-columns-repeated="3"/>
        </table:table-row>
        <table:table-row table:style-name="ro1">
          <table:table-cell table:formula="of:=[$'Commands all'.AW33]" office:value-type="float" office:value="272" calcext:value-type="float">
            <text:p>272</text:p>
          </table:table-cell>
          <table:table-cell table:formula="of:=[$'Commands all'.AX33]" office:value-type="string" office:string-value="0110" calcext:value-type="string">
            <text:p>0110</text:p>
          </table:table-cell>
          <table:table-cell table:formula="of:=[$'Commands all'.AV33]" office:value-type="float" office:value="137" calcext:value-type="float">
            <text:p>137</text:p>
          </table:table-cell>
          <table:table-cell table:formula="of:=DEC2HEX([.C31];2)" office:value-type="string" office:string-value="89" calcext:value-type="string">
            <text:p>89</text:p>
          </table:table-cell>
          <table:table-cell table:number-columns-repeated="3"/>
        </table:table-row>
        <table:table-row table:style-name="ro1">
          <table:table-cell table:formula="of:=[$'Commands all'.AW34]" office:value-type="float" office:value="273" calcext:value-type="float">
            <text:p>273</text:p>
          </table:table-cell>
          <table:table-cell table:formula="of:=[$'Commands all'.AX34]" office:value-type="string" office:string-value="0111" calcext:value-type="string">
            <text:p>0111</text:p>
          </table:table-cell>
          <table:table-cell table:formula="of:=[$'Commands all'.AV34]" office:value-type="float" office:value="16" calcext:value-type="float">
            <text:p>16</text:p>
          </table:table-cell>
          <table:table-cell table:formula="of:=DEC2HEX([.C32];2)" office:value-type="string" office:string-value="10" calcext:value-type="string">
            <text:p>10</text:p>
          </table:table-cell>
          <table:table-cell table:number-columns-repeated="3"/>
        </table:table-row>
        <table:table-row table:style-name="ro1">
          <table:table-cell table:formula="of:=[$'Commands all'.AW35]" office:value-type="float" office:value="274" calcext:value-type="float">
            <text:p>274</text:p>
          </table:table-cell>
          <table:table-cell table:formula="of:=[$'Commands all'.AX35]" office:value-type="string" office:string-value="0112" calcext:value-type="string">
            <text:p>0112</text:p>
          </table:table-cell>
          <table:table-cell table:formula="of:=[$'Commands all'.AV35]" office:value-type="float" office:value="106" calcext:value-type="float">
            <text:p>106</text:p>
          </table:table-cell>
          <table:table-cell table:formula="of:=DEC2HEX([.C33];2)" office:value-type="string" office:string-value="6A" calcext:value-type="string">
            <text:p>6A</text:p>
          </table:table-cell>
          <table:table-cell table:number-columns-repeated="3"/>
        </table:table-row>
        <table:table-row table:style-name="ro1">
          <table:table-cell table:formula="of:=[$'Commands all'.AW36]" office:value-type="float" office:value="275" calcext:value-type="float">
            <text:p>275</text:p>
          </table:table-cell>
          <table:table-cell table:formula="of:=[$'Commands all'.AX36]" office:value-type="string" office:string-value="0113" calcext:value-type="string">
            <text:p>0113</text:p>
          </table:table-cell>
          <table:table-cell table:formula="of:=[$'Commands all'.AV36]" office:value-type="float" office:value="113" calcext:value-type="float">
            <text:p>113</text:p>
          </table:table-cell>
          <table:table-cell table:formula="of:=DEC2HEX([.C34];2)" office:value-type="string" office:string-value="71" calcext:value-type="string">
            <text:p>71</text:p>
          </table:table-cell>
          <table:table-cell table:number-columns-repeated="3"/>
        </table:table-row>
        <table:table-row table:style-name="ro1">
          <table:table-cell table:formula="of:=[$'Commands all'.AW37]" office:value-type="float" office:value="276" calcext:value-type="float">
            <text:p>276</text:p>
          </table:table-cell>
          <table:table-cell table:formula="of:=[$'Commands all'.AX37]" office:value-type="string" office:string-value="0114" calcext:value-type="string">
            <text:p>0114</text:p>
          </table:table-cell>
          <table:table-cell table:formula="of:=[$'Commands all'.AV37]" office:value-type="float" office:value="189" calcext:value-type="float">
            <text:p>189</text:p>
          </table:table-cell>
          <table:table-cell table:formula="of:=DEC2HEX([.C35];2)" office:value-type="string" office:string-value="BD" calcext:value-type="string">
            <text:p>BD</text:p>
          </table:table-cell>
          <table:table-cell table:number-columns-repeated="3"/>
        </table:table-row>
        <table:table-row table:style-name="ro1">
          <table:table-cell table:formula="of:=[$'Commands all'.AW38]" office:value-type="float" office:value="277" calcext:value-type="float">
            <text:p>277</text:p>
          </table:table-cell>
          <table:table-cell table:formula="of:=[$'Commands all'.AX38]" office:value-type="string" office:string-value="0115" calcext:value-type="string">
            <text:p>0115</text:p>
          </table:table-cell>
          <table:table-cell table:formula="of:=[$'Commands all'.AV38]" office:value-type="float" office:value="24" calcext:value-type="float">
            <text:p>24</text:p>
          </table:table-cell>
          <table:table-cell table:formula="of:=DEC2HEX([.C36];2)" office:value-type="string" office:string-value="18" calcext:value-type="string">
            <text:p>18</text:p>
          </table:table-cell>
          <table:table-cell table:number-columns-repeated="3"/>
        </table:table-row>
        <table:table-row table:style-name="ro1">
          <table:table-cell table:formula="of:=[$'Commands all'.AW39]" office:value-type="float" office:value="280" calcext:value-type="float">
            <text:p>280</text:p>
          </table:table-cell>
          <table:table-cell table:formula="of:=[$'Commands all'.AX39]" office:value-type="string" office:string-value="0118" calcext:value-type="string">
            <text:p>0118</text:p>
          </table:table-cell>
          <table:table-cell table:formula="of:=[$'Commands all'.AV39]" office:value-type="float" office:value="106" calcext:value-type="float">
            <text:p>106</text:p>
          </table:table-cell>
          <table:table-cell table:formula="of:=DEC2HEX([.C37];2)" office:value-type="string" office:string-value="6A" calcext:value-type="string">
            <text:p>6A</text:p>
          </table:table-cell>
          <table:table-cell table:number-columns-repeated="3"/>
        </table:table-row>
        <table:table-row table:style-name="ro1">
          <table:table-cell table:formula="of:=[$'Commands all'.AW40]" office:value-type="float" office:value="281" calcext:value-type="float">
            <text:p>281</text:p>
          </table:table-cell>
          <table:table-cell table:formula="of:=[$'Commands all'.AX40]" office:value-type="string" office:string-value="0119" calcext:value-type="string">
            <text:p>0119</text:p>
          </table:table-cell>
          <table:table-cell table:formula="of:=[$'Commands all'.AV40]" office:value-type="float" office:value="105" calcext:value-type="float">
            <text:p>105</text:p>
          </table:table-cell>
          <table:table-cell table:formula="of:=DEC2HEX([.C38];2)" office:value-type="string" office:string-value="69" calcext:value-type="string">
            <text:p>69</text:p>
          </table:table-cell>
          <table:table-cell table:number-columns-repeated="3"/>
        </table:table-row>
        <table:table-row table:style-name="ro1">
          <table:table-cell table:formula="of:=[$'Commands all'.AW41]" office:value-type="float" office:value="282" calcext:value-type="float">
            <text:p>282</text:p>
          </table:table-cell>
          <table:table-cell table:formula="of:=[$'Commands all'.AX41]" office:value-type="string" office:string-value="011A" calcext:value-type="string">
            <text:p>011A</text:p>
          </table:table-cell>
          <table:table-cell table:formula="of:=[$'Commands all'.AV41]" office:value-type="float" office:value="189" calcext:value-type="float">
            <text:p>189</text:p>
          </table:table-cell>
          <table:table-cell table:formula="of:=DEC2HEX([.C39];2)" office:value-type="string" office:string-value="BD" calcext:value-type="string">
            <text:p>BD</text:p>
          </table:table-cell>
          <table:table-cell table:number-columns-repeated="3"/>
        </table:table-row>
        <table:table-row table:style-name="ro1">
          <table:table-cell table:formula="of:=[$'Commands all'.AW42]" office:value-type="float" office:value="283" calcext:value-type="float">
            <text:p>283</text:p>
          </table:table-cell>
          <table:table-cell table:formula="of:=[$'Commands all'.AX42]" office:value-type="string" office:string-value="011B" calcext:value-type="string">
            <text:p>011B</text:p>
          </table:table-cell>
          <table:table-cell table:formula="of:=[$'Commands all'.AV42]" office:value-type="float" office:value="24" calcext:value-type="float">
            <text:p>24</text:p>
          </table:table-cell>
          <table:table-cell table:formula="of:=DEC2HEX([.C40];2)" office:value-type="string" office:string-value="18" calcext:value-type="string">
            <text:p>18</text:p>
          </table:table-cell>
          <table:table-cell table:number-columns-repeated="3"/>
        </table:table-row>
        <table:table-row table:style-name="ro1">
          <table:table-cell table:formula="of:=[$'Commands all'.AW43]" office:value-type="float" office:value="288" calcext:value-type="float">
            <text:p>288</text:p>
          </table:table-cell>
          <table:table-cell table:formula="of:=[$'Commands all'.AX43]" office:value-type="string" office:string-value="0120" calcext:value-type="string">
            <text:p>0120</text:p>
          </table:table-cell>
          <table:table-cell table:formula="of:=[$'Commands all'.AV43]" office:value-type="float" office:value="106" calcext:value-type="float">
            <text:p>106</text:p>
          </table:table-cell>
          <table:table-cell table:formula="of:=DEC2HEX([.C41];2)" office:value-type="string" office:string-value="6A" calcext:value-type="string">
            <text:p>6A</text:p>
          </table:table-cell>
          <table:table-cell table:number-columns-repeated="3"/>
        </table:table-row>
        <table:table-row table:style-name="ro1">
          <table:table-cell table:formula="of:=[$'Commands all'.AW44]" office:value-type="float" office:value="289" calcext:value-type="float">
            <text:p>289</text:p>
          </table:table-cell>
          <table:table-cell table:formula="of:=[$'Commands all'.AX44]" office:value-type="string" office:string-value="0121" calcext:value-type="string">
            <text:p>0121</text:p>
          </table:table-cell>
          <table:table-cell table:formula="of:=[$'Commands all'.AV44]" office:value-type="float" office:value="105" calcext:value-type="float">
            <text:p>105</text:p>
          </table:table-cell>
          <table:table-cell table:formula="of:=DEC2HEX([.C42];2)" office:value-type="string" office:string-value="69" calcext:value-type="string">
            <text:p>69</text:p>
          </table:table-cell>
          <table:table-cell table:number-columns-repeated="3"/>
        </table:table-row>
        <table:table-row table:style-name="ro1">
          <table:table-cell table:formula="of:=[$'Commands all'.AW45]" office:value-type="float" office:value="290" calcext:value-type="float">
            <text:p>290</text:p>
          </table:table-cell>
          <table:table-cell table:formula="of:=[$'Commands all'.AX45]" office:value-type="string" office:string-value="0122" calcext:value-type="string">
            <text:p>0122</text:p>
          </table:table-cell>
          <table:table-cell table:formula="of:=[$'Commands all'.AV45]" office:value-type="float" office:value="221" calcext:value-type="float">
            <text:p>221</text:p>
          </table:table-cell>
          <table:table-cell table:formula="of:=DEC2HEX([.C43];2)" office:value-type="string" office:string-value="DD" calcext:value-type="string">
            <text:p>DD</text:p>
          </table:table-cell>
          <table:table-cell table:number-columns-repeated="3"/>
        </table:table-row>
        <table:table-row table:style-name="ro1">
          <table:table-cell table:formula="of:=[$'Commands all'.AW46]" office:value-type="float" office:value="291" calcext:value-type="float">
            <text:p>291</text:p>
          </table:table-cell>
          <table:table-cell table:formula="of:=[$'Commands all'.AX46]" office:value-type="string" office:string-value="0123" calcext:value-type="string">
            <text:p>0123</text:p>
          </table:table-cell>
          <table:table-cell table:formula="of:=[$'Commands all'.AV46]" office:value-type="float" office:value="24" calcext:value-type="float">
            <text:p>24</text:p>
          </table:table-cell>
          <table:table-cell table:formula="of:=DEC2HEX([.C44];2)" office:value-type="string" office:string-value="18" calcext:value-type="string">
            <text:p>18</text:p>
          </table:table-cell>
          <table:table-cell table:number-columns-repeated="3"/>
        </table:table-row>
        <table:table-row table:style-name="ro1">
          <table:table-cell table:formula="of:=[$'Commands all'.AW47]" office:value-type="float" office:value="296" calcext:value-type="float">
            <text:p>296</text:p>
          </table:table-cell>
          <table:table-cell table:formula="of:=[$'Commands all'.AX47]" office:value-type="string" office:string-value="0128" calcext:value-type="string">
            <text:p>0128</text:p>
          </table:table-cell>
          <table:table-cell table:formula="of:=[$'Commands all'.AV47]" office:value-type="float" office:value="106" calcext:value-type="float">
            <text:p>106</text:p>
          </table:table-cell>
          <table:table-cell table:formula="of:=DEC2HEX([.C45];2)" office:value-type="string" office:string-value="6A" calcext:value-type="string">
            <text:p>6A</text:p>
          </table:table-cell>
          <table:table-cell table:number-columns-repeated="3"/>
        </table:table-row>
        <table:table-row table:style-name="ro1">
          <table:table-cell table:formula="of:=[$'Commands all'.AW48]" office:value-type="float" office:value="297" calcext:value-type="float">
            <text:p>297</text:p>
          </table:table-cell>
          <table:table-cell table:formula="of:=[$'Commands all'.AX48]" office:value-type="string" office:string-value="0129" calcext:value-type="string">
            <text:p>0129</text:p>
          </table:table-cell>
          <table:table-cell table:formula="of:=[$'Commands all'.AV48]" office:value-type="float" office:value="105" calcext:value-type="float">
            <text:p>105</text:p>
          </table:table-cell>
          <table:table-cell table:formula="of:=DEC2HEX([.C46];2)" office:value-type="string" office:string-value="69" calcext:value-type="string">
            <text:p>69</text:p>
          </table:table-cell>
          <table:table-cell table:number-columns-repeated="3"/>
        </table:table-row>
        <table:table-row table:style-name="ro1">
          <table:table-cell table:formula="of:=[$'Commands all'.AW49]" office:value-type="float" office:value="298" calcext:value-type="float">
            <text:p>298</text:p>
          </table:table-cell>
          <table:table-cell table:formula="of:=[$'Commands all'.AX49]" office:value-type="string" office:string-value="012A" calcext:value-type="string">
            <text:p>012A</text:p>
          </table:table-cell>
          <table:table-cell table:formula="of:=[$'Commands all'.AV49]" office:value-type="float" office:value="158" calcext:value-type="float">
            <text:p>158</text:p>
          </table:table-cell>
          <table:table-cell table:formula="of:=DEC2HEX([.C47];2)" office:value-type="string" office:string-value="9E" calcext:value-type="string">
            <text:p>9E</text:p>
          </table:table-cell>
          <table:table-cell table:number-columns-repeated="3"/>
        </table:table-row>
        <table:table-row table:style-name="ro1">
          <table:table-cell table:formula="of:=[$'Commands all'.AW50]" office:value-type="float" office:value="299" calcext:value-type="float">
            <text:p>299</text:p>
          </table:table-cell>
          <table:table-cell table:formula="of:=[$'Commands all'.AX50]" office:value-type="string" office:string-value="012B" calcext:value-type="string">
            <text:p>012B</text:p>
          </table:table-cell>
          <table:table-cell table:formula="of:=[$'Commands all'.AV50]" office:value-type="float" office:value="24" calcext:value-type="float">
            <text:p>24</text:p>
          </table:table-cell>
          <table:table-cell table:formula="of:=DEC2HEX([.C48];2)" office:value-type="string" office:string-value="18" calcext:value-type="string">
            <text:p>18</text:p>
          </table:table-cell>
          <table:table-cell table:number-columns-repeated="3"/>
        </table:table-row>
        <table:table-row table:style-name="ro1">
          <table:table-cell table:formula="of:=[$'Commands all'.AW51]" office:value-type="float" office:value="304" calcext:value-type="float">
            <text:p>304</text:p>
          </table:table-cell>
          <table:table-cell table:formula="of:=[$'Commands all'.AX51]" office:value-type="string" office:string-value="0130" calcext:value-type="string">
            <text:p>0130</text:p>
          </table:table-cell>
          <table:table-cell table:formula="of:=[$'Commands all'.AV51]" office:value-type="float" office:value="106" calcext:value-type="float">
            <text:p>106</text:p>
          </table:table-cell>
          <table:table-cell table:formula="of:=DEC2HEX([.C49];2)" office:value-type="string" office:string-value="6A" calcext:value-type="string">
            <text:p>6A</text:p>
          </table:table-cell>
          <table:table-cell table:number-columns-repeated="3"/>
        </table:table-row>
        <table:table-row table:style-name="ro1">
          <table:table-cell table:formula="of:=[$'Commands all'.AW52]" office:value-type="float" office:value="305" calcext:value-type="float">
            <text:p>305</text:p>
          </table:table-cell>
          <table:table-cell table:formula="of:=[$'Commands all'.AX52]" office:value-type="string" office:string-value="0131" calcext:value-type="string">
            <text:p>0131</text:p>
          </table:table-cell>
          <table:table-cell table:formula="of:=[$'Commands all'.AV52]" office:value-type="float" office:value="105" calcext:value-type="float">
            <text:p>105</text:p>
          </table:table-cell>
          <table:table-cell table:formula="of:=DEC2HEX([.C50];2)" office:value-type="string" office:string-value="69" calcext:value-type="string">
            <text:p>69</text:p>
          </table:table-cell>
          <table:table-cell table:number-columns-repeated="3"/>
        </table:table-row>
        <table:table-row table:style-name="ro1">
          <table:table-cell table:formula="of:=[$'Commands all'.AW53]" office:value-type="float" office:value="306" calcext:value-type="float">
            <text:p>306</text:p>
          </table:table-cell>
          <table:table-cell table:formula="of:=[$'Commands all'.AX53]" office:value-type="string" office:string-value="0132" calcext:value-type="string">
            <text:p>0132</text:p>
          </table:table-cell>
          <table:table-cell table:formula="of:=[$'Commands all'.AV53]" office:value-type="float" office:value="157" calcext:value-type="float">
            <text:p>157</text:p>
          </table:table-cell>
          <table:table-cell table:formula="of:=DEC2HEX([.C51];2)" office:value-type="string" office:string-value="9D" calcext:value-type="string">
            <text:p>9D</text:p>
          </table:table-cell>
          <table:table-cell table:number-columns-repeated="3"/>
        </table:table-row>
        <table:table-row table:style-name="ro1">
          <table:table-cell table:formula="of:=[$'Commands all'.AW54]" office:value-type="float" office:value="307" calcext:value-type="float">
            <text:p>307</text:p>
          </table:table-cell>
          <table:table-cell table:formula="of:=[$'Commands all'.AX54]" office:value-type="string" office:string-value="0133" calcext:value-type="string">
            <text:p>0133</text:p>
          </table:table-cell>
          <table:table-cell table:formula="of:=[$'Commands all'.AV54]" office:value-type="float" office:value="24" calcext:value-type="float">
            <text:p>24</text:p>
          </table:table-cell>
          <table:table-cell table:formula="of:=DEC2HEX([.C52];2)" office:value-type="string" office:string-value="18" calcext:value-type="string">
            <text:p>18</text:p>
          </table:table-cell>
          <table:table-cell table:number-columns-repeated="3"/>
        </table:table-row>
        <table:table-row table:style-name="ro1">
          <table:table-cell table:formula="of:=[$'Commands all'.AW55]" office:value-type="float" office:value="312" calcext:value-type="float">
            <text:p>312</text:p>
          </table:table-cell>
          <table:table-cell table:formula="of:=[$'Commands all'.AX55]" office:value-type="string" office:string-value="0138" calcext:value-type="string">
            <text:p>0138</text:p>
          </table:table-cell>
          <table:table-cell table:formula="of:=[$'Commands all'.AV55]" office:value-type="float" office:value="106" calcext:value-type="float">
            <text:p>106</text:p>
          </table:table-cell>
          <table:table-cell table:formula="of:=DEC2HEX([.C53];2)" office:value-type="string" office:string-value="6A" calcext:value-type="string">
            <text:p>6A</text:p>
          </table:table-cell>
          <table:table-cell table:number-columns-repeated="3"/>
        </table:table-row>
        <table:table-row table:style-name="ro1">
          <table:table-cell table:formula="of:=[$'Commands all'.AW56]" office:value-type="float" office:value="313" calcext:value-type="float">
            <text:p>313</text:p>
          </table:table-cell>
          <table:table-cell table:formula="of:=[$'Commands all'.AX56]" office:value-type="string" office:string-value="0139" calcext:value-type="string">
            <text:p>0139</text:p>
          </table:table-cell>
          <table:table-cell table:formula="of:=[$'Commands all'.AV56]" office:value-type="float" office:value="105" calcext:value-type="float">
            <text:p>105</text:p>
          </table:table-cell>
          <table:table-cell table:formula="of:=DEC2HEX([.C54];2)" office:value-type="string" office:string-value="69" calcext:value-type="string">
            <text:p>69</text:p>
          </table:table-cell>
          <table:table-cell table:number-columns-repeated="3"/>
        </table:table-row>
        <table:table-row table:style-name="ro1">
          <table:table-cell table:formula="of:=[$'Commands all'.AW57]" office:value-type="float" office:value="314" calcext:value-type="float">
            <text:p>314</text:p>
          </table:table-cell>
          <table:table-cell table:formula="of:=[$'Commands all'.AX57]" office:value-type="string" office:string-value="013A" calcext:value-type="string">
            <text:p>013A</text:p>
          </table:table-cell>
          <table:table-cell table:formula="of:=[$'Commands all'.AV57]" office:value-type="float" office:value="61" calcext:value-type="float">
            <text:p>61</text:p>
          </table:table-cell>
          <table:table-cell table:formula="of:=DEC2HEX([.C55];2)" office:value-type="string" office:string-value="3D" calcext:value-type="string">
            <text:p>3D</text:p>
          </table:table-cell>
          <table:table-cell table:number-columns-repeated="3"/>
        </table:table-row>
        <table:table-row table:style-name="ro1">
          <table:table-cell table:formula="of:=[$'Commands all'.AW58]" office:value-type="float" office:value="315" calcext:value-type="float">
            <text:p>315</text:p>
          </table:table-cell>
          <table:table-cell table:formula="of:=[$'Commands all'.AX58]" office:value-type="string" office:string-value="013B" calcext:value-type="string">
            <text:p>013B</text:p>
          </table:table-cell>
          <table:table-cell table:formula="of:=[$'Commands all'.AV58]" office:value-type="float" office:value="24" calcext:value-type="float">
            <text:p>24</text:p>
          </table:table-cell>
          <table:table-cell table:formula="of:=DEC2HEX([.C56];2)" office:value-type="string" office:string-value="18" calcext:value-type="string">
            <text:p>18</text:p>
          </table:table-cell>
          <table:table-cell table:number-columns-repeated="3"/>
        </table:table-row>
        <table:table-row table:style-name="ro1">
          <table:table-cell table:formula="of:=[$'Commands all'.AW59]" office:value-type="float" office:value="512" calcext:value-type="float">
            <text:p>512</text:p>
          </table:table-cell>
          <table:table-cell table:formula="of:=[$'Commands all'.AX59]" office:value-type="string" office:string-value="0200" calcext:value-type="string">
            <text:p>0200</text:p>
          </table:table-cell>
          <table:table-cell table:formula="of:=[$'Commands all'.AV59]" office:value-type="float" office:value="157" calcext:value-type="float">
            <text:p>157</text:p>
          </table:table-cell>
          <table:table-cell table:formula="of:=DEC2HEX([.C57];2)" office:value-type="string" office:string-value="9D" calcext:value-type="string">
            <text:p>9D</text:p>
          </table:table-cell>
          <table:table-cell table:number-columns-repeated="3"/>
        </table:table-row>
        <table:table-row table:style-name="ro1">
          <table:table-cell table:formula="of:=[$'Commands all'.AW60]" office:value-type="float" office:value="513" calcext:value-type="float">
            <text:p>513</text:p>
          </table:table-cell>
          <table:table-cell table:formula="of:=[$'Commands all'.AX60]" office:value-type="string" office:string-value="0201" calcext:value-type="string">
            <text:p>0201</text:p>
          </table:table-cell>
          <table:table-cell table:formula="of:=[$'Commands all'.AV60]" office:value-type="float" office:value="16" calcext:value-type="float">
            <text:p>16</text:p>
          </table:table-cell>
          <table:table-cell table:formula="of:=DEC2HEX([.C58];2)" office:value-type="string" office:string-value="10" calcext:value-type="string">
            <text:p>10</text:p>
          </table:table-cell>
          <table:table-cell table:number-columns-repeated="3"/>
        </table:table-row>
        <table:table-row table:style-name="ro1">
          <table:table-cell table:formula="of:=[$'Commands all'.AW61]" office:value-type="float" office:value="514" calcext:value-type="float">
            <text:p>514</text:p>
          </table:table-cell>
          <table:table-cell table:formula="of:=[$'Commands all'.AX61]" office:value-type="string" office:string-value="0202" calcext:value-type="string">
            <text:p>0202</text:p>
          </table:table-cell>
          <table:table-cell table:formula="of:=[$'Commands all'.AV61]" office:value-type="float" office:value="94" calcext:value-type="float">
            <text:p>94</text:p>
          </table:table-cell>
          <table:table-cell table:formula="of:=DEC2HEX([.C59];2)" office:value-type="string" office:string-value="5E" calcext:value-type="string">
            <text:p>5E</text:p>
          </table:table-cell>
          <table:table-cell table:number-columns-repeated="3"/>
        </table:table-row>
        <table:table-row table:style-name="ro1">
          <table:table-cell table:formula="of:=[$'Commands all'.AW62]" office:value-type="float" office:value="515" calcext:value-type="float">
            <text:p>515</text:p>
          </table:table-cell>
          <table:table-cell table:formula="of:=[$'Commands all'.AX62]" office:value-type="string" office:string-value="0203" calcext:value-type="string">
            <text:p>0203</text:p>
          </table:table-cell>
          <table:table-cell table:formula="of:=[$'Commands all'.AV62]" office:value-type="float" office:value="81" calcext:value-type="float">
            <text:p>81</text:p>
          </table:table-cell>
          <table:table-cell table:formula="of:=DEC2HEX([.C60];2)" office:value-type="string" office:string-value="51" calcext:value-type="string">
            <text:p>51</text:p>
          </table:table-cell>
          <table:table-cell table:number-columns-repeated="3"/>
        </table:table-row>
        <table:table-row table:style-name="ro1">
          <table:table-cell table:formula="of:=[$'Commands all'.AW63]" office:value-type="float" office:value="516" calcext:value-type="float">
            <text:p>516</text:p>
          </table:table-cell>
          <table:table-cell table:formula="of:=[$'Commands all'.AX63]" office:value-type="string" office:string-value="0204" calcext:value-type="string">
            <text:p>0204</text:p>
          </table:table-cell>
          <table:table-cell table:formula="of:=[$'Commands all'.AV63]" office:value-type="float" office:value="24" calcext:value-type="float">
            <text:p>24</text:p>
          </table:table-cell>
          <table:table-cell table:formula="of:=DEC2HEX([.C61];2)" office:value-type="string" office:string-value="18" calcext:value-type="string">
            <text:p>18</text:p>
          </table:table-cell>
          <table:table-cell table:number-columns-repeated="3"/>
        </table:table-row>
        <table:table-row table:style-name="ro1">
          <table:table-cell table:formula="of:=[$'Commands all'.AW64]" office:value-type="float" office:value="520" calcext:value-type="float">
            <text:p>520</text:p>
          </table:table-cell>
          <table:table-cell table:formula="of:=[$'Commands all'.AX64]" office:value-type="string" office:string-value="0208" calcext:value-type="string">
            <text:p>0208</text:p>
          </table:table-cell>
          <table:table-cell table:formula="of:=[$'Commands all'.AV64]" office:value-type="float" office:value="16" calcext:value-type="float">
            <text:p>16</text:p>
          </table:table-cell>
          <table:table-cell table:formula="of:=DEC2HEX([.C62];2)" office:value-type="string" office:string-value="10" calcext:value-type="string">
            <text:p>10</text:p>
          </table:table-cell>
          <table:table-cell table:number-columns-repeated="3"/>
        </table:table-row>
        <table:table-row table:style-name="ro1">
          <table:table-cell table:formula="of:=[$'Commands all'.AW65]" office:value-type="float" office:value="521" calcext:value-type="float">
            <text:p>521</text:p>
          </table:table-cell>
          <table:table-cell table:formula="of:=[$'Commands all'.AX65]" office:value-type="string" office:string-value="0209" calcext:value-type="string">
            <text:p>0209</text:p>
          </table:table-cell>
          <table:table-cell table:formula="of:=[$'Commands all'.AV65]" office:value-type="float" office:value="24" calcext:value-type="float">
            <text:p>24</text:p>
          </table:table-cell>
          <table:table-cell table:formula="of:=DEC2HEX([.C63];2)" office:value-type="string" office:string-value="18" calcext:value-type="string">
            <text:p>18</text:p>
          </table:table-cell>
          <table:table-cell table:number-columns-repeated="3"/>
        </table:table-row>
        <table:table-row table:style-name="ro1">
          <table:table-cell table:formula="of:=[$'Commands all'.AW66]" office:value-type="float" office:value="528" calcext:value-type="float">
            <text:p>528</text:p>
          </table:table-cell>
          <table:table-cell table:formula="of:=[$'Commands all'.AX66]" office:value-type="string" office:string-value="0210" calcext:value-type="string">
            <text:p>0210</text:p>
          </table:table-cell>
          <table:table-cell table:formula="of:=[$'Commands all'.AV66]" office:value-type="float" office:value="16" calcext:value-type="float">
            <text:p>16</text:p>
          </table:table-cell>
          <table:table-cell table:formula="of:=DEC2HEX([.C64];2)" office:value-type="string" office:string-value="10" calcext:value-type="string">
            <text:p>10</text:p>
          </table:table-cell>
          <table:table-cell table:number-columns-repeated="3"/>
        </table:table-row>
        <table:table-row table:style-name="ro1">
          <table:table-cell table:formula="of:=[$'Commands all'.AW67]" office:value-type="float" office:value="529" calcext:value-type="float">
            <text:p>529</text:p>
          </table:table-cell>
          <table:table-cell table:formula="of:=[$'Commands all'.AX67]" office:value-type="string" office:string-value="0211" calcext:value-type="string">
            <text:p>0211</text:p>
          </table:table-cell>
          <table:table-cell table:formula="of:=[$'Commands all'.AV67]" office:value-type="float" office:value="24" calcext:value-type="float">
            <text:p>24</text:p>
          </table:table-cell>
          <table:table-cell table:formula="of:=DEC2HEX([.C65];2)" office:value-type="string" office:string-value="18" calcext:value-type="string">
            <text:p>18</text:p>
          </table:table-cell>
          <table:table-cell table:number-columns-repeated="3"/>
        </table:table-row>
        <table:table-row table:style-name="ro1">
          <table:table-cell table:formula="of:=[$'Commands all'.AW68]" office:value-type="float" office:value="544" calcext:value-type="float">
            <text:p>544</text:p>
          </table:table-cell>
          <table:table-cell table:formula="of:=[$'Commands all'.AX68]" office:value-type="string" office:string-value="0220" calcext:value-type="string">
            <text:p>0220</text:p>
          </table:table-cell>
          <table:table-cell table:formula="of:=[$'Commands all'.AV68]" office:value-type="float" office:value="16" calcext:value-type="float">
            <text:p>16</text:p>
          </table:table-cell>
          <table:table-cell table:formula="of:=DEC2HEX([.C66];2)" office:value-type="string" office:string-value="10" calcext:value-type="string">
            <text:p>10</text:p>
          </table:table-cell>
          <table:table-cell table:number-columns-repeated="3"/>
        </table:table-row>
        <table:table-row table:style-name="ro1">
          <table:table-cell table:formula="of:=[$'Commands all'.AW69]" office:value-type="float" office:value="545" calcext:value-type="float">
            <text:p>545</text:p>
          </table:table-cell>
          <table:table-cell table:formula="of:=[$'Commands all'.AX69]" office:value-type="string" office:string-value="0221" calcext:value-type="string">
            <text:p>0221</text:p>
          </table:table-cell>
          <table:table-cell table:formula="of:=[$'Commands all'.AV69]" office:value-type="float" office:value="24" calcext:value-type="float">
            <text:p>24</text:p>
          </table:table-cell>
          <table:table-cell table:formula="of:=DEC2HEX([.C67];2)" office:value-type="string" office:string-value="18" calcext:value-type="string">
            <text:p>18</text:p>
          </table:table-cell>
          <table:table-cell table:number-columns-repeated="3"/>
        </table:table-row>
        <table:table-row table:style-name="ro1">
          <table:table-cell table:formula="of:=[$'Commands all'.AW70]" office:value-type="float" office:value="648" calcext:value-type="float">
            <text:p>648</text:p>
          </table:table-cell>
          <table:table-cell table:formula="of:=[$'Commands all'.AX70]" office:value-type="string" office:string-value="0288" calcext:value-type="string">
            <text:p>0288</text:p>
          </table:table-cell>
          <table:table-cell table:formula="of:=[$'Commands all'.AV70]" office:value-type="float" office:value="16" calcext:value-type="float">
            <text:p>16</text:p>
          </table:table-cell>
          <table:table-cell table:formula="of:=DEC2HEX([.C68];2)" office:value-type="string" office:string-value="10" calcext:value-type="string">
            <text:p>10</text:p>
          </table:table-cell>
          <table:table-cell table:number-columns-repeated="3"/>
        </table:table-row>
        <table:table-row table:style-name="ro1">
          <table:table-cell table:formula="of:=[$'Commands all'.AW71]" office:value-type="float" office:value="649" calcext:value-type="float">
            <text:p>649</text:p>
          </table:table-cell>
          <table:table-cell table:formula="of:=[$'Commands all'.AX71]" office:value-type="string" office:string-value="0289" calcext:value-type="string">
            <text:p>0289</text:p>
          </table:table-cell>
          <table:table-cell table:formula="of:=[$'Commands all'.AV71]" office:value-type="float" office:value="24" calcext:value-type="float">
            <text:p>24</text:p>
          </table:table-cell>
          <table:table-cell table:formula="of:=DEC2HEX([.C69];2)" office:value-type="string" office:string-value="18" calcext:value-type="string">
            <text:p>18</text:p>
          </table:table-cell>
          <table:table-cell table:number-columns-repeated="3"/>
        </table:table-row>
        <table:table-row table:style-name="ro1">
          <table:table-cell table:formula="of:=[$'Commands all'.AW72]" office:value-type="float" office:value="656" calcext:value-type="float">
            <text:p>656</text:p>
          </table:table-cell>
          <table:table-cell table:formula="of:=[$'Commands all'.AX72]" office:value-type="string" office:string-value="0290" calcext:value-type="string">
            <text:p>0290</text:p>
          </table:table-cell>
          <table:table-cell table:formula="of:=[$'Commands all'.AV72]" office:value-type="float" office:value="16" calcext:value-type="float">
            <text:p>16</text:p>
          </table:table-cell>
          <table:table-cell table:formula="of:=DEC2HEX([.C70];2)" office:value-type="string" office:string-value="10" calcext:value-type="string">
            <text:p>10</text:p>
          </table:table-cell>
          <table:table-cell table:number-columns-repeated="3"/>
        </table:table-row>
        <table:table-row table:style-name="ro1">
          <table:table-cell table:formula="of:=[$'Commands all'.AW73]" office:value-type="float" office:value="657" calcext:value-type="float">
            <text:p>657</text:p>
          </table:table-cell>
          <table:table-cell table:formula="of:=[$'Commands all'.AX73]" office:value-type="string" office:string-value="0291" calcext:value-type="string">
            <text:p>0291</text:p>
          </table:table-cell>
          <table:table-cell table:formula="of:=[$'Commands all'.AV73]" office:value-type="float" office:value="24" calcext:value-type="float">
            <text:p>24</text:p>
          </table:table-cell>
          <table:table-cell table:formula="of:=DEC2HEX([.C71];2)" office:value-type="string" office:string-value="18" calcext:value-type="string">
            <text:p>18</text:p>
          </table:table-cell>
          <table:table-cell table:number-columns-repeated="3"/>
        </table:table-row>
        <table:table-row table:style-name="ro1">
          <table:table-cell table:formula="of:=[$'Commands all'.AW74]" office:value-type="float" office:value="672" calcext:value-type="float">
            <text:p>672</text:p>
          </table:table-cell>
          <table:table-cell table:formula="of:=[$'Commands all'.AX74]" office:value-type="string" office:string-value="02A0" calcext:value-type="string">
            <text:p>02A0</text:p>
          </table:table-cell>
          <table:table-cell table:formula="of:=[$'Commands all'.AV74]" office:value-type="float" office:value="16" calcext:value-type="float">
            <text:p>16</text:p>
          </table:table-cell>
          <table:table-cell table:formula="of:=DEC2HEX([.C72];2)" office:value-type="string" office:string-value="10" calcext:value-type="string">
            <text:p>10</text:p>
          </table:table-cell>
          <table:table-cell table:number-columns-repeated="3"/>
        </table:table-row>
        <table:table-row table:style-name="ro1">
          <table:table-cell table:formula="of:=[$'Commands all'.AW75]" office:value-type="float" office:value="673" calcext:value-type="float">
            <text:p>673</text:p>
          </table:table-cell>
          <table:table-cell table:formula="of:=[$'Commands all'.AX75]" office:value-type="string" office:string-value="02A1" calcext:value-type="string">
            <text:p>02A1</text:p>
          </table:table-cell>
          <table:table-cell table:formula="of:=[$'Commands all'.AV75]" office:value-type="float" office:value="24" calcext:value-type="float">
            <text:p>24</text:p>
          </table:table-cell>
          <table:table-cell table:formula="of:=DEC2HEX([.C73];2)" office:value-type="string" office:string-value="18" calcext:value-type="string">
            <text:p>18</text:p>
          </table:table-cell>
          <table:table-cell table:number-columns-repeated="3"/>
        </table:table-row>
        <table:table-row table:style-name="ro1">
          <table:table-cell table:formula="of:=[$'Commands all'.AW76]" office:value-type="float" office:value="768" calcext:value-type="float">
            <text:p>768</text:p>
          </table:table-cell>
          <table:table-cell table:formula="of:=[$'Commands all'.AX76]" office:value-type="string" office:string-value="0300" calcext:value-type="string">
            <text:p>0300</text:p>
          </table:table-cell>
          <table:table-cell table:formula="of:=[$'Commands all'.AV76]" office:value-type="float" office:value="105" calcext:value-type="float">
            <text:p>105</text:p>
          </table:table-cell>
          <table:table-cell table:formula="of:=DEC2HEX([.C74];2)" office:value-type="string" office:string-value="69" calcext:value-type="string">
            <text:p>69</text:p>
          </table:table-cell>
          <table:table-cell table:number-columns-repeated="3"/>
        </table:table-row>
        <table:table-row table:style-name="ro1">
          <table:table-cell table:formula="of:=[$'Commands all'.AW77]" office:value-type="float" office:value="769" calcext:value-type="float">
            <text:p>769</text:p>
          </table:table-cell>
          <table:table-cell table:formula="of:=[$'Commands all'.AX77]" office:value-type="string" office:string-value="0301" calcext:value-type="string">
            <text:p>0301</text:p>
          </table:table-cell>
          <table:table-cell table:formula="of:=[$'Commands all'.AV77]" office:value-type="float" office:value="106" calcext:value-type="float">
            <text:p>106</text:p>
          </table:table-cell>
          <table:table-cell table:formula="of:=DEC2HEX([.C75];2)" office:value-type="string" office:string-value="6A" calcext:value-type="string">
            <text:p>6A</text:p>
          </table:table-cell>
          <table:table-cell table:number-columns-repeated="3"/>
        </table:table-row>
        <table:table-row table:style-name="ro1">
          <table:table-cell table:formula="of:=[$'Commands all'.AW78]" office:value-type="float" office:value="770" calcext:value-type="float">
            <text:p>770</text:p>
          </table:table-cell>
          <table:table-cell table:formula="of:=[$'Commands all'.AX78]" office:value-type="string" office:string-value="0302" calcext:value-type="string">
            <text:p>0302</text:p>
          </table:table-cell>
          <table:table-cell table:formula="of:=[$'Commands all'.AV78]" office:value-type="float" office:value="8" calcext:value-type="float">
            <text:p>8</text:p>
          </table:table-cell>
          <table:table-cell table:formula="of:=DEC2HEX([.C76];2)" office:value-type="string" office:string-value="08" calcext:value-type="string">
            <text:p>08</text:p>
          </table:table-cell>
          <table:table-cell table:number-columns-repeated="3"/>
        </table:table-row>
        <table:table-row table:style-name="ro1">
          <table:table-cell table:formula="of:=[$'Commands all'.AW79]" office:value-type="float" office:value="776" calcext:value-type="float">
            <text:p>776</text:p>
          </table:table-cell>
          <table:table-cell table:formula="of:=[$'Commands all'.AX79]" office:value-type="string" office:string-value="0308" calcext:value-type="string">
            <text:p>0308</text:p>
          </table:table-cell>
          <table:table-cell table:formula="of:=[$'Commands all'.AV79]" office:value-type="float" office:value="137" calcext:value-type="float">
            <text:p>137</text:p>
          </table:table-cell>
          <table:table-cell table:formula="of:=DEC2HEX([.C77];2)" office:value-type="string" office:string-value="89" calcext:value-type="string">
            <text:p>89</text:p>
          </table:table-cell>
          <table:table-cell table:number-columns-repeated="3"/>
        </table:table-row>
        <table:table-row table:style-name="ro1">
          <table:table-cell table:formula="of:=[$'Commands all'.AW80]" office:value-type="float" office:value="777" calcext:value-type="float">
            <text:p>777</text:p>
          </table:table-cell>
          <table:table-cell table:formula="of:=[$'Commands all'.AX80]" office:value-type="string" office:string-value="0309" calcext:value-type="string">
            <text:p>0309</text:p>
          </table:table-cell>
          <table:table-cell table:formula="of:=[$'Commands all'.AV80]" office:value-type="float" office:value="138" calcext:value-type="float">
            <text:p>138</text:p>
          </table:table-cell>
          <table:table-cell table:formula="of:=DEC2HEX([.C78];2)" office:value-type="string" office:string-value="8A" calcext:value-type="string">
            <text:p>8A</text:p>
          </table:table-cell>
          <table:table-cell table:number-columns-repeated="3"/>
        </table:table-row>
        <table:table-row table:style-name="ro1">
          <table:table-cell table:formula="of:=[$'Commands all'.AW81]" office:value-type="float" office:value="778" calcext:value-type="float">
            <text:p>778</text:p>
          </table:table-cell>
          <table:table-cell table:formula="of:=[$'Commands all'.AX81]" office:value-type="string" office:string-value="030A" calcext:value-type="string">
            <text:p>030A</text:p>
          </table:table-cell>
          <table:table-cell table:formula="of:=[$'Commands all'.AV81]" office:value-type="float" office:value="8" calcext:value-type="float">
            <text:p>8</text:p>
          </table:table-cell>
          <table:table-cell table:formula="of:=DEC2HEX([.C79];2)" office:value-type="string" office:string-value="08" calcext:value-type="string">
            <text:p>08</text:p>
          </table:table-cell>
          <table:table-cell table:number-columns-repeated="3"/>
        </table:table-row>
        <table:table-row table:style-name="ro1">
          <table:table-cell table:formula="of:=[$'Commands all'.AW82]" office:value-type="float" office:value="784" calcext:value-type="float">
            <text:p>784</text:p>
          </table:table-cell>
          <table:table-cell table:formula="of:=[$'Commands all'.AX82]" office:value-type="string" office:string-value="0310" calcext:value-type="string">
            <text:p>0310</text:p>
          </table:table-cell>
          <table:table-cell table:formula="of:=[$'Commands all'.AV82]" office:value-type="float" office:value="77" calcext:value-type="float">
            <text:p>77</text:p>
          </table:table-cell>
          <table:table-cell table:formula="of:=DEC2HEX([.C80];2)" office:value-type="string" office:string-value="4D" calcext:value-type="string">
            <text:p>4D</text:p>
          </table:table-cell>
          <table:table-cell table:number-columns-repeated="3"/>
        </table:table-row>
        <table:table-row table:style-name="ro1">
          <table:table-cell table:formula="of:=[$'Commands all'.AW83]" office:value-type="float" office:value="785" calcext:value-type="float">
            <text:p>785</text:p>
          </table:table-cell>
          <table:table-cell table:formula="of:=[$'Commands all'.AX83]" office:value-type="string" office:string-value="0311" calcext:value-type="string">
            <text:p>0311</text:p>
          </table:table-cell>
          <table:table-cell table:formula="of:=[$'Commands all'.AV83]" office:value-type="float" office:value="78" calcext:value-type="float">
            <text:p>78</text:p>
          </table:table-cell>
          <table:table-cell table:formula="of:=DEC2HEX([.C81];2)" office:value-type="string" office:string-value="4E" calcext:value-type="string">
            <text:p>4E</text:p>
          </table:table-cell>
          <table:table-cell table:number-columns-repeated="3"/>
        </table:table-row>
        <table:table-row table:style-name="ro1">
          <table:table-cell table:formula="of:=[$'Commands all'.AW84]" office:value-type="float" office:value="786" calcext:value-type="float">
            <text:p>786</text:p>
          </table:table-cell>
          <table:table-cell table:formula="of:=[$'Commands all'.AX84]" office:value-type="string" office:string-value="0312" calcext:value-type="string">
            <text:p>0312</text:p>
          </table:table-cell>
          <table:table-cell table:formula="of:=[$'Commands all'.AV84]" office:value-type="float" office:value="8" calcext:value-type="float">
            <text:p>8</text:p>
          </table:table-cell>
          <table:table-cell table:formula="of:=DEC2HEX([.C82];2)" office:value-type="string" office:string-value="08" calcext:value-type="string">
            <text:p>08</text:p>
          </table:table-cell>
          <table:table-cell table:number-columns-repeated="3"/>
        </table:table-row>
        <table:table-row table:style-name="ro1">
          <table:table-cell table:formula="of:=[$'Commands all'.AW85]" office:value-type="float" office:value="792" calcext:value-type="float">
            <text:p>792</text:p>
          </table:table-cell>
          <table:table-cell table:formula="of:=[$'Commands all'.AX85]" office:value-type="string" office:string-value="0318" calcext:value-type="string">
            <text:p>0318</text:p>
          </table:table-cell>
          <table:table-cell table:formula="of:=[$'Commands all'.AV85]" office:value-type="float" office:value="141" calcext:value-type="float">
            <text:p>141</text:p>
          </table:table-cell>
          <table:table-cell table:formula="of:=DEC2HEX([.C83];2)" office:value-type="string" office:string-value="8D" calcext:value-type="string">
            <text:p>8D</text:p>
          </table:table-cell>
          <table:table-cell table:number-columns-repeated="3"/>
        </table:table-row>
        <table:table-row table:style-name="ro1">
          <table:table-cell table:formula="of:=[$'Commands all'.AW86]" office:value-type="float" office:value="793" calcext:value-type="float">
            <text:p>793</text:p>
          </table:table-cell>
          <table:table-cell table:formula="of:=[$'Commands all'.AX86]" office:value-type="string" office:string-value="0319" calcext:value-type="string">
            <text:p>0319</text:p>
          </table:table-cell>
          <table:table-cell table:formula="of:=[$'Commands all'.AV86]" office:value-type="float" office:value="142" calcext:value-type="float">
            <text:p>142</text:p>
          </table:table-cell>
          <table:table-cell table:formula="of:=DEC2HEX([.C84];2)" office:value-type="string" office:string-value="8E" calcext:value-type="string">
            <text:p>8E</text:p>
          </table:table-cell>
          <table:table-cell table:number-columns-repeated="3"/>
        </table:table-row>
        <table:table-row table:style-name="ro1">
          <table:table-cell table:formula="of:=[$'Commands all'.AW87]" office:value-type="float" office:value="794" calcext:value-type="float">
            <text:p>794</text:p>
          </table:table-cell>
          <table:table-cell table:formula="of:=[$'Commands all'.AX87]" office:value-type="string" office:string-value="031A" calcext:value-type="string">
            <text:p>031A</text:p>
          </table:table-cell>
          <table:table-cell table:formula="of:=[$'Commands all'.AV87]" office:value-type="float" office:value="8" calcext:value-type="float">
            <text:p>8</text:p>
          </table:table-cell>
          <table:table-cell table:formula="of:=DEC2HEX([.C85];2)" office:value-type="string" office:string-value="08" calcext:value-type="string">
            <text:p>08</text:p>
          </table:table-cell>
          <table:table-cell table:number-columns-repeated="3"/>
        </table:table-row>
        <table:table-row table:style-name="ro1">
          <table:table-cell table:formula="of:=[$'Commands all'.AW88]" office:value-type="float" office:value="800" calcext:value-type="float">
            <text:p>800</text:p>
          </table:table-cell>
          <table:table-cell table:formula="of:=[$'Commands all'.AX88]" office:value-type="string" office:string-value="0320" calcext:value-type="string">
            <text:p>0320</text:p>
          </table:table-cell>
          <table:table-cell table:formula="of:=[$'Commands all'.AV88]" office:value-type="float" office:value="81" calcext:value-type="float">
            <text:p>81</text:p>
          </table:table-cell>
          <table:table-cell table:formula="of:=DEC2HEX([.C86];2)" office:value-type="string" office:string-value="51" calcext:value-type="string">
            <text:p>51</text:p>
          </table:table-cell>
          <table:table-cell table:number-columns-repeated="3"/>
        </table:table-row>
        <table:table-row table:style-name="ro1">
          <table:table-cell table:formula="of:=[$'Commands all'.AW89]" office:value-type="float" office:value="801" calcext:value-type="float">
            <text:p>801</text:p>
          </table:table-cell>
          <table:table-cell table:formula="of:=[$'Commands all'.AX89]" office:value-type="string" office:string-value="0321" calcext:value-type="string">
            <text:p>0321</text:p>
          </table:table-cell>
          <table:table-cell table:formula="of:=[$'Commands all'.AV89]" office:value-type="float" office:value="82" calcext:value-type="float">
            <text:p>82</text:p>
          </table:table-cell>
          <table:table-cell table:formula="of:=DEC2HEX([.C87];2)" office:value-type="string" office:string-value="52" calcext:value-type="string">
            <text:p>52</text:p>
          </table:table-cell>
          <table:table-cell table:number-columns-repeated="3"/>
        </table:table-row>
        <table:table-row table:style-name="ro1">
          <table:table-cell table:formula="of:=[$'Commands all'.AW90]" office:value-type="float" office:value="802" calcext:value-type="float">
            <text:p>802</text:p>
          </table:table-cell>
          <table:table-cell table:formula="of:=[$'Commands all'.AX90]" office:value-type="string" office:string-value="0322" calcext:value-type="string">
            <text:p>0322</text:p>
          </table:table-cell>
          <table:table-cell table:formula="of:=[$'Commands all'.AV90]" office:value-type="float" office:value="8" calcext:value-type="float">
            <text:p>8</text:p>
          </table:table-cell>
          <table:table-cell table:formula="of:=DEC2HEX([.C88];2)" office:value-type="string" office:string-value="08" calcext:value-type="string">
            <text:p>08</text:p>
          </table:table-cell>
          <table:table-cell table:number-columns-repeated="3"/>
        </table:table-row>
        <table:table-row table:style-name="ro1">
          <table:table-cell table:formula="of:=[$'Commands all'.AW91]" office:value-type="float" office:value="808" calcext:value-type="float">
            <text:p>808</text:p>
          </table:table-cell>
          <table:table-cell table:formula="of:=[$'Commands all'.AX91]" office:value-type="string" office:string-value="0328" calcext:value-type="string">
            <text:p>0328</text:p>
          </table:table-cell>
          <table:table-cell table:formula="of:=[$'Commands all'.AV91]" office:value-type="float" office:value="113" calcext:value-type="float">
            <text:p>113</text:p>
          </table:table-cell>
          <table:table-cell table:formula="of:=DEC2HEX([.C89];2)" office:value-type="string" office:string-value="71" calcext:value-type="string">
            <text:p>71</text:p>
          </table:table-cell>
          <table:table-cell table:number-columns-repeated="3"/>
        </table:table-row>
        <table:table-row table:style-name="ro1">
          <table:table-cell table:formula="of:=[$'Commands all'.AW92]" office:value-type="float" office:value="809" calcext:value-type="float">
            <text:p>809</text:p>
          </table:table-cell>
          <table:table-cell table:formula="of:=[$'Commands all'.AX92]" office:value-type="string" office:string-value="0329" calcext:value-type="string">
            <text:p>0329</text:p>
          </table:table-cell>
          <table:table-cell table:formula="of:=[$'Commands all'.AV92]" office:value-type="float" office:value="114" calcext:value-type="float">
            <text:p>114</text:p>
          </table:table-cell>
          <table:table-cell table:formula="of:=DEC2HEX([.C90];2)" office:value-type="string" office:string-value="72" calcext:value-type="string">
            <text:p>72</text:p>
          </table:table-cell>
          <table:table-cell table:number-columns-repeated="3"/>
        </table:table-row>
        <table:table-row table:style-name="ro1">
          <table:table-cell table:formula="of:=[$'Commands all'.AW93]" office:value-type="float" office:value="810" calcext:value-type="float">
            <text:p>810</text:p>
          </table:table-cell>
          <table:table-cell table:formula="of:=[$'Commands all'.AX93]" office:value-type="string" office:string-value="032A" calcext:value-type="string">
            <text:p>032A</text:p>
          </table:table-cell>
          <table:table-cell table:formula="of:=[$'Commands all'.AV93]" office:value-type="float" office:value="8" calcext:value-type="float">
            <text:p>8</text:p>
          </table:table-cell>
          <table:table-cell table:formula="of:=DEC2HEX([.C91];2)" office:value-type="string" office:string-value="08" calcext:value-type="string">
            <text:p>08</text:p>
          </table:table-cell>
          <table:table-cell table:number-columns-repeated="3"/>
        </table:table-row>
        <table:table-row table:style-name="ro1">
          <table:table-cell table:formula="of:=[$'Commands all'.AW94]" office:value-type="float" office:value="1536" calcext:value-type="float">
            <text:p>1536</text:p>
          </table:table-cell>
          <table:table-cell table:formula="of:=[$'Commands all'.AX94]" office:value-type="string" office:string-value="0600" calcext:value-type="string">
            <text:p>0600</text:p>
          </table:table-cell>
          <table:table-cell table:formula="of:=[$'Commands all'.AV94]" office:value-type="float" office:value="213" calcext:value-type="float">
            <text:p>213</text:p>
          </table:table-cell>
          <table:table-cell table:formula="of:=DEC2HEX([.C92];2)" office:value-type="string" office:string-value="D5" calcext:value-type="string">
            <text:p>D5</text:p>
          </table:table-cell>
          <table:table-cell table:number-columns-repeated="3"/>
        </table:table-row>
        <table:table-row table:style-name="ro1">
          <table:table-cell table:formula="of:=[$'Commands all'.AW95]" office:value-type="float" office:value="1544" calcext:value-type="float">
            <text:p>1544</text:p>
          </table:table-cell>
          <table:table-cell table:formula="of:=[$'Commands all'.AX95]" office:value-type="string" office:string-value="0608" calcext:value-type="string">
            <text:p>0608</text:p>
          </table:table-cell>
          <table:table-cell table:formula="of:=[$'Commands all'.AV95]" office:value-type="float" office:value="245" calcext:value-type="float">
            <text:p>245</text:p>
          </table:table-cell>
          <table:table-cell table:formula="of:=DEC2HEX([.C93];2)" office:value-type="string" office:string-value="F5" calcext:value-type="string">
            <text:p>F5</text:p>
          </table:table-cell>
          <table:table-cell table:number-columns-repeated="3"/>
        </table:table-row>
        <table:table-row table:style-name="ro1">
          <table:table-cell table:formula="of:=[$'Commands all'.AW96]" office:value-type="float" office:value="1552" calcext:value-type="float">
            <text:p>1552</text:p>
          </table:table-cell>
          <table:table-cell table:formula="of:=[$'Commands all'.AX96]" office:value-type="string" office:string-value="0610" calcext:value-type="string">
            <text:p>0610</text:p>
          </table:table-cell>
          <table:table-cell table:formula="of:=[$'Commands all'.AV96]" office:value-type="float" office:value="85" calcext:value-type="float">
            <text:p>85</text:p>
          </table:table-cell>
          <table:table-cell table:formula="of:=DEC2HEX([.C94];2)" office:value-type="string" office:string-value="55" calcext:value-type="string">
            <text:p>55</text:p>
          </table:table-cell>
          <table:table-cell table:number-columns-repeated="3"/>
        </table:table-row>
        <table:table-row table:style-name="ro1">
          <table:table-cell table:formula="of:=[$'Commands all'.AW97]" office:value-type="float" office:value="1560" calcext:value-type="float">
            <text:p>1560</text:p>
          </table:table-cell>
          <table:table-cell table:formula="of:=[$'Commands all'.AX97]" office:value-type="string" office:string-value="0618" calcext:value-type="string">
            <text:p>0618</text:p>
          </table:table-cell>
          <table:table-cell table:formula="of:=[$'Commands all'.AV97]" office:value-type="float" office:value="86" calcext:value-type="float">
            <text:p>86</text:p>
          </table:table-cell>
          <table:table-cell table:formula="of:=DEC2HEX([.C95];2)" office:value-type="string" office:string-value="56" calcext:value-type="string">
            <text:p>56</text:p>
          </table:table-cell>
          <table:table-cell table:number-columns-repeated="3"/>
        </table:table-row>
        <table:table-row table:style-name="ro1">
          <table:table-cell table:formula="of:=[$'Commands all'.AW98]" office:value-type="float" office:value="1568" calcext:value-type="float">
            <text:p>1568</text:p>
          </table:table-cell>
          <table:table-cell table:formula="of:=[$'Commands all'.AX98]" office:value-type="string" office:string-value="0620" calcext:value-type="string">
            <text:p>0620</text:p>
          </table:table-cell>
          <table:table-cell table:formula="of:=[$'Commands all'.AV98]" office:value-type="float" office:value="117" calcext:value-type="float">
            <text:p>117</text:p>
          </table:table-cell>
          <table:table-cell table:formula="of:=DEC2HEX([.C96];2)" office:value-type="string" office:string-value="75" calcext:value-type="string">
            <text:p>75</text:p>
          </table:table-cell>
          <table:table-cell table:number-columns-repeated="3"/>
        </table:table-row>
        <table:table-row table:style-name="ro1">
          <table:table-cell table:formula="of:=[$'Commands all'.AW99]" office:value-type="float" office:value="1576" calcext:value-type="float">
            <text:p>1576</text:p>
          </table:table-cell>
          <table:table-cell table:formula="of:=[$'Commands all'.AX99]" office:value-type="string" office:string-value="0628" calcext:value-type="string">
            <text:p>0628</text:p>
          </table:table-cell>
          <table:table-cell table:formula="of:=[$'Commands all'.AV99]" office:value-type="float" office:value="118" calcext:value-type="float">
            <text:p>118</text:p>
          </table:table-cell>
          <table:table-cell table:formula="of:=DEC2HEX([.C97];2)" office:value-type="string" office:string-value="76" calcext:value-type="string">
            <text:p>76</text:p>
          </table:table-cell>
          <table:table-cell table:number-columns-repeated="3"/>
        </table:table-row>
        <table:table-row table:style-name="ro1">
          <table:table-cell table:formula="of:=[$'Commands all'.AW100]" office:value-type="float" office:value="1584" calcext:value-type="float">
            <text:p>1584</text:p>
          </table:table-cell>
          <table:table-cell table:formula="of:=[$'Commands all'.AX100]" office:value-type="string" office:string-value="0630" calcext:value-type="string">
            <text:p>0630</text:p>
          </table:table-cell>
          <table:table-cell table:formula="of:=[$'Commands all'.AV100]" office:value-type="float" office:value="149" calcext:value-type="float">
            <text:p>149</text:p>
          </table:table-cell>
          <table:table-cell table:formula="of:=DEC2HEX([.C98];2)" office:value-type="string" office:string-value="95" calcext:value-type="string">
            <text:p>95</text:p>
          </table:table-cell>
          <table:table-cell table:number-columns-repeated="3"/>
        </table:table-row>
        <table:table-row table:style-name="ro1">
          <table:table-cell table:formula="of:=[$'Commands all'.AW101]" office:value-type="float" office:value="1592" calcext:value-type="float">
            <text:p>1592</text:p>
          </table:table-cell>
          <table:table-cell table:formula="of:=[$'Commands all'.AX101]" office:value-type="string" office:string-value="0638" calcext:value-type="string">
            <text:p>0638</text:p>
          </table:table-cell>
          <table:table-cell table:formula="of:=[$'Commands all'.AV101]" office:value-type="float" office:value="150" calcext:value-type="float">
            <text:p>150</text:p>
          </table:table-cell>
          <table:table-cell table:formula="of:=DEC2HEX([.C99];2)" office:value-type="string" office:string-value="96" calcext:value-type="string">
            <text:p>96</text:p>
          </table:table-cell>
          <table:table-cell table:number-columns-repeated="3"/>
        </table:table-row>
        <table:table-row table:style-name="ro1">
          <table:table-cell table:formula="of:=[$'Commands all'.AW102]" office:value-type="float" office:value="1600" calcext:value-type="float">
            <text:p>1600</text:p>
          </table:table-cell>
          <table:table-cell table:formula="of:=[$'Commands all'.AX102]" office:value-type="string" office:string-value="0640" calcext:value-type="string">
            <text:p>0640</text:p>
          </table:table-cell>
          <table:table-cell table:formula="of:=[$'Commands all'.AV102]" office:value-type="float" office:value="53" calcext:value-type="float">
            <text:p>53</text:p>
          </table:table-cell>
          <table:table-cell table:formula="of:=DEC2HEX([.C100];2)" office:value-type="string" office:string-value="35" calcext:value-type="string">
            <text:p>35</text:p>
          </table:table-cell>
          <table:table-cell table:number-columns-repeated="3"/>
        </table:table-row>
        <table:table-row table:style-name="ro1">
          <table:table-cell table:formula="of:=[$'Commands all'.AW103]" office:value-type="float" office:value="1608" calcext:value-type="float">
            <text:p>1608</text:p>
          </table:table-cell>
          <table:table-cell table:formula="of:=[$'Commands all'.AX103]" office:value-type="string" office:string-value="0648" calcext:value-type="string">
            <text:p>0648</text:p>
          </table:table-cell>
          <table:table-cell table:formula="of:=[$'Commands all'.AV103]" office:value-type="float" office:value="185" calcext:value-type="float">
            <text:p>185</text:p>
          </table:table-cell>
          <table:table-cell table:formula="of:=DEC2HEX([.C101];2)" office:value-type="string" office:string-value="B9" calcext:value-type="string">
            <text:p>B9</text:p>
          </table:table-cell>
          <table:table-cell table:number-columns-repeated="3"/>
        </table:table-row>
        <table:table-row table:style-name="ro1">
          <table:table-cell table:formula="of:=[$'Commands all'.AW104]" office:value-type="float" office:value="1616" calcext:value-type="float">
            <text:p>1616</text:p>
          </table:table-cell>
          <table:table-cell table:formula="of:=[$'Commands all'.AX104]" office:value-type="string" office:string-value="0650" calcext:value-type="string">
            <text:p>0650</text:p>
          </table:table-cell>
          <table:table-cell table:formula="of:=[$'Commands all'.AV104]" office:value-type="float" office:value="249" calcext:value-type="float">
            <text:p>249</text:p>
          </table:table-cell>
          <table:table-cell table:formula="of:=DEC2HEX([.C102];2)" office:value-type="string" office:string-value="F9" calcext:value-type="string">
            <text:p>F9</text:p>
          </table:table-cell>
          <table:table-cell table:number-columns-repeated="3"/>
        </table:table-row>
        <table:table-row table:style-name="ro1">
          <table:table-cell table:formula="of:=[$'Commands all'.AW105]" office:value-type="float" office:value="1624" calcext:value-type="float">
            <text:p>1624</text:p>
          </table:table-cell>
          <table:table-cell table:formula="of:=[$'Commands all'.AX105]" office:value-type="string" office:string-value="0658" calcext:value-type="string">
            <text:p>0658</text:p>
          </table:table-cell>
          <table:table-cell table:formula="of:=[$'Commands all'.AV105]" office:value-type="float" office:value="89" calcext:value-type="float">
            <text:p>89</text:p>
          </table:table-cell>
          <table:table-cell table:formula="of:=DEC2HEX([.C103];2)" office:value-type="string" office:string-value="59" calcext:value-type="string">
            <text:p>59</text:p>
          </table:table-cell>
          <table:table-cell table:number-columns-repeated="3"/>
        </table:table-row>
        <table:table-row table:style-name="ro1">
          <table:table-cell table:formula="of:=[$'Commands all'.AW106]" office:value-type="float" office:value="1632" calcext:value-type="float">
            <text:p>1632</text:p>
          </table:table-cell>
          <table:table-cell table:formula="of:=[$'Commands all'.AX106]" office:value-type="string" office:string-value="0660" calcext:value-type="string">
            <text:p>0660</text:p>
          </table:table-cell>
          <table:table-cell table:formula="of:=[$'Commands all'.AV106]" office:value-type="float" office:value="90" calcext:value-type="float">
            <text:p>90</text:p>
          </table:table-cell>
          <table:table-cell table:formula="of:=DEC2HEX([.C104];2)" office:value-type="string" office:string-value="5A" calcext:value-type="string">
            <text:p>5A</text:p>
          </table:table-cell>
          <table:table-cell table:number-columns-repeated="3"/>
        </table:table-row>
        <table:table-row table:style-name="ro1">
          <table:table-cell table:formula="of:=[$'Commands all'.AW107]" office:value-type="float" office:value="1640" calcext:value-type="float">
            <text:p>1640</text:p>
          </table:table-cell>
          <table:table-cell table:formula="of:=[$'Commands all'.AX107]" office:value-type="string" office:string-value="0668" calcext:value-type="string">
            <text:p>0668</text:p>
          </table:table-cell>
          <table:table-cell table:formula="of:=[$'Commands all'.AV107]" office:value-type="float" office:value="121" calcext:value-type="float">
            <text:p>121</text:p>
          </table:table-cell>
          <table:table-cell table:formula="of:=DEC2HEX([.C105];2)" office:value-type="string" office:string-value="79" calcext:value-type="string">
            <text:p>79</text:p>
          </table:table-cell>
          <table:table-cell table:number-columns-repeated="3"/>
        </table:table-row>
        <table:table-row table:style-name="ro1">
          <table:table-cell table:formula="of:=[$'Commands all'.AW108]" office:value-type="float" office:value="1648" calcext:value-type="float">
            <text:p>1648</text:p>
          </table:table-cell>
          <table:table-cell table:formula="of:=[$'Commands all'.AX108]" office:value-type="string" office:string-value="0670" calcext:value-type="string">
            <text:p>0670</text:p>
          </table:table-cell>
          <table:table-cell table:formula="of:=[$'Commands all'.AV108]" office:value-type="float" office:value="122" calcext:value-type="float">
            <text:p>122</text:p>
          </table:table-cell>
          <table:table-cell table:formula="of:=DEC2HEX([.C106];2)" office:value-type="string" office:string-value="7A" calcext:value-type="string">
            <text:p>7A</text:p>
          </table:table-cell>
          <table:table-cell table:number-columns-repeated="3"/>
        </table:table-row>
        <table:table-row table:style-name="ro1">
          <table:table-cell table:formula="of:=[$'Commands all'.AW109]" office:value-type="float" office:value="1656" calcext:value-type="float">
            <text:p>1656</text:p>
          </table:table-cell>
          <table:table-cell table:formula="of:=[$'Commands all'.AX109]" office:value-type="string" office:string-value="0678" calcext:value-type="string">
            <text:p>0678</text:p>
          </table:table-cell>
          <table:table-cell table:formula="of:=[$'Commands all'.AV109]" office:value-type="float" office:value="153" calcext:value-type="float">
            <text:p>153</text:p>
          </table:table-cell>
          <table:table-cell table:formula="of:=DEC2HEX([.C107];2)" office:value-type="string" office:string-value="99" calcext:value-type="string">
            <text:p>99</text:p>
          </table:table-cell>
          <table:table-cell table:number-columns-repeated="3"/>
        </table:table-row>
        <table:table-row table:style-name="ro1">
          <table:table-cell table:formula="of:=[$'Commands all'.AW110]" office:value-type="float" office:value="1664" calcext:value-type="float">
            <text:p>1664</text:p>
          </table:table-cell>
          <table:table-cell table:formula="of:=[$'Commands all'.AX110]" office:value-type="string" office:string-value="0680" calcext:value-type="string">
            <text:p>0680</text:p>
          </table:table-cell>
          <table:table-cell table:formula="of:=[$'Commands all'.AV110]" office:value-type="float" office:value="154" calcext:value-type="float">
            <text:p>154</text:p>
          </table:table-cell>
          <table:table-cell table:formula="of:=DEC2HEX([.C108];2)" office:value-type="string" office:string-value="9A" calcext:value-type="string">
            <text:p>9A</text:p>
          </table:table-cell>
          <table:table-cell table:number-columns-repeated="3"/>
        </table:table-row>
        <table:table-row table:style-name="ro1">
          <table:table-cell table:formula="of:=[$'Commands all'.AW111]" office:value-type="float" office:value="1672" calcext:value-type="float">
            <text:p>1672</text:p>
          </table:table-cell>
          <table:table-cell table:formula="of:=[$'Commands all'.AX111]" office:value-type="string" office:string-value="0688" calcext:value-type="string">
            <text:p>0688</text:p>
          </table:table-cell>
          <table:table-cell table:formula="of:=[$'Commands all'.AV111]" office:value-type="float" office:value="57" calcext:value-type="float">
            <text:p>57</text:p>
          </table:table-cell>
          <table:table-cell table:formula="of:=DEC2HEX([.C109];2)" office:value-type="string" office:string-value="39" calcext:value-type="string">
            <text:p>39</text:p>
          </table:table-cell>
          <table:table-cell table:number-columns-repeated="3"/>
        </table:table-row>
        <table:table-row table:style-name="ro1">
          <table:table-cell table:formula="of:=[$'Commands all'.AW112]" office:value-type="float" office:value="1680" calcext:value-type="float">
            <text:p>1680</text:p>
          </table:table-cell>
          <table:table-cell table:formula="of:=[$'Commands all'.AX112]" office:value-type="string" office:string-value="0690" calcext:value-type="string">
            <text:p>0690</text:p>
          </table:table-cell>
          <table:table-cell table:formula="of:=[$'Commands all'.AV112]" office:value-type="float" office:value="189" calcext:value-type="float">
            <text:p>189</text:p>
          </table:table-cell>
          <table:table-cell table:formula="of:=DEC2HEX([.C110];2)" office:value-type="string" office:string-value="BD" calcext:value-type="string">
            <text:p>BD</text:p>
          </table:table-cell>
          <table:table-cell table:number-columns-repeated="3"/>
        </table:table-row>
        <table:table-row table:style-name="ro1">
          <table:table-cell table:formula="of:=[$'Commands all'.AW113]" office:value-type="float" office:value="1688" calcext:value-type="float">
            <text:p>1688</text:p>
          </table:table-cell>
          <table:table-cell table:formula="of:=[$'Commands all'.AX113]" office:value-type="string" office:string-value="0698" calcext:value-type="string">
            <text:p>0698</text:p>
          </table:table-cell>
          <table:table-cell table:formula="of:=[$'Commands all'.AV113]" office:value-type="float" office:value="221" calcext:value-type="float">
            <text:p>221</text:p>
          </table:table-cell>
          <table:table-cell table:formula="of:=DEC2HEX([.C111];2)" office:value-type="string" office:string-value="DD" calcext:value-type="string">
            <text:p>DD</text:p>
          </table:table-cell>
          <table:table-cell table:number-columns-repeated="3"/>
        </table:table-row>
        <table:table-row table:style-name="ro1">
          <table:table-cell table:formula="of:=[$'Commands all'.AW114]" office:value-type="float" office:value="1696" calcext:value-type="float">
            <text:p>1696</text:p>
          </table:table-cell>
          <table:table-cell table:formula="of:=[$'Commands all'.AX114]" office:value-type="string" office:string-value="06A0" calcext:value-type="string">
            <text:p>06A0</text:p>
          </table:table-cell>
          <table:table-cell table:formula="of:=[$'Commands all'.AV114]" office:value-type="float" office:value="93" calcext:value-type="float">
            <text:p>93</text:p>
          </table:table-cell>
          <table:table-cell table:formula="of:=DEC2HEX([.C112];2)" office:value-type="string" office:string-value="5D" calcext:value-type="string">
            <text:p>5D</text:p>
          </table:table-cell>
          <table:table-cell table:number-columns-repeated="3"/>
        </table:table-row>
        <table:table-row table:style-name="ro1">
          <table:table-cell table:formula="of:=[$'Commands all'.AW115]" office:value-type="float" office:value="1704" calcext:value-type="float">
            <text:p>1704</text:p>
          </table:table-cell>
          <table:table-cell table:formula="of:=[$'Commands all'.AX115]" office:value-type="string" office:string-value="06A8" calcext:value-type="string">
            <text:p>06A8</text:p>
          </table:table-cell>
          <table:table-cell table:formula="of:=[$'Commands all'.AV115]" office:value-type="float" office:value="94" calcext:value-type="float">
            <text:p>94</text:p>
          </table:table-cell>
          <table:table-cell table:formula="of:=DEC2HEX([.C113];2)" office:value-type="string" office:string-value="5E" calcext:value-type="string">
            <text:p>5E</text:p>
          </table:table-cell>
          <table:table-cell table:number-columns-repeated="3"/>
        </table:table-row>
        <table:table-row table:style-name="ro1">
          <table:table-cell table:formula="of:=[$'Commands all'.AW116]" office:value-type="float" office:value="1712" calcext:value-type="float">
            <text:p>1712</text:p>
          </table:table-cell>
          <table:table-cell table:formula="of:=[$'Commands all'.AX116]" office:value-type="string" office:string-value="06B0" calcext:value-type="string">
            <text:p>06B0</text:p>
          </table:table-cell>
          <table:table-cell table:formula="of:=[$'Commands all'.AV116]" office:value-type="float" office:value="125" calcext:value-type="float">
            <text:p>125</text:p>
          </table:table-cell>
          <table:table-cell table:formula="of:=DEC2HEX([.C114];2)" office:value-type="string" office:string-value="7D" calcext:value-type="string">
            <text:p>7D</text:p>
          </table:table-cell>
          <table:table-cell table:number-columns-repeated="3"/>
        </table:table-row>
        <table:table-row table:style-name="ro1">
          <table:table-cell table:formula="of:=[$'Commands all'.AW117]" office:value-type="float" office:value="1720" calcext:value-type="float">
            <text:p>1720</text:p>
          </table:table-cell>
          <table:table-cell table:formula="of:=[$'Commands all'.AX117]" office:value-type="string" office:string-value="06B8" calcext:value-type="string">
            <text:p>06B8</text:p>
          </table:table-cell>
          <table:table-cell table:formula="of:=[$'Commands all'.AV117]" office:value-type="float" office:value="126" calcext:value-type="float">
            <text:p>126</text:p>
          </table:table-cell>
          <table:table-cell table:formula="of:=DEC2HEX([.C115];2)" office:value-type="string" office:string-value="7E" calcext:value-type="string">
            <text:p>7E</text:p>
          </table:table-cell>
          <table:table-cell table:number-columns-repeated="3"/>
        </table:table-row>
        <table:table-row table:style-name="ro1">
          <table:table-cell table:formula="of:=[$'Commands all'.AW118]" office:value-type="float" office:value="1728" calcext:value-type="float">
            <text:p>1728</text:p>
          </table:table-cell>
          <table:table-cell table:formula="of:=[$'Commands all'.AX118]" office:value-type="string" office:string-value="06C0" calcext:value-type="string">
            <text:p>06C0</text:p>
          </table:table-cell>
          <table:table-cell table:formula="of:=[$'Commands all'.AV118]" office:value-type="float" office:value="157" calcext:value-type="float">
            <text:p>157</text:p>
          </table:table-cell>
          <table:table-cell table:formula="of:=DEC2HEX([.C116];2)" office:value-type="string" office:string-value="9D" calcext:value-type="string">
            <text:p>9D</text:p>
          </table:table-cell>
          <table:table-cell table:number-columns-repeated="3"/>
        </table:table-row>
        <table:table-row table:style-name="ro1">
          <table:table-cell table:formula="of:=[$'Commands all'.AW119]" office:value-type="float" office:value="1736" calcext:value-type="float">
            <text:p>1736</text:p>
          </table:table-cell>
          <table:table-cell table:formula="of:=[$'Commands all'.AX119]" office:value-type="string" office:string-value="06C8" calcext:value-type="string">
            <text:p>06C8</text:p>
          </table:table-cell>
          <table:table-cell table:formula="of:=[$'Commands all'.AV119]" office:value-type="float" office:value="158" calcext:value-type="float">
            <text:p>158</text:p>
          </table:table-cell>
          <table:table-cell table:formula="of:=DEC2HEX([.C117];2)" office:value-type="string" office:string-value="9E" calcext:value-type="string">
            <text:p>9E</text:p>
          </table:table-cell>
          <table:table-cell table:number-columns-repeated="3"/>
        </table:table-row>
        <table:table-row table:style-name="ro1">
          <table:table-cell table:formula="of:=[$'Commands all'.AW120]" office:value-type="float" office:value="1744" calcext:value-type="float">
            <text:p>1744</text:p>
          </table:table-cell>
          <table:table-cell table:formula="of:=[$'Commands all'.AX120]" office:value-type="string" office:string-value="06D0" calcext:value-type="string">
            <text:p>06D0</text:p>
          </table:table-cell>
          <table:table-cell table:formula="of:=[$'Commands all'.AV120]" office:value-type="float" office:value="61" calcext:value-type="float">
            <text:p>61</text:p>
          </table:table-cell>
          <table:table-cell table:formula="of:=DEC2HEX([.C118];2)" office:value-type="string" office:string-value="3D" calcext:value-type="string">
            <text:p>3D</text:p>
          </table:table-cell>
          <table:table-cell table:number-columns-repeated="3"/>
        </table:table-row>
        <table:table-row table:style-name="ro1">
          <table:table-cell table:formula="of:=[$'Commands all'.AW121]" office:value-type="float" office:value="1752" calcext:value-type="float">
            <text:p>1752</text:p>
          </table:table-cell>
          <table:table-cell table:formula="of:=[$'Commands all'.AX121]" office:value-type="string" office:string-value="06D8" calcext:value-type="string">
            <text:p>06D8</text:p>
          </table:table-cell>
          <table:table-cell table:formula="of:=[$'Commands all'.AV121]" office:value-type="float" office:value="169" calcext:value-type="float">
            <text:p>169</text:p>
          </table:table-cell>
          <table:table-cell table:formula="of:=DEC2HEX([.C119];2)" office:value-type="string" office:string-value="A9" calcext:value-type="string">
            <text:p>A9</text:p>
          </table:table-cell>
          <table:table-cell table:number-columns-repeated="3"/>
        </table:table-row>
        <table:table-row table:style-name="ro1">
          <table:table-cell table:formula="of:=[$'Commands all'.AW122]" office:value-type="float" office:value="1760" calcext:value-type="float">
            <text:p>1760</text:p>
          </table:table-cell>
          <table:table-cell table:formula="of:=[$'Commands all'.AX122]" office:value-type="string" office:string-value="06E0" calcext:value-type="string">
            <text:p>06E0</text:p>
          </table:table-cell>
          <table:table-cell table:formula="of:=[$'Commands all'.AV122]" office:value-type="float" office:value="170" calcext:value-type="float">
            <text:p>170</text:p>
          </table:table-cell>
          <table:table-cell table:formula="of:=DEC2HEX([.C120];2)" office:value-type="string" office:string-value="AA" calcext:value-type="string">
            <text:p>AA</text:p>
          </table:table-cell>
          <table:table-cell table:number-columns-repeated="3"/>
        </table:table-row>
        <table:table-row table:style-name="ro1">
          <table:table-cell table:formula="of:=[$'Commands all'.AW123]" office:value-type="float" office:value="1768" calcext:value-type="float">
            <text:p>1768</text:p>
          </table:table-cell>
          <table:table-cell table:formula="of:=[$'Commands all'.AX123]" office:value-type="string" office:string-value="06E8" calcext:value-type="string">
            <text:p>06E8</text:p>
          </table:table-cell>
          <table:table-cell table:formula="of:=[$'Commands all'.AV123]" office:value-type="float" office:value="201" calcext:value-type="float">
            <text:p>201</text:p>
          </table:table-cell>
          <table:table-cell table:formula="of:=DEC2HEX([.C121];2)" office:value-type="string" office:string-value="C9" calcext:value-type="string">
            <text:p>C9</text:p>
          </table:table-cell>
          <table:table-cell table:number-columns-repeated="3"/>
        </table:table-row>
        <table:table-row table:style-name="ro1">
          <table:table-cell table:formula="of:=[$'Commands all'.AW124]" office:value-type="float" office:value="1776" calcext:value-type="float">
            <text:p>1776</text:p>
          </table:table-cell>
          <table:table-cell table:formula="of:=[$'Commands all'.AX124]" office:value-type="string" office:string-value="06F0" calcext:value-type="string">
            <text:p>06F0</text:p>
          </table:table-cell>
          <table:table-cell table:formula="of:=[$'Commands all'.AV124]" office:value-type="float" office:value="202" calcext:value-type="float">
            <text:p>202</text:p>
          </table:table-cell>
          <table:table-cell table:formula="of:=DEC2HEX([.C122];2)" office:value-type="string" office:string-value="CA" calcext:value-type="string">
            <text:p>CA</text:p>
          </table:table-cell>
          <table:table-cell table:number-columns-repeated="3"/>
        </table:table-row>
        <table:table-row table:style-name="ro1">
          <table:table-cell table:formula="of:=[$'Commands all'.AW125]" office:value-type="float" office:value="1784" calcext:value-type="float">
            <text:p>1784</text:p>
          </table:table-cell>
          <table:table-cell table:formula="of:=[$'Commands all'.AX125]" office:value-type="string" office:string-value="06F8" calcext:value-type="string">
            <text:p>06F8</text:p>
          </table:table-cell>
          <table:table-cell table:formula="of:=[$'Commands all'.AV125]" office:value-type="float" office:value="233" calcext:value-type="float">
            <text:p>233</text:p>
          </table:table-cell>
          <table:table-cell table:formula="of:=DEC2HEX([.C123];2)" office:value-type="string" office:string-value="E9" calcext:value-type="string">
            <text:p>E9</text:p>
          </table:table-cell>
          <table:table-cell table:number-columns-repeated="3"/>
        </table:table-row>
        <table:table-row table:style-name="ro1">
          <table:table-cell table:formula="of:=[$'Commands all'.AW126]" office:value-type="float" office:value="1792" calcext:value-type="float">
            <text:p>1792</text:p>
          </table:table-cell>
          <table:table-cell table:formula="of:=[$'Commands all'.AX126]" office:value-type="string" office:string-value="0700" calcext:value-type="string">
            <text:p>0700</text:p>
          </table:table-cell>
          <table:table-cell table:formula="of:=[$'Commands all'.AV126]" office:value-type="float" office:value="234" calcext:value-type="float">
            <text:p>234</text:p>
          </table:table-cell>
          <table:table-cell table:formula="of:=DEC2HEX([.C124];2)" office:value-type="string" office:string-value="EA" calcext:value-type="string">
            <text:p>EA</text:p>
          </table:table-cell>
          <table:table-cell table:number-columns-repeated="3"/>
        </table:table-row>
        <table:table-row table:style-name="ro1">
          <table:table-cell table:formula="of:=[$'Commands all'.AW127]" office:value-type="float" office:value="1800" calcext:value-type="float">
            <text:p>1800</text:p>
          </table:table-cell>
          <table:table-cell table:formula="of:=[$'Commands all'.AX127]" office:value-type="string" office:string-value="0708" calcext:value-type="string">
            <text:p>0708</text:p>
          </table:table-cell>
          <table:table-cell table:formula="of:=[$'Commands all'.AV127]" office:value-type="float" office:value="173" calcext:value-type="float">
            <text:p>173</text:p>
          </table:table-cell>
          <table:table-cell table:formula="of:=DEC2HEX([.C125];2)" office:value-type="string" office:string-value="AD" calcext:value-type="string">
            <text:p>AD</text:p>
          </table:table-cell>
          <table:table-cell table:number-columns-repeated="3"/>
        </table:table-row>
        <table:table-row table:style-name="ro1">
          <table:table-cell table:formula="of:=[$'Commands all'.AW128]" office:value-type="float" office:value="1808" calcext:value-type="float">
            <text:p>1808</text:p>
          </table:table-cell>
          <table:table-cell table:formula="of:=[$'Commands all'.AX128]" office:value-type="string" office:string-value="0710" calcext:value-type="string">
            <text:p>0710</text:p>
          </table:table-cell>
          <table:table-cell table:formula="of:=[$'Commands all'.AV128]" office:value-type="float" office:value="174" calcext:value-type="float">
            <text:p>174</text:p>
          </table:table-cell>
          <table:table-cell table:formula="of:=DEC2HEX([.C126];2)" office:value-type="string" office:string-value="AE" calcext:value-type="string">
            <text:p>AE</text:p>
          </table:table-cell>
          <table:table-cell table:number-columns-repeated="3"/>
        </table:table-row>
        <table:table-row table:style-name="ro1">
          <table:table-cell table:formula="of:=[$'Commands all'.AW129]" office:value-type="float" office:value="1816" calcext:value-type="float">
            <text:p>1816</text:p>
          </table:table-cell>
          <table:table-cell table:formula="of:=[$'Commands all'.AX129]" office:value-type="string" office:string-value="0718" calcext:value-type="string">
            <text:p>0718</text:p>
          </table:table-cell>
          <table:table-cell table:formula="of:=[$'Commands all'.AV129]" office:value-type="float" office:value="205" calcext:value-type="float">
            <text:p>205</text:p>
          </table:table-cell>
          <table:table-cell table:formula="of:=DEC2HEX([.C127];2)" office:value-type="string" office:string-value="CD" calcext:value-type="string">
            <text:p>CD</text:p>
          </table:table-cell>
          <table:table-cell table:number-columns-repeated="3"/>
        </table:table-row>
        <table:table-row table:style-name="ro1">
          <table:table-cell table:formula="of:=[$'Commands all'.AW130]" office:value-type="float" office:value="1824" calcext:value-type="float">
            <text:p>1824</text:p>
          </table:table-cell>
          <table:table-cell table:formula="of:=[$'Commands all'.AX130]" office:value-type="string" office:string-value="0720" calcext:value-type="string">
            <text:p>0720</text:p>
          </table:table-cell>
          <table:table-cell table:formula="of:=[$'Commands all'.AV130]" office:value-type="float" office:value="206" calcext:value-type="float">
            <text:p>206</text:p>
          </table:table-cell>
          <table:table-cell table:formula="of:=DEC2HEX([.C128];2)" office:value-type="string" office:string-value="CE" calcext:value-type="string">
            <text:p>CE</text:p>
          </table:table-cell>
          <table:table-cell table:number-columns-repeated="3"/>
        </table:table-row>
        <table:table-row table:style-name="ro1">
          <table:table-cell table:formula="of:=[$'Commands all'.AW131]" office:value-type="float" office:value="1832" calcext:value-type="float">
            <text:p>1832</text:p>
          </table:table-cell>
          <table:table-cell table:formula="of:=[$'Commands all'.AX131]" office:value-type="string" office:string-value="0728" calcext:value-type="string">
            <text:p>0728</text:p>
          </table:table-cell>
          <table:table-cell table:formula="of:=[$'Commands all'.AV131]" office:value-type="float" office:value="237" calcext:value-type="float">
            <text:p>237</text:p>
          </table:table-cell>
          <table:table-cell table:formula="of:=DEC2HEX([.C129];2)" office:value-type="string" office:string-value="ED" calcext:value-type="string">
            <text:p>ED</text:p>
          </table:table-cell>
          <table:table-cell table:number-columns-repeated="3"/>
        </table:table-row>
        <table:table-row table:style-name="ro1">
          <table:table-cell table:formula="of:=[$'Commands all'.AW132]" office:value-type="float" office:value="1840" calcext:value-type="float">
            <text:p>1840</text:p>
          </table:table-cell>
          <table:table-cell table:formula="of:=[$'Commands all'.AX132]" office:value-type="string" office:string-value="0730" calcext:value-type="string">
            <text:p>0730</text:p>
          </table:table-cell>
          <table:table-cell table:formula="of:=[$'Commands all'.AV132]" office:value-type="float" office:value="238" calcext:value-type="float">
            <text:p>238</text:p>
          </table:table-cell>
          <table:table-cell table:formula="of:=DEC2HEX([.C130];2)" office:value-type="string" office:string-value="EE" calcext:value-type="string">
            <text:p>EE</text:p>
          </table:table-cell>
          <table:table-cell table:number-columns-repeated="3"/>
        </table:table-row>
        <table:table-row table:style-name="ro1">
          <table:table-cell table:formula="of:=[$'Commands all'.AW133]" office:value-type="float" office:value="1848" calcext:value-type="float">
            <text:p>1848</text:p>
          </table:table-cell>
          <table:table-cell table:formula="of:=[$'Commands all'.AX133]" office:value-type="string" office:string-value="0738" calcext:value-type="string">
            <text:p>0738</text:p>
          </table:table-cell>
          <table:table-cell table:formula="of:=[$'Commands all'.AV133]" office:value-type="float" office:value="177" calcext:value-type="float">
            <text:p>177</text:p>
          </table:table-cell>
          <table:table-cell table:formula="of:=DEC2HEX([.C131];2)" office:value-type="string" office:string-value="B1" calcext:value-type="string">
            <text:p>B1</text:p>
          </table:table-cell>
          <table:table-cell table:number-columns-repeated="3"/>
        </table:table-row>
        <table:table-row table:style-name="ro1">
          <table:table-cell table:formula="of:=[$'Commands all'.AW134]" office:value-type="float" office:value="1856" calcext:value-type="float">
            <text:p>1856</text:p>
          </table:table-cell>
          <table:table-cell table:formula="of:=[$'Commands all'.AX134]" office:value-type="string" office:string-value="0740" calcext:value-type="string">
            <text:p>0740</text:p>
          </table:table-cell>
          <table:table-cell table:formula="of:=[$'Commands all'.AV134]" office:value-type="float" office:value="178" calcext:value-type="float">
            <text:p>178</text:p>
          </table:table-cell>
          <table:table-cell table:formula="of:=DEC2HEX([.C132];2)" office:value-type="string" office:string-value="B2" calcext:value-type="string">
            <text:p>B2</text:p>
          </table:table-cell>
          <table:table-cell table:number-columns-repeated="3"/>
        </table:table-row>
        <table:table-row table:style-name="ro1">
          <table:table-cell table:formula="of:=[$'Commands all'.AW135]" office:value-type="float" office:value="1864" calcext:value-type="float">
            <text:p>1864</text:p>
          </table:table-cell>
          <table:table-cell table:formula="of:=[$'Commands all'.AX135]" office:value-type="string" office:string-value="0748" calcext:value-type="string">
            <text:p>0748</text:p>
          </table:table-cell>
          <table:table-cell table:formula="of:=[$'Commands all'.AV135]" office:value-type="float" office:value="209" calcext:value-type="float">
            <text:p>209</text:p>
          </table:table-cell>
          <table:table-cell table:formula="of:=DEC2HEX([.C133];2)" office:value-type="string" office:string-value="D1" calcext:value-type="string">
            <text:p>D1</text:p>
          </table:table-cell>
          <table:table-cell table:number-columns-repeated="3"/>
        </table:table-row>
        <table:table-row table:style-name="ro1">
          <table:table-cell table:formula="of:=[$'Commands all'.AW136]" office:value-type="float" office:value="1872" calcext:value-type="float">
            <text:p>1872</text:p>
          </table:table-cell>
          <table:table-cell table:formula="of:=[$'Commands all'.AX136]" office:value-type="string" office:string-value="0750" calcext:value-type="string">
            <text:p>0750</text:p>
          </table:table-cell>
          <table:table-cell table:formula="of:=[$'Commands all'.AV136]" office:value-type="float" office:value="210" calcext:value-type="float">
            <text:p>210</text:p>
          </table:table-cell>
          <table:table-cell table:formula="of:=DEC2HEX([.C134];2)" office:value-type="string" office:string-value="D2" calcext:value-type="string">
            <text:p>D2</text:p>
          </table:table-cell>
          <table:table-cell table:number-columns-repeated="3"/>
        </table:table-row>
        <table:table-row table:style-name="ro1">
          <table:table-cell table:formula="of:=[$'Commands all'.AW137]" office:value-type="float" office:value="1880" calcext:value-type="float">
            <text:p>1880</text:p>
          </table:table-cell>
          <table:table-cell table:formula="of:=[$'Commands all'.AX137]" office:value-type="string" office:string-value="0758" calcext:value-type="string">
            <text:p>0758</text:p>
          </table:table-cell>
          <table:table-cell table:formula="of:=[$'Commands all'.AV137]" office:value-type="float" office:value="241" calcext:value-type="float">
            <text:p>241</text:p>
          </table:table-cell>
          <table:table-cell table:formula="of:=DEC2HEX([.C135];2)" office:value-type="string" office:string-value="F1" calcext:value-type="string">
            <text:p>F1</text:p>
          </table:table-cell>
          <table:table-cell table:number-columns-repeated="3"/>
        </table:table-row>
        <table:table-row table:style-name="ro1">
          <table:table-cell table:formula="of:=[$'Commands all'.AW138]" office:value-type="float" office:value="1888" calcext:value-type="float">
            <text:p>1888</text:p>
          </table:table-cell>
          <table:table-cell table:formula="of:=[$'Commands all'.AX138]" office:value-type="string" office:string-value="0760" calcext:value-type="string">
            <text:p>0760</text:p>
          </table:table-cell>
          <table:table-cell table:formula="of:=[$'Commands all'.AV138]" office:value-type="float" office:value="242" calcext:value-type="float">
            <text:p>242</text:p>
          </table:table-cell>
          <table:table-cell table:formula="of:=DEC2HEX([.C136];2)" office:value-type="string" office:string-value="F2" calcext:value-type="string">
            <text:p>F2</text:p>
          </table:table-cell>
          <table:table-cell table:number-columns-repeated="3"/>
        </table:table-row>
        <table:table-row table:style-name="ro1">
          <table:table-cell table:formula="of:=[$'Commands all'.AW139]" office:value-type="float" office:value="1896" calcext:value-type="float">
            <text:p>1896</text:p>
          </table:table-cell>
          <table:table-cell table:formula="of:=[$'Commands all'.AX139]" office:value-type="string" office:string-value="0768" calcext:value-type="string">
            <text:p>0768</text:p>
          </table:table-cell>
          <table:table-cell table:formula="of:=[$'Commands all'.AV139]" office:value-type="float" office:value="165" calcext:value-type="float">
            <text:p>165</text:p>
          </table:table-cell>
          <table:table-cell table:formula="of:=DEC2HEX([.C137];2)" office:value-type="string" office:string-value="A5" calcext:value-type="string">
            <text:p>A5</text:p>
          </table:table-cell>
          <table:table-cell table:number-columns-repeated="3"/>
        </table:table-row>
        <table:table-row table:style-name="ro1">
          <table:table-cell table:formula="of:=[$'Commands all'.AW140]" office:value-type="float" office:value="1904" calcext:value-type="float">
            <text:p>1904</text:p>
          </table:table-cell>
          <table:table-cell table:formula="of:=[$'Commands all'.AX140]" office:value-type="string" office:string-value="0770" calcext:value-type="string">
            <text:p>0770</text:p>
          </table:table-cell>
          <table:table-cell table:formula="of:=[$'Commands all'.AV140]" office:value-type="float" office:value="197" calcext:value-type="float">
            <text:p>197</text:p>
          </table:table-cell>
          <table:table-cell table:formula="of:=DEC2HEX([.C138];2)" office:value-type="string" office:string-value="C5" calcext:value-type="string">
            <text:p>C5</text:p>
          </table:table-cell>
          <table:table-cell table:number-columns-repeated="3"/>
        </table:table-row>
        <table:table-row table:style-name="ro1">
          <table:table-cell table:formula="of:=[$'Commands all'.AW141]" office:value-type="float" office:value="1912" calcext:value-type="float">
            <text:p>1912</text:p>
          </table:table-cell>
          <table:table-cell table:formula="of:=[$'Commands all'.AX141]" office:value-type="string" office:string-value="0778" calcext:value-type="string">
            <text:p>0778</text:p>
          </table:table-cell>
          <table:table-cell table:formula="of:=[$'Commands all'.AV141]" office:value-type="float" office:value="229" calcext:value-type="float">
            <text:p>229</text:p>
          </table:table-cell>
          <table:table-cell table:formula="of:=DEC2HEX([.C139];2)" office:value-type="string" office:string-value="E5" calcext:value-type="string">
            <text:p>E5</text:p>
          </table:table-cell>
          <table:table-cell table:number-columns-repeated="3"/>
        </table:table-row>
        <table:table-row table:style-name="ro1">
          <table:table-cell table:formula="of:=[$'Commands all'.AW142]" office:value-type="float" office:value="1920" calcext:value-type="float">
            <text:p>1920</text:p>
          </table:table-cell>
          <table:table-cell table:formula="of:=[$'Commands all'.AX142]" office:value-type="string" office:string-value="0780" calcext:value-type="string">
            <text:p>0780</text:p>
          </table:table-cell>
          <table:table-cell table:formula="of:=[$'Commands all'.AV142]" office:value-type="float" office:value="69" calcext:value-type="float">
            <text:p>69</text:p>
          </table:table-cell>
          <table:table-cell table:formula="of:=DEC2HEX([.C140];2)" office:value-type="string" office:string-value="45" calcext:value-type="string">
            <text:p>45</text:p>
          </table:table-cell>
          <table:table-cell table:number-columns-repeated="3"/>
        </table:table-row>
        <table:table-row table:style-name="ro1">
          <table:table-cell table:formula="of:=[$'Commands all'.AW143]" office:value-type="float" office:value="1928" calcext:value-type="float">
            <text:p>1928</text:p>
          </table:table-cell>
          <table:table-cell table:formula="of:=[$'Commands all'.AX143]" office:value-type="string" office:string-value="0788" calcext:value-type="string">
            <text:p>0788</text:p>
          </table:table-cell>
          <table:table-cell table:formula="of:=[$'Commands all'.AV143]" office:value-type="float" office:value="70" calcext:value-type="float">
            <text:p>70</text:p>
          </table:table-cell>
          <table:table-cell table:formula="of:=DEC2HEX([.C141];2)" office:value-type="string" office:string-value="46" calcext:value-type="string">
            <text:p>46</text:p>
          </table:table-cell>
          <table:table-cell table:number-columns-repeated="3"/>
        </table:table-row>
        <table:table-row table:style-name="ro1">
          <table:table-cell table:formula="of:=[$'Commands all'.AW144]" office:value-type="float" office:value="1936" calcext:value-type="float">
            <text:p>1936</text:p>
          </table:table-cell>
          <table:table-cell table:formula="of:=[$'Commands all'.AX144]" office:value-type="string" office:string-value="0790" calcext:value-type="string">
            <text:p>0790</text:p>
          </table:table-cell>
          <table:table-cell table:formula="of:=[$'Commands all'.AV144]" office:value-type="float" office:value="101" calcext:value-type="float">
            <text:p>101</text:p>
          </table:table-cell>
          <table:table-cell table:formula="of:=DEC2HEX([.C142];2)" office:value-type="string" office:string-value="65" calcext:value-type="string">
            <text:p>65</text:p>
          </table:table-cell>
          <table:table-cell table:number-columns-repeated="3"/>
        </table:table-row>
        <table:table-row table:style-name="ro1">
          <table:table-cell table:formula="of:=[$'Commands all'.AW145]" office:value-type="float" office:value="1944" calcext:value-type="float">
            <text:p>1944</text:p>
          </table:table-cell>
          <table:table-cell table:formula="of:=[$'Commands all'.AX145]" office:value-type="string" office:string-value="0798" calcext:value-type="string">
            <text:p>0798</text:p>
          </table:table-cell>
          <table:table-cell table:formula="of:=[$'Commands all'.AV145]" office:value-type="float" office:value="102" calcext:value-type="float">
            <text:p>102</text:p>
          </table:table-cell>
          <table:table-cell table:formula="of:=DEC2HEX([.C143];2)" office:value-type="string" office:string-value="66" calcext:value-type="string">
            <text:p>66</text:p>
          </table:table-cell>
          <table:table-cell table:number-columns-repeated="3"/>
        </table:table-row>
        <table:table-row table:style-name="ro1">
          <table:table-cell table:formula="of:=[$'Commands all'.AW146]" office:value-type="float" office:value="1952" calcext:value-type="float">
            <text:p>1952</text:p>
          </table:table-cell>
          <table:table-cell table:formula="of:=[$'Commands all'.AX146]" office:value-type="string" office:string-value="07A0" calcext:value-type="string">
            <text:p>07A0</text:p>
          </table:table-cell>
          <table:table-cell table:formula="of:=[$'Commands all'.AV146]" office:value-type="float" office:value="133" calcext:value-type="float">
            <text:p>133</text:p>
          </table:table-cell>
          <table:table-cell table:formula="of:=DEC2HEX([.C144];2)" office:value-type="string" office:string-value="85" calcext:value-type="string">
            <text:p>85</text:p>
          </table:table-cell>
          <table:table-cell table:number-columns-repeated="3"/>
        </table:table-row>
        <table:table-row table:style-name="ro1">
          <table:table-cell table:formula="of:=[$'Commands all'.AW147]" office:value-type="float" office:value="1960" calcext:value-type="float">
            <text:p>1960</text:p>
          </table:table-cell>
          <table:table-cell table:formula="of:=[$'Commands all'.AX147]" office:value-type="string" office:string-value="07A8" calcext:value-type="string">
            <text:p>07A8</text:p>
          </table:table-cell>
          <table:table-cell table:formula="of:=[$'Commands all'.AV147]" office:value-type="float" office:value="134" calcext:value-type="float">
            <text:p>134</text:p>
          </table:table-cell>
          <table:table-cell table:formula="of:=DEC2HEX([.C145];2)" office:value-type="string" office:string-value="86" calcext:value-type="string">
            <text:p>86</text:p>
          </table:table-cell>
          <table:table-cell table:number-columns-repeated="3"/>
        </table:table-row>
        <table:table-row table:style-name="ro1">
          <table:table-cell table:formula="of:=[$'Commands all'.AW148]" office:value-type="float" office:value="1968" calcext:value-type="float">
            <text:p>1968</text:p>
          </table:table-cell>
          <table:table-cell table:formula="of:=[$'Commands all'.AX148]" office:value-type="string" office:string-value="07B0" calcext:value-type="string">
            <text:p>07B0</text:p>
          </table:table-cell>
          <table:table-cell table:formula="of:=[$'Commands all'.AV148]" office:value-type="float" office:value="37" calcext:value-type="float">
            <text:p>37</text:p>
          </table:table-cell>
          <table:table-cell table:formula="of:=DEC2HEX([.C146];2)" office:value-type="string" office:string-value="25" calcext:value-type="string">
            <text:p>25</text:p>
          </table:table-cell>
          <table:table-cell table:number-columns-repeated="3"/>
        </table:table-row>
        <table:table-row table:style-name="ro1">
          <table:table-cell table:formula="of:=[$'Commands all'.AW149]" office:value-type="float" office:value="2040" calcext:value-type="float">
            <text:p>2040</text:p>
          </table:table-cell>
          <table:table-cell table:formula="of:=[$'Commands all'.AX149]" office:value-type="string" office:string-value="07F8" calcext:value-type="string">
            <text:p>07F8</text:p>
          </table:table-cell>
          <table:table-cell table:formula="of:=[$'Commands all'.AV149]" office:value-type="float" office:value="4" calcext:value-type="float">
            <text:p>4</text:p>
          </table:table-cell>
          <table:table-cell table:formula="of:=DEC2HEX([.C147];2)" office:value-type="string" office:string-value="04" calcext:value-type="string">
            <text:p>04</text:p>
          </table:table-cell>
          <table:table-cell table:number-columns-repeated="3"/>
        </table:table-row>
        <table:table-row table:style-name="ro1" table:number-rows-repeated="3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7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VI OUT</text:p>
          </table:table-cell>
          <table:table-cell office:value-type="string" calcext:value-type="string">
            <text:p>001001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JMP a</text:p>
          </table:table-cell>
          <table:table-cell office:value-type="string" calcext:value-type="string">
            <text:p>0100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Z</text:p>
          </table:table-cell>
          <table:table-cell office:value-type="string" calcext:value-type="string">
            <text:p>01000001</text:p>
          </table:table-cell>
        </table:table-row>
        <table:table-row table:style-name="ro1">
          <table:table-cell office:value-type="string" calcext:value-type="string">
            <text:p>BNZ</text:p>
          </table:table-cell>
          <table:table-cell office:value-type="string" calcext:value-type="string">
            <text:p>01000010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1000011</text:p>
          </table:table-cell>
        </table:table-row>
        <table:table-row table:style-name="ro1">
          <table:table-cell office:value-type="string" calcext:value-type="string">
            <text:p>BNC</text:p>
          </table:table-cell>
          <table:table-cell office:value-type="string" calcext:value-type="string">
            <text:p>01000100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01000101</text:p>
          </table:table-cell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010001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OV MR,IPC</text:p>
          </table:table-cell>
          <table:table-cell office:value-type="string" calcext:value-type="string">
            <text:p>01100000</text:p>
          </table:table-cell>
        </table:table-row>
      </table:table>
      <table:table table:name="Commands all_4roms" table:style-name="ta1">
        <office:forms form:automatic-focus="false" form:apply-design-mode="false"/>
        <table:table-column table:style-name="co13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3" table:default-cell-style-name="ce109"/>
        <table:table-column table:style-name="co16" table:default-cell-style-name="Default"/>
        <table:table-column table:style-name="co17" table:default-cell-style-name="Default"/>
        <table:table-column table:style-name="co18" table:visibility="collapse" table:default-cell-style-name="Default"/>
        <table:table-column table:style-name="co17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6" table:default-cell-style-name="Default"/>
        <table:table-column table:style-name="co17" table:visibility="collapse" table:number-columns-repeated="3" table:default-cell-style-name="Default"/>
        <table:table-column table:style-name="co22" table:visibility="collapse" table:default-cell-style-name="ce148"/>
        <table:table-column table:style-name="co22" table:default-cell-style-name="ce226"/>
        <table:table-column table:style-name="co22" table:default-cell-style-name="ce239"/>
        <table:table-column table:style-name="co22" table:default-cell-style-name="ce186"/>
        <table:table-column table:style-name="co22" table:default-cell-style-name="ce239"/>
        <table:table-column table:style-name="co22" table:default-cell-style-name="ce186"/>
        <table:table-column table:style-name="co22" table:default-cell-style-name="ce239"/>
        <table:table-column table:style-name="co22" table:default-cell-style-name="ce186"/>
        <table:table-column table:style-name="co22" table:default-cell-style-name="ce239"/>
        <table:table-column table:style-name="co22" table:default-cell-style-name="Default"/>
        <table:table-column table:style-name="co22" table:default-cell-style-name="ce186"/>
        <table:table-column table:style-name="co22" table:default-cell-style-name="ce239"/>
        <table:table-column table:style-name="co22" table:default-cell-style-name="ce186"/>
        <table:table-column table:style-name="co22" table:default-cell-style-name="ce239"/>
        <table:table-column table:style-name="co22" table:default-cell-style-name="Default"/>
        <table:table-column table:style-name="co22" table:default-cell-style-name="ce186"/>
        <table:table-column table:style-name="co27" table:default-cell-style-name="ce239"/>
        <table:table-column table:style-name="co22" table:default-cell-style-name="ce226"/>
        <table:table-column table:style-name="co22" table:default-cell-style-name="ce213"/>
        <table:table-column table:style-name="co22" table:default-cell-style-name="ce186"/>
        <table:table-column table:style-name="co22" table:default-cell-style-name="ce239"/>
        <table:table-column table:style-name="co22" table:default-cell-style-name="ce186"/>
        <table:table-column table:style-name="co22" table:default-cell-style-name="ce239"/>
        <table:table-column table:style-name="co22" table:default-cell-style-name="ce186"/>
        <table:table-column table:style-name="co22" table:default-cell-style-name="ce239"/>
        <table:table-column table:style-name="co22" table:default-cell-style-name="ce186"/>
        <table:table-column table:style-name="co22" table:default-cell-style-name="ce239"/>
        <table:table-column table:style-name="co22" table:number-columns-repeated="4" table:default-cell-style-name="ce213"/>
        <table:table-column table:style-name="co22" table:number-columns-repeated="7" table:default-cell-style-name="Default"/>
        <table:table-column table:style-name="co22" table:default-cell-style-name="ce186"/>
        <table:table-column table:style-name="co22" table:default-cell-style-name="ce239"/>
        <table:table-column table:style-name="co22" table:number-columns-repeated="2" table:default-cell-style-name="Default"/>
        <table:table-column table:style-name="co22" table:default-cell-style-name="ce265"/>
        <table:table-column table:style-name="co22" table:default-cell-style-name="ce239"/>
        <table:table-column table:style-name="co22" table:default-cell-style-name="ce148"/>
        <table:table-column table:style-name="co22" table:number-columns-repeated="9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5" table:default-cell-style-name="Default"/>
        <table:table-column table:style-name="co17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number-columns-repeated="2" table:default-cell-style-name="Default"/>
        <table:table-row table:style-name="ro3">
          <table:table-cell table:number-columns-repeated="3"/>
          <table:table-cell table:style-name="Default"/>
          <table:table-cell table:number-columns-repeated="2"/>
          <table:table-cell table:style-name="ce105" office:value-type="string" calcext:value-type="string">
            <text:p>flags</text:p>
          </table:table-cell>
          <table:table-cell table:style-name="ce105" office:value-type="string" calcext:value-type="string">
            <text:p>need</text:p>
          </table:table-cell>
          <table:table-cell table:style-name="ce105" office:value-type="string" calcext:value-type="string">
            <text:p>maybe</text:p>
          </table:table-cell>
          <table:table-cell table:style-name="ce105" office:value-type="string" calcext:value-type="string">
            <text:p>comment</text:p>
          </table:table-cell>
          <table:table-cell table:style-name="ce165" office:value-type="string" calcext:value-type="string">
            <text:p>Step</text:p>
          </table:table-cell>
          <table:table-cell table:style-name="ce166" office:value-type="string" calcext:value-type="string">
            <text:p>Zero</text:p>
          </table:table-cell>
          <table:table-cell table:style-name="ce166" office:value-type="string" calcext:value-type="string">
            <text:p>Carry</text:p>
          </table:table-cell>
          <table:table-cell table:style-name="ce166" office:value-type="string" calcext:value-type="string">
            <text:p>Equal</text:p>
          </table:table-cell>
          <table:table-cell table:style-name="ce218"/>
          <table:table-cell table:style-name="ce225" office:value-type="string" calcext:value-type="string">
            <text:p>IPC INC</text:p>
          </table:table-cell>
          <table:table-cell table:style-name="ce235" office:value-type="string" calcext:value-type="string">
            <text:p>OUT_WR</text:p>
          </table:table-cell>
          <table:table-cell table:style-name="ce177" office:value-type="string" calcext:value-type="string">
            <text:p>IPC_H_RD</text:p>
          </table:table-cell>
          <table:table-cell table:style-name="ce235" office:value-type="string" calcext:value-type="string">
            <text:p>IPC_H_WR</text:p>
          </table:table-cell>
          <table:table-cell table:style-name="ce177" office:value-type="string" calcext:value-type="string">
            <text:p>IPC_L_RD</text:p>
          </table:table-cell>
          <table:table-cell table:style-name="ce235" office:value-type="string" calcext:value-type="string">
            <text:p>IPC_L_WR</text:p>
          </table:table-cell>
          <table:table-cell table:style-name="ce177" office:value-type="string" calcext:value-type="string">
            <text:p>MEM_RD</text:p>
          </table:table-cell>
          <table:table-cell table:style-name="ce235" office:value-type="string" calcext:value-type="string">
            <text:p>MEM_WR</text:p>
          </table:table-cell>
          <table:table-cell table:style-name="ce165"/>
          <table:table-cell table:style-name="ce177" office:value-type="string" calcext:value-type="string">
            <text:p>A_RD</text:p>
          </table:table-cell>
          <table:table-cell table:style-name="ce235" office:value-type="string" calcext:value-type="string">
            <text:p>A_WR</text:p>
          </table:table-cell>
          <table:table-cell table:style-name="ce177" office:value-type="string" calcext:value-type="string">
            <text:p>B_RD</text:p>
          </table:table-cell>
          <table:table-cell table:style-name="ce235" office:value-type="string" calcext:value-type="string">
            <text:p>B_WR</text:p>
          </table:table-cell>
          <table:table-cell table:style-name="ce227"/>
          <table:table-cell table:style-name="ce178" office:value-type="string" calcext:value-type="string">
            <text:p>IN_RD</text:p>
          </table:table-cell>
          <table:table-cell table:style-name="ce235" office:value-type="string" calcext:value-type="string">
            <text:p>PROG_WR</text:p>
          </table:table-cell>
          <table:table-cell table:style-name="ce225" office:value-type="string" calcext:value-type="string">
            <text:p>END INSTRUCTION</text:p>
          </table:table-cell>
          <table:table-cell table:style-name="ce205"/>
          <table:table-cell table:style-name="ce177" office:value-type="string" calcext:value-type="string">
            <text:p>MREG_H_RD</text:p>
          </table:table-cell>
          <table:table-cell table:style-name="ce235" office:value-type="string" calcext:value-type="string">
            <text:p>MREG_H_WR</text:p>
          </table:table-cell>
          <table:table-cell table:style-name="ce177" office:value-type="string" calcext:value-type="string">
            <text:p>MREG_L_RD</text:p>
          </table:table-cell>
          <table:table-cell table:style-name="ce235" office:value-type="string" calcext:value-type="string">
            <text:p>MREG_L_WR</text:p>
          </table:table-cell>
          <table:table-cell table:style-name="ce177" office:value-type="string" calcext:value-type="string">
            <text:p>TR_H_RD</text:p>
          </table:table-cell>
          <table:table-cell table:style-name="ce235" office:value-type="string" calcext:value-type="string">
            <text:p>TR_H_WR</text:p>
          </table:table-cell>
          <table:table-cell table:style-name="ce177" office:value-type="string" calcext:value-type="string">
            <text:p>TR_L_RD</text:p>
          </table:table-cell>
          <table:table-cell table:style-name="ce235" office:value-type="string" calcext:value-type="string">
            <text:p>TR_L_WR</text:p>
          </table:table-cell>
          <table:table-cell table:style-name="ce205" table:number-columns-repeated="4"/>
          <table:table-cell table:style-name="ce165" office:value-type="string" calcext:value-type="string">
            <text:p>ALU_M_WR</text:p>
          </table:table-cell>
          <table:table-cell table:style-name="ce165" office:value-type="string" calcext:value-type="string">
            <text:p>ALU_S3_WR</text:p>
          </table:table-cell>
          <table:table-cell table:style-name="ce165" office:value-type="string" calcext:value-type="string">
            <text:p>ALU_S2_WR</text:p>
          </table:table-cell>
          <table:table-cell table:style-name="ce165" office:value-type="string" calcext:value-type="string">
            <text:p>ALU_S1_WR</text:p>
          </table:table-cell>
          <table:table-cell table:style-name="ce165" office:value-type="string" calcext:value-type="string">
            <text:p>ALU_S0_WR</text:p>
          </table:table-cell>
          <table:table-cell table:style-name="ce165" table:number-columns-repeated="2"/>
          <table:table-cell table:style-name="ce177" office:value-type="string" calcext:value-type="string">
            <text:p>ALU_RD</text:p>
          </table:table-cell>
          <table:table-cell table:style-name="ce235" office:value-type="string" calcext:value-type="string">
            <text:p>ALU WR</text:p>
          </table:table-cell>
          <table:table-cell table:style-name="ce165" office:value-type="string" calcext:value-type="string">
            <text:p>CARRY_SET</text:p>
          </table:table-cell>
          <table:table-cell table:style-name="ce165" office:value-type="string" calcext:value-type="string">
            <text:p>Carry_CLEAR</text:p>
          </table:table-cell>
          <table:table-cell table:style-name="ce264" office:value-type="string" calcext:value-type="string">
            <text:p>HALT_WR</text:p>
          </table:table-cell>
          <table:table-cell table:style-name="ce238" office:value-type="string" calcext:value-type="string">
            <text:p>BUS_WR</text:p>
          </table:table-cell>
          <table:table-cell table:style-name="ce203"/>
          <table:table-cell table:number-columns-repeated="9"/>
          <table:table-cell table:style-name="ce105"/>
          <table:table-cell table:style-name="ce165" office:value-type="string" calcext:value-type="string">
            <text:p>Encoding + Step</text:p>
          </table:table-cell>
          <table:table-cell table:style-name="ce165" office:value-type="string" calcext:value-type="string">
            <text:p>Adress</text:p>
          </table:table-cell>
          <table:table-cell table:style-name="ce165" office:value-type="string" calcext:value-type="string">
            <text:p>Adress DEC</text:p>
          </table:table-cell>
          <table:table-cell table:style-name="ce165" office:value-type="string" calcext:value-type="string">
            <text:p>ROM1</text:p>
          </table:table-cell>
          <table:table-cell table:style-name="ce165" office:value-type="string" calcext:value-type="string">
            <text:p>ROM2</text:p>
          </table:table-cell>
          <table:table-cell table:style-name="ce165" office:value-type="string" calcext:value-type="string">
            <text:p>ROM3</text:p>
          </table:table-cell>
          <table:table-cell table:style-name="ce165" office:value-type="string" calcext:value-type="string">
            <text:p>ROM4</text:p>
          </table:table-cell>
          <table:table-cell table:style-name="ce165" office:value-type="string" calcext:value-type="string">
            <text:p>ROM5</text:p>
          </table:table-cell>
          <table:table-cell/>
          <table:table-cell table:style-name="ce165" office:value-type="string" calcext:value-type="string">
            <text:p>Adress DEC</text:p>
          </table:table-cell>
          <table:table-cell table:style-name="ce165" office:value-type="string" calcext:value-type="string">
            <text:p>ROM1 HEX</text:p>
          </table:table-cell>
          <table:table-cell table:style-name="ce165" office:value-type="string" calcext:value-type="string">
            <text:p>ROM2 HEX</text:p>
          </table:table-cell>
          <table:table-cell table:style-name="ce165" office:value-type="string" calcext:value-type="string">
            <text:p>ROM3 HEX</text:p>
          </table:table-cell>
          <table:table-cell table:style-name="ce165" office:value-type="string" calcext:value-type="string">
            <text:p>ROM4 HEX</text:p>
          </table:table-cell>
          <table:table-cell table:style-name="ce165" office:value-type="string" calcext:value-type="string">
            <text:p>ROM5 HEX</text:p>
          </table:table-cell>
        </table:table-row>
        <table:table-row table:style-name="ro1">
          <table:table-cell table:style-name="ce105"/>
          <table:table-cell/>
          <table:table-cell table:style-name="ce105"/>
          <table:table-cell table:style-name="ce151"/>
          <table:table-cell table:style-name="ce105" table:number-columns-repeated="6"/>
          <table:table-cell table:style-name="ce165"/>
          <table:table-cell table:style-name="ce167" table:number-columns-repeated="3"/>
          <table:table-cell table:style-name="ce203"/>
          <table:table-cell table:style-name="ce225"/>
          <table:table-cell table:style-name="ce237" office:value-type="string" calcext:value-type="string">
            <text:p>H</text:p>
          </table:table-cell>
          <table:table-cell table:style-name="ce247" office:value-type="string" calcext:value-type="string">
            <text:p>H</text:p>
          </table:table-cell>
          <table:table-cell table:style-name="ce237" office:value-type="string" calcext:value-type="string">
            <text:p>H</text:p>
          </table:table-cell>
          <table:table-cell table:style-name="ce247" office:value-type="string" calcext:value-type="string">
            <text:p>H</text:p>
          </table:table-cell>
          <table:table-cell table:style-name="ce237" office:value-type="string" calcext:value-type="string">
            <text:p>H</text:p>
          </table:table-cell>
          <table:table-cell table:style-name="ce247" office:value-type="string" calcext:value-type="string">
            <text:p>H</text:p>
          </table:table-cell>
          <table:table-cell table:style-name="ce237" office:value-type="string" calcext:value-type="string">
            <text:p>H</text:p>
          </table:table-cell>
          <table:table-cell table:style-name="ce165"/>
          <table:table-cell table:style-name="ce247" office:value-type="string" calcext:value-type="string">
            <text:p>L</text:p>
          </table:table-cell>
          <table:table-cell table:style-name="ce237" office:value-type="string" calcext:value-type="string">
            <text:p>L</text:p>
          </table:table-cell>
          <table:table-cell table:style-name="ce247" office:value-type="string" calcext:value-type="string">
            <text:p>L</text:p>
          </table:table-cell>
          <table:table-cell table:style-name="ce237" office:value-type="string" calcext:value-type="string">
            <text:p>L</text:p>
          </table:table-cell>
          <table:table-cell table:style-name="ce203"/>
          <table:table-cell table:style-name="ce250"/>
          <table:table-cell table:style-name="ce253"/>
          <table:table-cell table:style-name="ce225"/>
          <table:table-cell table:style-name="ce206"/>
          <table:table-cell table:style-name="ce247" office:value-type="string" calcext:value-type="string">
            <text:p>L</text:p>
          </table:table-cell>
          <table:table-cell table:style-name="ce237" office:value-type="string" calcext:value-type="string">
            <text:p>L</text:p>
          </table:table-cell>
          <table:table-cell table:style-name="ce247" office:value-type="string" calcext:value-type="string">
            <text:p>L</text:p>
          </table:table-cell>
          <table:table-cell table:style-name="ce237" office:value-type="string" calcext:value-type="string">
            <text:p>L</text:p>
          </table:table-cell>
          <table:table-cell table:style-name="ce247" office:value-type="string" calcext:value-type="string">
            <text:p>L</text:p>
          </table:table-cell>
          <table:table-cell table:style-name="ce237" office:value-type="string" calcext:value-type="string">
            <text:p>L</text:p>
          </table:table-cell>
          <table:table-cell table:style-name="ce247" office:value-type="string" calcext:value-type="string">
            <text:p>L</text:p>
          </table:table-cell>
          <table:table-cell table:style-name="ce237" office:value-type="string" calcext:value-type="string">
            <text:p>L</text:p>
          </table:table-cell>
          <table:table-cell table:style-name="ce206" table:number-columns-repeated="4"/>
          <table:table-cell table:style-name="ce203" table:number-columns-repeated="7"/>
          <table:table-cell table:style-name="ce247"/>
          <table:table-cell table:style-name="ce238"/>
          <table:table-cell table:style-name="ce203" table:number-columns-repeated="2"/>
          <table:table-cell table:style-name="ce264"/>
          <table:table-cell table:style-name="ce238"/>
          <table:table-cell table:style-name="ce203"/>
          <table:table-cell table:number-columns-repeated="9"/>
          <table:table-cell table:style-name="ce105" table:number-columns-repeated="9"/>
          <table:table-cell table:number-columns-repeated="7"/>
        </table:table-row>
        <table:table-row table:style-name="ro1">
          <table:table-cell table:style-name="ce105"/>
          <table:table-cell/>
          <table:table-cell table:style-name="ce105" office:value-type="string" calcext:value-type="string">
            <text:p>values</text:p>
          </table:table-cell>
          <table:table-cell table:style-name="ce151"/>
          <table:table-cell table:style-name="ce105" table:number-columns-repeated="6"/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105" table:number-columns-repeated="9"/>
          <table:table-cell table:number-columns-repeated="7"/>
        </table:table-row>
        <table:table-row table:style-name="ro1">
          <table:table-cell table:style-name="ce105"/>
          <table:table-cell/>
          <table:table-cell table:style-name="ce105"/>
          <table:table-cell table:style-name="ce151"/>
          <table:table-cell table:style-name="ce105" table:number-columns-repeated="6"/>
          <table:table-cell table:style-name="ce165"/>
          <table:table-cell table:style-name="ce167" table:number-columns-repeated="3"/>
          <table:table-cell table:style-name="ce203"/>
          <table:table-cell table:style-name="ce225"/>
          <table:table-cell table:style-name="ce238"/>
          <table:table-cell table:style-name="ce247"/>
          <table:table-cell table:style-name="ce237"/>
          <table:table-cell table:style-name="ce247"/>
          <table:table-cell table:style-name="ce237"/>
          <table:table-cell table:style-name="ce250"/>
          <table:table-cell table:style-name="ce237"/>
          <table:table-cell table:style-name="ce165"/>
          <table:table-cell table:style-name="ce250"/>
          <table:table-cell table:style-name="ce237"/>
          <table:table-cell table:style-name="ce250"/>
          <table:table-cell table:style-name="ce237"/>
          <table:table-cell table:style-name="ce203"/>
          <table:table-cell table:style-name="ce250"/>
          <table:table-cell table:style-name="ce253"/>
          <table:table-cell table:style-name="ce225"/>
          <table:table-cell table:style-name="ce206"/>
          <table:table-cell table:style-name="ce247"/>
          <table:table-cell table:style-name="ce237"/>
          <table:table-cell table:style-name="ce247"/>
          <table:table-cell table:style-name="ce237"/>
          <table:table-cell table:style-name="ce247"/>
          <table:table-cell table:style-name="ce237"/>
          <table:table-cell table:style-name="ce247"/>
          <table:table-cell table:style-name="ce237"/>
          <table:table-cell table:style-name="ce206" table:number-columns-repeated="4"/>
          <table:table-cell table:style-name="ce203" table:number-columns-repeated="7"/>
          <table:table-cell table:style-name="ce247"/>
          <table:table-cell table:style-name="ce238"/>
          <table:table-cell table:style-name="ce203" table:number-columns-repeated="2"/>
          <table:table-cell table:style-name="ce264"/>
          <table:table-cell table:style-name="ce238"/>
          <table:table-cell table:style-name="ce203"/>
          <table:table-cell table:number-columns-repeated="9"/>
          <table:table-cell table:style-name="ce105" table:number-columns-repeated="9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eneral 0</text:p>
          </table:table-cell>
          <table:table-cell table:style-name="ce152" table:formula="of:=DEC2BIN([.A5];8)" office:value-type="string" office:string-value="00000000" calcext:value-type="string">
            <text:p>0000000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"/>
          <table:table-cell table:style-name="ce105"/>
          <table:table-cell table:formula="of:=&quot;0&quot; &amp; [.D5] &amp; DEC2BIN([.K5];4)" office:value-type="string" office:string-value="0000000000000" calcext:value-type="string">
            <text:p>0000000000000</text:p>
          </table:table-cell>
          <table:table-cell table:style-name="ce103" table:formula="of:=&quot;0&quot; &amp; BIN2HEX([.D5];2) &amp; DEC2HEX([.K5];1)" office:value-type="string" office:string-value="0000" calcext:value-type="string">
            <text:p>0000</text:p>
          </table:table-cell>
          <table:table-cell table:formula="of:=HEX2DEC([.BS5])" office:value-type="float" office:value="0" calcext:value-type="float">
            <text:p>0</text:p>
          </table:table-cell>
          <table:table-cell table:style-name="ce146" table:formula="of:=SUMIF([.$P5:.$W5];&quot;&gt;0&quot;;[.$P$3:.$W$3])" office:value-type="float" office:value="32" calcext:value-type="float">
            <text:p>32</text:p>
          </table:table-cell>
          <table:table-cell table:style-name="ce146" table:formula="of:=SUMIF([.$Y5:.$AF5];&quot;&gt;0&quot;;[.$Y$3:.$AF$3])" office:value-type="float" office:value="0" calcext:value-type="float">
            <text:p>0</text:p>
          </table:table-cell>
          <table:table-cell table:style-name="ce146" table:formula="of:=SUMIF([.$AH5:.$AO5];&quot;&gt;0&quot;;[.$AH$3:.$AO$3])" office:value-type="float" office:value="64" calcext:value-type="float">
            <text:p>64</text:p>
          </table:table-cell>
          <table:table-cell table:style-name="ce146" table:formula="of:=SUMIF([.$AQ5:.$AX5];&quot;&gt;0&quot;;[.$AQ$3:.$AX$3])" office:value-type="float" office:value="0" calcext:value-type="float">
            <text:p>0</text:p>
          </table:table-cell>
          <table:table-cell table:style-name="ce146" table:formula="of:=SUMIF([.$BA5:.$BH5];&quot;&gt;0&quot;;[.$BA$3:.$BH$3])" office:value-type="float" office:value="4" calcext:value-type="float">
            <text:p>4</text:p>
          </table:table-cell>
          <table:table-cell/>
          <table:table-cell table:style-name="ce103" table:formula="of:=[.BT5]" office:value-type="float" office:value="0" calcext:value-type="float">
            <text:p>0</text:p>
          </table:table-cell>
          <table:table-cell table:style-name="ce103" table:formula="of:=DEC2HEX([.BU5];2)" office:value-type="string" office:string-value="20" calcext:value-type="string">
            <text:p>20</text:p>
          </table:table-cell>
          <table:table-cell table:style-name="ce103" table:formula="of:=DEC2HEX([.BV5];2)" office:value-type="string" office:string-value="00" calcext:value-type="string">
            <text:p>00</text:p>
          </table:table-cell>
          <table:table-cell table:style-name="ce103" table:formula="of:=DEC2HEX([.BW5];2)" office:value-type="string" office:string-value="40" calcext:value-type="string">
            <text:p>40</text:p>
          </table:table-cell>
          <table:table-cell table:style-name="ce103" table:formula="of:=DEC2HEX([.BX5];2)" office:value-type="string" office:string-value="00" calcext:value-type="string">
            <text:p>00</text:p>
          </table:table-cell>
          <table:table-cell table:style-name="ce103" table:formula="of:=DEC2HEX([.BY5];2)" office:value-type="string" office:string-value="04" calcext:value-type="string">
            <text:p>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l 1</text:p>
          </table:table-cell>
          <table:table-cell table:style-name="ce152" table:formula="of:=DEC2BIN([.A6];8)" office:value-type="string" office:string-value="00000000" calcext:value-type="string">
            <text:p>000000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4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"/>
          <table:table-cell table:style-name="ce105"/>
          <table:table-cell table:formula="of:=&quot;0&quot; &amp; [.D6] &amp; DEC2BIN([.K6];4)" office:value-type="string" office:string-value="0000000000001" calcext:value-type="string">
            <text:p>0000000000001</text:p>
          </table:table-cell>
          <table:table-cell table:style-name="ce103" table:formula="of:=&quot;0&quot; &amp; BIN2HEX([.D6];2) &amp; DEC2HEX([.K6];1)" office:value-type="string" office:string-value="0001" calcext:value-type="string">
            <text:p>0001</text:p>
          </table:table-cell>
          <table:table-cell table:formula="of:=HEX2DEC([.BS6])" office:value-type="float" office:value="1" calcext:value-type="float">
            <text:p>1</text:p>
          </table:table-cell>
          <table:table-cell table:style-name="ce146" table:formula="of:=SUMIF([.$P6:.$W6];&quot;&gt;0&quot;;[.$P$3:.$W$3])" office:value-type="float" office:value="8" calcext:value-type="float">
            <text:p>8</text:p>
          </table:table-cell>
          <table:table-cell table:style-name="ce146" table:formula="of:=SUMIF([.$Y6:.$AF6];&quot;&gt;0&quot;;[.$Y$3:.$AF$3])" office:value-type="float" office:value="0" calcext:value-type="float">
            <text:p>0</text:p>
          </table:table-cell>
          <table:table-cell table:style-name="ce146" table:formula="of:=SUMIF([.$AH6:.$AO6];&quot;&gt;0&quot;;[.$AH$3:.$AO$3])" office:value-type="float" office:value="16" calcext:value-type="float">
            <text:p>16</text:p>
          </table:table-cell>
          <table:table-cell table:style-name="ce146" table:formula="of:=SUMIF([.$AQ6:.$AX6];&quot;&gt;0&quot;;[.$AQ$3:.$AX$3])" office:value-type="float" office:value="0" calcext:value-type="float">
            <text:p>0</text:p>
          </table:table-cell>
          <table:table-cell table:style-name="ce146" table:formula="of:=SUMIF([.$BA6:.$BH6];&quot;&gt;0&quot;;[.$BA$3:.$BH$3])" office:value-type="float" office:value="4" calcext:value-type="float">
            <text:p>4</text:p>
          </table:table-cell>
          <table:table-cell/>
          <table:table-cell table:style-name="ce103" table:formula="of:=[.BT6]" office:value-type="float" office:value="1" calcext:value-type="float">
            <text:p>1</text:p>
          </table:table-cell>
          <table:table-cell table:style-name="ce103" table:formula="of:=DEC2HEX([.BU6];2)" office:value-type="string" office:string-value="08" calcext:value-type="string">
            <text:p>08</text:p>
          </table:table-cell>
          <table:table-cell table:style-name="ce103" table:formula="of:=DEC2HEX([.BV6];2)" office:value-type="string" office:string-value="00" calcext:value-type="string">
            <text:p>00</text:p>
          </table:table-cell>
          <table:table-cell table:style-name="ce103" table:formula="of:=DEC2HEX([.BW6];2)" office:value-type="string" office:string-value="10" calcext:value-type="string">
            <text:p>10</text:p>
          </table:table-cell>
          <table:table-cell table:style-name="ce103" table:formula="of:=DEC2HEX([.BX6];2)" office:value-type="string" office:string-value="00" calcext:value-type="string">
            <text:p>00</text:p>
          </table:table-cell>
          <table:table-cell table:style-name="ce103" table:formula="of:=DEC2HEX([.BY6];2)" office:value-type="string" office:string-value="04" calcext:value-type="string">
            <text:p>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l 2</text:p>
          </table:table-cell>
          <table:table-cell table:style-name="ce152" table:formula="of:=DEC2BIN([.A7];8)" office:value-type="string" office:string-value="00000000" calcext:value-type="string">
            <text:p>0000000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8"/>
          <table:table-cell table:style-name="Default" table:number-columns-repeated="4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"/>
          <table:table-cell table:style-name="ce105"/>
          <table:table-cell table:formula="of:=&quot;0&quot; &amp; [.D7] &amp; DEC2BIN([.K7];4)" office:value-type="string" office:string-value="0000000000010" calcext:value-type="string">
            <text:p>0000000000010</text:p>
          </table:table-cell>
          <table:table-cell table:style-name="ce103" table:formula="of:=&quot;0&quot; &amp; BIN2HEX([.D7];2) &amp; DEC2HEX([.K7];1)" office:value-type="string" office:string-value="0002" calcext:value-type="string">
            <text:p>0002</text:p>
          </table:table-cell>
          <table:table-cell table:formula="of:=HEX2DEC([.BS7])" office:value-type="float" office:value="2" calcext:value-type="float">
            <text:p>2</text:p>
          </table:table-cell>
          <table:table-cell table:style-name="ce146" table:formula="of:=SUMIF([.$P7:.$W7];&quot;&gt;0&quot;;[.$P$3:.$W$3])" office:value-type="float" office:value="130" calcext:value-type="float">
            <text:p>130</text:p>
          </table:table-cell>
          <table:table-cell table:style-name="ce146" table:formula="of:=SUMIF([.$Y7:.$AF7];&quot;&gt;0&quot;;[.$Y$3:.$AF$3])" office:value-type="float" office:value="2" calcext:value-type="float">
            <text:p>2</text:p>
          </table:table-cell>
          <table:table-cell table:style-name="ce146" table:formula="of:=SUMIF([.$AH7:.$AO7];&quot;&gt;0&quot;;[.$AH$3:.$AO$3])" office:value-type="float" office:value="0" calcext:value-type="float">
            <text:p>0</text:p>
          </table:table-cell>
          <table:table-cell table:style-name="ce146" table:formula="of:=SUMIF([.$AQ7:.$AX7];&quot;&gt;0&quot;;[.$AQ$3:.$AX$3])" office:value-type="float" office:value="0" calcext:value-type="float">
            <text:p>0</text:p>
          </table:table-cell>
          <table:table-cell table:style-name="ce146" table:formula="of:=SUMIF([.$BA7:.$BH7];&quot;&gt;0&quot;;[.$BA$3:.$BH$3])" office:value-type="float" office:value="4" calcext:value-type="float">
            <text:p>4</text:p>
          </table:table-cell>
          <table:table-cell/>
          <table:table-cell table:style-name="ce103" table:formula="of:=[.BT7]" office:value-type="float" office:value="2" calcext:value-type="float">
            <text:p>2</text:p>
          </table:table-cell>
          <table:table-cell table:style-name="ce103" table:formula="of:=DEC2HEX([.BU7];2)" office:value-type="string" office:string-value="82" calcext:value-type="string">
            <text:p>82</text:p>
          </table:table-cell>
          <table:table-cell table:style-name="ce103" table:formula="of:=DEC2HEX([.BV7];2)" office:value-type="string" office:string-value="02" calcext:value-type="string">
            <text:p>02</text:p>
          </table:table-cell>
          <table:table-cell table:style-name="ce103" table:formula="of:=DEC2HEX([.BW7];2)" office:value-type="string" office:string-value="00" calcext:value-type="string">
            <text:p>00</text:p>
          </table:table-cell>
          <table:table-cell table:style-name="ce103" table:formula="of:=DEC2HEX([.BX7];2)" office:value-type="string" office:string-value="00" calcext:value-type="string">
            <text:p>00</text:p>
          </table:table-cell>
          <table:table-cell table:style-name="ce103" table:formula="of:=DEC2HEX([.BY7];2)" office:value-type="string" office:string-value="04" calcext:value-type="string">
            <text:p>04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8"/>
          <table:table-cell table:style-name="Default"/>
          <table:table-cell table:number-columns-repeated="8"/>
          <table:table-cell table:style-name="Default" table:number-columns-repeated="4"/>
          <table:table-cell table:number-columns-repeated="23"/>
          <table:table-cell table:style-name="ce105" table:number-columns-repeated="2"/>
          <table:table-cell table:style-name="ce236"/>
          <table:table-cell table:style-name="ce105" table:number-columns-repeated="6"/>
          <table:table-cell/>
          <table:table-cell table:style-name="ce103" table:number-columns-repeated="6"/>
        </table:table-row>
        <table:table-row table:style-name="ro1">
          <table:table-cell table:style-name="ce102" office:value-type="string" calcext:value-type="string">
            <text:p>dec</text:p>
          </table:table-cell>
          <table:table-cell table:style-name="ce102" office:value-type="string" calcext:value-type="string">
            <text:p>hex</text:p>
          </table:table-cell>
          <table:table-cell table:style-name="ce105" office:value-type="string" calcext:value-type="string">
            <text:p>Command</text:p>
          </table:table-cell>
          <table:table-cell table:style-name="ce105" office:value-type="string" calcext:value-type="string">
            <text:p>binary</text:p>
          </table:table-cell>
          <table:table-cell table:number-columns-repeated="2" table:style-name="ce105" office:value-type="string" calcext:value-type="string">
            <text:p>data</text:p>
          </table:table-cell>
          <table:table-cell table:style-name="ce105" table:number-columns-repeated="4"/>
          <table:table-cell table:style-name="ce165"/>
          <table:table-cell table:style-name="ce167" table:number-columns-repeated="3"/>
          <table:table-cell table:style-name="ce203"/>
          <table:table-cell table:style-name="ce225"/>
          <table:table-cell table:style-name="ce238"/>
          <table:table-cell table:style-name="ce247"/>
          <table:table-cell table:style-name="ce237"/>
          <table:table-cell table:style-name="ce247"/>
          <table:table-cell table:style-name="ce237"/>
          <table:table-cell table:style-name="ce250"/>
          <table:table-cell table:style-name="ce237"/>
          <table:table-cell table:style-name="ce165"/>
          <table:table-cell table:style-name="ce250"/>
          <table:table-cell table:style-name="ce237"/>
          <table:table-cell table:style-name="ce250"/>
          <table:table-cell table:style-name="ce237"/>
          <table:table-cell table:style-name="ce203"/>
          <table:table-cell table:style-name="ce250"/>
          <table:table-cell table:style-name="ce253"/>
          <table:table-cell table:style-name="ce225"/>
          <table:table-cell table:style-name="ce206"/>
          <table:table-cell table:style-name="ce247"/>
          <table:table-cell table:style-name="ce237"/>
          <table:table-cell table:style-name="ce247"/>
          <table:table-cell table:style-name="ce237"/>
          <table:table-cell table:style-name="ce247"/>
          <table:table-cell table:style-name="ce237"/>
          <table:table-cell table:style-name="ce247"/>
          <table:table-cell table:style-name="ce237"/>
          <table:table-cell table:style-name="ce206" table:number-columns-repeated="4"/>
          <table:table-cell table:style-name="ce203" table:number-columns-repeated="7"/>
          <table:table-cell table:style-name="ce247"/>
          <table:table-cell table:style-name="ce238"/>
          <table:table-cell table:style-name="ce203" table:number-columns-repeated="2"/>
          <table:table-cell table:style-name="ce264"/>
          <table:table-cell table:style-name="ce238"/>
          <table:table-cell table:style-name="ce203"/>
          <table:table-cell table:number-columns-repeated="9"/>
          <table:table-cell table:style-name="ce105" table:number-columns-repeated="2"/>
          <table:table-cell table:style-name="ce236"/>
          <table:table-cell table:style-name="ce105" table:number-columns-repeated="6"/>
          <table:table-cell/>
          <table:table-cell table:style-name="ce103" table:number-columns-repeated="6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table:style-name="ce127" table:formula="of:=DEC2HEX([.A10];2)" office:value-type="string" office:string-value="00" calcext:value-type="string">
            <text:p>00</text:p>
          </table:table-cell>
          <table:table-cell table:style-name="ce138" office:value-type="string" calcext:value-type="string">
            <text:p>NOP</text:p>
          </table:table-cell>
          <table:table-cell table:style-name="ce152" table:formula="of:=DEC2BIN([.A10];8)" office:value-type="string" office:string-value="00000000" calcext:value-type="string">
            <text:p>00000000</text:p>
          </table:table-cell>
          <table:table-cell table:style-name="ce138" table:number-columns-repeated="2"/>
          <table:table-cell table:style-name="ce138" office:value-type="string" calcext:value-type="string">
            <text:p>-</text:p>
          </table:table-cell>
          <table:table-cell table:style-name="ce138" office:value-type="string" calcext:value-type="string">
            <text:p>x</text:p>
          </table:table-cell>
          <table:table-cell table:style-name="ce138"/>
          <table:table-cell table:style-name="ce138" office:value-type="string" calcext:value-type="string">
            <text:p>No operation</text:p>
          </table:table-cell>
          <table:table-cell table:style-name="ce138" office:value-type="float" office:value="3" calcext:value-type="float">
            <text:p>3</text:p>
          </table:table-cell>
          <table:table-cell table:style-name="ce169" table:number-columns-repeated="3"/>
          <table:table-cell table:style-name="ce142"/>
          <table:table-cell table:style-name="ce228"/>
          <table:table-cell table:style-name="ce241"/>
          <table:table-cell table:style-name="ce180"/>
          <table:table-cell table:style-name="ce241"/>
          <table:table-cell table:style-name="ce180"/>
          <table:table-cell table:style-name="ce241"/>
          <table:table-cell table:style-name="ce180"/>
          <table:table-cell table:style-name="ce241"/>
          <table:table-cell table:style-name="ce138"/>
          <table:table-cell table:style-name="ce180"/>
          <table:table-cell table:style-name="ce241"/>
          <table:table-cell table:style-name="ce180"/>
          <table:table-cell table:style-name="ce241"/>
          <table:table-cell table:style-name="ce138"/>
          <table:table-cell table:style-name="ce180"/>
          <table:table-cell table:style-name="ce241"/>
          <table:table-cell table:style-name="ce228" office:value-type="float" office:value="1" calcext:value-type="float">
            <text:p>1</text:p>
          </table:table-cell>
          <table:table-cell table:style-name="ce207"/>
          <table:table-cell table:style-name="ce180"/>
          <table:table-cell table:style-name="ce241"/>
          <table:table-cell table:style-name="ce180"/>
          <table:table-cell table:style-name="ce241"/>
          <table:table-cell table:style-name="ce180"/>
          <table:table-cell table:style-name="ce241"/>
          <table:table-cell table:style-name="ce180"/>
          <table:table-cell table:style-name="ce241"/>
          <table:table-cell table:style-name="ce207" table:number-columns-repeated="4"/>
          <table:table-cell table:style-name="ce138" table:number-columns-repeated="7"/>
          <table:table-cell table:style-name="ce180"/>
          <table:table-cell table:style-name="ce241"/>
          <table:table-cell table:style-name="ce138" table:number-columns-repeated="2"/>
          <table:table-cell table:style-name="ce266"/>
          <table:table-cell table:style-name="ce241" office:value-type="float" office:value="1" calcext:value-type="float">
            <text:p>1</text:p>
          </table:table-cell>
          <table:table-cell table:style-name="ce142"/>
          <table:table-cell table:number-columns-repeated="10"/>
          <table:table-cell table:formula="of:=&quot;0&quot; &amp; [.D10] &amp; DEC2BIN([.K10];4)" office:value-type="string" office:string-value="0000000000011" calcext:value-type="string">
            <text:p>0000000000011</text:p>
          </table:table-cell>
          <table:table-cell table:style-name="ce103" table:formula="of:=&quot;0&quot; &amp; BIN2HEX([.D10];2) &amp; DEC2HEX([.K10];1)" office:value-type="string" office:string-value="0003" calcext:value-type="string">
            <text:p>0003</text:p>
          </table:table-cell>
          <table:table-cell table:formula="of:=HEX2DEC([.BS10])" office:value-type="float" office:value="3" calcext:value-type="float">
            <text:p>3</text:p>
          </table:table-cell>
          <table:table-cell table:style-name="ce146" table:formula="of:=SUMIF([.$P10:.$W10];&quot;&gt;0&quot;;[.$P$3:.$W$3])" office:value-type="float" office:value="0" calcext:value-type="float">
            <text:p>0</text:p>
          </table:table-cell>
          <table:table-cell table:style-name="ce146" table:formula="of:=SUMIF([.$Y10:.$AF10];&quot;&gt;0&quot;;[.$Y$3:.$AF$3])" office:value-type="float" office:value="1" calcext:value-type="float">
            <text:p>1</text:p>
          </table:table-cell>
          <table:table-cell table:style-name="ce146" table:formula="of:=SUMIF([.$AH10:.$AO10];&quot;&gt;0&quot;;[.$AH$3:.$AO$3])" office:value-type="float" office:value="0" calcext:value-type="float">
            <text:p>0</text:p>
          </table:table-cell>
          <table:table-cell table:style-name="ce146" table:formula="of:=SUMIF([.$AQ10:.$AX10];&quot;&gt;0&quot;;[.$AQ$3:.$AX$3])" office:value-type="float" office:value="0" calcext:value-type="float">
            <text:p>0</text:p>
          </table:table-cell>
          <table:table-cell table:style-name="ce146" table:formula="of:=SUMIF([.$BA10:.$BH10];&quot;&gt;0&quot;;[.$BA$3:.$BH$3])" office:value-type="float" office:value="4" calcext:value-type="float">
            <text:p>4</text:p>
          </table:table-cell>
          <table:table-cell/>
          <table:table-cell table:style-name="ce103" table:formula="of:=[.BT10]" office:value-type="float" office:value="3" calcext:value-type="float">
            <text:p>3</text:p>
          </table:table-cell>
          <table:table-cell table:style-name="ce103" table:formula="of:=DEC2HEX([.BU10];2)" office:value-type="string" office:string-value="00" calcext:value-type="string">
            <text:p>00</text:p>
          </table:table-cell>
          <table:table-cell table:style-name="ce103" table:formula="of:=DEC2HEX([.BV10];2)" office:value-type="string" office:string-value="01" calcext:value-type="string">
            <text:p>01</text:p>
          </table:table-cell>
          <table:table-cell table:style-name="ce103" table:formula="of:=DEC2HEX([.BW10];2)" office:value-type="string" office:string-value="00" calcext:value-type="string">
            <text:p>00</text:p>
          </table:table-cell>
          <table:table-cell table:style-name="ce103" table:formula="of:=DEC2HEX([.BX10];2)" office:value-type="string" office:string-value="00" calcext:value-type="string">
            <text:p>00</text:p>
          </table:table-cell>
          <table:table-cell table:style-name="ce103" table:formula="of:=DEC2HEX([.BY10];2)" office:value-type="string" office:string-value="04" calcext:value-type="string">
            <text:p>04</text:p>
          </table:table-cell>
        </table:table-row>
        <table:table-row table:style-name="ro1">
          <table:table-cell table:style-name="ce120" office:value-type="float" office:value="1" calcext:value-type="float">
            <text:p>1</text:p>
          </table:table-cell>
          <table:table-cell table:style-name="ce128" table:formula="of:=DEC2HEX([.A11];2)" office:value-type="string" office:string-value="01" calcext:value-type="string">
            <text:p>01</text:p>
          </table:table-cell>
          <table:table-cell table:style-name="ce139" office:value-type="string" calcext:value-type="string">
            <text:p>INR A</text:p>
          </table:table-cell>
          <table:table-cell table:style-name="ce153" table:formula="of:=DEC2BIN([.A11];8)" office:value-type="string" office:string-value="00000001" calcext:value-type="string">
            <text:p>00000001</text:p>
          </table:table-cell>
          <table:table-cell table:style-name="ce139"/>
          <table:table-cell table:style-name="ce163"/>
          <table:table-cell table:style-name="ce139" office:value-type="string" calcext:value-type="string">
            <text:p>ZSPA</text:p>
          </table:table-cell>
          <table:table-cell table:style-name="ce139"/>
          <table:table-cell table:style-name="ce139" office:value-type="string" calcext:value-type="string">
            <text:p>x</text:p>
          </table:table-cell>
          <table:table-cell table:style-name="ce139" office:value-type="string" calcext:value-type="string">
            <text:p>ALU = A + CARRY (1)</text:p>
          </table:table-cell>
          <table:table-cell table:style-name="ce139" office:value-type="float" office:value="3" calcext:value-type="float">
            <text:p>3</text:p>
          </table:table-cell>
          <table:table-cell table:style-name="ce170" table:number-columns-repeated="3"/>
          <table:table-cell table:style-name="ce147"/>
          <table:table-cell table:style-name="ce229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229" office:value-type="float" office:value="1" calcext:value-type="float">
            <text:p>1</text:p>
          </table:table-cell>
          <table:table-cell table:style-name="ce208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208" table:number-columns-repeated="4"/>
          <table:table-cell table:number-columns-repeated="5" table:style-name="ce139" office:value-type="float" office:value="0" calcext:value-type="float">
            <text:p>0</text:p>
          </table:table-cell>
          <table:table-cell table:style-name="ce139" table:number-columns-repeated="2"/>
          <table:table-cell table:style-name="ce181"/>
          <table:table-cell table:style-name="ce242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table:style-name="ce267"/>
          <table:table-cell table:style-name="ce242" office:value-type="float" office:value="0" calcext:value-type="float">
            <text:p>0</text:p>
          </table:table-cell>
          <table:table-cell table:style-name="ce147"/>
          <table:table-cell table:number-columns-repeated="10"/>
          <table:table-cell table:formula="of:=&quot;0&quot; &amp; [.D11] &amp; DEC2BIN([.K11];4)" office:value-type="string" office:string-value="0000000010011" calcext:value-type="string">
            <text:p>0000000010011</text:p>
          </table:table-cell>
          <table:table-cell table:style-name="ce103" table:formula="of:=&quot;0&quot; &amp; BIN2HEX([.D11];2) &amp; DEC2HEX([.K11];1)" office:value-type="string" office:string-value="0013" calcext:value-type="string">
            <text:p>0013</text:p>
          </table:table-cell>
          <table:table-cell table:formula="of:=HEX2DEC([.BS11])" office:value-type="float" office:value="19" calcext:value-type="float">
            <text:p>19</text:p>
          </table:table-cell>
          <table:table-cell table:style-name="ce146" table:formula="of:=SUMIF([.$P11:.$W11];&quot;&gt;0&quot;;[.$P$3:.$W$3])" office:value-type="float" office:value="0" calcext:value-type="float">
            <text:p>0</text:p>
          </table:table-cell>
          <table:table-cell table:style-name="ce146" table:formula="of:=SUMIF([.$Y11:.$AF11];&quot;&gt;0&quot;;[.$Y$3:.$AF$3])" office:value-type="float" office:value="1" calcext:value-type="float">
            <text:p>1</text:p>
          </table:table-cell>
          <table:table-cell table:style-name="ce146" table:formula="of:=SUMIF([.$AH11:.$AO11];&quot;&gt;0&quot;;[.$AH$3:.$AO$3])" office:value-type="float" office:value="0" calcext:value-type="float">
            <text:p>0</text:p>
          </table:table-cell>
          <table:table-cell table:style-name="ce146" table:formula="of:=SUMIF([.$AQ11:.$AX11];&quot;&gt;0&quot;;[.$AQ$3:.$AX$3])" office:value-type="float" office:value="0" calcext:value-type="float">
            <text:p>0</text:p>
          </table:table-cell>
          <table:table-cell table:style-name="ce146" table:formula="of:=SUMIF([.$BA11:.$BH11];&quot;&gt;0&quot;;[.$BA$3:.$BH$3])" office:value-type="float" office:value="96" calcext:value-type="float">
            <text:p>96</text:p>
          </table:table-cell>
          <table:table-cell/>
          <table:table-cell table:style-name="ce103" table:formula="of:=[.BT11]" office:value-type="float" office:value="19" calcext:value-type="float">
            <text:p>19</text:p>
          </table:table-cell>
          <table:table-cell table:style-name="ce103" table:formula="of:=DEC2HEX([.BU11];2)" office:value-type="string" office:string-value="00" calcext:value-type="string">
            <text:p>00</text:p>
          </table:table-cell>
          <table:table-cell table:style-name="ce103" table:formula="of:=DEC2HEX([.BV11];2)" office:value-type="string" office:string-value="01" calcext:value-type="string">
            <text:p>01</text:p>
          </table:table-cell>
          <table:table-cell table:style-name="ce103" table:formula="of:=DEC2HEX([.BW11];2)" office:value-type="string" office:string-value="00" calcext:value-type="string">
            <text:p>00</text:p>
          </table:table-cell>
          <table:table-cell table:style-name="ce103" table:formula="of:=DEC2HEX([.BX11];2)" office:value-type="string" office:string-value="00" calcext:value-type="string">
            <text:p>00</text:p>
          </table:table-cell>
          <table:table-cell table:style-name="ce103" table:formula="of:=DEC2HEX([.BY11];2)" office:value-type="string" office:string-value="60" calcext:value-type="string">
            <text:p>60</text:p>
          </table:table-cell>
        </table:table-row>
        <table:table-row table:style-name="ro1">
          <table:table-cell table:style-name="ce121" office:value-type="float" office:value="1" calcext:value-type="float">
            <text:p>1</text:p>
          </table:table-cell>
          <table:table-cell table:style-name="ce129" table:formula="of:=DEC2HEX([.A12];2)" office:value-type="string" office:string-value="01" calcext:value-type="string">
            <text:p>01</text:p>
          </table:table-cell>
          <table:table-cell table:style-name="ce140"/>
          <table:table-cell table:style-name="ce154" table:formula="of:=DEC2BIN([.A12];8)" office:value-type="string" office:string-value="00000001" calcext:value-type="string">
            <text:p>00000001</text:p>
          </table:table-cell>
          <table:table-cell table:style-name="ce140"/>
          <table:table-cell table:style-name="ce164"/>
          <table:table-cell table:style-name="ce140" table:number-columns-repeated="4"/>
          <table:table-cell table:style-name="ce140" office:value-type="float" office:value="4" calcext:value-type="float">
            <text:p>4</text:p>
          </table:table-cell>
          <table:table-cell table:style-name="ce171" table:number-columns-repeated="3"/>
          <table:table-cell table:style-name="ce149"/>
          <table:table-cell table:style-name="ce230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230"/>
          <table:table-cell table:style-name="ce209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209" table:number-columns-repeated="4"/>
          <table:table-cell table:style-name="ce140" table:number-columns-repeated="7"/>
          <table:table-cell table:style-name="ce182"/>
          <table:table-cell table:style-name="ce243"/>
          <table:table-cell/>
          <table:table-cell table:style-name="ce140"/>
          <table:table-cell table:style-name="ce268"/>
          <table:table-cell table:style-name="ce243" office:value-type="float" office:value="1" calcext:value-type="float">
            <text:p>1</text:p>
          </table:table-cell>
          <table:table-cell table:style-name="ce149"/>
          <table:table-cell table:number-columns-repeated="10"/>
          <table:table-cell table:formula="of:=&quot;0&quot; &amp; [.D12] &amp; DEC2BIN([.K12];4)" office:value-type="string" office:string-value="0000000010100" calcext:value-type="string">
            <text:p>0000000010100</text:p>
          </table:table-cell>
          <table:table-cell table:style-name="ce103" table:formula="of:=&quot;0&quot; &amp; BIN2HEX([.D12];2) &amp; DEC2HEX([.K12];1)" office:value-type="string" office:string-value="0014" calcext:value-type="string">
            <text:p>0014</text:p>
          </table:table-cell>
          <table:table-cell table:formula="of:=HEX2DEC([.BS12])" office:value-type="float" office:value="20" calcext:value-type="float">
            <text:p>20</text:p>
          </table:table-cell>
          <table:table-cell table:style-name="ce146" table:formula="of:=SUMIF([.$P12:.$W12];&quot;&gt;0&quot;;[.$P$3:.$W$3])" office:value-type="float" office:value="0" calcext:value-type="float">
            <text:p>0</text:p>
          </table:table-cell>
          <table:table-cell table:style-name="ce146" table:formula="of:=SUMIF([.$Y12:.$AF12];&quot;&gt;0&quot;;[.$Y$3:.$AF$3])" office:value-type="float" office:value="0" calcext:value-type="float">
            <text:p>0</text:p>
          </table:table-cell>
          <table:table-cell table:style-name="ce146" table:formula="of:=SUMIF([.$AH12:.$AO12];&quot;&gt;0&quot;;[.$AH$3:.$AO$3])" office:value-type="float" office:value="0" calcext:value-type="float">
            <text:p>0</text:p>
          </table:table-cell>
          <table:table-cell table:style-name="ce146" table:formula="of:=SUMIF([.$AQ12:.$AX12];&quot;&gt;0&quot;;[.$AQ$3:.$AX$3])" office:value-type="float" office:value="0" calcext:value-type="float">
            <text:p>0</text:p>
          </table:table-cell>
          <table:table-cell table:style-name="ce146" table:formula="of:=SUMIF([.$BA12:.$BH12];&quot;&gt;0&quot;;[.$BA$3:.$BH$3])" office:value-type="float" office:value="4" calcext:value-type="float">
            <text:p>4</text:p>
          </table:table-cell>
          <table:table-cell/>
          <table:table-cell table:style-name="ce103" table:formula="of:=[.BT12]" office:value-type="float" office:value="20" calcext:value-type="float">
            <text:p>20</text:p>
          </table:table-cell>
          <table:table-cell table:style-name="ce103" table:formula="of:=DEC2HEX([.BU12];2)" office:value-type="string" office:string-value="00" calcext:value-type="string">
            <text:p>00</text:p>
          </table:table-cell>
          <table:table-cell table:style-name="ce103" table:formula="of:=DEC2HEX([.BV12];2)" office:value-type="string" office:string-value="00" calcext:value-type="string">
            <text:p>00</text:p>
          </table:table-cell>
          <table:table-cell table:style-name="ce103" table:formula="of:=DEC2HEX([.BW12];2)" office:value-type="string" office:string-value="00" calcext:value-type="string">
            <text:p>00</text:p>
          </table:table-cell>
          <table:table-cell table:style-name="ce103" table:formula="of:=DEC2HEX([.BX12];2)" office:value-type="string" office:string-value="00" calcext:value-type="string">
            <text:p>00</text:p>
          </table:table-cell>
          <table:table-cell table:style-name="ce103" table:formula="of:=DEC2HEX([.BY12];2)" office:value-type="string" office:string-value="04" calcext:value-type="string">
            <text:p>04</text:p>
          </table:table-cell>
        </table:table-row>
        <table:table-row table:style-name="ro1">
          <table:table-cell table:style-name="ce120" office:value-type="float" office:value="2" calcext:value-type="float">
            <text:p>2</text:p>
          </table:table-cell>
          <table:table-cell table:style-name="ce128" table:formula="of:=DEC2HEX([.A13];2)" office:value-type="string" office:string-value="02" calcext:value-type="string">
            <text:p>02</text:p>
          </table:table-cell>
          <table:table-cell table:style-name="ce219" office:value-type="string" calcext:value-type="string">
            <text:p>DCR A</text:p>
          </table:table-cell>
          <table:table-cell table:style-name="ce153" table:formula="of:=DEC2BIN([.A13];8)" office:value-type="string" office:string-value="00000010" calcext:value-type="string">
            <text:p>00000010</text:p>
          </table:table-cell>
          <table:table-cell table:style-name="ce139"/>
          <table:table-cell table:style-name="ce120"/>
          <table:table-cell table:style-name="ce139" office:value-type="string" calcext:value-type="string">
            <text:p>ZSPA</text:p>
          </table:table-cell>
          <table:table-cell table:style-name="ce139"/>
          <table:table-cell table:style-name="ce139" office:value-type="string" calcext:value-type="string">
            <text:p>x</text:p>
          </table:table-cell>
          <table:table-cell table:style-name="ce139" office:value-type="string" calcext:value-type="string">
            <text:p>ALU = A - 1</text:p>
          </table:table-cell>
          <table:table-cell table:style-name="ce139" office:value-type="float" office:value="3" calcext:value-type="float">
            <text:p>3</text:p>
          </table:table-cell>
          <table:table-cell table:style-name="ce170" table:number-columns-repeated="3"/>
          <table:table-cell table:style-name="ce147"/>
          <table:table-cell table:style-name="ce229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229" office:value-type="float" office:value="1" calcext:value-type="float">
            <text:p>1</text:p>
          </table:table-cell>
          <table:table-cell table:style-name="ce208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208" table:number-columns-repeated="4"/>
          <table:table-cell table:style-name="ce197" office:value-type="float" office:value="0" calcext:value-type="float">
            <text:p>0</text:p>
          </table:table-cell>
          <table:table-cell table:number-columns-repeated="4" table:style-name="ce197" office:value-type="float" office:value="1" calcext:value-type="float">
            <text:p>1</text:p>
          </table:table-cell>
          <table:table-cell table:style-name="ce197" table:number-columns-repeated="2"/>
          <table:table-cell table:style-name="ce181"/>
          <table:table-cell table:style-name="ce263" office:value-type="float" office:value="1" calcext:value-type="float">
            <text:p>1</text:p>
          </table:table-cell>
          <table:table-cell table:style-name="ce197"/>
          <table:table-cell table:style-name="ce219" office:value-type="float" office:value="1" calcext:value-type="float">
            <text:p>1</text:p>
          </table:table-cell>
          <table:table-cell table:style-name="ce267"/>
          <table:table-cell table:style-name="ce242" office:value-type="float" office:value="0" calcext:value-type="float">
            <text:p>0</text:p>
          </table:table-cell>
          <table:table-cell table:style-name="ce147"/>
          <table:table-cell table:number-columns-repeated="2"/>
          <table:table-cell office:value-type="string" calcext:value-type="string">
            <text:p>carry?</text:p>
          </table:table-cell>
          <table:table-cell table:number-columns-repeated="7"/>
          <table:table-cell table:formula="of:=&quot;0&quot; &amp; [.D13] &amp; DEC2BIN([.K13];4)" office:value-type="string" office:string-value="0000000100011" calcext:value-type="string">
            <text:p>0000000100011</text:p>
          </table:table-cell>
          <table:table-cell table:style-name="ce103" table:formula="of:=&quot;0&quot; &amp; BIN2HEX([.D13];2) &amp; DEC2HEX([.K13];1)" office:value-type="string" office:string-value="0023" calcext:value-type="string">
            <text:p>0023</text:p>
          </table:table-cell>
          <table:table-cell table:formula="of:=HEX2DEC([.BS13])" office:value-type="float" office:value="35" calcext:value-type="float">
            <text:p>35</text:p>
          </table:table-cell>
          <table:table-cell table:style-name="ce146" table:formula="of:=SUMIF([.$P13:.$W13];&quot;&gt;0&quot;;[.$P$3:.$W$3])" office:value-type="float" office:value="0" calcext:value-type="float">
            <text:p>0</text:p>
          </table:table-cell>
          <table:table-cell table:style-name="ce146" table:formula="of:=SUMIF([.$Y13:.$AF13];&quot;&gt;0&quot;;[.$Y$3:.$AF$3])" office:value-type="float" office:value="1" calcext:value-type="float">
            <text:p>1</text:p>
          </table:table-cell>
          <table:table-cell table:style-name="ce146" table:formula="of:=SUMIF([.$AH13:.$AO13];&quot;&gt;0&quot;;[.$AH$3:.$AO$3])" office:value-type="float" office:value="0" calcext:value-type="float">
            <text:p>0</text:p>
          </table:table-cell>
          <table:table-cell table:style-name="ce146" table:formula="of:=SUMIF([.$AQ13:.$AX13];&quot;&gt;0&quot;;[.$AQ$3:.$AX$3])" office:value-type="float" office:value="15" calcext:value-type="float">
            <text:p>15</text:p>
          </table:table-cell>
          <table:table-cell table:style-name="ce146" table:formula="of:=SUMIF([.$BA13:.$BH13];&quot;&gt;0&quot;;[.$BA$3:.$BH$3])" office:value-type="float" office:value="80" calcext:value-type="float">
            <text:p>80</text:p>
          </table:table-cell>
          <table:table-cell/>
          <table:table-cell table:style-name="ce103" table:formula="of:=[.BT13]" office:value-type="float" office:value="35" calcext:value-type="float">
            <text:p>35</text:p>
          </table:table-cell>
          <table:table-cell table:style-name="ce103" table:formula="of:=DEC2HEX([.BU13];2)" office:value-type="string" office:string-value="00" calcext:value-type="string">
            <text:p>00</text:p>
          </table:table-cell>
          <table:table-cell table:style-name="ce103" table:formula="of:=DEC2HEX([.BV13];2)" office:value-type="string" office:string-value="01" calcext:value-type="string">
            <text:p>01</text:p>
          </table:table-cell>
          <table:table-cell table:style-name="ce103" table:formula="of:=DEC2HEX([.BW13];2)" office:value-type="string" office:string-value="00" calcext:value-type="string">
            <text:p>00</text:p>
          </table:table-cell>
          <table:table-cell table:style-name="ce103" table:formula="of:=DEC2HEX([.BX13];2)" office:value-type="string" office:string-value="0F" calcext:value-type="string">
            <text:p>0F</text:p>
          </table:table-cell>
          <table:table-cell table:style-name="ce103" table:formula="of:=DEC2HEX([.BY13];2)" office:value-type="string" office:string-value="50" calcext:value-type="string">
            <text:p>50</text:p>
          </table:table-cell>
        </table:table-row>
        <table:table-row table:style-name="ro1">
          <table:table-cell table:style-name="ce121" office:value-type="float" office:value="2" calcext:value-type="float">
            <text:p>2</text:p>
          </table:table-cell>
          <table:table-cell table:style-name="ce129" table:formula="of:=DEC2HEX([.A14];2)" office:value-type="string" office:string-value="02" calcext:value-type="string">
            <text:p>02</text:p>
          </table:table-cell>
          <table:table-cell table:style-name="ce140"/>
          <table:table-cell table:style-name="ce154" table:formula="of:=DEC2BIN([.A14];8)" office:value-type="string" office:string-value="00000010" calcext:value-type="string">
            <text:p>00000010</text:p>
          </table:table-cell>
          <table:table-cell table:style-name="ce140"/>
          <table:table-cell table:style-name="ce121"/>
          <table:table-cell table:style-name="ce140" table:number-columns-repeated="4"/>
          <table:table-cell table:style-name="ce140" office:value-type="float" office:value="4" calcext:value-type="float">
            <text:p>4</text:p>
          </table:table-cell>
          <table:table-cell table:style-name="ce171" table:number-columns-repeated="3"/>
          <table:table-cell table:style-name="ce149"/>
          <table:table-cell table:style-name="ce230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230"/>
          <table:table-cell table:style-name="ce209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209" table:number-columns-repeated="4"/>
          <table:table-cell table:style-name="ce140" table:number-columns-repeated="7"/>
          <table:table-cell table:style-name="ce182"/>
          <table:table-cell table:style-name="ce243"/>
          <table:table-cell table:style-name="ce140" table:number-columns-repeated="2"/>
          <table:table-cell table:style-name="ce268"/>
          <table:table-cell table:style-name="ce243" office:value-type="float" office:value="1" calcext:value-type="float">
            <text:p>1</text:p>
          </table:table-cell>
          <table:table-cell table:style-name="ce149"/>
          <table:table-cell table:number-columns-repeated="10"/>
          <table:table-cell table:formula="of:=&quot;0&quot; &amp; [.D14] &amp; DEC2BIN([.K14];4)" office:value-type="string" office:string-value="0000000100100" calcext:value-type="string">
            <text:p>0000000100100</text:p>
          </table:table-cell>
          <table:table-cell table:style-name="ce103" table:formula="of:=&quot;0&quot; &amp; BIN2HEX([.D14];2) &amp; DEC2HEX([.K14];1)" office:value-type="string" office:string-value="0024" calcext:value-type="string">
            <text:p>0024</text:p>
          </table:table-cell>
          <table:table-cell table:formula="of:=HEX2DEC([.BS14])" office:value-type="float" office:value="36" calcext:value-type="float">
            <text:p>36</text:p>
          </table:table-cell>
          <table:table-cell table:style-name="ce146" table:formula="of:=SUMIF([.$P14:.$W14];&quot;&gt;0&quot;;[.$P$3:.$W$3])" office:value-type="float" office:value="0" calcext:value-type="float">
            <text:p>0</text:p>
          </table:table-cell>
          <table:table-cell table:style-name="ce146" table:formula="of:=SUMIF([.$Y14:.$AF14];&quot;&gt;0&quot;;[.$Y$3:.$AF$3])" office:value-type="float" office:value="0" calcext:value-type="float">
            <text:p>0</text:p>
          </table:table-cell>
          <table:table-cell table:style-name="ce146" table:formula="of:=SUMIF([.$AH14:.$AO14];&quot;&gt;0&quot;;[.$AH$3:.$AO$3])" office:value-type="float" office:value="0" calcext:value-type="float">
            <text:p>0</text:p>
          </table:table-cell>
          <table:table-cell table:style-name="ce146" table:formula="of:=SUMIF([.$AQ14:.$AX14];&quot;&gt;0&quot;;[.$AQ$3:.$AX$3])" office:value-type="float" office:value="0" calcext:value-type="float">
            <text:p>0</text:p>
          </table:table-cell>
          <table:table-cell table:style-name="ce146" table:formula="of:=SUMIF([.$BA14:.$BH14];&quot;&gt;0&quot;;[.$BA$3:.$BH$3])" office:value-type="float" office:value="4" calcext:value-type="float">
            <text:p>4</text:p>
          </table:table-cell>
          <table:table-cell/>
          <table:table-cell table:style-name="ce103" table:formula="of:=[.BT14]" office:value-type="float" office:value="36" calcext:value-type="float">
            <text:p>36</text:p>
          </table:table-cell>
          <table:table-cell table:style-name="ce103" table:formula="of:=DEC2HEX([.BU14];2)" office:value-type="string" office:string-value="00" calcext:value-type="string">
            <text:p>00</text:p>
          </table:table-cell>
          <table:table-cell table:style-name="ce103" table:formula="of:=DEC2HEX([.BV14];2)" office:value-type="string" office:string-value="00" calcext:value-type="string">
            <text:p>00</text:p>
          </table:table-cell>
          <table:table-cell table:style-name="ce103" table:formula="of:=DEC2HEX([.BW14];2)" office:value-type="string" office:string-value="00" calcext:value-type="string">
            <text:p>00</text:p>
          </table:table-cell>
          <table:table-cell table:style-name="ce103" table:formula="of:=DEC2HEX([.BX14];2)" office:value-type="string" office:string-value="00" calcext:value-type="string">
            <text:p>00</text:p>
          </table:table-cell>
          <table:table-cell table:style-name="ce103" table:formula="of:=DEC2HEX([.BY14];2)" office:value-type="string" office:string-value="04" calcext:value-type="string">
            <text:p>04</text:p>
          </table:table-cell>
        </table:table-row>
        <table:table-row table:style-name="ro1">
          <table:table-cell table:style-name="ce120" office:value-type="float" office:value="3" calcext:value-type="float">
            <text:p>3</text:p>
          </table:table-cell>
          <table:table-cell table:style-name="ce128" table:formula="of:=DEC2HEX([.A15];2)" office:value-type="string" office:string-value="03" calcext:value-type="string">
            <text:p>03</text:p>
          </table:table-cell>
          <table:table-cell table:style-name="ce139" office:value-type="string" calcext:value-type="string">
            <text:p>RLC A</text:p>
          </table:table-cell>
          <table:table-cell table:style-name="ce153" table:formula="of:=DEC2BIN([.A15];8)" office:value-type="string" office:string-value="00000011" calcext:value-type="string">
            <text:p>00000011</text:p>
          </table:table-cell>
          <table:table-cell table:style-name="ce139"/>
          <table:table-cell table:style-name="ce120"/>
          <table:table-cell table:style-name="ce139" office:value-type="string" calcext:value-type="string">
            <text:p>C</text:p>
          </table:table-cell>
          <table:table-cell table:style-name="ce139"/>
          <table:table-cell table:style-name="ce139" office:value-type="string" calcext:value-type="string">
            <text:p>x</text:p>
          </table:table-cell>
          <table:table-cell table:style-name="ce139" office:value-type="string" calcext:value-type="string">
            <text:p>ALU = A * 2 + CARRY</text:p>
          </table:table-cell>
          <table:table-cell table:style-name="ce139" office:value-type="float" office:value="3" calcext:value-type="float">
            <text:p>3</text:p>
          </table:table-cell>
          <table:table-cell table:style-name="ce170" table:number-columns-repeated="3"/>
          <table:table-cell table:style-name="ce147"/>
          <table:table-cell table:style-name="ce229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229" office:value-type="float" office:value="1" calcext:value-type="float">
            <text:p>1</text:p>
          </table:table-cell>
          <table:table-cell table:style-name="ce208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208" table:number-columns-repeated="4"/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table:number-columns-repeated="2"/>
          <table:table-cell table:style-name="ce181"/>
          <table:table-cell table:style-name="ce242" office:value-type="float" office:value="1" calcext:value-type="float">
            <text:p>1</text:p>
          </table:table-cell>
          <table:table-cell table:style-name="ce139" table:number-columns-repeated="2"/>
          <table:table-cell table:style-name="ce267"/>
          <table:table-cell table:style-name="ce242" office:value-type="float" office:value="0" calcext:value-type="float">
            <text:p>0</text:p>
          </table:table-cell>
          <table:table-cell table:style-name="ce147"/>
          <table:table-cell table:number-columns-repeated="10"/>
          <table:table-cell table:formula="of:=&quot;0&quot; &amp; [.D15] &amp; DEC2BIN([.K15];4)" office:value-type="string" office:string-value="0000000110011" calcext:value-type="string">
            <text:p>0000000110011</text:p>
          </table:table-cell>
          <table:table-cell table:style-name="ce103" table:formula="of:=&quot;0&quot; &amp; BIN2HEX([.D15];2) &amp; DEC2HEX([.K15];1)" office:value-type="string" office:string-value="0033" calcext:value-type="string">
            <text:p>0033</text:p>
          </table:table-cell>
          <table:table-cell table:formula="of:=HEX2DEC([.BS15])" office:value-type="float" office:value="51" calcext:value-type="float">
            <text:p>51</text:p>
          </table:table-cell>
          <table:table-cell table:style-name="ce146" table:formula="of:=SUMIF([.$P15:.$W15];&quot;&gt;0&quot;;[.$P$3:.$W$3])" office:value-type="float" office:value="0" calcext:value-type="float">
            <text:p>0</text:p>
          </table:table-cell>
          <table:table-cell table:style-name="ce146" table:formula="of:=SUMIF([.$Y15:.$AF15];&quot;&gt;0&quot;;[.$Y$3:.$AF$3])" office:value-type="float" office:value="1" calcext:value-type="float">
            <text:p>1</text:p>
          </table:table-cell>
          <table:table-cell table:style-name="ce146" table:formula="of:=SUMIF([.$AH15:.$AO15];&quot;&gt;0&quot;;[.$AH$3:.$AO$3])" office:value-type="float" office:value="0" calcext:value-type="float">
            <text:p>0</text:p>
          </table:table-cell>
          <table:table-cell table:style-name="ce146" table:formula="of:=SUMIF([.$AQ15:.$AX15];&quot;&gt;0&quot;;[.$AQ$3:.$AX$3])" office:value-type="float" office:value="12" calcext:value-type="float">
            <text:p>12</text:p>
          </table:table-cell>
          <table:table-cell table:style-name="ce146" table:formula="of:=SUMIF([.$BA15:.$BH15];&quot;&gt;0&quot;;[.$BA$3:.$BH$3])" office:value-type="float" office:value="64" calcext:value-type="float">
            <text:p>64</text:p>
          </table:table-cell>
          <table:table-cell/>
          <table:table-cell table:style-name="ce103" table:formula="of:=[.BT15]" office:value-type="float" office:value="51" calcext:value-type="float">
            <text:p>51</text:p>
          </table:table-cell>
          <table:table-cell table:style-name="ce103" table:formula="of:=DEC2HEX([.BU15];2)" office:value-type="string" office:string-value="00" calcext:value-type="string">
            <text:p>00</text:p>
          </table:table-cell>
          <table:table-cell table:style-name="ce103" table:formula="of:=DEC2HEX([.BV15];2)" office:value-type="string" office:string-value="01" calcext:value-type="string">
            <text:p>01</text:p>
          </table:table-cell>
          <table:table-cell table:style-name="ce103" table:formula="of:=DEC2HEX([.BW15];2)" office:value-type="string" office:string-value="00" calcext:value-type="string">
            <text:p>00</text:p>
          </table:table-cell>
          <table:table-cell table:style-name="ce103" table:formula="of:=DEC2HEX([.BX15];2)" office:value-type="string" office:string-value="0C" calcext:value-type="string">
            <text:p>0C</text:p>
          </table:table-cell>
          <table:table-cell table:style-name="ce103" table:formula="of:=DEC2HEX([.BY15];2)" office:value-type="string" office:string-value="40" calcext:value-type="string">
            <text:p>40</text:p>
          </table:table-cell>
        </table:table-row>
        <table:table-row table:style-name="ro1">
          <table:table-cell table:style-name="ce121" office:value-type="float" office:value="3" calcext:value-type="float">
            <text:p>3</text:p>
          </table:table-cell>
          <table:table-cell table:style-name="ce129" table:formula="of:=DEC2HEX([.A16];2)" office:value-type="string" office:string-value="03" calcext:value-type="string">
            <text:p>03</text:p>
          </table:table-cell>
          <table:table-cell table:style-name="ce140"/>
          <table:table-cell table:style-name="ce154" table:formula="of:=DEC2BIN([.A16];8)" office:value-type="string" office:string-value="00000011" calcext:value-type="string">
            <text:p>00000011</text:p>
          </table:table-cell>
          <table:table-cell table:style-name="ce140"/>
          <table:table-cell table:style-name="ce121"/>
          <table:table-cell table:style-name="ce140" table:number-columns-repeated="4"/>
          <table:table-cell table:style-name="ce140" office:value-type="float" office:value="4" calcext:value-type="float">
            <text:p>4</text:p>
          </table:table-cell>
          <table:table-cell table:style-name="ce171" table:number-columns-repeated="3"/>
          <table:table-cell table:style-name="ce149"/>
          <table:table-cell table:style-name="ce230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230"/>
          <table:table-cell table:style-name="ce209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209" table:number-columns-repeated="4"/>
          <table:table-cell table:style-name="ce140" table:number-columns-repeated="7"/>
          <table:table-cell table:style-name="ce182"/>
          <table:table-cell table:style-name="ce243"/>
          <table:table-cell table:style-name="ce140" table:number-columns-repeated="2"/>
          <table:table-cell table:style-name="ce268"/>
          <table:table-cell table:style-name="ce243" office:value-type="float" office:value="1" calcext:value-type="float">
            <text:p>1</text:p>
          </table:table-cell>
          <table:table-cell table:style-name="ce149"/>
          <table:table-cell table:number-columns-repeated="10"/>
          <table:table-cell table:formula="of:=&quot;0&quot; &amp; [.D16] &amp; DEC2BIN([.K16];4)" office:value-type="string" office:string-value="0000000110100" calcext:value-type="string">
            <text:p>0000000110100</text:p>
          </table:table-cell>
          <table:table-cell table:style-name="ce103" table:formula="of:=&quot;0&quot; &amp; BIN2HEX([.D16];2) &amp; DEC2HEX([.K16];1)" office:value-type="string" office:string-value="0034" calcext:value-type="string">
            <text:p>0034</text:p>
          </table:table-cell>
          <table:table-cell table:formula="of:=HEX2DEC([.BS16])" office:value-type="float" office:value="52" calcext:value-type="float">
            <text:p>52</text:p>
          </table:table-cell>
          <table:table-cell table:style-name="ce146" table:formula="of:=SUMIF([.$P16:.$W16];&quot;&gt;0&quot;;[.$P$3:.$W$3])" office:value-type="float" office:value="0" calcext:value-type="float">
            <text:p>0</text:p>
          </table:table-cell>
          <table:table-cell table:style-name="ce146" table:formula="of:=SUMIF([.$Y16:.$AF16];&quot;&gt;0&quot;;[.$Y$3:.$AF$3])" office:value-type="float" office:value="0" calcext:value-type="float">
            <text:p>0</text:p>
          </table:table-cell>
          <table:table-cell table:style-name="ce146" table:formula="of:=SUMIF([.$AH16:.$AO16];&quot;&gt;0&quot;;[.$AH$3:.$AO$3])" office:value-type="float" office:value="0" calcext:value-type="float">
            <text:p>0</text:p>
          </table:table-cell>
          <table:table-cell table:style-name="ce146" table:formula="of:=SUMIF([.$AQ16:.$AX16];&quot;&gt;0&quot;;[.$AQ$3:.$AX$3])" office:value-type="float" office:value="0" calcext:value-type="float">
            <text:p>0</text:p>
          </table:table-cell>
          <table:table-cell table:style-name="ce146" table:formula="of:=SUMIF([.$BA16:.$BH16];&quot;&gt;0&quot;;[.$BA$3:.$BH$3])" office:value-type="float" office:value="4" calcext:value-type="float">
            <text:p>4</text:p>
          </table:table-cell>
          <table:table-cell/>
          <table:table-cell table:style-name="ce103" table:formula="of:=[.BT16]" office:value-type="float" office:value="52" calcext:value-type="float">
            <text:p>52</text:p>
          </table:table-cell>
          <table:table-cell table:style-name="ce103" table:formula="of:=DEC2HEX([.BU16];2)" office:value-type="string" office:string-value="00" calcext:value-type="string">
            <text:p>00</text:p>
          </table:table-cell>
          <table:table-cell table:style-name="ce103" table:formula="of:=DEC2HEX([.BV16];2)" office:value-type="string" office:string-value="00" calcext:value-type="string">
            <text:p>00</text:p>
          </table:table-cell>
          <table:table-cell table:style-name="ce103" table:formula="of:=DEC2HEX([.BW16];2)" office:value-type="string" office:string-value="00" calcext:value-type="string">
            <text:p>00</text:p>
          </table:table-cell>
          <table:table-cell table:style-name="ce103" table:formula="of:=DEC2HEX([.BX16];2)" office:value-type="string" office:string-value="00" calcext:value-type="string">
            <text:p>00</text:p>
          </table:table-cell>
          <table:table-cell table:style-name="ce103" table:formula="of:=DEC2HEX([.BY16];2)" office:value-type="string" office:string-value="04" calcext:value-type="string">
            <text:p>04</text:p>
          </table:table-cell>
        </table:table-row>
        <table:table-row table:style-name="ro1">
          <table:table-cell table:style-name="ce120" office:value-type="float" office:value="4" calcext:value-type="float">
            <text:p>4</text:p>
          </table:table-cell>
          <table:table-cell table:style-name="ce128" table:formula="of:=DEC2HEX([.A17];2)" office:value-type="string" office:string-value="04" calcext:value-type="string">
            <text:p>04</text:p>
          </table:table-cell>
          <table:table-cell table:style-name="ce219" office:value-type="string" calcext:value-type="string">
            <text:p>CMA</text:p>
          </table:table-cell>
          <table:table-cell table:style-name="ce153" table:formula="of:=DEC2BIN([.A17];8)" office:value-type="string" office:string-value="00000100" calcext:value-type="string">
            <text:p>00000100</text:p>
          </table:table-cell>
          <table:table-cell table:style-name="ce139"/>
          <table:table-cell table:style-name="ce120"/>
          <table:table-cell table:style-name="ce139" office:value-type="string" calcext:value-type="string">
            <text:p>-</text:p>
          </table:table-cell>
          <table:table-cell table:style-name="ce139"/>
          <table:table-cell table:style-name="ce139" office:value-type="string" calcext:value-type="string">
            <text:p>x</text:p>
          </table:table-cell>
          <table:table-cell table:style-name="ce139" office:value-type="string" calcext:value-type="string">
            <text:p>ALU = Compliment A</text:p>
          </table:table-cell>
          <table:table-cell table:style-name="ce139" office:value-type="float" office:value="3" calcext:value-type="float">
            <text:p>3</text:p>
          </table:table-cell>
          <table:table-cell table:style-name="ce170" table:number-columns-repeated="3"/>
          <table:table-cell table:style-name="ce147"/>
          <table:table-cell table:style-name="ce229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229" office:value-type="float" office:value="1" calcext:value-type="float">
            <text:p>1</text:p>
          </table:table-cell>
          <table:table-cell table:style-name="ce208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208" table:number-columns-repeated="4"/>
          <table:table-cell table:style-name="ce139" office:value-type="float" office:value="1" calcext:value-type="float">
            <text:p>1</text:p>
          </table:table-cell>
          <table:table-cell table:number-columns-repeated="4" table:style-name="ce139" office:value-type="float" office:value="0" calcext:value-type="float">
            <text:p>0</text:p>
          </table:table-cell>
          <table:table-cell table:style-name="ce139" table:number-columns-repeated="2"/>
          <table:table-cell table:style-name="ce181"/>
          <table:table-cell table:style-name="ce242" office:value-type="float" office:value="1" calcext:value-type="float">
            <text:p>1</text:p>
          </table:table-cell>
          <table:table-cell table:style-name="ce139"/>
          <table:table-cell table:style-name="ce219" office:value-type="float" office:value="1" calcext:value-type="float">
            <text:p>1</text:p>
          </table:table-cell>
          <table:table-cell table:style-name="ce267"/>
          <table:table-cell table:style-name="ce242" office:value-type="float" office:value="0" calcext:value-type="float">
            <text:p>0</text:p>
          </table:table-cell>
          <table:table-cell table:style-name="ce147"/>
          <table:table-cell table:number-columns-repeated="2"/>
          <table:table-cell office:value-type="string" calcext:value-type="string">
            <text:p>carry?</text:p>
          </table:table-cell>
          <table:table-cell table:number-columns-repeated="7"/>
          <table:table-cell table:formula="of:=&quot;0&quot; &amp; [.D17] &amp; DEC2BIN([.K17];4)" office:value-type="string" office:string-value="0000001000011" calcext:value-type="string">
            <text:p>0000001000011</text:p>
          </table:table-cell>
          <table:table-cell table:style-name="ce103" table:formula="of:=&quot;0&quot; &amp; BIN2HEX([.D17];2) &amp; DEC2HEX([.K17];1)" office:value-type="string" office:string-value="0043" calcext:value-type="string">
            <text:p>0043</text:p>
          </table:table-cell>
          <table:table-cell table:formula="of:=HEX2DEC([.BS17])" office:value-type="float" office:value="67" calcext:value-type="float">
            <text:p>67</text:p>
          </table:table-cell>
          <table:table-cell table:style-name="ce146" table:formula="of:=SUMIF([.$P17:.$W17];&quot;&gt;0&quot;;[.$P$3:.$W$3])" office:value-type="float" office:value="0" calcext:value-type="float">
            <text:p>0</text:p>
          </table:table-cell>
          <table:table-cell table:style-name="ce146" table:formula="of:=SUMIF([.$Y17:.$AF17];&quot;&gt;0&quot;;[.$Y$3:.$AF$3])" office:value-type="float" office:value="1" calcext:value-type="float">
            <text:p>1</text:p>
          </table:table-cell>
          <table:table-cell table:style-name="ce146" table:formula="of:=SUMIF([.$AH17:.$AO17];&quot;&gt;0&quot;;[.$AH$3:.$AO$3])" office:value-type="float" office:value="0" calcext:value-type="float">
            <text:p>0</text:p>
          </table:table-cell>
          <table:table-cell table:style-name="ce146" table:formula="of:=SUMIF([.$AQ17:.$AX17];&quot;&gt;0&quot;;[.$AQ$3:.$AX$3])" office:value-type="float" office:value="16" calcext:value-type="float">
            <text:p>16</text:p>
          </table:table-cell>
          <table:table-cell table:style-name="ce146" table:formula="of:=SUMIF([.$BA17:.$BH17];&quot;&gt;0&quot;;[.$BA$3:.$BH$3])" office:value-type="float" office:value="80" calcext:value-type="float">
            <text:p>80</text:p>
          </table:table-cell>
          <table:table-cell/>
          <table:table-cell table:style-name="ce103" table:formula="of:=[.BT17]" office:value-type="float" office:value="67" calcext:value-type="float">
            <text:p>67</text:p>
          </table:table-cell>
          <table:table-cell table:style-name="ce103" table:formula="of:=DEC2HEX([.BU17];2)" office:value-type="string" office:string-value="00" calcext:value-type="string">
            <text:p>00</text:p>
          </table:table-cell>
          <table:table-cell table:style-name="ce103" table:formula="of:=DEC2HEX([.BV17];2)" office:value-type="string" office:string-value="01" calcext:value-type="string">
            <text:p>01</text:p>
          </table:table-cell>
          <table:table-cell table:style-name="ce103" table:formula="of:=DEC2HEX([.BW17];2)" office:value-type="string" office:string-value="00" calcext:value-type="string">
            <text:p>00</text:p>
          </table:table-cell>
          <table:table-cell table:style-name="ce103" table:formula="of:=DEC2HEX([.BX17];2)" office:value-type="string" office:string-value="10" calcext:value-type="string">
            <text:p>10</text:p>
          </table:table-cell>
          <table:table-cell table:style-name="ce103" table:formula="of:=DEC2HEX([.BY17];2)" office:value-type="string" office:string-value="50" calcext:value-type="string">
            <text:p>50</text:p>
          </table:table-cell>
        </table:table-row>
        <table:table-row table:style-name="ro1">
          <table:table-cell table:style-name="ce121" office:value-type="float" office:value="4" calcext:value-type="float">
            <text:p>4</text:p>
          </table:table-cell>
          <table:table-cell table:style-name="ce129" table:formula="of:=DEC2HEX([.A18];2)" office:value-type="string" office:string-value="04" calcext:value-type="string">
            <text:p>04</text:p>
          </table:table-cell>
          <table:table-cell table:style-name="ce140"/>
          <table:table-cell table:style-name="ce154" table:formula="of:=DEC2BIN([.A18];8)" office:value-type="string" office:string-value="00000100" calcext:value-type="string">
            <text:p>00000100</text:p>
          </table:table-cell>
          <table:table-cell table:style-name="ce140"/>
          <table:table-cell table:style-name="ce121"/>
          <table:table-cell table:style-name="ce140" table:number-columns-repeated="4"/>
          <table:table-cell table:style-name="ce140" office:value-type="float" office:value="4" calcext:value-type="float">
            <text:p>4</text:p>
          </table:table-cell>
          <table:table-cell table:style-name="ce171" table:number-columns-repeated="3"/>
          <table:table-cell table:style-name="ce149"/>
          <table:table-cell table:style-name="ce230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230"/>
          <table:table-cell table:style-name="ce209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209" table:number-columns-repeated="4"/>
          <table:table-cell table:style-name="ce140" table:number-columns-repeated="7"/>
          <table:table-cell table:style-name="ce182"/>
          <table:table-cell table:style-name="ce243"/>
          <table:table-cell table:style-name="ce140" table:number-columns-repeated="2"/>
          <table:table-cell table:style-name="ce268"/>
          <table:table-cell table:style-name="ce243" office:value-type="float" office:value="1" calcext:value-type="float">
            <text:p>1</text:p>
          </table:table-cell>
          <table:table-cell table:style-name="ce149"/>
          <table:table-cell table:number-columns-repeated="10"/>
          <table:table-cell table:formula="of:=&quot;0&quot; &amp; [.D18] &amp; DEC2BIN([.K18];4)" office:value-type="string" office:string-value="0000001000100" calcext:value-type="string">
            <text:p>0000001000100</text:p>
          </table:table-cell>
          <table:table-cell table:style-name="ce103" table:formula="of:=&quot;0&quot; &amp; BIN2HEX([.D18];2) &amp; DEC2HEX([.K18];1)" office:value-type="string" office:string-value="0044" calcext:value-type="string">
            <text:p>0044</text:p>
          </table:table-cell>
          <table:table-cell table:formula="of:=HEX2DEC([.BS18])" office:value-type="float" office:value="68" calcext:value-type="float">
            <text:p>68</text:p>
          </table:table-cell>
          <table:table-cell table:style-name="ce146" table:formula="of:=SUMIF([.$P18:.$W18];&quot;&gt;0&quot;;[.$P$3:.$W$3])" office:value-type="float" office:value="0" calcext:value-type="float">
            <text:p>0</text:p>
          </table:table-cell>
          <table:table-cell table:style-name="ce146" table:formula="of:=SUMIF([.$Y18:.$AF18];&quot;&gt;0&quot;;[.$Y$3:.$AF$3])" office:value-type="float" office:value="0" calcext:value-type="float">
            <text:p>0</text:p>
          </table:table-cell>
          <table:table-cell table:style-name="ce146" table:formula="of:=SUMIF([.$AH18:.$AO18];&quot;&gt;0&quot;;[.$AH$3:.$AO$3])" office:value-type="float" office:value="0" calcext:value-type="float">
            <text:p>0</text:p>
          </table:table-cell>
          <table:table-cell table:style-name="ce146" table:formula="of:=SUMIF([.$AQ18:.$AX18];&quot;&gt;0&quot;;[.$AQ$3:.$AX$3])" office:value-type="float" office:value="0" calcext:value-type="float">
            <text:p>0</text:p>
          </table:table-cell>
          <table:table-cell table:style-name="ce146" table:formula="of:=SUMIF([.$BA18:.$BH18];&quot;&gt;0&quot;;[.$BA$3:.$BH$3])" office:value-type="float" office:value="4" calcext:value-type="float">
            <text:p>4</text:p>
          </table:table-cell>
          <table:table-cell/>
          <table:table-cell table:style-name="ce103" table:formula="of:=[.BT18]" office:value-type="float" office:value="68" calcext:value-type="float">
            <text:p>68</text:p>
          </table:table-cell>
          <table:table-cell table:style-name="ce103" table:formula="of:=DEC2HEX([.BU18];2)" office:value-type="string" office:string-value="00" calcext:value-type="string">
            <text:p>00</text:p>
          </table:table-cell>
          <table:table-cell table:style-name="ce103" table:formula="of:=DEC2HEX([.BV18];2)" office:value-type="string" office:string-value="00" calcext:value-type="string">
            <text:p>00</text:p>
          </table:table-cell>
          <table:table-cell table:style-name="ce103" table:formula="of:=DEC2HEX([.BW18];2)" office:value-type="string" office:string-value="00" calcext:value-type="string">
            <text:p>00</text:p>
          </table:table-cell>
          <table:table-cell table:style-name="ce103" table:formula="of:=DEC2HEX([.BX18];2)" office:value-type="string" office:string-value="00" calcext:value-type="string">
            <text:p>00</text:p>
          </table:table-cell>
          <table:table-cell table:style-name="ce103" table:formula="of:=DEC2HEX([.BY18];2)" office:value-type="string" office:string-value="04" calcext:value-type="string">
            <text:p>04</text:p>
          </table:table-cell>
        </table:table-row>
        <table:table-row table:style-name="ro1">
          <table:table-cell table:style-name="ce119" office:value-type="float" office:value="5" calcext:value-type="float">
            <text:p>5</text:p>
          </table:table-cell>
          <table:table-cell table:style-name="ce127" table:formula="of:=DEC2HEX([.A19];2)" office:value-type="string" office:string-value="05" calcext:value-type="string">
            <text:p>05</text:p>
          </table:table-cell>
          <table:table-cell table:style-name="ce138" office:value-type="string" calcext:value-type="string">
            <text:p>STC</text:p>
          </table:table-cell>
          <table:table-cell table:style-name="ce152" table:formula="of:=DEC2BIN([.A19];8)" office:value-type="string" office:string-value="00000101" calcext:value-type="string">
            <text:p>00000101</text:p>
          </table:table-cell>
          <table:table-cell table:style-name="ce138" table:number-columns-repeated="2"/>
          <table:table-cell table:style-name="ce138" office:value-type="string" calcext:value-type="string">
            <text:p>C</text:p>
          </table:table-cell>
          <table:table-cell table:style-name="ce138" office:value-type="string" calcext:value-type="string">
            <text:p>x</text:p>
          </table:table-cell>
          <table:table-cell table:style-name="ce138"/>
          <table:table-cell table:style-name="ce138" office:value-type="string" calcext:value-type="string">
            <text:p>Set Carry flag</text:p>
          </table:table-cell>
          <table:table-cell table:style-name="ce138" office:value-type="float" office:value="3" calcext:value-type="float">
            <text:p>3</text:p>
          </table:table-cell>
          <table:table-cell table:style-name="ce169" table:number-columns-repeated="3"/>
          <table:table-cell table:style-name="ce142"/>
          <table:table-cell table:style-name="ce228"/>
          <table:table-cell table:style-name="ce241"/>
          <table:table-cell table:style-name="ce180"/>
          <table:table-cell table:style-name="ce241"/>
          <table:table-cell table:style-name="ce180"/>
          <table:table-cell table:style-name="ce241"/>
          <table:table-cell table:style-name="ce180"/>
          <table:table-cell table:style-name="ce241"/>
          <table:table-cell table:style-name="ce138"/>
          <table:table-cell table:style-name="ce180"/>
          <table:table-cell table:style-name="ce241"/>
          <table:table-cell table:style-name="ce180"/>
          <table:table-cell table:style-name="ce241"/>
          <table:table-cell table:style-name="ce138"/>
          <table:table-cell table:style-name="ce180"/>
          <table:table-cell table:style-name="ce241"/>
          <table:table-cell table:style-name="ce228" office:value-type="float" office:value="1" calcext:value-type="float">
            <text:p>1</text:p>
          </table:table-cell>
          <table:table-cell table:style-name="ce207"/>
          <table:table-cell table:style-name="ce180"/>
          <table:table-cell table:style-name="ce241"/>
          <table:table-cell table:style-name="ce180"/>
          <table:table-cell table:style-name="ce241"/>
          <table:table-cell table:style-name="ce180"/>
          <table:table-cell table:style-name="ce241"/>
          <table:table-cell table:style-name="ce180"/>
          <table:table-cell table:style-name="ce241"/>
          <table:table-cell table:style-name="ce207" table:number-columns-repeated="4"/>
          <table:table-cell table:style-name="ce138" table:number-columns-repeated="7"/>
          <table:table-cell table:style-name="ce180"/>
          <table:table-cell table:style-name="ce241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266"/>
          <table:table-cell table:style-name="ce241" office:value-type="float" office:value="1" calcext:value-type="float">
            <text:p>1</text:p>
          </table:table-cell>
          <table:table-cell table:style-name="ce142"/>
          <table:table-cell table:number-columns-repeated="10"/>
          <table:table-cell table:formula="of:=&quot;0&quot; &amp; [.D19] &amp; DEC2BIN([.K19];4)" office:value-type="string" office:string-value="0000001010011" calcext:value-type="string">
            <text:p>0000001010011</text:p>
          </table:table-cell>
          <table:table-cell table:style-name="ce103" table:formula="of:=&quot;0&quot; &amp; BIN2HEX([.D19];2) &amp; DEC2HEX([.K19];1)" office:value-type="string" office:string-value="0053" calcext:value-type="string">
            <text:p>0053</text:p>
          </table:table-cell>
          <table:table-cell table:formula="of:=HEX2DEC([.BS19])" office:value-type="float" office:value="83" calcext:value-type="float">
            <text:p>83</text:p>
          </table:table-cell>
          <table:table-cell table:style-name="ce146" table:formula="of:=SUMIF([.$P19:.$W19];&quot;&gt;0&quot;;[.$P$3:.$W$3])" office:value-type="float" office:value="0" calcext:value-type="float">
            <text:p>0</text:p>
          </table:table-cell>
          <table:table-cell table:style-name="ce146" table:formula="of:=SUMIF([.$Y19:.$AF19];&quot;&gt;0&quot;;[.$Y$3:.$AF$3])" office:value-type="float" office:value="1" calcext:value-type="float">
            <text:p>1</text:p>
          </table:table-cell>
          <table:table-cell table:style-name="ce146" table:formula="of:=SUMIF([.$AH19:.$AO19];&quot;&gt;0&quot;;[.$AH$3:.$AO$3])" office:value-type="float" office:value="0" calcext:value-type="float">
            <text:p>0</text:p>
          </table:table-cell>
          <table:table-cell table:style-name="ce146" table:formula="of:=SUMIF([.$AQ19:.$AX19];&quot;&gt;0&quot;;[.$AQ$3:.$AX$3])" office:value-type="float" office:value="0" calcext:value-type="float">
            <text:p>0</text:p>
          </table:table-cell>
          <table:table-cell table:style-name="ce146" table:formula="of:=SUMIF([.$BA19:.$BH19];&quot;&gt;0&quot;;[.$BA$3:.$BH$3])" office:value-type="float" office:value="36" calcext:value-type="float">
            <text:p>36</text:p>
          </table:table-cell>
          <table:table-cell/>
          <table:table-cell table:style-name="ce103" table:formula="of:=[.BT19]" office:value-type="float" office:value="83" calcext:value-type="float">
            <text:p>83</text:p>
          </table:table-cell>
          <table:table-cell table:style-name="ce103" table:formula="of:=DEC2HEX([.BU19];2)" office:value-type="string" office:string-value="00" calcext:value-type="string">
            <text:p>00</text:p>
          </table:table-cell>
          <table:table-cell table:style-name="ce103" table:formula="of:=DEC2HEX([.BV19];2)" office:value-type="string" office:string-value="01" calcext:value-type="string">
            <text:p>01</text:p>
          </table:table-cell>
          <table:table-cell table:style-name="ce103" table:formula="of:=DEC2HEX([.BW19];2)" office:value-type="string" office:string-value="00" calcext:value-type="string">
            <text:p>00</text:p>
          </table:table-cell>
          <table:table-cell table:style-name="ce103" table:formula="of:=DEC2HEX([.BX19];2)" office:value-type="string" office:string-value="00" calcext:value-type="string">
            <text:p>00</text:p>
          </table:table-cell>
          <table:table-cell table:style-name="ce103" table:formula="of:=DEC2HEX([.BY19];2)" office:value-type="string" office:string-value="24" calcext:value-type="string">
            <text:p>24</text:p>
          </table:table-cell>
        </table:table-row>
        <table:table-row table:style-name="ro1">
          <table:table-cell table:style-name="ce122" office:value-type="float" office:value="6" calcext:value-type="float">
            <text:p>6</text:p>
          </table:table-cell>
          <table:table-cell table:style-name="ce130" table:formula="of:=DEC2HEX([.A20];2)" office:value-type="string" office:string-value="06" calcext:value-type="string">
            <text:p>06</text:p>
          </table:table-cell>
          <table:table-cell table:style-name="ce141" office:value-type="string" calcext:value-type="string">
            <text:p>CMC</text:p>
          </table:table-cell>
          <table:table-cell table:style-name="ce152" table:formula="of:=DEC2BIN([.A20];8)" office:value-type="string" office:string-value="00000110" calcext:value-type="string">
            <text:p>00000110</text:p>
          </table:table-cell>
          <table:table-cell table:style-name="ce138" table:number-columns-repeated="2"/>
          <table:table-cell table:style-name="ce138" office:value-type="string" calcext:value-type="string">
            <text:p>C</text:p>
          </table:table-cell>
          <table:table-cell table:style-name="ce138" table:number-columns-repeated="2"/>
          <table:table-cell table:style-name="ce138" office:value-type="string" calcext:value-type="string">
            <text:p>Compliment Carry flag</text:p>
          </table:table-cell>
          <table:table-cell table:style-name="ce138" office:value-type="float" office:value="3" calcext:value-type="float">
            <text:p>3</text:p>
          </table:table-cell>
          <table:table-cell table:style-name="ce169" table:number-columns-repeated="3"/>
          <table:table-cell table:style-name="ce142"/>
          <table:table-cell table:style-name="ce228"/>
          <table:table-cell table:style-name="ce241"/>
          <table:table-cell table:style-name="ce180"/>
          <table:table-cell table:style-name="ce241"/>
          <table:table-cell table:style-name="ce180"/>
          <table:table-cell table:style-name="ce241"/>
          <table:table-cell table:style-name="ce180"/>
          <table:table-cell table:style-name="ce241"/>
          <table:table-cell table:style-name="ce138"/>
          <table:table-cell table:style-name="ce180"/>
          <table:table-cell table:style-name="ce241"/>
          <table:table-cell table:style-name="ce180"/>
          <table:table-cell table:style-name="ce241"/>
          <table:table-cell table:style-name="ce138"/>
          <table:table-cell table:style-name="ce180"/>
          <table:table-cell table:style-name="ce241"/>
          <table:table-cell table:style-name="ce228" office:value-type="float" office:value="1" calcext:value-type="float">
            <text:p>1</text:p>
          </table:table-cell>
          <table:table-cell table:style-name="ce207"/>
          <table:table-cell table:style-name="ce180"/>
          <table:table-cell table:style-name="ce241"/>
          <table:table-cell table:style-name="ce180"/>
          <table:table-cell table:style-name="ce241"/>
          <table:table-cell table:style-name="ce180"/>
          <table:table-cell table:style-name="ce241"/>
          <table:table-cell table:style-name="ce180"/>
          <table:table-cell table:style-name="ce241"/>
          <table:table-cell table:style-name="ce207" table:number-columns-repeated="4"/>
          <table:table-cell table:style-name="ce138" table:number-columns-repeated="7"/>
          <table:table-cell table:style-name="ce180"/>
          <table:table-cell table:style-name="ce241"/>
          <table:table-cell table:style-name="ce138"/>
          <table:table-cell table:style-name="ce138" office:value-type="float" office:value="1" calcext:value-type="float">
            <text:p>1</text:p>
          </table:table-cell>
          <table:table-cell table:style-name="ce266"/>
          <table:table-cell table:style-name="ce241" office:value-type="float" office:value="1" calcext:value-type="float">
            <text:p>1</text:p>
          </table:table-cell>
          <table:table-cell table:style-name="ce142"/>
          <table:table-cell table:number-columns-repeated="10"/>
          <table:table-cell table:formula="of:=&quot;0&quot; &amp; [.D20] &amp; DEC2BIN([.K20];4)" office:value-type="string" office:string-value="0000001100011" calcext:value-type="string">
            <text:p>0000001100011</text:p>
          </table:table-cell>
          <table:table-cell table:style-name="ce103" table:formula="of:=&quot;0&quot; &amp; BIN2HEX([.D20];2) &amp; DEC2HEX([.K20];1)" office:value-type="string" office:string-value="0063" calcext:value-type="string">
            <text:p>0063</text:p>
          </table:table-cell>
          <table:table-cell table:formula="of:=HEX2DEC([.BS20])" office:value-type="float" office:value="99" calcext:value-type="float">
            <text:p>99</text:p>
          </table:table-cell>
          <table:table-cell table:style-name="ce146" table:formula="of:=SUMIF([.$P20:.$W20];&quot;&gt;0&quot;;[.$P$3:.$W$3])" office:value-type="float" office:value="0" calcext:value-type="float">
            <text:p>0</text:p>
          </table:table-cell>
          <table:table-cell table:style-name="ce146" table:formula="of:=SUMIF([.$Y20:.$AF20];&quot;&gt;0&quot;;[.$Y$3:.$AF$3])" office:value-type="float" office:value="1" calcext:value-type="float">
            <text:p>1</text:p>
          </table:table-cell>
          <table:table-cell table:style-name="ce146" table:formula="of:=SUMIF([.$AH20:.$AO20];&quot;&gt;0&quot;;[.$AH$3:.$AO$3])" office:value-type="float" office:value="0" calcext:value-type="float">
            <text:p>0</text:p>
          </table:table-cell>
          <table:table-cell table:style-name="ce146" table:formula="of:=SUMIF([.$AQ20:.$AX20];&quot;&gt;0&quot;;[.$AQ$3:.$AX$3])" office:value-type="float" office:value="0" calcext:value-type="float">
            <text:p>0</text:p>
          </table:table-cell>
          <table:table-cell table:style-name="ce146" table:formula="of:=SUMIF([.$BA20:.$BH20];&quot;&gt;0&quot;;[.$BA$3:.$BH$3])" office:value-type="float" office:value="20" calcext:value-type="float">
            <text:p>20</text:p>
          </table:table-cell>
          <table:table-cell/>
          <table:table-cell table:style-name="ce103" table:formula="of:=[.BT20]" office:value-type="float" office:value="99" calcext:value-type="float">
            <text:p>99</text:p>
          </table:table-cell>
          <table:table-cell table:style-name="ce103" table:formula="of:=DEC2HEX([.BU20];2)" office:value-type="string" office:string-value="00" calcext:value-type="string">
            <text:p>00</text:p>
          </table:table-cell>
          <table:table-cell table:style-name="ce103" table:formula="of:=DEC2HEX([.BV20];2)" office:value-type="string" office:string-value="01" calcext:value-type="string">
            <text:p>01</text:p>
          </table:table-cell>
          <table:table-cell table:style-name="ce103" table:formula="of:=DEC2HEX([.BW20];2)" office:value-type="string" office:string-value="00" calcext:value-type="string">
            <text:p>00</text:p>
          </table:table-cell>
          <table:table-cell table:style-name="ce103" table:formula="of:=DEC2HEX([.BX20];2)" office:value-type="string" office:string-value="00" calcext:value-type="string">
            <text:p>00</text:p>
          </table:table-cell>
          <table:table-cell table:style-name="ce103" table:formula="of:=DEC2HEX([.BY20];2)" office:value-type="string" office:string-value="14" calcext:value-type="string">
            <text:p>14</text:p>
          </table:table-cell>
        </table:table-row>
        <table:table-row table:style-name="ro1">
          <table:table-cell table:style-name="ce119" office:value-type="float" office:value="7" calcext:value-type="float">
            <text:p>7</text:p>
          </table:table-cell>
          <table:table-cell table:style-name="ce127" table:formula="of:=DEC2HEX([.A21];2)" office:value-type="string" office:string-value="07" calcext:value-type="string">
            <text:p>07</text:p>
          </table:table-cell>
          <table:table-cell table:style-name="ce142" office:value-type="string" calcext:value-type="string">
            <text:p>CLC</text:p>
          </table:table-cell>
          <table:table-cell table:style-name="ce155" table:formula="of:=DEC2BIN([.A21];8)" office:value-type="string" office:string-value="00000111" calcext:value-type="string">
            <text:p>00000111</text:p>
          </table:table-cell>
          <table:table-cell table:style-name="ce138" table:number-columns-repeated="5"/>
          <table:table-cell table:style-name="ce138" office:value-type="string" calcext:value-type="string">
            <text:p>Clear Carry</text:p>
          </table:table-cell>
          <table:table-cell table:style-name="ce138" office:value-type="float" office:value="3" calcext:value-type="float">
            <text:p>3</text:p>
          </table:table-cell>
          <table:table-cell table:style-name="ce169" table:number-columns-repeated="3"/>
          <table:table-cell table:style-name="ce142"/>
          <table:table-cell table:style-name="ce228"/>
          <table:table-cell table:style-name="ce241"/>
          <table:table-cell table:style-name="ce180"/>
          <table:table-cell table:style-name="ce241"/>
          <table:table-cell table:style-name="ce180"/>
          <table:table-cell table:style-name="ce241"/>
          <table:table-cell table:style-name="ce180"/>
          <table:table-cell table:style-name="ce241"/>
          <table:table-cell table:style-name="ce138"/>
          <table:table-cell table:style-name="ce180"/>
          <table:table-cell table:style-name="ce241"/>
          <table:table-cell table:style-name="ce180"/>
          <table:table-cell table:style-name="ce241"/>
          <table:table-cell table:style-name="ce138"/>
          <table:table-cell table:style-name="ce180"/>
          <table:table-cell table:style-name="ce241"/>
          <table:table-cell table:style-name="ce228" office:value-type="float" office:value="1" calcext:value-type="float">
            <text:p>1</text:p>
          </table:table-cell>
          <table:table-cell table:style-name="ce207"/>
          <table:table-cell table:style-name="ce180"/>
          <table:table-cell table:style-name="ce241"/>
          <table:table-cell table:style-name="ce180"/>
          <table:table-cell table:style-name="ce241"/>
          <table:table-cell table:style-name="ce180"/>
          <table:table-cell table:style-name="ce241"/>
          <table:table-cell table:style-name="ce180"/>
          <table:table-cell table:style-name="ce241"/>
          <table:table-cell table:style-name="ce207" table:number-columns-repeated="4"/>
          <table:table-cell table:style-name="ce138" table:number-columns-repeated="7"/>
          <table:table-cell table:style-name="ce180"/>
          <table:table-cell table:style-name="ce241"/>
          <table:table-cell table:style-name="ce138"/>
          <table:table-cell table:style-name="ce138" office:value-type="float" office:value="1" calcext:value-type="float">
            <text:p>1</text:p>
          </table:table-cell>
          <table:table-cell table:style-name="ce266"/>
          <table:table-cell table:style-name="ce241" office:value-type="float" office:value="1" calcext:value-type="float">
            <text:p>1</text:p>
          </table:table-cell>
          <table:table-cell table:style-name="ce142"/>
          <table:table-cell table:number-columns-repeated="10"/>
          <table:table-cell table:formula="of:=&quot;0&quot; &amp; [.D21] &amp; DEC2BIN([.K21];4)" office:value-type="string" office:string-value="0000001110011" calcext:value-type="string">
            <text:p>0000001110011</text:p>
          </table:table-cell>
          <table:table-cell table:style-name="ce103" table:formula="of:=&quot;0&quot; &amp; BIN2HEX([.D21];2) &amp; DEC2HEX([.K21];1)" office:value-type="string" office:string-value="0073" calcext:value-type="string">
            <text:p>0073</text:p>
          </table:table-cell>
          <table:table-cell table:formula="of:=HEX2DEC([.BS21])" office:value-type="float" office:value="115" calcext:value-type="float">
            <text:p>115</text:p>
          </table:table-cell>
          <table:table-cell table:style-name="ce146" table:formula="of:=SUMIF([.$P21:.$W21];&quot;&gt;0&quot;;[.$P$3:.$W$3])" office:value-type="float" office:value="0" calcext:value-type="float">
            <text:p>0</text:p>
          </table:table-cell>
          <table:table-cell table:style-name="ce146" table:formula="of:=SUMIF([.$Y21:.$AF21];&quot;&gt;0&quot;;[.$Y$3:.$AF$3])" office:value-type="float" office:value="1" calcext:value-type="float">
            <text:p>1</text:p>
          </table:table-cell>
          <table:table-cell table:style-name="ce146" table:formula="of:=SUMIF([.$AH21:.$AO21];&quot;&gt;0&quot;;[.$AH$3:.$AO$3])" office:value-type="float" office:value="0" calcext:value-type="float">
            <text:p>0</text:p>
          </table:table-cell>
          <table:table-cell table:style-name="ce146" table:formula="of:=SUMIF([.$AQ21:.$AX21];&quot;&gt;0&quot;;[.$AQ$3:.$AX$3])" office:value-type="float" office:value="0" calcext:value-type="float">
            <text:p>0</text:p>
          </table:table-cell>
          <table:table-cell table:style-name="ce146" table:formula="of:=SUMIF([.$BA21:.$BH21];&quot;&gt;0&quot;;[.$BA$3:.$BH$3])" office:value-type="float" office:value="20" calcext:value-type="float">
            <text:p>20</text:p>
          </table:table-cell>
          <table:table-cell/>
          <table:table-cell table:style-name="ce103" table:formula="of:=[.BT21]" office:value-type="float" office:value="115" calcext:value-type="float">
            <text:p>115</text:p>
          </table:table-cell>
          <table:table-cell table:style-name="ce103" table:formula="of:=DEC2HEX([.BU21];2)" office:value-type="string" office:string-value="00" calcext:value-type="string">
            <text:p>00</text:p>
          </table:table-cell>
          <table:table-cell table:style-name="ce103" table:formula="of:=DEC2HEX([.BV21];2)" office:value-type="string" office:string-value="01" calcext:value-type="string">
            <text:p>01</text:p>
          </table:table-cell>
          <table:table-cell table:style-name="ce103" table:formula="of:=DEC2HEX([.BW21];2)" office:value-type="string" office:string-value="00" calcext:value-type="string">
            <text:p>00</text:p>
          </table:table-cell>
          <table:table-cell table:style-name="ce103" table:formula="of:=DEC2HEX([.BX21];2)" office:value-type="string" office:string-value="00" calcext:value-type="string">
            <text:p>00</text:p>
          </table:table-cell>
          <table:table-cell table:style-name="ce103" table:formula="of:=DEC2HEX([.BY21];2)" office:value-type="string" office:string-value="14" calcext:value-type="string">
            <text:p>14</text:p>
          </table:table-cell>
        </table:table-row>
        <table:table-row table:style-name="ro1">
          <table:table-cell table:style-name="ce120" office:value-type="float" office:value="8" calcext:value-type="float">
            <text:p>8</text:p>
          </table:table-cell>
          <table:table-cell table:style-name="ce128" table:formula="of:=DEC2HEX([.A22];2)" office:value-type="string" office:string-value="08" calcext:value-type="string">
            <text:p>08</text:p>
          </table:table-cell>
          <table:table-cell table:style-name="ce139" office:value-type="string" calcext:value-type="string">
            <text:p>ADD</text:p>
          </table:table-cell>
          <table:table-cell table:style-name="ce153" table:formula="of:=DEC2BIN([.A22];8)" office:value-type="string" office:string-value="00001000" calcext:value-type="string">
            <text:p>00001000</text:p>
          </table:table-cell>
          <table:table-cell table:style-name="ce139" table:number-columns-repeated="2"/>
          <table:table-cell table:style-name="ce139" office:value-type="string" calcext:value-type="string">
            <text:p>ZSPCA</text:p>
          </table:table-cell>
          <table:table-cell table:style-name="ce139"/>
          <table:table-cell table:style-name="ce139" office:value-type="string" calcext:value-type="string">
            <text:p>x</text:p>
          </table:table-cell>
          <table:table-cell table:style-name="ce139" office:value-type="string" calcext:value-type="string">
            <text:p>ALU = A + B + CARRY</text:p>
          </table:table-cell>
          <table:table-cell table:style-name="ce139" office:value-type="float" office:value="3" calcext:value-type="float">
            <text:p>3</text:p>
          </table:table-cell>
          <table:table-cell table:style-name="ce170" table:number-columns-repeated="3"/>
          <table:table-cell table:style-name="ce147"/>
          <table:table-cell table:style-name="ce229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229" office:value-type="float" office:value="1" calcext:value-type="float">
            <text:p>1</text:p>
          </table:table-cell>
          <table:table-cell table:style-name="ce208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208" table:number-columns-repeated="4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table:number-columns-repeated="2"/>
          <table:table-cell table:style-name="ce139" office:value-type="float" office:value="1" calcext:value-type="float">
            <text:p>1</text:p>
          </table:table-cell>
          <table:table-cell table:style-name="ce139" table:number-columns-repeated="2"/>
          <table:table-cell table:style-name="ce181"/>
          <table:table-cell table:style-name="ce242" office:value-type="float" office:value="1" calcext:value-type="float">
            <text:p>1</text:p>
          </table:table-cell>
          <table:table-cell table:style-name="ce139" table:number-columns-repeated="2"/>
          <table:table-cell table:style-name="ce267"/>
          <table:table-cell table:style-name="ce242" office:value-type="float" office:value="0" calcext:value-type="float">
            <text:p>0</text:p>
          </table:table-cell>
          <table:table-cell table:style-name="ce147"/>
          <table:table-cell table:number-columns-repeated="10"/>
          <table:table-cell table:formula="of:=&quot;0&quot; &amp; [.D22] &amp; DEC2BIN([.K22];4)" office:value-type="string" office:string-value="0000010000011" calcext:value-type="string">
            <text:p>0000010000011</text:p>
          </table:table-cell>
          <table:table-cell table:style-name="ce103" table:formula="of:=&quot;0&quot; &amp; BIN2HEX([.D22];2) &amp; DEC2HEX([.K22];1)" office:value-type="string" office:string-value="0083" calcext:value-type="string">
            <text:p>0083</text:p>
          </table:table-cell>
          <table:table-cell table:formula="of:=HEX2DEC([.BS22])" office:value-type="float" office:value="131" calcext:value-type="float">
            <text:p>131</text:p>
          </table:table-cell>
          <table:table-cell table:style-name="ce146" table:formula="of:=SUMIF([.$P22:.$W22];&quot;&gt;0&quot;;[.$P$3:.$W$3])" office:value-type="float" office:value="0" calcext:value-type="float">
            <text:p>0</text:p>
          </table:table-cell>
          <table:table-cell table:style-name="ce146" table:formula="of:=SUMIF([.$Y22:.$AF22];&quot;&gt;0&quot;;[.$Y$3:.$AF$3])" office:value-type="float" office:value="1" calcext:value-type="float">
            <text:p>1</text:p>
          </table:table-cell>
          <table:table-cell table:style-name="ce146" table:formula="of:=SUMIF([.$AH22:.$AO22];&quot;&gt;0&quot;;[.$AH$3:.$AO$3])" office:value-type="float" office:value="0" calcext:value-type="float">
            <text:p>0</text:p>
          </table:table-cell>
          <table:table-cell table:style-name="ce146" table:formula="of:=SUMIF([.$AQ22:.$AX22];&quot;&gt;0&quot;;[.$AQ$3:.$AX$3])" office:value-type="float" office:value="9" calcext:value-type="float">
            <text:p>9</text:p>
          </table:table-cell>
          <table:table-cell table:style-name="ce146" table:formula="of:=SUMIF([.$BA22:.$BH22];&quot;&gt;0&quot;;[.$BA$3:.$BH$3])" office:value-type="float" office:value="64" calcext:value-type="float">
            <text:p>64</text:p>
          </table:table-cell>
          <table:table-cell/>
          <table:table-cell table:style-name="ce103" table:formula="of:=[.BT22]" office:value-type="float" office:value="131" calcext:value-type="float">
            <text:p>131</text:p>
          </table:table-cell>
          <table:table-cell table:style-name="ce103" table:formula="of:=DEC2HEX([.BU22];2)" office:value-type="string" office:string-value="00" calcext:value-type="string">
            <text:p>00</text:p>
          </table:table-cell>
          <table:table-cell table:style-name="ce103" table:formula="of:=DEC2HEX([.BV22];2)" office:value-type="string" office:string-value="01" calcext:value-type="string">
            <text:p>01</text:p>
          </table:table-cell>
          <table:table-cell table:style-name="ce103" table:formula="of:=DEC2HEX([.BW22];2)" office:value-type="string" office:string-value="00" calcext:value-type="string">
            <text:p>00</text:p>
          </table:table-cell>
          <table:table-cell table:style-name="ce103" table:formula="of:=DEC2HEX([.BX22];2)" office:value-type="string" office:string-value="09" calcext:value-type="string">
            <text:p>09</text:p>
          </table:table-cell>
          <table:table-cell table:style-name="ce103" table:formula="of:=DEC2HEX([.BY22];2)" office:value-type="string" office:string-value="40" calcext:value-type="string">
            <text:p>40</text:p>
          </table:table-cell>
        </table:table-row>
        <table:table-row table:style-name="ro1">
          <table:table-cell table:style-name="ce121" office:value-type="float" office:value="8" calcext:value-type="float">
            <text:p>8</text:p>
          </table:table-cell>
          <table:table-cell table:style-name="ce129" table:formula="of:=DEC2HEX([.A23];2)" office:value-type="string" office:string-value="08" calcext:value-type="string">
            <text:p>08</text:p>
          </table:table-cell>
          <table:table-cell table:style-name="ce140"/>
          <table:table-cell table:style-name="ce154" table:formula="of:=DEC2BIN([.A23];8)" office:value-type="string" office:string-value="00001000" calcext:value-type="string">
            <text:p>00001000</text:p>
          </table:table-cell>
          <table:table-cell table:style-name="ce140" table:number-columns-repeated="6"/>
          <table:table-cell table:style-name="ce140" office:value-type="float" office:value="4" calcext:value-type="float">
            <text:p>4</text:p>
          </table:table-cell>
          <table:table-cell table:style-name="ce171" table:number-columns-repeated="3"/>
          <table:table-cell table:style-name="ce149"/>
          <table:table-cell table:style-name="ce230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230"/>
          <table:table-cell table:style-name="ce209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209" table:number-columns-repeated="4"/>
          <table:table-cell table:style-name="ce140" table:number-columns-repeated="7"/>
          <table:table-cell table:style-name="ce182"/>
          <table:table-cell table:style-name="ce243"/>
          <table:table-cell table:style-name="ce140" table:number-columns-repeated="2"/>
          <table:table-cell table:style-name="ce268"/>
          <table:table-cell table:style-name="ce243" office:value-type="float" office:value="1" calcext:value-type="float">
            <text:p>1</text:p>
          </table:table-cell>
          <table:table-cell table:style-name="ce149"/>
          <table:table-cell table:number-columns-repeated="10"/>
          <table:table-cell table:formula="of:=&quot;0&quot; &amp; [.D23] &amp; DEC2BIN([.K23];4)" office:value-type="string" office:string-value="0000010000100" calcext:value-type="string">
            <text:p>0000010000100</text:p>
          </table:table-cell>
          <table:table-cell table:style-name="ce103" table:formula="of:=&quot;0&quot; &amp; BIN2HEX([.D23];2) &amp; DEC2HEX([.K23];1)" office:value-type="string" office:string-value="0084" calcext:value-type="string">
            <text:p>0084</text:p>
          </table:table-cell>
          <table:table-cell table:formula="of:=HEX2DEC([.BS23])" office:value-type="float" office:value="132" calcext:value-type="float">
            <text:p>132</text:p>
          </table:table-cell>
          <table:table-cell table:style-name="ce146" table:formula="of:=SUMIF([.$P23:.$W23];&quot;&gt;0&quot;;[.$P$3:.$W$3])" office:value-type="float" office:value="0" calcext:value-type="float">
            <text:p>0</text:p>
          </table:table-cell>
          <table:table-cell table:style-name="ce146" table:formula="of:=SUMIF([.$Y23:.$AF23];&quot;&gt;0&quot;;[.$Y$3:.$AF$3])" office:value-type="float" office:value="0" calcext:value-type="float">
            <text:p>0</text:p>
          </table:table-cell>
          <table:table-cell table:style-name="ce146" table:formula="of:=SUMIF([.$AH23:.$AO23];&quot;&gt;0&quot;;[.$AH$3:.$AO$3])" office:value-type="float" office:value="0" calcext:value-type="float">
            <text:p>0</text:p>
          </table:table-cell>
          <table:table-cell table:style-name="ce146" table:formula="of:=SUMIF([.$AQ23:.$AX23];&quot;&gt;0&quot;;[.$AQ$3:.$AX$3])" office:value-type="float" office:value="0" calcext:value-type="float">
            <text:p>0</text:p>
          </table:table-cell>
          <table:table-cell table:style-name="ce146" table:formula="of:=SUMIF([.$BA23:.$BH23];&quot;&gt;0&quot;;[.$BA$3:.$BH$3])" office:value-type="float" office:value="4" calcext:value-type="float">
            <text:p>4</text:p>
          </table:table-cell>
          <table:table-cell/>
          <table:table-cell table:style-name="ce103" table:formula="of:=[.BT23]" office:value-type="float" office:value="132" calcext:value-type="float">
            <text:p>132</text:p>
          </table:table-cell>
          <table:table-cell table:style-name="ce103" table:formula="of:=DEC2HEX([.BU23];2)" office:value-type="string" office:string-value="00" calcext:value-type="string">
            <text:p>00</text:p>
          </table:table-cell>
          <table:table-cell table:style-name="ce103" table:formula="of:=DEC2HEX([.BV23];2)" office:value-type="string" office:string-value="00" calcext:value-type="string">
            <text:p>00</text:p>
          </table:table-cell>
          <table:table-cell table:style-name="ce103" table:formula="of:=DEC2HEX([.BW23];2)" office:value-type="string" office:string-value="00" calcext:value-type="string">
            <text:p>00</text:p>
          </table:table-cell>
          <table:table-cell table:style-name="ce103" table:formula="of:=DEC2HEX([.BX23];2)" office:value-type="string" office:string-value="00" calcext:value-type="string">
            <text:p>00</text:p>
          </table:table-cell>
          <table:table-cell table:style-name="ce103" table:formula="of:=DEC2HEX([.BY23];2)" office:value-type="string" office:string-value="04" calcext:value-type="string">
            <text:p>04</text:p>
          </table:table-cell>
        </table:table-row>
        <table:table-row table:style-name="ro1">
          <table:table-cell table:style-name="ce120" office:value-type="float" office:value="9" calcext:value-type="float">
            <text:p>9</text:p>
          </table:table-cell>
          <table:table-cell table:style-name="ce128" table:formula="of:=DEC2HEX([.A24];2)" office:value-type="string" office:string-value="09" calcext:value-type="string">
            <text:p>09</text:p>
          </table:table-cell>
          <table:table-cell table:style-name="ce139" office:value-type="string" calcext:value-type="string">
            <text:p>SUB</text:p>
          </table:table-cell>
          <table:table-cell table:style-name="ce153" table:formula="of:=DEC2BIN([.A24];8)" office:value-type="string" office:string-value="00001001" calcext:value-type="string">
            <text:p>00001001</text:p>
          </table:table-cell>
          <table:table-cell table:style-name="ce139" table:number-columns-repeated="2"/>
          <table:table-cell table:style-name="ce139" office:value-type="string" calcext:value-type="string">
            <text:p>ZSCPA</text:p>
          </table:table-cell>
          <table:table-cell table:style-name="ce139"/>
          <table:table-cell table:style-name="ce139" office:value-type="string" calcext:value-type="string">
            <text:p>x</text:p>
          </table:table-cell>
          <table:table-cell table:style-name="ce139" office:value-type="string" calcext:value-type="string">
            <text:p>ALU = A - B (Carry set)</text:p>
          </table:table-cell>
          <table:table-cell table:style-name="ce139" office:value-type="float" office:value="3" calcext:value-type="float">
            <text:p>3</text:p>
          </table:table-cell>
          <table:table-cell table:style-name="ce170" table:number-columns-repeated="3"/>
          <table:table-cell table:style-name="ce147"/>
          <table:table-cell table:style-name="ce229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229" office:value-type="float" office:value="1" calcext:value-type="float">
            <text:p>1</text:p>
          </table:table-cell>
          <table:table-cell table:style-name="ce208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208" table:number-columns-repeated="4"/>
          <table:table-cell table:style-name="ce139" table:number-columns-repeated="2"/>
          <table:table-cell table:number-columns-repeated="2" table:style-name="ce139" office:value-type="float" office:value="1" calcext:value-type="float">
            <text:p>1</text:p>
          </table:table-cell>
          <table:table-cell table:style-name="ce139" table:number-columns-repeated="3"/>
          <table:table-cell table:style-name="ce181"/>
          <table:table-cell table:style-name="ce242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table:style-name="ce267"/>
          <table:table-cell table:style-name="ce242" office:value-type="float" office:value="0" calcext:value-type="float">
            <text:p>0</text:p>
          </table:table-cell>
          <table:table-cell table:style-name="ce147"/>
          <table:table-cell table:number-columns-repeated="10"/>
          <table:table-cell table:formula="of:=&quot;0&quot; &amp; [.D24] &amp; DEC2BIN([.K24];4)" office:value-type="string" office:string-value="0000010010011" calcext:value-type="string">
            <text:p>0000010010011</text:p>
          </table:table-cell>
          <table:table-cell table:style-name="ce103" table:formula="of:=&quot;0&quot; &amp; BIN2HEX([.D24];2) &amp; DEC2HEX([.K24];1)" office:value-type="string" office:string-value="0093" calcext:value-type="string">
            <text:p>0093</text:p>
          </table:table-cell>
          <table:table-cell table:formula="of:=HEX2DEC([.BS24])" office:value-type="float" office:value="147" calcext:value-type="float">
            <text:p>147</text:p>
          </table:table-cell>
          <table:table-cell table:style-name="ce146" table:formula="of:=SUMIF([.$P24:.$W24];&quot;&gt;0&quot;;[.$P$3:.$W$3])" office:value-type="float" office:value="0" calcext:value-type="float">
            <text:p>0</text:p>
          </table:table-cell>
          <table:table-cell table:style-name="ce146" table:formula="of:=SUMIF([.$Y24:.$AF24];&quot;&gt;0&quot;;[.$Y$3:.$AF$3])" office:value-type="float" office:value="1" calcext:value-type="float">
            <text:p>1</text:p>
          </table:table-cell>
          <table:table-cell table:style-name="ce146" table:formula="of:=SUMIF([.$AH24:.$AO24];&quot;&gt;0&quot;;[.$AH$3:.$AO$3])" office:value-type="float" office:value="0" calcext:value-type="float">
            <text:p>0</text:p>
          </table:table-cell>
          <table:table-cell table:style-name="ce146" table:formula="of:=SUMIF([.$AQ24:.$AX24];&quot;&gt;0&quot;;[.$AQ$3:.$AX$3])" office:value-type="float" office:value="6" calcext:value-type="float">
            <text:p>6</text:p>
          </table:table-cell>
          <table:table-cell table:style-name="ce146" table:formula="of:=SUMIF([.$BA24:.$BH24];&quot;&gt;0&quot;;[.$BA$3:.$BH$3])" office:value-type="float" office:value="96" calcext:value-type="float">
            <text:p>96</text:p>
          </table:table-cell>
          <table:table-cell/>
          <table:table-cell table:style-name="ce103" table:formula="of:=[.BT24]" office:value-type="float" office:value="147" calcext:value-type="float">
            <text:p>147</text:p>
          </table:table-cell>
          <table:table-cell table:style-name="ce103" table:formula="of:=DEC2HEX([.BU24];2)" office:value-type="string" office:string-value="00" calcext:value-type="string">
            <text:p>00</text:p>
          </table:table-cell>
          <table:table-cell table:style-name="ce103" table:formula="of:=DEC2HEX([.BV24];2)" office:value-type="string" office:string-value="01" calcext:value-type="string">
            <text:p>01</text:p>
          </table:table-cell>
          <table:table-cell table:style-name="ce103" table:formula="of:=DEC2HEX([.BW24];2)" office:value-type="string" office:string-value="00" calcext:value-type="string">
            <text:p>00</text:p>
          </table:table-cell>
          <table:table-cell table:style-name="ce103" table:formula="of:=DEC2HEX([.BX24];2)" office:value-type="string" office:string-value="06" calcext:value-type="string">
            <text:p>06</text:p>
          </table:table-cell>
          <table:table-cell table:style-name="ce103" table:formula="of:=DEC2HEX([.BY24];2)" office:value-type="string" office:string-value="60" calcext:value-type="string">
            <text:p>60</text:p>
          </table:table-cell>
        </table:table-row>
        <table:table-row table:style-name="ro1">
          <table:table-cell table:style-name="ce121" office:value-type="float" office:value="9" calcext:value-type="float">
            <text:p>9</text:p>
          </table:table-cell>
          <table:table-cell table:style-name="ce129" table:formula="of:=DEC2HEX([.A25];2)" office:value-type="string" office:string-value="09" calcext:value-type="string">
            <text:p>09</text:p>
          </table:table-cell>
          <table:table-cell table:style-name="ce140"/>
          <table:table-cell table:style-name="ce154" table:formula="of:=DEC2BIN([.A25];8)" office:value-type="string" office:string-value="00001001" calcext:value-type="string">
            <text:p>00001001</text:p>
          </table:table-cell>
          <table:table-cell table:style-name="ce140" table:number-columns-repeated="6"/>
          <table:table-cell table:style-name="ce140" office:value-type="float" office:value="4" calcext:value-type="float">
            <text:p>4</text:p>
          </table:table-cell>
          <table:table-cell table:style-name="ce171" table:number-columns-repeated="3"/>
          <table:table-cell table:style-name="ce149"/>
          <table:table-cell table:style-name="ce230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230"/>
          <table:table-cell table:style-name="ce209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209" table:number-columns-repeated="4"/>
          <table:table-cell table:style-name="ce140" table:number-columns-repeated="7"/>
          <table:table-cell table:style-name="ce182"/>
          <table:table-cell table:style-name="ce243"/>
          <table:table-cell table:style-name="ce140" table:number-columns-repeated="2"/>
          <table:table-cell table:style-name="ce268"/>
          <table:table-cell table:style-name="ce243" office:value-type="float" office:value="1" calcext:value-type="float">
            <text:p>1</text:p>
          </table:table-cell>
          <table:table-cell table:style-name="ce149"/>
          <table:table-cell table:number-columns-repeated="10"/>
          <table:table-cell table:formula="of:=&quot;0&quot; &amp; [.D25] &amp; DEC2BIN([.K25];4)" office:value-type="string" office:string-value="0000010010100" calcext:value-type="string">
            <text:p>0000010010100</text:p>
          </table:table-cell>
          <table:table-cell table:style-name="ce103" table:formula="of:=&quot;0&quot; &amp; BIN2HEX([.D25];2) &amp; DEC2HEX([.K25];1)" office:value-type="string" office:string-value="0094" calcext:value-type="string">
            <text:p>0094</text:p>
          </table:table-cell>
          <table:table-cell table:formula="of:=HEX2DEC([.BS25])" office:value-type="float" office:value="148" calcext:value-type="float">
            <text:p>148</text:p>
          </table:table-cell>
          <table:table-cell table:style-name="ce146" table:formula="of:=SUMIF([.$P25:.$W25];&quot;&gt;0&quot;;[.$P$3:.$W$3])" office:value-type="float" office:value="0" calcext:value-type="float">
            <text:p>0</text:p>
          </table:table-cell>
          <table:table-cell table:style-name="ce146" table:formula="of:=SUMIF([.$Y25:.$AF25];&quot;&gt;0&quot;;[.$Y$3:.$AF$3])" office:value-type="float" office:value="0" calcext:value-type="float">
            <text:p>0</text:p>
          </table:table-cell>
          <table:table-cell table:style-name="ce146" table:formula="of:=SUMIF([.$AH25:.$AO25];&quot;&gt;0&quot;;[.$AH$3:.$AO$3])" office:value-type="float" office:value="0" calcext:value-type="float">
            <text:p>0</text:p>
          </table:table-cell>
          <table:table-cell table:style-name="ce146" table:formula="of:=SUMIF([.$AQ25:.$AX25];&quot;&gt;0&quot;;[.$AQ$3:.$AX$3])" office:value-type="float" office:value="0" calcext:value-type="float">
            <text:p>0</text:p>
          </table:table-cell>
          <table:table-cell table:style-name="ce146" table:formula="of:=SUMIF([.$BA25:.$BH25];&quot;&gt;0&quot;;[.$BA$3:.$BH$3])" office:value-type="float" office:value="4" calcext:value-type="float">
            <text:p>4</text:p>
          </table:table-cell>
          <table:table-cell/>
          <table:table-cell table:style-name="ce103" table:formula="of:=[.BT25]" office:value-type="float" office:value="148" calcext:value-type="float">
            <text:p>148</text:p>
          </table:table-cell>
          <table:table-cell table:style-name="ce103" table:formula="of:=DEC2HEX([.BU25];2)" office:value-type="string" office:string-value="00" calcext:value-type="string">
            <text:p>00</text:p>
          </table:table-cell>
          <table:table-cell table:style-name="ce103" table:formula="of:=DEC2HEX([.BV25];2)" office:value-type="string" office:string-value="00" calcext:value-type="string">
            <text:p>00</text:p>
          </table:table-cell>
          <table:table-cell table:style-name="ce103" table:formula="of:=DEC2HEX([.BW25];2)" office:value-type="string" office:string-value="00" calcext:value-type="string">
            <text:p>00</text:p>
          </table:table-cell>
          <table:table-cell table:style-name="ce103" table:formula="of:=DEC2HEX([.BX25];2)" office:value-type="string" office:string-value="00" calcext:value-type="string">
            <text:p>00</text:p>
          </table:table-cell>
          <table:table-cell table:style-name="ce103" table:formula="of:=DEC2HEX([.BY25];2)" office:value-type="string" office:string-value="04" calcext:value-type="string">
            <text:p>04</text:p>
          </table:table-cell>
        </table:table-row>
        <table:table-row table:style-name="ro1">
          <table:table-cell table:style-name="ce120" office:value-type="float" office:value="10" calcext:value-type="float">
            <text:p>10</text:p>
          </table:table-cell>
          <table:table-cell table:style-name="ce128" table:formula="of:=DEC2HEX([.A26];2)" office:value-type="string" office:string-value="0A" calcext:value-type="string">
            <text:p>0A</text:p>
          </table:table-cell>
          <table:table-cell table:style-name="ce219" office:value-type="string" calcext:value-type="string">
            <text:p>ANA</text:p>
          </table:table-cell>
          <table:table-cell table:style-name="ce153" table:formula="of:=DEC2BIN([.A26];8)" office:value-type="string" office:string-value="00001010" calcext:value-type="string">
            <text:p>00001010</text:p>
          </table:table-cell>
          <table:table-cell table:style-name="ce139" table:number-columns-repeated="2"/>
          <table:table-cell table:style-name="ce139" office:value-type="string" calcext:value-type="string">
            <text:p>ZSCPA</text:p>
          </table:table-cell>
          <table:table-cell table:style-name="ce139"/>
          <table:table-cell table:style-name="ce139" office:value-type="string" calcext:value-type="string">
            <text:p>x</text:p>
          </table:table-cell>
          <table:table-cell table:style-name="ce139" office:value-type="string" calcext:value-type="string">
            <text:p>ALU = A AND B</text:p>
          </table:table-cell>
          <table:table-cell table:style-name="ce139" office:value-type="float" office:value="3" calcext:value-type="float">
            <text:p>3</text:p>
          </table:table-cell>
          <table:table-cell table:style-name="ce170" table:number-columns-repeated="3"/>
          <table:table-cell table:style-name="ce147"/>
          <table:table-cell table:style-name="ce229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229" office:value-type="float" office:value="1" calcext:value-type="float">
            <text:p>1</text:p>
          </table:table-cell>
          <table:table-cell table:style-name="ce208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208" table:number-columns-repeated="4"/>
          <table:table-cell table:number-columns-repeated="2" table:style-name="ce139" office:value-type="float" office:value="1" calcext:value-type="float">
            <text:p>1</text:p>
          </table:table-cell>
          <table:table-cell table:style-name="ce139"/>
          <table:table-cell table:number-columns-repeated="2" table:style-name="ce139" office:value-type="float" office:value="1" calcext:value-type="float">
            <text:p>1</text:p>
          </table:table-cell>
          <table:table-cell table:style-name="ce139" table:number-columns-repeated="2"/>
          <table:table-cell table:style-name="ce181"/>
          <table:table-cell table:style-name="ce242" office:value-type="float" office:value="1" calcext:value-type="float">
            <text:p>1</text:p>
          </table:table-cell>
          <table:table-cell table:style-name="ce139"/>
          <table:table-cell table:style-name="ce219" office:value-type="float" office:value="1" calcext:value-type="float">
            <text:p>1</text:p>
          </table:table-cell>
          <table:table-cell table:style-name="ce267"/>
          <table:table-cell table:style-name="ce242" office:value-type="float" office:value="0" calcext:value-type="float">
            <text:p>0</text:p>
          </table:table-cell>
          <table:table-cell table:style-name="ce147"/>
          <table:table-cell table:number-columns-repeated="2"/>
          <table:table-cell office:value-type="string" calcext:value-type="string">
            <text:p>carry?</text:p>
          </table:table-cell>
          <table:table-cell table:number-columns-repeated="7"/>
          <table:table-cell table:formula="of:=&quot;0&quot; &amp; [.D26] &amp; DEC2BIN([.K26];4)" office:value-type="string" office:string-value="0000010100011" calcext:value-type="string">
            <text:p>0000010100011</text:p>
          </table:table-cell>
          <table:table-cell table:style-name="ce103" table:formula="of:=&quot;0&quot; &amp; BIN2HEX([.D26];2) &amp; DEC2HEX([.K26];1)" office:value-type="string" office:string-value="00A3" calcext:value-type="string">
            <text:p>00A3</text:p>
          </table:table-cell>
          <table:table-cell table:formula="of:=HEX2DEC([.BS26])" office:value-type="float" office:value="163" calcext:value-type="float">
            <text:p>163</text:p>
          </table:table-cell>
          <table:table-cell table:style-name="ce146" table:formula="of:=SUMIF([.$P26:.$W26];&quot;&gt;0&quot;;[.$P$3:.$W$3])" office:value-type="float" office:value="0" calcext:value-type="float">
            <text:p>0</text:p>
          </table:table-cell>
          <table:table-cell table:style-name="ce146" table:formula="of:=SUMIF([.$Y26:.$AF26];&quot;&gt;0&quot;;[.$Y$3:.$AF$3])" office:value-type="float" office:value="1" calcext:value-type="float">
            <text:p>1</text:p>
          </table:table-cell>
          <table:table-cell table:style-name="ce146" table:formula="of:=SUMIF([.$AH26:.$AO26];&quot;&gt;0&quot;;[.$AH$3:.$AO$3])" office:value-type="float" office:value="0" calcext:value-type="float">
            <text:p>0</text:p>
          </table:table-cell>
          <table:table-cell table:style-name="ce146" table:formula="of:=SUMIF([.$AQ26:.$AX26];&quot;&gt;0&quot;;[.$AQ$3:.$AX$3])" office:value-type="float" office:value="27" calcext:value-type="float">
            <text:p>27</text:p>
          </table:table-cell>
          <table:table-cell table:style-name="ce146" table:formula="of:=SUMIF([.$BA26:.$BH26];&quot;&gt;0&quot;;[.$BA$3:.$BH$3])" office:value-type="float" office:value="80" calcext:value-type="float">
            <text:p>80</text:p>
          </table:table-cell>
          <table:table-cell/>
          <table:table-cell table:style-name="ce103" table:formula="of:=[.BT26]" office:value-type="float" office:value="163" calcext:value-type="float">
            <text:p>163</text:p>
          </table:table-cell>
          <table:table-cell table:style-name="ce103" table:formula="of:=DEC2HEX([.BU26];2)" office:value-type="string" office:string-value="00" calcext:value-type="string">
            <text:p>00</text:p>
          </table:table-cell>
          <table:table-cell table:style-name="ce103" table:formula="of:=DEC2HEX([.BV26];2)" office:value-type="string" office:string-value="01" calcext:value-type="string">
            <text:p>01</text:p>
          </table:table-cell>
          <table:table-cell table:style-name="ce103" table:formula="of:=DEC2HEX([.BW26];2)" office:value-type="string" office:string-value="00" calcext:value-type="string">
            <text:p>00</text:p>
          </table:table-cell>
          <table:table-cell table:style-name="ce103" table:formula="of:=DEC2HEX([.BX26];2)" office:value-type="string" office:string-value="1B" calcext:value-type="string">
            <text:p>1B</text:p>
          </table:table-cell>
          <table:table-cell table:style-name="ce103" table:formula="of:=DEC2HEX([.BY26];2)" office:value-type="string" office:string-value="50" calcext:value-type="string">
            <text:p>50</text:p>
          </table:table-cell>
        </table:table-row>
        <table:table-row table:style-name="ro1">
          <table:table-cell table:style-name="ce121" office:value-type="float" office:value="10" calcext:value-type="float">
            <text:p>10</text:p>
          </table:table-cell>
          <table:table-cell table:style-name="ce129" table:formula="of:=DEC2HEX([.A27];2)" office:value-type="string" office:string-value="0A" calcext:value-type="string">
            <text:p>0A</text:p>
          </table:table-cell>
          <table:table-cell table:style-name="ce140"/>
          <table:table-cell table:style-name="ce154" table:formula="of:=DEC2BIN([.A27];8)" office:value-type="string" office:string-value="00001010" calcext:value-type="string">
            <text:p>00001010</text:p>
          </table:table-cell>
          <table:table-cell table:style-name="ce140" table:number-columns-repeated="6"/>
          <table:table-cell table:style-name="ce140" office:value-type="float" office:value="4" calcext:value-type="float">
            <text:p>4</text:p>
          </table:table-cell>
          <table:table-cell table:style-name="ce171" table:number-columns-repeated="3"/>
          <table:table-cell table:style-name="ce149"/>
          <table:table-cell table:style-name="ce230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230"/>
          <table:table-cell table:style-name="ce209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209" table:number-columns-repeated="4"/>
          <table:table-cell table:style-name="ce140" table:number-columns-repeated="7"/>
          <table:table-cell table:style-name="ce182"/>
          <table:table-cell table:style-name="ce243"/>
          <table:table-cell table:style-name="ce140" table:number-columns-repeated="2"/>
          <table:table-cell table:style-name="ce268"/>
          <table:table-cell table:style-name="ce243" office:value-type="float" office:value="1" calcext:value-type="float">
            <text:p>1</text:p>
          </table:table-cell>
          <table:table-cell table:style-name="ce149"/>
          <table:table-cell table:number-columns-repeated="10"/>
          <table:table-cell table:formula="of:=&quot;0&quot; &amp; [.D27] &amp; DEC2BIN([.K27];4)" office:value-type="string" office:string-value="0000010100100" calcext:value-type="string">
            <text:p>0000010100100</text:p>
          </table:table-cell>
          <table:table-cell table:style-name="ce103" table:formula="of:=&quot;0&quot; &amp; BIN2HEX([.D27];2) &amp; DEC2HEX([.K27];1)" office:value-type="string" office:string-value="00A4" calcext:value-type="string">
            <text:p>00A4</text:p>
          </table:table-cell>
          <table:table-cell table:formula="of:=HEX2DEC([.BS27])" office:value-type="float" office:value="164" calcext:value-type="float">
            <text:p>164</text:p>
          </table:table-cell>
          <table:table-cell table:style-name="ce146" table:formula="of:=SUMIF([.$P27:.$W27];&quot;&gt;0&quot;;[.$P$3:.$W$3])" office:value-type="float" office:value="0" calcext:value-type="float">
            <text:p>0</text:p>
          </table:table-cell>
          <table:table-cell table:style-name="ce146" table:formula="of:=SUMIF([.$Y27:.$AF27];&quot;&gt;0&quot;;[.$Y$3:.$AF$3])" office:value-type="float" office:value="0" calcext:value-type="float">
            <text:p>0</text:p>
          </table:table-cell>
          <table:table-cell table:style-name="ce146" table:formula="of:=SUMIF([.$AH27:.$AO27];&quot;&gt;0&quot;;[.$AH$3:.$AO$3])" office:value-type="float" office:value="0" calcext:value-type="float">
            <text:p>0</text:p>
          </table:table-cell>
          <table:table-cell table:style-name="ce146" table:formula="of:=SUMIF([.$AQ27:.$AX27];&quot;&gt;0&quot;;[.$AQ$3:.$AX$3])" office:value-type="float" office:value="0" calcext:value-type="float">
            <text:p>0</text:p>
          </table:table-cell>
          <table:table-cell table:style-name="ce146" table:formula="of:=SUMIF([.$BA27:.$BH27];&quot;&gt;0&quot;;[.$BA$3:.$BH$3])" office:value-type="float" office:value="4" calcext:value-type="float">
            <text:p>4</text:p>
          </table:table-cell>
          <table:table-cell/>
          <table:table-cell table:style-name="ce103" table:formula="of:=[.BT27]" office:value-type="float" office:value="164" calcext:value-type="float">
            <text:p>164</text:p>
          </table:table-cell>
          <table:table-cell table:style-name="ce103" table:formula="of:=DEC2HEX([.BU27];2)" office:value-type="string" office:string-value="00" calcext:value-type="string">
            <text:p>00</text:p>
          </table:table-cell>
          <table:table-cell table:style-name="ce103" table:formula="of:=DEC2HEX([.BV27];2)" office:value-type="string" office:string-value="00" calcext:value-type="string">
            <text:p>00</text:p>
          </table:table-cell>
          <table:table-cell table:style-name="ce103" table:formula="of:=DEC2HEX([.BW27];2)" office:value-type="string" office:string-value="00" calcext:value-type="string">
            <text:p>00</text:p>
          </table:table-cell>
          <table:table-cell table:style-name="ce103" table:formula="of:=DEC2HEX([.BX27];2)" office:value-type="string" office:string-value="00" calcext:value-type="string">
            <text:p>00</text:p>
          </table:table-cell>
          <table:table-cell table:style-name="ce103" table:formula="of:=DEC2HEX([.BY27];2)" office:value-type="string" office:string-value="04" calcext:value-type="string">
            <text:p>04</text:p>
          </table:table-cell>
        </table:table-row>
        <table:table-row table:style-name="ro1">
          <table:table-cell table:style-name="ce120" office:value-type="float" office:value="11" calcext:value-type="float">
            <text:p>11</text:p>
          </table:table-cell>
          <table:table-cell table:style-name="ce128" table:formula="of:=DEC2HEX([.A28];2)" office:value-type="string" office:string-value="0B" calcext:value-type="string">
            <text:p>0B</text:p>
          </table:table-cell>
          <table:table-cell table:style-name="ce139" office:value-type="string" calcext:value-type="string">
            <text:p>XRA</text:p>
          </table:table-cell>
          <table:table-cell table:style-name="ce153" table:formula="of:=DEC2BIN([.A28];8)" office:value-type="string" office:string-value="00001011" calcext:value-type="string">
            <text:p>00001011</text:p>
          </table:table-cell>
          <table:table-cell table:style-name="ce139" table:number-columns-repeated="2"/>
          <table:table-cell table:style-name="ce139" office:value-type="string" calcext:value-type="string">
            <text:p>ZSPCA</text:p>
          </table:table-cell>
          <table:table-cell table:style-name="ce139"/>
          <table:table-cell table:style-name="ce139" office:value-type="string" calcext:value-type="string">
            <text:p>x</text:p>
          </table:table-cell>
          <table:table-cell table:style-name="ce139" office:value-type="string" calcext:value-type="string">
            <text:p>ALU = A XOR B</text:p>
          </table:table-cell>
          <table:table-cell table:style-name="ce139" office:value-type="float" office:value="3" calcext:value-type="float">
            <text:p>3</text:p>
          </table:table-cell>
          <table:table-cell table:style-name="ce170" table:number-columns-repeated="3"/>
          <table:table-cell table:style-name="ce147"/>
          <table:table-cell table:style-name="ce229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229" office:value-type="float" office:value="1" calcext:value-type="float">
            <text:p>1</text:p>
          </table:table-cell>
          <table:table-cell table:style-name="ce208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208" table:number-columns-repeated="4"/>
          <table:table-cell table:style-name="ce139" office:value-type="float" office:value="1" calcext:value-type="float">
            <text:p>1</text:p>
          </table:table-cell>
          <table:table-cell table:style-name="ce139"/>
          <table:table-cell table:number-columns-repeated="2" table:style-name="ce139" office:value-type="float" office:value="1" calcext:value-type="float">
            <text:p>1</text:p>
          </table:table-cell>
          <table:table-cell table:style-name="ce139" table:number-columns-repeated="3"/>
          <table:table-cell table:style-name="ce181"/>
          <table:table-cell table:style-name="ce242" office:value-type="float" office:value="1" calcext:value-type="float">
            <text:p>1</text:p>
          </table:table-cell>
          <table:table-cell table:style-name="ce139" table:number-columns-repeated="2"/>
          <table:table-cell table:style-name="ce267"/>
          <table:table-cell table:style-name="ce242" office:value-type="float" office:value="0" calcext:value-type="float">
            <text:p>0</text:p>
          </table:table-cell>
          <table:table-cell table:style-name="ce147"/>
          <table:table-cell table:number-columns-repeated="10"/>
          <table:table-cell table:formula="of:=&quot;0&quot; &amp; [.D28] &amp; DEC2BIN([.K28];4)" office:value-type="string" office:string-value="0000010110011" calcext:value-type="string">
            <text:p>0000010110011</text:p>
          </table:table-cell>
          <table:table-cell table:style-name="ce103" table:formula="of:=&quot;0&quot; &amp; BIN2HEX([.D28];2) &amp; DEC2HEX([.K28];1)" office:value-type="string" office:string-value="00B3" calcext:value-type="string">
            <text:p>00B3</text:p>
          </table:table-cell>
          <table:table-cell table:formula="of:=HEX2DEC([.BS28])" office:value-type="float" office:value="179" calcext:value-type="float">
            <text:p>179</text:p>
          </table:table-cell>
          <table:table-cell table:style-name="ce146" table:formula="of:=SUMIF([.$P28:.$W28];&quot;&gt;0&quot;;[.$P$3:.$W$3])" office:value-type="float" office:value="0" calcext:value-type="float">
            <text:p>0</text:p>
          </table:table-cell>
          <table:table-cell table:style-name="ce146" table:formula="of:=SUMIF([.$Y28:.$AF28];&quot;&gt;0&quot;;[.$Y$3:.$AF$3])" office:value-type="float" office:value="1" calcext:value-type="float">
            <text:p>1</text:p>
          </table:table-cell>
          <table:table-cell table:style-name="ce146" table:formula="of:=SUMIF([.$AH28:.$AO28];&quot;&gt;0&quot;;[.$AH$3:.$AO$3])" office:value-type="float" office:value="0" calcext:value-type="float">
            <text:p>0</text:p>
          </table:table-cell>
          <table:table-cell table:style-name="ce146" table:formula="of:=SUMIF([.$AQ28:.$AX28];&quot;&gt;0&quot;;[.$AQ$3:.$AX$3])" office:value-type="float" office:value="22" calcext:value-type="float">
            <text:p>22</text:p>
          </table:table-cell>
          <table:table-cell table:style-name="ce146" table:formula="of:=SUMIF([.$BA28:.$BH28];&quot;&gt;0&quot;;[.$BA$3:.$BH$3])" office:value-type="float" office:value="64" calcext:value-type="float">
            <text:p>64</text:p>
          </table:table-cell>
          <table:table-cell/>
          <table:table-cell table:style-name="ce103" table:formula="of:=[.BT28]" office:value-type="float" office:value="179" calcext:value-type="float">
            <text:p>179</text:p>
          </table:table-cell>
          <table:table-cell table:style-name="ce103" table:formula="of:=DEC2HEX([.BU28];2)" office:value-type="string" office:string-value="00" calcext:value-type="string">
            <text:p>00</text:p>
          </table:table-cell>
          <table:table-cell table:style-name="ce103" table:formula="of:=DEC2HEX([.BV28];2)" office:value-type="string" office:string-value="01" calcext:value-type="string">
            <text:p>01</text:p>
          </table:table-cell>
          <table:table-cell table:style-name="ce103" table:formula="of:=DEC2HEX([.BW28];2)" office:value-type="string" office:string-value="00" calcext:value-type="string">
            <text:p>00</text:p>
          </table:table-cell>
          <table:table-cell table:style-name="ce103" table:formula="of:=DEC2HEX([.BX28];2)" office:value-type="string" office:string-value="16" calcext:value-type="string">
            <text:p>16</text:p>
          </table:table-cell>
          <table:table-cell table:style-name="ce103" table:formula="of:=DEC2HEX([.BY28];2)" office:value-type="string" office:string-value="40" calcext:value-type="string">
            <text:p>40</text:p>
          </table:table-cell>
        </table:table-row>
        <table:table-row table:style-name="ro1">
          <table:table-cell table:style-name="ce121" office:value-type="float" office:value="11" calcext:value-type="float">
            <text:p>11</text:p>
          </table:table-cell>
          <table:table-cell table:style-name="ce129" table:formula="of:=DEC2HEX([.A29];2)" office:value-type="string" office:string-value="0B" calcext:value-type="string">
            <text:p>0B</text:p>
          </table:table-cell>
          <table:table-cell table:style-name="ce140"/>
          <table:table-cell table:style-name="ce154" table:formula="of:=DEC2BIN([.A29];8)" office:value-type="string" office:string-value="00001011" calcext:value-type="string">
            <text:p>00001011</text:p>
          </table:table-cell>
          <table:table-cell table:style-name="ce140" table:number-columns-repeated="6"/>
          <table:table-cell table:style-name="ce140" office:value-type="float" office:value="4" calcext:value-type="float">
            <text:p>4</text:p>
          </table:table-cell>
          <table:table-cell table:style-name="ce171" table:number-columns-repeated="3"/>
          <table:table-cell table:style-name="ce149"/>
          <table:table-cell table:style-name="ce230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230"/>
          <table:table-cell table:style-name="ce209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209" table:number-columns-repeated="4"/>
          <table:table-cell table:style-name="ce140" table:number-columns-repeated="7"/>
          <table:table-cell table:style-name="ce182"/>
          <table:table-cell table:style-name="ce243"/>
          <table:table-cell table:style-name="ce140" table:number-columns-repeated="2"/>
          <table:table-cell table:style-name="ce268"/>
          <table:table-cell table:style-name="ce243" office:value-type="float" office:value="1" calcext:value-type="float">
            <text:p>1</text:p>
          </table:table-cell>
          <table:table-cell table:style-name="ce149"/>
          <table:table-cell table:number-columns-repeated="10"/>
          <table:table-cell table:formula="of:=&quot;0&quot; &amp; [.D29] &amp; DEC2BIN([.K29];4)" office:value-type="string" office:string-value="0000010110100" calcext:value-type="string">
            <text:p>0000010110100</text:p>
          </table:table-cell>
          <table:table-cell table:style-name="ce103" table:formula="of:=&quot;0&quot; &amp; BIN2HEX([.D29];2) &amp; DEC2HEX([.K29];1)" office:value-type="string" office:string-value="00B4" calcext:value-type="string">
            <text:p>00B4</text:p>
          </table:table-cell>
          <table:table-cell table:formula="of:=HEX2DEC([.BS29])" office:value-type="float" office:value="180" calcext:value-type="float">
            <text:p>180</text:p>
          </table:table-cell>
          <table:table-cell table:style-name="ce146" table:formula="of:=SUMIF([.$P29:.$W29];&quot;&gt;0&quot;;[.$P$3:.$W$3])" office:value-type="float" office:value="0" calcext:value-type="float">
            <text:p>0</text:p>
          </table:table-cell>
          <table:table-cell table:style-name="ce146" table:formula="of:=SUMIF([.$Y29:.$AF29];&quot;&gt;0&quot;;[.$Y$3:.$AF$3])" office:value-type="float" office:value="0" calcext:value-type="float">
            <text:p>0</text:p>
          </table:table-cell>
          <table:table-cell table:style-name="ce146" table:formula="of:=SUMIF([.$AH29:.$AO29];&quot;&gt;0&quot;;[.$AH$3:.$AO$3])" office:value-type="float" office:value="0" calcext:value-type="float">
            <text:p>0</text:p>
          </table:table-cell>
          <table:table-cell table:style-name="ce146" table:formula="of:=SUMIF([.$AQ29:.$AX29];&quot;&gt;0&quot;;[.$AQ$3:.$AX$3])" office:value-type="float" office:value="0" calcext:value-type="float">
            <text:p>0</text:p>
          </table:table-cell>
          <table:table-cell table:style-name="ce146" table:formula="of:=SUMIF([.$BA29:.$BH29];&quot;&gt;0&quot;;[.$BA$3:.$BH$3])" office:value-type="float" office:value="4" calcext:value-type="float">
            <text:p>4</text:p>
          </table:table-cell>
          <table:table-cell/>
          <table:table-cell table:style-name="ce103" table:formula="of:=[.BT29]" office:value-type="float" office:value="180" calcext:value-type="float">
            <text:p>180</text:p>
          </table:table-cell>
          <table:table-cell table:style-name="ce103" table:formula="of:=DEC2HEX([.BU29];2)" office:value-type="string" office:string-value="00" calcext:value-type="string">
            <text:p>00</text:p>
          </table:table-cell>
          <table:table-cell table:style-name="ce103" table:formula="of:=DEC2HEX([.BV29];2)" office:value-type="string" office:string-value="00" calcext:value-type="string">
            <text:p>00</text:p>
          </table:table-cell>
          <table:table-cell table:style-name="ce103" table:formula="of:=DEC2HEX([.BW29];2)" office:value-type="string" office:string-value="00" calcext:value-type="string">
            <text:p>00</text:p>
          </table:table-cell>
          <table:table-cell table:style-name="ce103" table:formula="of:=DEC2HEX([.BX29];2)" office:value-type="string" office:string-value="00" calcext:value-type="string">
            <text:p>00</text:p>
          </table:table-cell>
          <table:table-cell table:style-name="ce103" table:formula="of:=DEC2HEX([.BY29];2)" office:value-type="string" office:string-value="04" calcext:value-type="string">
            <text:p>04</text:p>
          </table:table-cell>
        </table:table-row>
        <table:table-row table:style-name="ro1">
          <table:table-cell table:style-name="ce120" office:value-type="float" office:value="12" calcext:value-type="float">
            <text:p>12</text:p>
          </table:table-cell>
          <table:table-cell table:style-name="ce128" table:formula="of:=DEC2HEX([.A30];2)" office:value-type="string" office:string-value="0C" calcext:value-type="string">
            <text:p>0C</text:p>
          </table:table-cell>
          <table:table-cell table:style-name="ce139" office:value-type="string" calcext:value-type="string">
            <text:p>ORA</text:p>
          </table:table-cell>
          <table:table-cell table:style-name="ce153" table:formula="of:=DEC2BIN([.A30];8)" office:value-type="string" office:string-value="00001100" calcext:value-type="string">
            <text:p>00001100</text:p>
          </table:table-cell>
          <table:table-cell table:style-name="ce139" table:number-columns-repeated="2"/>
          <table:table-cell table:style-name="ce139" office:value-type="string" calcext:value-type="string">
            <text:p>ZSPCA</text:p>
          </table:table-cell>
          <table:table-cell table:style-name="ce139"/>
          <table:table-cell table:style-name="ce139" office:value-type="string" calcext:value-type="string">
            <text:p>x</text:p>
          </table:table-cell>
          <table:table-cell table:style-name="ce139" office:value-type="string" calcext:value-type="string">
            <text:p>ALU = A OR B</text:p>
          </table:table-cell>
          <table:table-cell table:style-name="ce139" office:value-type="float" office:value="3" calcext:value-type="float">
            <text:p>3</text:p>
          </table:table-cell>
          <table:table-cell table:style-name="ce170" table:number-columns-repeated="3"/>
          <table:table-cell table:style-name="ce147"/>
          <table:table-cell table:style-name="ce229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229" office:value-type="float" office:value="1" calcext:value-type="float">
            <text:p>1</text:p>
          </table:table-cell>
          <table:table-cell table:style-name="ce208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208" table:number-columns-repeated="4"/>
          <table:table-cell table:style-name="ce139" table:number-columns-repeated="4"/>
          <table:table-cell table:style-name="ce139" office:value-type="float" office:value="1" calcext:value-type="float">
            <text:p>1</text:p>
          </table:table-cell>
          <table:table-cell table:style-name="ce139" table:number-columns-repeated="2"/>
          <table:table-cell table:style-name="ce181"/>
          <table:table-cell table:style-name="ce242" office:value-type="float" office:value="1" calcext:value-type="float">
            <text:p>1</text:p>
          </table:table-cell>
          <table:table-cell table:style-name="ce139" table:number-columns-repeated="2"/>
          <table:table-cell table:style-name="ce267"/>
          <table:table-cell table:style-name="ce242" office:value-type="float" office:value="0" calcext:value-type="float">
            <text:p>0</text:p>
          </table:table-cell>
          <table:table-cell table:style-name="ce147"/>
          <table:table-cell table:number-columns-repeated="10"/>
          <table:table-cell table:formula="of:=&quot;0&quot; &amp; [.D30] &amp; DEC2BIN([.K30];4)" office:value-type="string" office:string-value="0000011000011" calcext:value-type="string">
            <text:p>0000011000011</text:p>
          </table:table-cell>
          <table:table-cell table:style-name="ce103" table:formula="of:=&quot;0&quot; &amp; BIN2HEX([.D30];2) &amp; DEC2HEX([.K30];1)" office:value-type="string" office:string-value="00C3" calcext:value-type="string">
            <text:p>00C3</text:p>
          </table:table-cell>
          <table:table-cell table:formula="of:=HEX2DEC([.BS30])" office:value-type="float" office:value="195" calcext:value-type="float">
            <text:p>195</text:p>
          </table:table-cell>
          <table:table-cell table:style-name="ce146" table:formula="of:=SUMIF([.$P30:.$W30];&quot;&gt;0&quot;;[.$P$3:.$W$3])" office:value-type="float" office:value="0" calcext:value-type="float">
            <text:p>0</text:p>
          </table:table-cell>
          <table:table-cell table:style-name="ce146" table:formula="of:=SUMIF([.$Y30:.$AF30];&quot;&gt;0&quot;;[.$Y$3:.$AF$3])" office:value-type="float" office:value="1" calcext:value-type="float">
            <text:p>1</text:p>
          </table:table-cell>
          <table:table-cell table:style-name="ce146" table:formula="of:=SUMIF([.$AH30:.$AO30];&quot;&gt;0&quot;;[.$AH$3:.$AO$3])" office:value-type="float" office:value="0" calcext:value-type="float">
            <text:p>0</text:p>
          </table:table-cell>
          <table:table-cell table:style-name="ce146" table:formula="of:=SUMIF([.$AQ30:.$AX30];&quot;&gt;0&quot;;[.$AQ$3:.$AX$3])" office:value-type="float" office:value="1" calcext:value-type="float">
            <text:p>1</text:p>
          </table:table-cell>
          <table:table-cell table:style-name="ce146" table:formula="of:=SUMIF([.$BA30:.$BH30];&quot;&gt;0&quot;;[.$BA$3:.$BH$3])" office:value-type="float" office:value="64" calcext:value-type="float">
            <text:p>64</text:p>
          </table:table-cell>
          <table:table-cell/>
          <table:table-cell table:style-name="ce103" table:formula="of:=[.BT30]" office:value-type="float" office:value="195" calcext:value-type="float">
            <text:p>195</text:p>
          </table:table-cell>
          <table:table-cell table:style-name="ce103" table:formula="of:=DEC2HEX([.BU30];2)" office:value-type="string" office:string-value="00" calcext:value-type="string">
            <text:p>00</text:p>
          </table:table-cell>
          <table:table-cell table:style-name="ce103" table:formula="of:=DEC2HEX([.BV30];2)" office:value-type="string" office:string-value="01" calcext:value-type="string">
            <text:p>01</text:p>
          </table:table-cell>
          <table:table-cell table:style-name="ce103" table:formula="of:=DEC2HEX([.BW30];2)" office:value-type="string" office:string-value="00" calcext:value-type="string">
            <text:p>00</text:p>
          </table:table-cell>
          <table:table-cell table:style-name="ce103" table:formula="of:=DEC2HEX([.BX30];2)" office:value-type="string" office:string-value="01" calcext:value-type="string">
            <text:p>01</text:p>
          </table:table-cell>
          <table:table-cell table:style-name="ce103" table:formula="of:=DEC2HEX([.BY30];2)" office:value-type="string" office:string-value="40" calcext:value-type="string">
            <text:p>40</text:p>
          </table:table-cell>
        </table:table-row>
        <table:table-row table:style-name="ro1">
          <table:table-cell table:style-name="ce121" office:value-type="float" office:value="12" calcext:value-type="float">
            <text:p>12</text:p>
          </table:table-cell>
          <table:table-cell table:style-name="ce129" table:formula="of:=DEC2HEX([.A31];2)" office:value-type="string" office:string-value="0C" calcext:value-type="string">
            <text:p>0C</text:p>
          </table:table-cell>
          <table:table-cell table:style-name="ce140"/>
          <table:table-cell table:style-name="ce154" table:formula="of:=DEC2BIN([.A31];8)" office:value-type="string" office:string-value="00001100" calcext:value-type="string">
            <text:p>00001100</text:p>
          </table:table-cell>
          <table:table-cell table:style-name="ce140" table:number-columns-repeated="6"/>
          <table:table-cell table:style-name="ce140" office:value-type="float" office:value="4" calcext:value-type="float">
            <text:p>4</text:p>
          </table:table-cell>
          <table:table-cell table:style-name="ce171" table:number-columns-repeated="3"/>
          <table:table-cell table:style-name="ce149"/>
          <table:table-cell table:style-name="ce230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230"/>
          <table:table-cell table:style-name="ce209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209" table:number-columns-repeated="4"/>
          <table:table-cell table:style-name="ce140" table:number-columns-repeated="7"/>
          <table:table-cell table:style-name="ce182"/>
          <table:table-cell table:style-name="ce243"/>
          <table:table-cell table:style-name="ce140" table:number-columns-repeated="2"/>
          <table:table-cell table:style-name="ce268"/>
          <table:table-cell table:style-name="ce243" office:value-type="float" office:value="1" calcext:value-type="float">
            <text:p>1</text:p>
          </table:table-cell>
          <table:table-cell table:style-name="ce149"/>
          <table:table-cell table:number-columns-repeated="10"/>
          <table:table-cell table:formula="of:=&quot;0&quot; &amp; [.D31] &amp; DEC2BIN([.K31];4)" office:value-type="string" office:string-value="0000011000100" calcext:value-type="string">
            <text:p>0000011000100</text:p>
          </table:table-cell>
          <table:table-cell table:style-name="ce103" table:formula="of:=&quot;0&quot; &amp; BIN2HEX([.D31];2) &amp; DEC2HEX([.K31];1)" office:value-type="string" office:string-value="00C4" calcext:value-type="string">
            <text:p>00C4</text:p>
          </table:table-cell>
          <table:table-cell table:formula="of:=HEX2DEC([.BS31])" office:value-type="float" office:value="196" calcext:value-type="float">
            <text:p>196</text:p>
          </table:table-cell>
          <table:table-cell table:style-name="ce146" table:formula="of:=SUMIF([.$P31:.$W31];&quot;&gt;0&quot;;[.$P$3:.$W$3])" office:value-type="float" office:value="0" calcext:value-type="float">
            <text:p>0</text:p>
          </table:table-cell>
          <table:table-cell table:style-name="ce146" table:formula="of:=SUMIF([.$Y31:.$AF31];&quot;&gt;0&quot;;[.$Y$3:.$AF$3])" office:value-type="float" office:value="0" calcext:value-type="float">
            <text:p>0</text:p>
          </table:table-cell>
          <table:table-cell table:style-name="ce146" table:formula="of:=SUMIF([.$AH31:.$AO31];&quot;&gt;0&quot;;[.$AH$3:.$AO$3])" office:value-type="float" office:value="0" calcext:value-type="float">
            <text:p>0</text:p>
          </table:table-cell>
          <table:table-cell table:style-name="ce146" table:formula="of:=SUMIF([.$AQ31:.$AX31];&quot;&gt;0&quot;;[.$AQ$3:.$AX$3])" office:value-type="float" office:value="0" calcext:value-type="float">
            <text:p>0</text:p>
          </table:table-cell>
          <table:table-cell table:style-name="ce146" table:formula="of:=SUMIF([.$BA31:.$BH31];&quot;&gt;0&quot;;[.$BA$3:.$BH$3])" office:value-type="float" office:value="4" calcext:value-type="float">
            <text:p>4</text:p>
          </table:table-cell>
          <table:table-cell/>
          <table:table-cell table:style-name="ce103" table:formula="of:=[.BT31]" office:value-type="float" office:value="196" calcext:value-type="float">
            <text:p>196</text:p>
          </table:table-cell>
          <table:table-cell table:style-name="ce103" table:formula="of:=DEC2HEX([.BU31];2)" office:value-type="string" office:string-value="00" calcext:value-type="string">
            <text:p>00</text:p>
          </table:table-cell>
          <table:table-cell table:style-name="ce103" table:formula="of:=DEC2HEX([.BV31];2)" office:value-type="string" office:string-value="00" calcext:value-type="string">
            <text:p>00</text:p>
          </table:table-cell>
          <table:table-cell table:style-name="ce103" table:formula="of:=DEC2HEX([.BW31];2)" office:value-type="string" office:string-value="00" calcext:value-type="string">
            <text:p>00</text:p>
          </table:table-cell>
          <table:table-cell table:style-name="ce103" table:formula="of:=DEC2HEX([.BX31];2)" office:value-type="string" office:string-value="00" calcext:value-type="string">
            <text:p>00</text:p>
          </table:table-cell>
          <table:table-cell table:style-name="ce103" table:formula="of:=DEC2HEX([.BY31];2)" office:value-type="string" office:string-value="04" calcext:value-type="string">
            <text:p>04</text:p>
          </table:table-cell>
        </table:table-row>
        <table:table-row table:style-name="ro1">
          <table:table-cell table:style-name="ce120" office:value-type="float" office:value="33" calcext:value-type="float">
            <text:p>33</text:p>
          </table:table-cell>
          <table:table-cell table:style-name="ce131" table:formula="of:=DEC2HEX([.A32];2)" office:value-type="string" office:string-value="21" calcext:value-type="string">
            <text:p>21</text:p>
          </table:table-cell>
          <table:table-cell table:style-name="ce143" office:value-type="string" calcext:value-type="string">
            <text:p>STA a</text:p>
          </table:table-cell>
          <table:table-cell table:style-name="ce153" table:formula="of:=DEC2BIN([.A32];8)" office:value-type="string" office:string-value="00100001" calcext:value-type="string">
            <text:p>00100001</text:p>
          </table:table-cell>
          <table:table-cell table:style-name="ce139" office:value-type="string" calcext:value-type="string">
            <text:p>hb</text:p>
          </table:table-cell>
          <table:table-cell table:style-name="ce143" office:value-type="string" calcext:value-type="string">
            <text:p>lb</text:p>
          </table:table-cell>
          <table:table-cell table:style-name="ce143" office:value-type="string" calcext:value-type="string">
            <text:p>-</text:p>
          </table:table-cell>
          <table:table-cell table:style-name="ce143" table:number-columns-repeated="2"/>
          <table:table-cell table:style-name="ce143" office:value-type="string" calcext:value-type="string">
            <text:p>Store A to memory</text:p>
          </table:table-cell>
          <table:table-cell table:style-name="ce143" office:value-type="float" office:value="3" calcext:value-type="float">
            <text:p>3</text:p>
          </table:table-cell>
          <table:table-cell table:style-name="ce172" table:number-columns-repeated="3"/>
          <table:table-cell table:style-name="ce215"/>
          <table:table-cell/>
          <table:table-cell table:style-name="ce244"/>
          <table:table-cell table:style-name="ce183" office:value-type="float" office:value="1" calcext:value-type="float">
            <text:p>1</text:p>
          </table:table-cell>
          <table:table-cell table:style-name="ce244"/>
          <table:table-cell table:number-columns-repeated="2"/>
          <table:table-cell table:style-name="ce183"/>
          <table:table-cell table:style-name="ce244"/>
          <table:table-cell table:style-name="ce143"/>
          <table:table-cell table:style-name="ce183"/>
          <table:table-cell table:style-name="ce244"/>
          <table:table-cell table:style-name="ce183"/>
          <table:table-cell table:style-name="ce244"/>
          <table:table-cell table:style-name="ce143"/>
          <table:table-cell table:style-name="ce183"/>
          <table:table-cell table:style-name="ce244"/>
          <table:table-cell table:style-name="ce234"/>
          <table:table-cell table:style-name="ce210"/>
          <table:table-cell table:style-name="ce183"/>
          <table:table-cell table:style-name="ce244" office:value-type="float" office:value="1" calcext:value-type="float">
            <text:p>1</text:p>
          </table:table-cell>
          <table:table-cell table:style-name="ce183"/>
          <table:table-cell table:style-name="ce244"/>
          <table:table-cell table:style-name="ce183"/>
          <table:table-cell table:style-name="ce244"/>
          <table:table-cell table:style-name="ce183"/>
          <table:table-cell table:style-name="ce244"/>
          <table:table-cell table:style-name="ce210" table:number-columns-repeated="4"/>
          <table:table-cell table:style-name="ce143" table:number-columns-repeated="7"/>
          <table:table-cell table:style-name="ce183"/>
          <table:table-cell table:style-name="ce244"/>
          <table:table-cell table:style-name="ce143" table:number-columns-repeated="2"/>
          <table:table-cell table:style-name="ce269"/>
          <table:table-cell table:style-name="ce244" office:value-type="float" office:value="1" calcext:value-type="float">
            <text:p>1</text:p>
          </table:table-cell>
          <table:table-cell table:style-name="ce215"/>
          <table:table-cell table:number-columns-repeated="10"/>
          <table:table-cell table:formula="of:=&quot;0&quot; &amp; [.D32] &amp; DEC2BIN([.K32];4)" office:value-type="string" office:string-value="0001000010011" calcext:value-type="string">
            <text:p>0001000010011</text:p>
          </table:table-cell>
          <table:table-cell table:style-name="ce103" table:formula="of:=&quot;0&quot; &amp; BIN2HEX([.D32];2) &amp; DEC2HEX([.K32];1)" office:value-type="string" office:string-value="0213" calcext:value-type="string">
            <text:p>0213</text:p>
          </table:table-cell>
          <table:table-cell table:formula="of:=HEX2DEC([.BS32])" office:value-type="float" office:value="531" calcext:value-type="float">
            <text:p>531</text:p>
          </table:table-cell>
          <table:table-cell table:style-name="ce146" table:formula="of:=SUMIF([.$P32:.$W32];&quot;&gt;0&quot;;[.$P$3:.$W$3])" office:value-type="float" office:value="32" calcext:value-type="float">
            <text:p>32</text:p>
          </table:table-cell>
          <table:table-cell table:style-name="ce146" table:formula="of:=SUMIF([.$Y32:.$AF32];&quot;&gt;0&quot;;[.$Y$3:.$AF$3])" office:value-type="float" office:value="0" calcext:value-type="float">
            <text:p>0</text:p>
          </table:table-cell>
          <table:table-cell table:style-name="ce146" table:formula="of:=SUMIF([.$AH32:.$AO32];&quot;&gt;0&quot;;[.$AH$3:.$AO$3])" office:value-type="float" office:value="64" calcext:value-type="float">
            <text:p>64</text:p>
          </table:table-cell>
          <table:table-cell table:style-name="ce146" table:formula="of:=SUMIF([.$AQ32:.$AX32];&quot;&gt;0&quot;;[.$AQ$3:.$AX$3])" office:value-type="float" office:value="0" calcext:value-type="float">
            <text:p>0</text:p>
          </table:table-cell>
          <table:table-cell table:style-name="ce146" table:formula="of:=SUMIF([.$BA32:.$BH32];&quot;&gt;0&quot;;[.$BA$3:.$BH$3])" office:value-type="float" office:value="4" calcext:value-type="float">
            <text:p>4</text:p>
          </table:table-cell>
          <table:table-cell/>
          <table:table-cell table:style-name="ce103" table:formula="of:=[.BT32]" office:value-type="float" office:value="531" calcext:value-type="float">
            <text:p>531</text:p>
          </table:table-cell>
          <table:table-cell table:style-name="ce103" table:formula="of:=DEC2HEX([.BU32];2)" office:value-type="string" office:string-value="20" calcext:value-type="string">
            <text:p>20</text:p>
          </table:table-cell>
          <table:table-cell table:style-name="ce103" table:formula="of:=DEC2HEX([.BV32];2)" office:value-type="string" office:string-value="00" calcext:value-type="string">
            <text:p>00</text:p>
          </table:table-cell>
          <table:table-cell table:style-name="ce103" table:formula="of:=DEC2HEX([.BW32];2)" office:value-type="string" office:string-value="40" calcext:value-type="string">
            <text:p>40</text:p>
          </table:table-cell>
          <table:table-cell table:style-name="ce103" table:formula="of:=DEC2HEX([.BX32];2)" office:value-type="string" office:string-value="00" calcext:value-type="string">
            <text:p>00</text:p>
          </table:table-cell>
          <table:table-cell table:style-name="ce103" table:formula="of:=DEC2HEX([.BY32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33" calcext:value-type="float">
            <text:p>33</text:p>
          </table:table-cell>
          <table:table-cell table:style-name="ce103" table:formula="of:=DEC2HEX([.A33];2)" office:value-type="string" office:string-value="21" calcext:value-type="string">
            <text:p>21</text:p>
          </table:table-cell>
          <table:table-cell table:style-name="ce144"/>
          <table:table-cell table:style-name="ce156" table:formula="of:=DEC2BIN([.A33];8)" office:value-type="string" office:string-value="00100001" calcext:value-type="string">
            <text:p>00100001</text:p>
          </table:table-cell>
          <table:table-cell table:style-name="ce162" table:number-columns-repeated="6"/>
          <table:table-cell table:style-name="ce162" office:value-type="float" office:value="4" calcext:value-type="float">
            <text:p>4</text:p>
          </table:table-cell>
          <table:table-cell table:style-name="ce173" table:number-columns-repeated="3"/>
          <table:table-cell table:style-name="ce216"/>
          <table:table-cell/>
          <table:table-cell table:style-name="ce245"/>
          <table:table-cell table:style-name="ce184"/>
          <table:table-cell table:style-name="ce245"/>
          <table:table-cell office:value-type="float" office:value="1" calcext:value-type="float">
            <text:p>1</text:p>
          </table:table-cell>
          <table:table-cell/>
          <table:table-cell table:style-name="ce184"/>
          <table:table-cell table:style-name="ce245"/>
          <table:table-cell table:style-name="ce162"/>
          <table:table-cell table:style-name="ce184"/>
          <table:table-cell table:style-name="ce245"/>
          <table:table-cell table:style-name="ce184"/>
          <table:table-cell table:style-name="ce245"/>
          <table:table-cell table:style-name="ce162"/>
          <table:table-cell table:style-name="ce184"/>
          <table:table-cell table:style-name="ce245"/>
          <table:table-cell table:style-name="ce232"/>
          <table:table-cell table:style-name="ce211"/>
          <table:table-cell table:style-name="ce184"/>
          <table:table-cell table:style-name="ce245"/>
          <table:table-cell table:style-name="ce184"/>
          <table:table-cell table:style-name="ce245" office:value-type="float" office:value="1" calcext:value-type="float">
            <text:p>1</text:p>
          </table:table-cell>
          <table:table-cell table:style-name="ce184"/>
          <table:table-cell table:style-name="ce245"/>
          <table:table-cell table:style-name="ce184"/>
          <table:table-cell table:style-name="ce245"/>
          <table:table-cell table:style-name="ce211" table:number-columns-repeated="4"/>
          <table:table-cell table:style-name="ce162" table:number-columns-repeated="7"/>
          <table:table-cell table:style-name="ce184"/>
          <table:table-cell table:style-name="ce245"/>
          <table:table-cell table:style-name="ce162" table:number-columns-repeated="2"/>
          <table:table-cell table:style-name="ce270"/>
          <table:table-cell table:style-name="ce245" office:value-type="float" office:value="1" calcext:value-type="float">
            <text:p>1</text:p>
          </table:table-cell>
          <table:table-cell table:style-name="ce216"/>
          <table:table-cell table:number-columns-repeated="10"/>
          <table:table-cell table:formula="of:=&quot;0&quot; &amp; [.D33] &amp; DEC2BIN([.K33];4)" office:value-type="string" office:string-value="0001000010100" calcext:value-type="string">
            <text:p>0001000010100</text:p>
          </table:table-cell>
          <table:table-cell table:style-name="ce103" table:formula="of:=&quot;0&quot; &amp; BIN2HEX([.D33];2) &amp; DEC2HEX([.K33];1)" office:value-type="string" office:string-value="0214" calcext:value-type="string">
            <text:p>0214</text:p>
          </table:table-cell>
          <table:table-cell table:formula="of:=HEX2DEC([.BS33])" office:value-type="float" office:value="532" calcext:value-type="float">
            <text:p>532</text:p>
          </table:table-cell>
          <table:table-cell table:style-name="ce146" table:formula="of:=SUMIF([.$P33:.$W33];&quot;&gt;0&quot;;[.$P$3:.$W$3])" office:value-type="float" office:value="8" calcext:value-type="float">
            <text:p>8</text:p>
          </table:table-cell>
          <table:table-cell table:style-name="ce146" table:formula="of:=SUMIF([.$Y33:.$AF33];&quot;&gt;0&quot;;[.$Y$3:.$AF$3])" office:value-type="float" office:value="0" calcext:value-type="float">
            <text:p>0</text:p>
          </table:table-cell>
          <table:table-cell table:style-name="ce146" table:formula="of:=SUMIF([.$AH33:.$AO33];&quot;&gt;0&quot;;[.$AH$3:.$AO$3])" office:value-type="float" office:value="16" calcext:value-type="float">
            <text:p>16</text:p>
          </table:table-cell>
          <table:table-cell table:style-name="ce146" table:formula="of:=SUMIF([.$AQ33:.$AX33];&quot;&gt;0&quot;;[.$AQ$3:.$AX$3])" office:value-type="float" office:value="0" calcext:value-type="float">
            <text:p>0</text:p>
          </table:table-cell>
          <table:table-cell table:style-name="ce146" table:formula="of:=SUMIF([.$BA33:.$BH33];&quot;&gt;0&quot;;[.$BA$3:.$BH$3])" office:value-type="float" office:value="4" calcext:value-type="float">
            <text:p>4</text:p>
          </table:table-cell>
          <table:table-cell/>
          <table:table-cell table:style-name="ce103" table:formula="of:=[.BT33]" office:value-type="float" office:value="532" calcext:value-type="float">
            <text:p>532</text:p>
          </table:table-cell>
          <table:table-cell table:style-name="ce103" table:formula="of:=DEC2HEX([.BU33];2)" office:value-type="string" office:string-value="08" calcext:value-type="string">
            <text:p>08</text:p>
          </table:table-cell>
          <table:table-cell table:style-name="ce103" table:formula="of:=DEC2HEX([.BV33];2)" office:value-type="string" office:string-value="00" calcext:value-type="string">
            <text:p>00</text:p>
          </table:table-cell>
          <table:table-cell table:style-name="ce103" table:formula="of:=DEC2HEX([.BW33];2)" office:value-type="string" office:string-value="10" calcext:value-type="string">
            <text:p>10</text:p>
          </table:table-cell>
          <table:table-cell table:style-name="ce103" table:formula="of:=DEC2HEX([.BX33];2)" office:value-type="string" office:string-value="00" calcext:value-type="string">
            <text:p>00</text:p>
          </table:table-cell>
          <table:table-cell table:style-name="ce103" table:formula="of:=DEC2HEX([.BY33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33" calcext:value-type="float">
            <text:p>33</text:p>
          </table:table-cell>
          <table:table-cell table:style-name="ce103" table:formula="of:=DEC2HEX([.A34];2)" office:value-type="string" office:string-value="21" calcext:value-type="string">
            <text:p>21</text:p>
          </table:table-cell>
          <table:table-cell table:style-name="ce144"/>
          <table:table-cell table:style-name="ce156" table:formula="of:=DEC2BIN([.A34];8)" office:value-type="string" office:string-value="00100001" calcext:value-type="string">
            <text:p>00100001</text:p>
          </table:table-cell>
          <table:table-cell table:style-name="ce162" table:number-columns-repeated="6"/>
          <table:table-cell table:style-name="ce162" office:value-type="float" office:value="5" calcext:value-type="float">
            <text:p>5</text:p>
          </table:table-cell>
          <table:table-cell table:style-name="ce173" table:number-columns-repeated="3"/>
          <table:table-cell table:style-name="ce216"/>
          <table:table-cell table:style-name="ce231" office:value-type="float" office:value="1" calcext:value-type="float">
            <text:p>1</text:p>
          </table:table-cell>
          <table:table-cell table:style-name="ce245"/>
          <table:table-cell table:style-name="ce184"/>
          <table:table-cell table:style-name="ce245"/>
          <table:table-cell table:style-name="ce248"/>
          <table:table-cell table:style-name="ce249"/>
          <table:table-cell table:style-name="ce184" office:value-type="float" office:value="1" calcext:value-type="float">
            <text:p>1</text:p>
          </table:table-cell>
          <table:table-cell table:style-name="ce245"/>
          <table:table-cell table:style-name="ce162"/>
          <table:table-cell table:style-name="ce184"/>
          <table:table-cell table:style-name="ce245"/>
          <table:table-cell table:style-name="ce184"/>
          <table:table-cell table:style-name="ce245"/>
          <table:table-cell table:style-name="ce162"/>
          <table:table-cell table:style-name="ce184"/>
          <table:table-cell table:style-name="ce245"/>
          <table:table-cell table:style-name="ce232"/>
          <table:table-cell table:style-name="ce211"/>
          <table:table-cell table:style-name="ce184"/>
          <table:table-cell table:style-name="ce245"/>
          <table:table-cell table:style-name="ce184"/>
          <table:table-cell table:style-name="ce245"/>
          <table:table-cell table:style-name="ce184"/>
          <table:table-cell table:style-name="ce245" office:value-type="float" office:value="1" calcext:value-type="float">
            <text:p>1</text:p>
          </table:table-cell>
          <table:table-cell table:style-name="ce184"/>
          <table:table-cell table:style-name="ce245"/>
          <table:table-cell table:style-name="ce211" table:number-columns-repeated="4"/>
          <table:table-cell table:style-name="ce162" table:number-columns-repeated="7"/>
          <table:table-cell table:style-name="ce184"/>
          <table:table-cell table:style-name="ce245"/>
          <table:table-cell table:style-name="ce162" table:number-columns-repeated="2"/>
          <table:table-cell table:style-name="ce270"/>
          <table:table-cell table:style-name="ce245" office:value-type="float" office:value="1" calcext:value-type="float">
            <text:p>1</text:p>
          </table:table-cell>
          <table:table-cell table:style-name="ce216"/>
          <table:table-cell table:number-columns-repeated="10"/>
          <table:table-cell table:formula="of:=&quot;0&quot; &amp; [.D34] &amp; DEC2BIN([.K34];4)" office:value-type="string" office:string-value="0001000010101" calcext:value-type="string">
            <text:p>0001000010101</text:p>
          </table:table-cell>
          <table:table-cell table:style-name="ce103" table:formula="of:=&quot;0&quot; &amp; BIN2HEX([.D34];2) &amp; DEC2HEX([.K34];1)" office:value-type="string" office:string-value="0215" calcext:value-type="string">
            <text:p>0215</text:p>
          </table:table-cell>
          <table:table-cell table:formula="of:=HEX2DEC([.BS34])" office:value-type="float" office:value="533" calcext:value-type="float">
            <text:p>533</text:p>
          </table:table-cell>
          <table:table-cell table:style-name="ce146" table:formula="of:=SUMIF([.$P34:.$W34];&quot;&gt;0&quot;;[.$P$3:.$W$3])" office:value-type="float" office:value="130" calcext:value-type="float">
            <text:p>130</text:p>
          </table:table-cell>
          <table:table-cell table:style-name="ce146" table:formula="of:=SUMIF([.$Y34:.$AF34];&quot;&gt;0&quot;;[.$Y$3:.$AF$3])" office:value-type="float" office:value="0" calcext:value-type="float">
            <text:p>0</text:p>
          </table:table-cell>
          <table:table-cell table:style-name="ce146" table:formula="of:=SUMIF([.$AH34:.$AO34];&quot;&gt;0&quot;;[.$AH$3:.$AO$3])" office:value-type="float" office:value="4" calcext:value-type="float">
            <text:p>4</text:p>
          </table:table-cell>
          <table:table-cell table:style-name="ce146" table:formula="of:=SUMIF([.$AQ34:.$AX34];&quot;&gt;0&quot;;[.$AQ$3:.$AX$3])" office:value-type="float" office:value="0" calcext:value-type="float">
            <text:p>0</text:p>
          </table:table-cell>
          <table:table-cell table:style-name="ce146" table:formula="of:=SUMIF([.$BA34:.$BH34];&quot;&gt;0&quot;;[.$BA$3:.$BH$3])" office:value-type="float" office:value="4" calcext:value-type="float">
            <text:p>4</text:p>
          </table:table-cell>
          <table:table-cell/>
          <table:table-cell table:style-name="ce103" table:formula="of:=[.BT34]" office:value-type="float" office:value="533" calcext:value-type="float">
            <text:p>533</text:p>
          </table:table-cell>
          <table:table-cell table:style-name="ce103" table:formula="of:=DEC2HEX([.BU34];2)" office:value-type="string" office:string-value="82" calcext:value-type="string">
            <text:p>82</text:p>
          </table:table-cell>
          <table:table-cell table:style-name="ce103" table:formula="of:=DEC2HEX([.BV34];2)" office:value-type="string" office:string-value="00" calcext:value-type="string">
            <text:p>00</text:p>
          </table:table-cell>
          <table:table-cell table:style-name="ce103" table:formula="of:=DEC2HEX([.BW34];2)" office:value-type="string" office:string-value="04" calcext:value-type="string">
            <text:p>04</text:p>
          </table:table-cell>
          <table:table-cell table:style-name="ce103" table:formula="of:=DEC2HEX([.BX34];2)" office:value-type="string" office:string-value="00" calcext:value-type="string">
            <text:p>00</text:p>
          </table:table-cell>
          <table:table-cell table:style-name="ce103" table:formula="of:=DEC2HEX([.BY34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33" calcext:value-type="float">
            <text:p>33</text:p>
          </table:table-cell>
          <table:table-cell table:style-name="ce103" table:formula="of:=DEC2HEX([.A35];2)" office:value-type="string" office:string-value="21" calcext:value-type="string">
            <text:p>21</text:p>
          </table:table-cell>
          <table:table-cell table:style-name="ce144"/>
          <table:table-cell table:style-name="ce156" table:formula="of:=DEC2BIN([.A35];8)" office:value-type="string" office:string-value="00100001" calcext:value-type="string">
            <text:p>00100001</text:p>
          </table:table-cell>
          <table:table-cell table:style-name="ce162" table:number-columns-repeated="6"/>
          <table:table-cell table:style-name="ce162" office:value-type="float" office:value="6" calcext:value-type="float">
            <text:p>6</text:p>
          </table:table-cell>
          <table:table-cell table:style-name="ce173" table:number-columns-repeated="3"/>
          <table:table-cell table:style-name="ce216"/>
          <table:table-cell table:style-name="ce232"/>
          <table:table-cell table:style-name="ce245"/>
          <table:table-cell table:style-name="ce184" office:value-type="float" office:value="1" calcext:value-type="float">
            <text:p>1</text:p>
          </table:table-cell>
          <table:table-cell table:style-name="ce245"/>
          <table:table-cell table:style-name="ce184"/>
          <table:table-cell table:style-name="ce245"/>
          <table:table-cell table:style-name="ce184"/>
          <table:table-cell table:style-name="ce245"/>
          <table:table-cell table:style-name="ce162"/>
          <table:table-cell table:style-name="ce184"/>
          <table:table-cell table:style-name="ce245"/>
          <table:table-cell table:style-name="ce184"/>
          <table:table-cell table:style-name="ce245"/>
          <table:table-cell table:style-name="ce162"/>
          <table:table-cell table:style-name="ce184"/>
          <table:table-cell table:style-name="ce245"/>
          <table:table-cell table:style-name="ce232"/>
          <table:table-cell table:style-name="ce211"/>
          <table:table-cell table:style-name="ce184"/>
          <table:table-cell table:style-name="ce245" office:value-type="float" office:value="1" calcext:value-type="float">
            <text:p>1</text:p>
          </table:table-cell>
          <table:table-cell table:style-name="ce184"/>
          <table:table-cell table:style-name="ce245"/>
          <table:table-cell table:style-name="ce184"/>
          <table:table-cell table:style-name="ce245"/>
          <table:table-cell table:style-name="ce184"/>
          <table:table-cell table:style-name="ce245"/>
          <table:table-cell table:style-name="ce211" table:number-columns-repeated="4"/>
          <table:table-cell table:style-name="ce162" table:number-columns-repeated="7"/>
          <table:table-cell table:style-name="ce184"/>
          <table:table-cell table:style-name="ce245"/>
          <table:table-cell table:style-name="ce162" table:number-columns-repeated="2"/>
          <table:table-cell table:style-name="ce270"/>
          <table:table-cell table:style-name="ce245" office:value-type="float" office:value="1" calcext:value-type="float">
            <text:p>1</text:p>
          </table:table-cell>
          <table:table-cell table:style-name="ce216"/>
          <table:table-cell table:number-columns-repeated="10"/>
          <table:table-cell table:formula="of:=&quot;0&quot; &amp; [.D35] &amp; DEC2BIN([.K35];4)" office:value-type="string" office:string-value="0001000010110" calcext:value-type="string">
            <text:p>0001000010110</text:p>
          </table:table-cell>
          <table:table-cell table:style-name="ce103" table:formula="of:=&quot;0&quot; &amp; BIN2HEX([.D35];2) &amp; DEC2HEX([.K35];1)" office:value-type="string" office:string-value="0216" calcext:value-type="string">
            <text:p>0216</text:p>
          </table:table-cell>
          <table:table-cell table:formula="of:=HEX2DEC([.BS35])" office:value-type="float" office:value="534" calcext:value-type="float">
            <text:p>534</text:p>
          </table:table-cell>
          <table:table-cell table:style-name="ce146" table:formula="of:=SUMIF([.$P35:.$W35];&quot;&gt;0&quot;;[.$P$3:.$W$3])" office:value-type="float" office:value="32" calcext:value-type="float">
            <text:p>32</text:p>
          </table:table-cell>
          <table:table-cell table:style-name="ce146" table:formula="of:=SUMIF([.$Y35:.$AF35];&quot;&gt;0&quot;;[.$Y$3:.$AF$3])" office:value-type="float" office:value="0" calcext:value-type="float">
            <text:p>0</text:p>
          </table:table-cell>
          <table:table-cell table:style-name="ce146" table:formula="of:=SUMIF([.$AH35:.$AO35];&quot;&gt;0&quot;;[.$AH$3:.$AO$3])" office:value-type="float" office:value="64" calcext:value-type="float">
            <text:p>64</text:p>
          </table:table-cell>
          <table:table-cell table:style-name="ce146" table:formula="of:=SUMIF([.$AQ35:.$AX35];&quot;&gt;0&quot;;[.$AQ$3:.$AX$3])" office:value-type="float" office:value="0" calcext:value-type="float">
            <text:p>0</text:p>
          </table:table-cell>
          <table:table-cell table:style-name="ce146" table:formula="of:=SUMIF([.$BA35:.$BH35];&quot;&gt;0&quot;;[.$BA$3:.$BH$3])" office:value-type="float" office:value="4" calcext:value-type="float">
            <text:p>4</text:p>
          </table:table-cell>
          <table:table-cell/>
          <table:table-cell table:style-name="ce103" table:formula="of:=[.BT35]" office:value-type="float" office:value="534" calcext:value-type="float">
            <text:p>534</text:p>
          </table:table-cell>
          <table:table-cell table:style-name="ce103" table:formula="of:=DEC2HEX([.BU35];2)" office:value-type="string" office:string-value="20" calcext:value-type="string">
            <text:p>20</text:p>
          </table:table-cell>
          <table:table-cell table:style-name="ce103" table:formula="of:=DEC2HEX([.BV35];2)" office:value-type="string" office:string-value="00" calcext:value-type="string">
            <text:p>00</text:p>
          </table:table-cell>
          <table:table-cell table:style-name="ce103" table:formula="of:=DEC2HEX([.BW35];2)" office:value-type="string" office:string-value="40" calcext:value-type="string">
            <text:p>40</text:p>
          </table:table-cell>
          <table:table-cell table:style-name="ce103" table:formula="of:=DEC2HEX([.BX35];2)" office:value-type="string" office:string-value="00" calcext:value-type="string">
            <text:p>00</text:p>
          </table:table-cell>
          <table:table-cell table:style-name="ce103" table:formula="of:=DEC2HEX([.BY35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33" calcext:value-type="float">
            <text:p>33</text:p>
          </table:table-cell>
          <table:table-cell table:style-name="ce103" table:formula="of:=DEC2HEX([.A36];2)" office:value-type="string" office:string-value="21" calcext:value-type="string">
            <text:p>21</text:p>
          </table:table-cell>
          <table:table-cell table:style-name="ce144"/>
          <table:table-cell table:style-name="ce156" table:formula="of:=DEC2BIN([.A36];8)" office:value-type="string" office:string-value="00100001" calcext:value-type="string">
            <text:p>00100001</text:p>
          </table:table-cell>
          <table:table-cell table:style-name="ce162" table:number-columns-repeated="6"/>
          <table:table-cell table:style-name="ce162" office:value-type="float" office:value="7" calcext:value-type="float">
            <text:p>7</text:p>
          </table:table-cell>
          <table:table-cell table:style-name="ce173" table:number-columns-repeated="3"/>
          <table:table-cell table:style-name="ce216"/>
          <table:table-cell table:style-name="ce232"/>
          <table:table-cell table:style-name="ce245"/>
          <table:table-cell table:style-name="ce184"/>
          <table:table-cell table:style-name="ce245"/>
          <table:table-cell table:style-name="ce184" office:value-type="float" office:value="1" calcext:value-type="float">
            <text:p>1</text:p>
          </table:table-cell>
          <table:table-cell table:style-name="ce245"/>
          <table:table-cell table:style-name="ce184"/>
          <table:table-cell table:style-name="ce245"/>
          <table:table-cell table:style-name="ce162"/>
          <table:table-cell table:style-name="ce184"/>
          <table:table-cell table:style-name="ce245"/>
          <table:table-cell table:style-name="ce184"/>
          <table:table-cell table:style-name="ce245"/>
          <table:table-cell table:style-name="ce162"/>
          <table:table-cell table:style-name="ce184"/>
          <table:table-cell table:style-name="ce245"/>
          <table:table-cell table:style-name="ce232"/>
          <table:table-cell table:style-name="ce211"/>
          <table:table-cell table:style-name="ce184"/>
          <table:table-cell table:style-name="ce245"/>
          <table:table-cell table:style-name="ce184"/>
          <table:table-cell table:style-name="ce245" office:value-type="float" office:value="1" calcext:value-type="float">
            <text:p>1</text:p>
          </table:table-cell>
          <table:table-cell table:style-name="ce184"/>
          <table:table-cell table:style-name="ce245"/>
          <table:table-cell table:style-name="ce184"/>
          <table:table-cell table:style-name="ce245"/>
          <table:table-cell table:style-name="ce211" table:number-columns-repeated="4"/>
          <table:table-cell table:style-name="ce162" table:number-columns-repeated="7"/>
          <table:table-cell table:style-name="ce184"/>
          <table:table-cell table:style-name="ce245"/>
          <table:table-cell table:style-name="ce162" table:number-columns-repeated="2"/>
          <table:table-cell table:style-name="ce270"/>
          <table:table-cell table:style-name="ce245" office:value-type="float" office:value="1" calcext:value-type="float">
            <text:p>1</text:p>
          </table:table-cell>
          <table:table-cell table:style-name="ce216"/>
          <table:table-cell table:number-columns-repeated="10"/>
          <table:table-cell table:formula="of:=&quot;0&quot; &amp; [.D36] &amp; DEC2BIN([.K36];4)" office:value-type="string" office:string-value="0001000010111" calcext:value-type="string">
            <text:p>0001000010111</text:p>
          </table:table-cell>
          <table:table-cell table:style-name="ce103" table:formula="of:=&quot;0&quot; &amp; BIN2HEX([.D36];2) &amp; DEC2HEX([.K36];1)" office:value-type="string" office:string-value="0217" calcext:value-type="string">
            <text:p>0217</text:p>
          </table:table-cell>
          <table:table-cell table:formula="of:=HEX2DEC([.BS36])" office:value-type="float" office:value="535" calcext:value-type="float">
            <text:p>535</text:p>
          </table:table-cell>
          <table:table-cell table:style-name="ce146" table:formula="of:=SUMIF([.$P36:.$W36];&quot;&gt;0&quot;;[.$P$3:.$W$3])" office:value-type="float" office:value="8" calcext:value-type="float">
            <text:p>8</text:p>
          </table:table-cell>
          <table:table-cell table:style-name="ce146" table:formula="of:=SUMIF([.$Y36:.$AF36];&quot;&gt;0&quot;;[.$Y$3:.$AF$3])" office:value-type="float" office:value="0" calcext:value-type="float">
            <text:p>0</text:p>
          </table:table-cell>
          <table:table-cell table:style-name="ce146" table:formula="of:=SUMIF([.$AH36:.$AO36];&quot;&gt;0&quot;;[.$AH$3:.$AO$3])" office:value-type="float" office:value="16" calcext:value-type="float">
            <text:p>16</text:p>
          </table:table-cell>
          <table:table-cell table:style-name="ce146" table:formula="of:=SUMIF([.$AQ36:.$AX36];&quot;&gt;0&quot;;[.$AQ$3:.$AX$3])" office:value-type="float" office:value="0" calcext:value-type="float">
            <text:p>0</text:p>
          </table:table-cell>
          <table:table-cell table:style-name="ce146" table:formula="of:=SUMIF([.$BA36:.$BH36];&quot;&gt;0&quot;;[.$BA$3:.$BH$3])" office:value-type="float" office:value="4" calcext:value-type="float">
            <text:p>4</text:p>
          </table:table-cell>
          <table:table-cell/>
          <table:table-cell table:style-name="ce103" table:formula="of:=[.BT36]" office:value-type="float" office:value="535" calcext:value-type="float">
            <text:p>535</text:p>
          </table:table-cell>
          <table:table-cell table:style-name="ce103" table:formula="of:=DEC2HEX([.BU36];2)" office:value-type="string" office:string-value="08" calcext:value-type="string">
            <text:p>08</text:p>
          </table:table-cell>
          <table:table-cell table:style-name="ce103" table:formula="of:=DEC2HEX([.BV36];2)" office:value-type="string" office:string-value="00" calcext:value-type="string">
            <text:p>00</text:p>
          </table:table-cell>
          <table:table-cell table:style-name="ce103" table:formula="of:=DEC2HEX([.BW36];2)" office:value-type="string" office:string-value="10" calcext:value-type="string">
            <text:p>10</text:p>
          </table:table-cell>
          <table:table-cell table:style-name="ce103" table:formula="of:=DEC2HEX([.BX36];2)" office:value-type="string" office:string-value="00" calcext:value-type="string">
            <text:p>00</text:p>
          </table:table-cell>
          <table:table-cell table:style-name="ce103" table:formula="of:=DEC2HEX([.BY36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33" calcext:value-type="float">
            <text:p>33</text:p>
          </table:table-cell>
          <table:table-cell table:style-name="ce103" table:formula="of:=DEC2HEX([.A37];2)" office:value-type="string" office:string-value="21" calcext:value-type="string">
            <text:p>21</text:p>
          </table:table-cell>
          <table:table-cell table:style-name="ce144"/>
          <table:table-cell table:style-name="ce156" table:formula="of:=DEC2BIN([.A37];8)" office:value-type="string" office:string-value="00100001" calcext:value-type="string">
            <text:p>00100001</text:p>
          </table:table-cell>
          <table:table-cell table:style-name="ce162" table:number-columns-repeated="6"/>
          <table:table-cell table:style-name="ce162" office:value-type="float" office:value="8" calcext:value-type="float">
            <text:p>8</text:p>
          </table:table-cell>
          <table:table-cell table:style-name="ce173" table:number-columns-repeated="3"/>
          <table:table-cell table:style-name="ce216"/>
          <table:table-cell table:style-name="ce232" office:value-type="float" office:value="1" calcext:value-type="float">
            <text:p>1</text:p>
          </table:table-cell>
          <table:table-cell table:style-name="ce245"/>
          <table:table-cell table:style-name="ce184"/>
          <table:table-cell table:style-name="ce245"/>
          <table:table-cell table:style-name="ce184"/>
          <table:table-cell table:style-name="ce245"/>
          <table:table-cell table:style-name="ce184" office:value-type="float" office:value="1" calcext:value-type="float">
            <text:p>1</text:p>
          </table:table-cell>
          <table:table-cell table:style-name="ce245"/>
          <table:table-cell table:style-name="ce162"/>
          <table:table-cell table:style-name="ce184"/>
          <table:table-cell table:style-name="ce245"/>
          <table:table-cell table:style-name="ce184"/>
          <table:table-cell table:style-name="ce245"/>
          <table:table-cell table:style-name="ce162"/>
          <table:table-cell table:style-name="ce184"/>
          <table:table-cell table:style-name="ce245"/>
          <table:table-cell table:style-name="ce232"/>
          <table:table-cell table:style-name="ce211"/>
          <table:table-cell table:style-name="ce184"/>
          <table:table-cell table:style-name="ce245"/>
          <table:table-cell table:style-name="ce184"/>
          <table:table-cell table:style-name="ce245"/>
          <table:table-cell table:style-name="ce184"/>
          <table:table-cell table:style-name="ce245"/>
          <table:table-cell table:style-name="ce184"/>
          <table:table-cell table:style-name="ce245" office:value-type="float" office:value="1" calcext:value-type="float">
            <text:p>1</text:p>
          </table:table-cell>
          <table:table-cell table:style-name="ce211" table:number-columns-repeated="4"/>
          <table:table-cell table:style-name="ce162" table:number-columns-repeated="7"/>
          <table:table-cell table:style-name="ce184"/>
          <table:table-cell table:style-name="ce245"/>
          <table:table-cell table:style-name="ce162" table:number-columns-repeated="2"/>
          <table:table-cell table:style-name="ce270"/>
          <table:table-cell table:style-name="ce245" office:value-type="float" office:value="1" calcext:value-type="float">
            <text:p>1</text:p>
          </table:table-cell>
          <table:table-cell table:style-name="ce216"/>
          <table:table-cell table:number-columns-repeated="10"/>
          <table:table-cell table:formula="of:=&quot;0&quot; &amp; [.D37] &amp; DEC2BIN([.K37];4)" office:value-type="string" office:string-value="0001000011000" calcext:value-type="string">
            <text:p>0001000011000</text:p>
          </table:table-cell>
          <table:table-cell table:style-name="ce103" table:formula="of:=&quot;0&quot; &amp; BIN2HEX([.D37];2) &amp; DEC2HEX([.K37];1)" office:value-type="string" office:string-value="0218" calcext:value-type="string">
            <text:p>0218</text:p>
          </table:table-cell>
          <table:table-cell table:formula="of:=HEX2DEC([.BS37])" office:value-type="float" office:value="536" calcext:value-type="float">
            <text:p>536</text:p>
          </table:table-cell>
          <table:table-cell table:style-name="ce146" table:formula="of:=SUMIF([.$P37:.$W37];&quot;&gt;0&quot;;[.$P$3:.$W$3])" office:value-type="float" office:value="130" calcext:value-type="float">
            <text:p>130</text:p>
          </table:table-cell>
          <table:table-cell table:style-name="ce146" table:formula="of:=SUMIF([.$Y37:.$AF37];&quot;&gt;0&quot;;[.$Y$3:.$AF$3])" office:value-type="float" office:value="0" calcext:value-type="float">
            <text:p>0</text:p>
          </table:table-cell>
          <table:table-cell table:style-name="ce146" table:formula="of:=SUMIF([.$AH37:.$AO37];&quot;&gt;0&quot;;[.$AH$3:.$AO$3])" office:value-type="float" office:value="1" calcext:value-type="float">
            <text:p>1</text:p>
          </table:table-cell>
          <table:table-cell table:style-name="ce146" table:formula="of:=SUMIF([.$AQ37:.$AX37];&quot;&gt;0&quot;;[.$AQ$3:.$AX$3])" office:value-type="float" office:value="0" calcext:value-type="float">
            <text:p>0</text:p>
          </table:table-cell>
          <table:table-cell table:style-name="ce146" table:formula="of:=SUMIF([.$BA37:.$BH37];&quot;&gt;0&quot;;[.$BA$3:.$BH$3])" office:value-type="float" office:value="4" calcext:value-type="float">
            <text:p>4</text:p>
          </table:table-cell>
          <table:table-cell/>
          <table:table-cell table:style-name="ce103" table:formula="of:=[.BT37]" office:value-type="float" office:value="536" calcext:value-type="float">
            <text:p>536</text:p>
          </table:table-cell>
          <table:table-cell table:style-name="ce103" table:formula="of:=DEC2HEX([.BU37];2)" office:value-type="string" office:string-value="82" calcext:value-type="string">
            <text:p>82</text:p>
          </table:table-cell>
          <table:table-cell table:style-name="ce103" table:formula="of:=DEC2HEX([.BV37];2)" office:value-type="string" office:string-value="00" calcext:value-type="string">
            <text:p>00</text:p>
          </table:table-cell>
          <table:table-cell table:style-name="ce103" table:formula="of:=DEC2HEX([.BW37];2)" office:value-type="string" office:string-value="01" calcext:value-type="string">
            <text:p>01</text:p>
          </table:table-cell>
          <table:table-cell table:style-name="ce103" table:formula="of:=DEC2HEX([.BX37];2)" office:value-type="string" office:string-value="00" calcext:value-type="string">
            <text:p>00</text:p>
          </table:table-cell>
          <table:table-cell table:style-name="ce103" table:formula="of:=DEC2HEX([.BY37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33" calcext:value-type="float">
            <text:p>33</text:p>
          </table:table-cell>
          <table:table-cell table:style-name="ce103" table:formula="of:=DEC2HEX([.A38];2)" office:value-type="string" office:string-value="21" calcext:value-type="string">
            <text:p>21</text:p>
          </table:table-cell>
          <table:table-cell table:style-name="ce144"/>
          <table:table-cell table:style-name="ce156" table:formula="of:=DEC2BIN([.A38];8)" office:value-type="string" office:string-value="00100001" calcext:value-type="string">
            <text:p>00100001</text:p>
          </table:table-cell>
          <table:table-cell table:style-name="ce162" table:number-columns-repeated="6"/>
          <table:table-cell table:style-name="ce162" office:value-type="float" office:value="9" calcext:value-type="float">
            <text:p>9</text:p>
          </table:table-cell>
          <table:table-cell table:style-name="ce173" table:number-columns-repeated="3"/>
          <table:table-cell table:style-name="ce216"/>
          <table:table-cell table:style-name="ce232"/>
          <table:table-cell table:style-name="ce245"/>
          <table:table-cell table:style-name="ce184"/>
          <table:table-cell table:style-name="ce245"/>
          <table:table-cell table:style-name="ce184"/>
          <table:table-cell table:style-name="ce245"/>
          <table:table-cell table:style-name="ce184"/>
          <table:table-cell table:style-name="ce245"/>
          <table:table-cell table:style-name="ce162"/>
          <table:table-cell table:style-name="ce184"/>
          <table:table-cell table:style-name="ce245"/>
          <table:table-cell table:style-name="ce184"/>
          <table:table-cell table:style-name="ce245"/>
          <table:table-cell table:style-name="ce162"/>
          <table:table-cell table:style-name="ce184"/>
          <table:table-cell table:style-name="ce245"/>
          <table:table-cell table:style-name="ce232"/>
          <table:table-cell table:style-name="ce211"/>
          <table:table-cell table:style-name="ce184"/>
          <table:table-cell table:style-name="ce245"/>
          <table:table-cell table:style-name="ce184"/>
          <table:table-cell table:style-name="ce245" office:value-type="float" office:value="1" calcext:value-type="float">
            <text:p>1</text:p>
          </table:table-cell>
          <table:table-cell table:style-name="ce184"/>
          <table:table-cell table:style-name="ce245"/>
          <table:table-cell table:style-name="ce184" office:value-type="float" office:value="1" calcext:value-type="float">
            <text:p>1</text:p>
          </table:table-cell>
          <table:table-cell table:style-name="ce245"/>
          <table:table-cell table:style-name="ce211" table:number-columns-repeated="4"/>
          <table:table-cell table:style-name="ce162" table:number-columns-repeated="7"/>
          <table:table-cell table:style-name="ce184"/>
          <table:table-cell table:style-name="ce245"/>
          <table:table-cell table:style-name="ce162" table:number-columns-repeated="2"/>
          <table:table-cell table:style-name="ce270"/>
          <table:table-cell table:style-name="ce245" office:value-type="float" office:value="1" calcext:value-type="float">
            <text:p>1</text:p>
          </table:table-cell>
          <table:table-cell table:style-name="ce216"/>
          <table:table-cell table:number-columns-repeated="10"/>
          <table:table-cell table:formula="of:=&quot;0&quot; &amp; [.D38] &amp; DEC2BIN([.K38];4)" office:value-type="string" office:string-value="0001000011001" calcext:value-type="string">
            <text:p>0001000011001</text:p>
          </table:table-cell>
          <table:table-cell table:style-name="ce103" table:formula="of:=&quot;0&quot; &amp; BIN2HEX([.D38];2) &amp; DEC2HEX([.K38];1)" office:value-type="string" office:string-value="0219" calcext:value-type="string">
            <text:p>0219</text:p>
          </table:table-cell>
          <table:table-cell table:formula="of:=HEX2DEC([.BS38])" office:value-type="float" office:value="537" calcext:value-type="float">
            <text:p>537</text:p>
          </table:table-cell>
          <table:table-cell table:style-name="ce146" table:formula="of:=SUMIF([.$P38:.$W38];&quot;&gt;0&quot;;[.$P$3:.$W$3])" office:value-type="float" office:value="0" calcext:value-type="float">
            <text:p>0</text:p>
          </table:table-cell>
          <table:table-cell table:style-name="ce146" table:formula="of:=SUMIF([.$Y38:.$AF38];&quot;&gt;0&quot;;[.$Y$3:.$AF$3])" office:value-type="float" office:value="0" calcext:value-type="float">
            <text:p>0</text:p>
          </table:table-cell>
          <table:table-cell table:style-name="ce146" table:formula="of:=SUMIF([.$AH38:.$AO38];&quot;&gt;0&quot;;[.$AH$3:.$AO$3])" office:value-type="float" office:value="18" calcext:value-type="float">
            <text:p>18</text:p>
          </table:table-cell>
          <table:table-cell table:style-name="ce146" table:formula="of:=SUMIF([.$AQ38:.$AX38];&quot;&gt;0&quot;;[.$AQ$3:.$AX$3])" office:value-type="float" office:value="0" calcext:value-type="float">
            <text:p>0</text:p>
          </table:table-cell>
          <table:table-cell table:style-name="ce146" table:formula="of:=SUMIF([.$BA38:.$BH38];&quot;&gt;0&quot;;[.$BA$3:.$BH$3])" office:value-type="float" office:value="4" calcext:value-type="float">
            <text:p>4</text:p>
          </table:table-cell>
          <table:table-cell/>
          <table:table-cell table:style-name="ce103" table:formula="of:=[.BT38]" office:value-type="float" office:value="537" calcext:value-type="float">
            <text:p>537</text:p>
          </table:table-cell>
          <table:table-cell table:style-name="ce103" table:formula="of:=DEC2HEX([.BU38];2)" office:value-type="string" office:string-value="00" calcext:value-type="string">
            <text:p>00</text:p>
          </table:table-cell>
          <table:table-cell table:style-name="ce103" table:formula="of:=DEC2HEX([.BV38];2)" office:value-type="string" office:string-value="00" calcext:value-type="string">
            <text:p>00</text:p>
          </table:table-cell>
          <table:table-cell table:style-name="ce103" table:formula="of:=DEC2HEX([.BW38];2)" office:value-type="string" office:string-value="12" calcext:value-type="string">
            <text:p>12</text:p>
          </table:table-cell>
          <table:table-cell table:style-name="ce103" table:formula="of:=DEC2HEX([.BX38];2)" office:value-type="string" office:string-value="00" calcext:value-type="string">
            <text:p>00</text:p>
          </table:table-cell>
          <table:table-cell table:style-name="ce103" table:formula="of:=DEC2HEX([.BY38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33" calcext:value-type="float">
            <text:p>33</text:p>
          </table:table-cell>
          <table:table-cell table:style-name="ce103" table:formula="of:=DEC2HEX([.A39];2)" office:value-type="string" office:string-value="21" calcext:value-type="string">
            <text:p>21</text:p>
          </table:table-cell>
          <table:table-cell table:style-name="ce144"/>
          <table:table-cell table:style-name="ce156" table:formula="of:=DEC2BIN([.A39];8)" office:value-type="string" office:string-value="00100001" calcext:value-type="string">
            <text:p>00100001</text:p>
          </table:table-cell>
          <table:table-cell table:style-name="ce162" table:number-columns-repeated="6"/>
          <table:table-cell table:style-name="ce162" office:value-type="float" office:value="10" calcext:value-type="float">
            <text:p>10</text:p>
          </table:table-cell>
          <table:table-cell table:style-name="ce173" table:number-columns-repeated="3"/>
          <table:table-cell table:style-name="ce216"/>
          <table:table-cell table:style-name="ce232"/>
          <table:table-cell table:style-name="ce245"/>
          <table:table-cell table:style-name="ce184"/>
          <table:table-cell table:style-name="ce245"/>
          <table:table-cell table:style-name="ce184"/>
          <table:table-cell table:style-name="ce245"/>
          <table:table-cell table:style-name="ce184"/>
          <table:table-cell table:style-name="ce245"/>
          <table:table-cell table:style-name="ce162"/>
          <table:table-cell table:style-name="ce184"/>
          <table:table-cell table:style-name="ce245"/>
          <table:table-cell table:style-name="ce184"/>
          <table:table-cell table:style-name="ce245"/>
          <table:table-cell table:style-name="ce162"/>
          <table:table-cell table:style-name="ce184"/>
          <table:table-cell table:style-name="ce245"/>
          <table:table-cell table:style-name="ce232"/>
          <table:table-cell table:style-name="ce211"/>
          <table:table-cell table:style-name="ce184"/>
          <table:table-cell table:style-name="ce245" office:value-type="float" office:value="1" calcext:value-type="float">
            <text:p>1</text:p>
          </table:table-cell>
          <table:table-cell table:style-name="ce184"/>
          <table:table-cell table:style-name="ce245"/>
          <table:table-cell table:style-name="ce184" office:value-type="float" office:value="1" calcext:value-type="float">
            <text:p>1</text:p>
          </table:table-cell>
          <table:table-cell table:style-name="ce245"/>
          <table:table-cell table:style-name="ce184"/>
          <table:table-cell table:style-name="ce245"/>
          <table:table-cell table:style-name="ce211" table:number-columns-repeated="4"/>
          <table:table-cell table:style-name="ce162" table:number-columns-repeated="7"/>
          <table:table-cell table:style-name="ce184"/>
          <table:table-cell table:style-name="ce245"/>
          <table:table-cell table:style-name="ce162" table:number-columns-repeated="2"/>
          <table:table-cell table:style-name="ce270"/>
          <table:table-cell table:style-name="ce245" office:value-type="float" office:value="1" calcext:value-type="float">
            <text:p>1</text:p>
          </table:table-cell>
          <table:table-cell table:style-name="ce216"/>
          <table:table-cell table:number-columns-repeated="10"/>
          <table:table-cell table:formula="of:=&quot;0&quot; &amp; [.D39] &amp; DEC2BIN([.K39];4)" office:value-type="string" office:string-value="0001000011010" calcext:value-type="string">
            <text:p>0001000011010</text:p>
          </table:table-cell>
          <table:table-cell table:style-name="ce103" table:formula="of:=&quot;0&quot; &amp; BIN2HEX([.D39];2) &amp; DEC2HEX([.K39];1)" office:value-type="string" office:string-value="021A" calcext:value-type="string">
            <text:p>021A</text:p>
          </table:table-cell>
          <table:table-cell table:formula="of:=HEX2DEC([.BS39])" office:value-type="float" office:value="538" calcext:value-type="float">
            <text:p>538</text:p>
          </table:table-cell>
          <table:table-cell table:style-name="ce146" table:formula="of:=SUMIF([.$P39:.$W39];&quot;&gt;0&quot;;[.$P$3:.$W$3])" office:value-type="float" office:value="0" calcext:value-type="float">
            <text:p>0</text:p>
          </table:table-cell>
          <table:table-cell table:style-name="ce146" table:formula="of:=SUMIF([.$Y39:.$AF39];&quot;&gt;0&quot;;[.$Y$3:.$AF$3])" office:value-type="float" office:value="0" calcext:value-type="float">
            <text:p>0</text:p>
          </table:table-cell>
          <table:table-cell table:style-name="ce146" table:formula="of:=SUMIF([.$AH39:.$AO39];&quot;&gt;0&quot;;[.$AH$3:.$AO$3])" office:value-type="float" office:value="72" calcext:value-type="float">
            <text:p>72</text:p>
          </table:table-cell>
          <table:table-cell table:style-name="ce146" table:formula="of:=SUMIF([.$AQ39:.$AX39];&quot;&gt;0&quot;;[.$AQ$3:.$AX$3])" office:value-type="float" office:value="0" calcext:value-type="float">
            <text:p>0</text:p>
          </table:table-cell>
          <table:table-cell table:style-name="ce146" table:formula="of:=SUMIF([.$BA39:.$BH39];&quot;&gt;0&quot;;[.$BA$3:.$BH$3])" office:value-type="float" office:value="4" calcext:value-type="float">
            <text:p>4</text:p>
          </table:table-cell>
          <table:table-cell/>
          <table:table-cell table:style-name="ce103" table:formula="of:=[.BT39]" office:value-type="float" office:value="538" calcext:value-type="float">
            <text:p>538</text:p>
          </table:table-cell>
          <table:table-cell table:style-name="ce103" table:formula="of:=DEC2HEX([.BU39];2)" office:value-type="string" office:string-value="00" calcext:value-type="string">
            <text:p>00</text:p>
          </table:table-cell>
          <table:table-cell table:style-name="ce103" table:formula="of:=DEC2HEX([.BV39];2)" office:value-type="string" office:string-value="00" calcext:value-type="string">
            <text:p>00</text:p>
          </table:table-cell>
          <table:table-cell table:style-name="ce103" table:formula="of:=DEC2HEX([.BW39];2)" office:value-type="string" office:string-value="48" calcext:value-type="string">
            <text:p>48</text:p>
          </table:table-cell>
          <table:table-cell table:style-name="ce103" table:formula="of:=DEC2HEX([.BX39];2)" office:value-type="string" office:string-value="00" calcext:value-type="string">
            <text:p>00</text:p>
          </table:table-cell>
          <table:table-cell table:style-name="ce103" table:formula="of:=DEC2HEX([.BY39];2)" office:value-type="string" office:string-value="04" calcext:value-type="string">
            <text:p>04</text:p>
          </table:table-cell>
        </table:table-row>
        <table:table-row table:style-name="ro1">
          <table:table-cell table:style-name="ce121" office:value-type="float" office:value="33" calcext:value-type="float">
            <text:p>33</text:p>
          </table:table-cell>
          <table:table-cell table:style-name="ce132" table:formula="of:=DEC2HEX([.A40];2)" office:value-type="string" office:string-value="21" calcext:value-type="string">
            <text:p>21</text:p>
          </table:table-cell>
          <table:table-cell table:style-name="ce145"/>
          <table:table-cell table:style-name="ce154" table:formula="of:=DEC2BIN([.A40];8)" office:value-type="string" office:string-value="00100001" calcext:value-type="string">
            <text:p>00100001</text:p>
          </table:table-cell>
          <table:table-cell table:style-name="ce145" table:number-columns-repeated="6"/>
          <table:table-cell table:style-name="ce145" office:value-type="float" office:value="11" calcext:value-type="float">
            <text:p>11</text:p>
          </table:table-cell>
          <table:table-cell table:style-name="ce174" table:number-columns-repeated="3"/>
          <table:table-cell table:style-name="ce217"/>
          <table:table-cell table:style-name="ce233"/>
          <table:table-cell table:style-name="ce246"/>
          <table:table-cell table:style-name="ce185"/>
          <table:table-cell table:style-name="ce246"/>
          <table:table-cell table:style-name="ce185"/>
          <table:table-cell table:style-name="ce246"/>
          <table:table-cell table:style-name="ce185"/>
          <table:table-cell table:style-name="ce246" office:value-type="float" office:value="1" calcext:value-type="float">
            <text:p>1</text:p>
          </table:table-cell>
          <table:table-cell table:style-name="ce145"/>
          <table:table-cell table:style-name="ce185" office:value-type="float" office:value="1" calcext:value-type="float">
            <text:p>1</text:p>
          </table:table-cell>
          <table:table-cell table:style-name="ce246"/>
          <table:table-cell table:style-name="ce185"/>
          <table:table-cell table:style-name="ce246"/>
          <table:table-cell table:style-name="ce145"/>
          <table:table-cell table:style-name="ce185"/>
          <table:table-cell table:style-name="ce246"/>
          <table:table-cell table:style-name="ce233" office:value-type="float" office:value="1" calcext:value-type="float">
            <text:p>1</text:p>
          </table:table-cell>
          <table:table-cell table:style-name="ce212"/>
          <table:table-cell table:style-name="ce185"/>
          <table:table-cell table:style-name="ce246"/>
          <table:table-cell table:style-name="ce185"/>
          <table:table-cell table:style-name="ce246"/>
          <table:table-cell table:style-name="ce185"/>
          <table:table-cell table:style-name="ce246"/>
          <table:table-cell table:style-name="ce185"/>
          <table:table-cell table:style-name="ce246"/>
          <table:table-cell table:style-name="ce212" table:number-columns-repeated="4"/>
          <table:table-cell table:style-name="ce145" table:number-columns-repeated="7"/>
          <table:table-cell table:style-name="ce185"/>
          <table:table-cell table:style-name="ce246"/>
          <table:table-cell table:style-name="ce145" table:number-columns-repeated="2"/>
          <table:table-cell table:style-name="ce271"/>
          <table:table-cell table:style-name="ce246" office:value-type="float" office:value="1" calcext:value-type="float">
            <text:p>1</text:p>
          </table:table-cell>
          <table:table-cell table:style-name="ce217"/>
          <table:table-cell table:number-columns-repeated="10"/>
          <table:table-cell table:formula="of:=&quot;0&quot; &amp; [.D40] &amp; DEC2BIN([.K40];4)" office:value-type="string" office:string-value="0001000011011" calcext:value-type="string">
            <text:p>0001000011011</text:p>
          </table:table-cell>
          <table:table-cell table:style-name="ce103" table:formula="of:=&quot;0&quot; &amp; BIN2HEX([.D40];2) &amp; DEC2HEX([.K40];1)" office:value-type="string" office:string-value="021B" calcext:value-type="string">
            <text:p>021B</text:p>
          </table:table-cell>
          <table:table-cell table:formula="of:=HEX2DEC([.BS40])" office:value-type="float" office:value="539" calcext:value-type="float">
            <text:p>539</text:p>
          </table:table-cell>
          <table:table-cell table:style-name="ce146" table:formula="of:=SUMIF([.$P40:.$W40];&quot;&gt;0&quot;;[.$P$3:.$W$3])" office:value-type="float" office:value="1" calcext:value-type="float">
            <text:p>1</text:p>
          </table:table-cell>
          <table:table-cell table:style-name="ce146" table:formula="of:=SUMIF([.$Y40:.$AF40];&quot;&gt;0&quot;;[.$Y$3:.$AF$3])" office:value-type="float" office:value="129" calcext:value-type="float">
            <text:p>129</text:p>
          </table:table-cell>
          <table:table-cell table:style-name="ce146" table:formula="of:=SUMIF([.$AH40:.$AO40];&quot;&gt;0&quot;;[.$AH$3:.$AO$3])" office:value-type="float" office:value="0" calcext:value-type="float">
            <text:p>0</text:p>
          </table:table-cell>
          <table:table-cell table:style-name="ce146" table:formula="of:=SUMIF([.$AQ40:.$AX40];&quot;&gt;0&quot;;[.$AQ$3:.$AX$3])" office:value-type="float" office:value="0" calcext:value-type="float">
            <text:p>0</text:p>
          </table:table-cell>
          <table:table-cell table:style-name="ce146" table:formula="of:=SUMIF([.$BA40:.$BH40];&quot;&gt;0&quot;;[.$BA$3:.$BH$3])" office:value-type="float" office:value="4" calcext:value-type="float">
            <text:p>4</text:p>
          </table:table-cell>
          <table:table-cell/>
          <table:table-cell table:style-name="ce103" table:formula="of:=[.BT40]" office:value-type="float" office:value="539" calcext:value-type="float">
            <text:p>539</text:p>
          </table:table-cell>
          <table:table-cell table:style-name="ce103" table:formula="of:=DEC2HEX([.BU40];2)" office:value-type="string" office:string-value="01" calcext:value-type="string">
            <text:p>01</text:p>
          </table:table-cell>
          <table:table-cell table:style-name="ce103" table:formula="of:=DEC2HEX([.BV40];2)" office:value-type="string" office:string-value="81" calcext:value-type="string">
            <text:p>81</text:p>
          </table:table-cell>
          <table:table-cell table:style-name="ce103" table:formula="of:=DEC2HEX([.BW40];2)" office:value-type="string" office:string-value="00" calcext:value-type="string">
            <text:p>00</text:p>
          </table:table-cell>
          <table:table-cell table:style-name="ce103" table:formula="of:=DEC2HEX([.BX40];2)" office:value-type="string" office:string-value="00" calcext:value-type="string">
            <text:p>00</text:p>
          </table:table-cell>
          <table:table-cell table:style-name="ce103" table:formula="of:=DEC2HEX([.BY40];2)" office:value-type="string" office:string-value="04" calcext:value-type="string">
            <text:p>04</text:p>
          </table:table-cell>
        </table:table-row>
        <table:table-row table:style-name="ro1">
          <table:table-cell table:style-name="ce120" office:value-type="float" office:value="34" calcext:value-type="float">
            <text:p>34</text:p>
          </table:table-cell>
          <table:table-cell table:style-name="ce131" table:formula="of:=DEC2HEX([.A41];2)" office:value-type="string" office:string-value="22" calcext:value-type="string">
            <text:p>22</text:p>
          </table:table-cell>
          <table:table-cell table:style-name="ce139" office:value-type="string" calcext:value-type="string">
            <text:p>LDA a</text:p>
          </table:table-cell>
          <table:table-cell table:style-name="ce153" table:formula="of:=DEC2BIN([.A41];8)" office:value-type="string" office:string-value="00100010" calcext:value-type="string">
            <text:p>00100010</text:p>
          </table:table-cell>
          <table:table-cell table:style-name="ce139" office:value-type="string" calcext:value-type="string">
            <text:p>hb</text:p>
          </table:table-cell>
          <table:table-cell table:style-name="ce139" office:value-type="string" calcext:value-type="string">
            <text:p>lb</text:p>
          </table:table-cell>
          <table:table-cell table:style-name="ce139" office:value-type="string" calcext:value-type="string">
            <text:p>-</text:p>
          </table:table-cell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Load A from memory</text:p>
          </table:table-cell>
          <table:table-cell table:style-name="ce139" office:value-type="float" office:value="3" calcext:value-type="float">
            <text:p>3</text:p>
          </table:table-cell>
          <table:table-cell table:style-name="ce172" table:number-columns-repeated="3"/>
          <table:table-cell table:style-name="ce215"/>
          <table:table-cell table:style-name="ce234"/>
          <table:table-cell table:style-name="ce244"/>
          <table:table-cell table:style-name="ce183" office:value-type="float" office:value="1" calcext:value-type="float">
            <text:p>1</text:p>
          </table:table-cell>
          <table:table-cell table:style-name="ce244"/>
          <table:table-cell table:style-name="ce183"/>
          <table:table-cell table:style-name="ce244"/>
          <table:table-cell table:style-name="ce183"/>
          <table:table-cell table:style-name="ce244"/>
          <table:table-cell table:style-name="ce139"/>
          <table:table-cell table:style-name="ce183"/>
          <table:table-cell table:style-name="ce244"/>
          <table:table-cell table:style-name="ce183"/>
          <table:table-cell table:style-name="ce244"/>
          <table:table-cell table:style-name="ce143"/>
          <table:table-cell table:style-name="ce183"/>
          <table:table-cell table:style-name="ce244"/>
          <table:table-cell table:style-name="ce234"/>
          <table:table-cell table:style-name="ce210"/>
          <table:table-cell table:style-name="ce183"/>
          <table:table-cell table:style-name="ce244" office:value-type="float" office:value="1" calcext:value-type="float">
            <text:p>1</text:p>
          </table:table-cell>
          <table:table-cell table:style-name="ce183"/>
          <table:table-cell table:style-name="ce244"/>
          <table:table-cell table:style-name="ce183"/>
          <table:table-cell table:style-name="ce244"/>
          <table:table-cell table:style-name="ce183"/>
          <table:table-cell table:style-name="ce244"/>
          <table:table-cell table:style-name="ce210" table:number-columns-repeated="4"/>
          <table:table-cell table:style-name="ce143" table:number-columns-repeated="7"/>
          <table:table-cell table:style-name="ce183"/>
          <table:table-cell table:style-name="ce244"/>
          <table:table-cell table:style-name="ce143" table:number-columns-repeated="2"/>
          <table:table-cell table:style-name="ce269"/>
          <table:table-cell table:style-name="ce244" office:value-type="float" office:value="1" calcext:value-type="float">
            <text:p>1</text:p>
          </table:table-cell>
          <table:table-cell table:style-name="ce215"/>
          <table:table-cell table:number-columns-repeated="10"/>
          <table:table-cell table:formula="of:=&quot;0&quot; &amp; [.D41] &amp; DEC2BIN([.K41];4)" office:value-type="string" office:string-value="0001000100011" calcext:value-type="string">
            <text:p>0001000100011</text:p>
          </table:table-cell>
          <table:table-cell table:style-name="ce103" table:formula="of:=&quot;0&quot; &amp; BIN2HEX([.D41];2) &amp; DEC2HEX([.K41];1)" office:value-type="string" office:string-value="0223" calcext:value-type="string">
            <text:p>0223</text:p>
          </table:table-cell>
          <table:table-cell table:formula="of:=HEX2DEC([.BS41])" office:value-type="float" office:value="547" calcext:value-type="float">
            <text:p>547</text:p>
          </table:table-cell>
          <table:table-cell table:style-name="ce146" table:formula="of:=SUMIF([.$P41:.$W41];&quot;&gt;0&quot;;[.$P$3:.$W$3])" office:value-type="float" office:value="32" calcext:value-type="float">
            <text:p>32</text:p>
          </table:table-cell>
          <table:table-cell table:style-name="ce146" table:formula="of:=SUMIF([.$Y41:.$AF41];&quot;&gt;0&quot;;[.$Y$3:.$AF$3])" office:value-type="float" office:value="0" calcext:value-type="float">
            <text:p>0</text:p>
          </table:table-cell>
          <table:table-cell table:style-name="ce146" table:formula="of:=SUMIF([.$AH41:.$AO41];&quot;&gt;0&quot;;[.$AH$3:.$AO$3])" office:value-type="float" office:value="64" calcext:value-type="float">
            <text:p>64</text:p>
          </table:table-cell>
          <table:table-cell table:style-name="ce146" table:formula="of:=SUMIF([.$AQ41:.$AX41];&quot;&gt;0&quot;;[.$AQ$3:.$AX$3])" office:value-type="float" office:value="0" calcext:value-type="float">
            <text:p>0</text:p>
          </table:table-cell>
          <table:table-cell table:style-name="ce146" table:formula="of:=SUMIF([.$BA41:.$BH41];&quot;&gt;0&quot;;[.$BA$3:.$BH$3])" office:value-type="float" office:value="4" calcext:value-type="float">
            <text:p>4</text:p>
          </table:table-cell>
          <table:table-cell/>
          <table:table-cell table:style-name="ce103" table:formula="of:=[.BT41]" office:value-type="float" office:value="547" calcext:value-type="float">
            <text:p>547</text:p>
          </table:table-cell>
          <table:table-cell table:style-name="ce103" table:formula="of:=DEC2HEX([.BU41];2)" office:value-type="string" office:string-value="20" calcext:value-type="string">
            <text:p>20</text:p>
          </table:table-cell>
          <table:table-cell table:style-name="ce103" table:formula="of:=DEC2HEX([.BV41];2)" office:value-type="string" office:string-value="00" calcext:value-type="string">
            <text:p>00</text:p>
          </table:table-cell>
          <table:table-cell table:style-name="ce103" table:formula="of:=DEC2HEX([.BW41];2)" office:value-type="string" office:string-value="40" calcext:value-type="string">
            <text:p>40</text:p>
          </table:table-cell>
          <table:table-cell table:style-name="ce103" table:formula="of:=DEC2HEX([.BX41];2)" office:value-type="string" office:string-value="00" calcext:value-type="string">
            <text:p>00</text:p>
          </table:table-cell>
          <table:table-cell table:style-name="ce103" table:formula="of:=DEC2HEX([.BY41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34" calcext:value-type="float">
            <text:p>34</text:p>
          </table:table-cell>
          <table:table-cell table:style-name="ce103" table:formula="of:=DEC2HEX([.A42];2)" office:value-type="string" office:string-value="22" calcext:value-type="string">
            <text:p>22</text:p>
          </table:table-cell>
          <table:table-cell table:style-name="ce146"/>
          <table:table-cell table:style-name="ce156" table:formula="of:=DEC2BIN([.A42];8)" office:value-type="string" office:string-value="00100010" calcext:value-type="string">
            <text:p>0010001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173" table:number-columns-repeated="3"/>
          <table:table-cell table:style-name="ce216"/>
          <table:table-cell table:style-name="ce232"/>
          <table:table-cell table:style-name="ce245"/>
          <table:table-cell table:style-name="ce184"/>
          <table:table-cell table:style-name="ce245"/>
          <table:table-cell table:style-name="ce184" office:value-type="float" office:value="1" calcext:value-type="float">
            <text:p>1</text:p>
          </table:table-cell>
          <table:table-cell table:style-name="ce245"/>
          <table:table-cell table:style-name="ce184"/>
          <table:table-cell table:style-name="ce245"/>
          <table:table-cell/>
          <table:table-cell table:style-name="ce184"/>
          <table:table-cell table:style-name="ce245"/>
          <table:table-cell table:style-name="ce184"/>
          <table:table-cell table:style-name="ce245"/>
          <table:table-cell table:style-name="ce162"/>
          <table:table-cell table:style-name="ce184"/>
          <table:table-cell table:style-name="ce245"/>
          <table:table-cell table:style-name="ce232"/>
          <table:table-cell table:style-name="ce211"/>
          <table:table-cell table:style-name="ce184"/>
          <table:table-cell table:style-name="ce245"/>
          <table:table-cell table:style-name="ce184"/>
          <table:table-cell table:style-name="ce245" office:value-type="float" office:value="1" calcext:value-type="float">
            <text:p>1</text:p>
          </table:table-cell>
          <table:table-cell table:style-name="ce184"/>
          <table:table-cell table:style-name="ce245"/>
          <table:table-cell table:style-name="ce184"/>
          <table:table-cell table:style-name="ce245"/>
          <table:table-cell table:style-name="ce211" table:number-columns-repeated="4"/>
          <table:table-cell table:style-name="ce162" table:number-columns-repeated="7"/>
          <table:table-cell table:style-name="ce184"/>
          <table:table-cell table:style-name="ce245"/>
          <table:table-cell table:style-name="ce162" table:number-columns-repeated="2"/>
          <table:table-cell table:style-name="ce270"/>
          <table:table-cell table:style-name="ce245" office:value-type="float" office:value="1" calcext:value-type="float">
            <text:p>1</text:p>
          </table:table-cell>
          <table:table-cell table:style-name="ce216"/>
          <table:table-cell table:number-columns-repeated="10"/>
          <table:table-cell table:formula="of:=&quot;0&quot; &amp; [.D42] &amp; DEC2BIN([.K42];4)" office:value-type="string" office:string-value="0001000100100" calcext:value-type="string">
            <text:p>0001000100100</text:p>
          </table:table-cell>
          <table:table-cell table:style-name="ce103" table:formula="of:=&quot;0&quot; &amp; BIN2HEX([.D42];2) &amp; DEC2HEX([.K42];1)" office:value-type="string" office:string-value="0224" calcext:value-type="string">
            <text:p>0224</text:p>
          </table:table-cell>
          <table:table-cell table:formula="of:=HEX2DEC([.BS42])" office:value-type="float" office:value="548" calcext:value-type="float">
            <text:p>548</text:p>
          </table:table-cell>
          <table:table-cell table:style-name="ce146" table:formula="of:=SUMIF([.$P42:.$W42];&quot;&gt;0&quot;;[.$P$3:.$W$3])" office:value-type="float" office:value="8" calcext:value-type="float">
            <text:p>8</text:p>
          </table:table-cell>
          <table:table-cell table:style-name="ce146" table:formula="of:=SUMIF([.$Y42:.$AF42];&quot;&gt;0&quot;;[.$Y$3:.$AF$3])" office:value-type="float" office:value="0" calcext:value-type="float">
            <text:p>0</text:p>
          </table:table-cell>
          <table:table-cell table:style-name="ce146" table:formula="of:=SUMIF([.$AH42:.$AO42];&quot;&gt;0&quot;;[.$AH$3:.$AO$3])" office:value-type="float" office:value="16" calcext:value-type="float">
            <text:p>16</text:p>
          </table:table-cell>
          <table:table-cell table:style-name="ce146" table:formula="of:=SUMIF([.$AQ42:.$AX42];&quot;&gt;0&quot;;[.$AQ$3:.$AX$3])" office:value-type="float" office:value="0" calcext:value-type="float">
            <text:p>0</text:p>
          </table:table-cell>
          <table:table-cell table:style-name="ce146" table:formula="of:=SUMIF([.$BA42:.$BH42];&quot;&gt;0&quot;;[.$BA$3:.$BH$3])" office:value-type="float" office:value="4" calcext:value-type="float">
            <text:p>4</text:p>
          </table:table-cell>
          <table:table-cell/>
          <table:table-cell table:style-name="ce103" table:formula="of:=[.BT42]" office:value-type="float" office:value="548" calcext:value-type="float">
            <text:p>548</text:p>
          </table:table-cell>
          <table:table-cell table:style-name="ce103" table:formula="of:=DEC2HEX([.BU42];2)" office:value-type="string" office:string-value="08" calcext:value-type="string">
            <text:p>08</text:p>
          </table:table-cell>
          <table:table-cell table:style-name="ce103" table:formula="of:=DEC2HEX([.BV42];2)" office:value-type="string" office:string-value="00" calcext:value-type="string">
            <text:p>00</text:p>
          </table:table-cell>
          <table:table-cell table:style-name="ce103" table:formula="of:=DEC2HEX([.BW42];2)" office:value-type="string" office:string-value="10" calcext:value-type="string">
            <text:p>10</text:p>
          </table:table-cell>
          <table:table-cell table:style-name="ce103" table:formula="of:=DEC2HEX([.BX42];2)" office:value-type="string" office:string-value="00" calcext:value-type="string">
            <text:p>00</text:p>
          </table:table-cell>
          <table:table-cell table:style-name="ce103" table:formula="of:=DEC2HEX([.BY42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34" calcext:value-type="float">
            <text:p>34</text:p>
          </table:table-cell>
          <table:table-cell table:style-name="ce103" table:formula="of:=DEC2HEX([.A43];2)" office:value-type="string" office:string-value="22" calcext:value-type="string">
            <text:p>22</text:p>
          </table:table-cell>
          <table:table-cell table:style-name="ce146"/>
          <table:table-cell table:style-name="ce156" table:formula="of:=DEC2BIN([.A43];8)" office:value-type="string" office:string-value="00100010" calcext:value-type="string">
            <text:p>001000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style-name="ce173" table:number-columns-repeated="3"/>
          <table:table-cell table:style-name="ce216"/>
          <table:table-cell table:style-name="ce232" office:value-type="float" office:value="1" calcext:value-type="float">
            <text:p>1</text:p>
          </table:table-cell>
          <table:table-cell table:style-name="ce245"/>
          <table:table-cell table:style-name="ce184"/>
          <table:table-cell table:style-name="ce245"/>
          <table:table-cell table:style-name="ce184"/>
          <table:table-cell table:style-name="ce245"/>
          <table:table-cell table:style-name="ce184" office:value-type="float" office:value="1" calcext:value-type="float">
            <text:p>1</text:p>
          </table:table-cell>
          <table:table-cell table:style-name="ce245"/>
          <table:table-cell/>
          <table:table-cell table:style-name="ce184"/>
          <table:table-cell table:style-name="ce245"/>
          <table:table-cell table:style-name="ce184"/>
          <table:table-cell table:style-name="ce245"/>
          <table:table-cell table:style-name="ce162"/>
          <table:table-cell table:style-name="ce184"/>
          <table:table-cell table:style-name="ce245"/>
          <table:table-cell table:style-name="ce232"/>
          <table:table-cell table:style-name="ce211"/>
          <table:table-cell table:style-name="ce184"/>
          <table:table-cell table:style-name="ce245"/>
          <table:table-cell table:style-name="ce184"/>
          <table:table-cell table:style-name="ce245"/>
          <table:table-cell table:style-name="ce184"/>
          <table:table-cell table:style-name="ce245" office:value-type="float" office:value="1" calcext:value-type="float">
            <text:p>1</text:p>
          </table:table-cell>
          <table:table-cell table:style-name="ce184"/>
          <table:table-cell table:style-name="ce245"/>
          <table:table-cell table:style-name="ce211" table:number-columns-repeated="4"/>
          <table:table-cell table:style-name="ce162" table:number-columns-repeated="7"/>
          <table:table-cell table:style-name="ce184"/>
          <table:table-cell table:style-name="ce245"/>
          <table:table-cell table:style-name="ce162" table:number-columns-repeated="2"/>
          <table:table-cell table:style-name="ce270"/>
          <table:table-cell table:style-name="ce245" office:value-type="float" office:value="1" calcext:value-type="float">
            <text:p>1</text:p>
          </table:table-cell>
          <table:table-cell table:style-name="ce216"/>
          <table:table-cell table:number-columns-repeated="10"/>
          <table:table-cell table:formula="of:=&quot;0&quot; &amp; [.D43] &amp; DEC2BIN([.K43];4)" office:value-type="string" office:string-value="0001000100101" calcext:value-type="string">
            <text:p>0001000100101</text:p>
          </table:table-cell>
          <table:table-cell table:style-name="ce103" table:formula="of:=&quot;0&quot; &amp; BIN2HEX([.D43];2) &amp; DEC2HEX([.K43];1)" office:value-type="string" office:string-value="0225" calcext:value-type="string">
            <text:p>0225</text:p>
          </table:table-cell>
          <table:table-cell table:formula="of:=HEX2DEC([.BS43])" office:value-type="float" office:value="549" calcext:value-type="float">
            <text:p>549</text:p>
          </table:table-cell>
          <table:table-cell table:style-name="ce146" table:formula="of:=SUMIF([.$P43:.$W43];&quot;&gt;0&quot;;[.$P$3:.$W$3])" office:value-type="float" office:value="130" calcext:value-type="float">
            <text:p>130</text:p>
          </table:table-cell>
          <table:table-cell table:style-name="ce146" table:formula="of:=SUMIF([.$Y43:.$AF43];&quot;&gt;0&quot;;[.$Y$3:.$AF$3])" office:value-type="float" office:value="0" calcext:value-type="float">
            <text:p>0</text:p>
          </table:table-cell>
          <table:table-cell table:style-name="ce146" table:formula="of:=SUMIF([.$AH43:.$AO43];&quot;&gt;0&quot;;[.$AH$3:.$AO$3])" office:value-type="float" office:value="4" calcext:value-type="float">
            <text:p>4</text:p>
          </table:table-cell>
          <table:table-cell table:style-name="ce146" table:formula="of:=SUMIF([.$AQ43:.$AX43];&quot;&gt;0&quot;;[.$AQ$3:.$AX$3])" office:value-type="float" office:value="0" calcext:value-type="float">
            <text:p>0</text:p>
          </table:table-cell>
          <table:table-cell table:style-name="ce146" table:formula="of:=SUMIF([.$BA43:.$BH43];&quot;&gt;0&quot;;[.$BA$3:.$BH$3])" office:value-type="float" office:value="4" calcext:value-type="float">
            <text:p>4</text:p>
          </table:table-cell>
          <table:table-cell/>
          <table:table-cell table:style-name="ce103" table:formula="of:=[.BT43]" office:value-type="float" office:value="549" calcext:value-type="float">
            <text:p>549</text:p>
          </table:table-cell>
          <table:table-cell table:style-name="ce103" table:formula="of:=DEC2HEX([.BU43];2)" office:value-type="string" office:string-value="82" calcext:value-type="string">
            <text:p>82</text:p>
          </table:table-cell>
          <table:table-cell table:style-name="ce103" table:formula="of:=DEC2HEX([.BV43];2)" office:value-type="string" office:string-value="00" calcext:value-type="string">
            <text:p>00</text:p>
          </table:table-cell>
          <table:table-cell table:style-name="ce103" table:formula="of:=DEC2HEX([.BW43];2)" office:value-type="string" office:string-value="04" calcext:value-type="string">
            <text:p>04</text:p>
          </table:table-cell>
          <table:table-cell table:style-name="ce103" table:formula="of:=DEC2HEX([.BX43];2)" office:value-type="string" office:string-value="00" calcext:value-type="string">
            <text:p>00</text:p>
          </table:table-cell>
          <table:table-cell table:style-name="ce103" table:formula="of:=DEC2HEX([.BY43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34" calcext:value-type="float">
            <text:p>34</text:p>
          </table:table-cell>
          <table:table-cell table:style-name="ce103" table:formula="of:=DEC2HEX([.A44];2)" office:value-type="string" office:string-value="22" calcext:value-type="string">
            <text:p>22</text:p>
          </table:table-cell>
          <table:table-cell table:style-name="ce146"/>
          <table:table-cell table:style-name="ce156" table:formula="of:=DEC2BIN([.A44];8)" office:value-type="string" office:string-value="00100010" calcext:value-type="string">
            <text:p>0010001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style-name="ce173" table:number-columns-repeated="3"/>
          <table:table-cell table:style-name="ce216"/>
          <table:table-cell table:style-name="ce232"/>
          <table:table-cell table:style-name="ce245"/>
          <table:table-cell table:style-name="ce184" office:value-type="float" office:value="1" calcext:value-type="float">
            <text:p>1</text:p>
          </table:table-cell>
          <table:table-cell table:style-name="ce245"/>
          <table:table-cell table:style-name="ce184"/>
          <table:table-cell table:style-name="ce245"/>
          <table:table-cell table:style-name="ce184"/>
          <table:table-cell table:style-name="ce245"/>
          <table:table-cell/>
          <table:table-cell table:style-name="ce184"/>
          <table:table-cell table:style-name="ce245"/>
          <table:table-cell table:style-name="ce184"/>
          <table:table-cell table:style-name="ce245"/>
          <table:table-cell table:style-name="ce162"/>
          <table:table-cell table:style-name="ce184"/>
          <table:table-cell table:style-name="ce245"/>
          <table:table-cell table:style-name="ce232"/>
          <table:table-cell table:style-name="ce211"/>
          <table:table-cell table:style-name="ce184"/>
          <table:table-cell table:style-name="ce245" office:value-type="float" office:value="1" calcext:value-type="float">
            <text:p>1</text:p>
          </table:table-cell>
          <table:table-cell table:style-name="ce184"/>
          <table:table-cell table:style-name="ce245"/>
          <table:table-cell table:style-name="ce184"/>
          <table:table-cell table:style-name="ce245"/>
          <table:table-cell table:style-name="ce184"/>
          <table:table-cell table:style-name="ce245"/>
          <table:table-cell table:style-name="ce211" table:number-columns-repeated="4"/>
          <table:table-cell table:style-name="ce162" table:number-columns-repeated="7"/>
          <table:table-cell table:style-name="ce184"/>
          <table:table-cell table:style-name="ce245"/>
          <table:table-cell table:style-name="ce162" table:number-columns-repeated="2"/>
          <table:table-cell table:style-name="ce270"/>
          <table:table-cell table:style-name="ce245" office:value-type="float" office:value="1" calcext:value-type="float">
            <text:p>1</text:p>
          </table:table-cell>
          <table:table-cell table:style-name="ce216"/>
          <table:table-cell table:number-columns-repeated="10"/>
          <table:table-cell table:formula="of:=&quot;0&quot; &amp; [.D44] &amp; DEC2BIN([.K44];4)" office:value-type="string" office:string-value="0001000100110" calcext:value-type="string">
            <text:p>0001000100110</text:p>
          </table:table-cell>
          <table:table-cell table:style-name="ce103" table:formula="of:=&quot;0&quot; &amp; BIN2HEX([.D44];2) &amp; DEC2HEX([.K44];1)" office:value-type="string" office:string-value="0226" calcext:value-type="string">
            <text:p>0226</text:p>
          </table:table-cell>
          <table:table-cell table:formula="of:=HEX2DEC([.BS44])" office:value-type="float" office:value="550" calcext:value-type="float">
            <text:p>550</text:p>
          </table:table-cell>
          <table:table-cell table:style-name="ce146" table:formula="of:=SUMIF([.$P44:.$W44];&quot;&gt;0&quot;;[.$P$3:.$W$3])" office:value-type="float" office:value="32" calcext:value-type="float">
            <text:p>32</text:p>
          </table:table-cell>
          <table:table-cell table:style-name="ce146" table:formula="of:=SUMIF([.$Y44:.$AF44];&quot;&gt;0&quot;;[.$Y$3:.$AF$3])" office:value-type="float" office:value="0" calcext:value-type="float">
            <text:p>0</text:p>
          </table:table-cell>
          <table:table-cell table:style-name="ce146" table:formula="of:=SUMIF([.$AH44:.$AO44];&quot;&gt;0&quot;;[.$AH$3:.$AO$3])" office:value-type="float" office:value="64" calcext:value-type="float">
            <text:p>64</text:p>
          </table:table-cell>
          <table:table-cell table:style-name="ce146" table:formula="of:=SUMIF([.$AQ44:.$AX44];&quot;&gt;0&quot;;[.$AQ$3:.$AX$3])" office:value-type="float" office:value="0" calcext:value-type="float">
            <text:p>0</text:p>
          </table:table-cell>
          <table:table-cell table:style-name="ce146" table:formula="of:=SUMIF([.$BA44:.$BH44];&quot;&gt;0&quot;;[.$BA$3:.$BH$3])" office:value-type="float" office:value="4" calcext:value-type="float">
            <text:p>4</text:p>
          </table:table-cell>
          <table:table-cell/>
          <table:table-cell table:style-name="ce103" table:formula="of:=[.BT44]" office:value-type="float" office:value="550" calcext:value-type="float">
            <text:p>550</text:p>
          </table:table-cell>
          <table:table-cell table:style-name="ce103" table:formula="of:=DEC2HEX([.BU44];2)" office:value-type="string" office:string-value="20" calcext:value-type="string">
            <text:p>20</text:p>
          </table:table-cell>
          <table:table-cell table:style-name="ce103" table:formula="of:=DEC2HEX([.BV44];2)" office:value-type="string" office:string-value="00" calcext:value-type="string">
            <text:p>00</text:p>
          </table:table-cell>
          <table:table-cell table:style-name="ce103" table:formula="of:=DEC2HEX([.BW44];2)" office:value-type="string" office:string-value="40" calcext:value-type="string">
            <text:p>40</text:p>
          </table:table-cell>
          <table:table-cell table:style-name="ce103" table:formula="of:=DEC2HEX([.BX44];2)" office:value-type="string" office:string-value="00" calcext:value-type="string">
            <text:p>00</text:p>
          </table:table-cell>
          <table:table-cell table:style-name="ce103" table:formula="of:=DEC2HEX([.BY44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34" calcext:value-type="float">
            <text:p>34</text:p>
          </table:table-cell>
          <table:table-cell table:style-name="ce103" table:formula="of:=DEC2HEX([.A45];2)" office:value-type="string" office:string-value="22" calcext:value-type="string">
            <text:p>22</text:p>
          </table:table-cell>
          <table:table-cell table:style-name="ce146"/>
          <table:table-cell table:style-name="ce156" table:formula="of:=DEC2BIN([.A45];8)" office:value-type="string" office:string-value="00100010" calcext:value-type="string">
            <text:p>001000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style-name="ce173" table:number-columns-repeated="3"/>
          <table:table-cell table:style-name="ce216"/>
          <table:table-cell table:style-name="ce232"/>
          <table:table-cell table:style-name="ce245"/>
          <table:table-cell table:style-name="ce184"/>
          <table:table-cell table:style-name="ce245"/>
          <table:table-cell table:style-name="ce184" office:value-type="float" office:value="1" calcext:value-type="float">
            <text:p>1</text:p>
          </table:table-cell>
          <table:table-cell table:style-name="ce245"/>
          <table:table-cell table:style-name="ce184"/>
          <table:table-cell table:style-name="ce245"/>
          <table:table-cell/>
          <table:table-cell table:style-name="ce184"/>
          <table:table-cell table:style-name="ce245"/>
          <table:table-cell table:style-name="ce184"/>
          <table:table-cell table:style-name="ce245"/>
          <table:table-cell table:style-name="ce162"/>
          <table:table-cell table:style-name="ce184"/>
          <table:table-cell table:style-name="ce245"/>
          <table:table-cell table:style-name="ce232"/>
          <table:table-cell table:style-name="ce211"/>
          <table:table-cell table:style-name="ce184"/>
          <table:table-cell table:style-name="ce245"/>
          <table:table-cell table:style-name="ce184"/>
          <table:table-cell table:style-name="ce245" office:value-type="float" office:value="1" calcext:value-type="float">
            <text:p>1</text:p>
          </table:table-cell>
          <table:table-cell table:style-name="ce184"/>
          <table:table-cell table:style-name="ce245"/>
          <table:table-cell table:style-name="ce184"/>
          <table:table-cell table:style-name="ce245"/>
          <table:table-cell table:style-name="ce211" table:number-columns-repeated="4"/>
          <table:table-cell table:style-name="ce162" table:number-columns-repeated="7"/>
          <table:table-cell table:style-name="ce184"/>
          <table:table-cell table:style-name="ce245"/>
          <table:table-cell table:style-name="ce162" table:number-columns-repeated="2"/>
          <table:table-cell table:style-name="ce270"/>
          <table:table-cell table:style-name="ce245" office:value-type="float" office:value="1" calcext:value-type="float">
            <text:p>1</text:p>
          </table:table-cell>
          <table:table-cell table:style-name="ce216"/>
          <table:table-cell table:number-columns-repeated="10"/>
          <table:table-cell table:formula="of:=&quot;0&quot; &amp; [.D45] &amp; DEC2BIN([.K45];4)" office:value-type="string" office:string-value="0001000100111" calcext:value-type="string">
            <text:p>0001000100111</text:p>
          </table:table-cell>
          <table:table-cell table:style-name="ce103" table:formula="of:=&quot;0&quot; &amp; BIN2HEX([.D45];2) &amp; DEC2HEX([.K45];1)" office:value-type="string" office:string-value="0227" calcext:value-type="string">
            <text:p>0227</text:p>
          </table:table-cell>
          <table:table-cell table:formula="of:=HEX2DEC([.BS45])" office:value-type="float" office:value="551" calcext:value-type="float">
            <text:p>551</text:p>
          </table:table-cell>
          <table:table-cell table:style-name="ce146" table:formula="of:=SUMIF([.$P45:.$W45];&quot;&gt;0&quot;;[.$P$3:.$W$3])" office:value-type="float" office:value="8" calcext:value-type="float">
            <text:p>8</text:p>
          </table:table-cell>
          <table:table-cell table:style-name="ce146" table:formula="of:=SUMIF([.$Y45:.$AF45];&quot;&gt;0&quot;;[.$Y$3:.$AF$3])" office:value-type="float" office:value="0" calcext:value-type="float">
            <text:p>0</text:p>
          </table:table-cell>
          <table:table-cell table:style-name="ce146" table:formula="of:=SUMIF([.$AH45:.$AO45];&quot;&gt;0&quot;;[.$AH$3:.$AO$3])" office:value-type="float" office:value="16" calcext:value-type="float">
            <text:p>16</text:p>
          </table:table-cell>
          <table:table-cell table:style-name="ce146" table:formula="of:=SUMIF([.$AQ45:.$AX45];&quot;&gt;0&quot;;[.$AQ$3:.$AX$3])" office:value-type="float" office:value="0" calcext:value-type="float">
            <text:p>0</text:p>
          </table:table-cell>
          <table:table-cell table:style-name="ce146" table:formula="of:=SUMIF([.$BA45:.$BH45];&quot;&gt;0&quot;;[.$BA$3:.$BH$3])" office:value-type="float" office:value="4" calcext:value-type="float">
            <text:p>4</text:p>
          </table:table-cell>
          <table:table-cell/>
          <table:table-cell table:style-name="ce103" table:formula="of:=[.BT45]" office:value-type="float" office:value="551" calcext:value-type="float">
            <text:p>551</text:p>
          </table:table-cell>
          <table:table-cell table:style-name="ce103" table:formula="of:=DEC2HEX([.BU45];2)" office:value-type="string" office:string-value="08" calcext:value-type="string">
            <text:p>08</text:p>
          </table:table-cell>
          <table:table-cell table:style-name="ce103" table:formula="of:=DEC2HEX([.BV45];2)" office:value-type="string" office:string-value="00" calcext:value-type="string">
            <text:p>00</text:p>
          </table:table-cell>
          <table:table-cell table:style-name="ce103" table:formula="of:=DEC2HEX([.BW45];2)" office:value-type="string" office:string-value="10" calcext:value-type="string">
            <text:p>10</text:p>
          </table:table-cell>
          <table:table-cell table:style-name="ce103" table:formula="of:=DEC2HEX([.BX45];2)" office:value-type="string" office:string-value="00" calcext:value-type="string">
            <text:p>00</text:p>
          </table:table-cell>
          <table:table-cell table:style-name="ce103" table:formula="of:=DEC2HEX([.BY45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34" calcext:value-type="float">
            <text:p>34</text:p>
          </table:table-cell>
          <table:table-cell table:style-name="ce103" table:formula="of:=DEC2HEX([.A46];2)" office:value-type="string" office:string-value="22" calcext:value-type="string">
            <text:p>22</text:p>
          </table:table-cell>
          <table:table-cell table:style-name="ce146"/>
          <table:table-cell table:style-name="ce156" table:formula="of:=DEC2BIN([.A46];8)" office:value-type="string" office:string-value="00100010" calcext:value-type="string">
            <text:p>001000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style-name="ce173" table:number-columns-repeated="3"/>
          <table:table-cell table:style-name="ce216"/>
          <table:table-cell table:style-name="ce232" office:value-type="float" office:value="1" calcext:value-type="float">
            <text:p>1</text:p>
          </table:table-cell>
          <table:table-cell table:style-name="ce245"/>
          <table:table-cell table:style-name="ce184"/>
          <table:table-cell table:style-name="ce245"/>
          <table:table-cell table:style-name="ce184"/>
          <table:table-cell table:style-name="ce245"/>
          <table:table-cell table:style-name="ce184" office:value-type="float" office:value="1" calcext:value-type="float">
            <text:p>1</text:p>
          </table:table-cell>
          <table:table-cell table:style-name="ce245"/>
          <table:table-cell/>
          <table:table-cell table:style-name="ce184"/>
          <table:table-cell table:style-name="ce245"/>
          <table:table-cell table:style-name="ce184"/>
          <table:table-cell table:style-name="ce245"/>
          <table:table-cell table:style-name="ce162"/>
          <table:table-cell table:style-name="ce184"/>
          <table:table-cell table:style-name="ce245"/>
          <table:table-cell table:style-name="ce232"/>
          <table:table-cell table:style-name="ce211"/>
          <table:table-cell table:style-name="ce184"/>
          <table:table-cell table:style-name="ce245"/>
          <table:table-cell table:style-name="ce184"/>
          <table:table-cell table:style-name="ce245"/>
          <table:table-cell table:style-name="ce184"/>
          <table:table-cell table:style-name="ce245"/>
          <table:table-cell table:style-name="ce184"/>
          <table:table-cell table:style-name="ce245" office:value-type="float" office:value="1" calcext:value-type="float">
            <text:p>1</text:p>
          </table:table-cell>
          <table:table-cell table:style-name="ce211" table:number-columns-repeated="4"/>
          <table:table-cell table:style-name="ce162" table:number-columns-repeated="7"/>
          <table:table-cell table:style-name="ce184"/>
          <table:table-cell table:style-name="ce245"/>
          <table:table-cell table:style-name="ce162" table:number-columns-repeated="2"/>
          <table:table-cell table:style-name="ce270"/>
          <table:table-cell table:style-name="ce245" office:value-type="float" office:value="1" calcext:value-type="float">
            <text:p>1</text:p>
          </table:table-cell>
          <table:table-cell table:style-name="ce216"/>
          <table:table-cell table:number-columns-repeated="10"/>
          <table:table-cell table:formula="of:=&quot;0&quot; &amp; [.D46] &amp; DEC2BIN([.K46];4)" office:value-type="string" office:string-value="0001000101000" calcext:value-type="string">
            <text:p>0001000101000</text:p>
          </table:table-cell>
          <table:table-cell table:style-name="ce103" table:formula="of:=&quot;0&quot; &amp; BIN2HEX([.D46];2) &amp; DEC2HEX([.K46];1)" office:value-type="string" office:string-value="0228" calcext:value-type="string">
            <text:p>0228</text:p>
          </table:table-cell>
          <table:table-cell table:formula="of:=HEX2DEC([.BS46])" office:value-type="float" office:value="552" calcext:value-type="float">
            <text:p>552</text:p>
          </table:table-cell>
          <table:table-cell table:style-name="ce146" table:formula="of:=SUMIF([.$P46:.$W46];&quot;&gt;0&quot;;[.$P$3:.$W$3])" office:value-type="float" office:value="130" calcext:value-type="float">
            <text:p>130</text:p>
          </table:table-cell>
          <table:table-cell table:style-name="ce146" table:formula="of:=SUMIF([.$Y46:.$AF46];&quot;&gt;0&quot;;[.$Y$3:.$AF$3])" office:value-type="float" office:value="0" calcext:value-type="float">
            <text:p>0</text:p>
          </table:table-cell>
          <table:table-cell table:style-name="ce146" table:formula="of:=SUMIF([.$AH46:.$AO46];&quot;&gt;0&quot;;[.$AH$3:.$AO$3])" office:value-type="float" office:value="1" calcext:value-type="float">
            <text:p>1</text:p>
          </table:table-cell>
          <table:table-cell table:style-name="ce146" table:formula="of:=SUMIF([.$AQ46:.$AX46];&quot;&gt;0&quot;;[.$AQ$3:.$AX$3])" office:value-type="float" office:value="0" calcext:value-type="float">
            <text:p>0</text:p>
          </table:table-cell>
          <table:table-cell table:style-name="ce146" table:formula="of:=SUMIF([.$BA46:.$BH46];&quot;&gt;0&quot;;[.$BA$3:.$BH$3])" office:value-type="float" office:value="4" calcext:value-type="float">
            <text:p>4</text:p>
          </table:table-cell>
          <table:table-cell/>
          <table:table-cell table:style-name="ce103" table:formula="of:=[.BT46]" office:value-type="float" office:value="552" calcext:value-type="float">
            <text:p>552</text:p>
          </table:table-cell>
          <table:table-cell table:style-name="ce103" table:formula="of:=DEC2HEX([.BU46];2)" office:value-type="string" office:string-value="82" calcext:value-type="string">
            <text:p>82</text:p>
          </table:table-cell>
          <table:table-cell table:style-name="ce103" table:formula="of:=DEC2HEX([.BV46];2)" office:value-type="string" office:string-value="00" calcext:value-type="string">
            <text:p>00</text:p>
          </table:table-cell>
          <table:table-cell table:style-name="ce103" table:formula="of:=DEC2HEX([.BW46];2)" office:value-type="string" office:string-value="01" calcext:value-type="string">
            <text:p>01</text:p>
          </table:table-cell>
          <table:table-cell table:style-name="ce103" table:formula="of:=DEC2HEX([.BX46];2)" office:value-type="string" office:string-value="00" calcext:value-type="string">
            <text:p>00</text:p>
          </table:table-cell>
          <table:table-cell table:style-name="ce103" table:formula="of:=DEC2HEX([.BY46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34" calcext:value-type="float">
            <text:p>34</text:p>
          </table:table-cell>
          <table:table-cell table:style-name="ce103" table:formula="of:=DEC2HEX([.A47];2)" office:value-type="string" office:string-value="22" calcext:value-type="string">
            <text:p>22</text:p>
          </table:table-cell>
          <table:table-cell table:style-name="ce146"/>
          <table:table-cell table:style-name="ce156" table:formula="of:=DEC2BIN([.A47];8)" office:value-type="string" office:string-value="00100010" calcext:value-type="string">
            <text:p>001000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style-name="ce173" table:number-columns-repeated="3"/>
          <table:table-cell table:style-name="ce216"/>
          <table:table-cell table:style-name="ce232"/>
          <table:table-cell table:style-name="ce245"/>
          <table:table-cell table:style-name="ce184"/>
          <table:table-cell table:style-name="ce245"/>
          <table:table-cell table:style-name="ce184"/>
          <table:table-cell table:style-name="ce245"/>
          <table:table-cell table:style-name="ce184"/>
          <table:table-cell table:style-name="ce245"/>
          <table:table-cell/>
          <table:table-cell table:style-name="ce184"/>
          <table:table-cell table:style-name="ce245"/>
          <table:table-cell table:style-name="ce184"/>
          <table:table-cell table:style-name="ce245"/>
          <table:table-cell table:style-name="ce162"/>
          <table:table-cell table:style-name="ce184"/>
          <table:table-cell table:style-name="ce245"/>
          <table:table-cell table:style-name="ce232"/>
          <table:table-cell table:style-name="ce211"/>
          <table:table-cell table:style-name="ce184"/>
          <table:table-cell table:style-name="ce245"/>
          <table:table-cell table:style-name="ce184"/>
          <table:table-cell table:style-name="ce245" office:value-type="float" office:value="1" calcext:value-type="float">
            <text:p>1</text:p>
          </table:table-cell>
          <table:table-cell table:style-name="ce184"/>
          <table:table-cell table:style-name="ce245"/>
          <table:table-cell table:style-name="ce184" office:value-type="float" office:value="1" calcext:value-type="float">
            <text:p>1</text:p>
          </table:table-cell>
          <table:table-cell table:style-name="ce245"/>
          <table:table-cell table:style-name="ce211" table:number-columns-repeated="4"/>
          <table:table-cell table:style-name="ce162" table:number-columns-repeated="7"/>
          <table:table-cell table:style-name="ce184"/>
          <table:table-cell table:style-name="ce245"/>
          <table:table-cell table:style-name="ce162" table:number-columns-repeated="2"/>
          <table:table-cell table:style-name="ce270"/>
          <table:table-cell table:style-name="ce245" office:value-type="float" office:value="1" calcext:value-type="float">
            <text:p>1</text:p>
          </table:table-cell>
          <table:table-cell table:style-name="ce216"/>
          <table:table-cell table:number-columns-repeated="10"/>
          <table:table-cell table:formula="of:=&quot;0&quot; &amp; [.D47] &amp; DEC2BIN([.K47];4)" office:value-type="string" office:string-value="0001000101001" calcext:value-type="string">
            <text:p>0001000101001</text:p>
          </table:table-cell>
          <table:table-cell table:style-name="ce103" table:formula="of:=&quot;0&quot; &amp; BIN2HEX([.D47];2) &amp; DEC2HEX([.K47];1)" office:value-type="string" office:string-value="0229" calcext:value-type="string">
            <text:p>0229</text:p>
          </table:table-cell>
          <table:table-cell table:formula="of:=HEX2DEC([.BS47])" office:value-type="float" office:value="553" calcext:value-type="float">
            <text:p>553</text:p>
          </table:table-cell>
          <table:table-cell table:style-name="ce146" table:formula="of:=SUMIF([.$P47:.$W47];&quot;&gt;0&quot;;[.$P$3:.$W$3])" office:value-type="float" office:value="0" calcext:value-type="float">
            <text:p>0</text:p>
          </table:table-cell>
          <table:table-cell table:style-name="ce146" table:formula="of:=SUMIF([.$Y47:.$AF47];&quot;&gt;0&quot;;[.$Y$3:.$AF$3])" office:value-type="float" office:value="0" calcext:value-type="float">
            <text:p>0</text:p>
          </table:table-cell>
          <table:table-cell table:style-name="ce146" table:formula="of:=SUMIF([.$AH47:.$AO47];&quot;&gt;0&quot;;[.$AH$3:.$AO$3])" office:value-type="float" office:value="18" calcext:value-type="float">
            <text:p>18</text:p>
          </table:table-cell>
          <table:table-cell table:style-name="ce146" table:formula="of:=SUMIF([.$AQ47:.$AX47];&quot;&gt;0&quot;;[.$AQ$3:.$AX$3])" office:value-type="float" office:value="0" calcext:value-type="float">
            <text:p>0</text:p>
          </table:table-cell>
          <table:table-cell table:style-name="ce146" table:formula="of:=SUMIF([.$BA47:.$BH47];&quot;&gt;0&quot;;[.$BA$3:.$BH$3])" office:value-type="float" office:value="4" calcext:value-type="float">
            <text:p>4</text:p>
          </table:table-cell>
          <table:table-cell/>
          <table:table-cell table:style-name="ce103" table:formula="of:=[.BT47]" office:value-type="float" office:value="553" calcext:value-type="float">
            <text:p>553</text:p>
          </table:table-cell>
          <table:table-cell table:style-name="ce103" table:formula="of:=DEC2HEX([.BU47];2)" office:value-type="string" office:string-value="00" calcext:value-type="string">
            <text:p>00</text:p>
          </table:table-cell>
          <table:table-cell table:style-name="ce103" table:formula="of:=DEC2HEX([.BV47];2)" office:value-type="string" office:string-value="00" calcext:value-type="string">
            <text:p>00</text:p>
          </table:table-cell>
          <table:table-cell table:style-name="ce103" table:formula="of:=DEC2HEX([.BW47];2)" office:value-type="string" office:string-value="12" calcext:value-type="string">
            <text:p>12</text:p>
          </table:table-cell>
          <table:table-cell table:style-name="ce103" table:formula="of:=DEC2HEX([.BX47];2)" office:value-type="string" office:string-value="00" calcext:value-type="string">
            <text:p>00</text:p>
          </table:table-cell>
          <table:table-cell table:style-name="ce103" table:formula="of:=DEC2HEX([.BY47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34" calcext:value-type="float">
            <text:p>34</text:p>
          </table:table-cell>
          <table:table-cell table:style-name="ce103" table:formula="of:=DEC2HEX([.A48];2)" office:value-type="string" office:string-value="22" calcext:value-type="string">
            <text:p>22</text:p>
          </table:table-cell>
          <table:table-cell table:style-name="ce146"/>
          <table:table-cell table:style-name="ce156" table:formula="of:=DEC2BIN([.A48];8)" office:value-type="string" office:string-value="00100010" calcext:value-type="string">
            <text:p>001000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style-name="ce175" table:number-columns-repeated="3"/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48] &amp; DEC2BIN([.K48];4)" office:value-type="string" office:string-value="0001000101010" calcext:value-type="string">
            <text:p>0001000101010</text:p>
          </table:table-cell>
          <table:table-cell table:style-name="ce103" table:formula="of:=&quot;0&quot; &amp; BIN2HEX([.D48];2) &amp; DEC2HEX([.K48];1)" office:value-type="string" office:string-value="022A" calcext:value-type="string">
            <text:p>022A</text:p>
          </table:table-cell>
          <table:table-cell table:formula="of:=HEX2DEC([.BS48])" office:value-type="float" office:value="554" calcext:value-type="float">
            <text:p>554</text:p>
          </table:table-cell>
          <table:table-cell table:style-name="ce146" table:formula="of:=SUMIF([.$P48:.$W48];&quot;&gt;0&quot;;[.$P$3:.$W$3])" office:value-type="float" office:value="0" calcext:value-type="float">
            <text:p>0</text:p>
          </table:table-cell>
          <table:table-cell table:style-name="ce146" table:formula="of:=SUMIF([.$Y48:.$AF48];&quot;&gt;0&quot;;[.$Y$3:.$AF$3])" office:value-type="float" office:value="0" calcext:value-type="float">
            <text:p>0</text:p>
          </table:table-cell>
          <table:table-cell table:style-name="ce146" table:formula="of:=SUMIF([.$AH48:.$AO48];&quot;&gt;0&quot;;[.$AH$3:.$AO$3])" office:value-type="float" office:value="72" calcext:value-type="float">
            <text:p>72</text:p>
          </table:table-cell>
          <table:table-cell table:style-name="ce146" table:formula="of:=SUMIF([.$AQ48:.$AX48];&quot;&gt;0&quot;;[.$AQ$3:.$AX$3])" office:value-type="float" office:value="0" calcext:value-type="float">
            <text:p>0</text:p>
          </table:table-cell>
          <table:table-cell table:style-name="ce146" table:formula="of:=SUMIF([.$BA48:.$BH48];&quot;&gt;0&quot;;[.$BA$3:.$BH$3])" office:value-type="float" office:value="4" calcext:value-type="float">
            <text:p>4</text:p>
          </table:table-cell>
          <table:table-cell/>
          <table:table-cell table:style-name="ce103" table:formula="of:=[.BT48]" office:value-type="float" office:value="554" calcext:value-type="float">
            <text:p>554</text:p>
          </table:table-cell>
          <table:table-cell table:style-name="ce103" table:formula="of:=DEC2HEX([.BU48];2)" office:value-type="string" office:string-value="00" calcext:value-type="string">
            <text:p>00</text:p>
          </table:table-cell>
          <table:table-cell table:style-name="ce103" table:formula="of:=DEC2HEX([.BV48];2)" office:value-type="string" office:string-value="00" calcext:value-type="string">
            <text:p>00</text:p>
          </table:table-cell>
          <table:table-cell table:style-name="ce103" table:formula="of:=DEC2HEX([.BW48];2)" office:value-type="string" office:string-value="48" calcext:value-type="string">
            <text:p>48</text:p>
          </table:table-cell>
          <table:table-cell table:style-name="ce103" table:formula="of:=DEC2HEX([.BX48];2)" office:value-type="string" office:string-value="00" calcext:value-type="string">
            <text:p>00</text:p>
          </table:table-cell>
          <table:table-cell table:style-name="ce103" table:formula="of:=DEC2HEX([.BY48];2)" office:value-type="string" office:string-value="04" calcext:value-type="string">
            <text:p>04</text:p>
          </table:table-cell>
        </table:table-row>
        <table:table-row table:style-name="ro1">
          <table:table-cell table:style-name="ce121" office:value-type="float" office:value="34" calcext:value-type="float">
            <text:p>34</text:p>
          </table:table-cell>
          <table:table-cell table:style-name="ce132" table:formula="of:=DEC2HEX([.A49];2)" office:value-type="string" office:string-value="22" calcext:value-type="string">
            <text:p>22</text:p>
          </table:table-cell>
          <table:table-cell table:style-name="ce140"/>
          <table:table-cell table:style-name="ce154" table:formula="of:=DEC2BIN([.A49];8)" office:value-type="string" office:string-value="00100010" calcext:value-type="string">
            <text:p>00100010</text:p>
          </table:table-cell>
          <table:table-cell table:style-name="ce140" table:number-columns-repeated="6"/>
          <table:table-cell table:style-name="ce140" office:value-type="float" office:value="11" calcext:value-type="float">
            <text:p>11</text:p>
          </table:table-cell>
          <table:table-cell table:style-name="ce171" table:number-columns-repeated="3"/>
          <table:table-cell table:style-name="ce149"/>
          <table:table-cell table:style-name="ce230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 office:value-type="float" office:value="1" calcext:value-type="float">
            <text:p>1</text:p>
          </table:table-cell>
          <table:table-cell table:style-name="ce243"/>
          <table:table-cell table:style-name="ce140"/>
          <table:table-cell table:style-name="ce182"/>
          <table:table-cell table:style-name="ce243" office:value-type="float" office:value="1" calcext:value-type="float">
            <text:p>1</text:p>
          </table:table-cell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230" office:value-type="float" office:value="1" calcext:value-type="float">
            <text:p>1</text:p>
          </table:table-cell>
          <table:table-cell table:style-name="ce209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209" table:number-columns-repeated="4"/>
          <table:table-cell table:style-name="ce140" table:number-columns-repeated="7"/>
          <table:table-cell table:style-name="ce182"/>
          <table:table-cell table:style-name="ce243"/>
          <table:table-cell table:style-name="ce140" table:number-columns-repeated="2"/>
          <table:table-cell table:style-name="ce268"/>
          <table:table-cell table:style-name="ce243" office:value-type="float" office:value="1" calcext:value-type="float">
            <text:p>1</text:p>
          </table:table-cell>
          <table:table-cell table:style-name="ce149"/>
          <table:table-cell table:number-columns-repeated="10"/>
          <table:table-cell table:formula="of:=&quot;0&quot; &amp; [.D49] &amp; DEC2BIN([.K49];4)" office:value-type="string" office:string-value="0001000101011" calcext:value-type="string">
            <text:p>0001000101011</text:p>
          </table:table-cell>
          <table:table-cell table:style-name="ce103" table:formula="of:=&quot;0&quot; &amp; BIN2HEX([.D49];2) &amp; DEC2HEX([.K49];1)" office:value-type="string" office:string-value="022B" calcext:value-type="string">
            <text:p>022B</text:p>
          </table:table-cell>
          <table:table-cell table:formula="of:=HEX2DEC([.BS49])" office:value-type="float" office:value="555" calcext:value-type="float">
            <text:p>555</text:p>
          </table:table-cell>
          <table:table-cell table:style-name="ce146" table:formula="of:=SUMIF([.$P49:.$W49];&quot;&gt;0&quot;;[.$P$3:.$W$3])" office:value-type="float" office:value="2" calcext:value-type="float">
            <text:p>2</text:p>
          </table:table-cell>
          <table:table-cell table:style-name="ce146" table:formula="of:=SUMIF([.$Y49:.$AF49];&quot;&gt;0&quot;;[.$Y$3:.$AF$3])" office:value-type="float" office:value="65" calcext:value-type="float">
            <text:p>65</text:p>
          </table:table-cell>
          <table:table-cell table:style-name="ce146" table:formula="of:=SUMIF([.$AH49:.$AO49];&quot;&gt;0&quot;;[.$AH$3:.$AO$3])" office:value-type="float" office:value="0" calcext:value-type="float">
            <text:p>0</text:p>
          </table:table-cell>
          <table:table-cell table:style-name="ce146" table:formula="of:=SUMIF([.$AQ49:.$AX49];&quot;&gt;0&quot;;[.$AQ$3:.$AX$3])" office:value-type="float" office:value="0" calcext:value-type="float">
            <text:p>0</text:p>
          </table:table-cell>
          <table:table-cell table:style-name="ce146" table:formula="of:=SUMIF([.$BA49:.$BH49];&quot;&gt;0&quot;;[.$BA$3:.$BH$3])" office:value-type="float" office:value="4" calcext:value-type="float">
            <text:p>4</text:p>
          </table:table-cell>
          <table:table-cell/>
          <table:table-cell table:style-name="ce103" table:formula="of:=[.BT49]" office:value-type="float" office:value="555" calcext:value-type="float">
            <text:p>555</text:p>
          </table:table-cell>
          <table:table-cell table:style-name="ce103" table:formula="of:=DEC2HEX([.BU49];2)" office:value-type="string" office:string-value="02" calcext:value-type="string">
            <text:p>02</text:p>
          </table:table-cell>
          <table:table-cell table:style-name="ce103" table:formula="of:=DEC2HEX([.BV49];2)" office:value-type="string" office:string-value="41" calcext:value-type="string">
            <text:p>41</text:p>
          </table:table-cell>
          <table:table-cell table:style-name="ce103" table:formula="of:=DEC2HEX([.BW49];2)" office:value-type="string" office:string-value="00" calcext:value-type="string">
            <text:p>00</text:p>
          </table:table-cell>
          <table:table-cell table:style-name="ce103" table:formula="of:=DEC2HEX([.BX49];2)" office:value-type="string" office:string-value="00" calcext:value-type="string">
            <text:p>00</text:p>
          </table:table-cell>
          <table:table-cell table:style-name="ce103" table:formula="of:=DEC2HEX([.BY49];2)" office:value-type="string" office:string-value="04" calcext:value-type="string">
            <text:p>04</text:p>
          </table:table-cell>
        </table:table-row>
        <table:table-row table:style-name="ro1">
          <table:table-cell table:style-name="ce120" office:value-type="float" office:value="35" calcext:value-type="float">
            <text:p>35</text:p>
          </table:table-cell>
          <table:table-cell table:style-name="ce131" table:formula="of:=DEC2HEX([.A50];2)" office:value-type="string" office:string-value="23" calcext:value-type="string">
            <text:p>23</text:p>
          </table:table-cell>
          <table:table-cell table:style-name="ce139" office:value-type="string" calcext:value-type="string">
            <text:p>MVI A</text:p>
          </table:table-cell>
          <table:table-cell table:style-name="ce153" table:formula="of:=DEC2BIN([.A50];8)" office:value-type="string" office:string-value="00100011" calcext:value-type="string">
            <text:p>00100011</text:p>
          </table:table-cell>
          <table:table-cell table:style-name="ce139" office:value-type="string" calcext:value-type="string">
            <text:p>db</text:p>
          </table:table-cell>
          <table:table-cell table:style-name="ce139"/>
          <table:table-cell table:style-name="ce139" office:value-type="string" calcext:value-type="string">
            <text:p>-</text:p>
          </table:table-cell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Load next byte into A</text:p>
          </table:table-cell>
          <table:table-cell table:style-name="ce139" office:value-type="float" office:value="3" calcext:value-type="float">
            <text:p>3</text:p>
          </table:table-cell>
          <table:table-cell table:style-name="ce170" table:number-columns-repeated="3"/>
          <table:table-cell table:style-name="ce147"/>
          <table:table-cell table:style-name="ce229"/>
          <table:table-cell table:style-name="ce242"/>
          <table:table-cell table:style-name="ce181" office:value-type="float" office:value="1" calcext:value-type="float">
            <text:p>1</text:p>
          </table:table-cell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229"/>
          <table:table-cell table:style-name="ce208"/>
          <table:table-cell table:style-name="ce181"/>
          <table:table-cell table:style-name="ce242" office:value-type="float" office:value="1" calcext:value-type="float">
            <text:p>1</text:p>
          </table:table-cell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208" table:number-columns-repeated="4"/>
          <table:table-cell table:style-name="ce139" table:number-columns-repeated="7"/>
          <table:table-cell table:style-name="ce181"/>
          <table:table-cell table:style-name="ce242"/>
          <table:table-cell table:style-name="ce139" table:number-columns-repeated="2"/>
          <table:table-cell table:style-name="ce267"/>
          <table:table-cell table:style-name="ce242" office:value-type="float" office:value="1" calcext:value-type="float">
            <text:p>1</text:p>
          </table:table-cell>
          <table:table-cell table:style-name="ce147"/>
          <table:table-cell table:number-columns-repeated="10"/>
          <table:table-cell table:formula="of:=&quot;0&quot; &amp; [.D50] &amp; DEC2BIN([.K50];4)" office:value-type="string" office:string-value="0001000110011" calcext:value-type="string">
            <text:p>0001000110011</text:p>
          </table:table-cell>
          <table:table-cell table:style-name="ce103" table:formula="of:=&quot;0&quot; &amp; BIN2HEX([.D50];2) &amp; DEC2HEX([.K50];1)" office:value-type="string" office:string-value="0233" calcext:value-type="string">
            <text:p>0233</text:p>
          </table:table-cell>
          <table:table-cell table:formula="of:=HEX2DEC([.BS50])" office:value-type="float" office:value="563" calcext:value-type="float">
            <text:p>563</text:p>
          </table:table-cell>
          <table:table-cell table:style-name="ce146" table:formula="of:=SUMIF([.$P50:.$W50];&quot;&gt;0&quot;;[.$P$3:.$W$3])" office:value-type="float" office:value="32" calcext:value-type="float">
            <text:p>32</text:p>
          </table:table-cell>
          <table:table-cell table:style-name="ce146" table:formula="of:=SUMIF([.$Y50:.$AF50];&quot;&gt;0&quot;;[.$Y$3:.$AF$3])" office:value-type="float" office:value="0" calcext:value-type="float">
            <text:p>0</text:p>
          </table:table-cell>
          <table:table-cell table:style-name="ce146" table:formula="of:=SUMIF([.$AH50:.$AO50];&quot;&gt;0&quot;;[.$AH$3:.$AO$3])" office:value-type="float" office:value="64" calcext:value-type="float">
            <text:p>64</text:p>
          </table:table-cell>
          <table:table-cell table:style-name="ce146" table:formula="of:=SUMIF([.$AQ50:.$AX50];&quot;&gt;0&quot;;[.$AQ$3:.$AX$3])" office:value-type="float" office:value="0" calcext:value-type="float">
            <text:p>0</text:p>
          </table:table-cell>
          <table:table-cell table:style-name="ce146" table:formula="of:=SUMIF([.$BA50:.$BH50];&quot;&gt;0&quot;;[.$BA$3:.$BH$3])" office:value-type="float" office:value="4" calcext:value-type="float">
            <text:p>4</text:p>
          </table:table-cell>
          <table:table-cell/>
          <table:table-cell table:style-name="ce103" table:formula="of:=[.BT50]" office:value-type="float" office:value="563" calcext:value-type="float">
            <text:p>563</text:p>
          </table:table-cell>
          <table:table-cell table:style-name="ce103" table:formula="of:=DEC2HEX([.BU50];2)" office:value-type="string" office:string-value="20" calcext:value-type="string">
            <text:p>20</text:p>
          </table:table-cell>
          <table:table-cell table:style-name="ce103" table:formula="of:=DEC2HEX([.BV50];2)" office:value-type="string" office:string-value="00" calcext:value-type="string">
            <text:p>00</text:p>
          </table:table-cell>
          <table:table-cell table:style-name="ce103" table:formula="of:=DEC2HEX([.BW50];2)" office:value-type="string" office:string-value="40" calcext:value-type="string">
            <text:p>40</text:p>
          </table:table-cell>
          <table:table-cell table:style-name="ce103" table:formula="of:=DEC2HEX([.BX50];2)" office:value-type="string" office:string-value="00" calcext:value-type="string">
            <text:p>00</text:p>
          </table:table-cell>
          <table:table-cell table:style-name="ce103" table:formula="of:=DEC2HEX([.BY50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35" calcext:value-type="float">
            <text:p>35</text:p>
          </table:table-cell>
          <table:table-cell table:style-name="ce103" table:formula="of:=DEC2HEX([.A51];2)" office:value-type="string" office:string-value="23" calcext:value-type="string">
            <text:p>23</text:p>
          </table:table-cell>
          <table:table-cell table:style-name="ce146"/>
          <table:table-cell table:style-name="ce156" table:formula="of:=DEC2BIN([.A51];8)" office:value-type="string" office:string-value="00100011" calcext:value-type="string">
            <text:p>0010001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175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51] &amp; DEC2BIN([.K51];4)" office:value-type="string" office:string-value="0001000110100" calcext:value-type="string">
            <text:p>0001000110100</text:p>
          </table:table-cell>
          <table:table-cell table:style-name="ce103" table:formula="of:=&quot;0&quot; &amp; BIN2HEX([.D51];2) &amp; DEC2HEX([.K51];1)" office:value-type="string" office:string-value="0234" calcext:value-type="string">
            <text:p>0234</text:p>
          </table:table-cell>
          <table:table-cell table:formula="of:=HEX2DEC([.BS51])" office:value-type="float" office:value="564" calcext:value-type="float">
            <text:p>564</text:p>
          </table:table-cell>
          <table:table-cell table:style-name="ce146" table:formula="of:=SUMIF([.$P51:.$W51];&quot;&gt;0&quot;;[.$P$3:.$W$3])" office:value-type="float" office:value="8" calcext:value-type="float">
            <text:p>8</text:p>
          </table:table-cell>
          <table:table-cell table:style-name="ce146" table:formula="of:=SUMIF([.$Y51:.$AF51];&quot;&gt;0&quot;;[.$Y$3:.$AF$3])" office:value-type="float" office:value="0" calcext:value-type="float">
            <text:p>0</text:p>
          </table:table-cell>
          <table:table-cell table:style-name="ce146" table:formula="of:=SUMIF([.$AH51:.$AO51];&quot;&gt;0&quot;;[.$AH$3:.$AO$3])" office:value-type="float" office:value="16" calcext:value-type="float">
            <text:p>16</text:p>
          </table:table-cell>
          <table:table-cell table:style-name="ce146" table:formula="of:=SUMIF([.$AQ51:.$AX51];&quot;&gt;0&quot;;[.$AQ$3:.$AX$3])" office:value-type="float" office:value="0" calcext:value-type="float">
            <text:p>0</text:p>
          </table:table-cell>
          <table:table-cell table:style-name="ce146" table:formula="of:=SUMIF([.$BA51:.$BH51];&quot;&gt;0&quot;;[.$BA$3:.$BH$3])" office:value-type="float" office:value="4" calcext:value-type="float">
            <text:p>4</text:p>
          </table:table-cell>
          <table:table-cell/>
          <table:table-cell table:style-name="ce103" table:formula="of:=[.BT51]" office:value-type="float" office:value="564" calcext:value-type="float">
            <text:p>564</text:p>
          </table:table-cell>
          <table:table-cell table:style-name="ce103" table:formula="of:=DEC2HEX([.BU51];2)" office:value-type="string" office:string-value="08" calcext:value-type="string">
            <text:p>08</text:p>
          </table:table-cell>
          <table:table-cell table:style-name="ce103" table:formula="of:=DEC2HEX([.BV51];2)" office:value-type="string" office:string-value="00" calcext:value-type="string">
            <text:p>00</text:p>
          </table:table-cell>
          <table:table-cell table:style-name="ce103" table:formula="of:=DEC2HEX([.BW51];2)" office:value-type="string" office:string-value="10" calcext:value-type="string">
            <text:p>10</text:p>
          </table:table-cell>
          <table:table-cell table:style-name="ce103" table:formula="of:=DEC2HEX([.BX51];2)" office:value-type="string" office:string-value="00" calcext:value-type="string">
            <text:p>00</text:p>
          </table:table-cell>
          <table:table-cell table:style-name="ce103" table:formula="of:=DEC2HEX([.BY51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35" calcext:value-type="float">
            <text:p>35</text:p>
          </table:table-cell>
          <table:table-cell table:style-name="ce103" table:formula="of:=DEC2HEX([.A52];2)" office:value-type="string" office:string-value="23" calcext:value-type="string">
            <text:p>23</text:p>
          </table:table-cell>
          <table:table-cell table:style-name="ce146"/>
          <table:table-cell table:style-name="ce156" table:formula="of:=DEC2BIN([.A52];8)" office:value-type="string" office:string-value="00100011" calcext:value-type="string">
            <text:p>0010001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style-name="ce175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52] &amp; DEC2BIN([.K52];4)" office:value-type="string" office:string-value="0001000110101" calcext:value-type="string">
            <text:p>0001000110101</text:p>
          </table:table-cell>
          <table:table-cell table:style-name="ce103" table:formula="of:=&quot;0&quot; &amp; BIN2HEX([.D52];2) &amp; DEC2HEX([.K52];1)" office:value-type="string" office:string-value="0235" calcext:value-type="string">
            <text:p>0235</text:p>
          </table:table-cell>
          <table:table-cell table:formula="of:=HEX2DEC([.BS52])" office:value-type="float" office:value="565" calcext:value-type="float">
            <text:p>565</text:p>
          </table:table-cell>
          <table:table-cell table:style-name="ce146" table:formula="of:=SUMIF([.$P52:.$W52];&quot;&gt;0&quot;;[.$P$3:.$W$3])" office:value-type="float" office:value="2" calcext:value-type="float">
            <text:p>2</text:p>
          </table:table-cell>
          <table:table-cell table:style-name="ce146" table:formula="of:=SUMIF([.$Y52:.$AF52];&quot;&gt;0&quot;;[.$Y$3:.$AF$3])" office:value-type="float" office:value="64" calcext:value-type="float">
            <text:p>64</text:p>
          </table:table-cell>
          <table:table-cell table:style-name="ce146" table:formula="of:=SUMIF([.$AH52:.$AO52];&quot;&gt;0&quot;;[.$AH$3:.$AO$3])" office:value-type="float" office:value="0" calcext:value-type="float">
            <text:p>0</text:p>
          </table:table-cell>
          <table:table-cell table:style-name="ce146" table:formula="of:=SUMIF([.$AQ52:.$AX52];&quot;&gt;0&quot;;[.$AQ$3:.$AX$3])" office:value-type="float" office:value="0" calcext:value-type="float">
            <text:p>0</text:p>
          </table:table-cell>
          <table:table-cell table:style-name="ce146" table:formula="of:=SUMIF([.$BA52:.$BH52];&quot;&gt;0&quot;;[.$BA$3:.$BH$3])" office:value-type="float" office:value="4" calcext:value-type="float">
            <text:p>4</text:p>
          </table:table-cell>
          <table:table-cell/>
          <table:table-cell table:style-name="ce103" table:formula="of:=[.BT52]" office:value-type="float" office:value="565" calcext:value-type="float">
            <text:p>565</text:p>
          </table:table-cell>
          <table:table-cell table:style-name="ce103" table:formula="of:=DEC2HEX([.BU52];2)" office:value-type="string" office:string-value="02" calcext:value-type="string">
            <text:p>02</text:p>
          </table:table-cell>
          <table:table-cell table:style-name="ce103" table:formula="of:=DEC2HEX([.BV52];2)" office:value-type="string" office:string-value="40" calcext:value-type="string">
            <text:p>40</text:p>
          </table:table-cell>
          <table:table-cell table:style-name="ce103" table:formula="of:=DEC2HEX([.BW52];2)" office:value-type="string" office:string-value="00" calcext:value-type="string">
            <text:p>00</text:p>
          </table:table-cell>
          <table:table-cell table:style-name="ce103" table:formula="of:=DEC2HEX([.BX52];2)" office:value-type="string" office:string-value="00" calcext:value-type="string">
            <text:p>00</text:p>
          </table:table-cell>
          <table:table-cell table:style-name="ce103" table:formula="of:=DEC2HEX([.BY52];2)" office:value-type="string" office:string-value="04" calcext:value-type="string">
            <text:p>04</text:p>
          </table:table-cell>
        </table:table-row>
        <table:table-row table:style-name="ro1">
          <table:table-cell table:style-name="ce121" office:value-type="float" office:value="35" calcext:value-type="float">
            <text:p>35</text:p>
          </table:table-cell>
          <table:table-cell table:style-name="ce132" table:formula="of:=DEC2HEX([.A53];2)" office:value-type="string" office:string-value="23" calcext:value-type="string">
            <text:p>23</text:p>
          </table:table-cell>
          <table:table-cell table:style-name="ce140"/>
          <table:table-cell table:style-name="ce154" table:formula="of:=DEC2BIN([.A53];8)" office:value-type="string" office:string-value="00100011" calcext:value-type="string">
            <text:p>00100011</text:p>
          </table:table-cell>
          <table:table-cell table:style-name="ce140" table:number-columns-repeated="6"/>
          <table:table-cell table:style-name="ce140" office:value-type="float" office:value="6" calcext:value-type="float">
            <text:p>6</text:p>
          </table:table-cell>
          <table:table-cell table:style-name="ce171" table:number-columns-repeated="3"/>
          <table:table-cell table:style-name="ce149"/>
          <table:table-cell table:style-name="ce230" office:value-type="float" office:value="1" calcext:value-type="float">
            <text:p>1</text:p>
          </table:table-cell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230" office:value-type="float" office:value="1" calcext:value-type="float">
            <text:p>1</text:p>
          </table:table-cell>
          <table:table-cell table:style-name="ce209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209" table:number-columns-repeated="4"/>
          <table:table-cell table:style-name="ce140" table:number-columns-repeated="7"/>
          <table:table-cell table:style-name="ce182"/>
          <table:table-cell table:style-name="ce243"/>
          <table:table-cell table:style-name="ce140" table:number-columns-repeated="2"/>
          <table:table-cell table:style-name="ce268"/>
          <table:table-cell table:style-name="ce243" office:value-type="float" office:value="1" calcext:value-type="float">
            <text:p>1</text:p>
          </table:table-cell>
          <table:table-cell table:style-name="ce149"/>
          <table:table-cell table:number-columns-repeated="10"/>
          <table:table-cell table:formula="of:=&quot;0&quot; &amp; [.D53] &amp; DEC2BIN([.K53];4)" office:value-type="string" office:string-value="0001000110110" calcext:value-type="string">
            <text:p>0001000110110</text:p>
          </table:table-cell>
          <table:table-cell table:style-name="ce103" table:formula="of:=&quot;0&quot; &amp; BIN2HEX([.D53];2) &amp; DEC2HEX([.K53];1)" office:value-type="string" office:string-value="0236" calcext:value-type="string">
            <text:p>0236</text:p>
          </table:table-cell>
          <table:table-cell table:formula="of:=HEX2DEC([.BS53])" office:value-type="float" office:value="566" calcext:value-type="float">
            <text:p>566</text:p>
          </table:table-cell>
          <table:table-cell table:style-name="ce146" table:formula="of:=SUMIF([.$P53:.$W53];&quot;&gt;0&quot;;[.$P$3:.$W$3])" office:value-type="float" office:value="128" calcext:value-type="float">
            <text:p>128</text:p>
          </table:table-cell>
          <table:table-cell table:style-name="ce146" table:formula="of:=SUMIF([.$Y53:.$AF53];&quot;&gt;0&quot;;[.$Y$3:.$AF$3])" office:value-type="float" office:value="1" calcext:value-type="float">
            <text:p>1</text:p>
          </table:table-cell>
          <table:table-cell table:style-name="ce146" table:formula="of:=SUMIF([.$AH53:.$AO53];&quot;&gt;0&quot;;[.$AH$3:.$AO$3])" office:value-type="float" office:value="0" calcext:value-type="float">
            <text:p>0</text:p>
          </table:table-cell>
          <table:table-cell table:style-name="ce146" table:formula="of:=SUMIF([.$AQ53:.$AX53];&quot;&gt;0&quot;;[.$AQ$3:.$AX$3])" office:value-type="float" office:value="0" calcext:value-type="float">
            <text:p>0</text:p>
          </table:table-cell>
          <table:table-cell table:style-name="ce146" table:formula="of:=SUMIF([.$BA53:.$BH53];&quot;&gt;0&quot;;[.$BA$3:.$BH$3])" office:value-type="float" office:value="4" calcext:value-type="float">
            <text:p>4</text:p>
          </table:table-cell>
          <table:table-cell/>
          <table:table-cell table:style-name="ce103" table:formula="of:=[.BT53]" office:value-type="float" office:value="566" calcext:value-type="float">
            <text:p>566</text:p>
          </table:table-cell>
          <table:table-cell table:style-name="ce103" table:formula="of:=DEC2HEX([.BU53];2)" office:value-type="string" office:string-value="80" calcext:value-type="string">
            <text:p>80</text:p>
          </table:table-cell>
          <table:table-cell table:style-name="ce103" table:formula="of:=DEC2HEX([.BV53];2)" office:value-type="string" office:string-value="01" calcext:value-type="string">
            <text:p>01</text:p>
          </table:table-cell>
          <table:table-cell table:style-name="ce103" table:formula="of:=DEC2HEX([.BW53];2)" office:value-type="string" office:string-value="00" calcext:value-type="string">
            <text:p>00</text:p>
          </table:table-cell>
          <table:table-cell table:style-name="ce103" table:formula="of:=DEC2HEX([.BX53];2)" office:value-type="string" office:string-value="00" calcext:value-type="string">
            <text:p>00</text:p>
          </table:table-cell>
          <table:table-cell table:style-name="ce103" table:formula="of:=DEC2HEX([.BY53];2)" office:value-type="string" office:string-value="04" calcext:value-type="string">
            <text:p>04</text:p>
          </table:table-cell>
        </table:table-row>
        <table:table-row table:style-name="ro1">
          <table:table-cell table:style-name="ce120" office:value-type="float" office:value="36" calcext:value-type="float">
            <text:p>36</text:p>
          </table:table-cell>
          <table:table-cell table:style-name="ce131" table:formula="of:=DEC2HEX([.A54];2)" office:value-type="string" office:string-value="24" calcext:value-type="string">
            <text:p>24</text:p>
          </table:table-cell>
          <table:table-cell table:style-name="ce139" office:value-type="string" calcext:value-type="string">
            <text:p>MVI B</text:p>
          </table:table-cell>
          <table:table-cell table:style-name="ce153" table:formula="of:=DEC2BIN([.A54];8)" office:value-type="string" office:string-value="00100100" calcext:value-type="string">
            <text:p>00100100</text:p>
          </table:table-cell>
          <table:table-cell table:style-name="ce139" office:value-type="string" calcext:value-type="string">
            <text:p>db</text:p>
          </table:table-cell>
          <table:table-cell table:style-name="ce139"/>
          <table:table-cell table:style-name="ce139" office:value-type="string" calcext:value-type="string">
            <text:p>-</text:p>
          </table:table-cell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Load next byte into B</text:p>
          </table:table-cell>
          <table:table-cell table:style-name="ce139" office:value-type="float" office:value="3" calcext:value-type="float">
            <text:p>3</text:p>
          </table:table-cell>
          <table:table-cell table:style-name="ce170" table:number-columns-repeated="3"/>
          <table:table-cell table:style-name="ce147"/>
          <table:table-cell table:style-name="ce229"/>
          <table:table-cell table:style-name="ce242"/>
          <table:table-cell table:style-name="ce181" office:value-type="float" office:value="1" calcext:value-type="float">
            <text:p>1</text:p>
          </table:table-cell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229"/>
          <table:table-cell table:style-name="ce208"/>
          <table:table-cell table:style-name="ce181"/>
          <table:table-cell table:style-name="ce242" office:value-type="float" office:value="1" calcext:value-type="float">
            <text:p>1</text:p>
          </table:table-cell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208" table:number-columns-repeated="4"/>
          <table:table-cell table:style-name="ce139" table:number-columns-repeated="7"/>
          <table:table-cell table:style-name="ce181"/>
          <table:table-cell table:style-name="ce242"/>
          <table:table-cell table:style-name="ce139" table:number-columns-repeated="2"/>
          <table:table-cell table:style-name="ce267"/>
          <table:table-cell table:style-name="ce242" office:value-type="float" office:value="1" calcext:value-type="float">
            <text:p>1</text:p>
          </table:table-cell>
          <table:table-cell table:style-name="ce147"/>
          <table:table-cell table:number-columns-repeated="10"/>
          <table:table-cell table:formula="of:=&quot;0&quot; &amp; [.D54] &amp; DEC2BIN([.K54];4)" office:value-type="string" office:string-value="0001001000011" calcext:value-type="string">
            <text:p>0001001000011</text:p>
          </table:table-cell>
          <table:table-cell table:style-name="ce103" table:formula="of:=&quot;0&quot; &amp; BIN2HEX([.D54];2) &amp; DEC2HEX([.K54];1)" office:value-type="string" office:string-value="0243" calcext:value-type="string">
            <text:p>0243</text:p>
          </table:table-cell>
          <table:table-cell table:formula="of:=HEX2DEC([.BS54])" office:value-type="float" office:value="579" calcext:value-type="float">
            <text:p>579</text:p>
          </table:table-cell>
          <table:table-cell table:style-name="ce146" table:formula="of:=SUMIF([.$P54:.$W54];&quot;&gt;0&quot;;[.$P$3:.$W$3])" office:value-type="float" office:value="32" calcext:value-type="float">
            <text:p>32</text:p>
          </table:table-cell>
          <table:table-cell table:style-name="ce146" table:formula="of:=SUMIF([.$Y54:.$AF54];&quot;&gt;0&quot;;[.$Y$3:.$AF$3])" office:value-type="float" office:value="0" calcext:value-type="float">
            <text:p>0</text:p>
          </table:table-cell>
          <table:table-cell table:style-name="ce146" table:formula="of:=SUMIF([.$AH54:.$AO54];&quot;&gt;0&quot;;[.$AH$3:.$AO$3])" office:value-type="float" office:value="64" calcext:value-type="float">
            <text:p>64</text:p>
          </table:table-cell>
          <table:table-cell table:style-name="ce146" table:formula="of:=SUMIF([.$AQ54:.$AX54];&quot;&gt;0&quot;;[.$AQ$3:.$AX$3])" office:value-type="float" office:value="0" calcext:value-type="float">
            <text:p>0</text:p>
          </table:table-cell>
          <table:table-cell table:style-name="ce146" table:formula="of:=SUMIF([.$BA54:.$BH54];&quot;&gt;0&quot;;[.$BA$3:.$BH$3])" office:value-type="float" office:value="4" calcext:value-type="float">
            <text:p>4</text:p>
          </table:table-cell>
          <table:table-cell/>
          <table:table-cell table:style-name="ce103" table:formula="of:=[.BT54]" office:value-type="float" office:value="579" calcext:value-type="float">
            <text:p>579</text:p>
          </table:table-cell>
          <table:table-cell table:style-name="ce103" table:formula="of:=DEC2HEX([.BU54];2)" office:value-type="string" office:string-value="20" calcext:value-type="string">
            <text:p>20</text:p>
          </table:table-cell>
          <table:table-cell table:style-name="ce103" table:formula="of:=DEC2HEX([.BV54];2)" office:value-type="string" office:string-value="00" calcext:value-type="string">
            <text:p>00</text:p>
          </table:table-cell>
          <table:table-cell table:style-name="ce103" table:formula="of:=DEC2HEX([.BW54];2)" office:value-type="string" office:string-value="40" calcext:value-type="string">
            <text:p>40</text:p>
          </table:table-cell>
          <table:table-cell table:style-name="ce103" table:formula="of:=DEC2HEX([.BX54];2)" office:value-type="string" office:string-value="00" calcext:value-type="string">
            <text:p>00</text:p>
          </table:table-cell>
          <table:table-cell table:style-name="ce103" table:formula="of:=DEC2HEX([.BY54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36" calcext:value-type="float">
            <text:p>36</text:p>
          </table:table-cell>
          <table:table-cell table:style-name="ce103" table:formula="of:=DEC2HEX([.A55];2)" office:value-type="string" office:string-value="24" calcext:value-type="string">
            <text:p>24</text:p>
          </table:table-cell>
          <table:table-cell table:style-name="ce146"/>
          <table:table-cell table:style-name="ce156" table:formula="of:=DEC2BIN([.A55];8)" office:value-type="string" office:string-value="00100100" calcext:value-type="string">
            <text:p>0010010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175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55] &amp; DEC2BIN([.K55];4)" office:value-type="string" office:string-value="0001001000100" calcext:value-type="string">
            <text:p>0001001000100</text:p>
          </table:table-cell>
          <table:table-cell table:style-name="ce103" table:formula="of:=&quot;0&quot; &amp; BIN2HEX([.D55];2) &amp; DEC2HEX([.K55];1)" office:value-type="string" office:string-value="0244" calcext:value-type="string">
            <text:p>0244</text:p>
          </table:table-cell>
          <table:table-cell table:formula="of:=HEX2DEC([.BS55])" office:value-type="float" office:value="580" calcext:value-type="float">
            <text:p>580</text:p>
          </table:table-cell>
          <table:table-cell table:style-name="ce146" table:formula="of:=SUMIF([.$P55:.$W55];&quot;&gt;0&quot;;[.$P$3:.$W$3])" office:value-type="float" office:value="8" calcext:value-type="float">
            <text:p>8</text:p>
          </table:table-cell>
          <table:table-cell table:style-name="ce146" table:formula="of:=SUMIF([.$Y55:.$AF55];&quot;&gt;0&quot;;[.$Y$3:.$AF$3])" office:value-type="float" office:value="0" calcext:value-type="float">
            <text:p>0</text:p>
          </table:table-cell>
          <table:table-cell table:style-name="ce146" table:formula="of:=SUMIF([.$AH55:.$AO55];&quot;&gt;0&quot;;[.$AH$3:.$AO$3])" office:value-type="float" office:value="16" calcext:value-type="float">
            <text:p>16</text:p>
          </table:table-cell>
          <table:table-cell table:style-name="ce146" table:formula="of:=SUMIF([.$AQ55:.$AX55];&quot;&gt;0&quot;;[.$AQ$3:.$AX$3])" office:value-type="float" office:value="0" calcext:value-type="float">
            <text:p>0</text:p>
          </table:table-cell>
          <table:table-cell table:style-name="ce146" table:formula="of:=SUMIF([.$BA55:.$BH55];&quot;&gt;0&quot;;[.$BA$3:.$BH$3])" office:value-type="float" office:value="4" calcext:value-type="float">
            <text:p>4</text:p>
          </table:table-cell>
          <table:table-cell/>
          <table:table-cell table:style-name="ce103" table:formula="of:=[.BT55]" office:value-type="float" office:value="580" calcext:value-type="float">
            <text:p>580</text:p>
          </table:table-cell>
          <table:table-cell table:style-name="ce103" table:formula="of:=DEC2HEX([.BU55];2)" office:value-type="string" office:string-value="08" calcext:value-type="string">
            <text:p>08</text:p>
          </table:table-cell>
          <table:table-cell table:style-name="ce103" table:formula="of:=DEC2HEX([.BV55];2)" office:value-type="string" office:string-value="00" calcext:value-type="string">
            <text:p>00</text:p>
          </table:table-cell>
          <table:table-cell table:style-name="ce103" table:formula="of:=DEC2HEX([.BW55];2)" office:value-type="string" office:string-value="10" calcext:value-type="string">
            <text:p>10</text:p>
          </table:table-cell>
          <table:table-cell table:style-name="ce103" table:formula="of:=DEC2HEX([.BX55];2)" office:value-type="string" office:string-value="00" calcext:value-type="string">
            <text:p>00</text:p>
          </table:table-cell>
          <table:table-cell table:style-name="ce103" table:formula="of:=DEC2HEX([.BY55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36" calcext:value-type="float">
            <text:p>36</text:p>
          </table:table-cell>
          <table:table-cell table:style-name="ce103" table:formula="of:=DEC2HEX([.A56];2)" office:value-type="string" office:string-value="24" calcext:value-type="string">
            <text:p>24</text:p>
          </table:table-cell>
          <table:table-cell table:style-name="ce146"/>
          <table:table-cell table:style-name="ce156" table:formula="of:=DEC2BIN([.A56];8)" office:value-type="string" office:string-value="00100100" calcext:value-type="string">
            <text:p>0010010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style-name="ce175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56] &amp; DEC2BIN([.K56];4)" office:value-type="string" office:string-value="0001001000101" calcext:value-type="string">
            <text:p>0001001000101</text:p>
          </table:table-cell>
          <table:table-cell table:style-name="ce103" table:formula="of:=&quot;0&quot; &amp; BIN2HEX([.D56];2) &amp; DEC2HEX([.K56];1)" office:value-type="string" office:string-value="0245" calcext:value-type="string">
            <text:p>0245</text:p>
          </table:table-cell>
          <table:table-cell table:formula="of:=HEX2DEC([.BS56])" office:value-type="float" office:value="581" calcext:value-type="float">
            <text:p>581</text:p>
          </table:table-cell>
          <table:table-cell table:style-name="ce146" table:formula="of:=SUMIF([.$P56:.$W56];&quot;&gt;0&quot;;[.$P$3:.$W$3])" office:value-type="float" office:value="2" calcext:value-type="float">
            <text:p>2</text:p>
          </table:table-cell>
          <table:table-cell table:style-name="ce146" table:formula="of:=SUMIF([.$Y56:.$AF56];&quot;&gt;0&quot;;[.$Y$3:.$AF$3])" office:value-type="float" office:value="16" calcext:value-type="float">
            <text:p>16</text:p>
          </table:table-cell>
          <table:table-cell table:style-name="ce146" table:formula="of:=SUMIF([.$AH56:.$AO56];&quot;&gt;0&quot;;[.$AH$3:.$AO$3])" office:value-type="float" office:value="0" calcext:value-type="float">
            <text:p>0</text:p>
          </table:table-cell>
          <table:table-cell table:style-name="ce146" table:formula="of:=SUMIF([.$AQ56:.$AX56];&quot;&gt;0&quot;;[.$AQ$3:.$AX$3])" office:value-type="float" office:value="0" calcext:value-type="float">
            <text:p>0</text:p>
          </table:table-cell>
          <table:table-cell table:style-name="ce146" table:formula="of:=SUMIF([.$BA56:.$BH56];&quot;&gt;0&quot;;[.$BA$3:.$BH$3])" office:value-type="float" office:value="4" calcext:value-type="float">
            <text:p>4</text:p>
          </table:table-cell>
          <table:table-cell/>
          <table:table-cell table:style-name="ce103" table:formula="of:=[.BT56]" office:value-type="float" office:value="581" calcext:value-type="float">
            <text:p>581</text:p>
          </table:table-cell>
          <table:table-cell table:style-name="ce103" table:formula="of:=DEC2HEX([.BU56];2)" office:value-type="string" office:string-value="02" calcext:value-type="string">
            <text:p>02</text:p>
          </table:table-cell>
          <table:table-cell table:style-name="ce103" table:formula="of:=DEC2HEX([.BV56];2)" office:value-type="string" office:string-value="10" calcext:value-type="string">
            <text:p>10</text:p>
          </table:table-cell>
          <table:table-cell table:style-name="ce103" table:formula="of:=DEC2HEX([.BW56];2)" office:value-type="string" office:string-value="00" calcext:value-type="string">
            <text:p>00</text:p>
          </table:table-cell>
          <table:table-cell table:style-name="ce103" table:formula="of:=DEC2HEX([.BX56];2)" office:value-type="string" office:string-value="00" calcext:value-type="string">
            <text:p>00</text:p>
          </table:table-cell>
          <table:table-cell table:style-name="ce103" table:formula="of:=DEC2HEX([.BY56];2)" office:value-type="string" office:string-value="04" calcext:value-type="string">
            <text:p>04</text:p>
          </table:table-cell>
        </table:table-row>
        <table:table-row table:style-name="ro1">
          <table:table-cell table:style-name="ce121" office:value-type="float" office:value="36" calcext:value-type="float">
            <text:p>36</text:p>
          </table:table-cell>
          <table:table-cell table:style-name="ce132" table:formula="of:=DEC2HEX([.A57];2)" office:value-type="string" office:string-value="24" calcext:value-type="string">
            <text:p>24</text:p>
          </table:table-cell>
          <table:table-cell table:style-name="ce140"/>
          <table:table-cell table:style-name="ce154" table:formula="of:=DEC2BIN([.A57];8)" office:value-type="string" office:string-value="00100100" calcext:value-type="string">
            <text:p>00100100</text:p>
          </table:table-cell>
          <table:table-cell table:style-name="ce140" table:number-columns-repeated="6"/>
          <table:table-cell table:style-name="ce140" office:value-type="float" office:value="6" calcext:value-type="float">
            <text:p>6</text:p>
          </table:table-cell>
          <table:table-cell table:style-name="ce171" table:number-columns-repeated="3"/>
          <table:table-cell table:style-name="ce149"/>
          <table:table-cell table:style-name="ce230" office:value-type="float" office:value="1" calcext:value-type="float">
            <text:p>1</text:p>
          </table:table-cell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230" office:value-type="float" office:value="1" calcext:value-type="float">
            <text:p>1</text:p>
          </table:table-cell>
          <table:table-cell table:style-name="ce209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209" table:number-columns-repeated="4"/>
          <table:table-cell table:style-name="ce140" table:number-columns-repeated="7"/>
          <table:table-cell table:style-name="ce182"/>
          <table:table-cell table:style-name="ce243"/>
          <table:table-cell table:style-name="ce140" table:number-columns-repeated="2"/>
          <table:table-cell table:style-name="ce268"/>
          <table:table-cell table:style-name="ce243" office:value-type="float" office:value="1" calcext:value-type="float">
            <text:p>1</text:p>
          </table:table-cell>
          <table:table-cell table:style-name="ce149"/>
          <table:table-cell table:number-columns-repeated="10"/>
          <table:table-cell table:formula="of:=&quot;0&quot; &amp; [.D57] &amp; DEC2BIN([.K57];4)" office:value-type="string" office:string-value="0001001000110" calcext:value-type="string">
            <text:p>0001001000110</text:p>
          </table:table-cell>
          <table:table-cell table:style-name="ce103" table:formula="of:=&quot;0&quot; &amp; BIN2HEX([.D57];2) &amp; DEC2HEX([.K57];1)" office:value-type="string" office:string-value="0246" calcext:value-type="string">
            <text:p>0246</text:p>
          </table:table-cell>
          <table:table-cell table:formula="of:=HEX2DEC([.BS57])" office:value-type="float" office:value="582" calcext:value-type="float">
            <text:p>582</text:p>
          </table:table-cell>
          <table:table-cell table:style-name="ce146" table:formula="of:=SUMIF([.$P57:.$W57];&quot;&gt;0&quot;;[.$P$3:.$W$3])" office:value-type="float" office:value="128" calcext:value-type="float">
            <text:p>128</text:p>
          </table:table-cell>
          <table:table-cell table:style-name="ce146" table:formula="of:=SUMIF([.$Y57:.$AF57];&quot;&gt;0&quot;;[.$Y$3:.$AF$3])" office:value-type="float" office:value="1" calcext:value-type="float">
            <text:p>1</text:p>
          </table:table-cell>
          <table:table-cell table:style-name="ce146" table:formula="of:=SUMIF([.$AH57:.$AO57];&quot;&gt;0&quot;;[.$AH$3:.$AO$3])" office:value-type="float" office:value="0" calcext:value-type="float">
            <text:p>0</text:p>
          </table:table-cell>
          <table:table-cell table:style-name="ce146" table:formula="of:=SUMIF([.$AQ57:.$AX57];&quot;&gt;0&quot;;[.$AQ$3:.$AX$3])" office:value-type="float" office:value="0" calcext:value-type="float">
            <text:p>0</text:p>
          </table:table-cell>
          <table:table-cell table:style-name="ce146" table:formula="of:=SUMIF([.$BA57:.$BH57];&quot;&gt;0&quot;;[.$BA$3:.$BH$3])" office:value-type="float" office:value="4" calcext:value-type="float">
            <text:p>4</text:p>
          </table:table-cell>
          <table:table-cell/>
          <table:table-cell table:style-name="ce103" table:formula="of:=[.BT57]" office:value-type="float" office:value="582" calcext:value-type="float">
            <text:p>582</text:p>
          </table:table-cell>
          <table:table-cell table:style-name="ce103" table:formula="of:=DEC2HEX([.BU57];2)" office:value-type="string" office:string-value="80" calcext:value-type="string">
            <text:p>80</text:p>
          </table:table-cell>
          <table:table-cell table:style-name="ce103" table:formula="of:=DEC2HEX([.BV57];2)" office:value-type="string" office:string-value="01" calcext:value-type="string">
            <text:p>01</text:p>
          </table:table-cell>
          <table:table-cell table:style-name="ce103" table:formula="of:=DEC2HEX([.BW57];2)" office:value-type="string" office:string-value="00" calcext:value-type="string">
            <text:p>00</text:p>
          </table:table-cell>
          <table:table-cell table:style-name="ce103" table:formula="of:=DEC2HEX([.BX57];2)" office:value-type="string" office:string-value="00" calcext:value-type="string">
            <text:p>00</text:p>
          </table:table-cell>
          <table:table-cell table:style-name="ce103" table:formula="of:=DEC2HEX([.BY57];2)" office:value-type="string" office:string-value="04" calcext:value-type="string">
            <text:p>04</text:p>
          </table:table-cell>
        </table:table-row>
        <table:table-row table:style-name="ro1">
          <table:table-cell table:style-name="ce120" office:value-type="float" office:value="37" calcext:value-type="float">
            <text:p>37</text:p>
          </table:table-cell>
          <table:table-cell table:style-name="ce131" table:formula="of:=DEC2HEX([.A58];2)" office:value-type="string" office:string-value="25" calcext:value-type="string">
            <text:p>25</text:p>
          </table:table-cell>
          <table:table-cell table:style-name="ce139" office:value-type="string" calcext:value-type="string">
            <text:p>MVI TH</text:p>
          </table:table-cell>
          <table:table-cell table:style-name="ce153" table:formula="of:=DEC2BIN([.A58];8)" office:value-type="string" office:string-value="00100101" calcext:value-type="string">
            <text:p>00100101</text:p>
          </table:table-cell>
          <table:table-cell table:style-name="ce139" office:value-type="string" calcext:value-type="string">
            <text:p>db</text:p>
          </table:table-cell>
          <table:table-cell table:style-name="ce139"/>
          <table:table-cell table:style-name="ce139" office:value-type="string" calcext:value-type="string">
            <text:p>-</text:p>
          </table:table-cell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Load next byte to TR high</text:p>
          </table:table-cell>
          <table:table-cell table:style-name="ce139" office:value-type="float" office:value="3" calcext:value-type="float">
            <text:p>3</text:p>
          </table:table-cell>
          <table:table-cell table:style-name="ce170" table:number-columns-repeated="3"/>
          <table:table-cell table:style-name="ce147"/>
          <table:table-cell table:style-name="ce229"/>
          <table:table-cell table:style-name="ce242"/>
          <table:table-cell table:style-name="ce181" office:value-type="float" office:value="1" calcext:value-type="float">
            <text:p>1</text:p>
          </table:table-cell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229"/>
          <table:table-cell table:style-name="ce208"/>
          <table:table-cell table:style-name="ce181"/>
          <table:table-cell table:style-name="ce242" office:value-type="float" office:value="1" calcext:value-type="float">
            <text:p>1</text:p>
          </table:table-cell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208" table:number-columns-repeated="4"/>
          <table:table-cell table:style-name="ce139" table:number-columns-repeated="7"/>
          <table:table-cell table:style-name="ce181"/>
          <table:table-cell table:style-name="ce242"/>
          <table:table-cell table:style-name="ce139" table:number-columns-repeated="2"/>
          <table:table-cell table:style-name="ce267"/>
          <table:table-cell table:style-name="ce242" office:value-type="float" office:value="1" calcext:value-type="float">
            <text:p>1</text:p>
          </table:table-cell>
          <table:table-cell table:style-name="ce147"/>
          <table:table-cell table:number-columns-repeated="10"/>
          <table:table-cell table:formula="of:=&quot;0&quot; &amp; [.D58] &amp; DEC2BIN([.K58];4)" office:value-type="string" office:string-value="0001001010011" calcext:value-type="string">
            <text:p>0001001010011</text:p>
          </table:table-cell>
          <table:table-cell table:style-name="ce103" table:formula="of:=&quot;0&quot; &amp; BIN2HEX([.D58];2) &amp; DEC2HEX([.K58];1)" office:value-type="string" office:string-value="0253" calcext:value-type="string">
            <text:p>0253</text:p>
          </table:table-cell>
          <table:table-cell table:formula="of:=HEX2DEC([.BS58])" office:value-type="float" office:value="595" calcext:value-type="float">
            <text:p>595</text:p>
          </table:table-cell>
          <table:table-cell table:style-name="ce146" table:formula="of:=SUMIF([.$P58:.$W58];&quot;&gt;0&quot;;[.$P$3:.$W$3])" office:value-type="float" office:value="32" calcext:value-type="float">
            <text:p>32</text:p>
          </table:table-cell>
          <table:table-cell table:style-name="ce146" table:formula="of:=SUMIF([.$Y58:.$AF58];&quot;&gt;0&quot;;[.$Y$3:.$AF$3])" office:value-type="float" office:value="0" calcext:value-type="float">
            <text:p>0</text:p>
          </table:table-cell>
          <table:table-cell table:style-name="ce146" table:formula="of:=SUMIF([.$AH58:.$AO58];&quot;&gt;0&quot;;[.$AH$3:.$AO$3])" office:value-type="float" office:value="64" calcext:value-type="float">
            <text:p>64</text:p>
          </table:table-cell>
          <table:table-cell table:style-name="ce146" table:formula="of:=SUMIF([.$AQ58:.$AX58];&quot;&gt;0&quot;;[.$AQ$3:.$AX$3])" office:value-type="float" office:value="0" calcext:value-type="float">
            <text:p>0</text:p>
          </table:table-cell>
          <table:table-cell table:style-name="ce146" table:formula="of:=SUMIF([.$BA58:.$BH58];&quot;&gt;0&quot;;[.$BA$3:.$BH$3])" office:value-type="float" office:value="4" calcext:value-type="float">
            <text:p>4</text:p>
          </table:table-cell>
          <table:table-cell/>
          <table:table-cell table:style-name="ce103" table:formula="of:=[.BT58]" office:value-type="float" office:value="595" calcext:value-type="float">
            <text:p>595</text:p>
          </table:table-cell>
          <table:table-cell table:style-name="ce103" table:formula="of:=DEC2HEX([.BU58];2)" office:value-type="string" office:string-value="20" calcext:value-type="string">
            <text:p>20</text:p>
          </table:table-cell>
          <table:table-cell table:style-name="ce103" table:formula="of:=DEC2HEX([.BV58];2)" office:value-type="string" office:string-value="00" calcext:value-type="string">
            <text:p>00</text:p>
          </table:table-cell>
          <table:table-cell table:style-name="ce103" table:formula="of:=DEC2HEX([.BW58];2)" office:value-type="string" office:string-value="40" calcext:value-type="string">
            <text:p>40</text:p>
          </table:table-cell>
          <table:table-cell table:style-name="ce103" table:formula="of:=DEC2HEX([.BX58];2)" office:value-type="string" office:string-value="00" calcext:value-type="string">
            <text:p>00</text:p>
          </table:table-cell>
          <table:table-cell table:style-name="ce103" table:formula="of:=DEC2HEX([.BY58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37" calcext:value-type="float">
            <text:p>37</text:p>
          </table:table-cell>
          <table:table-cell table:style-name="ce103" table:formula="of:=DEC2HEX([.A59];2)" office:value-type="string" office:string-value="25" calcext:value-type="string">
            <text:p>25</text:p>
          </table:table-cell>
          <table:table-cell table:style-name="ce146"/>
          <table:table-cell table:style-name="ce156" table:formula="of:=DEC2BIN([.A59];8)" office:value-type="string" office:string-value="00100101" calcext:value-type="string">
            <text:p>0010010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175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59] &amp; DEC2BIN([.K59];4)" office:value-type="string" office:string-value="0001001010100" calcext:value-type="string">
            <text:p>0001001010100</text:p>
          </table:table-cell>
          <table:table-cell table:style-name="ce103" table:formula="of:=&quot;0&quot; &amp; BIN2HEX([.D59];2) &amp; DEC2HEX([.K59];1)" office:value-type="string" office:string-value="0254" calcext:value-type="string">
            <text:p>0254</text:p>
          </table:table-cell>
          <table:table-cell table:formula="of:=HEX2DEC([.BS59])" office:value-type="float" office:value="596" calcext:value-type="float">
            <text:p>596</text:p>
          </table:table-cell>
          <table:table-cell table:style-name="ce146" table:formula="of:=SUMIF([.$P59:.$W59];&quot;&gt;0&quot;;[.$P$3:.$W$3])" office:value-type="float" office:value="8" calcext:value-type="float">
            <text:p>8</text:p>
          </table:table-cell>
          <table:table-cell table:style-name="ce146" table:formula="of:=SUMIF([.$Y59:.$AF59];&quot;&gt;0&quot;;[.$Y$3:.$AF$3])" office:value-type="float" office:value="0" calcext:value-type="float">
            <text:p>0</text:p>
          </table:table-cell>
          <table:table-cell table:style-name="ce146" table:formula="of:=SUMIF([.$AH59:.$AO59];&quot;&gt;0&quot;;[.$AH$3:.$AO$3])" office:value-type="float" office:value="16" calcext:value-type="float">
            <text:p>16</text:p>
          </table:table-cell>
          <table:table-cell table:style-name="ce146" table:formula="of:=SUMIF([.$AQ59:.$AX59];&quot;&gt;0&quot;;[.$AQ$3:.$AX$3])" office:value-type="float" office:value="0" calcext:value-type="float">
            <text:p>0</text:p>
          </table:table-cell>
          <table:table-cell table:style-name="ce146" table:formula="of:=SUMIF([.$BA59:.$BH59];&quot;&gt;0&quot;;[.$BA$3:.$BH$3])" office:value-type="float" office:value="4" calcext:value-type="float">
            <text:p>4</text:p>
          </table:table-cell>
          <table:table-cell/>
          <table:table-cell table:style-name="ce103" table:formula="of:=[.BT59]" office:value-type="float" office:value="596" calcext:value-type="float">
            <text:p>596</text:p>
          </table:table-cell>
          <table:table-cell table:style-name="ce103" table:formula="of:=DEC2HEX([.BU59];2)" office:value-type="string" office:string-value="08" calcext:value-type="string">
            <text:p>08</text:p>
          </table:table-cell>
          <table:table-cell table:style-name="ce103" table:formula="of:=DEC2HEX([.BV59];2)" office:value-type="string" office:string-value="00" calcext:value-type="string">
            <text:p>00</text:p>
          </table:table-cell>
          <table:table-cell table:style-name="ce103" table:formula="of:=DEC2HEX([.BW59];2)" office:value-type="string" office:string-value="10" calcext:value-type="string">
            <text:p>10</text:p>
          </table:table-cell>
          <table:table-cell table:style-name="ce103" table:formula="of:=DEC2HEX([.BX59];2)" office:value-type="string" office:string-value="00" calcext:value-type="string">
            <text:p>00</text:p>
          </table:table-cell>
          <table:table-cell table:style-name="ce103" table:formula="of:=DEC2HEX([.BY59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37" calcext:value-type="float">
            <text:p>37</text:p>
          </table:table-cell>
          <table:table-cell table:style-name="ce103" table:formula="of:=DEC2HEX([.A60];2)" office:value-type="string" office:string-value="25" calcext:value-type="string">
            <text:p>25</text:p>
          </table:table-cell>
          <table:table-cell table:style-name="ce146"/>
          <table:table-cell table:style-name="ce156" table:formula="of:=DEC2BIN([.A60];8)" office:value-type="string" office:string-value="00100101" calcext:value-type="string">
            <text:p>0010010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style-name="ce175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60] &amp; DEC2BIN([.K60];4)" office:value-type="string" office:string-value="0001001010101" calcext:value-type="string">
            <text:p>0001001010101</text:p>
          </table:table-cell>
          <table:table-cell table:style-name="ce103" table:formula="of:=&quot;0&quot; &amp; BIN2HEX([.D60];2) &amp; DEC2HEX([.K60];1)" office:value-type="string" office:string-value="0255" calcext:value-type="string">
            <text:p>0255</text:p>
          </table:table-cell>
          <table:table-cell table:formula="of:=HEX2DEC([.BS60])" office:value-type="float" office:value="597" calcext:value-type="float">
            <text:p>597</text:p>
          </table:table-cell>
          <table:table-cell table:style-name="ce146" table:formula="of:=SUMIF([.$P60:.$W60];&quot;&gt;0&quot;;[.$P$3:.$W$3])" office:value-type="float" office:value="2" calcext:value-type="float">
            <text:p>2</text:p>
          </table:table-cell>
          <table:table-cell table:style-name="ce146" table:formula="of:=SUMIF([.$Y60:.$AF60];&quot;&gt;0&quot;;[.$Y$3:.$AF$3])" office:value-type="float" office:value="0" calcext:value-type="float">
            <text:p>0</text:p>
          </table:table-cell>
          <table:table-cell table:style-name="ce146" table:formula="of:=SUMIF([.$AH60:.$AO60];&quot;&gt;0&quot;;[.$AH$3:.$AO$3])" office:value-type="float" office:value="4" calcext:value-type="float">
            <text:p>4</text:p>
          </table:table-cell>
          <table:table-cell table:style-name="ce146" table:formula="of:=SUMIF([.$AQ60:.$AX60];&quot;&gt;0&quot;;[.$AQ$3:.$AX$3])" office:value-type="float" office:value="0" calcext:value-type="float">
            <text:p>0</text:p>
          </table:table-cell>
          <table:table-cell table:style-name="ce146" table:formula="of:=SUMIF([.$BA60:.$BH60];&quot;&gt;0&quot;;[.$BA$3:.$BH$3])" office:value-type="float" office:value="4" calcext:value-type="float">
            <text:p>4</text:p>
          </table:table-cell>
          <table:table-cell/>
          <table:table-cell table:style-name="ce103" table:formula="of:=[.BT60]" office:value-type="float" office:value="597" calcext:value-type="float">
            <text:p>597</text:p>
          </table:table-cell>
          <table:table-cell table:style-name="ce103" table:formula="of:=DEC2HEX([.BU60];2)" office:value-type="string" office:string-value="02" calcext:value-type="string">
            <text:p>02</text:p>
          </table:table-cell>
          <table:table-cell table:style-name="ce103" table:formula="of:=DEC2HEX([.BV60];2)" office:value-type="string" office:string-value="00" calcext:value-type="string">
            <text:p>00</text:p>
          </table:table-cell>
          <table:table-cell table:style-name="ce103" table:formula="of:=DEC2HEX([.BW60];2)" office:value-type="string" office:string-value="04" calcext:value-type="string">
            <text:p>04</text:p>
          </table:table-cell>
          <table:table-cell table:style-name="ce103" table:formula="of:=DEC2HEX([.BX60];2)" office:value-type="string" office:string-value="00" calcext:value-type="string">
            <text:p>00</text:p>
          </table:table-cell>
          <table:table-cell table:style-name="ce103" table:formula="of:=DEC2HEX([.BY60];2)" office:value-type="string" office:string-value="04" calcext:value-type="string">
            <text:p>04</text:p>
          </table:table-cell>
        </table:table-row>
        <table:table-row table:style-name="ro1">
          <table:table-cell table:style-name="ce121" office:value-type="float" office:value="37" calcext:value-type="float">
            <text:p>37</text:p>
          </table:table-cell>
          <table:table-cell table:style-name="ce132" table:formula="of:=DEC2HEX([.A61];2)" office:value-type="string" office:string-value="25" calcext:value-type="string">
            <text:p>25</text:p>
          </table:table-cell>
          <table:table-cell table:style-name="ce140"/>
          <table:table-cell table:style-name="ce154" table:formula="of:=DEC2BIN([.A61];8)" office:value-type="string" office:string-value="00100101" calcext:value-type="string">
            <text:p>00100101</text:p>
          </table:table-cell>
          <table:table-cell table:style-name="ce140" table:number-columns-repeated="6"/>
          <table:table-cell table:style-name="ce140" office:value-type="float" office:value="6" calcext:value-type="float">
            <text:p>6</text:p>
          </table:table-cell>
          <table:table-cell table:style-name="ce171" table:number-columns-repeated="3"/>
          <table:table-cell table:style-name="ce149"/>
          <table:table-cell table:style-name="ce230" office:value-type="float" office:value="1" calcext:value-type="float">
            <text:p>1</text:p>
          </table:table-cell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230" office:value-type="float" office:value="1" calcext:value-type="float">
            <text:p>1</text:p>
          </table:table-cell>
          <table:table-cell table:style-name="ce209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209" table:number-columns-repeated="4"/>
          <table:table-cell table:style-name="ce140" table:number-columns-repeated="7"/>
          <table:table-cell table:style-name="ce182"/>
          <table:table-cell table:style-name="ce243"/>
          <table:table-cell table:style-name="ce140" table:number-columns-repeated="2"/>
          <table:table-cell table:style-name="ce268"/>
          <table:table-cell table:style-name="ce243" office:value-type="float" office:value="1" calcext:value-type="float">
            <text:p>1</text:p>
          </table:table-cell>
          <table:table-cell table:style-name="ce149"/>
          <table:table-cell table:number-columns-repeated="10"/>
          <table:table-cell table:formula="of:=&quot;0&quot; &amp; [.D61] &amp; DEC2BIN([.K61];4)" office:value-type="string" office:string-value="0001001010110" calcext:value-type="string">
            <text:p>0001001010110</text:p>
          </table:table-cell>
          <table:table-cell table:style-name="ce103" table:formula="of:=&quot;0&quot; &amp; BIN2HEX([.D61];2) &amp; DEC2HEX([.K61];1)" office:value-type="string" office:string-value="0256" calcext:value-type="string">
            <text:p>0256</text:p>
          </table:table-cell>
          <table:table-cell table:formula="of:=HEX2DEC([.BS61])" office:value-type="float" office:value="598" calcext:value-type="float">
            <text:p>598</text:p>
          </table:table-cell>
          <table:table-cell table:style-name="ce146" table:formula="of:=SUMIF([.$P61:.$W61];&quot;&gt;0&quot;;[.$P$3:.$W$3])" office:value-type="float" office:value="128" calcext:value-type="float">
            <text:p>128</text:p>
          </table:table-cell>
          <table:table-cell table:style-name="ce146" table:formula="of:=SUMIF([.$Y61:.$AF61];&quot;&gt;0&quot;;[.$Y$3:.$AF$3])" office:value-type="float" office:value="1" calcext:value-type="float">
            <text:p>1</text:p>
          </table:table-cell>
          <table:table-cell table:style-name="ce146" table:formula="of:=SUMIF([.$AH61:.$AO61];&quot;&gt;0&quot;;[.$AH$3:.$AO$3])" office:value-type="float" office:value="0" calcext:value-type="float">
            <text:p>0</text:p>
          </table:table-cell>
          <table:table-cell table:style-name="ce146" table:formula="of:=SUMIF([.$AQ61:.$AX61];&quot;&gt;0&quot;;[.$AQ$3:.$AX$3])" office:value-type="float" office:value="0" calcext:value-type="float">
            <text:p>0</text:p>
          </table:table-cell>
          <table:table-cell table:style-name="ce146" table:formula="of:=SUMIF([.$BA61:.$BH61];&quot;&gt;0&quot;;[.$BA$3:.$BH$3])" office:value-type="float" office:value="4" calcext:value-type="float">
            <text:p>4</text:p>
          </table:table-cell>
          <table:table-cell/>
          <table:table-cell table:style-name="ce103" table:formula="of:=[.BT61]" office:value-type="float" office:value="598" calcext:value-type="float">
            <text:p>598</text:p>
          </table:table-cell>
          <table:table-cell table:style-name="ce103" table:formula="of:=DEC2HEX([.BU61];2)" office:value-type="string" office:string-value="80" calcext:value-type="string">
            <text:p>80</text:p>
          </table:table-cell>
          <table:table-cell table:style-name="ce103" table:formula="of:=DEC2HEX([.BV61];2)" office:value-type="string" office:string-value="01" calcext:value-type="string">
            <text:p>01</text:p>
          </table:table-cell>
          <table:table-cell table:style-name="ce103" table:formula="of:=DEC2HEX([.BW61];2)" office:value-type="string" office:string-value="00" calcext:value-type="string">
            <text:p>00</text:p>
          </table:table-cell>
          <table:table-cell table:style-name="ce103" table:formula="of:=DEC2HEX([.BX61];2)" office:value-type="string" office:string-value="00" calcext:value-type="string">
            <text:p>00</text:p>
          </table:table-cell>
          <table:table-cell table:style-name="ce103" table:formula="of:=DEC2HEX([.BY61];2)" office:value-type="string" office:string-value="04" calcext:value-type="string">
            <text:p>04</text:p>
          </table:table-cell>
        </table:table-row>
        <table:table-row table:style-name="ro1">
          <table:table-cell table:style-name="ce120" office:value-type="float" office:value="38" calcext:value-type="float">
            <text:p>38</text:p>
          </table:table-cell>
          <table:table-cell table:style-name="ce131" table:formula="of:=DEC2HEX([.A62];2)" office:value-type="string" office:string-value="26" calcext:value-type="string">
            <text:p>26</text:p>
          </table:table-cell>
          <table:table-cell table:style-name="ce139" office:value-type="string" calcext:value-type="string">
            <text:p>MVI TL</text:p>
          </table:table-cell>
          <table:table-cell table:style-name="ce153" table:formula="of:=DEC2BIN([.A62];8)" office:value-type="string" office:string-value="00100110" calcext:value-type="string">
            <text:p>00100110</text:p>
          </table:table-cell>
          <table:table-cell table:style-name="ce139" office:value-type="string" calcext:value-type="string">
            <text:p>db</text:p>
          </table:table-cell>
          <table:table-cell table:style-name="ce139"/>
          <table:table-cell table:style-name="ce139" office:value-type="string" calcext:value-type="string">
            <text:p>-</text:p>
          </table:table-cell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Load next byte to TR low</text:p>
          </table:table-cell>
          <table:table-cell table:style-name="ce139" office:value-type="float" office:value="3" calcext:value-type="float">
            <text:p>3</text:p>
          </table:table-cell>
          <table:table-cell table:style-name="ce170" table:number-columns-repeated="3"/>
          <table:table-cell table:style-name="ce147"/>
          <table:table-cell table:style-name="ce229"/>
          <table:table-cell table:style-name="ce242"/>
          <table:table-cell table:style-name="ce181" office:value-type="float" office:value="1" calcext:value-type="float">
            <text:p>1</text:p>
          </table:table-cell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229"/>
          <table:table-cell table:style-name="ce208"/>
          <table:table-cell table:style-name="ce181"/>
          <table:table-cell table:style-name="ce242" office:value-type="float" office:value="1" calcext:value-type="float">
            <text:p>1</text:p>
          </table:table-cell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208" table:number-columns-repeated="4"/>
          <table:table-cell table:style-name="ce139" table:number-columns-repeated="7"/>
          <table:table-cell table:style-name="ce181"/>
          <table:table-cell table:style-name="ce242"/>
          <table:table-cell table:style-name="ce139" table:number-columns-repeated="2"/>
          <table:table-cell table:style-name="ce267"/>
          <table:table-cell table:style-name="ce242" office:value-type="float" office:value="1" calcext:value-type="float">
            <text:p>1</text:p>
          </table:table-cell>
          <table:table-cell table:style-name="ce147"/>
          <table:table-cell table:number-columns-repeated="10"/>
          <table:table-cell table:formula="of:=&quot;0&quot; &amp; [.D62] &amp; DEC2BIN([.K62];4)" office:value-type="string" office:string-value="0001001100011" calcext:value-type="string">
            <text:p>0001001100011</text:p>
          </table:table-cell>
          <table:table-cell table:style-name="ce103" table:formula="of:=&quot;0&quot; &amp; BIN2HEX([.D62];2) &amp; DEC2HEX([.K62];1)" office:value-type="string" office:string-value="0263" calcext:value-type="string">
            <text:p>0263</text:p>
          </table:table-cell>
          <table:table-cell table:formula="of:=HEX2DEC([.BS62])" office:value-type="float" office:value="611" calcext:value-type="float">
            <text:p>611</text:p>
          </table:table-cell>
          <table:table-cell table:style-name="ce146" table:formula="of:=SUMIF([.$P62:.$W62];&quot;&gt;0&quot;;[.$P$3:.$W$3])" office:value-type="float" office:value="32" calcext:value-type="float">
            <text:p>32</text:p>
          </table:table-cell>
          <table:table-cell table:style-name="ce146" table:formula="of:=SUMIF([.$Y62:.$AF62];&quot;&gt;0&quot;;[.$Y$3:.$AF$3])" office:value-type="float" office:value="0" calcext:value-type="float">
            <text:p>0</text:p>
          </table:table-cell>
          <table:table-cell table:style-name="ce146" table:formula="of:=SUMIF([.$AH62:.$AO62];&quot;&gt;0&quot;;[.$AH$3:.$AO$3])" office:value-type="float" office:value="64" calcext:value-type="float">
            <text:p>64</text:p>
          </table:table-cell>
          <table:table-cell table:style-name="ce146" table:formula="of:=SUMIF([.$AQ62:.$AX62];&quot;&gt;0&quot;;[.$AQ$3:.$AX$3])" office:value-type="float" office:value="0" calcext:value-type="float">
            <text:p>0</text:p>
          </table:table-cell>
          <table:table-cell table:style-name="ce146" table:formula="of:=SUMIF([.$BA62:.$BH62];&quot;&gt;0&quot;;[.$BA$3:.$BH$3])" office:value-type="float" office:value="4" calcext:value-type="float">
            <text:p>4</text:p>
          </table:table-cell>
          <table:table-cell/>
          <table:table-cell table:style-name="ce103" table:formula="of:=[.BT62]" office:value-type="float" office:value="611" calcext:value-type="float">
            <text:p>611</text:p>
          </table:table-cell>
          <table:table-cell table:style-name="ce103" table:formula="of:=DEC2HEX([.BU62];2)" office:value-type="string" office:string-value="20" calcext:value-type="string">
            <text:p>20</text:p>
          </table:table-cell>
          <table:table-cell table:style-name="ce103" table:formula="of:=DEC2HEX([.BV62];2)" office:value-type="string" office:string-value="00" calcext:value-type="string">
            <text:p>00</text:p>
          </table:table-cell>
          <table:table-cell table:style-name="ce103" table:formula="of:=DEC2HEX([.BW62];2)" office:value-type="string" office:string-value="40" calcext:value-type="string">
            <text:p>40</text:p>
          </table:table-cell>
          <table:table-cell table:style-name="ce103" table:formula="of:=DEC2HEX([.BX62];2)" office:value-type="string" office:string-value="00" calcext:value-type="string">
            <text:p>00</text:p>
          </table:table-cell>
          <table:table-cell table:style-name="ce103" table:formula="of:=DEC2HEX([.BY62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38" calcext:value-type="float">
            <text:p>38</text:p>
          </table:table-cell>
          <table:table-cell table:style-name="ce103" table:formula="of:=DEC2HEX([.A63];2)" office:value-type="string" office:string-value="26" calcext:value-type="string">
            <text:p>26</text:p>
          </table:table-cell>
          <table:table-cell table:style-name="ce146"/>
          <table:table-cell table:style-name="ce156" table:formula="of:=DEC2BIN([.A63];8)" office:value-type="string" office:string-value="00100110" calcext:value-type="string">
            <text:p>0010011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175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63] &amp; DEC2BIN([.K63];4)" office:value-type="string" office:string-value="0001001100100" calcext:value-type="string">
            <text:p>0001001100100</text:p>
          </table:table-cell>
          <table:table-cell table:style-name="ce103" table:formula="of:=&quot;0&quot; &amp; BIN2HEX([.D63];2) &amp; DEC2HEX([.K63];1)" office:value-type="string" office:string-value="0264" calcext:value-type="string">
            <text:p>0264</text:p>
          </table:table-cell>
          <table:table-cell table:formula="of:=HEX2DEC([.BS63])" office:value-type="float" office:value="612" calcext:value-type="float">
            <text:p>612</text:p>
          </table:table-cell>
          <table:table-cell table:style-name="ce146" table:formula="of:=SUMIF([.$P63:.$W63];&quot;&gt;0&quot;;[.$P$3:.$W$3])" office:value-type="float" office:value="8" calcext:value-type="float">
            <text:p>8</text:p>
          </table:table-cell>
          <table:table-cell table:style-name="ce146" table:formula="of:=SUMIF([.$Y63:.$AF63];&quot;&gt;0&quot;;[.$Y$3:.$AF$3])" office:value-type="float" office:value="0" calcext:value-type="float">
            <text:p>0</text:p>
          </table:table-cell>
          <table:table-cell table:style-name="ce146" table:formula="of:=SUMIF([.$AH63:.$AO63];&quot;&gt;0&quot;;[.$AH$3:.$AO$3])" office:value-type="float" office:value="16" calcext:value-type="float">
            <text:p>16</text:p>
          </table:table-cell>
          <table:table-cell table:style-name="ce146" table:formula="of:=SUMIF([.$AQ63:.$AX63];&quot;&gt;0&quot;;[.$AQ$3:.$AX$3])" office:value-type="float" office:value="0" calcext:value-type="float">
            <text:p>0</text:p>
          </table:table-cell>
          <table:table-cell table:style-name="ce146" table:formula="of:=SUMIF([.$BA63:.$BH63];&quot;&gt;0&quot;;[.$BA$3:.$BH$3])" office:value-type="float" office:value="4" calcext:value-type="float">
            <text:p>4</text:p>
          </table:table-cell>
          <table:table-cell/>
          <table:table-cell table:style-name="ce103" table:formula="of:=[.BT63]" office:value-type="float" office:value="612" calcext:value-type="float">
            <text:p>612</text:p>
          </table:table-cell>
          <table:table-cell table:style-name="ce103" table:formula="of:=DEC2HEX([.BU63];2)" office:value-type="string" office:string-value="08" calcext:value-type="string">
            <text:p>08</text:p>
          </table:table-cell>
          <table:table-cell table:style-name="ce103" table:formula="of:=DEC2HEX([.BV63];2)" office:value-type="string" office:string-value="00" calcext:value-type="string">
            <text:p>00</text:p>
          </table:table-cell>
          <table:table-cell table:style-name="ce103" table:formula="of:=DEC2HEX([.BW63];2)" office:value-type="string" office:string-value="10" calcext:value-type="string">
            <text:p>10</text:p>
          </table:table-cell>
          <table:table-cell table:style-name="ce103" table:formula="of:=DEC2HEX([.BX63];2)" office:value-type="string" office:string-value="00" calcext:value-type="string">
            <text:p>00</text:p>
          </table:table-cell>
          <table:table-cell table:style-name="ce103" table:formula="of:=DEC2HEX([.BY63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38" calcext:value-type="float">
            <text:p>38</text:p>
          </table:table-cell>
          <table:table-cell table:style-name="ce103" table:formula="of:=DEC2HEX([.A64];2)" office:value-type="string" office:string-value="26" calcext:value-type="string">
            <text:p>26</text:p>
          </table:table-cell>
          <table:table-cell table:style-name="ce146"/>
          <table:table-cell table:style-name="ce156" table:formula="of:=DEC2BIN([.A64];8)" office:value-type="string" office:string-value="00100110" calcext:value-type="string">
            <text:p>001001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style-name="ce175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64] &amp; DEC2BIN([.K64];4)" office:value-type="string" office:string-value="0001001100101" calcext:value-type="string">
            <text:p>0001001100101</text:p>
          </table:table-cell>
          <table:table-cell table:style-name="ce103" table:formula="of:=&quot;0&quot; &amp; BIN2HEX([.D64];2) &amp; DEC2HEX([.K64];1)" office:value-type="string" office:string-value="0265" calcext:value-type="string">
            <text:p>0265</text:p>
          </table:table-cell>
          <table:table-cell table:formula="of:=HEX2DEC([.BS64])" office:value-type="float" office:value="613" calcext:value-type="float">
            <text:p>613</text:p>
          </table:table-cell>
          <table:table-cell table:style-name="ce146" table:formula="of:=SUMIF([.$P64:.$W64];&quot;&gt;0&quot;;[.$P$3:.$W$3])" office:value-type="float" office:value="2" calcext:value-type="float">
            <text:p>2</text:p>
          </table:table-cell>
          <table:table-cell table:style-name="ce146" table:formula="of:=SUMIF([.$Y64:.$AF64];&quot;&gt;0&quot;;[.$Y$3:.$AF$3])" office:value-type="float" office:value="0" calcext:value-type="float">
            <text:p>0</text:p>
          </table:table-cell>
          <table:table-cell table:style-name="ce146" table:formula="of:=SUMIF([.$AH64:.$AO64];&quot;&gt;0&quot;;[.$AH$3:.$AO$3])" office:value-type="float" office:value="1" calcext:value-type="float">
            <text:p>1</text:p>
          </table:table-cell>
          <table:table-cell table:style-name="ce146" table:formula="of:=SUMIF([.$AQ64:.$AX64];&quot;&gt;0&quot;;[.$AQ$3:.$AX$3])" office:value-type="float" office:value="0" calcext:value-type="float">
            <text:p>0</text:p>
          </table:table-cell>
          <table:table-cell table:style-name="ce146" table:formula="of:=SUMIF([.$BA64:.$BH64];&quot;&gt;0&quot;;[.$BA$3:.$BH$3])" office:value-type="float" office:value="4" calcext:value-type="float">
            <text:p>4</text:p>
          </table:table-cell>
          <table:table-cell/>
          <table:table-cell table:style-name="ce103" table:formula="of:=[.BT64]" office:value-type="float" office:value="613" calcext:value-type="float">
            <text:p>613</text:p>
          </table:table-cell>
          <table:table-cell table:style-name="ce103" table:formula="of:=DEC2HEX([.BU64];2)" office:value-type="string" office:string-value="02" calcext:value-type="string">
            <text:p>02</text:p>
          </table:table-cell>
          <table:table-cell table:style-name="ce103" table:formula="of:=DEC2HEX([.BV64];2)" office:value-type="string" office:string-value="00" calcext:value-type="string">
            <text:p>00</text:p>
          </table:table-cell>
          <table:table-cell table:style-name="ce103" table:formula="of:=DEC2HEX([.BW64];2)" office:value-type="string" office:string-value="01" calcext:value-type="string">
            <text:p>01</text:p>
          </table:table-cell>
          <table:table-cell table:style-name="ce103" table:formula="of:=DEC2HEX([.BX64];2)" office:value-type="string" office:string-value="00" calcext:value-type="string">
            <text:p>00</text:p>
          </table:table-cell>
          <table:table-cell table:style-name="ce103" table:formula="of:=DEC2HEX([.BY64];2)" office:value-type="string" office:string-value="04" calcext:value-type="string">
            <text:p>04</text:p>
          </table:table-cell>
        </table:table-row>
        <table:table-row table:style-name="ro1">
          <table:table-cell table:style-name="ce121" office:value-type="float" office:value="38" calcext:value-type="float">
            <text:p>38</text:p>
          </table:table-cell>
          <table:table-cell table:style-name="ce132" table:formula="of:=DEC2HEX([.A65];2)" office:value-type="string" office:string-value="26" calcext:value-type="string">
            <text:p>26</text:p>
          </table:table-cell>
          <table:table-cell table:style-name="ce140"/>
          <table:table-cell table:style-name="ce154" table:formula="of:=DEC2BIN([.A65];8)" office:value-type="string" office:string-value="00100110" calcext:value-type="string">
            <text:p>00100110</text:p>
          </table:table-cell>
          <table:table-cell table:style-name="ce140" table:number-columns-repeated="6"/>
          <table:table-cell table:style-name="ce140" office:value-type="float" office:value="6" calcext:value-type="float">
            <text:p>6</text:p>
          </table:table-cell>
          <table:table-cell table:style-name="ce171" table:number-columns-repeated="3"/>
          <table:table-cell table:style-name="ce149"/>
          <table:table-cell table:style-name="ce230" office:value-type="float" office:value="1" calcext:value-type="float">
            <text:p>1</text:p>
          </table:table-cell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230" office:value-type="float" office:value="1" calcext:value-type="float">
            <text:p>1</text:p>
          </table:table-cell>
          <table:table-cell table:style-name="ce209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209" table:number-columns-repeated="4"/>
          <table:table-cell table:style-name="ce140" table:number-columns-repeated="7"/>
          <table:table-cell table:style-name="ce182"/>
          <table:table-cell table:style-name="ce243"/>
          <table:table-cell table:style-name="ce140" table:number-columns-repeated="2"/>
          <table:table-cell table:style-name="ce268"/>
          <table:table-cell table:style-name="ce243" office:value-type="float" office:value="1" calcext:value-type="float">
            <text:p>1</text:p>
          </table:table-cell>
          <table:table-cell table:style-name="ce149"/>
          <table:table-cell table:number-columns-repeated="10"/>
          <table:table-cell table:formula="of:=&quot;0&quot; &amp; [.D65] &amp; DEC2BIN([.K65];4)" office:value-type="string" office:string-value="0001001100110" calcext:value-type="string">
            <text:p>0001001100110</text:p>
          </table:table-cell>
          <table:table-cell table:style-name="ce103" table:formula="of:=&quot;0&quot; &amp; BIN2HEX([.D65];2) &amp; DEC2HEX([.K65];1)" office:value-type="string" office:string-value="0266" calcext:value-type="string">
            <text:p>0266</text:p>
          </table:table-cell>
          <table:table-cell table:formula="of:=HEX2DEC([.BS65])" office:value-type="float" office:value="614" calcext:value-type="float">
            <text:p>614</text:p>
          </table:table-cell>
          <table:table-cell table:style-name="ce146" table:formula="of:=SUMIF([.$P65:.$W65];&quot;&gt;0&quot;;[.$P$3:.$W$3])" office:value-type="float" office:value="128" calcext:value-type="float">
            <text:p>128</text:p>
          </table:table-cell>
          <table:table-cell table:style-name="ce146" table:formula="of:=SUMIF([.$Y65:.$AF65];&quot;&gt;0&quot;;[.$Y$3:.$AF$3])" office:value-type="float" office:value="1" calcext:value-type="float">
            <text:p>1</text:p>
          </table:table-cell>
          <table:table-cell table:style-name="ce146" table:formula="of:=SUMIF([.$AH65:.$AO65];&quot;&gt;0&quot;;[.$AH$3:.$AO$3])" office:value-type="float" office:value="0" calcext:value-type="float">
            <text:p>0</text:p>
          </table:table-cell>
          <table:table-cell table:style-name="ce146" table:formula="of:=SUMIF([.$AQ65:.$AX65];&quot;&gt;0&quot;;[.$AQ$3:.$AX$3])" office:value-type="float" office:value="0" calcext:value-type="float">
            <text:p>0</text:p>
          </table:table-cell>
          <table:table-cell table:style-name="ce146" table:formula="of:=SUMIF([.$BA65:.$BH65];&quot;&gt;0&quot;;[.$BA$3:.$BH$3])" office:value-type="float" office:value="4" calcext:value-type="float">
            <text:p>4</text:p>
          </table:table-cell>
          <table:table-cell/>
          <table:table-cell table:style-name="ce103" table:formula="of:=[.BT65]" office:value-type="float" office:value="614" calcext:value-type="float">
            <text:p>614</text:p>
          </table:table-cell>
          <table:table-cell table:style-name="ce103" table:formula="of:=DEC2HEX([.BU65];2)" office:value-type="string" office:string-value="80" calcext:value-type="string">
            <text:p>80</text:p>
          </table:table-cell>
          <table:table-cell table:style-name="ce103" table:formula="of:=DEC2HEX([.BV65];2)" office:value-type="string" office:string-value="01" calcext:value-type="string">
            <text:p>01</text:p>
          </table:table-cell>
          <table:table-cell table:style-name="ce103" table:formula="of:=DEC2HEX([.BW65];2)" office:value-type="string" office:string-value="00" calcext:value-type="string">
            <text:p>00</text:p>
          </table:table-cell>
          <table:table-cell table:style-name="ce103" table:formula="of:=DEC2HEX([.BX65];2)" office:value-type="string" office:string-value="00" calcext:value-type="string">
            <text:p>00</text:p>
          </table:table-cell>
          <table:table-cell table:style-name="ce103" table:formula="of:=DEC2HEX([.BY65];2)" office:value-type="string" office:string-value="04" calcext:value-type="string">
            <text:p>04</text:p>
          </table:table-cell>
        </table:table-row>
        <table:table-row table:style-name="ro1">
          <table:table-cell table:style-name="ce120" office:value-type="float" office:value="39" calcext:value-type="float">
            <text:p>39</text:p>
          </table:table-cell>
          <table:table-cell table:style-name="ce131" table:formula="of:=DEC2HEX([.A66];2)" office:value-type="string" office:string-value="27" calcext:value-type="string">
            <text:p>27</text:p>
          </table:table-cell>
          <table:table-cell table:style-name="ce139" office:value-type="string" calcext:value-type="string">
            <text:p>MVI OUT</text:p>
          </table:table-cell>
          <table:table-cell table:style-name="ce153" table:formula="of:=DEC2BIN([.A66];8)" office:value-type="string" office:string-value="00100111" calcext:value-type="string">
            <text:p>00100111</text:p>
          </table:table-cell>
          <table:table-cell table:style-name="ce139" office:value-type="string" calcext:value-type="string">
            <text:p>db</text:p>
          </table:table-cell>
          <table:table-cell table:style-name="ce139"/>
          <table:table-cell table:style-name="ce139" office:value-type="string" calcext:value-type="string">
            <text:p>-</text:p>
          </table:table-cell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Load next byte to OUT</text:p>
          </table:table-cell>
          <table:table-cell table:style-name="ce139" office:value-type="float" office:value="3" calcext:value-type="float">
            <text:p>3</text:p>
          </table:table-cell>
          <table:table-cell table:style-name="ce170" table:number-columns-repeated="3"/>
          <table:table-cell table:style-name="ce147"/>
          <table:table-cell table:style-name="ce229"/>
          <table:table-cell table:style-name="ce242"/>
          <table:table-cell table:style-name="ce181" office:value-type="float" office:value="1" calcext:value-type="float">
            <text:p>1</text:p>
          </table:table-cell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229"/>
          <table:table-cell table:style-name="ce208"/>
          <table:table-cell table:style-name="ce181"/>
          <table:table-cell table:style-name="ce242" office:value-type="float" office:value="1" calcext:value-type="float">
            <text:p>1</text:p>
          </table:table-cell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208" table:number-columns-repeated="4"/>
          <table:table-cell table:style-name="ce139" table:number-columns-repeated="7"/>
          <table:table-cell table:style-name="ce181"/>
          <table:table-cell table:style-name="ce242"/>
          <table:table-cell table:style-name="ce139" table:number-columns-repeated="2"/>
          <table:table-cell table:style-name="ce267"/>
          <table:table-cell table:style-name="ce242" office:value-type="float" office:value="1" calcext:value-type="float">
            <text:p>1</text:p>
          </table:table-cell>
          <table:table-cell table:style-name="ce147"/>
          <table:table-cell table:number-columns-repeated="10"/>
          <table:table-cell table:formula="of:=&quot;0&quot; &amp; [.D66] &amp; DEC2BIN([.K66];4)" office:value-type="string" office:string-value="0001001110011" calcext:value-type="string">
            <text:p>0001001110011</text:p>
          </table:table-cell>
          <table:table-cell table:style-name="ce103" table:formula="of:=&quot;0&quot; &amp; BIN2HEX([.D66];2) &amp; DEC2HEX([.K66];1)" office:value-type="string" office:string-value="0273" calcext:value-type="string">
            <text:p>0273</text:p>
          </table:table-cell>
          <table:table-cell table:formula="of:=HEX2DEC([.BS66])" office:value-type="float" office:value="627" calcext:value-type="float">
            <text:p>627</text:p>
          </table:table-cell>
          <table:table-cell table:style-name="ce146" table:formula="of:=SUMIF([.$P66:.$W66];&quot;&gt;0&quot;;[.$P$3:.$W$3])" office:value-type="float" office:value="32" calcext:value-type="float">
            <text:p>32</text:p>
          </table:table-cell>
          <table:table-cell table:style-name="ce146" table:formula="of:=SUMIF([.$Y66:.$AF66];&quot;&gt;0&quot;;[.$Y$3:.$AF$3])" office:value-type="float" office:value="0" calcext:value-type="float">
            <text:p>0</text:p>
          </table:table-cell>
          <table:table-cell table:style-name="ce146" table:formula="of:=SUMIF([.$AH66:.$AO66];&quot;&gt;0&quot;;[.$AH$3:.$AO$3])" office:value-type="float" office:value="64" calcext:value-type="float">
            <text:p>64</text:p>
          </table:table-cell>
          <table:table-cell table:style-name="ce146" table:formula="of:=SUMIF([.$AQ66:.$AX66];&quot;&gt;0&quot;;[.$AQ$3:.$AX$3])" office:value-type="float" office:value="0" calcext:value-type="float">
            <text:p>0</text:p>
          </table:table-cell>
          <table:table-cell table:style-name="ce146" table:formula="of:=SUMIF([.$BA66:.$BH66];&quot;&gt;0&quot;;[.$BA$3:.$BH$3])" office:value-type="float" office:value="4" calcext:value-type="float">
            <text:p>4</text:p>
          </table:table-cell>
          <table:table-cell/>
          <table:table-cell table:style-name="ce103" table:formula="of:=[.BT66]" office:value-type="float" office:value="627" calcext:value-type="float">
            <text:p>627</text:p>
          </table:table-cell>
          <table:table-cell table:style-name="ce103" table:formula="of:=DEC2HEX([.BU66];2)" office:value-type="string" office:string-value="20" calcext:value-type="string">
            <text:p>20</text:p>
          </table:table-cell>
          <table:table-cell table:style-name="ce103" table:formula="of:=DEC2HEX([.BV66];2)" office:value-type="string" office:string-value="00" calcext:value-type="string">
            <text:p>00</text:p>
          </table:table-cell>
          <table:table-cell table:style-name="ce103" table:formula="of:=DEC2HEX([.BW66];2)" office:value-type="string" office:string-value="40" calcext:value-type="string">
            <text:p>40</text:p>
          </table:table-cell>
          <table:table-cell table:style-name="ce103" table:formula="of:=DEC2HEX([.BX66];2)" office:value-type="string" office:string-value="00" calcext:value-type="string">
            <text:p>00</text:p>
          </table:table-cell>
          <table:table-cell table:style-name="ce103" table:formula="of:=DEC2HEX([.BY66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39" calcext:value-type="float">
            <text:p>39</text:p>
          </table:table-cell>
          <table:table-cell table:style-name="ce103" table:formula="of:=DEC2HEX([.A67];2)" office:value-type="string" office:string-value="27" calcext:value-type="string">
            <text:p>27</text:p>
          </table:table-cell>
          <table:table-cell table:style-name="ce146"/>
          <table:table-cell table:style-name="ce156" table:formula="of:=DEC2BIN([.A67];8)" office:value-type="string" office:string-value="00100111" calcext:value-type="string">
            <text:p>00100111</text:p>
          </table:table-cell>
          <table:table-cell table:style-name="ce146" table:number-columns-repeated="6"/>
          <table:table-cell office:value-type="float" office:value="4" calcext:value-type="float">
            <text:p>4</text:p>
          </table:table-cell>
          <table:table-cell table:style-name="ce175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67] &amp; DEC2BIN([.K67];4)" office:value-type="string" office:string-value="0001001110100" calcext:value-type="string">
            <text:p>0001001110100</text:p>
          </table:table-cell>
          <table:table-cell table:style-name="ce103" table:formula="of:=&quot;0&quot; &amp; BIN2HEX([.D67];2) &amp; DEC2HEX([.K67];1)" office:value-type="string" office:string-value="0274" calcext:value-type="string">
            <text:p>0274</text:p>
          </table:table-cell>
          <table:table-cell table:formula="of:=HEX2DEC([.BS67])" office:value-type="float" office:value="628" calcext:value-type="float">
            <text:p>628</text:p>
          </table:table-cell>
          <table:table-cell table:style-name="ce146" table:formula="of:=SUMIF([.$P67:.$W67];&quot;&gt;0&quot;;[.$P$3:.$W$3])" office:value-type="float" office:value="8" calcext:value-type="float">
            <text:p>8</text:p>
          </table:table-cell>
          <table:table-cell table:style-name="ce146" table:formula="of:=SUMIF([.$Y67:.$AF67];&quot;&gt;0&quot;;[.$Y$3:.$AF$3])" office:value-type="float" office:value="0" calcext:value-type="float">
            <text:p>0</text:p>
          </table:table-cell>
          <table:table-cell table:style-name="ce146" table:formula="of:=SUMIF([.$AH67:.$AO67];&quot;&gt;0&quot;;[.$AH$3:.$AO$3])" office:value-type="float" office:value="16" calcext:value-type="float">
            <text:p>16</text:p>
          </table:table-cell>
          <table:table-cell table:style-name="ce146" table:formula="of:=SUMIF([.$AQ67:.$AX67];&quot;&gt;0&quot;;[.$AQ$3:.$AX$3])" office:value-type="float" office:value="0" calcext:value-type="float">
            <text:p>0</text:p>
          </table:table-cell>
          <table:table-cell table:style-name="ce146" table:formula="of:=SUMIF([.$BA67:.$BH67];&quot;&gt;0&quot;;[.$BA$3:.$BH$3])" office:value-type="float" office:value="4" calcext:value-type="float">
            <text:p>4</text:p>
          </table:table-cell>
          <table:table-cell/>
          <table:table-cell table:style-name="ce103" table:formula="of:=[.BT67]" office:value-type="float" office:value="628" calcext:value-type="float">
            <text:p>628</text:p>
          </table:table-cell>
          <table:table-cell table:style-name="ce103" table:formula="of:=DEC2HEX([.BU67];2)" office:value-type="string" office:string-value="08" calcext:value-type="string">
            <text:p>08</text:p>
          </table:table-cell>
          <table:table-cell table:style-name="ce103" table:formula="of:=DEC2HEX([.BV67];2)" office:value-type="string" office:string-value="00" calcext:value-type="string">
            <text:p>00</text:p>
          </table:table-cell>
          <table:table-cell table:style-name="ce103" table:formula="of:=DEC2HEX([.BW67];2)" office:value-type="string" office:string-value="10" calcext:value-type="string">
            <text:p>10</text:p>
          </table:table-cell>
          <table:table-cell table:style-name="ce103" table:formula="of:=DEC2HEX([.BX67];2)" office:value-type="string" office:string-value="00" calcext:value-type="string">
            <text:p>00</text:p>
          </table:table-cell>
          <table:table-cell table:style-name="ce103" table:formula="of:=DEC2HEX([.BY67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39" calcext:value-type="float">
            <text:p>39</text:p>
          </table:table-cell>
          <table:table-cell table:style-name="ce103" table:formula="of:=DEC2HEX([.A68];2)" office:value-type="string" office:string-value="27" calcext:value-type="string">
            <text:p>27</text:p>
          </table:table-cell>
          <table:table-cell table:style-name="ce146"/>
          <table:table-cell table:style-name="ce156" table:formula="of:=DEC2BIN([.A68];8)" office:value-type="string" office:string-value="00100111" calcext:value-type="string">
            <text:p>0010011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style-name="ce175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68] &amp; DEC2BIN([.K68];4)" office:value-type="string" office:string-value="0001001110101" calcext:value-type="string">
            <text:p>0001001110101</text:p>
          </table:table-cell>
          <table:table-cell table:style-name="ce103" table:formula="of:=&quot;0&quot; &amp; BIN2HEX([.D68];2) &amp; DEC2HEX([.K68];1)" office:value-type="string" office:string-value="0275" calcext:value-type="string">
            <text:p>0275</text:p>
          </table:table-cell>
          <table:table-cell table:formula="of:=HEX2DEC([.BS68])" office:value-type="float" office:value="629" calcext:value-type="float">
            <text:p>629</text:p>
          </table:table-cell>
          <table:table-cell table:style-name="ce146" table:formula="of:=SUMIF([.$P68:.$W68];&quot;&gt;0&quot;;[.$P$3:.$W$3])" office:value-type="float" office:value="66" calcext:value-type="float">
            <text:p>66</text:p>
          </table:table-cell>
          <table:table-cell table:style-name="ce146" table:formula="of:=SUMIF([.$Y68:.$AF68];&quot;&gt;0&quot;;[.$Y$3:.$AF$3])" office:value-type="float" office:value="0" calcext:value-type="float">
            <text:p>0</text:p>
          </table:table-cell>
          <table:table-cell table:style-name="ce146" table:formula="of:=SUMIF([.$AH68:.$AO68];&quot;&gt;0&quot;;[.$AH$3:.$AO$3])" office:value-type="float" office:value="0" calcext:value-type="float">
            <text:p>0</text:p>
          </table:table-cell>
          <table:table-cell table:style-name="ce146" table:formula="of:=SUMIF([.$AQ68:.$AX68];&quot;&gt;0&quot;;[.$AQ$3:.$AX$3])" office:value-type="float" office:value="0" calcext:value-type="float">
            <text:p>0</text:p>
          </table:table-cell>
          <table:table-cell table:style-name="ce146" table:formula="of:=SUMIF([.$BA68:.$BH68];&quot;&gt;0&quot;;[.$BA$3:.$BH$3])" office:value-type="float" office:value="4" calcext:value-type="float">
            <text:p>4</text:p>
          </table:table-cell>
          <table:table-cell/>
          <table:table-cell table:style-name="ce103" table:formula="of:=[.BT68]" office:value-type="float" office:value="629" calcext:value-type="float">
            <text:p>629</text:p>
          </table:table-cell>
          <table:table-cell table:style-name="ce103" table:formula="of:=DEC2HEX([.BU68];2)" office:value-type="string" office:string-value="42" calcext:value-type="string">
            <text:p>42</text:p>
          </table:table-cell>
          <table:table-cell table:style-name="ce103" table:formula="of:=DEC2HEX([.BV68];2)" office:value-type="string" office:string-value="00" calcext:value-type="string">
            <text:p>00</text:p>
          </table:table-cell>
          <table:table-cell table:style-name="ce103" table:formula="of:=DEC2HEX([.BW68];2)" office:value-type="string" office:string-value="00" calcext:value-type="string">
            <text:p>00</text:p>
          </table:table-cell>
          <table:table-cell table:style-name="ce103" table:formula="of:=DEC2HEX([.BX68];2)" office:value-type="string" office:string-value="00" calcext:value-type="string">
            <text:p>00</text:p>
          </table:table-cell>
          <table:table-cell table:style-name="ce103" table:formula="of:=DEC2HEX([.BY68];2)" office:value-type="string" office:string-value="04" calcext:value-type="string">
            <text:p>04</text:p>
          </table:table-cell>
        </table:table-row>
        <table:table-row table:style-name="ro1">
          <table:table-cell table:style-name="ce121" office:value-type="float" office:value="39" calcext:value-type="float">
            <text:p>39</text:p>
          </table:table-cell>
          <table:table-cell table:style-name="ce132" table:formula="of:=DEC2HEX([.A69];2)" office:value-type="string" office:string-value="27" calcext:value-type="string">
            <text:p>27</text:p>
          </table:table-cell>
          <table:table-cell table:style-name="ce140"/>
          <table:table-cell table:style-name="ce154" table:formula="of:=DEC2BIN([.A69];8)" office:value-type="string" office:string-value="00100111" calcext:value-type="string">
            <text:p>00100111</text:p>
          </table:table-cell>
          <table:table-cell table:style-name="ce140" table:number-columns-repeated="6"/>
          <table:table-cell table:style-name="ce140" office:value-type="float" office:value="6" calcext:value-type="float">
            <text:p>6</text:p>
          </table:table-cell>
          <table:table-cell table:style-name="ce171" table:number-columns-repeated="3"/>
          <table:table-cell table:style-name="ce149"/>
          <table:table-cell table:style-name="ce230" office:value-type="float" office:value="1" calcext:value-type="float">
            <text:p>1</text:p>
          </table:table-cell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230" office:value-type="float" office:value="1" calcext:value-type="float">
            <text:p>1</text:p>
          </table:table-cell>
          <table:table-cell table:style-name="ce209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209" table:number-columns-repeated="4"/>
          <table:table-cell table:style-name="ce140" table:number-columns-repeated="7"/>
          <table:table-cell table:style-name="ce182"/>
          <table:table-cell table:style-name="ce243"/>
          <table:table-cell table:style-name="ce140" table:number-columns-repeated="2"/>
          <table:table-cell table:style-name="ce268"/>
          <table:table-cell table:style-name="ce243" office:value-type="float" office:value="1" calcext:value-type="float">
            <text:p>1</text:p>
          </table:table-cell>
          <table:table-cell table:style-name="ce149"/>
          <table:table-cell table:number-columns-repeated="10"/>
          <table:table-cell table:formula="of:=&quot;0&quot; &amp; [.D69] &amp; DEC2BIN([.K69];4)" office:value-type="string" office:string-value="0001001110110" calcext:value-type="string">
            <text:p>0001001110110</text:p>
          </table:table-cell>
          <table:table-cell table:style-name="ce103" table:formula="of:=&quot;0&quot; &amp; BIN2HEX([.D69];2) &amp; DEC2HEX([.K69];1)" office:value-type="string" office:string-value="0276" calcext:value-type="string">
            <text:p>0276</text:p>
          </table:table-cell>
          <table:table-cell table:formula="of:=HEX2DEC([.BS69])" office:value-type="float" office:value="630" calcext:value-type="float">
            <text:p>630</text:p>
          </table:table-cell>
          <table:table-cell table:style-name="ce146" table:formula="of:=SUMIF([.$P69:.$W69];&quot;&gt;0&quot;;[.$P$3:.$W$3])" office:value-type="float" office:value="128" calcext:value-type="float">
            <text:p>128</text:p>
          </table:table-cell>
          <table:table-cell table:style-name="ce146" table:formula="of:=SUMIF([.$Y69:.$AF69];&quot;&gt;0&quot;;[.$Y$3:.$AF$3])" office:value-type="float" office:value="1" calcext:value-type="float">
            <text:p>1</text:p>
          </table:table-cell>
          <table:table-cell table:style-name="ce146" table:formula="of:=SUMIF([.$AH69:.$AO69];&quot;&gt;0&quot;;[.$AH$3:.$AO$3])" office:value-type="float" office:value="0" calcext:value-type="float">
            <text:p>0</text:p>
          </table:table-cell>
          <table:table-cell table:style-name="ce146" table:formula="of:=SUMIF([.$AQ69:.$AX69];&quot;&gt;0&quot;;[.$AQ$3:.$AX$3])" office:value-type="float" office:value="0" calcext:value-type="float">
            <text:p>0</text:p>
          </table:table-cell>
          <table:table-cell table:style-name="ce146" table:formula="of:=SUMIF([.$BA69:.$BH69];&quot;&gt;0&quot;;[.$BA$3:.$BH$3])" office:value-type="float" office:value="4" calcext:value-type="float">
            <text:p>4</text:p>
          </table:table-cell>
          <table:table-cell/>
          <table:table-cell table:style-name="ce103" table:formula="of:=[.BT69]" office:value-type="float" office:value="630" calcext:value-type="float">
            <text:p>630</text:p>
          </table:table-cell>
          <table:table-cell table:style-name="ce103" table:formula="of:=DEC2HEX([.BU69];2)" office:value-type="string" office:string-value="80" calcext:value-type="string">
            <text:p>80</text:p>
          </table:table-cell>
          <table:table-cell table:style-name="ce103" table:formula="of:=DEC2HEX([.BV69];2)" office:value-type="string" office:string-value="01" calcext:value-type="string">
            <text:p>01</text:p>
          </table:table-cell>
          <table:table-cell table:style-name="ce103" table:formula="of:=DEC2HEX([.BW69];2)" office:value-type="string" office:string-value="00" calcext:value-type="string">
            <text:p>00</text:p>
          </table:table-cell>
          <table:table-cell table:style-name="ce103" table:formula="of:=DEC2HEX([.BX69];2)" office:value-type="string" office:string-value="00" calcext:value-type="string">
            <text:p>00</text:p>
          </table:table-cell>
          <table:table-cell table:style-name="ce103" table:formula="of:=DEC2HEX([.BY69];2)" office:value-type="string" office:string-value="04" calcext:value-type="string">
            <text:p>04</text:p>
          </table:table-cell>
        </table:table-row>
        <table:table-row table:style-name="ro1">
          <table:table-cell table:style-name="ce120" office:value-type="float" office:value="64" calcext:value-type="float">
            <text:p>64</text:p>
          </table:table-cell>
          <table:table-cell table:style-name="ce131" table:formula="of:=DEC2HEX([.A70];2)" office:value-type="string" office:string-value="40" calcext:value-type="string">
            <text:p>40</text:p>
          </table:table-cell>
          <table:table-cell table:style-name="ce147" office:value-type="string" calcext:value-type="string">
            <text:p>JMP a</text:p>
          </table:table-cell>
          <table:table-cell table:style-name="ce157" table:formula="of:=DEC2BIN([.A70];8)" office:value-type="string" office:string-value="01000000" calcext:value-type="string">
            <text:p>01000000</text:p>
          </table:table-cell>
          <table:table-cell table:style-name="ce139" office:value-type="string" calcext:value-type="string">
            <text:p>hb</text:p>
          </table:table-cell>
          <table:table-cell table:style-name="ce139" office:value-type="string" calcext:value-type="string">
            <text:p>lb</text:p>
          </table:table-cell>
          <table:table-cell table:style-name="ce139" office:value-type="string" calcext:value-type="string">
            <text:p>-</text:p>
          </table:table-cell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Unconditional jump</text:p>
          </table:table-cell>
          <table:table-cell table:style-name="ce139" office:value-type="float" office:value="3" calcext:value-type="float">
            <text:p>3</text:p>
          </table:table-cell>
          <table:table-cell table:style-name="ce170" table:number-columns-repeated="3"/>
          <table:table-cell table:style-name="ce147"/>
          <table:table-cell table:style-name="ce229"/>
          <table:table-cell table:style-name="ce242"/>
          <table:table-cell table:style-name="ce181" office:value-type="float" office:value="1" calcext:value-type="float">
            <text:p>1</text:p>
          </table:table-cell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229"/>
          <table:table-cell table:style-name="ce208"/>
          <table:table-cell table:style-name="ce181"/>
          <table:table-cell table:style-name="ce242" office:value-type="float" office:value="1" calcext:value-type="float">
            <text:p>1</text:p>
          </table:table-cell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208" table:number-columns-repeated="4"/>
          <table:table-cell table:style-name="ce139" table:number-columns-repeated="7"/>
          <table:table-cell table:style-name="ce181"/>
          <table:table-cell table:style-name="ce242"/>
          <table:table-cell table:style-name="ce139" table:number-columns-repeated="2"/>
          <table:table-cell table:style-name="ce267"/>
          <table:table-cell table:style-name="ce242" office:value-type="float" office:value="1" calcext:value-type="float">
            <text:p>1</text:p>
          </table:table-cell>
          <table:table-cell table:style-name="ce147"/>
          <table:table-cell table:number-columns-repeated="10"/>
          <table:table-cell table:formula="of:=&quot;0&quot; &amp; [.D70] &amp; DEC2BIN([.K70];4)" office:value-type="string" office:string-value="0010000000011" calcext:value-type="string">
            <text:p>0010000000011</text:p>
          </table:table-cell>
          <table:table-cell table:style-name="ce103" table:formula="of:=&quot;0&quot; &amp; BIN2HEX([.D70];2) &amp; DEC2HEX([.K70];1)" office:value-type="string" office:string-value="0403" calcext:value-type="string">
            <text:p>0403</text:p>
          </table:table-cell>
          <table:table-cell table:formula="of:=HEX2DEC([.BS70])" office:value-type="float" office:value="1027" calcext:value-type="float">
            <text:p>1027</text:p>
          </table:table-cell>
          <table:table-cell table:style-name="ce146" table:formula="of:=SUMIF([.$P70:.$W70];&quot;&gt;0&quot;;[.$P$3:.$W$3])" office:value-type="float" office:value="32" calcext:value-type="float">
            <text:p>32</text:p>
          </table:table-cell>
          <table:table-cell table:style-name="ce146" table:formula="of:=SUMIF([.$Y70:.$AF70];&quot;&gt;0&quot;;[.$Y$3:.$AF$3])" office:value-type="float" office:value="0" calcext:value-type="float">
            <text:p>0</text:p>
          </table:table-cell>
          <table:table-cell table:style-name="ce146" table:formula="of:=SUMIF([.$AH70:.$AO70];&quot;&gt;0&quot;;[.$AH$3:.$AO$3])" office:value-type="float" office:value="64" calcext:value-type="float">
            <text:p>64</text:p>
          </table:table-cell>
          <table:table-cell table:style-name="ce146" table:formula="of:=SUMIF([.$AQ70:.$AX70];&quot;&gt;0&quot;;[.$AQ$3:.$AX$3])" office:value-type="float" office:value="0" calcext:value-type="float">
            <text:p>0</text:p>
          </table:table-cell>
          <table:table-cell table:style-name="ce146" table:formula="of:=SUMIF([.$BA70:.$BH70];&quot;&gt;0&quot;;[.$BA$3:.$BH$3])" office:value-type="float" office:value="4" calcext:value-type="float">
            <text:p>4</text:p>
          </table:table-cell>
          <table:table-cell/>
          <table:table-cell table:style-name="ce103" table:formula="of:=[.BT70]" office:value-type="float" office:value="1027" calcext:value-type="float">
            <text:p>1027</text:p>
          </table:table-cell>
          <table:table-cell table:style-name="ce103" table:formula="of:=DEC2HEX([.BU70];2)" office:value-type="string" office:string-value="20" calcext:value-type="string">
            <text:p>20</text:p>
          </table:table-cell>
          <table:table-cell table:style-name="ce103" table:formula="of:=DEC2HEX([.BV70];2)" office:value-type="string" office:string-value="00" calcext:value-type="string">
            <text:p>00</text:p>
          </table:table-cell>
          <table:table-cell table:style-name="ce103" table:formula="of:=DEC2HEX([.BW70];2)" office:value-type="string" office:string-value="40" calcext:value-type="string">
            <text:p>40</text:p>
          </table:table-cell>
          <table:table-cell table:style-name="ce103" table:formula="of:=DEC2HEX([.BX70];2)" office:value-type="string" office:string-value="00" calcext:value-type="string">
            <text:p>00</text:p>
          </table:table-cell>
          <table:table-cell table:style-name="ce103" table:formula="of:=DEC2HEX([.BY70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64" calcext:value-type="float">
            <text:p>64</text:p>
          </table:table-cell>
          <table:table-cell table:style-name="ce133" table:formula="of:=DEC2HEX([.A71];2)" office:value-type="string" office:string-value="40" calcext:value-type="string">
            <text:p>40</text:p>
          </table:table-cell>
          <table:table-cell table:style-name="ce148"/>
          <table:table-cell table:style-name="ce158" table:formula="of:=DEC2BIN([.A71];8)" office:value-type="string" office:string-value="01000000" calcext:value-type="string">
            <text:p>0100000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175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71] &amp; DEC2BIN([.K71];4)" office:value-type="string" office:string-value="0010000000100" calcext:value-type="string">
            <text:p>0010000000100</text:p>
          </table:table-cell>
          <table:table-cell table:style-name="ce103" table:formula="of:=&quot;0&quot; &amp; BIN2HEX([.D71];2) &amp; DEC2HEX([.K71];1)" office:value-type="string" office:string-value="0404" calcext:value-type="string">
            <text:p>0404</text:p>
          </table:table-cell>
          <table:table-cell table:formula="of:=HEX2DEC([.BS71])" office:value-type="float" office:value="1028" calcext:value-type="float">
            <text:p>1028</text:p>
          </table:table-cell>
          <table:table-cell table:style-name="ce146" table:formula="of:=SUMIF([.$P71:.$W71];&quot;&gt;0&quot;;[.$P$3:.$W$3])" office:value-type="float" office:value="8" calcext:value-type="float">
            <text:p>8</text:p>
          </table:table-cell>
          <table:table-cell table:style-name="ce146" table:formula="of:=SUMIF([.$Y71:.$AF71];&quot;&gt;0&quot;;[.$Y$3:.$AF$3])" office:value-type="float" office:value="0" calcext:value-type="float">
            <text:p>0</text:p>
          </table:table-cell>
          <table:table-cell table:style-name="ce146" table:formula="of:=SUMIF([.$AH71:.$AO71];&quot;&gt;0&quot;;[.$AH$3:.$AO$3])" office:value-type="float" office:value="16" calcext:value-type="float">
            <text:p>16</text:p>
          </table:table-cell>
          <table:table-cell table:style-name="ce146" table:formula="of:=SUMIF([.$AQ71:.$AX71];&quot;&gt;0&quot;;[.$AQ$3:.$AX$3])" office:value-type="float" office:value="0" calcext:value-type="float">
            <text:p>0</text:p>
          </table:table-cell>
          <table:table-cell table:style-name="ce146" table:formula="of:=SUMIF([.$BA71:.$BH71];&quot;&gt;0&quot;;[.$BA$3:.$BH$3])" office:value-type="float" office:value="4" calcext:value-type="float">
            <text:p>4</text:p>
          </table:table-cell>
          <table:table-cell/>
          <table:table-cell table:style-name="ce103" table:formula="of:=[.BT71]" office:value-type="float" office:value="1028" calcext:value-type="float">
            <text:p>1028</text:p>
          </table:table-cell>
          <table:table-cell table:style-name="ce103" table:formula="of:=DEC2HEX([.BU71];2)" office:value-type="string" office:string-value="08" calcext:value-type="string">
            <text:p>08</text:p>
          </table:table-cell>
          <table:table-cell table:style-name="ce103" table:formula="of:=DEC2HEX([.BV71];2)" office:value-type="string" office:string-value="00" calcext:value-type="string">
            <text:p>00</text:p>
          </table:table-cell>
          <table:table-cell table:style-name="ce103" table:formula="of:=DEC2HEX([.BW71];2)" office:value-type="string" office:string-value="10" calcext:value-type="string">
            <text:p>10</text:p>
          </table:table-cell>
          <table:table-cell table:style-name="ce103" table:formula="of:=DEC2HEX([.BX71];2)" office:value-type="string" office:string-value="00" calcext:value-type="string">
            <text:p>00</text:p>
          </table:table-cell>
          <table:table-cell table:style-name="ce103" table:formula="of:=DEC2HEX([.BY71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64" calcext:value-type="float">
            <text:p>64</text:p>
          </table:table-cell>
          <table:table-cell table:style-name="ce133" table:formula="of:=DEC2HEX([.A72];2)" office:value-type="string" office:string-value="40" calcext:value-type="string">
            <text:p>40</text:p>
          </table:table-cell>
          <table:table-cell table:style-name="ce148"/>
          <table:table-cell table:style-name="ce158" table:formula="of:=DEC2BIN([.A72];8)" office:value-type="string" office:string-value="01000000" calcext:value-type="string">
            <text:p>0100000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style-name="ce175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72] &amp; DEC2BIN([.K72];4)" office:value-type="string" office:string-value="0010000000101" calcext:value-type="string">
            <text:p>0010000000101</text:p>
          </table:table-cell>
          <table:table-cell table:style-name="ce103" table:formula="of:=&quot;0&quot; &amp; BIN2HEX([.D72];2) &amp; DEC2HEX([.K72];1)" office:value-type="string" office:string-value="0405" calcext:value-type="string">
            <text:p>0405</text:p>
          </table:table-cell>
          <table:table-cell table:formula="of:=HEX2DEC([.BS72])" office:value-type="float" office:value="1029" calcext:value-type="float">
            <text:p>1029</text:p>
          </table:table-cell>
          <table:table-cell table:style-name="ce146" table:formula="of:=SUMIF([.$P72:.$W72];&quot;&gt;0&quot;;[.$P$3:.$W$3])" office:value-type="float" office:value="130" calcext:value-type="float">
            <text:p>130</text:p>
          </table:table-cell>
          <table:table-cell table:style-name="ce146" table:formula="of:=SUMIF([.$Y72:.$AF72];&quot;&gt;0&quot;;[.$Y$3:.$AF$3])" office:value-type="float" office:value="0" calcext:value-type="float">
            <text:p>0</text:p>
          </table:table-cell>
          <table:table-cell table:style-name="ce146" table:formula="of:=SUMIF([.$AH72:.$AO72];&quot;&gt;0&quot;;[.$AH$3:.$AO$3])" office:value-type="float" office:value="4" calcext:value-type="float">
            <text:p>4</text:p>
          </table:table-cell>
          <table:table-cell table:style-name="ce146" table:formula="of:=SUMIF([.$AQ72:.$AX72];&quot;&gt;0&quot;;[.$AQ$3:.$AX$3])" office:value-type="float" office:value="0" calcext:value-type="float">
            <text:p>0</text:p>
          </table:table-cell>
          <table:table-cell table:style-name="ce146" table:formula="of:=SUMIF([.$BA72:.$BH72];&quot;&gt;0&quot;;[.$BA$3:.$BH$3])" office:value-type="float" office:value="4" calcext:value-type="float">
            <text:p>4</text:p>
          </table:table-cell>
          <table:table-cell/>
          <table:table-cell table:style-name="ce103" table:formula="of:=[.BT72]" office:value-type="float" office:value="1029" calcext:value-type="float">
            <text:p>1029</text:p>
          </table:table-cell>
          <table:table-cell table:style-name="ce103" table:formula="of:=DEC2HEX([.BU72];2)" office:value-type="string" office:string-value="82" calcext:value-type="string">
            <text:p>82</text:p>
          </table:table-cell>
          <table:table-cell table:style-name="ce103" table:formula="of:=DEC2HEX([.BV72];2)" office:value-type="string" office:string-value="00" calcext:value-type="string">
            <text:p>00</text:p>
          </table:table-cell>
          <table:table-cell table:style-name="ce103" table:formula="of:=DEC2HEX([.BW72];2)" office:value-type="string" office:string-value="04" calcext:value-type="string">
            <text:p>04</text:p>
          </table:table-cell>
          <table:table-cell table:style-name="ce103" table:formula="of:=DEC2HEX([.BX72];2)" office:value-type="string" office:string-value="00" calcext:value-type="string">
            <text:p>00</text:p>
          </table:table-cell>
          <table:table-cell table:style-name="ce103" table:formula="of:=DEC2HEX([.BY72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64" calcext:value-type="float">
            <text:p>64</text:p>
          </table:table-cell>
          <table:table-cell table:style-name="ce133" table:formula="of:=DEC2HEX([.A73];2)" office:value-type="string" office:string-value="40" calcext:value-type="string">
            <text:p>40</text:p>
          </table:table-cell>
          <table:table-cell table:style-name="ce148"/>
          <table:table-cell table:style-name="ce158" table:formula="of:=DEC2BIN([.A73];8)" office:value-type="string" office:string-value="01000000" calcext:value-type="string">
            <text:p>0100000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style-name="ce175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73] &amp; DEC2BIN([.K73];4)" office:value-type="string" office:string-value="0010000000110" calcext:value-type="string">
            <text:p>0010000000110</text:p>
          </table:table-cell>
          <table:table-cell table:style-name="ce103" table:formula="of:=&quot;0&quot; &amp; BIN2HEX([.D73];2) &amp; DEC2HEX([.K73];1)" office:value-type="string" office:string-value="0406" calcext:value-type="string">
            <text:p>0406</text:p>
          </table:table-cell>
          <table:table-cell table:formula="of:=HEX2DEC([.BS73])" office:value-type="float" office:value="1030" calcext:value-type="float">
            <text:p>1030</text:p>
          </table:table-cell>
          <table:table-cell table:style-name="ce146" table:formula="of:=SUMIF([.$P73:.$W73];&quot;&gt;0&quot;;[.$P$3:.$W$3])" office:value-type="float" office:value="32" calcext:value-type="float">
            <text:p>32</text:p>
          </table:table-cell>
          <table:table-cell table:style-name="ce146" table:formula="of:=SUMIF([.$Y73:.$AF73];&quot;&gt;0&quot;;[.$Y$3:.$AF$3])" office:value-type="float" office:value="0" calcext:value-type="float">
            <text:p>0</text:p>
          </table:table-cell>
          <table:table-cell table:style-name="ce146" table:formula="of:=SUMIF([.$AH73:.$AO73];&quot;&gt;0&quot;;[.$AH$3:.$AO$3])" office:value-type="float" office:value="64" calcext:value-type="float">
            <text:p>64</text:p>
          </table:table-cell>
          <table:table-cell table:style-name="ce146" table:formula="of:=SUMIF([.$AQ73:.$AX73];&quot;&gt;0&quot;;[.$AQ$3:.$AX$3])" office:value-type="float" office:value="0" calcext:value-type="float">
            <text:p>0</text:p>
          </table:table-cell>
          <table:table-cell table:style-name="ce146" table:formula="of:=SUMIF([.$BA73:.$BH73];&quot;&gt;0&quot;;[.$BA$3:.$BH$3])" office:value-type="float" office:value="4" calcext:value-type="float">
            <text:p>4</text:p>
          </table:table-cell>
          <table:table-cell/>
          <table:table-cell table:style-name="ce103" table:formula="of:=[.BT73]" office:value-type="float" office:value="1030" calcext:value-type="float">
            <text:p>1030</text:p>
          </table:table-cell>
          <table:table-cell table:style-name="ce103" table:formula="of:=DEC2HEX([.BU73];2)" office:value-type="string" office:string-value="20" calcext:value-type="string">
            <text:p>20</text:p>
          </table:table-cell>
          <table:table-cell table:style-name="ce103" table:formula="of:=DEC2HEX([.BV73];2)" office:value-type="string" office:string-value="00" calcext:value-type="string">
            <text:p>00</text:p>
          </table:table-cell>
          <table:table-cell table:style-name="ce103" table:formula="of:=DEC2HEX([.BW73];2)" office:value-type="string" office:string-value="40" calcext:value-type="string">
            <text:p>40</text:p>
          </table:table-cell>
          <table:table-cell table:style-name="ce103" table:formula="of:=DEC2HEX([.BX73];2)" office:value-type="string" office:string-value="00" calcext:value-type="string">
            <text:p>00</text:p>
          </table:table-cell>
          <table:table-cell table:style-name="ce103" table:formula="of:=DEC2HEX([.BY73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64" calcext:value-type="float">
            <text:p>64</text:p>
          </table:table-cell>
          <table:table-cell table:style-name="ce133" table:formula="of:=DEC2HEX([.A74];2)" office:value-type="string" office:string-value="40" calcext:value-type="string">
            <text:p>40</text:p>
          </table:table-cell>
          <table:table-cell table:style-name="ce148"/>
          <table:table-cell table:style-name="ce158" table:formula="of:=DEC2BIN([.A74];8)" office:value-type="string" office:string-value="01000000" calcext:value-type="string">
            <text:p>0100000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style-name="ce175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74] &amp; DEC2BIN([.K74];4)" office:value-type="string" office:string-value="0010000000111" calcext:value-type="string">
            <text:p>0010000000111</text:p>
          </table:table-cell>
          <table:table-cell table:style-name="ce103" table:formula="of:=&quot;0&quot; &amp; BIN2HEX([.D74];2) &amp; DEC2HEX([.K74];1)" office:value-type="string" office:string-value="0407" calcext:value-type="string">
            <text:p>0407</text:p>
          </table:table-cell>
          <table:table-cell table:formula="of:=HEX2DEC([.BS74])" office:value-type="float" office:value="1031" calcext:value-type="float">
            <text:p>1031</text:p>
          </table:table-cell>
          <table:table-cell table:style-name="ce146" table:formula="of:=SUMIF([.$P74:.$W74];&quot;&gt;0&quot;;[.$P$3:.$W$3])" office:value-type="float" office:value="8" calcext:value-type="float">
            <text:p>8</text:p>
          </table:table-cell>
          <table:table-cell table:style-name="ce146" table:formula="of:=SUMIF([.$Y74:.$AF74];&quot;&gt;0&quot;;[.$Y$3:.$AF$3])" office:value-type="float" office:value="0" calcext:value-type="float">
            <text:p>0</text:p>
          </table:table-cell>
          <table:table-cell table:style-name="ce146" table:formula="of:=SUMIF([.$AH74:.$AO74];&quot;&gt;0&quot;;[.$AH$3:.$AO$3])" office:value-type="float" office:value="16" calcext:value-type="float">
            <text:p>16</text:p>
          </table:table-cell>
          <table:table-cell table:style-name="ce146" table:formula="of:=SUMIF([.$AQ74:.$AX74];&quot;&gt;0&quot;;[.$AQ$3:.$AX$3])" office:value-type="float" office:value="0" calcext:value-type="float">
            <text:p>0</text:p>
          </table:table-cell>
          <table:table-cell table:style-name="ce146" table:formula="of:=SUMIF([.$BA74:.$BH74];&quot;&gt;0&quot;;[.$BA$3:.$BH$3])" office:value-type="float" office:value="4" calcext:value-type="float">
            <text:p>4</text:p>
          </table:table-cell>
          <table:table-cell/>
          <table:table-cell table:style-name="ce103" table:formula="of:=[.BT74]" office:value-type="float" office:value="1031" calcext:value-type="float">
            <text:p>1031</text:p>
          </table:table-cell>
          <table:table-cell table:style-name="ce103" table:formula="of:=DEC2HEX([.BU74];2)" office:value-type="string" office:string-value="08" calcext:value-type="string">
            <text:p>08</text:p>
          </table:table-cell>
          <table:table-cell table:style-name="ce103" table:formula="of:=DEC2HEX([.BV74];2)" office:value-type="string" office:string-value="00" calcext:value-type="string">
            <text:p>00</text:p>
          </table:table-cell>
          <table:table-cell table:style-name="ce103" table:formula="of:=DEC2HEX([.BW74];2)" office:value-type="string" office:string-value="10" calcext:value-type="string">
            <text:p>10</text:p>
          </table:table-cell>
          <table:table-cell table:style-name="ce103" table:formula="of:=DEC2HEX([.BX74];2)" office:value-type="string" office:string-value="00" calcext:value-type="string">
            <text:p>00</text:p>
          </table:table-cell>
          <table:table-cell table:style-name="ce103" table:formula="of:=DEC2HEX([.BY74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64" calcext:value-type="float">
            <text:p>64</text:p>
          </table:table-cell>
          <table:table-cell table:style-name="ce133" table:formula="of:=DEC2HEX([.A75];2)" office:value-type="string" office:string-value="40" calcext:value-type="string">
            <text:p>40</text:p>
          </table:table-cell>
          <table:table-cell table:style-name="ce148"/>
          <table:table-cell table:style-name="ce158" table:formula="of:=DEC2BIN([.A75];8)" office:value-type="string" office:string-value="01000000" calcext:value-type="string">
            <text:p>0100000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style-name="ce175" table:number-columns-repeated="3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75] &amp; DEC2BIN([.K75];4)" office:value-type="string" office:string-value="0010000001000" calcext:value-type="string">
            <text:p>0010000001000</text:p>
          </table:table-cell>
          <table:table-cell table:style-name="ce103" table:formula="of:=&quot;0&quot; &amp; BIN2HEX([.D75];2) &amp; DEC2HEX([.K75];1)" office:value-type="string" office:string-value="0408" calcext:value-type="string">
            <text:p>0408</text:p>
          </table:table-cell>
          <table:table-cell table:formula="of:=HEX2DEC([.BS75])" office:value-type="float" office:value="1032" calcext:value-type="float">
            <text:p>1032</text:p>
          </table:table-cell>
          <table:table-cell table:style-name="ce146" table:formula="of:=SUMIF([.$P75:.$W75];&quot;&gt;0&quot;;[.$P$3:.$W$3])" office:value-type="float" office:value="6" calcext:value-type="float">
            <text:p>6</text:p>
          </table:table-cell>
          <table:table-cell table:style-name="ce146" table:formula="of:=SUMIF([.$Y75:.$AF75];&quot;&gt;0&quot;;[.$Y$3:.$AF$3])" office:value-type="float" office:value="0" calcext:value-type="float">
            <text:p>0</text:p>
          </table:table-cell>
          <table:table-cell table:style-name="ce146" table:formula="of:=SUMIF([.$AH75:.$AO75];&quot;&gt;0&quot;;[.$AH$3:.$AO$3])" office:value-type="float" office:value="16" calcext:value-type="float">
            <text:p>16</text:p>
          </table:table-cell>
          <table:table-cell table:style-name="ce146" table:formula="of:=SUMIF([.$AQ75:.$AX75];&quot;&gt;0&quot;;[.$AQ$3:.$AX$3])" office:value-type="float" office:value="0" calcext:value-type="float">
            <text:p>0</text:p>
          </table:table-cell>
          <table:table-cell table:style-name="ce146" table:formula="of:=SUMIF([.$BA75:.$BH75];&quot;&gt;0&quot;;[.$BA$3:.$BH$3])" office:value-type="float" office:value="4" calcext:value-type="float">
            <text:p>4</text:p>
          </table:table-cell>
          <table:table-cell/>
          <table:table-cell table:style-name="ce103" table:formula="of:=[.BT75]" office:value-type="float" office:value="1032" calcext:value-type="float">
            <text:p>1032</text:p>
          </table:table-cell>
          <table:table-cell table:style-name="ce103" table:formula="of:=DEC2HEX([.BU75];2)" office:value-type="string" office:string-value="06" calcext:value-type="string">
            <text:p>06</text:p>
          </table:table-cell>
          <table:table-cell table:style-name="ce103" table:formula="of:=DEC2HEX([.BV75];2)" office:value-type="string" office:string-value="00" calcext:value-type="string">
            <text:p>00</text:p>
          </table:table-cell>
          <table:table-cell table:style-name="ce103" table:formula="of:=DEC2HEX([.BW75];2)" office:value-type="string" office:string-value="10" calcext:value-type="string">
            <text:p>10</text:p>
          </table:table-cell>
          <table:table-cell table:style-name="ce103" table:formula="of:=DEC2HEX([.BX75];2)" office:value-type="string" office:string-value="00" calcext:value-type="string">
            <text:p>00</text:p>
          </table:table-cell>
          <table:table-cell table:style-name="ce103" table:formula="of:=DEC2HEX([.BY75];2)" office:value-type="string" office:string-value="04" calcext:value-type="string">
            <text:p>04</text:p>
          </table:table-cell>
        </table:table-row>
        <table:table-row table:style-name="ro1">
          <table:table-cell table:style-name="ce121" office:value-type="float" office:value="64" calcext:value-type="float">
            <text:p>64</text:p>
          </table:table-cell>
          <table:table-cell table:style-name="ce132" table:formula="of:=DEC2HEX([.A76];2)" office:value-type="string" office:string-value="40" calcext:value-type="string">
            <text:p>40</text:p>
          </table:table-cell>
          <table:table-cell table:style-name="ce149"/>
          <table:table-cell table:style-name="ce159" table:formula="of:=DEC2BIN([.A76];8)" office:value-type="string" office:string-value="01000000" calcext:value-type="string">
            <text:p>01000000</text:p>
          </table:table-cell>
          <table:table-cell table:style-name="ce140" table:number-columns-repeated="6"/>
          <table:table-cell table:style-name="ce140" office:value-type="float" office:value="9" calcext:value-type="float">
            <text:p>9</text:p>
          </table:table-cell>
          <table:table-cell table:style-name="ce171" table:number-columns-repeated="3"/>
          <table:table-cell table:style-name="ce149"/>
          <table:table-cell table:style-name="ce230"/>
          <table:table-cell table:style-name="ce243"/>
          <table:table-cell table:style-name="ce182"/>
          <table:table-cell table:style-name="ce243" office:value-type="float" office:value="1" calcext:value-type="float">
            <text:p>1</text:p>
          </table:table-cell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230" office:value-type="float" office:value="1" calcext:value-type="float">
            <text:p>1</text:p>
          </table:table-cell>
          <table:table-cell table:style-name="ce209"/>
          <table:table-cell table:style-name="ce182"/>
          <table:table-cell table:style-name="ce243" office:value-type="float" office:value="1" calcext:value-type="float">
            <text:p>1</text:p>
          </table:table-cell>
          <table:table-cell table:style-name="ce182"/>
          <table:table-cell table:style-name="ce243"/>
          <table:table-cell table:style-name="ce182" office:value-type="float" office:value="1" calcext:value-type="float">
            <text:p>1</text:p>
          </table:table-cell>
          <table:table-cell table:style-name="ce243"/>
          <table:table-cell table:style-name="ce182"/>
          <table:table-cell table:style-name="ce243"/>
          <table:table-cell table:style-name="ce209" table:number-columns-repeated="4"/>
          <table:table-cell table:style-name="ce140" table:number-columns-repeated="7"/>
          <table:table-cell table:style-name="ce182"/>
          <table:table-cell table:style-name="ce243"/>
          <table:table-cell table:style-name="ce140" table:number-columns-repeated="2"/>
          <table:table-cell table:style-name="ce268"/>
          <table:table-cell table:style-name="ce243" office:value-type="float" office:value="1" calcext:value-type="float">
            <text:p>1</text:p>
          </table:table-cell>
          <table:table-cell table:style-name="ce149"/>
          <table:table-cell table:number-columns-repeated="10"/>
          <table:table-cell table:formula="of:=&quot;0&quot; &amp; [.D76] &amp; DEC2BIN([.K76];4)" office:value-type="string" office:string-value="0010000001001" calcext:value-type="string">
            <text:p>0010000001001</text:p>
          </table:table-cell>
          <table:table-cell table:style-name="ce103" table:formula="of:=&quot;0&quot; &amp; BIN2HEX([.D76];2) &amp; DEC2HEX([.K76];1)" office:value-type="string" office:string-value="0409" calcext:value-type="string">
            <text:p>0409</text:p>
          </table:table-cell>
          <table:table-cell table:formula="of:=HEX2DEC([.BS76])" office:value-type="float" office:value="1033" calcext:value-type="float">
            <text:p>1033</text:p>
          </table:table-cell>
          <table:table-cell table:style-name="ce146" table:formula="of:=SUMIF([.$P76:.$W76];&quot;&gt;0&quot;;[.$P$3:.$W$3])" office:value-type="float" office:value="16" calcext:value-type="float">
            <text:p>16</text:p>
          </table:table-cell>
          <table:table-cell table:style-name="ce146" table:formula="of:=SUMIF([.$Y76:.$AF76];&quot;&gt;0&quot;;[.$Y$3:.$AF$3])" office:value-type="float" office:value="1" calcext:value-type="float">
            <text:p>1</text:p>
          </table:table-cell>
          <table:table-cell table:style-name="ce146" table:formula="of:=SUMIF([.$AH76:.$AO76];&quot;&gt;0&quot;;[.$AH$3:.$AO$3])" office:value-type="float" office:value="72" calcext:value-type="float">
            <text:p>72</text:p>
          </table:table-cell>
          <table:table-cell table:style-name="ce146" table:formula="of:=SUMIF([.$AQ76:.$AX76];&quot;&gt;0&quot;;[.$AQ$3:.$AX$3])" office:value-type="float" office:value="0" calcext:value-type="float">
            <text:p>0</text:p>
          </table:table-cell>
          <table:table-cell table:style-name="ce146" table:formula="of:=SUMIF([.$BA76:.$BH76];&quot;&gt;0&quot;;[.$BA$3:.$BH$3])" office:value-type="float" office:value="4" calcext:value-type="float">
            <text:p>4</text:p>
          </table:table-cell>
          <table:table-cell/>
          <table:table-cell table:style-name="ce103" table:formula="of:=[.BT76]" office:value-type="float" office:value="1033" calcext:value-type="float">
            <text:p>1033</text:p>
          </table:table-cell>
          <table:table-cell table:style-name="ce103" table:formula="of:=DEC2HEX([.BU76];2)" office:value-type="string" office:string-value="10" calcext:value-type="string">
            <text:p>10</text:p>
          </table:table-cell>
          <table:table-cell table:style-name="ce103" table:formula="of:=DEC2HEX([.BV76];2)" office:value-type="string" office:string-value="01" calcext:value-type="string">
            <text:p>01</text:p>
          </table:table-cell>
          <table:table-cell table:style-name="ce103" table:formula="of:=DEC2HEX([.BW76];2)" office:value-type="string" office:string-value="48" calcext:value-type="string">
            <text:p>48</text:p>
          </table:table-cell>
          <table:table-cell table:style-name="ce103" table:formula="of:=DEC2HEX([.BX76];2)" office:value-type="string" office:string-value="00" calcext:value-type="string">
            <text:p>00</text:p>
          </table:table-cell>
          <table:table-cell table:style-name="ce103" table:formula="of:=DEC2HEX([.BY76];2)" office:value-type="string" office:string-value="04" calcext:value-type="string">
            <text:p>04</text:p>
          </table:table-cell>
        </table:table-row>
        <table:table-row table:style-name="ro1">
          <table:table-cell table:style-name="ce120" office:value-type="float" office:value="65" calcext:value-type="float">
            <text:p>65</text:p>
          </table:table-cell>
          <table:table-cell table:style-name="ce131" table:formula="of:=DEC2HEX([.A77];2)" office:value-type="string" office:string-value="41" calcext:value-type="string">
            <text:p>41</text:p>
          </table:table-cell>
          <table:table-cell table:style-name="ce147" office:value-type="string" calcext:value-type="string">
            <text:p>BZ</text:p>
          </table:table-cell>
          <table:table-cell table:style-name="ce157" table:formula="of:=DEC2BIN([.A77];8)" office:value-type="string" office:string-value="01000001" calcext:value-type="string">
            <text:p>01000001</text:p>
          </table:table-cell>
          <table:table-cell table:style-name="ce139" office:value-type="string" calcext:value-type="string">
            <text:p>hb</text:p>
          </table:table-cell>
          <table:table-cell table:style-name="ce139" office:value-type="string" calcext:value-type="string">
            <text:p>lb</text:p>
          </table:table-cell>
          <table:table-cell table:style-name="ce139" office:value-type="string" calcext:value-type="string">
            <text:p>-</text:p>
          </table:table-cell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Branch on Zero</text:p>
          </table:table-cell>
          <table:table-cell table:style-name="ce139" office:value-type="float" office:value="3" calcext:value-type="float">
            <text:p>3</text:p>
          </table:table-cell>
          <table:table-cell table:style-name="ce170" table:number-columns-repeated="3"/>
          <table:table-cell table:style-name="ce147"/>
          <table:table-cell table:style-name="ce229" office:value-type="float" office:value="1" calcext:value-type="float">
            <text:p>1</text:p>
          </table:table-cell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229"/>
          <table:table-cell table:style-name="ce208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208" table:number-columns-repeated="4"/>
          <table:table-cell table:style-name="ce139" table:number-columns-repeated="7"/>
          <table:table-cell table:style-name="ce181"/>
          <table:table-cell table:style-name="ce242"/>
          <table:table-cell table:style-name="ce139" table:number-columns-repeated="2"/>
          <table:table-cell table:style-name="ce267"/>
          <table:table-cell table:style-name="ce242" office:value-type="float" office:value="1" calcext:value-type="float">
            <text:p>1</text:p>
          </table:table-cell>
          <table:table-cell table:style-name="ce147"/>
          <table:table-cell table:number-columns-repeated="10"/>
          <table:table-cell table:formula="of:=&quot;0&quot; &amp; [.D77] &amp; DEC2BIN([.K77];4)" office:value-type="string" office:string-value="0010000010011" calcext:value-type="string">
            <text:p>0010000010011</text:p>
          </table:table-cell>
          <table:table-cell table:style-name="ce103" table:formula="of:=&quot;0&quot; &amp; BIN2HEX([.D77];2) &amp; DEC2HEX([.K77];1)" office:value-type="string" office:string-value="0413" calcext:value-type="string">
            <text:p>0413</text:p>
          </table:table-cell>
          <table:table-cell table:formula="of:=HEX2DEC([.BS77])" office:value-type="float" office:value="1043" calcext:value-type="float">
            <text:p>1043</text:p>
          </table:table-cell>
          <table:table-cell table:style-name="ce146" table:formula="of:=SUMIF([.$P77:.$W77];&quot;&gt;0&quot;;[.$P$3:.$W$3])" office:value-type="float" office:value="128" calcext:value-type="float">
            <text:p>128</text:p>
          </table:table-cell>
          <table:table-cell table:style-name="ce146" table:formula="of:=SUMIF([.$Y77:.$AF77];&quot;&gt;0&quot;;[.$Y$3:.$AF$3])" office:value-type="float" office:value="0" calcext:value-type="float">
            <text:p>0</text:p>
          </table:table-cell>
          <table:table-cell table:style-name="ce146" table:formula="of:=SUMIF([.$AH77:.$AO77];&quot;&gt;0&quot;;[.$AH$3:.$AO$3])" office:value-type="float" office:value="0" calcext:value-type="float">
            <text:p>0</text:p>
          </table:table-cell>
          <table:table-cell table:style-name="ce146" table:formula="of:=SUMIF([.$AQ77:.$AX77];&quot;&gt;0&quot;;[.$AQ$3:.$AX$3])" office:value-type="float" office:value="0" calcext:value-type="float">
            <text:p>0</text:p>
          </table:table-cell>
          <table:table-cell table:style-name="ce146" table:formula="of:=SUMIF([.$BA77:.$BH77];&quot;&gt;0&quot;;[.$BA$3:.$BH$3])" office:value-type="float" office:value="4" calcext:value-type="float">
            <text:p>4</text:p>
          </table:table-cell>
          <table:table-cell/>
          <table:table-cell table:style-name="ce103" table:formula="of:=[.BT77]" office:value-type="float" office:value="1043" calcext:value-type="float">
            <text:p>1043</text:p>
          </table:table-cell>
          <table:table-cell table:style-name="ce103" table:formula="of:=DEC2HEX([.BU77];2)" office:value-type="string" office:string-value="80" calcext:value-type="string">
            <text:p>80</text:p>
          </table:table-cell>
          <table:table-cell table:style-name="ce103" table:formula="of:=DEC2HEX([.BV77];2)" office:value-type="string" office:string-value="00" calcext:value-type="string">
            <text:p>00</text:p>
          </table:table-cell>
          <table:table-cell table:style-name="ce103" table:formula="of:=DEC2HEX([.BW77];2)" office:value-type="string" office:string-value="00" calcext:value-type="string">
            <text:p>00</text:p>
          </table:table-cell>
          <table:table-cell table:style-name="ce103" table:formula="of:=DEC2HEX([.BX77];2)" office:value-type="string" office:string-value="00" calcext:value-type="string">
            <text:p>00</text:p>
          </table:table-cell>
          <table:table-cell table:style-name="ce103" table:formula="of:=DEC2HEX([.BY77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65" calcext:value-type="float">
            <text:p>65</text:p>
          </table:table-cell>
          <table:table-cell table:style-name="ce103" table:formula="of:=DEC2HEX([.A78];2)" office:value-type="string" office:string-value="41" calcext:value-type="string">
            <text:p>41</text:p>
          </table:table-cell>
          <table:table-cell table:style-name="ce148"/>
          <table:table-cell table:style-name="ce158" table:formula="of:=DEC2BIN([.A78];8)" office:value-type="string" office:string-value="01000001" calcext:value-type="string">
            <text:p>0100000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175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78] &amp; DEC2BIN([.K78];4)" office:value-type="string" office:string-value="0010000010100" calcext:value-type="string">
            <text:p>0010000010100</text:p>
          </table:table-cell>
          <table:table-cell table:style-name="ce103" table:formula="of:=&quot;0&quot; &amp; BIN2HEX([.D78];2) &amp; DEC2HEX([.K78];1)" office:value-type="string" office:string-value="0414" calcext:value-type="string">
            <text:p>0414</text:p>
          </table:table-cell>
          <table:table-cell table:formula="of:=HEX2DEC([.BS78])" office:value-type="float" office:value="1044" calcext:value-type="float">
            <text:p>1044</text:p>
          </table:table-cell>
          <table:table-cell table:style-name="ce146" table:formula="of:=SUMIF([.$P78:.$W78];&quot;&gt;0&quot;;[.$P$3:.$W$3])" office:value-type="float" office:value="128" calcext:value-type="float">
            <text:p>128</text:p>
          </table:table-cell>
          <table:table-cell table:style-name="ce146" table:formula="of:=SUMIF([.$Y78:.$AF78];&quot;&gt;0&quot;;[.$Y$3:.$AF$3])" office:value-type="float" office:value="1" calcext:value-type="float">
            <text:p>1</text:p>
          </table:table-cell>
          <table:table-cell table:style-name="ce146" table:formula="of:=SUMIF([.$AH78:.$AO78];&quot;&gt;0&quot;;[.$AH$3:.$AO$3])" office:value-type="float" office:value="0" calcext:value-type="float">
            <text:p>0</text:p>
          </table:table-cell>
          <table:table-cell table:style-name="ce146" table:formula="of:=SUMIF([.$AQ78:.$AX78];&quot;&gt;0&quot;;[.$AQ$3:.$AX$3])" office:value-type="float" office:value="0" calcext:value-type="float">
            <text:p>0</text:p>
          </table:table-cell>
          <table:table-cell table:style-name="ce146" table:formula="of:=SUMIF([.$BA78:.$BH78];&quot;&gt;0&quot;;[.$BA$3:.$BH$3])" office:value-type="float" office:value="4" calcext:value-type="float">
            <text:p>4</text:p>
          </table:table-cell>
          <table:table-cell/>
          <table:table-cell table:style-name="ce103" table:formula="of:=[.BT78]" office:value-type="float" office:value="1044" calcext:value-type="float">
            <text:p>1044</text:p>
          </table:table-cell>
          <table:table-cell table:style-name="ce103" table:formula="of:=DEC2HEX([.BU78];2)" office:value-type="string" office:string-value="80" calcext:value-type="string">
            <text:p>80</text:p>
          </table:table-cell>
          <table:table-cell table:style-name="ce103" table:formula="of:=DEC2HEX([.BV78];2)" office:value-type="string" office:string-value="01" calcext:value-type="string">
            <text:p>01</text:p>
          </table:table-cell>
          <table:table-cell table:style-name="ce103" table:formula="of:=DEC2HEX([.BW78];2)" office:value-type="string" office:string-value="00" calcext:value-type="string">
            <text:p>00</text:p>
          </table:table-cell>
          <table:table-cell table:style-name="ce103" table:formula="of:=DEC2HEX([.BX78];2)" office:value-type="string" office:string-value="00" calcext:value-type="string">
            <text:p>00</text:p>
          </table:table-cell>
          <table:table-cell table:style-name="ce103" table:formula="of:=DEC2HEX([.BY78];2)" office:value-type="string" office:string-value="04" calcext:value-type="string">
            <text:p>04</text:p>
          </table:table-cell>
        </table:table-row>
        <table:table-row table:style-name="ro1">
          <table:table-cell table:style-name="ce120" office:value-type="float" office:value="66" calcext:value-type="float">
            <text:p>66</text:p>
          </table:table-cell>
          <table:table-cell table:style-name="ce131" table:formula="of:=DEC2HEX([.A79];2)" office:value-type="string" office:string-value="42" calcext:value-type="string">
            <text:p>42</text:p>
          </table:table-cell>
          <table:table-cell table:style-name="ce147" office:value-type="string" calcext:value-type="string">
            <text:p>BC</text:p>
          </table:table-cell>
          <table:table-cell table:style-name="ce157" table:formula="of:=DEC2BIN([.A79];8)" office:value-type="string" office:string-value="01000010" calcext:value-type="string">
            <text:p>01000010</text:p>
          </table:table-cell>
          <table:table-cell table:style-name="ce139" office:value-type="string" calcext:value-type="string">
            <text:p>hb</text:p>
          </table:table-cell>
          <table:table-cell table:style-name="ce139" office:value-type="string" calcext:value-type="string">
            <text:p>lb</text:p>
          </table:table-cell>
          <table:table-cell table:style-name="ce139" office:value-type="string" calcext:value-type="string">
            <text:p>-</text:p>
          </table:table-cell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Branch on Carry set</text:p>
          </table:table-cell>
          <table:table-cell table:style-name="ce139" office:value-type="float" office:value="3" calcext:value-type="float">
            <text:p>3</text:p>
          </table:table-cell>
          <table:table-cell table:style-name="ce170" table:number-columns-repeated="3"/>
          <table:table-cell table:style-name="ce147"/>
          <table:table-cell table:style-name="ce229" office:value-type="float" office:value="1" calcext:value-type="float">
            <text:p>1</text:p>
          </table:table-cell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229"/>
          <table:table-cell table:style-name="ce208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208" table:number-columns-repeated="4"/>
          <table:table-cell table:style-name="ce139" table:number-columns-repeated="7"/>
          <table:table-cell table:style-name="ce181"/>
          <table:table-cell table:style-name="ce242"/>
          <table:table-cell table:style-name="ce139" table:number-columns-repeated="2"/>
          <table:table-cell table:style-name="ce267"/>
          <table:table-cell table:style-name="ce242" office:value-type="float" office:value="1" calcext:value-type="float">
            <text:p>1</text:p>
          </table:table-cell>
          <table:table-cell table:style-name="ce147"/>
          <table:table-cell table:number-columns-repeated="10"/>
          <table:table-cell table:formula="of:=&quot;0&quot; &amp; [.D79] &amp; DEC2BIN([.K79];4)" office:value-type="string" office:string-value="0010000100011" calcext:value-type="string">
            <text:p>0010000100011</text:p>
          </table:table-cell>
          <table:table-cell table:style-name="ce103" table:formula="of:=&quot;0&quot; &amp; BIN2HEX([.D79];2) &amp; DEC2HEX([.K79];1)" office:value-type="string" office:string-value="0423" calcext:value-type="string">
            <text:p>0423</text:p>
          </table:table-cell>
          <table:table-cell table:formula="of:=HEX2DEC([.BS79])" office:value-type="float" office:value="1059" calcext:value-type="float">
            <text:p>1059</text:p>
          </table:table-cell>
          <table:table-cell table:style-name="ce146" table:formula="of:=SUMIF([.$P79:.$W79];&quot;&gt;0&quot;;[.$P$3:.$W$3])" office:value-type="float" office:value="128" calcext:value-type="float">
            <text:p>128</text:p>
          </table:table-cell>
          <table:table-cell table:style-name="ce146" table:formula="of:=SUMIF([.$Y79:.$AF79];&quot;&gt;0&quot;;[.$Y$3:.$AF$3])" office:value-type="float" office:value="0" calcext:value-type="float">
            <text:p>0</text:p>
          </table:table-cell>
          <table:table-cell table:style-name="ce146" table:formula="of:=SUMIF([.$AH79:.$AO79];&quot;&gt;0&quot;;[.$AH$3:.$AO$3])" office:value-type="float" office:value="0" calcext:value-type="float">
            <text:p>0</text:p>
          </table:table-cell>
          <table:table-cell table:style-name="ce146" table:formula="of:=SUMIF([.$AQ79:.$AX79];&quot;&gt;0&quot;;[.$AQ$3:.$AX$3])" office:value-type="float" office:value="0" calcext:value-type="float">
            <text:p>0</text:p>
          </table:table-cell>
          <table:table-cell table:style-name="ce146" table:formula="of:=SUMIF([.$BA79:.$BH79];&quot;&gt;0&quot;;[.$BA$3:.$BH$3])" office:value-type="float" office:value="4" calcext:value-type="float">
            <text:p>4</text:p>
          </table:table-cell>
          <table:table-cell/>
          <table:table-cell table:style-name="ce103" table:formula="of:=[.BT79]" office:value-type="float" office:value="1059" calcext:value-type="float">
            <text:p>1059</text:p>
          </table:table-cell>
          <table:table-cell table:style-name="ce103" table:formula="of:=DEC2HEX([.BU79];2)" office:value-type="string" office:string-value="80" calcext:value-type="string">
            <text:p>80</text:p>
          </table:table-cell>
          <table:table-cell table:style-name="ce103" table:formula="of:=DEC2HEX([.BV79];2)" office:value-type="string" office:string-value="00" calcext:value-type="string">
            <text:p>00</text:p>
          </table:table-cell>
          <table:table-cell table:style-name="ce103" table:formula="of:=DEC2HEX([.BW79];2)" office:value-type="string" office:string-value="00" calcext:value-type="string">
            <text:p>00</text:p>
          </table:table-cell>
          <table:table-cell table:style-name="ce103" table:formula="of:=DEC2HEX([.BX79];2)" office:value-type="string" office:string-value="00" calcext:value-type="string">
            <text:p>00</text:p>
          </table:table-cell>
          <table:table-cell table:style-name="ce103" table:formula="of:=DEC2HEX([.BY79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66" calcext:value-type="float">
            <text:p>66</text:p>
          </table:table-cell>
          <table:table-cell table:style-name="ce103" table:formula="of:=DEC2HEX([.A80];2)" office:value-type="string" office:string-value="42" calcext:value-type="string">
            <text:p>42</text:p>
          </table:table-cell>
          <table:table-cell table:style-name="ce148"/>
          <table:table-cell table:style-name="ce158" table:formula="of:=DEC2BIN([.A80];8)" office:value-type="string" office:string-value="01000010" calcext:value-type="string">
            <text:p>0100001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175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80] &amp; DEC2BIN([.K80];4)" office:value-type="string" office:string-value="0010000100100" calcext:value-type="string">
            <text:p>0010000100100</text:p>
          </table:table-cell>
          <table:table-cell table:style-name="ce103" table:formula="of:=&quot;0&quot; &amp; BIN2HEX([.D80];2) &amp; DEC2HEX([.K80];1)" office:value-type="string" office:string-value="0424" calcext:value-type="string">
            <text:p>0424</text:p>
          </table:table-cell>
          <table:table-cell table:formula="of:=HEX2DEC([.BS80])" office:value-type="float" office:value="1060" calcext:value-type="float">
            <text:p>1060</text:p>
          </table:table-cell>
          <table:table-cell table:style-name="ce146" table:formula="of:=SUMIF([.$P80:.$W80];&quot;&gt;0&quot;;[.$P$3:.$W$3])" office:value-type="float" office:value="128" calcext:value-type="float">
            <text:p>128</text:p>
          </table:table-cell>
          <table:table-cell table:style-name="ce146" table:formula="of:=SUMIF([.$Y80:.$AF80];&quot;&gt;0&quot;;[.$Y$3:.$AF$3])" office:value-type="float" office:value="1" calcext:value-type="float">
            <text:p>1</text:p>
          </table:table-cell>
          <table:table-cell table:style-name="ce146" table:formula="of:=SUMIF([.$AH80:.$AO80];&quot;&gt;0&quot;;[.$AH$3:.$AO$3])" office:value-type="float" office:value="0" calcext:value-type="float">
            <text:p>0</text:p>
          </table:table-cell>
          <table:table-cell table:style-name="ce146" table:formula="of:=SUMIF([.$AQ80:.$AX80];&quot;&gt;0&quot;;[.$AQ$3:.$AX$3])" office:value-type="float" office:value="0" calcext:value-type="float">
            <text:p>0</text:p>
          </table:table-cell>
          <table:table-cell table:style-name="ce146" table:formula="of:=SUMIF([.$BA80:.$BH80];&quot;&gt;0&quot;;[.$BA$3:.$BH$3])" office:value-type="float" office:value="4" calcext:value-type="float">
            <text:p>4</text:p>
          </table:table-cell>
          <table:table-cell/>
          <table:table-cell table:style-name="ce103" table:formula="of:=[.BT80]" office:value-type="float" office:value="1060" calcext:value-type="float">
            <text:p>1060</text:p>
          </table:table-cell>
          <table:table-cell table:style-name="ce103" table:formula="of:=DEC2HEX([.BU80];2)" office:value-type="string" office:string-value="80" calcext:value-type="string">
            <text:p>80</text:p>
          </table:table-cell>
          <table:table-cell table:style-name="ce103" table:formula="of:=DEC2HEX([.BV80];2)" office:value-type="string" office:string-value="01" calcext:value-type="string">
            <text:p>01</text:p>
          </table:table-cell>
          <table:table-cell table:style-name="ce103" table:formula="of:=DEC2HEX([.BW80];2)" office:value-type="string" office:string-value="00" calcext:value-type="string">
            <text:p>00</text:p>
          </table:table-cell>
          <table:table-cell table:style-name="ce103" table:formula="of:=DEC2HEX([.BX80];2)" office:value-type="string" office:string-value="00" calcext:value-type="string">
            <text:p>00</text:p>
          </table:table-cell>
          <table:table-cell table:style-name="ce103" table:formula="of:=DEC2HEX([.BY80];2)" office:value-type="string" office:string-value="04" calcext:value-type="string">
            <text:p>04</text:p>
          </table:table-cell>
        </table:table-row>
        <table:table-row table:style-name="ro1">
          <table:table-cell table:style-name="ce120" office:value-type="float" office:value="68" calcext:value-type="float">
            <text:p>68</text:p>
          </table:table-cell>
          <table:table-cell table:style-name="ce131" table:formula="of:=DEC2HEX([.A81];2)" office:value-type="string" office:string-value="44" calcext:value-type="string">
            <text:p>44</text:p>
          </table:table-cell>
          <table:table-cell table:style-name="ce147" office:value-type="string" calcext:value-type="string">
            <text:p>BE</text:p>
          </table:table-cell>
          <table:table-cell table:style-name="ce157" table:formula="of:=DEC2BIN([.A81];8)" office:value-type="string" office:string-value="01000100" calcext:value-type="string">
            <text:p>01000100</text:p>
          </table:table-cell>
          <table:table-cell table:style-name="ce139" office:value-type="string" calcext:value-type="string">
            <text:p>hb</text:p>
          </table:table-cell>
          <table:table-cell table:style-name="ce139" office:value-type="string" calcext:value-type="string">
            <text:p>lb</text:p>
          </table:table-cell>
          <table:table-cell table:style-name="ce139" office:value-type="string" calcext:value-type="string">
            <text:p>-</text:p>
          </table:table-cell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Branch on equal</text:p>
          </table:table-cell>
          <table:table-cell table:style-name="ce139" office:value-type="float" office:value="3" calcext:value-type="float">
            <text:p>3</text:p>
          </table:table-cell>
          <table:table-cell table:style-name="ce170" table:number-columns-repeated="3"/>
          <table:table-cell table:style-name="ce147"/>
          <table:table-cell table:style-name="ce229" office:value-type="float" office:value="1" calcext:value-type="float">
            <text:p>1</text:p>
          </table:table-cell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229"/>
          <table:table-cell table:style-name="ce208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208" table:number-columns-repeated="4"/>
          <table:table-cell table:style-name="ce139" table:number-columns-repeated="7"/>
          <table:table-cell table:style-name="ce181"/>
          <table:table-cell table:style-name="ce242"/>
          <table:table-cell table:style-name="ce139" table:number-columns-repeated="2"/>
          <table:table-cell table:style-name="ce267"/>
          <table:table-cell table:style-name="ce242" office:value-type="float" office:value="1" calcext:value-type="float">
            <text:p>1</text:p>
          </table:table-cell>
          <table:table-cell table:style-name="ce147"/>
          <table:table-cell table:number-columns-repeated="10"/>
          <table:table-cell table:formula="of:=&quot;0&quot; &amp; [.D81] &amp; DEC2BIN([.K81];4)" office:value-type="string" office:string-value="0010001000011" calcext:value-type="string">
            <text:p>0010001000011</text:p>
          </table:table-cell>
          <table:table-cell table:style-name="ce103" table:formula="of:=&quot;0&quot; &amp; BIN2HEX([.D81];2) &amp; DEC2HEX([.K81];1)" office:value-type="string" office:string-value="0443" calcext:value-type="string">
            <text:p>0443</text:p>
          </table:table-cell>
          <table:table-cell table:formula="of:=HEX2DEC([.BS81])" office:value-type="float" office:value="1091" calcext:value-type="float">
            <text:p>1091</text:p>
          </table:table-cell>
          <table:table-cell table:style-name="ce146" table:formula="of:=SUMIF([.$P81:.$W81];&quot;&gt;0&quot;;[.$P$3:.$W$3])" office:value-type="float" office:value="128" calcext:value-type="float">
            <text:p>128</text:p>
          </table:table-cell>
          <table:table-cell table:style-name="ce146" table:formula="of:=SUMIF([.$Y81:.$AF81];&quot;&gt;0&quot;;[.$Y$3:.$AF$3])" office:value-type="float" office:value="0" calcext:value-type="float">
            <text:p>0</text:p>
          </table:table-cell>
          <table:table-cell table:style-name="ce146" table:formula="of:=SUMIF([.$AH81:.$AO81];&quot;&gt;0&quot;;[.$AH$3:.$AO$3])" office:value-type="float" office:value="0" calcext:value-type="float">
            <text:p>0</text:p>
          </table:table-cell>
          <table:table-cell table:style-name="ce146" table:formula="of:=SUMIF([.$AQ81:.$AX81];&quot;&gt;0&quot;;[.$AQ$3:.$AX$3])" office:value-type="float" office:value="0" calcext:value-type="float">
            <text:p>0</text:p>
          </table:table-cell>
          <table:table-cell table:style-name="ce146" table:formula="of:=SUMIF([.$BA81:.$BH81];&quot;&gt;0&quot;;[.$BA$3:.$BH$3])" office:value-type="float" office:value="4" calcext:value-type="float">
            <text:p>4</text:p>
          </table:table-cell>
          <table:table-cell/>
          <table:table-cell table:style-name="ce103" table:formula="of:=[.BT81]" office:value-type="float" office:value="1091" calcext:value-type="float">
            <text:p>1091</text:p>
          </table:table-cell>
          <table:table-cell table:style-name="ce103" table:formula="of:=DEC2HEX([.BU81];2)" office:value-type="string" office:string-value="80" calcext:value-type="string">
            <text:p>80</text:p>
          </table:table-cell>
          <table:table-cell table:style-name="ce103" table:formula="of:=DEC2HEX([.BV81];2)" office:value-type="string" office:string-value="00" calcext:value-type="string">
            <text:p>00</text:p>
          </table:table-cell>
          <table:table-cell table:style-name="ce103" table:formula="of:=DEC2HEX([.BW81];2)" office:value-type="string" office:string-value="00" calcext:value-type="string">
            <text:p>00</text:p>
          </table:table-cell>
          <table:table-cell table:style-name="ce103" table:formula="of:=DEC2HEX([.BX81];2)" office:value-type="string" office:string-value="00" calcext:value-type="string">
            <text:p>00</text:p>
          </table:table-cell>
          <table:table-cell table:style-name="ce103" table:formula="of:=DEC2HEX([.BY81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68" calcext:value-type="float">
            <text:p>68</text:p>
          </table:table-cell>
          <table:table-cell table:style-name="ce103" table:formula="of:=DEC2HEX([.A82];2)" office:value-type="string" office:string-value="44" calcext:value-type="string">
            <text:p>44</text:p>
          </table:table-cell>
          <table:table-cell table:style-name="ce148"/>
          <table:table-cell table:style-name="ce158" table:formula="of:=DEC2BIN([.A82];8)" office:value-type="string" office:string-value="01000100" calcext:value-type="string">
            <text:p>0100010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175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82] &amp; DEC2BIN([.K82];4)" office:value-type="string" office:string-value="0010001000100" calcext:value-type="string">
            <text:p>0010001000100</text:p>
          </table:table-cell>
          <table:table-cell table:style-name="ce103" table:formula="of:=&quot;0&quot; &amp; BIN2HEX([.D82];2) &amp; DEC2HEX([.K82];1)" office:value-type="string" office:string-value="0444" calcext:value-type="string">
            <text:p>0444</text:p>
          </table:table-cell>
          <table:table-cell table:formula="of:=HEX2DEC([.BS82])" office:value-type="float" office:value="1092" calcext:value-type="float">
            <text:p>1092</text:p>
          </table:table-cell>
          <table:table-cell table:style-name="ce146" table:formula="of:=SUMIF([.$P82:.$W82];&quot;&gt;0&quot;;[.$P$3:.$W$3])" office:value-type="float" office:value="128" calcext:value-type="float">
            <text:p>128</text:p>
          </table:table-cell>
          <table:table-cell table:style-name="ce146" table:formula="of:=SUMIF([.$Y82:.$AF82];&quot;&gt;0&quot;;[.$Y$3:.$AF$3])" office:value-type="float" office:value="1" calcext:value-type="float">
            <text:p>1</text:p>
          </table:table-cell>
          <table:table-cell table:style-name="ce146" table:formula="of:=SUMIF([.$AH82:.$AO82];&quot;&gt;0&quot;;[.$AH$3:.$AO$3])" office:value-type="float" office:value="0" calcext:value-type="float">
            <text:p>0</text:p>
          </table:table-cell>
          <table:table-cell table:style-name="ce146" table:formula="of:=SUMIF([.$AQ82:.$AX82];&quot;&gt;0&quot;;[.$AQ$3:.$AX$3])" office:value-type="float" office:value="0" calcext:value-type="float">
            <text:p>0</text:p>
          </table:table-cell>
          <table:table-cell table:style-name="ce146" table:formula="of:=SUMIF([.$BA82:.$BH82];&quot;&gt;0&quot;;[.$BA$3:.$BH$3])" office:value-type="float" office:value="4" calcext:value-type="float">
            <text:p>4</text:p>
          </table:table-cell>
          <table:table-cell/>
          <table:table-cell table:style-name="ce103" table:formula="of:=[.BT82]" office:value-type="float" office:value="1092" calcext:value-type="float">
            <text:p>1092</text:p>
          </table:table-cell>
          <table:table-cell table:style-name="ce103" table:formula="of:=DEC2HEX([.BU82];2)" office:value-type="string" office:string-value="80" calcext:value-type="string">
            <text:p>80</text:p>
          </table:table-cell>
          <table:table-cell table:style-name="ce103" table:formula="of:=DEC2HEX([.BV82];2)" office:value-type="string" office:string-value="01" calcext:value-type="string">
            <text:p>01</text:p>
          </table:table-cell>
          <table:table-cell table:style-name="ce103" table:formula="of:=DEC2HEX([.BW82];2)" office:value-type="string" office:string-value="00" calcext:value-type="string">
            <text:p>00</text:p>
          </table:table-cell>
          <table:table-cell table:style-name="ce103" table:formula="of:=DEC2HEX([.BX82];2)" office:value-type="string" office:string-value="00" calcext:value-type="string">
            <text:p>00</text:p>
          </table:table-cell>
          <table:table-cell table:style-name="ce103" table:formula="of:=DEC2HEX([.BY82];2)" office:value-type="string" office:string-value="04" calcext:value-type="string">
            <text:p>04</text:p>
          </table:table-cell>
        </table:table-row>
        <table:table-row table:style-name="ro1">
          <table:table-cell table:style-name="ce120" office:value-type="float" office:value="81" calcext:value-type="float">
            <text:p>81</text:p>
          </table:table-cell>
          <table:table-cell table:style-name="ce131" table:formula="of:=DEC2HEX([.A83];2)" office:value-type="string" office:string-value="51" calcext:value-type="string">
            <text:p>51</text:p>
          </table:table-cell>
          <table:table-cell table:style-name="ce147" office:value-type="string" calcext:value-type="string">
            <text:p>BNZ</text:p>
          </table:table-cell>
          <table:table-cell table:style-name="ce157" table:formula="of:=DEC2BIN([.A83];8)" office:value-type="string" office:string-value="01010001" calcext:value-type="string">
            <text:p>01010001</text:p>
          </table:table-cell>
          <table:table-cell table:style-name="ce139" office:value-type="string" calcext:value-type="string">
            <text:p>hb</text:p>
          </table:table-cell>
          <table:table-cell table:style-name="ce139" office:value-type="string" calcext:value-type="string">
            <text:p>lb</text:p>
          </table:table-cell>
          <table:table-cell table:style-name="ce139" office:value-type="string" calcext:value-type="string">
            <text:p>-</text:p>
          </table:table-cell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Branch on Non Zero</text:p>
          </table:table-cell>
          <table:table-cell table:style-name="ce139" office:value-type="float" office:value="3" calcext:value-type="float">
            <text:p>3</text:p>
          </table:table-cell>
          <table:table-cell table:style-name="ce170" table:number-columns-repeated="3"/>
          <table:table-cell table:style-name="ce147"/>
          <table:table-cell table:style-name="ce229" office:value-type="float" office:value="1" calcext:value-type="float">
            <text:p>1</text:p>
          </table:table-cell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229"/>
          <table:table-cell table:style-name="ce208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208" table:number-columns-repeated="4"/>
          <table:table-cell table:style-name="ce139" table:number-columns-repeated="7"/>
          <table:table-cell table:style-name="ce181"/>
          <table:table-cell table:style-name="ce242"/>
          <table:table-cell table:style-name="ce139" table:number-columns-repeated="2"/>
          <table:table-cell table:style-name="ce267"/>
          <table:table-cell table:style-name="ce242" office:value-type="float" office:value="1" calcext:value-type="float">
            <text:p>1</text:p>
          </table:table-cell>
          <table:table-cell table:style-name="ce147"/>
          <table:table-cell table:number-columns-repeated="10"/>
          <table:table-cell table:formula="of:=&quot;0&quot; &amp; [.D83] &amp; DEC2BIN([.K83];4)" office:value-type="string" office:string-value="0010100010011" calcext:value-type="string">
            <text:p>0010100010011</text:p>
          </table:table-cell>
          <table:table-cell table:style-name="ce103" table:formula="of:=&quot;0&quot; &amp; BIN2HEX([.D83];2) &amp; DEC2HEX([.K83];1)" office:value-type="string" office:string-value="0513" calcext:value-type="string">
            <text:p>0513</text:p>
          </table:table-cell>
          <table:table-cell table:formula="of:=HEX2DEC([.BS83])" office:value-type="float" office:value="1299" calcext:value-type="float">
            <text:p>1299</text:p>
          </table:table-cell>
          <table:table-cell table:style-name="ce146" table:formula="of:=SUMIF([.$P83:.$W83];&quot;&gt;0&quot;;[.$P$3:.$W$3])" office:value-type="float" office:value="128" calcext:value-type="float">
            <text:p>128</text:p>
          </table:table-cell>
          <table:table-cell table:style-name="ce146" table:formula="of:=SUMIF([.$Y83:.$AF83];&quot;&gt;0&quot;;[.$Y$3:.$AF$3])" office:value-type="float" office:value="0" calcext:value-type="float">
            <text:p>0</text:p>
          </table:table-cell>
          <table:table-cell table:style-name="ce146" table:formula="of:=SUMIF([.$AH83:.$AO83];&quot;&gt;0&quot;;[.$AH$3:.$AO$3])" office:value-type="float" office:value="0" calcext:value-type="float">
            <text:p>0</text:p>
          </table:table-cell>
          <table:table-cell table:style-name="ce146" table:formula="of:=SUMIF([.$AQ83:.$AX83];&quot;&gt;0&quot;;[.$AQ$3:.$AX$3])" office:value-type="float" office:value="0" calcext:value-type="float">
            <text:p>0</text:p>
          </table:table-cell>
          <table:table-cell table:style-name="ce146" table:formula="of:=SUMIF([.$BA83:.$BH83];&quot;&gt;0&quot;;[.$BA$3:.$BH$3])" office:value-type="float" office:value="4" calcext:value-type="float">
            <text:p>4</text:p>
          </table:table-cell>
          <table:table-cell/>
          <table:table-cell table:style-name="ce103" table:formula="of:=[.BT83]" office:value-type="float" office:value="1299" calcext:value-type="float">
            <text:p>1299</text:p>
          </table:table-cell>
          <table:table-cell table:style-name="ce103" table:formula="of:=DEC2HEX([.BU83];2)" office:value-type="string" office:string-value="80" calcext:value-type="string">
            <text:p>80</text:p>
          </table:table-cell>
          <table:table-cell table:style-name="ce103" table:formula="of:=DEC2HEX([.BV83];2)" office:value-type="string" office:string-value="00" calcext:value-type="string">
            <text:p>00</text:p>
          </table:table-cell>
          <table:table-cell table:style-name="ce103" table:formula="of:=DEC2HEX([.BW83];2)" office:value-type="string" office:string-value="00" calcext:value-type="string">
            <text:p>00</text:p>
          </table:table-cell>
          <table:table-cell table:style-name="ce103" table:formula="of:=DEC2HEX([.BX83];2)" office:value-type="string" office:string-value="00" calcext:value-type="string">
            <text:p>00</text:p>
          </table:table-cell>
          <table:table-cell table:style-name="ce103" table:formula="of:=DEC2HEX([.BY83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81" calcext:value-type="float">
            <text:p>81</text:p>
          </table:table-cell>
          <table:table-cell table:style-name="ce103" table:formula="of:=DEC2HEX([.A84];2)" office:value-type="string" office:string-value="51" calcext:value-type="string">
            <text:p>51</text:p>
          </table:table-cell>
          <table:table-cell table:style-name="ce148"/>
          <table:table-cell table:style-name="ce158" table:formula="of:=DEC2BIN([.A84];8)" office:value-type="string" office:string-value="01010001" calcext:value-type="string">
            <text:p>0101000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175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84] &amp; DEC2BIN([.K84];4)" office:value-type="string" office:string-value="0010100010100" calcext:value-type="string">
            <text:p>0010100010100</text:p>
          </table:table-cell>
          <table:table-cell table:style-name="ce103" table:formula="of:=&quot;0&quot; &amp; BIN2HEX([.D84];2) &amp; DEC2HEX([.K84];1)" office:value-type="string" office:string-value="0514" calcext:value-type="string">
            <text:p>0514</text:p>
          </table:table-cell>
          <table:table-cell table:formula="of:=HEX2DEC([.BS84])" office:value-type="float" office:value="1300" calcext:value-type="float">
            <text:p>1300</text:p>
          </table:table-cell>
          <table:table-cell table:style-name="ce146" table:formula="of:=SUMIF([.$P84:.$W84];&quot;&gt;0&quot;;[.$P$3:.$W$3])" office:value-type="float" office:value="128" calcext:value-type="float">
            <text:p>128</text:p>
          </table:table-cell>
          <table:table-cell table:style-name="ce146" table:formula="of:=SUMIF([.$Y84:.$AF84];&quot;&gt;0&quot;;[.$Y$3:.$AF$3])" office:value-type="float" office:value="1" calcext:value-type="float">
            <text:p>1</text:p>
          </table:table-cell>
          <table:table-cell table:style-name="ce146" table:formula="of:=SUMIF([.$AH84:.$AO84];&quot;&gt;0&quot;;[.$AH$3:.$AO$3])" office:value-type="float" office:value="0" calcext:value-type="float">
            <text:p>0</text:p>
          </table:table-cell>
          <table:table-cell table:style-name="ce146" table:formula="of:=SUMIF([.$AQ84:.$AX84];&quot;&gt;0&quot;;[.$AQ$3:.$AX$3])" office:value-type="float" office:value="0" calcext:value-type="float">
            <text:p>0</text:p>
          </table:table-cell>
          <table:table-cell table:style-name="ce146" table:formula="of:=SUMIF([.$BA84:.$BH84];&quot;&gt;0&quot;;[.$BA$3:.$BH$3])" office:value-type="float" office:value="4" calcext:value-type="float">
            <text:p>4</text:p>
          </table:table-cell>
          <table:table-cell/>
          <table:table-cell table:style-name="ce103" table:formula="of:=[.BT84]" office:value-type="float" office:value="1300" calcext:value-type="float">
            <text:p>1300</text:p>
          </table:table-cell>
          <table:table-cell table:style-name="ce103" table:formula="of:=DEC2HEX([.BU84];2)" office:value-type="string" office:string-value="80" calcext:value-type="string">
            <text:p>80</text:p>
          </table:table-cell>
          <table:table-cell table:style-name="ce103" table:formula="of:=DEC2HEX([.BV84];2)" office:value-type="string" office:string-value="01" calcext:value-type="string">
            <text:p>01</text:p>
          </table:table-cell>
          <table:table-cell table:style-name="ce103" table:formula="of:=DEC2HEX([.BW84];2)" office:value-type="string" office:string-value="00" calcext:value-type="string">
            <text:p>00</text:p>
          </table:table-cell>
          <table:table-cell table:style-name="ce103" table:formula="of:=DEC2HEX([.BX84];2)" office:value-type="string" office:string-value="00" calcext:value-type="string">
            <text:p>00</text:p>
          </table:table-cell>
          <table:table-cell table:style-name="ce103" table:formula="of:=DEC2HEX([.BY84];2)" office:value-type="string" office:string-value="04" calcext:value-type="string">
            <text:p>04</text:p>
          </table:table-cell>
        </table:table-row>
        <table:table-row table:style-name="ro1">
          <table:table-cell table:style-name="ce120" office:value-type="float" office:value="82" calcext:value-type="float">
            <text:p>82</text:p>
          </table:table-cell>
          <table:table-cell table:style-name="ce131" table:formula="of:=DEC2HEX([.A85];2)" office:value-type="string" office:string-value="52" calcext:value-type="string">
            <text:p>52</text:p>
          </table:table-cell>
          <table:table-cell table:style-name="ce147" office:value-type="string" calcext:value-type="string">
            <text:p>BNC</text:p>
          </table:table-cell>
          <table:table-cell table:style-name="ce157" table:formula="of:=DEC2BIN([.A85];8)" office:value-type="string" office:string-value="01010010" calcext:value-type="string">
            <text:p>01010010</text:p>
          </table:table-cell>
          <table:table-cell table:style-name="ce139" office:value-type="string" calcext:value-type="string">
            <text:p>hb</text:p>
          </table:table-cell>
          <table:table-cell table:style-name="ce139" office:value-type="string" calcext:value-type="string">
            <text:p>lb</text:p>
          </table:table-cell>
          <table:table-cell table:style-name="ce139" office:value-type="string" calcext:value-type="string">
            <text:p>-</text:p>
          </table:table-cell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Branch on no Carry set</text:p>
          </table:table-cell>
          <table:table-cell table:style-name="ce139" office:value-type="float" office:value="3" calcext:value-type="float">
            <text:p>3</text:p>
          </table:table-cell>
          <table:table-cell table:style-name="ce170" table:number-columns-repeated="3"/>
          <table:table-cell table:style-name="ce147"/>
          <table:table-cell table:style-name="ce229" office:value-type="float" office:value="1" calcext:value-type="float">
            <text:p>1</text:p>
          </table:table-cell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229"/>
          <table:table-cell table:style-name="ce208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208" table:number-columns-repeated="4"/>
          <table:table-cell table:style-name="ce139" table:number-columns-repeated="7"/>
          <table:table-cell table:style-name="ce181"/>
          <table:table-cell table:style-name="ce242"/>
          <table:table-cell table:style-name="ce139" table:number-columns-repeated="2"/>
          <table:table-cell table:style-name="ce267"/>
          <table:table-cell table:style-name="ce242" office:value-type="float" office:value="1" calcext:value-type="float">
            <text:p>1</text:p>
          </table:table-cell>
          <table:table-cell table:style-name="ce147"/>
          <table:table-cell table:number-columns-repeated="10"/>
          <table:table-cell table:formula="of:=&quot;0&quot; &amp; [.D85] &amp; DEC2BIN([.K85];4)" office:value-type="string" office:string-value="0010100100011" calcext:value-type="string">
            <text:p>0010100100011</text:p>
          </table:table-cell>
          <table:table-cell table:style-name="ce103" table:formula="of:=&quot;0&quot; &amp; BIN2HEX([.D85];2) &amp; DEC2HEX([.K85];1)" office:value-type="string" office:string-value="0523" calcext:value-type="string">
            <text:p>0523</text:p>
          </table:table-cell>
          <table:table-cell table:formula="of:=HEX2DEC([.BS85])" office:value-type="float" office:value="1315" calcext:value-type="float">
            <text:p>1315</text:p>
          </table:table-cell>
          <table:table-cell table:style-name="ce146" table:formula="of:=SUMIF([.$P85:.$W85];&quot;&gt;0&quot;;[.$P$3:.$W$3])" office:value-type="float" office:value="128" calcext:value-type="float">
            <text:p>128</text:p>
          </table:table-cell>
          <table:table-cell table:style-name="ce146" table:formula="of:=SUMIF([.$Y85:.$AF85];&quot;&gt;0&quot;;[.$Y$3:.$AF$3])" office:value-type="float" office:value="0" calcext:value-type="float">
            <text:p>0</text:p>
          </table:table-cell>
          <table:table-cell table:style-name="ce146" table:formula="of:=SUMIF([.$AH85:.$AO85];&quot;&gt;0&quot;;[.$AH$3:.$AO$3])" office:value-type="float" office:value="0" calcext:value-type="float">
            <text:p>0</text:p>
          </table:table-cell>
          <table:table-cell table:style-name="ce146" table:formula="of:=SUMIF([.$AQ85:.$AX85];&quot;&gt;0&quot;;[.$AQ$3:.$AX$3])" office:value-type="float" office:value="0" calcext:value-type="float">
            <text:p>0</text:p>
          </table:table-cell>
          <table:table-cell table:style-name="ce146" table:formula="of:=SUMIF([.$BA85:.$BH85];&quot;&gt;0&quot;;[.$BA$3:.$BH$3])" office:value-type="float" office:value="4" calcext:value-type="float">
            <text:p>4</text:p>
          </table:table-cell>
          <table:table-cell/>
          <table:table-cell table:style-name="ce103" table:formula="of:=[.BT85]" office:value-type="float" office:value="1315" calcext:value-type="float">
            <text:p>1315</text:p>
          </table:table-cell>
          <table:table-cell table:style-name="ce103" table:formula="of:=DEC2HEX([.BU85];2)" office:value-type="string" office:string-value="80" calcext:value-type="string">
            <text:p>80</text:p>
          </table:table-cell>
          <table:table-cell table:style-name="ce103" table:formula="of:=DEC2HEX([.BV85];2)" office:value-type="string" office:string-value="00" calcext:value-type="string">
            <text:p>00</text:p>
          </table:table-cell>
          <table:table-cell table:style-name="ce103" table:formula="of:=DEC2HEX([.BW85];2)" office:value-type="string" office:string-value="00" calcext:value-type="string">
            <text:p>00</text:p>
          </table:table-cell>
          <table:table-cell table:style-name="ce103" table:formula="of:=DEC2HEX([.BX85];2)" office:value-type="string" office:string-value="00" calcext:value-type="string">
            <text:p>00</text:p>
          </table:table-cell>
          <table:table-cell table:style-name="ce103" table:formula="of:=DEC2HEX([.BY85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82" calcext:value-type="float">
            <text:p>82</text:p>
          </table:table-cell>
          <table:table-cell table:style-name="ce103" table:formula="of:=DEC2HEX([.A86];2)" office:value-type="string" office:string-value="52" calcext:value-type="string">
            <text:p>52</text:p>
          </table:table-cell>
          <table:table-cell table:style-name="ce148"/>
          <table:table-cell table:style-name="ce158" table:formula="of:=DEC2BIN([.A86];8)" office:value-type="string" office:string-value="01010010" calcext:value-type="string">
            <text:p>0101001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175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86] &amp; DEC2BIN([.K86];4)" office:value-type="string" office:string-value="0010100100100" calcext:value-type="string">
            <text:p>0010100100100</text:p>
          </table:table-cell>
          <table:table-cell table:style-name="ce103" table:formula="of:=&quot;0&quot; &amp; BIN2HEX([.D86];2) &amp; DEC2HEX([.K86];1)" office:value-type="string" office:string-value="0524" calcext:value-type="string">
            <text:p>0524</text:p>
          </table:table-cell>
          <table:table-cell table:formula="of:=HEX2DEC([.BS86])" office:value-type="float" office:value="1316" calcext:value-type="float">
            <text:p>1316</text:p>
          </table:table-cell>
          <table:table-cell table:style-name="ce146" table:formula="of:=SUMIF([.$P86:.$W86];&quot;&gt;0&quot;;[.$P$3:.$W$3])" office:value-type="float" office:value="128" calcext:value-type="float">
            <text:p>128</text:p>
          </table:table-cell>
          <table:table-cell table:style-name="ce146" table:formula="of:=SUMIF([.$Y86:.$AF86];&quot;&gt;0&quot;;[.$Y$3:.$AF$3])" office:value-type="float" office:value="1" calcext:value-type="float">
            <text:p>1</text:p>
          </table:table-cell>
          <table:table-cell table:style-name="ce146" table:formula="of:=SUMIF([.$AH86:.$AO86];&quot;&gt;0&quot;;[.$AH$3:.$AO$3])" office:value-type="float" office:value="0" calcext:value-type="float">
            <text:p>0</text:p>
          </table:table-cell>
          <table:table-cell table:style-name="ce146" table:formula="of:=SUMIF([.$AQ86:.$AX86];&quot;&gt;0&quot;;[.$AQ$3:.$AX$3])" office:value-type="float" office:value="0" calcext:value-type="float">
            <text:p>0</text:p>
          </table:table-cell>
          <table:table-cell table:style-name="ce146" table:formula="of:=SUMIF([.$BA86:.$BH86];&quot;&gt;0&quot;;[.$BA$3:.$BH$3])" office:value-type="float" office:value="4" calcext:value-type="float">
            <text:p>4</text:p>
          </table:table-cell>
          <table:table-cell/>
          <table:table-cell table:style-name="ce103" table:formula="of:=[.BT86]" office:value-type="float" office:value="1316" calcext:value-type="float">
            <text:p>1316</text:p>
          </table:table-cell>
          <table:table-cell table:style-name="ce103" table:formula="of:=DEC2HEX([.BU86];2)" office:value-type="string" office:string-value="80" calcext:value-type="string">
            <text:p>80</text:p>
          </table:table-cell>
          <table:table-cell table:style-name="ce103" table:formula="of:=DEC2HEX([.BV86];2)" office:value-type="string" office:string-value="01" calcext:value-type="string">
            <text:p>01</text:p>
          </table:table-cell>
          <table:table-cell table:style-name="ce103" table:formula="of:=DEC2HEX([.BW86];2)" office:value-type="string" office:string-value="00" calcext:value-type="string">
            <text:p>00</text:p>
          </table:table-cell>
          <table:table-cell table:style-name="ce103" table:formula="of:=DEC2HEX([.BX86];2)" office:value-type="string" office:string-value="00" calcext:value-type="string">
            <text:p>00</text:p>
          </table:table-cell>
          <table:table-cell table:style-name="ce103" table:formula="of:=DEC2HEX([.BY86];2)" office:value-type="string" office:string-value="04" calcext:value-type="string">
            <text:p>04</text:p>
          </table:table-cell>
        </table:table-row>
        <table:table-row table:style-name="ro1">
          <table:table-cell table:style-name="ce120" office:value-type="float" office:value="84" calcext:value-type="float">
            <text:p>84</text:p>
          </table:table-cell>
          <table:table-cell table:style-name="ce131" table:formula="of:=DEC2HEX([.A87];2)" office:value-type="string" office:string-value="54" calcext:value-type="string">
            <text:p>54</text:p>
          </table:table-cell>
          <table:table-cell table:style-name="ce147" office:value-type="string" calcext:value-type="string">
            <text:p>BNE</text:p>
          </table:table-cell>
          <table:table-cell table:style-name="ce157" table:formula="of:=DEC2BIN([.A87];8)" office:value-type="string" office:string-value="01010100" calcext:value-type="string">
            <text:p>01010100</text:p>
          </table:table-cell>
          <table:table-cell table:style-name="ce139" office:value-type="string" calcext:value-type="string">
            <text:p>hb</text:p>
          </table:table-cell>
          <table:table-cell table:style-name="ce139" office:value-type="string" calcext:value-type="string">
            <text:p>lb</text:p>
          </table:table-cell>
          <table:table-cell table:style-name="ce139" office:value-type="string" calcext:value-type="string">
            <text:p>-</text:p>
          </table:table-cell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Branch on non equal</text:p>
          </table:table-cell>
          <table:table-cell table:style-name="ce139" office:value-type="float" office:value="3" calcext:value-type="float">
            <text:p>3</text:p>
          </table:table-cell>
          <table:table-cell table:style-name="ce170" table:number-columns-repeated="3"/>
          <table:table-cell table:style-name="ce147"/>
          <table:table-cell table:style-name="ce229" office:value-type="float" office:value="1" calcext:value-type="float">
            <text:p>1</text:p>
          </table:table-cell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229"/>
          <table:table-cell table:style-name="ce208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208" table:number-columns-repeated="4"/>
          <table:table-cell table:style-name="ce139" table:number-columns-repeated="7"/>
          <table:table-cell table:style-name="ce181"/>
          <table:table-cell table:style-name="ce242"/>
          <table:table-cell table:style-name="ce139" table:number-columns-repeated="2"/>
          <table:table-cell table:style-name="ce267"/>
          <table:table-cell table:style-name="ce242" office:value-type="float" office:value="1" calcext:value-type="float">
            <text:p>1</text:p>
          </table:table-cell>
          <table:table-cell table:style-name="ce147"/>
          <table:table-cell table:number-columns-repeated="10"/>
          <table:table-cell table:formula="of:=&quot;0&quot; &amp; [.D87] &amp; DEC2BIN([.K87];4)" office:value-type="string" office:string-value="0010101000011" calcext:value-type="string">
            <text:p>0010101000011</text:p>
          </table:table-cell>
          <table:table-cell table:style-name="ce103" table:formula="of:=&quot;0&quot; &amp; BIN2HEX([.D87];2) &amp; DEC2HEX([.K87];1)" office:value-type="string" office:string-value="0543" calcext:value-type="string">
            <text:p>0543</text:p>
          </table:table-cell>
          <table:table-cell table:formula="of:=HEX2DEC([.BS87])" office:value-type="float" office:value="1347" calcext:value-type="float">
            <text:p>1347</text:p>
          </table:table-cell>
          <table:table-cell table:style-name="ce146" table:formula="of:=SUMIF([.$P87:.$W87];&quot;&gt;0&quot;;[.$P$3:.$W$3])" office:value-type="float" office:value="128" calcext:value-type="float">
            <text:p>128</text:p>
          </table:table-cell>
          <table:table-cell table:style-name="ce146" table:formula="of:=SUMIF([.$Y87:.$AF87];&quot;&gt;0&quot;;[.$Y$3:.$AF$3])" office:value-type="float" office:value="0" calcext:value-type="float">
            <text:p>0</text:p>
          </table:table-cell>
          <table:table-cell table:style-name="ce146" table:formula="of:=SUMIF([.$AH87:.$AO87];&quot;&gt;0&quot;;[.$AH$3:.$AO$3])" office:value-type="float" office:value="0" calcext:value-type="float">
            <text:p>0</text:p>
          </table:table-cell>
          <table:table-cell table:style-name="ce146" table:formula="of:=SUMIF([.$AQ87:.$AX87];&quot;&gt;0&quot;;[.$AQ$3:.$AX$3])" office:value-type="float" office:value="0" calcext:value-type="float">
            <text:p>0</text:p>
          </table:table-cell>
          <table:table-cell table:style-name="ce146" table:formula="of:=SUMIF([.$BA87:.$BH87];&quot;&gt;0&quot;;[.$BA$3:.$BH$3])" office:value-type="float" office:value="4" calcext:value-type="float">
            <text:p>4</text:p>
          </table:table-cell>
          <table:table-cell/>
          <table:table-cell table:style-name="ce103" table:formula="of:=[.BT87]" office:value-type="float" office:value="1347" calcext:value-type="float">
            <text:p>1347</text:p>
          </table:table-cell>
          <table:table-cell table:style-name="ce103" table:formula="of:=DEC2HEX([.BU87];2)" office:value-type="string" office:string-value="80" calcext:value-type="string">
            <text:p>80</text:p>
          </table:table-cell>
          <table:table-cell table:style-name="ce103" table:formula="of:=DEC2HEX([.BV87];2)" office:value-type="string" office:string-value="00" calcext:value-type="string">
            <text:p>00</text:p>
          </table:table-cell>
          <table:table-cell table:style-name="ce103" table:formula="of:=DEC2HEX([.BW87];2)" office:value-type="string" office:string-value="00" calcext:value-type="string">
            <text:p>00</text:p>
          </table:table-cell>
          <table:table-cell table:style-name="ce103" table:formula="of:=DEC2HEX([.BX87];2)" office:value-type="string" office:string-value="00" calcext:value-type="string">
            <text:p>00</text:p>
          </table:table-cell>
          <table:table-cell table:style-name="ce103" table:formula="of:=DEC2HEX([.BY87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84" calcext:value-type="float">
            <text:p>84</text:p>
          </table:table-cell>
          <table:table-cell table:style-name="ce133" table:formula="of:=DEC2HEX([.A88];2)" office:value-type="string" office:string-value="54" calcext:value-type="string">
            <text:p>54</text:p>
          </table:table-cell>
          <table:table-cell table:style-name="ce148"/>
          <table:table-cell table:style-name="ce158" table:formula="of:=DEC2BIN([.A88];8)" office:value-type="string" office:string-value="01010100" calcext:value-type="string">
            <text:p>0101010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175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88] &amp; DEC2BIN([.K88];4)" office:value-type="string" office:string-value="0010101000100" calcext:value-type="string">
            <text:p>0010101000100</text:p>
          </table:table-cell>
          <table:table-cell table:style-name="ce103" table:formula="of:=&quot;0&quot; &amp; BIN2HEX([.D88];2) &amp; DEC2HEX([.K88];1)" office:value-type="string" office:string-value="0544" calcext:value-type="string">
            <text:p>0544</text:p>
          </table:table-cell>
          <table:table-cell table:formula="of:=HEX2DEC([.BS88])" office:value-type="float" office:value="1348" calcext:value-type="float">
            <text:p>1348</text:p>
          </table:table-cell>
          <table:table-cell table:style-name="ce146" table:formula="of:=SUMIF([.$P88:.$W88];&quot;&gt;0&quot;;[.$P$3:.$W$3])" office:value-type="float" office:value="128" calcext:value-type="float">
            <text:p>128</text:p>
          </table:table-cell>
          <table:table-cell table:style-name="ce146" table:formula="of:=SUMIF([.$Y88:.$AF88];&quot;&gt;0&quot;;[.$Y$3:.$AF$3])" office:value-type="float" office:value="1" calcext:value-type="float">
            <text:p>1</text:p>
          </table:table-cell>
          <table:table-cell table:style-name="ce146" table:formula="of:=SUMIF([.$AH88:.$AO88];&quot;&gt;0&quot;;[.$AH$3:.$AO$3])" office:value-type="float" office:value="0" calcext:value-type="float">
            <text:p>0</text:p>
          </table:table-cell>
          <table:table-cell table:style-name="ce146" table:formula="of:=SUMIF([.$AQ88:.$AX88];&quot;&gt;0&quot;;[.$AQ$3:.$AX$3])" office:value-type="float" office:value="0" calcext:value-type="float">
            <text:p>0</text:p>
          </table:table-cell>
          <table:table-cell table:style-name="ce146" table:formula="of:=SUMIF([.$BA88:.$BH88];&quot;&gt;0&quot;;[.$BA$3:.$BH$3])" office:value-type="float" office:value="4" calcext:value-type="float">
            <text:p>4</text:p>
          </table:table-cell>
          <table:table-cell/>
          <table:table-cell table:style-name="ce103" table:formula="of:=[.BT88]" office:value-type="float" office:value="1348" calcext:value-type="float">
            <text:p>1348</text:p>
          </table:table-cell>
          <table:table-cell table:style-name="ce103" table:formula="of:=DEC2HEX([.BU88];2)" office:value-type="string" office:string-value="80" calcext:value-type="string">
            <text:p>80</text:p>
          </table:table-cell>
          <table:table-cell table:style-name="ce103" table:formula="of:=DEC2HEX([.BV88];2)" office:value-type="string" office:string-value="01" calcext:value-type="string">
            <text:p>01</text:p>
          </table:table-cell>
          <table:table-cell table:style-name="ce103" table:formula="of:=DEC2HEX([.BW88];2)" office:value-type="string" office:string-value="00" calcext:value-type="string">
            <text:p>00</text:p>
          </table:table-cell>
          <table:table-cell table:style-name="ce103" table:formula="of:=DEC2HEX([.BX88];2)" office:value-type="string" office:string-value="00" calcext:value-type="string">
            <text:p>00</text:p>
          </table:table-cell>
          <table:table-cell table:style-name="ce103" table:formula="of:=DEC2HEX([.BY88];2)" office:value-type="string" office:string-value="04" calcext:value-type="string">
            <text:p>04</text:p>
          </table:table-cell>
        </table:table-row>
        <table:table-row table:style-name="ro1">
          <table:table-cell table:style-name="ce120" office:value-type="float" office:value="96" calcext:value-type="float">
            <text:p>96</text:p>
          </table:table-cell>
          <table:table-cell table:style-name="ce131" table:formula="of:=DEC2HEX([.A89];2)" office:value-type="string" office:string-value="60" calcext:value-type="string">
            <text:p>60</text:p>
          </table:table-cell>
          <table:table-cell table:style-name="ce147" office:value-type="string" calcext:value-type="string">
            <text:p>MOV MR,IPC</text:p>
          </table:table-cell>
          <table:table-cell table:style-name="ce157" table:formula="of:=DEC2BIN([.A89];8)" office:value-type="string" office:string-value="01100000" calcext:value-type="string">
            <text:p>01100000</text:p>
          </table:table-cell>
          <table:table-cell table:style-name="ce139" table:number-columns-repeated="3"/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Move IPC to MR</text:p>
          </table:table-cell>
          <table:table-cell table:style-name="ce139" office:value-type="float" office:value="3" calcext:value-type="float">
            <text:p>3</text:p>
          </table:table-cell>
          <table:table-cell table:style-name="ce170" table:number-columns-repeated="3"/>
          <table:table-cell table:style-name="ce147"/>
          <table:table-cell table:style-name="ce229"/>
          <table:table-cell table:style-name="ce242"/>
          <table:table-cell table:style-name="ce181" office:value-type="float" office:value="1" calcext:value-type="float">
            <text:p>1</text:p>
          </table:table-cell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229"/>
          <table:table-cell table:style-name="ce208"/>
          <table:table-cell table:style-name="ce181"/>
          <table:table-cell table:style-name="ce242" office:value-type="float" office:value="1" calcext:value-type="float">
            <text:p>1</text:p>
          </table:table-cell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208" table:number-columns-repeated="4"/>
          <table:table-cell table:style-name="ce139" table:number-columns-repeated="7"/>
          <table:table-cell table:style-name="ce181"/>
          <table:table-cell table:style-name="ce242"/>
          <table:table-cell table:style-name="ce139" table:number-columns-repeated="2"/>
          <table:table-cell table:style-name="ce267"/>
          <table:table-cell table:style-name="ce242" office:value-type="float" office:value="1" calcext:value-type="float">
            <text:p>1</text:p>
          </table:table-cell>
          <table:table-cell table:style-name="ce147"/>
          <table:table-cell table:number-columns-repeated="10"/>
          <table:table-cell table:formula="of:=&quot;0&quot; &amp; [.D89] &amp; DEC2BIN([.K89];4)" office:value-type="string" office:string-value="0011000000011" calcext:value-type="string">
            <text:p>0011000000011</text:p>
          </table:table-cell>
          <table:table-cell table:style-name="ce103" table:formula="of:=&quot;0&quot; &amp; BIN2HEX([.D89];2) &amp; DEC2HEX([.K89];1)" office:value-type="string" office:string-value="0603" calcext:value-type="string">
            <text:p>0603</text:p>
          </table:table-cell>
          <table:table-cell table:formula="of:=HEX2DEC([.BS89])" office:value-type="float" office:value="1539" calcext:value-type="float">
            <text:p>1539</text:p>
          </table:table-cell>
          <table:table-cell table:style-name="ce146" table:formula="of:=SUMIF([.$P89:.$W89];&quot;&gt;0&quot;;[.$P$3:.$W$3])" office:value-type="float" office:value="32" calcext:value-type="float">
            <text:p>32</text:p>
          </table:table-cell>
          <table:table-cell table:style-name="ce146" table:formula="of:=SUMIF([.$Y89:.$AF89];&quot;&gt;0&quot;;[.$Y$3:.$AF$3])" office:value-type="float" office:value="0" calcext:value-type="float">
            <text:p>0</text:p>
          </table:table-cell>
          <table:table-cell table:style-name="ce146" table:formula="of:=SUMIF([.$AH89:.$AO89];&quot;&gt;0&quot;;[.$AH$3:.$AO$3])" office:value-type="float" office:value="64" calcext:value-type="float">
            <text:p>64</text:p>
          </table:table-cell>
          <table:table-cell table:style-name="ce146" table:formula="of:=SUMIF([.$AQ89:.$AX89];&quot;&gt;0&quot;;[.$AQ$3:.$AX$3])" office:value-type="float" office:value="0" calcext:value-type="float">
            <text:p>0</text:p>
          </table:table-cell>
          <table:table-cell table:style-name="ce146" table:formula="of:=SUMIF([.$BA89:.$BH89];&quot;&gt;0&quot;;[.$BA$3:.$BH$3])" office:value-type="float" office:value="4" calcext:value-type="float">
            <text:p>4</text:p>
          </table:table-cell>
          <table:table-cell/>
          <table:table-cell table:style-name="ce103" table:formula="of:=[.BT89]" office:value-type="float" office:value="1539" calcext:value-type="float">
            <text:p>1539</text:p>
          </table:table-cell>
          <table:table-cell table:style-name="ce103" table:formula="of:=DEC2HEX([.BU89];2)" office:value-type="string" office:string-value="20" calcext:value-type="string">
            <text:p>20</text:p>
          </table:table-cell>
          <table:table-cell table:style-name="ce103" table:formula="of:=DEC2HEX([.BV89];2)" office:value-type="string" office:string-value="00" calcext:value-type="string">
            <text:p>00</text:p>
          </table:table-cell>
          <table:table-cell table:style-name="ce103" table:formula="of:=DEC2HEX([.BW89];2)" office:value-type="string" office:string-value="40" calcext:value-type="string">
            <text:p>40</text:p>
          </table:table-cell>
          <table:table-cell table:style-name="ce103" table:formula="of:=DEC2HEX([.BX89];2)" office:value-type="string" office:string-value="00" calcext:value-type="string">
            <text:p>00</text:p>
          </table:table-cell>
          <table:table-cell table:style-name="ce103" table:formula="of:=DEC2HEX([.BY89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96" calcext:value-type="float">
            <text:p>96</text:p>
          </table:table-cell>
          <table:table-cell table:style-name="ce103" table:formula="of:=DEC2HEX([.A90];2)" office:value-type="string" office:string-value="60" calcext:value-type="string">
            <text:p>60</text:p>
          </table:table-cell>
          <table:table-cell table:style-name="ce148"/>
          <table:table-cell table:style-name="ce160" table:formula="of:=DEC2BIN([.A90];8)" office:value-type="string" office:string-value="01100000" calcext:value-type="string">
            <text:p>0110000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175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90] &amp; DEC2BIN([.K90];4)" office:value-type="string" office:string-value="0011000000100" calcext:value-type="string">
            <text:p>0011000000100</text:p>
          </table:table-cell>
          <table:table-cell table:style-name="ce103" table:formula="of:=&quot;0&quot; &amp; BIN2HEX([.D90];2) &amp; DEC2HEX([.K90];1)" office:value-type="string" office:string-value="0604" calcext:value-type="string">
            <text:p>0604</text:p>
          </table:table-cell>
          <table:table-cell table:formula="of:=HEX2DEC([.BS90])" office:value-type="float" office:value="1540" calcext:value-type="float">
            <text:p>1540</text:p>
          </table:table-cell>
          <table:table-cell table:style-name="ce146" table:formula="of:=SUMIF([.$P90:.$W90];&quot;&gt;0&quot;;[.$P$3:.$W$3])" office:value-type="float" office:value="8" calcext:value-type="float">
            <text:p>8</text:p>
          </table:table-cell>
          <table:table-cell table:style-name="ce146" table:formula="of:=SUMIF([.$Y90:.$AF90];&quot;&gt;0&quot;;[.$Y$3:.$AF$3])" office:value-type="float" office:value="0" calcext:value-type="float">
            <text:p>0</text:p>
          </table:table-cell>
          <table:table-cell table:style-name="ce146" table:formula="of:=SUMIF([.$AH90:.$AO90];&quot;&gt;0&quot;;[.$AH$3:.$AO$3])" office:value-type="float" office:value="16" calcext:value-type="float">
            <text:p>16</text:p>
          </table:table-cell>
          <table:table-cell table:style-name="ce146" table:formula="of:=SUMIF([.$AQ90:.$AX90];&quot;&gt;0&quot;;[.$AQ$3:.$AX$3])" office:value-type="float" office:value="0" calcext:value-type="float">
            <text:p>0</text:p>
          </table:table-cell>
          <table:table-cell table:style-name="ce146" table:formula="of:=SUMIF([.$BA90:.$BH90];&quot;&gt;0&quot;;[.$BA$3:.$BH$3])" office:value-type="float" office:value="4" calcext:value-type="float">
            <text:p>4</text:p>
          </table:table-cell>
          <table:table-cell/>
          <table:table-cell table:style-name="ce103" table:formula="of:=[.BT90]" office:value-type="float" office:value="1540" calcext:value-type="float">
            <text:p>1540</text:p>
          </table:table-cell>
          <table:table-cell table:style-name="ce103" table:formula="of:=DEC2HEX([.BU90];2)" office:value-type="string" office:string-value="08" calcext:value-type="string">
            <text:p>08</text:p>
          </table:table-cell>
          <table:table-cell table:style-name="ce103" table:formula="of:=DEC2HEX([.BV90];2)" office:value-type="string" office:string-value="00" calcext:value-type="string">
            <text:p>00</text:p>
          </table:table-cell>
          <table:table-cell table:style-name="ce103" table:formula="of:=DEC2HEX([.BW90];2)" office:value-type="string" office:string-value="10" calcext:value-type="string">
            <text:p>10</text:p>
          </table:table-cell>
          <table:table-cell table:style-name="ce103" table:formula="of:=DEC2HEX([.BX90];2)" office:value-type="string" office:string-value="00" calcext:value-type="string">
            <text:p>00</text:p>
          </table:table-cell>
          <table:table-cell table:style-name="ce103" table:formula="of:=DEC2HEX([.BY90];2)" office:value-type="string" office:string-value="04" calcext:value-type="string">
            <text:p>04</text:p>
          </table:table-cell>
        </table:table-row>
        <table:table-row table:style-name="ro1">
          <table:table-cell table:style-name="ce121" office:value-type="float" office:value="96" calcext:value-type="float">
            <text:p>96</text:p>
          </table:table-cell>
          <table:table-cell table:style-name="ce132" table:formula="of:=DEC2HEX([.A91];2)" office:value-type="string" office:string-value="60" calcext:value-type="string">
            <text:p>60</text:p>
          </table:table-cell>
          <table:table-cell table:style-name="ce149"/>
          <table:table-cell table:style-name="ce159" table:formula="of:=DEC2BIN([.A91];8)" office:value-type="string" office:string-value="01100000" calcext:value-type="string">
            <text:p>01100000</text:p>
          </table:table-cell>
          <table:table-cell table:style-name="ce140" table:number-columns-repeated="6"/>
          <table:table-cell table:style-name="ce140" office:value-type="float" office:value="5" calcext:value-type="float">
            <text:p>5</text:p>
          </table:table-cell>
          <table:table-cell table:style-name="ce171" table:number-columns-repeated="3"/>
          <table:table-cell table:style-name="ce149"/>
          <table:table-cell table:style-name="ce230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230" office:value-type="float" office:value="1" calcext:value-type="float">
            <text:p>1</text:p>
          </table:table-cell>
          <table:table-cell table:style-name="ce209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209" table:number-columns-repeated="4"/>
          <table:table-cell table:style-name="ce140" table:number-columns-repeated="7"/>
          <table:table-cell table:style-name="ce182"/>
          <table:table-cell table:style-name="ce243"/>
          <table:table-cell table:style-name="ce140" table:number-columns-repeated="2"/>
          <table:table-cell table:style-name="ce268"/>
          <table:table-cell table:style-name="ce243" office:value-type="float" office:value="1" calcext:value-type="float">
            <text:p>1</text:p>
          </table:table-cell>
          <table:table-cell table:style-name="ce149"/>
          <table:table-cell table:number-columns-repeated="10"/>
          <table:table-cell table:formula="of:=&quot;0&quot; &amp; [.D91] &amp; DEC2BIN([.K91];4)" office:value-type="string" office:string-value="0011000000101" calcext:value-type="string">
            <text:p>0011000000101</text:p>
          </table:table-cell>
          <table:table-cell table:style-name="ce103" table:formula="of:=&quot;0&quot; &amp; BIN2HEX([.D91];2) &amp; DEC2HEX([.K91];1)" office:value-type="string" office:string-value="0605" calcext:value-type="string">
            <text:p>0605</text:p>
          </table:table-cell>
          <table:table-cell table:formula="of:=HEX2DEC([.BS91])" office:value-type="float" office:value="1541" calcext:value-type="float">
            <text:p>1541</text:p>
          </table:table-cell>
          <table:table-cell table:style-name="ce146" table:formula="of:=SUMIF([.$P91:.$W91];&quot;&gt;0&quot;;[.$P$3:.$W$3])" office:value-type="float" office:value="0" calcext:value-type="float">
            <text:p>0</text:p>
          </table:table-cell>
          <table:table-cell table:style-name="ce146" table:formula="of:=SUMIF([.$Y91:.$AF91];&quot;&gt;0&quot;;[.$Y$3:.$AF$3])" office:value-type="float" office:value="1" calcext:value-type="float">
            <text:p>1</text:p>
          </table:table-cell>
          <table:table-cell table:style-name="ce146" table:formula="of:=SUMIF([.$AH91:.$AO91];&quot;&gt;0&quot;;[.$AH$3:.$AO$3])" office:value-type="float" office:value="0" calcext:value-type="float">
            <text:p>0</text:p>
          </table:table-cell>
          <table:table-cell table:style-name="ce146" table:formula="of:=SUMIF([.$AQ91:.$AX91];&quot;&gt;0&quot;;[.$AQ$3:.$AX$3])" office:value-type="float" office:value="0" calcext:value-type="float">
            <text:p>0</text:p>
          </table:table-cell>
          <table:table-cell table:style-name="ce146" table:formula="of:=SUMIF([.$BA91:.$BH91];&quot;&gt;0&quot;;[.$BA$3:.$BH$3])" office:value-type="float" office:value="4" calcext:value-type="float">
            <text:p>4</text:p>
          </table:table-cell>
          <table:table-cell/>
          <table:table-cell table:style-name="ce103" table:formula="of:=[.BT91]" office:value-type="float" office:value="1541" calcext:value-type="float">
            <text:p>1541</text:p>
          </table:table-cell>
          <table:table-cell table:style-name="ce103" table:formula="of:=DEC2HEX([.BU91];2)" office:value-type="string" office:string-value="00" calcext:value-type="string">
            <text:p>00</text:p>
          </table:table-cell>
          <table:table-cell table:style-name="ce103" table:formula="of:=DEC2HEX([.BV91];2)" office:value-type="string" office:string-value="01" calcext:value-type="string">
            <text:p>01</text:p>
          </table:table-cell>
          <table:table-cell table:style-name="ce103" table:formula="of:=DEC2HEX([.BW91];2)" office:value-type="string" office:string-value="00" calcext:value-type="string">
            <text:p>00</text:p>
          </table:table-cell>
          <table:table-cell table:style-name="ce103" table:formula="of:=DEC2HEX([.BX91];2)" office:value-type="string" office:string-value="00" calcext:value-type="string">
            <text:p>00</text:p>
          </table:table-cell>
          <table:table-cell table:style-name="ce103" table:formula="of:=DEC2HEX([.BY91];2)" office:value-type="string" office:string-value="04" calcext:value-type="string">
            <text:p>04</text:p>
          </table:table-cell>
        </table:table-row>
        <table:table-row table:style-name="ro1">
          <table:table-cell table:style-name="ce124" office:value-type="float" office:value="97" calcext:value-type="float">
            <text:p>97</text:p>
          </table:table-cell>
          <table:table-cell table:style-name="ce134" table:formula="of:=DEC2HEX([.A92];2)" office:value-type="string" office:string-value="61" calcext:value-type="string">
            <text:p>61</text:p>
          </table:table-cell>
          <table:table-cell table:style-name="ce147" office:value-type="string" calcext:value-type="string">
            <text:p>MOV TR,IPC</text:p>
          </table:table-cell>
          <table:table-cell table:style-name="ce157" table:formula="of:=DEC2BIN([.A92];8)" office:value-type="string" office:string-value="01100001" calcext:value-type="string">
            <text:p>01100001</text:p>
          </table:table-cell>
          <table:table-cell table:style-name="ce139" table:number-columns-repeated="3"/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Move IPC to TR</text:p>
          </table:table-cell>
          <table:table-cell table:style-name="ce139" office:value-type="float" office:value="3" calcext:value-type="float">
            <text:p>3</text:p>
          </table:table-cell>
          <table:table-cell table:style-name="ce170" table:number-columns-repeated="3"/>
          <table:table-cell table:style-name="ce147"/>
          <table:table-cell table:style-name="ce229"/>
          <table:table-cell table:style-name="ce242"/>
          <table:table-cell table:style-name="ce181" office:value-type="float" office:value="1" calcext:value-type="float">
            <text:p>1</text:p>
          </table:table-cell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229"/>
          <table:table-cell table:style-name="ce208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 office:value-type="float" office:value="1" calcext:value-type="float">
            <text:p>1</text:p>
          </table:table-cell>
          <table:table-cell table:style-name="ce181"/>
          <table:table-cell table:style-name="ce242"/>
          <table:table-cell table:style-name="ce208" table:number-columns-repeated="4"/>
          <table:table-cell table:style-name="ce139" table:number-columns-repeated="7"/>
          <table:table-cell table:style-name="ce181"/>
          <table:table-cell table:style-name="ce242"/>
          <table:table-cell table:style-name="ce139" table:number-columns-repeated="2"/>
          <table:table-cell table:style-name="ce267"/>
          <table:table-cell table:style-name="ce242" office:value-type="float" office:value="1" calcext:value-type="float">
            <text:p>1</text:p>
          </table:table-cell>
          <table:table-cell table:style-name="ce147"/>
          <table:table-cell table:number-columns-repeated="10"/>
          <table:table-cell table:formula="of:=&quot;0&quot; &amp; [.D92] &amp; DEC2BIN([.K92];4)" office:value-type="string" office:string-value="0011000010011" calcext:value-type="string">
            <text:p>0011000010011</text:p>
          </table:table-cell>
          <table:table-cell table:style-name="ce103" table:formula="of:=&quot;0&quot; &amp; BIN2HEX([.D92];2) &amp; DEC2HEX([.K92];1)" office:value-type="string" office:string-value="0613" calcext:value-type="string">
            <text:p>0613</text:p>
          </table:table-cell>
          <table:table-cell table:formula="of:=HEX2DEC([.BS92])" office:value-type="float" office:value="1555" calcext:value-type="float">
            <text:p>1555</text:p>
          </table:table-cell>
          <table:table-cell table:style-name="ce146" table:formula="of:=SUMIF([.$P92:.$W92];&quot;&gt;0&quot;;[.$P$3:.$W$3])" office:value-type="float" office:value="32" calcext:value-type="float">
            <text:p>32</text:p>
          </table:table-cell>
          <table:table-cell table:style-name="ce146" table:formula="of:=SUMIF([.$Y92:.$AF92];&quot;&gt;0&quot;;[.$Y$3:.$AF$3])" office:value-type="float" office:value="0" calcext:value-type="float">
            <text:p>0</text:p>
          </table:table-cell>
          <table:table-cell table:style-name="ce146" table:formula="of:=SUMIF([.$AH92:.$AO92];&quot;&gt;0&quot;;[.$AH$3:.$AO$3])" office:value-type="float" office:value="4" calcext:value-type="float">
            <text:p>4</text:p>
          </table:table-cell>
          <table:table-cell table:style-name="ce146" table:formula="of:=SUMIF([.$AQ92:.$AX92];&quot;&gt;0&quot;;[.$AQ$3:.$AX$3])" office:value-type="float" office:value="0" calcext:value-type="float">
            <text:p>0</text:p>
          </table:table-cell>
          <table:table-cell table:style-name="ce146" table:formula="of:=SUMIF([.$BA92:.$BH92];&quot;&gt;0&quot;;[.$BA$3:.$BH$3])" office:value-type="float" office:value="4" calcext:value-type="float">
            <text:p>4</text:p>
          </table:table-cell>
          <table:table-cell/>
          <table:table-cell table:style-name="ce103" table:formula="of:=[.BT92]" office:value-type="float" office:value="1555" calcext:value-type="float">
            <text:p>1555</text:p>
          </table:table-cell>
          <table:table-cell table:style-name="ce103" table:formula="of:=DEC2HEX([.BU92];2)" office:value-type="string" office:string-value="20" calcext:value-type="string">
            <text:p>20</text:p>
          </table:table-cell>
          <table:table-cell table:style-name="ce103" table:formula="of:=DEC2HEX([.BV92];2)" office:value-type="string" office:string-value="00" calcext:value-type="string">
            <text:p>00</text:p>
          </table:table-cell>
          <table:table-cell table:style-name="ce103" table:formula="of:=DEC2HEX([.BW92];2)" office:value-type="string" office:string-value="04" calcext:value-type="string">
            <text:p>04</text:p>
          </table:table-cell>
          <table:table-cell table:style-name="ce103" table:formula="of:=DEC2HEX([.BX92];2)" office:value-type="string" office:string-value="00" calcext:value-type="string">
            <text:p>00</text:p>
          </table:table-cell>
          <table:table-cell table:style-name="ce103" table:formula="of:=DEC2HEX([.BY92];2)" office:value-type="string" office:string-value="04" calcext:value-type="string">
            <text:p>04</text:p>
          </table:table-cell>
        </table:table-row>
        <table:table-row table:style-name="ro1">
          <table:table-cell table:style-name="ce125" office:value-type="float" office:value="97" calcext:value-type="float">
            <text:p>97</text:p>
          </table:table-cell>
          <table:table-cell table:style-name="ce135" table:formula="of:=DEC2HEX([.A93];2)" office:value-type="string" office:string-value="61" calcext:value-type="string">
            <text:p>61</text:p>
          </table:table-cell>
          <table:table-cell table:style-name="ce148"/>
          <table:table-cell table:style-name="ce160" table:formula="of:=DEC2BIN([.A93];8)" office:value-type="string" office:string-value="01100001" calcext:value-type="string">
            <text:p>0110000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175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93] &amp; DEC2BIN([.K93];4)" office:value-type="string" office:string-value="0011000010100" calcext:value-type="string">
            <text:p>0011000010100</text:p>
          </table:table-cell>
          <table:table-cell table:style-name="ce103" table:formula="of:=&quot;0&quot; &amp; BIN2HEX([.D93];2) &amp; DEC2HEX([.K93];1)" office:value-type="string" office:string-value="0614" calcext:value-type="string">
            <text:p>0614</text:p>
          </table:table-cell>
          <table:table-cell table:formula="of:=HEX2DEC([.BS93])" office:value-type="float" office:value="1556" calcext:value-type="float">
            <text:p>1556</text:p>
          </table:table-cell>
          <table:table-cell table:style-name="ce146" table:formula="of:=SUMIF([.$P93:.$W93];&quot;&gt;0&quot;;[.$P$3:.$W$3])" office:value-type="float" office:value="8" calcext:value-type="float">
            <text:p>8</text:p>
          </table:table-cell>
          <table:table-cell table:style-name="ce146" table:formula="of:=SUMIF([.$Y93:.$AF93];&quot;&gt;0&quot;;[.$Y$3:.$AF$3])" office:value-type="float" office:value="0" calcext:value-type="float">
            <text:p>0</text:p>
          </table:table-cell>
          <table:table-cell table:style-name="ce146" table:formula="of:=SUMIF([.$AH93:.$AO93];&quot;&gt;0&quot;;[.$AH$3:.$AO$3])" office:value-type="float" office:value="1" calcext:value-type="float">
            <text:p>1</text:p>
          </table:table-cell>
          <table:table-cell table:style-name="ce146" table:formula="of:=SUMIF([.$AQ93:.$AX93];&quot;&gt;0&quot;;[.$AQ$3:.$AX$3])" office:value-type="float" office:value="0" calcext:value-type="float">
            <text:p>0</text:p>
          </table:table-cell>
          <table:table-cell table:style-name="ce146" table:formula="of:=SUMIF([.$BA93:.$BH93];&quot;&gt;0&quot;;[.$BA$3:.$BH$3])" office:value-type="float" office:value="4" calcext:value-type="float">
            <text:p>4</text:p>
          </table:table-cell>
          <table:table-cell/>
          <table:table-cell table:style-name="ce103" table:formula="of:=[.BT93]" office:value-type="float" office:value="1556" calcext:value-type="float">
            <text:p>1556</text:p>
          </table:table-cell>
          <table:table-cell table:style-name="ce103" table:formula="of:=DEC2HEX([.BU93];2)" office:value-type="string" office:string-value="08" calcext:value-type="string">
            <text:p>08</text:p>
          </table:table-cell>
          <table:table-cell table:style-name="ce103" table:formula="of:=DEC2HEX([.BV93];2)" office:value-type="string" office:string-value="00" calcext:value-type="string">
            <text:p>00</text:p>
          </table:table-cell>
          <table:table-cell table:style-name="ce103" table:formula="of:=DEC2HEX([.BW93];2)" office:value-type="string" office:string-value="01" calcext:value-type="string">
            <text:p>01</text:p>
          </table:table-cell>
          <table:table-cell table:style-name="ce103" table:formula="of:=DEC2HEX([.BX93];2)" office:value-type="string" office:string-value="00" calcext:value-type="string">
            <text:p>00</text:p>
          </table:table-cell>
          <table:table-cell table:style-name="ce103" table:formula="of:=DEC2HEX([.BY93];2)" office:value-type="string" office:string-value="04" calcext:value-type="string">
            <text:p>04</text:p>
          </table:table-cell>
        </table:table-row>
        <table:table-row table:style-name="ro1">
          <table:table-cell table:style-name="ce126" office:value-type="float" office:value="97" calcext:value-type="float">
            <text:p>97</text:p>
          </table:table-cell>
          <table:table-cell table:style-name="ce136" table:formula="of:=DEC2HEX([.A94];2)" office:value-type="string" office:string-value="61" calcext:value-type="string">
            <text:p>61</text:p>
          </table:table-cell>
          <table:table-cell table:style-name="ce149"/>
          <table:table-cell table:style-name="ce159" table:formula="of:=DEC2BIN([.A94];8)" office:value-type="string" office:string-value="01100001" calcext:value-type="string">
            <text:p>01100001</text:p>
          </table:table-cell>
          <table:table-cell table:style-name="ce140" table:number-columns-repeated="6"/>
          <table:table-cell table:style-name="ce140" office:value-type="float" office:value="5" calcext:value-type="float">
            <text:p>5</text:p>
          </table:table-cell>
          <table:table-cell table:style-name="ce171" table:number-columns-repeated="3"/>
          <table:table-cell table:style-name="ce149"/>
          <table:table-cell table:style-name="ce230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230" office:value-type="float" office:value="1" calcext:value-type="float">
            <text:p>1</text:p>
          </table:table-cell>
          <table:table-cell table:style-name="ce209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209" table:number-columns-repeated="4"/>
          <table:table-cell table:style-name="ce140" table:number-columns-repeated="7"/>
          <table:table-cell table:style-name="ce182"/>
          <table:table-cell table:style-name="ce243"/>
          <table:table-cell table:style-name="ce140" table:number-columns-repeated="2"/>
          <table:table-cell table:style-name="ce268"/>
          <table:table-cell table:style-name="ce243" office:value-type="float" office:value="1" calcext:value-type="float">
            <text:p>1</text:p>
          </table:table-cell>
          <table:table-cell table:style-name="ce149"/>
          <table:table-cell table:number-columns-repeated="10"/>
          <table:table-cell table:formula="of:=&quot;0&quot; &amp; [.D94] &amp; DEC2BIN([.K94];4)" office:value-type="string" office:string-value="0011000010101" calcext:value-type="string">
            <text:p>0011000010101</text:p>
          </table:table-cell>
          <table:table-cell table:style-name="ce103" table:formula="of:=&quot;0&quot; &amp; BIN2HEX([.D94];2) &amp; DEC2HEX([.K94];1)" office:value-type="string" office:string-value="0615" calcext:value-type="string">
            <text:p>0615</text:p>
          </table:table-cell>
          <table:table-cell table:formula="of:=HEX2DEC([.BS94])" office:value-type="float" office:value="1557" calcext:value-type="float">
            <text:p>1557</text:p>
          </table:table-cell>
          <table:table-cell table:style-name="ce146" table:formula="of:=SUMIF([.$P94:.$W94];&quot;&gt;0&quot;;[.$P$3:.$W$3])" office:value-type="float" office:value="0" calcext:value-type="float">
            <text:p>0</text:p>
          </table:table-cell>
          <table:table-cell table:style-name="ce146" table:formula="of:=SUMIF([.$Y94:.$AF94];&quot;&gt;0&quot;;[.$Y$3:.$AF$3])" office:value-type="float" office:value="1" calcext:value-type="float">
            <text:p>1</text:p>
          </table:table-cell>
          <table:table-cell table:style-name="ce146" table:formula="of:=SUMIF([.$AH94:.$AO94];&quot;&gt;0&quot;;[.$AH$3:.$AO$3])" office:value-type="float" office:value="0" calcext:value-type="float">
            <text:p>0</text:p>
          </table:table-cell>
          <table:table-cell table:style-name="ce146" table:formula="of:=SUMIF([.$AQ94:.$AX94];&quot;&gt;0&quot;;[.$AQ$3:.$AX$3])" office:value-type="float" office:value="0" calcext:value-type="float">
            <text:p>0</text:p>
          </table:table-cell>
          <table:table-cell table:style-name="ce146" table:formula="of:=SUMIF([.$BA94:.$BH94];&quot;&gt;0&quot;;[.$BA$3:.$BH$3])" office:value-type="float" office:value="4" calcext:value-type="float">
            <text:p>4</text:p>
          </table:table-cell>
          <table:table-cell/>
          <table:table-cell table:style-name="ce103" table:formula="of:=[.BT94]" office:value-type="float" office:value="1557" calcext:value-type="float">
            <text:p>1557</text:p>
          </table:table-cell>
          <table:table-cell table:style-name="ce103" table:formula="of:=DEC2HEX([.BU94];2)" office:value-type="string" office:string-value="00" calcext:value-type="string">
            <text:p>00</text:p>
          </table:table-cell>
          <table:table-cell table:style-name="ce103" table:formula="of:=DEC2HEX([.BV94];2)" office:value-type="string" office:string-value="01" calcext:value-type="string">
            <text:p>01</text:p>
          </table:table-cell>
          <table:table-cell table:style-name="ce103" table:formula="of:=DEC2HEX([.BW94];2)" office:value-type="string" office:string-value="00" calcext:value-type="string">
            <text:p>00</text:p>
          </table:table-cell>
          <table:table-cell table:style-name="ce103" table:formula="of:=DEC2HEX([.BX94];2)" office:value-type="string" office:string-value="00" calcext:value-type="string">
            <text:p>00</text:p>
          </table:table-cell>
          <table:table-cell table:style-name="ce103" table:formula="of:=DEC2HEX([.BY94];2)" office:value-type="string" office:string-value="04" calcext:value-type="string">
            <text:p>04</text:p>
          </table:table-cell>
        </table:table-row>
        <table:table-row table:style-name="ro1">
          <table:table-cell table:style-name="ce124" office:value-type="float" office:value="98" calcext:value-type="float">
            <text:p>98</text:p>
          </table:table-cell>
          <table:table-cell table:style-name="ce134" table:formula="of:=DEC2HEX([.A95];2)" office:value-type="string" office:string-value="62" calcext:value-type="string">
            <text:p>62</text:p>
          </table:table-cell>
          <table:table-cell table:style-name="ce147" office:value-type="string" calcext:value-type="string">
            <text:p>MOV IPC,MR</text:p>
          </table:table-cell>
          <table:table-cell table:style-name="ce157" table:formula="of:=DEC2BIN([.A95];8)" office:value-type="string" office:string-value="01100010" calcext:value-type="string">
            <text:p>01100010</text:p>
          </table:table-cell>
          <table:table-cell table:style-name="ce139" table:number-columns-repeated="3"/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Move MR to IPC</text:p>
          </table:table-cell>
          <table:table-cell table:style-name="ce139" office:value-type="float" office:value="3" calcext:value-type="float">
            <text:p>3</text:p>
          </table:table-cell>
          <table:table-cell table:style-name="ce170" table:number-columns-repeated="3"/>
          <table:table-cell table:style-name="ce147"/>
          <table:table-cell table:style-name="ce229"/>
          <table:table-cell table:style-name="ce242"/>
          <table:table-cell table:style-name="ce181"/>
          <table:table-cell table:style-name="ce242" office:value-type="float" office:value="1" calcext:value-type="float">
            <text:p>1</text:p>
          </table:table-cell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229"/>
          <table:table-cell table:style-name="ce208"/>
          <table:table-cell table:style-name="ce181" office:value-type="float" office:value="1" calcext:value-type="float">
            <text:p>1</text:p>
          </table:table-cell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208" table:number-columns-repeated="4"/>
          <table:table-cell table:style-name="ce139" table:number-columns-repeated="7"/>
          <table:table-cell table:style-name="ce181"/>
          <table:table-cell table:style-name="ce242"/>
          <table:table-cell table:style-name="ce139" table:number-columns-repeated="2"/>
          <table:table-cell table:style-name="ce267"/>
          <table:table-cell table:style-name="ce242" office:value-type="float" office:value="1" calcext:value-type="float">
            <text:p>1</text:p>
          </table:table-cell>
          <table:table-cell table:style-name="ce147"/>
          <table:table-cell table:number-columns-repeated="10"/>
          <table:table-cell table:formula="of:=&quot;0&quot; &amp; [.D95] &amp; DEC2BIN([.K95];4)" office:value-type="string" office:string-value="0011000100011" calcext:value-type="string">
            <text:p>0011000100011</text:p>
          </table:table-cell>
          <table:table-cell table:style-name="ce103" table:formula="of:=&quot;0&quot; &amp; BIN2HEX([.D95];2) &amp; DEC2HEX([.K95];1)" office:value-type="string" office:string-value="0623" calcext:value-type="string">
            <text:p>0623</text:p>
          </table:table-cell>
          <table:table-cell table:formula="of:=HEX2DEC([.BS95])" office:value-type="float" office:value="1571" calcext:value-type="float">
            <text:p>1571</text:p>
          </table:table-cell>
          <table:table-cell table:style-name="ce146" table:formula="of:=SUMIF([.$P95:.$W95];&quot;&gt;0&quot;;[.$P$3:.$W$3])" office:value-type="float" office:value="16" calcext:value-type="float">
            <text:p>16</text:p>
          </table:table-cell>
          <table:table-cell table:style-name="ce146" table:formula="of:=SUMIF([.$Y95:.$AF95];&quot;&gt;0&quot;;[.$Y$3:.$AF$3])" office:value-type="float" office:value="0" calcext:value-type="float">
            <text:p>0</text:p>
          </table:table-cell>
          <table:table-cell table:style-name="ce146" table:formula="of:=SUMIF([.$AH95:.$AO95];&quot;&gt;0&quot;;[.$AH$3:.$AO$3])" office:value-type="float" office:value="128" calcext:value-type="float">
            <text:p>128</text:p>
          </table:table-cell>
          <table:table-cell table:style-name="ce146" table:formula="of:=SUMIF([.$AQ95:.$AX95];&quot;&gt;0&quot;;[.$AQ$3:.$AX$3])" office:value-type="float" office:value="0" calcext:value-type="float">
            <text:p>0</text:p>
          </table:table-cell>
          <table:table-cell table:style-name="ce146" table:formula="of:=SUMIF([.$BA95:.$BH95];&quot;&gt;0&quot;;[.$BA$3:.$BH$3])" office:value-type="float" office:value="4" calcext:value-type="float">
            <text:p>4</text:p>
          </table:table-cell>
          <table:table-cell/>
          <table:table-cell table:style-name="ce103" table:formula="of:=[.BT95]" office:value-type="float" office:value="1571" calcext:value-type="float">
            <text:p>1571</text:p>
          </table:table-cell>
          <table:table-cell table:style-name="ce103" table:formula="of:=DEC2HEX([.BU95];2)" office:value-type="string" office:string-value="10" calcext:value-type="string">
            <text:p>10</text:p>
          </table:table-cell>
          <table:table-cell table:style-name="ce103" table:formula="of:=DEC2HEX([.BV95];2)" office:value-type="string" office:string-value="00" calcext:value-type="string">
            <text:p>00</text:p>
          </table:table-cell>
          <table:table-cell table:style-name="ce103" table:formula="of:=DEC2HEX([.BW95];2)" office:value-type="string" office:string-value="80" calcext:value-type="string">
            <text:p>80</text:p>
          </table:table-cell>
          <table:table-cell table:style-name="ce103" table:formula="of:=DEC2HEX([.BX95];2)" office:value-type="string" office:string-value="00" calcext:value-type="string">
            <text:p>00</text:p>
          </table:table-cell>
          <table:table-cell table:style-name="ce103" table:formula="of:=DEC2HEX([.BY95];2)" office:value-type="string" office:string-value="04" calcext:value-type="string">
            <text:p>04</text:p>
          </table:table-cell>
        </table:table-row>
        <table:table-row table:style-name="ro1">
          <table:table-cell table:style-name="ce125" office:value-type="float" office:value="98" calcext:value-type="float">
            <text:p>98</text:p>
          </table:table-cell>
          <table:table-cell table:style-name="ce135" table:formula="of:=DEC2HEX([.A96];2)" office:value-type="string" office:string-value="62" calcext:value-type="string">
            <text:p>62</text:p>
          </table:table-cell>
          <table:table-cell table:style-name="ce148"/>
          <table:table-cell table:style-name="ce160" table:formula="of:=DEC2BIN([.A96];8)" office:value-type="string" office:string-value="01100010" calcext:value-type="string">
            <text:p>0110001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175" table:number-columns-repeated="3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96] &amp; DEC2BIN([.K96];4)" office:value-type="string" office:string-value="0011000100100" calcext:value-type="string">
            <text:p>0011000100100</text:p>
          </table:table-cell>
          <table:table-cell table:style-name="ce103" table:formula="of:=&quot;0&quot; &amp; BIN2HEX([.D96];2) &amp; DEC2HEX([.K96];1)" office:value-type="string" office:string-value="0624" calcext:value-type="string">
            <text:p>0624</text:p>
          </table:table-cell>
          <table:table-cell table:formula="of:=HEX2DEC([.BS96])" office:value-type="float" office:value="1572" calcext:value-type="float">
            <text:p>1572</text:p>
          </table:table-cell>
          <table:table-cell table:style-name="ce146" table:formula="of:=SUMIF([.$P96:.$W96];&quot;&gt;0&quot;;[.$P$3:.$W$3])" office:value-type="float" office:value="4" calcext:value-type="float">
            <text:p>4</text:p>
          </table:table-cell>
          <table:table-cell table:style-name="ce146" table:formula="of:=SUMIF([.$Y96:.$AF96];&quot;&gt;0&quot;;[.$Y$3:.$AF$3])" office:value-type="float" office:value="0" calcext:value-type="float">
            <text:p>0</text:p>
          </table:table-cell>
          <table:table-cell table:style-name="ce146" table:formula="of:=SUMIF([.$AH96:.$AO96];&quot;&gt;0&quot;;[.$AH$3:.$AO$3])" office:value-type="float" office:value="32" calcext:value-type="float">
            <text:p>32</text:p>
          </table:table-cell>
          <table:table-cell table:style-name="ce146" table:formula="of:=SUMIF([.$AQ96:.$AX96];&quot;&gt;0&quot;;[.$AQ$3:.$AX$3])" office:value-type="float" office:value="0" calcext:value-type="float">
            <text:p>0</text:p>
          </table:table-cell>
          <table:table-cell table:style-name="ce146" table:formula="of:=SUMIF([.$BA96:.$BH96];&quot;&gt;0&quot;;[.$BA$3:.$BH$3])" office:value-type="float" office:value="4" calcext:value-type="float">
            <text:p>4</text:p>
          </table:table-cell>
          <table:table-cell/>
          <table:table-cell table:style-name="ce103" table:formula="of:=[.BT96]" office:value-type="float" office:value="1572" calcext:value-type="float">
            <text:p>1572</text:p>
          </table:table-cell>
          <table:table-cell table:style-name="ce103" table:formula="of:=DEC2HEX([.BU96];2)" office:value-type="string" office:string-value="04" calcext:value-type="string">
            <text:p>04</text:p>
          </table:table-cell>
          <table:table-cell table:style-name="ce103" table:formula="of:=DEC2HEX([.BV96];2)" office:value-type="string" office:string-value="00" calcext:value-type="string">
            <text:p>00</text:p>
          </table:table-cell>
          <table:table-cell table:style-name="ce103" table:formula="of:=DEC2HEX([.BW96];2)" office:value-type="string" office:string-value="20" calcext:value-type="string">
            <text:p>20</text:p>
          </table:table-cell>
          <table:table-cell table:style-name="ce103" table:formula="of:=DEC2HEX([.BX96];2)" office:value-type="string" office:string-value="00" calcext:value-type="string">
            <text:p>00</text:p>
          </table:table-cell>
          <table:table-cell table:style-name="ce103" table:formula="of:=DEC2HEX([.BY96];2)" office:value-type="string" office:string-value="04" calcext:value-type="string">
            <text:p>04</text:p>
          </table:table-cell>
        </table:table-row>
        <table:table-row table:style-name="ro1">
          <table:table-cell table:style-name="ce126" office:value-type="float" office:value="98" calcext:value-type="float">
            <text:p>98</text:p>
          </table:table-cell>
          <table:table-cell table:style-name="ce136" table:formula="of:=DEC2HEX([.A97];2)" office:value-type="string" office:string-value="62" calcext:value-type="string">
            <text:p>62</text:p>
          </table:table-cell>
          <table:table-cell table:style-name="ce149"/>
          <table:table-cell table:style-name="ce159" table:formula="of:=DEC2BIN([.A97];8)" office:value-type="string" office:string-value="01100010" calcext:value-type="string">
            <text:p>01100010</text:p>
          </table:table-cell>
          <table:table-cell table:style-name="ce140" table:number-columns-repeated="6"/>
          <table:table-cell table:style-name="ce140" office:value-type="float" office:value="5" calcext:value-type="float">
            <text:p>5</text:p>
          </table:table-cell>
          <table:table-cell table:style-name="ce171" table:number-columns-repeated="3"/>
          <table:table-cell table:style-name="ce149"/>
          <table:table-cell table:style-name="ce230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230" office:value-type="float" office:value="1" calcext:value-type="float">
            <text:p>1</text:p>
          </table:table-cell>
          <table:table-cell table:style-name="ce209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209" table:number-columns-repeated="4"/>
          <table:table-cell table:style-name="ce140" table:number-columns-repeated="7"/>
          <table:table-cell table:style-name="ce182"/>
          <table:table-cell table:style-name="ce243"/>
          <table:table-cell table:style-name="ce140" table:number-columns-repeated="2"/>
          <table:table-cell table:style-name="ce268"/>
          <table:table-cell table:style-name="ce243" office:value-type="float" office:value="1" calcext:value-type="float">
            <text:p>1</text:p>
          </table:table-cell>
          <table:table-cell table:style-name="ce149"/>
          <table:table-cell table:number-columns-repeated="10"/>
          <table:table-cell table:formula="of:=&quot;0&quot; &amp; [.D97] &amp; DEC2BIN([.K97];4)" office:value-type="string" office:string-value="0011000100101" calcext:value-type="string">
            <text:p>0011000100101</text:p>
          </table:table-cell>
          <table:table-cell table:style-name="ce103" table:formula="of:=&quot;0&quot; &amp; BIN2HEX([.D97];2) &amp; DEC2HEX([.K97];1)" office:value-type="string" office:string-value="0625" calcext:value-type="string">
            <text:p>0625</text:p>
          </table:table-cell>
          <table:table-cell table:formula="of:=HEX2DEC([.BS97])" office:value-type="float" office:value="1573" calcext:value-type="float">
            <text:p>1573</text:p>
          </table:table-cell>
          <table:table-cell table:style-name="ce146" table:formula="of:=SUMIF([.$P97:.$W97];&quot;&gt;0&quot;;[.$P$3:.$W$3])" office:value-type="float" office:value="0" calcext:value-type="float">
            <text:p>0</text:p>
          </table:table-cell>
          <table:table-cell table:style-name="ce146" table:formula="of:=SUMIF([.$Y97:.$AF97];&quot;&gt;0&quot;;[.$Y$3:.$AF$3])" office:value-type="float" office:value="1" calcext:value-type="float">
            <text:p>1</text:p>
          </table:table-cell>
          <table:table-cell table:style-name="ce146" table:formula="of:=SUMIF([.$AH97:.$AO97];&quot;&gt;0&quot;;[.$AH$3:.$AO$3])" office:value-type="float" office:value="0" calcext:value-type="float">
            <text:p>0</text:p>
          </table:table-cell>
          <table:table-cell table:style-name="ce146" table:formula="of:=SUMIF([.$AQ97:.$AX97];&quot;&gt;0&quot;;[.$AQ$3:.$AX$3])" office:value-type="float" office:value="0" calcext:value-type="float">
            <text:p>0</text:p>
          </table:table-cell>
          <table:table-cell table:style-name="ce146" table:formula="of:=SUMIF([.$BA97:.$BH97];&quot;&gt;0&quot;;[.$BA$3:.$BH$3])" office:value-type="float" office:value="4" calcext:value-type="float">
            <text:p>4</text:p>
          </table:table-cell>
          <table:table-cell/>
          <table:table-cell table:style-name="ce103" table:formula="of:=[.BT97]" office:value-type="float" office:value="1573" calcext:value-type="float">
            <text:p>1573</text:p>
          </table:table-cell>
          <table:table-cell table:style-name="ce103" table:formula="of:=DEC2HEX([.BU97];2)" office:value-type="string" office:string-value="00" calcext:value-type="string">
            <text:p>00</text:p>
          </table:table-cell>
          <table:table-cell table:style-name="ce103" table:formula="of:=DEC2HEX([.BV97];2)" office:value-type="string" office:string-value="01" calcext:value-type="string">
            <text:p>01</text:p>
          </table:table-cell>
          <table:table-cell table:style-name="ce103" table:formula="of:=DEC2HEX([.BW97];2)" office:value-type="string" office:string-value="00" calcext:value-type="string">
            <text:p>00</text:p>
          </table:table-cell>
          <table:table-cell table:style-name="ce103" table:formula="of:=DEC2HEX([.BX97];2)" office:value-type="string" office:string-value="00" calcext:value-type="string">
            <text:p>00</text:p>
          </table:table-cell>
          <table:table-cell table:style-name="ce103" table:formula="of:=DEC2HEX([.BY97];2)" office:value-type="string" office:string-value="04" calcext:value-type="string">
            <text:p>04</text:p>
          </table:table-cell>
        </table:table-row>
        <table:table-row table:style-name="ro1">
          <table:table-cell table:style-name="ce124" office:value-type="float" office:value="99" calcext:value-type="float">
            <text:p>99</text:p>
          </table:table-cell>
          <table:table-cell table:style-name="ce134" table:formula="of:=DEC2HEX([.A98];2)" office:value-type="string" office:string-value="63" calcext:value-type="string">
            <text:p>63</text:p>
          </table:table-cell>
          <table:table-cell table:style-name="ce147" office:value-type="string" calcext:value-type="string">
            <text:p>MOV TR,MR</text:p>
          </table:table-cell>
          <table:table-cell table:style-name="ce157" table:formula="of:=DEC2BIN([.A98];8)" office:value-type="string" office:string-value="01100011" calcext:value-type="string">
            <text:p>01100011</text:p>
          </table:table-cell>
          <table:table-cell table:style-name="ce139" table:number-columns-repeated="3"/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Move MR to TR</text:p>
          </table:table-cell>
          <table:table-cell table:style-name="ce139" office:value-type="float" office:value="3" calcext:value-type="float">
            <text:p>3</text:p>
          </table:table-cell>
          <table:table-cell table:style-name="ce170" table:number-columns-repeated="3"/>
          <table:table-cell table:style-name="ce147"/>
          <table:table-cell table:style-name="ce229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229"/>
          <table:table-cell table:style-name="ce208"/>
          <table:table-cell table:style-name="ce181" office:value-type="float" office:value="1" calcext:value-type="float">
            <text:p>1</text:p>
          </table:table-cell>
          <table:table-cell table:style-name="ce242"/>
          <table:table-cell table:style-name="ce181"/>
          <table:table-cell table:style-name="ce242"/>
          <table:table-cell table:style-name="ce181"/>
          <table:table-cell table:style-name="ce242" office:value-type="float" office:value="1" calcext:value-type="float">
            <text:p>1</text:p>
          </table:table-cell>
          <table:table-cell table:style-name="ce181"/>
          <table:table-cell table:style-name="ce242"/>
          <table:table-cell table:style-name="ce208" table:number-columns-repeated="4"/>
          <table:table-cell table:style-name="ce139" table:number-columns-repeated="7"/>
          <table:table-cell table:style-name="ce181"/>
          <table:table-cell table:style-name="ce242"/>
          <table:table-cell table:style-name="ce139" table:number-columns-repeated="2"/>
          <table:table-cell table:style-name="ce267"/>
          <table:table-cell table:style-name="ce242" office:value-type="float" office:value="1" calcext:value-type="float">
            <text:p>1</text:p>
          </table:table-cell>
          <table:table-cell table:style-name="ce147"/>
          <table:table-cell table:number-columns-repeated="10"/>
          <table:table-cell table:formula="of:=&quot;0&quot; &amp; [.D98] &amp; DEC2BIN([.K98];4)" office:value-type="string" office:string-value="0011000110011" calcext:value-type="string">
            <text:p>0011000110011</text:p>
          </table:table-cell>
          <table:table-cell table:style-name="ce103" table:formula="of:=&quot;0&quot; &amp; BIN2HEX([.D98];2) &amp; DEC2HEX([.K98];1)" office:value-type="string" office:string-value="0633" calcext:value-type="string">
            <text:p>0633</text:p>
          </table:table-cell>
          <table:table-cell table:formula="of:=HEX2DEC([.BS98])" office:value-type="float" office:value="1587" calcext:value-type="float">
            <text:p>1587</text:p>
          </table:table-cell>
          <table:table-cell table:style-name="ce146" table:formula="of:=SUMIF([.$P98:.$W98];&quot;&gt;0&quot;;[.$P$3:.$W$3])" office:value-type="float" office:value="0" calcext:value-type="float">
            <text:p>0</text:p>
          </table:table-cell>
          <table:table-cell table:style-name="ce146" table:formula="of:=SUMIF([.$Y98:.$AF98];&quot;&gt;0&quot;;[.$Y$3:.$AF$3])" office:value-type="float" office:value="0" calcext:value-type="float">
            <text:p>0</text:p>
          </table:table-cell>
          <table:table-cell table:style-name="ce146" table:formula="of:=SUMIF([.$AH98:.$AO98];&quot;&gt;0&quot;;[.$AH$3:.$AO$3])" office:value-type="float" office:value="132" calcext:value-type="float">
            <text:p>132</text:p>
          </table:table-cell>
          <table:table-cell table:style-name="ce146" table:formula="of:=SUMIF([.$AQ98:.$AX98];&quot;&gt;0&quot;;[.$AQ$3:.$AX$3])" office:value-type="float" office:value="0" calcext:value-type="float">
            <text:p>0</text:p>
          </table:table-cell>
          <table:table-cell table:style-name="ce146" table:formula="of:=SUMIF([.$BA98:.$BH98];&quot;&gt;0&quot;;[.$BA$3:.$BH$3])" office:value-type="float" office:value="4" calcext:value-type="float">
            <text:p>4</text:p>
          </table:table-cell>
          <table:table-cell/>
          <table:table-cell table:style-name="ce103" table:formula="of:=[.BT98]" office:value-type="float" office:value="1587" calcext:value-type="float">
            <text:p>1587</text:p>
          </table:table-cell>
          <table:table-cell table:style-name="ce103" table:formula="of:=DEC2HEX([.BU98];2)" office:value-type="string" office:string-value="00" calcext:value-type="string">
            <text:p>00</text:p>
          </table:table-cell>
          <table:table-cell table:style-name="ce103" table:formula="of:=DEC2HEX([.BV98];2)" office:value-type="string" office:string-value="00" calcext:value-type="string">
            <text:p>00</text:p>
          </table:table-cell>
          <table:table-cell table:style-name="ce103" table:formula="of:=DEC2HEX([.BW98];2)" office:value-type="string" office:string-value="84" calcext:value-type="string">
            <text:p>84</text:p>
          </table:table-cell>
          <table:table-cell table:style-name="ce103" table:formula="of:=DEC2HEX([.BX98];2)" office:value-type="string" office:string-value="00" calcext:value-type="string">
            <text:p>00</text:p>
          </table:table-cell>
          <table:table-cell table:style-name="ce103" table:formula="of:=DEC2HEX([.BY98];2)" office:value-type="string" office:string-value="04" calcext:value-type="string">
            <text:p>04</text:p>
          </table:table-cell>
        </table:table-row>
        <table:table-row table:style-name="ro1">
          <table:table-cell table:style-name="ce125" office:value-type="float" office:value="99" calcext:value-type="float">
            <text:p>99</text:p>
          </table:table-cell>
          <table:table-cell table:style-name="ce135" table:formula="of:=DEC2HEX([.A99];2)" office:value-type="string" office:string-value="63" calcext:value-type="string">
            <text:p>63</text:p>
          </table:table-cell>
          <table:table-cell table:style-name="ce148"/>
          <table:table-cell table:style-name="ce160" table:formula="of:=DEC2BIN([.A99];8)" office:value-type="string" office:string-value="01100011" calcext:value-type="string">
            <text:p>0110001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175" table:number-columns-repeated="3"/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99] &amp; DEC2BIN([.K99];4)" office:value-type="string" office:string-value="0011000110100" calcext:value-type="string">
            <text:p>0011000110100</text:p>
          </table:table-cell>
          <table:table-cell table:style-name="ce103" table:formula="of:=&quot;0&quot; &amp; BIN2HEX([.D99];2) &amp; DEC2HEX([.K99];1)" office:value-type="string" office:string-value="0634" calcext:value-type="string">
            <text:p>0634</text:p>
          </table:table-cell>
          <table:table-cell table:formula="of:=HEX2DEC([.BS99])" office:value-type="float" office:value="1588" calcext:value-type="float">
            <text:p>1588</text:p>
          </table:table-cell>
          <table:table-cell table:style-name="ce146" table:formula="of:=SUMIF([.$P99:.$W99];&quot;&gt;0&quot;;[.$P$3:.$W$3])" office:value-type="float" office:value="0" calcext:value-type="float">
            <text:p>0</text:p>
          </table:table-cell>
          <table:table-cell table:style-name="ce146" table:formula="of:=SUMIF([.$Y99:.$AF99];&quot;&gt;0&quot;;[.$Y$3:.$AF$3])" office:value-type="float" office:value="0" calcext:value-type="float">
            <text:p>0</text:p>
          </table:table-cell>
          <table:table-cell table:style-name="ce146" table:formula="of:=SUMIF([.$AH99:.$AO99];&quot;&gt;0&quot;;[.$AH$3:.$AO$3])" office:value-type="float" office:value="33" calcext:value-type="float">
            <text:p>33</text:p>
          </table:table-cell>
          <table:table-cell table:style-name="ce146" table:formula="of:=SUMIF([.$AQ99:.$AX99];&quot;&gt;0&quot;;[.$AQ$3:.$AX$3])" office:value-type="float" office:value="0" calcext:value-type="float">
            <text:p>0</text:p>
          </table:table-cell>
          <table:table-cell table:style-name="ce146" table:formula="of:=SUMIF([.$BA99:.$BH99];&quot;&gt;0&quot;;[.$BA$3:.$BH$3])" office:value-type="float" office:value="4" calcext:value-type="float">
            <text:p>4</text:p>
          </table:table-cell>
          <table:table-cell/>
          <table:table-cell table:style-name="ce103" table:formula="of:=[.BT99]" office:value-type="float" office:value="1588" calcext:value-type="float">
            <text:p>1588</text:p>
          </table:table-cell>
          <table:table-cell table:style-name="ce103" table:formula="of:=DEC2HEX([.BU99];2)" office:value-type="string" office:string-value="00" calcext:value-type="string">
            <text:p>00</text:p>
          </table:table-cell>
          <table:table-cell table:style-name="ce103" table:formula="of:=DEC2HEX([.BV99];2)" office:value-type="string" office:string-value="00" calcext:value-type="string">
            <text:p>00</text:p>
          </table:table-cell>
          <table:table-cell table:style-name="ce103" table:formula="of:=DEC2HEX([.BW99];2)" office:value-type="string" office:string-value="21" calcext:value-type="string">
            <text:p>21</text:p>
          </table:table-cell>
          <table:table-cell table:style-name="ce103" table:formula="of:=DEC2HEX([.BX99];2)" office:value-type="string" office:string-value="00" calcext:value-type="string">
            <text:p>00</text:p>
          </table:table-cell>
          <table:table-cell table:style-name="ce103" table:formula="of:=DEC2HEX([.BY99];2)" office:value-type="string" office:string-value="04" calcext:value-type="string">
            <text:p>04</text:p>
          </table:table-cell>
        </table:table-row>
        <table:table-row table:style-name="ro1">
          <table:table-cell table:style-name="ce126" office:value-type="float" office:value="99" calcext:value-type="float">
            <text:p>99</text:p>
          </table:table-cell>
          <table:table-cell table:style-name="ce136" table:formula="of:=DEC2HEX([.A100];2)" office:value-type="string" office:string-value="63" calcext:value-type="string">
            <text:p>63</text:p>
          </table:table-cell>
          <table:table-cell table:style-name="ce149"/>
          <table:table-cell table:style-name="ce159" table:formula="of:=DEC2BIN([.A100];8)" office:value-type="string" office:string-value="01100011" calcext:value-type="string">
            <text:p>01100011</text:p>
          </table:table-cell>
          <table:table-cell table:style-name="ce140" table:number-columns-repeated="6"/>
          <table:table-cell table:style-name="ce140" office:value-type="float" office:value="5" calcext:value-type="float">
            <text:p>5</text:p>
          </table:table-cell>
          <table:table-cell table:style-name="ce171" table:number-columns-repeated="3"/>
          <table:table-cell table:style-name="ce149"/>
          <table:table-cell table:style-name="ce230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230" office:value-type="float" office:value="1" calcext:value-type="float">
            <text:p>1</text:p>
          </table:table-cell>
          <table:table-cell table:style-name="ce209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209" table:number-columns-repeated="4"/>
          <table:table-cell table:style-name="ce140" table:number-columns-repeated="7"/>
          <table:table-cell table:style-name="ce182"/>
          <table:table-cell table:style-name="ce243"/>
          <table:table-cell table:style-name="ce140" table:number-columns-repeated="2"/>
          <table:table-cell table:style-name="ce268"/>
          <table:table-cell table:style-name="ce243" office:value-type="float" office:value="1" calcext:value-type="float">
            <text:p>1</text:p>
          </table:table-cell>
          <table:table-cell table:style-name="ce149"/>
          <table:table-cell table:number-columns-repeated="10"/>
          <table:table-cell table:formula="of:=&quot;0&quot; &amp; [.D100] &amp; DEC2BIN([.K100];4)" office:value-type="string" office:string-value="0011000110101" calcext:value-type="string">
            <text:p>0011000110101</text:p>
          </table:table-cell>
          <table:table-cell table:style-name="ce103" table:formula="of:=&quot;0&quot; &amp; BIN2HEX([.D100];2) &amp; DEC2HEX([.K100];1)" office:value-type="string" office:string-value="0635" calcext:value-type="string">
            <text:p>0635</text:p>
          </table:table-cell>
          <table:table-cell table:formula="of:=HEX2DEC([.BS100])" office:value-type="float" office:value="1589" calcext:value-type="float">
            <text:p>1589</text:p>
          </table:table-cell>
          <table:table-cell table:style-name="ce146" table:formula="of:=SUMIF([.$P100:.$W100];&quot;&gt;0&quot;;[.$P$3:.$W$3])" office:value-type="float" office:value="0" calcext:value-type="float">
            <text:p>0</text:p>
          </table:table-cell>
          <table:table-cell table:style-name="ce146" table:formula="of:=SUMIF([.$Y100:.$AF100];&quot;&gt;0&quot;;[.$Y$3:.$AF$3])" office:value-type="float" office:value="1" calcext:value-type="float">
            <text:p>1</text:p>
          </table:table-cell>
          <table:table-cell table:style-name="ce146" table:formula="of:=SUMIF([.$AH100:.$AO100];&quot;&gt;0&quot;;[.$AH$3:.$AO$3])" office:value-type="float" office:value="0" calcext:value-type="float">
            <text:p>0</text:p>
          </table:table-cell>
          <table:table-cell table:style-name="ce146" table:formula="of:=SUMIF([.$AQ100:.$AX100];&quot;&gt;0&quot;;[.$AQ$3:.$AX$3])" office:value-type="float" office:value="0" calcext:value-type="float">
            <text:p>0</text:p>
          </table:table-cell>
          <table:table-cell table:style-name="ce146" table:formula="of:=SUMIF([.$BA100:.$BH100];&quot;&gt;0&quot;;[.$BA$3:.$BH$3])" office:value-type="float" office:value="4" calcext:value-type="float">
            <text:p>4</text:p>
          </table:table-cell>
          <table:table-cell/>
          <table:table-cell table:style-name="ce103" table:formula="of:=[.BT100]" office:value-type="float" office:value="1589" calcext:value-type="float">
            <text:p>1589</text:p>
          </table:table-cell>
          <table:table-cell table:style-name="ce103" table:formula="of:=DEC2HEX([.BU100];2)" office:value-type="string" office:string-value="00" calcext:value-type="string">
            <text:p>00</text:p>
          </table:table-cell>
          <table:table-cell table:style-name="ce103" table:formula="of:=DEC2HEX([.BV100];2)" office:value-type="string" office:string-value="01" calcext:value-type="string">
            <text:p>01</text:p>
          </table:table-cell>
          <table:table-cell table:style-name="ce103" table:formula="of:=DEC2HEX([.BW100];2)" office:value-type="string" office:string-value="00" calcext:value-type="string">
            <text:p>00</text:p>
          </table:table-cell>
          <table:table-cell table:style-name="ce103" table:formula="of:=DEC2HEX([.BX100];2)" office:value-type="string" office:string-value="00" calcext:value-type="string">
            <text:p>00</text:p>
          </table:table-cell>
          <table:table-cell table:style-name="ce103" table:formula="of:=DEC2HEX([.BY100];2)" office:value-type="string" office:string-value="04" calcext:value-type="string">
            <text:p>04</text:p>
          </table:table-cell>
        </table:table-row>
        <table:table-row table:style-name="ro1">
          <table:table-cell table:style-name="ce124" office:value-type="float" office:value="100" calcext:value-type="float">
            <text:p>100</text:p>
          </table:table-cell>
          <table:table-cell table:style-name="ce134" table:formula="of:=DEC2HEX([.A101];2)" office:value-type="string" office:string-value="64" calcext:value-type="string">
            <text:p>64</text:p>
          </table:table-cell>
          <table:table-cell table:style-name="ce147" office:value-type="string" calcext:value-type="string">
            <text:p>MOV IPC,TR</text:p>
          </table:table-cell>
          <table:table-cell table:style-name="ce157" table:formula="of:=DEC2BIN([.A101];8)" office:value-type="string" office:string-value="01100100" calcext:value-type="string">
            <text:p>01100100</text:p>
          </table:table-cell>
          <table:table-cell table:style-name="ce139" table:number-columns-repeated="3"/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Move TR to IPC</text:p>
          </table:table-cell>
          <table:table-cell table:style-name="ce139" office:value-type="float" office:value="3" calcext:value-type="float">
            <text:p>3</text:p>
          </table:table-cell>
          <table:table-cell table:style-name="ce170" table:number-columns-repeated="3"/>
          <table:table-cell table:style-name="ce147"/>
          <table:table-cell table:style-name="ce229"/>
          <table:table-cell table:style-name="ce242"/>
          <table:table-cell table:style-name="ce181"/>
          <table:table-cell table:style-name="ce242" office:value-type="float" office:value="1" calcext:value-type="float">
            <text:p>1</text:p>
          </table:table-cell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229"/>
          <table:table-cell table:style-name="ce208"/>
          <table:table-cell table:style-name="ce181"/>
          <table:table-cell table:style-name="ce242"/>
          <table:table-cell table:style-name="ce181"/>
          <table:table-cell table:style-name="ce242"/>
          <table:table-cell table:style-name="ce181" office:value-type="float" office:value="1" calcext:value-type="float">
            <text:p>1</text:p>
          </table:table-cell>
          <table:table-cell table:style-name="ce242"/>
          <table:table-cell table:style-name="ce181"/>
          <table:table-cell table:style-name="ce242"/>
          <table:table-cell table:style-name="ce208" table:number-columns-repeated="4"/>
          <table:table-cell table:style-name="ce139" table:number-columns-repeated="7"/>
          <table:table-cell table:style-name="ce181"/>
          <table:table-cell table:style-name="ce242"/>
          <table:table-cell table:style-name="ce139" table:number-columns-repeated="2"/>
          <table:table-cell table:style-name="ce267"/>
          <table:table-cell table:style-name="ce242" office:value-type="float" office:value="1" calcext:value-type="float">
            <text:p>1</text:p>
          </table:table-cell>
          <table:table-cell table:style-name="ce147"/>
          <table:table-cell table:number-columns-repeated="10"/>
          <table:table-cell table:formula="of:=&quot;0&quot; &amp; [.D101] &amp; DEC2BIN([.K101];4)" office:value-type="string" office:string-value="0011001000011" calcext:value-type="string">
            <text:p>0011001000011</text:p>
          </table:table-cell>
          <table:table-cell table:style-name="ce103" table:formula="of:=&quot;0&quot; &amp; BIN2HEX([.D101];2) &amp; DEC2HEX([.K101];1)" office:value-type="string" office:string-value="0643" calcext:value-type="string">
            <text:p>0643</text:p>
          </table:table-cell>
          <table:table-cell table:formula="of:=HEX2DEC([.BS101])" office:value-type="float" office:value="1603" calcext:value-type="float">
            <text:p>1603</text:p>
          </table:table-cell>
          <table:table-cell table:style-name="ce146" table:formula="of:=SUMIF([.$P101:.$W101];&quot;&gt;0&quot;;[.$P$3:.$W$3])" office:value-type="float" office:value="16" calcext:value-type="float">
            <text:p>16</text:p>
          </table:table-cell>
          <table:table-cell table:style-name="ce146" table:formula="of:=SUMIF([.$Y101:.$AF101];&quot;&gt;0&quot;;[.$Y$3:.$AF$3])" office:value-type="float" office:value="0" calcext:value-type="float">
            <text:p>0</text:p>
          </table:table-cell>
          <table:table-cell table:style-name="ce146" table:formula="of:=SUMIF([.$AH101:.$AO101];&quot;&gt;0&quot;;[.$AH$3:.$AO$3])" office:value-type="float" office:value="8" calcext:value-type="float">
            <text:p>8</text:p>
          </table:table-cell>
          <table:table-cell table:style-name="ce146" table:formula="of:=SUMIF([.$AQ101:.$AX101];&quot;&gt;0&quot;;[.$AQ$3:.$AX$3])" office:value-type="float" office:value="0" calcext:value-type="float">
            <text:p>0</text:p>
          </table:table-cell>
          <table:table-cell table:style-name="ce146" table:formula="of:=SUMIF([.$BA101:.$BH101];&quot;&gt;0&quot;;[.$BA$3:.$BH$3])" office:value-type="float" office:value="4" calcext:value-type="float">
            <text:p>4</text:p>
          </table:table-cell>
          <table:table-cell/>
          <table:table-cell table:style-name="ce103" table:formula="of:=[.BT101]" office:value-type="float" office:value="1603" calcext:value-type="float">
            <text:p>1603</text:p>
          </table:table-cell>
          <table:table-cell table:style-name="ce103" table:formula="of:=DEC2HEX([.BU101];2)" office:value-type="string" office:string-value="10" calcext:value-type="string">
            <text:p>10</text:p>
          </table:table-cell>
          <table:table-cell table:style-name="ce103" table:formula="of:=DEC2HEX([.BV101];2)" office:value-type="string" office:string-value="00" calcext:value-type="string">
            <text:p>00</text:p>
          </table:table-cell>
          <table:table-cell table:style-name="ce103" table:formula="of:=DEC2HEX([.BW101];2)" office:value-type="string" office:string-value="08" calcext:value-type="string">
            <text:p>08</text:p>
          </table:table-cell>
          <table:table-cell table:style-name="ce103" table:formula="of:=DEC2HEX([.BX101];2)" office:value-type="string" office:string-value="00" calcext:value-type="string">
            <text:p>00</text:p>
          </table:table-cell>
          <table:table-cell table:style-name="ce103" table:formula="of:=DEC2HEX([.BY101];2)" office:value-type="string" office:string-value="04" calcext:value-type="string">
            <text:p>04</text:p>
          </table:table-cell>
        </table:table-row>
        <table:table-row table:style-name="ro1">
          <table:table-cell table:style-name="ce125" office:value-type="float" office:value="100" calcext:value-type="float">
            <text:p>100</text:p>
          </table:table-cell>
          <table:table-cell table:style-name="ce135" table:formula="of:=DEC2HEX([.A102];2)" office:value-type="string" office:string-value="64" calcext:value-type="string">
            <text:p>64</text:p>
          </table:table-cell>
          <table:table-cell table:style-name="ce148"/>
          <table:table-cell table:style-name="ce160" table:formula="of:=DEC2BIN([.A102];8)" office:value-type="string" office:string-value="01100100" calcext:value-type="string">
            <text:p>0110010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175" table:number-columns-repeated="3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02] &amp; DEC2BIN([.K102];4)" office:value-type="string" office:string-value="0011001000100" calcext:value-type="string">
            <text:p>0011001000100</text:p>
          </table:table-cell>
          <table:table-cell table:style-name="ce103" table:formula="of:=&quot;0&quot; &amp; BIN2HEX([.D102];2) &amp; DEC2HEX([.K102];1)" office:value-type="string" office:string-value="0644" calcext:value-type="string">
            <text:p>0644</text:p>
          </table:table-cell>
          <table:table-cell table:formula="of:=HEX2DEC([.BS102])" office:value-type="float" office:value="1604" calcext:value-type="float">
            <text:p>1604</text:p>
          </table:table-cell>
          <table:table-cell table:style-name="ce146" table:formula="of:=SUMIF([.$P102:.$W102];&quot;&gt;0&quot;;[.$P$3:.$W$3])" office:value-type="float" office:value="4" calcext:value-type="float">
            <text:p>4</text:p>
          </table:table-cell>
          <table:table-cell table:style-name="ce146" table:formula="of:=SUMIF([.$Y102:.$AF102];&quot;&gt;0&quot;;[.$Y$3:.$AF$3])" office:value-type="float" office:value="0" calcext:value-type="float">
            <text:p>0</text:p>
          </table:table-cell>
          <table:table-cell table:style-name="ce146" table:formula="of:=SUMIF([.$AH102:.$AO102];&quot;&gt;0&quot;;[.$AH$3:.$AO$3])" office:value-type="float" office:value="2" calcext:value-type="float">
            <text:p>2</text:p>
          </table:table-cell>
          <table:table-cell table:style-name="ce146" table:formula="of:=SUMIF([.$AQ102:.$AX102];&quot;&gt;0&quot;;[.$AQ$3:.$AX$3])" office:value-type="float" office:value="0" calcext:value-type="float">
            <text:p>0</text:p>
          </table:table-cell>
          <table:table-cell table:style-name="ce146" table:formula="of:=SUMIF([.$BA102:.$BH102];&quot;&gt;0&quot;;[.$BA$3:.$BH$3])" office:value-type="float" office:value="4" calcext:value-type="float">
            <text:p>4</text:p>
          </table:table-cell>
          <table:table-cell/>
          <table:table-cell table:style-name="ce103" table:formula="of:=[.BT102]" office:value-type="float" office:value="1604" calcext:value-type="float">
            <text:p>1604</text:p>
          </table:table-cell>
          <table:table-cell table:style-name="ce103" table:formula="of:=DEC2HEX([.BU102];2)" office:value-type="string" office:string-value="04" calcext:value-type="string">
            <text:p>04</text:p>
          </table:table-cell>
          <table:table-cell table:style-name="ce103" table:formula="of:=DEC2HEX([.BV102];2)" office:value-type="string" office:string-value="00" calcext:value-type="string">
            <text:p>00</text:p>
          </table:table-cell>
          <table:table-cell table:style-name="ce103" table:formula="of:=DEC2HEX([.BW102];2)" office:value-type="string" office:string-value="02" calcext:value-type="string">
            <text:p>02</text:p>
          </table:table-cell>
          <table:table-cell table:style-name="ce103" table:formula="of:=DEC2HEX([.BX102];2)" office:value-type="string" office:string-value="00" calcext:value-type="string">
            <text:p>00</text:p>
          </table:table-cell>
          <table:table-cell table:style-name="ce103" table:formula="of:=DEC2HEX([.BY102];2)" office:value-type="string" office:string-value="04" calcext:value-type="string">
            <text:p>04</text:p>
          </table:table-cell>
        </table:table-row>
        <table:table-row table:style-name="ro1">
          <table:table-cell table:style-name="ce126" office:value-type="float" office:value="100" calcext:value-type="float">
            <text:p>100</text:p>
          </table:table-cell>
          <table:table-cell table:style-name="ce136" table:formula="of:=DEC2HEX([.A103];2)" office:value-type="string" office:string-value="64" calcext:value-type="string">
            <text:p>64</text:p>
          </table:table-cell>
          <table:table-cell table:style-name="ce149"/>
          <table:table-cell table:style-name="ce159" table:formula="of:=DEC2BIN([.A103];8)" office:value-type="string" office:string-value="01100100" calcext:value-type="string">
            <text:p>01100100</text:p>
          </table:table-cell>
          <table:table-cell table:style-name="ce140" table:number-columns-repeated="6"/>
          <table:table-cell table:style-name="ce140" office:value-type="float" office:value="5" calcext:value-type="float">
            <text:p>5</text:p>
          </table:table-cell>
          <table:table-cell table:style-name="ce171" table:number-columns-repeated="3"/>
          <table:table-cell table:style-name="ce149"/>
          <table:table-cell table:style-name="ce230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230" office:value-type="float" office:value="1" calcext:value-type="float">
            <text:p>1</text:p>
          </table:table-cell>
          <table:table-cell table:style-name="ce209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209" table:number-columns-repeated="4"/>
          <table:table-cell table:style-name="ce140" table:number-columns-repeated="7"/>
          <table:table-cell table:style-name="ce182"/>
          <table:table-cell table:style-name="ce243"/>
          <table:table-cell table:style-name="ce140" table:number-columns-repeated="2"/>
          <table:table-cell table:style-name="ce268"/>
          <table:table-cell table:style-name="ce243" office:value-type="float" office:value="1" calcext:value-type="float">
            <text:p>1</text:p>
          </table:table-cell>
          <table:table-cell table:style-name="ce149"/>
          <table:table-cell table:number-columns-repeated="10"/>
          <table:table-cell table:formula="of:=&quot;0&quot; &amp; [.D103] &amp; DEC2BIN([.K103];4)" office:value-type="string" office:string-value="0011001000101" calcext:value-type="string">
            <text:p>0011001000101</text:p>
          </table:table-cell>
          <table:table-cell table:style-name="ce103" table:formula="of:=&quot;0&quot; &amp; BIN2HEX([.D103];2) &amp; DEC2HEX([.K103];1)" office:value-type="string" office:string-value="0645" calcext:value-type="string">
            <text:p>0645</text:p>
          </table:table-cell>
          <table:table-cell table:formula="of:=HEX2DEC([.BS103])" office:value-type="float" office:value="1605" calcext:value-type="float">
            <text:p>1605</text:p>
          </table:table-cell>
          <table:table-cell table:style-name="ce146" table:formula="of:=SUMIF([.$P103:.$W103];&quot;&gt;0&quot;;[.$P$3:.$W$3])" office:value-type="float" office:value="0" calcext:value-type="float">
            <text:p>0</text:p>
          </table:table-cell>
          <table:table-cell table:style-name="ce146" table:formula="of:=SUMIF([.$Y103:.$AF103];&quot;&gt;0&quot;;[.$Y$3:.$AF$3])" office:value-type="float" office:value="1" calcext:value-type="float">
            <text:p>1</text:p>
          </table:table-cell>
          <table:table-cell table:style-name="ce146" table:formula="of:=SUMIF([.$AH103:.$AO103];&quot;&gt;0&quot;;[.$AH$3:.$AO$3])" office:value-type="float" office:value="0" calcext:value-type="float">
            <text:p>0</text:p>
          </table:table-cell>
          <table:table-cell table:style-name="ce146" table:formula="of:=SUMIF([.$AQ103:.$AX103];&quot;&gt;0&quot;;[.$AQ$3:.$AX$3])" office:value-type="float" office:value="0" calcext:value-type="float">
            <text:p>0</text:p>
          </table:table-cell>
          <table:table-cell table:style-name="ce146" table:formula="of:=SUMIF([.$BA103:.$BH103];&quot;&gt;0&quot;;[.$BA$3:.$BH$3])" office:value-type="float" office:value="4" calcext:value-type="float">
            <text:p>4</text:p>
          </table:table-cell>
          <table:table-cell/>
          <table:table-cell table:style-name="ce103" table:formula="of:=[.BT103]" office:value-type="float" office:value="1605" calcext:value-type="float">
            <text:p>1605</text:p>
          </table:table-cell>
          <table:table-cell table:style-name="ce103" table:formula="of:=DEC2HEX([.BU103];2)" office:value-type="string" office:string-value="00" calcext:value-type="string">
            <text:p>00</text:p>
          </table:table-cell>
          <table:table-cell table:style-name="ce103" table:formula="of:=DEC2HEX([.BV103];2)" office:value-type="string" office:string-value="01" calcext:value-type="string">
            <text:p>01</text:p>
          </table:table-cell>
          <table:table-cell table:style-name="ce103" table:formula="of:=DEC2HEX([.BW103];2)" office:value-type="string" office:string-value="00" calcext:value-type="string">
            <text:p>00</text:p>
          </table:table-cell>
          <table:table-cell table:style-name="ce103" table:formula="of:=DEC2HEX([.BX103];2)" office:value-type="string" office:string-value="00" calcext:value-type="string">
            <text:p>00</text:p>
          </table:table-cell>
          <table:table-cell table:style-name="ce103" table:formula="of:=DEC2HEX([.BY103];2)" office:value-type="string" office:string-value="04" calcext:value-type="string">
            <text:p>04</text:p>
          </table:table-cell>
        </table:table-row>
        <table:table-row table:style-name="ro1">
          <table:table-cell table:style-name="ce124" office:value-type="float" office:value="101" calcext:value-type="float">
            <text:p>101</text:p>
          </table:table-cell>
          <table:table-cell table:style-name="ce134" table:formula="of:=DEC2HEX([.A104];2)" office:value-type="string" office:string-value="65" calcext:value-type="string">
            <text:p>65</text:p>
          </table:table-cell>
          <table:table-cell table:style-name="ce147" office:value-type="string" calcext:value-type="string">
            <text:p>MOV MR,TR</text:p>
          </table:table-cell>
          <table:table-cell table:style-name="ce157" table:formula="of:=DEC2BIN([.A104];8)" office:value-type="string" office:string-value="01100101" calcext:value-type="string">
            <text:p>01100101</text:p>
          </table:table-cell>
          <table:table-cell table:style-name="ce139" table:number-columns-repeated="3"/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Move TR to MR</text:p>
          </table:table-cell>
          <table:table-cell table:style-name="ce139" office:value-type="float" office:value="3" calcext:value-type="float">
            <text:p>3</text:p>
          </table:table-cell>
          <table:table-cell table:style-name="ce170" table:number-columns-repeated="3"/>
          <table:table-cell table:style-name="ce147"/>
          <table:table-cell table:style-name="ce229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229"/>
          <table:table-cell table:style-name="ce208"/>
          <table:table-cell table:style-name="ce181"/>
          <table:table-cell table:style-name="ce242" office:value-type="float" office:value="1" calcext:value-type="float">
            <text:p>1</text:p>
          </table:table-cell>
          <table:table-cell table:style-name="ce181"/>
          <table:table-cell table:style-name="ce242"/>
          <table:table-cell table:style-name="ce181" office:value-type="float" office:value="1" calcext:value-type="float">
            <text:p>1</text:p>
          </table:table-cell>
          <table:table-cell table:style-name="ce242"/>
          <table:table-cell table:style-name="ce181"/>
          <table:table-cell table:style-name="ce242"/>
          <table:table-cell table:style-name="ce208" table:number-columns-repeated="4"/>
          <table:table-cell table:style-name="ce139" table:number-columns-repeated="7"/>
          <table:table-cell table:style-name="ce181"/>
          <table:table-cell table:style-name="ce242"/>
          <table:table-cell table:style-name="ce139" table:number-columns-repeated="2"/>
          <table:table-cell table:style-name="ce267"/>
          <table:table-cell table:style-name="ce242" office:value-type="float" office:value="1" calcext:value-type="float">
            <text:p>1</text:p>
          </table:table-cell>
          <table:table-cell table:style-name="ce147"/>
          <table:table-cell table:number-columns-repeated="10"/>
          <table:table-cell table:formula="of:=&quot;0&quot; &amp; [.D104] &amp; DEC2BIN([.K104];4)" office:value-type="string" office:string-value="0011001010011" calcext:value-type="string">
            <text:p>0011001010011</text:p>
          </table:table-cell>
          <table:table-cell table:style-name="ce103" table:formula="of:=&quot;0&quot; &amp; BIN2HEX([.D104];2) &amp; DEC2HEX([.K104];1)" office:value-type="string" office:string-value="0653" calcext:value-type="string">
            <text:p>0653</text:p>
          </table:table-cell>
          <table:table-cell table:formula="of:=HEX2DEC([.BS104])" office:value-type="float" office:value="1619" calcext:value-type="float">
            <text:p>1619</text:p>
          </table:table-cell>
          <table:table-cell table:style-name="ce146" table:formula="of:=SUMIF([.$P104:.$W104];&quot;&gt;0&quot;;[.$P$3:.$W$3])" office:value-type="float" office:value="0" calcext:value-type="float">
            <text:p>0</text:p>
          </table:table-cell>
          <table:table-cell table:style-name="ce146" table:formula="of:=SUMIF([.$Y104:.$AF104];&quot;&gt;0&quot;;[.$Y$3:.$AF$3])" office:value-type="float" office:value="0" calcext:value-type="float">
            <text:p>0</text:p>
          </table:table-cell>
          <table:table-cell table:style-name="ce146" table:formula="of:=SUMIF([.$AH104:.$AO104];&quot;&gt;0&quot;;[.$AH$3:.$AO$3])" office:value-type="float" office:value="72" calcext:value-type="float">
            <text:p>72</text:p>
          </table:table-cell>
          <table:table-cell table:style-name="ce146" table:formula="of:=SUMIF([.$AQ104:.$AX104];&quot;&gt;0&quot;;[.$AQ$3:.$AX$3])" office:value-type="float" office:value="0" calcext:value-type="float">
            <text:p>0</text:p>
          </table:table-cell>
          <table:table-cell table:style-name="ce146" table:formula="of:=SUMIF([.$BA104:.$BH104];&quot;&gt;0&quot;;[.$BA$3:.$BH$3])" office:value-type="float" office:value="4" calcext:value-type="float">
            <text:p>4</text:p>
          </table:table-cell>
          <table:table-cell/>
          <table:table-cell table:style-name="ce103" table:formula="of:=[.BT104]" office:value-type="float" office:value="1619" calcext:value-type="float">
            <text:p>1619</text:p>
          </table:table-cell>
          <table:table-cell table:style-name="ce103" table:formula="of:=DEC2HEX([.BU104];2)" office:value-type="string" office:string-value="00" calcext:value-type="string">
            <text:p>00</text:p>
          </table:table-cell>
          <table:table-cell table:style-name="ce103" table:formula="of:=DEC2HEX([.BV104];2)" office:value-type="string" office:string-value="00" calcext:value-type="string">
            <text:p>00</text:p>
          </table:table-cell>
          <table:table-cell table:style-name="ce103" table:formula="of:=DEC2HEX([.BW104];2)" office:value-type="string" office:string-value="48" calcext:value-type="string">
            <text:p>48</text:p>
          </table:table-cell>
          <table:table-cell table:style-name="ce103" table:formula="of:=DEC2HEX([.BX104];2)" office:value-type="string" office:string-value="00" calcext:value-type="string">
            <text:p>00</text:p>
          </table:table-cell>
          <table:table-cell table:style-name="ce103" table:formula="of:=DEC2HEX([.BY104];2)" office:value-type="string" office:string-value="04" calcext:value-type="string">
            <text:p>04</text:p>
          </table:table-cell>
        </table:table-row>
        <table:table-row table:style-name="ro1">
          <table:table-cell table:style-name="ce125" office:value-type="float" office:value="101" calcext:value-type="float">
            <text:p>101</text:p>
          </table:table-cell>
          <table:table-cell table:style-name="ce135" table:formula="of:=DEC2HEX([.A105];2)" office:value-type="string" office:string-value="65" calcext:value-type="string">
            <text:p>65</text:p>
          </table:table-cell>
          <table:table-cell table:style-name="ce148"/>
          <table:table-cell table:style-name="ce160" table:formula="of:=DEC2BIN([.A105];8)" office:value-type="string" office:string-value="01100101" calcext:value-type="string">
            <text:p>0110010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175" table:number-columns-repeated="3"/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05] &amp; DEC2BIN([.K105];4)" office:value-type="string" office:string-value="0011001010100" calcext:value-type="string">
            <text:p>0011001010100</text:p>
          </table:table-cell>
          <table:table-cell table:style-name="ce103" table:formula="of:=&quot;0&quot; &amp; BIN2HEX([.D105];2) &amp; DEC2HEX([.K105];1)" office:value-type="string" office:string-value="0654" calcext:value-type="string">
            <text:p>0654</text:p>
          </table:table-cell>
          <table:table-cell table:formula="of:=HEX2DEC([.BS105])" office:value-type="float" office:value="1620" calcext:value-type="float">
            <text:p>1620</text:p>
          </table:table-cell>
          <table:table-cell table:style-name="ce146" table:formula="of:=SUMIF([.$P105:.$W105];&quot;&gt;0&quot;;[.$P$3:.$W$3])" office:value-type="float" office:value="0" calcext:value-type="float">
            <text:p>0</text:p>
          </table:table-cell>
          <table:table-cell table:style-name="ce146" table:formula="of:=SUMIF([.$Y105:.$AF105];&quot;&gt;0&quot;;[.$Y$3:.$AF$3])" office:value-type="float" office:value="0" calcext:value-type="float">
            <text:p>0</text:p>
          </table:table-cell>
          <table:table-cell table:style-name="ce146" table:formula="of:=SUMIF([.$AH105:.$AO105];&quot;&gt;0&quot;;[.$AH$3:.$AO$3])" office:value-type="float" office:value="18" calcext:value-type="float">
            <text:p>18</text:p>
          </table:table-cell>
          <table:table-cell table:style-name="ce146" table:formula="of:=SUMIF([.$AQ105:.$AX105];&quot;&gt;0&quot;;[.$AQ$3:.$AX$3])" office:value-type="float" office:value="0" calcext:value-type="float">
            <text:p>0</text:p>
          </table:table-cell>
          <table:table-cell table:style-name="ce146" table:formula="of:=SUMIF([.$BA105:.$BH105];&quot;&gt;0&quot;;[.$BA$3:.$BH$3])" office:value-type="float" office:value="4" calcext:value-type="float">
            <text:p>4</text:p>
          </table:table-cell>
          <table:table-cell/>
          <table:table-cell table:style-name="ce103" table:formula="of:=[.BT105]" office:value-type="float" office:value="1620" calcext:value-type="float">
            <text:p>1620</text:p>
          </table:table-cell>
          <table:table-cell table:style-name="ce103" table:formula="of:=DEC2HEX([.BU105];2)" office:value-type="string" office:string-value="00" calcext:value-type="string">
            <text:p>00</text:p>
          </table:table-cell>
          <table:table-cell table:style-name="ce103" table:formula="of:=DEC2HEX([.BV105];2)" office:value-type="string" office:string-value="00" calcext:value-type="string">
            <text:p>00</text:p>
          </table:table-cell>
          <table:table-cell table:style-name="ce103" table:formula="of:=DEC2HEX([.BW105];2)" office:value-type="string" office:string-value="12" calcext:value-type="string">
            <text:p>12</text:p>
          </table:table-cell>
          <table:table-cell table:style-name="ce103" table:formula="of:=DEC2HEX([.BX105];2)" office:value-type="string" office:string-value="00" calcext:value-type="string">
            <text:p>00</text:p>
          </table:table-cell>
          <table:table-cell table:style-name="ce103" table:formula="of:=DEC2HEX([.BY105];2)" office:value-type="string" office:string-value="04" calcext:value-type="string">
            <text:p>04</text:p>
          </table:table-cell>
        </table:table-row>
        <table:table-row table:style-name="ro1">
          <table:table-cell table:style-name="ce126" office:value-type="float" office:value="101" calcext:value-type="float">
            <text:p>101</text:p>
          </table:table-cell>
          <table:table-cell table:style-name="ce136" table:formula="of:=DEC2HEX([.A106];2)" office:value-type="string" office:string-value="65" calcext:value-type="string">
            <text:p>65</text:p>
          </table:table-cell>
          <table:table-cell table:style-name="ce149"/>
          <table:table-cell table:style-name="ce159" table:formula="of:=DEC2BIN([.A106];8)" office:value-type="string" office:string-value="01100101" calcext:value-type="string">
            <text:p>01100101</text:p>
          </table:table-cell>
          <table:table-cell table:style-name="ce140" table:number-columns-repeated="6"/>
          <table:table-cell table:style-name="ce140" office:value-type="float" office:value="5" calcext:value-type="float">
            <text:p>5</text:p>
          </table:table-cell>
          <table:table-cell table:style-name="ce171" table:number-columns-repeated="3"/>
          <table:table-cell table:style-name="ce149"/>
          <table:table-cell table:style-name="ce230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230" office:value-type="float" office:value="1" calcext:value-type="float">
            <text:p>1</text:p>
          </table:table-cell>
          <table:table-cell table:style-name="ce209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209" table:number-columns-repeated="4"/>
          <table:table-cell table:style-name="ce140" table:number-columns-repeated="7"/>
          <table:table-cell table:style-name="ce182"/>
          <table:table-cell table:style-name="ce243"/>
          <table:table-cell table:style-name="ce140" table:number-columns-repeated="2"/>
          <table:table-cell table:style-name="ce268"/>
          <table:table-cell table:style-name="ce243" office:value-type="float" office:value="1" calcext:value-type="float">
            <text:p>1</text:p>
          </table:table-cell>
          <table:table-cell table:style-name="ce149"/>
          <table:table-cell table:number-columns-repeated="10"/>
          <table:table-cell table:formula="of:=&quot;0&quot; &amp; [.D106] &amp; DEC2BIN([.K106];4)" office:value-type="string" office:string-value="0011001010101" calcext:value-type="string">
            <text:p>0011001010101</text:p>
          </table:table-cell>
          <table:table-cell table:style-name="ce103" table:formula="of:=&quot;0&quot; &amp; BIN2HEX([.D106];2) &amp; DEC2HEX([.K106];1)" office:value-type="string" office:string-value="0655" calcext:value-type="string">
            <text:p>0655</text:p>
          </table:table-cell>
          <table:table-cell table:formula="of:=HEX2DEC([.BS106])" office:value-type="float" office:value="1621" calcext:value-type="float">
            <text:p>1621</text:p>
          </table:table-cell>
          <table:table-cell table:style-name="ce146" table:formula="of:=SUMIF([.$P106:.$W106];&quot;&gt;0&quot;;[.$P$3:.$W$3])" office:value-type="float" office:value="0" calcext:value-type="float">
            <text:p>0</text:p>
          </table:table-cell>
          <table:table-cell table:style-name="ce146" table:formula="of:=SUMIF([.$Y106:.$AF106];&quot;&gt;0&quot;;[.$Y$3:.$AF$3])" office:value-type="float" office:value="1" calcext:value-type="float">
            <text:p>1</text:p>
          </table:table-cell>
          <table:table-cell table:style-name="ce146" table:formula="of:=SUMIF([.$AH106:.$AO106];&quot;&gt;0&quot;;[.$AH$3:.$AO$3])" office:value-type="float" office:value="0" calcext:value-type="float">
            <text:p>0</text:p>
          </table:table-cell>
          <table:table-cell table:style-name="ce146" table:formula="of:=SUMIF([.$AQ106:.$AX106];&quot;&gt;0&quot;;[.$AQ$3:.$AX$3])" office:value-type="float" office:value="0" calcext:value-type="float">
            <text:p>0</text:p>
          </table:table-cell>
          <table:table-cell table:style-name="ce146" table:formula="of:=SUMIF([.$BA106:.$BH106];&quot;&gt;0&quot;;[.$BA$3:.$BH$3])" office:value-type="float" office:value="4" calcext:value-type="float">
            <text:p>4</text:p>
          </table:table-cell>
          <table:table-cell/>
          <table:table-cell table:style-name="ce103" table:formula="of:=[.BT106]" office:value-type="float" office:value="1621" calcext:value-type="float">
            <text:p>1621</text:p>
          </table:table-cell>
          <table:table-cell table:style-name="ce103" table:formula="of:=DEC2HEX([.BU106];2)" office:value-type="string" office:string-value="00" calcext:value-type="string">
            <text:p>00</text:p>
          </table:table-cell>
          <table:table-cell table:style-name="ce103" table:formula="of:=DEC2HEX([.BV106];2)" office:value-type="string" office:string-value="01" calcext:value-type="string">
            <text:p>01</text:p>
          </table:table-cell>
          <table:table-cell table:style-name="ce103" table:formula="of:=DEC2HEX([.BW106];2)" office:value-type="string" office:string-value="00" calcext:value-type="string">
            <text:p>00</text:p>
          </table:table-cell>
          <table:table-cell table:style-name="ce103" table:formula="of:=DEC2HEX([.BX106];2)" office:value-type="string" office:string-value="00" calcext:value-type="string">
            <text:p>00</text:p>
          </table:table-cell>
          <table:table-cell table:style-name="ce103" table:formula="of:=DEC2HEX([.BY106];2)" office:value-type="string" office:string-value="04" calcext:value-type="string">
            <text:p>04</text:p>
          </table:table-cell>
        </table:table-row>
        <table:table-row table:style-name="ro1">
          <table:table-cell table:style-name="ce120" office:value-type="float" office:value="192" calcext:value-type="float">
            <text:p>192</text:p>
          </table:table-cell>
          <table:table-cell table:style-name="ce131" table:formula="of:=DEC2HEX([.A107];2)" office:value-type="string" office:string-value="C0" calcext:value-type="string">
            <text:p>C0</text:p>
          </table:table-cell>
          <table:table-cell table:style-name="ce139" office:value-type="string" calcext:value-type="string">
            <text:p>MOV B,A</text:p>
          </table:table-cell>
          <table:table-cell table:style-name="ce153" table:formula="of:=DEC2BIN([.A107];8)" office:value-type="string" office:string-value="11000000" calcext:value-type="string">
            <text:p>11000000</text:p>
          </table:table-cell>
          <table:table-cell table:style-name="ce139" table:number-columns-repeated="3"/>
          <table:table-cell table:style-name="ce139" office:value-type="string" calcext:value-type="string">
            <text:p>x</text:p>
          </table:table-cell>
          <table:table-cell table:style-name="ce139"/>
          <table:table-cell table:style-name="ce139" office:value-type="string" calcext:value-type="string">
            <text:p>Move A to B</text:p>
          </table:table-cell>
          <table:table-cell table:style-name="ce139" office:value-type="float" office:value="3" calcext:value-type="float">
            <text:p>3</text:p>
          </table:table-cell>
          <table:table-cell table:style-name="ce170" table:number-columns-repeated="3"/>
          <table:table-cell table:style-name="ce147"/>
          <table:table-cell table:style-name="ce229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 office:value-type="float" office:value="1" calcext:value-type="float">
            <text:p>1</text:p>
          </table:table-cell>
          <table:table-cell table:style-name="ce242"/>
          <table:table-cell table:style-name="ce181"/>
          <table:table-cell table:style-name="ce242" office:value-type="float" office:value="1" calcext:value-type="float">
            <text:p>1</text:p>
          </table:table-cell>
          <table:table-cell table:style-name="ce139"/>
          <table:table-cell table:style-name="ce181"/>
          <table:table-cell table:style-name="ce242"/>
          <table:table-cell table:style-name="ce229" office:value-type="float" office:value="1" calcext:value-type="float">
            <text:p>1</text:p>
          </table:table-cell>
          <table:table-cell table:style-name="ce208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208" table:number-columns-repeated="4"/>
          <table:table-cell table:style-name="ce139" table:number-columns-repeated="7"/>
          <table:table-cell table:style-name="ce181"/>
          <table:table-cell table:style-name="ce242"/>
          <table:table-cell table:style-name="ce139" table:number-columns-repeated="2"/>
          <table:table-cell table:style-name="ce267"/>
          <table:table-cell table:style-name="ce242" office:value-type="float" office:value="1" calcext:value-type="float">
            <text:p>1</text:p>
          </table:table-cell>
          <table:table-cell table:style-name="ce147"/>
          <table:table-cell table:number-columns-repeated="10"/>
          <table:table-cell table:formula="of:=&quot;0&quot; &amp; [.D107] &amp; DEC2BIN([.K107];4)" office:value-type="string" office:string-value="0110000000011" calcext:value-type="string">
            <text:p>0110000000011</text:p>
          </table:table-cell>
          <table:table-cell table:style-name="ce103" table:formula="of:=&quot;0&quot; &amp; BIN2HEX([.D107];2) &amp; DEC2HEX([.K107];1)" office:value-type="string" office:string-value="0C03" calcext:value-type="string">
            <text:p>0C03</text:p>
          </table:table-cell>
          <table:table-cell table:formula="of:=HEX2DEC([.BS107])" office:value-type="float" office:value="3075" calcext:value-type="float">
            <text:p>3075</text:p>
          </table:table-cell>
          <table:table-cell table:style-name="ce146" table:formula="of:=SUMIF([.$P107:.$W107];&quot;&gt;0&quot;;[.$P$3:.$W$3])" office:value-type="float" office:value="0" calcext:value-type="float">
            <text:p>0</text:p>
          </table:table-cell>
          <table:table-cell table:style-name="ce146" table:formula="of:=SUMIF([.$Y107:.$AF107];&quot;&gt;0&quot;;[.$Y$3:.$AF$3])" office:value-type="float" office:value="145" calcext:value-type="float">
            <text:p>145</text:p>
          </table:table-cell>
          <table:table-cell table:style-name="ce146" table:formula="of:=SUMIF([.$AH107:.$AO107];&quot;&gt;0&quot;;[.$AH$3:.$AO$3])" office:value-type="float" office:value="0" calcext:value-type="float">
            <text:p>0</text:p>
          </table:table-cell>
          <table:table-cell table:style-name="ce146" table:formula="of:=SUMIF([.$AQ107:.$AX107];&quot;&gt;0&quot;;[.$AQ$3:.$AX$3])" office:value-type="float" office:value="0" calcext:value-type="float">
            <text:p>0</text:p>
          </table:table-cell>
          <table:table-cell table:style-name="ce146" table:formula="of:=SUMIF([.$BA107:.$BH107];&quot;&gt;0&quot;;[.$BA$3:.$BH$3])" office:value-type="float" office:value="4" calcext:value-type="float">
            <text:p>4</text:p>
          </table:table-cell>
          <table:table-cell/>
          <table:table-cell table:style-name="ce103" table:formula="of:=[.BT107]" office:value-type="float" office:value="3075" calcext:value-type="float">
            <text:p>3075</text:p>
          </table:table-cell>
          <table:table-cell table:style-name="ce103" table:formula="of:=DEC2HEX([.BU107];2)" office:value-type="string" office:string-value="00" calcext:value-type="string">
            <text:p>00</text:p>
          </table:table-cell>
          <table:table-cell table:style-name="ce103" table:formula="of:=DEC2HEX([.BV107];2)" office:value-type="string" office:string-value="91" calcext:value-type="string">
            <text:p>91</text:p>
          </table:table-cell>
          <table:table-cell table:style-name="ce103" table:formula="of:=DEC2HEX([.BW107];2)" office:value-type="string" office:string-value="00" calcext:value-type="string">
            <text:p>00</text:p>
          </table:table-cell>
          <table:table-cell table:style-name="ce103" table:formula="of:=DEC2HEX([.BX107];2)" office:value-type="string" office:string-value="00" calcext:value-type="string">
            <text:p>00</text:p>
          </table:table-cell>
          <table:table-cell table:style-name="ce103" table:formula="of:=DEC2HEX([.BY107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193" calcext:value-type="float">
            <text:p>193</text:p>
          </table:table-cell>
          <table:table-cell table:style-name="ce103" table:formula="of:=DEC2HEX([.A108];2)" office:value-type="string" office:string-value="C1" calcext:value-type="string">
            <text:p>C1</text:p>
          </table:table-cell>
          <table:table-cell table:style-name="ce148" office:value-type="string" calcext:value-type="string">
            <text:p>MOV MEM,A</text:p>
          </table:table-cell>
          <table:table-cell table:style-name="ce158" table:formula="of:=DEC2BIN([.A108];8)" office:value-type="string" office:string-value="11000001" calcext:value-type="string">
            <text:p>110000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 to MEM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08] &amp; DEC2BIN([.K108];4)" office:value-type="string" office:string-value="0110000010011" calcext:value-type="string">
            <text:p>0110000010011</text:p>
          </table:table-cell>
          <table:table-cell table:style-name="ce103" table:formula="of:=&quot;0&quot; &amp; BIN2HEX([.D108];2) &amp; DEC2HEX([.K108];1)" office:value-type="string" office:string-value="0C13" calcext:value-type="string">
            <text:p>0C13</text:p>
          </table:table-cell>
          <table:table-cell table:formula="of:=HEX2DEC([.BS108])" office:value-type="float" office:value="3091" calcext:value-type="float">
            <text:p>3091</text:p>
          </table:table-cell>
          <table:table-cell table:style-name="ce146" table:formula="of:=SUMIF([.$P108:.$W108];&quot;&gt;0&quot;;[.$P$3:.$W$3])" office:value-type="float" office:value="1" calcext:value-type="float">
            <text:p>1</text:p>
          </table:table-cell>
          <table:table-cell table:style-name="ce146" table:formula="of:=SUMIF([.$Y108:.$AF108];&quot;&gt;0&quot;;[.$Y$3:.$AF$3])" office:value-type="float" office:value="129" calcext:value-type="float">
            <text:p>129</text:p>
          </table:table-cell>
          <table:table-cell table:style-name="ce146" table:formula="of:=SUMIF([.$AH108:.$AO108];&quot;&gt;0&quot;;[.$AH$3:.$AO$3])" office:value-type="float" office:value="0" calcext:value-type="float">
            <text:p>0</text:p>
          </table:table-cell>
          <table:table-cell table:style-name="ce146" table:formula="of:=SUMIF([.$AQ108:.$AX108];&quot;&gt;0&quot;;[.$AQ$3:.$AX$3])" office:value-type="float" office:value="0" calcext:value-type="float">
            <text:p>0</text:p>
          </table:table-cell>
          <table:table-cell table:style-name="ce146" table:formula="of:=SUMIF([.$BA108:.$BH108];&quot;&gt;0&quot;;[.$BA$3:.$BH$3])" office:value-type="float" office:value="4" calcext:value-type="float">
            <text:p>4</text:p>
          </table:table-cell>
          <table:table-cell/>
          <table:table-cell table:style-name="ce103" table:formula="of:=[.BT108]" office:value-type="float" office:value="3091" calcext:value-type="float">
            <text:p>3091</text:p>
          </table:table-cell>
          <table:table-cell table:style-name="ce103" table:formula="of:=DEC2HEX([.BU108];2)" office:value-type="string" office:string-value="01" calcext:value-type="string">
            <text:p>01</text:p>
          </table:table-cell>
          <table:table-cell table:style-name="ce103" table:formula="of:=DEC2HEX([.BV108];2)" office:value-type="string" office:string-value="81" calcext:value-type="string">
            <text:p>81</text:p>
          </table:table-cell>
          <table:table-cell table:style-name="ce103" table:formula="of:=DEC2HEX([.BW108];2)" office:value-type="string" office:string-value="00" calcext:value-type="string">
            <text:p>00</text:p>
          </table:table-cell>
          <table:table-cell table:style-name="ce103" table:formula="of:=DEC2HEX([.BX108];2)" office:value-type="string" office:string-value="00" calcext:value-type="string">
            <text:p>00</text:p>
          </table:table-cell>
          <table:table-cell table:style-name="ce103" table:formula="of:=DEC2HEX([.BY108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194" calcext:value-type="float">
            <text:p>194</text:p>
          </table:table-cell>
          <table:table-cell table:style-name="ce103" table:formula="of:=DEC2HEX([.A109];2)" office:value-type="string" office:string-value="C2" calcext:value-type="string">
            <text:p>C2</text:p>
          </table:table-cell>
          <table:table-cell table:style-name="ce148" office:value-type="string" calcext:value-type="string">
            <text:p>MOV IPClow,A</text:p>
          </table:table-cell>
          <table:table-cell table:style-name="ce158" table:formula="of:=DEC2BIN([.A109];8)" office:value-type="string" office:string-value="11000010" calcext:value-type="string">
            <text:p>1100001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 to IPClow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09] &amp; DEC2BIN([.K109];4)" office:value-type="string" office:string-value="0110000100011" calcext:value-type="string">
            <text:p>0110000100011</text:p>
          </table:table-cell>
          <table:table-cell table:style-name="ce103" table:formula="of:=&quot;0&quot; &amp; BIN2HEX([.D109];2) &amp; DEC2HEX([.K109];1)" office:value-type="string" office:string-value="0C23" calcext:value-type="string">
            <text:p>0C23</text:p>
          </table:table-cell>
          <table:table-cell table:formula="of:=HEX2DEC([.BS109])" office:value-type="float" office:value="3107" calcext:value-type="float">
            <text:p>3107</text:p>
          </table:table-cell>
          <table:table-cell table:style-name="ce146" table:formula="of:=SUMIF([.$P109:.$W109];&quot;&gt;0&quot;;[.$P$3:.$W$3])" office:value-type="float" office:value="4" calcext:value-type="float">
            <text:p>4</text:p>
          </table:table-cell>
          <table:table-cell table:style-name="ce146" table:formula="of:=SUMIF([.$Y109:.$AF109];&quot;&gt;0&quot;;[.$Y$3:.$AF$3])" office:value-type="float" office:value="129" calcext:value-type="float">
            <text:p>129</text:p>
          </table:table-cell>
          <table:table-cell table:style-name="ce146" table:formula="of:=SUMIF([.$AH109:.$AO109];&quot;&gt;0&quot;;[.$AH$3:.$AO$3])" office:value-type="float" office:value="0" calcext:value-type="float">
            <text:p>0</text:p>
          </table:table-cell>
          <table:table-cell table:style-name="ce146" table:formula="of:=SUMIF([.$AQ109:.$AX109];&quot;&gt;0&quot;;[.$AQ$3:.$AX$3])" office:value-type="float" office:value="0" calcext:value-type="float">
            <text:p>0</text:p>
          </table:table-cell>
          <table:table-cell table:style-name="ce146" table:formula="of:=SUMIF([.$BA109:.$BH109];&quot;&gt;0&quot;;[.$BA$3:.$BH$3])" office:value-type="float" office:value="4" calcext:value-type="float">
            <text:p>4</text:p>
          </table:table-cell>
          <table:table-cell/>
          <table:table-cell table:style-name="ce103" table:formula="of:=[.BT109]" office:value-type="float" office:value="3107" calcext:value-type="float">
            <text:p>3107</text:p>
          </table:table-cell>
          <table:table-cell table:style-name="ce103" table:formula="of:=DEC2HEX([.BU109];2)" office:value-type="string" office:string-value="04" calcext:value-type="string">
            <text:p>04</text:p>
          </table:table-cell>
          <table:table-cell table:style-name="ce103" table:formula="of:=DEC2HEX([.BV109];2)" office:value-type="string" office:string-value="81" calcext:value-type="string">
            <text:p>81</text:p>
          </table:table-cell>
          <table:table-cell table:style-name="ce103" table:formula="of:=DEC2HEX([.BW109];2)" office:value-type="string" office:string-value="00" calcext:value-type="string">
            <text:p>00</text:p>
          </table:table-cell>
          <table:table-cell table:style-name="ce103" table:formula="of:=DEC2HEX([.BX109];2)" office:value-type="string" office:string-value="00" calcext:value-type="string">
            <text:p>00</text:p>
          </table:table-cell>
          <table:table-cell table:style-name="ce103" table:formula="of:=DEC2HEX([.BY109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195" calcext:value-type="float">
            <text:p>195</text:p>
          </table:table-cell>
          <table:table-cell table:style-name="ce103" table:formula="of:=DEC2HEX([.A110];2)" office:value-type="string" office:string-value="C3" calcext:value-type="string">
            <text:p>C3</text:p>
          </table:table-cell>
          <table:table-cell table:style-name="ce148" office:value-type="string" calcext:value-type="string">
            <text:p>MOV IPChigh,A</text:p>
          </table:table-cell>
          <table:table-cell table:style-name="ce158" table:formula="of:=DEC2BIN([.A110];8)" office:value-type="string" office:string-value="11000011" calcext:value-type="string">
            <text:p>1100001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 to IPChigh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10] &amp; DEC2BIN([.K110];4)" office:value-type="string" office:string-value="0110000110011" calcext:value-type="string">
            <text:p>0110000110011</text:p>
          </table:table-cell>
          <table:table-cell table:style-name="ce103" table:formula="of:=&quot;0&quot; &amp; BIN2HEX([.D110];2) &amp; DEC2HEX([.K110];1)" office:value-type="string" office:string-value="0C33" calcext:value-type="string">
            <text:p>0C33</text:p>
          </table:table-cell>
          <table:table-cell table:formula="of:=HEX2DEC([.BS110])" office:value-type="float" office:value="3123" calcext:value-type="float">
            <text:p>3123</text:p>
          </table:table-cell>
          <table:table-cell table:style-name="ce146" table:formula="of:=SUMIF([.$P110:.$W110];&quot;&gt;0&quot;;[.$P$3:.$W$3])" office:value-type="float" office:value="16" calcext:value-type="float">
            <text:p>16</text:p>
          </table:table-cell>
          <table:table-cell table:style-name="ce146" table:formula="of:=SUMIF([.$Y110:.$AF110];&quot;&gt;0&quot;;[.$Y$3:.$AF$3])" office:value-type="float" office:value="129" calcext:value-type="float">
            <text:p>129</text:p>
          </table:table-cell>
          <table:table-cell table:style-name="ce146" table:formula="of:=SUMIF([.$AH110:.$AO110];&quot;&gt;0&quot;;[.$AH$3:.$AO$3])" office:value-type="float" office:value="0" calcext:value-type="float">
            <text:p>0</text:p>
          </table:table-cell>
          <table:table-cell table:style-name="ce146" table:formula="of:=SUMIF([.$AQ110:.$AX110];&quot;&gt;0&quot;;[.$AQ$3:.$AX$3])" office:value-type="float" office:value="0" calcext:value-type="float">
            <text:p>0</text:p>
          </table:table-cell>
          <table:table-cell table:style-name="ce146" table:formula="of:=SUMIF([.$BA110:.$BH110];&quot;&gt;0&quot;;[.$BA$3:.$BH$3])" office:value-type="float" office:value="4" calcext:value-type="float">
            <text:p>4</text:p>
          </table:table-cell>
          <table:table-cell/>
          <table:table-cell table:style-name="ce103" table:formula="of:=[.BT110]" office:value-type="float" office:value="3123" calcext:value-type="float">
            <text:p>3123</text:p>
          </table:table-cell>
          <table:table-cell table:style-name="ce103" table:formula="of:=DEC2HEX([.BU110];2)" office:value-type="string" office:string-value="10" calcext:value-type="string">
            <text:p>10</text:p>
          </table:table-cell>
          <table:table-cell table:style-name="ce103" table:formula="of:=DEC2HEX([.BV110];2)" office:value-type="string" office:string-value="81" calcext:value-type="string">
            <text:p>81</text:p>
          </table:table-cell>
          <table:table-cell table:style-name="ce103" table:formula="of:=DEC2HEX([.BW110];2)" office:value-type="string" office:string-value="00" calcext:value-type="string">
            <text:p>00</text:p>
          </table:table-cell>
          <table:table-cell table:style-name="ce103" table:formula="of:=DEC2HEX([.BX110];2)" office:value-type="string" office:string-value="00" calcext:value-type="string">
            <text:p>00</text:p>
          </table:table-cell>
          <table:table-cell table:style-name="ce103" table:formula="of:=DEC2HEX([.BY110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196" calcext:value-type="float">
            <text:p>196</text:p>
          </table:table-cell>
          <table:table-cell table:style-name="ce103" table:formula="of:=DEC2HEX([.A111];2)" office:value-type="string" office:string-value="C4" calcext:value-type="string">
            <text:p>C4</text:p>
          </table:table-cell>
          <table:table-cell table:style-name="ce148" office:value-type="string" calcext:value-type="string">
            <text:p>MOV MRlow,A</text:p>
          </table:table-cell>
          <table:table-cell table:style-name="ce158" table:formula="of:=DEC2BIN([.A111];8)" office:value-type="string" office:string-value="11000100" calcext:value-type="string">
            <text:p>110001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 to MRlow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11] &amp; DEC2BIN([.K111];4)" office:value-type="string" office:string-value="0110001000011" calcext:value-type="string">
            <text:p>0110001000011</text:p>
          </table:table-cell>
          <table:table-cell table:style-name="ce103" table:formula="of:=&quot;0&quot; &amp; BIN2HEX([.D111];2) &amp; DEC2HEX([.K111];1)" office:value-type="string" office:string-value="0C43" calcext:value-type="string">
            <text:p>0C43</text:p>
          </table:table-cell>
          <table:table-cell table:formula="of:=HEX2DEC([.BS111])" office:value-type="float" office:value="3139" calcext:value-type="float">
            <text:p>3139</text:p>
          </table:table-cell>
          <table:table-cell table:style-name="ce146" table:formula="of:=SUMIF([.$P111:.$W111];&quot;&gt;0&quot;;[.$P$3:.$W$3])" office:value-type="float" office:value="0" calcext:value-type="float">
            <text:p>0</text:p>
          </table:table-cell>
          <table:table-cell table:style-name="ce146" table:formula="of:=SUMIF([.$Y111:.$AF111];&quot;&gt;0&quot;;[.$Y$3:.$AF$3])" office:value-type="float" office:value="129" calcext:value-type="float">
            <text:p>129</text:p>
          </table:table-cell>
          <table:table-cell table:style-name="ce146" table:formula="of:=SUMIF([.$AH111:.$AO111];&quot;&gt;0&quot;;[.$AH$3:.$AO$3])" office:value-type="float" office:value="16" calcext:value-type="float">
            <text:p>16</text:p>
          </table:table-cell>
          <table:table-cell table:style-name="ce146" table:formula="of:=SUMIF([.$AQ111:.$AX111];&quot;&gt;0&quot;;[.$AQ$3:.$AX$3])" office:value-type="float" office:value="0" calcext:value-type="float">
            <text:p>0</text:p>
          </table:table-cell>
          <table:table-cell table:style-name="ce146" table:formula="of:=SUMIF([.$BA111:.$BH111];&quot;&gt;0&quot;;[.$BA$3:.$BH$3])" office:value-type="float" office:value="4" calcext:value-type="float">
            <text:p>4</text:p>
          </table:table-cell>
          <table:table-cell/>
          <table:table-cell table:style-name="ce103" table:formula="of:=[.BT111]" office:value-type="float" office:value="3139" calcext:value-type="float">
            <text:p>3139</text:p>
          </table:table-cell>
          <table:table-cell table:style-name="ce103" table:formula="of:=DEC2HEX([.BU111];2)" office:value-type="string" office:string-value="00" calcext:value-type="string">
            <text:p>00</text:p>
          </table:table-cell>
          <table:table-cell table:style-name="ce103" table:formula="of:=DEC2HEX([.BV111];2)" office:value-type="string" office:string-value="81" calcext:value-type="string">
            <text:p>81</text:p>
          </table:table-cell>
          <table:table-cell table:style-name="ce103" table:formula="of:=DEC2HEX([.BW111];2)" office:value-type="string" office:string-value="10" calcext:value-type="string">
            <text:p>10</text:p>
          </table:table-cell>
          <table:table-cell table:style-name="ce103" table:formula="of:=DEC2HEX([.BX111];2)" office:value-type="string" office:string-value="00" calcext:value-type="string">
            <text:p>00</text:p>
          </table:table-cell>
          <table:table-cell table:style-name="ce103" table:formula="of:=DEC2HEX([.BY111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197" calcext:value-type="float">
            <text:p>197</text:p>
          </table:table-cell>
          <table:table-cell table:style-name="ce103" table:formula="of:=DEC2HEX([.A112];2)" office:value-type="string" office:string-value="C5" calcext:value-type="string">
            <text:p>C5</text:p>
          </table:table-cell>
          <table:table-cell table:style-name="ce148" office:value-type="string" calcext:value-type="string">
            <text:p>MOV MRhigh,A</text:p>
          </table:table-cell>
          <table:table-cell table:style-name="ce158" table:formula="of:=DEC2BIN([.A112];8)" office:value-type="string" office:string-value="11000101" calcext:value-type="string">
            <text:p>110001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 to Mrhigh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12] &amp; DEC2BIN([.K112];4)" office:value-type="string" office:string-value="0110001010011" calcext:value-type="string">
            <text:p>0110001010011</text:p>
          </table:table-cell>
          <table:table-cell table:style-name="ce103" table:formula="of:=&quot;0&quot; &amp; BIN2HEX([.D112];2) &amp; DEC2HEX([.K112];1)" office:value-type="string" office:string-value="0C53" calcext:value-type="string">
            <text:p>0C53</text:p>
          </table:table-cell>
          <table:table-cell table:formula="of:=HEX2DEC([.BS112])" office:value-type="float" office:value="3155" calcext:value-type="float">
            <text:p>3155</text:p>
          </table:table-cell>
          <table:table-cell table:style-name="ce146" table:formula="of:=SUMIF([.$P112:.$W112];&quot;&gt;0&quot;;[.$P$3:.$W$3])" office:value-type="float" office:value="0" calcext:value-type="float">
            <text:p>0</text:p>
          </table:table-cell>
          <table:table-cell table:style-name="ce146" table:formula="of:=SUMIF([.$Y112:.$AF112];&quot;&gt;0&quot;;[.$Y$3:.$AF$3])" office:value-type="float" office:value="129" calcext:value-type="float">
            <text:p>129</text:p>
          </table:table-cell>
          <table:table-cell table:style-name="ce146" table:formula="of:=SUMIF([.$AH112:.$AO112];&quot;&gt;0&quot;;[.$AH$3:.$AO$3])" office:value-type="float" office:value="64" calcext:value-type="float">
            <text:p>64</text:p>
          </table:table-cell>
          <table:table-cell table:style-name="ce146" table:formula="of:=SUMIF([.$AQ112:.$AX112];&quot;&gt;0&quot;;[.$AQ$3:.$AX$3])" office:value-type="float" office:value="0" calcext:value-type="float">
            <text:p>0</text:p>
          </table:table-cell>
          <table:table-cell table:style-name="ce146" table:formula="of:=SUMIF([.$BA112:.$BH112];&quot;&gt;0&quot;;[.$BA$3:.$BH$3])" office:value-type="float" office:value="4" calcext:value-type="float">
            <text:p>4</text:p>
          </table:table-cell>
          <table:table-cell/>
          <table:table-cell table:style-name="ce103" table:formula="of:=[.BT112]" office:value-type="float" office:value="3155" calcext:value-type="float">
            <text:p>3155</text:p>
          </table:table-cell>
          <table:table-cell table:style-name="ce103" table:formula="of:=DEC2HEX([.BU112];2)" office:value-type="string" office:string-value="00" calcext:value-type="string">
            <text:p>00</text:p>
          </table:table-cell>
          <table:table-cell table:style-name="ce103" table:formula="of:=DEC2HEX([.BV112];2)" office:value-type="string" office:string-value="81" calcext:value-type="string">
            <text:p>81</text:p>
          </table:table-cell>
          <table:table-cell table:style-name="ce103" table:formula="of:=DEC2HEX([.BW112];2)" office:value-type="string" office:string-value="40" calcext:value-type="string">
            <text:p>40</text:p>
          </table:table-cell>
          <table:table-cell table:style-name="ce103" table:formula="of:=DEC2HEX([.BX112];2)" office:value-type="string" office:string-value="00" calcext:value-type="string">
            <text:p>00</text:p>
          </table:table-cell>
          <table:table-cell table:style-name="ce103" table:formula="of:=DEC2HEX([.BY112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198" calcext:value-type="float">
            <text:p>198</text:p>
          </table:table-cell>
          <table:table-cell table:style-name="ce103" table:formula="of:=DEC2HEX([.A113];2)" office:value-type="string" office:string-value="C6" calcext:value-type="string">
            <text:p>C6</text:p>
          </table:table-cell>
          <table:table-cell table:style-name="ce148" office:value-type="string" calcext:value-type="string">
            <text:p>MOV TRlow,A </text:p>
          </table:table-cell>
          <table:table-cell table:style-name="ce158" table:formula="of:=DEC2BIN([.A113];8)" office:value-type="string" office:string-value="11000110" calcext:value-type="string">
            <text:p>1100011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 to TRlow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13] &amp; DEC2BIN([.K113];4)" office:value-type="string" office:string-value="0110001100011" calcext:value-type="string">
            <text:p>0110001100011</text:p>
          </table:table-cell>
          <table:table-cell table:style-name="ce103" table:formula="of:=&quot;0&quot; &amp; BIN2HEX([.D113];2) &amp; DEC2HEX([.K113];1)" office:value-type="string" office:string-value="0C63" calcext:value-type="string">
            <text:p>0C63</text:p>
          </table:table-cell>
          <table:table-cell table:formula="of:=HEX2DEC([.BS113])" office:value-type="float" office:value="3171" calcext:value-type="float">
            <text:p>3171</text:p>
          </table:table-cell>
          <table:table-cell table:style-name="ce146" table:formula="of:=SUMIF([.$P113:.$W113];&quot;&gt;0&quot;;[.$P$3:.$W$3])" office:value-type="float" office:value="0" calcext:value-type="float">
            <text:p>0</text:p>
          </table:table-cell>
          <table:table-cell table:style-name="ce146" table:formula="of:=SUMIF([.$Y113:.$AF113];&quot;&gt;0&quot;;[.$Y$3:.$AF$3])" office:value-type="float" office:value="129" calcext:value-type="float">
            <text:p>129</text:p>
          </table:table-cell>
          <table:table-cell table:style-name="ce146" table:formula="of:=SUMIF([.$AH113:.$AO113];&quot;&gt;0&quot;;[.$AH$3:.$AO$3])" office:value-type="float" office:value="1" calcext:value-type="float">
            <text:p>1</text:p>
          </table:table-cell>
          <table:table-cell table:style-name="ce146" table:formula="of:=SUMIF([.$AQ113:.$AX113];&quot;&gt;0&quot;;[.$AQ$3:.$AX$3])" office:value-type="float" office:value="0" calcext:value-type="float">
            <text:p>0</text:p>
          </table:table-cell>
          <table:table-cell table:style-name="ce146" table:formula="of:=SUMIF([.$BA113:.$BH113];&quot;&gt;0&quot;;[.$BA$3:.$BH$3])" office:value-type="float" office:value="4" calcext:value-type="float">
            <text:p>4</text:p>
          </table:table-cell>
          <table:table-cell/>
          <table:table-cell table:style-name="ce103" table:formula="of:=[.BT113]" office:value-type="float" office:value="3171" calcext:value-type="float">
            <text:p>3171</text:p>
          </table:table-cell>
          <table:table-cell table:style-name="ce103" table:formula="of:=DEC2HEX([.BU113];2)" office:value-type="string" office:string-value="00" calcext:value-type="string">
            <text:p>00</text:p>
          </table:table-cell>
          <table:table-cell table:style-name="ce103" table:formula="of:=DEC2HEX([.BV113];2)" office:value-type="string" office:string-value="81" calcext:value-type="string">
            <text:p>81</text:p>
          </table:table-cell>
          <table:table-cell table:style-name="ce103" table:formula="of:=DEC2HEX([.BW113];2)" office:value-type="string" office:string-value="01" calcext:value-type="string">
            <text:p>01</text:p>
          </table:table-cell>
          <table:table-cell table:style-name="ce103" table:formula="of:=DEC2HEX([.BX113];2)" office:value-type="string" office:string-value="00" calcext:value-type="string">
            <text:p>00</text:p>
          </table:table-cell>
          <table:table-cell table:style-name="ce103" table:formula="of:=DEC2HEX([.BY113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199" calcext:value-type="float">
            <text:p>199</text:p>
          </table:table-cell>
          <table:table-cell table:style-name="ce103" table:formula="of:=DEC2HEX([.A114];2)" office:value-type="string" office:string-value="C7" calcext:value-type="string">
            <text:p>C7</text:p>
          </table:table-cell>
          <table:table-cell table:style-name="ce148" office:value-type="string" calcext:value-type="string">
            <text:p>MOV TRhigh,A </text:p>
          </table:table-cell>
          <table:table-cell table:style-name="ce158" table:formula="of:=DEC2BIN([.A114];8)" office:value-type="string" office:string-value="11000111" calcext:value-type="string">
            <text:p>1100011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 to TRhigh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14] &amp; DEC2BIN([.K114];4)" office:value-type="string" office:string-value="0110001110011" calcext:value-type="string">
            <text:p>0110001110011</text:p>
          </table:table-cell>
          <table:table-cell table:style-name="ce103" table:formula="of:=&quot;0&quot; &amp; BIN2HEX([.D114];2) &amp; DEC2HEX([.K114];1)" office:value-type="string" office:string-value="0C73" calcext:value-type="string">
            <text:p>0C73</text:p>
          </table:table-cell>
          <table:table-cell table:formula="of:=HEX2DEC([.BS114])" office:value-type="float" office:value="3187" calcext:value-type="float">
            <text:p>3187</text:p>
          </table:table-cell>
          <table:table-cell table:style-name="ce146" table:formula="of:=SUMIF([.$P114:.$W114];&quot;&gt;0&quot;;[.$P$3:.$W$3])" office:value-type="float" office:value="0" calcext:value-type="float">
            <text:p>0</text:p>
          </table:table-cell>
          <table:table-cell table:style-name="ce146" table:formula="of:=SUMIF([.$Y114:.$AF114];&quot;&gt;0&quot;;[.$Y$3:.$AF$3])" office:value-type="float" office:value="129" calcext:value-type="float">
            <text:p>129</text:p>
          </table:table-cell>
          <table:table-cell table:style-name="ce146" table:formula="of:=SUMIF([.$AH114:.$AO114];&quot;&gt;0&quot;;[.$AH$3:.$AO$3])" office:value-type="float" office:value="4" calcext:value-type="float">
            <text:p>4</text:p>
          </table:table-cell>
          <table:table-cell table:style-name="ce146" table:formula="of:=SUMIF([.$AQ114:.$AX114];&quot;&gt;0&quot;;[.$AQ$3:.$AX$3])" office:value-type="float" office:value="0" calcext:value-type="float">
            <text:p>0</text:p>
          </table:table-cell>
          <table:table-cell table:style-name="ce146" table:formula="of:=SUMIF([.$BA114:.$BH114];&quot;&gt;0&quot;;[.$BA$3:.$BH$3])" office:value-type="float" office:value="4" calcext:value-type="float">
            <text:p>4</text:p>
          </table:table-cell>
          <table:table-cell/>
          <table:table-cell table:style-name="ce103" table:formula="of:=[.BT114]" office:value-type="float" office:value="3187" calcext:value-type="float">
            <text:p>3187</text:p>
          </table:table-cell>
          <table:table-cell table:style-name="ce103" table:formula="of:=DEC2HEX([.BU114];2)" office:value-type="string" office:string-value="00" calcext:value-type="string">
            <text:p>00</text:p>
          </table:table-cell>
          <table:table-cell table:style-name="ce103" table:formula="of:=DEC2HEX([.BV114];2)" office:value-type="string" office:string-value="81" calcext:value-type="string">
            <text:p>81</text:p>
          </table:table-cell>
          <table:table-cell table:style-name="ce103" table:formula="of:=DEC2HEX([.BW114];2)" office:value-type="string" office:string-value="04" calcext:value-type="string">
            <text:p>04</text:p>
          </table:table-cell>
          <table:table-cell table:style-name="ce103" table:formula="of:=DEC2HEX([.BX114];2)" office:value-type="string" office:string-value="00" calcext:value-type="string">
            <text:p>00</text:p>
          </table:table-cell>
          <table:table-cell table:style-name="ce103" table:formula="of:=DEC2HEX([.BY114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00" calcext:value-type="float">
            <text:p>200</text:p>
          </table:table-cell>
          <table:table-cell table:style-name="ce103" table:formula="of:=DEC2HEX([.A115];2)" office:value-type="string" office:string-value="C8" calcext:value-type="string">
            <text:p>C8</text:p>
          </table:table-cell>
          <table:table-cell table:style-name="ce148" office:value-type="string" calcext:value-type="string">
            <text:p>MOV OUT,A</text:p>
          </table:table-cell>
          <table:table-cell table:style-name="ce158" table:formula="of:=DEC2BIN([.A115];8)" office:value-type="string" office:string-value="11001000" calcext:value-type="string">
            <text:p>110010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 to OUT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15] &amp; DEC2BIN([.K115];4)" office:value-type="string" office:string-value="0110010000011" calcext:value-type="string">
            <text:p>0110010000011</text:p>
          </table:table-cell>
          <table:table-cell table:style-name="ce103" table:formula="of:=&quot;0&quot; &amp; BIN2HEX([.D115];2) &amp; DEC2HEX([.K115];1)" office:value-type="string" office:string-value="0C83" calcext:value-type="string">
            <text:p>0C83</text:p>
          </table:table-cell>
          <table:table-cell table:formula="of:=HEX2DEC([.BS115])" office:value-type="float" office:value="3203" calcext:value-type="float">
            <text:p>3203</text:p>
          </table:table-cell>
          <table:table-cell table:style-name="ce146" table:formula="of:=SUMIF([.$P115:.$W115];&quot;&gt;0&quot;;[.$P$3:.$W$3])" office:value-type="float" office:value="64" calcext:value-type="float">
            <text:p>64</text:p>
          </table:table-cell>
          <table:table-cell table:style-name="ce146" table:formula="of:=SUMIF([.$Y115:.$AF115];&quot;&gt;0&quot;;[.$Y$3:.$AF$3])" office:value-type="float" office:value="129" calcext:value-type="float">
            <text:p>129</text:p>
          </table:table-cell>
          <table:table-cell table:style-name="ce146" table:formula="of:=SUMIF([.$AH115:.$AO115];&quot;&gt;0&quot;;[.$AH$3:.$AO$3])" office:value-type="float" office:value="0" calcext:value-type="float">
            <text:p>0</text:p>
          </table:table-cell>
          <table:table-cell table:style-name="ce146" table:formula="of:=SUMIF([.$AQ115:.$AX115];&quot;&gt;0&quot;;[.$AQ$3:.$AX$3])" office:value-type="float" office:value="0" calcext:value-type="float">
            <text:p>0</text:p>
          </table:table-cell>
          <table:table-cell table:style-name="ce146" table:formula="of:=SUMIF([.$BA115:.$BH115];&quot;&gt;0&quot;;[.$BA$3:.$BH$3])" office:value-type="float" office:value="4" calcext:value-type="float">
            <text:p>4</text:p>
          </table:table-cell>
          <table:table-cell/>
          <table:table-cell table:style-name="ce103" table:formula="of:=[.BT115]" office:value-type="float" office:value="3203" calcext:value-type="float">
            <text:p>3203</text:p>
          </table:table-cell>
          <table:table-cell table:style-name="ce103" table:formula="of:=DEC2HEX([.BU115];2)" office:value-type="string" office:string-value="40" calcext:value-type="string">
            <text:p>40</text:p>
          </table:table-cell>
          <table:table-cell table:style-name="ce103" table:formula="of:=DEC2HEX([.BV115];2)" office:value-type="string" office:string-value="81" calcext:value-type="string">
            <text:p>81</text:p>
          </table:table-cell>
          <table:table-cell table:style-name="ce103" table:formula="of:=DEC2HEX([.BW115];2)" office:value-type="string" office:string-value="00" calcext:value-type="string">
            <text:p>00</text:p>
          </table:table-cell>
          <table:table-cell table:style-name="ce103" table:formula="of:=DEC2HEX([.BX115];2)" office:value-type="string" office:string-value="00" calcext:value-type="string">
            <text:p>00</text:p>
          </table:table-cell>
          <table:table-cell table:style-name="ce103" table:formula="of:=DEC2HEX([.BY115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01" calcext:value-type="float">
            <text:p>201</text:p>
          </table:table-cell>
          <table:table-cell table:style-name="ce103" table:formula="of:=DEC2HEX([.A116];2)" office:value-type="string" office:string-value="C9" calcext:value-type="string">
            <text:p>C9</text:p>
          </table:table-cell>
          <table:table-cell table:style-name="ce148" office:value-type="string" calcext:value-type="string">
            <text:p>MOV A,B</text:p>
          </table:table-cell>
          <table:table-cell table:style-name="ce158" table:formula="of:=DEC2BIN([.A116];8)" office:value-type="string" office:string-value="11001001" calcext:value-type="string">
            <text:p>110010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B to A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16] &amp; DEC2BIN([.K116];4)" office:value-type="string" office:string-value="0110010010011" calcext:value-type="string">
            <text:p>0110010010011</text:p>
          </table:table-cell>
          <table:table-cell table:style-name="ce103" table:formula="of:=&quot;0&quot; &amp; BIN2HEX([.D116];2) &amp; DEC2HEX([.K116];1)" office:value-type="string" office:string-value="0C93" calcext:value-type="string">
            <text:p>0C93</text:p>
          </table:table-cell>
          <table:table-cell table:formula="of:=HEX2DEC([.BS116])" office:value-type="float" office:value="3219" calcext:value-type="float">
            <text:p>3219</text:p>
          </table:table-cell>
          <table:table-cell table:style-name="ce146" table:formula="of:=SUMIF([.$P116:.$W116];&quot;&gt;0&quot;;[.$P$3:.$W$3])" office:value-type="float" office:value="0" calcext:value-type="float">
            <text:p>0</text:p>
          </table:table-cell>
          <table:table-cell table:style-name="ce146" table:formula="of:=SUMIF([.$Y116:.$AF116];&quot;&gt;0&quot;;[.$Y$3:.$AF$3])" office:value-type="float" office:value="97" calcext:value-type="float">
            <text:p>97</text:p>
          </table:table-cell>
          <table:table-cell table:style-name="ce146" table:formula="of:=SUMIF([.$AH116:.$AO116];&quot;&gt;0&quot;;[.$AH$3:.$AO$3])" office:value-type="float" office:value="0" calcext:value-type="float">
            <text:p>0</text:p>
          </table:table-cell>
          <table:table-cell table:style-name="ce146" table:formula="of:=SUMIF([.$AQ116:.$AX116];&quot;&gt;0&quot;;[.$AQ$3:.$AX$3])" office:value-type="float" office:value="0" calcext:value-type="float">
            <text:p>0</text:p>
          </table:table-cell>
          <table:table-cell table:style-name="ce146" table:formula="of:=SUMIF([.$BA116:.$BH116];&quot;&gt;0&quot;;[.$BA$3:.$BH$3])" office:value-type="float" office:value="4" calcext:value-type="float">
            <text:p>4</text:p>
          </table:table-cell>
          <table:table-cell/>
          <table:table-cell table:style-name="ce103" table:formula="of:=[.BT116]" office:value-type="float" office:value="3219" calcext:value-type="float">
            <text:p>3219</text:p>
          </table:table-cell>
          <table:table-cell table:style-name="ce103" table:formula="of:=DEC2HEX([.BU116];2)" office:value-type="string" office:string-value="00" calcext:value-type="string">
            <text:p>00</text:p>
          </table:table-cell>
          <table:table-cell table:style-name="ce103" table:formula="of:=DEC2HEX([.BV116];2)" office:value-type="string" office:string-value="61" calcext:value-type="string">
            <text:p>61</text:p>
          </table:table-cell>
          <table:table-cell table:style-name="ce103" table:formula="of:=DEC2HEX([.BW116];2)" office:value-type="string" office:string-value="00" calcext:value-type="string">
            <text:p>00</text:p>
          </table:table-cell>
          <table:table-cell table:style-name="ce103" table:formula="of:=DEC2HEX([.BX116];2)" office:value-type="string" office:string-value="00" calcext:value-type="string">
            <text:p>00</text:p>
          </table:table-cell>
          <table:table-cell table:style-name="ce103" table:formula="of:=DEC2HEX([.BY116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02" calcext:value-type="float">
            <text:p>202</text:p>
          </table:table-cell>
          <table:table-cell table:style-name="ce103" table:formula="of:=DEC2HEX([.A117];2)" office:value-type="string" office:string-value="CA" calcext:value-type="string">
            <text:p>CA</text:p>
          </table:table-cell>
          <table:table-cell table:style-name="ce148" office:value-type="string" calcext:value-type="string">
            <text:p>MOV MEM,B</text:p>
          </table:table-cell>
          <table:table-cell table:style-name="ce158" table:formula="of:=DEC2BIN([.A117];8)" office:value-type="string" office:string-value="11001010" calcext:value-type="string">
            <text:p>1100101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B to MEM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17] &amp; DEC2BIN([.K117];4)" office:value-type="string" office:string-value="0110010100011" calcext:value-type="string">
            <text:p>0110010100011</text:p>
          </table:table-cell>
          <table:table-cell table:style-name="ce103" table:formula="of:=&quot;0&quot; &amp; BIN2HEX([.D117];2) &amp; DEC2HEX([.K117];1)" office:value-type="string" office:string-value="0CA3" calcext:value-type="string">
            <text:p>0CA3</text:p>
          </table:table-cell>
          <table:table-cell table:formula="of:=HEX2DEC([.BS117])" office:value-type="float" office:value="3235" calcext:value-type="float">
            <text:p>3235</text:p>
          </table:table-cell>
          <table:table-cell table:style-name="ce146" table:formula="of:=SUMIF([.$P117:.$W117];&quot;&gt;0&quot;;[.$P$3:.$W$3])" office:value-type="float" office:value="1" calcext:value-type="float">
            <text:p>1</text:p>
          </table:table-cell>
          <table:table-cell table:style-name="ce146" table:formula="of:=SUMIF([.$Y117:.$AF117];&quot;&gt;0&quot;;[.$Y$3:.$AF$3])" office:value-type="float" office:value="33" calcext:value-type="float">
            <text:p>33</text:p>
          </table:table-cell>
          <table:table-cell table:style-name="ce146" table:formula="of:=SUMIF([.$AH117:.$AO117];&quot;&gt;0&quot;;[.$AH$3:.$AO$3])" office:value-type="float" office:value="0" calcext:value-type="float">
            <text:p>0</text:p>
          </table:table-cell>
          <table:table-cell table:style-name="ce146" table:formula="of:=SUMIF([.$AQ117:.$AX117];&quot;&gt;0&quot;;[.$AQ$3:.$AX$3])" office:value-type="float" office:value="0" calcext:value-type="float">
            <text:p>0</text:p>
          </table:table-cell>
          <table:table-cell table:style-name="ce146" table:formula="of:=SUMIF([.$BA117:.$BH117];&quot;&gt;0&quot;;[.$BA$3:.$BH$3])" office:value-type="float" office:value="4" calcext:value-type="float">
            <text:p>4</text:p>
          </table:table-cell>
          <table:table-cell/>
          <table:table-cell table:style-name="ce103" table:formula="of:=[.BT117]" office:value-type="float" office:value="3235" calcext:value-type="float">
            <text:p>3235</text:p>
          </table:table-cell>
          <table:table-cell table:style-name="ce103" table:formula="of:=DEC2HEX([.BU117];2)" office:value-type="string" office:string-value="01" calcext:value-type="string">
            <text:p>01</text:p>
          </table:table-cell>
          <table:table-cell table:style-name="ce103" table:formula="of:=DEC2HEX([.BV117];2)" office:value-type="string" office:string-value="21" calcext:value-type="string">
            <text:p>21</text:p>
          </table:table-cell>
          <table:table-cell table:style-name="ce103" table:formula="of:=DEC2HEX([.BW117];2)" office:value-type="string" office:string-value="00" calcext:value-type="string">
            <text:p>00</text:p>
          </table:table-cell>
          <table:table-cell table:style-name="ce103" table:formula="of:=DEC2HEX([.BX117];2)" office:value-type="string" office:string-value="00" calcext:value-type="string">
            <text:p>00</text:p>
          </table:table-cell>
          <table:table-cell table:style-name="ce103" table:formula="of:=DEC2HEX([.BY117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03" calcext:value-type="float">
            <text:p>203</text:p>
          </table:table-cell>
          <table:table-cell table:style-name="ce103" table:formula="of:=DEC2HEX([.A118];2)" office:value-type="string" office:string-value="CB" calcext:value-type="string">
            <text:p>CB</text:p>
          </table:table-cell>
          <table:table-cell table:style-name="ce148" office:value-type="string" calcext:value-type="string">
            <text:p>MOV IPClow,B</text:p>
          </table:table-cell>
          <table:table-cell table:style-name="ce158" table:formula="of:=DEC2BIN([.A118];8)" office:value-type="string" office:string-value="11001011" calcext:value-type="string">
            <text:p>1100101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B to IPClow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18] &amp; DEC2BIN([.K118];4)" office:value-type="string" office:string-value="0110010110011" calcext:value-type="string">
            <text:p>0110010110011</text:p>
          </table:table-cell>
          <table:table-cell table:style-name="ce103" table:formula="of:=&quot;0&quot; &amp; BIN2HEX([.D118];2) &amp; DEC2HEX([.K118];1)" office:value-type="string" office:string-value="0CB3" calcext:value-type="string">
            <text:p>0CB3</text:p>
          </table:table-cell>
          <table:table-cell table:formula="of:=HEX2DEC([.BS118])" office:value-type="float" office:value="3251" calcext:value-type="float">
            <text:p>3251</text:p>
          </table:table-cell>
          <table:table-cell table:style-name="ce146" table:formula="of:=SUMIF([.$P118:.$W118];&quot;&gt;0&quot;;[.$P$3:.$W$3])" office:value-type="float" office:value="4" calcext:value-type="float">
            <text:p>4</text:p>
          </table:table-cell>
          <table:table-cell table:style-name="ce146" table:formula="of:=SUMIF([.$Y118:.$AF118];&quot;&gt;0&quot;;[.$Y$3:.$AF$3])" office:value-type="float" office:value="33" calcext:value-type="float">
            <text:p>33</text:p>
          </table:table-cell>
          <table:table-cell table:style-name="ce146" table:formula="of:=SUMIF([.$AH118:.$AO118];&quot;&gt;0&quot;;[.$AH$3:.$AO$3])" office:value-type="float" office:value="0" calcext:value-type="float">
            <text:p>0</text:p>
          </table:table-cell>
          <table:table-cell table:style-name="ce146" table:formula="of:=SUMIF([.$AQ118:.$AX118];&quot;&gt;0&quot;;[.$AQ$3:.$AX$3])" office:value-type="float" office:value="0" calcext:value-type="float">
            <text:p>0</text:p>
          </table:table-cell>
          <table:table-cell table:style-name="ce146" table:formula="of:=SUMIF([.$BA118:.$BH118];&quot;&gt;0&quot;;[.$BA$3:.$BH$3])" office:value-type="float" office:value="4" calcext:value-type="float">
            <text:p>4</text:p>
          </table:table-cell>
          <table:table-cell/>
          <table:table-cell table:style-name="ce103" table:formula="of:=[.BT118]" office:value-type="float" office:value="3251" calcext:value-type="float">
            <text:p>3251</text:p>
          </table:table-cell>
          <table:table-cell table:style-name="ce103" table:formula="of:=DEC2HEX([.BU118];2)" office:value-type="string" office:string-value="04" calcext:value-type="string">
            <text:p>04</text:p>
          </table:table-cell>
          <table:table-cell table:style-name="ce103" table:formula="of:=DEC2HEX([.BV118];2)" office:value-type="string" office:string-value="21" calcext:value-type="string">
            <text:p>21</text:p>
          </table:table-cell>
          <table:table-cell table:style-name="ce103" table:formula="of:=DEC2HEX([.BW118];2)" office:value-type="string" office:string-value="00" calcext:value-type="string">
            <text:p>00</text:p>
          </table:table-cell>
          <table:table-cell table:style-name="ce103" table:formula="of:=DEC2HEX([.BX118];2)" office:value-type="string" office:string-value="00" calcext:value-type="string">
            <text:p>00</text:p>
          </table:table-cell>
          <table:table-cell table:style-name="ce103" table:formula="of:=DEC2HEX([.BY118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04" calcext:value-type="float">
            <text:p>204</text:p>
          </table:table-cell>
          <table:table-cell table:style-name="ce103" table:formula="of:=DEC2HEX([.A119];2)" office:value-type="string" office:string-value="CC" calcext:value-type="string">
            <text:p>CC</text:p>
          </table:table-cell>
          <table:table-cell table:style-name="ce148" office:value-type="string" calcext:value-type="string">
            <text:p>MOV IPChigh,B</text:p>
          </table:table-cell>
          <table:table-cell table:style-name="ce158" table:formula="of:=DEC2BIN([.A119];8)" office:value-type="string" office:string-value="11001100" calcext:value-type="string">
            <text:p>110011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B to IPChigh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19] &amp; DEC2BIN([.K119];4)" office:value-type="string" office:string-value="0110011000011" calcext:value-type="string">
            <text:p>0110011000011</text:p>
          </table:table-cell>
          <table:table-cell table:style-name="ce103" table:formula="of:=&quot;0&quot; &amp; BIN2HEX([.D119];2) &amp; DEC2HEX([.K119];1)" office:value-type="string" office:string-value="0CC3" calcext:value-type="string">
            <text:p>0CC3</text:p>
          </table:table-cell>
          <table:table-cell table:formula="of:=HEX2DEC([.BS119])" office:value-type="float" office:value="3267" calcext:value-type="float">
            <text:p>3267</text:p>
          </table:table-cell>
          <table:table-cell table:style-name="ce146" table:formula="of:=SUMIF([.$P119:.$W119];&quot;&gt;0&quot;;[.$P$3:.$W$3])" office:value-type="float" office:value="16" calcext:value-type="float">
            <text:p>16</text:p>
          </table:table-cell>
          <table:table-cell table:style-name="ce146" table:formula="of:=SUMIF([.$Y119:.$AF119];&quot;&gt;0&quot;;[.$Y$3:.$AF$3])" office:value-type="float" office:value="33" calcext:value-type="float">
            <text:p>33</text:p>
          </table:table-cell>
          <table:table-cell table:style-name="ce146" table:formula="of:=SUMIF([.$AH119:.$AO119];&quot;&gt;0&quot;;[.$AH$3:.$AO$3])" office:value-type="float" office:value="0" calcext:value-type="float">
            <text:p>0</text:p>
          </table:table-cell>
          <table:table-cell table:style-name="ce146" table:formula="of:=SUMIF([.$AQ119:.$AX119];&quot;&gt;0&quot;;[.$AQ$3:.$AX$3])" office:value-type="float" office:value="0" calcext:value-type="float">
            <text:p>0</text:p>
          </table:table-cell>
          <table:table-cell table:style-name="ce146" table:formula="of:=SUMIF([.$BA119:.$BH119];&quot;&gt;0&quot;;[.$BA$3:.$BH$3])" office:value-type="float" office:value="4" calcext:value-type="float">
            <text:p>4</text:p>
          </table:table-cell>
          <table:table-cell/>
          <table:table-cell table:style-name="ce103" table:formula="of:=[.BT119]" office:value-type="float" office:value="3267" calcext:value-type="float">
            <text:p>3267</text:p>
          </table:table-cell>
          <table:table-cell table:style-name="ce103" table:formula="of:=DEC2HEX([.BU119];2)" office:value-type="string" office:string-value="10" calcext:value-type="string">
            <text:p>10</text:p>
          </table:table-cell>
          <table:table-cell table:style-name="ce103" table:formula="of:=DEC2HEX([.BV119];2)" office:value-type="string" office:string-value="21" calcext:value-type="string">
            <text:p>21</text:p>
          </table:table-cell>
          <table:table-cell table:style-name="ce103" table:formula="of:=DEC2HEX([.BW119];2)" office:value-type="string" office:string-value="00" calcext:value-type="string">
            <text:p>00</text:p>
          </table:table-cell>
          <table:table-cell table:style-name="ce103" table:formula="of:=DEC2HEX([.BX119];2)" office:value-type="string" office:string-value="00" calcext:value-type="string">
            <text:p>00</text:p>
          </table:table-cell>
          <table:table-cell table:style-name="ce103" table:formula="of:=DEC2HEX([.BY119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05" calcext:value-type="float">
            <text:p>205</text:p>
          </table:table-cell>
          <table:table-cell table:style-name="ce103" table:formula="of:=DEC2HEX([.A120];2)" office:value-type="string" office:string-value="CD" calcext:value-type="string">
            <text:p>CD</text:p>
          </table:table-cell>
          <table:table-cell table:style-name="ce148" office:value-type="string" calcext:value-type="string">
            <text:p>MOV MRlow,B</text:p>
          </table:table-cell>
          <table:table-cell table:style-name="ce158" table:formula="of:=DEC2BIN([.A120];8)" office:value-type="string" office:string-value="11001101" calcext:value-type="string">
            <text:p>110011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B to MRlow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20] &amp; DEC2BIN([.K120];4)" office:value-type="string" office:string-value="0110011010011" calcext:value-type="string">
            <text:p>0110011010011</text:p>
          </table:table-cell>
          <table:table-cell table:style-name="ce103" table:formula="of:=&quot;0&quot; &amp; BIN2HEX([.D120];2) &amp; DEC2HEX([.K120];1)" office:value-type="string" office:string-value="0CD3" calcext:value-type="string">
            <text:p>0CD3</text:p>
          </table:table-cell>
          <table:table-cell table:formula="of:=HEX2DEC([.BS120])" office:value-type="float" office:value="3283" calcext:value-type="float">
            <text:p>3283</text:p>
          </table:table-cell>
          <table:table-cell table:style-name="ce146" table:formula="of:=SUMIF([.$P120:.$W120];&quot;&gt;0&quot;;[.$P$3:.$W$3])" office:value-type="float" office:value="0" calcext:value-type="float">
            <text:p>0</text:p>
          </table:table-cell>
          <table:table-cell table:style-name="ce146" table:formula="of:=SUMIF([.$Y120:.$AF120];&quot;&gt;0&quot;;[.$Y$3:.$AF$3])" office:value-type="float" office:value="33" calcext:value-type="float">
            <text:p>33</text:p>
          </table:table-cell>
          <table:table-cell table:style-name="ce146" table:formula="of:=SUMIF([.$AH120:.$AO120];&quot;&gt;0&quot;;[.$AH$3:.$AO$3])" office:value-type="float" office:value="16" calcext:value-type="float">
            <text:p>16</text:p>
          </table:table-cell>
          <table:table-cell table:style-name="ce146" table:formula="of:=SUMIF([.$AQ120:.$AX120];&quot;&gt;0&quot;;[.$AQ$3:.$AX$3])" office:value-type="float" office:value="0" calcext:value-type="float">
            <text:p>0</text:p>
          </table:table-cell>
          <table:table-cell table:style-name="ce146" table:formula="of:=SUMIF([.$BA120:.$BH120];&quot;&gt;0&quot;;[.$BA$3:.$BH$3])" office:value-type="float" office:value="4" calcext:value-type="float">
            <text:p>4</text:p>
          </table:table-cell>
          <table:table-cell/>
          <table:table-cell table:style-name="ce103" table:formula="of:=[.BT120]" office:value-type="float" office:value="3283" calcext:value-type="float">
            <text:p>3283</text:p>
          </table:table-cell>
          <table:table-cell table:style-name="ce103" table:formula="of:=DEC2HEX([.BU120];2)" office:value-type="string" office:string-value="00" calcext:value-type="string">
            <text:p>00</text:p>
          </table:table-cell>
          <table:table-cell table:style-name="ce103" table:formula="of:=DEC2HEX([.BV120];2)" office:value-type="string" office:string-value="21" calcext:value-type="string">
            <text:p>21</text:p>
          </table:table-cell>
          <table:table-cell table:style-name="ce103" table:formula="of:=DEC2HEX([.BW120];2)" office:value-type="string" office:string-value="10" calcext:value-type="string">
            <text:p>10</text:p>
          </table:table-cell>
          <table:table-cell table:style-name="ce103" table:formula="of:=DEC2HEX([.BX120];2)" office:value-type="string" office:string-value="00" calcext:value-type="string">
            <text:p>00</text:p>
          </table:table-cell>
          <table:table-cell table:style-name="ce103" table:formula="of:=DEC2HEX([.BY120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06" calcext:value-type="float">
            <text:p>206</text:p>
          </table:table-cell>
          <table:table-cell table:style-name="ce103" table:formula="of:=DEC2HEX([.A121];2)" office:value-type="string" office:string-value="CE" calcext:value-type="string">
            <text:p>CE</text:p>
          </table:table-cell>
          <table:table-cell table:style-name="ce148" office:value-type="string" calcext:value-type="string">
            <text:p>MOV MRhigh,B</text:p>
          </table:table-cell>
          <table:table-cell table:style-name="ce158" table:formula="of:=DEC2BIN([.A121];8)" office:value-type="string" office:string-value="11001110" calcext:value-type="string">
            <text:p>1100111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B to MRhigh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21] &amp; DEC2BIN([.K121];4)" office:value-type="string" office:string-value="0110011100011" calcext:value-type="string">
            <text:p>0110011100011</text:p>
          </table:table-cell>
          <table:table-cell table:style-name="ce103" table:formula="of:=&quot;0&quot; &amp; BIN2HEX([.D121];2) &amp; DEC2HEX([.K121];1)" office:value-type="string" office:string-value="0CE3" calcext:value-type="string">
            <text:p>0CE3</text:p>
          </table:table-cell>
          <table:table-cell table:formula="of:=HEX2DEC([.BS121])" office:value-type="float" office:value="3299" calcext:value-type="float">
            <text:p>3299</text:p>
          </table:table-cell>
          <table:table-cell table:style-name="ce146" table:formula="of:=SUMIF([.$P121:.$W121];&quot;&gt;0&quot;;[.$P$3:.$W$3])" office:value-type="float" office:value="0" calcext:value-type="float">
            <text:p>0</text:p>
          </table:table-cell>
          <table:table-cell table:style-name="ce146" table:formula="of:=SUMIF([.$Y121:.$AF121];&quot;&gt;0&quot;;[.$Y$3:.$AF$3])" office:value-type="float" office:value="33" calcext:value-type="float">
            <text:p>33</text:p>
          </table:table-cell>
          <table:table-cell table:style-name="ce146" table:formula="of:=SUMIF([.$AH121:.$AO121];&quot;&gt;0&quot;;[.$AH$3:.$AO$3])" office:value-type="float" office:value="64" calcext:value-type="float">
            <text:p>64</text:p>
          </table:table-cell>
          <table:table-cell table:style-name="ce146" table:formula="of:=SUMIF([.$AQ121:.$AX121];&quot;&gt;0&quot;;[.$AQ$3:.$AX$3])" office:value-type="float" office:value="0" calcext:value-type="float">
            <text:p>0</text:p>
          </table:table-cell>
          <table:table-cell table:style-name="ce146" table:formula="of:=SUMIF([.$BA121:.$BH121];&quot;&gt;0&quot;;[.$BA$3:.$BH$3])" office:value-type="float" office:value="4" calcext:value-type="float">
            <text:p>4</text:p>
          </table:table-cell>
          <table:table-cell/>
          <table:table-cell table:style-name="ce103" table:formula="of:=[.BT121]" office:value-type="float" office:value="3299" calcext:value-type="float">
            <text:p>3299</text:p>
          </table:table-cell>
          <table:table-cell table:style-name="ce103" table:formula="of:=DEC2HEX([.BU121];2)" office:value-type="string" office:string-value="00" calcext:value-type="string">
            <text:p>00</text:p>
          </table:table-cell>
          <table:table-cell table:style-name="ce103" table:formula="of:=DEC2HEX([.BV121];2)" office:value-type="string" office:string-value="21" calcext:value-type="string">
            <text:p>21</text:p>
          </table:table-cell>
          <table:table-cell table:style-name="ce103" table:formula="of:=DEC2HEX([.BW121];2)" office:value-type="string" office:string-value="40" calcext:value-type="string">
            <text:p>40</text:p>
          </table:table-cell>
          <table:table-cell table:style-name="ce103" table:formula="of:=DEC2HEX([.BX121];2)" office:value-type="string" office:string-value="00" calcext:value-type="string">
            <text:p>00</text:p>
          </table:table-cell>
          <table:table-cell table:style-name="ce103" table:formula="of:=DEC2HEX([.BY121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07" calcext:value-type="float">
            <text:p>207</text:p>
          </table:table-cell>
          <table:table-cell table:style-name="ce103" table:formula="of:=DEC2HEX([.A122];2)" office:value-type="string" office:string-value="CF" calcext:value-type="string">
            <text:p>CF</text:p>
          </table:table-cell>
          <table:table-cell table:style-name="ce148" office:value-type="string" calcext:value-type="string">
            <text:p>MOV TRlow,B</text:p>
          </table:table-cell>
          <table:table-cell table:style-name="ce158" table:formula="of:=DEC2BIN([.A122];8)" office:value-type="string" office:string-value="11001111" calcext:value-type="string">
            <text:p>1100111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B to TRlow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22] &amp; DEC2BIN([.K122];4)" office:value-type="string" office:string-value="0110011110011" calcext:value-type="string">
            <text:p>0110011110011</text:p>
          </table:table-cell>
          <table:table-cell table:style-name="ce103" table:formula="of:=&quot;0&quot; &amp; BIN2HEX([.D122];2) &amp; DEC2HEX([.K122];1)" office:value-type="string" office:string-value="0CF3" calcext:value-type="string">
            <text:p>0CF3</text:p>
          </table:table-cell>
          <table:table-cell table:formula="of:=HEX2DEC([.BS122])" office:value-type="float" office:value="3315" calcext:value-type="float">
            <text:p>3315</text:p>
          </table:table-cell>
          <table:table-cell table:style-name="ce146" table:formula="of:=SUMIF([.$P122:.$W122];&quot;&gt;0&quot;;[.$P$3:.$W$3])" office:value-type="float" office:value="0" calcext:value-type="float">
            <text:p>0</text:p>
          </table:table-cell>
          <table:table-cell table:style-name="ce146" table:formula="of:=SUMIF([.$Y122:.$AF122];&quot;&gt;0&quot;;[.$Y$3:.$AF$3])" office:value-type="float" office:value="33" calcext:value-type="float">
            <text:p>33</text:p>
          </table:table-cell>
          <table:table-cell table:style-name="ce146" table:formula="of:=SUMIF([.$AH122:.$AO122];&quot;&gt;0&quot;;[.$AH$3:.$AO$3])" office:value-type="float" office:value="1" calcext:value-type="float">
            <text:p>1</text:p>
          </table:table-cell>
          <table:table-cell table:style-name="ce146" table:formula="of:=SUMIF([.$AQ122:.$AX122];&quot;&gt;0&quot;;[.$AQ$3:.$AX$3])" office:value-type="float" office:value="0" calcext:value-type="float">
            <text:p>0</text:p>
          </table:table-cell>
          <table:table-cell table:style-name="ce146" table:formula="of:=SUMIF([.$BA122:.$BH122];&quot;&gt;0&quot;;[.$BA$3:.$BH$3])" office:value-type="float" office:value="4" calcext:value-type="float">
            <text:p>4</text:p>
          </table:table-cell>
          <table:table-cell/>
          <table:table-cell table:style-name="ce103" table:formula="of:=[.BT122]" office:value-type="float" office:value="3315" calcext:value-type="float">
            <text:p>3315</text:p>
          </table:table-cell>
          <table:table-cell table:style-name="ce103" table:formula="of:=DEC2HEX([.BU122];2)" office:value-type="string" office:string-value="00" calcext:value-type="string">
            <text:p>00</text:p>
          </table:table-cell>
          <table:table-cell table:style-name="ce103" table:formula="of:=DEC2HEX([.BV122];2)" office:value-type="string" office:string-value="21" calcext:value-type="string">
            <text:p>21</text:p>
          </table:table-cell>
          <table:table-cell table:style-name="ce103" table:formula="of:=DEC2HEX([.BW122];2)" office:value-type="string" office:string-value="01" calcext:value-type="string">
            <text:p>01</text:p>
          </table:table-cell>
          <table:table-cell table:style-name="ce103" table:formula="of:=DEC2HEX([.BX122];2)" office:value-type="string" office:string-value="00" calcext:value-type="string">
            <text:p>00</text:p>
          </table:table-cell>
          <table:table-cell table:style-name="ce103" table:formula="of:=DEC2HEX([.BY122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08" calcext:value-type="float">
            <text:p>208</text:p>
          </table:table-cell>
          <table:table-cell table:style-name="ce103" table:formula="of:=DEC2HEX([.A123];2)" office:value-type="string" office:string-value="D0" calcext:value-type="string">
            <text:p>D0</text:p>
          </table:table-cell>
          <table:table-cell table:style-name="ce148" office:value-type="string" calcext:value-type="string">
            <text:p>MOV TRhigh,B</text:p>
          </table:table-cell>
          <table:table-cell table:style-name="ce158" table:formula="of:=DEC2BIN([.A123];8)" office:value-type="string" office:string-value="11010000" calcext:value-type="string">
            <text:p>110100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B to TRhigh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23] &amp; DEC2BIN([.K123];4)" office:value-type="string" office:string-value="0110100000011" calcext:value-type="string">
            <text:p>0110100000011</text:p>
          </table:table-cell>
          <table:table-cell table:style-name="ce103" table:formula="of:=&quot;0&quot; &amp; BIN2HEX([.D123];2) &amp; DEC2HEX([.K123];1)" office:value-type="string" office:string-value="0D03" calcext:value-type="string">
            <text:p>0D03</text:p>
          </table:table-cell>
          <table:table-cell table:formula="of:=HEX2DEC([.BS123])" office:value-type="float" office:value="3331" calcext:value-type="float">
            <text:p>3331</text:p>
          </table:table-cell>
          <table:table-cell table:style-name="ce146" table:formula="of:=SUMIF([.$P123:.$W123];&quot;&gt;0&quot;;[.$P$3:.$W$3])" office:value-type="float" office:value="0" calcext:value-type="float">
            <text:p>0</text:p>
          </table:table-cell>
          <table:table-cell table:style-name="ce146" table:formula="of:=SUMIF([.$Y123:.$AF123];&quot;&gt;0&quot;;[.$Y$3:.$AF$3])" office:value-type="float" office:value="33" calcext:value-type="float">
            <text:p>33</text:p>
          </table:table-cell>
          <table:table-cell table:style-name="ce146" table:formula="of:=SUMIF([.$AH123:.$AO123];&quot;&gt;0&quot;;[.$AH$3:.$AO$3])" office:value-type="float" office:value="4" calcext:value-type="float">
            <text:p>4</text:p>
          </table:table-cell>
          <table:table-cell table:style-name="ce146" table:formula="of:=SUMIF([.$AQ123:.$AX123];&quot;&gt;0&quot;;[.$AQ$3:.$AX$3])" office:value-type="float" office:value="0" calcext:value-type="float">
            <text:p>0</text:p>
          </table:table-cell>
          <table:table-cell table:style-name="ce146" table:formula="of:=SUMIF([.$BA123:.$BH123];&quot;&gt;0&quot;;[.$BA$3:.$BH$3])" office:value-type="float" office:value="4" calcext:value-type="float">
            <text:p>4</text:p>
          </table:table-cell>
          <table:table-cell/>
          <table:table-cell table:style-name="ce103" table:formula="of:=[.BT123]" office:value-type="float" office:value="3331" calcext:value-type="float">
            <text:p>3331</text:p>
          </table:table-cell>
          <table:table-cell table:style-name="ce103" table:formula="of:=DEC2HEX([.BU123];2)" office:value-type="string" office:string-value="00" calcext:value-type="string">
            <text:p>00</text:p>
          </table:table-cell>
          <table:table-cell table:style-name="ce103" table:formula="of:=DEC2HEX([.BV123];2)" office:value-type="string" office:string-value="21" calcext:value-type="string">
            <text:p>21</text:p>
          </table:table-cell>
          <table:table-cell table:style-name="ce103" table:formula="of:=DEC2HEX([.BW123];2)" office:value-type="string" office:string-value="04" calcext:value-type="string">
            <text:p>04</text:p>
          </table:table-cell>
          <table:table-cell table:style-name="ce103" table:formula="of:=DEC2HEX([.BX123];2)" office:value-type="string" office:string-value="00" calcext:value-type="string">
            <text:p>00</text:p>
          </table:table-cell>
          <table:table-cell table:style-name="ce103" table:formula="of:=DEC2HEX([.BY123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09" calcext:value-type="float">
            <text:p>209</text:p>
          </table:table-cell>
          <table:table-cell table:style-name="ce103" table:formula="of:=DEC2HEX([.A124];2)" office:value-type="string" office:string-value="D1" calcext:value-type="string">
            <text:p>D1</text:p>
          </table:table-cell>
          <table:table-cell table:style-name="ce148" office:value-type="string" calcext:value-type="string">
            <text:p>MOV OUT,B</text:p>
          </table:table-cell>
          <table:table-cell table:style-name="ce158" table:formula="of:=DEC2BIN([.A124];8)" office:value-type="string" office:string-value="11010001" calcext:value-type="string">
            <text:p>110100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B to OUT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24] &amp; DEC2BIN([.K124];4)" office:value-type="string" office:string-value="0110100010011" calcext:value-type="string">
            <text:p>0110100010011</text:p>
          </table:table-cell>
          <table:table-cell table:style-name="ce103" table:formula="of:=&quot;0&quot; &amp; BIN2HEX([.D124];2) &amp; DEC2HEX([.K124];1)" office:value-type="string" office:string-value="0D13" calcext:value-type="string">
            <text:p>0D13</text:p>
          </table:table-cell>
          <table:table-cell table:formula="of:=HEX2DEC([.BS124])" office:value-type="float" office:value="3347" calcext:value-type="float">
            <text:p>3347</text:p>
          </table:table-cell>
          <table:table-cell table:style-name="ce146" table:formula="of:=SUMIF([.$P124:.$W124];&quot;&gt;0&quot;;[.$P$3:.$W$3])" office:value-type="float" office:value="64" calcext:value-type="float">
            <text:p>64</text:p>
          </table:table-cell>
          <table:table-cell table:style-name="ce146" table:formula="of:=SUMIF([.$Y124:.$AF124];&quot;&gt;0&quot;;[.$Y$3:.$AF$3])" office:value-type="float" office:value="33" calcext:value-type="float">
            <text:p>33</text:p>
          </table:table-cell>
          <table:table-cell table:style-name="ce146" table:formula="of:=SUMIF([.$AH124:.$AO124];&quot;&gt;0&quot;;[.$AH$3:.$AO$3])" office:value-type="float" office:value="0" calcext:value-type="float">
            <text:p>0</text:p>
          </table:table-cell>
          <table:table-cell table:style-name="ce146" table:formula="of:=SUMIF([.$AQ124:.$AX124];&quot;&gt;0&quot;;[.$AQ$3:.$AX$3])" office:value-type="float" office:value="0" calcext:value-type="float">
            <text:p>0</text:p>
          </table:table-cell>
          <table:table-cell table:style-name="ce146" table:formula="of:=SUMIF([.$BA124:.$BH124];&quot;&gt;0&quot;;[.$BA$3:.$BH$3])" office:value-type="float" office:value="4" calcext:value-type="float">
            <text:p>4</text:p>
          </table:table-cell>
          <table:table-cell/>
          <table:table-cell table:style-name="ce103" table:formula="of:=[.BT124]" office:value-type="float" office:value="3347" calcext:value-type="float">
            <text:p>3347</text:p>
          </table:table-cell>
          <table:table-cell table:style-name="ce103" table:formula="of:=DEC2HEX([.BU124];2)" office:value-type="string" office:string-value="40" calcext:value-type="string">
            <text:p>40</text:p>
          </table:table-cell>
          <table:table-cell table:style-name="ce103" table:formula="of:=DEC2HEX([.BV124];2)" office:value-type="string" office:string-value="21" calcext:value-type="string">
            <text:p>21</text:p>
          </table:table-cell>
          <table:table-cell table:style-name="ce103" table:formula="of:=DEC2HEX([.BW124];2)" office:value-type="string" office:string-value="00" calcext:value-type="string">
            <text:p>00</text:p>
          </table:table-cell>
          <table:table-cell table:style-name="ce103" table:formula="of:=DEC2HEX([.BX124];2)" office:value-type="string" office:string-value="00" calcext:value-type="string">
            <text:p>00</text:p>
          </table:table-cell>
          <table:table-cell table:style-name="ce103" table:formula="of:=DEC2HEX([.BY124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10" calcext:value-type="float">
            <text:p>210</text:p>
          </table:table-cell>
          <table:table-cell table:style-name="ce103" table:formula="of:=DEC2HEX([.A125];2)" office:value-type="string" office:string-value="D2" calcext:value-type="string">
            <text:p>D2</text:p>
          </table:table-cell>
          <table:table-cell table:style-name="ce148" office:value-type="string" calcext:value-type="string">
            <text:p>MOV A,MEM</text:p>
          </table:table-cell>
          <table:table-cell table:style-name="ce158" table:formula="of:=DEC2BIN([.A125];8)" office:value-type="string" office:string-value="11010010" calcext:value-type="string">
            <text:p>1101001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EM to A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25] &amp; DEC2BIN([.K125];4)" office:value-type="string" office:string-value="0110100100011" calcext:value-type="string">
            <text:p>0110100100011</text:p>
          </table:table-cell>
          <table:table-cell table:style-name="ce103" table:formula="of:=&quot;0&quot; &amp; BIN2HEX([.D125];2) &amp; DEC2HEX([.K125];1)" office:value-type="string" office:string-value="0D23" calcext:value-type="string">
            <text:p>0D23</text:p>
          </table:table-cell>
          <table:table-cell table:formula="of:=HEX2DEC([.BS125])" office:value-type="float" office:value="3363" calcext:value-type="float">
            <text:p>3363</text:p>
          </table:table-cell>
          <table:table-cell table:style-name="ce146" table:formula="of:=SUMIF([.$P125:.$W125];&quot;&gt;0&quot;;[.$P$3:.$W$3])" office:value-type="float" office:value="2" calcext:value-type="float">
            <text:p>2</text:p>
          </table:table-cell>
          <table:table-cell table:style-name="ce146" table:formula="of:=SUMIF([.$Y125:.$AF125];&quot;&gt;0&quot;;[.$Y$3:.$AF$3])" office:value-type="float" office:value="65" calcext:value-type="float">
            <text:p>65</text:p>
          </table:table-cell>
          <table:table-cell table:style-name="ce146" table:formula="of:=SUMIF([.$AH125:.$AO125];&quot;&gt;0&quot;;[.$AH$3:.$AO$3])" office:value-type="float" office:value="0" calcext:value-type="float">
            <text:p>0</text:p>
          </table:table-cell>
          <table:table-cell table:style-name="ce146" table:formula="of:=SUMIF([.$AQ125:.$AX125];&quot;&gt;0&quot;;[.$AQ$3:.$AX$3])" office:value-type="float" office:value="0" calcext:value-type="float">
            <text:p>0</text:p>
          </table:table-cell>
          <table:table-cell table:style-name="ce146" table:formula="of:=SUMIF([.$BA125:.$BH125];&quot;&gt;0&quot;;[.$BA$3:.$BH$3])" office:value-type="float" office:value="4" calcext:value-type="float">
            <text:p>4</text:p>
          </table:table-cell>
          <table:table-cell/>
          <table:table-cell table:style-name="ce103" table:formula="of:=[.BT125]" office:value-type="float" office:value="3363" calcext:value-type="float">
            <text:p>3363</text:p>
          </table:table-cell>
          <table:table-cell table:style-name="ce103" table:formula="of:=DEC2HEX([.BU125];2)" office:value-type="string" office:string-value="02" calcext:value-type="string">
            <text:p>02</text:p>
          </table:table-cell>
          <table:table-cell table:style-name="ce103" table:formula="of:=DEC2HEX([.BV125];2)" office:value-type="string" office:string-value="41" calcext:value-type="string">
            <text:p>41</text:p>
          </table:table-cell>
          <table:table-cell table:style-name="ce103" table:formula="of:=DEC2HEX([.BW125];2)" office:value-type="string" office:string-value="00" calcext:value-type="string">
            <text:p>00</text:p>
          </table:table-cell>
          <table:table-cell table:style-name="ce103" table:formula="of:=DEC2HEX([.BX125];2)" office:value-type="string" office:string-value="00" calcext:value-type="string">
            <text:p>00</text:p>
          </table:table-cell>
          <table:table-cell table:style-name="ce103" table:formula="of:=DEC2HEX([.BY125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11" calcext:value-type="float">
            <text:p>211</text:p>
          </table:table-cell>
          <table:table-cell table:style-name="ce103" table:formula="of:=DEC2HEX([.A126];2)" office:value-type="string" office:string-value="D3" calcext:value-type="string">
            <text:p>D3</text:p>
          </table:table-cell>
          <table:table-cell table:style-name="ce148" office:value-type="string" calcext:value-type="string">
            <text:p>MOV B,MEM</text:p>
          </table:table-cell>
          <table:table-cell table:style-name="ce158" table:formula="of:=DEC2BIN([.A126];8)" office:value-type="string" office:string-value="11010011" calcext:value-type="string">
            <text:p>1101001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EM to B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26] &amp; DEC2BIN([.K126];4)" office:value-type="string" office:string-value="0110100110011" calcext:value-type="string">
            <text:p>0110100110011</text:p>
          </table:table-cell>
          <table:table-cell table:style-name="ce103" table:formula="of:=&quot;0&quot; &amp; BIN2HEX([.D126];2) &amp; DEC2HEX([.K126];1)" office:value-type="string" office:string-value="0D33" calcext:value-type="string">
            <text:p>0D33</text:p>
          </table:table-cell>
          <table:table-cell table:formula="of:=HEX2DEC([.BS126])" office:value-type="float" office:value="3379" calcext:value-type="float">
            <text:p>3379</text:p>
          </table:table-cell>
          <table:table-cell table:style-name="ce146" table:formula="of:=SUMIF([.$P126:.$W126];&quot;&gt;0&quot;;[.$P$3:.$W$3])" office:value-type="float" office:value="2" calcext:value-type="float">
            <text:p>2</text:p>
          </table:table-cell>
          <table:table-cell table:style-name="ce146" table:formula="of:=SUMIF([.$Y126:.$AF126];&quot;&gt;0&quot;;[.$Y$3:.$AF$3])" office:value-type="float" office:value="17" calcext:value-type="float">
            <text:p>17</text:p>
          </table:table-cell>
          <table:table-cell table:style-name="ce146" table:formula="of:=SUMIF([.$AH126:.$AO126];&quot;&gt;0&quot;;[.$AH$3:.$AO$3])" office:value-type="float" office:value="0" calcext:value-type="float">
            <text:p>0</text:p>
          </table:table-cell>
          <table:table-cell table:style-name="ce146" table:formula="of:=SUMIF([.$AQ126:.$AX126];&quot;&gt;0&quot;;[.$AQ$3:.$AX$3])" office:value-type="float" office:value="0" calcext:value-type="float">
            <text:p>0</text:p>
          </table:table-cell>
          <table:table-cell table:style-name="ce146" table:formula="of:=SUMIF([.$BA126:.$BH126];&quot;&gt;0&quot;;[.$BA$3:.$BH$3])" office:value-type="float" office:value="4" calcext:value-type="float">
            <text:p>4</text:p>
          </table:table-cell>
          <table:table-cell/>
          <table:table-cell table:style-name="ce103" table:formula="of:=[.BT126]" office:value-type="float" office:value="3379" calcext:value-type="float">
            <text:p>3379</text:p>
          </table:table-cell>
          <table:table-cell table:style-name="ce103" table:formula="of:=DEC2HEX([.BU126];2)" office:value-type="string" office:string-value="02" calcext:value-type="string">
            <text:p>02</text:p>
          </table:table-cell>
          <table:table-cell table:style-name="ce103" table:formula="of:=DEC2HEX([.BV126];2)" office:value-type="string" office:string-value="11" calcext:value-type="string">
            <text:p>11</text:p>
          </table:table-cell>
          <table:table-cell table:style-name="ce103" table:formula="of:=DEC2HEX([.BW126];2)" office:value-type="string" office:string-value="00" calcext:value-type="string">
            <text:p>00</text:p>
          </table:table-cell>
          <table:table-cell table:style-name="ce103" table:formula="of:=DEC2HEX([.BX126];2)" office:value-type="string" office:string-value="00" calcext:value-type="string">
            <text:p>00</text:p>
          </table:table-cell>
          <table:table-cell table:style-name="ce103" table:formula="of:=DEC2HEX([.BY126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12" calcext:value-type="float">
            <text:p>212</text:p>
          </table:table-cell>
          <table:table-cell table:style-name="ce103" table:formula="of:=DEC2HEX([.A127];2)" office:value-type="string" office:string-value="D4" calcext:value-type="string">
            <text:p>D4</text:p>
          </table:table-cell>
          <table:table-cell table:style-name="ce148" office:value-type="string" calcext:value-type="string">
            <text:p>MOV IPClow,MEM</text:p>
          </table:table-cell>
          <table:table-cell table:style-name="ce158" table:formula="of:=DEC2BIN([.A127];8)" office:value-type="string" office:string-value="11010100" calcext:value-type="string">
            <text:p>110101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EM to IPClow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27] &amp; DEC2BIN([.K127];4)" office:value-type="string" office:string-value="0110101000011" calcext:value-type="string">
            <text:p>0110101000011</text:p>
          </table:table-cell>
          <table:table-cell table:style-name="ce103" table:formula="of:=&quot;0&quot; &amp; BIN2HEX([.D127];2) &amp; DEC2HEX([.K127];1)" office:value-type="string" office:string-value="0D43" calcext:value-type="string">
            <text:p>0D43</text:p>
          </table:table-cell>
          <table:table-cell table:formula="of:=HEX2DEC([.BS127])" office:value-type="float" office:value="3395" calcext:value-type="float">
            <text:p>3395</text:p>
          </table:table-cell>
          <table:table-cell table:style-name="ce146" table:formula="of:=SUMIF([.$P127:.$W127];&quot;&gt;0&quot;;[.$P$3:.$W$3])" office:value-type="float" office:value="6" calcext:value-type="float">
            <text:p>6</text:p>
          </table:table-cell>
          <table:table-cell table:style-name="ce146" table:formula="of:=SUMIF([.$Y127:.$AF127];&quot;&gt;0&quot;;[.$Y$3:.$AF$3])" office:value-type="float" office:value="1" calcext:value-type="float">
            <text:p>1</text:p>
          </table:table-cell>
          <table:table-cell table:style-name="ce146" table:formula="of:=SUMIF([.$AH127:.$AO127];&quot;&gt;0&quot;;[.$AH$3:.$AO$3])" office:value-type="float" office:value="0" calcext:value-type="float">
            <text:p>0</text:p>
          </table:table-cell>
          <table:table-cell table:style-name="ce146" table:formula="of:=SUMIF([.$AQ127:.$AX127];&quot;&gt;0&quot;;[.$AQ$3:.$AX$3])" office:value-type="float" office:value="0" calcext:value-type="float">
            <text:p>0</text:p>
          </table:table-cell>
          <table:table-cell table:style-name="ce146" table:formula="of:=SUMIF([.$BA127:.$BH127];&quot;&gt;0&quot;;[.$BA$3:.$BH$3])" office:value-type="float" office:value="4" calcext:value-type="float">
            <text:p>4</text:p>
          </table:table-cell>
          <table:table-cell/>
          <table:table-cell table:style-name="ce103" table:formula="of:=[.BT127]" office:value-type="float" office:value="3395" calcext:value-type="float">
            <text:p>3395</text:p>
          </table:table-cell>
          <table:table-cell table:style-name="ce103" table:formula="of:=DEC2HEX([.BU127];2)" office:value-type="string" office:string-value="06" calcext:value-type="string">
            <text:p>06</text:p>
          </table:table-cell>
          <table:table-cell table:style-name="ce103" table:formula="of:=DEC2HEX([.BV127];2)" office:value-type="string" office:string-value="01" calcext:value-type="string">
            <text:p>01</text:p>
          </table:table-cell>
          <table:table-cell table:style-name="ce103" table:formula="of:=DEC2HEX([.BW127];2)" office:value-type="string" office:string-value="00" calcext:value-type="string">
            <text:p>00</text:p>
          </table:table-cell>
          <table:table-cell table:style-name="ce103" table:formula="of:=DEC2HEX([.BX127];2)" office:value-type="string" office:string-value="00" calcext:value-type="string">
            <text:p>00</text:p>
          </table:table-cell>
          <table:table-cell table:style-name="ce103" table:formula="of:=DEC2HEX([.BY127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13" calcext:value-type="float">
            <text:p>213</text:p>
          </table:table-cell>
          <table:table-cell table:style-name="ce103" table:formula="of:=DEC2HEX([.A128];2)" office:value-type="string" office:string-value="D5" calcext:value-type="string">
            <text:p>D5</text:p>
          </table:table-cell>
          <table:table-cell table:style-name="ce148" office:value-type="string" calcext:value-type="string">
            <text:p>MOV IPChigh,MEM</text:p>
          </table:table-cell>
          <table:table-cell table:style-name="ce158" table:formula="of:=DEC2BIN([.A128];8)" office:value-type="string" office:string-value="11010101" calcext:value-type="string">
            <text:p>110101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EM to IPChigh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28] &amp; DEC2BIN([.K128];4)" office:value-type="string" office:string-value="0110101010011" calcext:value-type="string">
            <text:p>0110101010011</text:p>
          </table:table-cell>
          <table:table-cell table:style-name="ce103" table:formula="of:=&quot;0&quot; &amp; BIN2HEX([.D128];2) &amp; DEC2HEX([.K128];1)" office:value-type="string" office:string-value="0D53" calcext:value-type="string">
            <text:p>0D53</text:p>
          </table:table-cell>
          <table:table-cell table:formula="of:=HEX2DEC([.BS128])" office:value-type="float" office:value="3411" calcext:value-type="float">
            <text:p>3411</text:p>
          </table:table-cell>
          <table:table-cell table:style-name="ce146" table:formula="of:=SUMIF([.$P128:.$W128];&quot;&gt;0&quot;;[.$P$3:.$W$3])" office:value-type="float" office:value="18" calcext:value-type="float">
            <text:p>18</text:p>
          </table:table-cell>
          <table:table-cell table:style-name="ce146" table:formula="of:=SUMIF([.$Y128:.$AF128];&quot;&gt;0&quot;;[.$Y$3:.$AF$3])" office:value-type="float" office:value="1" calcext:value-type="float">
            <text:p>1</text:p>
          </table:table-cell>
          <table:table-cell table:style-name="ce146" table:formula="of:=SUMIF([.$AH128:.$AO128];&quot;&gt;0&quot;;[.$AH$3:.$AO$3])" office:value-type="float" office:value="0" calcext:value-type="float">
            <text:p>0</text:p>
          </table:table-cell>
          <table:table-cell table:style-name="ce146" table:formula="of:=SUMIF([.$AQ128:.$AX128];&quot;&gt;0&quot;;[.$AQ$3:.$AX$3])" office:value-type="float" office:value="0" calcext:value-type="float">
            <text:p>0</text:p>
          </table:table-cell>
          <table:table-cell table:style-name="ce146" table:formula="of:=SUMIF([.$BA128:.$BH128];&quot;&gt;0&quot;;[.$BA$3:.$BH$3])" office:value-type="float" office:value="4" calcext:value-type="float">
            <text:p>4</text:p>
          </table:table-cell>
          <table:table-cell/>
          <table:table-cell table:style-name="ce103" table:formula="of:=[.BT128]" office:value-type="float" office:value="3411" calcext:value-type="float">
            <text:p>3411</text:p>
          </table:table-cell>
          <table:table-cell table:style-name="ce103" table:formula="of:=DEC2HEX([.BU128];2)" office:value-type="string" office:string-value="12" calcext:value-type="string">
            <text:p>12</text:p>
          </table:table-cell>
          <table:table-cell table:style-name="ce103" table:formula="of:=DEC2HEX([.BV128];2)" office:value-type="string" office:string-value="01" calcext:value-type="string">
            <text:p>01</text:p>
          </table:table-cell>
          <table:table-cell table:style-name="ce103" table:formula="of:=DEC2HEX([.BW128];2)" office:value-type="string" office:string-value="00" calcext:value-type="string">
            <text:p>00</text:p>
          </table:table-cell>
          <table:table-cell table:style-name="ce103" table:formula="of:=DEC2HEX([.BX128];2)" office:value-type="string" office:string-value="00" calcext:value-type="string">
            <text:p>00</text:p>
          </table:table-cell>
          <table:table-cell table:style-name="ce103" table:formula="of:=DEC2HEX([.BY128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14" calcext:value-type="float">
            <text:p>214</text:p>
          </table:table-cell>
          <table:table-cell table:style-name="ce103" table:formula="of:=DEC2HEX([.A129];2)" office:value-type="string" office:string-value="D6" calcext:value-type="string">
            <text:p>D6</text:p>
          </table:table-cell>
          <table:table-cell table:style-name="ce148" office:value-type="string" calcext:value-type="string">
            <text:p>MOV MRlow,MEM</text:p>
          </table:table-cell>
          <table:table-cell table:style-name="ce158" table:formula="of:=DEC2BIN([.A129];8)" office:value-type="string" office:string-value="11010110" calcext:value-type="string">
            <text:p>1101011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EM to MRlow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29] &amp; DEC2BIN([.K129];4)" office:value-type="string" office:string-value="0110101100011" calcext:value-type="string">
            <text:p>0110101100011</text:p>
          </table:table-cell>
          <table:table-cell table:style-name="ce103" table:formula="of:=&quot;0&quot; &amp; BIN2HEX([.D129];2) &amp; DEC2HEX([.K129];1)" office:value-type="string" office:string-value="0D63" calcext:value-type="string">
            <text:p>0D63</text:p>
          </table:table-cell>
          <table:table-cell table:formula="of:=HEX2DEC([.BS129])" office:value-type="float" office:value="3427" calcext:value-type="float">
            <text:p>3427</text:p>
          </table:table-cell>
          <table:table-cell table:style-name="ce146" table:formula="of:=SUMIF([.$P129:.$W129];&quot;&gt;0&quot;;[.$P$3:.$W$3])" office:value-type="float" office:value="2" calcext:value-type="float">
            <text:p>2</text:p>
          </table:table-cell>
          <table:table-cell table:style-name="ce146" table:formula="of:=SUMIF([.$Y129:.$AF129];&quot;&gt;0&quot;;[.$Y$3:.$AF$3])" office:value-type="float" office:value="1" calcext:value-type="float">
            <text:p>1</text:p>
          </table:table-cell>
          <table:table-cell table:style-name="ce146" table:formula="of:=SUMIF([.$AH129:.$AO129];&quot;&gt;0&quot;;[.$AH$3:.$AO$3])" office:value-type="float" office:value="16" calcext:value-type="float">
            <text:p>16</text:p>
          </table:table-cell>
          <table:table-cell table:style-name="ce146" table:formula="of:=SUMIF([.$AQ129:.$AX129];&quot;&gt;0&quot;;[.$AQ$3:.$AX$3])" office:value-type="float" office:value="0" calcext:value-type="float">
            <text:p>0</text:p>
          </table:table-cell>
          <table:table-cell table:style-name="ce146" table:formula="of:=SUMIF([.$BA129:.$BH129];&quot;&gt;0&quot;;[.$BA$3:.$BH$3])" office:value-type="float" office:value="4" calcext:value-type="float">
            <text:p>4</text:p>
          </table:table-cell>
          <table:table-cell/>
          <table:table-cell table:style-name="ce103" table:formula="of:=[.BT129]" office:value-type="float" office:value="3427" calcext:value-type="float">
            <text:p>3427</text:p>
          </table:table-cell>
          <table:table-cell table:style-name="ce103" table:formula="of:=DEC2HEX([.BU129];2)" office:value-type="string" office:string-value="02" calcext:value-type="string">
            <text:p>02</text:p>
          </table:table-cell>
          <table:table-cell table:style-name="ce103" table:formula="of:=DEC2HEX([.BV129];2)" office:value-type="string" office:string-value="01" calcext:value-type="string">
            <text:p>01</text:p>
          </table:table-cell>
          <table:table-cell table:style-name="ce103" table:formula="of:=DEC2HEX([.BW129];2)" office:value-type="string" office:string-value="10" calcext:value-type="string">
            <text:p>10</text:p>
          </table:table-cell>
          <table:table-cell table:style-name="ce103" table:formula="of:=DEC2HEX([.BX129];2)" office:value-type="string" office:string-value="00" calcext:value-type="string">
            <text:p>00</text:p>
          </table:table-cell>
          <table:table-cell table:style-name="ce103" table:formula="of:=DEC2HEX([.BY129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15" calcext:value-type="float">
            <text:p>215</text:p>
          </table:table-cell>
          <table:table-cell table:style-name="ce103" table:formula="of:=DEC2HEX([.A130];2)" office:value-type="string" office:string-value="D7" calcext:value-type="string">
            <text:p>D7</text:p>
          </table:table-cell>
          <table:table-cell table:style-name="ce148" office:value-type="string" calcext:value-type="string">
            <text:p>MOV MRhigh,MEM</text:p>
          </table:table-cell>
          <table:table-cell table:style-name="ce158" table:formula="of:=DEC2BIN([.A130];8)" office:value-type="string" office:string-value="11010111" calcext:value-type="string">
            <text:p>1101011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EM to MRhigh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30] &amp; DEC2BIN([.K130];4)" office:value-type="string" office:string-value="0110101110011" calcext:value-type="string">
            <text:p>0110101110011</text:p>
          </table:table-cell>
          <table:table-cell table:style-name="ce103" table:formula="of:=&quot;0&quot; &amp; BIN2HEX([.D130];2) &amp; DEC2HEX([.K130];1)" office:value-type="string" office:string-value="0D73" calcext:value-type="string">
            <text:p>0D73</text:p>
          </table:table-cell>
          <table:table-cell table:formula="of:=HEX2DEC([.BS130])" office:value-type="float" office:value="3443" calcext:value-type="float">
            <text:p>3443</text:p>
          </table:table-cell>
          <table:table-cell table:style-name="ce146" table:formula="of:=SUMIF([.$P130:.$W130];&quot;&gt;0&quot;;[.$P$3:.$W$3])" office:value-type="float" office:value="2" calcext:value-type="float">
            <text:p>2</text:p>
          </table:table-cell>
          <table:table-cell table:style-name="ce146" table:formula="of:=SUMIF([.$Y130:.$AF130];&quot;&gt;0&quot;;[.$Y$3:.$AF$3])" office:value-type="float" office:value="1" calcext:value-type="float">
            <text:p>1</text:p>
          </table:table-cell>
          <table:table-cell table:style-name="ce146" table:formula="of:=SUMIF([.$AH130:.$AO130];&quot;&gt;0&quot;;[.$AH$3:.$AO$3])" office:value-type="float" office:value="64" calcext:value-type="float">
            <text:p>64</text:p>
          </table:table-cell>
          <table:table-cell table:style-name="ce146" table:formula="of:=SUMIF([.$AQ130:.$AX130];&quot;&gt;0&quot;;[.$AQ$3:.$AX$3])" office:value-type="float" office:value="0" calcext:value-type="float">
            <text:p>0</text:p>
          </table:table-cell>
          <table:table-cell table:style-name="ce146" table:formula="of:=SUMIF([.$BA130:.$BH130];&quot;&gt;0&quot;;[.$BA$3:.$BH$3])" office:value-type="float" office:value="4" calcext:value-type="float">
            <text:p>4</text:p>
          </table:table-cell>
          <table:table-cell/>
          <table:table-cell table:style-name="ce103" table:formula="of:=[.BT130]" office:value-type="float" office:value="3443" calcext:value-type="float">
            <text:p>3443</text:p>
          </table:table-cell>
          <table:table-cell table:style-name="ce103" table:formula="of:=DEC2HEX([.BU130];2)" office:value-type="string" office:string-value="02" calcext:value-type="string">
            <text:p>02</text:p>
          </table:table-cell>
          <table:table-cell table:style-name="ce103" table:formula="of:=DEC2HEX([.BV130];2)" office:value-type="string" office:string-value="01" calcext:value-type="string">
            <text:p>01</text:p>
          </table:table-cell>
          <table:table-cell table:style-name="ce103" table:formula="of:=DEC2HEX([.BW130];2)" office:value-type="string" office:string-value="40" calcext:value-type="string">
            <text:p>40</text:p>
          </table:table-cell>
          <table:table-cell table:style-name="ce103" table:formula="of:=DEC2HEX([.BX130];2)" office:value-type="string" office:string-value="00" calcext:value-type="string">
            <text:p>00</text:p>
          </table:table-cell>
          <table:table-cell table:style-name="ce103" table:formula="of:=DEC2HEX([.BY130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16" calcext:value-type="float">
            <text:p>216</text:p>
          </table:table-cell>
          <table:table-cell table:style-name="ce103" table:formula="of:=DEC2HEX([.A131];2)" office:value-type="string" office:string-value="D8" calcext:value-type="string">
            <text:p>D8</text:p>
          </table:table-cell>
          <table:table-cell table:style-name="ce148" office:value-type="string" calcext:value-type="string">
            <text:p>MOV TRlow,MEM</text:p>
          </table:table-cell>
          <table:table-cell table:style-name="ce158" table:formula="of:=DEC2BIN([.A131];8)" office:value-type="string" office:string-value="11011000" calcext:value-type="string">
            <text:p>110110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EM to TRlow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31] &amp; DEC2BIN([.K131];4)" office:value-type="string" office:string-value="0110110000011" calcext:value-type="string">
            <text:p>0110110000011</text:p>
          </table:table-cell>
          <table:table-cell table:style-name="ce103" table:formula="of:=&quot;0&quot; &amp; BIN2HEX([.D131];2) &amp; DEC2HEX([.K131];1)" office:value-type="string" office:string-value="0D83" calcext:value-type="string">
            <text:p>0D83</text:p>
          </table:table-cell>
          <table:table-cell table:formula="of:=HEX2DEC([.BS131])" office:value-type="float" office:value="3459" calcext:value-type="float">
            <text:p>3459</text:p>
          </table:table-cell>
          <table:table-cell table:style-name="ce146" table:formula="of:=SUMIF([.$P131:.$W131];&quot;&gt;0&quot;;[.$P$3:.$W$3])" office:value-type="float" office:value="2" calcext:value-type="float">
            <text:p>2</text:p>
          </table:table-cell>
          <table:table-cell table:style-name="ce146" table:formula="of:=SUMIF([.$Y131:.$AF131];&quot;&gt;0&quot;;[.$Y$3:.$AF$3])" office:value-type="float" office:value="1" calcext:value-type="float">
            <text:p>1</text:p>
          </table:table-cell>
          <table:table-cell table:style-name="ce146" table:formula="of:=SUMIF([.$AH131:.$AO131];&quot;&gt;0&quot;;[.$AH$3:.$AO$3])" office:value-type="float" office:value="1" calcext:value-type="float">
            <text:p>1</text:p>
          </table:table-cell>
          <table:table-cell table:style-name="ce146" table:formula="of:=SUMIF([.$AQ131:.$AX131];&quot;&gt;0&quot;;[.$AQ$3:.$AX$3])" office:value-type="float" office:value="0" calcext:value-type="float">
            <text:p>0</text:p>
          </table:table-cell>
          <table:table-cell table:style-name="ce146" table:formula="of:=SUMIF([.$BA131:.$BH131];&quot;&gt;0&quot;;[.$BA$3:.$BH$3])" office:value-type="float" office:value="4" calcext:value-type="float">
            <text:p>4</text:p>
          </table:table-cell>
          <table:table-cell/>
          <table:table-cell table:style-name="ce103" table:formula="of:=[.BT131]" office:value-type="float" office:value="3459" calcext:value-type="float">
            <text:p>3459</text:p>
          </table:table-cell>
          <table:table-cell table:style-name="ce103" table:formula="of:=DEC2HEX([.BU131];2)" office:value-type="string" office:string-value="02" calcext:value-type="string">
            <text:p>02</text:p>
          </table:table-cell>
          <table:table-cell table:style-name="ce103" table:formula="of:=DEC2HEX([.BV131];2)" office:value-type="string" office:string-value="01" calcext:value-type="string">
            <text:p>01</text:p>
          </table:table-cell>
          <table:table-cell table:style-name="ce103" table:formula="of:=DEC2HEX([.BW131];2)" office:value-type="string" office:string-value="01" calcext:value-type="string">
            <text:p>01</text:p>
          </table:table-cell>
          <table:table-cell table:style-name="ce103" table:formula="of:=DEC2HEX([.BX131];2)" office:value-type="string" office:string-value="00" calcext:value-type="string">
            <text:p>00</text:p>
          </table:table-cell>
          <table:table-cell table:style-name="ce103" table:formula="of:=DEC2HEX([.BY131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17" calcext:value-type="float">
            <text:p>217</text:p>
          </table:table-cell>
          <table:table-cell table:style-name="ce103" table:formula="of:=DEC2HEX([.A132];2)" office:value-type="string" office:string-value="D9" calcext:value-type="string">
            <text:p>D9</text:p>
          </table:table-cell>
          <table:table-cell table:style-name="ce148" office:value-type="string" calcext:value-type="string">
            <text:p>MOV TRhigh,MEM</text:p>
          </table:table-cell>
          <table:table-cell table:style-name="ce158" table:formula="of:=DEC2BIN([.A132];8)" office:value-type="string" office:string-value="11011001" calcext:value-type="string">
            <text:p>110110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EM to TRhigh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32] &amp; DEC2BIN([.K132];4)" office:value-type="string" office:string-value="0110110010011" calcext:value-type="string">
            <text:p>0110110010011</text:p>
          </table:table-cell>
          <table:table-cell table:style-name="ce103" table:formula="of:=&quot;0&quot; &amp; BIN2HEX([.D132];2) &amp; DEC2HEX([.K132];1)" office:value-type="string" office:string-value="0D93" calcext:value-type="string">
            <text:p>0D93</text:p>
          </table:table-cell>
          <table:table-cell table:formula="of:=HEX2DEC([.BS132])" office:value-type="float" office:value="3475" calcext:value-type="float">
            <text:p>3475</text:p>
          </table:table-cell>
          <table:table-cell table:style-name="ce146" table:formula="of:=SUMIF([.$P132:.$W132];&quot;&gt;0&quot;;[.$P$3:.$W$3])" office:value-type="float" office:value="2" calcext:value-type="float">
            <text:p>2</text:p>
          </table:table-cell>
          <table:table-cell table:style-name="ce146" table:formula="of:=SUMIF([.$Y132:.$AF132];&quot;&gt;0&quot;;[.$Y$3:.$AF$3])" office:value-type="float" office:value="1" calcext:value-type="float">
            <text:p>1</text:p>
          </table:table-cell>
          <table:table-cell table:style-name="ce146" table:formula="of:=SUMIF([.$AH132:.$AO132];&quot;&gt;0&quot;;[.$AH$3:.$AO$3])" office:value-type="float" office:value="4" calcext:value-type="float">
            <text:p>4</text:p>
          </table:table-cell>
          <table:table-cell table:style-name="ce146" table:formula="of:=SUMIF([.$AQ132:.$AX132];&quot;&gt;0&quot;;[.$AQ$3:.$AX$3])" office:value-type="float" office:value="0" calcext:value-type="float">
            <text:p>0</text:p>
          </table:table-cell>
          <table:table-cell table:style-name="ce146" table:formula="of:=SUMIF([.$BA132:.$BH132];&quot;&gt;0&quot;;[.$BA$3:.$BH$3])" office:value-type="float" office:value="4" calcext:value-type="float">
            <text:p>4</text:p>
          </table:table-cell>
          <table:table-cell/>
          <table:table-cell table:style-name="ce103" table:formula="of:=[.BT132]" office:value-type="float" office:value="3475" calcext:value-type="float">
            <text:p>3475</text:p>
          </table:table-cell>
          <table:table-cell table:style-name="ce103" table:formula="of:=DEC2HEX([.BU132];2)" office:value-type="string" office:string-value="02" calcext:value-type="string">
            <text:p>02</text:p>
          </table:table-cell>
          <table:table-cell table:style-name="ce103" table:formula="of:=DEC2HEX([.BV132];2)" office:value-type="string" office:string-value="01" calcext:value-type="string">
            <text:p>01</text:p>
          </table:table-cell>
          <table:table-cell table:style-name="ce103" table:formula="of:=DEC2HEX([.BW132];2)" office:value-type="string" office:string-value="04" calcext:value-type="string">
            <text:p>04</text:p>
          </table:table-cell>
          <table:table-cell table:style-name="ce103" table:formula="of:=DEC2HEX([.BX132];2)" office:value-type="string" office:string-value="00" calcext:value-type="string">
            <text:p>00</text:p>
          </table:table-cell>
          <table:table-cell table:style-name="ce103" table:formula="of:=DEC2HEX([.BY132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18" calcext:value-type="float">
            <text:p>218</text:p>
          </table:table-cell>
          <table:table-cell table:style-name="ce103" table:formula="of:=DEC2HEX([.A133];2)" office:value-type="string" office:string-value="DA" calcext:value-type="string">
            <text:p>DA</text:p>
          </table:table-cell>
          <table:table-cell table:style-name="ce148" office:value-type="string" calcext:value-type="string">
            <text:p>MOV OUT,MEM</text:p>
          </table:table-cell>
          <table:table-cell table:style-name="ce158" table:formula="of:=DEC2BIN([.A133];8)" office:value-type="string" office:string-value="11011010" calcext:value-type="string">
            <text:p>1101101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EM to OUT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33] &amp; DEC2BIN([.K133];4)" office:value-type="string" office:string-value="0110110100011" calcext:value-type="string">
            <text:p>0110110100011</text:p>
          </table:table-cell>
          <table:table-cell table:style-name="ce103" table:formula="of:=&quot;0&quot; &amp; BIN2HEX([.D133];2) &amp; DEC2HEX([.K133];1)" office:value-type="string" office:string-value="0DA3" calcext:value-type="string">
            <text:p>0DA3</text:p>
          </table:table-cell>
          <table:table-cell table:formula="of:=HEX2DEC([.BS133])" office:value-type="float" office:value="3491" calcext:value-type="float">
            <text:p>3491</text:p>
          </table:table-cell>
          <table:table-cell table:style-name="ce146" table:formula="of:=SUMIF([.$P133:.$W133];&quot;&gt;0&quot;;[.$P$3:.$W$3])" office:value-type="float" office:value="66" calcext:value-type="float">
            <text:p>66</text:p>
          </table:table-cell>
          <table:table-cell table:style-name="ce146" table:formula="of:=SUMIF([.$Y133:.$AF133];&quot;&gt;0&quot;;[.$Y$3:.$AF$3])" office:value-type="float" office:value="1" calcext:value-type="float">
            <text:p>1</text:p>
          </table:table-cell>
          <table:table-cell table:style-name="ce146" table:formula="of:=SUMIF([.$AH133:.$AO133];&quot;&gt;0&quot;;[.$AH$3:.$AO$3])" office:value-type="float" office:value="0" calcext:value-type="float">
            <text:p>0</text:p>
          </table:table-cell>
          <table:table-cell table:style-name="ce146" table:formula="of:=SUMIF([.$AQ133:.$AX133];&quot;&gt;0&quot;;[.$AQ$3:.$AX$3])" office:value-type="float" office:value="0" calcext:value-type="float">
            <text:p>0</text:p>
          </table:table-cell>
          <table:table-cell table:style-name="ce146" table:formula="of:=SUMIF([.$BA133:.$BH133];&quot;&gt;0&quot;;[.$BA$3:.$BH$3])" office:value-type="float" office:value="4" calcext:value-type="float">
            <text:p>4</text:p>
          </table:table-cell>
          <table:table-cell/>
          <table:table-cell table:style-name="ce103" table:formula="of:=[.BT133]" office:value-type="float" office:value="3491" calcext:value-type="float">
            <text:p>3491</text:p>
          </table:table-cell>
          <table:table-cell table:style-name="ce103" table:formula="of:=DEC2HEX([.BU133];2)" office:value-type="string" office:string-value="42" calcext:value-type="string">
            <text:p>42</text:p>
          </table:table-cell>
          <table:table-cell table:style-name="ce103" table:formula="of:=DEC2HEX([.BV133];2)" office:value-type="string" office:string-value="01" calcext:value-type="string">
            <text:p>01</text:p>
          </table:table-cell>
          <table:table-cell table:style-name="ce103" table:formula="of:=DEC2HEX([.BW133];2)" office:value-type="string" office:string-value="00" calcext:value-type="string">
            <text:p>00</text:p>
          </table:table-cell>
          <table:table-cell table:style-name="ce103" table:formula="of:=DEC2HEX([.BX133];2)" office:value-type="string" office:string-value="00" calcext:value-type="string">
            <text:p>00</text:p>
          </table:table-cell>
          <table:table-cell table:style-name="ce103" table:formula="of:=DEC2HEX([.BY133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19" calcext:value-type="float">
            <text:p>219</text:p>
          </table:table-cell>
          <table:table-cell table:style-name="ce103" table:formula="of:=DEC2HEX([.A134];2)" office:value-type="string" office:string-value="DB" calcext:value-type="string">
            <text:p>DB</text:p>
          </table:table-cell>
          <table:table-cell table:style-name="ce148" office:value-type="string" calcext:value-type="string">
            <text:p>MOV A,IPClow</text:p>
          </table:table-cell>
          <table:table-cell table:style-name="ce158" table:formula="of:=DEC2BIN([.A134];8)" office:value-type="string" office:string-value="11011011" calcext:value-type="string">
            <text:p>1101101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IPClow to A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34] &amp; DEC2BIN([.K134];4)" office:value-type="string" office:string-value="0110110110011" calcext:value-type="string">
            <text:p>0110110110011</text:p>
          </table:table-cell>
          <table:table-cell table:style-name="ce103" table:formula="of:=&quot;0&quot; &amp; BIN2HEX([.D134];2) &amp; DEC2HEX([.K134];1)" office:value-type="string" office:string-value="0DB3" calcext:value-type="string">
            <text:p>0DB3</text:p>
          </table:table-cell>
          <table:table-cell table:formula="of:=HEX2DEC([.BS134])" office:value-type="float" office:value="3507" calcext:value-type="float">
            <text:p>3507</text:p>
          </table:table-cell>
          <table:table-cell table:style-name="ce146" table:formula="of:=SUMIF([.$P134:.$W134];&quot;&gt;0&quot;;[.$P$3:.$W$3])" office:value-type="float" office:value="8" calcext:value-type="float">
            <text:p>8</text:p>
          </table:table-cell>
          <table:table-cell table:style-name="ce146" table:formula="of:=SUMIF([.$Y134:.$AF134];&quot;&gt;0&quot;;[.$Y$3:.$AF$3])" office:value-type="float" office:value="65" calcext:value-type="float">
            <text:p>65</text:p>
          </table:table-cell>
          <table:table-cell table:style-name="ce146" table:formula="of:=SUMIF([.$AH134:.$AO134];&quot;&gt;0&quot;;[.$AH$3:.$AO$3])" office:value-type="float" office:value="0" calcext:value-type="float">
            <text:p>0</text:p>
          </table:table-cell>
          <table:table-cell table:style-name="ce146" table:formula="of:=SUMIF([.$AQ134:.$AX134];&quot;&gt;0&quot;;[.$AQ$3:.$AX$3])" office:value-type="float" office:value="0" calcext:value-type="float">
            <text:p>0</text:p>
          </table:table-cell>
          <table:table-cell table:style-name="ce146" table:formula="of:=SUMIF([.$BA134:.$BH134];&quot;&gt;0&quot;;[.$BA$3:.$BH$3])" office:value-type="float" office:value="4" calcext:value-type="float">
            <text:p>4</text:p>
          </table:table-cell>
          <table:table-cell/>
          <table:table-cell table:style-name="ce103" table:formula="of:=[.BT134]" office:value-type="float" office:value="3507" calcext:value-type="float">
            <text:p>3507</text:p>
          </table:table-cell>
          <table:table-cell table:style-name="ce103" table:formula="of:=DEC2HEX([.BU134];2)" office:value-type="string" office:string-value="08" calcext:value-type="string">
            <text:p>08</text:p>
          </table:table-cell>
          <table:table-cell table:style-name="ce103" table:formula="of:=DEC2HEX([.BV134];2)" office:value-type="string" office:string-value="41" calcext:value-type="string">
            <text:p>41</text:p>
          </table:table-cell>
          <table:table-cell table:style-name="ce103" table:formula="of:=DEC2HEX([.BW134];2)" office:value-type="string" office:string-value="00" calcext:value-type="string">
            <text:p>00</text:p>
          </table:table-cell>
          <table:table-cell table:style-name="ce103" table:formula="of:=DEC2HEX([.BX134];2)" office:value-type="string" office:string-value="00" calcext:value-type="string">
            <text:p>00</text:p>
          </table:table-cell>
          <table:table-cell table:style-name="ce103" table:formula="of:=DEC2HEX([.BY134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20" calcext:value-type="float">
            <text:p>220</text:p>
          </table:table-cell>
          <table:table-cell table:style-name="ce103" table:formula="of:=DEC2HEX([.A135];2)" office:value-type="string" office:string-value="DC" calcext:value-type="string">
            <text:p>DC</text:p>
          </table:table-cell>
          <table:table-cell table:style-name="ce148" office:value-type="string" calcext:value-type="string">
            <text:p>MOV A,IPChigh</text:p>
          </table:table-cell>
          <table:table-cell table:style-name="ce158" table:formula="of:=DEC2BIN([.A135];8)" office:value-type="string" office:string-value="11011100" calcext:value-type="string">
            <text:p>110111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IPChigh to A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35] &amp; DEC2BIN([.K135];4)" office:value-type="string" office:string-value="0110111000011" calcext:value-type="string">
            <text:p>0110111000011</text:p>
          </table:table-cell>
          <table:table-cell table:style-name="ce103" table:formula="of:=&quot;0&quot; &amp; BIN2HEX([.D135];2) &amp; DEC2HEX([.K135];1)" office:value-type="string" office:string-value="0DC3" calcext:value-type="string">
            <text:p>0DC3</text:p>
          </table:table-cell>
          <table:table-cell table:formula="of:=HEX2DEC([.BS135])" office:value-type="float" office:value="3523" calcext:value-type="float">
            <text:p>3523</text:p>
          </table:table-cell>
          <table:table-cell table:style-name="ce146" table:formula="of:=SUMIF([.$P135:.$W135];&quot;&gt;0&quot;;[.$P$3:.$W$3])" office:value-type="float" office:value="32" calcext:value-type="float">
            <text:p>32</text:p>
          </table:table-cell>
          <table:table-cell table:style-name="ce146" table:formula="of:=SUMIF([.$Y135:.$AF135];&quot;&gt;0&quot;;[.$Y$3:.$AF$3])" office:value-type="float" office:value="65" calcext:value-type="float">
            <text:p>65</text:p>
          </table:table-cell>
          <table:table-cell table:style-name="ce146" table:formula="of:=SUMIF([.$AH135:.$AO135];&quot;&gt;0&quot;;[.$AH$3:.$AO$3])" office:value-type="float" office:value="0" calcext:value-type="float">
            <text:p>0</text:p>
          </table:table-cell>
          <table:table-cell table:style-name="ce146" table:formula="of:=SUMIF([.$AQ135:.$AX135];&quot;&gt;0&quot;;[.$AQ$3:.$AX$3])" office:value-type="float" office:value="0" calcext:value-type="float">
            <text:p>0</text:p>
          </table:table-cell>
          <table:table-cell table:style-name="ce146" table:formula="of:=SUMIF([.$BA135:.$BH135];&quot;&gt;0&quot;;[.$BA$3:.$BH$3])" office:value-type="float" office:value="4" calcext:value-type="float">
            <text:p>4</text:p>
          </table:table-cell>
          <table:table-cell/>
          <table:table-cell table:style-name="ce103" table:formula="of:=[.BT135]" office:value-type="float" office:value="3523" calcext:value-type="float">
            <text:p>3523</text:p>
          </table:table-cell>
          <table:table-cell table:style-name="ce103" table:formula="of:=DEC2HEX([.BU135];2)" office:value-type="string" office:string-value="20" calcext:value-type="string">
            <text:p>20</text:p>
          </table:table-cell>
          <table:table-cell table:style-name="ce103" table:formula="of:=DEC2HEX([.BV135];2)" office:value-type="string" office:string-value="41" calcext:value-type="string">
            <text:p>41</text:p>
          </table:table-cell>
          <table:table-cell table:style-name="ce103" table:formula="of:=DEC2HEX([.BW135];2)" office:value-type="string" office:string-value="00" calcext:value-type="string">
            <text:p>00</text:p>
          </table:table-cell>
          <table:table-cell table:style-name="ce103" table:formula="of:=DEC2HEX([.BX135];2)" office:value-type="string" office:string-value="00" calcext:value-type="string">
            <text:p>00</text:p>
          </table:table-cell>
          <table:table-cell table:style-name="ce103" table:formula="of:=DEC2HEX([.BY135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21" calcext:value-type="float">
            <text:p>221</text:p>
          </table:table-cell>
          <table:table-cell table:style-name="ce103" table:formula="of:=DEC2HEX([.A136];2)" office:value-type="string" office:string-value="DD" calcext:value-type="string">
            <text:p>DD</text:p>
          </table:table-cell>
          <table:table-cell table:style-name="ce148" office:value-type="string" calcext:value-type="string">
            <text:p>MOV B,IPClow</text:p>
          </table:table-cell>
          <table:table-cell table:style-name="ce158" table:formula="of:=DEC2BIN([.A136];8)" office:value-type="string" office:string-value="11011101" calcext:value-type="string">
            <text:p>110111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IPClow to B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36] &amp; DEC2BIN([.K136];4)" office:value-type="string" office:string-value="0110111010011" calcext:value-type="string">
            <text:p>0110111010011</text:p>
          </table:table-cell>
          <table:table-cell table:style-name="ce103" table:formula="of:=&quot;0&quot; &amp; BIN2HEX([.D136];2) &amp; DEC2HEX([.K136];1)" office:value-type="string" office:string-value="0DD3" calcext:value-type="string">
            <text:p>0DD3</text:p>
          </table:table-cell>
          <table:table-cell table:formula="of:=HEX2DEC([.BS136])" office:value-type="float" office:value="3539" calcext:value-type="float">
            <text:p>3539</text:p>
          </table:table-cell>
          <table:table-cell table:style-name="ce146" table:formula="of:=SUMIF([.$P136:.$W136];&quot;&gt;0&quot;;[.$P$3:.$W$3])" office:value-type="float" office:value="8" calcext:value-type="float">
            <text:p>8</text:p>
          </table:table-cell>
          <table:table-cell table:style-name="ce146" table:formula="of:=SUMIF([.$Y136:.$AF136];&quot;&gt;0&quot;;[.$Y$3:.$AF$3])" office:value-type="float" office:value="17" calcext:value-type="float">
            <text:p>17</text:p>
          </table:table-cell>
          <table:table-cell table:style-name="ce146" table:formula="of:=SUMIF([.$AH136:.$AO136];&quot;&gt;0&quot;;[.$AH$3:.$AO$3])" office:value-type="float" office:value="0" calcext:value-type="float">
            <text:p>0</text:p>
          </table:table-cell>
          <table:table-cell table:style-name="ce146" table:formula="of:=SUMIF([.$AQ136:.$AX136];&quot;&gt;0&quot;;[.$AQ$3:.$AX$3])" office:value-type="float" office:value="0" calcext:value-type="float">
            <text:p>0</text:p>
          </table:table-cell>
          <table:table-cell table:style-name="ce146" table:formula="of:=SUMIF([.$BA136:.$BH136];&quot;&gt;0&quot;;[.$BA$3:.$BH$3])" office:value-type="float" office:value="4" calcext:value-type="float">
            <text:p>4</text:p>
          </table:table-cell>
          <table:table-cell/>
          <table:table-cell table:style-name="ce103" table:formula="of:=[.BT136]" office:value-type="float" office:value="3539" calcext:value-type="float">
            <text:p>3539</text:p>
          </table:table-cell>
          <table:table-cell table:style-name="ce103" table:formula="of:=DEC2HEX([.BU136];2)" office:value-type="string" office:string-value="08" calcext:value-type="string">
            <text:p>08</text:p>
          </table:table-cell>
          <table:table-cell table:style-name="ce103" table:formula="of:=DEC2HEX([.BV136];2)" office:value-type="string" office:string-value="11" calcext:value-type="string">
            <text:p>11</text:p>
          </table:table-cell>
          <table:table-cell table:style-name="ce103" table:formula="of:=DEC2HEX([.BW136];2)" office:value-type="string" office:string-value="00" calcext:value-type="string">
            <text:p>00</text:p>
          </table:table-cell>
          <table:table-cell table:style-name="ce103" table:formula="of:=DEC2HEX([.BX136];2)" office:value-type="string" office:string-value="00" calcext:value-type="string">
            <text:p>00</text:p>
          </table:table-cell>
          <table:table-cell table:style-name="ce103" table:formula="of:=DEC2HEX([.BY136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22" calcext:value-type="float">
            <text:p>222</text:p>
          </table:table-cell>
          <table:table-cell table:style-name="ce103" table:formula="of:=DEC2HEX([.A137];2)" office:value-type="string" office:string-value="DE" calcext:value-type="string">
            <text:p>DE</text:p>
          </table:table-cell>
          <table:table-cell table:style-name="ce148" office:value-type="string" calcext:value-type="string">
            <text:p>MOV B,IPChigh</text:p>
          </table:table-cell>
          <table:table-cell table:style-name="ce158" table:formula="of:=DEC2BIN([.A137];8)" office:value-type="string" office:string-value="11011110" calcext:value-type="string">
            <text:p>1101111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IPChigh to B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37] &amp; DEC2BIN([.K137];4)" office:value-type="string" office:string-value="0110111100011" calcext:value-type="string">
            <text:p>0110111100011</text:p>
          </table:table-cell>
          <table:table-cell table:style-name="ce103" table:formula="of:=&quot;0&quot; &amp; BIN2HEX([.D137];2) &amp; DEC2HEX([.K137];1)" office:value-type="string" office:string-value="0DE3" calcext:value-type="string">
            <text:p>0DE3</text:p>
          </table:table-cell>
          <table:table-cell table:formula="of:=HEX2DEC([.BS137])" office:value-type="float" office:value="3555" calcext:value-type="float">
            <text:p>3555</text:p>
          </table:table-cell>
          <table:table-cell table:style-name="ce146" table:formula="of:=SUMIF([.$P137:.$W137];&quot;&gt;0&quot;;[.$P$3:.$W$3])" office:value-type="float" office:value="32" calcext:value-type="float">
            <text:p>32</text:p>
          </table:table-cell>
          <table:table-cell table:style-name="ce146" table:formula="of:=SUMIF([.$Y137:.$AF137];&quot;&gt;0&quot;;[.$Y$3:.$AF$3])" office:value-type="float" office:value="17" calcext:value-type="float">
            <text:p>17</text:p>
          </table:table-cell>
          <table:table-cell table:style-name="ce146" table:formula="of:=SUMIF([.$AH137:.$AO137];&quot;&gt;0&quot;;[.$AH$3:.$AO$3])" office:value-type="float" office:value="0" calcext:value-type="float">
            <text:p>0</text:p>
          </table:table-cell>
          <table:table-cell table:style-name="ce146" table:formula="of:=SUMIF([.$AQ137:.$AX137];&quot;&gt;0&quot;;[.$AQ$3:.$AX$3])" office:value-type="float" office:value="0" calcext:value-type="float">
            <text:p>0</text:p>
          </table:table-cell>
          <table:table-cell table:style-name="ce146" table:formula="of:=SUMIF([.$BA137:.$BH137];&quot;&gt;0&quot;;[.$BA$3:.$BH$3])" office:value-type="float" office:value="4" calcext:value-type="float">
            <text:p>4</text:p>
          </table:table-cell>
          <table:table-cell/>
          <table:table-cell table:style-name="ce103" table:formula="of:=[.BT137]" office:value-type="float" office:value="3555" calcext:value-type="float">
            <text:p>3555</text:p>
          </table:table-cell>
          <table:table-cell table:style-name="ce103" table:formula="of:=DEC2HEX([.BU137];2)" office:value-type="string" office:string-value="20" calcext:value-type="string">
            <text:p>20</text:p>
          </table:table-cell>
          <table:table-cell table:style-name="ce103" table:formula="of:=DEC2HEX([.BV137];2)" office:value-type="string" office:string-value="11" calcext:value-type="string">
            <text:p>11</text:p>
          </table:table-cell>
          <table:table-cell table:style-name="ce103" table:formula="of:=DEC2HEX([.BW137];2)" office:value-type="string" office:string-value="00" calcext:value-type="string">
            <text:p>00</text:p>
          </table:table-cell>
          <table:table-cell table:style-name="ce103" table:formula="of:=DEC2HEX([.BX137];2)" office:value-type="string" office:string-value="00" calcext:value-type="string">
            <text:p>00</text:p>
          </table:table-cell>
          <table:table-cell table:style-name="ce103" table:formula="of:=DEC2HEX([.BY137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23" calcext:value-type="float">
            <text:p>223</text:p>
          </table:table-cell>
          <table:table-cell table:style-name="ce103" table:formula="of:=DEC2HEX([.A138];2)" office:value-type="string" office:string-value="DF" calcext:value-type="string">
            <text:p>DF</text:p>
          </table:table-cell>
          <table:table-cell table:style-name="ce148" office:value-type="string" calcext:value-type="string">
            <text:p>MOV MEM,IPClow</text:p>
          </table:table-cell>
          <table:table-cell table:style-name="ce158" table:formula="of:=DEC2BIN([.A138];8)" office:value-type="string" office:string-value="11011111" calcext:value-type="string">
            <text:p>1101111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IPClow to MEM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38] &amp; DEC2BIN([.K138];4)" office:value-type="string" office:string-value="0110111110011" calcext:value-type="string">
            <text:p>0110111110011</text:p>
          </table:table-cell>
          <table:table-cell table:style-name="ce103" table:formula="of:=&quot;0&quot; &amp; BIN2HEX([.D138];2) &amp; DEC2HEX([.K138];1)" office:value-type="string" office:string-value="0DF3" calcext:value-type="string">
            <text:p>0DF3</text:p>
          </table:table-cell>
          <table:table-cell table:formula="of:=HEX2DEC([.BS138])" office:value-type="float" office:value="3571" calcext:value-type="float">
            <text:p>3571</text:p>
          </table:table-cell>
          <table:table-cell table:style-name="ce146" table:formula="of:=SUMIF([.$P138:.$W138];&quot;&gt;0&quot;;[.$P$3:.$W$3])" office:value-type="float" office:value="9" calcext:value-type="float">
            <text:p>9</text:p>
          </table:table-cell>
          <table:table-cell table:style-name="ce146" table:formula="of:=SUMIF([.$Y138:.$AF138];&quot;&gt;0&quot;;[.$Y$3:.$AF$3])" office:value-type="float" office:value="1" calcext:value-type="float">
            <text:p>1</text:p>
          </table:table-cell>
          <table:table-cell table:style-name="ce146" table:formula="of:=SUMIF([.$AH138:.$AO138];&quot;&gt;0&quot;;[.$AH$3:.$AO$3])" office:value-type="float" office:value="0" calcext:value-type="float">
            <text:p>0</text:p>
          </table:table-cell>
          <table:table-cell table:style-name="ce146" table:formula="of:=SUMIF([.$AQ138:.$AX138];&quot;&gt;0&quot;;[.$AQ$3:.$AX$3])" office:value-type="float" office:value="0" calcext:value-type="float">
            <text:p>0</text:p>
          </table:table-cell>
          <table:table-cell table:style-name="ce146" table:formula="of:=SUMIF([.$BA138:.$BH138];&quot;&gt;0&quot;;[.$BA$3:.$BH$3])" office:value-type="float" office:value="4" calcext:value-type="float">
            <text:p>4</text:p>
          </table:table-cell>
          <table:table-cell/>
          <table:table-cell table:style-name="ce103" table:formula="of:=[.BT138]" office:value-type="float" office:value="3571" calcext:value-type="float">
            <text:p>3571</text:p>
          </table:table-cell>
          <table:table-cell table:style-name="ce103" table:formula="of:=DEC2HEX([.BU138];2)" office:value-type="string" office:string-value="09" calcext:value-type="string">
            <text:p>09</text:p>
          </table:table-cell>
          <table:table-cell table:style-name="ce103" table:formula="of:=DEC2HEX([.BV138];2)" office:value-type="string" office:string-value="01" calcext:value-type="string">
            <text:p>01</text:p>
          </table:table-cell>
          <table:table-cell table:style-name="ce103" table:formula="of:=DEC2HEX([.BW138];2)" office:value-type="string" office:string-value="00" calcext:value-type="string">
            <text:p>00</text:p>
          </table:table-cell>
          <table:table-cell table:style-name="ce103" table:formula="of:=DEC2HEX([.BX138];2)" office:value-type="string" office:string-value="00" calcext:value-type="string">
            <text:p>00</text:p>
          </table:table-cell>
          <table:table-cell table:style-name="ce103" table:formula="of:=DEC2HEX([.BY138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24" calcext:value-type="float">
            <text:p>224</text:p>
          </table:table-cell>
          <table:table-cell table:style-name="ce103" table:formula="of:=DEC2HEX([.A139];2)" office:value-type="string" office:string-value="E0" calcext:value-type="string">
            <text:p>E0</text:p>
          </table:table-cell>
          <table:table-cell table:style-name="ce148" office:value-type="string" calcext:value-type="string">
            <text:p>MOV MEM,IPChigh</text:p>
          </table:table-cell>
          <table:table-cell table:style-name="ce158" table:formula="of:=DEC2BIN([.A139];8)" office:value-type="string" office:string-value="11100000" calcext:value-type="string">
            <text:p>111000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IPChigh to MEM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39] &amp; DEC2BIN([.K139];4)" office:value-type="string" office:string-value="0111000000011" calcext:value-type="string">
            <text:p>0111000000011</text:p>
          </table:table-cell>
          <table:table-cell table:style-name="ce103" table:formula="of:=&quot;0&quot; &amp; BIN2HEX([.D139];2) &amp; DEC2HEX([.K139];1)" office:value-type="string" office:string-value="0E03" calcext:value-type="string">
            <text:p>0E03</text:p>
          </table:table-cell>
          <table:table-cell table:formula="of:=HEX2DEC([.BS139])" office:value-type="float" office:value="3587" calcext:value-type="float">
            <text:p>3587</text:p>
          </table:table-cell>
          <table:table-cell table:style-name="ce146" table:formula="of:=SUMIF([.$P139:.$W139];&quot;&gt;0&quot;;[.$P$3:.$W$3])" office:value-type="float" office:value="33" calcext:value-type="float">
            <text:p>33</text:p>
          </table:table-cell>
          <table:table-cell table:style-name="ce146" table:formula="of:=SUMIF([.$Y139:.$AF139];&quot;&gt;0&quot;;[.$Y$3:.$AF$3])" office:value-type="float" office:value="1" calcext:value-type="float">
            <text:p>1</text:p>
          </table:table-cell>
          <table:table-cell table:style-name="ce146" table:formula="of:=SUMIF([.$AH139:.$AO139];&quot;&gt;0&quot;;[.$AH$3:.$AO$3])" office:value-type="float" office:value="0" calcext:value-type="float">
            <text:p>0</text:p>
          </table:table-cell>
          <table:table-cell table:style-name="ce146" table:formula="of:=SUMIF([.$AQ139:.$AX139];&quot;&gt;0&quot;;[.$AQ$3:.$AX$3])" office:value-type="float" office:value="0" calcext:value-type="float">
            <text:p>0</text:p>
          </table:table-cell>
          <table:table-cell table:style-name="ce146" table:formula="of:=SUMIF([.$BA139:.$BH139];&quot;&gt;0&quot;;[.$BA$3:.$BH$3])" office:value-type="float" office:value="4" calcext:value-type="float">
            <text:p>4</text:p>
          </table:table-cell>
          <table:table-cell/>
          <table:table-cell table:style-name="ce103" table:formula="of:=[.BT139]" office:value-type="float" office:value="3587" calcext:value-type="float">
            <text:p>3587</text:p>
          </table:table-cell>
          <table:table-cell table:style-name="ce103" table:formula="of:=DEC2HEX([.BU139];2)" office:value-type="string" office:string-value="21" calcext:value-type="string">
            <text:p>21</text:p>
          </table:table-cell>
          <table:table-cell table:style-name="ce103" table:formula="of:=DEC2HEX([.BV139];2)" office:value-type="string" office:string-value="01" calcext:value-type="string">
            <text:p>01</text:p>
          </table:table-cell>
          <table:table-cell table:style-name="ce103" table:formula="of:=DEC2HEX([.BW139];2)" office:value-type="string" office:string-value="00" calcext:value-type="string">
            <text:p>00</text:p>
          </table:table-cell>
          <table:table-cell table:style-name="ce103" table:formula="of:=DEC2HEX([.BX139];2)" office:value-type="string" office:string-value="00" calcext:value-type="string">
            <text:p>00</text:p>
          </table:table-cell>
          <table:table-cell table:style-name="ce103" table:formula="of:=DEC2HEX([.BY139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25" calcext:value-type="float">
            <text:p>225</text:p>
          </table:table-cell>
          <table:table-cell table:style-name="ce103" table:formula="of:=DEC2HEX([.A140];2)" office:value-type="string" office:string-value="E1" calcext:value-type="string">
            <text:p>E1</text:p>
          </table:table-cell>
          <table:table-cell table:style-name="ce148" office:value-type="string" calcext:value-type="string">
            <text:p>MOV A,MRlow</text:p>
          </table:table-cell>
          <table:table-cell table:style-name="ce158" table:formula="of:=DEC2BIN([.A140];8)" office:value-type="string" office:string-value="11100001" calcext:value-type="string">
            <text:p>111000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Rlow to A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40] &amp; DEC2BIN([.K140];4)" office:value-type="string" office:string-value="0111000010011" calcext:value-type="string">
            <text:p>0111000010011</text:p>
          </table:table-cell>
          <table:table-cell table:style-name="ce103" table:formula="of:=&quot;0&quot; &amp; BIN2HEX([.D140];2) &amp; DEC2HEX([.K140];1)" office:value-type="string" office:string-value="0E13" calcext:value-type="string">
            <text:p>0E13</text:p>
          </table:table-cell>
          <table:table-cell table:formula="of:=HEX2DEC([.BS140])" office:value-type="float" office:value="3603" calcext:value-type="float">
            <text:p>3603</text:p>
          </table:table-cell>
          <table:table-cell table:style-name="ce146" table:formula="of:=SUMIF([.$P140:.$W140];&quot;&gt;0&quot;;[.$P$3:.$W$3])" office:value-type="float" office:value="0" calcext:value-type="float">
            <text:p>0</text:p>
          </table:table-cell>
          <table:table-cell table:style-name="ce146" table:formula="of:=SUMIF([.$Y140:.$AF140];&quot;&gt;0&quot;;[.$Y$3:.$AF$3])" office:value-type="float" office:value="65" calcext:value-type="float">
            <text:p>65</text:p>
          </table:table-cell>
          <table:table-cell table:style-name="ce146" table:formula="of:=SUMIF([.$AH140:.$AO140];&quot;&gt;0&quot;;[.$AH$3:.$AO$3])" office:value-type="float" office:value="32" calcext:value-type="float">
            <text:p>32</text:p>
          </table:table-cell>
          <table:table-cell table:style-name="ce146" table:formula="of:=SUMIF([.$AQ140:.$AX140];&quot;&gt;0&quot;;[.$AQ$3:.$AX$3])" office:value-type="float" office:value="0" calcext:value-type="float">
            <text:p>0</text:p>
          </table:table-cell>
          <table:table-cell table:style-name="ce146" table:formula="of:=SUMIF([.$BA140:.$BH140];&quot;&gt;0&quot;;[.$BA$3:.$BH$3])" office:value-type="float" office:value="4" calcext:value-type="float">
            <text:p>4</text:p>
          </table:table-cell>
          <table:table-cell/>
          <table:table-cell table:style-name="ce103" table:formula="of:=[.BT140]" office:value-type="float" office:value="3603" calcext:value-type="float">
            <text:p>3603</text:p>
          </table:table-cell>
          <table:table-cell table:style-name="ce103" table:formula="of:=DEC2HEX([.BU140];2)" office:value-type="string" office:string-value="00" calcext:value-type="string">
            <text:p>00</text:p>
          </table:table-cell>
          <table:table-cell table:style-name="ce103" table:formula="of:=DEC2HEX([.BV140];2)" office:value-type="string" office:string-value="41" calcext:value-type="string">
            <text:p>41</text:p>
          </table:table-cell>
          <table:table-cell table:style-name="ce103" table:formula="of:=DEC2HEX([.BW140];2)" office:value-type="string" office:string-value="20" calcext:value-type="string">
            <text:p>20</text:p>
          </table:table-cell>
          <table:table-cell table:style-name="ce103" table:formula="of:=DEC2HEX([.BX140];2)" office:value-type="string" office:string-value="00" calcext:value-type="string">
            <text:p>00</text:p>
          </table:table-cell>
          <table:table-cell table:style-name="ce103" table:formula="of:=DEC2HEX([.BY140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26" calcext:value-type="float">
            <text:p>226</text:p>
          </table:table-cell>
          <table:table-cell table:style-name="ce103" table:formula="of:=DEC2HEX([.A141];2)" office:value-type="string" office:string-value="E2" calcext:value-type="string">
            <text:p>E2</text:p>
          </table:table-cell>
          <table:table-cell table:style-name="ce148" office:value-type="string" calcext:value-type="string">
            <text:p>MOV A,MRhigh</text:p>
          </table:table-cell>
          <table:table-cell table:style-name="ce158" table:formula="of:=DEC2BIN([.A141];8)" office:value-type="string" office:string-value="11100010" calcext:value-type="string">
            <text:p>1110001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Rhigh to A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41] &amp; DEC2BIN([.K141];4)" office:value-type="string" office:string-value="0111000100011" calcext:value-type="string">
            <text:p>0111000100011</text:p>
          </table:table-cell>
          <table:table-cell table:style-name="ce103" table:formula="of:=&quot;0&quot; &amp; BIN2HEX([.D141];2) &amp; DEC2HEX([.K141];1)" office:value-type="string" office:string-value="0E23" calcext:value-type="string">
            <text:p>0E23</text:p>
          </table:table-cell>
          <table:table-cell table:formula="of:=HEX2DEC([.BS141])" office:value-type="float" office:value="3619" calcext:value-type="float">
            <text:p>3619</text:p>
          </table:table-cell>
          <table:table-cell table:style-name="ce146" table:formula="of:=SUMIF([.$P141:.$W141];&quot;&gt;0&quot;;[.$P$3:.$W$3])" office:value-type="float" office:value="0" calcext:value-type="float">
            <text:p>0</text:p>
          </table:table-cell>
          <table:table-cell table:style-name="ce146" table:formula="of:=SUMIF([.$Y141:.$AF141];&quot;&gt;0&quot;;[.$Y$3:.$AF$3])" office:value-type="float" office:value="65" calcext:value-type="float">
            <text:p>65</text:p>
          </table:table-cell>
          <table:table-cell table:style-name="ce146" table:formula="of:=SUMIF([.$AH141:.$AO141];&quot;&gt;0&quot;;[.$AH$3:.$AO$3])" office:value-type="float" office:value="128" calcext:value-type="float">
            <text:p>128</text:p>
          </table:table-cell>
          <table:table-cell table:style-name="ce146" table:formula="of:=SUMIF([.$AQ141:.$AX141];&quot;&gt;0&quot;;[.$AQ$3:.$AX$3])" office:value-type="float" office:value="0" calcext:value-type="float">
            <text:p>0</text:p>
          </table:table-cell>
          <table:table-cell table:style-name="ce146" table:formula="of:=SUMIF([.$BA141:.$BH141];&quot;&gt;0&quot;;[.$BA$3:.$BH$3])" office:value-type="float" office:value="4" calcext:value-type="float">
            <text:p>4</text:p>
          </table:table-cell>
          <table:table-cell/>
          <table:table-cell table:style-name="ce103" table:formula="of:=[.BT141]" office:value-type="float" office:value="3619" calcext:value-type="float">
            <text:p>3619</text:p>
          </table:table-cell>
          <table:table-cell table:style-name="ce103" table:formula="of:=DEC2HEX([.BU141];2)" office:value-type="string" office:string-value="00" calcext:value-type="string">
            <text:p>00</text:p>
          </table:table-cell>
          <table:table-cell table:style-name="ce103" table:formula="of:=DEC2HEX([.BV141];2)" office:value-type="string" office:string-value="41" calcext:value-type="string">
            <text:p>41</text:p>
          </table:table-cell>
          <table:table-cell table:style-name="ce103" table:formula="of:=DEC2HEX([.BW141];2)" office:value-type="string" office:string-value="80" calcext:value-type="string">
            <text:p>80</text:p>
          </table:table-cell>
          <table:table-cell table:style-name="ce103" table:formula="of:=DEC2HEX([.BX141];2)" office:value-type="string" office:string-value="00" calcext:value-type="string">
            <text:p>00</text:p>
          </table:table-cell>
          <table:table-cell table:style-name="ce103" table:formula="of:=DEC2HEX([.BY141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27" calcext:value-type="float">
            <text:p>227</text:p>
          </table:table-cell>
          <table:table-cell table:style-name="ce103" table:formula="of:=DEC2HEX([.A142];2)" office:value-type="string" office:string-value="E3" calcext:value-type="string">
            <text:p>E3</text:p>
          </table:table-cell>
          <table:table-cell table:style-name="ce148" office:value-type="string" calcext:value-type="string">
            <text:p>MOV B,MRlow</text:p>
          </table:table-cell>
          <table:table-cell table:style-name="ce158" table:formula="of:=DEC2BIN([.A142];8)" office:value-type="string" office:string-value="11100011" calcext:value-type="string">
            <text:p>1110001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Rlow to B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42] &amp; DEC2BIN([.K142];4)" office:value-type="string" office:string-value="0111000110011" calcext:value-type="string">
            <text:p>0111000110011</text:p>
          </table:table-cell>
          <table:table-cell table:style-name="ce103" table:formula="of:=&quot;0&quot; &amp; BIN2HEX([.D142];2) &amp; DEC2HEX([.K142];1)" office:value-type="string" office:string-value="0E33" calcext:value-type="string">
            <text:p>0E33</text:p>
          </table:table-cell>
          <table:table-cell table:formula="of:=HEX2DEC([.BS142])" office:value-type="float" office:value="3635" calcext:value-type="float">
            <text:p>3635</text:p>
          </table:table-cell>
          <table:table-cell table:style-name="ce146" table:formula="of:=SUMIF([.$P142:.$W142];&quot;&gt;0&quot;;[.$P$3:.$W$3])" office:value-type="float" office:value="0" calcext:value-type="float">
            <text:p>0</text:p>
          </table:table-cell>
          <table:table-cell table:style-name="ce146" table:formula="of:=SUMIF([.$Y142:.$AF142];&quot;&gt;0&quot;;[.$Y$3:.$AF$3])" office:value-type="float" office:value="17" calcext:value-type="float">
            <text:p>17</text:p>
          </table:table-cell>
          <table:table-cell table:style-name="ce146" table:formula="of:=SUMIF([.$AH142:.$AO142];&quot;&gt;0&quot;;[.$AH$3:.$AO$3])" office:value-type="float" office:value="32" calcext:value-type="float">
            <text:p>32</text:p>
          </table:table-cell>
          <table:table-cell table:style-name="ce146" table:formula="of:=SUMIF([.$AQ142:.$AX142];&quot;&gt;0&quot;;[.$AQ$3:.$AX$3])" office:value-type="float" office:value="0" calcext:value-type="float">
            <text:p>0</text:p>
          </table:table-cell>
          <table:table-cell table:style-name="ce146" table:formula="of:=SUMIF([.$BA142:.$BH142];&quot;&gt;0&quot;;[.$BA$3:.$BH$3])" office:value-type="float" office:value="4" calcext:value-type="float">
            <text:p>4</text:p>
          </table:table-cell>
          <table:table-cell/>
          <table:table-cell table:style-name="ce103" table:formula="of:=[.BT142]" office:value-type="float" office:value="3635" calcext:value-type="float">
            <text:p>3635</text:p>
          </table:table-cell>
          <table:table-cell table:style-name="ce103" table:formula="of:=DEC2HEX([.BU142];2)" office:value-type="string" office:string-value="00" calcext:value-type="string">
            <text:p>00</text:p>
          </table:table-cell>
          <table:table-cell table:style-name="ce103" table:formula="of:=DEC2HEX([.BV142];2)" office:value-type="string" office:string-value="11" calcext:value-type="string">
            <text:p>11</text:p>
          </table:table-cell>
          <table:table-cell table:style-name="ce103" table:formula="of:=DEC2HEX([.BW142];2)" office:value-type="string" office:string-value="20" calcext:value-type="string">
            <text:p>20</text:p>
          </table:table-cell>
          <table:table-cell table:style-name="ce103" table:formula="of:=DEC2HEX([.BX142];2)" office:value-type="string" office:string-value="00" calcext:value-type="string">
            <text:p>00</text:p>
          </table:table-cell>
          <table:table-cell table:style-name="ce103" table:formula="of:=DEC2HEX([.BY142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28" calcext:value-type="float">
            <text:p>228</text:p>
          </table:table-cell>
          <table:table-cell table:style-name="ce103" table:formula="of:=DEC2HEX([.A143];2)" office:value-type="string" office:string-value="E4" calcext:value-type="string">
            <text:p>E4</text:p>
          </table:table-cell>
          <table:table-cell table:style-name="ce148" office:value-type="string" calcext:value-type="string">
            <text:p>MOV B,MRhigh</text:p>
          </table:table-cell>
          <table:table-cell table:style-name="ce158" table:formula="of:=DEC2BIN([.A143];8)" office:value-type="string" office:string-value="11100100" calcext:value-type="string">
            <text:p>111001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Rhigh to B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43] &amp; DEC2BIN([.K143];4)" office:value-type="string" office:string-value="0111001000011" calcext:value-type="string">
            <text:p>0111001000011</text:p>
          </table:table-cell>
          <table:table-cell table:style-name="ce103" table:formula="of:=&quot;0&quot; &amp; BIN2HEX([.D143];2) &amp; DEC2HEX([.K143];1)" office:value-type="string" office:string-value="0E43" calcext:value-type="string">
            <text:p>0E43</text:p>
          </table:table-cell>
          <table:table-cell table:formula="of:=HEX2DEC([.BS143])" office:value-type="float" office:value="3651" calcext:value-type="float">
            <text:p>3651</text:p>
          </table:table-cell>
          <table:table-cell table:style-name="ce146" table:formula="of:=SUMIF([.$P143:.$W143];&quot;&gt;0&quot;;[.$P$3:.$W$3])" office:value-type="float" office:value="0" calcext:value-type="float">
            <text:p>0</text:p>
          </table:table-cell>
          <table:table-cell table:style-name="ce146" table:formula="of:=SUMIF([.$Y143:.$AF143];&quot;&gt;0&quot;;[.$Y$3:.$AF$3])" office:value-type="float" office:value="17" calcext:value-type="float">
            <text:p>17</text:p>
          </table:table-cell>
          <table:table-cell table:style-name="ce146" table:formula="of:=SUMIF([.$AH143:.$AO143];&quot;&gt;0&quot;;[.$AH$3:.$AO$3])" office:value-type="float" office:value="128" calcext:value-type="float">
            <text:p>128</text:p>
          </table:table-cell>
          <table:table-cell table:style-name="ce146" table:formula="of:=SUMIF([.$AQ143:.$AX143];&quot;&gt;0&quot;;[.$AQ$3:.$AX$3])" office:value-type="float" office:value="0" calcext:value-type="float">
            <text:p>0</text:p>
          </table:table-cell>
          <table:table-cell table:style-name="ce146" table:formula="of:=SUMIF([.$BA143:.$BH143];&quot;&gt;0&quot;;[.$BA$3:.$BH$3])" office:value-type="float" office:value="4" calcext:value-type="float">
            <text:p>4</text:p>
          </table:table-cell>
          <table:table-cell/>
          <table:table-cell table:style-name="ce103" table:formula="of:=[.BT143]" office:value-type="float" office:value="3651" calcext:value-type="float">
            <text:p>3651</text:p>
          </table:table-cell>
          <table:table-cell table:style-name="ce103" table:formula="of:=DEC2HEX([.BU143];2)" office:value-type="string" office:string-value="00" calcext:value-type="string">
            <text:p>00</text:p>
          </table:table-cell>
          <table:table-cell table:style-name="ce103" table:formula="of:=DEC2HEX([.BV143];2)" office:value-type="string" office:string-value="11" calcext:value-type="string">
            <text:p>11</text:p>
          </table:table-cell>
          <table:table-cell table:style-name="ce103" table:formula="of:=DEC2HEX([.BW143];2)" office:value-type="string" office:string-value="80" calcext:value-type="string">
            <text:p>80</text:p>
          </table:table-cell>
          <table:table-cell table:style-name="ce103" table:formula="of:=DEC2HEX([.BX143];2)" office:value-type="string" office:string-value="00" calcext:value-type="string">
            <text:p>00</text:p>
          </table:table-cell>
          <table:table-cell table:style-name="ce103" table:formula="of:=DEC2HEX([.BY143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29" calcext:value-type="float">
            <text:p>229</text:p>
          </table:table-cell>
          <table:table-cell table:style-name="ce103" table:formula="of:=DEC2HEX([.A144];2)" office:value-type="string" office:string-value="E5" calcext:value-type="string">
            <text:p>E5</text:p>
          </table:table-cell>
          <table:table-cell table:style-name="ce148" office:value-type="string" calcext:value-type="string">
            <text:p>MOV MEM,MRlow</text:p>
          </table:table-cell>
          <table:table-cell table:style-name="ce158" table:formula="of:=DEC2BIN([.A144];8)" office:value-type="string" office:string-value="11100101" calcext:value-type="string">
            <text:p>111001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Rlow to MEM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44] &amp; DEC2BIN([.K144];4)" office:value-type="string" office:string-value="0111001010011" calcext:value-type="string">
            <text:p>0111001010011</text:p>
          </table:table-cell>
          <table:table-cell table:style-name="ce103" table:formula="of:=&quot;0&quot; &amp; BIN2HEX([.D144];2) &amp; DEC2HEX([.K144];1)" office:value-type="string" office:string-value="0E53" calcext:value-type="string">
            <text:p>0E53</text:p>
          </table:table-cell>
          <table:table-cell table:formula="of:=HEX2DEC([.BS144])" office:value-type="float" office:value="3667" calcext:value-type="float">
            <text:p>3667</text:p>
          </table:table-cell>
          <table:table-cell table:style-name="ce146" table:formula="of:=SUMIF([.$P144:.$W144];&quot;&gt;0&quot;;[.$P$3:.$W$3])" office:value-type="float" office:value="1" calcext:value-type="float">
            <text:p>1</text:p>
          </table:table-cell>
          <table:table-cell table:style-name="ce146" table:formula="of:=SUMIF([.$Y144:.$AF144];&quot;&gt;0&quot;;[.$Y$3:.$AF$3])" office:value-type="float" office:value="1" calcext:value-type="float">
            <text:p>1</text:p>
          </table:table-cell>
          <table:table-cell table:style-name="ce146" table:formula="of:=SUMIF([.$AH144:.$AO144];&quot;&gt;0&quot;;[.$AH$3:.$AO$3])" office:value-type="float" office:value="32" calcext:value-type="float">
            <text:p>32</text:p>
          </table:table-cell>
          <table:table-cell table:style-name="ce146" table:formula="of:=SUMIF([.$AQ144:.$AX144];&quot;&gt;0&quot;;[.$AQ$3:.$AX$3])" office:value-type="float" office:value="0" calcext:value-type="float">
            <text:p>0</text:p>
          </table:table-cell>
          <table:table-cell table:style-name="ce146" table:formula="of:=SUMIF([.$BA144:.$BH144];&quot;&gt;0&quot;;[.$BA$3:.$BH$3])" office:value-type="float" office:value="4" calcext:value-type="float">
            <text:p>4</text:p>
          </table:table-cell>
          <table:table-cell/>
          <table:table-cell table:style-name="ce103" table:formula="of:=[.BT144]" office:value-type="float" office:value="3667" calcext:value-type="float">
            <text:p>3667</text:p>
          </table:table-cell>
          <table:table-cell table:style-name="ce103" table:formula="of:=DEC2HEX([.BU144];2)" office:value-type="string" office:string-value="01" calcext:value-type="string">
            <text:p>01</text:p>
          </table:table-cell>
          <table:table-cell table:style-name="ce103" table:formula="of:=DEC2HEX([.BV144];2)" office:value-type="string" office:string-value="01" calcext:value-type="string">
            <text:p>01</text:p>
          </table:table-cell>
          <table:table-cell table:style-name="ce103" table:formula="of:=DEC2HEX([.BW144];2)" office:value-type="string" office:string-value="20" calcext:value-type="string">
            <text:p>20</text:p>
          </table:table-cell>
          <table:table-cell table:style-name="ce103" table:formula="of:=DEC2HEX([.BX144];2)" office:value-type="string" office:string-value="00" calcext:value-type="string">
            <text:p>00</text:p>
          </table:table-cell>
          <table:table-cell table:style-name="ce103" table:formula="of:=DEC2HEX([.BY144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30" calcext:value-type="float">
            <text:p>230</text:p>
          </table:table-cell>
          <table:table-cell table:style-name="ce103" table:formula="of:=DEC2HEX([.A145];2)" office:value-type="string" office:string-value="E6" calcext:value-type="string">
            <text:p>E6</text:p>
          </table:table-cell>
          <table:table-cell table:style-name="ce148" office:value-type="string" calcext:value-type="string">
            <text:p>MOV MEM,MRhigh</text:p>
          </table:table-cell>
          <table:table-cell table:style-name="ce158" table:formula="of:=DEC2BIN([.A145];8)" office:value-type="string" office:string-value="11100110" calcext:value-type="string">
            <text:p>1110011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Rhigh to MEM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45] &amp; DEC2BIN([.K145];4)" office:value-type="string" office:string-value="0111001100011" calcext:value-type="string">
            <text:p>0111001100011</text:p>
          </table:table-cell>
          <table:table-cell table:style-name="ce103" table:formula="of:=&quot;0&quot; &amp; BIN2HEX([.D145];2) &amp; DEC2HEX([.K145];1)" office:value-type="string" office:string-value="0E63" calcext:value-type="string">
            <text:p>0E63</text:p>
          </table:table-cell>
          <table:table-cell table:formula="of:=HEX2DEC([.BS145])" office:value-type="float" office:value="3683" calcext:value-type="float">
            <text:p>3683</text:p>
          </table:table-cell>
          <table:table-cell table:style-name="ce146" table:formula="of:=SUMIF([.$P145:.$W145];&quot;&gt;0&quot;;[.$P$3:.$W$3])" office:value-type="float" office:value="1" calcext:value-type="float">
            <text:p>1</text:p>
          </table:table-cell>
          <table:table-cell table:style-name="ce146" table:formula="of:=SUMIF([.$Y145:.$AF145];&quot;&gt;0&quot;;[.$Y$3:.$AF$3])" office:value-type="float" office:value="1" calcext:value-type="float">
            <text:p>1</text:p>
          </table:table-cell>
          <table:table-cell table:style-name="ce146" table:formula="of:=SUMIF([.$AH145:.$AO145];&quot;&gt;0&quot;;[.$AH$3:.$AO$3])" office:value-type="float" office:value="128" calcext:value-type="float">
            <text:p>128</text:p>
          </table:table-cell>
          <table:table-cell table:style-name="ce146" table:formula="of:=SUMIF([.$AQ145:.$AX145];&quot;&gt;0&quot;;[.$AQ$3:.$AX$3])" office:value-type="float" office:value="0" calcext:value-type="float">
            <text:p>0</text:p>
          </table:table-cell>
          <table:table-cell table:style-name="ce146" table:formula="of:=SUMIF([.$BA145:.$BH145];&quot;&gt;0&quot;;[.$BA$3:.$BH$3])" office:value-type="float" office:value="4" calcext:value-type="float">
            <text:p>4</text:p>
          </table:table-cell>
          <table:table-cell/>
          <table:table-cell table:style-name="ce103" table:formula="of:=[.BT145]" office:value-type="float" office:value="3683" calcext:value-type="float">
            <text:p>3683</text:p>
          </table:table-cell>
          <table:table-cell table:style-name="ce103" table:formula="of:=DEC2HEX([.BU145];2)" office:value-type="string" office:string-value="01" calcext:value-type="string">
            <text:p>01</text:p>
          </table:table-cell>
          <table:table-cell table:style-name="ce103" table:formula="of:=DEC2HEX([.BV145];2)" office:value-type="string" office:string-value="01" calcext:value-type="string">
            <text:p>01</text:p>
          </table:table-cell>
          <table:table-cell table:style-name="ce103" table:formula="of:=DEC2HEX([.BW145];2)" office:value-type="string" office:string-value="80" calcext:value-type="string">
            <text:p>80</text:p>
          </table:table-cell>
          <table:table-cell table:style-name="ce103" table:formula="of:=DEC2HEX([.BX145];2)" office:value-type="string" office:string-value="00" calcext:value-type="string">
            <text:p>00</text:p>
          </table:table-cell>
          <table:table-cell table:style-name="ce103" table:formula="of:=DEC2HEX([.BY145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31" calcext:value-type="float">
            <text:p>231</text:p>
          </table:table-cell>
          <table:table-cell table:style-name="ce103" table:formula="of:=DEC2HEX([.A146];2)" office:value-type="string" office:string-value="E7" calcext:value-type="string">
            <text:p>E7</text:p>
          </table:table-cell>
          <table:table-cell table:style-name="ce148" office:value-type="string" calcext:value-type="string">
            <text:p>MOV A,TRlow</text:p>
          </table:table-cell>
          <table:table-cell table:style-name="ce158" table:formula="of:=DEC2BIN([.A146];8)" office:value-type="string" office:string-value="11100111" calcext:value-type="string">
            <text:p>1110011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TRlow to A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46] &amp; DEC2BIN([.K146];4)" office:value-type="string" office:string-value="0111001110011" calcext:value-type="string">
            <text:p>0111001110011</text:p>
          </table:table-cell>
          <table:table-cell table:style-name="ce103" table:formula="of:=&quot;0&quot; &amp; BIN2HEX([.D146];2) &amp; DEC2HEX([.K146];1)" office:value-type="string" office:string-value="0E73" calcext:value-type="string">
            <text:p>0E73</text:p>
          </table:table-cell>
          <table:table-cell table:formula="of:=HEX2DEC([.BS146])" office:value-type="float" office:value="3699" calcext:value-type="float">
            <text:p>3699</text:p>
          </table:table-cell>
          <table:table-cell table:style-name="ce146" table:formula="of:=SUMIF([.$P146:.$W146];&quot;&gt;0&quot;;[.$P$3:.$W$3])" office:value-type="float" office:value="0" calcext:value-type="float">
            <text:p>0</text:p>
          </table:table-cell>
          <table:table-cell table:style-name="ce146" table:formula="of:=SUMIF([.$Y146:.$AF146];&quot;&gt;0&quot;;[.$Y$3:.$AF$3])" office:value-type="float" office:value="65" calcext:value-type="float">
            <text:p>65</text:p>
          </table:table-cell>
          <table:table-cell table:style-name="ce146" table:formula="of:=SUMIF([.$AH146:.$AO146];&quot;&gt;0&quot;;[.$AH$3:.$AO$3])" office:value-type="float" office:value="2" calcext:value-type="float">
            <text:p>2</text:p>
          </table:table-cell>
          <table:table-cell table:style-name="ce146" table:formula="of:=SUMIF([.$AQ146:.$AX146];&quot;&gt;0&quot;;[.$AQ$3:.$AX$3])" office:value-type="float" office:value="0" calcext:value-type="float">
            <text:p>0</text:p>
          </table:table-cell>
          <table:table-cell table:style-name="ce146" table:formula="of:=SUMIF([.$BA146:.$BH146];&quot;&gt;0&quot;;[.$BA$3:.$BH$3])" office:value-type="float" office:value="4" calcext:value-type="float">
            <text:p>4</text:p>
          </table:table-cell>
          <table:table-cell/>
          <table:table-cell table:style-name="ce103" table:formula="of:=[.BT146]" office:value-type="float" office:value="3699" calcext:value-type="float">
            <text:p>3699</text:p>
          </table:table-cell>
          <table:table-cell table:style-name="ce103" table:formula="of:=DEC2HEX([.BU146];2)" office:value-type="string" office:string-value="00" calcext:value-type="string">
            <text:p>00</text:p>
          </table:table-cell>
          <table:table-cell table:style-name="ce103" table:formula="of:=DEC2HEX([.BV146];2)" office:value-type="string" office:string-value="41" calcext:value-type="string">
            <text:p>41</text:p>
          </table:table-cell>
          <table:table-cell table:style-name="ce103" table:formula="of:=DEC2HEX([.BW146];2)" office:value-type="string" office:string-value="02" calcext:value-type="string">
            <text:p>02</text:p>
          </table:table-cell>
          <table:table-cell table:style-name="ce103" table:formula="of:=DEC2HEX([.BX146];2)" office:value-type="string" office:string-value="00" calcext:value-type="string">
            <text:p>00</text:p>
          </table:table-cell>
          <table:table-cell table:style-name="ce103" table:formula="of:=DEC2HEX([.BY146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32" calcext:value-type="float">
            <text:p>232</text:p>
          </table:table-cell>
          <table:table-cell table:style-name="ce103" table:formula="of:=DEC2HEX([.A147];2)" office:value-type="string" office:string-value="E8" calcext:value-type="string">
            <text:p>E8</text:p>
          </table:table-cell>
          <table:table-cell table:style-name="ce148" office:value-type="string" calcext:value-type="string">
            <text:p>MOV A,TRhigh</text:p>
          </table:table-cell>
          <table:table-cell table:style-name="ce158" table:formula="of:=DEC2BIN([.A147];8)" office:value-type="string" office:string-value="11101000" calcext:value-type="string">
            <text:p>111010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TRhigh to A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47] &amp; DEC2BIN([.K147];4)" office:value-type="string" office:string-value="0111010000011" calcext:value-type="string">
            <text:p>0111010000011</text:p>
          </table:table-cell>
          <table:table-cell table:style-name="ce103" table:formula="of:=&quot;0&quot; &amp; BIN2HEX([.D147];2) &amp; DEC2HEX([.K147];1)" office:value-type="string" office:string-value="0E83" calcext:value-type="string">
            <text:p>0E83</text:p>
          </table:table-cell>
          <table:table-cell table:formula="of:=HEX2DEC([.BS147])" office:value-type="float" office:value="3715" calcext:value-type="float">
            <text:p>3715</text:p>
          </table:table-cell>
          <table:table-cell table:style-name="ce146" table:formula="of:=SUMIF([.$P147:.$W147];&quot;&gt;0&quot;;[.$P$3:.$W$3])" office:value-type="float" office:value="0" calcext:value-type="float">
            <text:p>0</text:p>
          </table:table-cell>
          <table:table-cell table:style-name="ce146" table:formula="of:=SUMIF([.$Y147:.$AF147];&quot;&gt;0&quot;;[.$Y$3:.$AF$3])" office:value-type="float" office:value="65" calcext:value-type="float">
            <text:p>65</text:p>
          </table:table-cell>
          <table:table-cell table:style-name="ce146" table:formula="of:=SUMIF([.$AH147:.$AO147];&quot;&gt;0&quot;;[.$AH$3:.$AO$3])" office:value-type="float" office:value="8" calcext:value-type="float">
            <text:p>8</text:p>
          </table:table-cell>
          <table:table-cell table:style-name="ce146" table:formula="of:=SUMIF([.$AQ147:.$AX147];&quot;&gt;0&quot;;[.$AQ$3:.$AX$3])" office:value-type="float" office:value="0" calcext:value-type="float">
            <text:p>0</text:p>
          </table:table-cell>
          <table:table-cell table:style-name="ce146" table:formula="of:=SUMIF([.$BA147:.$BH147];&quot;&gt;0&quot;;[.$BA$3:.$BH$3])" office:value-type="float" office:value="4" calcext:value-type="float">
            <text:p>4</text:p>
          </table:table-cell>
          <table:table-cell/>
          <table:table-cell table:style-name="ce103" table:formula="of:=[.BT147]" office:value-type="float" office:value="3715" calcext:value-type="float">
            <text:p>3715</text:p>
          </table:table-cell>
          <table:table-cell table:style-name="ce103" table:formula="of:=DEC2HEX([.BU147];2)" office:value-type="string" office:string-value="00" calcext:value-type="string">
            <text:p>00</text:p>
          </table:table-cell>
          <table:table-cell table:style-name="ce103" table:formula="of:=DEC2HEX([.BV147];2)" office:value-type="string" office:string-value="41" calcext:value-type="string">
            <text:p>41</text:p>
          </table:table-cell>
          <table:table-cell table:style-name="ce103" table:formula="of:=DEC2HEX([.BW147];2)" office:value-type="string" office:string-value="08" calcext:value-type="string">
            <text:p>08</text:p>
          </table:table-cell>
          <table:table-cell table:style-name="ce103" table:formula="of:=DEC2HEX([.BX147];2)" office:value-type="string" office:string-value="00" calcext:value-type="string">
            <text:p>00</text:p>
          </table:table-cell>
          <table:table-cell table:style-name="ce103" table:formula="of:=DEC2HEX([.BY147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33" calcext:value-type="float">
            <text:p>233</text:p>
          </table:table-cell>
          <table:table-cell table:style-name="ce103" table:formula="of:=DEC2HEX([.A148];2)" office:value-type="string" office:string-value="E9" calcext:value-type="string">
            <text:p>E9</text:p>
          </table:table-cell>
          <table:table-cell table:style-name="ce148" office:value-type="string" calcext:value-type="string">
            <text:p>MOV B,TRlow</text:p>
          </table:table-cell>
          <table:table-cell table:style-name="ce158" table:formula="of:=DEC2BIN([.A148];8)" office:value-type="string" office:string-value="11101001" calcext:value-type="string">
            <text:p>111010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TRlow to B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48] &amp; DEC2BIN([.K148];4)" office:value-type="string" office:string-value="0111010010011" calcext:value-type="string">
            <text:p>0111010010011</text:p>
          </table:table-cell>
          <table:table-cell table:style-name="ce103" table:formula="of:=&quot;0&quot; &amp; BIN2HEX([.D148];2) &amp; DEC2HEX([.K148];1)" office:value-type="string" office:string-value="0E93" calcext:value-type="string">
            <text:p>0E93</text:p>
          </table:table-cell>
          <table:table-cell table:formula="of:=HEX2DEC([.BS148])" office:value-type="float" office:value="3731" calcext:value-type="float">
            <text:p>3731</text:p>
          </table:table-cell>
          <table:table-cell table:style-name="ce146" table:formula="of:=SUMIF([.$P148:.$W148];&quot;&gt;0&quot;;[.$P$3:.$W$3])" office:value-type="float" office:value="0" calcext:value-type="float">
            <text:p>0</text:p>
          </table:table-cell>
          <table:table-cell table:style-name="ce146" table:formula="of:=SUMIF([.$Y148:.$AF148];&quot;&gt;0&quot;;[.$Y$3:.$AF$3])" office:value-type="float" office:value="17" calcext:value-type="float">
            <text:p>17</text:p>
          </table:table-cell>
          <table:table-cell table:style-name="ce146" table:formula="of:=SUMIF([.$AH148:.$AO148];&quot;&gt;0&quot;;[.$AH$3:.$AO$3])" office:value-type="float" office:value="2" calcext:value-type="float">
            <text:p>2</text:p>
          </table:table-cell>
          <table:table-cell table:style-name="ce146" table:formula="of:=SUMIF([.$AQ148:.$AX148];&quot;&gt;0&quot;;[.$AQ$3:.$AX$3])" office:value-type="float" office:value="0" calcext:value-type="float">
            <text:p>0</text:p>
          </table:table-cell>
          <table:table-cell table:style-name="ce146" table:formula="of:=SUMIF([.$BA148:.$BH148];&quot;&gt;0&quot;;[.$BA$3:.$BH$3])" office:value-type="float" office:value="4" calcext:value-type="float">
            <text:p>4</text:p>
          </table:table-cell>
          <table:table-cell/>
          <table:table-cell table:style-name="ce103" table:formula="of:=[.BT148]" office:value-type="float" office:value="3731" calcext:value-type="float">
            <text:p>3731</text:p>
          </table:table-cell>
          <table:table-cell table:style-name="ce103" table:formula="of:=DEC2HEX([.BU148];2)" office:value-type="string" office:string-value="00" calcext:value-type="string">
            <text:p>00</text:p>
          </table:table-cell>
          <table:table-cell table:style-name="ce103" table:formula="of:=DEC2HEX([.BV148];2)" office:value-type="string" office:string-value="11" calcext:value-type="string">
            <text:p>11</text:p>
          </table:table-cell>
          <table:table-cell table:style-name="ce103" table:formula="of:=DEC2HEX([.BW148];2)" office:value-type="string" office:string-value="02" calcext:value-type="string">
            <text:p>02</text:p>
          </table:table-cell>
          <table:table-cell table:style-name="ce103" table:formula="of:=DEC2HEX([.BX148];2)" office:value-type="string" office:string-value="00" calcext:value-type="string">
            <text:p>00</text:p>
          </table:table-cell>
          <table:table-cell table:style-name="ce103" table:formula="of:=DEC2HEX([.BY148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34" calcext:value-type="float">
            <text:p>234</text:p>
          </table:table-cell>
          <table:table-cell table:style-name="ce103" table:formula="of:=DEC2HEX([.A149];2)" office:value-type="string" office:string-value="EA" calcext:value-type="string">
            <text:p>EA</text:p>
          </table:table-cell>
          <table:table-cell table:style-name="ce148" office:value-type="string" calcext:value-type="string">
            <text:p>MOV B,TRhigh</text:p>
          </table:table-cell>
          <table:table-cell table:style-name="ce158" table:formula="of:=DEC2BIN([.A149];8)" office:value-type="string" office:string-value="11101010" calcext:value-type="string">
            <text:p>1110101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TRhigh to B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49] &amp; DEC2BIN([.K149];4)" office:value-type="string" office:string-value="0111010100011" calcext:value-type="string">
            <text:p>0111010100011</text:p>
          </table:table-cell>
          <table:table-cell table:style-name="ce103" table:formula="of:=&quot;0&quot; &amp; BIN2HEX([.D149];2) &amp; DEC2HEX([.K149];1)" office:value-type="string" office:string-value="0EA3" calcext:value-type="string">
            <text:p>0EA3</text:p>
          </table:table-cell>
          <table:table-cell table:formula="of:=HEX2DEC([.BS149])" office:value-type="float" office:value="3747" calcext:value-type="float">
            <text:p>3747</text:p>
          </table:table-cell>
          <table:table-cell table:style-name="ce146" table:formula="of:=SUMIF([.$P149:.$W149];&quot;&gt;0&quot;;[.$P$3:.$W$3])" office:value-type="float" office:value="0" calcext:value-type="float">
            <text:p>0</text:p>
          </table:table-cell>
          <table:table-cell table:style-name="ce146" table:formula="of:=SUMIF([.$Y149:.$AF149];&quot;&gt;0&quot;;[.$Y$3:.$AF$3])" office:value-type="float" office:value="17" calcext:value-type="float">
            <text:p>17</text:p>
          </table:table-cell>
          <table:table-cell table:style-name="ce146" table:formula="of:=SUMIF([.$AH149:.$AO149];&quot;&gt;0&quot;;[.$AH$3:.$AO$3])" office:value-type="float" office:value="8" calcext:value-type="float">
            <text:p>8</text:p>
          </table:table-cell>
          <table:table-cell table:style-name="ce146" table:formula="of:=SUMIF([.$AQ149:.$AX149];&quot;&gt;0&quot;;[.$AQ$3:.$AX$3])" office:value-type="float" office:value="0" calcext:value-type="float">
            <text:p>0</text:p>
          </table:table-cell>
          <table:table-cell table:style-name="ce146" table:formula="of:=SUMIF([.$BA149:.$BH149];&quot;&gt;0&quot;;[.$BA$3:.$BH$3])" office:value-type="float" office:value="4" calcext:value-type="float">
            <text:p>4</text:p>
          </table:table-cell>
          <table:table-cell/>
          <table:table-cell table:style-name="ce103" table:formula="of:=[.BT149]" office:value-type="float" office:value="3747" calcext:value-type="float">
            <text:p>3747</text:p>
          </table:table-cell>
          <table:table-cell table:style-name="ce103" table:formula="of:=DEC2HEX([.BU149];2)" office:value-type="string" office:string-value="00" calcext:value-type="string">
            <text:p>00</text:p>
          </table:table-cell>
          <table:table-cell table:style-name="ce103" table:formula="of:=DEC2HEX([.BV149];2)" office:value-type="string" office:string-value="11" calcext:value-type="string">
            <text:p>11</text:p>
          </table:table-cell>
          <table:table-cell table:style-name="ce103" table:formula="of:=DEC2HEX([.BW149];2)" office:value-type="string" office:string-value="08" calcext:value-type="string">
            <text:p>08</text:p>
          </table:table-cell>
          <table:table-cell table:style-name="ce103" table:formula="of:=DEC2HEX([.BX149];2)" office:value-type="string" office:string-value="00" calcext:value-type="string">
            <text:p>00</text:p>
          </table:table-cell>
          <table:table-cell table:style-name="ce103" table:formula="of:=DEC2HEX([.BY149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35" calcext:value-type="float">
            <text:p>235</text:p>
          </table:table-cell>
          <table:table-cell table:style-name="ce103" table:formula="of:=DEC2HEX([.A150];2)" office:value-type="string" office:string-value="EB" calcext:value-type="string">
            <text:p>EB</text:p>
          </table:table-cell>
          <table:table-cell table:style-name="ce148" office:value-type="string" calcext:value-type="string">
            <text:p>MOV MEM,TRlow</text:p>
          </table:table-cell>
          <table:table-cell table:style-name="ce158" table:formula="of:=DEC2BIN([.A150];8)" office:value-type="string" office:string-value="11101011" calcext:value-type="string">
            <text:p>1110101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TRlow to MEM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50] &amp; DEC2BIN([.K150];4)" office:value-type="string" office:string-value="0111010110011" calcext:value-type="string">
            <text:p>0111010110011</text:p>
          </table:table-cell>
          <table:table-cell table:style-name="ce103" table:formula="of:=&quot;0&quot; &amp; BIN2HEX([.D150];2) &amp; DEC2HEX([.K150];1)" office:value-type="string" office:string-value="0EB3" calcext:value-type="string">
            <text:p>0EB3</text:p>
          </table:table-cell>
          <table:table-cell table:formula="of:=HEX2DEC([.BS150])" office:value-type="float" office:value="3763" calcext:value-type="float">
            <text:p>3763</text:p>
          </table:table-cell>
          <table:table-cell table:style-name="ce146" table:formula="of:=SUMIF([.$P150:.$W150];&quot;&gt;0&quot;;[.$P$3:.$W$3])" office:value-type="float" office:value="1" calcext:value-type="float">
            <text:p>1</text:p>
          </table:table-cell>
          <table:table-cell table:style-name="ce146" table:formula="of:=SUMIF([.$Y150:.$AF150];&quot;&gt;0&quot;;[.$Y$3:.$AF$3])" office:value-type="float" office:value="1" calcext:value-type="float">
            <text:p>1</text:p>
          </table:table-cell>
          <table:table-cell table:style-name="ce146" table:formula="of:=SUMIF([.$AH150:.$AO150];&quot;&gt;0&quot;;[.$AH$3:.$AO$3])" office:value-type="float" office:value="2" calcext:value-type="float">
            <text:p>2</text:p>
          </table:table-cell>
          <table:table-cell table:style-name="ce146" table:formula="of:=SUMIF([.$AQ150:.$AX150];&quot;&gt;0&quot;;[.$AQ$3:.$AX$3])" office:value-type="float" office:value="0" calcext:value-type="float">
            <text:p>0</text:p>
          </table:table-cell>
          <table:table-cell table:style-name="ce146" table:formula="of:=SUMIF([.$BA150:.$BH150];&quot;&gt;0&quot;;[.$BA$3:.$BH$3])" office:value-type="float" office:value="4" calcext:value-type="float">
            <text:p>4</text:p>
          </table:table-cell>
          <table:table-cell/>
          <table:table-cell table:style-name="ce103" table:formula="of:=[.BT150]" office:value-type="float" office:value="3763" calcext:value-type="float">
            <text:p>3763</text:p>
          </table:table-cell>
          <table:table-cell table:style-name="ce103" table:formula="of:=DEC2HEX([.BU150];2)" office:value-type="string" office:string-value="01" calcext:value-type="string">
            <text:p>01</text:p>
          </table:table-cell>
          <table:table-cell table:style-name="ce103" table:formula="of:=DEC2HEX([.BV150];2)" office:value-type="string" office:string-value="01" calcext:value-type="string">
            <text:p>01</text:p>
          </table:table-cell>
          <table:table-cell table:style-name="ce103" table:formula="of:=DEC2HEX([.BW150];2)" office:value-type="string" office:string-value="02" calcext:value-type="string">
            <text:p>02</text:p>
          </table:table-cell>
          <table:table-cell table:style-name="ce103" table:formula="of:=DEC2HEX([.BX150];2)" office:value-type="string" office:string-value="00" calcext:value-type="string">
            <text:p>00</text:p>
          </table:table-cell>
          <table:table-cell table:style-name="ce103" table:formula="of:=DEC2HEX([.BY150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36" calcext:value-type="float">
            <text:p>236</text:p>
          </table:table-cell>
          <table:table-cell table:style-name="ce103" table:formula="of:=DEC2HEX([.A151];2)" office:value-type="string" office:string-value="EC" calcext:value-type="string">
            <text:p>EC</text:p>
          </table:table-cell>
          <table:table-cell table:style-name="ce148" office:value-type="string" calcext:value-type="string">
            <text:p>MOV MEM,TRhigh</text:p>
          </table:table-cell>
          <table:table-cell table:style-name="ce158" table:formula="of:=DEC2BIN([.A151];8)" office:value-type="string" office:string-value="11101100" calcext:value-type="string">
            <text:p>111011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TRhigh to MEM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51] &amp; DEC2BIN([.K151];4)" office:value-type="string" office:string-value="0111011000011" calcext:value-type="string">
            <text:p>0111011000011</text:p>
          </table:table-cell>
          <table:table-cell table:style-name="ce103" table:formula="of:=&quot;0&quot; &amp; BIN2HEX([.D151];2) &amp; DEC2HEX([.K151];1)" office:value-type="string" office:string-value="0EC3" calcext:value-type="string">
            <text:p>0EC3</text:p>
          </table:table-cell>
          <table:table-cell table:formula="of:=HEX2DEC([.BS151])" office:value-type="float" office:value="3779" calcext:value-type="float">
            <text:p>3779</text:p>
          </table:table-cell>
          <table:table-cell table:style-name="ce146" table:formula="of:=SUMIF([.$P151:.$W151];&quot;&gt;0&quot;;[.$P$3:.$W$3])" office:value-type="float" office:value="1" calcext:value-type="float">
            <text:p>1</text:p>
          </table:table-cell>
          <table:table-cell table:style-name="ce146" table:formula="of:=SUMIF([.$Y151:.$AF151];&quot;&gt;0&quot;;[.$Y$3:.$AF$3])" office:value-type="float" office:value="1" calcext:value-type="float">
            <text:p>1</text:p>
          </table:table-cell>
          <table:table-cell table:style-name="ce146" table:formula="of:=SUMIF([.$AH151:.$AO151];&quot;&gt;0&quot;;[.$AH$3:.$AO$3])" office:value-type="float" office:value="8" calcext:value-type="float">
            <text:p>8</text:p>
          </table:table-cell>
          <table:table-cell table:style-name="ce146" table:formula="of:=SUMIF([.$AQ151:.$AX151];&quot;&gt;0&quot;;[.$AQ$3:.$AX$3])" office:value-type="float" office:value="0" calcext:value-type="float">
            <text:p>0</text:p>
          </table:table-cell>
          <table:table-cell table:style-name="ce146" table:formula="of:=SUMIF([.$BA151:.$BH151];&quot;&gt;0&quot;;[.$BA$3:.$BH$3])" office:value-type="float" office:value="4" calcext:value-type="float">
            <text:p>4</text:p>
          </table:table-cell>
          <table:table-cell/>
          <table:table-cell table:style-name="ce103" table:formula="of:=[.BT151]" office:value-type="float" office:value="3779" calcext:value-type="float">
            <text:p>3779</text:p>
          </table:table-cell>
          <table:table-cell table:style-name="ce103" table:formula="of:=DEC2HEX([.BU151];2)" office:value-type="string" office:string-value="01" calcext:value-type="string">
            <text:p>01</text:p>
          </table:table-cell>
          <table:table-cell table:style-name="ce103" table:formula="of:=DEC2HEX([.BV151];2)" office:value-type="string" office:string-value="01" calcext:value-type="string">
            <text:p>01</text:p>
          </table:table-cell>
          <table:table-cell table:style-name="ce103" table:formula="of:=DEC2HEX([.BW151];2)" office:value-type="string" office:string-value="08" calcext:value-type="string">
            <text:p>08</text:p>
          </table:table-cell>
          <table:table-cell table:style-name="ce103" table:formula="of:=DEC2HEX([.BX151];2)" office:value-type="string" office:string-value="00" calcext:value-type="string">
            <text:p>00</text:p>
          </table:table-cell>
          <table:table-cell table:style-name="ce103" table:formula="of:=DEC2HEX([.BY151];2)" office:value-type="string" office:string-value="04" calcext:value-type="string">
            <text:p>04</text:p>
          </table:table-cell>
        </table:table-row>
        <table:table-row table:style-name="ro1">
          <table:table-cell table:style-name="ce123" office:value-type="float" office:value="237" calcext:value-type="float">
            <text:p>237</text:p>
          </table:table-cell>
          <table:table-cell table:style-name="ce103" table:formula="of:=DEC2HEX([.A152];2)" office:value-type="string" office:string-value="ED" calcext:value-type="string">
            <text:p>ED</text:p>
          </table:table-cell>
          <table:table-cell table:style-name="ce148" office:value-type="string" calcext:value-type="string">
            <text:p>MOV A,ALU</text:p>
          </table:table-cell>
          <table:table-cell table:style-name="ce158" table:formula="of:=DEC2BIN([.A152];8)" office:value-type="string" office:string-value="11101101" calcext:value-type="string">
            <text:p>111011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LU to A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52] &amp; DEC2BIN([.K152];4)" office:value-type="string" office:string-value="0111011010011" calcext:value-type="string">
            <text:p>0111011010011</text:p>
          </table:table-cell>
          <table:table-cell table:style-name="ce103" table:formula="of:=&quot;0&quot; &amp; BIN2HEX([.D152];2) &amp; DEC2HEX([.K152];1)" office:value-type="string" office:string-value="0ED3" calcext:value-type="string">
            <text:p>0ED3</text:p>
          </table:table-cell>
          <table:table-cell table:formula="of:=HEX2DEC([.BS152])" office:value-type="float" office:value="3795" calcext:value-type="float">
            <text:p>3795</text:p>
          </table:table-cell>
          <table:table-cell table:style-name="ce146" table:formula="of:=SUMIF([.$P152:.$W152];&quot;&gt;0&quot;;[.$P$3:.$W$3])" office:value-type="float" office:value="0" calcext:value-type="float">
            <text:p>0</text:p>
          </table:table-cell>
          <table:table-cell table:style-name="ce146" table:formula="of:=SUMIF([.$Y152:.$AF152];&quot;&gt;0&quot;;[.$Y$3:.$AF$3])" office:value-type="float" office:value="65" calcext:value-type="float">
            <text:p>65</text:p>
          </table:table-cell>
          <table:table-cell table:style-name="ce146" table:formula="of:=SUMIF([.$AH152:.$AO152];&quot;&gt;0&quot;;[.$AH$3:.$AO$3])" office:value-type="float" office:value="0" calcext:value-type="float">
            <text:p>0</text:p>
          </table:table-cell>
          <table:table-cell table:style-name="ce146" table:formula="of:=SUMIF([.$AQ152:.$AX152];&quot;&gt;0&quot;;[.$AQ$3:.$AX$3])" office:value-type="float" office:value="0" calcext:value-type="float">
            <text:p>0</text:p>
          </table:table-cell>
          <table:table-cell table:style-name="ce146" table:formula="of:=SUMIF([.$BA152:.$BH152];&quot;&gt;0&quot;;[.$BA$3:.$BH$3])" office:value-type="float" office:value="132" calcext:value-type="float">
            <text:p>132</text:p>
          </table:table-cell>
          <table:table-cell/>
          <table:table-cell table:style-name="ce103" table:formula="of:=[.BT152]" office:value-type="float" office:value="3795" calcext:value-type="float">
            <text:p>3795</text:p>
          </table:table-cell>
          <table:table-cell table:style-name="ce103" table:formula="of:=DEC2HEX([.BU152];2)" office:value-type="string" office:string-value="00" calcext:value-type="string">
            <text:p>00</text:p>
          </table:table-cell>
          <table:table-cell table:style-name="ce103" table:formula="of:=DEC2HEX([.BV152];2)" office:value-type="string" office:string-value="41" calcext:value-type="string">
            <text:p>41</text:p>
          </table:table-cell>
          <table:table-cell table:style-name="ce103" table:formula="of:=DEC2HEX([.BW152];2)" office:value-type="string" office:string-value="00" calcext:value-type="string">
            <text:p>00</text:p>
          </table:table-cell>
          <table:table-cell table:style-name="ce103" table:formula="of:=DEC2HEX([.BX152];2)" office:value-type="string" office:string-value="00" calcext:value-type="string">
            <text:p>00</text:p>
          </table:table-cell>
          <table:table-cell table:style-name="ce103" table:formula="of:=DEC2HEX([.BY152];2)" office:value-type="string" office:string-value="84" calcext:value-type="string">
            <text:p>84</text:p>
          </table:table-cell>
        </table:table-row>
        <table:table-row table:style-name="ro1">
          <table:table-cell table:style-name="ce123" office:value-type="float" office:value="238" calcext:value-type="float">
            <text:p>238</text:p>
          </table:table-cell>
          <table:table-cell table:style-name="ce103" table:formula="of:=DEC2HEX([.A153];2)" office:value-type="string" office:string-value="EE" calcext:value-type="string">
            <text:p>EE</text:p>
          </table:table-cell>
          <table:table-cell table:style-name="ce148" office:value-type="string" calcext:value-type="string">
            <text:p>MOV B,ALU</text:p>
          </table:table-cell>
          <table:table-cell table:style-name="ce158" table:formula="of:=DEC2BIN([.A153];8)" office:value-type="string" office:string-value="11101110" calcext:value-type="string">
            <text:p>1110111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LU to B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53] &amp; DEC2BIN([.K153];4)" office:value-type="string" office:string-value="0111011100011" calcext:value-type="string">
            <text:p>0111011100011</text:p>
          </table:table-cell>
          <table:table-cell table:style-name="ce103" table:formula="of:=&quot;0&quot; &amp; BIN2HEX([.D153];2) &amp; DEC2HEX([.K153];1)" office:value-type="string" office:string-value="0EE3" calcext:value-type="string">
            <text:p>0EE3</text:p>
          </table:table-cell>
          <table:table-cell table:formula="of:=HEX2DEC([.BS153])" office:value-type="float" office:value="3811" calcext:value-type="float">
            <text:p>3811</text:p>
          </table:table-cell>
          <table:table-cell table:style-name="ce146" table:formula="of:=SUMIF([.$P153:.$W153];&quot;&gt;0&quot;;[.$P$3:.$W$3])" office:value-type="float" office:value="0" calcext:value-type="float">
            <text:p>0</text:p>
          </table:table-cell>
          <table:table-cell table:style-name="ce146" table:formula="of:=SUMIF([.$Y153:.$AF153];&quot;&gt;0&quot;;[.$Y$3:.$AF$3])" office:value-type="float" office:value="17" calcext:value-type="float">
            <text:p>17</text:p>
          </table:table-cell>
          <table:table-cell table:style-name="ce146" table:formula="of:=SUMIF([.$AH153:.$AO153];&quot;&gt;0&quot;;[.$AH$3:.$AO$3])" office:value-type="float" office:value="0" calcext:value-type="float">
            <text:p>0</text:p>
          </table:table-cell>
          <table:table-cell table:style-name="ce146" table:formula="of:=SUMIF([.$AQ153:.$AX153];&quot;&gt;0&quot;;[.$AQ$3:.$AX$3])" office:value-type="float" office:value="0" calcext:value-type="float">
            <text:p>0</text:p>
          </table:table-cell>
          <table:table-cell table:style-name="ce146" table:formula="of:=SUMIF([.$BA153:.$BH153];&quot;&gt;0&quot;;[.$BA$3:.$BH$3])" office:value-type="float" office:value="132" calcext:value-type="float">
            <text:p>132</text:p>
          </table:table-cell>
          <table:table-cell/>
          <table:table-cell table:style-name="ce103" table:formula="of:=[.BT153]" office:value-type="float" office:value="3811" calcext:value-type="float">
            <text:p>3811</text:p>
          </table:table-cell>
          <table:table-cell table:style-name="ce103" table:formula="of:=DEC2HEX([.BU153];2)" office:value-type="string" office:string-value="00" calcext:value-type="string">
            <text:p>00</text:p>
          </table:table-cell>
          <table:table-cell table:style-name="ce103" table:formula="of:=DEC2HEX([.BV153];2)" office:value-type="string" office:string-value="11" calcext:value-type="string">
            <text:p>11</text:p>
          </table:table-cell>
          <table:table-cell table:style-name="ce103" table:formula="of:=DEC2HEX([.BW153];2)" office:value-type="string" office:string-value="00" calcext:value-type="string">
            <text:p>00</text:p>
          </table:table-cell>
          <table:table-cell table:style-name="ce103" table:formula="of:=DEC2HEX([.BX153];2)" office:value-type="string" office:string-value="00" calcext:value-type="string">
            <text:p>00</text:p>
          </table:table-cell>
          <table:table-cell table:style-name="ce103" table:formula="of:=DEC2HEX([.BY153];2)" office:value-type="string" office:string-value="84" calcext:value-type="string">
            <text:p>84</text:p>
          </table:table-cell>
        </table:table-row>
        <table:table-row table:style-name="ro1">
          <table:table-cell table:style-name="ce123" office:value-type="float" office:value="239" calcext:value-type="float">
            <text:p>239</text:p>
          </table:table-cell>
          <table:table-cell table:style-name="ce103" table:formula="of:=DEC2HEX([.A154];2)" office:value-type="string" office:string-value="EF" calcext:value-type="string">
            <text:p>EF</text:p>
          </table:table-cell>
          <table:table-cell table:style-name="ce148" office:value-type="string" calcext:value-type="string">
            <text:p>MOV MEM,ALU</text:p>
          </table:table-cell>
          <table:table-cell table:style-name="ce158" table:formula="of:=DEC2BIN([.A154];8)" office:value-type="string" office:string-value="11101111" calcext:value-type="string">
            <text:p>1110111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LU to MEM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54] &amp; DEC2BIN([.K154];4)" office:value-type="string" office:string-value="0111011110011" calcext:value-type="string">
            <text:p>0111011110011</text:p>
          </table:table-cell>
          <table:table-cell table:style-name="ce103" table:formula="of:=&quot;0&quot; &amp; BIN2HEX([.D154];2) &amp; DEC2HEX([.K154];1)" office:value-type="string" office:string-value="0EF3" calcext:value-type="string">
            <text:p>0EF3</text:p>
          </table:table-cell>
          <table:table-cell table:formula="of:=HEX2DEC([.BS154])" office:value-type="float" office:value="3827" calcext:value-type="float">
            <text:p>3827</text:p>
          </table:table-cell>
          <table:table-cell table:style-name="ce146" table:formula="of:=SUMIF([.$P154:.$W154];&quot;&gt;0&quot;;[.$P$3:.$W$3])" office:value-type="float" office:value="1" calcext:value-type="float">
            <text:p>1</text:p>
          </table:table-cell>
          <table:table-cell table:style-name="ce146" table:formula="of:=SUMIF([.$Y154:.$AF154];&quot;&gt;0&quot;;[.$Y$3:.$AF$3])" office:value-type="float" office:value="1" calcext:value-type="float">
            <text:p>1</text:p>
          </table:table-cell>
          <table:table-cell table:style-name="ce146" table:formula="of:=SUMIF([.$AH154:.$AO154];&quot;&gt;0&quot;;[.$AH$3:.$AO$3])" office:value-type="float" office:value="0" calcext:value-type="float">
            <text:p>0</text:p>
          </table:table-cell>
          <table:table-cell table:style-name="ce146" table:formula="of:=SUMIF([.$AQ154:.$AX154];&quot;&gt;0&quot;;[.$AQ$3:.$AX$3])" office:value-type="float" office:value="0" calcext:value-type="float">
            <text:p>0</text:p>
          </table:table-cell>
          <table:table-cell table:style-name="ce146" table:formula="of:=SUMIF([.$BA154:.$BH154];&quot;&gt;0&quot;;[.$BA$3:.$BH$3])" office:value-type="float" office:value="132" calcext:value-type="float">
            <text:p>132</text:p>
          </table:table-cell>
          <table:table-cell/>
          <table:table-cell table:style-name="ce103" table:formula="of:=[.BT154]" office:value-type="float" office:value="3827" calcext:value-type="float">
            <text:p>3827</text:p>
          </table:table-cell>
          <table:table-cell table:style-name="ce103" table:formula="of:=DEC2HEX([.BU154];2)" office:value-type="string" office:string-value="01" calcext:value-type="string">
            <text:p>01</text:p>
          </table:table-cell>
          <table:table-cell table:style-name="ce103" table:formula="of:=DEC2HEX([.BV154];2)" office:value-type="string" office:string-value="01" calcext:value-type="string">
            <text:p>01</text:p>
          </table:table-cell>
          <table:table-cell table:style-name="ce103" table:formula="of:=DEC2HEX([.BW154];2)" office:value-type="string" office:string-value="00" calcext:value-type="string">
            <text:p>00</text:p>
          </table:table-cell>
          <table:table-cell table:style-name="ce103" table:formula="of:=DEC2HEX([.BX154];2)" office:value-type="string" office:string-value="00" calcext:value-type="string">
            <text:p>00</text:p>
          </table:table-cell>
          <table:table-cell table:style-name="ce103" table:formula="of:=DEC2HEX([.BY154];2)" office:value-type="string" office:string-value="84" calcext:value-type="string">
            <text:p>84</text:p>
          </table:table-cell>
        </table:table-row>
        <table:table-row table:style-name="ro1">
          <table:table-cell table:style-name="ce123" office:value-type="float" office:value="240" calcext:value-type="float">
            <text:p>240</text:p>
          </table:table-cell>
          <table:table-cell table:style-name="ce103" table:formula="of:=DEC2HEX([.A155];2)" office:value-type="string" office:string-value="F0" calcext:value-type="string">
            <text:p>F0</text:p>
          </table:table-cell>
          <table:table-cell table:style-name="ce148" office:value-type="string" calcext:value-type="string">
            <text:p>MOV IPClow,ALU</text:p>
          </table:table-cell>
          <table:table-cell table:style-name="ce158" table:formula="of:=DEC2BIN([.A155];8)" office:value-type="string" office:string-value="11110000" calcext:value-type="string">
            <text:p>111100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LU to IPClow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55] &amp; DEC2BIN([.K155];4)" office:value-type="string" office:string-value="0111100000011" calcext:value-type="string">
            <text:p>0111100000011</text:p>
          </table:table-cell>
          <table:table-cell table:style-name="ce103" table:formula="of:=&quot;0&quot; &amp; BIN2HEX([.D155];2) &amp; DEC2HEX([.K155];1)" office:value-type="string" office:string-value="0F03" calcext:value-type="string">
            <text:p>0F03</text:p>
          </table:table-cell>
          <table:table-cell table:formula="of:=HEX2DEC([.BS155])" office:value-type="float" office:value="3843" calcext:value-type="float">
            <text:p>3843</text:p>
          </table:table-cell>
          <table:table-cell table:style-name="ce146" table:formula="of:=SUMIF([.$P155:.$W155];&quot;&gt;0&quot;;[.$P$3:.$W$3])" office:value-type="float" office:value="4" calcext:value-type="float">
            <text:p>4</text:p>
          </table:table-cell>
          <table:table-cell table:style-name="ce146" table:formula="of:=SUMIF([.$Y155:.$AF155];&quot;&gt;0&quot;;[.$Y$3:.$AF$3])" office:value-type="float" office:value="1" calcext:value-type="float">
            <text:p>1</text:p>
          </table:table-cell>
          <table:table-cell table:style-name="ce146" table:formula="of:=SUMIF([.$AH155:.$AO155];&quot;&gt;0&quot;;[.$AH$3:.$AO$3])" office:value-type="float" office:value="0" calcext:value-type="float">
            <text:p>0</text:p>
          </table:table-cell>
          <table:table-cell table:style-name="ce146" table:formula="of:=SUMIF([.$AQ155:.$AX155];&quot;&gt;0&quot;;[.$AQ$3:.$AX$3])" office:value-type="float" office:value="0" calcext:value-type="float">
            <text:p>0</text:p>
          </table:table-cell>
          <table:table-cell table:style-name="ce146" table:formula="of:=SUMIF([.$BA155:.$BH155];&quot;&gt;0&quot;;[.$BA$3:.$BH$3])" office:value-type="float" office:value="132" calcext:value-type="float">
            <text:p>132</text:p>
          </table:table-cell>
          <table:table-cell/>
          <table:table-cell table:style-name="ce103" table:formula="of:=[.BT155]" office:value-type="float" office:value="3843" calcext:value-type="float">
            <text:p>3843</text:p>
          </table:table-cell>
          <table:table-cell table:style-name="ce103" table:formula="of:=DEC2HEX([.BU155];2)" office:value-type="string" office:string-value="04" calcext:value-type="string">
            <text:p>04</text:p>
          </table:table-cell>
          <table:table-cell table:style-name="ce103" table:formula="of:=DEC2HEX([.BV155];2)" office:value-type="string" office:string-value="01" calcext:value-type="string">
            <text:p>01</text:p>
          </table:table-cell>
          <table:table-cell table:style-name="ce103" table:formula="of:=DEC2HEX([.BW155];2)" office:value-type="string" office:string-value="00" calcext:value-type="string">
            <text:p>00</text:p>
          </table:table-cell>
          <table:table-cell table:style-name="ce103" table:formula="of:=DEC2HEX([.BX155];2)" office:value-type="string" office:string-value="00" calcext:value-type="string">
            <text:p>00</text:p>
          </table:table-cell>
          <table:table-cell table:style-name="ce103" table:formula="of:=DEC2HEX([.BY155];2)" office:value-type="string" office:string-value="84" calcext:value-type="string">
            <text:p>84</text:p>
          </table:table-cell>
        </table:table-row>
        <table:table-row table:style-name="ro1">
          <table:table-cell table:style-name="ce123" office:value-type="float" office:value="241" calcext:value-type="float">
            <text:p>241</text:p>
          </table:table-cell>
          <table:table-cell table:style-name="ce103" table:formula="of:=DEC2HEX([.A156];2)" office:value-type="string" office:string-value="F1" calcext:value-type="string">
            <text:p>F1</text:p>
          </table:table-cell>
          <table:table-cell table:style-name="ce148" office:value-type="string" calcext:value-type="string">
            <text:p>MOV IPChigh,ALU</text:p>
          </table:table-cell>
          <table:table-cell table:style-name="ce158" table:formula="of:=DEC2BIN([.A156];8)" office:value-type="string" office:string-value="11110001" calcext:value-type="string">
            <text:p>111100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LU to IPChigh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56] &amp; DEC2BIN([.K156];4)" office:value-type="string" office:string-value="0111100010011" calcext:value-type="string">
            <text:p>0111100010011</text:p>
          </table:table-cell>
          <table:table-cell table:style-name="ce103" table:formula="of:=&quot;0&quot; &amp; BIN2HEX([.D156];2) &amp; DEC2HEX([.K156];1)" office:value-type="string" office:string-value="0F13" calcext:value-type="string">
            <text:p>0F13</text:p>
          </table:table-cell>
          <table:table-cell table:formula="of:=HEX2DEC([.BS156])" office:value-type="float" office:value="3859" calcext:value-type="float">
            <text:p>3859</text:p>
          </table:table-cell>
          <table:table-cell table:style-name="ce146" table:formula="of:=SUMIF([.$P156:.$W156];&quot;&gt;0&quot;;[.$P$3:.$W$3])" office:value-type="float" office:value="16" calcext:value-type="float">
            <text:p>16</text:p>
          </table:table-cell>
          <table:table-cell table:style-name="ce146" table:formula="of:=SUMIF([.$Y156:.$AF156];&quot;&gt;0&quot;;[.$Y$3:.$AF$3])" office:value-type="float" office:value="1" calcext:value-type="float">
            <text:p>1</text:p>
          </table:table-cell>
          <table:table-cell table:style-name="ce146" table:formula="of:=SUMIF([.$AH156:.$AO156];&quot;&gt;0&quot;;[.$AH$3:.$AO$3])" office:value-type="float" office:value="0" calcext:value-type="float">
            <text:p>0</text:p>
          </table:table-cell>
          <table:table-cell table:style-name="ce146" table:formula="of:=SUMIF([.$AQ156:.$AX156];&quot;&gt;0&quot;;[.$AQ$3:.$AX$3])" office:value-type="float" office:value="0" calcext:value-type="float">
            <text:p>0</text:p>
          </table:table-cell>
          <table:table-cell table:style-name="ce146" table:formula="of:=SUMIF([.$BA156:.$BH156];&quot;&gt;0&quot;;[.$BA$3:.$BH$3])" office:value-type="float" office:value="132" calcext:value-type="float">
            <text:p>132</text:p>
          </table:table-cell>
          <table:table-cell/>
          <table:table-cell table:style-name="ce103" table:formula="of:=[.BT156]" office:value-type="float" office:value="3859" calcext:value-type="float">
            <text:p>3859</text:p>
          </table:table-cell>
          <table:table-cell table:style-name="ce103" table:formula="of:=DEC2HEX([.BU156];2)" office:value-type="string" office:string-value="10" calcext:value-type="string">
            <text:p>10</text:p>
          </table:table-cell>
          <table:table-cell table:style-name="ce103" table:formula="of:=DEC2HEX([.BV156];2)" office:value-type="string" office:string-value="01" calcext:value-type="string">
            <text:p>01</text:p>
          </table:table-cell>
          <table:table-cell table:style-name="ce103" table:formula="of:=DEC2HEX([.BW156];2)" office:value-type="string" office:string-value="00" calcext:value-type="string">
            <text:p>00</text:p>
          </table:table-cell>
          <table:table-cell table:style-name="ce103" table:formula="of:=DEC2HEX([.BX156];2)" office:value-type="string" office:string-value="00" calcext:value-type="string">
            <text:p>00</text:p>
          </table:table-cell>
          <table:table-cell table:style-name="ce103" table:formula="of:=DEC2HEX([.BY156];2)" office:value-type="string" office:string-value="84" calcext:value-type="string">
            <text:p>84</text:p>
          </table:table-cell>
        </table:table-row>
        <table:table-row table:style-name="ro1">
          <table:table-cell table:style-name="ce123" office:value-type="float" office:value="242" calcext:value-type="float">
            <text:p>242</text:p>
          </table:table-cell>
          <table:table-cell table:style-name="ce103" table:formula="of:=DEC2HEX([.A157];2)" office:value-type="string" office:string-value="F2" calcext:value-type="string">
            <text:p>F2</text:p>
          </table:table-cell>
          <table:table-cell table:style-name="ce148" office:value-type="string" calcext:value-type="string">
            <text:p>MOV MRlow,ALU</text:p>
          </table:table-cell>
          <table:table-cell table:style-name="ce158" table:formula="of:=DEC2BIN([.A157];8)" office:value-type="string" office:string-value="11110010" calcext:value-type="string">
            <text:p>1111001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LU to MRlow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57] &amp; DEC2BIN([.K157];4)" office:value-type="string" office:string-value="0111100100011" calcext:value-type="string">
            <text:p>0111100100011</text:p>
          </table:table-cell>
          <table:table-cell table:style-name="ce103" table:formula="of:=&quot;0&quot; &amp; BIN2HEX([.D157];2) &amp; DEC2HEX([.K157];1)" office:value-type="string" office:string-value="0F23" calcext:value-type="string">
            <text:p>0F23</text:p>
          </table:table-cell>
          <table:table-cell table:formula="of:=HEX2DEC([.BS157])" office:value-type="float" office:value="3875" calcext:value-type="float">
            <text:p>3875</text:p>
          </table:table-cell>
          <table:table-cell table:style-name="ce146" table:formula="of:=SUMIF([.$P157:.$W157];&quot;&gt;0&quot;;[.$P$3:.$W$3])" office:value-type="float" office:value="0" calcext:value-type="float">
            <text:p>0</text:p>
          </table:table-cell>
          <table:table-cell table:style-name="ce146" table:formula="of:=SUMIF([.$Y157:.$AF157];&quot;&gt;0&quot;;[.$Y$3:.$AF$3])" office:value-type="float" office:value="1" calcext:value-type="float">
            <text:p>1</text:p>
          </table:table-cell>
          <table:table-cell table:style-name="ce146" table:formula="of:=SUMIF([.$AH157:.$AO157];&quot;&gt;0&quot;;[.$AH$3:.$AO$3])" office:value-type="float" office:value="16" calcext:value-type="float">
            <text:p>16</text:p>
          </table:table-cell>
          <table:table-cell table:style-name="ce146" table:formula="of:=SUMIF([.$AQ157:.$AX157];&quot;&gt;0&quot;;[.$AQ$3:.$AX$3])" office:value-type="float" office:value="0" calcext:value-type="float">
            <text:p>0</text:p>
          </table:table-cell>
          <table:table-cell table:style-name="ce146" table:formula="of:=SUMIF([.$BA157:.$BH157];&quot;&gt;0&quot;;[.$BA$3:.$BH$3])" office:value-type="float" office:value="132" calcext:value-type="float">
            <text:p>132</text:p>
          </table:table-cell>
          <table:table-cell/>
          <table:table-cell table:style-name="ce103" table:formula="of:=[.BT157]" office:value-type="float" office:value="3875" calcext:value-type="float">
            <text:p>3875</text:p>
          </table:table-cell>
          <table:table-cell table:style-name="ce103" table:formula="of:=DEC2HEX([.BU157];2)" office:value-type="string" office:string-value="00" calcext:value-type="string">
            <text:p>00</text:p>
          </table:table-cell>
          <table:table-cell table:style-name="ce103" table:formula="of:=DEC2HEX([.BV157];2)" office:value-type="string" office:string-value="01" calcext:value-type="string">
            <text:p>01</text:p>
          </table:table-cell>
          <table:table-cell table:style-name="ce103" table:formula="of:=DEC2HEX([.BW157];2)" office:value-type="string" office:string-value="10" calcext:value-type="string">
            <text:p>10</text:p>
          </table:table-cell>
          <table:table-cell table:style-name="ce103" table:formula="of:=DEC2HEX([.BX157];2)" office:value-type="string" office:string-value="00" calcext:value-type="string">
            <text:p>00</text:p>
          </table:table-cell>
          <table:table-cell table:style-name="ce103" table:formula="of:=DEC2HEX([.BY157];2)" office:value-type="string" office:string-value="84" calcext:value-type="string">
            <text:p>84</text:p>
          </table:table-cell>
        </table:table-row>
        <table:table-row table:style-name="ro1">
          <table:table-cell table:style-name="ce123" office:value-type="float" office:value="243" calcext:value-type="float">
            <text:p>243</text:p>
          </table:table-cell>
          <table:table-cell table:style-name="ce103" table:formula="of:=DEC2HEX([.A158];2)" office:value-type="string" office:string-value="F3" calcext:value-type="string">
            <text:p>F3</text:p>
          </table:table-cell>
          <table:table-cell table:style-name="ce148" office:value-type="string" calcext:value-type="string">
            <text:p>MOV MRhigh,ALU</text:p>
          </table:table-cell>
          <table:table-cell table:style-name="ce158" table:formula="of:=DEC2BIN([.A158];8)" office:value-type="string" office:string-value="11110011" calcext:value-type="string">
            <text:p>1111001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LU to MRhigh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58] &amp; DEC2BIN([.K158];4)" office:value-type="string" office:string-value="0111100110011" calcext:value-type="string">
            <text:p>0111100110011</text:p>
          </table:table-cell>
          <table:table-cell table:style-name="ce103" table:formula="of:=&quot;0&quot; &amp; BIN2HEX([.D158];2) &amp; DEC2HEX([.K158];1)" office:value-type="string" office:string-value="0F33" calcext:value-type="string">
            <text:p>0F33</text:p>
          </table:table-cell>
          <table:table-cell table:formula="of:=HEX2DEC([.BS158])" office:value-type="float" office:value="3891" calcext:value-type="float">
            <text:p>3891</text:p>
          </table:table-cell>
          <table:table-cell table:style-name="ce146" table:formula="of:=SUMIF([.$P158:.$W158];&quot;&gt;0&quot;;[.$P$3:.$W$3])" office:value-type="float" office:value="0" calcext:value-type="float">
            <text:p>0</text:p>
          </table:table-cell>
          <table:table-cell table:style-name="ce146" table:formula="of:=SUMIF([.$Y158:.$AF158];&quot;&gt;0&quot;;[.$Y$3:.$AF$3])" office:value-type="float" office:value="1" calcext:value-type="float">
            <text:p>1</text:p>
          </table:table-cell>
          <table:table-cell table:style-name="ce146" table:formula="of:=SUMIF([.$AH158:.$AO158];&quot;&gt;0&quot;;[.$AH$3:.$AO$3])" office:value-type="float" office:value="64" calcext:value-type="float">
            <text:p>64</text:p>
          </table:table-cell>
          <table:table-cell table:style-name="ce146" table:formula="of:=SUMIF([.$AQ158:.$AX158];&quot;&gt;0&quot;;[.$AQ$3:.$AX$3])" office:value-type="float" office:value="0" calcext:value-type="float">
            <text:p>0</text:p>
          </table:table-cell>
          <table:table-cell table:style-name="ce146" table:formula="of:=SUMIF([.$BA158:.$BH158];&quot;&gt;0&quot;;[.$BA$3:.$BH$3])" office:value-type="float" office:value="132" calcext:value-type="float">
            <text:p>132</text:p>
          </table:table-cell>
          <table:table-cell/>
          <table:table-cell table:style-name="ce103" table:formula="of:=[.BT158]" office:value-type="float" office:value="3891" calcext:value-type="float">
            <text:p>3891</text:p>
          </table:table-cell>
          <table:table-cell table:style-name="ce103" table:formula="of:=DEC2HEX([.BU158];2)" office:value-type="string" office:string-value="00" calcext:value-type="string">
            <text:p>00</text:p>
          </table:table-cell>
          <table:table-cell table:style-name="ce103" table:formula="of:=DEC2HEX([.BV158];2)" office:value-type="string" office:string-value="01" calcext:value-type="string">
            <text:p>01</text:p>
          </table:table-cell>
          <table:table-cell table:style-name="ce103" table:formula="of:=DEC2HEX([.BW158];2)" office:value-type="string" office:string-value="40" calcext:value-type="string">
            <text:p>40</text:p>
          </table:table-cell>
          <table:table-cell table:style-name="ce103" table:formula="of:=DEC2HEX([.BX158];2)" office:value-type="string" office:string-value="00" calcext:value-type="string">
            <text:p>00</text:p>
          </table:table-cell>
          <table:table-cell table:style-name="ce103" table:formula="of:=DEC2HEX([.BY158];2)" office:value-type="string" office:string-value="84" calcext:value-type="string">
            <text:p>84</text:p>
          </table:table-cell>
        </table:table-row>
        <table:table-row table:style-name="ro1">
          <table:table-cell table:style-name="ce123" office:value-type="float" office:value="244" calcext:value-type="float">
            <text:p>244</text:p>
          </table:table-cell>
          <table:table-cell table:style-name="ce103" table:formula="of:=DEC2HEX([.A159];2)" office:value-type="string" office:string-value="F4" calcext:value-type="string">
            <text:p>F4</text:p>
          </table:table-cell>
          <table:table-cell table:style-name="ce148" office:value-type="string" calcext:value-type="string">
            <text:p>MOV TRlow,ALU</text:p>
          </table:table-cell>
          <table:table-cell table:style-name="ce158" table:formula="of:=DEC2BIN([.A159];8)" office:value-type="string" office:string-value="11110100" calcext:value-type="string">
            <text:p>111101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LU to TRlow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59] &amp; DEC2BIN([.K159];4)" office:value-type="string" office:string-value="0111101000011" calcext:value-type="string">
            <text:p>0111101000011</text:p>
          </table:table-cell>
          <table:table-cell table:style-name="ce103" table:formula="of:=&quot;0&quot; &amp; BIN2HEX([.D159];2) &amp; DEC2HEX([.K159];1)" office:value-type="string" office:string-value="0F43" calcext:value-type="string">
            <text:p>0F43</text:p>
          </table:table-cell>
          <table:table-cell table:formula="of:=HEX2DEC([.BS159])" office:value-type="float" office:value="3907" calcext:value-type="float">
            <text:p>3907</text:p>
          </table:table-cell>
          <table:table-cell table:style-name="ce146" table:formula="of:=SUMIF([.$P159:.$W159];&quot;&gt;0&quot;;[.$P$3:.$W$3])" office:value-type="float" office:value="0" calcext:value-type="float">
            <text:p>0</text:p>
          </table:table-cell>
          <table:table-cell table:style-name="ce146" table:formula="of:=SUMIF([.$Y159:.$AF159];&quot;&gt;0&quot;;[.$Y$3:.$AF$3])" office:value-type="float" office:value="1" calcext:value-type="float">
            <text:p>1</text:p>
          </table:table-cell>
          <table:table-cell table:style-name="ce146" table:formula="of:=SUMIF([.$AH159:.$AO159];&quot;&gt;0&quot;;[.$AH$3:.$AO$3])" office:value-type="float" office:value="1" calcext:value-type="float">
            <text:p>1</text:p>
          </table:table-cell>
          <table:table-cell table:style-name="ce146" table:formula="of:=SUMIF([.$AQ159:.$AX159];&quot;&gt;0&quot;;[.$AQ$3:.$AX$3])" office:value-type="float" office:value="0" calcext:value-type="float">
            <text:p>0</text:p>
          </table:table-cell>
          <table:table-cell table:style-name="ce146" table:formula="of:=SUMIF([.$BA159:.$BH159];&quot;&gt;0&quot;;[.$BA$3:.$BH$3])" office:value-type="float" office:value="132" calcext:value-type="float">
            <text:p>132</text:p>
          </table:table-cell>
          <table:table-cell/>
          <table:table-cell table:style-name="ce103" table:formula="of:=[.BT159]" office:value-type="float" office:value="3907" calcext:value-type="float">
            <text:p>3907</text:p>
          </table:table-cell>
          <table:table-cell table:style-name="ce103" table:formula="of:=DEC2HEX([.BU159];2)" office:value-type="string" office:string-value="00" calcext:value-type="string">
            <text:p>00</text:p>
          </table:table-cell>
          <table:table-cell table:style-name="ce103" table:formula="of:=DEC2HEX([.BV159];2)" office:value-type="string" office:string-value="01" calcext:value-type="string">
            <text:p>01</text:p>
          </table:table-cell>
          <table:table-cell table:style-name="ce103" table:formula="of:=DEC2HEX([.BW159];2)" office:value-type="string" office:string-value="01" calcext:value-type="string">
            <text:p>01</text:p>
          </table:table-cell>
          <table:table-cell table:style-name="ce103" table:formula="of:=DEC2HEX([.BX159];2)" office:value-type="string" office:string-value="00" calcext:value-type="string">
            <text:p>00</text:p>
          </table:table-cell>
          <table:table-cell table:style-name="ce103" table:formula="of:=DEC2HEX([.BY159];2)" office:value-type="string" office:string-value="84" calcext:value-type="string">
            <text:p>84</text:p>
          </table:table-cell>
        </table:table-row>
        <table:table-row table:style-name="ro1">
          <table:table-cell table:style-name="ce123" office:value-type="float" office:value="245" calcext:value-type="float">
            <text:p>245</text:p>
          </table:table-cell>
          <table:table-cell table:style-name="ce103" table:formula="of:=DEC2HEX([.A160];2)" office:value-type="string" office:string-value="F5" calcext:value-type="string">
            <text:p>F5</text:p>
          </table:table-cell>
          <table:table-cell table:style-name="ce148" office:value-type="string" calcext:value-type="string">
            <text:p>MOV TRhigh,ALU</text:p>
          </table:table-cell>
          <table:table-cell table:style-name="ce158" table:formula="of:=DEC2BIN([.A160];8)" office:value-type="string" office:string-value="11110101" calcext:value-type="string">
            <text:p>111101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ALU to TRhigh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3"/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0&quot; &amp; [.D160] &amp; DEC2BIN([.K160];4)" office:value-type="string" office:string-value="0111101010011" calcext:value-type="string">
            <text:p>0111101010011</text:p>
          </table:table-cell>
          <table:table-cell table:style-name="ce103" table:formula="of:=&quot;0&quot; &amp; BIN2HEX([.D160];2) &amp; DEC2HEX([.K160];1)" office:value-type="string" office:string-value="0F53" calcext:value-type="string">
            <text:p>0F53</text:p>
          </table:table-cell>
          <table:table-cell table:formula="of:=HEX2DEC([.BS160])" office:value-type="float" office:value="3923" calcext:value-type="float">
            <text:p>3923</text:p>
          </table:table-cell>
          <table:table-cell table:style-name="ce146" table:formula="of:=SUMIF([.$P160:.$W160];&quot;&gt;0&quot;;[.$P$3:.$W$3])" office:value-type="float" office:value="0" calcext:value-type="float">
            <text:p>0</text:p>
          </table:table-cell>
          <table:table-cell table:style-name="ce146" table:formula="of:=SUMIF([.$Y160:.$AF160];&quot;&gt;0&quot;;[.$Y$3:.$AF$3])" office:value-type="float" office:value="1" calcext:value-type="float">
            <text:p>1</text:p>
          </table:table-cell>
          <table:table-cell table:style-name="ce146" table:formula="of:=SUMIF([.$AH160:.$AO160];&quot;&gt;0&quot;;[.$AH$3:.$AO$3])" office:value-type="float" office:value="4" calcext:value-type="float">
            <text:p>4</text:p>
          </table:table-cell>
          <table:table-cell table:style-name="ce146" table:formula="of:=SUMIF([.$AQ160:.$AX160];&quot;&gt;0&quot;;[.$AQ$3:.$AX$3])" office:value-type="float" office:value="0" calcext:value-type="float">
            <text:p>0</text:p>
          </table:table-cell>
          <table:table-cell table:style-name="ce146" table:formula="of:=SUMIF([.$BA160:.$BH160];&quot;&gt;0&quot;;[.$BA$3:.$BH$3])" office:value-type="float" office:value="132" calcext:value-type="float">
            <text:p>132</text:p>
          </table:table-cell>
          <table:table-cell/>
          <table:table-cell table:style-name="ce103" table:formula="of:=[.BT160]" office:value-type="float" office:value="3923" calcext:value-type="float">
            <text:p>3923</text:p>
          </table:table-cell>
          <table:table-cell table:style-name="ce103" table:formula="of:=DEC2HEX([.BU160];2)" office:value-type="string" office:string-value="00" calcext:value-type="string">
            <text:p>00</text:p>
          </table:table-cell>
          <table:table-cell table:style-name="ce103" table:formula="of:=DEC2HEX([.BV160];2)" office:value-type="string" office:string-value="01" calcext:value-type="string">
            <text:p>01</text:p>
          </table:table-cell>
          <table:table-cell table:style-name="ce103" table:formula="of:=DEC2HEX([.BW160];2)" office:value-type="string" office:string-value="04" calcext:value-type="string">
            <text:p>04</text:p>
          </table:table-cell>
          <table:table-cell table:style-name="ce103" table:formula="of:=DEC2HEX([.BX160];2)" office:value-type="string" office:string-value="00" calcext:value-type="string">
            <text:p>00</text:p>
          </table:table-cell>
          <table:table-cell table:style-name="ce103" table:formula="of:=DEC2HEX([.BY160];2)" office:value-type="string" office:string-value="84" calcext:value-type="string">
            <text:p>84</text:p>
          </table:table-cell>
        </table:table-row>
        <table:table-row table:style-name="ro1">
          <table:table-cell table:style-name="ce146" office:value-type="float" office:value="246" calcext:value-type="float">
            <text:p>246</text:p>
          </table:table-cell>
          <table:table-cell table:style-name="ce133" table:formula="of:=DEC2HEX([.A161];2)" office:value-type="string" office:string-value="F6" calcext:value-type="string">
            <text:p>F6</text:p>
          </table:table-cell>
          <table:table-cell table:style-name="ce240" office:value-type="string" calcext:value-type="string">
            <text:p>MOV OUT,ALU</text:p>
          </table:table-cell>
          <table:table-cell table:style-name="ce160" table:formula="of:=DEC2BIN([.A161];8)" office:value-type="string" office:string-value="11110110" calcext:value-type="string">
            <text:p>11110110</text:p>
          </table:table-cell>
          <table:table-cell table:style-name="ce146" table:number-columns-repeated="3"/>
          <table:table-cell table:style-name="ce146" office:value-type="string" calcext:value-type="string">
            <text:p>x</text:p>
          </table:table-cell>
          <table:table-cell table:style-name="ce146"/>
          <table:table-cell table:style-name="ce146" office:value-type="string" calcext:value-type="string">
            <text:p>Move ALU to OUT</text:p>
          </table:table-cell>
          <table:table-cell table:style-name="ce146" office:value-type="float" office:value="3" calcext:value-type="float">
            <text:p>3</text:p>
          </table:table-cell>
          <table:table-cell table:style-name="ce362" table:number-columns-repeated="3"/>
          <table:table-cell table:style-name="ce240"/>
          <table:table-cell table:style-name="ce261"/>
          <table:table-cell table:style-name="ce281" office:value-type="float" office:value="1" calcext:value-type="float">
            <text:p>1</text:p>
          </table:table-cell>
          <table:table-cell table:style-name="ce283"/>
          <table:table-cell table:style-name="ce281"/>
          <table:table-cell table:style-name="ce283"/>
          <table:table-cell table:style-name="ce281"/>
          <table:table-cell table:style-name="ce283"/>
          <table:table-cell table:style-name="ce281"/>
          <table:table-cell table:style-name="ce146"/>
          <table:table-cell table:style-name="ce283"/>
          <table:table-cell table:style-name="ce281"/>
          <table:table-cell table:style-name="ce283"/>
          <table:table-cell table:style-name="ce281"/>
          <table:table-cell table:style-name="ce146"/>
          <table:table-cell table:style-name="ce283"/>
          <table:table-cell table:style-name="ce281"/>
          <table:table-cell table:style-name="ce261" office:value-type="float" office:value="1" calcext:value-type="float">
            <text:p>1</text:p>
          </table:table-cell>
          <table:table-cell table:style-name="ce298"/>
          <table:table-cell table:style-name="ce283"/>
          <table:table-cell table:style-name="ce281"/>
          <table:table-cell table:style-name="ce283"/>
          <table:table-cell table:style-name="ce281"/>
          <table:table-cell table:style-name="ce283"/>
          <table:table-cell table:style-name="ce281"/>
          <table:table-cell table:style-name="ce283"/>
          <table:table-cell table:style-name="ce281"/>
          <table:table-cell table:style-name="ce298" table:number-columns-repeated="4"/>
          <table:table-cell table:style-name="ce146" table:number-columns-repeated="7"/>
          <table:table-cell table:style-name="ce283" office:value-type="float" office:value="1" calcext:value-type="float">
            <text:p>1</text:p>
          </table:table-cell>
          <table:table-cell table:style-name="ce281"/>
          <table:table-cell table:style-name="ce146" table:number-columns-repeated="2"/>
          <table:table-cell table:style-name="ce308"/>
          <table:table-cell table:style-name="ce281" office:value-type="float" office:value="1" calcext:value-type="float">
            <text:p>1</text:p>
          </table:table-cell>
          <table:table-cell table:style-name="ce240"/>
          <table:table-cell table:number-columns-repeated="10"/>
          <table:table-cell table:formula="of:=&quot;0&quot; &amp; [.D161] &amp; DEC2BIN([.K161];4)" office:value-type="string" office:string-value="0111101100011" calcext:value-type="string">
            <text:p>0111101100011</text:p>
          </table:table-cell>
          <table:table-cell table:style-name="ce103" table:formula="of:=&quot;0&quot; &amp; BIN2HEX([.D161];2) &amp; DEC2HEX([.K161];1)" office:value-type="string" office:string-value="0F63" calcext:value-type="string">
            <text:p>0F63</text:p>
          </table:table-cell>
          <table:table-cell table:formula="of:=HEX2DEC([.BS161])" office:value-type="float" office:value="3939" calcext:value-type="float">
            <text:p>3939</text:p>
          </table:table-cell>
          <table:table-cell table:style-name="ce146" table:formula="of:=SUMIF([.$P161:.$W161];&quot;&gt;0&quot;;[.$P$3:.$W$3])" office:value-type="float" office:value="64" calcext:value-type="float">
            <text:p>64</text:p>
          </table:table-cell>
          <table:table-cell table:style-name="ce146" table:formula="of:=SUMIF([.$Y161:.$AF161];&quot;&gt;0&quot;;[.$Y$3:.$AF$3])" office:value-type="float" office:value="1" calcext:value-type="float">
            <text:p>1</text:p>
          </table:table-cell>
          <table:table-cell table:style-name="ce146" table:formula="of:=SUMIF([.$AH161:.$AO161];&quot;&gt;0&quot;;[.$AH$3:.$AO$3])" office:value-type="float" office:value="0" calcext:value-type="float">
            <text:p>0</text:p>
          </table:table-cell>
          <table:table-cell table:style-name="ce146" table:formula="of:=SUMIF([.$AQ161:.$AX161];&quot;&gt;0&quot;;[.$AQ$3:.$AX$3])" office:value-type="float" office:value="0" calcext:value-type="float">
            <text:p>0</text:p>
          </table:table-cell>
          <table:table-cell table:style-name="ce146" table:formula="of:=SUMIF([.$BA161:.$BH161];&quot;&gt;0&quot;;[.$BA$3:.$BH$3])" office:value-type="float" office:value="132" calcext:value-type="float">
            <text:p>132</text:p>
          </table:table-cell>
          <table:table-cell/>
          <table:table-cell table:style-name="ce103" table:formula="of:=[.BT161]" office:value-type="float" office:value="3939" calcext:value-type="float">
            <text:p>3939</text:p>
          </table:table-cell>
          <table:table-cell table:style-name="ce103" table:formula="of:=DEC2HEX([.BU161];2)" office:value-type="string" office:string-value="40" calcext:value-type="string">
            <text:p>40</text:p>
          </table:table-cell>
          <table:table-cell table:style-name="ce103" table:formula="of:=DEC2HEX([.BV161];2)" office:value-type="string" office:string-value="01" calcext:value-type="string">
            <text:p>01</text:p>
          </table:table-cell>
          <table:table-cell table:style-name="ce103" table:formula="of:=DEC2HEX([.BW161];2)" office:value-type="string" office:string-value="00" calcext:value-type="string">
            <text:p>00</text:p>
          </table:table-cell>
          <table:table-cell table:style-name="ce103" table:formula="of:=DEC2HEX([.BX161];2)" office:value-type="string" office:string-value="00" calcext:value-type="string">
            <text:p>00</text:p>
          </table:table-cell>
          <table:table-cell table:style-name="ce103" table:formula="of:=DEC2HEX([.BY161];2)" office:value-type="string" office:string-value="84" calcext:value-type="string">
            <text:p>84</text:p>
          </table:table-cell>
        </table:table-row>
        <table:table-row table:style-name="ro1">
          <table:table-cell table:style-name="ce146" office:value-type="float" office:value="247" calcext:value-type="float">
            <text:p>247</text:p>
          </table:table-cell>
          <table:table-cell table:style-name="ce133" table:formula="of:=DEC2HEX([.A162];2)" office:value-type="string" office:string-value="F7" calcext:value-type="string">
            <text:p>F7</text:p>
          </table:table-cell>
          <table:table-cell table:style-name="ce240" office:value-type="string" calcext:value-type="string">
            <text:p>MOV A, IN</text:p>
          </table:table-cell>
          <table:table-cell table:style-name="ce160" table:formula="of:=DEC2BIN([.A162];8)" office:value-type="string" office:string-value="11110111" calcext:value-type="string">
            <text:p>11110111</text:p>
          </table:table-cell>
          <table:table-cell table:style-name="ce146" table:number-columns-repeated="6"/>
          <table:table-cell table:style-name="ce146" office:value-type="float" office:value="3" calcext:value-type="float">
            <text:p>3</text:p>
          </table:table-cell>
          <table:table-cell table:style-name="ce362" table:number-columns-repeated="3"/>
          <table:table-cell table:style-name="ce240"/>
          <table:table-cell table:style-name="ce261"/>
          <table:table-cell table:style-name="ce281"/>
          <table:table-cell table:style-name="ce283"/>
          <table:table-cell table:style-name="ce281"/>
          <table:table-cell table:style-name="ce283"/>
          <table:table-cell table:style-name="ce281"/>
          <table:table-cell table:style-name="ce283"/>
          <table:table-cell table:style-name="ce281"/>
          <table:table-cell table:style-name="ce146"/>
          <table:table-cell table:style-name="ce283"/>
          <table:table-cell table:style-name="ce281" office:value-type="float" office:value="1" calcext:value-type="float">
            <text:p>1</text:p>
          </table:table-cell>
          <table:table-cell table:style-name="ce283"/>
          <table:table-cell table:style-name="ce281"/>
          <table:table-cell table:style-name="ce146"/>
          <table:table-cell table:style-name="ce283" office:value-type="float" office:value="1" calcext:value-type="float">
            <text:p>1</text:p>
          </table:table-cell>
          <table:table-cell table:style-name="ce281"/>
          <table:table-cell table:style-name="ce261" office:value-type="float" office:value="1" calcext:value-type="float">
            <text:p>1</text:p>
          </table:table-cell>
          <table:table-cell table:style-name="ce298"/>
          <table:table-cell table:style-name="ce283"/>
          <table:table-cell table:style-name="ce281"/>
          <table:table-cell table:style-name="ce283"/>
          <table:table-cell table:style-name="ce281"/>
          <table:table-cell table:style-name="ce283"/>
          <table:table-cell table:style-name="ce281"/>
          <table:table-cell table:style-name="ce283"/>
          <table:table-cell table:style-name="ce281"/>
          <table:table-cell table:style-name="ce298" table:number-columns-repeated="4"/>
          <table:table-cell table:style-name="ce146" table:number-columns-repeated="7"/>
          <table:table-cell table:style-name="ce283"/>
          <table:table-cell table:style-name="ce281"/>
          <table:table-cell table:style-name="ce146" table:number-columns-repeated="2"/>
          <table:table-cell table:style-name="ce308"/>
          <table:table-cell table:style-name="ce281" office:value-type="float" office:value="1" calcext:value-type="float">
            <text:p>1</text:p>
          </table:table-cell>
          <table:table-cell table:style-name="ce240"/>
          <table:table-cell table:number-columns-repeated="10"/>
          <table:table-cell table:formula="of:=&quot;0&quot; &amp; [.D162] &amp; DEC2BIN([.K162];4)" office:value-type="string" office:string-value="0111101110011" calcext:value-type="string">
            <text:p>0111101110011</text:p>
          </table:table-cell>
          <table:table-cell table:style-name="ce103" table:formula="of:=&quot;0&quot; &amp; BIN2HEX([.D162];2) &amp; DEC2HEX([.K162];1)" office:value-type="string" office:string-value="0F73" calcext:value-type="string">
            <text:p>0F73</text:p>
          </table:table-cell>
          <table:table-cell table:formula="of:=HEX2DEC([.BS162])" office:value-type="float" office:value="3955" calcext:value-type="float">
            <text:p>3955</text:p>
          </table:table-cell>
          <table:table-cell table:style-name="ce146" table:formula="of:=SUMIF([.$P162:.$W162];&quot;&gt;0&quot;;[.$P$3:.$W$3])" office:value-type="float" office:value="0" calcext:value-type="float">
            <text:p>0</text:p>
          </table:table-cell>
          <table:table-cell table:style-name="ce146" table:formula="of:=SUMIF([.$Y162:.$AF162];&quot;&gt;0&quot;;[.$Y$3:.$AF$3])" office:value-type="float" office:value="69" calcext:value-type="float">
            <text:p>69</text:p>
          </table:table-cell>
          <table:table-cell table:style-name="ce146" table:formula="of:=SUMIF([.$AH162:.$AO162];&quot;&gt;0&quot;;[.$AH$3:.$AO$3])" office:value-type="float" office:value="0" calcext:value-type="float">
            <text:p>0</text:p>
          </table:table-cell>
          <table:table-cell table:style-name="ce146" table:formula="of:=SUMIF([.$AQ162:.$AX162];&quot;&gt;0&quot;;[.$AQ$3:.$AX$3])" office:value-type="float" office:value="0" calcext:value-type="float">
            <text:p>0</text:p>
          </table:table-cell>
          <table:table-cell table:style-name="ce146" table:formula="of:=SUMIF([.$BA162:.$BH162];&quot;&gt;0&quot;;[.$BA$3:.$BH$3])" office:value-type="float" office:value="4" calcext:value-type="float">
            <text:p>4</text:p>
          </table:table-cell>
          <table:table-cell/>
          <table:table-cell table:style-name="ce103" table:formula="of:=[.BT162]" office:value-type="float" office:value="3955" calcext:value-type="float">
            <text:p>3955</text:p>
          </table:table-cell>
          <table:table-cell table:style-name="ce103" table:formula="of:=DEC2HEX([.BU162];2)" office:value-type="string" office:string-value="00" calcext:value-type="string">
            <text:p>00</text:p>
          </table:table-cell>
          <table:table-cell table:style-name="ce103" table:formula="of:=DEC2HEX([.BV162];2)" office:value-type="string" office:string-value="45" calcext:value-type="string">
            <text:p>45</text:p>
          </table:table-cell>
          <table:table-cell table:style-name="ce103" table:formula="of:=DEC2HEX([.BW162];2)" office:value-type="string" office:string-value="00" calcext:value-type="string">
            <text:p>00</text:p>
          </table:table-cell>
          <table:table-cell table:style-name="ce103" table:formula="of:=DEC2HEX([.BX162];2)" office:value-type="string" office:string-value="00" calcext:value-type="string">
            <text:p>00</text:p>
          </table:table-cell>
          <table:table-cell table:style-name="ce103" table:formula="of:=DEC2HEX([.BY162];2)" office:value-type="string" office:string-value="04" calcext:value-type="string">
            <text:p>04</text:p>
          </table:table-cell>
        </table:table-row>
        <table:table-row table:style-name="ro1">
          <table:table-cell table:style-name="ce121" office:value-type="float" office:value="248" calcext:value-type="float">
            <text:p>248</text:p>
          </table:table-cell>
          <table:table-cell table:style-name="ce132" table:formula="of:=DEC2HEX([.A163];2)" office:value-type="string" office:string-value="F8" calcext:value-type="string">
            <text:p>F8</text:p>
          </table:table-cell>
          <table:table-cell table:style-name="ce149" office:value-type="string" calcext:value-type="string">
            <text:p>MOV B, IN</text:p>
          </table:table-cell>
          <table:table-cell table:style-name="ce159" table:formula="of:=DEC2BIN([.A163];8)" office:value-type="string" office:string-value="11111000" calcext:value-type="string">
            <text:p>11111000</text:p>
          </table:table-cell>
          <table:table-cell table:style-name="ce140" table:number-columns-repeated="6"/>
          <table:table-cell table:style-name="ce140" office:value-type="float" office:value="3" calcext:value-type="float">
            <text:p>3</text:p>
          </table:table-cell>
          <table:table-cell table:style-name="ce171" table:number-columns-repeated="3"/>
          <table:table-cell table:style-name="ce149"/>
          <table:table-cell table:style-name="ce230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 office:value-type="float" office:value="1" calcext:value-type="float">
            <text:p>1</text:p>
          </table:table-cell>
          <table:table-cell table:style-name="ce182"/>
          <table:table-cell table:style-name="ce243"/>
          <table:table-cell table:style-name="ce140"/>
          <table:table-cell table:style-name="ce182" office:value-type="float" office:value="1" calcext:value-type="float">
            <text:p>1</text:p>
          </table:table-cell>
          <table:table-cell table:style-name="ce243"/>
          <table:table-cell table:style-name="ce230" office:value-type="float" office:value="1" calcext:value-type="float">
            <text:p>1</text:p>
          </table:table-cell>
          <table:table-cell table:style-name="ce209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209" table:number-columns-repeated="4"/>
          <table:table-cell table:style-name="ce140" table:number-columns-repeated="7"/>
          <table:table-cell table:style-name="ce182"/>
          <table:table-cell table:style-name="ce243"/>
          <table:table-cell table:style-name="ce140" table:number-columns-repeated="2"/>
          <table:table-cell table:style-name="ce268"/>
          <table:table-cell table:style-name="ce243" office:value-type="float" office:value="1" calcext:value-type="float">
            <text:p>1</text:p>
          </table:table-cell>
          <table:table-cell table:style-name="ce149"/>
          <table:table-cell table:number-columns-repeated="10"/>
          <table:table-cell table:formula="of:=&quot;0&quot; &amp; [.D163] &amp; DEC2BIN([.K163];4)" office:value-type="string" office:string-value="0111110000011" calcext:value-type="string">
            <text:p>0111110000011</text:p>
          </table:table-cell>
          <table:table-cell table:style-name="ce103" table:formula="of:=&quot;0&quot; &amp; BIN2HEX([.D163];2) &amp; DEC2HEX([.K163];1)" office:value-type="string" office:string-value="0F83" calcext:value-type="string">
            <text:p>0F83</text:p>
          </table:table-cell>
          <table:table-cell table:formula="of:=HEX2DEC([.BS163])" office:value-type="float" office:value="3971" calcext:value-type="float">
            <text:p>3971</text:p>
          </table:table-cell>
          <table:table-cell table:style-name="ce146" table:formula="of:=SUMIF([.$P163:.$W163];&quot;&gt;0&quot;;[.$P$3:.$W$3])" office:value-type="float" office:value="0" calcext:value-type="float">
            <text:p>0</text:p>
          </table:table-cell>
          <table:table-cell table:style-name="ce146" table:formula="of:=SUMIF([.$Y163:.$AF163];&quot;&gt;0&quot;;[.$Y$3:.$AF$3])" office:value-type="float" office:value="69" calcext:value-type="float">
            <text:p>69</text:p>
          </table:table-cell>
          <table:table-cell table:style-name="ce146" table:formula="of:=SUMIF([.$AH163:.$AO163];&quot;&gt;0&quot;;[.$AH$3:.$AO$3])" office:value-type="float" office:value="0" calcext:value-type="float">
            <text:p>0</text:p>
          </table:table-cell>
          <table:table-cell table:style-name="ce146" table:formula="of:=SUMIF([.$AQ163:.$AX163];&quot;&gt;0&quot;;[.$AQ$3:.$AX$3])" office:value-type="float" office:value="0" calcext:value-type="float">
            <text:p>0</text:p>
          </table:table-cell>
          <table:table-cell table:style-name="ce146" table:formula="of:=SUMIF([.$BA163:.$BH163];&quot;&gt;0&quot;;[.$BA$3:.$BH$3])" office:value-type="float" office:value="4" calcext:value-type="float">
            <text:p>4</text:p>
          </table:table-cell>
          <table:table-cell/>
          <table:table-cell table:style-name="ce103" table:formula="of:=[.BT163]" office:value-type="float" office:value="3971" calcext:value-type="float">
            <text:p>3971</text:p>
          </table:table-cell>
          <table:table-cell table:style-name="ce103" table:formula="of:=DEC2HEX([.BU163];2)" office:value-type="string" office:string-value="00" calcext:value-type="string">
            <text:p>00</text:p>
          </table:table-cell>
          <table:table-cell table:style-name="ce103" table:formula="of:=DEC2HEX([.BV163];2)" office:value-type="string" office:string-value="45" calcext:value-type="string">
            <text:p>45</text:p>
          </table:table-cell>
          <table:table-cell table:style-name="ce103" table:formula="of:=DEC2HEX([.BW163];2)" office:value-type="string" office:string-value="00" calcext:value-type="string">
            <text:p>00</text:p>
          </table:table-cell>
          <table:table-cell table:style-name="ce103" table:formula="of:=DEC2HEX([.BX163];2)" office:value-type="string" office:string-value="00" calcext:value-type="string">
            <text:p>00</text:p>
          </table:table-cell>
          <table:table-cell table:style-name="ce103" table:formula="of:=DEC2HEX([.BY163];2)" office:value-type="string" office:string-value="04" calcext:value-type="string">
            <text:p>04</text:p>
          </table:table-cell>
        </table:table-row>
        <table:table-row table:style-name="ro1">
          <table:table-cell table:style-name="ce119" office:value-type="float" office:value="255" calcext:value-type="float">
            <text:p>255</text:p>
          </table:table-cell>
          <table:table-cell table:style-name="ce137" table:formula="of:=DEC2HEX([.A164];2)" office:value-type="string" office:string-value="FF" calcext:value-type="string">
            <text:p>FF</text:p>
          </table:table-cell>
          <table:table-cell table:style-name="ce138" office:value-type="string" calcext:value-type="string">
            <text:p>HLT</text:p>
          </table:table-cell>
          <table:table-cell table:style-name="ce152" table:formula="of:=DEC2BIN([.A164];8)" office:value-type="string" office:string-value="11111111" calcext:value-type="string">
            <text:p>11111111</text:p>
          </table:table-cell>
          <table:table-cell table:style-name="ce138" table:number-columns-repeated="2"/>
          <table:table-cell table:style-name="ce138" office:value-type="string" calcext:value-type="string">
            <text:p>-</text:p>
          </table:table-cell>
          <table:table-cell table:style-name="ce138" office:value-type="string" calcext:value-type="string">
            <text:p>x</text:p>
          </table:table-cell>
          <table:table-cell table:style-name="ce138"/>
          <table:table-cell table:style-name="ce138" office:value-type="string" calcext:value-type="string">
            <text:p>Halt processor</text:p>
          </table:table-cell>
          <table:table-cell table:style-name="ce138" office:value-type="float" office:value="3" calcext:value-type="float">
            <text:p>3</text:p>
          </table:table-cell>
          <table:table-cell table:style-name="ce169" table:number-columns-repeated="3"/>
          <table:table-cell table:style-name="ce142"/>
          <table:table-cell table:style-name="ce228"/>
          <table:table-cell table:style-name="ce241"/>
          <table:table-cell table:style-name="ce180"/>
          <table:table-cell table:style-name="ce241"/>
          <table:table-cell table:style-name="ce180"/>
          <table:table-cell table:style-name="ce241"/>
          <table:table-cell table:style-name="ce180"/>
          <table:table-cell table:style-name="ce241"/>
          <table:table-cell table:style-name="ce138"/>
          <table:table-cell table:style-name="ce180"/>
          <table:table-cell table:style-name="ce241"/>
          <table:table-cell table:style-name="ce180"/>
          <table:table-cell table:style-name="ce241"/>
          <table:table-cell table:style-name="ce138"/>
          <table:table-cell table:style-name="ce180"/>
          <table:table-cell table:style-name="ce241"/>
          <table:table-cell table:style-name="ce228" office:value-type="float" office:value="1" calcext:value-type="float">
            <text:p>1</text:p>
          </table:table-cell>
          <table:table-cell table:style-name="ce207"/>
          <table:table-cell table:style-name="ce180"/>
          <table:table-cell table:style-name="ce241"/>
          <table:table-cell table:style-name="ce180"/>
          <table:table-cell table:style-name="ce241"/>
          <table:table-cell table:style-name="ce180"/>
          <table:table-cell table:style-name="ce241"/>
          <table:table-cell table:style-name="ce180"/>
          <table:table-cell table:style-name="ce241"/>
          <table:table-cell table:style-name="ce207" table:number-columns-repeated="4"/>
          <table:table-cell table:style-name="ce138" table:number-columns-repeated="7"/>
          <table:table-cell table:style-name="ce180"/>
          <table:table-cell table:style-name="ce241"/>
          <table:table-cell table:style-name="ce138" table:number-columns-repeated="2"/>
          <table:table-cell table:style-name="ce266" office:value-type="float" office:value="1" calcext:value-type="float">
            <text:p>1</text:p>
          </table:table-cell>
          <table:table-cell table:style-name="ce241" office:value-type="float" office:value="1" calcext:value-type="float">
            <text:p>1</text:p>
          </table:table-cell>
          <table:table-cell table:style-name="ce142"/>
          <table:table-cell table:number-columns-repeated="10"/>
          <table:table-cell table:formula="of:=&quot;0&quot; &amp; [.D164] &amp; DEC2BIN([.K164];4)" office:value-type="string" office:string-value="0111111110011" calcext:value-type="string">
            <text:p>0111111110011</text:p>
          </table:table-cell>
          <table:table-cell table:style-name="ce103" table:formula="of:=&quot;0&quot; &amp; BIN2HEX([.D164];2) &amp; DEC2HEX([.K164];1)" office:value-type="string" office:string-value="0FF3" calcext:value-type="string">
            <text:p>0FF3</text:p>
          </table:table-cell>
          <table:table-cell table:formula="of:=HEX2DEC([.BS164])" office:value-type="float" office:value="4083" calcext:value-type="float">
            <text:p>4083</text:p>
          </table:table-cell>
          <table:table-cell table:style-name="ce146" table:formula="of:=SUMIF([.$P164:.$W164];&quot;&gt;0&quot;;[.$P$3:.$W$3])" office:value-type="float" office:value="0" calcext:value-type="float">
            <text:p>0</text:p>
          </table:table-cell>
          <table:table-cell table:style-name="ce146" table:formula="of:=SUMIF([.$Y164:.$AF164];&quot;&gt;0&quot;;[.$Y$3:.$AF$3])" office:value-type="float" office:value="1" calcext:value-type="float">
            <text:p>1</text:p>
          </table:table-cell>
          <table:table-cell table:style-name="ce146" table:formula="of:=SUMIF([.$AH164:.$AO164];&quot;&gt;0&quot;;[.$AH$3:.$AO$3])" office:value-type="float" office:value="0" calcext:value-type="float">
            <text:p>0</text:p>
          </table:table-cell>
          <table:table-cell table:style-name="ce146" table:formula="of:=SUMIF([.$AQ164:.$AX164];&quot;&gt;0&quot;;[.$AQ$3:.$AX$3])" office:value-type="float" office:value="0" calcext:value-type="float">
            <text:p>0</text:p>
          </table:table-cell>
          <table:table-cell table:style-name="ce146" table:formula="of:=SUMIF([.$BA164:.$BH164];&quot;&gt;0&quot;;[.$BA$3:.$BH$3])" office:value-type="float" office:value="12" calcext:value-type="float">
            <text:p>12</text:p>
          </table:table-cell>
          <table:table-cell/>
          <table:table-cell table:style-name="ce103" table:formula="of:=[.BT164]" office:value-type="float" office:value="4083" calcext:value-type="float">
            <text:p>4083</text:p>
          </table:table-cell>
          <table:table-cell table:style-name="ce103" table:formula="of:=DEC2HEX([.BU164];2)" office:value-type="string" office:string-value="00" calcext:value-type="string">
            <text:p>00</text:p>
          </table:table-cell>
          <table:table-cell table:style-name="ce103" table:formula="of:=DEC2HEX([.BV164];2)" office:value-type="string" office:string-value="01" calcext:value-type="string">
            <text:p>01</text:p>
          </table:table-cell>
          <table:table-cell table:style-name="ce103" table:formula="of:=DEC2HEX([.BW164];2)" office:value-type="string" office:string-value="00" calcext:value-type="string">
            <text:p>00</text:p>
          </table:table-cell>
          <table:table-cell table:style-name="ce103" table:formula="of:=DEC2HEX([.BX164];2)" office:value-type="string" office:string-value="00" calcext:value-type="string">
            <text:p>00</text:p>
          </table:table-cell>
          <table:table-cell table:style-name="ce103" table:formula="of:=DEC2HEX([.BY164];2)" office:value-type="string" office:string-value="0C" calcext:value-type="string">
            <text:p>0C</text:p>
          </table:table-cell>
        </table:table-row>
        <table:table-row table:style-name="ro1">
          <table:table-cell table:style-name="ce139" office:value-type="float" office:value="80" calcext:value-type="float">
            <text:p>80</text:p>
          </table:table-cell>
          <table:table-cell table:style-name="ce131" table:formula="of:=DEC2HEX([.A165];2)" office:value-type="string" office:string-value="50" calcext:value-type="string">
            <text:p>50</text:p>
          </table:table-cell>
          <table:table-cell table:style-name="ce139" office:value-type="string" calcext:value-type="string">
            <text:p>Set Address low</text:p>
          </table:table-cell>
          <table:table-cell table:style-name="ce153" table:formula="of:=DEC2BIN([.A165];8)" office:value-type="string" office:string-value="01010000" calcext:value-type="string">
            <text:p>01010000</text:p>
          </table:table-cell>
          <table:table-cell table:style-name="ce139" table:number-columns-repeated="6"/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47"/>
          <table:table-cell table:style-name="ce229"/>
          <table:table-cell table:style-name="ce242"/>
          <table:table-cell table:style-name="ce181"/>
          <table:table-cell table:style-name="ce242"/>
          <table:table-cell table:style-name="ce181"/>
          <table:table-cell table:style-name="ce242" office:value-type="float" office:value="1" calcext:value-type="float">
            <text:p>1</text:p>
          </table:table-cell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 office:value-type="float" office:value="1" calcext:value-type="float">
            <text:p>1</text:p>
          </table:table-cell>
          <table:table-cell table:style-name="ce242"/>
          <table:table-cell table:style-name="ce229"/>
          <table:table-cell table:style-name="ce208"/>
          <table:table-cell table:style-name="ce181"/>
          <table:table-cell table:style-name="ce242"/>
          <table:table-cell table:style-name="ce181"/>
          <table:table-cell table:style-name="ce242" office:value-type="float" office:value="1" calcext:value-type="float">
            <text:p>1</text:p>
          </table:table-cell>
          <table:table-cell table:style-name="ce181"/>
          <table:table-cell table:style-name="ce242"/>
          <table:table-cell table:style-name="ce181"/>
          <table:table-cell table:style-name="ce242"/>
          <table:table-cell table:style-name="ce208" table:number-columns-repeated="4"/>
          <table:table-cell table:style-name="ce139" table:number-columns-repeated="7"/>
          <table:table-cell table:style-name="ce181"/>
          <table:table-cell table:style-name="ce242"/>
          <table:table-cell table:style-name="ce139" table:number-columns-repeated="2"/>
          <table:table-cell table:style-name="ce267"/>
          <table:table-cell table:style-name="ce242" office:value-type="float" office:value="1" calcext:value-type="float">
            <text:p>1</text:p>
          </table:table-cell>
          <table:table-cell table:style-name="ce147"/>
          <table:table-cell table:number-columns-repeated="10"/>
          <table:table-cell table:formula="of:=&quot;1&quot; &amp; [.D165] &amp; DEC2BIN([.K165];4)" office:value-type="string" office:string-value="1010100000000" calcext:value-type="string">
            <text:p>1010100000000</text:p>
          </table:table-cell>
          <table:table-cell table:style-name="ce103" table:formula="of:=&quot;1&quot; &amp; BIN2HEX([.D165];2) &amp; DEC2HEX([.K165];1)" office:value-type="string" office:string-value="1500" calcext:value-type="string">
            <text:p>1500</text:p>
          </table:table-cell>
          <table:table-cell table:formula="of:=HEX2DEC([.BS165])" office:value-type="float" office:value="5376" calcext:value-type="float">
            <text:p>5376</text:p>
          </table:table-cell>
          <table:table-cell table:style-name="ce146" table:formula="of:=SUMIF([.$P165:.$W165];&quot;&gt;0&quot;;[.$P$3:.$W$3])" office:value-type="float" office:value="4" calcext:value-type="float">
            <text:p>4</text:p>
          </table:table-cell>
          <table:table-cell table:style-name="ce146" table:formula="of:=SUMIF([.$Y165:.$AF165];&quot;&gt;0&quot;;[.$Y$3:.$AF$3])" office:value-type="float" office:value="4" calcext:value-type="float">
            <text:p>4</text:p>
          </table:table-cell>
          <table:table-cell table:style-name="ce146" table:formula="of:=SUMIF([.$AH165:.$AO165];&quot;&gt;0&quot;;[.$AH$3:.$AO$3])" office:value-type="float" office:value="16" calcext:value-type="float">
            <text:p>16</text:p>
          </table:table-cell>
          <table:table-cell table:style-name="ce146" table:formula="of:=SUMIF([.$AQ165:.$AX165];&quot;&gt;0&quot;;[.$AQ$3:.$AX$3])" office:value-type="float" office:value="0" calcext:value-type="float">
            <text:p>0</text:p>
          </table:table-cell>
          <table:table-cell table:style-name="ce146" table:formula="of:=SUMIF([.$BA165:.$BH165];&quot;&gt;0&quot;;[.$BA$3:.$BH$3])" office:value-type="float" office:value="4" calcext:value-type="float">
            <text:p>4</text:p>
          </table:table-cell>
          <table:table-cell/>
          <table:table-cell table:style-name="ce103" table:formula="of:=[.BT165]" office:value-type="float" office:value="5376" calcext:value-type="float">
            <text:p>5376</text:p>
          </table:table-cell>
          <table:table-cell table:style-name="ce103" table:formula="of:=DEC2HEX([.BU165];2)" office:value-type="string" office:string-value="04" calcext:value-type="string">
            <text:p>04</text:p>
          </table:table-cell>
          <table:table-cell table:style-name="ce103" table:formula="of:=DEC2HEX([.BV165];2)" office:value-type="string" office:string-value="04" calcext:value-type="string">
            <text:p>04</text:p>
          </table:table-cell>
          <table:table-cell table:style-name="ce103" table:formula="of:=DEC2HEX([.BW165];2)" office:value-type="string" office:string-value="10" calcext:value-type="string">
            <text:p>10</text:p>
          </table:table-cell>
          <table:table-cell table:style-name="ce103" table:formula="of:=DEC2HEX([.BX165];2)" office:value-type="string" office:string-value="00" calcext:value-type="string">
            <text:p>00</text:p>
          </table:table-cell>
          <table:table-cell table:style-name="ce103" table:formula="of:=DEC2HEX([.BY165];2)" office:value-type="string" office:string-value="04" calcext:value-type="string">
            <text:p>04</text:p>
          </table:table-cell>
        </table:table-row>
        <table:table-row table:style-name="ro1">
          <table:table-cell table:style-name="ce146" office:value-type="float" office:value="80" calcext:value-type="float">
            <text:p>80</text:p>
          </table:table-cell>
          <table:table-cell table:style-name="ce133" table:formula="of:=DEC2HEX([.A166];2)" office:value-type="string" office:string-value="50" calcext:value-type="string">
            <text:p>50</text:p>
          </table:table-cell>
          <table:table-cell table:style-name="ce146"/>
          <table:table-cell table:style-name="ce156" table:formula="of:=DEC2BIN([.A166];8)" office:value-type="string" office:string-value="01010000" calcext:value-type="string">
            <text:p>01010000</text:p>
          </table:table-cell>
          <table:table-cell table:style-name="ce146" table:number-columns-repeated="6"/>
          <table:table-cell table:style-name="ce146" office:value-type="float" office:value="1" calcext:value-type="float">
            <text:p>1</text:p>
          </table:table-cell>
          <table:table-cell table:style-name="ce146" table:number-columns-repeated="3"/>
          <table:table-cell table:style-name="ce240"/>
          <table:table-cell table:style-name="ce261"/>
          <table:table-cell table:style-name="ce281" office:value-type="float" office:value="1" calcext:value-type="float">
            <text:p>1</text:p>
          </table:table-cell>
          <table:table-cell table:style-name="ce283"/>
          <table:table-cell table:style-name="ce281"/>
          <table:table-cell table:style-name="ce283"/>
          <table:table-cell table:style-name="ce281"/>
          <table:table-cell table:style-name="ce283" office:value-type="float" office:value="1" calcext:value-type="float">
            <text:p>1</text:p>
          </table:table-cell>
          <table:table-cell table:style-name="ce281"/>
          <table:table-cell table:style-name="ce146"/>
          <table:table-cell table:style-name="ce283"/>
          <table:table-cell table:style-name="ce281"/>
          <table:table-cell table:style-name="ce283"/>
          <table:table-cell table:style-name="ce281"/>
          <table:table-cell table:style-name="ce146"/>
          <table:table-cell table:style-name="ce283"/>
          <table:table-cell table:style-name="ce281"/>
          <table:table-cell table:style-name="ce261"/>
          <table:table-cell table:style-name="ce298"/>
          <table:table-cell table:style-name="ce283"/>
          <table:table-cell table:style-name="ce281"/>
          <table:table-cell table:style-name="ce283"/>
          <table:table-cell table:style-name="ce281"/>
          <table:table-cell table:style-name="ce283"/>
          <table:table-cell table:style-name="ce281"/>
          <table:table-cell table:style-name="ce283"/>
          <table:table-cell table:style-name="ce281"/>
          <table:table-cell table:style-name="ce298" table:number-columns-repeated="4"/>
          <table:table-cell table:style-name="ce146" table:number-columns-repeated="7"/>
          <table:table-cell table:style-name="ce283"/>
          <table:table-cell table:style-name="ce281"/>
          <table:table-cell table:style-name="ce146" table:number-columns-repeated="2"/>
          <table:table-cell table:style-name="ce308"/>
          <table:table-cell table:style-name="ce281" office:value-type="float" office:value="1" calcext:value-type="float">
            <text:p>1</text:p>
          </table:table-cell>
          <table:table-cell table:style-name="ce240"/>
          <table:table-cell table:number-columns-repeated="10"/>
          <table:table-cell table:formula="of:=&quot;1&quot; &amp; [.D166] &amp; DEC2BIN([.K166];4)" office:value-type="string" office:string-value="1010100000001" calcext:value-type="string">
            <text:p>1010100000001</text:p>
          </table:table-cell>
          <table:table-cell table:style-name="ce103" table:formula="of:=&quot;1&quot; &amp; BIN2HEX([.D166];2) &amp; DEC2HEX([.K166];1)" office:value-type="string" office:string-value="1501" calcext:value-type="string">
            <text:p>1501</text:p>
          </table:table-cell>
          <table:table-cell table:formula="of:=HEX2DEC([.BS166])" office:value-type="float" office:value="5377" calcext:value-type="float">
            <text:p>5377</text:p>
          </table:table-cell>
          <table:table-cell table:style-name="ce146" table:formula="of:=SUMIF([.$P166:.$W166];&quot;&gt;0&quot;;[.$P$3:.$W$3])" office:value-type="float" office:value="66" calcext:value-type="float">
            <text:p>66</text:p>
          </table:table-cell>
          <table:table-cell table:style-name="ce146" table:formula="of:=SUMIF([.$Y166:.$AF166];&quot;&gt;0&quot;;[.$Y$3:.$AF$3])" office:value-type="float" office:value="0" calcext:value-type="float">
            <text:p>0</text:p>
          </table:table-cell>
          <table:table-cell table:style-name="ce146" table:formula="of:=SUMIF([.$AH166:.$AO166];&quot;&gt;0&quot;;[.$AH$3:.$AO$3])" office:value-type="float" office:value="0" calcext:value-type="float">
            <text:p>0</text:p>
          </table:table-cell>
          <table:table-cell table:style-name="ce146" table:formula="of:=SUMIF([.$AQ166:.$AX166];&quot;&gt;0&quot;;[.$AQ$3:.$AX$3])" office:value-type="float" office:value="0" calcext:value-type="float">
            <text:p>0</text:p>
          </table:table-cell>
          <table:table-cell table:style-name="ce146" table:formula="of:=SUMIF([.$BA166:.$BH166];&quot;&gt;0&quot;;[.$BA$3:.$BH$3])" office:value-type="float" office:value="4" calcext:value-type="float">
            <text:p>4</text:p>
          </table:table-cell>
          <table:table-cell/>
          <table:table-cell table:style-name="ce103" table:formula="of:=[.BT166]" office:value-type="float" office:value="5377" calcext:value-type="float">
            <text:p>5377</text:p>
          </table:table-cell>
          <table:table-cell table:style-name="ce103" table:formula="of:=DEC2HEX([.BU166];2)" office:value-type="string" office:string-value="42" calcext:value-type="string">
            <text:p>42</text:p>
          </table:table-cell>
          <table:table-cell table:style-name="ce103" table:formula="of:=DEC2HEX([.BV166];2)" office:value-type="string" office:string-value="00" calcext:value-type="string">
            <text:p>00</text:p>
          </table:table-cell>
          <table:table-cell table:style-name="ce103" table:formula="of:=DEC2HEX([.BW166];2)" office:value-type="string" office:string-value="00" calcext:value-type="string">
            <text:p>00</text:p>
          </table:table-cell>
          <table:table-cell table:style-name="ce103" table:formula="of:=DEC2HEX([.BX166];2)" office:value-type="string" office:string-value="00" calcext:value-type="string">
            <text:p>00</text:p>
          </table:table-cell>
          <table:table-cell table:style-name="ce103" table:formula="of:=DEC2HEX([.BY166];2)" office:value-type="string" office:string-value="04" calcext:value-type="string">
            <text:p>04</text:p>
          </table:table-cell>
        </table:table-row>
        <table:table-row table:style-name="ro1">
          <table:table-cell table:style-name="ce140" office:value-type="float" office:value="80" calcext:value-type="float">
            <text:p>80</text:p>
          </table:table-cell>
          <table:table-cell table:style-name="ce132" table:formula="of:=DEC2HEX([.A167];2)" office:value-type="string" office:string-value="50" calcext:value-type="string">
            <text:p>50</text:p>
          </table:table-cell>
          <table:table-cell table:style-name="ce140"/>
          <table:table-cell table:style-name="ce154" table:formula="of:=DEC2BIN([.A167];8)" office:value-type="string" office:string-value="01010000" calcext:value-type="string">
            <text:p>01010000</text:p>
          </table:table-cell>
          <table:table-cell table:style-name="ce140" table:number-columns-repeated="6"/>
          <table:table-cell table:style-name="ce140" office:value-type="float" office:value="2" calcext:value-type="float">
            <text:p>2</text:p>
          </table:table-cell>
          <table:table-cell table:style-name="ce140" table:number-columns-repeated="3"/>
          <table:table-cell table:style-name="ce149"/>
          <table:table-cell table:style-name="ce230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230" office:value-type="float" office:value="1" calcext:value-type="float">
            <text:p>1</text:p>
          </table:table-cell>
          <table:table-cell table:style-name="ce209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209" table:number-columns-repeated="4"/>
          <table:table-cell table:style-name="ce140" table:number-columns-repeated="7"/>
          <table:table-cell table:style-name="ce182"/>
          <table:table-cell table:style-name="ce243"/>
          <table:table-cell table:style-name="ce140" table:number-columns-repeated="2"/>
          <table:table-cell table:style-name="ce268" office:value-type="float" office:value="1" calcext:value-type="float">
            <text:p>1</text:p>
          </table:table-cell>
          <table:table-cell table:style-name="ce243" office:value-type="float" office:value="1" calcext:value-type="float">
            <text:p>1</text:p>
          </table:table-cell>
          <table:table-cell table:style-name="ce149"/>
          <table:table-cell table:number-columns-repeated="10"/>
          <table:table-cell table:formula="of:=&quot;1&quot; &amp; [.D167] &amp; DEC2BIN([.K167];4)" office:value-type="string" office:string-value="1010100000010" calcext:value-type="string">
            <text:p>1010100000010</text:p>
          </table:table-cell>
          <table:table-cell table:style-name="ce103" table:formula="of:=&quot;1&quot; &amp; BIN2HEX([.D167];2) &amp; DEC2HEX([.K167];1)" office:value-type="string" office:string-value="1502" calcext:value-type="string">
            <text:p>1502</text:p>
          </table:table-cell>
          <table:table-cell table:formula="of:=HEX2DEC([.BS167])" office:value-type="float" office:value="5378" calcext:value-type="float">
            <text:p>5378</text:p>
          </table:table-cell>
          <table:table-cell table:style-name="ce146" table:formula="of:=SUMIF([.$P167:.$W167];&quot;&gt;0&quot;;[.$P$3:.$W$3])" office:value-type="float" office:value="0" calcext:value-type="float">
            <text:p>0</text:p>
          </table:table-cell>
          <table:table-cell table:style-name="ce146" table:formula="of:=SUMIF([.$Y167:.$AF167];&quot;&gt;0&quot;;[.$Y$3:.$AF$3])" office:value-type="float" office:value="1" calcext:value-type="float">
            <text:p>1</text:p>
          </table:table-cell>
          <table:table-cell table:style-name="ce146" table:formula="of:=SUMIF([.$AH167:.$AO167];&quot;&gt;0&quot;;[.$AH$3:.$AO$3])" office:value-type="float" office:value="0" calcext:value-type="float">
            <text:p>0</text:p>
          </table:table-cell>
          <table:table-cell table:style-name="ce146" table:formula="of:=SUMIF([.$AQ167:.$AX167];&quot;&gt;0&quot;;[.$AQ$3:.$AX$3])" office:value-type="float" office:value="0" calcext:value-type="float">
            <text:p>0</text:p>
          </table:table-cell>
          <table:table-cell table:style-name="ce146" table:formula="of:=SUMIF([.$BA167:.$BH167];&quot;&gt;0&quot;;[.$BA$3:.$BH$3])" office:value-type="float" office:value="12" calcext:value-type="float">
            <text:p>12</text:p>
          </table:table-cell>
          <table:table-cell/>
          <table:table-cell table:style-name="ce103" table:formula="of:=[.BT167]" office:value-type="float" office:value="5378" calcext:value-type="float">
            <text:p>5378</text:p>
          </table:table-cell>
          <table:table-cell table:style-name="ce103" table:formula="of:=DEC2HEX([.BU167];2)" office:value-type="string" office:string-value="00" calcext:value-type="string">
            <text:p>00</text:p>
          </table:table-cell>
          <table:table-cell table:style-name="ce103" table:formula="of:=DEC2HEX([.BV167];2)" office:value-type="string" office:string-value="01" calcext:value-type="string">
            <text:p>01</text:p>
          </table:table-cell>
          <table:table-cell table:style-name="ce103" table:formula="of:=DEC2HEX([.BW167];2)" office:value-type="string" office:string-value="00" calcext:value-type="string">
            <text:p>00</text:p>
          </table:table-cell>
          <table:table-cell table:style-name="ce103" table:formula="of:=DEC2HEX([.BX167];2)" office:value-type="string" office:string-value="00" calcext:value-type="string">
            <text:p>00</text:p>
          </table:table-cell>
          <table:table-cell table:style-name="ce103" table:formula="of:=DEC2HEX([.BY167];2)" office:value-type="string" office:string-value="0C" calcext:value-type="string">
            <text:p>0C</text:p>
          </table:table-cell>
        </table:table-row>
        <table:table-row table:style-name="ro1">
          <table:table-cell table:style-name="ce139" office:value-type="float" office:value="96" calcext:value-type="float">
            <text:p>96</text:p>
          </table:table-cell>
          <table:table-cell table:style-name="ce131" table:formula="of:=DEC2HEX([.A168];2)" office:value-type="string" office:string-value="60" calcext:value-type="string">
            <text:p>60</text:p>
          </table:table-cell>
          <table:table-cell table:style-name="ce139" office:value-type="string" calcext:value-type="string">
            <text:p>Set Address high</text:p>
          </table:table-cell>
          <table:table-cell table:style-name="ce153" table:formula="of:=DEC2BIN([.A168];8)" office:value-type="string" office:string-value="01100000" calcext:value-type="string">
            <text:p>01100000</text:p>
          </table:table-cell>
          <table:table-cell table:style-name="ce139" table:number-columns-repeated="6"/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47"/>
          <table:table-cell table:style-name="ce229"/>
          <table:table-cell table:style-name="ce242"/>
          <table:table-cell table:style-name="ce181"/>
          <table:table-cell table:style-name="ce242" office:value-type="float" office:value="1" calcext:value-type="float">
            <text:p>1</text:p>
          </table:table-cell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 office:value-type="float" office:value="1" calcext:value-type="float">
            <text:p>1</text:p>
          </table:table-cell>
          <table:table-cell table:style-name="ce242"/>
          <table:table-cell table:style-name="ce229"/>
          <table:table-cell table:style-name="ce208"/>
          <table:table-cell table:style-name="ce181"/>
          <table:table-cell table:style-name="ce242" office:value-type="float" office:value="1" calcext:value-type="float">
            <text:p>1</text:p>
          </table:table-cell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208" table:number-columns-repeated="4"/>
          <table:table-cell table:style-name="ce139" table:number-columns-repeated="7"/>
          <table:table-cell table:style-name="ce181"/>
          <table:table-cell table:style-name="ce242"/>
          <table:table-cell table:style-name="ce139" table:number-columns-repeated="2"/>
          <table:table-cell table:style-name="ce267"/>
          <table:table-cell table:style-name="ce242" office:value-type="float" office:value="1" calcext:value-type="float">
            <text:p>1</text:p>
          </table:table-cell>
          <table:table-cell table:style-name="ce147"/>
          <table:table-cell table:number-columns-repeated="10"/>
          <table:table-cell table:formula="of:=&quot;1&quot; &amp; [.D168] &amp; DEC2BIN([.K168];4)" office:value-type="string" office:string-value="1011000000000" calcext:value-type="string">
            <text:p>1011000000000</text:p>
          </table:table-cell>
          <table:table-cell table:style-name="ce103" table:formula="of:=&quot;1&quot; &amp; BIN2HEX([.D168];2) &amp; DEC2HEX([.K168];1)" office:value-type="string" office:string-value="1600" calcext:value-type="string">
            <text:p>1600</text:p>
          </table:table-cell>
          <table:table-cell table:formula="of:=HEX2DEC([.BS168])" office:value-type="float" office:value="5632" calcext:value-type="float">
            <text:p>5632</text:p>
          </table:table-cell>
          <table:table-cell table:style-name="ce146" table:formula="of:=SUMIF([.$P168:.$W168];&quot;&gt;0&quot;;[.$P$3:.$W$3])" office:value-type="float" office:value="16" calcext:value-type="float">
            <text:p>16</text:p>
          </table:table-cell>
          <table:table-cell table:style-name="ce146" table:formula="of:=SUMIF([.$Y168:.$AF168];&quot;&gt;0&quot;;[.$Y$3:.$AF$3])" office:value-type="float" office:value="4" calcext:value-type="float">
            <text:p>4</text:p>
          </table:table-cell>
          <table:table-cell table:style-name="ce146" table:formula="of:=SUMIF([.$AH168:.$AO168];&quot;&gt;0&quot;;[.$AH$3:.$AO$3])" office:value-type="float" office:value="64" calcext:value-type="float">
            <text:p>64</text:p>
          </table:table-cell>
          <table:table-cell table:style-name="ce146" table:formula="of:=SUMIF([.$AQ168:.$AX168];&quot;&gt;0&quot;;[.$AQ$3:.$AX$3])" office:value-type="float" office:value="0" calcext:value-type="float">
            <text:p>0</text:p>
          </table:table-cell>
          <table:table-cell table:style-name="ce146" table:formula="of:=SUMIF([.$BA168:.$BH168];&quot;&gt;0&quot;;[.$BA$3:.$BH$3])" office:value-type="float" office:value="4" calcext:value-type="float">
            <text:p>4</text:p>
          </table:table-cell>
          <table:table-cell/>
          <table:table-cell table:style-name="ce103" table:formula="of:=[.BT168]" office:value-type="float" office:value="5632" calcext:value-type="float">
            <text:p>5632</text:p>
          </table:table-cell>
          <table:table-cell table:style-name="ce103" table:formula="of:=DEC2HEX([.BU168];2)" office:value-type="string" office:string-value="10" calcext:value-type="string">
            <text:p>10</text:p>
          </table:table-cell>
          <table:table-cell table:style-name="ce103" table:formula="of:=DEC2HEX([.BV168];2)" office:value-type="string" office:string-value="04" calcext:value-type="string">
            <text:p>04</text:p>
          </table:table-cell>
          <table:table-cell table:style-name="ce103" table:formula="of:=DEC2HEX([.BW168];2)" office:value-type="string" office:string-value="40" calcext:value-type="string">
            <text:p>40</text:p>
          </table:table-cell>
          <table:table-cell table:style-name="ce103" table:formula="of:=DEC2HEX([.BX168];2)" office:value-type="string" office:string-value="00" calcext:value-type="string">
            <text:p>00</text:p>
          </table:table-cell>
          <table:table-cell table:style-name="ce103" table:formula="of:=DEC2HEX([.BY168];2)" office:value-type="string" office:string-value="04" calcext:value-type="string">
            <text:p>04</text:p>
          </table:table-cell>
        </table:table-row>
        <table:table-row table:style-name="ro1">
          <table:table-cell table:style-name="ce146" office:value-type="float" office:value="96" calcext:value-type="float">
            <text:p>96</text:p>
          </table:table-cell>
          <table:table-cell table:style-name="ce133" table:formula="of:=DEC2HEX([.A169];2)" office:value-type="string" office:string-value="60" calcext:value-type="string">
            <text:p>60</text:p>
          </table:table-cell>
          <table:table-cell table:style-name="ce146"/>
          <table:table-cell table:style-name="ce156" table:formula="of:=DEC2BIN([.A169];8)" office:value-type="string" office:string-value="01100000" calcext:value-type="string">
            <text:p>01100000</text:p>
          </table:table-cell>
          <table:table-cell table:style-name="ce146" table:number-columns-repeated="6"/>
          <table:table-cell table:style-name="ce146" office:value-type="float" office:value="1" calcext:value-type="float">
            <text:p>1</text:p>
          </table:table-cell>
          <table:table-cell table:style-name="ce146" table:number-columns-repeated="3"/>
          <table:table-cell table:style-name="ce240"/>
          <table:table-cell table:style-name="ce261"/>
          <table:table-cell table:style-name="ce281" office:value-type="float" office:value="1" calcext:value-type="float">
            <text:p>1</text:p>
          </table:table-cell>
          <table:table-cell table:style-name="ce283"/>
          <table:table-cell table:style-name="ce281"/>
          <table:table-cell table:style-name="ce283"/>
          <table:table-cell table:style-name="ce281"/>
          <table:table-cell table:style-name="ce283" office:value-type="float" office:value="1" calcext:value-type="float">
            <text:p>1</text:p>
          </table:table-cell>
          <table:table-cell table:style-name="ce281"/>
          <table:table-cell table:style-name="ce146"/>
          <table:table-cell table:style-name="ce283"/>
          <table:table-cell table:style-name="ce281"/>
          <table:table-cell table:style-name="ce283"/>
          <table:table-cell table:style-name="ce281"/>
          <table:table-cell table:style-name="ce146"/>
          <table:table-cell table:style-name="ce283"/>
          <table:table-cell table:style-name="ce281"/>
          <table:table-cell table:style-name="ce261"/>
          <table:table-cell table:style-name="ce298"/>
          <table:table-cell table:style-name="ce283"/>
          <table:table-cell table:style-name="ce281"/>
          <table:table-cell table:style-name="ce283"/>
          <table:table-cell table:style-name="ce281"/>
          <table:table-cell table:style-name="ce283"/>
          <table:table-cell table:style-name="ce281"/>
          <table:table-cell table:style-name="ce283"/>
          <table:table-cell table:style-name="ce281"/>
          <table:table-cell table:style-name="ce298" table:number-columns-repeated="4"/>
          <table:table-cell table:style-name="ce146" table:number-columns-repeated="7"/>
          <table:table-cell table:style-name="ce283"/>
          <table:table-cell table:style-name="ce281"/>
          <table:table-cell table:style-name="ce146" table:number-columns-repeated="2"/>
          <table:table-cell table:style-name="ce308"/>
          <table:table-cell table:style-name="ce281" office:value-type="float" office:value="1" calcext:value-type="float">
            <text:p>1</text:p>
          </table:table-cell>
          <table:table-cell table:style-name="ce240"/>
          <table:table-cell table:number-columns-repeated="10"/>
          <table:table-cell table:formula="of:=&quot;1&quot; &amp; [.D169] &amp; DEC2BIN([.K169];4)" office:value-type="string" office:string-value="1011000000001" calcext:value-type="string">
            <text:p>1011000000001</text:p>
          </table:table-cell>
          <table:table-cell table:style-name="ce103" table:formula="of:=&quot;1&quot; &amp; BIN2HEX([.D169];2) &amp; DEC2HEX([.K169];1)" office:value-type="string" office:string-value="1601" calcext:value-type="string">
            <text:p>1601</text:p>
          </table:table-cell>
          <table:table-cell table:formula="of:=HEX2DEC([.BS169])" office:value-type="float" office:value="5633" calcext:value-type="float">
            <text:p>5633</text:p>
          </table:table-cell>
          <table:table-cell table:style-name="ce146" table:formula="of:=SUMIF([.$P169:.$W169];&quot;&gt;0&quot;;[.$P$3:.$W$3])" office:value-type="float" office:value="66" calcext:value-type="float">
            <text:p>66</text:p>
          </table:table-cell>
          <table:table-cell table:style-name="ce146" table:formula="of:=SUMIF([.$Y169:.$AF169];&quot;&gt;0&quot;;[.$Y$3:.$AF$3])" office:value-type="float" office:value="0" calcext:value-type="float">
            <text:p>0</text:p>
          </table:table-cell>
          <table:table-cell table:style-name="ce146" table:formula="of:=SUMIF([.$AH169:.$AO169];&quot;&gt;0&quot;;[.$AH$3:.$AO$3])" office:value-type="float" office:value="0" calcext:value-type="float">
            <text:p>0</text:p>
          </table:table-cell>
          <table:table-cell table:style-name="ce146" table:formula="of:=SUMIF([.$AQ169:.$AX169];&quot;&gt;0&quot;;[.$AQ$3:.$AX$3])" office:value-type="float" office:value="0" calcext:value-type="float">
            <text:p>0</text:p>
          </table:table-cell>
          <table:table-cell table:style-name="ce146" table:formula="of:=SUMIF([.$BA169:.$BH169];&quot;&gt;0&quot;;[.$BA$3:.$BH$3])" office:value-type="float" office:value="4" calcext:value-type="float">
            <text:p>4</text:p>
          </table:table-cell>
          <table:table-cell/>
          <table:table-cell table:style-name="ce103" table:formula="of:=[.BT169]" office:value-type="float" office:value="5633" calcext:value-type="float">
            <text:p>5633</text:p>
          </table:table-cell>
          <table:table-cell table:style-name="ce103" table:formula="of:=DEC2HEX([.BU169];2)" office:value-type="string" office:string-value="42" calcext:value-type="string">
            <text:p>42</text:p>
          </table:table-cell>
          <table:table-cell table:style-name="ce103" table:formula="of:=DEC2HEX([.BV169];2)" office:value-type="string" office:string-value="00" calcext:value-type="string">
            <text:p>00</text:p>
          </table:table-cell>
          <table:table-cell table:style-name="ce103" table:formula="of:=DEC2HEX([.BW169];2)" office:value-type="string" office:string-value="00" calcext:value-type="string">
            <text:p>00</text:p>
          </table:table-cell>
          <table:table-cell table:style-name="ce103" table:formula="of:=DEC2HEX([.BX169];2)" office:value-type="string" office:string-value="00" calcext:value-type="string">
            <text:p>00</text:p>
          </table:table-cell>
          <table:table-cell table:style-name="ce103" table:formula="of:=DEC2HEX([.BY169];2)" office:value-type="string" office:string-value="04" calcext:value-type="string">
            <text:p>04</text:p>
          </table:table-cell>
        </table:table-row>
        <table:table-row table:style-name="ro1">
          <table:table-cell table:style-name="ce140" office:value-type="float" office:value="96" calcext:value-type="float">
            <text:p>96</text:p>
          </table:table-cell>
          <table:table-cell table:style-name="ce132" table:formula="of:=DEC2HEX([.A170];2)" office:value-type="string" office:string-value="60" calcext:value-type="string">
            <text:p>60</text:p>
          </table:table-cell>
          <table:table-cell table:style-name="ce140"/>
          <table:table-cell table:style-name="ce154" table:formula="of:=DEC2BIN([.A170];8)" office:value-type="string" office:string-value="01100000" calcext:value-type="string">
            <text:p>01100000</text:p>
          </table:table-cell>
          <table:table-cell table:style-name="ce140" table:number-columns-repeated="6"/>
          <table:table-cell table:style-name="ce140" office:value-type="float" office:value="2" calcext:value-type="float">
            <text:p>2</text:p>
          </table:table-cell>
          <table:table-cell table:style-name="ce140" table:number-columns-repeated="3"/>
          <table:table-cell table:style-name="ce149"/>
          <table:table-cell table:style-name="ce230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230" office:value-type="float" office:value="1" calcext:value-type="float">
            <text:p>1</text:p>
          </table:table-cell>
          <table:table-cell table:style-name="ce209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209" table:number-columns-repeated="4"/>
          <table:table-cell table:style-name="ce140" table:number-columns-repeated="7"/>
          <table:table-cell table:style-name="ce182"/>
          <table:table-cell table:style-name="ce243"/>
          <table:table-cell table:style-name="ce140" table:number-columns-repeated="2"/>
          <table:table-cell table:style-name="ce268" office:value-type="float" office:value="1" calcext:value-type="float">
            <text:p>1</text:p>
          </table:table-cell>
          <table:table-cell table:style-name="ce243" office:value-type="float" office:value="1" calcext:value-type="float">
            <text:p>1</text:p>
          </table:table-cell>
          <table:table-cell table:style-name="ce149"/>
          <table:table-cell table:number-columns-repeated="10"/>
          <table:table-cell table:formula="of:=&quot;1&quot; &amp; [.D170] &amp; DEC2BIN([.K170];4)" office:value-type="string" office:string-value="1011000000010" calcext:value-type="string">
            <text:p>1011000000010</text:p>
          </table:table-cell>
          <table:table-cell table:style-name="ce103" table:formula="of:=&quot;1&quot; &amp; BIN2HEX([.D170];2) &amp; DEC2HEX([.K170];1)" office:value-type="string" office:string-value="1602" calcext:value-type="string">
            <text:p>1602</text:p>
          </table:table-cell>
          <table:table-cell table:formula="of:=HEX2DEC([.BS170])" office:value-type="float" office:value="5634" calcext:value-type="float">
            <text:p>5634</text:p>
          </table:table-cell>
          <table:table-cell table:style-name="ce146" table:formula="of:=SUMIF([.$P170:.$W170];&quot;&gt;0&quot;;[.$P$3:.$W$3])" office:value-type="float" office:value="0" calcext:value-type="float">
            <text:p>0</text:p>
          </table:table-cell>
          <table:table-cell table:style-name="ce146" table:formula="of:=SUMIF([.$Y170:.$AF170];&quot;&gt;0&quot;;[.$Y$3:.$AF$3])" office:value-type="float" office:value="1" calcext:value-type="float">
            <text:p>1</text:p>
          </table:table-cell>
          <table:table-cell table:style-name="ce146" table:formula="of:=SUMIF([.$AH170:.$AO170];&quot;&gt;0&quot;;[.$AH$3:.$AO$3])" office:value-type="float" office:value="0" calcext:value-type="float">
            <text:p>0</text:p>
          </table:table-cell>
          <table:table-cell table:style-name="ce146" table:formula="of:=SUMIF([.$AQ170:.$AX170];&quot;&gt;0&quot;;[.$AQ$3:.$AX$3])" office:value-type="float" office:value="0" calcext:value-type="float">
            <text:p>0</text:p>
          </table:table-cell>
          <table:table-cell table:style-name="ce146" table:formula="of:=SUMIF([.$BA170:.$BH170];&quot;&gt;0&quot;;[.$BA$3:.$BH$3])" office:value-type="float" office:value="12" calcext:value-type="float">
            <text:p>12</text:p>
          </table:table-cell>
          <table:table-cell/>
          <table:table-cell table:style-name="ce103" table:formula="of:=[.BT170]" office:value-type="float" office:value="5634" calcext:value-type="float">
            <text:p>5634</text:p>
          </table:table-cell>
          <table:table-cell table:style-name="ce103" table:formula="of:=DEC2HEX([.BU170];2)" office:value-type="string" office:string-value="00" calcext:value-type="string">
            <text:p>00</text:p>
          </table:table-cell>
          <table:table-cell table:style-name="ce103" table:formula="of:=DEC2HEX([.BV170];2)" office:value-type="string" office:string-value="01" calcext:value-type="string">
            <text:p>01</text:p>
          </table:table-cell>
          <table:table-cell table:style-name="ce103" table:formula="of:=DEC2HEX([.BW170];2)" office:value-type="string" office:string-value="00" calcext:value-type="string">
            <text:p>00</text:p>
          </table:table-cell>
          <table:table-cell table:style-name="ce103" table:formula="of:=DEC2HEX([.BX170];2)" office:value-type="string" office:string-value="00" calcext:value-type="string">
            <text:p>00</text:p>
          </table:table-cell>
          <table:table-cell table:style-name="ce103" table:formula="of:=DEC2HEX([.BY170];2)" office:value-type="string" office:string-value="0C" calcext:value-type="string">
            <text:p>0C</text:p>
          </table:table-cell>
        </table:table-row>
        <table:table-row table:style-name="ro1">
          <table:table-cell table:style-name="ce139" office:value-type="float" office:value="112" calcext:value-type="float">
            <text:p>112</text:p>
          </table:table-cell>
          <table:table-cell table:style-name="ce131" table:formula="of:=DEC2HEX([.A171];2)" office:value-type="string" office:string-value="70" calcext:value-type="string">
            <text:p>70</text:p>
          </table:table-cell>
          <table:table-cell table:style-name="ce139" office:value-type="string" calcext:value-type="string">
            <text:p>Increase Counters</text:p>
          </table:table-cell>
          <table:table-cell table:style-name="ce153" table:formula="of:=DEC2BIN([.A171];8)" office:value-type="string" office:string-value="01110000" calcext:value-type="string">
            <text:p>01110000</text:p>
          </table:table-cell>
          <table:table-cell table:style-name="ce139" table:number-columns-repeated="6"/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47"/>
          <table:table-cell table:style-name="ce229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/>
          <table:table-cell table:style-name="ce242"/>
          <table:table-cell table:style-name="ce229"/>
          <table:table-cell table:style-name="ce208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208" table:number-columns-repeated="4"/>
          <table:table-cell table:style-name="ce139" table:number-columns-repeated="7"/>
          <table:table-cell table:style-name="ce181"/>
          <table:table-cell table:style-name="ce242"/>
          <table:table-cell table:style-name="ce139" table:number-columns-repeated="2"/>
          <table:table-cell table:style-name="ce267"/>
          <table:table-cell table:style-name="ce242" office:value-type="float" office:value="1" calcext:value-type="float">
            <text:p>1</text:p>
          </table:table-cell>
          <table:table-cell table:style-name="ce147"/>
          <table:table-cell table:number-columns-repeated="10"/>
          <table:table-cell table:formula="of:=&quot;1&quot; &amp; [.D171] &amp; DEC2BIN([.K171];4)" office:value-type="string" office:string-value="1011100000000" calcext:value-type="string">
            <text:p>1011100000000</text:p>
          </table:table-cell>
          <table:table-cell table:style-name="ce103" table:formula="of:=&quot;1&quot; &amp; BIN2HEX([.D171];2) &amp; DEC2HEX([.K171];1)" office:value-type="string" office:string-value="1700" calcext:value-type="string">
            <text:p>1700</text:p>
          </table:table-cell>
          <table:table-cell table:formula="of:=HEX2DEC([.BS171])" office:value-type="float" office:value="5888" calcext:value-type="float">
            <text:p>5888</text:p>
          </table:table-cell>
          <table:table-cell table:style-name="ce146" table:formula="of:=SUMIF([.$P171:.$W171];&quot;&gt;0&quot;;[.$P$3:.$W$3])" office:value-type="float" office:value="0" calcext:value-type="float">
            <text:p>0</text:p>
          </table:table-cell>
          <table:table-cell table:style-name="ce146" table:formula="of:=SUMIF([.$Y171:.$AF171];&quot;&gt;0&quot;;[.$Y$3:.$AF$3])" office:value-type="float" office:value="0" calcext:value-type="float">
            <text:p>0</text:p>
          </table:table-cell>
          <table:table-cell table:style-name="ce146" table:formula="of:=SUMIF([.$AH171:.$AO171];&quot;&gt;0&quot;;[.$AH$3:.$AO$3])" office:value-type="float" office:value="0" calcext:value-type="float">
            <text:p>0</text:p>
          </table:table-cell>
          <table:table-cell table:style-name="ce146" table:formula="of:=SUMIF([.$AQ171:.$AX171];&quot;&gt;0&quot;;[.$AQ$3:.$AX$3])" office:value-type="float" office:value="0" calcext:value-type="float">
            <text:p>0</text:p>
          </table:table-cell>
          <table:table-cell table:style-name="ce146" table:formula="of:=SUMIF([.$BA171:.$BH171];&quot;&gt;0&quot;;[.$BA$3:.$BH$3])" office:value-type="float" office:value="4" calcext:value-type="float">
            <text:p>4</text:p>
          </table:table-cell>
          <table:table-cell/>
          <table:table-cell table:style-name="ce103" table:formula="of:=[.BT171]" office:value-type="float" office:value="5888" calcext:value-type="float">
            <text:p>5888</text:p>
          </table:table-cell>
          <table:table-cell table:style-name="ce103" table:formula="of:=DEC2HEX([.BU171];2)" office:value-type="string" office:string-value="00" calcext:value-type="string">
            <text:p>00</text:p>
          </table:table-cell>
          <table:table-cell table:style-name="ce103" table:formula="of:=DEC2HEX([.BV171];2)" office:value-type="string" office:string-value="00" calcext:value-type="string">
            <text:p>00</text:p>
          </table:table-cell>
          <table:table-cell table:style-name="ce103" table:formula="of:=DEC2HEX([.BW171];2)" office:value-type="string" office:string-value="00" calcext:value-type="string">
            <text:p>00</text:p>
          </table:table-cell>
          <table:table-cell table:style-name="ce103" table:formula="of:=DEC2HEX([.BX171];2)" office:value-type="string" office:string-value="00" calcext:value-type="string">
            <text:p>00</text:p>
          </table:table-cell>
          <table:table-cell table:style-name="ce103" table:formula="of:=DEC2HEX([.BY171];2)" office:value-type="string" office:string-value="04" calcext:value-type="string">
            <text:p>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03" table:formula="of:=DEC2HEX([.A172];2)" office:value-type="string" office:string-value="70" calcext:value-type="string">
            <text:p>70</text:p>
          </table:table-cell>
          <table:table-cell/>
          <table:table-cell table:formula="of:=DEC2BIN([.A172];8)" office:value-type="string" office:string-value="01110000" calcext:value-type="string">
            <text:p>01110000</text:p>
          </table:table-cell>
          <table:table-cell table:number-columns-repeated="2"/>
          <table:table-cell table:style-name="ce146" table:number-columns-repeated="4"/>
          <table:table-cell table:style-name="ce146" office:value-type="float" office:value="1" calcext:value-type="float">
            <text:p>1</text:p>
          </table:table-cell>
          <table:table-cell table:style-name="ce146" table:number-columns-repeated="3"/>
          <table:table-cell table:style-name="ce240"/>
          <table:table-cell table:style-name="ce261" office:value-type="float" office:value="1" calcext:value-type="float">
            <text:p>1</text:p>
          </table:table-cell>
          <table:table-cell table:style-name="ce281"/>
          <table:table-cell table:style-name="ce283"/>
          <table:table-cell table:style-name="ce281"/>
          <table:table-cell table:style-name="ce283"/>
          <table:table-cell table:style-name="ce281"/>
          <table:table-cell table:style-name="ce283"/>
          <table:table-cell table:style-name="ce281"/>
          <table:table-cell table:style-name="ce146"/>
          <table:table-cell table:style-name="ce283"/>
          <table:table-cell table:style-name="ce281"/>
          <table:table-cell table:style-name="ce283"/>
          <table:table-cell table:style-name="ce281"/>
          <table:table-cell table:style-name="ce146"/>
          <table:table-cell table:style-name="ce283"/>
          <table:table-cell table:style-name="ce281"/>
          <table:table-cell table:style-name="ce261"/>
          <table:table-cell table:style-name="ce298"/>
          <table:table-cell table:style-name="ce283"/>
          <table:table-cell table:style-name="ce281"/>
          <table:table-cell table:style-name="ce283"/>
          <table:table-cell table:style-name="ce281"/>
          <table:table-cell table:style-name="ce283"/>
          <table:table-cell table:style-name="ce281"/>
          <table:table-cell table:style-name="ce283"/>
          <table:table-cell table:style-name="ce281"/>
          <table:table-cell table:style-name="ce298" table:number-columns-repeated="4"/>
          <table:table-cell table:style-name="ce146" table:number-columns-repeated="7"/>
          <table:table-cell table:style-name="ce283"/>
          <table:table-cell table:style-name="ce281"/>
          <table:table-cell table:style-name="ce146" table:number-columns-repeated="2"/>
          <table:table-cell table:style-name="ce308"/>
          <table:table-cell table:style-name="ce281" office:value-type="float" office:value="1" calcext:value-type="float">
            <text:p>1</text:p>
          </table:table-cell>
          <table:table-cell table:style-name="ce240"/>
          <table:table-cell table:number-columns-repeated="10"/>
          <table:table-cell table:formula="of:=&quot;1&quot; &amp; [.D172] &amp; DEC2BIN([.K172];4)" office:value-type="string" office:string-value="1011100000001" calcext:value-type="string">
            <text:p>1011100000001</text:p>
          </table:table-cell>
          <table:table-cell table:style-name="ce103" table:formula="of:=&quot;1&quot; &amp; BIN2HEX([.D172];2) &amp; DEC2HEX([.K172];1)" office:value-type="string" office:string-value="1701" calcext:value-type="string">
            <text:p>1701</text:p>
          </table:table-cell>
          <table:table-cell table:formula="of:=HEX2DEC([.BS172])" office:value-type="float" office:value="5889" calcext:value-type="float">
            <text:p>5889</text:p>
          </table:table-cell>
          <table:table-cell table:style-name="ce146" table:formula="of:=SUMIF([.$P172:.$W172];&quot;&gt;0&quot;;[.$P$3:.$W$3])" office:value-type="float" office:value="128" calcext:value-type="float">
            <text:p>128</text:p>
          </table:table-cell>
          <table:table-cell table:style-name="ce146" table:formula="of:=SUMIF([.$Y172:.$AF172];&quot;&gt;0&quot;;[.$Y$3:.$AF$3])" office:value-type="float" office:value="0" calcext:value-type="float">
            <text:p>0</text:p>
          </table:table-cell>
          <table:table-cell table:style-name="ce146" table:formula="of:=SUMIF([.$AH172:.$AO172];&quot;&gt;0&quot;;[.$AH$3:.$AO$3])" office:value-type="float" office:value="0" calcext:value-type="float">
            <text:p>0</text:p>
          </table:table-cell>
          <table:table-cell table:style-name="ce146" table:formula="of:=SUMIF([.$AQ172:.$AX172];&quot;&gt;0&quot;;[.$AQ$3:.$AX$3])" office:value-type="float" office:value="0" calcext:value-type="float">
            <text:p>0</text:p>
          </table:table-cell>
          <table:table-cell table:style-name="ce146" table:formula="of:=SUMIF([.$BA172:.$BH172];&quot;&gt;0&quot;;[.$BA$3:.$BH$3])" office:value-type="float" office:value="4" calcext:value-type="float">
            <text:p>4</text:p>
          </table:table-cell>
          <table:table-cell/>
          <table:table-cell table:style-name="ce103" table:formula="of:=[.BT172]" office:value-type="float" office:value="5889" calcext:value-type="float">
            <text:p>5889</text:p>
          </table:table-cell>
          <table:table-cell table:style-name="ce103" table:formula="of:=DEC2HEX([.BU172];2)" office:value-type="string" office:string-value="80" calcext:value-type="string">
            <text:p>80</text:p>
          </table:table-cell>
          <table:table-cell table:style-name="ce103" table:formula="of:=DEC2HEX([.BV172];2)" office:value-type="string" office:string-value="00" calcext:value-type="string">
            <text:p>00</text:p>
          </table:table-cell>
          <table:table-cell table:style-name="ce103" table:formula="of:=DEC2HEX([.BW172];2)" office:value-type="string" office:string-value="00" calcext:value-type="string">
            <text:p>00</text:p>
          </table:table-cell>
          <table:table-cell table:style-name="ce103" table:formula="of:=DEC2HEX([.BX172];2)" office:value-type="string" office:string-value="00" calcext:value-type="string">
            <text:p>00</text:p>
          </table:table-cell>
          <table:table-cell table:style-name="ce103" table:formula="of:=DEC2HEX([.BY172];2)" office:value-type="string" office:string-value="04" calcext:value-type="string">
            <text:p>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03" table:formula="of:=DEC2HEX([.A173];2)" office:value-type="string" office:string-value="70" calcext:value-type="string">
            <text:p>70</text:p>
          </table:table-cell>
          <table:table-cell/>
          <table:table-cell table:formula="of:=DEC2BIN([.A173];8)" office:value-type="string" office:string-value="01110000" calcext:value-type="string">
            <text:p>0111000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1&quot; &amp; [.D173] &amp; DEC2BIN([.K173];4)" office:value-type="string" office:string-value="1011100000010" calcext:value-type="string">
            <text:p>1011100000010</text:p>
          </table:table-cell>
          <table:table-cell table:style-name="ce103" table:formula="of:=&quot;1&quot; &amp; BIN2HEX([.D173];2) &amp; DEC2HEX([.K173];1)" office:value-type="string" office:string-value="1702" calcext:value-type="string">
            <text:p>1702</text:p>
          </table:table-cell>
          <table:table-cell table:formula="of:=HEX2DEC([.BS173])" office:value-type="float" office:value="5890" calcext:value-type="float">
            <text:p>5890</text:p>
          </table:table-cell>
          <table:table-cell table:style-name="ce146" table:formula="of:=SUMIF([.$P173:.$W173];&quot;&gt;0&quot;;[.$P$3:.$W$3])" office:value-type="float" office:value="8" calcext:value-type="float">
            <text:p>8</text:p>
          </table:table-cell>
          <table:table-cell table:style-name="ce146" table:formula="of:=SUMIF([.$Y173:.$AF173];&quot;&gt;0&quot;;[.$Y$3:.$AF$3])" office:value-type="float" office:value="0" calcext:value-type="float">
            <text:p>0</text:p>
          </table:table-cell>
          <table:table-cell table:style-name="ce146" table:formula="of:=SUMIF([.$AH173:.$AO173];&quot;&gt;0&quot;;[.$AH$3:.$AO$3])" office:value-type="float" office:value="16" calcext:value-type="float">
            <text:p>16</text:p>
          </table:table-cell>
          <table:table-cell table:style-name="ce146" table:formula="of:=SUMIF([.$AQ173:.$AX173];&quot;&gt;0&quot;;[.$AQ$3:.$AX$3])" office:value-type="float" office:value="0" calcext:value-type="float">
            <text:p>0</text:p>
          </table:table-cell>
          <table:table-cell table:style-name="ce146" table:formula="of:=SUMIF([.$BA173:.$BH173];&quot;&gt;0&quot;;[.$BA$3:.$BH$3])" office:value-type="float" office:value="4" calcext:value-type="float">
            <text:p>4</text:p>
          </table:table-cell>
          <table:table-cell/>
          <table:table-cell table:style-name="ce103" table:formula="of:=[.BT173]" office:value-type="float" office:value="5890" calcext:value-type="float">
            <text:p>5890</text:p>
          </table:table-cell>
          <table:table-cell table:style-name="ce103" table:formula="of:=DEC2HEX([.BU173];2)" office:value-type="string" office:string-value="08" calcext:value-type="string">
            <text:p>08</text:p>
          </table:table-cell>
          <table:table-cell table:style-name="ce103" table:formula="of:=DEC2HEX([.BV173];2)" office:value-type="string" office:string-value="00" calcext:value-type="string">
            <text:p>00</text:p>
          </table:table-cell>
          <table:table-cell table:style-name="ce103" table:formula="of:=DEC2HEX([.BW173];2)" office:value-type="string" office:string-value="10" calcext:value-type="string">
            <text:p>10</text:p>
          </table:table-cell>
          <table:table-cell table:style-name="ce103" table:formula="of:=DEC2HEX([.BX173];2)" office:value-type="string" office:string-value="00" calcext:value-type="string">
            <text:p>00</text:p>
          </table:table-cell>
          <table:table-cell table:style-name="ce103" table:formula="of:=DEC2HEX([.BY173];2)" office:value-type="string" office:string-value="04" calcext:value-type="string">
            <text:p>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03" table:formula="of:=DEC2HEX([.A174];2)" office:value-type="string" office:string-value="70" calcext:value-type="string">
            <text:p>70</text:p>
          </table:table-cell>
          <table:table-cell/>
          <table:table-cell table:formula="of:=DEC2BIN([.A174];8)" office:value-type="string" office:string-value="01110000" calcext:value-type="string">
            <text:p>0111000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1&quot; &amp; [.D174] &amp; DEC2BIN([.K174];4)" office:value-type="string" office:string-value="1011100000011" calcext:value-type="string">
            <text:p>1011100000011</text:p>
          </table:table-cell>
          <table:table-cell table:style-name="ce103" table:formula="of:=&quot;1&quot; &amp; BIN2HEX([.D174];2) &amp; DEC2HEX([.K174];1)" office:value-type="string" office:string-value="1703" calcext:value-type="string">
            <text:p>1703</text:p>
          </table:table-cell>
          <table:table-cell table:formula="of:=HEX2DEC([.BS174])" office:value-type="float" office:value="5891" calcext:value-type="float">
            <text:p>5891</text:p>
          </table:table-cell>
          <table:table-cell table:style-name="ce146" table:formula="of:=SUMIF([.$P174:.$W174];&quot;&gt;0&quot;;[.$P$3:.$W$3])" office:value-type="float" office:value="32" calcext:value-type="float">
            <text:p>32</text:p>
          </table:table-cell>
          <table:table-cell table:style-name="ce146" table:formula="of:=SUMIF([.$Y174:.$AF174];&quot;&gt;0&quot;;[.$Y$3:.$AF$3])" office:value-type="float" office:value="0" calcext:value-type="float">
            <text:p>0</text:p>
          </table:table-cell>
          <table:table-cell table:style-name="ce146" table:formula="of:=SUMIF([.$AH174:.$AO174];&quot;&gt;0&quot;;[.$AH$3:.$AO$3])" office:value-type="float" office:value="64" calcext:value-type="float">
            <text:p>64</text:p>
          </table:table-cell>
          <table:table-cell table:style-name="ce146" table:formula="of:=SUMIF([.$AQ174:.$AX174];&quot;&gt;0&quot;;[.$AQ$3:.$AX$3])" office:value-type="float" office:value="0" calcext:value-type="float">
            <text:p>0</text:p>
          </table:table-cell>
          <table:table-cell table:style-name="ce146" table:formula="of:=SUMIF([.$BA174:.$BH174];&quot;&gt;0&quot;;[.$BA$3:.$BH$3])" office:value-type="float" office:value="4" calcext:value-type="float">
            <text:p>4</text:p>
          </table:table-cell>
          <table:table-cell/>
          <table:table-cell table:style-name="ce103" table:formula="of:=[.BT174]" office:value-type="float" office:value="5891" calcext:value-type="float">
            <text:p>5891</text:p>
          </table:table-cell>
          <table:table-cell table:style-name="ce103" table:formula="of:=DEC2HEX([.BU174];2)" office:value-type="string" office:string-value="20" calcext:value-type="string">
            <text:p>20</text:p>
          </table:table-cell>
          <table:table-cell table:style-name="ce103" table:formula="of:=DEC2HEX([.BV174];2)" office:value-type="string" office:string-value="00" calcext:value-type="string">
            <text:p>00</text:p>
          </table:table-cell>
          <table:table-cell table:style-name="ce103" table:formula="of:=DEC2HEX([.BW174];2)" office:value-type="string" office:string-value="40" calcext:value-type="string">
            <text:p>40</text:p>
          </table:table-cell>
          <table:table-cell table:style-name="ce103" table:formula="of:=DEC2HEX([.BX174];2)" office:value-type="string" office:string-value="00" calcext:value-type="string">
            <text:p>00</text:p>
          </table:table-cell>
          <table:table-cell table:style-name="ce103" table:formula="of:=DEC2HEX([.BY174];2)" office:value-type="string" office:string-value="04" calcext:value-type="string">
            <text:p>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03" table:formula="of:=DEC2HEX([.A175];2)" office:value-type="string" office:string-value="70" calcext:value-type="string">
            <text:p>70</text:p>
          </table:table-cell>
          <table:table-cell/>
          <table:table-cell table:formula="of:=DEC2BIN([.A175];8)" office:value-type="string" office:string-value="01110000" calcext:value-type="string">
            <text:p>0111000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1&quot; &amp; [.D175] &amp; DEC2BIN([.K175];4)" office:value-type="string" office:string-value="1011100000100" calcext:value-type="string">
            <text:p>1011100000100</text:p>
          </table:table-cell>
          <table:table-cell table:style-name="ce103" table:formula="of:=&quot;1&quot; &amp; BIN2HEX([.D175];2) &amp; DEC2HEX([.K175];1)" office:value-type="string" office:string-value="1704" calcext:value-type="string">
            <text:p>1704</text:p>
          </table:table-cell>
          <table:table-cell table:formula="of:=HEX2DEC([.BS175])" office:value-type="float" office:value="5892" calcext:value-type="float">
            <text:p>5892</text:p>
          </table:table-cell>
          <table:table-cell table:style-name="ce146" table:formula="of:=SUMIF([.$P175:.$W175];&quot;&gt;0&quot;;[.$P$3:.$W$3])" office:value-type="float" office:value="66" calcext:value-type="float">
            <text:p>66</text:p>
          </table:table-cell>
          <table:table-cell table:style-name="ce146" table:formula="of:=SUMIF([.$Y175:.$AF175];&quot;&gt;0&quot;;[.$Y$3:.$AF$3])" office:value-type="float" office:value="0" calcext:value-type="float">
            <text:p>0</text:p>
          </table:table-cell>
          <table:table-cell table:style-name="ce146" table:formula="of:=SUMIF([.$AH175:.$AO175];&quot;&gt;0&quot;;[.$AH$3:.$AO$3])" office:value-type="float" office:value="0" calcext:value-type="float">
            <text:p>0</text:p>
          </table:table-cell>
          <table:table-cell table:style-name="ce146" table:formula="of:=SUMIF([.$AQ175:.$AX175];&quot;&gt;0&quot;;[.$AQ$3:.$AX$3])" office:value-type="float" office:value="0" calcext:value-type="float">
            <text:p>0</text:p>
          </table:table-cell>
          <table:table-cell table:style-name="ce146" table:formula="of:=SUMIF([.$BA175:.$BH175];&quot;&gt;0&quot;;[.$BA$3:.$BH$3])" office:value-type="float" office:value="4" calcext:value-type="float">
            <text:p>4</text:p>
          </table:table-cell>
          <table:table-cell/>
          <table:table-cell table:style-name="ce103" table:formula="of:=[.BT175]" office:value-type="float" office:value="5892" calcext:value-type="float">
            <text:p>5892</text:p>
          </table:table-cell>
          <table:table-cell table:style-name="ce103" table:formula="of:=DEC2HEX([.BU175];2)" office:value-type="string" office:string-value="42" calcext:value-type="string">
            <text:p>42</text:p>
          </table:table-cell>
          <table:table-cell table:style-name="ce103" table:formula="of:=DEC2HEX([.BV175];2)" office:value-type="string" office:string-value="00" calcext:value-type="string">
            <text:p>00</text:p>
          </table:table-cell>
          <table:table-cell table:style-name="ce103" table:formula="of:=DEC2HEX([.BW175];2)" office:value-type="string" office:string-value="00" calcext:value-type="string">
            <text:p>00</text:p>
          </table:table-cell>
          <table:table-cell table:style-name="ce103" table:formula="of:=DEC2HEX([.BX175];2)" office:value-type="string" office:string-value="00" calcext:value-type="string">
            <text:p>00</text:p>
          </table:table-cell>
          <table:table-cell table:style-name="ce103" table:formula="of:=DEC2HEX([.BY175];2)" office:value-type="string" office:string-value="04" calcext:value-type="string">
            <text:p>04</text:p>
          </table:table-cell>
        </table:table-row>
        <table:table-row table:style-name="ro1">
          <table:table-cell table:style-name="ce140" office:value-type="float" office:value="112" calcext:value-type="float">
            <text:p>112</text:p>
          </table:table-cell>
          <table:table-cell table:style-name="ce132" table:formula="of:=DEC2HEX([.A176];2)" office:value-type="string" office:string-value="70" calcext:value-type="string">
            <text:p>70</text:p>
          </table:table-cell>
          <table:table-cell table:style-name="ce140"/>
          <table:table-cell table:style-name="ce154" table:formula="of:=DEC2BIN([.A176];8)" office:value-type="string" office:string-value="01110000" calcext:value-type="string">
            <text:p>01110000</text:p>
          </table:table-cell>
          <table:table-cell table:style-name="ce140" table:number-columns-repeated="6"/>
          <table:table-cell table:style-name="ce140" office:value-type="float" office:value="5" calcext:value-type="float">
            <text:p>5</text:p>
          </table:table-cell>
          <table:table-cell table:style-name="ce140" table:number-columns-repeated="3"/>
          <table:table-cell table:style-name="ce149"/>
          <table:table-cell table:style-name="ce230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230" office:value-type="float" office:value="1" calcext:value-type="float">
            <text:p>1</text:p>
          </table:table-cell>
          <table:table-cell table:style-name="ce209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209" table:number-columns-repeated="4"/>
          <table:table-cell table:style-name="ce140" table:number-columns-repeated="7"/>
          <table:table-cell table:style-name="ce182"/>
          <table:table-cell table:style-name="ce243"/>
          <table:table-cell table:style-name="ce140" table:number-columns-repeated="2"/>
          <table:table-cell table:style-name="ce268" office:value-type="float" office:value="1" calcext:value-type="float">
            <text:p>1</text:p>
          </table:table-cell>
          <table:table-cell table:style-name="ce243" office:value-type="float" office:value="1" calcext:value-type="float">
            <text:p>1</text:p>
          </table:table-cell>
          <table:table-cell table:style-name="ce149"/>
          <table:table-cell table:number-columns-repeated="10"/>
          <table:table-cell table:formula="of:=&quot;1&quot; &amp; [.D176] &amp; DEC2BIN([.K176];4)" office:value-type="string" office:string-value="1011100000101" calcext:value-type="string">
            <text:p>1011100000101</text:p>
          </table:table-cell>
          <table:table-cell table:style-name="ce103" table:formula="of:=&quot;1&quot; &amp; BIN2HEX([.D176];2) &amp; DEC2HEX([.K176];1)" office:value-type="string" office:string-value="1705" calcext:value-type="string">
            <text:p>1705</text:p>
          </table:table-cell>
          <table:table-cell table:formula="of:=HEX2DEC([.BS176])" office:value-type="float" office:value="5893" calcext:value-type="float">
            <text:p>5893</text:p>
          </table:table-cell>
          <table:table-cell table:style-name="ce146" table:formula="of:=SUMIF([.$P176:.$W176];&quot;&gt;0&quot;;[.$P$3:.$W$3])" office:value-type="float" office:value="0" calcext:value-type="float">
            <text:p>0</text:p>
          </table:table-cell>
          <table:table-cell table:style-name="ce146" table:formula="of:=SUMIF([.$Y176:.$AF176];&quot;&gt;0&quot;;[.$Y$3:.$AF$3])" office:value-type="float" office:value="1" calcext:value-type="float">
            <text:p>1</text:p>
          </table:table-cell>
          <table:table-cell table:style-name="ce146" table:formula="of:=SUMIF([.$AH176:.$AO176];&quot;&gt;0&quot;;[.$AH$3:.$AO$3])" office:value-type="float" office:value="0" calcext:value-type="float">
            <text:p>0</text:p>
          </table:table-cell>
          <table:table-cell table:style-name="ce146" table:formula="of:=SUMIF([.$AQ176:.$AX176];&quot;&gt;0&quot;;[.$AQ$3:.$AX$3])" office:value-type="float" office:value="0" calcext:value-type="float">
            <text:p>0</text:p>
          </table:table-cell>
          <table:table-cell table:style-name="ce146" table:formula="of:=SUMIF([.$BA176:.$BH176];&quot;&gt;0&quot;;[.$BA$3:.$BH$3])" office:value-type="float" office:value="12" calcext:value-type="float">
            <text:p>12</text:p>
          </table:table-cell>
          <table:table-cell/>
          <table:table-cell table:style-name="ce103" table:formula="of:=[.BT176]" office:value-type="float" office:value="5893" calcext:value-type="float">
            <text:p>5893</text:p>
          </table:table-cell>
          <table:table-cell table:style-name="ce103" table:formula="of:=DEC2HEX([.BU176];2)" office:value-type="string" office:string-value="00" calcext:value-type="string">
            <text:p>00</text:p>
          </table:table-cell>
          <table:table-cell table:style-name="ce103" table:formula="of:=DEC2HEX([.BV176];2)" office:value-type="string" office:string-value="01" calcext:value-type="string">
            <text:p>01</text:p>
          </table:table-cell>
          <table:table-cell table:style-name="ce103" table:formula="of:=DEC2HEX([.BW176];2)" office:value-type="string" office:string-value="00" calcext:value-type="string">
            <text:p>00</text:p>
          </table:table-cell>
          <table:table-cell table:style-name="ce103" table:formula="of:=DEC2HEX([.BX176];2)" office:value-type="string" office:string-value="00" calcext:value-type="string">
            <text:p>00</text:p>
          </table:table-cell>
          <table:table-cell table:style-name="ce103" table:formula="of:=DEC2HEX([.BY176];2)" office:value-type="string" office:string-value="0C" calcext:value-type="string">
            <text:p>0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03" table:formula="of:=DEC2HEX([.A177];2)" office:value-type="string" office:string-value="20" calcext:value-type="string">
            <text:p>20</text:p>
          </table:table-cell>
          <table:table-cell office:value-type="string" calcext:value-type="string">
            <text:p>Deposit to memory</text:p>
          </table:table-cell>
          <table:table-cell table:formula="of:=DEC2BIN([.A177];8)" office:value-type="string" office:string-value="00100000" calcext:value-type="string">
            <text:p>0010000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1&quot; &amp; [.D177] &amp; DEC2BIN([.K177];4)" office:value-type="string" office:string-value="1001000000000" calcext:value-type="string">
            <text:p>1001000000000</text:p>
          </table:table-cell>
          <table:table-cell table:style-name="ce103" table:formula="of:=&quot;1&quot; &amp; BIN2HEX([.D177];2) &amp; DEC2HEX([.K177];1)" office:value-type="string" office:string-value="1200" calcext:value-type="string">
            <text:p>1200</text:p>
          </table:table-cell>
          <table:table-cell table:formula="of:=HEX2DEC([.BS177])" office:value-type="float" office:value="4608" calcext:value-type="float">
            <text:p>4608</text:p>
          </table:table-cell>
          <table:table-cell table:style-name="ce146" table:formula="of:=SUMIF([.$P177:.$W177];&quot;&gt;0&quot;;[.$P$3:.$W$3])" office:value-type="float" office:value="1" calcext:value-type="float">
            <text:p>1</text:p>
          </table:table-cell>
          <table:table-cell table:style-name="ce146" table:formula="of:=SUMIF([.$Y177:.$AF177];&quot;&gt;0&quot;;[.$Y$3:.$AF$3])" office:value-type="float" office:value="4" calcext:value-type="float">
            <text:p>4</text:p>
          </table:table-cell>
          <table:table-cell table:style-name="ce146" table:formula="of:=SUMIF([.$AH177:.$AO177];&quot;&gt;0&quot;;[.$AH$3:.$AO$3])" office:value-type="float" office:value="0" calcext:value-type="float">
            <text:p>0</text:p>
          </table:table-cell>
          <table:table-cell table:style-name="ce146" table:formula="of:=SUMIF([.$AQ177:.$AX177];&quot;&gt;0&quot;;[.$AQ$3:.$AX$3])" office:value-type="float" office:value="0" calcext:value-type="float">
            <text:p>0</text:p>
          </table:table-cell>
          <table:table-cell table:style-name="ce146" table:formula="of:=SUMIF([.$BA177:.$BH177];&quot;&gt;0&quot;;[.$BA$3:.$BH$3])" office:value-type="float" office:value="4" calcext:value-type="float">
            <text:p>4</text:p>
          </table:table-cell>
          <table:table-cell/>
          <table:table-cell table:style-name="ce103" table:formula="of:=[.BT177]" office:value-type="float" office:value="4608" calcext:value-type="float">
            <text:p>4608</text:p>
          </table:table-cell>
          <table:table-cell table:style-name="ce103" table:formula="of:=DEC2HEX([.BU177];2)" office:value-type="string" office:string-value="01" calcext:value-type="string">
            <text:p>01</text:p>
          </table:table-cell>
          <table:table-cell table:style-name="ce103" table:formula="of:=DEC2HEX([.BV177];2)" office:value-type="string" office:string-value="04" calcext:value-type="string">
            <text:p>04</text:p>
          </table:table-cell>
          <table:table-cell table:style-name="ce103" table:formula="of:=DEC2HEX([.BW177];2)" office:value-type="string" office:string-value="00" calcext:value-type="string">
            <text:p>00</text:p>
          </table:table-cell>
          <table:table-cell table:style-name="ce103" table:formula="of:=DEC2HEX([.BX177];2)" office:value-type="string" office:string-value="00" calcext:value-type="string">
            <text:p>00</text:p>
          </table:table-cell>
          <table:table-cell table:style-name="ce103" table:formula="of:=DEC2HEX([.BY177];2)" office:value-type="string" office:string-value="04" calcext:value-type="string">
            <text:p>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03" table:formula="of:=DEC2HEX([.A178];2)" office:value-type="string" office:string-value="20" calcext:value-type="string">
            <text:p>20</text:p>
          </table:table-cell>
          <table:table-cell/>
          <table:table-cell table:formula="of:=DEC2BIN([.A178];8)" office:value-type="string" office:string-value="00100000" calcext:value-type="string">
            <text:p>001000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1&quot; &amp; [.D178] &amp; DEC2BIN([.K178];4)" office:value-type="string" office:string-value="1001000000001" calcext:value-type="string">
            <text:p>1001000000001</text:p>
          </table:table-cell>
          <table:table-cell table:style-name="ce103" table:formula="of:=&quot;1&quot; &amp; BIN2HEX([.D178];2) &amp; DEC2HEX([.K178];1)" office:value-type="string" office:string-value="1201" calcext:value-type="string">
            <text:p>1201</text:p>
          </table:table-cell>
          <table:table-cell table:formula="of:=HEX2DEC([.BS178])" office:value-type="float" office:value="4609" calcext:value-type="float">
            <text:p>4609</text:p>
          </table:table-cell>
          <table:table-cell table:style-name="ce146" table:formula="of:=SUMIF([.$P178:.$W178];&quot;&gt;0&quot;;[.$P$3:.$W$3])" office:value-type="float" office:value="66" calcext:value-type="float">
            <text:p>66</text:p>
          </table:table-cell>
          <table:table-cell table:style-name="ce146" table:formula="of:=SUMIF([.$Y178:.$AF178];&quot;&gt;0&quot;;[.$Y$3:.$AF$3])" office:value-type="float" office:value="0" calcext:value-type="float">
            <text:p>0</text:p>
          </table:table-cell>
          <table:table-cell table:style-name="ce146" table:formula="of:=SUMIF([.$AH178:.$AO178];&quot;&gt;0&quot;;[.$AH$3:.$AO$3])" office:value-type="float" office:value="0" calcext:value-type="float">
            <text:p>0</text:p>
          </table:table-cell>
          <table:table-cell table:style-name="ce146" table:formula="of:=SUMIF([.$AQ178:.$AX178];&quot;&gt;0&quot;;[.$AQ$3:.$AX$3])" office:value-type="float" office:value="0" calcext:value-type="float">
            <text:p>0</text:p>
          </table:table-cell>
          <table:table-cell table:style-name="ce146" table:formula="of:=SUMIF([.$BA178:.$BH178];&quot;&gt;0&quot;;[.$BA$3:.$BH$3])" office:value-type="float" office:value="4" calcext:value-type="float">
            <text:p>4</text:p>
          </table:table-cell>
          <table:table-cell/>
          <table:table-cell table:style-name="ce103" table:formula="of:=[.BT178]" office:value-type="float" office:value="4609" calcext:value-type="float">
            <text:p>4609</text:p>
          </table:table-cell>
          <table:table-cell table:style-name="ce103" table:formula="of:=DEC2HEX([.BU178];2)" office:value-type="string" office:string-value="42" calcext:value-type="string">
            <text:p>42</text:p>
          </table:table-cell>
          <table:table-cell table:style-name="ce103" table:formula="of:=DEC2HEX([.BV178];2)" office:value-type="string" office:string-value="00" calcext:value-type="string">
            <text:p>00</text:p>
          </table:table-cell>
          <table:table-cell table:style-name="ce103" table:formula="of:=DEC2HEX([.BW178];2)" office:value-type="string" office:string-value="00" calcext:value-type="string">
            <text:p>00</text:p>
          </table:table-cell>
          <table:table-cell table:style-name="ce103" table:formula="of:=DEC2HEX([.BX178];2)" office:value-type="string" office:string-value="00" calcext:value-type="string">
            <text:p>00</text:p>
          </table:table-cell>
          <table:table-cell table:style-name="ce103" table:formula="of:=DEC2HEX([.BY178];2)" office:value-type="string" office:string-value="04" calcext:value-type="string">
            <text:p>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03" table:formula="of:=DEC2HEX([.A179];2)" office:value-type="string" office:string-value="20" calcext:value-type="string">
            <text:p>20</text:p>
          </table:table-cell>
          <table:table-cell/>
          <table:table-cell table:formula="of:=DEC2BIN([.A179];8)" office:value-type="string" office:string-value="00100000" calcext:value-type="string">
            <text:p>0010000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4"/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formula="of:=&quot;1&quot; &amp; [.D179] &amp; DEC2BIN([.K179];4)" office:value-type="string" office:string-value="1001000000010" calcext:value-type="string">
            <text:p>1001000000010</text:p>
          </table:table-cell>
          <table:table-cell table:style-name="ce103" table:formula="of:=&quot;1&quot; &amp; BIN2HEX([.D179];2) &amp; DEC2HEX([.K179];1)" office:value-type="string" office:string-value="1202" calcext:value-type="string">
            <text:p>1202</text:p>
          </table:table-cell>
          <table:table-cell table:formula="of:=HEX2DEC([.BS179])" office:value-type="float" office:value="4610" calcext:value-type="float">
            <text:p>4610</text:p>
          </table:table-cell>
          <table:table-cell table:style-name="ce146" table:formula="of:=SUMIF([.$P179:.$W179];&quot;&gt;0&quot;;[.$P$3:.$W$3])" office:value-type="float" office:value="0" calcext:value-type="float">
            <text:p>0</text:p>
          </table:table-cell>
          <table:table-cell table:style-name="ce146" table:formula="of:=SUMIF([.$Y179:.$AF179];&quot;&gt;0&quot;;[.$Y$3:.$AF$3])" office:value-type="float" office:value="1" calcext:value-type="float">
            <text:p>1</text:p>
          </table:table-cell>
          <table:table-cell table:style-name="ce146" table:formula="of:=SUMIF([.$AH179:.$AO179];&quot;&gt;0&quot;;[.$AH$3:.$AO$3])" office:value-type="float" office:value="0" calcext:value-type="float">
            <text:p>0</text:p>
          </table:table-cell>
          <table:table-cell table:style-name="ce146" table:formula="of:=SUMIF([.$AQ179:.$AX179];&quot;&gt;0&quot;;[.$AQ$3:.$AX$3])" office:value-type="float" office:value="0" calcext:value-type="float">
            <text:p>0</text:p>
          </table:table-cell>
          <table:table-cell table:style-name="ce146" table:formula="of:=SUMIF([.$BA179:.$BH179];&quot;&gt;0&quot;;[.$BA$3:.$BH$3])" office:value-type="float" office:value="12" calcext:value-type="float">
            <text:p>12</text:p>
          </table:table-cell>
          <table:table-cell/>
          <table:table-cell table:style-name="ce103" table:formula="of:=[.BT179]" office:value-type="float" office:value="4610" calcext:value-type="float">
            <text:p>4610</text:p>
          </table:table-cell>
          <table:table-cell table:style-name="ce103" table:formula="of:=DEC2HEX([.BU179];2)" office:value-type="string" office:string-value="00" calcext:value-type="string">
            <text:p>00</text:p>
          </table:table-cell>
          <table:table-cell table:style-name="ce103" table:formula="of:=DEC2HEX([.BV179];2)" office:value-type="string" office:string-value="01" calcext:value-type="string">
            <text:p>01</text:p>
          </table:table-cell>
          <table:table-cell table:style-name="ce103" table:formula="of:=DEC2HEX([.BW179];2)" office:value-type="string" office:string-value="00" calcext:value-type="string">
            <text:p>00</text:p>
          </table:table-cell>
          <table:table-cell table:style-name="ce103" table:formula="of:=DEC2HEX([.BX179];2)" office:value-type="string" office:string-value="00" calcext:value-type="string">
            <text:p>00</text:p>
          </table:table-cell>
          <table:table-cell table:style-name="ce103" table:formula="of:=DEC2HEX([.BY179];2)" office:value-type="string" office:string-value="0C" calcext:value-type="string">
            <text:p>0C</text:p>
          </table:table-cell>
        </table:table-row>
        <table:table-row table:style-name="ro1">
          <table:table-cell table:style-name="ce139" office:value-type="float" office:value="48" calcext:value-type="float">
            <text:p>48</text:p>
          </table:table-cell>
          <table:table-cell table:style-name="ce131" table:formula="of:=DEC2HEX([.A180];2)" office:value-type="string" office:string-value="30" calcext:value-type="string">
            <text:p>30</text:p>
          </table:table-cell>
          <table:table-cell table:style-name="ce139" office:value-type="string" calcext:value-type="string">
            <text:p>Deposit next</text:p>
          </table:table-cell>
          <table:table-cell table:style-name="ce153" table:formula="of:=DEC2BIN([.A180];8)" office:value-type="string" office:string-value="00110000" calcext:value-type="string">
            <text:p>00110000</text:p>
          </table:table-cell>
          <table:table-cell table:style-name="ce139" table:number-columns-repeated="6"/>
          <table:table-cell table:style-name="ce139" office:value-type="float" office:value="0" calcext:value-type="float">
            <text:p>0</text:p>
          </table:table-cell>
          <table:table-cell table:style-name="ce139" table:number-columns-repeated="3"/>
          <table:table-cell table:style-name="ce147"/>
          <table:table-cell table:style-name="ce229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 office:value-type="float" office:value="1" calcext:value-type="float">
            <text:p>1</text:p>
          </table:table-cell>
          <table:table-cell table:style-name="ce139"/>
          <table:table-cell table:style-name="ce181"/>
          <table:table-cell table:style-name="ce242"/>
          <table:table-cell table:style-name="ce181"/>
          <table:table-cell table:style-name="ce242"/>
          <table:table-cell table:style-name="ce139"/>
          <table:table-cell table:style-name="ce181" office:value-type="float" office:value="1" calcext:value-type="float">
            <text:p>1</text:p>
          </table:table-cell>
          <table:table-cell table:style-name="ce242"/>
          <table:table-cell table:style-name="ce229"/>
          <table:table-cell table:style-name="ce208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181"/>
          <table:table-cell table:style-name="ce242"/>
          <table:table-cell table:style-name="ce208" table:number-columns-repeated="4"/>
          <table:table-cell table:style-name="ce139" table:number-columns-repeated="7"/>
          <table:table-cell table:style-name="ce181"/>
          <table:table-cell table:style-name="ce242"/>
          <table:table-cell table:style-name="ce139" table:number-columns-repeated="2"/>
          <table:table-cell table:style-name="ce267"/>
          <table:table-cell table:style-name="ce242" office:value-type="float" office:value="1" calcext:value-type="float">
            <text:p>1</text:p>
          </table:table-cell>
          <table:table-cell table:style-name="ce147"/>
          <table:table-cell table:number-columns-repeated="10"/>
          <table:table-cell table:formula="of:=&quot;1&quot; &amp; [.D180] &amp; DEC2BIN([.K180];4)" office:value-type="string" office:string-value="1001100000000" calcext:value-type="string">
            <text:p>1001100000000</text:p>
          </table:table-cell>
          <table:table-cell table:style-name="ce103" table:formula="of:=&quot;1&quot; &amp; BIN2HEX([.D180];2) &amp; DEC2HEX([.K180];1)" office:value-type="string" office:string-value="1300" calcext:value-type="string">
            <text:p>1300</text:p>
          </table:table-cell>
          <table:table-cell table:formula="of:=HEX2DEC([.BS180])" office:value-type="float" office:value="4864" calcext:value-type="float">
            <text:p>4864</text:p>
          </table:table-cell>
          <table:table-cell table:style-name="ce146" table:formula="of:=SUMIF([.$P180:.$W180];&quot;&gt;0&quot;;[.$P$3:.$W$3])" office:value-type="float" office:value="1" calcext:value-type="float">
            <text:p>1</text:p>
          </table:table-cell>
          <table:table-cell table:style-name="ce146" table:formula="of:=SUMIF([.$Y180:.$AF180];&quot;&gt;0&quot;;[.$Y$3:.$AF$3])" office:value-type="float" office:value="4" calcext:value-type="float">
            <text:p>4</text:p>
          </table:table-cell>
          <table:table-cell table:style-name="ce146" table:formula="of:=SUMIF([.$AH180:.$AO180];&quot;&gt;0&quot;;[.$AH$3:.$AO$3])" office:value-type="float" office:value="0" calcext:value-type="float">
            <text:p>0</text:p>
          </table:table-cell>
          <table:table-cell table:style-name="ce146" table:formula="of:=SUMIF([.$AQ180:.$AX180];&quot;&gt;0&quot;;[.$AQ$3:.$AX$3])" office:value-type="float" office:value="0" calcext:value-type="float">
            <text:p>0</text:p>
          </table:table-cell>
          <table:table-cell table:style-name="ce146" table:formula="of:=SUMIF([.$BA180:.$BH180];&quot;&gt;0&quot;;[.$BA$3:.$BH$3])" office:value-type="float" office:value="4" calcext:value-type="float">
            <text:p>4</text:p>
          </table:table-cell>
          <table:table-cell/>
          <table:table-cell table:style-name="ce103" table:formula="of:=[.BT180]" office:value-type="float" office:value="4864" calcext:value-type="float">
            <text:p>4864</text:p>
          </table:table-cell>
          <table:table-cell table:style-name="ce103" table:formula="of:=DEC2HEX([.BU180];2)" office:value-type="string" office:string-value="01" calcext:value-type="string">
            <text:p>01</text:p>
          </table:table-cell>
          <table:table-cell table:style-name="ce103" table:formula="of:=DEC2HEX([.BV180];2)" office:value-type="string" office:string-value="04" calcext:value-type="string">
            <text:p>04</text:p>
          </table:table-cell>
          <table:table-cell table:style-name="ce103" table:formula="of:=DEC2HEX([.BW180];2)" office:value-type="string" office:string-value="00" calcext:value-type="string">
            <text:p>00</text:p>
          </table:table-cell>
          <table:table-cell table:style-name="ce103" table:formula="of:=DEC2HEX([.BX180];2)" office:value-type="string" office:string-value="00" calcext:value-type="string">
            <text:p>00</text:p>
          </table:table-cell>
          <table:table-cell table:style-name="ce103" table:formula="of:=DEC2HEX([.BY180];2)" office:value-type="string" office:string-value="04" calcext:value-type="string">
            <text:p>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03" table:formula="of:=DEC2HEX([.A181];2)" office:value-type="string" office:string-value="30" calcext:value-type="string">
            <text:p>30</text:p>
          </table:table-cell>
          <table:table-cell/>
          <table:table-cell table:formula="of:=DEC2BIN([.A181];8)" office:value-type="string" office:string-value="00110000" calcext:value-type="string">
            <text:p>00110000</text:p>
          </table:table-cell>
          <table:table-cell table:style-name="ce146" table:number-columns-repeated="6"/>
          <table:table-cell table:style-name="ce146" office:value-type="float" office:value="1" calcext:value-type="float">
            <text:p>1</text:p>
          </table:table-cell>
          <table:table-cell table:style-name="ce146" table:number-columns-repeated="3"/>
          <table:table-cell table:style-name="ce240"/>
          <table:table-cell table:style-name="ce261" office:value-type="float" office:value="1" calcext:value-type="float">
            <text:p>1</text:p>
          </table:table-cell>
          <table:table-cell table:style-name="ce281"/>
          <table:table-cell table:style-name="ce283"/>
          <table:table-cell table:style-name="ce281"/>
          <table:table-cell table:style-name="ce283"/>
          <table:table-cell table:style-name="ce281"/>
          <table:table-cell table:style-name="ce283"/>
          <table:table-cell table:style-name="ce281"/>
          <table:table-cell table:style-name="ce146"/>
          <table:table-cell table:style-name="ce283"/>
          <table:table-cell table:style-name="ce281"/>
          <table:table-cell table:style-name="ce283"/>
          <table:table-cell table:style-name="ce281"/>
          <table:table-cell table:style-name="ce146"/>
          <table:table-cell table:style-name="ce283"/>
          <table:table-cell table:style-name="ce281"/>
          <table:table-cell table:style-name="ce261"/>
          <table:table-cell table:style-name="ce298"/>
          <table:table-cell table:style-name="ce283"/>
          <table:table-cell table:style-name="ce281"/>
          <table:table-cell table:style-name="ce283"/>
          <table:table-cell table:style-name="ce281"/>
          <table:table-cell table:style-name="ce283"/>
          <table:table-cell table:style-name="ce281"/>
          <table:table-cell table:style-name="ce283"/>
          <table:table-cell table:style-name="ce281"/>
          <table:table-cell table:style-name="ce298" table:number-columns-repeated="4"/>
          <table:table-cell table:style-name="ce146" table:number-columns-repeated="7"/>
          <table:table-cell table:style-name="ce283"/>
          <table:table-cell table:style-name="ce281"/>
          <table:table-cell table:style-name="ce146" table:number-columns-repeated="2"/>
          <table:table-cell table:style-name="ce308"/>
          <table:table-cell table:style-name="ce281" office:value-type="float" office:value="1" calcext:value-type="float">
            <text:p>1</text:p>
          </table:table-cell>
          <table:table-cell table:style-name="ce240"/>
          <table:table-cell table:number-columns-repeated="10"/>
          <table:table-cell table:formula="of:=&quot;1&quot; &amp; [.D181] &amp; DEC2BIN([.K181];4)" office:value-type="string" office:string-value="1001100000001" calcext:value-type="string">
            <text:p>1001100000001</text:p>
          </table:table-cell>
          <table:table-cell table:style-name="ce103" table:formula="of:=&quot;1&quot; &amp; BIN2HEX([.D181];2) &amp; DEC2HEX([.K181];1)" office:value-type="string" office:string-value="1301" calcext:value-type="string">
            <text:p>1301</text:p>
          </table:table-cell>
          <table:table-cell table:formula="of:=HEX2DEC([.BS181])" office:value-type="float" office:value="4865" calcext:value-type="float">
            <text:p>4865</text:p>
          </table:table-cell>
          <table:table-cell table:style-name="ce146" table:formula="of:=SUMIF([.$P181:.$W181];&quot;&gt;0&quot;;[.$P$3:.$W$3])" office:value-type="float" office:value="128" calcext:value-type="float">
            <text:p>128</text:p>
          </table:table-cell>
          <table:table-cell table:style-name="ce146" table:formula="of:=SUMIF([.$Y181:.$AF181];&quot;&gt;0&quot;;[.$Y$3:.$AF$3])" office:value-type="float" office:value="0" calcext:value-type="float">
            <text:p>0</text:p>
          </table:table-cell>
          <table:table-cell table:style-name="ce146" table:formula="of:=SUMIF([.$AH181:.$AO181];&quot;&gt;0&quot;;[.$AH$3:.$AO$3])" office:value-type="float" office:value="0" calcext:value-type="float">
            <text:p>0</text:p>
          </table:table-cell>
          <table:table-cell table:style-name="ce146" table:formula="of:=SUMIF([.$AQ181:.$AX181];&quot;&gt;0&quot;;[.$AQ$3:.$AX$3])" office:value-type="float" office:value="0" calcext:value-type="float">
            <text:p>0</text:p>
          </table:table-cell>
          <table:table-cell table:style-name="ce146" table:formula="of:=SUMIF([.$BA181:.$BH181];&quot;&gt;0&quot;;[.$BA$3:.$BH$3])" office:value-type="float" office:value="4" calcext:value-type="float">
            <text:p>4</text:p>
          </table:table-cell>
          <table:table-cell/>
          <table:table-cell table:style-name="ce103" table:formula="of:=[.BT181]" office:value-type="float" office:value="4865" calcext:value-type="float">
            <text:p>4865</text:p>
          </table:table-cell>
          <table:table-cell table:style-name="ce103" table:formula="of:=DEC2HEX([.BU181];2)" office:value-type="string" office:string-value="80" calcext:value-type="string">
            <text:p>80</text:p>
          </table:table-cell>
          <table:table-cell table:style-name="ce103" table:formula="of:=DEC2HEX([.BV181];2)" office:value-type="string" office:string-value="00" calcext:value-type="string">
            <text:p>00</text:p>
          </table:table-cell>
          <table:table-cell table:style-name="ce103" table:formula="of:=DEC2HEX([.BW181];2)" office:value-type="string" office:string-value="00" calcext:value-type="string">
            <text:p>00</text:p>
          </table:table-cell>
          <table:table-cell table:style-name="ce103" table:formula="of:=DEC2HEX([.BX181];2)" office:value-type="string" office:string-value="00" calcext:value-type="string">
            <text:p>00</text:p>
          </table:table-cell>
          <table:table-cell table:style-name="ce103" table:formula="of:=DEC2HEX([.BY181];2)" office:value-type="string" office:string-value="04" calcext:value-type="string">
            <text:p>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03" table:formula="of:=DEC2HEX([.A182];2)" office:value-type="string" office:string-value="30" calcext:value-type="string">
            <text:p>30</text:p>
          </table:table-cell>
          <table:table-cell/>
          <table:table-cell table:formula="of:=DEC2BIN([.A182];8)" office:value-type="string" office:string-value="00110000" calcext:value-type="string">
            <text:p>0011000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1&quot; &amp; [.D182] &amp; DEC2BIN([.K182];4)" office:value-type="string" office:string-value="1001100000010" calcext:value-type="string">
            <text:p>1001100000010</text:p>
          </table:table-cell>
          <table:table-cell table:style-name="ce103" table:formula="of:=&quot;1&quot; &amp; BIN2HEX([.D182];2) &amp; DEC2HEX([.K182];1)" office:value-type="string" office:string-value="1302" calcext:value-type="string">
            <text:p>1302</text:p>
          </table:table-cell>
          <table:table-cell table:formula="of:=HEX2DEC([.BS182])" office:value-type="float" office:value="4866" calcext:value-type="float">
            <text:p>4866</text:p>
          </table:table-cell>
          <table:table-cell table:style-name="ce146" table:formula="of:=SUMIF([.$P182:.$W182];&quot;&gt;0&quot;;[.$P$3:.$W$3])" office:value-type="float" office:value="8" calcext:value-type="float">
            <text:p>8</text:p>
          </table:table-cell>
          <table:table-cell table:style-name="ce146" table:formula="of:=SUMIF([.$Y182:.$AF182];&quot;&gt;0&quot;;[.$Y$3:.$AF$3])" office:value-type="float" office:value="0" calcext:value-type="float">
            <text:p>0</text:p>
          </table:table-cell>
          <table:table-cell table:style-name="ce146" table:formula="of:=SUMIF([.$AH182:.$AO182];&quot;&gt;0&quot;;[.$AH$3:.$AO$3])" office:value-type="float" office:value="16" calcext:value-type="float">
            <text:p>16</text:p>
          </table:table-cell>
          <table:table-cell table:style-name="ce146" table:formula="of:=SUMIF([.$AQ182:.$AX182];&quot;&gt;0&quot;;[.$AQ$3:.$AX$3])" office:value-type="float" office:value="0" calcext:value-type="float">
            <text:p>0</text:p>
          </table:table-cell>
          <table:table-cell table:style-name="ce146" table:formula="of:=SUMIF([.$BA182:.$BH182];&quot;&gt;0&quot;;[.$BA$3:.$BH$3])" office:value-type="float" office:value="4" calcext:value-type="float">
            <text:p>4</text:p>
          </table:table-cell>
          <table:table-cell/>
          <table:table-cell table:style-name="ce103" table:formula="of:=[.BT182]" office:value-type="float" office:value="4866" calcext:value-type="float">
            <text:p>4866</text:p>
          </table:table-cell>
          <table:table-cell table:style-name="ce103" table:formula="of:=DEC2HEX([.BU182];2)" office:value-type="string" office:string-value="08" calcext:value-type="string">
            <text:p>08</text:p>
          </table:table-cell>
          <table:table-cell table:style-name="ce103" table:formula="of:=DEC2HEX([.BV182];2)" office:value-type="string" office:string-value="00" calcext:value-type="string">
            <text:p>00</text:p>
          </table:table-cell>
          <table:table-cell table:style-name="ce103" table:formula="of:=DEC2HEX([.BW182];2)" office:value-type="string" office:string-value="10" calcext:value-type="string">
            <text:p>10</text:p>
          </table:table-cell>
          <table:table-cell table:style-name="ce103" table:formula="of:=DEC2HEX([.BX182];2)" office:value-type="string" office:string-value="00" calcext:value-type="string">
            <text:p>00</text:p>
          </table:table-cell>
          <table:table-cell table:style-name="ce103" table:formula="of:=DEC2HEX([.BY182];2)" office:value-type="string" office:string-value="04" calcext:value-type="string">
            <text:p>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03" table:formula="of:=DEC2HEX([.A183];2)" office:value-type="string" office:string-value="30" calcext:value-type="string">
            <text:p>30</text:p>
          </table:table-cell>
          <table:table-cell/>
          <table:table-cell table:formula="of:=DEC2BIN([.A183];8)" office:value-type="string" office:string-value="00110000" calcext:value-type="string">
            <text:p>0011000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1&quot; &amp; [.D183] &amp; DEC2BIN([.K183];4)" office:value-type="string" office:string-value="1001100000011" calcext:value-type="string">
            <text:p>1001100000011</text:p>
          </table:table-cell>
          <table:table-cell table:style-name="ce103" table:formula="of:=&quot;1&quot; &amp; BIN2HEX([.D183];2) &amp; DEC2HEX([.K183];1)" office:value-type="string" office:string-value="1303" calcext:value-type="string">
            <text:p>1303</text:p>
          </table:table-cell>
          <table:table-cell table:formula="of:=HEX2DEC([.BS183])" office:value-type="float" office:value="4867" calcext:value-type="float">
            <text:p>4867</text:p>
          </table:table-cell>
          <table:table-cell table:style-name="ce146" table:formula="of:=SUMIF([.$P183:.$W183];&quot;&gt;0&quot;;[.$P$3:.$W$3])" office:value-type="float" office:value="32" calcext:value-type="float">
            <text:p>32</text:p>
          </table:table-cell>
          <table:table-cell table:style-name="ce146" table:formula="of:=SUMIF([.$Y183:.$AF183];&quot;&gt;0&quot;;[.$Y$3:.$AF$3])" office:value-type="float" office:value="0" calcext:value-type="float">
            <text:p>0</text:p>
          </table:table-cell>
          <table:table-cell table:style-name="ce146" table:formula="of:=SUMIF([.$AH183:.$AO183];&quot;&gt;0&quot;;[.$AH$3:.$AO$3])" office:value-type="float" office:value="64" calcext:value-type="float">
            <text:p>64</text:p>
          </table:table-cell>
          <table:table-cell table:style-name="ce146" table:formula="of:=SUMIF([.$AQ183:.$AX183];&quot;&gt;0&quot;;[.$AQ$3:.$AX$3])" office:value-type="float" office:value="0" calcext:value-type="float">
            <text:p>0</text:p>
          </table:table-cell>
          <table:table-cell table:style-name="ce146" table:formula="of:=SUMIF([.$BA183:.$BH183];&quot;&gt;0&quot;;[.$BA$3:.$BH$3])" office:value-type="float" office:value="4" calcext:value-type="float">
            <text:p>4</text:p>
          </table:table-cell>
          <table:table-cell/>
          <table:table-cell table:style-name="ce103" table:formula="of:=[.BT183]" office:value-type="float" office:value="4867" calcext:value-type="float">
            <text:p>4867</text:p>
          </table:table-cell>
          <table:table-cell table:style-name="ce103" table:formula="of:=DEC2HEX([.BU183];2)" office:value-type="string" office:string-value="20" calcext:value-type="string">
            <text:p>20</text:p>
          </table:table-cell>
          <table:table-cell table:style-name="ce103" table:formula="of:=DEC2HEX([.BV183];2)" office:value-type="string" office:string-value="00" calcext:value-type="string">
            <text:p>00</text:p>
          </table:table-cell>
          <table:table-cell table:style-name="ce103" table:formula="of:=DEC2HEX([.BW183];2)" office:value-type="string" office:string-value="40" calcext:value-type="string">
            <text:p>40</text:p>
          </table:table-cell>
          <table:table-cell table:style-name="ce103" table:formula="of:=DEC2HEX([.BX183];2)" office:value-type="string" office:string-value="00" calcext:value-type="string">
            <text:p>00</text:p>
          </table:table-cell>
          <table:table-cell table:style-name="ce103" table:formula="of:=DEC2HEX([.BY183];2)" office:value-type="string" office:string-value="04" calcext:value-type="string">
            <text:p>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03" table:formula="of:=DEC2HEX([.A184];2)" office:value-type="string" office:string-value="30" calcext:value-type="string">
            <text:p>30</text:p>
          </table:table-cell>
          <table:table-cell/>
          <table:table-cell table:formula="of:=DEC2BIN([.A184];8)" office:value-type="string" office:string-value="00110000" calcext:value-type="string">
            <text:p>0011000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1"/>
          <table:table-cell table:formula="of:=&quot;1&quot; &amp; [.D184] &amp; DEC2BIN([.K184];4)" office:value-type="string" office:string-value="1001100000100" calcext:value-type="string">
            <text:p>1001100000100</text:p>
          </table:table-cell>
          <table:table-cell table:style-name="ce103" table:formula="of:=&quot;1&quot; &amp; BIN2HEX([.D184];2) &amp; DEC2HEX([.K184];1)" office:value-type="string" office:string-value="1304" calcext:value-type="string">
            <text:p>1304</text:p>
          </table:table-cell>
          <table:table-cell table:formula="of:=HEX2DEC([.BS184])" office:value-type="float" office:value="4868" calcext:value-type="float">
            <text:p>4868</text:p>
          </table:table-cell>
          <table:table-cell table:style-name="ce146" table:formula="of:=SUMIF([.$P184:.$W184];&quot;&gt;0&quot;;[.$P$3:.$W$3])" office:value-type="float" office:value="66" calcext:value-type="float">
            <text:p>66</text:p>
          </table:table-cell>
          <table:table-cell table:style-name="ce146" table:formula="of:=SUMIF([.$Y184:.$AF184];&quot;&gt;0&quot;;[.$Y$3:.$AF$3])" office:value-type="float" office:value="0" calcext:value-type="float">
            <text:p>0</text:p>
          </table:table-cell>
          <table:table-cell table:style-name="ce146" table:formula="of:=SUMIF([.$AH184:.$AO184];&quot;&gt;0&quot;;[.$AH$3:.$AO$3])" office:value-type="float" office:value="0" calcext:value-type="float">
            <text:p>0</text:p>
          </table:table-cell>
          <table:table-cell table:style-name="ce146" table:formula="of:=SUMIF([.$AQ184:.$AX184];&quot;&gt;0&quot;;[.$AQ$3:.$AX$3])" office:value-type="float" office:value="0" calcext:value-type="float">
            <text:p>0</text:p>
          </table:table-cell>
          <table:table-cell table:style-name="ce146" table:formula="of:=SUMIF([.$BA184:.$BH184];&quot;&gt;0&quot;;[.$BA$3:.$BH$3])" office:value-type="float" office:value="4" calcext:value-type="float">
            <text:p>4</text:p>
          </table:table-cell>
          <table:table-cell/>
          <table:table-cell table:style-name="ce103" table:formula="of:=[.BT184]" office:value-type="float" office:value="4868" calcext:value-type="float">
            <text:p>4868</text:p>
          </table:table-cell>
          <table:table-cell table:style-name="ce103" table:formula="of:=DEC2HEX([.BU184];2)" office:value-type="string" office:string-value="42" calcext:value-type="string">
            <text:p>42</text:p>
          </table:table-cell>
          <table:table-cell table:style-name="ce103" table:formula="of:=DEC2HEX([.BV184];2)" office:value-type="string" office:string-value="00" calcext:value-type="string">
            <text:p>00</text:p>
          </table:table-cell>
          <table:table-cell table:style-name="ce103" table:formula="of:=DEC2HEX([.BW184];2)" office:value-type="string" office:string-value="00" calcext:value-type="string">
            <text:p>00</text:p>
          </table:table-cell>
          <table:table-cell table:style-name="ce103" table:formula="of:=DEC2HEX([.BX184];2)" office:value-type="string" office:string-value="00" calcext:value-type="string">
            <text:p>00</text:p>
          </table:table-cell>
          <table:table-cell table:style-name="ce103" table:formula="of:=DEC2HEX([.BY184];2)" office:value-type="string" office:string-value="04" calcext:value-type="string">
            <text:p>04</text:p>
          </table:table-cell>
        </table:table-row>
        <table:table-row table:style-name="ro1">
          <table:table-cell table:style-name="ce140" office:value-type="float" office:value="48" calcext:value-type="float">
            <text:p>48</text:p>
          </table:table-cell>
          <table:table-cell table:style-name="ce132" table:formula="of:=DEC2HEX([.A185];2)" office:value-type="string" office:string-value="30" calcext:value-type="string">
            <text:p>30</text:p>
          </table:table-cell>
          <table:table-cell table:style-name="ce140"/>
          <table:table-cell table:style-name="ce154" table:formula="of:=DEC2BIN([.A185];8)" office:value-type="string" office:string-value="00110000" calcext:value-type="string">
            <text:p>00110000</text:p>
          </table:table-cell>
          <table:table-cell table:style-name="ce140" table:number-columns-repeated="6"/>
          <table:table-cell table:style-name="ce140" office:value-type="float" office:value="5" calcext:value-type="float">
            <text:p>5</text:p>
          </table:table-cell>
          <table:table-cell table:style-name="ce140" table:number-columns-repeated="3"/>
          <table:table-cell table:style-name="ce149"/>
          <table:table-cell table:style-name="ce230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182"/>
          <table:table-cell table:style-name="ce243"/>
          <table:table-cell table:style-name="ce140"/>
          <table:table-cell table:style-name="ce182"/>
          <table:table-cell table:style-name="ce243"/>
          <table:table-cell table:style-name="ce230" office:value-type="float" office:value="1" calcext:value-type="float">
            <text:p>1</text:p>
          </table:table-cell>
          <table:table-cell table:style-name="ce209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182"/>
          <table:table-cell table:style-name="ce243"/>
          <table:table-cell table:style-name="ce209" table:number-columns-repeated="4"/>
          <table:table-cell table:style-name="ce140" table:number-columns-repeated="7"/>
          <table:table-cell table:style-name="ce182"/>
          <table:table-cell table:style-name="ce243"/>
          <table:table-cell table:style-name="ce140" table:number-columns-repeated="2"/>
          <table:table-cell table:style-name="ce268" office:value-type="float" office:value="1" calcext:value-type="float">
            <text:p>1</text:p>
          </table:table-cell>
          <table:table-cell table:style-name="ce243" office:value-type="float" office:value="1" calcext:value-type="float">
            <text:p>1</text:p>
          </table:table-cell>
          <table:table-cell table:style-name="ce149"/>
          <table:table-cell table:number-columns-repeated="10"/>
          <table:table-cell table:formula="of:=&quot;1&quot; &amp; [.D185] &amp; DEC2BIN([.K185];4)" office:value-type="string" office:string-value="1001100000101" calcext:value-type="string">
            <text:p>1001100000101</text:p>
          </table:table-cell>
          <table:table-cell table:style-name="ce103" table:formula="of:=&quot;1&quot; &amp; BIN2HEX([.D185];2) &amp; DEC2HEX([.K185];1)" office:value-type="string" office:string-value="1305" calcext:value-type="string">
            <text:p>1305</text:p>
          </table:table-cell>
          <table:table-cell table:formula="of:=HEX2DEC([.BS185])" office:value-type="float" office:value="4869" calcext:value-type="float">
            <text:p>4869</text:p>
          </table:table-cell>
          <table:table-cell table:style-name="ce146" table:formula="of:=SUMIF([.$P185:.$W185];&quot;&gt;0&quot;;[.$P$3:.$W$3])" office:value-type="float" office:value="0" calcext:value-type="float">
            <text:p>0</text:p>
          </table:table-cell>
          <table:table-cell table:style-name="ce146" table:formula="of:=SUMIF([.$Y185:.$AF185];&quot;&gt;0&quot;;[.$Y$3:.$AF$3])" office:value-type="float" office:value="1" calcext:value-type="float">
            <text:p>1</text:p>
          </table:table-cell>
          <table:table-cell table:style-name="ce146" table:formula="of:=SUMIF([.$AH185:.$AO185];&quot;&gt;0&quot;;[.$AH$3:.$AO$3])" office:value-type="float" office:value="0" calcext:value-type="float">
            <text:p>0</text:p>
          </table:table-cell>
          <table:table-cell table:style-name="ce146" table:formula="of:=SUMIF([.$AQ185:.$AX185];&quot;&gt;0&quot;;[.$AQ$3:.$AX$3])" office:value-type="float" office:value="0" calcext:value-type="float">
            <text:p>0</text:p>
          </table:table-cell>
          <table:table-cell table:style-name="ce146" table:formula="of:=SUMIF([.$BA185:.$BH185];&quot;&gt;0&quot;;[.$BA$3:.$BH$3])" office:value-type="float" office:value="12" calcext:value-type="float">
            <text:p>12</text:p>
          </table:table-cell>
          <table:table-cell/>
          <table:table-cell table:style-name="ce103" table:formula="of:=[.BT185]" office:value-type="float" office:value="4869" calcext:value-type="float">
            <text:p>4869</text:p>
          </table:table-cell>
          <table:table-cell table:style-name="ce103" table:formula="of:=DEC2HEX([.BU185];2)" office:value-type="string" office:string-value="00" calcext:value-type="string">
            <text:p>00</text:p>
          </table:table-cell>
          <table:table-cell table:style-name="ce103" table:formula="of:=DEC2HEX([.BV185];2)" office:value-type="string" office:string-value="01" calcext:value-type="string">
            <text:p>01</text:p>
          </table:table-cell>
          <table:table-cell table:style-name="ce103" table:formula="of:=DEC2HEX([.BW185];2)" office:value-type="string" office:string-value="00" calcext:value-type="string">
            <text:p>00</text:p>
          </table:table-cell>
          <table:table-cell table:style-name="ce103" table:formula="of:=DEC2HEX([.BX185];2)" office:value-type="string" office:string-value="00" calcext:value-type="string">
            <text:p>00</text:p>
          </table:table-cell>
          <table:table-cell table:style-name="ce103" table:formula="of:=DEC2HEX([.BY185];2)" office:value-type="string" office:string-value="0C" calcext:value-type="string">
            <text:p>0C</text:p>
          </table:table-cell>
        </table:table-row>
        <table:table-row table:style-name="ro1">
          <table:table-cell table:number-columns-repeated="84"/>
        </table:table-row>
        <table:table-row table:style-name="ro1">
          <table:table-cell table:number-columns-repeated="2"/>
          <table:table-cell office:value-type="string" calcext:value-type="string">
            <text:p>Copy A to OUT?</text:p>
          </table:table-cell>
          <table:table-cell table:number-columns-repeated="81"/>
        </table:table-row>
        <table:table-row table:style-name="ro1">
          <table:table-cell table:number-columns-repeated="2"/>
          <table:table-cell office:value-type="string" calcext:value-type="string">
            <text:p>Copy B to OUT?</text:p>
          </table:table-cell>
          <table:table-cell table:number-columns-repeated="81"/>
        </table:table-row>
        <table:table-row table:style-name="ro1">
          <table:table-cell table:number-columns-repeated="2"/>
          <table:table-cell office:value-type="string" calcext:value-type="string">
            <text:p>Copy Mem to OUT?</text:p>
          </table:table-cell>
          <table:table-cell table:number-columns-repeated="81"/>
        </table:table-row>
        <table:table-row table:style-name="ro1" table:number-rows-repeated="5">
          <table:table-cell table:number-columns-repeated="84"/>
        </table:table-row>
        <table:table-row table:style-name="ro1">
          <table:table-cell table:number-columns-repeated="2"/>
          <table:table-cell table:style-name="ce150" office:value-type="string" calcext:value-type="string">
            <text:p>MOV OUT,IPClow</text:p>
          </table:table-cell>
          <table:table-cell table:style-name="ce161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IPC to OUT</text:p>
          </table:table-cell>
          <table:table-cell table:number-columns-repeated="74"/>
        </table:table-row>
        <table:table-row table:style-name="ro1">
          <table:table-cell table:number-columns-repeated="2"/>
          <table:table-cell table:style-name="ce150" office:value-type="string" calcext:value-type="string">
            <text:p>MOV OUT,MRlow</text:p>
          </table:table-cell>
          <table:table-cell table:style-name="ce161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MR to OUT</text:p>
          </table:table-cell>
          <table:table-cell table:number-columns-repeated="74"/>
        </table:table-row>
        <table:table-row table:style-name="ro1">
          <table:table-cell table:number-columns-repeated="2"/>
          <table:table-cell table:style-name="ce150" office:value-type="string" calcext:value-type="string">
            <text:p>MOV OUT,TR low</text:p>
          </table:table-cell>
          <table:table-cell table:style-name="ce161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ve TMR to OUT</text:p>
          </table:table-cell>
          <table:table-cell table:number-columns-repeated="74"/>
        </table:table-row>
        <table:table-row table:style-name="ro1">
          <table:table-cell table:number-columns-repeated="2"/>
          <table:table-cell office:value-type="string" calcext:value-type="string">
            <text:p>OUT p</text:p>
          </table:table-cell>
          <table:table-cell/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Write A to output port</text:p>
          </table:table-cell>
          <table:table-cell table:number-columns-repeated="74"/>
        </table:table-row>
        <table:table-row table:style-name="ro1">
          <table:table-cell table:number-columns-repeated="2"/>
          <table:table-cell office:value-type="string" calcext:value-type="string">
            <text:p>IN p</text:p>
          </table:table-cell>
          <table:table-cell/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Read input port into A</text:p>
          </table:table-cell>
          <table:table-cell table:number-columns-repeated="74"/>
        </table:table-row>
        <table:table-row table:style-name="ro1" table:number-rows-repeated="1048376">
          <table:table-cell table:number-columns-repeated="84"/>
        </table:table-row>
        <table:table-row table:style-name="ro1">
          <table:table-cell table:number-columns-repeated="84"/>
        </table:table-row>
      </table:table>
      <table:table table:name="test_4roms" table:style-name="ta1">
        <office:forms form:automatic-focus="false" form:apply-design-mode="false"/>
        <table:table-column table:style-name="co3" table:default-cell-style-name="Default"/>
        <table:table-column table:style-name="co35" table:default-cell-style-name="Default"/>
        <table:table-column table:style-name="co3" table:number-columns-repeated="6" table:default-cell-style-name="Default"/>
        <table:table-column table:style-name="co3" table:default-cell-style-name="ce116"/>
        <table:table-column table:style-name="co36" table:default-cell-style-name="ce116"/>
        <table:table-column table:style-name="co3" table:number-columns-repeated="2" table:default-cell-style-name="ce116"/>
        <table:table-column table:style-name="co3" table:number-columns-repeated="8" table:default-cell-style-name="Default"/>
        <table:table-column table:style-name="co3" table:default-cell-style-name="ce116"/>
        <table:table-column table:style-name="co37" table:default-cell-style-name="ce116"/>
        <table:table-column table:style-name="co3" table:default-cell-style-name="ce116"/>
        <table:table-column table:style-name="co3" table:default-cell-style-name="Default"/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data1</text:p>
          </table:table-cell>
          <table:table-cell office:value-type="string" calcext:value-type="string">
            <text:p>data2</text:p>
          </table:table-cell>
          <table:table-cell table:number-columns-repeated="14"/>
          <table:table-cell table:style-name="ce316"/>
          <table:table-cell table:number-columns-repeated="4"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00001000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table:style-name="ce316" table:formula="of:=DEC2HEX([.G2];4)" office:value-type="string" office:string-value="0100" calcext:value-type="string">
            <text:p>0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table:number-columns-repeated="9"/>
          <table:table-cell table:style-name="ce316"/>
          <table:table-cell table:number-columns-repeated="4"/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00001010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table:style-name="ce316" table:formula="of:=DEC2HEX([.G3];4)" office:value-type="string" office:string-value="0101" calcext:value-type="string">
            <text:p>010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MVI A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7"/>
          <table:table-cell table:style-name="ce316"/>
          <table:table-cell table:number-columns-repeated="4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100001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<text:s/>hb</text:p>
          </table:table-cell>
          <table:table-cell/>
          <table:table-cell office:value-type="float" office:value="258" calcext:value-type="float">
            <text:p>258</text:p>
          </table:table-cell>
          <table:table-cell table:style-name="ce316" table:formula="of:=DEC2HEX([.G4];4)" office:value-type="string" office:string-value="0102" calcext:value-type="string">
            <text:p>0102</text:p>
          </table:table-cell>
          <table:table-cell office:value-type="string" calcext:value-type="string">
            <text:p>10</text:p>
          </table:table-cell>
          <table:table-cell table:number-columns-repeated="2"/>
          <table:table-cell table:style-name="Default"/>
          <table:table-cell table:number-columns-repeated="6"/>
          <table:table-cell office:value-type="float" office:value="0" calcext:value-type="float">
            <text:p>0</text:p>
          </table:table-cell>
          <table:table-cell table:style-name="ce316" table:formula="of:=DEC2HEX([.S4];4)" office:value-type="string" office:string-value="0000" calcext:value-type="string">
            <text:p>00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00010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<text:s/>hb</text:p>
          </table:table-cell>
          <table:table-cell/>
          <table:table-cell office:value-type="float" office:value="259" calcext:value-type="float">
            <text:p>259</text:p>
          </table:table-cell>
          <table:table-cell table:style-name="ce316" table:formula="of:=DEC2HEX([.G5];4)" office:value-type="string" office:string-value="0103" calcext:value-type="string">
            <text:p>010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VI B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number-columns-repeated="6"/>
          <table:table-cell office:value-type="float" office:value="1" calcext:value-type="float">
            <text:p>1</text:p>
          </table:table-cell>
          <table:table-cell table:style-name="ce316" table:formula="of:=DEC2HEX([.S5];4)" office:value-type="string" office:string-value="0001" calcext:value-type="string">
            <text:p>000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BNC</text:p>
          </table:table-cell>
          <table:table-cell office:value-type="string" calcext:value-type="string">
            <text:p>0101001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<text:s/>hb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316" table:formula="of:=DEC2HEX([.G6];4)" office:value-type="string" office:string-value="0104" calcext:value-type="string">
            <text:p>0104</text:p>
          </table:table-cell>
          <table:table-cell office:value-type="string" calcext:value-type="string">
            <text:p>21</text:p>
          </table:table-cell>
          <table:table-cell table:number-columns-repeated="2"/>
          <table:table-cell table:style-name="Default"/>
          <table:table-cell table:number-columns-repeated="6"/>
          <table:table-cell office:value-type="float" office:value="2" calcext:value-type="float">
            <text:p>2</text:p>
          </table:table-cell>
          <table:table-cell table:style-name="ce316" table:formula="of:=DEC2HEX([.S6];4)" office:value-type="string" office:string-value="0002" calcext:value-type="string">
            <text:p>000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MVI A</text:p>
          </table:table-cell>
          <table:table-cell office:value-type="string" calcext:value-type="string">
            <text:p>01</text:p>
          </table:table-cell>
          <table:table-cell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0101010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<text:s/>hb</text:p>
          </table:table-cell>
          <table:table-cell/>
          <table:table-cell office:value-type="float" office:value="261" calcext:value-type="float">
            <text:p>261</text:p>
          </table:table-cell>
          <table:table-cell table:style-name="ce316" table:formula="of:=DEC2HEX([.G7];4)" office:value-type="string" office:string-value="0105" calcext:value-type="string">
            <text:p>010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STA 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style-name="ce316" table:formula="of:=DEC2HEX([.S7];4)" office:value-type="string" office:string-value="0003" calcext:value-type="string">
            <text:p>0003</text:p>
          </table:table-cell>
          <table:table-cell office:value-type="string" calcext:value-type="string">
            <text:p>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BNZ</text:p>
          </table:table-cell>
          <table:table-cell office:value-type="string" calcext:value-type="string">
            <text:p>01010001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<text:s/>hb</text:p>
          </table:table-cell>
          <table:table-cell/>
          <table:table-cell office:value-type="float" office:value="262" calcext:value-type="float">
            <text:p>262</text:p>
          </table:table-cell>
          <table:table-cell table:style-name="ce316" table:formula="of:=DEC2HEX([.G8];4)" office:value-type="string" office:string-value="0106" calcext:value-type="string">
            <text:p>0106</text:p>
          </table:table-cell>
          <table:table-cell office:value-type="string" calcext:value-type="string">
            <text:p>FA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316" table:formula="of:=DEC2HEX([.S8];4)" office:value-type="string" office:string-value="0004" calcext:value-type="string">
            <text:p>0004</text:p>
          </table:table-cell>
          <table:table-cell table:style-name="ce319" office:value-type="string" calcext:value-type="string">
            <text:p>24</text:p>
          </table:table-cell>
          <table:table-cell office:value-type="string" calcext:value-type="string">
            <text:p>MVI B</text:p>
          </table:table-cell>
          <table:table-cell office:value-type="string" calcext:value-type="string">
            <text:p>01</text:p>
          </table:table-cell>
          <table:table-cell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01000001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<text:s/>hb</text:p>
          </table:table-cell>
          <table:table-cell/>
          <table:table-cell office:value-type="float" office:value="263" calcext:value-type="float">
            <text:p>263</text:p>
          </table:table-cell>
          <table:table-cell table:style-name="ce316" table:formula="of:=DEC2HEX([.G9];4)" office:value-type="string" office:string-value="0107" calcext:value-type="string">
            <text:p>0107</text:p>
          </table:table-cell>
          <table:table-cell table:style-name="ce319" office:value-type="string" calcext:value-type="string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316" table:formula="of:=DEC2HEX([.S9];4)" office:value-type="string" office:string-value="0005" calcext:value-type="string">
            <text:p>0005</text:p>
          </table:table-cell>
          <table:table-cell office:value-type="string" calcext:value-type="string">
            <text:p>0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00000111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table:style-name="ce316" table:formula="of:=DEC2HEX([.G10];4)" office:value-type="string" office:string-value="0108" calcext:value-type="string">
            <text:p>01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LDA 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style-name="ce316" table:formula="of:=DEC2HEX([.S10];4)" office:value-type="string" office:string-value="0006" calcext:value-type="string">
            <text:p>0006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MOV TRL,A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00000100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table:style-name="ce316" table:formula="of:=DEC2HEX([.G11];4)" office:value-type="string" office:string-value="0109" calcext:value-type="string">
            <text:p>0109</text:p>
          </table:table-cell>
          <table:table-cell office:value-type="string" calcext:value-type="string">
            <text:p>01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316" table:formula="of:=DEC2HEX([.S11];4)" office:value-type="string" office:string-value="0007" calcext:value-type="string">
            <text:p>000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MOV OUT,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MC</text:p>
          </table:table-cell>
          <table:table-cell office:value-type="string" calcext:value-type="string">
            <text:p>00000110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table:style-name="ce316" table:formula="of:=DEC2HEX([.G12];4)" office:value-type="string" office:string-value="010A" calcext:value-type="string">
            <text:p>010A</text:p>
          </table:table-cell>
          <table:table-cell office:value-type="string" calcext:value-type="string">
            <text:p>06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style-name="ce316" table:formula="of:=DEC2HEX([.S12];4)" office:value-type="string" office:string-value="0008" calcext:value-type="string">
            <text:p>000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MOV A,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DCR A</text:p>
          </table:table-cell>
          <table:table-cell office:value-type="string" calcext:value-type="string">
            <text:p>00000010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table:style-name="ce316" table:formula="of:=DEC2HEX([.G13];4)" office:value-type="string" office:string-value="010B" calcext:value-type="string">
            <text:p>010B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MVI TRH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style-name="ce316" table:formula="of:=DEC2HEX([.S13];4)" office:value-type="string" office:string-value="0009" calcext:value-type="string">
            <text:p>0009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MOV B, T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office:value-type="string" calcext:value-type="string">
            <text:p>11111111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table:style-name="ce316" table:formula="of:=DEC2HEX([.G14];4)" office:value-type="string" office:string-value="010C" calcext:value-type="string">
            <text:p>010C</text:p>
          </table:table-cell>
          <table:table-cell office:value-type="string" calcext:value-type="string">
            <text:p>31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style-name="ce316" table:formula="of:=DEC2HEX([.S14];4)" office:value-type="string" office:string-value="000A" calcext:value-type="string">
            <text:p>000A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BNC</text:p>
          </table:table-cell>
          <table:table-cell office:value-type="string" calcext:value-type="string">
            <text:p>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INR A</text:p>
          </table:table-cell>
          <table:table-cell office:value-type="string" calcext:value-type="string">
            <text:p>00000001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table:style-name="ce316" table:formula="of:=DEC2HEX([.G15];4)" office:value-type="string" office:string-value="010D" calcext:value-type="string">
            <text:p>010D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VI TRL</text:p>
          </table:table-cell>
          <table:table-cell office:value-type="float" office:value="41" calcext:value-type="float">
            <text:p>41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style-name="ce316" table:formula="of:=DEC2HEX([.S15];4)" office:value-type="string" office:string-value="000B" calcext:value-type="string">
            <text:p>000B</text:p>
          </table:table-cell>
          <table:table-cell office:value-type="string" calcext:value-type="string">
            <text:p>0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JMP a</text:p>
          </table:table-cell>
          <table:table-cell office:value-type="string" calcext:value-type="string">
            <text:p>0100000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<text:s/>hb</text:p>
          </table:table-cell>
          <table:table-cell/>
          <table:table-cell office:value-type="float" office:value="270" calcext:value-type="float">
            <text:p>270</text:p>
          </table:table-cell>
          <table:table-cell table:style-name="ce316" table:formula="of:=DEC2HEX([.G16];4)" office:value-type="string" office:string-value="010E" calcext:value-type="string">
            <text:p>010E</text:p>
          </table:table-cell>
          <table:table-cell office:value-type="string" calcext:value-type="string">
            <text:p>41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style-name="ce316" table:formula="of:=DEC2HEX([.S16];4)" office:value-type="string" office:string-value="000C" calcext:value-type="string">
            <text:p>000C</text:p>
          </table:table-cell>
          <table:table-cell office:value-type="string" calcext:value-type="string">
            <text:p>0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LDA a</text:p>
          </table:table-cell>
          <table:table-cell office:value-type="string" calcext:value-type="string">
            <text:p>0010001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<text:s text:c="2"/>hb</text:p>
          </table:table-cell>
          <table:table-cell/>
          <table:table-cell office:value-type="float" office:value="271" calcext:value-type="float">
            <text:p>271</text:p>
          </table:table-cell>
          <table:table-cell table:style-name="ce316" table:formula="of:=DEC2HEX([.G17];4)" office:value-type="string" office:string-value="010F" calcext:value-type="string">
            <text:p>010F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MVI OUT</text:p>
          </table:table-cell>
          <table:table-cell office:value-type="float" office:value="51" calcext:value-type="float">
            <text:p>51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style-name="ce316" table:formula="of:=DEC2HEX([.S17];4)" office:value-type="string" office:string-value="000D" calcext:value-type="string">
            <text:p>000D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MOV OUT,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MOV A,ALU</text:p>
          </table:table-cell>
          <table:table-cell office:value-type="string" calcext:value-type="string">
            <text:p>11101101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table:style-name="ce316" table:formula="of:=DEC2HEX([.G18];4)" office:value-type="string" office:string-value="0110" calcext:value-type="string">
            <text:p>0110</text:p>
          </table:table-cell>
          <table:table-cell office:value-type="string" calcext:value-type="string">
            <text:p>51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316" table:formula="of:=DEC2HEX([.S18];4)" office:value-type="string" office:string-value="000E" calcext:value-type="string">
            <text:p>00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MOV A,B</text:p>
          </table:table-cell>
          <table:table-cell office:value-type="string" calcext:value-type="string">
            <text:p>11001001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table:style-name="ce316" table:formula="of:=DEC2HEX([.G19];4)" office:value-type="string" office:string-value="0111" calcext:value-type="string">
            <text:p>01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VI A</text:p>
          </table:table-cell>
          <table:table-cell office:value-type="string" calcext:value-type="string">
            <text:p>1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style-name="ce316" table:formula="of:=DEC2HEX([.S19];4)" office:value-type="string" office:string-value="000F" calcext:value-type="string">
            <text:p>00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MOV A,IPChigh</text:p>
          </table:table-cell>
          <table:table-cell office:value-type="string" calcext:value-type="string">
            <text:p>11011100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table:style-name="ce316" table:formula="of:=DEC2HEX([.G20];4)" office:value-type="string" office:string-value="0112" calcext:value-type="string">
            <text:p>0112</text:p>
          </table:table-cell>
          <table:table-cell office:value-type="string" calcext:value-type="string">
            <text:p>11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316" table:formula="of:=DEC2HEX([.S20];4)" office:value-type="string" office:string-value="0010" calcext:value-type="string">
            <text:p>0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MOV A,IPClow</text:p>
          </table:table-cell>
          <table:table-cell office:value-type="string" calcext:value-type="string">
            <text:p>11011011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table:style-name="ce316" table:formula="of:=DEC2HEX([.G21];4)" office:value-type="string" office:string-value="0113" calcext:value-type="string">
            <text:p>011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VI B</text:p>
          </table:table-cell>
          <table:table-cell office:value-type="string" calcext:value-type="string">
            <text:p>1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style-name="ce316" table:formula="of:=DEC2HEX([.S21];4)" office:value-type="string" office:string-value="0011" calcext:value-type="string">
            <text:p>001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OV OUT,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MOV A,MEM</text:p>
          </table:table-cell>
          <table:table-cell office:value-type="string" calcext:value-type="string">
            <text:p>11010010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table:style-name="ce316" table:formula="of:=DEC2HEX([.G22];4)" office:value-type="string" office:string-value="0114" calcext:value-type="string">
            <text:p>0114</text:p>
          </table:table-cell>
          <table:table-cell office:value-type="string" calcext:value-type="string">
            <text:p>12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style-name="ce316" table:formula="of:=DEC2HEX([.S22];4)" office:value-type="string" office:string-value="0012" calcext:value-type="string">
            <text:p>00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MOV A,MRhigh</text:p>
          </table:table-cell>
          <table:table-cell office:value-type="string" calcext:value-type="string">
            <text:p>11100010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table:style-name="ce316" table:formula="of:=DEC2HEX([.G23];4)" office:value-type="string" office:string-value="0115" calcext:value-type="string">
            <text:p>0115</text:p>
          </table:table-cell>
          <table:table-cell table:style-name="Default" office:value-type="string" calcext:value-type="string">
            <text:p>01</text:p>
          </table:table-cell>
          <table:table-cell table:style-name="Default" office:value-type="string" calcext:value-type="string">
            <text:p>INR 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316" table:formula="of:=DEC2HEX([.S23];4)" office:value-type="string" office:string-value="0013" calcext:value-type="string">
            <text:p>00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MOV A,MRlow</text:p>
          </table:table-cell>
          <table:table-cell office:value-type="string" calcext:value-type="string">
            <text:p>11100001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table:style-name="ce316" table:formula="of:=DEC2HEX([.G24];4)" office:value-type="string" office:string-value="0116" calcext:value-type="string">
            <text:p>011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OV OUT,ALU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316" table:formula="of:=DEC2HEX([.S24];4)" office:value-type="string" office:string-value="0014" calcext:value-type="string">
            <text:p>00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MOV A,TRhigh</text:p>
          </table:table-cell>
          <table:table-cell office:value-type="string" calcext:value-type="string">
            <text:p>11101000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table:style-name="ce316" table:formula="of:=DEC2HEX([.G25];4)" office:value-type="string" office:string-value="0117" calcext:value-type="string">
            <text:p>011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CR A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style-name="ce316" table:formula="of:=DEC2HEX([.S25];4)" office:value-type="string" office:string-value="0015" calcext:value-type="string">
            <text:p>001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OV OUT,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MOV A,TRlow</text:p>
          </table:table-cell>
          <table:table-cell office:value-type="string" calcext:value-type="string">
            <text:p>11100111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table:style-name="ce316" table:formula="of:=DEC2HEX([.G26];4)" office:value-type="string" office:string-value="0118" calcext:value-type="string">
            <text:p>0118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OV OUT,ALU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style-name="ce316" table:formula="of:=DEC2HEX([.S26];4)" office:value-type="string" office:string-value="0016" calcext:value-type="string">
            <text:p>00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</text:p>
          </table:table-cell>
          <table:table-cell office:value-type="string" calcext:value-type="string">
            <text:p>MOV B,A</text:p>
          </table:table-cell>
          <table:table-cell office:value-type="string" calcext:value-type="string">
            <text:p>11000000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table:style-name="ce316" table:formula="of:=DEC2HEX([.G27];4)" office:value-type="string" office:string-value="0119" calcext:value-type="string">
            <text:p>011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MA</text:p>
          </table:table-cell>
          <table:table-cell/>
          <table:table-cell table:style-name="Default"/>
          <table:table-cell table:number-columns-repeated="6"/>
          <table:table-cell office:value-type="float" office:value="23" calcext:value-type="float">
            <text:p>23</text:p>
          </table:table-cell>
          <table:table-cell table:style-name="ce316" table:formula="of:=DEC2HEX([.S27];4)" office:value-type="string" office:string-value="0017" calcext:value-type="string">
            <text:p>00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MOV B,ALU</text:p>
          </table:table-cell>
          <table:table-cell office:value-type="string" calcext:value-type="string">
            <text:p>11101110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table:style-name="ce316" table:formula="of:=DEC2HEX([.G28];4)" office:value-type="string" office:string-value="011A" calcext:value-type="string">
            <text:p>011A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OV OUT,ALU</text:p>
          </table:table-cell>
          <table:table-cell/>
          <table:table-cell table:style-name="Default"/>
          <table:table-cell table:number-columns-repeated="6"/>
          <table:table-cell office:value-type="float" office:value="24" calcext:value-type="float">
            <text:p>24</text:p>
          </table:table-cell>
          <table:table-cell table:style-name="ce316" table:formula="of:=DEC2HEX([.S28];4)" office:value-type="string" office:string-value="0018" calcext:value-type="string">
            <text:p>00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MOV B,IPChigh</text:p>
          </table:table-cell>
          <table:table-cell office:value-type="string" calcext:value-type="string">
            <text:p>11011110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table:style-name="ce316" table:formula="of:=DEC2HEX([.G29];4)" office:value-type="string" office:string-value="011B" calcext:value-type="string">
            <text:p>011B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DD</text:p>
          </table:table-cell>
          <table:table-cell/>
          <table:table-cell table:style-name="Default"/>
          <table:table-cell table:number-columns-repeated="6"/>
          <table:table-cell office:value-type="float" office:value="25" calcext:value-type="float">
            <text:p>25</text:p>
          </table:table-cell>
          <table:table-cell table:style-name="ce316" table:formula="of:=DEC2HEX([.S29];4)" office:value-type="string" office:string-value="0019" calcext:value-type="string">
            <text:p>00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MOV B,IPClow</text:p>
          </table:table-cell>
          <table:table-cell office:value-type="string" calcext:value-type="string">
            <text:p>11011101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table:style-name="ce316" table:formula="of:=DEC2HEX([.G30];4)" office:value-type="string" office:string-value="011C" calcext:value-type="string">
            <text:p>011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OV OUT,ALU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style-name="ce316" table:formula="of:=DEC2HEX([.S30];4)" office:value-type="string" office:string-value="001A" calcext:value-type="string">
            <text:p>001A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MOV B,MEM</text:p>
          </table:table-cell>
          <table:table-cell office:value-type="string" calcext:value-type="string">
            <text:p>11010011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table:style-name="ce316" table:formula="of:=DEC2HEX([.G31];4)" office:value-type="string" office:string-value="011D" calcext:value-type="string">
            <text:p>011D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STC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style-name="ce316" table:formula="of:=DEC2HEX([.S31];4)" office:value-type="string" office:string-value="001B" calcext:value-type="string">
            <text:p>001B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MOV B,MRhigh</text:p>
          </table:table-cell>
          <table:table-cell office:value-type="string" calcext:value-type="string">
            <text:p>11100100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table:style-name="ce316" table:formula="of:=DEC2HEX([.G32];4)" office:value-type="string" office:string-value="011E" calcext:value-type="string">
            <text:p>011E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OV OUT,ALU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style-name="ce316" table:formula="of:=DEC2HEX([.S32];4)" office:value-type="string" office:string-value="001C" calcext:value-type="string">
            <text:p>001C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MOV B,MRlow</text:p>
          </table:table-cell>
          <table:table-cell office:value-type="string" calcext:value-type="string">
            <text:p>11100011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table:style-name="ce316" table:formula="of:=DEC2HEX([.G33];4)" office:value-type="string" office:string-value="011F" calcext:value-type="string">
            <text:p>011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CMC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style-name="ce316" table:formula="of:=DEC2HEX([.S33];4)" office:value-type="string" office:string-value="001D" calcext:value-type="string">
            <text:p>001D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MOV B,TRhigh</text:p>
          </table:table-cell>
          <table:table-cell office:value-type="string" calcext:value-type="string">
            <text:p>11101010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table:style-name="ce316" table:formula="of:=DEC2HEX([.G34];4)" office:value-type="string" office:string-value="0120" calcext:value-type="string">
            <text:p>012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OV OUT,ALU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316" table:formula="of:=DEC2HEX([.S34];4)" office:value-type="string" office:string-value="001E" calcext:value-type="string">
            <text:p>001E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MOV B,TRlow</text:p>
          </table:table-cell>
          <table:table-cell office:value-type="string" calcext:value-type="string">
            <text:p>11101001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table:style-name="ce316" table:formula="of:=DEC2HEX([.G35];4)" office:value-type="string" office:string-value="0121" calcext:value-type="string">
            <text:p>01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LC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style-name="ce316" table:formula="of:=DEC2HEX([.S35];4)" office:value-type="string" office:string-value="001F" calcext:value-type="string">
            <text:p>001F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MOV IPC,MR</text:p>
          </table:table-cell>
          <table:table-cell office:value-type="string" calcext:value-type="string">
            <text:p>01100010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table:style-name="ce316" table:formula="of:=DEC2HEX([.G36];4)" office:value-type="string" office:string-value="0122" calcext:value-type="string">
            <text:p>012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LC A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table:style-name="ce316" table:formula="of:=DEC2HEX([.S36];4)" office:value-type="string" office:string-value="0020" calcext:value-type="string">
            <text:p>0020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MOV IPC,TR</text:p>
          </table:table-cell>
          <table:table-cell office:value-type="string" calcext:value-type="string">
            <text:p>01100100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table:style-name="ce316" table:formula="of:=DEC2HEX([.G37];4)" office:value-type="string" office:string-value="0123" calcext:value-type="string">
            <text:p>012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OV OUT,ALU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style-name="ce316" table:formula="of:=DEC2HEX([.S37];4)" office:value-type="string" office:string-value="0021" calcext:value-type="string">
            <text:p>0021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MOV IPChigh,A</text:p>
          </table:table-cell>
          <table:table-cell office:value-type="string" calcext:value-type="string">
            <text:p>11000011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table:style-name="ce316" table:formula="of:=DEC2HEX([.G38];4)" office:value-type="string" office:string-value="0124" calcext:value-type="string">
            <text:p>012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OV OUT,ALU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table:style-name="ce316" table:formula="of:=DEC2HEX([.S38];4)" office:value-type="string" office:string-value="0022" calcext:value-type="string">
            <text:p>0022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MOV IPChigh,ALU</text:p>
          </table:table-cell>
          <table:table-cell office:value-type="string" calcext:value-type="string">
            <text:p>11110001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table:style-name="ce316" table:formula="of:=DEC2HEX([.G39];4)" office:value-type="string" office:string-value="0125" calcext:value-type="string">
            <text:p>012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UB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table:style-name="ce316" table:formula="of:=DEC2HEX([.S39];4)" office:value-type="string" office:string-value="0023" calcext:value-type="string">
            <text:p>0023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MOV IPChigh,B</text:p>
          </table:table-cell>
          <table:table-cell office:value-type="string" calcext:value-type="string">
            <text:p>11001100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table:style-name="ce316" table:formula="of:=DEC2HEX([.G40];4)" office:value-type="string" office:string-value="0126" calcext:value-type="string">
            <text:p>012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OV OUT,ALU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table:style-name="ce316" table:formula="of:=DEC2HEX([.S40];4)" office:value-type="string" office:string-value="0024" calcext:value-type="string">
            <text:p>0024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MOV IPChigh,MEM</text:p>
          </table:table-cell>
          <table:table-cell office:value-type="string" calcext:value-type="string">
            <text:p>11010101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table:style-name="ce316" table:formula="of:=DEC2HEX([.G41];4)" office:value-type="string" office:string-value="0127" calcext:value-type="string">
            <text:p>0127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NA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table:style-name="ce316" table:formula="of:=DEC2HEX([.S41];4)" office:value-type="string" office:string-value="0025" calcext:value-type="string">
            <text:p>0025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MOV IPClow,A</text:p>
          </table:table-cell>
          <table:table-cell office:value-type="string" calcext:value-type="string">
            <text:p>11000010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table:style-name="ce316" table:formula="of:=DEC2HEX([.G42];4)" office:value-type="string" office:string-value="0128" calcext:value-type="string">
            <text:p>0128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OV OUT,ALU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table:style-name="ce316" table:formula="of:=DEC2HEX([.S42];4)" office:value-type="string" office:string-value="0026" calcext:value-type="string">
            <text:p>0026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MOV IPClow,ALU</text:p>
          </table:table-cell>
          <table:table-cell office:value-type="string" calcext:value-type="string">
            <text:p>11110000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table:style-name="ce316" table:formula="of:=DEC2HEX([.G43];4)" office:value-type="string" office:string-value="0129" calcext:value-type="string">
            <text:p>0129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XRA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table:style-name="ce316" table:formula="of:=DEC2HEX([.S43];4)" office:value-type="string" office:string-value="0027" calcext:value-type="string">
            <text:p>0027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MOV IPClow,B</text:p>
          </table:table-cell>
          <table:table-cell office:value-type="string" calcext:value-type="string">
            <text:p>11001011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table:style-name="ce316" table:formula="of:=DEC2HEX([.G44];4)" office:value-type="string" office:string-value="012A" calcext:value-type="string">
            <text:p>012A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OV OUT,ALU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316" table:formula="of:=DEC2HEX([.S44];4)" office:value-type="string" office:string-value="0028" calcext:value-type="string">
            <text:p>0028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MOV IPClow,MEM</text:p>
          </table:table-cell>
          <table:table-cell office:value-type="string" calcext:value-type="string">
            <text:p>11010100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table:style-name="ce316" table:formula="of:=DEC2HEX([.G45];4)" office:value-type="string" office:string-value="012B" calcext:value-type="string">
            <text:p>012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ORA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table:style-name="ce316" table:formula="of:=DEC2HEX([.S45];4)" office:value-type="string" office:string-value="0029" calcext:value-type="string">
            <text:p>0029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MOV MEM,A</text:p>
          </table:table-cell>
          <table:table-cell office:value-type="string" calcext:value-type="string">
            <text:p>11000001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style-name="ce316" table:formula="of:=DEC2HEX([.G46];4)" office:value-type="string" office:string-value="012C" calcext:value-type="string">
            <text:p>012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OV OUT,ALU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style-name="ce316" table:formula="of:=DEC2HEX([.S46];4)" office:value-type="string" office:string-value="002A" calcext:value-type="string">
            <text:p>002A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MOV MEM,ALU</text:p>
          </table:table-cell>
          <table:table-cell office:value-type="string" calcext:value-type="string">
            <text:p>11101111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table:style-name="ce316" table:formula="of:=DEC2HEX([.G47];4)" office:value-type="string" office:string-value="012D" calcext:value-type="string">
            <text:p>012D</text:p>
          </table:table-cell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MVI A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table:style-name="ce316" table:formula="of:=DEC2HEX([.S47];4)" office:value-type="string" office:string-value="002B" calcext:value-type="string">
            <text:p>002B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MOV MEM,B</text:p>
          </table:table-cell>
          <table:table-cell office:value-type="string" calcext:value-type="string">
            <text:p>11001010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table:style-name="ce316" table:formula="of:=DEC2HEX([.G48];4)" office:value-type="string" office:string-value="012E" calcext:value-type="string">
            <text:p>012E</text:p>
          </table:table-cell>
          <table:table-cell table:number-columns-repeated="2" office:value-type="string" calcext:value-type="string">
            <text:p>00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table:style-name="ce316" table:formula="of:=DEC2HEX([.S48];4)" office:value-type="string" office:string-value="002C" calcext:value-type="string">
            <text:p>002C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MOV MEM,IPChigh</text:p>
          </table:table-cell>
          <table:table-cell office:value-type="string" calcext:value-type="string">
            <text:p>11100000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table:style-name="ce316" table:formula="of:=DEC2HEX([.G49];4)" office:value-type="string" office:string-value="012F" calcext:value-type="string">
            <text:p>012F</text:p>
          </table:table-cell>
          <table:table-cell table:number-columns-repeated="2" office:value-type="string" calcext:value-type="string">
            <text:p>24</text:p>
          </table:table-cell>
          <table:table-cell office:value-type="string" calcext:value-type="string">
            <text:p>MVI B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table:style-name="ce316" table:formula="of:=DEC2HEX([.S49];4)" office:value-type="string" office:string-value="002D" calcext:value-type="string">
            <text:p>002D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MOV MEM,IPClow</text:p>
          </table:table-cell>
          <table:table-cell office:value-type="string" calcext:value-type="string">
            <text:p>11011111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table:style-name="ce316" table:formula="of:=DEC2HEX([.G50];4)" office:value-type="string" office:string-value="0130" calcext:value-type="string">
            <text:p>013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table:style-name="ce316" table:formula="of:=DEC2HEX([.S50];4)" office:value-type="string" office:string-value="002E" calcext:value-type="string">
            <text:p>002E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MOV MEM,MRhigh</text:p>
          </table:table-cell>
          <table:table-cell office:value-type="string" calcext:value-type="string">
            <text:p>11100110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table:style-name="ce316" table:formula="of:=DEC2HEX([.G51];4)" office:value-type="string" office:string-value="0131" calcext:value-type="string">
            <text:p>013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DD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table:style-name="ce316" table:formula="of:=DEC2HEX([.S51];4)" office:value-type="string" office:string-value="002F" calcext:value-type="string">
            <text:p>002F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MOV MEM,MRlow</text:p>
          </table:table-cell>
          <table:table-cell office:value-type="string" calcext:value-type="string">
            <text:p>11100101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table:style-name="ce316" table:formula="of:=DEC2HEX([.G52];4)" office:value-type="string" office:string-value="0132" calcext:value-type="string">
            <text:p>013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LC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table:style-name="ce316" table:formula="of:=DEC2HEX([.S52];4)" office:value-type="string" office:string-value="0030" calcext:value-type="string">
            <text:p>0030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MOV MEM,TRhigh</text:p>
          </table:table-cell>
          <table:table-cell office:value-type="string" calcext:value-type="string">
            <text:p>11101100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table:style-name="ce316" table:formula="of:=DEC2HEX([.G53];4)" office:value-type="string" office:string-value="0133" calcext:value-type="string">
            <text:p>0133</text:p>
          </table:table-cell>
          <table:table-cell table:style-name="ce320" office:value-type="string" calcext:value-type="string">
            <text:p>41</text:p>
          </table:table-cell>
          <table:table-cell table:style-name="ce320" office:value-type="string" calcext:value-type="string">
            <text:p>BZ</text:p>
          </table:table-cell>
          <table:table-cell table:style-name="ce320" office:value-type="string" calcext:value-type="string">
            <text:p>01</text:p>
          </table:table-cell>
          <table:table-cell table:style-name="ce320" office:value-type="string" calcext:value-type="string">
            <text:p>4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table:style-name="ce316" table:formula="of:=DEC2HEX([.S53];4)" office:value-type="string" office:string-value="0031" calcext:value-type="string">
            <text:p>0031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</text:p>
          </table:table-cell>
          <table:table-cell office:value-type="string" calcext:value-type="string">
            <text:p>MOV MEM,TRlow</text:p>
          </table:table-cell>
          <table:table-cell office:value-type="string" calcext:value-type="string">
            <text:p>11101011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table:style-name="ce316" table:formula="of:=DEC2HEX([.G54];4)" office:value-type="string" office:string-value="0134" calcext:value-type="string">
            <text:p>0134</text:p>
          </table:table-cell>
          <table:table-cell table:style-name="ce320" office:value-type="string" calcext:value-type="string">
            <text:p>48</text:p>
          </table:table-cell>
          <table:table-cell table:style-name="ce320" table:number-columns-repeated="3"/>
          <table:table-cell table:number-columns-repeated="6"/>
          <table:table-cell office:value-type="float" office:value="50" calcext:value-type="float">
            <text:p>50</text:p>
          </table:table-cell>
          <table:table-cell table:style-name="ce316" table:formula="of:=DEC2HEX([.S54];4)" office:value-type="string" office:string-value="0032" calcext:value-type="string">
            <text:p>0032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MOV MR,IPC</text:p>
          </table:table-cell>
          <table:table-cell office:value-type="string" calcext:value-type="string">
            <text:p>01100000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table:style-name="ce316" table:formula="of:=DEC2HEX([.G55];4)" office:value-type="string" office:string-value="0135" calcext:value-type="string">
            <text:p>0135</text:p>
          </table:table-cell>
          <table:table-cell table:style-name="ce320" office:value-type="string" calcext:value-type="string">
            <text:p>01</text:p>
          </table:table-cell>
          <table:table-cell table:style-name="ce320" table:number-columns-repeated="3"/>
          <table:table-cell table:number-columns-repeated="6"/>
          <table:table-cell office:value-type="float" office:value="51" calcext:value-type="float">
            <text:p>51</text:p>
          </table:table-cell>
          <table:table-cell table:style-name="ce316" table:formula="of:=DEC2HEX([.S55];4)" office:value-type="string" office:string-value="0033" calcext:value-type="string">
            <text:p>0033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MOV MR,TR</text:p>
          </table:table-cell>
          <table:table-cell office:value-type="string" calcext:value-type="string">
            <text:p>01100101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table:style-name="ce317" table:formula="of:=DEC2HEX([.G56];4)" office:value-type="string" office:string-value="0136" calcext:value-type="string">
            <text:p>0136</text:p>
          </table:table-cell>
          <table:table-cell table:style-name="ce320" office:value-type="string" calcext:value-type="string">
            <text:p>42</text:p>
          </table:table-cell>
          <table:table-cell table:style-name="ce320" office:value-type="string" calcext:value-type="string">
            <text:p>BC</text:p>
          </table:table-cell>
          <table:table-cell table:style-name="ce320" office:value-type="string" calcext:value-type="string">
            <text:p>01</text:p>
          </table:table-cell>
          <table:table-cell table:style-name="ce320" office:value-type="string" calcext:value-type="string">
            <text:p>4B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table:style-name="ce316" table:formula="of:=DEC2HEX([.S56];4)" office:value-type="string" office:string-value="0034" calcext:value-type="string">
            <text:p>0034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MOV MRhigh,A</text:p>
          </table:table-cell>
          <table:table-cell office:value-type="string" calcext:value-type="string">
            <text:p>11000101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table:style-name="ce316" table:formula="of:=DEC2HEX([.G57];4)" office:value-type="string" office:string-value="0137" calcext:value-type="string">
            <text:p>0137</text:p>
          </table:table-cell>
          <table:table-cell table:style-name="ce320" office:value-type="string" calcext:value-type="string">
            <text:p>4B</text:p>
          </table:table-cell>
          <table:table-cell table:style-name="ce320" table:number-columns-repeated="3"/>
          <table:table-cell table:number-columns-repeated="6"/>
          <table:table-cell office:value-type="float" office:value="53" calcext:value-type="float">
            <text:p>53</text:p>
          </table:table-cell>
          <table:table-cell table:style-name="ce316" table:formula="of:=DEC2HEX([.S57];4)" office:value-type="string" office:string-value="0035" calcext:value-type="string">
            <text:p>0035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MOV MRhigh,ALU</text:p>
          </table:table-cell>
          <table:table-cell office:value-type="string" calcext:value-type="string">
            <text:p>11110011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table:style-name="ce316" table:formula="of:=DEC2HEX([.G58];4)" office:value-type="string" office:string-value="0138" calcext:value-type="string">
            <text:p>0138</text:p>
          </table:table-cell>
          <table:table-cell table:style-name="ce320" office:value-type="string" calcext:value-type="string">
            <text:p>01</text:p>
          </table:table-cell>
          <table:table-cell table:style-name="ce320" table:number-columns-repeated="3"/>
          <table:table-cell table:number-columns-repeated="6"/>
          <table:table-cell office:value-type="float" office:value="54" calcext:value-type="float">
            <text:p>54</text:p>
          </table:table-cell>
          <table:table-cell table:style-name="ce316" table:formula="of:=DEC2HEX([.S58];4)" office:value-type="string" office:string-value="0036" calcext:value-type="string">
            <text:p>0036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MOV MRhigh,B</text:p>
          </table:table-cell>
          <table:table-cell office:value-type="string" calcext:value-type="string">
            <text:p>11001110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table:style-name="ce317" table:formula="of:=DEC2HEX([.G59];4)" office:value-type="string" office:string-value="0139" calcext:value-type="string">
            <text:p>0139</text:p>
          </table:table-cell>
          <table:table-cell table:style-name="ce320" office:value-type="string" calcext:value-type="string">
            <text:p>44</text:p>
          </table:table-cell>
          <table:table-cell table:style-name="ce320" office:value-type="string" calcext:value-type="string">
            <text:p>BE</text:p>
          </table:table-cell>
          <table:table-cell table:style-name="ce320" office:value-type="string" calcext:value-type="string">
            <text:p>01</text:p>
          </table:table-cell>
          <table:table-cell table:style-name="ce320" office:value-type="string" calcext:value-type="string">
            <text:p>4E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table:style-name="ce316" table:formula="of:=DEC2HEX([.S59];4)" office:value-type="string" office:string-value="0037" calcext:value-type="string">
            <text:p>0037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MOV MRhigh,MEM</text:p>
          </table:table-cell>
          <table:table-cell office:value-type="string" calcext:value-type="string">
            <text:p>11010111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table:style-name="ce316" table:formula="of:=DEC2HEX([.G60];4)" office:value-type="string" office:string-value="013A" calcext:value-type="string">
            <text:p>013A</text:p>
          </table:table-cell>
          <table:table-cell table:style-name="ce320" office:value-type="string" calcext:value-type="string">
            <text:p>4E</text:p>
          </table:table-cell>
          <table:table-cell table:style-name="ce320" table:number-columns-repeated="3"/>
          <table:table-cell table:number-columns-repeated="6"/>
          <table:table-cell office:value-type="float" office:value="56" calcext:value-type="float">
            <text:p>56</text:p>
          </table:table-cell>
          <table:table-cell table:style-name="ce316" table:formula="of:=DEC2HEX([.S60];4)" office:value-type="string" office:string-value="0038" calcext:value-type="string">
            <text:p>0038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OV MRlow,A</text:p>
          </table:table-cell>
          <table:table-cell office:value-type="string" calcext:value-type="string">
            <text:p>11000100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table:style-name="ce316" table:formula="of:=DEC2HEX([.G61];4)" office:value-type="string" office:string-value="013B" calcext:value-type="string">
            <text:p>013B</text:p>
          </table:table-cell>
          <table:table-cell table:style-name="ce320" office:value-type="string" calcext:value-type="string">
            <text:p>01</text:p>
          </table:table-cell>
          <table:table-cell table:style-name="ce320" table:number-columns-repeated="3"/>
          <table:table-cell table:number-columns-repeated="6"/>
          <table:table-cell office:value-type="float" office:value="57" calcext:value-type="float">
            <text:p>57</text:p>
          </table:table-cell>
          <table:table-cell table:style-name="ce316" table:formula="of:=DEC2HEX([.S61];4)" office:value-type="string" office:string-value="0039" calcext:value-type="string">
            <text:p>0039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MOV MRlow,ALU</text:p>
          </table:table-cell>
          <table:table-cell office:value-type="string" calcext:value-type="string">
            <text:p>11110010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table:style-name="ce317" table:formula="of:=DEC2HEX([.G62];4)" office:value-type="string" office:string-value="013C" calcext:value-type="string">
            <text:p>013C</text:p>
          </table:table-cell>
          <table:table-cell table:style-name="ce320" office:value-type="string" calcext:value-type="string">
            <text:p>51</text:p>
          </table:table-cell>
          <table:table-cell table:style-name="ce320" office:value-type="string" calcext:value-type="string">
            <text:p>BNZ</text:p>
          </table:table-cell>
          <table:table-cell table:style-name="ce320" office:value-type="string" calcext:value-type="string">
            <text:p>01</text:p>
          </table:table-cell>
          <table:table-cell table:style-name="ce320" office:value-type="string" calcext:value-type="string">
            <text:p>51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table:style-name="ce316" table:formula="of:=DEC2HEX([.S62];4)" office:value-type="string" office:string-value="003A" calcext:value-type="string">
            <text:p>003A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MOV MRlow,B</text:p>
          </table:table-cell>
          <table:table-cell office:value-type="string" calcext:value-type="string">
            <text:p>11001101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table:style-name="ce316" table:formula="of:=DEC2HEX([.G63];4)" office:value-type="string" office:string-value="013D" calcext:value-type="string">
            <text:p>013D</text:p>
          </table:table-cell>
          <table:table-cell table:style-name="ce320" office:value-type="string" calcext:value-type="string">
            <text:p>51</text:p>
          </table:table-cell>
          <table:table-cell table:style-name="ce320" table:number-columns-repeated="3"/>
          <table:table-cell table:number-columns-repeated="6"/>
          <table:table-cell office:value-type="float" office:value="59" calcext:value-type="float">
            <text:p>59</text:p>
          </table:table-cell>
          <table:table-cell table:style-name="ce316" table:formula="of:=DEC2HEX([.S63];4)" office:value-type="string" office:string-value="003B" calcext:value-type="string">
            <text:p>003B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MOV MRlow,MEM</text:p>
          </table:table-cell>
          <table:table-cell office:value-type="string" calcext:value-type="string">
            <text:p>11010110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table:style-name="ce316" table:formula="of:=DEC2HEX([.G64];4)" office:value-type="string" office:string-value="013E" calcext:value-type="string">
            <text:p>013E</text:p>
          </table:table-cell>
          <table:table-cell table:style-name="ce320" office:value-type="string" calcext:value-type="string">
            <text:p>01</text:p>
          </table:table-cell>
          <table:table-cell table:style-name="ce320" table:number-columns-repeated="3"/>
          <table:table-cell table:number-columns-repeated="6"/>
          <table:table-cell office:value-type="float" office:value="60" calcext:value-type="float">
            <text:p>60</text:p>
          </table:table-cell>
          <table:table-cell table:style-name="ce316" table:formula="of:=DEC2HEX([.S64];4)" office:value-type="string" office:string-value="003C" calcext:value-type="string">
            <text:p>003C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MOV OUT,A</text:p>
          </table:table-cell>
          <table:table-cell office:value-type="string" calcext:value-type="string">
            <text:p>11001000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table:style-name="ce317" table:formula="of:=DEC2HEX([.G65];4)" office:value-type="string" office:string-value="013F" calcext:value-type="string">
            <text:p>013F</text:p>
          </table:table-cell>
          <table:table-cell table:style-name="ce320" office:value-type="string" calcext:value-type="string">
            <text:p>52</text:p>
          </table:table-cell>
          <table:table-cell table:style-name="ce320" office:value-type="string" calcext:value-type="string">
            <text:p>BNC</text:p>
          </table:table-cell>
          <table:table-cell table:style-name="ce320" office:value-type="string" calcext:value-type="string">
            <text:p>01</text:p>
          </table:table-cell>
          <table:table-cell table:style-name="ce320" office:value-type="string" calcext:value-type="string">
            <text:p>54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table:style-name="ce316" table:formula="of:=DEC2HEX([.S65];4)" office:value-type="string" office:string-value="003D" calcext:value-type="string">
            <text:p>003D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MOV OUT,ALU</text:p>
          </table:table-cell>
          <table:table-cell office:value-type="string" calcext:value-type="string">
            <text:p>11110110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table:style-name="ce316" table:formula="of:=DEC2HEX([.G66];4)" office:value-type="string" office:string-value="0140" calcext:value-type="string">
            <text:p>0140</text:p>
          </table:table-cell>
          <table:table-cell table:style-name="ce320" office:value-type="string" calcext:value-type="string">
            <text:p>54</text:p>
          </table:table-cell>
          <table:table-cell table:style-name="ce320" table:number-columns-repeated="3"/>
          <table:table-cell table:number-columns-repeated="6"/>
          <table:table-cell office:value-type="float" office:value="62" calcext:value-type="float">
            <text:p>62</text:p>
          </table:table-cell>
          <table:table-cell table:style-name="ce316" table:formula="of:=DEC2HEX([.S66];4)" office:value-type="string" office:string-value="003E" calcext:value-type="string">
            <text:p>003E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MOV OUT,B</text:p>
          </table:table-cell>
          <table:table-cell office:value-type="string" calcext:value-type="string">
            <text:p>11010001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table:style-name="ce316" table:formula="of:=DEC2HEX([.G67];4)" office:value-type="string" office:string-value="0141" calcext:value-type="string">
            <text:p>0141</text:p>
          </table:table-cell>
          <table:table-cell table:style-name="ce320" office:value-type="string" calcext:value-type="string">
            <text:p>01</text:p>
          </table:table-cell>
          <table:table-cell table:style-name="ce320" table:number-columns-repeated="3"/>
          <table:table-cell table:number-columns-repeated="6"/>
          <table:table-cell office:value-type="float" office:value="63" calcext:value-type="float">
            <text:p>63</text:p>
          </table:table-cell>
          <table:table-cell table:style-name="ce316" table:formula="of:=DEC2HEX([.S67];4)" office:value-type="string" office:string-value="003F" calcext:value-type="string">
            <text:p>003F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MOV OUT,MEM</text:p>
          </table:table-cell>
          <table:table-cell office:value-type="string" calcext:value-type="string">
            <text:p>11011010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table:style-name="ce317" table:formula="of:=DEC2HEX([.G68];4)" office:value-type="string" office:string-value="0142" calcext:value-type="string">
            <text:p>0142</text:p>
          </table:table-cell>
          <table:table-cell table:style-name="ce320" office:value-type="string" calcext:value-type="string">
            <text:p>54</text:p>
          </table:table-cell>
          <table:table-cell table:style-name="ce320" office:value-type="string" calcext:value-type="string">
            <text:p>BNE</text:p>
          </table:table-cell>
          <table:table-cell table:style-name="ce320" office:value-type="string" calcext:value-type="string">
            <text:p>01</text:p>
          </table:table-cell>
          <table:table-cell table:style-name="ce320" office:value-type="string" calcext:value-type="string">
            <text:p>57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table:style-name="ce316" table:formula="of:=DEC2HEX([.S68];4)" office:value-type="string" office:string-value="0040" calcext:value-type="string">
            <text:p>0040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MOV TR,IPC</text:p>
          </table:table-cell>
          <table:table-cell office:value-type="string" calcext:value-type="string">
            <text:p>01100001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table:style-name="ce316" table:formula="of:=DEC2HEX([.G69];4)" office:value-type="string" office:string-value="0143" calcext:value-type="string">
            <text:p>0143</text:p>
          </table:table-cell>
          <table:table-cell table:style-name="ce320" office:value-type="string" calcext:value-type="string">
            <text:p>57</text:p>
          </table:table-cell>
          <table:table-cell table:style-name="ce320" table:number-columns-repeated="3"/>
          <table:table-cell table:number-columns-repeated="6"/>
          <table:table-cell office:value-type="float" office:value="65" calcext:value-type="float">
            <text:p>65</text:p>
          </table:table-cell>
          <table:table-cell table:style-name="ce316" table:formula="of:=DEC2HEX([.S69];4)" office:value-type="string" office:string-value="0041" calcext:value-type="string">
            <text:p>0041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MOV TR,MR</text:p>
          </table:table-cell>
          <table:table-cell office:value-type="string" calcext:value-type="string">
            <text:p>01100011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table:style-name="ce316" table:formula="of:=DEC2HEX([.G70];4)" office:value-type="string" office:string-value="0144" calcext:value-type="string">
            <text:p>0144</text:p>
          </table:table-cell>
          <table:table-cell table:style-name="ce320" office:value-type="string" calcext:value-type="string">
            <text:p>01</text:p>
          </table:table-cell>
          <table:table-cell table:style-name="ce320" table:number-columns-repeated="3"/>
          <table:table-cell table:number-columns-repeated="6"/>
          <table:table-cell office:value-type="float" office:value="66" calcext:value-type="float">
            <text:p>66</text:p>
          </table:table-cell>
          <table:table-cell table:style-name="ce316" table:formula="of:=DEC2HEX([.S70];4)" office:value-type="string" office:string-value="0042" calcext:value-type="string">
            <text:p>0042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MOV TRhigh,A </text:p>
          </table:table-cell>
          <table:table-cell office:value-type="string" calcext:value-type="string">
            <text:p>11000111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table:style-name="ce317" table:formula="of:=DEC2HEX([.G71];4)" office:value-type="string" office:string-value="0145" calcext:value-type="string">
            <text:p>01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JMP 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7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table:style-name="ce316" table:formula="of:=DEC2HEX([.S71];4)" office:value-type="string" office:string-value="0043" calcext:value-type="string">
            <text:p>0043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MOV TRhigh,ALU</text:p>
          </table:table-cell>
          <table:table-cell office:value-type="string" calcext:value-type="string">
            <text:p>11110101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table:style-name="ce318" table:formula="of:=DEC2HEX([.G72];4)" office:value-type="string" office:string-value="0146" calcext:value-type="string">
            <text:p>0146</text:p>
          </table:table-cell>
          <table:table-cell office:value-type="string" calcext:value-type="string">
            <text:p>57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table:style-name="ce316" table:formula="of:=DEC2HEX([.S72];4)" office:value-type="string" office:string-value="0044" calcext:value-type="string">
            <text:p>0044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MOV TRhigh,B</text:p>
          </table:table-cell>
          <table:table-cell office:value-type="string" calcext:value-type="string">
            <text:p>11010000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table:style-name="ce318" table:formula="of:=DEC2HEX([.G73];4)" office:value-type="string" office:string-value="0147" calcext:value-type="string">
            <text:p>0147</text:p>
          </table:table-cell>
          <table:table-cell office:value-type="string" calcext:value-type="string">
            <text:p>01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table:style-name="ce316" table:formula="of:=DEC2HEX([.S73];4)" office:value-type="string" office:string-value="0045" calcext:value-type="string">
            <text:p>0045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MOV TRhigh,MEM</text:p>
          </table:table-cell>
          <table:table-cell office:value-type="string" calcext:value-type="string">
            <text:p>11011001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table:style-name="ce317" table:formula="of:=DEC2HEX([.G74];4)" office:value-type="string" office:string-value="0148" calcext:value-type="string">
            <text:p>0148</text:p>
          </table:table-cell>
          <table:table-cell table:style-name="ce321" office:value-type="string" calcext:value-type="string">
            <text:p>40</text:p>
          </table:table-cell>
          <table:table-cell table:style-name="ce321" office:value-type="string" calcext:value-type="string">
            <text:p>JMP</text:p>
          </table:table-cell>
          <table:table-cell table:style-name="ce321" office:value-type="string" calcext:value-type="string">
            <text:p>01</text:p>
          </table:table-cell>
          <table:table-cell table:style-name="ce321" office:value-type="string" calcext:value-type="string">
            <text:p>36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style-name="ce316" table:formula="of:=DEC2HEX([.S74];4)" office:value-type="string" office:string-value="0046" calcext:value-type="string">
            <text:p>0046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MOV TRlow,A </text:p>
          </table:table-cell>
          <table:table-cell office:value-type="string" calcext:value-type="string">
            <text:p>11000110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table:style-name="ce318" table:formula="of:=DEC2HEX([.G75];4)" office:value-type="string" office:string-value="0149" calcext:value-type="string">
            <text:p>0149</text:p>
          </table:table-cell>
          <table:table-cell table:style-name="ce321" office:value-type="string" calcext:value-type="string">
            <text:p>36</text:p>
          </table:table-cell>
          <table:table-cell table:style-name="ce321" table:number-columns-repeated="3"/>
          <table:table-cell table:number-columns-repeated="6"/>
          <table:table-cell office:value-type="float" office:value="71" calcext:value-type="float">
            <text:p>71</text:p>
          </table:table-cell>
          <table:table-cell table:style-name="ce316" table:formula="of:=DEC2HEX([.S75];4)" office:value-type="string" office:string-value="0047" calcext:value-type="string">
            <text:p>0047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MOV TRlow,ALU</text:p>
          </table:table-cell>
          <table:table-cell office:value-type="string" calcext:value-type="string">
            <text:p>11110100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table:style-name="ce318" table:formula="of:=DEC2HEX([.G76];4)" office:value-type="string" office:string-value="014A" calcext:value-type="string">
            <text:p>014A</text:p>
          </table:table-cell>
          <table:table-cell table:style-name="ce321" office:value-type="string" calcext:value-type="string">
            <text:p>01</text:p>
          </table:table-cell>
          <table:table-cell table:style-name="ce321" table:number-columns-repeated="3"/>
          <table:table-cell table:number-columns-repeated="6"/>
          <table:table-cell office:value-type="float" office:value="72" calcext:value-type="float">
            <text:p>72</text:p>
          </table:table-cell>
          <table:table-cell table:style-name="ce316" table:formula="of:=DEC2HEX([.S76];4)" office:value-type="string" office:string-value="0048" calcext:value-type="string">
            <text:p>0048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MOV TRlow,B</text:p>
          </table:table-cell>
          <table:table-cell office:value-type="string" calcext:value-type="string">
            <text:p>11001111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table:style-name="ce317" table:formula="of:=DEC2HEX([.G77];4)" office:value-type="string" office:string-value="014B" calcext:value-type="string">
            <text:p>014B</text:p>
          </table:table-cell>
          <table:table-cell table:style-name="ce321" office:value-type="string" calcext:value-type="string">
            <text:p>40</text:p>
          </table:table-cell>
          <table:table-cell table:style-name="ce321" office:value-type="string" calcext:value-type="string">
            <text:p>JMP</text:p>
          </table:table-cell>
          <table:table-cell table:style-name="ce321" office:value-type="string" calcext:value-type="string">
            <text:p>01</text:p>
          </table:table-cell>
          <table:table-cell table:style-name="ce321" office:value-type="string" calcext:value-type="string">
            <text:p>39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table:style-name="ce316" table:formula="of:=DEC2HEX([.S77];4)" office:value-type="string" office:string-value="0049" calcext:value-type="string">
            <text:p>0049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MOV TRlow,MEM</text:p>
          </table:table-cell>
          <table:table-cell office:value-type="string" calcext:value-type="string">
            <text:p>11011000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table:style-name="ce318" table:formula="of:=DEC2HEX([.G78];4)" office:value-type="string" office:string-value="014C" calcext:value-type="string">
            <text:p>014C</text:p>
          </table:table-cell>
          <table:table-cell table:style-name="ce321" office:value-type="string" calcext:value-type="string">
            <text:p>39</text:p>
          </table:table-cell>
          <table:table-cell table:style-name="ce321" table:number-columns-repeated="3"/>
          <table:table-cell table:number-columns-repeated="6"/>
          <table:table-cell office:value-type="float" office:value="74" calcext:value-type="float">
            <text:p>74</text:p>
          </table:table-cell>
          <table:table-cell table:style-name="ce316" table:formula="of:=DEC2HEX([.S78];4)" office:value-type="string" office:string-value="004A" calcext:value-type="string">
            <text:p>004A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MVI A</text:p>
          </table:table-cell>
          <table:table-cell office:value-type="string" calcext:value-type="string">
            <text:p>00100011</text:p>
          </table:table-cell>
          <table:table-cell office:value-type="string" calcext:value-type="string">
            <text:p>db</text:p>
          </table:table-cell>
          <table:table-cell table:number-columns-repeated="2"/>
          <table:table-cell office:value-type="float" office:value="333" calcext:value-type="float">
            <text:p>333</text:p>
          </table:table-cell>
          <table:table-cell table:style-name="ce318" table:formula="of:=DEC2HEX([.G79];4)" office:value-type="string" office:string-value="014D" calcext:value-type="string">
            <text:p>014D</text:p>
          </table:table-cell>
          <table:table-cell table:style-name="ce321" office:value-type="string" calcext:value-type="string">
            <text:p>01</text:p>
          </table:table-cell>
          <table:table-cell table:style-name="ce321" table:number-columns-repeated="3"/>
          <table:table-cell table:number-columns-repeated="6"/>
          <table:table-cell office:value-type="float" office:value="75" calcext:value-type="float">
            <text:p>75</text:p>
          </table:table-cell>
          <table:table-cell table:style-name="ce316" table:formula="of:=DEC2HEX([.S79];4)" office:value-type="string" office:string-value="004B" calcext:value-type="string">
            <text:p>004B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MVI B</text:p>
          </table:table-cell>
          <table:table-cell office:value-type="string" calcext:value-type="string">
            <text:p>00100100</text:p>
          </table:table-cell>
          <table:table-cell office:value-type="string" calcext:value-type="string">
            <text:p>db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table:style-name="ce317" table:formula="of:=DEC2HEX([.G80];4)" office:value-type="string" office:string-value="014E" calcext:value-type="string">
            <text:p>014E</text:p>
          </table:table-cell>
          <table:table-cell table:style-name="ce321" office:value-type="string" calcext:value-type="string">
            <text:p>40</text:p>
          </table:table-cell>
          <table:table-cell table:style-name="ce321" office:value-type="string" calcext:value-type="string">
            <text:p>JMP</text:p>
          </table:table-cell>
          <table:table-cell table:style-name="ce321" office:value-type="string" calcext:value-type="string">
            <text:p>01</text:p>
          </table:table-cell>
          <table:table-cell table:style-name="ce321" office:value-type="string" calcext:value-type="string">
            <text:p>3C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table:style-name="ce316" table:formula="of:=DEC2HEX([.S80];4)" office:value-type="string" office:string-value="004C" calcext:value-type="string">
            <text:p>004C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MVI OUT</text:p>
          </table:table-cell>
          <table:table-cell office:value-type="string" calcext:value-type="string">
            <text:p>00100111</text:p>
          </table:table-cell>
          <table:table-cell office:value-type="string" calcext:value-type="string">
            <text:p>db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style-name="ce318" table:formula="of:=DEC2HEX([.G81];4)" office:value-type="string" office:string-value="014F" calcext:value-type="string">
            <text:p>014F</text:p>
          </table:table-cell>
          <table:table-cell table:style-name="ce321" office:value-type="string" calcext:value-type="string">
            <text:p>3C</text:p>
          </table:table-cell>
          <table:table-cell table:style-name="ce321" table:number-columns-repeated="3"/>
          <table:table-cell table:number-columns-repeated="6"/>
          <table:table-cell office:value-type="float" office:value="77" calcext:value-type="float">
            <text:p>77</text:p>
          </table:table-cell>
          <table:table-cell table:style-name="ce316" table:formula="of:=DEC2HEX([.S81];4)" office:value-type="string" office:string-value="004D" calcext:value-type="string">
            <text:p>004D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VI TRH</text:p>
          </table:table-cell>
          <table:table-cell office:value-type="string" calcext:value-type="string">
            <text:p>00100101</text:p>
          </table:table-cell>
          <table:table-cell office:value-type="string" calcext:value-type="string">
            <text:p>db</text:p>
          </table:table-cell>
          <table:table-cell table:number-columns-repeated="2"/>
          <table:table-cell office:value-type="float" office:value="336" calcext:value-type="float">
            <text:p>336</text:p>
          </table:table-cell>
          <table:table-cell table:style-name="ce318" table:formula="of:=DEC2HEX([.G82];4)" office:value-type="string" office:string-value="0150" calcext:value-type="string">
            <text:p>0150</text:p>
          </table:table-cell>
          <table:table-cell table:style-name="ce321" office:value-type="string" calcext:value-type="string">
            <text:p>01</text:p>
          </table:table-cell>
          <table:table-cell table:style-name="ce321" table:number-columns-repeated="3"/>
          <table:table-cell table:number-columns-repeated="6"/>
          <table:table-cell office:value-type="float" office:value="78" calcext:value-type="float">
            <text:p>78</text:p>
          </table:table-cell>
          <table:table-cell table:style-name="ce316" table:formula="of:=DEC2HEX([.S82];4)" office:value-type="string" office:string-value="004E" calcext:value-type="string">
            <text:p>004E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MVI TRL</text:p>
          </table:table-cell>
          <table:table-cell office:value-type="string" calcext:value-type="string">
            <text:p>00100110</text:p>
          </table:table-cell>
          <table:table-cell office:value-type="string" calcext:value-type="string">
            <text:p>db</text:p>
          </table:table-cell>
          <table:table-cell table:number-columns-repeated="2"/>
          <table:table-cell office:value-type="float" office:value="337" calcext:value-type="float">
            <text:p>337</text:p>
          </table:table-cell>
          <table:table-cell table:style-name="ce317" table:formula="of:=DEC2HEX([.G83];4)" office:value-type="string" office:string-value="0151" calcext:value-type="string">
            <text:p>0151</text:p>
          </table:table-cell>
          <table:table-cell table:style-name="ce321" office:value-type="string" calcext:value-type="string">
            <text:p>40</text:p>
          </table:table-cell>
          <table:table-cell table:style-name="ce321" office:value-type="string" calcext:value-type="string">
            <text:p>JMP</text:p>
          </table:table-cell>
          <table:table-cell table:style-name="ce321" office:value-type="string" calcext:value-type="string">
            <text:p>01</text:p>
          </table:table-cell>
          <table:table-cell table:style-name="ce321" office:value-type="string" calcext:value-type="string">
            <text:p>3F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table:style-name="ce316" table:formula="of:=DEC2HEX([.S83];4)" office:value-type="string" office:string-value="004F" calcext:value-type="string">
            <text:p>004F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0000000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table:style-name="ce318" table:formula="of:=DEC2HEX([.G84];4)" office:value-type="string" office:string-value="0152" calcext:value-type="string">
            <text:p>0152</text:p>
          </table:table-cell>
          <table:table-cell table:style-name="ce321" office:value-type="string" calcext:value-type="string">
            <text:p>3F</text:p>
          </table:table-cell>
          <table:table-cell table:style-name="ce321" table:number-columns-repeated="3"/>
          <table:table-cell table:number-columns-repeated="6"/>
          <table:table-cell office:value-type="float" office:value="80" calcext:value-type="float">
            <text:p>80</text:p>
          </table:table-cell>
          <table:table-cell table:style-name="ce316" table:formula="of:=DEC2HEX([.S84];4)" office:value-type="string" office:string-value="0050" calcext:value-type="string">
            <text:p>0050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00001100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table:style-name="ce318" table:formula="of:=DEC2HEX([.G85];4)" office:value-type="string" office:string-value="0153" calcext:value-type="string">
            <text:p>0153</text:p>
          </table:table-cell>
          <table:table-cell table:style-name="ce321" office:value-type="string" calcext:value-type="string">
            <text:p>01</text:p>
          </table:table-cell>
          <table:table-cell table:style-name="ce321" table:number-columns-repeated="3"/>
          <table:table-cell table:number-columns-repeated="6"/>
          <table:table-cell office:value-type="float" office:value="81" calcext:value-type="float">
            <text:p>81</text:p>
          </table:table-cell>
          <table:table-cell table:style-name="ce316" table:formula="of:=DEC2HEX([.S85];4)" office:value-type="string" office:string-value="0051" calcext:value-type="string">
            <text:p>0051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RLC A</text:p>
          </table:table-cell>
          <table:table-cell office:value-type="string" calcext:value-type="string">
            <text:p>00000011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table:style-name="ce317" table:formula="of:=DEC2HEX([.G86];4)" office:value-type="string" office:string-value="0154" calcext:value-type="string">
            <text:p>0154</text:p>
          </table:table-cell>
          <table:table-cell table:style-name="ce321" office:value-type="string" calcext:value-type="string">
            <text:p>40</text:p>
          </table:table-cell>
          <table:table-cell table:style-name="ce321" office:value-type="string" calcext:value-type="string">
            <text:p>JMP</text:p>
          </table:table-cell>
          <table:table-cell table:style-name="ce321" office:value-type="string" calcext:value-type="string">
            <text:p>01</text:p>
          </table:table-cell>
          <table:table-cell table:style-name="ce321" office:value-type="string" calcext:value-type="string">
            <text:p>42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table:style-name="ce316" table:formula="of:=DEC2HEX([.S86];4)" office:value-type="string" office:string-value="0052" calcext:value-type="string">
            <text:p>0052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TA a</text:p>
          </table:table-cell>
          <table:table-cell office:value-type="string" calcext:value-type="string">
            <text:p>00100001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<text:s text:c="2"/>hb</text:p>
          </table:table-cell>
          <table:table-cell/>
          <table:table-cell office:value-type="float" office:value="341" calcext:value-type="float">
            <text:p>341</text:p>
          </table:table-cell>
          <table:table-cell table:style-name="ce318" table:formula="of:=DEC2HEX([.G87];4)" office:value-type="string" office:string-value="0155" calcext:value-type="string">
            <text:p>0155</text:p>
          </table:table-cell>
          <table:table-cell table:style-name="ce321" office:value-type="string" calcext:value-type="string">
            <text:p>42</text:p>
          </table:table-cell>
          <table:table-cell table:style-name="ce321" table:number-columns-repeated="3"/>
          <table:table-cell table:number-columns-repeated="6"/>
          <table:table-cell office:value-type="float" office:value="83" calcext:value-type="float">
            <text:p>83</text:p>
          </table:table-cell>
          <table:table-cell table:style-name="ce316" table:formula="of:=DEC2HEX([.S87];4)" office:value-type="string" office:string-value="0053" calcext:value-type="string">
            <text:p>0053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00000101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table:style-name="ce318" table:formula="of:=DEC2HEX([.G88];4)" office:value-type="string" office:string-value="0156" calcext:value-type="string">
            <text:p>0156</text:p>
          </table:table-cell>
          <table:table-cell table:style-name="ce321" office:value-type="string" calcext:value-type="string">
            <text:p>01</text:p>
          </table:table-cell>
          <table:table-cell table:style-name="ce321" table:number-columns-repeated="3"/>
          <table:table-cell table:number-columns-repeated="6"/>
          <table:table-cell office:value-type="float" office:value="84" calcext:value-type="float">
            <text:p>84</text:p>
          </table:table-cell>
          <table:table-cell table:style-name="ce316" table:formula="of:=DEC2HEX([.S88];4)" office:value-type="string" office:string-value="0054" calcext:value-type="string">
            <text:p>0054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00001001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table:style-name="ce318" table:formula="of:=DEC2HEX([.G89];4)" office:value-type="string" office:string-value="0157" calcext:value-type="string">
            <text:p>015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MVI A</text:p>
          </table:table-cell>
          <table:table-cell office:value-type="string" calcext:value-type="string">
            <text:p>FF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style-name="ce316" table:formula="of:=DEC2HEX([.S89];4)" office:value-type="string" office:string-value="0055" calcext:value-type="string">
            <text:p>0055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XRA</text:p>
          </table:table-cell>
          <table:table-cell office:value-type="string" calcext:value-type="string">
            <text:p>00001011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table:style-name="ce318" table:formula="of:=DEC2HEX([.G90];4)" office:value-type="string" office:string-value="0158" calcext:value-type="string">
            <text:p>0158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number-columns-repeated="8"/>
          <table:table-cell office:value-type="float" office:value="86" calcext:value-type="float">
            <text:p>86</text:p>
          </table:table-cell>
          <table:table-cell table:style-name="ce316" table:formula="of:=DEC2HEX([.S90];4)" office:value-type="string" office:string-value="0056" calcext:value-type="string">
            <text:p>0056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00000001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table:style-name="ce318" table:formula="of:=DEC2HEX([.G91];4)" office:value-type="string" office:string-value="0159" calcext:value-type="string">
            <text:p>015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VI B</text:p>
          </table:table-cell>
          <table:table-cell office:value-type="string" calcext:value-type="string">
            <text:p>FF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table:style-name="ce316" table:formula="of:=DEC2HEX([.S91];4)" office:value-type="string" office:string-value="0057" calcext:value-type="string">
            <text:p>0057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00000010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table:style-name="ce316" table:formula="of:=DEC2HEX([.G92];4)" office:value-type="string" office:string-value="015A" calcext:value-type="string">
            <text:p>015A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number-columns-repeated="8"/>
          <table:table-cell office:value-type="float" office:value="88" calcext:value-type="float">
            <text:p>88</text:p>
          </table:table-cell>
          <table:table-cell table:style-name="ce316" table:formula="of:=DEC2HEX([.S92];4)" office:value-type="string" office:string-value="0058" calcext:value-type="string">
            <text:p>0058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00000011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table:style-name="ce316" table:formula="of:=DEC2HEX([.G93];4)" office:value-type="string" office:string-value="015B" calcext:value-type="string">
            <text:p>015B</text:p>
          </table:table-cell>
          <table:table-cell table:style-name="ce320" office:value-type="string" calcext:value-type="string">
            <text:p>41</text:p>
          </table:table-cell>
          <table:table-cell table:style-name="ce320" office:value-type="string" calcext:value-type="string">
            <text:p>BZ</text:p>
          </table:table-cell>
          <table:table-cell table:style-name="ce320" office:value-type="string" calcext:value-type="string">
            <text:p>01</text:p>
          </table:table-cell>
          <table:table-cell table:style-name="ce320" office:value-type="string" calcext:value-type="string">
            <text:p>70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table:style-name="ce316" table:formula="of:=DEC2HEX([.S93];4)" office:value-type="string" office:string-value="0059" calcext:value-type="string">
            <text:p>0059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00000100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table:style-name="ce316" table:formula="of:=DEC2HEX([.G94];4)" office:value-type="string" office:string-value="015C" calcext:value-type="string">
            <text:p>015C</text:p>
          </table:table-cell>
          <table:table-cell table:style-name="ce320" office:value-type="string" calcext:value-type="string">
            <text:p>70</text:p>
          </table:table-cell>
          <table:table-cell table:style-name="ce320" table:number-columns-repeated="3"/>
          <table:table-cell table:number-columns-repeated="6"/>
          <table:table-cell office:value-type="float" office:value="90" calcext:value-type="float">
            <text:p>90</text:p>
          </table:table-cell>
          <table:table-cell table:style-name="ce316" table:formula="of:=DEC2HEX([.S94];4)" office:value-type="string" office:string-value="005A" calcext:value-type="string">
            <text:p>005A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</text:p>
          </table:table-cell>
          <table:table-cell/>
          <table:table-cell office:value-type="string" calcext:value-type="string">
            <text:p>00001000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table:style-name="ce316" table:formula="of:=DEC2HEX([.G95];4)" office:value-type="string" office:string-value="015D" calcext:value-type="string">
            <text:p>015D</text:p>
          </table:table-cell>
          <table:table-cell table:style-name="ce320" office:value-type="string" calcext:value-type="string">
            <text:p>01</text:p>
          </table:table-cell>
          <table:table-cell table:style-name="ce320" table:number-columns-repeated="3"/>
          <table:table-cell table:number-columns-repeated="6"/>
          <table:table-cell office:value-type="float" office:value="91" calcext:value-type="float">
            <text:p>91</text:p>
          </table:table-cell>
          <table:table-cell table:style-name="ce316" table:formula="of:=DEC2HEX([.S95];4)" office:value-type="string" office:string-value="005B" calcext:value-type="string">
            <text:p>005B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</text:p>
          </table:table-cell>
          <table:table-cell/>
          <table:table-cell office:value-type="string" calcext:value-type="string">
            <text:p>00001001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table:style-name="ce316" table:formula="of:=DEC2HEX([.G96];4)" office:value-type="string" office:string-value="015E" calcext:value-type="string">
            <text:p>015E</text:p>
          </table:table-cell>
          <table:table-cell table:style-name="ce320" office:value-type="string" calcext:value-type="string">
            <text:p>42</text:p>
          </table:table-cell>
          <table:table-cell table:style-name="ce320" office:value-type="string" calcext:value-type="string">
            <text:p>BC</text:p>
          </table:table-cell>
          <table:table-cell table:style-name="ce320" office:value-type="string" calcext:value-type="string">
            <text:p>01</text:p>
          </table:table-cell>
          <table:table-cell table:style-name="ce320" office:value-type="string" calcext:value-type="string">
            <text:p>73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table:style-name="ce316" table:formula="of:=DEC2HEX([.S96];4)" office:value-type="string" office:string-value="005C" calcext:value-type="string">
            <text:p>005C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00001010</text:p>
          </table:table-cell>
          <table:table-cell table:number-columns-repeated="3"/>
          <table:table-cell office:value-type="float" office:value="351" calcext:value-type="float">
            <text:p>351</text:p>
          </table:table-cell>
          <table:table-cell table:style-name="ce316" table:formula="of:=DEC2HEX([.G97];4)" office:value-type="string" office:string-value="015F" calcext:value-type="string">
            <text:p>015F</text:p>
          </table:table-cell>
          <table:table-cell table:style-name="ce320" office:value-type="string" calcext:value-type="string">
            <text:p>73</text:p>
          </table:table-cell>
          <table:table-cell table:style-name="ce320" table:number-columns-repeated="3"/>
          <table:table-cell table:number-columns-repeated="6"/>
          <table:table-cell office:value-type="float" office:value="93" calcext:value-type="float">
            <text:p>93</text:p>
          </table:table-cell>
          <table:table-cell table:style-name="ce316" table:formula="of:=DEC2HEX([.S97];4)" office:value-type="string" office:string-value="005D" calcext:value-type="string">
            <text:p>005D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00001011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table:style-name="ce316" table:formula="of:=DEC2HEX([.G98];4)" office:value-type="string" office:string-value="0160" calcext:value-type="string">
            <text:p>0160</text:p>
          </table:table-cell>
          <table:table-cell table:style-name="ce320" office:value-type="string" calcext:value-type="string">
            <text:p>01</text:p>
          </table:table-cell>
          <table:table-cell table:style-name="ce320" table:number-columns-repeated="3"/>
          <table:table-cell table:number-columns-repeated="6"/>
          <table:table-cell office:value-type="float" office:value="94" calcext:value-type="float">
            <text:p>94</text:p>
          </table:table-cell>
          <table:table-cell table:style-name="ce316" table:formula="of:=DEC2HEX([.S98];4)" office:value-type="string" office:string-value="005E" calcext:value-type="string">
            <text:p>005E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C</text:p>
          </table:table-cell>
          <table:table-cell/>
          <table:table-cell office:value-type="string" calcext:value-type="string">
            <text:p>00001100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table:style-name="ce317" table:formula="of:=DEC2HEX([.G99];4)" office:value-type="string" office:string-value="0161" calcext:value-type="string">
            <text:p>0161</text:p>
          </table:table-cell>
          <table:table-cell table:style-name="ce320" office:value-type="string" calcext:value-type="string">
            <text:p>44</text:p>
          </table:table-cell>
          <table:table-cell table:style-name="ce320" office:value-type="string" calcext:value-type="string">
            <text:p>BE</text:p>
          </table:table-cell>
          <table:table-cell table:style-name="ce320" office:value-type="string" calcext:value-type="string">
            <text:p>01</text:p>
          </table:table-cell>
          <table:table-cell table:style-name="ce320" office:value-type="string" calcext:value-type="string">
            <text:p>76</text:p>
          </table:table-cell>
          <table:table-cell table:number-columns-repeated="6"/>
          <table:table-cell office:value-type="float" office:value="95" calcext:value-type="float">
            <text:p>95</text:p>
          </table:table-cell>
          <table:table-cell table:style-name="ce316" table:formula="of:=DEC2HEX([.S99];4)" office:value-type="string" office:string-value="005F" calcext:value-type="string">
            <text:p>005F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00100001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table:style-name="ce316" table:formula="of:=DEC2HEX([.G100];4)" office:value-type="string" office:string-value="0162" calcext:value-type="string">
            <text:p>0162</text:p>
          </table:table-cell>
          <table:table-cell table:style-name="ce320" office:value-type="string" calcext:value-type="string">
            <text:p>76</text:p>
          </table:table-cell>
          <table:table-cell table:style-name="ce320" table:number-columns-repeated="3"/>
          <table:table-cell table:number-columns-repeated="6"/>
          <table:table-cell office:value-type="float" office:value="96" calcext:value-type="float">
            <text:p>96</text:p>
          </table:table-cell>
          <table:table-cell table:style-name="ce316" table:formula="of:=DEC2HEX([.S100];4)" office:value-type="string" office:string-value="0060" calcext:value-type="string">
            <text:p>0060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00100001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table:style-name="ce316" table:formula="of:=DEC2HEX([.G101];4)" office:value-type="string" office:string-value="0163" calcext:value-type="string">
            <text:p>0163</text:p>
          </table:table-cell>
          <table:table-cell table:style-name="ce320" office:value-type="string" calcext:value-type="string">
            <text:p>01</text:p>
          </table:table-cell>
          <table:table-cell table:style-name="ce320" table:number-columns-repeated="3"/>
          <table:table-cell table:number-columns-repeated="6"/>
          <table:table-cell office:value-type="float" office:value="97" calcext:value-type="float">
            <text:p>97</text:p>
          </table:table-cell>
          <table:table-cell table:style-name="ce316" table:formula="of:=DEC2HEX([.S101];4)" office:value-type="string" office:string-value="0061" calcext:value-type="string">
            <text:p>0061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00100001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table:style-name="ce317" table:formula="of:=DEC2HEX([.G102];4)" office:value-type="string" office:string-value="0164" calcext:value-type="string">
            <text:p>0164</text:p>
          </table:table-cell>
          <table:table-cell table:style-name="ce320" office:value-type="string" calcext:value-type="string">
            <text:p>51</text:p>
          </table:table-cell>
          <table:table-cell table:style-name="ce320" office:value-type="string" calcext:value-type="string">
            <text:p>BNZ</text:p>
          </table:table-cell>
          <table:table-cell table:style-name="ce320" office:value-type="string" calcext:value-type="string">
            <text:p>01</text:p>
          </table:table-cell>
          <table:table-cell table:style-name="ce320" office:value-type="string" calcext:value-type="string">
            <text:p>79</text:p>
          </table:table-cell>
          <table:table-cell table:number-columns-repeated="6"/>
          <table:table-cell office:value-type="float" office:value="98" calcext:value-type="float">
            <text:p>98</text:p>
          </table:table-cell>
          <table:table-cell table:style-name="ce316" table:formula="of:=DEC2HEX([.S102];4)" office:value-type="string" office:string-value="0062" calcext:value-type="string">
            <text:p>0062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00100001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table:style-name="ce316" table:formula="of:=DEC2HEX([.G103];4)" office:value-type="string" office:string-value="0165" calcext:value-type="string">
            <text:p>0165</text:p>
          </table:table-cell>
          <table:table-cell table:style-name="ce320" office:value-type="string" calcext:value-type="string">
            <text:p>79</text:p>
          </table:table-cell>
          <table:table-cell table:style-name="ce320" table:number-columns-repeated="3"/>
          <table:table-cell table:number-columns-repeated="6"/>
          <table:table-cell office:value-type="float" office:value="99" calcext:value-type="float">
            <text:p>99</text:p>
          </table:table-cell>
          <table:table-cell table:style-name="ce316" table:formula="of:=DEC2HEX([.S103];4)" office:value-type="string" office:string-value="0063" calcext:value-type="string">
            <text:p>0063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00100001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table:style-name="ce316" table:formula="of:=DEC2HEX([.G104];4)" office:value-type="string" office:string-value="0166" calcext:value-type="string">
            <text:p>0166</text:p>
          </table:table-cell>
          <table:table-cell table:style-name="ce320" office:value-type="string" calcext:value-type="string">
            <text:p>01</text:p>
          </table:table-cell>
          <table:table-cell table:style-name="ce320" table:number-columns-repeated="3"/>
          <table:table-cell table:number-columns-repeated="6"/>
          <table:table-cell office:value-type="float" office:value="100" calcext:value-type="float">
            <text:p>100</text:p>
          </table:table-cell>
          <table:table-cell table:style-name="ce316" table:formula="of:=DEC2HEX([.S104];4)" office:value-type="string" office:string-value="0064" calcext:value-type="string">
            <text:p>0064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00100001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table:style-name="ce317" table:formula="of:=DEC2HEX([.G105];4)" office:value-type="string" office:string-value="0167" calcext:value-type="string">
            <text:p>0167</text:p>
          </table:table-cell>
          <table:table-cell table:style-name="ce320" office:value-type="string" calcext:value-type="string">
            <text:p>52</text:p>
          </table:table-cell>
          <table:table-cell table:style-name="ce320" office:value-type="string" calcext:value-type="string">
            <text:p>BNC</text:p>
          </table:table-cell>
          <table:table-cell table:style-name="ce320" office:value-type="string" calcext:value-type="string">
            <text:p>01</text:p>
          </table:table-cell>
          <table:table-cell table:style-name="ce320" office:value-type="string" calcext:value-type="string">
            <text:p>7C</text:p>
          </table:table-cell>
          <table:table-cell table:number-columns-repeated="6"/>
          <table:table-cell office:value-type="float" office:value="101" calcext:value-type="float">
            <text:p>101</text:p>
          </table:table-cell>
          <table:table-cell table:style-name="ce316" table:formula="of:=DEC2HEX([.S105];4)" office:value-type="string" office:string-value="0065" calcext:value-type="string">
            <text:p>0065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00100001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table:style-name="ce316" table:formula="of:=DEC2HEX([.G106];4)" office:value-type="string" office:string-value="0168" calcext:value-type="string">
            <text:p>0168</text:p>
          </table:table-cell>
          <table:table-cell table:style-name="ce320" office:value-type="string" calcext:value-type="string">
            <text:p>7C</text:p>
          </table:table-cell>
          <table:table-cell table:style-name="ce320" table:number-columns-repeated="3"/>
          <table:table-cell table:number-columns-repeated="6"/>
          <table:table-cell office:value-type="float" office:value="102" calcext:value-type="float">
            <text:p>102</text:p>
          </table:table-cell>
          <table:table-cell table:style-name="ce316" table:formula="of:=DEC2HEX([.S106];4)" office:value-type="string" office:string-value="0066" calcext:value-type="string">
            <text:p>0066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00100001</text:p>
          </table:table-cell>
          <table:table-cell table:number-columns-repeated="3"/>
          <table:table-cell office:value-type="float" office:value="361" calcext:value-type="float">
            <text:p>361</text:p>
          </table:table-cell>
          <table:table-cell table:style-name="ce316" table:formula="of:=DEC2HEX([.G107];4)" office:value-type="string" office:string-value="0169" calcext:value-type="string">
            <text:p>0169</text:p>
          </table:table-cell>
          <table:table-cell table:style-name="ce320" office:value-type="string" calcext:value-type="string">
            <text:p>01</text:p>
          </table:table-cell>
          <table:table-cell table:style-name="ce320" table:number-columns-repeated="3"/>
          <table:table-cell table:number-columns-repeated="6"/>
          <table:table-cell office:value-type="float" office:value="103" calcext:value-type="float">
            <text:p>103</text:p>
          </table:table-cell>
          <table:table-cell table:style-name="ce316" table:formula="of:=DEC2HEX([.S107];4)" office:value-type="string" office:string-value="0067" calcext:value-type="string">
            <text:p>0067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00100010</text:p>
          </table:table-cell>
          <table:table-cell table:number-columns-repeated="3"/>
          <table:table-cell office:value-type="float" office:value="362" calcext:value-type="float">
            <text:p>362</text:p>
          </table:table-cell>
          <table:table-cell table:style-name="ce317" table:formula="of:=DEC2HEX([.G108];4)" office:value-type="string" office:string-value="016A" calcext:value-type="string">
            <text:p>016A</text:p>
          </table:table-cell>
          <table:table-cell table:style-name="ce320" office:value-type="string" calcext:value-type="string">
            <text:p>54</text:p>
          </table:table-cell>
          <table:table-cell table:style-name="ce320" office:value-type="string" calcext:value-type="string">
            <text:p>BNE</text:p>
          </table:table-cell>
          <table:table-cell table:style-name="ce320" office:value-type="string" calcext:value-type="string">
            <text:p>01</text:p>
          </table:table-cell>
          <table:table-cell table:style-name="ce320" office:value-type="string" calcext:value-type="string">
            <text:p>7F</text:p>
          </table:table-cell>
          <table:table-cell table:number-columns-repeated="6"/>
          <table:table-cell office:value-type="float" office:value="104" calcext:value-type="float">
            <text:p>104</text:p>
          </table:table-cell>
          <table:table-cell table:style-name="ce316" table:formula="of:=DEC2HEX([.S108];4)" office:value-type="string" office:string-value="0068" calcext:value-type="string">
            <text:p>0068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00100010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table:style-name="ce316" table:formula="of:=DEC2HEX([.G109];4)" office:value-type="string" office:string-value="016B" calcext:value-type="string">
            <text:p>016B</text:p>
          </table:table-cell>
          <table:table-cell table:style-name="ce320" office:value-type="string" calcext:value-type="string">
            <text:p>FA</text:p>
          </table:table-cell>
          <table:table-cell table:style-name="ce320" table:number-columns-repeated="3"/>
          <table:table-cell table:number-columns-repeated="6"/>
          <table:table-cell office:value-type="float" office:value="105" calcext:value-type="float">
            <text:p>105</text:p>
          </table:table-cell>
          <table:table-cell table:style-name="ce316" table:formula="of:=DEC2HEX([.S109];4)" office:value-type="string" office:string-value="0069" calcext:value-type="string">
            <text:p>0069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00100010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style-name="ce316" table:formula="of:=DEC2HEX([.G110];4)" office:value-type="string" office:string-value="016C" calcext:value-type="string">
            <text:p>016C</text:p>
          </table:table-cell>
          <table:table-cell table:style-name="ce320" office:value-type="string" calcext:value-type="string">
            <text:p>00</text:p>
          </table:table-cell>
          <table:table-cell table:style-name="ce320" table:number-columns-repeated="3"/>
          <table:table-cell table:number-columns-repeated="6"/>
          <table:table-cell office:value-type="float" office:value="106" calcext:value-type="float">
            <text:p>106</text:p>
          </table:table-cell>
          <table:table-cell table:style-name="ce316" table:formula="of:=DEC2HEX([.S110];4)" office:value-type="string" office:string-value="006A" calcext:value-type="string">
            <text:p>006A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00100010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style-name="ce317" table:formula="of:=DEC2HEX([.G111];4)" office:value-type="string" office:string-value="016D" calcext:value-type="string">
            <text:p>016D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JMP 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number-columns-repeated="6"/>
          <table:table-cell office:value-type="float" office:value="107" calcext:value-type="float">
            <text:p>107</text:p>
          </table:table-cell>
          <table:table-cell table:style-name="ce316" table:formula="of:=DEC2HEX([.S111];4)" office:value-type="string" office:string-value="006B" calcext:value-type="string">
            <text:p>006B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00100010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style-name="ce316" table:formula="of:=DEC2HEX([.G112];4)" office:value-type="string" office:string-value="016E" calcext:value-type="string">
            <text:p>016E</text:p>
          </table:table-cell>
          <table:table-cell office:value-type="string" calcext:value-type="string">
            <text:p>7F</text:p>
          </table:table-cell>
          <table:table-cell table:number-columns-repeated="9"/>
          <table:table-cell office:value-type="float" office:value="108" calcext:value-type="float">
            <text:p>108</text:p>
          </table:table-cell>
          <table:table-cell table:style-name="ce316" table:formula="of:=DEC2HEX([.S112];4)" office:value-type="string" office:string-value="006C" calcext:value-type="string">
            <text:p>006C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00100010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style-name="ce316" table:formula="of:=DEC2HEX([.G113];4)" office:value-type="string" office:string-value="016F" calcext:value-type="string">
            <text:p>016F</text:p>
          </table:table-cell>
          <table:table-cell office:value-type="string" calcext:value-type="string">
            <text:p>01</text:p>
          </table:table-cell>
          <table:table-cell table:number-columns-repeated="9"/>
          <table:table-cell office:value-type="float" office:value="109" calcext:value-type="float">
            <text:p>109</text:p>
          </table:table-cell>
          <table:table-cell table:style-name="ce316" table:formula="of:=DEC2HEX([.S113];4)" office:value-type="string" office:string-value="006D" calcext:value-type="string">
            <text:p>006D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00100010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style-name="ce317" table:formula="of:=DEC2HEX([.G114];4)" office:value-type="string" office:string-value="0170" calcext:value-type="string">
            <text:p>0170</text:p>
          </table:table-cell>
          <table:table-cell table:style-name="ce321" office:value-type="string" calcext:value-type="string">
            <text:p>40</text:p>
          </table:table-cell>
          <table:table-cell table:style-name="ce321" office:value-type="string" calcext:value-type="string">
            <text:p>JMP</text:p>
          </table:table-cell>
          <table:table-cell table:style-name="ce321" office:value-type="string" calcext:value-type="string">
            <text:p>01</text:p>
          </table:table-cell>
          <table:table-cell table:style-name="ce322" office:value-type="string" calcext:value-type="string">
            <text:p>5E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style-name="ce316" table:formula="of:=DEC2HEX([.S114];4)" office:value-type="string" office:string-value="006E" calcext:value-type="string">
            <text:p>006E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00100010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style-name="ce316" table:formula="of:=DEC2HEX([.G115];4)" office:value-type="string" office:string-value="0171" calcext:value-type="string">
            <text:p>0171</text:p>
          </table:table-cell>
          <table:table-cell table:style-name="ce321" office:value-type="string" calcext:value-type="string">
            <text:p>5E</text:p>
          </table:table-cell>
          <table:table-cell table:style-name="ce321" table:number-columns-repeated="2"/>
          <table:table-cell table:style-name="ce322"/>
          <table:table-cell table:number-columns-repeated="6"/>
          <table:table-cell office:value-type="float" office:value="111" calcext:value-type="float">
            <text:p>111</text:p>
          </table:table-cell>
          <table:table-cell table:style-name="ce316" table:formula="of:=DEC2HEX([.S115];4)" office:value-type="string" office:string-value="006F" calcext:value-type="string">
            <text:p>006F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</text:p>
          </table:table-cell>
          <table:table-cell/>
          <table:table-cell office:value-type="string" calcext:value-type="string">
            <text:p>00100011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table:style-name="ce316" table:formula="of:=DEC2HEX([.G116];4)" office:value-type="string" office:string-value="0172" calcext:value-type="string">
            <text:p>0172</text:p>
          </table:table-cell>
          <table:table-cell table:style-name="ce321" office:value-type="string" calcext:value-type="string">
            <text:p>01</text:p>
          </table:table-cell>
          <table:table-cell table:style-name="ce321" table:number-columns-repeated="2"/>
          <table:table-cell table:style-name="ce322"/>
          <table:table-cell table:number-columns-repeated="6"/>
          <table:table-cell office:value-type="float" office:value="112" calcext:value-type="float">
            <text:p>112</text:p>
          </table:table-cell>
          <table:table-cell table:style-name="ce316" table:formula="of:=DEC2HEX([.S116];4)" office:value-type="string" office:string-value="0070" calcext:value-type="string">
            <text:p>0070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</text:p>
          </table:table-cell>
          <table:table-cell/>
          <table:table-cell office:value-type="string" calcext:value-type="string">
            <text:p>00100011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table:style-name="ce317" table:formula="of:=DEC2HEX([.G117];4)" office:value-type="string" office:string-value="0173" calcext:value-type="string">
            <text:p>0173</text:p>
          </table:table-cell>
          <table:table-cell table:style-name="ce321" office:value-type="string" calcext:value-type="string">
            <text:p>40</text:p>
          </table:table-cell>
          <table:table-cell table:style-name="ce321" office:value-type="string" calcext:value-type="string">
            <text:p>JMP</text:p>
          </table:table-cell>
          <table:table-cell table:style-name="ce321" office:value-type="string" calcext:value-type="string">
            <text:p>01</text:p>
          </table:table-cell>
          <table:table-cell table:style-name="ce321" office:value-type="string" calcext:value-type="string">
            <text:p>61</text:p>
          </table:table-cell>
          <table:table-cell table:number-columns-repeated="6"/>
          <table:table-cell office:value-type="float" office:value="113" calcext:value-type="float">
            <text:p>113</text:p>
          </table:table-cell>
          <table:table-cell table:style-name="ce316" table:formula="of:=DEC2HEX([.S117];4)" office:value-type="string" office:string-value="0071" calcext:value-type="string">
            <text:p>0071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</text:p>
          </table:table-cell>
          <table:table-cell/>
          <table:table-cell office:value-type="string" calcext:value-type="string">
            <text:p>00100011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table:style-name="ce316" table:formula="of:=DEC2HEX([.G118];4)" office:value-type="string" office:string-value="0174" calcext:value-type="string">
            <text:p>0174</text:p>
          </table:table-cell>
          <table:table-cell table:style-name="ce321" office:value-type="string" calcext:value-type="string">
            <text:p>61</text:p>
          </table:table-cell>
          <table:table-cell table:style-name="ce321" table:number-columns-repeated="3"/>
          <table:table-cell table:number-columns-repeated="6"/>
          <table:table-cell office:value-type="float" office:value="114" calcext:value-type="float">
            <text:p>114</text:p>
          </table:table-cell>
          <table:table-cell table:style-name="ce316" table:formula="of:=DEC2HEX([.S118];4)" office:value-type="string" office:string-value="0072" calcext:value-type="string">
            <text:p>0072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00100100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table:style-name="ce316" table:formula="of:=DEC2HEX([.G119];4)" office:value-type="string" office:string-value="0175" calcext:value-type="string">
            <text:p>0175</text:p>
          </table:table-cell>
          <table:table-cell table:style-name="ce321" office:value-type="string" calcext:value-type="string">
            <text:p>01</text:p>
          </table:table-cell>
          <table:table-cell table:style-name="ce321" table:number-columns-repeated="3"/>
          <table:table-cell table:number-columns-repeated="6"/>
          <table:table-cell office:value-type="float" office:value="115" calcext:value-type="float">
            <text:p>115</text:p>
          </table:table-cell>
          <table:table-cell table:style-name="ce316" table:formula="of:=DEC2HEX([.S119];4)" office:value-type="string" office:string-value="0073" calcext:value-type="string">
            <text:p>0073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00100100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table:style-name="ce317" table:formula="of:=DEC2HEX([.G120];4)" office:value-type="string" office:string-value="0176" calcext:value-type="string">
            <text:p>0176</text:p>
          </table:table-cell>
          <table:table-cell table:style-name="ce321" office:value-type="string" calcext:value-type="string">
            <text:p>40</text:p>
          </table:table-cell>
          <table:table-cell table:style-name="ce321" office:value-type="string" calcext:value-type="string">
            <text:p>JMP</text:p>
          </table:table-cell>
          <table:table-cell table:style-name="ce321" office:value-type="string" calcext:value-type="string">
            <text:p>01</text:p>
          </table:table-cell>
          <table:table-cell table:style-name="ce321" office:value-type="string" calcext:value-type="string">
            <text:p>64</text:p>
          </table:table-cell>
          <table:table-cell table:number-columns-repeated="6"/>
          <table:table-cell office:value-type="float" office:value="116" calcext:value-type="float">
            <text:p>116</text:p>
          </table:table-cell>
          <table:table-cell table:style-name="ce316" table:formula="of:=DEC2HEX([.S120];4)" office:value-type="string" office:string-value="0074" calcext:value-type="string">
            <text:p>0074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00100100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table:style-name="ce316" table:formula="of:=DEC2HEX([.G121];4)" office:value-type="string" office:string-value="0177" calcext:value-type="string">
            <text:p>0177</text:p>
          </table:table-cell>
          <table:table-cell table:style-name="ce321" office:value-type="string" calcext:value-type="string">
            <text:p>64</text:p>
          </table:table-cell>
          <table:table-cell table:style-name="ce321" table:number-columns-repeated="3"/>
          <table:table-cell table:number-columns-repeated="6"/>
          <table:table-cell office:value-type="float" office:value="117" calcext:value-type="float">
            <text:p>117</text:p>
          </table:table-cell>
          <table:table-cell table:style-name="ce316" table:formula="of:=DEC2HEX([.S121];4)" office:value-type="string" office:string-value="0075" calcext:value-type="string">
            <text:p>0075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00100101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table:style-name="ce316" table:formula="of:=DEC2HEX([.G122];4)" office:value-type="string" office:string-value="0178" calcext:value-type="string">
            <text:p>0178</text:p>
          </table:table-cell>
          <table:table-cell table:style-name="ce321" office:value-type="string" calcext:value-type="string">
            <text:p>01</text:p>
          </table:table-cell>
          <table:table-cell table:style-name="ce321" table:number-columns-repeated="3"/>
          <table:table-cell table:number-columns-repeated="6"/>
          <table:table-cell office:value-type="float" office:value="118" calcext:value-type="float">
            <text:p>118</text:p>
          </table:table-cell>
          <table:table-cell table:style-name="ce316" table:formula="of:=DEC2HEX([.S122];4)" office:value-type="string" office:string-value="0076" calcext:value-type="string">
            <text:p>0076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00100101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table:style-name="ce317" table:formula="of:=DEC2HEX([.G123];4)" office:value-type="string" office:string-value="0179" calcext:value-type="string">
            <text:p>0179</text:p>
          </table:table-cell>
          <table:table-cell table:style-name="ce321" office:value-type="string" calcext:value-type="string">
            <text:p>40</text:p>
          </table:table-cell>
          <table:table-cell table:style-name="ce321" office:value-type="string" calcext:value-type="string">
            <text:p>JMP</text:p>
          </table:table-cell>
          <table:table-cell table:style-name="ce321" office:value-type="string" calcext:value-type="string">
            <text:p>01</text:p>
          </table:table-cell>
          <table:table-cell table:style-name="ce321" office:value-type="string" calcext:value-type="string">
            <text:p>67</text:p>
          </table:table-cell>
          <table:table-cell table:number-columns-repeated="6"/>
          <table:table-cell office:value-type="float" office:value="119" calcext:value-type="float">
            <text:p>119</text:p>
          </table:table-cell>
          <table:table-cell table:style-name="ce316" table:formula="of:=DEC2HEX([.S123];4)" office:value-type="string" office:string-value="0077" calcext:value-type="string">
            <text:p>0077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00100101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 table:style-name="ce316" table:formula="of:=DEC2HEX([.G124];4)" office:value-type="string" office:string-value="017A" calcext:value-type="string">
            <text:p>017A</text:p>
          </table:table-cell>
          <table:table-cell table:style-name="ce321" office:value-type="string" calcext:value-type="string">
            <text:p>67</text:p>
          </table:table-cell>
          <table:table-cell table:style-name="ce321" table:number-columns-repeated="3"/>
          <table:table-cell table:number-columns-repeated="6"/>
          <table:table-cell office:value-type="float" office:value="120" calcext:value-type="float">
            <text:p>120</text:p>
          </table:table-cell>
          <table:table-cell table:style-name="ce316" table:formula="of:=DEC2HEX([.S124];4)" office:value-type="string" office:string-value="0078" calcext:value-type="string">
            <text:p>0078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</text:p>
          </table:table-cell>
          <table:table-cell/>
          <table:table-cell office:value-type="string" calcext:value-type="string">
            <text:p>00100110</text:p>
          </table:table-cell>
          <table:table-cell table:number-columns-repeated="3"/>
          <table:table-cell office:value-type="float" office:value="379" calcext:value-type="float">
            <text:p>379</text:p>
          </table:table-cell>
          <table:table-cell table:style-name="ce316" table:formula="of:=DEC2HEX([.G125];4)" office:value-type="string" office:string-value="017B" calcext:value-type="string">
            <text:p>017B</text:p>
          </table:table-cell>
          <table:table-cell table:style-name="ce321" office:value-type="string" calcext:value-type="string">
            <text:p>01</text:p>
          </table:table-cell>
          <table:table-cell table:style-name="ce321" table:number-columns-repeated="3"/>
          <table:table-cell table:number-columns-repeated="6"/>
          <table:table-cell office:value-type="float" office:value="121" calcext:value-type="float">
            <text:p>121</text:p>
          </table:table-cell>
          <table:table-cell table:style-name="ce316" table:formula="of:=DEC2HEX([.S125];4)" office:value-type="string" office:string-value="0079" calcext:value-type="string">
            <text:p>0079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</text:p>
          </table:table-cell>
          <table:table-cell/>
          <table:table-cell office:value-type="string" calcext:value-type="string">
            <text:p>0010011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table:style-name="ce317" table:formula="of:=DEC2HEX([.G126];4)" office:value-type="string" office:string-value="017C" calcext:value-type="string">
            <text:p>017C</text:p>
          </table:table-cell>
          <table:table-cell table:style-name="ce321" office:value-type="string" calcext:value-type="string">
            <text:p>40</text:p>
          </table:table-cell>
          <table:table-cell table:style-name="ce321" office:value-type="string" calcext:value-type="string">
            <text:p>JMP</text:p>
          </table:table-cell>
          <table:table-cell table:style-name="ce321" office:value-type="string" calcext:value-type="string">
            <text:p>01</text:p>
          </table:table-cell>
          <table:table-cell table:style-name="ce321" office:value-type="string" calcext:value-type="string">
            <text:p>6A</text:p>
          </table:table-cell>
          <table:table-cell table:number-columns-repeated="6"/>
          <table:table-cell office:value-type="float" office:value="122" calcext:value-type="float">
            <text:p>122</text:p>
          </table:table-cell>
          <table:table-cell table:style-name="ce316" table:formula="of:=DEC2HEX([.S126];4)" office:value-type="string" office:string-value="007A" calcext:value-type="string">
            <text:p>007A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</text:p>
          </table:table-cell>
          <table:table-cell/>
          <table:table-cell office:value-type="string" calcext:value-type="string">
            <text:p>00100110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table:style-name="ce316" table:formula="of:=DEC2HEX([.G127];4)" office:value-type="string" office:string-value="017D" calcext:value-type="string">
            <text:p>017D</text:p>
          </table:table-cell>
          <table:table-cell table:style-name="ce321" office:value-type="string" calcext:value-type="string">
            <text:p>6A</text:p>
          </table:table-cell>
          <table:table-cell table:style-name="ce321" table:number-columns-repeated="3"/>
          <table:table-cell table:number-columns-repeated="6"/>
          <table:table-cell office:value-type="float" office:value="123" calcext:value-type="float">
            <text:p>123</text:p>
          </table:table-cell>
          <table:table-cell table:style-name="ce316" table:formula="of:=DEC2HEX([.S127];4)" office:value-type="string" office:string-value="007B" calcext:value-type="string">
            <text:p>007B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</text:p>
          </table:table-cell>
          <table:table-cell/>
          <table:table-cell office:value-type="string" calcext:value-type="string">
            <text:p>00100111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table:style-name="ce316" table:formula="of:=DEC2HEX([.G128];4)" office:value-type="string" office:string-value="017E" calcext:value-type="string">
            <text:p>017E</text:p>
          </table:table-cell>
          <table:table-cell table:style-name="ce321" office:value-type="string" calcext:value-type="string">
            <text:p>01</text:p>
          </table:table-cell>
          <table:table-cell table:style-name="ce321" table:number-columns-repeated="3"/>
          <table:table-cell table:number-columns-repeated="6"/>
          <table:table-cell office:value-type="float" office:value="124" calcext:value-type="float">
            <text:p>124</text:p>
          </table:table-cell>
          <table:table-cell table:style-name="ce316" table:formula="of:=DEC2HEX([.S128];4)" office:value-type="string" office:string-value="007C" calcext:value-type="string">
            <text:p>007C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</text:p>
          </table:table-cell>
          <table:table-cell/>
          <table:table-cell office:value-type="string" calcext:value-type="string">
            <text:p>00100111</text:p>
          </table:table-cell>
          <table:table-cell table:number-columns-repeated="3"/>
          <table:table-cell office:value-type="float" office:value="383" calcext:value-type="float">
            <text:p>383</text:p>
          </table:table-cell>
          <table:table-cell table:style-name="ce316" table:formula="of:=DEC2HEX([.G129];4)" office:value-type="string" office:string-value="017F" calcext:value-type="string">
            <text:p>017F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MOV MR,IPC</text:p>
          </table:table-cell>
          <table:table-cell table:number-columns-repeated="8"/>
          <table:table-cell office:value-type="float" office:value="125" calcext:value-type="float">
            <text:p>125</text:p>
          </table:table-cell>
          <table:table-cell table:style-name="ce316" table:formula="of:=DEC2HEX([.S129];4)" office:value-type="string" office:string-value="007D" calcext:value-type="string">
            <text:p>007D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</text:p>
          </table:table-cell>
          <table:table-cell/>
          <table:table-cell office:value-type="string" calcext:value-type="string">
            <text:p>00100111</text:p>
          </table:table-cell>
          <table:table-cell table:number-columns-repeated="3"/>
          <table:table-cell office:value-type="float" office:value="384" calcext:value-type="float">
            <text:p>384</text:p>
          </table:table-cell>
          <table:table-cell table:style-name="ce316" table:formula="of:=DEC2HEX([.G130];4)" office:value-type="string" office:string-value="0180" calcext:value-type="string">
            <text:p>018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MOV TR,IPC</text:p>
          </table:table-cell>
          <table:table-cell table:number-columns-repeated="8"/>
          <table:table-cell office:value-type="float" office:value="126" calcext:value-type="float">
            <text:p>126</text:p>
          </table:table-cell>
          <table:table-cell table:style-name="ce316" table:formula="of:=DEC2HEX([.S130];4)" office:value-type="string" office:string-value="007E" calcext:value-type="string">
            <text:p>007E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01000000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table:style-name="ce316" table:formula="of:=DEC2HEX([.G131];4)" office:value-type="string" office:string-value="0181" calcext:value-type="string">
            <text:p>0181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MOV TR,MR</text:p>
          </table:table-cell>
          <table:table-cell table:number-columns-repeated="8"/>
          <table:table-cell office:value-type="float" office:value="127" calcext:value-type="float">
            <text:p>127</text:p>
          </table:table-cell>
          <table:table-cell table:style-name="ce316" table:formula="of:=DEC2HEX([.S131];4)" office:value-type="string" office:string-value="007F" calcext:value-type="string">
            <text:p>007F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01000000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table:style-name="ce316" table:formula="of:=DEC2HEX([.G132];4)" office:value-type="string" office:string-value="0182" calcext:value-type="string">
            <text:p>018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MOV MR,TR</text:p>
          </table:table-cell>
          <table:table-cell table:number-columns-repeated="8"/>
          <table:table-cell office:value-type="float" office:value="128" calcext:value-type="float">
            <text:p>128</text:p>
          </table:table-cell>
          <table:table-cell table:style-name="ce316" table:formula="of:=DEC2HEX([.S132];4)" office:value-type="string" office:string-value="0080" calcext:value-type="string">
            <text:p>0080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01000000</text:p>
          </table:table-cell>
          <table:table-cell table:number-columns-repeated="3"/>
          <table:table-cell office:value-type="float" office:value="387" calcext:value-type="float">
            <text:p>387</text:p>
          </table:table-cell>
          <table:table-cell table:style-name="ce316" table:formula="of:=DEC2HEX([.G133];4)" office:value-type="string" office:string-value="0183" calcext:value-type="string">
            <text:p>0183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MOV B,A</text:p>
          </table:table-cell>
          <table:table-cell table:number-columns-repeated="8"/>
          <table:table-cell office:value-type="float" office:value="129" calcext:value-type="float">
            <text:p>129</text:p>
          </table:table-cell>
          <table:table-cell table:style-name="ce316" table:formula="of:=DEC2HEX([.S133];4)" office:value-type="string" office:string-value="0081" calcext:value-type="string">
            <text:p>0081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01000000</text:p>
          </table:table-cell>
          <table:table-cell table:number-columns-repeated="3"/>
          <table:table-cell office:value-type="float" office:value="388" calcext:value-type="float">
            <text:p>388</text:p>
          </table:table-cell>
          <table:table-cell table:style-name="ce316" table:formula="of:=DEC2HEX([.G134];4)" office:value-type="string" office:string-value="0184" calcext:value-type="string">
            <text:p>018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MOV MEM,A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316" table:formula="of:=DEC2HEX([.S134];4)" office:value-type="string" office:string-value="0082" calcext:value-type="string">
            <text:p>0082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</text:p>
          </table:table-cell>
          <table:table-cell/>
          <table:table-cell office:value-type="string" calcext:value-type="string">
            <text:p>01000001</text:p>
          </table:table-cell>
          <table:table-cell table:number-columns-repeated="3"/>
          <table:table-cell office:value-type="float" office:value="389" calcext:value-type="float">
            <text:p>389</text:p>
          </table:table-cell>
          <table:table-cell table:style-name="ce316" table:formula="of:=DEC2HEX([.G135];4)" office:value-type="string" office:string-value="0185" calcext:value-type="string">
            <text:p>018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OV MRlow,A</text:p>
          </table:table-cell>
          <table:table-cell table:number-columns-repeated="8"/>
          <table:table-cell office:value-type="float" office:value="131" calcext:value-type="float">
            <text:p>131</text:p>
          </table:table-cell>
          <table:table-cell table:style-name="ce316" table:formula="of:=DEC2HEX([.S135];4)" office:value-type="string" office:string-value="0083" calcext:value-type="string">
            <text:p>0083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01000010</text:p>
          </table:table-cell>
          <table:table-cell table:number-columns-repeated="3"/>
          <table:table-cell office:value-type="float" office:value="390" calcext:value-type="float">
            <text:p>390</text:p>
          </table:table-cell>
          <table:table-cell table:style-name="ce316" table:formula="of:=DEC2HEX([.G136];4)" office:value-type="string" office:string-value="0186" calcext:value-type="string">
            <text:p>0186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MOV MRhigh,A</text:p>
          </table:table-cell>
          <table:table-cell table:number-columns-repeated="8"/>
          <table:table-cell office:value-type="float" office:value="132" calcext:value-type="float">
            <text:p>132</text:p>
          </table:table-cell>
          <table:table-cell table:style-name="ce316" table:formula="of:=DEC2HEX([.S136];4)" office:value-type="string" office:string-value="0084" calcext:value-type="string">
            <text:p>0084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01000100</text:p>
          </table:table-cell>
          <table:table-cell table:number-columns-repeated="3"/>
          <table:table-cell office:value-type="float" office:value="391" calcext:value-type="float">
            <text:p>391</text:p>
          </table:table-cell>
          <table:table-cell table:style-name="ce316" table:formula="of:=DEC2HEX([.G137];4)" office:value-type="string" office:string-value="0187" calcext:value-type="string">
            <text:p>018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MOV TRlow,A </text:p>
          </table:table-cell>
          <table:table-cell table:number-columns-repeated="8"/>
          <table:table-cell office:value-type="float" office:value="133" calcext:value-type="float">
            <text:p>133</text:p>
          </table:table-cell>
          <table:table-cell table:style-name="ce316" table:formula="of:=DEC2HEX([.S137];4)" office:value-type="string" office:string-value="0085" calcext:value-type="string">
            <text:p>0085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01010001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 table:style-name="ce316" table:formula="of:=DEC2HEX([.G138];4)" office:value-type="string" office:string-value="0188" calcext:value-type="string">
            <text:p>0188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MOV TRhigh,A </text:p>
          </table:table-cell>
          <table:table-cell table:number-columns-repeated="8"/>
          <table:table-cell office:value-type="float" office:value="134" calcext:value-type="float">
            <text:p>134</text:p>
          </table:table-cell>
          <table:table-cell table:style-name="ce316" table:formula="of:=DEC2HEX([.S138];4)" office:value-type="string" office:string-value="0086" calcext:value-type="string">
            <text:p>0086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</text:p>
          </table:table-cell>
          <table:table-cell/>
          <table:table-cell office:value-type="string" calcext:value-type="string">
            <text:p>01010010</text:p>
          </table:table-cell>
          <table:table-cell table:number-columns-repeated="3"/>
          <table:table-cell office:value-type="float" office:value="393" calcext:value-type="float">
            <text:p>393</text:p>
          </table:table-cell>
          <table:table-cell table:style-name="ce316" table:formula="of:=DEC2HEX([.G139];4)" office:value-type="string" office:string-value="0189" calcext:value-type="string">
            <text:p>0189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MOV OUT,A</text:p>
          </table:table-cell>
          <table:table-cell table:number-columns-repeated="8"/>
          <table:table-cell office:value-type="float" office:value="135" calcext:value-type="float">
            <text:p>135</text:p>
          </table:table-cell>
          <table:table-cell table:style-name="ce316" table:formula="of:=DEC2HEX([.S139];4)" office:value-type="string" office:string-value="0087" calcext:value-type="string">
            <text:p>0087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</text:p>
          </table:table-cell>
          <table:table-cell/>
          <table:table-cell office:value-type="string" calcext:value-type="string">
            <text:p>01010100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 table:style-name="ce316" table:formula="of:=DEC2HEX([.G140];4)" office:value-type="string" office:string-value="018A" calcext:value-type="string">
            <text:p>018A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MOV A,B</text:p>
          </table:table-cell>
          <table:table-cell table:number-columns-repeated="4"/>
          <table:table-cell table:style-name="ce116" office:value-type="string" calcext:value-type="string">
            <text:p>62</text:p>
          </table:table-cell>
          <table:table-cell table:style-name="ce116" office:value-type="string" calcext:value-type="string">
            <text:p>MOV IPC,MR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style-name="ce316" table:formula="of:=DEC2HEX([.S140];4)" office:value-type="string" office:string-value="0088" calcext:value-type="string">
            <text:p>0088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01100000</text:p>
          </table:table-cell>
          <table:table-cell table:number-columns-repeated="3"/>
          <table:table-cell office:value-type="float" office:value="395" calcext:value-type="float">
            <text:p>395</text:p>
          </table:table-cell>
          <table:table-cell table:style-name="ce316" table:formula="of:=DEC2HEX([.G141];4)" office:value-type="string" office:string-value="018B" calcext:value-type="string">
            <text:p>018B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OV MEM,B</text:p>
          </table:table-cell>
          <table:table-cell table:number-columns-repeated="4"/>
          <table:table-cell table:style-name="ce116" office:value-type="string" calcext:value-type="string">
            <text:p>64</text:p>
          </table:table-cell>
          <table:table-cell table:style-name="ce116" office:value-type="string" calcext:value-type="string">
            <text:p>MOV IPC,TR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style-name="ce316" table:formula="of:=DEC2HEX([.S141];4)" office:value-type="string" office:string-value="0089" calcext:value-type="string">
            <text:p>0089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01100000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 table:style-name="ce316" table:formula="of:=DEC2HEX([.G142];4)" office:value-type="string" office:string-value="018C" calcext:value-type="string">
            <text:p>018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MOV MRlow,B</text:p>
          </table:table-cell>
          <table:table-cell table:number-columns-repeated="4"/>
          <table:table-cell table:style-name="ce116" office:value-type="string" calcext:value-type="string">
            <text:p>C2</text:p>
          </table:table-cell>
          <table:table-cell table:style-name="ce116" office:value-type="string" calcext:value-type="string">
            <text:p>MOV IPClow,A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style-name="ce316" table:formula="of:=DEC2HEX([.S142];4)" office:value-type="string" office:string-value="008A" calcext:value-type="string">
            <text:p>008A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</text:p>
          </table:table-cell>
          <table:table-cell/>
          <table:table-cell office:value-type="string" calcext:value-type="string">
            <text:p>01100001</text:p>
          </table:table-cell>
          <table:table-cell table:number-columns-repeated="3"/>
          <table:table-cell office:value-type="float" office:value="397" calcext:value-type="float">
            <text:p>397</text:p>
          </table:table-cell>
          <table:table-cell table:style-name="ce316" table:formula="of:=DEC2HEX([.G143];4)" office:value-type="string" office:string-value="018D" calcext:value-type="string">
            <text:p>018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MOV MRhigh,B</text:p>
          </table:table-cell>
          <table:table-cell table:number-columns-repeated="4"/>
          <table:table-cell table:style-name="ce116" office:value-type="string" calcext:value-type="string">
            <text:p>C3</text:p>
          </table:table-cell>
          <table:table-cell table:style-name="ce116" office:value-type="string" calcext:value-type="string">
            <text:p>MOV IPChigh,A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style-name="ce316" table:formula="of:=DEC2HEX([.S143];4)" office:value-type="string" office:string-value="008B" calcext:value-type="string">
            <text:p>008B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</text:p>
          </table:table-cell>
          <table:table-cell/>
          <table:table-cell office:value-type="string" calcext:value-type="string">
            <text:p>01100001</text:p>
          </table:table-cell>
          <table:table-cell table:number-columns-repeated="3"/>
          <table:table-cell office:value-type="float" office:value="398" calcext:value-type="float">
            <text:p>398</text:p>
          </table:table-cell>
          <table:table-cell table:style-name="ce316" table:formula="of:=DEC2HEX([.G144];4)" office:value-type="string" office:string-value="018E" calcext:value-type="string">
            <text:p>018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MOV TRlow,B</text:p>
          </table:table-cell>
          <table:table-cell table:number-columns-repeated="4"/>
          <table:table-cell table:style-name="ce116" office:value-type="string" calcext:value-type="string">
            <text:p>CB</text:p>
          </table:table-cell>
          <table:table-cell table:style-name="ce116" office:value-type="string" calcext:value-type="string">
            <text:p>MOV IPClow,B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316" table:formula="of:=DEC2HEX([.S144];4)" office:value-type="string" office:string-value="008C" calcext:value-type="string">
            <text:p>008C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</text:p>
          </table:table-cell>
          <table:table-cell/>
          <table:table-cell office:value-type="string" calcext:value-type="string">
            <text:p>01100010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 table:style-name="ce316" table:formula="of:=DEC2HEX([.G145];4)" office:value-type="string" office:string-value="018F" calcext:value-type="string">
            <text:p>018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MOV TRhigh,B</text:p>
          </table:table-cell>
          <table:table-cell table:number-columns-repeated="4"/>
          <table:table-cell table:style-name="ce116" office:value-type="string" calcext:value-type="string">
            <text:p>CC</text:p>
          </table:table-cell>
          <table:table-cell table:style-name="ce116" office:value-type="string" calcext:value-type="string">
            <text:p>MOV IPChigh,B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style-name="ce316" table:formula="of:=DEC2HEX([.S145];4)" office:value-type="string" office:string-value="008D" calcext:value-type="string">
            <text:p>008D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</text:p>
          </table:table-cell>
          <table:table-cell/>
          <table:table-cell office:value-type="string" calcext:value-type="string">
            <text:p>01100010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style-name="ce316" table:formula="of:=DEC2HEX([.G146];4)" office:value-type="string" office:string-value="0190" calcext:value-type="string">
            <text:p>019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OV OUT,B</text:p>
          </table:table-cell>
          <table:table-cell table:number-columns-repeated="4"/>
          <table:table-cell table:style-name="ce116" office:value-type="string" calcext:value-type="string">
            <text:p>D4</text:p>
          </table:table-cell>
          <table:table-cell table:style-name="ce116" office:value-type="string" calcext:value-type="string">
            <text:p>MOV IPClow,MEM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style-name="ce316" table:formula="of:=DEC2HEX([.S146];4)" office:value-type="string" office:string-value="008E" calcext:value-type="string">
            <text:p>008E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</text:p>
          </table:table-cell>
          <table:table-cell/>
          <table:table-cell office:value-type="string" calcext:value-type="string">
            <text:p>01100011</text:p>
          </table:table-cell>
          <table:table-cell table:number-columns-repeated="3"/>
          <table:table-cell office:value-type="float" office:value="401" calcext:value-type="float">
            <text:p>401</text:p>
          </table:table-cell>
          <table:table-cell table:style-name="ce316" table:formula="of:=DEC2HEX([.G147];4)" office:value-type="string" office:string-value="0191" calcext:value-type="string">
            <text:p>019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MOV A,MEM</text:p>
          </table:table-cell>
          <table:table-cell table:number-columns-repeated="4"/>
          <table:table-cell table:style-name="ce116" office:value-type="string" calcext:value-type="string">
            <text:p>D5</text:p>
          </table:table-cell>
          <table:table-cell table:style-name="ce116" office:value-type="string" calcext:value-type="string">
            <text:p>MOV IPChigh,MEM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style-name="ce316" table:formula="of:=DEC2HEX([.S147];4)" office:value-type="string" office:string-value="008F" calcext:value-type="string">
            <text:p>008F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</text:p>
          </table:table-cell>
          <table:table-cell/>
          <table:table-cell office:value-type="string" calcext:value-type="string">
            <text:p>01100011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table:style-name="ce316" table:formula="of:=DEC2HEX([.G148];4)" office:value-type="string" office:string-value="0192" calcext:value-type="string">
            <text:p>019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OV B,MEM</text:p>
          </table:table-cell>
          <table:table-cell table:number-columns-repeated="4"/>
          <table:table-cell table:style-name="ce116" office:value-type="string" calcext:value-type="string">
            <text:p>F0</text:p>
          </table:table-cell>
          <table:table-cell table:style-name="ce116" office:value-type="string" calcext:value-type="string">
            <text:p>MOV IPClow,ALU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style-name="ce316" table:formula="of:=DEC2HEX([.S148];4)" office:value-type="string" office:string-value="0090" calcext:value-type="string">
            <text:p>0090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</text:p>
          </table:table-cell>
          <table:table-cell/>
          <table:table-cell office:value-type="string" calcext:value-type="string">
            <text:p>01100100</text:p>
          </table:table-cell>
          <table:table-cell table:number-columns-repeated="3"/>
          <table:table-cell office:value-type="float" office:value="403" calcext:value-type="float">
            <text:p>403</text:p>
          </table:table-cell>
          <table:table-cell table:style-name="ce316" table:formula="of:=DEC2HEX([.G149];4)" office:value-type="string" office:string-value="0193" calcext:value-type="string">
            <text:p>019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OV MRlow,MEM</text:p>
          </table:table-cell>
          <table:table-cell table:number-columns-repeated="4"/>
          <table:table-cell table:style-name="ce116" office:value-type="string" calcext:value-type="string">
            <text:p>F1</text:p>
          </table:table-cell>
          <table:table-cell table:style-name="ce116" office:value-type="string" calcext:value-type="string">
            <text:p>MOV IPChigh,ALU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style-name="ce316" table:formula="of:=DEC2HEX([.S149];4)" office:value-type="string" office:string-value="0091" calcext:value-type="string">
            <text:p>0091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</text:p>
          </table:table-cell>
          <table:table-cell/>
          <table:table-cell office:value-type="string" calcext:value-type="string">
            <text:p>01100100</text:p>
          </table:table-cell>
          <table:table-cell table:number-columns-repeated="3"/>
          <table:table-cell office:value-type="float" office:value="404" calcext:value-type="float">
            <text:p>404</text:p>
          </table:table-cell>
          <table:table-cell table:style-name="ce316" table:formula="of:=DEC2HEX([.G150];4)" office:value-type="string" office:string-value="0194" calcext:value-type="string">
            <text:p>0194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OV MRhigh,MEM</text:p>
          </table:table-cell>
          <table:table-cell table:number-columns-repeated="8"/>
          <table:table-cell office:value-type="float" office:value="146" calcext:value-type="float">
            <text:p>146</text:p>
          </table:table-cell>
          <table:table-cell table:style-name="ce316" table:formula="of:=DEC2HEX([.S150];4)" office:value-type="string" office:string-value="0092" calcext:value-type="string">
            <text:p>0092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</text:p>
          </table:table-cell>
          <table:table-cell/>
          <table:table-cell office:value-type="string" calcext:value-type="string">
            <text:p>01100101</text:p>
          </table:table-cell>
          <table:table-cell table:number-columns-repeated="3"/>
          <table:table-cell office:value-type="float" office:value="405" calcext:value-type="float">
            <text:p>405</text:p>
          </table:table-cell>
          <table:table-cell table:style-name="ce316" table:formula="of:=DEC2HEX([.G151];4)" office:value-type="string" office:string-value="0195" calcext:value-type="string">
            <text:p>0195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MOV TRlow,MEM</text:p>
          </table:table-cell>
          <table:table-cell table:number-columns-repeated="8"/>
          <table:table-cell office:value-type="float" office:value="147" calcext:value-type="float">
            <text:p>147</text:p>
          </table:table-cell>
          <table:table-cell table:style-name="ce316" table:formula="of:=DEC2HEX([.S151];4)" office:value-type="string" office:string-value="0093" calcext:value-type="string">
            <text:p>0093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</text:p>
          </table:table-cell>
          <table:table-cell/>
          <table:table-cell office:value-type="string" calcext:value-type="string">
            <text:p>01100101</text:p>
          </table:table-cell>
          <table:table-cell table:number-columns-repeated="3"/>
          <table:table-cell office:value-type="float" office:value="406" calcext:value-type="float">
            <text:p>406</text:p>
          </table:table-cell>
          <table:table-cell table:style-name="ce316" table:formula="of:=DEC2HEX([.G152];4)" office:value-type="string" office:string-value="0196" calcext:value-type="string">
            <text:p>0196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OV TRhigh,MEM</text:p>
          </table:table-cell>
          <table:table-cell table:number-columns-repeated="8"/>
          <table:table-cell office:value-type="float" office:value="148" calcext:value-type="float">
            <text:p>148</text:p>
          </table:table-cell>
          <table:table-cell table:style-name="ce316" table:formula="of:=DEC2HEX([.S152];4)" office:value-type="string" office:string-value="0094" calcext:value-type="string">
            <text:p>0094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07" calcext:value-type="float">
            <text:p>407</text:p>
          </table:table-cell>
          <table:table-cell table:style-name="ce316" table:formula="of:=DEC2HEX([.G153];4)" office:value-type="string" office:string-value="0197" calcext:value-type="string">
            <text:p>019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MOV OUT,MEM</text:p>
          </table:table-cell>
          <table:table-cell table:number-columns-repeated="8"/>
          <table:table-cell office:value-type="float" office:value="149" calcext:value-type="float">
            <text:p>149</text:p>
          </table:table-cell>
          <table:table-cell table:style-name="ce316" table:formula="of:=DEC2HEX([.S153];4)" office:value-type="string" office:string-value="0095" calcext:value-type="string">
            <text:p>0095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08" calcext:value-type="float">
            <text:p>408</text:p>
          </table:table-cell>
          <table:table-cell table:style-name="ce316" table:formula="of:=DEC2HEX([.G154];4)" office:value-type="string" office:string-value="0198" calcext:value-type="string">
            <text:p>019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MOV A,IPClow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316" table:formula="of:=DEC2HEX([.S154];4)" office:value-type="string" office:string-value="0096" calcext:value-type="string">
            <text:p>0096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09" calcext:value-type="float">
            <text:p>409</text:p>
          </table:table-cell>
          <table:table-cell table:style-name="ce316" table:formula="of:=DEC2HEX([.G155];4)" office:value-type="string" office:string-value="0199" calcext:value-type="string">
            <text:p>0199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MOV A,IPChigh</text:p>
          </table:table-cell>
          <table:table-cell table:number-columns-repeated="8"/>
          <table:table-cell office:value-type="float" office:value="151" calcext:value-type="float">
            <text:p>151</text:p>
          </table:table-cell>
          <table:table-cell table:style-name="ce316" table:formula="of:=DEC2HEX([.S155];4)" office:value-type="string" office:string-value="0097" calcext:value-type="string">
            <text:p>0097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10" calcext:value-type="float">
            <text:p>410</text:p>
          </table:table-cell>
          <table:table-cell table:style-name="ce316" table:formula="of:=DEC2HEX([.G156];4)" office:value-type="string" office:string-value="019A" calcext:value-type="string">
            <text:p>019A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MOV B,IPClow</text:p>
          </table:table-cell>
          <table:table-cell table:number-columns-repeated="8"/>
          <table:table-cell office:value-type="float" office:value="152" calcext:value-type="float">
            <text:p>152</text:p>
          </table:table-cell>
          <table:table-cell table:style-name="ce316" table:formula="of:=DEC2HEX([.S156];4)" office:value-type="string" office:string-value="0098" calcext:value-type="string">
            <text:p>0098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11" calcext:value-type="float">
            <text:p>411</text:p>
          </table:table-cell>
          <table:table-cell table:style-name="ce316" table:formula="of:=DEC2HEX([.G157];4)" office:value-type="string" office:string-value="019B" calcext:value-type="string">
            <text:p>019B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V B,IPChigh</text:p>
          </table:table-cell>
          <table:table-cell table:number-columns-repeated="8"/>
          <table:table-cell office:value-type="float" office:value="153" calcext:value-type="float">
            <text:p>153</text:p>
          </table:table-cell>
          <table:table-cell table:style-name="ce316" table:formula="of:=DEC2HEX([.S157];4)" office:value-type="string" office:string-value="0099" calcext:value-type="string">
            <text:p>0099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12" calcext:value-type="float">
            <text:p>412</text:p>
          </table:table-cell>
          <table:table-cell table:style-name="ce316" table:formula="of:=DEC2HEX([.G158];4)" office:value-type="string" office:string-value="019C" calcext:value-type="string">
            <text:p>019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OV MEM,IPClow</text:p>
          </table:table-cell>
          <table:table-cell table:number-columns-repeated="8"/>
          <table:table-cell office:value-type="float" office:value="154" calcext:value-type="float">
            <text:p>154</text:p>
          </table:table-cell>
          <table:table-cell table:style-name="ce316" table:formula="of:=DEC2HEX([.S158];4)" office:value-type="string" office:string-value="009A" calcext:value-type="string">
            <text:p>009A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13" calcext:value-type="float">
            <text:p>413</text:p>
          </table:table-cell>
          <table:table-cell table:style-name="ce316" table:formula="of:=DEC2HEX([.G159];4)" office:value-type="string" office:string-value="019D" calcext:value-type="string">
            <text:p>019D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MOV MEM,IPChigh</text:p>
          </table:table-cell>
          <table:table-cell table:number-columns-repeated="8"/>
          <table:table-cell office:value-type="float" office:value="155" calcext:value-type="float">
            <text:p>155</text:p>
          </table:table-cell>
          <table:table-cell table:style-name="ce316" table:formula="of:=DEC2HEX([.S159];4)" office:value-type="string" office:string-value="009B" calcext:value-type="string">
            <text:p>009B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14" calcext:value-type="float">
            <text:p>414</text:p>
          </table:table-cell>
          <table:table-cell table:style-name="ce316" table:formula="of:=DEC2HEX([.G160];4)" office:value-type="string" office:string-value="019E" calcext:value-type="string">
            <text:p>019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MOV A,MRlow</text:p>
          </table:table-cell>
          <table:table-cell table:number-columns-repeated="8"/>
          <table:table-cell office:value-type="float" office:value="156" calcext:value-type="float">
            <text:p>156</text:p>
          </table:table-cell>
          <table:table-cell table:style-name="ce316" table:formula="of:=DEC2HEX([.S160];4)" office:value-type="string" office:string-value="009C" calcext:value-type="string">
            <text:p>009C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15" calcext:value-type="float">
            <text:p>415</text:p>
          </table:table-cell>
          <table:table-cell table:style-name="ce316" table:formula="of:=DEC2HEX([.G161];4)" office:value-type="string" office:string-value="019F" calcext:value-type="string">
            <text:p>019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OV A,MRhigh</text:p>
          </table:table-cell>
          <table:table-cell table:number-columns-repeated="8"/>
          <table:table-cell office:value-type="float" office:value="157" calcext:value-type="float">
            <text:p>157</text:p>
          </table:table-cell>
          <table:table-cell table:style-name="ce316" table:formula="of:=DEC2HEX([.S161];4)" office:value-type="string" office:string-value="009D" calcext:value-type="string">
            <text:p>009D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16" calcext:value-type="float">
            <text:p>416</text:p>
          </table:table-cell>
          <table:table-cell table:style-name="ce316" table:formula="of:=DEC2HEX([.G162];4)" office:value-type="string" office:string-value="01A0" calcext:value-type="string">
            <text:p>01A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MOV B,MRlow</text:p>
          </table:table-cell>
          <table:table-cell table:number-columns-repeated="8"/>
          <table:table-cell office:value-type="float" office:value="158" calcext:value-type="float">
            <text:p>158</text:p>
          </table:table-cell>
          <table:table-cell table:style-name="ce316" table:formula="of:=DEC2HEX([.S162];4)" office:value-type="string" office:string-value="009E" calcext:value-type="string">
            <text:p>009E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17" calcext:value-type="float">
            <text:p>417</text:p>
          </table:table-cell>
          <table:table-cell table:style-name="ce316" table:formula="of:=DEC2HEX([.G163];4)" office:value-type="string" office:string-value="01A1" calcext:value-type="string">
            <text:p>01A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MOV B,MRhigh</text:p>
          </table:table-cell>
          <table:table-cell table:number-columns-repeated="8"/>
          <table:table-cell office:value-type="float" office:value="159" calcext:value-type="float">
            <text:p>159</text:p>
          </table:table-cell>
          <table:table-cell table:style-name="ce316" table:formula="of:=DEC2HEX([.S163];4)" office:value-type="string" office:string-value="009F" calcext:value-type="string">
            <text:p>009F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18" calcext:value-type="float">
            <text:p>418</text:p>
          </table:table-cell>
          <table:table-cell table:style-name="ce316" table:formula="of:=DEC2HEX([.G164];4)" office:value-type="string" office:string-value="01A2" calcext:value-type="string">
            <text:p>01A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MOV MEM,MRlow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316" table:formula="of:=DEC2HEX([.S164];4)" office:value-type="string" office:string-value="00A0" calcext:value-type="string">
            <text:p>00A0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19" calcext:value-type="float">
            <text:p>419</text:p>
          </table:table-cell>
          <table:table-cell table:style-name="ce316" table:formula="of:=DEC2HEX([.G165];4)" office:value-type="string" office:string-value="01A3" calcext:value-type="string">
            <text:p>01A3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MOV MEM,MRhigh</text:p>
          </table:table-cell>
          <table:table-cell table:number-columns-repeated="8"/>
          <table:table-cell office:value-type="float" office:value="161" calcext:value-type="float">
            <text:p>161</text:p>
          </table:table-cell>
          <table:table-cell table:style-name="ce316" table:formula="of:=DEC2HEX([.S165];4)" office:value-type="string" office:string-value="00A1" calcext:value-type="string">
            <text:p>00A1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20" calcext:value-type="float">
            <text:p>420</text:p>
          </table:table-cell>
          <table:table-cell table:style-name="ce316" table:formula="of:=DEC2HEX([.G166];4)" office:value-type="string" office:string-value="01A4" calcext:value-type="string">
            <text:p>01A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MOV A,TRlow</text:p>
          </table:table-cell>
          <table:table-cell table:number-columns-repeated="8"/>
          <table:table-cell office:value-type="float" office:value="162" calcext:value-type="float">
            <text:p>162</text:p>
          </table:table-cell>
          <table:table-cell table:style-name="ce316" table:formula="of:=DEC2HEX([.S166];4)" office:value-type="string" office:string-value="00A2" calcext:value-type="string">
            <text:p>00A2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21" calcext:value-type="float">
            <text:p>421</text:p>
          </table:table-cell>
          <table:table-cell table:style-name="ce316" table:formula="of:=DEC2HEX([.G167];4)" office:value-type="string" office:string-value="01A5" calcext:value-type="string">
            <text:p>01A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MOV A,TRhigh</text:p>
          </table:table-cell>
          <table:table-cell table:number-columns-repeated="8"/>
          <table:table-cell office:value-type="float" office:value="163" calcext:value-type="float">
            <text:p>163</text:p>
          </table:table-cell>
          <table:table-cell table:style-name="ce316" table:formula="of:=DEC2HEX([.S167];4)" office:value-type="string" office:string-value="00A3" calcext:value-type="string">
            <text:p>00A3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22" calcext:value-type="float">
            <text:p>422</text:p>
          </table:table-cell>
          <table:table-cell table:style-name="ce316" table:formula="of:=DEC2HEX([.G168];4)" office:value-type="string" office:string-value="01A6" calcext:value-type="string">
            <text:p>01A6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MOV B,TRlow</text:p>
          </table:table-cell>
          <table:table-cell table:number-columns-repeated="8"/>
          <table:table-cell office:value-type="float" office:value="164" calcext:value-type="float">
            <text:p>164</text:p>
          </table:table-cell>
          <table:table-cell table:style-name="ce316" table:formula="of:=DEC2HEX([.S168];4)" office:value-type="string" office:string-value="00A4" calcext:value-type="string">
            <text:p>00A4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23" calcext:value-type="float">
            <text:p>423</text:p>
          </table:table-cell>
          <table:table-cell table:style-name="ce316" table:formula="of:=DEC2HEX([.G169];4)" office:value-type="string" office:string-value="01A7" calcext:value-type="string">
            <text:p>01A7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MOV B,TRhigh</text:p>
          </table:table-cell>
          <table:table-cell table:number-columns-repeated="8"/>
          <table:table-cell office:value-type="float" office:value="165" calcext:value-type="float">
            <text:p>165</text:p>
          </table:table-cell>
          <table:table-cell table:style-name="ce316" table:formula="of:=DEC2HEX([.S169];4)" office:value-type="string" office:string-value="00A5" calcext:value-type="string">
            <text:p>00A5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24" calcext:value-type="float">
            <text:p>424</text:p>
          </table:table-cell>
          <table:table-cell table:style-name="ce316" table:formula="of:=DEC2HEX([.G170];4)" office:value-type="string" office:string-value="01A8" calcext:value-type="string">
            <text:p>01A8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MOV MEM,TRlow</text:p>
          </table:table-cell>
          <table:table-cell table:number-columns-repeated="8"/>
          <table:table-cell office:value-type="float" office:value="166" calcext:value-type="float">
            <text:p>166</text:p>
          </table:table-cell>
          <table:table-cell table:style-name="ce316" table:formula="of:=DEC2HEX([.S170];4)" office:value-type="string" office:string-value="00A6" calcext:value-type="string">
            <text:p>00A6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25" calcext:value-type="float">
            <text:p>425</text:p>
          </table:table-cell>
          <table:table-cell table:style-name="ce316" table:formula="of:=DEC2HEX([.G171];4)" office:value-type="string" office:string-value="01A9" calcext:value-type="string">
            <text:p>01A9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OV MEM,TRhigh</text:p>
          </table:table-cell>
          <table:table-cell table:number-columns-repeated="8"/>
          <table:table-cell office:value-type="float" office:value="167" calcext:value-type="float">
            <text:p>167</text:p>
          </table:table-cell>
          <table:table-cell table:style-name="ce316" table:formula="of:=DEC2HEX([.S171];4)" office:value-type="string" office:string-value="00A7" calcext:value-type="string">
            <text:p>00A7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26" calcext:value-type="float">
            <text:p>426</text:p>
          </table:table-cell>
          <table:table-cell table:style-name="ce316" table:formula="of:=DEC2HEX([.G172];4)" office:value-type="string" office:string-value="01AA" calcext:value-type="string">
            <text:p>01AA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MOV A,ALU</text:p>
          </table:table-cell>
          <table:table-cell table:number-columns-repeated="8"/>
          <table:table-cell office:value-type="float" office:value="168" calcext:value-type="float">
            <text:p>168</text:p>
          </table:table-cell>
          <table:table-cell table:style-name="ce316" table:formula="of:=DEC2HEX([.S172];4)" office:value-type="string" office:string-value="00A8" calcext:value-type="string">
            <text:p>00A8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27" calcext:value-type="float">
            <text:p>427</text:p>
          </table:table-cell>
          <table:table-cell table:style-name="ce316" table:formula="of:=DEC2HEX([.G173];4)" office:value-type="string" office:string-value="01AB" calcext:value-type="string">
            <text:p>01A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MOV B,ALU</text:p>
          </table:table-cell>
          <table:table-cell table:number-columns-repeated="8"/>
          <table:table-cell office:value-type="float" office:value="169" calcext:value-type="float">
            <text:p>169</text:p>
          </table:table-cell>
          <table:table-cell table:style-name="ce316" table:formula="of:=DEC2HEX([.S173];4)" office:value-type="string" office:string-value="00A9" calcext:value-type="string">
            <text:p>00A9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28" calcext:value-type="float">
            <text:p>428</text:p>
          </table:table-cell>
          <table:table-cell table:style-name="ce316" table:formula="of:=DEC2HEX([.G174];4)" office:value-type="string" office:string-value="01AC" calcext:value-type="string">
            <text:p>01AC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MOV MEM,ALU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316" table:formula="of:=DEC2HEX([.S174];4)" office:value-type="string" office:string-value="00AA" calcext:value-type="string">
            <text:p>00AA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29" calcext:value-type="float">
            <text:p>429</text:p>
          </table:table-cell>
          <table:table-cell table:style-name="ce316" table:formula="of:=DEC2HEX([.G175];4)" office:value-type="string" office:string-value="01AD" calcext:value-type="string">
            <text:p>01AD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MOV MRlow,ALU</text:p>
          </table:table-cell>
          <table:table-cell table:number-columns-repeated="8"/>
          <table:table-cell office:value-type="float" office:value="171" calcext:value-type="float">
            <text:p>171</text:p>
          </table:table-cell>
          <table:table-cell table:style-name="ce316" table:formula="of:=DEC2HEX([.S175];4)" office:value-type="string" office:string-value="00AB" calcext:value-type="string">
            <text:p>00AB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30" calcext:value-type="float">
            <text:p>430</text:p>
          </table:table-cell>
          <table:table-cell table:style-name="ce316" table:formula="of:=DEC2HEX([.G176];4)" office:value-type="string" office:string-value="01AE" calcext:value-type="string">
            <text:p>01AE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MOV MRhigh,ALU</text:p>
          </table:table-cell>
          <table:table-cell table:number-columns-repeated="8"/>
          <table:table-cell office:value-type="float" office:value="172" calcext:value-type="float">
            <text:p>172</text:p>
          </table:table-cell>
          <table:table-cell table:style-name="ce316" table:formula="of:=DEC2HEX([.S176];4)" office:value-type="string" office:string-value="00AC" calcext:value-type="string">
            <text:p>00AC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31" calcext:value-type="float">
            <text:p>431</text:p>
          </table:table-cell>
          <table:table-cell table:style-name="ce316" table:formula="of:=DEC2HEX([.G177];4)" office:value-type="string" office:string-value="01AF" calcext:value-type="string">
            <text:p>01AF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MOV TRlow,ALU</text:p>
          </table:table-cell>
          <table:table-cell table:number-columns-repeated="8"/>
          <table:table-cell office:value-type="float" office:value="173" calcext:value-type="float">
            <text:p>173</text:p>
          </table:table-cell>
          <table:table-cell table:style-name="ce316" table:formula="of:=DEC2HEX([.S177];4)" office:value-type="string" office:string-value="00AD" calcext:value-type="string">
            <text:p>00AD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32" calcext:value-type="float">
            <text:p>432</text:p>
          </table:table-cell>
          <table:table-cell table:style-name="ce316" table:formula="of:=DEC2HEX([.G178];4)" office:value-type="string" office:string-value="01B0" calcext:value-type="string">
            <text:p>01B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MOV TRhigh,ALU</text:p>
          </table:table-cell>
          <table:table-cell table:number-columns-repeated="8"/>
          <table:table-cell office:value-type="float" office:value="174" calcext:value-type="float">
            <text:p>174</text:p>
          </table:table-cell>
          <table:table-cell table:style-name="ce316" table:formula="of:=DEC2HEX([.S178];4)" office:value-type="string" office:string-value="00AE" calcext:value-type="string">
            <text:p>00AE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33" calcext:value-type="float">
            <text:p>433</text:p>
          </table:table-cell>
          <table:table-cell table:style-name="ce316" table:formula="of:=DEC2HEX([.G179];4)" office:value-type="string" office:string-value="01B1" calcext:value-type="string">
            <text:p>01B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OV OUT,ALU</text:p>
          </table:table-cell>
          <table:table-cell table:number-columns-repeated="8"/>
          <table:table-cell office:value-type="float" office:value="175" calcext:value-type="float">
            <text:p>175</text:p>
          </table:table-cell>
          <table:table-cell table:style-name="ce316" table:formula="of:=DEC2HEX([.S179];4)" office:value-type="string" office:string-value="00AF" calcext:value-type="string">
            <text:p>00AF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34" calcext:value-type="float">
            <text:p>434</text:p>
          </table:table-cell>
          <table:table-cell table:style-name="ce316" table:formula="of:=DEC2HEX([.G180];4)" office:value-type="string" office:string-value="01B2" calcext:value-type="string">
            <text:p>01B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176" calcext:value-type="float">
            <text:p>176</text:p>
          </table:table-cell>
          <table:table-cell table:style-name="ce316" table:formula="of:=DEC2HEX([.S180];4)" office:value-type="string" office:string-value="00B0" calcext:value-type="string">
            <text:p>00B0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35" calcext:value-type="float">
            <text:p>435</text:p>
          </table:table-cell>
          <table:table-cell table:style-name="ce316" table:formula="of:=DEC2HEX([.G181];4)" office:value-type="string" office:string-value="01B3" calcext:value-type="string">
            <text:p>01B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177" calcext:value-type="float">
            <text:p>177</text:p>
          </table:table-cell>
          <table:table-cell table:style-name="ce316" table:formula="of:=DEC2HEX([.S181];4)" office:value-type="string" office:string-value="00B1" calcext:value-type="string">
            <text:p>00B1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36" calcext:value-type="float">
            <text:p>436</text:p>
          </table:table-cell>
          <table:table-cell table:style-name="ce316" table:formula="of:=DEC2HEX([.G182];4)" office:value-type="string" office:string-value="01B4" calcext:value-type="string">
            <text:p>01B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178" calcext:value-type="float">
            <text:p>178</text:p>
          </table:table-cell>
          <table:table-cell table:style-name="ce316" table:formula="of:=DEC2HEX([.S182];4)" office:value-type="string" office:string-value="00B2" calcext:value-type="string">
            <text:p>00B2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37" calcext:value-type="float">
            <text:p>437</text:p>
          </table:table-cell>
          <table:table-cell table:style-name="ce316" table:formula="of:=DEC2HEX([.G183];4)" office:value-type="string" office:string-value="01B5" calcext:value-type="string">
            <text:p>01B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179" calcext:value-type="float">
            <text:p>179</text:p>
          </table:table-cell>
          <table:table-cell table:style-name="ce316" table:formula="of:=DEC2HEX([.S183];4)" office:value-type="string" office:string-value="00B3" calcext:value-type="string">
            <text:p>00B3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38" calcext:value-type="float">
            <text:p>438</text:p>
          </table:table-cell>
          <table:table-cell table:style-name="ce316" table:formula="of:=DEC2HEX([.G184];4)" office:value-type="string" office:string-value="01B6" calcext:value-type="string">
            <text:p>01B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316" table:formula="of:=DEC2HEX([.S184];4)" office:value-type="string" office:string-value="00B4" calcext:value-type="string">
            <text:p>00B4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39" calcext:value-type="float">
            <text:p>439</text:p>
          </table:table-cell>
          <table:table-cell table:style-name="ce316" table:formula="of:=DEC2HEX([.G185];4)" office:value-type="string" office:string-value="01B7" calcext:value-type="string">
            <text:p>01B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181" calcext:value-type="float">
            <text:p>181</text:p>
          </table:table-cell>
          <table:table-cell table:style-name="ce316" table:formula="of:=DEC2HEX([.S185];4)" office:value-type="string" office:string-value="00B5" calcext:value-type="string">
            <text:p>00B5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40" calcext:value-type="float">
            <text:p>440</text:p>
          </table:table-cell>
          <table:table-cell table:style-name="ce316" table:formula="of:=DEC2HEX([.G186];4)" office:value-type="string" office:string-value="01B8" calcext:value-type="string">
            <text:p>01B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182" calcext:value-type="float">
            <text:p>182</text:p>
          </table:table-cell>
          <table:table-cell table:style-name="ce316" table:formula="of:=DEC2HEX([.S186];4)" office:value-type="string" office:string-value="00B6" calcext:value-type="string">
            <text:p>00B6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41" calcext:value-type="float">
            <text:p>441</text:p>
          </table:table-cell>
          <table:table-cell table:style-name="ce316" table:formula="of:=DEC2HEX([.G187];4)" office:value-type="string" office:string-value="01B9" calcext:value-type="string">
            <text:p>01B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183" calcext:value-type="float">
            <text:p>183</text:p>
          </table:table-cell>
          <table:table-cell table:style-name="ce316" table:formula="of:=DEC2HEX([.S187];4)" office:value-type="string" office:string-value="00B7" calcext:value-type="string">
            <text:p>00B7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42" calcext:value-type="float">
            <text:p>442</text:p>
          </table:table-cell>
          <table:table-cell table:style-name="ce316" table:formula="of:=DEC2HEX([.G188];4)" office:value-type="string" office:string-value="01BA" calcext:value-type="string">
            <text:p>01B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184" calcext:value-type="float">
            <text:p>184</text:p>
          </table:table-cell>
          <table:table-cell table:style-name="ce316" table:formula="of:=DEC2HEX([.S188];4)" office:value-type="string" office:string-value="00B8" calcext:value-type="string">
            <text:p>00B8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43" calcext:value-type="float">
            <text:p>443</text:p>
          </table:table-cell>
          <table:table-cell table:style-name="ce316" table:formula="of:=DEC2HEX([.G189];4)" office:value-type="string" office:string-value="01BB" calcext:value-type="string">
            <text:p>01B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185" calcext:value-type="float">
            <text:p>185</text:p>
          </table:table-cell>
          <table:table-cell table:style-name="ce316" table:formula="of:=DEC2HEX([.S189];4)" office:value-type="string" office:string-value="00B9" calcext:value-type="string">
            <text:p>00B9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44" calcext:value-type="float">
            <text:p>444</text:p>
          </table:table-cell>
          <table:table-cell table:style-name="ce316" table:formula="of:=DEC2HEX([.G190];4)" office:value-type="string" office:string-value="01BC" calcext:value-type="string">
            <text:p>01B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186" calcext:value-type="float">
            <text:p>186</text:p>
          </table:table-cell>
          <table:table-cell table:style-name="ce316" table:formula="of:=DEC2HEX([.S190];4)" office:value-type="string" office:string-value="00BA" calcext:value-type="string">
            <text:p>00BA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45" calcext:value-type="float">
            <text:p>445</text:p>
          </table:table-cell>
          <table:table-cell table:style-name="ce316" table:formula="of:=DEC2HEX([.G191];4)" office:value-type="string" office:string-value="01BD" calcext:value-type="string">
            <text:p>01B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187" calcext:value-type="float">
            <text:p>187</text:p>
          </table:table-cell>
          <table:table-cell table:style-name="ce316" table:formula="of:=DEC2HEX([.S191];4)" office:value-type="string" office:string-value="00BB" calcext:value-type="string">
            <text:p>00BB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46" calcext:value-type="float">
            <text:p>446</text:p>
          </table:table-cell>
          <table:table-cell table:style-name="ce316" table:formula="of:=DEC2HEX([.G192];4)" office:value-type="string" office:string-value="01BE" calcext:value-type="string">
            <text:p>01B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188" calcext:value-type="float">
            <text:p>188</text:p>
          </table:table-cell>
          <table:table-cell table:style-name="ce316" table:formula="of:=DEC2HEX([.S192];4)" office:value-type="string" office:string-value="00BC" calcext:value-type="string">
            <text:p>00BC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47" calcext:value-type="float">
            <text:p>447</text:p>
          </table:table-cell>
          <table:table-cell table:style-name="ce316" table:formula="of:=DEC2HEX([.G193];4)" office:value-type="string" office:string-value="01BF" calcext:value-type="string">
            <text:p>01B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189" calcext:value-type="float">
            <text:p>189</text:p>
          </table:table-cell>
          <table:table-cell table:style-name="ce316" table:formula="of:=DEC2HEX([.S193];4)" office:value-type="string" office:string-value="00BD" calcext:value-type="string">
            <text:p>00BD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48" calcext:value-type="float">
            <text:p>448</text:p>
          </table:table-cell>
          <table:table-cell table:style-name="ce316" table:formula="of:=DEC2HEX([.G194];4)" office:value-type="string" office:string-value="01C0" calcext:value-type="string">
            <text:p>01C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316" table:formula="of:=DEC2HEX([.S194];4)" office:value-type="string" office:string-value="00BE" calcext:value-type="string">
            <text:p>00BE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49" calcext:value-type="float">
            <text:p>449</text:p>
          </table:table-cell>
          <table:table-cell table:style-name="ce316" table:formula="of:=DEC2HEX([.G195];4)" office:value-type="string" office:string-value="01C1" calcext:value-type="string">
            <text:p>01C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191" calcext:value-type="float">
            <text:p>191</text:p>
          </table:table-cell>
          <table:table-cell table:style-name="ce316" table:formula="of:=DEC2HEX([.S195];4)" office:value-type="string" office:string-value="00BF" calcext:value-type="string">
            <text:p>00BF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50" calcext:value-type="float">
            <text:p>450</text:p>
          </table:table-cell>
          <table:table-cell table:style-name="ce316" table:formula="of:=DEC2HEX([.G196];4)" office:value-type="string" office:string-value="01C2" calcext:value-type="string">
            <text:p>01C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192" calcext:value-type="float">
            <text:p>192</text:p>
          </table:table-cell>
          <table:table-cell table:style-name="ce316" table:formula="of:=DEC2HEX([.S196];4)" office:value-type="string" office:string-value="00C0" calcext:value-type="string">
            <text:p>00C0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51" calcext:value-type="float">
            <text:p>451</text:p>
          </table:table-cell>
          <table:table-cell table:style-name="ce316" table:formula="of:=DEC2HEX([.G197];4)" office:value-type="string" office:string-value="01C3" calcext:value-type="string">
            <text:p>01C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193" calcext:value-type="float">
            <text:p>193</text:p>
          </table:table-cell>
          <table:table-cell table:style-name="ce316" table:formula="of:=DEC2HEX([.S197];4)" office:value-type="string" office:string-value="00C1" calcext:value-type="string">
            <text:p>00C1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52" calcext:value-type="float">
            <text:p>452</text:p>
          </table:table-cell>
          <table:table-cell table:style-name="ce316" table:formula="of:=DEC2HEX([.G198];4)" office:value-type="string" office:string-value="01C4" calcext:value-type="string">
            <text:p>01C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194" calcext:value-type="float">
            <text:p>194</text:p>
          </table:table-cell>
          <table:table-cell table:style-name="ce316" table:formula="of:=DEC2HEX([.S198];4)" office:value-type="string" office:string-value="00C2" calcext:value-type="string">
            <text:p>00C2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53" calcext:value-type="float">
            <text:p>453</text:p>
          </table:table-cell>
          <table:table-cell table:style-name="ce316" table:formula="of:=DEC2HEX([.G199];4)" office:value-type="string" office:string-value="01C5" calcext:value-type="string">
            <text:p>01C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195" calcext:value-type="float">
            <text:p>195</text:p>
          </table:table-cell>
          <table:table-cell table:style-name="ce316" table:formula="of:=DEC2HEX([.S199];4)" office:value-type="string" office:string-value="00C3" calcext:value-type="string">
            <text:p>00C3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54" calcext:value-type="float">
            <text:p>454</text:p>
          </table:table-cell>
          <table:table-cell table:style-name="ce316" table:formula="of:=DEC2HEX([.G200];4)" office:value-type="string" office:string-value="01C6" calcext:value-type="string">
            <text:p>01C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196" calcext:value-type="float">
            <text:p>196</text:p>
          </table:table-cell>
          <table:table-cell table:style-name="ce316" table:formula="of:=DEC2HEX([.S200];4)" office:value-type="string" office:string-value="00C4" calcext:value-type="string">
            <text:p>00C4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55" calcext:value-type="float">
            <text:p>455</text:p>
          </table:table-cell>
          <table:table-cell table:style-name="ce316" table:formula="of:=DEC2HEX([.G201];4)" office:value-type="string" office:string-value="01C7" calcext:value-type="string">
            <text:p>01C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197" calcext:value-type="float">
            <text:p>197</text:p>
          </table:table-cell>
          <table:table-cell table:style-name="ce316" table:formula="of:=DEC2HEX([.S201];4)" office:value-type="string" office:string-value="00C5" calcext:value-type="string">
            <text:p>00C5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56" calcext:value-type="float">
            <text:p>456</text:p>
          </table:table-cell>
          <table:table-cell table:style-name="ce316" table:formula="of:=DEC2HEX([.G202];4)" office:value-type="string" office:string-value="01C8" calcext:value-type="string">
            <text:p>01C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198" calcext:value-type="float">
            <text:p>198</text:p>
          </table:table-cell>
          <table:table-cell table:style-name="ce316" table:formula="of:=DEC2HEX([.S202];4)" office:value-type="string" office:string-value="00C6" calcext:value-type="string">
            <text:p>00C6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57" calcext:value-type="float">
            <text:p>457</text:p>
          </table:table-cell>
          <table:table-cell table:style-name="ce316" table:formula="of:=DEC2HEX([.G203];4)" office:value-type="string" office:string-value="01C9" calcext:value-type="string">
            <text:p>01C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199" calcext:value-type="float">
            <text:p>199</text:p>
          </table:table-cell>
          <table:table-cell table:style-name="ce316" table:formula="of:=DEC2HEX([.S203];4)" office:value-type="string" office:string-value="00C7" calcext:value-type="string">
            <text:p>00C7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58" calcext:value-type="float">
            <text:p>458</text:p>
          </table:table-cell>
          <table:table-cell table:style-name="ce316" table:formula="of:=DEC2HEX([.G204];4)" office:value-type="string" office:string-value="01CA" calcext:value-type="string">
            <text:p>01C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316" table:formula="of:=DEC2HEX([.S204];4)" office:value-type="string" office:string-value="00C8" calcext:value-type="string">
            <text:p>00C8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59" calcext:value-type="float">
            <text:p>459</text:p>
          </table:table-cell>
          <table:table-cell table:style-name="ce316" table:formula="of:=DEC2HEX([.G205];4)" office:value-type="string" office:string-value="01CB" calcext:value-type="string">
            <text:p>01C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01" calcext:value-type="float">
            <text:p>201</text:p>
          </table:table-cell>
          <table:table-cell table:style-name="ce316" table:formula="of:=DEC2HEX([.S205];4)" office:value-type="string" office:string-value="00C9" calcext:value-type="string">
            <text:p>00C9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60" calcext:value-type="float">
            <text:p>460</text:p>
          </table:table-cell>
          <table:table-cell table:style-name="ce316" table:formula="of:=DEC2HEX([.G206];4)" office:value-type="string" office:string-value="01CC" calcext:value-type="string">
            <text:p>01C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02" calcext:value-type="float">
            <text:p>202</text:p>
          </table:table-cell>
          <table:table-cell table:style-name="ce316" table:formula="of:=DEC2HEX([.S206];4)" office:value-type="string" office:string-value="00CA" calcext:value-type="string">
            <text:p>00CA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61" calcext:value-type="float">
            <text:p>461</text:p>
          </table:table-cell>
          <table:table-cell table:style-name="ce316" table:formula="of:=DEC2HEX([.G207];4)" office:value-type="string" office:string-value="01CD" calcext:value-type="string">
            <text:p>01C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03" calcext:value-type="float">
            <text:p>203</text:p>
          </table:table-cell>
          <table:table-cell table:style-name="ce316" table:formula="of:=DEC2HEX([.S207];4)" office:value-type="string" office:string-value="00CB" calcext:value-type="string">
            <text:p>00CB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62" calcext:value-type="float">
            <text:p>462</text:p>
          </table:table-cell>
          <table:table-cell table:style-name="ce316" table:formula="of:=DEC2HEX([.G208];4)" office:value-type="string" office:string-value="01CE" calcext:value-type="string">
            <text:p>01C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04" calcext:value-type="float">
            <text:p>204</text:p>
          </table:table-cell>
          <table:table-cell table:style-name="ce316" table:formula="of:=DEC2HEX([.S208];4)" office:value-type="string" office:string-value="00CC" calcext:value-type="string">
            <text:p>00CC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63" calcext:value-type="float">
            <text:p>463</text:p>
          </table:table-cell>
          <table:table-cell table:style-name="ce316" table:formula="of:=DEC2HEX([.G209];4)" office:value-type="string" office:string-value="01CF" calcext:value-type="string">
            <text:p>01C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05" calcext:value-type="float">
            <text:p>205</text:p>
          </table:table-cell>
          <table:table-cell table:style-name="ce316" table:formula="of:=DEC2HEX([.S209];4)" office:value-type="string" office:string-value="00CD" calcext:value-type="string">
            <text:p>00CD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64" calcext:value-type="float">
            <text:p>464</text:p>
          </table:table-cell>
          <table:table-cell table:style-name="ce316" table:formula="of:=DEC2HEX([.G210];4)" office:value-type="string" office:string-value="01D0" calcext:value-type="string">
            <text:p>01D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06" calcext:value-type="float">
            <text:p>206</text:p>
          </table:table-cell>
          <table:table-cell table:style-name="ce316" table:formula="of:=DEC2HEX([.S210];4)" office:value-type="string" office:string-value="00CE" calcext:value-type="string">
            <text:p>00CE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65" calcext:value-type="float">
            <text:p>465</text:p>
          </table:table-cell>
          <table:table-cell table:style-name="ce316" table:formula="of:=DEC2HEX([.G211];4)" office:value-type="string" office:string-value="01D1" calcext:value-type="string">
            <text:p>01D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07" calcext:value-type="float">
            <text:p>207</text:p>
          </table:table-cell>
          <table:table-cell table:style-name="ce316" table:formula="of:=DEC2HEX([.S211];4)" office:value-type="string" office:string-value="00CF" calcext:value-type="string">
            <text:p>00CF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66" calcext:value-type="float">
            <text:p>466</text:p>
          </table:table-cell>
          <table:table-cell table:style-name="ce316" table:formula="of:=DEC2HEX([.G212];4)" office:value-type="string" office:string-value="01D2" calcext:value-type="string">
            <text:p>01D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08" calcext:value-type="float">
            <text:p>208</text:p>
          </table:table-cell>
          <table:table-cell table:style-name="ce316" table:formula="of:=DEC2HEX([.S212];4)" office:value-type="string" office:string-value="00D0" calcext:value-type="string">
            <text:p>00D0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67" calcext:value-type="float">
            <text:p>467</text:p>
          </table:table-cell>
          <table:table-cell table:style-name="ce316" table:formula="of:=DEC2HEX([.G213];4)" office:value-type="string" office:string-value="01D3" calcext:value-type="string">
            <text:p>01D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09" calcext:value-type="float">
            <text:p>209</text:p>
          </table:table-cell>
          <table:table-cell table:style-name="ce316" table:formula="of:=DEC2HEX([.S213];4)" office:value-type="string" office:string-value="00D1" calcext:value-type="string">
            <text:p>00D1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68" calcext:value-type="float">
            <text:p>468</text:p>
          </table:table-cell>
          <table:table-cell table:style-name="ce316" table:formula="of:=DEC2HEX([.G214];4)" office:value-type="string" office:string-value="01D4" calcext:value-type="string">
            <text:p>01D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10" calcext:value-type="float">
            <text:p>210</text:p>
          </table:table-cell>
          <table:table-cell table:style-name="ce316" table:formula="of:=DEC2HEX([.S214];4)" office:value-type="string" office:string-value="00D2" calcext:value-type="string">
            <text:p>00D2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69" calcext:value-type="float">
            <text:p>469</text:p>
          </table:table-cell>
          <table:table-cell table:style-name="ce316" table:formula="of:=DEC2HEX([.G215];4)" office:value-type="string" office:string-value="01D5" calcext:value-type="string">
            <text:p>01D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11" calcext:value-type="float">
            <text:p>211</text:p>
          </table:table-cell>
          <table:table-cell table:style-name="ce316" table:formula="of:=DEC2HEX([.S215];4)" office:value-type="string" office:string-value="00D3" calcext:value-type="string">
            <text:p>00D3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70" calcext:value-type="float">
            <text:p>470</text:p>
          </table:table-cell>
          <table:table-cell table:style-name="ce316" table:formula="of:=DEC2HEX([.G216];4)" office:value-type="string" office:string-value="01D6" calcext:value-type="string">
            <text:p>01D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12" calcext:value-type="float">
            <text:p>212</text:p>
          </table:table-cell>
          <table:table-cell table:style-name="ce316" table:formula="of:=DEC2HEX([.S216];4)" office:value-type="string" office:string-value="00D4" calcext:value-type="string">
            <text:p>00D4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71" calcext:value-type="float">
            <text:p>471</text:p>
          </table:table-cell>
          <table:table-cell table:style-name="ce316" table:formula="of:=DEC2HEX([.G217];4)" office:value-type="string" office:string-value="01D7" calcext:value-type="string">
            <text:p>01D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13" calcext:value-type="float">
            <text:p>213</text:p>
          </table:table-cell>
          <table:table-cell table:style-name="ce316" table:formula="of:=DEC2HEX([.S217];4)" office:value-type="string" office:string-value="00D5" calcext:value-type="string">
            <text:p>00D5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72" calcext:value-type="float">
            <text:p>472</text:p>
          </table:table-cell>
          <table:table-cell table:style-name="ce316" table:formula="of:=DEC2HEX([.G218];4)" office:value-type="string" office:string-value="01D8" calcext:value-type="string">
            <text:p>01D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14" calcext:value-type="float">
            <text:p>214</text:p>
          </table:table-cell>
          <table:table-cell table:style-name="ce316" table:formula="of:=DEC2HEX([.S218];4)" office:value-type="string" office:string-value="00D6" calcext:value-type="string">
            <text:p>00D6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73" calcext:value-type="float">
            <text:p>473</text:p>
          </table:table-cell>
          <table:table-cell table:style-name="ce316" table:formula="of:=DEC2HEX([.G219];4)" office:value-type="string" office:string-value="01D9" calcext:value-type="string">
            <text:p>01D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15" calcext:value-type="float">
            <text:p>215</text:p>
          </table:table-cell>
          <table:table-cell table:style-name="ce316" table:formula="of:=DEC2HEX([.S219];4)" office:value-type="string" office:string-value="00D7" calcext:value-type="string">
            <text:p>00D7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74" calcext:value-type="float">
            <text:p>474</text:p>
          </table:table-cell>
          <table:table-cell table:style-name="ce316" table:formula="of:=DEC2HEX([.G220];4)" office:value-type="string" office:string-value="01DA" calcext:value-type="string">
            <text:p>01D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16" calcext:value-type="float">
            <text:p>216</text:p>
          </table:table-cell>
          <table:table-cell table:style-name="ce316" table:formula="of:=DEC2HEX([.S220];4)" office:value-type="string" office:string-value="00D8" calcext:value-type="string">
            <text:p>00D8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75" calcext:value-type="float">
            <text:p>475</text:p>
          </table:table-cell>
          <table:table-cell table:style-name="ce316" table:formula="of:=DEC2HEX([.G221];4)" office:value-type="string" office:string-value="01DB" calcext:value-type="string">
            <text:p>01D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17" calcext:value-type="float">
            <text:p>217</text:p>
          </table:table-cell>
          <table:table-cell table:style-name="ce316" table:formula="of:=DEC2HEX([.S221];4)" office:value-type="string" office:string-value="00D9" calcext:value-type="string">
            <text:p>00D9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76" calcext:value-type="float">
            <text:p>476</text:p>
          </table:table-cell>
          <table:table-cell table:style-name="ce316" table:formula="of:=DEC2HEX([.G222];4)" office:value-type="string" office:string-value="01DC" calcext:value-type="string">
            <text:p>01D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18" calcext:value-type="float">
            <text:p>218</text:p>
          </table:table-cell>
          <table:table-cell table:style-name="ce316" table:formula="of:=DEC2HEX([.S222];4)" office:value-type="string" office:string-value="00DA" calcext:value-type="string">
            <text:p>00DA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77" calcext:value-type="float">
            <text:p>477</text:p>
          </table:table-cell>
          <table:table-cell table:style-name="ce316" table:formula="of:=DEC2HEX([.G223];4)" office:value-type="string" office:string-value="01DD" calcext:value-type="string">
            <text:p>01D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19" calcext:value-type="float">
            <text:p>219</text:p>
          </table:table-cell>
          <table:table-cell table:style-name="ce316" table:formula="of:=DEC2HEX([.S223];4)" office:value-type="string" office:string-value="00DB" calcext:value-type="string">
            <text:p>00DB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78" calcext:value-type="float">
            <text:p>478</text:p>
          </table:table-cell>
          <table:table-cell table:style-name="ce316" table:formula="of:=DEC2HEX([.G224];4)" office:value-type="string" office:string-value="01DE" calcext:value-type="string">
            <text:p>01D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20" calcext:value-type="float">
            <text:p>220</text:p>
          </table:table-cell>
          <table:table-cell table:style-name="ce316" table:formula="of:=DEC2HEX([.S224];4)" office:value-type="string" office:string-value="00DC" calcext:value-type="string">
            <text:p>00DC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79" calcext:value-type="float">
            <text:p>479</text:p>
          </table:table-cell>
          <table:table-cell table:style-name="ce316" table:formula="of:=DEC2HEX([.G225];4)" office:value-type="string" office:string-value="01DF" calcext:value-type="string">
            <text:p>01D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21" calcext:value-type="float">
            <text:p>221</text:p>
          </table:table-cell>
          <table:table-cell table:style-name="ce316" table:formula="of:=DEC2HEX([.S225];4)" office:value-type="string" office:string-value="00DD" calcext:value-type="string">
            <text:p>00DD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80" calcext:value-type="float">
            <text:p>480</text:p>
          </table:table-cell>
          <table:table-cell table:style-name="ce316" table:formula="of:=DEC2HEX([.G226];4)" office:value-type="string" office:string-value="01E0" calcext:value-type="string">
            <text:p>01E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22" calcext:value-type="float">
            <text:p>222</text:p>
          </table:table-cell>
          <table:table-cell table:style-name="ce316" table:formula="of:=DEC2HEX([.S226];4)" office:value-type="string" office:string-value="00DE" calcext:value-type="string">
            <text:p>00DE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81" calcext:value-type="float">
            <text:p>481</text:p>
          </table:table-cell>
          <table:table-cell table:style-name="ce316" table:formula="of:=DEC2HEX([.G227];4)" office:value-type="string" office:string-value="01E1" calcext:value-type="string">
            <text:p>01E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23" calcext:value-type="float">
            <text:p>223</text:p>
          </table:table-cell>
          <table:table-cell table:style-name="ce316" table:formula="of:=DEC2HEX([.S227];4)" office:value-type="string" office:string-value="00DF" calcext:value-type="string">
            <text:p>00DF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82" calcext:value-type="float">
            <text:p>482</text:p>
          </table:table-cell>
          <table:table-cell table:style-name="ce316" table:formula="of:=DEC2HEX([.G228];4)" office:value-type="string" office:string-value="01E2" calcext:value-type="string">
            <text:p>01E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24" calcext:value-type="float">
            <text:p>224</text:p>
          </table:table-cell>
          <table:table-cell table:style-name="ce316" table:formula="of:=DEC2HEX([.S228];4)" office:value-type="string" office:string-value="00E0" calcext:value-type="string">
            <text:p>00E0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83" calcext:value-type="float">
            <text:p>483</text:p>
          </table:table-cell>
          <table:table-cell table:style-name="ce316" table:formula="of:=DEC2HEX([.G229];4)" office:value-type="string" office:string-value="01E3" calcext:value-type="string">
            <text:p>01E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25" calcext:value-type="float">
            <text:p>225</text:p>
          </table:table-cell>
          <table:table-cell table:style-name="ce316" table:formula="of:=DEC2HEX([.S229];4)" office:value-type="string" office:string-value="00E1" calcext:value-type="string">
            <text:p>00E1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84" calcext:value-type="float">
            <text:p>484</text:p>
          </table:table-cell>
          <table:table-cell table:style-name="ce316" table:formula="of:=DEC2HEX([.G230];4)" office:value-type="string" office:string-value="01E4" calcext:value-type="string">
            <text:p>01E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26" calcext:value-type="float">
            <text:p>226</text:p>
          </table:table-cell>
          <table:table-cell table:style-name="ce316" table:formula="of:=DEC2HEX([.S230];4)" office:value-type="string" office:string-value="00E2" calcext:value-type="string">
            <text:p>00E2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85" calcext:value-type="float">
            <text:p>485</text:p>
          </table:table-cell>
          <table:table-cell table:style-name="ce316" table:formula="of:=DEC2HEX([.G231];4)" office:value-type="string" office:string-value="01E5" calcext:value-type="string">
            <text:p>01E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27" calcext:value-type="float">
            <text:p>227</text:p>
          </table:table-cell>
          <table:table-cell table:style-name="ce316" table:formula="of:=DEC2HEX([.S231];4)" office:value-type="string" office:string-value="00E3" calcext:value-type="string">
            <text:p>00E3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86" calcext:value-type="float">
            <text:p>486</text:p>
          </table:table-cell>
          <table:table-cell table:style-name="ce316" table:formula="of:=DEC2HEX([.G232];4)" office:value-type="string" office:string-value="01E6" calcext:value-type="string">
            <text:p>01E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28" calcext:value-type="float">
            <text:p>228</text:p>
          </table:table-cell>
          <table:table-cell table:style-name="ce316" table:formula="of:=DEC2HEX([.S232];4)" office:value-type="string" office:string-value="00E4" calcext:value-type="string">
            <text:p>00E4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87" calcext:value-type="float">
            <text:p>487</text:p>
          </table:table-cell>
          <table:table-cell table:style-name="ce316" table:formula="of:=DEC2HEX([.G233];4)" office:value-type="string" office:string-value="01E7" calcext:value-type="string">
            <text:p>01E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29" calcext:value-type="float">
            <text:p>229</text:p>
          </table:table-cell>
          <table:table-cell table:style-name="ce316" table:formula="of:=DEC2HEX([.S233];4)" office:value-type="string" office:string-value="00E5" calcext:value-type="string">
            <text:p>00E5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88" calcext:value-type="float">
            <text:p>488</text:p>
          </table:table-cell>
          <table:table-cell table:style-name="ce316" table:formula="of:=DEC2HEX([.G234];4)" office:value-type="string" office:string-value="01E8" calcext:value-type="string">
            <text:p>01E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30" calcext:value-type="float">
            <text:p>230</text:p>
          </table:table-cell>
          <table:table-cell table:style-name="ce316" table:formula="of:=DEC2HEX([.S234];4)" office:value-type="string" office:string-value="00E6" calcext:value-type="string">
            <text:p>00E6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89" calcext:value-type="float">
            <text:p>489</text:p>
          </table:table-cell>
          <table:table-cell table:style-name="ce316" table:formula="of:=DEC2HEX([.G235];4)" office:value-type="string" office:string-value="01E9" calcext:value-type="string">
            <text:p>01E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31" calcext:value-type="float">
            <text:p>231</text:p>
          </table:table-cell>
          <table:table-cell table:style-name="ce316" table:formula="of:=DEC2HEX([.S235];4)" office:value-type="string" office:string-value="00E7" calcext:value-type="string">
            <text:p>00E7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90" calcext:value-type="float">
            <text:p>490</text:p>
          </table:table-cell>
          <table:table-cell table:style-name="ce316" table:formula="of:=DEC2HEX([.G236];4)" office:value-type="string" office:string-value="01EA" calcext:value-type="string">
            <text:p>01E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32" calcext:value-type="float">
            <text:p>232</text:p>
          </table:table-cell>
          <table:table-cell table:style-name="ce316" table:formula="of:=DEC2HEX([.S236];4)" office:value-type="string" office:string-value="00E8" calcext:value-type="string">
            <text:p>00E8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91" calcext:value-type="float">
            <text:p>491</text:p>
          </table:table-cell>
          <table:table-cell table:style-name="ce316" table:formula="of:=DEC2HEX([.G237];4)" office:value-type="string" office:string-value="01EB" calcext:value-type="string">
            <text:p>01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33" calcext:value-type="float">
            <text:p>233</text:p>
          </table:table-cell>
          <table:table-cell table:style-name="ce316" table:formula="of:=DEC2HEX([.S237];4)" office:value-type="string" office:string-value="00E9" calcext:value-type="string">
            <text:p>00E9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92" calcext:value-type="float">
            <text:p>492</text:p>
          </table:table-cell>
          <table:table-cell table:style-name="ce316" table:formula="of:=DEC2HEX([.G238];4)" office:value-type="string" office:string-value="01EC" calcext:value-type="string">
            <text:p>01E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34" calcext:value-type="float">
            <text:p>234</text:p>
          </table:table-cell>
          <table:table-cell table:style-name="ce316" table:formula="of:=DEC2HEX([.S238];4)" office:value-type="string" office:string-value="00EA" calcext:value-type="string">
            <text:p>00EA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93" calcext:value-type="float">
            <text:p>493</text:p>
          </table:table-cell>
          <table:table-cell table:style-name="ce316" table:formula="of:=DEC2HEX([.G239];4)" office:value-type="string" office:string-value="01ED" calcext:value-type="string">
            <text:p>01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35" calcext:value-type="float">
            <text:p>235</text:p>
          </table:table-cell>
          <table:table-cell table:style-name="ce316" table:formula="of:=DEC2HEX([.S239];4)" office:value-type="string" office:string-value="00EB" calcext:value-type="string">
            <text:p>00EB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94" calcext:value-type="float">
            <text:p>494</text:p>
          </table:table-cell>
          <table:table-cell table:style-name="ce316" table:formula="of:=DEC2HEX([.G240];4)" office:value-type="string" office:string-value="01EE" calcext:value-type="string">
            <text:p>01E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36" calcext:value-type="float">
            <text:p>236</text:p>
          </table:table-cell>
          <table:table-cell table:style-name="ce316" table:formula="of:=DEC2HEX([.S240];4)" office:value-type="string" office:string-value="00EC" calcext:value-type="string">
            <text:p>00EC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95" calcext:value-type="float">
            <text:p>495</text:p>
          </table:table-cell>
          <table:table-cell table:style-name="ce316" table:formula="of:=DEC2HEX([.G241];4)" office:value-type="string" office:string-value="01EF" calcext:value-type="string">
            <text:p>01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37" calcext:value-type="float">
            <text:p>237</text:p>
          </table:table-cell>
          <table:table-cell table:style-name="ce316" table:formula="of:=DEC2HEX([.S241];4)" office:value-type="string" office:string-value="00ED" calcext:value-type="string">
            <text:p>00ED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96" calcext:value-type="float">
            <text:p>496</text:p>
          </table:table-cell>
          <table:table-cell table:style-name="ce316" table:formula="of:=DEC2HEX([.G242];4)" office:value-type="string" office:string-value="01F0" calcext:value-type="string">
            <text:p>01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38" calcext:value-type="float">
            <text:p>238</text:p>
          </table:table-cell>
          <table:table-cell table:style-name="ce316" table:formula="of:=DEC2HEX([.S242];4)" office:value-type="string" office:string-value="00EE" calcext:value-type="string">
            <text:p>00EE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97" calcext:value-type="float">
            <text:p>497</text:p>
          </table:table-cell>
          <table:table-cell table:style-name="ce316" table:formula="of:=DEC2HEX([.G243];4)" office:value-type="string" office:string-value="01F1" calcext:value-type="string">
            <text:p>01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39" calcext:value-type="float">
            <text:p>239</text:p>
          </table:table-cell>
          <table:table-cell table:style-name="ce316" table:formula="of:=DEC2HEX([.S243];4)" office:value-type="string" office:string-value="00EF" calcext:value-type="string">
            <text:p>00EF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98" calcext:value-type="float">
            <text:p>498</text:p>
          </table:table-cell>
          <table:table-cell table:style-name="ce316" table:formula="of:=DEC2HEX([.G244];4)" office:value-type="string" office:string-value="01F2" calcext:value-type="string">
            <text:p>01F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40" calcext:value-type="float">
            <text:p>240</text:p>
          </table:table-cell>
          <table:table-cell table:style-name="ce316" table:formula="of:=DEC2HEX([.S244];4)" office:value-type="string" office:string-value="00F0" calcext:value-type="string">
            <text:p>00F0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99" calcext:value-type="float">
            <text:p>499</text:p>
          </table:table-cell>
          <table:table-cell table:style-name="ce316" table:formula="of:=DEC2HEX([.G245];4)" office:value-type="string" office:string-value="01F3" calcext:value-type="string">
            <text:p>01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41" calcext:value-type="float">
            <text:p>241</text:p>
          </table:table-cell>
          <table:table-cell table:style-name="ce316" table:formula="of:=DEC2HEX([.S245];4)" office:value-type="string" office:string-value="00F1" calcext:value-type="string">
            <text:p>00F1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00" calcext:value-type="float">
            <text:p>500</text:p>
          </table:table-cell>
          <table:table-cell table:style-name="ce316" table:formula="of:=DEC2HEX([.G246];4)" office:value-type="string" office:string-value="01F4" calcext:value-type="string">
            <text:p>01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42" calcext:value-type="float">
            <text:p>242</text:p>
          </table:table-cell>
          <table:table-cell table:style-name="ce316" table:formula="of:=DEC2HEX([.S246];4)" office:value-type="string" office:string-value="00F2" calcext:value-type="string">
            <text:p>00F2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01" calcext:value-type="float">
            <text:p>501</text:p>
          </table:table-cell>
          <table:table-cell table:style-name="ce316" table:formula="of:=DEC2HEX([.G247];4)" office:value-type="string" office:string-value="01F5" calcext:value-type="string">
            <text:p>01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43" calcext:value-type="float">
            <text:p>243</text:p>
          </table:table-cell>
          <table:table-cell table:style-name="ce316" table:formula="of:=DEC2HEX([.S247];4)" office:value-type="string" office:string-value="00F3" calcext:value-type="string">
            <text:p>00F3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02" calcext:value-type="float">
            <text:p>502</text:p>
          </table:table-cell>
          <table:table-cell table:style-name="ce316" table:formula="of:=DEC2HEX([.G248];4)" office:value-type="string" office:string-value="01F6" calcext:value-type="string">
            <text:p>01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44" calcext:value-type="float">
            <text:p>244</text:p>
          </table:table-cell>
          <table:table-cell table:style-name="ce316" table:formula="of:=DEC2HEX([.S248];4)" office:value-type="string" office:string-value="00F4" calcext:value-type="string">
            <text:p>00F4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03" calcext:value-type="float">
            <text:p>503</text:p>
          </table:table-cell>
          <table:table-cell table:style-name="ce316" table:formula="of:=DEC2HEX([.G249];4)" office:value-type="string" office:string-value="01F7" calcext:value-type="string">
            <text:p>01F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45" calcext:value-type="float">
            <text:p>245</text:p>
          </table:table-cell>
          <table:table-cell table:style-name="ce316" table:formula="of:=DEC2HEX([.S249];4)" office:value-type="string" office:string-value="00F5" calcext:value-type="string">
            <text:p>00F5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04" calcext:value-type="float">
            <text:p>504</text:p>
          </table:table-cell>
          <table:table-cell table:style-name="ce316" table:formula="of:=DEC2HEX([.G250];4)" office:value-type="string" office:string-value="01F8" calcext:value-type="string">
            <text:p>01F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46" calcext:value-type="float">
            <text:p>246</text:p>
          </table:table-cell>
          <table:table-cell table:style-name="ce316" table:formula="of:=DEC2HEX([.S250];4)" office:value-type="string" office:string-value="00F6" calcext:value-type="string">
            <text:p>00F6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05" calcext:value-type="float">
            <text:p>505</text:p>
          </table:table-cell>
          <table:table-cell table:style-name="ce316" table:formula="of:=DEC2HEX([.G251];4)" office:value-type="string" office:string-value="01F9" calcext:value-type="string">
            <text:p>01F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47" calcext:value-type="float">
            <text:p>247</text:p>
          </table:table-cell>
          <table:table-cell table:style-name="ce316" table:formula="of:=DEC2HEX([.S251];4)" office:value-type="string" office:string-value="00F7" calcext:value-type="string">
            <text:p>00F7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06" calcext:value-type="float">
            <text:p>506</text:p>
          </table:table-cell>
          <table:table-cell table:style-name="ce316" table:formula="of:=DEC2HEX([.G252];4)" office:value-type="string" office:string-value="01FA" calcext:value-type="string">
            <text:p>01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48" calcext:value-type="float">
            <text:p>248</text:p>
          </table:table-cell>
          <table:table-cell table:style-name="ce316" table:formula="of:=DEC2HEX([.S252];4)" office:value-type="string" office:string-value="00F8" calcext:value-type="string">
            <text:p>00F8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07" calcext:value-type="float">
            <text:p>507</text:p>
          </table:table-cell>
          <table:table-cell table:style-name="ce316" table:formula="of:=DEC2HEX([.G253];4)" office:value-type="string" office:string-value="01FB" calcext:value-type="string">
            <text:p>01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49" calcext:value-type="float">
            <text:p>249</text:p>
          </table:table-cell>
          <table:table-cell table:style-name="ce316" table:formula="of:=DEC2HEX([.S253];4)" office:value-type="string" office:string-value="00F9" calcext:value-type="string">
            <text:p>00F9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08" calcext:value-type="float">
            <text:p>508</text:p>
          </table:table-cell>
          <table:table-cell table:style-name="ce316" table:formula="of:=DEC2HEX([.G254];4)" office:value-type="string" office:string-value="01FC" calcext:value-type="string">
            <text:p>01F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50" calcext:value-type="float">
            <text:p>250</text:p>
          </table:table-cell>
          <table:table-cell table:style-name="ce316" table:formula="of:=DEC2HEX([.S254];4)" office:value-type="string" office:string-value="00FA" calcext:value-type="string">
            <text:p>00FA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09" calcext:value-type="float">
            <text:p>509</text:p>
          </table:table-cell>
          <table:table-cell table:style-name="ce316" table:formula="of:=DEC2HEX([.G255];4)" office:value-type="string" office:string-value="01FD" calcext:value-type="string">
            <text:p>01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51" calcext:value-type="float">
            <text:p>251</text:p>
          </table:table-cell>
          <table:table-cell table:style-name="ce316" table:formula="of:=DEC2HEX([.S255];4)" office:value-type="string" office:string-value="00FB" calcext:value-type="string">
            <text:p>00FB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10" calcext:value-type="float">
            <text:p>510</text:p>
          </table:table-cell>
          <table:table-cell table:style-name="ce316" table:formula="of:=DEC2HEX([.G256];4)" office:value-type="string" office:string-value="01FE" calcext:value-type="string">
            <text:p>01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52" calcext:value-type="float">
            <text:p>252</text:p>
          </table:table-cell>
          <table:table-cell table:style-name="ce316" table:formula="of:=DEC2HEX([.S256];4)" office:value-type="string" office:string-value="00FC" calcext:value-type="string">
            <text:p>00FC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11" calcext:value-type="float">
            <text:p>511</text:p>
          </table:table-cell>
          <table:table-cell table:style-name="ce316" table:formula="of:=DEC2HEX([.G257];4)" office:value-type="string" office:string-value="01FF" calcext:value-type="string">
            <text:p>01F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53" calcext:value-type="float">
            <text:p>253</text:p>
          </table:table-cell>
          <table:table-cell table:style-name="ce316" table:formula="of:=DEC2HEX([.S257];4)" office:value-type="string" office:string-value="00FD" calcext:value-type="string">
            <text:p>00FD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12" calcext:value-type="float">
            <text:p>512</text:p>
          </table:table-cell>
          <table:table-cell table:style-name="ce316" table:formula="of:=DEC2HEX([.G258];4)" office:value-type="string" office:string-value="0200" calcext:value-type="string">
            <text:p>02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8"/>
          <table:table-cell office:value-type="float" office:value="254" calcext:value-type="float">
            <text:p>254</text:p>
          </table:table-cell>
          <table:table-cell table:style-name="ce316" table:formula="of:=DEC2HEX([.S258];4)" office:value-type="string" office:string-value="00FE" calcext:value-type="string">
            <text:p>00FE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255" calcext:value-type="float">
            <text:p>255</text:p>
          </table:table-cell>
          <table:table-cell table:style-name="ce316" table:formula="of:=DEC2HEX([.S259];4)" office:value-type="string" office:string-value="00FF" calcext:value-type="string">
            <text:p>00FF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 table:number-rows-repeated="104831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printing testrom" table:style-name="ta1">
        <office:forms form:automatic-focus="false" form:apply-design-mode="false"/>
        <table:table-column table:style-name="co3" table:default-cell-style-name="Default"/>
        <table:table-column table:style-name="co3" table:default-cell-style-name="ce316"/>
        <table:table-column table:style-name="co3" table:number-columns-repeated="4" table:default-cell-style-name="ce116"/>
        <table:table-column table:style-name="co3" table:number-columns-repeated="2" table:default-cell-style-name="Default"/>
        <table:table-column table:style-name="co3" table:default-cell-style-name="ce316"/>
        <table:table-column table:style-name="co3" table:default-cell-style-name="ce116"/>
        <table:table-column table:style-name="co38" table:default-cell-style-name="ce116"/>
        <table:table-column table:style-name="co3" table:number-columns-repeated="2" table:default-cell-style-name="ce116"/>
        <table:table-row table:style-name="ro1">
          <table:table-cell office:value-type="float" office:value="256" calcext:value-type="float">
            <text:p>256</text:p>
          </table:table-cell>
          <table:table-cell table:formula="of:=DEC2HEX([.A1];4)" office:value-type="string" office:string-value="0100" calcext:value-type="string">
            <text:p>0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table:formula="of:=DEC2HEX([.H1];4)" office:value-type="string" office:string-value="015B" calcext:value-type="string">
            <text:p>015B</text:p>
          </table:table-cell>
          <table:table-cell table:style-name="ce320" office:value-type="string" calcext:value-type="string">
            <text:p>41</text:p>
          </table:table-cell>
          <table:table-cell table:style-name="ce320" office:value-type="string" calcext:value-type="string">
            <text:p>BZ</text:p>
          </table:table-cell>
          <table:table-cell table:style-name="ce320" office:value-type="string" calcext:value-type="string">
            <text:p>01</text:p>
          </table:table-cell>
          <table:table-cell table:style-name="ce320" office:value-type="string" calcext:value-type="string">
            <text:p>7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DEC2HEX([.A2];4)" office:value-type="string" office:string-value="0101" calcext:value-type="string">
            <text:p>010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MVI A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/>
          <table:table-cell office:value-type="float" office:value="348" calcext:value-type="float">
            <text:p>348</text:p>
          </table:table-cell>
          <table:table-cell table:formula="of:=DEC2HEX([.H2];4)" office:value-type="string" office:string-value="015C" calcext:value-type="string">
            <text:p>015C</text:p>
          </table:table-cell>
          <table:table-cell table:style-name="ce320" office:value-type="string" calcext:value-type="string">
            <text:p>70</text:p>
          </table:table-cell>
          <table:table-cell table:style-name="ce320"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DEC2HEX([.A3];4)" office:value-type="string" office:string-value="0102" calcext:value-type="string">
            <text:p>0102</text:p>
          </table:table-cell>
          <table:table-cell office:value-type="string" calcext:value-type="string">
            <text:p>10</text:p>
          </table:table-cell>
          <table:table-cell table:number-columns-repeated="2"/>
          <table:table-cell table:style-name="Default"/>
          <table:table-cell/>
          <table:table-cell office:value-type="float" office:value="349" calcext:value-type="float">
            <text:p>349</text:p>
          </table:table-cell>
          <table:table-cell table:formula="of:=DEC2HEX([.H3];4)" office:value-type="string" office:string-value="015D" calcext:value-type="string">
            <text:p>015D</text:p>
          </table:table-cell>
          <table:table-cell table:style-name="ce320" office:value-type="string" calcext:value-type="string">
            <text:p>01</text:p>
          </table:table-cell>
          <table:table-cell table:style-name="ce320"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DEC2HEX([.A4];4)" office:value-type="string" office:string-value="0103" calcext:value-type="string">
            <text:p>010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VI B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/>
          <table:table-cell office:value-type="float" office:value="350" calcext:value-type="float">
            <text:p>350</text:p>
          </table:table-cell>
          <table:table-cell table:formula="of:=DEC2HEX([.H4];4)" office:value-type="string" office:string-value="015E" calcext:value-type="string">
            <text:p>015E</text:p>
          </table:table-cell>
          <table:table-cell table:style-name="ce320" office:value-type="string" calcext:value-type="string">
            <text:p>42</text:p>
          </table:table-cell>
          <table:table-cell table:style-name="ce320" office:value-type="string" calcext:value-type="string">
            <text:p>BC</text:p>
          </table:table-cell>
          <table:table-cell table:style-name="ce320" office:value-type="string" calcext:value-type="string">
            <text:p>01</text:p>
          </table:table-cell>
          <table:table-cell table:style-name="ce320" office:value-type="string" calcext:value-type="string">
            <text:p>7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DEC2HEX([.A5];4)" office:value-type="string" office:string-value="0104" calcext:value-type="string">
            <text:p>0104</text:p>
          </table:table-cell>
          <table:table-cell office:value-type="string" calcext:value-type="string">
            <text:p>21</text:p>
          </table:table-cell>
          <table:table-cell table:number-columns-repeated="2"/>
          <table:table-cell table:style-name="Default"/>
          <table:table-cell/>
          <table:table-cell office:value-type="float" office:value="351" calcext:value-type="float">
            <text:p>351</text:p>
          </table:table-cell>
          <table:table-cell table:formula="of:=DEC2HEX([.H5];4)" office:value-type="string" office:string-value="015F" calcext:value-type="string">
            <text:p>015F</text:p>
          </table:table-cell>
          <table:table-cell table:style-name="ce320" office:value-type="string" calcext:value-type="string">
            <text:p>73</text:p>
          </table:table-cell>
          <table:table-cell table:style-name="ce320"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DEC2HEX([.A6];4)" office:value-type="string" office:string-value="0105" calcext:value-type="string">
            <text:p>010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STA 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352" calcext:value-type="float">
            <text:p>352</text:p>
          </table:table-cell>
          <table:table-cell table:formula="of:=DEC2HEX([.H6];4)" office:value-type="string" office:string-value="0160" calcext:value-type="string">
            <text:p>0160</text:p>
          </table:table-cell>
          <table:table-cell table:style-name="ce320" office:value-type="string" calcext:value-type="string">
            <text:p>01</text:p>
          </table:table-cell>
          <table:table-cell table:style-name="ce320"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DEC2HEX([.A7];4)" office:value-type="string" office:string-value="0106" calcext:value-type="string">
            <text:p>0106</text:p>
          </table:table-cell>
          <table:table-cell office:value-type="string" calcext:value-type="string">
            <text:p>FA</text:p>
          </table:table-cell>
          <table:table-cell table:number-columns-repeated="4"/>
          <table:table-cell office:value-type="float" office:value="353" calcext:value-type="float">
            <text:p>353</text:p>
          </table:table-cell>
          <table:table-cell table:style-name="ce317" table:formula="of:=DEC2HEX([.H7];4)" office:value-type="string" office:string-value="0161" calcext:value-type="string">
            <text:p>0161</text:p>
          </table:table-cell>
          <table:table-cell table:style-name="ce320" office:value-type="string" calcext:value-type="string">
            <text:p>44</text:p>
          </table:table-cell>
          <table:table-cell table:style-name="ce320" office:value-type="string" calcext:value-type="string">
            <text:p>BE</text:p>
          </table:table-cell>
          <table:table-cell table:style-name="ce320" office:value-type="string" calcext:value-type="string">
            <text:p>01</text:p>
          </table:table-cell>
          <table:table-cell table:style-name="ce320" office:value-type="string" calcext:value-type="string">
            <text:p>7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DEC2HEX([.A8];4)" office:value-type="string" office:string-value="0107" calcext:value-type="string">
            <text:p>0107</text:p>
          </table:table-cell>
          <table:table-cell table:style-name="ce319" office:value-type="string" calcext:value-type="string">
            <text:p>10</text:p>
          </table:table-cell>
          <table:table-cell table:number-columns-repeated="4"/>
          <table:table-cell office:value-type="float" office:value="354" calcext:value-type="float">
            <text:p>354</text:p>
          </table:table-cell>
          <table:table-cell table:formula="of:=DEC2HEX([.H8];4)" office:value-type="string" office:string-value="0162" calcext:value-type="string">
            <text:p>0162</text:p>
          </table:table-cell>
          <table:table-cell table:style-name="ce320" office:value-type="string" calcext:value-type="string">
            <text:p>76</text:p>
          </table:table-cell>
          <table:table-cell table:style-name="ce320"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DEC2HEX([.A9];4)" office:value-type="string" office:string-value="0108" calcext:value-type="string">
            <text:p>01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LDA 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DEC2HEX([.H9];4)" office:value-type="string" office:string-value="0163" calcext:value-type="string">
            <text:p>0163</text:p>
          </table:table-cell>
          <table:table-cell table:style-name="ce320" office:value-type="string" calcext:value-type="string">
            <text:p>01</text:p>
          </table:table-cell>
          <table:table-cell table:style-name="ce320"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DEC2HEX([.A10];4)" office:value-type="string" office:string-value="0109" calcext:value-type="string">
            <text:p>0109</text:p>
          </table:table-cell>
          <table:table-cell office:value-type="string" calcext:value-type="string">
            <text:p>01</text:p>
          </table:table-cell>
          <table:table-cell table:number-columns-repeated="4"/>
          <table:table-cell office:value-type="float" office:value="356" calcext:value-type="float">
            <text:p>356</text:p>
          </table:table-cell>
          <table:table-cell table:style-name="ce317" table:formula="of:=DEC2HEX([.H10];4)" office:value-type="string" office:string-value="0164" calcext:value-type="string">
            <text:p>0164</text:p>
          </table:table-cell>
          <table:table-cell table:style-name="ce320" office:value-type="string" calcext:value-type="string">
            <text:p>51</text:p>
          </table:table-cell>
          <table:table-cell table:style-name="ce320" office:value-type="string" calcext:value-type="string">
            <text:p>BNZ</text:p>
          </table:table-cell>
          <table:table-cell table:style-name="ce320" office:value-type="string" calcext:value-type="string">
            <text:p>01</text:p>
          </table:table-cell>
          <table:table-cell table:style-name="ce320" office:value-type="string" calcext:value-type="string">
            <text:p>7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DEC2HEX([.A11];4)" office:value-type="string" office:string-value="010A" calcext:value-type="string">
            <text:p>010A</text:p>
          </table:table-cell>
          <table:table-cell office:value-type="string" calcext:value-type="string">
            <text:p>06</text:p>
          </table:table-cell>
          <table:table-cell table:number-columns-repeated="4"/>
          <table:table-cell office:value-type="float" office:value="357" calcext:value-type="float">
            <text:p>357</text:p>
          </table:table-cell>
          <table:table-cell table:formula="of:=DEC2HEX([.H11];4)" office:value-type="string" office:string-value="0165" calcext:value-type="string">
            <text:p>0165</text:p>
          </table:table-cell>
          <table:table-cell table:style-name="ce320" office:value-type="string" calcext:value-type="string">
            <text:p>79</text:p>
          </table:table-cell>
          <table:table-cell table:style-name="ce320"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DEC2HEX([.A12];4)" office:value-type="string" office:string-value="010B" calcext:value-type="string">
            <text:p>010B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MVI TRH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table:formula="of:=DEC2HEX([.H12];4)" office:value-type="string" office:string-value="0166" calcext:value-type="string">
            <text:p>0166</text:p>
          </table:table-cell>
          <table:table-cell table:style-name="ce320" office:value-type="string" calcext:value-type="string">
            <text:p>01</text:p>
          </table:table-cell>
          <table:table-cell table:style-name="ce320"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DEC2HEX([.A13];4)" office:value-type="string" office:string-value="010C" calcext:value-type="string">
            <text:p>010C</text:p>
          </table:table-cell>
          <table:table-cell office:value-type="string" calcext:value-type="string">
            <text:p>31</text:p>
          </table:table-cell>
          <table:table-cell table:number-columns-repeated="4"/>
          <table:table-cell office:value-type="float" office:value="359" calcext:value-type="float">
            <text:p>359</text:p>
          </table:table-cell>
          <table:table-cell table:style-name="ce317" table:formula="of:=DEC2HEX([.H13];4)" office:value-type="string" office:string-value="0167" calcext:value-type="string">
            <text:p>0167</text:p>
          </table:table-cell>
          <table:table-cell table:style-name="ce320" office:value-type="string" calcext:value-type="string">
            <text:p>52</text:p>
          </table:table-cell>
          <table:table-cell table:style-name="ce320" office:value-type="string" calcext:value-type="string">
            <text:p>BNC</text:p>
          </table:table-cell>
          <table:table-cell table:style-name="ce320" office:value-type="string" calcext:value-type="string">
            <text:p>01</text:p>
          </table:table-cell>
          <table:table-cell table:style-name="ce320" office:value-type="string" calcext:value-type="string">
            <text:p>7C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DEC2HEX([.A14];4)" office:value-type="string" office:string-value="010D" calcext:value-type="string">
            <text:p>010D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VI TRL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formula="of:=DEC2HEX([.H14];4)" office:value-type="string" office:string-value="0168" calcext:value-type="string">
            <text:p>0168</text:p>
          </table:table-cell>
          <table:table-cell table:style-name="ce320" office:value-type="string" calcext:value-type="string">
            <text:p>7C</text:p>
          </table:table-cell>
          <table:table-cell table:style-name="ce320"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DEC2HEX([.A15];4)" office:value-type="string" office:string-value="010E" calcext:value-type="string">
            <text:p>010E</text:p>
          </table:table-cell>
          <table:table-cell office:value-type="string" calcext:value-type="string">
            <text:p>41</text:p>
          </table:table-cell>
          <table:table-cell table:number-columns-repeated="4"/>
          <table:table-cell office:value-type="float" office:value="361" calcext:value-type="float">
            <text:p>361</text:p>
          </table:table-cell>
          <table:table-cell table:formula="of:=DEC2HEX([.H15];4)" office:value-type="string" office:string-value="0169" calcext:value-type="string">
            <text:p>0169</text:p>
          </table:table-cell>
          <table:table-cell table:style-name="ce320" office:value-type="string" calcext:value-type="string">
            <text:p>01</text:p>
          </table:table-cell>
          <table:table-cell table:style-name="ce320"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DEC2HEX([.A16];4)" office:value-type="string" office:string-value="010F" calcext:value-type="string">
            <text:p>010F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MVI OUT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table:style-name="ce317" table:formula="of:=DEC2HEX([.H16];4)" office:value-type="string" office:string-value="016A" calcext:value-type="string">
            <text:p>016A</text:p>
          </table:table-cell>
          <table:table-cell table:style-name="ce320" office:value-type="string" calcext:value-type="string">
            <text:p>54</text:p>
          </table:table-cell>
          <table:table-cell table:style-name="ce320" office:value-type="string" calcext:value-type="string">
            <text:p>BNE</text:p>
          </table:table-cell>
          <table:table-cell table:style-name="ce320" office:value-type="string" calcext:value-type="string">
            <text:p>01</text:p>
          </table:table-cell>
          <table:table-cell table:style-name="ce320" office:value-type="string" calcext:value-type="string">
            <text:p>7F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DEC2HEX([.A17];4)" office:value-type="string" office:string-value="0110" calcext:value-type="string">
            <text:p>0110</text:p>
          </table:table-cell>
          <table:table-cell office:value-type="string" calcext:value-type="string">
            <text:p>51</text:p>
          </table:table-cell>
          <table:table-cell table:number-columns-repeated="4"/>
          <table:table-cell office:value-type="float" office:value="363" calcext:value-type="float">
            <text:p>363</text:p>
          </table:table-cell>
          <table:table-cell table:formula="of:=DEC2HEX([.H17];4)" office:value-type="string" office:string-value="016B" calcext:value-type="string">
            <text:p>016B</text:p>
          </table:table-cell>
          <table:table-cell table:style-name="ce320" office:value-type="string" calcext:value-type="string">
            <text:p>FA</text:p>
          </table:table-cell>
          <table:table-cell table:style-name="ce320"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DEC2HEX([.A18];4)" office:value-type="string" office:string-value="0111" calcext:value-type="string">
            <text:p>01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VI A</text:p>
          </table:table-cell>
          <table:table-cell office:value-type="string" calcext:value-type="string">
            <text:p>11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table:formula="of:=DEC2HEX([.H18];4)" office:value-type="string" office:string-value="016C" calcext:value-type="string">
            <text:p>016C</text:p>
          </table:table-cell>
          <table:table-cell table:style-name="ce320" office:value-type="string" calcext:value-type="string">
            <text:p>00</text:p>
          </table:table-cell>
          <table:table-cell table:style-name="ce320"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DEC2HEX([.A19];4)" office:value-type="string" office:string-value="0112" calcext:value-type="string">
            <text:p>0112</text:p>
          </table:table-cell>
          <table:table-cell office:value-type="string" calcext:value-type="string">
            <text:p>11</text:p>
          </table:table-cell>
          <table:table-cell table:number-columns-repeated="4"/>
          <table:table-cell office:value-type="float" office:value="365" calcext:value-type="float">
            <text:p>365</text:p>
          </table:table-cell>
          <table:table-cell table:style-name="ce317" table:formula="of:=DEC2HEX([.H19];4)" office:value-type="string" office:string-value="016D" calcext:value-type="string">
            <text:p>016D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JMP 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F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DEC2HEX([.A20];4)" office:value-type="string" office:string-value="0113" calcext:value-type="string">
            <text:p>011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VI B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366" calcext:value-type="float">
            <text:p>366</text:p>
          </table:table-cell>
          <table:table-cell table:formula="of:=DEC2HEX([.H20];4)" office:value-type="string" office:string-value="016E" calcext:value-type="string">
            <text:p>016E</text:p>
          </table:table-cell>
          <table:table-cell office:value-type="string" calcext:value-type="string">
            <text:p>7F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DEC2HEX([.A21];4)" office:value-type="string" office:string-value="0114" calcext:value-type="string">
            <text:p>0114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float" office:value="367" calcext:value-type="float">
            <text:p>367</text:p>
          </table:table-cell>
          <table:table-cell table:formula="of:=DEC2HEX([.H21];4)" office:value-type="string" office:string-value="016F" calcext:value-type="string">
            <text:p>016F</text:p>
          </table:table-cell>
          <table:table-cell office:value-type="string" calcext:value-type="string">
            <text:p>01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DEC2HEX([.A22];4)" office:value-type="string" office:string-value="0115" calcext:value-type="string">
            <text:p>0115</text:p>
          </table:table-cell>
          <table:table-cell table:style-name="Default" office:value-type="string" calcext:value-type="string">
            <text:p>01</text:p>
          </table:table-cell>
          <table:table-cell table:style-name="Default" office:value-type="string" calcext:value-type="string">
            <text:p>INR A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style-name="ce317" table:formula="of:=DEC2HEX([.H22];4)" office:value-type="string" office:string-value="0170" calcext:value-type="string">
            <text:p>0170</text:p>
          </table:table-cell>
          <table:table-cell table:style-name="ce321" office:value-type="string" calcext:value-type="string">
            <text:p>40</text:p>
          </table:table-cell>
          <table:table-cell table:style-name="ce321" office:value-type="string" calcext:value-type="string">
            <text:p>JMP</text:p>
          </table:table-cell>
          <table:table-cell table:style-name="ce321" office:value-type="string" calcext:value-type="string">
            <text:p>01</text:p>
          </table:table-cell>
          <table:table-cell table:style-name="ce322" office:value-type="string" calcext:value-type="string">
            <text:p>5E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DEC2HEX([.A23];4)" office:value-type="string" office:string-value="0116" calcext:value-type="string">
            <text:p>011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OV OUT,ALU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formula="of:=DEC2HEX([.H23];4)" office:value-type="string" office:string-value="0171" calcext:value-type="string">
            <text:p>0171</text:p>
          </table:table-cell>
          <table:table-cell table:style-name="ce321" office:value-type="string" calcext:value-type="string">
            <text:p>5E</text:p>
          </table:table-cell>
          <table:table-cell table:style-name="ce321" table:number-columns-repeated="2"/>
          <table:table-cell table:style-name="ce322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DEC2HEX([.A24];4)" office:value-type="string" office:string-value="0117" calcext:value-type="string">
            <text:p>011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CR A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table:formula="of:=DEC2HEX([.H24];4)" office:value-type="string" office:string-value="0172" calcext:value-type="string">
            <text:p>0172</text:p>
          </table:table-cell>
          <table:table-cell table:style-name="ce321" office:value-type="string" calcext:value-type="string">
            <text:p>01</text:p>
          </table:table-cell>
          <table:table-cell table:style-name="ce321" table:number-columns-repeated="2"/>
          <table:table-cell table:style-name="ce32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DEC2HEX([.A25];4)" office:value-type="string" office:string-value="0118" calcext:value-type="string">
            <text:p>0118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OV OUT,ALU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table:style-name="ce317" table:formula="of:=DEC2HEX([.H25];4)" office:value-type="string" office:string-value="0173" calcext:value-type="string">
            <text:p>0173</text:p>
          </table:table-cell>
          <table:table-cell table:style-name="ce321" office:value-type="string" calcext:value-type="string">
            <text:p>40</text:p>
          </table:table-cell>
          <table:table-cell table:style-name="ce321" office:value-type="string" calcext:value-type="string">
            <text:p>JMP</text:p>
          </table:table-cell>
          <table:table-cell table:style-name="ce321" office:value-type="string" calcext:value-type="string">
            <text:p>01</text:p>
          </table:table-cell>
          <table:table-cell table:style-name="ce321" office:value-type="string" calcext:value-type="string">
            <text:p>6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DEC2HEX([.A26];4)" office:value-type="string" office:string-value="0119" calcext:value-type="string">
            <text:p>011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MA</text:p>
          </table:table-cell>
          <table:table-cell/>
          <table:table-cell table:style-name="Default"/>
          <table:table-cell/>
          <table:table-cell office:value-type="float" office:value="372" calcext:value-type="float">
            <text:p>372</text:p>
          </table:table-cell>
          <table:table-cell table:formula="of:=DEC2HEX([.H26];4)" office:value-type="string" office:string-value="0174" calcext:value-type="string">
            <text:p>0174</text:p>
          </table:table-cell>
          <table:table-cell table:style-name="ce321" office:value-type="string" calcext:value-type="string">
            <text:p>61</text:p>
          </table:table-cell>
          <table:table-cell table:style-name="ce321"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DEC2HEX([.A27];4)" office:value-type="string" office:string-value="011A" calcext:value-type="string">
            <text:p>011A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OV OUT,ALU</text:p>
          </table:table-cell>
          <table:table-cell/>
          <table:table-cell table:style-name="Default"/>
          <table:table-cell/>
          <table:table-cell office:value-type="float" office:value="373" calcext:value-type="float">
            <text:p>373</text:p>
          </table:table-cell>
          <table:table-cell table:formula="of:=DEC2HEX([.H27];4)" office:value-type="string" office:string-value="0175" calcext:value-type="string">
            <text:p>0175</text:p>
          </table:table-cell>
          <table:table-cell table:style-name="ce321" office:value-type="string" calcext:value-type="string">
            <text:p>01</text:p>
          </table:table-cell>
          <table:table-cell table:style-name="ce321"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DEC2HEX([.A28];4)" office:value-type="string" office:string-value="011B" calcext:value-type="string">
            <text:p>011B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DD</text:p>
          </table:table-cell>
          <table:table-cell/>
          <table:table-cell table:style-name="Default"/>
          <table:table-cell/>
          <table:table-cell office:value-type="float" office:value="374" calcext:value-type="float">
            <text:p>374</text:p>
          </table:table-cell>
          <table:table-cell table:style-name="ce317" table:formula="of:=DEC2HEX([.H28];4)" office:value-type="string" office:string-value="0176" calcext:value-type="string">
            <text:p>0176</text:p>
          </table:table-cell>
          <table:table-cell table:style-name="ce321" office:value-type="string" calcext:value-type="string">
            <text:p>40</text:p>
          </table:table-cell>
          <table:table-cell table:style-name="ce321" office:value-type="string" calcext:value-type="string">
            <text:p>JMP</text:p>
          </table:table-cell>
          <table:table-cell table:style-name="ce321" office:value-type="string" calcext:value-type="string">
            <text:p>01</text:p>
          </table:table-cell>
          <table:table-cell table:style-name="ce321" office:value-type="string" calcext:value-type="string">
            <text:p>6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DEC2HEX([.A29];4)" office:value-type="string" office:string-value="011C" calcext:value-type="string">
            <text:p>011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OV OUT,ALU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table:formula="of:=DEC2HEX([.H29];4)" office:value-type="string" office:string-value="0177" calcext:value-type="string">
            <text:p>0177</text:p>
          </table:table-cell>
          <table:table-cell table:style-name="ce321" office:value-type="string" calcext:value-type="string">
            <text:p>64</text:p>
          </table:table-cell>
          <table:table-cell table:style-name="ce321"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DEC2HEX([.A30];4)" office:value-type="string" office:string-value="011D" calcext:value-type="string">
            <text:p>011D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STC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table:formula="of:=DEC2HEX([.H30];4)" office:value-type="string" office:string-value="0178" calcext:value-type="string">
            <text:p>0178</text:p>
          </table:table-cell>
          <table:table-cell table:style-name="ce321" office:value-type="string" calcext:value-type="string">
            <text:p>01</text:p>
          </table:table-cell>
          <table:table-cell table:style-name="ce321"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DEC2HEX([.A31];4)" office:value-type="string" office:string-value="011E" calcext:value-type="string">
            <text:p>011E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OV OUT,ALU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table:style-name="ce317" table:formula="of:=DEC2HEX([.H31];4)" office:value-type="string" office:string-value="0179" calcext:value-type="string">
            <text:p>0179</text:p>
          </table:table-cell>
          <table:table-cell table:style-name="ce321" office:value-type="string" calcext:value-type="string">
            <text:p>40</text:p>
          </table:table-cell>
          <table:table-cell table:style-name="ce321" office:value-type="string" calcext:value-type="string">
            <text:p>JMP</text:p>
          </table:table-cell>
          <table:table-cell table:style-name="ce321" office:value-type="string" calcext:value-type="string">
            <text:p>01</text:p>
          </table:table-cell>
          <table:table-cell table:style-name="ce321" office:value-type="string" calcext:value-type="string">
            <text:p>6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DEC2HEX([.A32];4)" office:value-type="string" office:string-value="011F" calcext:value-type="string">
            <text:p>011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CMC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 table:formula="of:=DEC2HEX([.H32];4)" office:value-type="string" office:string-value="017A" calcext:value-type="string">
            <text:p>017A</text:p>
          </table:table-cell>
          <table:table-cell table:style-name="ce321" office:value-type="string" calcext:value-type="string">
            <text:p>67</text:p>
          </table:table-cell>
          <table:table-cell table:style-name="ce321"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DEC2HEX([.A33];4)" office:value-type="string" office:string-value="0120" calcext:value-type="string">
            <text:p>012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OV OUT,ALU</text:p>
          </table:table-cell>
          <table:table-cell table:number-columns-repeated="3"/>
          <table:table-cell office:value-type="float" office:value="379" calcext:value-type="float">
            <text:p>379</text:p>
          </table:table-cell>
          <table:table-cell table:formula="of:=DEC2HEX([.H33];4)" office:value-type="string" office:string-value="017B" calcext:value-type="string">
            <text:p>017B</text:p>
          </table:table-cell>
          <table:table-cell table:style-name="ce321" office:value-type="string" calcext:value-type="string">
            <text:p>01</text:p>
          </table:table-cell>
          <table:table-cell table:style-name="ce321"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DEC2HEX([.A34];4)" office:value-type="string" office:string-value="0121" calcext:value-type="string">
            <text:p>01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LC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table:style-name="ce317" table:formula="of:=DEC2HEX([.H34];4)" office:value-type="string" office:string-value="017C" calcext:value-type="string">
            <text:p>017C</text:p>
          </table:table-cell>
          <table:table-cell table:style-name="ce321" office:value-type="string" calcext:value-type="string">
            <text:p>40</text:p>
          </table:table-cell>
          <table:table-cell table:style-name="ce321" office:value-type="string" calcext:value-type="string">
            <text:p>JMP</text:p>
          </table:table-cell>
          <table:table-cell table:style-name="ce321" office:value-type="string" calcext:value-type="string">
            <text:p>01</text:p>
          </table:table-cell>
          <table:table-cell table:style-name="ce321" office:value-type="string" calcext:value-type="string">
            <text:p>6A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DEC2HEX([.A35];4)" office:value-type="string" office:string-value="0122" calcext:value-type="string">
            <text:p>012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LC A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table:formula="of:=DEC2HEX([.H35];4)" office:value-type="string" office:string-value="017D" calcext:value-type="string">
            <text:p>017D</text:p>
          </table:table-cell>
          <table:table-cell table:style-name="ce321" office:value-type="string" calcext:value-type="string">
            <text:p>6A</text:p>
          </table:table-cell>
          <table:table-cell table:style-name="ce321"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DEC2HEX([.A36];4)" office:value-type="string" office:string-value="0123" calcext:value-type="string">
            <text:p>012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OV OUT,ALU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table:formula="of:=DEC2HEX([.H36];4)" office:value-type="string" office:string-value="017E" calcext:value-type="string">
            <text:p>017E</text:p>
          </table:table-cell>
          <table:table-cell table:style-name="ce321" office:value-type="string" calcext:value-type="string">
            <text:p>01</text:p>
          </table:table-cell>
          <table:table-cell table:style-name="ce321"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DEC2HEX([.A37];4)" office:value-type="string" office:string-value="0124" calcext:value-type="string">
            <text:p>012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OV OUT,ALU</text:p>
          </table:table-cell>
          <table:table-cell table:number-columns-repeated="3"/>
          <table:table-cell office:value-type="float" office:value="383" calcext:value-type="float">
            <text:p>383</text:p>
          </table:table-cell>
          <table:table-cell table:formula="of:=DEC2HEX([.H37];4)" office:value-type="string" office:string-value="017F" calcext:value-type="string">
            <text:p>017F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MOV MR,IPC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DEC2HEX([.A38];4)" office:value-type="string" office:string-value="0125" calcext:value-type="string">
            <text:p>012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UB</text:p>
          </table:table-cell>
          <table:table-cell table:number-columns-repeated="3"/>
          <table:table-cell office:value-type="float" office:value="384" calcext:value-type="float">
            <text:p>384</text:p>
          </table:table-cell>
          <table:table-cell table:formula="of:=DEC2HEX([.H38];4)" office:value-type="string" office:string-value="0180" calcext:value-type="string">
            <text:p>018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MOV TR,IPC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DEC2HEX([.A39];4)" office:value-type="string" office:string-value="0126" calcext:value-type="string">
            <text:p>012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OV OUT,ALU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table:formula="of:=DEC2HEX([.H39];4)" office:value-type="string" office:string-value="0181" calcext:value-type="string">
            <text:p>0181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MOV TR,MR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DEC2HEX([.A40];4)" office:value-type="string" office:string-value="0127" calcext:value-type="string">
            <text:p>0127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NA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table:formula="of:=DEC2HEX([.H40];4)" office:value-type="string" office:string-value="0182" calcext:value-type="string">
            <text:p>018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MOV MR,TR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DEC2HEX([.A41];4)" office:value-type="string" office:string-value="0128" calcext:value-type="string">
            <text:p>0128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OV OUT,ALU</text:p>
          </table:table-cell>
          <table:table-cell table:number-columns-repeated="3"/>
          <table:table-cell office:value-type="float" office:value="387" calcext:value-type="float">
            <text:p>387</text:p>
          </table:table-cell>
          <table:table-cell table:formula="of:=DEC2HEX([.H41];4)" office:value-type="string" office:string-value="0183" calcext:value-type="string">
            <text:p>0183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MOV B,A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DEC2HEX([.A42];4)" office:value-type="string" office:string-value="0129" calcext:value-type="string">
            <text:p>0129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XRA</text:p>
          </table:table-cell>
          <table:table-cell table:number-columns-repeated="3"/>
          <table:table-cell office:value-type="float" office:value="388" calcext:value-type="float">
            <text:p>388</text:p>
          </table:table-cell>
          <table:table-cell table:formula="of:=DEC2HEX([.H42];4)" office:value-type="string" office:string-value="0184" calcext:value-type="string">
            <text:p>018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MOV MEM,A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DEC2HEX([.A43];4)" office:value-type="string" office:string-value="012A" calcext:value-type="string">
            <text:p>012A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OV OUT,ALU</text:p>
          </table:table-cell>
          <table:table-cell table:number-columns-repeated="3"/>
          <table:table-cell office:value-type="float" office:value="389" calcext:value-type="float">
            <text:p>389</text:p>
          </table:table-cell>
          <table:table-cell table:formula="of:=DEC2HEX([.H43];4)" office:value-type="string" office:string-value="0185" calcext:value-type="string">
            <text:p>018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OV MRlow,A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DEC2HEX([.A44];4)" office:value-type="string" office:string-value="012B" calcext:value-type="string">
            <text:p>012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ORA</text:p>
          </table:table-cell>
          <table:table-cell table:number-columns-repeated="3"/>
          <table:table-cell office:value-type="float" office:value="390" calcext:value-type="float">
            <text:p>390</text:p>
          </table:table-cell>
          <table:table-cell table:formula="of:=DEC2HEX([.H44];4)" office:value-type="string" office:string-value="0186" calcext:value-type="string">
            <text:p>0186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MOV MRhigh,A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DEC2HEX([.A45];4)" office:value-type="string" office:string-value="012C" calcext:value-type="string">
            <text:p>012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OV OUT,ALU</text:p>
          </table:table-cell>
          <table:table-cell table:number-columns-repeated="3"/>
          <table:table-cell office:value-type="float" office:value="391" calcext:value-type="float">
            <text:p>391</text:p>
          </table:table-cell>
          <table:table-cell table:formula="of:=DEC2HEX([.H45];4)" office:value-type="string" office:string-value="0187" calcext:value-type="string">
            <text:p>018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MOV TRlow,A 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DEC2HEX([.A46];4)" office:value-type="string" office:string-value="012D" calcext:value-type="string">
            <text:p>012D</text:p>
          </table:table-cell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MVI 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2" calcext:value-type="float">
            <text:p>392</text:p>
          </table:table-cell>
          <table:table-cell table:formula="of:=DEC2HEX([.H46];4)" office:value-type="string" office:string-value="0188" calcext:value-type="string">
            <text:p>0188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MOV TRhigh,A 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DEC2HEX([.A47];4)" office:value-type="string" office:string-value="012E" calcext:value-type="string">
            <text:p>012E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/>
          <table:table-cell office:value-type="float" office:value="393" calcext:value-type="float">
            <text:p>393</text:p>
          </table:table-cell>
          <table:table-cell table:formula="of:=DEC2HEX([.H47];4)" office:value-type="string" office:string-value="0189" calcext:value-type="string">
            <text:p>0189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MOV OUT,A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DEC2HEX([.A48];4)" office:value-type="string" office:string-value="012F" calcext:value-type="string">
            <text:p>012F</text:p>
          </table:table-cell>
          <table:table-cell table:number-columns-repeated="2" office:value-type="string" calcext:value-type="string">
            <text:p>24</text:p>
          </table:table-cell>
          <table:table-cell office:value-type="string" calcext:value-type="string">
            <text:p>MVI 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4" calcext:value-type="float">
            <text:p>394</text:p>
          </table:table-cell>
          <table:table-cell table:formula="of:=DEC2HEX([.H48];4)" office:value-type="string" office:string-value="018A" calcext:value-type="string">
            <text:p>018A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MOV A,B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DEC2HEX([.A49];4)" office:value-type="string" office:string-value="0130" calcext:value-type="string">
            <text:p>013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/>
          <table:table-cell office:value-type="float" office:value="395" calcext:value-type="float">
            <text:p>395</text:p>
          </table:table-cell>
          <table:table-cell table:formula="of:=DEC2HEX([.H49];4)" office:value-type="string" office:string-value="018B" calcext:value-type="string">
            <text:p>018B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OV MEM,B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DEC2HEX([.A50];4)" office:value-type="string" office:string-value="0131" calcext:value-type="string">
            <text:p>013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DD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 table:formula="of:=DEC2HEX([.H50];4)" office:value-type="string" office:string-value="018C" calcext:value-type="string">
            <text:p>018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MOV MRlow,B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DEC2HEX([.A51];4)" office:value-type="string" office:string-value="0132" calcext:value-type="string">
            <text:p>013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LC</text:p>
          </table:table-cell>
          <table:table-cell table:number-columns-repeated="3"/>
          <table:table-cell office:value-type="float" office:value="397" calcext:value-type="float">
            <text:p>397</text:p>
          </table:table-cell>
          <table:table-cell table:formula="of:=DEC2HEX([.H51];4)" office:value-type="string" office:string-value="018D" calcext:value-type="string">
            <text:p>018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MOV MRhigh,B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DEC2HEX([.A52];4)" office:value-type="string" office:string-value="0133" calcext:value-type="string">
            <text:p>0133</text:p>
          </table:table-cell>
          <table:table-cell table:style-name="ce320" office:value-type="string" calcext:value-type="string">
            <text:p>41</text:p>
          </table:table-cell>
          <table:table-cell table:style-name="ce320" office:value-type="string" calcext:value-type="string">
            <text:p>BZ</text:p>
          </table:table-cell>
          <table:table-cell table:style-name="ce320" office:value-type="string" calcext:value-type="string">
            <text:p>01</text:p>
          </table:table-cell>
          <table:table-cell table:style-name="ce320" office:value-type="string" calcext:value-type="string">
            <text:p>48</text:p>
          </table:table-cell>
          <table:table-cell/>
          <table:table-cell office:value-type="float" office:value="398" calcext:value-type="float">
            <text:p>398</text:p>
          </table:table-cell>
          <table:table-cell table:formula="of:=DEC2HEX([.H52];4)" office:value-type="string" office:string-value="018E" calcext:value-type="string">
            <text:p>018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MOV TRlow,B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DEC2HEX([.A53];4)" office:value-type="string" office:string-value="0134" calcext:value-type="string">
            <text:p>0134</text:p>
          </table:table-cell>
          <table:table-cell table:style-name="ce320" office:value-type="string" calcext:value-type="string">
            <text:p>48</text:p>
          </table:table-cell>
          <table:table-cell table:style-name="ce320" table:number-columns-repeated="3"/>
          <table:table-cell/>
          <table:table-cell office:value-type="float" office:value="399" calcext:value-type="float">
            <text:p>399</text:p>
          </table:table-cell>
          <table:table-cell table:formula="of:=DEC2HEX([.H53];4)" office:value-type="string" office:string-value="018F" calcext:value-type="string">
            <text:p>018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MOV TRhigh,B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DEC2HEX([.A54];4)" office:value-type="string" office:string-value="0135" calcext:value-type="string">
            <text:p>0135</text:p>
          </table:table-cell>
          <table:table-cell table:style-name="ce320" office:value-type="string" calcext:value-type="string">
            <text:p>01</text:p>
          </table:table-cell>
          <table:table-cell table:style-name="ce320" table:number-columns-repeated="3"/>
          <table:table-cell/>
          <table:table-cell office:value-type="float" office:value="400" calcext:value-type="float">
            <text:p>400</text:p>
          </table:table-cell>
          <table:table-cell table:formula="of:=DEC2HEX([.H54];4)" office:value-type="string" office:string-value="0190" calcext:value-type="string">
            <text:p>019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OV OUT,B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317" table:formula="of:=DEC2HEX([.A55];4)" office:value-type="string" office:string-value="0136" calcext:value-type="string">
            <text:p>0136</text:p>
          </table:table-cell>
          <table:table-cell table:style-name="ce320" office:value-type="string" calcext:value-type="string">
            <text:p>42</text:p>
          </table:table-cell>
          <table:table-cell table:style-name="ce320" office:value-type="string" calcext:value-type="string">
            <text:p>BC</text:p>
          </table:table-cell>
          <table:table-cell table:style-name="ce320" office:value-type="string" calcext:value-type="string">
            <text:p>01</text:p>
          </table:table-cell>
          <table:table-cell table:style-name="ce320" office:value-type="string" calcext:value-type="string">
            <text:p>4B</text:p>
          </table:table-cell>
          <table:table-cell/>
          <table:table-cell office:value-type="float" office:value="401" calcext:value-type="float">
            <text:p>401</text:p>
          </table:table-cell>
          <table:table-cell table:formula="of:=DEC2HEX([.H55];4)" office:value-type="string" office:string-value="0191" calcext:value-type="string">
            <text:p>019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MOV A,MEM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DEC2HEX([.A56];4)" office:value-type="string" office:string-value="0137" calcext:value-type="string">
            <text:p>0137</text:p>
          </table:table-cell>
          <table:table-cell table:style-name="ce320" office:value-type="string" calcext:value-type="string">
            <text:p>4B</text:p>
          </table:table-cell>
          <table:table-cell table:style-name="ce320" table:number-columns-repeated="3"/>
          <table:table-cell/>
          <table:table-cell office:value-type="float" office:value="402" calcext:value-type="float">
            <text:p>402</text:p>
          </table:table-cell>
          <table:table-cell table:formula="of:=DEC2HEX([.H56];4)" office:value-type="string" office:string-value="0192" calcext:value-type="string">
            <text:p>019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OV B,MEM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DEC2HEX([.A57];4)" office:value-type="string" office:string-value="0138" calcext:value-type="string">
            <text:p>0138</text:p>
          </table:table-cell>
          <table:table-cell table:style-name="ce320" office:value-type="string" calcext:value-type="string">
            <text:p>01</text:p>
          </table:table-cell>
          <table:table-cell table:style-name="ce320" table:number-columns-repeated="3"/>
          <table:table-cell/>
          <table:table-cell office:value-type="float" office:value="403" calcext:value-type="float">
            <text:p>403</text:p>
          </table:table-cell>
          <table:table-cell table:formula="of:=DEC2HEX([.H57];4)" office:value-type="string" office:string-value="0193" calcext:value-type="string">
            <text:p>019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OV MRlow,MEM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317" table:formula="of:=DEC2HEX([.A58];4)" office:value-type="string" office:string-value="0139" calcext:value-type="string">
            <text:p>0139</text:p>
          </table:table-cell>
          <table:table-cell table:style-name="ce320" office:value-type="string" calcext:value-type="string">
            <text:p>44</text:p>
          </table:table-cell>
          <table:table-cell table:style-name="ce320" office:value-type="string" calcext:value-type="string">
            <text:p>BE</text:p>
          </table:table-cell>
          <table:table-cell table:style-name="ce320" office:value-type="string" calcext:value-type="string">
            <text:p>01</text:p>
          </table:table-cell>
          <table:table-cell table:style-name="ce320" office:value-type="string" calcext:value-type="string">
            <text:p>4E</text:p>
          </table:table-cell>
          <table:table-cell/>
          <table:table-cell office:value-type="float" office:value="404" calcext:value-type="float">
            <text:p>404</text:p>
          </table:table-cell>
          <table:table-cell table:formula="of:=DEC2HEX([.H58];4)" office:value-type="string" office:string-value="0194" calcext:value-type="string">
            <text:p>0194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OV MRhigh,MEM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DEC2HEX([.A59];4)" office:value-type="string" office:string-value="013A" calcext:value-type="string">
            <text:p>013A</text:p>
          </table:table-cell>
          <table:table-cell table:style-name="ce320" office:value-type="string" calcext:value-type="string">
            <text:p>4E</text:p>
          </table:table-cell>
          <table:table-cell table:style-name="ce320" table:number-columns-repeated="3"/>
          <table:table-cell/>
          <table:table-cell office:value-type="float" office:value="405" calcext:value-type="float">
            <text:p>405</text:p>
          </table:table-cell>
          <table:table-cell table:formula="of:=DEC2HEX([.H59];4)" office:value-type="string" office:string-value="0195" calcext:value-type="string">
            <text:p>0195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MOV TRlow,MEM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DEC2HEX([.A60];4)" office:value-type="string" office:string-value="013B" calcext:value-type="string">
            <text:p>013B</text:p>
          </table:table-cell>
          <table:table-cell table:style-name="ce320" office:value-type="string" calcext:value-type="string">
            <text:p>01</text:p>
          </table:table-cell>
          <table:table-cell table:style-name="ce320" table:number-columns-repeated="3"/>
          <table:table-cell/>
          <table:table-cell office:value-type="float" office:value="406" calcext:value-type="float">
            <text:p>406</text:p>
          </table:table-cell>
          <table:table-cell table:formula="of:=DEC2HEX([.H60];4)" office:value-type="string" office:string-value="0196" calcext:value-type="string">
            <text:p>0196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OV TRhigh,MEM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317" table:formula="of:=DEC2HEX([.A61];4)" office:value-type="string" office:string-value="013C" calcext:value-type="string">
            <text:p>013C</text:p>
          </table:table-cell>
          <table:table-cell table:style-name="ce320" office:value-type="string" calcext:value-type="string">
            <text:p>51</text:p>
          </table:table-cell>
          <table:table-cell table:style-name="ce320" office:value-type="string" calcext:value-type="string">
            <text:p>BNZ</text:p>
          </table:table-cell>
          <table:table-cell table:style-name="ce320" office:value-type="string" calcext:value-type="string">
            <text:p>01</text:p>
          </table:table-cell>
          <table:table-cell table:style-name="ce320" office:value-type="string" calcext:value-type="string">
            <text:p>51</text:p>
          </table:table-cell>
          <table:table-cell/>
          <table:table-cell office:value-type="float" office:value="407" calcext:value-type="float">
            <text:p>407</text:p>
          </table:table-cell>
          <table:table-cell table:formula="of:=DEC2HEX([.H61];4)" office:value-type="string" office:string-value="0197" calcext:value-type="string">
            <text:p>019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MOV OUT,MEM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DEC2HEX([.A62];4)" office:value-type="string" office:string-value="013D" calcext:value-type="string">
            <text:p>013D</text:p>
          </table:table-cell>
          <table:table-cell table:style-name="ce320" office:value-type="string" calcext:value-type="string">
            <text:p>51</text:p>
          </table:table-cell>
          <table:table-cell table:style-name="ce320" table:number-columns-repeated="3"/>
          <table:table-cell/>
          <table:table-cell office:value-type="float" office:value="408" calcext:value-type="float">
            <text:p>408</text:p>
          </table:table-cell>
          <table:table-cell table:formula="of:=DEC2HEX([.H62];4)" office:value-type="string" office:string-value="0198" calcext:value-type="string">
            <text:p>019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MOV A,IPClow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DEC2HEX([.A63];4)" office:value-type="string" office:string-value="013E" calcext:value-type="string">
            <text:p>013E</text:p>
          </table:table-cell>
          <table:table-cell table:style-name="ce320" office:value-type="string" calcext:value-type="string">
            <text:p>01</text:p>
          </table:table-cell>
          <table:table-cell table:style-name="ce320" table:number-columns-repeated="3"/>
          <table:table-cell/>
          <table:table-cell office:value-type="float" office:value="409" calcext:value-type="float">
            <text:p>409</text:p>
          </table:table-cell>
          <table:table-cell table:formula="of:=DEC2HEX([.H63];4)" office:value-type="string" office:string-value="0199" calcext:value-type="string">
            <text:p>0199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MOV A,IPChigh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317" table:formula="of:=DEC2HEX([.A64];4)" office:value-type="string" office:string-value="013F" calcext:value-type="string">
            <text:p>013F</text:p>
          </table:table-cell>
          <table:table-cell table:style-name="ce320" office:value-type="string" calcext:value-type="string">
            <text:p>52</text:p>
          </table:table-cell>
          <table:table-cell table:style-name="ce320" office:value-type="string" calcext:value-type="string">
            <text:p>BNC</text:p>
          </table:table-cell>
          <table:table-cell table:style-name="ce320" office:value-type="string" calcext:value-type="string">
            <text:p>01</text:p>
          </table:table-cell>
          <table:table-cell table:style-name="ce320" office:value-type="string" calcext:value-type="string">
            <text:p>54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DEC2HEX([.H64];4)" office:value-type="string" office:string-value="019A" calcext:value-type="string">
            <text:p>019A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MOV B,IPClow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DEC2HEX([.A65];4)" office:value-type="string" office:string-value="0140" calcext:value-type="string">
            <text:p>0140</text:p>
          </table:table-cell>
          <table:table-cell table:style-name="ce320" office:value-type="string" calcext:value-type="string">
            <text:p>54</text:p>
          </table:table-cell>
          <table:table-cell table:style-name="ce320" table:number-columns-repeated="3"/>
          <table:table-cell/>
          <table:table-cell office:value-type="float" office:value="411" calcext:value-type="float">
            <text:p>411</text:p>
          </table:table-cell>
          <table:table-cell table:formula="of:=DEC2HEX([.H65];4)" office:value-type="string" office:string-value="019B" calcext:value-type="string">
            <text:p>019B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V B,IPChigh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DEC2HEX([.A66];4)" office:value-type="string" office:string-value="0141" calcext:value-type="string">
            <text:p>0141</text:p>
          </table:table-cell>
          <table:table-cell table:style-name="ce320" office:value-type="string" calcext:value-type="string">
            <text:p>01</text:p>
          </table:table-cell>
          <table:table-cell table:style-name="ce320" table:number-columns-repeated="3"/>
          <table:table-cell/>
          <table:table-cell office:value-type="float" office:value="412" calcext:value-type="float">
            <text:p>412</text:p>
          </table:table-cell>
          <table:table-cell table:formula="of:=DEC2HEX([.H66];4)" office:value-type="string" office:string-value="019C" calcext:value-type="string">
            <text:p>019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OV MEM,IPClow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317" table:formula="of:=DEC2HEX([.A67];4)" office:value-type="string" office:string-value="0142" calcext:value-type="string">
            <text:p>0142</text:p>
          </table:table-cell>
          <table:table-cell table:style-name="ce320" office:value-type="string" calcext:value-type="string">
            <text:p>54</text:p>
          </table:table-cell>
          <table:table-cell table:style-name="ce320" office:value-type="string" calcext:value-type="string">
            <text:p>BNE</text:p>
          </table:table-cell>
          <table:table-cell table:style-name="ce320" office:value-type="string" calcext:value-type="string">
            <text:p>01</text:p>
          </table:table-cell>
          <table:table-cell table:style-name="ce320" office:value-type="string" calcext:value-type="string">
            <text:p>57</text:p>
          </table:table-cell>
          <table:table-cell/>
          <table:table-cell office:value-type="float" office:value="413" calcext:value-type="float">
            <text:p>413</text:p>
          </table:table-cell>
          <table:table-cell table:formula="of:=DEC2HEX([.H67];4)" office:value-type="string" office:string-value="019D" calcext:value-type="string">
            <text:p>019D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MOV MEM,IPChigh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DEC2HEX([.A68];4)" office:value-type="string" office:string-value="0143" calcext:value-type="string">
            <text:p>0143</text:p>
          </table:table-cell>
          <table:table-cell table:style-name="ce320" office:value-type="string" calcext:value-type="string">
            <text:p>57</text:p>
          </table:table-cell>
          <table:table-cell table:style-name="ce320" table:number-columns-repeated="3"/>
          <table:table-cell/>
          <table:table-cell office:value-type="float" office:value="414" calcext:value-type="float">
            <text:p>414</text:p>
          </table:table-cell>
          <table:table-cell table:formula="of:=DEC2HEX([.H68];4)" office:value-type="string" office:string-value="019E" calcext:value-type="string">
            <text:p>019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MOV A,MRlow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DEC2HEX([.A69];4)" office:value-type="string" office:string-value="0144" calcext:value-type="string">
            <text:p>0144</text:p>
          </table:table-cell>
          <table:table-cell table:style-name="ce320" office:value-type="string" calcext:value-type="string">
            <text:p>01</text:p>
          </table:table-cell>
          <table:table-cell table:style-name="ce320" table:number-columns-repeated="3"/>
          <table:table-cell/>
          <table:table-cell office:value-type="float" office:value="415" calcext:value-type="float">
            <text:p>415</text:p>
          </table:table-cell>
          <table:table-cell table:formula="of:=DEC2HEX([.H69];4)" office:value-type="string" office:string-value="019F" calcext:value-type="string">
            <text:p>019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OV A,MRhigh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317" table:formula="of:=DEC2HEX([.A70];4)" office:value-type="string" office:string-value="0145" calcext:value-type="string">
            <text:p>01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JMP 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7</text:p>
          </table:table-cell>
          <table:table-cell/>
          <table:table-cell office:value-type="float" office:value="416" calcext:value-type="float">
            <text:p>416</text:p>
          </table:table-cell>
          <table:table-cell table:formula="of:=DEC2HEX([.H70];4)" office:value-type="string" office:string-value="01A0" calcext:value-type="string">
            <text:p>01A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MOV B,MRlow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318" table:formula="of:=DEC2HEX([.A71];4)" office:value-type="string" office:string-value="0146" calcext:value-type="string">
            <text:p>0146</text:p>
          </table:table-cell>
          <table:table-cell office:value-type="string" calcext:value-type="string">
            <text:p>57</text:p>
          </table:table-cell>
          <table:table-cell table:number-columns-repeated="4"/>
          <table:table-cell office:value-type="float" office:value="417" calcext:value-type="float">
            <text:p>417</text:p>
          </table:table-cell>
          <table:table-cell table:formula="of:=DEC2HEX([.H71];4)" office:value-type="string" office:string-value="01A1" calcext:value-type="string">
            <text:p>01A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MOV B,MRhigh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318" table:formula="of:=DEC2HEX([.A72];4)" office:value-type="string" office:string-value="0147" calcext:value-type="string">
            <text:p>0147</text:p>
          </table:table-cell>
          <table:table-cell office:value-type="string" calcext:value-type="string">
            <text:p>01</text:p>
          </table:table-cell>
          <table:table-cell table:number-columns-repeated="4"/>
          <table:table-cell office:value-type="float" office:value="418" calcext:value-type="float">
            <text:p>418</text:p>
          </table:table-cell>
          <table:table-cell table:formula="of:=DEC2HEX([.H72];4)" office:value-type="string" office:string-value="01A2" calcext:value-type="string">
            <text:p>01A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MOV MEM,MRlow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317" table:formula="of:=DEC2HEX([.A73];4)" office:value-type="string" office:string-value="0148" calcext:value-type="string">
            <text:p>0148</text:p>
          </table:table-cell>
          <table:table-cell table:style-name="ce321" office:value-type="string" calcext:value-type="string">
            <text:p>40</text:p>
          </table:table-cell>
          <table:table-cell table:style-name="ce321" office:value-type="string" calcext:value-type="string">
            <text:p>JMP</text:p>
          </table:table-cell>
          <table:table-cell table:style-name="ce321" office:value-type="string" calcext:value-type="string">
            <text:p>01</text:p>
          </table:table-cell>
          <table:table-cell table:style-name="ce321" office:value-type="string" calcext:value-type="string">
            <text:p>36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DEC2HEX([.H73];4)" office:value-type="string" office:string-value="01A3" calcext:value-type="string">
            <text:p>01A3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MOV MEM,MRhigh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318" table:formula="of:=DEC2HEX([.A74];4)" office:value-type="string" office:string-value="0149" calcext:value-type="string">
            <text:p>0149</text:p>
          </table:table-cell>
          <table:table-cell table:style-name="ce321" office:value-type="string" calcext:value-type="string">
            <text:p>36</text:p>
          </table:table-cell>
          <table:table-cell table:style-name="ce321" table:number-columns-repeated="3"/>
          <table:table-cell/>
          <table:table-cell office:value-type="float" office:value="420" calcext:value-type="float">
            <text:p>420</text:p>
          </table:table-cell>
          <table:table-cell table:formula="of:=DEC2HEX([.H74];4)" office:value-type="string" office:string-value="01A4" calcext:value-type="string">
            <text:p>01A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MOV A,TRlow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318" table:formula="of:=DEC2HEX([.A75];4)" office:value-type="string" office:string-value="014A" calcext:value-type="string">
            <text:p>014A</text:p>
          </table:table-cell>
          <table:table-cell table:style-name="ce321" office:value-type="string" calcext:value-type="string">
            <text:p>01</text:p>
          </table:table-cell>
          <table:table-cell table:style-name="ce321" table:number-columns-repeated="3"/>
          <table:table-cell/>
          <table:table-cell office:value-type="float" office:value="421" calcext:value-type="float">
            <text:p>421</text:p>
          </table:table-cell>
          <table:table-cell table:formula="of:=DEC2HEX([.H75];4)" office:value-type="string" office:string-value="01A5" calcext:value-type="string">
            <text:p>01A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MOV A,TRhigh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317" table:formula="of:=DEC2HEX([.A76];4)" office:value-type="string" office:string-value="014B" calcext:value-type="string">
            <text:p>014B</text:p>
          </table:table-cell>
          <table:table-cell table:style-name="ce321" office:value-type="string" calcext:value-type="string">
            <text:p>40</text:p>
          </table:table-cell>
          <table:table-cell table:style-name="ce321" office:value-type="string" calcext:value-type="string">
            <text:p>JMP</text:p>
          </table:table-cell>
          <table:table-cell table:style-name="ce321" office:value-type="string" calcext:value-type="string">
            <text:p>01</text:p>
          </table:table-cell>
          <table:table-cell table:style-name="ce321" office:value-type="string" calcext:value-type="string">
            <text:p>39</text:p>
          </table:table-cell>
          <table:table-cell/>
          <table:table-cell office:value-type="float" office:value="422" calcext:value-type="float">
            <text:p>422</text:p>
          </table:table-cell>
          <table:table-cell table:formula="of:=DEC2HEX([.H76];4)" office:value-type="string" office:string-value="01A6" calcext:value-type="string">
            <text:p>01A6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MOV B,TRlow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318" table:formula="of:=DEC2HEX([.A77];4)" office:value-type="string" office:string-value="014C" calcext:value-type="string">
            <text:p>014C</text:p>
          </table:table-cell>
          <table:table-cell table:style-name="ce321" office:value-type="string" calcext:value-type="string">
            <text:p>39</text:p>
          </table:table-cell>
          <table:table-cell table:style-name="ce321" table:number-columns-repeated="3"/>
          <table:table-cell/>
          <table:table-cell office:value-type="float" office:value="423" calcext:value-type="float">
            <text:p>423</text:p>
          </table:table-cell>
          <table:table-cell table:formula="of:=DEC2HEX([.H77];4)" office:value-type="string" office:string-value="01A7" calcext:value-type="string">
            <text:p>01A7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MOV B,TRhigh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318" table:formula="of:=DEC2HEX([.A78];4)" office:value-type="string" office:string-value="014D" calcext:value-type="string">
            <text:p>014D</text:p>
          </table:table-cell>
          <table:table-cell table:style-name="ce321" office:value-type="string" calcext:value-type="string">
            <text:p>01</text:p>
          </table:table-cell>
          <table:table-cell table:style-name="ce321" table:number-columns-repeated="3"/>
          <table:table-cell/>
          <table:table-cell office:value-type="float" office:value="424" calcext:value-type="float">
            <text:p>424</text:p>
          </table:table-cell>
          <table:table-cell table:formula="of:=DEC2HEX([.H78];4)" office:value-type="string" office:string-value="01A8" calcext:value-type="string">
            <text:p>01A8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MOV MEM,TRlow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317" table:formula="of:=DEC2HEX([.A79];4)" office:value-type="string" office:string-value="014E" calcext:value-type="string">
            <text:p>014E</text:p>
          </table:table-cell>
          <table:table-cell table:style-name="ce321" office:value-type="string" calcext:value-type="string">
            <text:p>40</text:p>
          </table:table-cell>
          <table:table-cell table:style-name="ce321" office:value-type="string" calcext:value-type="string">
            <text:p>JMP</text:p>
          </table:table-cell>
          <table:table-cell table:style-name="ce321" office:value-type="string" calcext:value-type="string">
            <text:p>01</text:p>
          </table:table-cell>
          <table:table-cell table:style-name="ce321" office:value-type="string" calcext:value-type="string">
            <text:p>3C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DEC2HEX([.H79];4)" office:value-type="string" office:string-value="01A9" calcext:value-type="string">
            <text:p>01A9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OV MEM,TRhigh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318" table:formula="of:=DEC2HEX([.A80];4)" office:value-type="string" office:string-value="014F" calcext:value-type="string">
            <text:p>014F</text:p>
          </table:table-cell>
          <table:table-cell table:style-name="ce321" office:value-type="string" calcext:value-type="string">
            <text:p>3C</text:p>
          </table:table-cell>
          <table:table-cell table:style-name="ce321" table:number-columns-repeated="3"/>
          <table:table-cell/>
          <table:table-cell office:value-type="float" office:value="426" calcext:value-type="float">
            <text:p>426</text:p>
          </table:table-cell>
          <table:table-cell table:formula="of:=DEC2HEX([.H80];4)" office:value-type="string" office:string-value="01AA" calcext:value-type="string">
            <text:p>01AA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MOV A,ALU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318" table:formula="of:=DEC2HEX([.A81];4)" office:value-type="string" office:string-value="0150" calcext:value-type="string">
            <text:p>0150</text:p>
          </table:table-cell>
          <table:table-cell table:style-name="ce321" office:value-type="string" calcext:value-type="string">
            <text:p>01</text:p>
          </table:table-cell>
          <table:table-cell table:style-name="ce321" table:number-columns-repeated="3"/>
          <table:table-cell/>
          <table:table-cell office:value-type="float" office:value="427" calcext:value-type="float">
            <text:p>427</text:p>
          </table:table-cell>
          <table:table-cell table:formula="of:=DEC2HEX([.H81];4)" office:value-type="string" office:string-value="01AB" calcext:value-type="string">
            <text:p>01A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MOV B,ALU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317" table:formula="of:=DEC2HEX([.A82];4)" office:value-type="string" office:string-value="0151" calcext:value-type="string">
            <text:p>0151</text:p>
          </table:table-cell>
          <table:table-cell table:style-name="ce321" office:value-type="string" calcext:value-type="string">
            <text:p>40</text:p>
          </table:table-cell>
          <table:table-cell table:style-name="ce321" office:value-type="string" calcext:value-type="string">
            <text:p>JMP</text:p>
          </table:table-cell>
          <table:table-cell table:style-name="ce321" office:value-type="string" calcext:value-type="string">
            <text:p>01</text:p>
          </table:table-cell>
          <table:table-cell table:style-name="ce321" office:value-type="string" calcext:value-type="string">
            <text:p>3F</text:p>
          </table:table-cell>
          <table:table-cell/>
          <table:table-cell office:value-type="float" office:value="428" calcext:value-type="float">
            <text:p>428</text:p>
          </table:table-cell>
          <table:table-cell table:formula="of:=DEC2HEX([.H82];4)" office:value-type="string" office:string-value="01AC" calcext:value-type="string">
            <text:p>01AC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MOV MEM,ALU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318" table:formula="of:=DEC2HEX([.A83];4)" office:value-type="string" office:string-value="0152" calcext:value-type="string">
            <text:p>0152</text:p>
          </table:table-cell>
          <table:table-cell table:style-name="ce321" office:value-type="string" calcext:value-type="string">
            <text:p>3F</text:p>
          </table:table-cell>
          <table:table-cell table:style-name="ce321" table:number-columns-repeated="3"/>
          <table:table-cell/>
          <table:table-cell office:value-type="float" office:value="429" calcext:value-type="float">
            <text:p>429</text:p>
          </table:table-cell>
          <table:table-cell table:formula="of:=DEC2HEX([.H83];4)" office:value-type="string" office:string-value="01AD" calcext:value-type="string">
            <text:p>01AD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MOV MRlow,ALU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318" table:formula="of:=DEC2HEX([.A84];4)" office:value-type="string" office:string-value="0153" calcext:value-type="string">
            <text:p>0153</text:p>
          </table:table-cell>
          <table:table-cell table:style-name="ce321" office:value-type="string" calcext:value-type="string">
            <text:p>01</text:p>
          </table:table-cell>
          <table:table-cell table:style-name="ce321" table:number-columns-repeated="3"/>
          <table:table-cell/>
          <table:table-cell office:value-type="float" office:value="430" calcext:value-type="float">
            <text:p>430</text:p>
          </table:table-cell>
          <table:table-cell table:formula="of:=DEC2HEX([.H84];4)" office:value-type="string" office:string-value="01AE" calcext:value-type="string">
            <text:p>01AE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MOV MRhigh,ALU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317" table:formula="of:=DEC2HEX([.A85];4)" office:value-type="string" office:string-value="0154" calcext:value-type="string">
            <text:p>0154</text:p>
          </table:table-cell>
          <table:table-cell table:style-name="ce321" office:value-type="string" calcext:value-type="string">
            <text:p>40</text:p>
          </table:table-cell>
          <table:table-cell table:style-name="ce321" office:value-type="string" calcext:value-type="string">
            <text:p>JMP</text:p>
          </table:table-cell>
          <table:table-cell table:style-name="ce321" office:value-type="string" calcext:value-type="string">
            <text:p>01</text:p>
          </table:table-cell>
          <table:table-cell table:style-name="ce321" office:value-type="string" calcext:value-type="string">
            <text:p>42</text:p>
          </table:table-cell>
          <table:table-cell/>
          <table:table-cell office:value-type="float" office:value="431" calcext:value-type="float">
            <text:p>431</text:p>
          </table:table-cell>
          <table:table-cell table:formula="of:=DEC2HEX([.H85];4)" office:value-type="string" office:string-value="01AF" calcext:value-type="string">
            <text:p>01AF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MOV TRlow,ALU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318" table:formula="of:=DEC2HEX([.A86];4)" office:value-type="string" office:string-value="0155" calcext:value-type="string">
            <text:p>0155</text:p>
          </table:table-cell>
          <table:table-cell table:style-name="ce321" office:value-type="string" calcext:value-type="string">
            <text:p>42</text:p>
          </table:table-cell>
          <table:table-cell table:style-name="ce321" table:number-columns-repeated="3"/>
          <table:table-cell/>
          <table:table-cell office:value-type="float" office:value="432" calcext:value-type="float">
            <text:p>432</text:p>
          </table:table-cell>
          <table:table-cell table:formula="of:=DEC2HEX([.H86];4)" office:value-type="string" office:string-value="01B0" calcext:value-type="string">
            <text:p>01B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MOV TRhigh,ALU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318" table:formula="of:=DEC2HEX([.A87];4)" office:value-type="string" office:string-value="0156" calcext:value-type="string">
            <text:p>0156</text:p>
          </table:table-cell>
          <table:table-cell table:style-name="ce321" office:value-type="string" calcext:value-type="string">
            <text:p>01</text:p>
          </table:table-cell>
          <table:table-cell table:style-name="ce321" table:number-columns-repeated="3"/>
          <table:table-cell/>
          <table:table-cell office:value-type="float" office:value="433" calcext:value-type="float">
            <text:p>433</text:p>
          </table:table-cell>
          <table:table-cell table:formula="of:=DEC2HEX([.H87];4)" office:value-type="string" office:string-value="01B1" calcext:value-type="string">
            <text:p>01B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OV OUT,ALU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318" table:formula="of:=DEC2HEX([.A88];4)" office:value-type="string" office:string-value="0157" calcext:value-type="string">
            <text:p>015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MVI A</text:p>
          </table:table-cell>
          <table:table-cell office:value-type="string" calcext:value-type="string">
            <text:p>FF</text:p>
          </table:table-cell>
          <table:table-cell/>
          <table:table-cell office:value-type="float" office:value="434" calcext:value-type="float">
            <text:p>434</text:p>
          </table:table-cell>
          <table:table-cell table:formula="of:=DEC2HEX([.H88];4)" office:value-type="string" office:string-value="01B2" calcext:value-type="string">
            <text:p>01B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HLT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318" table:formula="of:=DEC2HEX([.A89];4)" office:value-type="string" office:string-value="0158" calcext:value-type="string">
            <text:p>0158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318" table:formula="of:=DEC2HEX([.A90];4)" office:value-type="string" office:string-value="0159" calcext:value-type="string">
            <text:p>015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VI B</text:p>
          </table:table-cell>
          <table:table-cell office:value-type="string" calcext:value-type="string">
            <text:p>FF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DEC2HEX([.A91];4)" office:value-type="string" office:string-value="015A" calcext:value-type="string">
            <text:p>015A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 table:number-rows-repeated="7">
          <table:table-cell/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7"/>
        </table:table-row>
      </table:table>
      <table:named-expressions/>
      <table:database-ranges>
        <table:database-range table:name="__Anonymous_Sheet_DB__1" table:target-range-address="'Commands 8080'.A1:'Commands 8080'.I58" table:display-filter-buttons="true" table:orientation="column">
          <table:filter>
            <table:filter-and>
              <table:filter-condition table:field-number="7" table:value="" table:operator="="/>
            </table:filter-and>
          </table:filter>
        </table:database-range>
        <table:database-range table:name="__Anonymous_Sheet_DB__2" table:target-range-address="'Commands compressed'.A2:'Commands compressed'.H27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'Commands all'.C4:'Commands all'.J149" table:contains-header="false">
          <table:sort>
            <table:sort-by table:field-number="1" table:data-type="automatic"/>
          </table:sort>
        </table:database-range>
        <table:database-range table:name="__Anonymous_Sheet_DB__5" table:target-range-address="ROM.A1:ROM.C171">
          <table:sort>
            <table:sort-by table:field-number="0" table:data-type="automatic"/>
          </table:sort>
        </table:database-range>
        <table:database-range table:name="__Anonymous_Sheet_DB__7" table:target-range-address="'Commands all_4roms'.C10:'Commands all_4roms'.J164" table:contains-header="false">
          <table:sort>
            <table:sort-by table:field-number="1" table:data-type="automatic"/>
          </table:sort>
        </table:database-range>
        <table:database-range table:name="__Anonymous_Sheet_DB__8" table:target-range-address="test_4roms.A1:test_4roms.E152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0pt" fo:margin-bottom="0pt" fo:margin-left="0pt" fo:margin-right="0pt" style:scale-to-pages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 style:data-style-name="N2" text:time-value="12:23:33.4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3-11T20:18:56.923000000</meta:creation-date>
    <dc:date>2020-06-20T16:16:39.706000000</dc:date>
    <meta:editing-duration>P28DT2H17M27S</meta:editing-duration>
    <meta:editing-cycles>102</meta:editing-cycles>
    <meta:generator>LibreOffice/6.3.3.2$Windows_X86_64 LibreOffice_project/a64200df03143b798afd1ec74a12ab50359878ed</meta:generator>
    <meta:print-date>2020-06-06T16:17:44.328000000</meta:print-date>
    <meta:document-statistic meta:table-count="10" meta:cell-count="1100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  Dim intFileNo As Integer
  Dim Counter As Integer
  Dim RESULT As String
  '
  svc = createUnoService( "com.sun.star.sheet.FunctionAccess" )  'Create a service to use Calc functions
  oDoc = ThisComponent
  Sheet = oDoc.Sheets.getByName("ROM")
  oCellRange = Sheet.getCellRangeByName("A2:D171") 
  
  intFileNo = FreeFile()
  Open "D:\daten\oldcomputers\beneater\logisim\ROMvalue.wri" For Output As intFileNo
  print #intFileNo "v2.0 raw"
  Counter = 0
  For I = 0 to 2047
    arg = Array(I, oCellRange, 4,0)
    RESULT=svc.callFunction("VLOOKUP",arg)
'    print #intFileNo, I; " "; 
'    if IsNumeric(RESULT) Then
      if RESULT &lt;&gt; "" Then
        print #intFileNo, RESULT; " "; 
      else
        print #intFileNo, "08"; " "; 
      end if
'    end if
    Counter = Counter + 1
    if Counter &gt; 7 then
      print #intFileNo, ""
      Counter = 0
    end if
  next I
  close #intFileNo
End Sub

Sub WriteSingleFile(FileName as String, oCellRange as Object , oRow as integer)
  Dim intFileNo As Integer
  Dim Counter As Integer
  Dim RESULT As String
  '
  svc = createUnoService( "com.sun.star.sheet.FunctionAccess" )  'Create a service to use Calc functions
  intFileNo = FreeFile()
  Open FileName For Output As intFileNo
  print #intFileNo "v2.0 raw"
  arg = Array(3, oCellRange, oRow,0)    
  DEFAULT = svc.callFunction("VLOOKUP",arg)
  Counter = 0
  For I = 0 to 4095
    Rest = I mod 16 
    if Rest &lt; 3 then
      arg = Array(Rest, oCellRange, oRow,0)    
    else
      arg = Array(I, oCellRange, oRow,0)    
    end if    
    RESULT = svc.callFunction("VLOOKUP",arg)
      if RESULT &lt;&gt; "" Then
        print #intFileNo, RESULT; " "; 
      else
        print #intFileNo, DEFAULT; " "; 
      end if
    Counter = Counter + 1
    if Counter &gt; 7 then
      print #intFileNo, ""
      Counter = 0
    end if
  next I
  close #intFileNo
End Sub

Sub Create5RomFiles_txt
  '
  oDoc = ThisComponent
  Sheet = oDoc.Sheets.getByName("Commands all_4roms")

  oRange = Sheet.getCellRangeByName("CA5:CF170")
  WriteSingleFile("D:\daten\oldcomputers\beneater\logisim_v2\ROM_1.wri", oRange, 2)
  WriteSingleFile("D:\daten\oldcomputers\beneater\logisim_v2\ROM_2.wri", oRange, 3)
  WriteSingleFile("D:\daten\oldcomputers\beneater\logisim_v2\ROM_3.wri", oRange, 4)
  WriteSingleFile("D:\daten\oldcomputers\beneater\logisim_v2\ROM_4.wri", oRange, 5)
  WriteSingleFile("D:\daten\oldcomputers\beneater\logisim_v2\ROM_5.wri", oRange, 6)
End Sub


Sub WriteBinSingleFile(FileName as String, oCellRange as Object , oRow as integer)
  Dim intFileNo As Integer
  Dim Counter As Integer
  Dim RESULT As String
  '
  svc = createUnoService( "com.sun.star.sheet.FunctionAccess" )  'Create a service to use Calc functions
  intFileNo = FreeFile()
  Open FileName For Binary As intFileNo
  Seek #intFileNo,1
  arg = Array(3, oCellRange, oRow,0)    
  DEFAULT = 0
  Counter = 0
  Dim Complete as String
  Complete = ""
  For I = 0 to 4095
    Rest = I mod 16 
    if Rest &lt; 3 then
      arg = Array(Rest, oCellRange, oRow,0)    
    else
      arg = Array(I, oCellRange, oRow,0)    
    end if    
    RESULT = svc.callFunction("VLOOKUP",arg)
      if RESULT &lt;&gt; "" Then
        Complete = Complete &amp; Chr$(RESULT)
      else
        Complete = Complete &amp; Chr$(DEFAULT)
      end if
  next I
  For I = 4096 to 8191
    arg = Array(I, oCellRange, oRow,0)    
    RESULT = svc.callFunction("VLOOKUP",arg)
      if RESULT &lt;&gt; "" Then
        Complete = Complete &amp; Chr$(RESULT)
      else
        Complete = Complete &amp; Chr$(DEFAULT)
      end if
  next I
  put #intFileNo,, Complete
  close #intFileNo
End Sub


Sub Create5RomFiles_bin
  '
  oDoc = ThisComponent
  Sheet = oDoc.Sheets.getByName("Commands all_4roms")

  oRange = Sheet.getCellRangeByName("BT5:BY171")
  WriteBinSingleFile("D:\daten\oldcomputers\beneater\logisim_v2\ROM_1.bin", oRange, 2)
  WriteBinSingleFile( "D:\daten\oldcomputers\beneater\logisim_v2\ROM_2.bin", oRange, 3)
  WriteBinSingleFile("D:\daten\oldcomputers\beneater\logisim_v2\ROM_3.bin", oRange, 4)
  WriteBinSingleFile("D:\daten\oldcomputers\beneater\logisim_v2\ROM_4.bin", oRange, 5)
  WriteBinSingleFile("D:\daten\oldcomputers\beneater\logisim_v2\ROM_5.bin", oRange, 6)
End Sub



Sub WriteSingleFile8k(FileName as String, oCellRange as Object , oRow as integer)
  Dim intFileNo As Integer
  Dim Counter As Integer
  Dim RESULT As String
  '
  svc = createUnoService( "com.sun.star.sheet.FunctionAccess" )  'Create a service to use Calc functions
  intFileNo = FreeFile()
  Open FileName For Output As intFileNo
  print #intFileNo "v2.0 raw"
  arg = Array(3, oCellRange, oRow,0)    
  DEFAULT = svc.callFunction("VLOOKUP",arg)

  Counter = 0
  For I = 0 to 4095
    Rest = I mod 16 
    if Rest &lt; 3 then
      arg = Array(Rest, oCellRange, oRow,0)    
    else
      arg = Array(I, oCellRange, oRow,0)    
    end if    
    RESULT = svc.callFunction("VLOOKUP",arg)
      if RESULT &lt;&gt; "" Then
        print #intFileNo, RESULT; " "; 
      else
        print #intFileNo, DEFAULT; " "; 
      end if
    Counter = Counter + 1
    if Counter &gt; 7 then
      print #intFileNo, ""
      Counter = 0
    end if
  next I

  Counter = 0
  For I = 4096 to 8191
    arg = Array(I, oCellRange, oRow,0)    
    RESULT = svc.callFunction("VLOOKUP",arg)
      if RESULT &lt;&gt; "" Then
        print #intFileNo, RESULT; " "; 
      else
        print #intFileNo, DEFAULT; " "; 
      end if
    Counter = Counter + 1
    if Counter &gt; 7 then
      print #intFileNo, ""
      Counter = 0
    end if
  next I
  close #intFileNo
End Sub

Sub Create5RomFiles_txt8k
  '
  oDoc = ThisComponent
  Sheet = oDoc.Sheets.getByName("Commands all_4roms")

  oRange = Sheet.getCellRangeByName("CA5:CF185")
  WriteSingleFile8k("D:\daten\oldcomputers\beneater\logisim_v2\ROM_1_8k.wri", oRange, 2)
  WriteSingleFile8k("D:\daten\oldcomputers\beneater\logisim_v2\ROM_2_8k.wri", oRange, 3)
  WriteSingleFile8k("D:\daten\oldcomputers\beneater\logisim_v2\ROM_3_8k.wri", oRange, 4)
  WriteSingleFile8k("D:\daten\oldcomputers\beneater\logisim_v2\ROM_4_8k.wri", oRange, 5)
  WriteSingleFile8k("D:\daten\oldcomputers\beneater\logisim_v2\ROM_5_8k.wri", oRange, 6)
End Sub


Sub WriteTestRom()
  Dim FileName as String
  Dim oRange As Object
  Dim oCell As Object
  Dim i As Integer, j As Integer
  Dim intFileNo As Integer
  Dim Counter As Integer
  Dim RESULT As String
  
  FileName="D:\daten\oldcomputers\beneater\logisim_v2\TestROM.wri"

  oDoc = ThisComponent
  Sheet = oDoc.Sheets.getByName("test_4roms")
  oRange = Sheet.getCellRangeByName("I2:K90")

  svc = createUnoService( "com.sun.star.sheet.FunctionAccess" )  'Create a service to use Calc functions
  intFileNo = FreeFile()
  Open FileName For Output As intFileNo

'  StartColumn = 9
'  EndColumn   = 11
'  StartRow    = 2
'  EndRow      = 90

  For i = 0 To 1023
    print #intFileNo, "ff"
  Next i
  
  Counter = 1024
  For i = 0 To oRange.Rows.getCount() - 1
    For j = 0 To oRange.Columns.getCount() - 1
      oCell = oRange.getCellByPosition( j, i )
      RESULT= oCell.String 
      
      if RESULT &lt;&gt; "" Then
        print #intFileNo,  RESULT 
      end if
      
     Counter = Counter + 1

'    if Counter &gt; 7 then
'      print #intFileNo, ""
'      Counter = 0
'    end if
      
    Next j
  Next i
  
  For i = Counter To 2047
    print #intFileNo, "ff"
  Next i
  
  '

  close #intFileNo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